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23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31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39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47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55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63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71mers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79mers</text:p>
          </table:table-cell>
          <table:table-cell office:value-type="string" calcext:value-type="string">
            <text:p>Occur</text:p>
          </table:table-cell>
        </table:table-row>
        <table:table-row table:style-name="ro1">
          <table:table-cell office:value-type="string" calcext:value-type="string">
            <text:p>Arabi-1</text:p>
          </table:table-cell>
          <table:table-cell office:value-type="string" calcext:value-type="string">
            <text:p>Q10</text:p>
          </table:table-cell>
          <table:table-cell office:value-type="float" office:value="15012387" calcext:value-type="float">
            <text:p>15012387</text:p>
          </table:table-cell>
          <table:table-cell office:value-type="float" office:value="272863119" calcext:value-type="float">
            <text:p>272863119</text:p>
          </table:table-cell>
          <table:table-cell/>
          <table:table-cell office:value-type="float" office:value="333410182" calcext:value-type="float">
            <text:p>333410182</text:p>
          </table:table-cell>
          <table:table-cell office:value-type="float" office:value="2187144856" calcext:value-type="float">
            <text:p>2187144856</text:p>
          </table:table-cell>
          <table:table-cell/>
          <table:table-cell office:value-type="float" office:value="349557635" calcext:value-type="float">
            <text:p>349557635</text:p>
          </table:table-cell>
          <table:table-cell office:value-type="float" office:value="1922461656" calcext:value-type="float">
            <text:p>1922461656</text:p>
          </table:table-cell>
          <table:table-cell/>
          <table:table-cell office:value-type="float" office:value="348323419" calcext:value-type="float">
            <text:p>348323419</text:p>
          </table:table-cell>
          <table:table-cell office:value-type="float" office:value="1657778456" calcext:value-type="float">
            <text:p>1657778456</text:p>
          </table:table-cell>
          <table:table-cell/>
          <table:table-cell office:value-type="float" office:value="335209295" calcext:value-type="float">
            <text:p>335209295</text:p>
          </table:table-cell>
          <table:table-cell office:value-type="float" office:value="1395655557" calcext:value-type="float">
            <text:p>1395655557</text:p>
          </table:table-cell>
          <table:table-cell/>
          <table:table-cell office:value-type="float" office:value="315036886" calcext:value-type="float">
            <text:p>315036886</text:p>
          </table:table-cell>
          <table:table-cell office:value-type="float" office:value="1142183019" calcext:value-type="float">
            <text:p>1142183019</text:p>
          </table:table-cell>
          <table:table-cell/>
          <table:table-cell office:value-type="float" office:value="288909128" calcext:value-type="float">
            <text:p>288909128</text:p>
          </table:table-cell>
          <table:table-cell office:value-type="float" office:value="899345002" calcext:value-type="float">
            <text:p>899345002</text:p>
          </table:table-cell>
          <table:table-cell/>
          <table:table-cell office:value-type="float" office:value="255669455" calcext:value-type="float">
            <text:p>255669455</text:p>
          </table:table-cell>
          <table:table-cell office:value-type="float" office:value="672247151" calcext:value-type="float">
            <text:p>672247151</text:p>
          </table:table-cell>
          <table:table-cell/>
          <table:table-cell office:value-type="float" office:value="212562901" calcext:value-type="float">
            <text:p>212562901</text:p>
          </table:table-cell>
          <table:table-cell office:value-type="float" office:value="464012946" calcext:value-type="float">
            <text:p>464012946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9771286" calcext:value-type="float">
            <text:p>9771286</text:p>
          </table:table-cell>
          <table:table-cell office:value-type="float" office:value="246422374" calcext:value-type="float">
            <text:p>246422374</text:p>
          </table:table-cell>
          <table:table-cell/>
          <table:table-cell office:value-type="float" office:value="200483145" calcext:value-type="float">
            <text:p>200483145</text:p>
          </table:table-cell>
          <table:table-cell office:value-type="float" office:value="1905296335" calcext:value-type="float">
            <text:p>1905296335</text:p>
          </table:table-cell>
          <table:table-cell/>
          <table:table-cell office:value-type="float" office:value="211339882" calcext:value-type="float">
            <text:p>211339882</text:p>
          </table:table-cell>
          <table:table-cell office:value-type="float" office:value="1656832887" calcext:value-type="float">
            <text:p>1656832887</text:p>
          </table:table-cell>
          <table:table-cell/>
          <table:table-cell office:value-type="float" office:value="213549599" calcext:value-type="float">
            <text:p>213549599</text:p>
          </table:table-cell>
          <table:table-cell office:value-type="float" office:value="1408369311" calcext:value-type="float">
            <text:p>1408369311</text:p>
          </table:table-cell>
          <table:table-cell/>
          <table:table-cell office:value-type="float" office:value="208778239" calcext:value-type="float">
            <text:p>208778239</text:p>
          </table:table-cell>
          <table:table-cell office:value-type="float" office:value="1163785258" calcext:value-type="float">
            <text:p>1163785258</text:p>
          </table:table-cell>
          <table:table-cell/>
          <table:table-cell office:value-type="float" office:value="199890408" calcext:value-type="float">
            <text:p>199890408</text:p>
          </table:table-cell>
          <table:table-cell office:value-type="float" office:value="932008334" calcext:value-type="float">
            <text:p>932008334</text:p>
          </table:table-cell>
          <table:table-cell/>
          <table:table-cell office:value-type="float" office:value="186617616" calcext:value-type="float">
            <text:p>186617616</text:p>
          </table:table-cell>
          <table:table-cell office:value-type="float" office:value="714454259" calcext:value-type="float">
            <text:p>714454259</text:p>
          </table:table-cell>
          <table:table-cell/>
          <table:table-cell office:value-type="float" office:value="167844316" calcext:value-type="float">
            <text:p>167844316</text:p>
          </table:table-cell>
          <table:table-cell office:value-type="float" office:value="517516301" calcext:value-type="float">
            <text:p>517516301</text:p>
          </table:table-cell>
          <table:table-cell/>
          <table:table-cell office:value-type="float" office:value="141564141" calcext:value-type="float">
            <text:p>141564141</text:p>
          </table:table-cell>
          <table:table-cell office:value-type="float" office:value="344968236" calcext:value-type="float">
            <text:p>344968236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7960016" calcext:value-type="float">
            <text:p>7960016</text:p>
          </table:table-cell>
          <table:table-cell office:value-type="float" office:value="220322497" calcext:value-type="float">
            <text:p>220322497</text:p>
          </table:table-cell>
          <table:table-cell/>
          <table:table-cell office:value-type="float" office:value="153547774" calcext:value-type="float">
            <text:p>153547774</text:p>
          </table:table-cell>
          <table:table-cell office:value-type="float" office:value="1682235187" calcext:value-type="float">
            <text:p>1682235187</text:p>
          </table:table-cell>
          <table:table-cell/>
          <table:table-cell office:value-type="float" office:value="160223997" calcext:value-type="float">
            <text:p>160223997</text:p>
          </table:table-cell>
          <table:table-cell office:value-type="float" office:value="1446284131" calcext:value-type="float">
            <text:p>1446284131</text:p>
          </table:table-cell>
          <table:table-cell/>
          <table:table-cell office:value-type="float" office:value="161790842" calcext:value-type="float">
            <text:p>161790842</text:p>
          </table:table-cell>
          <table:table-cell office:value-type="float" office:value="1210333075" calcext:value-type="float">
            <text:p>1210333075</text:p>
          </table:table-cell>
          <table:table-cell/>
          <table:table-cell office:value-type="float" office:value="158845226" calcext:value-type="float">
            <text:p>158845226</text:p>
          </table:table-cell>
          <table:table-cell office:value-type="float" office:value="979183767" calcext:value-type="float">
            <text:p>979183767</text:p>
          </table:table-cell>
          <table:table-cell/>
          <table:table-cell office:value-type="float" office:value="152730055" calcext:value-type="float">
            <text:p>152730055</text:p>
          </table:table-cell>
          <table:table-cell office:value-type="float" office:value="763940656" calcext:value-type="float">
            <text:p>763940656</text:p>
          </table:table-cell>
          <table:table-cell/>
          <table:table-cell office:value-type="float" office:value="142540268" calcext:value-type="float">
            <text:p>142540268</text:p>
          </table:table-cell>
          <table:table-cell office:value-type="float" office:value="566158974" calcext:value-type="float">
            <text:p>566158974</text:p>
          </table:table-cell>
          <table:table-cell/>
          <table:table-cell office:value-type="float" office:value="127102079" calcext:value-type="float">
            <text:p>127102079</text:p>
          </table:table-cell>
          <table:table-cell office:value-type="float" office:value="393371166" calcext:value-type="float">
            <text:p>393371166</text:p>
          </table:table-cell>
          <table:table-cell/>
          <table:table-cell office:value-type="float" office:value="105098457" calcext:value-type="float">
            <text:p>105098457</text:p>
          </table:table-cell>
          <table:table-cell office:value-type="float" office:value="250137709" calcext:value-type="float">
            <text:p>250137709</text:p>
          </table:table-cell>
        </table:table-row>
        <table:table-row table:style-name="ro1">
          <table:table-cell office:value-type="string" calcext:value-type="string">
            <text:p>Ecoli-1</text:p>
          </table:table-cell>
          <table:table-cell office:value-type="string" calcext:value-type="string">
            <text:p>Q10</text:p>
          </table:table-cell>
          <table:table-cell office:value-type="float" office:value="4131872" calcext:value-type="float">
            <text:p>4131872</text:p>
          </table:table-cell>
          <table:table-cell office:value-type="float" office:value="61941048" calcext:value-type="float">
            <text:p>61941048</text:p>
          </table:table-cell>
          <table:table-cell/>
          <table:table-cell office:value-type="float" office:value="103298774" calcext:value-type="float">
            <text:p>103298774</text:p>
          </table:table-cell>
          <table:table-cell office:value-type="float" office:value="581743573" calcext:value-type="float">
            <text:p>581743573</text:p>
          </table:table-cell>
          <table:table-cell/>
          <table:table-cell office:value-type="float" office:value="109561365" calcext:value-type="float">
            <text:p>109561365</text:p>
          </table:table-cell>
          <table:table-cell office:value-type="float" office:value="498422493" calcext:value-type="float">
            <text:p>498422493</text:p>
          </table:table-cell>
          <table:table-cell/>
          <table:table-cell office:value-type="float" office:value="106700945" calcext:value-type="float">
            <text:p>106700945</text:p>
          </table:table-cell>
          <table:table-cell office:value-type="float" office:value="415101413" calcext:value-type="float">
            <text:p>415101413</text:p>
          </table:table-cell>
          <table:table-cell/>
          <table:table-cell office:value-type="float" office:value="97360333" calcext:value-type="float">
            <text:p>97360333</text:p>
          </table:table-cell>
          <table:table-cell office:value-type="float" office:value="334036885" calcext:value-type="float">
            <text:p>334036885</text:p>
          </table:table-cell>
          <table:table-cell/>
          <table:table-cell office:value-type="float" office:value="85472384" calcext:value-type="float">
            <text:p>85472384</text:p>
          </table:table-cell>
          <table:table-cell office:value-type="float" office:value="261096780" calcext:value-type="float">
            <text:p>261096780</text:p>
          </table:table-cell>
          <table:table-cell/>
          <table:table-cell office:value-type="float" office:value="72162248" calcext:value-type="float">
            <text:p>72162248</text:p>
          </table:table-cell>
          <table:table-cell office:value-type="float" office:value="196643348" calcext:value-type="float">
            <text:p>196643348</text:p>
          </table:table-cell>
          <table:table-cell/>
          <table:table-cell office:value-type="float" office:value="58086960" calcext:value-type="float">
            <text:p>58086960</text:p>
          </table:table-cell>
          <table:table-cell office:value-type="float" office:value="140772251" calcext:value-type="float">
            <text:p>140772251</text:p>
          </table:table-cell>
          <table:table-cell/>
          <table:table-cell office:value-type="float" office:value="43667541" calcext:value-type="float">
            <text:p>43667541</text:p>
          </table:table-cell>
          <table:table-cell office:value-type="float" office:value="93312216" calcext:value-type="float">
            <text:p>93312216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2678843" calcext:value-type="float">
            <text:p>2678843</text:p>
          </table:table-cell>
          <table:table-cell office:value-type="float" office:value="44622920" calcext:value-type="float">
            <text:p>44622920</text:p>
          </table:table-cell>
          <table:table-cell/>
          <table:table-cell office:value-type="float" office:value="65749267" calcext:value-type="float">
            <text:p>65749267</text:p>
          </table:table-cell>
          <table:table-cell office:value-type="float" office:value="450124738" calcext:value-type="float">
            <text:p>450124738</text:p>
          </table:table-cell>
          <table:table-cell/>
          <table:table-cell office:value-type="float" office:value="69873209" calcext:value-type="float">
            <text:p>69873209</text:p>
          </table:table-cell>
          <table:table-cell office:value-type="float" office:value="381577610" calcext:value-type="float">
            <text:p>381577610</text:p>
          </table:table-cell>
          <table:table-cell/>
          <table:table-cell office:value-type="float" office:value="68237101" calcext:value-type="float">
            <text:p>68237101</text:p>
          </table:table-cell>
          <table:table-cell office:value-type="float" office:value="313030482" calcext:value-type="float">
            <text:p>313030482</text:p>
          </table:table-cell>
          <table:table-cell/>
          <table:table-cell office:value-type="float" office:value="62246672" calcext:value-type="float">
            <text:p>62246672</text:p>
          </table:table-cell>
          <table:table-cell office:value-type="float" office:value="246779703" calcext:value-type="float">
            <text:p>246779703</text:p>
          </table:table-cell>
          <table:table-cell/>
          <table:table-cell office:value-type="float" office:value="54515614" calcext:value-type="float">
            <text:p>54515614</text:p>
          </table:table-cell>
          <table:table-cell office:value-type="float" office:value="188647354" calcext:value-type="float">
            <text:p>188647354</text:p>
          </table:table-cell>
          <table:table-cell/>
          <table:table-cell office:value-type="float" office:value="45854269" calcext:value-type="float">
            <text:p>45854269</text:p>
          </table:table-cell>
          <table:table-cell office:value-type="float" office:value="138692483" calcext:value-type="float">
            <text:p>138692483</text:p>
          </table:table-cell>
          <table:table-cell/>
          <table:table-cell office:value-type="float" office:value="36777559" calcext:value-type="float">
            <text:p>36777559</text:p>
          </table:table-cell>
          <table:table-cell office:value-type="float" office:value="96880862" calcext:value-type="float">
            <text:p>96880862</text:p>
          </table:table-cell>
          <table:table-cell/>
          <table:table-cell office:value-type="float" office:value="27574559" calcext:value-type="float">
            <text:p>27574559</text:p>
          </table:table-cell>
          <table:table-cell office:value-type="float" office:value="62521161" calcext:value-type="float">
            <text:p>62521161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1803171" calcext:value-type="float">
            <text:p>1803171</text:p>
          </table:table-cell>
          <table:table-cell office:value-type="float" office:value="33151795" calcext:value-type="float">
            <text:p>33151795</text:p>
          </table:table-cell>
          <table:table-cell/>
          <table:table-cell office:value-type="float" office:value="43252698" calcext:value-type="float">
            <text:p>43252698</text:p>
          </table:table-cell>
          <table:table-cell office:value-type="float" office:value="356995804" calcext:value-type="float">
            <text:p>356995804</text:p>
          </table:table-cell>
          <table:table-cell/>
          <table:table-cell office:value-type="float" office:value="45961870" calcext:value-type="float">
            <text:p>45961870</text:p>
          </table:table-cell>
          <table:table-cell office:value-type="float" office:value="299760036" calcext:value-type="float">
            <text:p>299760036</text:p>
          </table:table-cell>
          <table:table-cell/>
          <table:table-cell office:value-type="float" office:value="44931367" calcext:value-type="float">
            <text:p>44931367</text:p>
          </table:table-cell>
          <table:table-cell office:value-type="float" office:value="242524268" calcext:value-type="float">
            <text:p>242524268</text:p>
          </table:table-cell>
          <table:table-cell/>
          <table:table-cell office:value-type="float" office:value="40902505" calcext:value-type="float">
            <text:p>40902505</text:p>
          </table:table-cell>
          <table:table-cell office:value-type="float" office:value="187483661" calcext:value-type="float">
            <text:p>187483661</text:p>
          </table:table-cell>
          <table:table-cell/>
          <table:table-cell office:value-type="float" office:value="35660914" calcext:value-type="float">
            <text:p>35660914</text:p>
          </table:table-cell>
          <table:table-cell office:value-type="float" office:value="140094660" calcext:value-type="float">
            <text:p>140094660</text:p>
          </table:table-cell>
          <table:table-cell/>
          <table:table-cell office:value-type="float" office:value="29832589" calcext:value-type="float">
            <text:p>29832589</text:p>
          </table:table-cell>
          <table:table-cell office:value-type="float" office:value="100341366" calcext:value-type="float">
            <text:p>100341366</text:p>
          </table:table-cell>
          <table:table-cell/>
          <table:table-cell office:value-type="float" office:value="23824371" calcext:value-type="float">
            <text:p>23824371</text:p>
          </table:table-cell>
          <table:table-cell office:value-type="float" office:value="68154986" calcext:value-type="float">
            <text:p>68154986</text:p>
          </table:table-cell>
          <table:table-cell/>
          <table:table-cell office:value-type="float" office:value="17818827" calcext:value-type="float">
            <text:p>17818827</text:p>
          </table:table-cell>
          <table:table-cell office:value-type="float" office:value="42622377" calcext:value-type="float">
            <text:p>42622377</text:p>
          </table:table-cell>
        </table:table-row>
        <table:table-row table:style-name="ro1">
          <table:table-cell office:value-type="string" calcext:value-type="string">
            <text:p>Ecoli-2</text:p>
          </table:table-cell>
          <table:table-cell office:value-type="string" calcext:value-type="string">
            <text:p>Q10</text:p>
          </table:table-cell>
          <table:table-cell office:value-type="float" office:value="10690522" calcext:value-type="float">
            <text:p>10690522</text:p>
          </table:table-cell>
          <table:table-cell office:value-type="float" office:value="3601719996" calcext:value-type="float">
            <text:p>3601719996</text:p>
          </table:table-cell>
          <table:table-cell/>
          <table:table-cell office:value-type="float" office:value="254024630" calcext:value-type="float">
            <text:p>254024630</text:p>
          </table:table-cell>
          <table:table-cell office:value-type="float" office:value="16936301842" calcext:value-type="float">
            <text:p>16936301842</text:p>
          </table:table-cell>
          <table:table-cell/>
          <table:table-cell office:value-type="float" office:value="310994210" calcext:value-type="float">
            <text:p>310994210</text:p>
          </table:table-cell>
          <table:table-cell office:value-type="float" office:value="15009478970" calcext:value-type="float">
            <text:p>15009478970</text:p>
          </table:table-cell>
          <table:table-cell/>
          <table:table-cell office:value-type="float" office:value="348685022" calcext:value-type="float">
            <text:p>348685022</text:p>
          </table:table-cell>
          <table:table-cell office:value-type="float" office:value="13082655842" calcext:value-type="float">
            <text:p>13082655842</text:p>
          </table:table-cell>
          <table:table-cell/>
          <table:table-cell office:value-type="float" office:value="366200061" calcext:value-type="float">
            <text:p>366200061</text:p>
          </table:table-cell>
          <table:table-cell office:value-type="float" office:value="11170653591" calcext:value-type="float">
            <text:p>11170653591</text:p>
          </table:table-cell>
          <table:table-cell/>
          <table:table-cell office:value-type="float" office:value="363736039" calcext:value-type="float">
            <text:p>363736039</text:p>
          </table:table-cell>
          <table:table-cell office:value-type="float" office:value="9300351310" calcext:value-type="float">
            <text:p>9300351310</text:p>
          </table:table-cell>
          <table:table-cell/>
          <table:table-cell office:value-type="float" office:value="341312501" calcext:value-type="float">
            <text:p>341312501</text:p>
          </table:table-cell>
          <table:table-cell office:value-type="float" office:value="7478564092" calcext:value-type="float">
            <text:p>7478564092</text:p>
          </table:table-cell>
          <table:table-cell/>
          <table:table-cell office:value-type="float" office:value="300903794" calcext:value-type="float">
            <text:p>300903794</text:p>
          </table:table-cell>
          <table:table-cell office:value-type="float" office:value="5719970546" calcext:value-type="float">
            <text:p>5719970546</text:p>
          </table:table-cell>
          <table:table-cell/>
          <table:table-cell office:value-type="float" office:value="244479090" calcext:value-type="float">
            <text:p>244479090</text:p>
          </table:table-cell>
          <table:table-cell office:value-type="float" office:value="4051461907" calcext:value-type="float">
            <text:p>4051461907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8154248" calcext:value-type="float">
            <text:p>8154248</text:p>
          </table:table-cell>
          <table:table-cell office:value-type="float" office:value="3239103965" calcext:value-type="float">
            <text:p>3239103965</text:p>
          </table:table-cell>
          <table:table-cell/>
          <table:table-cell office:value-type="float" office:value="199763791" calcext:value-type="float">
            <text:p>199763791</text:p>
          </table:table-cell>
          <table:table-cell office:value-type="float" office:value="16256663519" calcext:value-type="float">
            <text:p>16256663519</text:p>
          </table:table-cell>
          <table:table-cell/>
          <table:table-cell office:value-type="float" office:value="240309728" calcext:value-type="float">
            <text:p>240309728</text:p>
          </table:table-cell>
          <table:table-cell office:value-type="float" office:value="14382330623" calcext:value-type="float">
            <text:p>14382330623</text:p>
          </table:table-cell>
          <table:table-cell/>
          <table:table-cell office:value-type="float" office:value="266471598" calcext:value-type="float">
            <text:p>266471598</text:p>
          </table:table-cell>
          <table:table-cell office:value-type="float" office:value="12507997727" calcext:value-type="float">
            <text:p>12507997727</text:p>
          </table:table-cell>
          <table:table-cell/>
          <table:table-cell office:value-type="float" office:value="277436937" calcext:value-type="float">
            <text:p>277436937</text:p>
          </table:table-cell>
          <table:table-cell office:value-type="float" office:value="10651731350" calcext:value-type="float">
            <text:p>10651731350</text:p>
          </table:table-cell>
          <table:table-cell/>
          <table:table-cell office:value-type="float" office:value="274807921" calcext:value-type="float">
            <text:p>274807921</text:p>
          </table:table-cell>
          <table:table-cell office:value-type="float" office:value="8849598694" calcext:value-type="float">
            <text:p>8849598694</text:p>
          </table:table-cell>
          <table:table-cell/>
          <table:table-cell office:value-type="float" office:value="258534745" calcext:value-type="float">
            <text:p>258534745</text:p>
          </table:table-cell>
          <table:table-cell office:value-type="float" office:value="7103738335" calcext:value-type="float">
            <text:p>7103738335</text:p>
          </table:table-cell>
          <table:table-cell/>
          <table:table-cell office:value-type="float" office:value="228992965" calcext:value-type="float">
            <text:p>228992965</text:p>
          </table:table-cell>
          <table:table-cell office:value-type="float" office:value="5423983438" calcext:value-type="float">
            <text:p>5423983438</text:p>
          </table:table-cell>
          <table:table-cell/>
          <table:table-cell office:value-type="float" office:value="187590247" calcext:value-type="float">
            <text:p>187590247</text:p>
          </table:table-cell>
          <table:table-cell office:value-type="float" office:value="3839085330" calcext:value-type="float">
            <text:p>3839085330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5706953" calcext:value-type="float">
            <text:p>5706953</text:p>
          </table:table-cell>
          <table:table-cell office:value-type="float" office:value="2627195813" calcext:value-type="float">
            <text:p>2627195813</text:p>
          </table:table-cell>
          <table:table-cell/>
          <table:table-cell office:value-type="float" office:value="142829714" calcext:value-type="float">
            <text:p>142829714</text:p>
          </table:table-cell>
          <table:table-cell office:value-type="float" office:value="14835653375" calcext:value-type="float">
            <text:p>14835653375</text:p>
          </table:table-cell>
          <table:table-cell/>
          <table:table-cell office:value-type="float" office:value="169061170" calcext:value-type="float">
            <text:p>169061170</text:p>
          </table:table-cell>
          <table:table-cell office:value-type="float" office:value="13087886439" calcext:value-type="float">
            <text:p>13087886439</text:p>
          </table:table-cell>
          <table:table-cell/>
          <table:table-cell office:value-type="float" office:value="185898898" calcext:value-type="float">
            <text:p>185898898</text:p>
          </table:table-cell>
          <table:table-cell office:value-type="float" office:value="11340119375" calcext:value-type="float">
            <text:p>11340119375</text:p>
          </table:table-cell>
          <table:table-cell/>
          <table:table-cell office:value-type="float" office:value="192456609" calcext:value-type="float">
            <text:p>192456609</text:p>
          </table:table-cell>
          <table:table-cell office:value-type="float" office:value="9614203547" calcext:value-type="float">
            <text:p>9614203547</text:p>
          </table:table-cell>
          <table:table-cell/>
          <table:table-cell office:value-type="float" office:value="190156431" calcext:value-type="float">
            <text:p>190156431</text:p>
          </table:table-cell>
          <table:table-cell office:value-type="float" office:value="7952953230" calcext:value-type="float">
            <text:p>7952953230</text:p>
          </table:table-cell>
          <table:table-cell/>
          <table:table-cell office:value-type="float" office:value="179057876" calcext:value-type="float">
            <text:p>179057876</text:p>
          </table:table-cell>
          <table:table-cell office:value-type="float" office:value="6356292948" calcext:value-type="float">
            <text:p>6356292948</text:p>
          </table:table-cell>
          <table:table-cell/>
          <table:table-cell office:value-type="float" office:value="158679530" calcext:value-type="float">
            <text:p>158679530</text:p>
          </table:table-cell>
          <table:table-cell office:value-type="float" office:value="4827332139" calcext:value-type="float">
            <text:p>4827332139</text:p>
          </table:table-cell>
          <table:table-cell/>
          <table:table-cell office:value-type="float" office:value="130120951" calcext:value-type="float">
            <text:p>130120951</text:p>
          </table:table-cell>
          <table:table-cell office:value-type="float" office:value="3399144476" calcext:value-type="float">
            <text:p>3399144476</text:p>
          </table:table-cell>
        </table:table-row>
        <table:table-row table:style-name="ro1">
          <table:table-cell office:value-type="string" calcext:value-type="string">
            <text:p>Lyrata-1</text:p>
          </table:table-cell>
          <table:table-cell office:value-type="string" calcext:value-type="string">
            <text:p>Q10</text:p>
          </table:table-cell>
          <table:table-cell office:value-type="float" office:value="12049154" calcext:value-type="float">
            <text:p>12049154</text:p>
          </table:table-cell>
          <table:table-cell office:value-type="float" office:value="1392235249" calcext:value-type="float">
            <text:p>1392235249</text:p>
          </table:table-cell>
          <table:table-cell/>
          <table:table-cell office:value-type="float" office:value="259547151" calcext:value-type="float">
            <text:p>259547151</text:p>
          </table:table-cell>
          <table:table-cell office:value-type="float" office:value="7221678411" calcext:value-type="float">
            <text:p>7221678411</text:p>
          </table:table-cell>
          <table:table-cell/>
          <table:table-cell office:value-type="float" office:value="286014070" calcext:value-type="float">
            <text:p>286014070</text:p>
          </table:table-cell>
          <table:table-cell office:value-type="float" office:value="6434137187" calcext:value-type="float">
            <text:p>6434137187</text:p>
          </table:table-cell>
          <table:table-cell/>
          <table:table-cell office:value-type="float" office:value="299590016" calcext:value-type="float">
            <text:p>299590016</text:p>
          </table:table-cell>
          <table:table-cell office:value-type="float" office:value="5646595963" calcext:value-type="float">
            <text:p>5646595963</text:p>
          </table:table-cell>
          <table:table-cell/>
          <table:table-cell office:value-type="float" office:value="301499742" calcext:value-type="float">
            <text:p>301499742</text:p>
          </table:table-cell>
          <table:table-cell office:value-type="float" office:value="4861959666" calcext:value-type="float">
            <text:p>4861959666</text:p>
          </table:table-cell>
          <table:table-cell/>
          <table:table-cell office:value-type="float" office:value="294131828" calcext:value-type="float">
            <text:p>294131828</text:p>
          </table:table-cell>
          <table:table-cell office:value-type="float" office:value="4085869864" calcext:value-type="float">
            <text:p>4085869864</text:p>
          </table:table-cell>
          <table:table-cell/>
          <table:table-cell office:value-type="float" office:value="278732775" calcext:value-type="float">
            <text:p>278732775</text:p>
          </table:table-cell>
          <table:table-cell office:value-type="float" office:value="3319481173" calcext:value-type="float">
            <text:p>3319481173</text:p>
          </table:table-cell>
          <table:table-cell/>
          <table:table-cell office:value-type="float" office:value="255257160" calcext:value-type="float">
            <text:p>255257160</text:p>
          </table:table-cell>
          <table:table-cell office:value-type="float" office:value="2566933209" calcext:value-type="float">
            <text:p>2566933209</text:p>
          </table:table-cell>
          <table:table-cell/>
          <table:table-cell office:value-type="float" office:value="224214084" calcext:value-type="float">
            <text:p>224214084</text:p>
          </table:table-cell>
          <table:table-cell office:value-type="float" office:value="1834080026" calcext:value-type="float">
            <text:p>1834080026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10685305" calcext:value-type="float">
            <text:p>10685305</text:p>
          </table:table-cell>
          <table:table-cell office:value-type="float" office:value="1312951701" calcext:value-type="float">
            <text:p>1312951701</text:p>
          </table:table-cell>
          <table:table-cell/>
          <table:table-cell office:value-type="float" office:value="226641873" calcext:value-type="float">
            <text:p>226641873</text:p>
          </table:table-cell>
          <table:table-cell office:value-type="float" office:value="7080159333" calcext:value-type="float">
            <text:p>7080159333</text:p>
          </table:table-cell>
          <table:table-cell/>
          <table:table-cell office:value-type="float" office:value="248332407" calcext:value-type="float">
            <text:p>248332407</text:p>
          </table:table-cell>
          <table:table-cell office:value-type="float" office:value="6303991133" calcext:value-type="float">
            <text:p>6303991133</text:p>
          </table:table-cell>
          <table:table-cell/>
          <table:table-cell office:value-type="float" office:value="260158846" calcext:value-type="float">
            <text:p>260158846</text:p>
          </table:table-cell>
          <table:table-cell office:value-type="float" office:value="5527822933" calcext:value-type="float">
            <text:p>5527822933</text:p>
          </table:table-cell>
          <table:table-cell/>
          <table:table-cell office:value-type="float" office:value="262682272" calcext:value-type="float">
            <text:p>262682272</text:p>
          </table:table-cell>
          <table:table-cell office:value-type="float" office:value="4755037817" calcext:value-type="float">
            <text:p>4755037817</text:p>
          </table:table-cell>
          <table:table-cell/>
          <table:table-cell office:value-type="float" office:value="257984282" calcext:value-type="float">
            <text:p>257984282</text:p>
          </table:table-cell>
          <table:table-cell office:value-type="float" office:value="3992557100" calcext:value-type="float">
            <text:p>3992557100</text:p>
          </table:table-cell>
          <table:table-cell/>
          <table:table-cell office:value-type="float" office:value="246832964" calcext:value-type="float">
            <text:p>246832964</text:p>
          </table:table-cell>
          <table:table-cell office:value-type="float" office:value="3241035964" calcext:value-type="float">
            <text:p>3241035964</text:p>
          </table:table-cell>
          <table:table-cell/>
          <table:table-cell office:value-type="float" office:value="228800351" calcext:value-type="float">
            <text:p>228800351</text:p>
          </table:table-cell>
          <table:table-cell office:value-type="float" office:value="2504237895" calcext:value-type="float">
            <text:p>2504237895</text:p>
          </table:table-cell>
          <table:table-cell/>
          <table:table-cell office:value-type="float" office:value="204377365" calcext:value-type="float">
            <text:p>204377365</text:p>
          </table:table-cell>
          <table:table-cell office:value-type="float" office:value="1788869937" calcext:value-type="float">
            <text:p>1788869937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9243249" calcext:value-type="float">
            <text:p>9243249</text:p>
          </table:table-cell>
          <table:table-cell office:value-type="float" office:value="1214654614" calcext:value-type="float">
            <text:p>1214654614</text:p>
          </table:table-cell>
          <table:table-cell/>
          <table:table-cell office:value-type="float" office:value="191538069" calcext:value-type="float">
            <text:p>191538069</text:p>
          </table:table-cell>
          <table:table-cell office:value-type="float" office:value="6806846533" calcext:value-type="float">
            <text:p>6806846533</text:p>
          </table:table-cell>
          <table:table-cell/>
          <table:table-cell office:value-type="float" office:value="208435643" calcext:value-type="float">
            <text:p>208435643</text:p>
          </table:table-cell>
          <table:table-cell office:value-type="float" office:value="6052049405" calcext:value-type="float">
            <text:p>6052049405</text:p>
          </table:table-cell>
          <table:table-cell/>
          <table:table-cell office:value-type="float" office:value="218647750" calcext:value-type="float">
            <text:p>218647750</text:p>
          </table:table-cell>
          <table:table-cell office:value-type="float" office:value="5297252277" calcext:value-type="float">
            <text:p>5297252277</text:p>
          </table:table-cell>
          <table:table-cell/>
          <table:table-cell office:value-type="float" office:value="222091805" calcext:value-type="float">
            <text:p>222091805</text:p>
          </table:table-cell>
          <table:table-cell office:value-type="float" office:value="4546679604" calcext:value-type="float">
            <text:p>4546679604</text:p>
          </table:table-cell>
          <table:table-cell/>
          <table:table-cell office:value-type="float" office:value="220126503" calcext:value-type="float">
            <text:p>220126503</text:p>
          </table:table-cell>
          <table:table-cell office:value-type="float" office:value="3809318289" calcext:value-type="float">
            <text:p>3809318289</text:p>
          </table:table-cell>
          <table:table-cell/>
          <table:table-cell office:value-type="float" office:value="213024969" calcext:value-type="float">
            <text:p>213024969</text:p>
          </table:table-cell>
          <table:table-cell office:value-type="float" office:value="3084867987" calcext:value-type="float">
            <text:p>3084867987</text:p>
          </table:table-cell>
          <table:table-cell/>
          <table:table-cell office:value-type="float" office:value="200202282" calcext:value-type="float">
            <text:p>200202282</text:p>
          </table:table-cell>
          <table:table-cell office:value-type="float" office:value="2377005479" calcext:value-type="float">
            <text:p>2377005479</text:p>
          </table:table-cell>
          <table:table-cell/>
          <table:table-cell office:value-type="float" office:value="182119267" calcext:value-type="float">
            <text:p>182119267</text:p>
          </table:table-cell>
          <table:table-cell office:value-type="float" office:value="1694291844" calcext:value-type="float">
            <text:p>1694291844</text:p>
          </table:table-cell>
        </table:table-row>
        <table:table-row table:style-name="ro1">
          <table:table-cell office:value-type="string" calcext:value-type="string">
            <text:p>Pen-1</text:p>
          </table:table-cell>
          <table:table-cell office:value-type="string" calcext:value-type="string">
            <text:p>Q10</text:p>
          </table:table-cell>
          <table:table-cell office:value-type="float" office:value="89860295" calcext:value-type="float">
            <text:p>89860295</text:p>
          </table:table-cell>
          <table:table-cell office:value-type="float" office:value="7673690808" calcext:value-type="float">
            <text:p>7673690808</text:p>
          </table:table-cell>
          <table:table-cell/>
          <table:table-cell office:value-type="float" office:value="2042233405" calcext:value-type="float">
            <text:p>2042233405</text:p>
          </table:table-cell>
          <table:table-cell office:value-type="float" office:value="26228108424" calcext:value-type="float">
            <text:p>26228108424</text:p>
          </table:table-cell>
          <table:table-cell/>
          <table:table-cell office:value-type="float" office:value="2307732134" calcext:value-type="float">
            <text:p>2307732134</text:p>
          </table:table-cell>
          <table:table-cell office:value-type="float" office:value="21826893328" calcext:value-type="float">
            <text:p>21826893328</text:p>
          </table:table-cell>
          <table:table-cell/>
          <table:table-cell office:value-type="float" office:value="2323538644" calcext:value-type="float">
            <text:p>2323538644</text:p>
          </table:table-cell>
          <table:table-cell office:value-type="float" office:value="17425678232" calcext:value-type="float">
            <text:p>17425678232</text:p>
          </table:table-cell>
          <table:table-cell/>
          <table:table-cell office:value-type="float" office:value="2171119276" calcext:value-type="float">
            <text:p>2171119276</text:p>
          </table:table-cell>
          <table:table-cell office:value-type="float" office:value="13246840088" calcext:value-type="float">
            <text:p>13246840088</text:p>
          </table:table-cell>
          <table:table-cell/>
          <table:table-cell office:value-type="float" office:value="1938249364" calcext:value-type="float">
            <text:p>1938249364</text:p>
          </table:table-cell>
          <table:table-cell office:value-type="float" office:value="9590188235" calcext:value-type="float">
            <text:p>9590188235</text:p>
          </table:table-cell>
          <table:table-cell/>
          <table:table-cell office:value-type="float" office:value="1602775492" calcext:value-type="float">
            <text:p>1602775492</text:p>
          </table:table-cell>
          <table:table-cell office:value-type="float" office:value="6389013589" calcext:value-type="float">
            <text:p>6389013589</text:p>
          </table:table-cell>
          <table:table-cell/>
          <table:table-cell office:value-type="float" office:value="1229418405" calcext:value-type="float">
            <text:p>1229418405</text:p>
          </table:table-cell>
          <table:table-cell office:value-type="float" office:value="3639857260" calcext:value-type="float">
            <text:p>3639857260</text:p>
          </table:table-cell>
          <table:table-cell/>
          <table:table-cell office:value-type="float" office:value="721765287" calcext:value-type="float">
            <text:p>721765287</text:p>
          </table:table-cell>
          <table:table-cell office:value-type="float" office:value="1328315660" calcext:value-type="float">
            <text:p>1328315660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71584569" calcext:value-type="float">
            <text:p>71584569</text:p>
          </table:table-cell>
          <table:table-cell office:value-type="float" office:value="7034467096" calcext:value-type="float">
            <text:p>7034467096</text:p>
          </table:table-cell>
          <table:table-cell/>
          <table:table-cell office:value-type="float" office:value="1557347964" calcext:value-type="float">
            <text:p>1557347964</text:p>
          </table:table-cell>
          <table:table-cell office:value-type="float" office:value="24410828105" calcext:value-type="float">
            <text:p>24410828105</text:p>
          </table:table-cell>
          <table:table-cell/>
          <table:table-cell office:value-type="float" office:value="1763589767" calcext:value-type="float">
            <text:p>1763589767</text:p>
          </table:table-cell>
          <table:table-cell office:value-type="float" office:value="20201841041" calcext:value-type="float">
            <text:p>20201841041</text:p>
          </table:table-cell>
          <table:table-cell/>
          <table:table-cell office:value-type="float" office:value="1787878498" calcext:value-type="float">
            <text:p>1787878498</text:p>
          </table:table-cell>
          <table:table-cell office:value-type="float" office:value="15992853977" calcext:value-type="float">
            <text:p>15992853977</text:p>
          </table:table-cell>
          <table:table-cell/>
          <table:table-cell office:value-type="float" office:value="1686498916" calcext:value-type="float">
            <text:p>1686498916</text:p>
          </table:table-cell>
          <table:table-cell office:value-type="float" office:value="12016224307" calcext:value-type="float">
            <text:p>12016224307</text:p>
          </table:table-cell>
          <table:table-cell/>
          <table:table-cell office:value-type="float" office:value="1533138534" calcext:value-type="float">
            <text:p>1533138534</text:p>
          </table:table-cell>
          <table:table-cell office:value-type="float" office:value="8596989788" calcext:value-type="float">
            <text:p>8596989788</text:p>
          </table:table-cell>
          <table:table-cell/>
          <table:table-cell office:value-type="float" office:value="1303303337" calcext:value-type="float">
            <text:p>1303303337</text:p>
          </table:table-cell>
          <table:table-cell office:value-type="float" office:value="5664507911" calcext:value-type="float">
            <text:p>5664507911</text:p>
          </table:table-cell>
          <table:table-cell/>
          <table:table-cell office:value-type="float" office:value="1036759099" calcext:value-type="float">
            <text:p>1036759099</text:p>
          </table:table-cell>
          <table:table-cell office:value-type="float" office:value="3195903925" calcext:value-type="float">
            <text:p>3195903925</text:p>
          </table:table-cell>
          <table:table-cell/>
          <table:table-cell office:value-type="float" office:value="632644926" calcext:value-type="float">
            <text:p>632644926</text:p>
          </table:table-cell>
          <table:table-cell office:value-type="float" office:value="1171974197" calcext:value-type="float">
            <text:p>1171974197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50434589" calcext:value-type="float">
            <text:p>50434589</text:p>
          </table:table-cell>
          <table:table-cell office:value-type="float" office:value="5128501416" calcext:value-type="float">
            <text:p>5128501416</text:p>
          </table:table-cell>
          <table:table-cell/>
          <table:table-cell office:value-type="float" office:value="984828431" calcext:value-type="float">
            <text:p>984828431</text:p>
          </table:table-cell>
          <table:table-cell office:value-type="float" office:value="19221652372" calcext:value-type="float">
            <text:p>19221652372</text:p>
          </table:table-cell>
          <table:table-cell/>
          <table:table-cell office:value-type="float" office:value="1120951457" calcext:value-type="float">
            <text:p>1120951457</text:p>
          </table:table-cell>
          <table:table-cell office:value-type="float" office:value="15632941460" calcext:value-type="float">
            <text:p>15632941460</text:p>
          </table:table-cell>
          <table:table-cell/>
          <table:table-cell office:value-type="float" office:value="1161015589" calcext:value-type="float">
            <text:p>1161015589</text:p>
          </table:table-cell>
          <table:table-cell office:value-type="float" office:value="12044230548" calcext:value-type="float">
            <text:p>12044230548</text:p>
          </table:table-cell>
          <table:table-cell/>
          <table:table-cell office:value-type="float" office:value="1130246166" calcext:value-type="float">
            <text:p>1130246166</text:p>
          </table:table-cell>
          <table:table-cell office:value-type="float" office:value="8702455862" calcext:value-type="float">
            <text:p>8702455862</text:p>
          </table:table-cell>
          <table:table-cell/>
          <table:table-cell office:value-type="float" office:value="1063727565" calcext:value-type="float">
            <text:p>1063727565</text:p>
          </table:table-cell>
          <table:table-cell office:value-type="float" office:value="5966454140" calcext:value-type="float">
            <text:p>5966454140</text:p>
          </table:table-cell>
          <table:table-cell/>
          <table:table-cell office:value-type="float" office:value="938952260" calcext:value-type="float">
            <text:p>938952260</text:p>
          </table:table-cell>
          <table:table-cell office:value-type="float" office:value="3765354719" calcext:value-type="float">
            <text:p>3765354719</text:p>
          </table:table-cell>
          <table:table-cell/>
          <table:table-cell office:value-type="float" office:value="760187090" calcext:value-type="float">
            <text:p>760187090</text:p>
          </table:table-cell>
          <table:table-cell office:value-type="float" office:value="2042869829" calcext:value-type="float">
            <text:p>2042869829</text:p>
          </table:table-cell>
          <table:table-cell/>
          <table:table-cell office:value-type="float" office:value="448216192" calcext:value-type="float">
            <text:p>448216192</text:p>
          </table:table-cell>
          <table:table-cell office:value-type="float" office:value="753236548" calcext:value-type="float">
            <text:p>753236548</text:p>
          </table:table-cell>
        </table:table-row>
        <table:table-row table:style-name="ro1">
          <table:table-cell office:value-type="string" calcext:value-type="string">
            <text:p>Pen-2</text:p>
          </table:table-cell>
          <table:table-cell office:value-type="string" calcext:value-type="string">
            <text:p>Q10</text:p>
          </table:table-cell>
          <table:table-cell office:value-type="float" office:value="129061243" calcext:value-type="float">
            <text:p>129061243</text:p>
          </table:table-cell>
          <table:table-cell office:value-type="float" office:value="13982690208" calcext:value-type="float">
            <text:p>13982690208</text:p>
          </table:table-cell>
          <table:table-cell/>
          <table:table-cell office:value-type="float" office:value="2971437558" calcext:value-type="float">
            <text:p>2971437558</text:p>
          </table:table-cell>
          <table:table-cell office:value-type="float" office:value="52320632414" calcext:value-type="float">
            <text:p>52320632414</text:p>
          </table:table-cell>
          <table:table-cell/>
          <table:table-cell office:value-type="float" office:value="3483443412" calcext:value-type="float">
            <text:p>3483443412</text:p>
          </table:table-cell>
          <table:table-cell office:value-type="float" office:value="46280611614" calcext:value-type="float">
            <text:p>46280611614</text:p>
          </table:table-cell>
          <table:table-cell/>
          <table:table-cell office:value-type="float" office:value="3619864656" calcext:value-type="float">
            <text:p>3619864656</text:p>
          </table:table-cell>
          <table:table-cell office:value-type="float" office:value="40240590814" calcext:value-type="float">
            <text:p>40240590814</text:p>
          </table:table-cell>
          <table:table-cell/>
          <table:table-cell office:value-type="float" office:value="3503469023" calcext:value-type="float">
            <text:p>3503469023</text:p>
          </table:table-cell>
          <table:table-cell office:value-type="float" office:value="34293399753" calcext:value-type="float">
            <text:p>34293399753</text:p>
          </table:table-cell>
          <table:table-cell/>
          <table:table-cell office:value-type="float" office:value="3245621907" calcext:value-type="float">
            <text:p>3245621907</text:p>
          </table:table-cell>
          <table:table-cell office:value-type="float" office:value="28652721410" calcext:value-type="float">
            <text:p>28652721410</text:p>
          </table:table-cell>
          <table:table-cell/>
          <table:table-cell office:value-type="float" office:value="2903821052" calcext:value-type="float">
            <text:p>2903821052</text:p>
          </table:table-cell>
          <table:table-cell office:value-type="float" office:value="23373578344" calcext:value-type="float">
            <text:p>23373578344</text:p>
          </table:table-cell>
          <table:table-cell/>
          <table:table-cell office:value-type="float" office:value="2512083449" calcext:value-type="float">
            <text:p>2512083449</text:p>
          </table:table-cell>
          <table:table-cell office:value-type="float" office:value="18468008869" calcext:value-type="float">
            <text:p>18468008869</text:p>
          </table:table-cell>
          <table:table-cell/>
          <table:table-cell office:value-type="float" office:value="2089299305" calcext:value-type="float">
            <text:p>2089299305</text:p>
          </table:table-cell>
          <table:table-cell office:value-type="float" office:value="13932942226" calcext:value-type="float">
            <text:p>13932942226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92920796" calcext:value-type="float">
            <text:p>92920796</text:p>
          </table:table-cell>
          <table:table-cell office:value-type="float" office:value="12850810557" calcext:value-type="float">
            <text:p>12850810557</text:p>
          </table:table-cell>
          <table:table-cell/>
          <table:table-cell office:value-type="float" office:value="2061837179" calcext:value-type="float">
            <text:p>2061837179</text:p>
          </table:table-cell>
          <table:table-cell office:value-type="float" office:value="49319854483" calcext:value-type="float">
            <text:p>49319854483</text:p>
          </table:table-cell>
          <table:table-cell/>
          <table:table-cell office:value-type="float" office:value="2423207085" calcext:value-type="float">
            <text:p>2423207085</text:p>
          </table:table-cell>
          <table:table-cell office:value-type="float" office:value="43552479243" calcext:value-type="float">
            <text:p>43552479243</text:p>
          </table:table-cell>
          <table:table-cell/>
          <table:table-cell office:value-type="float" office:value="2537592497" calcext:value-type="float">
            <text:p>2537592497</text:p>
          </table:table-cell>
          <table:table-cell office:value-type="float" office:value="37785104003" calcext:value-type="float">
            <text:p>37785104003</text:p>
          </table:table-cell>
          <table:table-cell/>
          <table:table-cell office:value-type="float" office:value="2481087800" calcext:value-type="float">
            <text:p>2481087800</text:p>
          </table:table-cell>
          <table:table-cell office:value-type="float" office:value="32128196679" calcext:value-type="float">
            <text:p>32128196679</text:p>
          </table:table-cell>
          <table:table-cell/>
          <table:table-cell office:value-type="float" office:value="2341509328" calcext:value-type="float">
            <text:p>2341509328</text:p>
          </table:table-cell>
          <table:table-cell office:value-type="float" office:value="26821688240" calcext:value-type="float">
            <text:p>26821688240</text:p>
          </table:table-cell>
          <table:table-cell/>
          <table:table-cell office:value-type="float" office:value="2153135422" calcext:value-type="float">
            <text:p>2153135422</text:p>
          </table:table-cell>
          <table:table-cell office:value-type="float" office:value="21899260206" calcext:value-type="float">
            <text:p>21899260206</text:p>
          </table:table-cell>
          <table:table-cell/>
          <table:table-cell office:value-type="float" office:value="1933814730" calcext:value-type="float">
            <text:p>1933814730</text:p>
          </table:table-cell>
          <table:table-cell office:value-type="float" office:value="17364942251" calcext:value-type="float">
            <text:p>17364942251</text:p>
          </table:table-cell>
          <table:table-cell/>
          <table:table-cell office:value-type="float" office:value="1693171111" calcext:value-type="float">
            <text:p>1693171111</text:p>
          </table:table-cell>
          <table:table-cell office:value-type="float" office:value="13210193093" calcext:value-type="float">
            <text:p>13210193093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61796883" calcext:value-type="float">
            <text:p>61796883</text:p>
          </table:table-cell>
          <table:table-cell office:value-type="float" office:value="10435521716" calcext:value-type="float">
            <text:p>10435521716</text:p>
          </table:table-cell>
          <table:table-cell/>
          <table:table-cell office:value-type="float" office:value="1251297015" calcext:value-type="float">
            <text:p>1251297015</text:p>
          </table:table-cell>
          <table:table-cell office:value-type="float" office:value="43166420806" calcext:value-type="float">
            <text:p>43166420806</text:p>
          </table:table-cell>
          <table:table-cell/>
          <table:table-cell office:value-type="float" office:value="1491229299" calcext:value-type="float">
            <text:p>1491229299</text:p>
          </table:table-cell>
          <table:table-cell office:value-type="float" office:value="38071643110" calcext:value-type="float">
            <text:p>38071643110</text:p>
          </table:table-cell>
          <table:table-cell/>
          <table:table-cell office:value-type="float" office:value="1613421998" calcext:value-type="float">
            <text:p>1613421998</text:p>
          </table:table-cell>
          <table:table-cell office:value-type="float" office:value="32976865414" calcext:value-type="float">
            <text:p>32976865414</text:p>
          </table:table-cell>
          <table:table-cell/>
          <table:table-cell office:value-type="float" office:value="1649947726" calcext:value-type="float">
            <text:p>1649947726</text:p>
          </table:table-cell>
          <table:table-cell office:value-type="float" office:value="28010458671" calcext:value-type="float">
            <text:p>28010458671</text:p>
          </table:table-cell>
          <table:table-cell/>
          <table:table-cell office:value-type="float" office:value="1638373575" calcext:value-type="float">
            <text:p>1638373575</text:p>
          </table:table-cell>
          <table:table-cell office:value-type="float" office:value="23428718839" calcext:value-type="float">
            <text:p>23428718839</text:p>
          </table:table-cell>
          <table:table-cell/>
          <table:table-cell office:value-type="float" office:value="1588990592" calcext:value-type="float">
            <text:p>1588990592</text:p>
          </table:table-cell>
          <table:table-cell office:value-type="float" office:value="19232991986" calcext:value-type="float">
            <text:p>19232991986</text:p>
          </table:table-cell>
          <table:table-cell/>
          <table:table-cell office:value-type="float" office:value="1508654770" calcext:value-type="float">
            <text:p>1508654770</text:p>
          </table:table-cell>
          <table:table-cell office:value-type="float" office:value="15418579687" calcext:value-type="float">
            <text:p>15418579687</text:p>
          </table:table-cell>
          <table:table-cell/>
          <table:table-cell office:value-type="float" office:value="1404248371" calcext:value-type="float">
            <text:p>1404248371</text:p>
          </table:table-cell>
          <table:table-cell office:value-type="float" office:value="11963229702" calcext:value-type="float">
            <text:p>11963229702</text:p>
          </table:table-cell>
        </table:table-row>
        <table:table-row table:style-name="ro1">
          <table:table-cell office:value-type="string" calcext:value-type="string">
            <text:p>Pen-3</text:p>
          </table:table-cell>
          <table:table-cell office:value-type="string" calcext:value-type="string">
            <text:p>Q10</text:p>
          </table:table-cell>
          <table:table-cell office:value-type="float" office:value="79528740" calcext:value-type="float">
            <text:p>79528740</text:p>
          </table:table-cell>
          <table:table-cell office:value-type="float" office:value="8607224305" calcext:value-type="float">
            <text:p>8607224305</text:p>
          </table:table-cell>
          <table:table-cell/>
          <table:table-cell office:value-type="float" office:value="1729513171" calcext:value-type="float">
            <text:p>1729513171</text:p>
          </table:table-cell>
          <table:table-cell office:value-type="float" office:value="51761697796" calcext:value-type="float">
            <text:p>51761697796</text:p>
          </table:table-cell>
          <table:table-cell/>
          <table:table-cell office:value-type="float" office:value="2165340190" calcext:value-type="float">
            <text:p>2165340190</text:p>
          </table:table-cell>
          <table:table-cell office:value-type="float" office:value="47947029172" calcext:value-type="float">
            <text:p>47947029172</text:p>
          </table:table-cell>
          <table:table-cell/>
          <table:table-cell office:value-type="float" office:value="2465260054" calcext:value-type="float">
            <text:p>2465260054</text:p>
          </table:table-cell>
          <table:table-cell office:value-type="float" office:value="44132360420" calcext:value-type="float">
            <text:p>44132360420</text:p>
          </table:table-cell>
          <table:table-cell/>
          <table:table-cell office:value-type="float" office:value="2663241571" calcext:value-type="float">
            <text:p>2663241571</text:p>
          </table:table-cell>
          <table:table-cell office:value-type="float" office:value="40328253592" calcext:value-type="float">
            <text:p>40328253592</text:p>
          </table:table-cell>
          <table:table-cell/>
          <table:table-cell office:value-type="float" office:value="2761227403" calcext:value-type="float">
            <text:p>2761227403</text:p>
          </table:table-cell>
          <table:table-cell office:value-type="float" office:value="36555376972" calcext:value-type="float">
            <text:p>36555376972</text:p>
          </table:table-cell>
          <table:table-cell/>
          <table:table-cell office:value-type="float" office:value="2788905225" calcext:value-type="float">
            <text:p>2788905225</text:p>
          </table:table-cell>
          <table:table-cell office:value-type="float" office:value="32821932607" calcext:value-type="float">
            <text:p>32821932607</text:p>
          </table:table-cell>
          <table:table-cell/>
          <table:table-cell office:value-type="float" office:value="2759330238" calcext:value-type="float">
            <text:p>2759330238</text:p>
          </table:table-cell>
          <table:table-cell office:value-type="float" office:value="29138980983" calcext:value-type="float">
            <text:p>29138980983</text:p>
          </table:table-cell>
          <table:table-cell/>
          <table:table-cell office:value-type="float" office:value="2677268356" calcext:value-type="float">
            <text:p>2677268356</text:p>
          </table:table-cell>
          <table:table-cell office:value-type="float" office:value="25519839761" calcext:value-type="float">
            <text:p>25519839761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69181639" calcext:value-type="float">
            <text:p>69181639</text:p>
          </table:table-cell>
          <table:table-cell office:value-type="float" office:value="8244272113" calcext:value-type="float">
            <text:p>8244272113</text:p>
          </table:table-cell>
          <table:table-cell/>
          <table:table-cell office:value-type="float" office:value="1494841404" calcext:value-type="float">
            <text:p>1494841404</text:p>
          </table:table-cell>
          <table:table-cell office:value-type="float" office:value="50444128576" calcext:value-type="float">
            <text:p>50444128576</text:p>
          </table:table-cell>
          <table:table-cell/>
          <table:table-cell office:value-type="float" office:value="1861616906" calcext:value-type="float">
            <text:p>1861616906</text:p>
          </table:table-cell>
          <table:table-cell office:value-type="float" office:value="46674668120" calcext:value-type="float">
            <text:p>46674668120</text:p>
          </table:table-cell>
          <table:table-cell/>
          <table:table-cell office:value-type="float" office:value="2115879004" calcext:value-type="float">
            <text:p>2115879004</text:p>
          </table:table-cell>
          <table:table-cell office:value-type="float" office:value="42905207664" calcext:value-type="float">
            <text:p>42905207664</text:p>
          </table:table-cell>
          <table:table-cell/>
          <table:table-cell office:value-type="float" office:value="2285844081" calcext:value-type="float">
            <text:p>2285844081</text:p>
          </table:table-cell>
          <table:table-cell office:value-type="float" office:value="39150286063" calcext:value-type="float">
            <text:p>39150286063</text:p>
          </table:table-cell>
          <table:table-cell/>
          <table:table-cell office:value-type="float" office:value="2371726772" calcext:value-type="float">
            <text:p>2371726772</text:p>
          </table:table-cell>
          <table:table-cell office:value-type="float" office:value="35439049217" calcext:value-type="float">
            <text:p>35439049217</text:p>
          </table:table-cell>
          <table:table-cell/>
          <table:table-cell office:value-type="float" office:value="2399896743" calcext:value-type="float">
            <text:p>2399896743</text:p>
          </table:table-cell>
          <table:table-cell office:value-type="float" office:value="31776233161" calcext:value-type="float">
            <text:p>31776233161</text:p>
          </table:table-cell>
          <table:table-cell/>
          <table:table-cell office:value-type="float" office:value="2381224393" calcext:value-type="float">
            <text:p>2381224393</text:p>
          </table:table-cell>
          <table:table-cell office:value-type="float" office:value="28171306467" calcext:value-type="float">
            <text:p>28171306467</text:p>
          </table:table-cell>
          <table:table-cell/>
          <table:table-cell office:value-type="float" office:value="2320526087" calcext:value-type="float">
            <text:p>2320526087</text:p>
          </table:table-cell>
          <table:table-cell office:value-type="float" office:value="24640181155" calcext:value-type="float">
            <text:p>24640181155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56010925" calcext:value-type="float">
            <text:p>56010925</text:p>
          </table:table-cell>
          <table:table-cell office:value-type="float" office:value="7431395112" calcext:value-type="float">
            <text:p>7431395112</text:p>
          </table:table-cell>
          <table:table-cell/>
          <table:table-cell office:value-type="float" office:value="1190405896" calcext:value-type="float">
            <text:p>1190405896</text:p>
          </table:table-cell>
          <table:table-cell office:value-type="float" office:value="47240863000" calcext:value-type="float">
            <text:p>47240863000</text:p>
          </table:table-cell>
          <table:table-cell/>
          <table:table-cell office:value-type="float" office:value="1469395902" calcext:value-type="float">
            <text:p>1469395902</text:p>
          </table:table-cell>
          <table:table-cell office:value-type="float" office:value="43605647272" calcext:value-type="float">
            <text:p>43605647272</text:p>
          </table:table-cell>
          <table:table-cell/>
          <table:table-cell office:value-type="float" office:value="1666018655" calcext:value-type="float">
            <text:p>1666018655</text:p>
          </table:table-cell>
          <table:table-cell office:value-type="float" office:value="39970431288" calcext:value-type="float">
            <text:p>39970431288</text:p>
          </table:table-cell>
          <table:table-cell/>
          <table:table-cell office:value-type="float" office:value="1801276606" calcext:value-type="float">
            <text:p>1801276606</text:p>
          </table:table-cell>
          <table:table-cell office:value-type="float" office:value="36356798700" calcext:value-type="float">
            <text:p>36356798700</text:p>
          </table:table-cell>
          <table:table-cell/>
          <table:table-cell office:value-type="float" office:value="1871176006" calcext:value-type="float">
            <text:p>1871176006</text:p>
          </table:table-cell>
          <table:table-cell office:value-type="float" office:value="32805689121" calcext:value-type="float">
            <text:p>32805689121</text:p>
          </table:table-cell>
          <table:table-cell/>
          <table:table-cell office:value-type="float" office:value="1898936726" calcext:value-type="float">
            <text:p>1898936726</text:p>
          </table:table-cell>
          <table:table-cell office:value-type="float" office:value="29317474746" calcext:value-type="float">
            <text:p>29317474746</text:p>
          </table:table-cell>
          <table:table-cell/>
          <table:table-cell office:value-type="float" office:value="1893313592" calcext:value-type="float">
            <text:p>1893313592</text:p>
          </table:table-cell>
          <table:table-cell office:value-type="float" office:value="25899897316" calcext:value-type="float">
            <text:p>25899897316</text:p>
          </table:table-cell>
          <table:table-cell/>
          <table:table-cell office:value-type="float" office:value="1857800535" calcext:value-type="float">
            <text:p>1857800535</text:p>
          </table:table-cell>
          <table:table-cell office:value-type="float" office:value="22571796435" calcext:value-type="float">
            <text:p>22571796435</text:p>
          </table:table-cell>
        </table:table-row>
        <table:table-row table:style-name="ro1">
          <table:table-cell office:value-type="string" calcext:value-type="string">
            <text:p>Pen-4</text:p>
          </table:table-cell>
          <table:table-cell office:value-type="string" calcext:value-type="string">
            <text:p>Q10</text:p>
          </table:table-cell>
          <table:table-cell office:value-type="float" office:value="212531174" calcext:value-type="float">
            <text:p>212531174</text:p>
          </table:table-cell>
          <table:table-cell office:value-type="float" office:value="36176871100" calcext:value-type="float">
            <text:p>36176871100</text:p>
          </table:table-cell>
          <table:table-cell/>
          <table:table-cell office:value-type="float" office:value="5066272202" calcext:value-type="float">
            <text:p>5066272202</text:p>
          </table:table-cell>
          <table:table-cell office:value-type="float" office:value="130310438762" calcext:value-type="float">
            <text:p>130310438762</text:p>
          </table:table-cell>
          <table:table-cell/>
          <table:table-cell office:value-type="float" office:value="6137888233" calcext:value-type="float">
            <text:p>6137888233</text:p>
          </table:table-cell>
          <table:table-cell office:value-type="float" office:value="116054534114" calcext:value-type="float">
            <text:p>116054534114</text:p>
          </table:table-cell>
          <table:table-cell/>
          <table:table-cell office:value-type="float" office:value="6537081636" calcext:value-type="float">
            <text:p>6537081636</text:p>
          </table:table-cell>
          <table:table-cell office:value-type="float" office:value="101798629466" calcext:value-type="float">
            <text:p>101798629466</text:p>
          </table:table-cell>
          <table:table-cell/>
          <table:table-cell office:value-type="float" office:value="6459919088" calcext:value-type="float">
            <text:p>6459919088</text:p>
          </table:table-cell>
          <table:table-cell office:value-type="float" office:value="87868493433" calcext:value-type="float">
            <text:p>87868493433</text:p>
          </table:table-cell>
          <table:table-cell/>
          <table:table-cell office:value-type="float" office:value="6085026534" calcext:value-type="float">
            <text:p>6085026534</text:p>
          </table:table-cell>
          <table:table-cell office:value-type="float" office:value="74798286745" calcext:value-type="float">
            <text:p>74798286745</text:p>
          </table:table-cell>
          <table:table-cell/>
          <table:table-cell office:value-type="float" office:value="5476580435" calcext:value-type="float">
            <text:p>5476580435</text:p>
          </table:table-cell>
          <table:table-cell office:value-type="float" office:value="62584524540" calcext:value-type="float">
            <text:p>62584524540</text:p>
          </table:table-cell>
          <table:table-cell/>
          <table:table-cell office:value-type="float" office:value="4767433484" calcext:value-type="float">
            <text:p>4767433484</text:p>
          </table:table-cell>
          <table:table-cell office:value-type="float" office:value="51246847112" calcext:value-type="float">
            <text:p>51246847112</text:p>
          </table:table-cell>
          <table:table-cell/>
          <table:table-cell office:value-type="float" office:value="3998339808" calcext:value-type="float">
            <text:p>3998339808</text:p>
          </table:table-cell>
          <table:table-cell office:value-type="float" office:value="40781097775" calcext:value-type="float">
            <text:p>40781097775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office:value-type="float" office:value="154095328" calcext:value-type="float">
            <text:p>154095328</text:p>
          </table:table-cell>
          <table:table-cell office:value-type="float" office:value="33529834923" calcext:value-type="float">
            <text:p>33529834923</text:p>
          </table:table-cell>
          <table:table-cell/>
          <table:table-cell office:value-type="float" office:value="3585023243" calcext:value-type="float">
            <text:p>3585023243</text:p>
          </table:table-cell>
          <table:table-cell office:value-type="float" office:value="124174811164" calcext:value-type="float">
            <text:p>124174811164</text:p>
          </table:table-cell>
          <table:table-cell/>
          <table:table-cell office:value-type="float" office:value="4358153580" calcext:value-type="float">
            <text:p>4358153580</text:p>
          </table:table-cell>
          <table:table-cell office:value-type="float" office:value="110428988404" calcext:value-type="float">
            <text:p>110428988404</text:p>
          </table:table-cell>
          <table:table-cell/>
          <table:table-cell office:value-type="float" office:value="4677259834" calcext:value-type="float">
            <text:p>4677259834</text:p>
          </table:table-cell>
          <table:table-cell office:value-type="float" office:value="96683165388" calcext:value-type="float">
            <text:p>96683165388</text:p>
          </table:table-cell>
          <table:table-cell/>
          <table:table-cell office:value-type="float" office:value="4663269203" calcext:value-type="float">
            <text:p>4663269203</text:p>
          </table:table-cell>
          <table:table-cell office:value-type="float" office:value="83294706921" calcext:value-type="float">
            <text:p>83294706921</text:p>
          </table:table-cell>
          <table:table-cell/>
          <table:table-cell office:value-type="float" office:value="4456459922" calcext:value-type="float">
            <text:p>4456459922</text:p>
          </table:table-cell>
          <table:table-cell office:value-type="float" office:value="70857727245" calcext:value-type="float">
            <text:p>70857727245</text:p>
          </table:table-cell>
          <table:table-cell/>
          <table:table-cell office:value-type="float" office:value="4093627156" calcext:value-type="float">
            <text:p>4093627156</text:p>
          </table:table-cell>
          <table:table-cell office:value-type="float" office:value="59340001278" calcext:value-type="float">
            <text:p>59340001278</text:p>
          </table:table-cell>
          <table:table-cell/>
          <table:table-cell office:value-type="float" office:value="2016884245" calcext:value-type="float">
            <text:p>2016884245</text:p>
          </table:table-cell>
          <table:table-cell office:value-type="float" office:value="26807584522" calcext:value-type="float">
            <text:p>26807584522</text:p>
          </table:table-cell>
          <table:table-cell/>
          <table:table-cell office:value-type="float" office:value="3197780754" calcext:value-type="float">
            <text:p>3197780754</text:p>
          </table:table-cell>
          <table:table-cell office:value-type="float" office:value="39022348445" calcext:value-type="float">
            <text:p>39022348445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office:value-type="float" office:value="96112483" calcext:value-type="float">
            <text:p>96112483</text:p>
          </table:table-cell>
          <table:table-cell office:value-type="float" office:value="27141521124" calcext:value-type="float">
            <text:p>27141521124</text:p>
          </table:table-cell>
          <table:table-cell/>
          <table:table-cell office:value-type="float" office:value="2064775572" calcext:value-type="float">
            <text:p>2064775572</text:p>
          </table:table-cell>
          <table:table-cell office:value-type="float" office:value="109628936178" calcext:value-type="float">
            <text:p>109628936178</text:p>
          </table:table-cell>
          <table:table-cell/>
          <table:table-cell office:value-type="float" office:value="2545017943" calcext:value-type="float">
            <text:p>2545017943</text:p>
          </table:table-cell>
          <table:table-cell office:value-type="float" office:value="97310231842" calcext:value-type="float">
            <text:p>97310231842</text:p>
          </table:table-cell>
          <table:table-cell/>
          <table:table-cell office:value-type="float" office:value="2809982973" calcext:value-type="float">
            <text:p>2809982973</text:p>
          </table:table-cell>
          <table:table-cell office:value-type="float" office:value="84991527122" calcext:value-type="float">
            <text:p>84991527122</text:p>
          </table:table-cell>
          <table:table-cell/>
          <table:table-cell office:value-type="float" office:value="2905401182" calcext:value-type="float">
            <text:p>2905401182</text:p>
          </table:table-cell>
          <table:table-cell office:value-type="float" office:value="73069713233" calcext:value-type="float">
            <text:p>73069713233</text:p>
          </table:table-cell>
          <table:table-cell/>
          <table:table-cell office:value-type="float" office:value="2885660451" calcext:value-type="float">
            <text:p>2885660451</text:p>
          </table:table-cell>
          <table:table-cell office:value-type="float" office:value="62200862100" calcext:value-type="float">
            <text:p>62200862100</text:p>
          </table:table-cell>
          <table:table-cell/>
          <table:table-cell office:value-type="float" office:value="2767750555" calcext:value-type="float">
            <text:p>2767750555</text:p>
          </table:table-cell>
          <table:table-cell office:value-type="float" office:value="52315821451" calcext:value-type="float">
            <text:p>52315821451</text:p>
          </table:table-cell>
          <table:table-cell/>
          <table:table-cell office:value-type="float" office:value="2601305488" calcext:value-type="float">
            <text:p>2601305488</text:p>
          </table:table-cell>
          <table:table-cell office:value-type="float" office:value="43361346832" calcext:value-type="float">
            <text:p>43361346832</text:p>
          </table:table-cell>
          <table:table-cell/>
          <table:table-cell office:value-type="float" office:value="2396803565" calcext:value-type="float">
            <text:p>2396803565</text:p>
          </table:table-cell>
          <table:table-cell office:value-type="float" office:value="35288262685" calcext:value-type="float">
            <text:p>3528826268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table:style-name="ce1" table:formula="of:=[.C2]/[.F2]" office:value-type="percentage" office:value="0.0450267802559191" calcext:value-type="percentage">
            <text:p>4.50%</text:p>
          </table:table-cell>
          <table:table-cell table:style-name="ce1" table:formula="of:=[.D2]/[.G2]" office:value-type="percentage" office:value="0.124757680430473" calcext:value-type="percentage">
            <text:p>12.48%</text:p>
          </table:table-cell>
          <table:table-cell table:style-name="ce1"/>
          <table:table-cell table:style-name="ce1" table:formula="of:=[.C2]/[.I2]" office:value-type="percentage" office:value="0.0429468147648956" calcext:value-type="percentage">
            <text:p>4.29%</text:p>
          </table:table-cell>
          <table:table-cell table:style-name="ce1" table:formula="of:=[.D2]/[.J2]" office:value-type="percentage" office:value="0.141934232159271" calcext:value-type="percentage">
            <text:p>14.19%</text:p>
          </table:table-cell>
          <table:table-cell table:style-name="ce1"/>
          <table:table-cell table:style-name="ce1" table:formula="of:=[.C2]/[.L2]" office:value-type="percentage" office:value="0.0430989884145573" calcext:value-type="percentage">
            <text:p>4.31%</text:p>
          </table:table-cell>
          <table:table-cell table:style-name="ce1" table:formula="of:=[.D2]/[.M2]" office:value-type="percentage" office:value="0.164595647875882" calcext:value-type="percentage">
            <text:p>16.46%</text:p>
          </table:table-cell>
          <table:table-cell table:style-name="ce1"/>
          <table:table-cell table:style-name="ce1" table:formula="of:=[.C2]/[.O2]" office:value-type="percentage" office:value="0.0447851155201409" calcext:value-type="percentage">
            <text:p>4.48%</text:p>
          </table:table-cell>
          <table:table-cell table:style-name="ce1" table:formula="of:=[.D2]/[.P2]" office:value-type="percentage" office:value="0.195508925989251" calcext:value-type="percentage">
            <text:p>19.55%</text:p>
          </table:table-cell>
          <table:table-cell table:style-name="ce1"/>
          <table:table-cell table:style-name="ce1" table:formula="of:=[.C2]/[.R2]" office:value-type="percentage" office:value="0.0476527913623422" calcext:value-type="percentage">
            <text:p>4.77%</text:p>
          </table:table-cell>
          <table:table-cell table:style-name="ce1" table:formula="of:=[.D2]/[.S2]" office:value-type="percentage" office:value="0.238896144016303" calcext:value-type="percentage">
            <text:p>23.89%</text:p>
          </table:table-cell>
          <table:table-cell table:style-name="ce1"/>
          <table:table-cell table:style-name="ce1" table:formula="of:=[.C2]/[.U2]" office:value-type="percentage" office:value="0.0519623146001811" calcext:value-type="percentage">
            <text:p>5.20%</text:p>
          </table:table-cell>
          <table:table-cell table:style-name="ce1" table:formula="of:=[.D2]/[.V2]" office:value-type="percentage" office:value="0.303402051930234" calcext:value-type="percentage">
            <text:p>30.34%</text:p>
          </table:table-cell>
          <table:table-cell table:style-name="ce1"/>
          <table:table-cell table:style-name="ce1" table:formula="of:=[.C2]/[.X2]" office:value-type="percentage" office:value="0.0587179528348429" calcext:value-type="percentage">
            <text:p>5.87%</text:p>
          </table:table-cell>
          <table:table-cell table:style-name="ce1" table:formula="of:=[.D2]/[.Y2]" office:value-type="percentage" office:value="0.405897025512273" calcext:value-type="percentage">
            <text:p>40.59%</text:p>
          </table:table-cell>
          <table:table-cell table:style-name="ce1"/>
          <table:table-cell table:style-name="ce1" table:formula="of:=[.C2]/[.AA2]" office:value-type="percentage" office:value="0.0706256215424911" calcext:value-type="percentage">
            <text:p>7.06%</text:p>
          </table:table-cell>
          <table:table-cell table:style-name="ce1" table:formula="of:=[.D2]/[.AB2]" office:value-type="percentage" office:value="0.588050659689999" calcext:value-type="percentage">
            <text:p>58.81%</text:p>
          </table:table-cell>
        </table:table-row>
        <table:table-row table:style-name="ro1">
          <table:table-cell table:number-columns-repeated="5"/>
          <table:table-cell table:style-name="ce1" table:formula="of:=[.C3]/[.F3]" office:value-type="percentage" office:value="0.0487386907263451" calcext:value-type="percentage">
            <text:p>4.87%</text:p>
          </table:table-cell>
          <table:table-cell table:style-name="ce1" table:formula="of:=[.D3]/[.G3]" office:value-type="percentage" office:value="0.12933545794072" calcext:value-type="percentage">
            <text:p>12.93%</text:p>
          </table:table-cell>
          <table:table-cell table:style-name="ce1"/>
          <table:table-cell table:style-name="ce1" table:formula="of:=[.C3]/[.I3]" office:value-type="percentage" office:value="0.0462349363855517" calcext:value-type="percentage">
            <text:p>4.62%</text:p>
          </table:table-cell>
          <table:table-cell table:style-name="ce1" table:formula="of:=[.D3]/[.J3]" office:value-type="percentage" office:value="0.148730976994423" calcext:value-type="percentage">
            <text:p>14.87%</text:p>
          </table:table-cell>
          <table:table-cell table:style-name="ce1"/>
          <table:table-cell table:style-name="ce1" table:formula="of:=[.C3]/[.L3]" office:value-type="percentage" office:value="0.045756517669696" calcext:value-type="percentage">
            <text:p>4.58%</text:p>
          </table:table-cell>
          <table:table-cell table:style-name="ce1" table:formula="of:=[.D3]/[.M3]" office:value-type="percentage" office:value="0.174969996914396" calcext:value-type="percentage">
            <text:p>17.50%</text:p>
          </table:table-cell>
          <table:table-cell table:style-name="ce1"/>
          <table:table-cell table:style-name="ce1" table:formula="of:=[.C3]/[.O3]" office:value-type="percentage" office:value="0.046802224440642" calcext:value-type="percentage">
            <text:p>4.68%</text:p>
          </table:table-cell>
          <table:table-cell table:style-name="ce1" table:formula="of:=[.D3]/[.P3]" office:value-type="percentage" office:value="0.211742133959906" calcext:value-type="percentage">
            <text:p>21.17%</text:p>
          </table:table-cell>
          <table:table-cell table:style-name="ce1"/>
          <table:table-cell table:style-name="ce1" table:formula="of:=[.C3]/[.R3]" office:value-type="percentage" office:value="0.0488832160470651" calcext:value-type="percentage">
            <text:p>4.89%</text:p>
          </table:table-cell>
          <table:table-cell table:style-name="ce1" table:formula="of:=[.D3]/[.S3]" office:value-type="percentage" office:value="0.264399324566555" calcext:value-type="percentage">
            <text:p>26.44%</text:p>
          </table:table-cell>
          <table:table-cell table:style-name="ce1"/>
          <table:table-cell table:style-name="ce1" table:formula="of:=[.C3]/[.U3]" office:value-type="percentage" office:value="0.0523599336945768" calcext:value-type="percentage">
            <text:p>5.24%</text:p>
          </table:table-cell>
          <table:table-cell table:style-name="ce1" table:formula="of:=[.D3]/[.V3]" office:value-type="percentage" office:value="0.344909937754322" calcext:value-type="percentage">
            <text:p>34.49%</text:p>
          </table:table-cell>
          <table:table-cell table:style-name="ce1"/>
          <table:table-cell table:style-name="ce1" table:formula="of:=[.C3]/[.X3]" office:value-type="percentage" office:value="0.0582163652178725" calcext:value-type="percentage">
            <text:p>5.82%</text:p>
          </table:table-cell>
          <table:table-cell table:style-name="ce1" table:formula="of:=[.D3]/[.Y3]" office:value-type="percentage" office:value="0.476163501562823" calcext:value-type="percentage">
            <text:p>47.62%</text:p>
          </table:table-cell>
          <table:table-cell table:style-name="ce1"/>
          <table:table-cell table:style-name="ce1" table:formula="of:=[.C3]/[.AA3]" office:value-type="percentage" office:value="0.069023736738529" calcext:value-type="percentage">
            <text:p>6.90%</text:p>
          </table:table-cell>
          <table:table-cell table:style-name="ce1" table:formula="of:=[.D3]/[.AB3]" office:value-type="percentage" office:value="0.714333519101162" calcext:value-type="percentage">
            <text:p>71.43%</text:p>
          </table:table-cell>
        </table:table-row>
        <table:table-row table:style-name="ro1">
          <table:table-cell table:number-columns-repeated="5"/>
          <table:table-cell table:style-name="ce1" table:formula="of:=[.C4]/[.F4]" office:value-type="percentage" office:value="0.0518406473284334" calcext:value-type="percentage">
            <text:p>5.18%</text:p>
          </table:table-cell>
          <table:table-cell table:style-name="ce1" table:formula="of:=[.D4]/[.G4]" office:value-type="percentage" office:value="0.130970091876933" calcext:value-type="percentage">
            <text:p>13.10%</text:p>
          </table:table-cell>
          <table:table-cell table:style-name="ce1"/>
          <table:table-cell table:style-name="ce1" table:formula="of:=[.C4]/[.I4]" office:value-type="percentage" office:value="0.0496805481640806" calcext:value-type="percentage">
            <text:p>4.97%</text:p>
          </table:table-cell>
          <table:table-cell table:style-name="ce1" table:formula="of:=[.D4]/[.J4]" office:value-type="percentage" office:value="0.152336938695209" calcext:value-type="percentage">
            <text:p>15.23%</text:p>
          </table:table-cell>
          <table:table-cell table:style-name="ce1"/>
          <table:table-cell table:style-name="ce1" table:formula="of:=[.C4]/[.L4]" office:value-type="percentage" office:value="0.04919942254828" calcext:value-type="percentage">
            <text:p>4.92%</text:p>
          </table:table-cell>
          <table:table-cell table:style-name="ce1" table:formula="of:=[.D4]/[.M4]" office:value-type="percentage" office:value="0.182034599855912" calcext:value-type="percentage">
            <text:p>18.20%</text:p>
          </table:table-cell>
          <table:table-cell table:style-name="ce1"/>
          <table:table-cell table:style-name="ce1" table:formula="of:=[.C4]/[.O4]" office:value-type="percentage" office:value="0.0501117735826697" calcext:value-type="percentage">
            <text:p>5.01%</text:p>
          </table:table-cell>
          <table:table-cell table:style-name="ce1" table:formula="of:=[.D4]/[.P4]" office:value-type="percentage" office:value="0.225006280154152" calcext:value-type="percentage">
            <text:p>22.50%</text:p>
          </table:table-cell>
          <table:table-cell table:style-name="ce1"/>
          <table:table-cell table:style-name="ce1" table:formula="of:=[.C4]/[.R4]" office:value-type="percentage" office:value="0.0521182029299996" calcext:value-type="percentage">
            <text:p>5.21%</text:p>
          </table:table-cell>
          <table:table-cell table:style-name="ce1" table:formula="of:=[.D4]/[.S4]" office:value-type="percentage" office:value="0.288402633463194" calcext:value-type="percentage">
            <text:p>28.84%</text:p>
          </table:table-cell>
          <table:table-cell table:style-name="ce1"/>
          <table:table-cell table:style-name="ce1" table:formula="of:=[.C4]/[.U4]" office:value-type="percentage" office:value="0.0558439808742327" calcext:value-type="percentage">
            <text:p>5.58%</text:p>
          </table:table-cell>
          <table:table-cell table:style-name="ce1" table:formula="of:=[.D4]/[.V4]" office:value-type="percentage" office:value="0.389153059684611" calcext:value-type="percentage">
            <text:p>38.92%</text:p>
          </table:table-cell>
          <table:table-cell table:style-name="ce1"/>
          <table:table-cell table:style-name="ce1" table:formula="of:=[.C4]/[.X4]" office:value-type="percentage" office:value="0.0626269535685565" calcext:value-type="percentage">
            <text:p>6.26%</text:p>
          </table:table-cell>
          <table:table-cell table:style-name="ce1" table:formula="of:=[.D4]/[.Y4]" office:value-type="percentage" office:value="0.560088069596845" calcext:value-type="percentage">
            <text:p>56.01%</text:p>
          </table:table-cell>
          <table:table-cell table:style-name="ce1"/>
          <table:table-cell table:style-name="ce1" table:formula="of:=[.C4]/[.AA4]" office:value-type="percentage" office:value="0.0757386571336628" calcext:value-type="percentage">
            <text:p>7.57%</text:p>
          </table:table-cell>
          <table:table-cell table:style-name="ce1" table:formula="of:=[.D4]/[.AB4]" office:value-type="percentage" office:value="0.880804809002228" calcext:value-type="percentage">
            <text:p>88.08%</text:p>
          </table:table-cell>
        </table:table-row>
        <table:table-row table:style-name="ro1">
          <table:table-cell table:number-columns-repeated="5"/>
          <table:table-cell table:style-name="ce1" table:formula="of:=[.C5]/[.F5]" office:value-type="percentage" office:value="0.039999235615323" calcext:value-type="percentage">
            <text:p>4.00%</text:p>
          </table:table-cell>
          <table:table-cell table:style-name="ce1" table:formula="of:=[.D5]/[.G5]" office:value-type="percentage" office:value="0.10647482993336" calcext:value-type="percentage">
            <text:p>10.65%</text:p>
          </table:table-cell>
          <table:table-cell table:style-name="ce1"/>
          <table:table-cell table:style-name="ce1" table:formula="of:=[.C5]/[.I5]" office:value-type="percentage" office:value="0.0377128561696908" calcext:value-type="percentage">
            <text:p>3.77%</text:p>
          </table:table-cell>
          <table:table-cell table:style-name="ce1" table:formula="of:=[.D5]/[.J5]" office:value-type="percentage" office:value="0.12427418278653" calcext:value-type="percentage">
            <text:p>12.43%</text:p>
          </table:table-cell>
          <table:table-cell table:style-name="ce1"/>
          <table:table-cell table:style-name="ce1" table:formula="of:=[.C5]/[.L5]" office:value-type="percentage" office:value="0.0387238557259263" calcext:value-type="percentage">
            <text:p>3.87%</text:p>
          </table:table-cell>
          <table:table-cell table:style-name="ce1" table:formula="of:=[.D5]/[.M5]" office:value-type="percentage" office:value="0.149219072882318" calcext:value-type="percentage">
            <text:p>14.92%</text:p>
          </table:table-cell>
          <table:table-cell table:style-name="ce1"/>
          <table:table-cell table:style-name="ce1" table:formula="of:=[.C5]/[.O5]" office:value-type="percentage" office:value="0.0424389674180757" calcext:value-type="percentage">
            <text:p>4.24%</text:p>
          </table:table-cell>
          <table:table-cell table:style-name="ce1" table:formula="of:=[.D5]/[.P5]" office:value-type="percentage" office:value="0.185431761525378" calcext:value-type="percentage">
            <text:p>18.54%</text:p>
          </table:table-cell>
          <table:table-cell table:style-name="ce1"/>
          <table:table-cell table:style-name="ce1" table:formula="of:=[.C5]/[.R5]" office:value-type="percentage" office:value="0.0483416023589561" calcext:value-type="percentage">
            <text:p>4.83%</text:p>
          </table:table-cell>
          <table:table-cell table:style-name="ce1" table:formula="of:=[.D5]/[.S5]" office:value-type="percentage" office:value="0.237234055509991" calcext:value-type="percentage">
            <text:p>23.72%</text:p>
          </table:table-cell>
          <table:table-cell table:style-name="ce1"/>
          <table:table-cell table:style-name="ce1" table:formula="of:=[.C5]/[.U5]" office:value-type="percentage" office:value="0.0572580832016209" calcext:value-type="percentage">
            <text:p>5.73%</text:p>
          </table:table-cell>
          <table:table-cell table:style-name="ce1" table:formula="of:=[.D5]/[.V5]" office:value-type="percentage" office:value="0.314991829777023" calcext:value-type="percentage">
            <text:p>31.50%</text:p>
          </table:table-cell>
          <table:table-cell table:style-name="ce1"/>
          <table:table-cell table:style-name="ce1" table:formula="of:=[.C5]/[.X5]" office:value-type="percentage" office:value="0.0711325226866753" calcext:value-type="percentage">
            <text:p>7.11%</text:p>
          </table:table-cell>
          <table:table-cell table:style-name="ce1" table:formula="of:=[.D5]/[.Y5]" office:value-type="percentage" office:value="0.440008933294673" calcext:value-type="percentage">
            <text:p>44.00%</text:p>
          </table:table-cell>
          <table:table-cell table:style-name="ce1"/>
          <table:table-cell table:style-name="ce1" table:formula="of:=[.C5]/[.AA5]" office:value-type="percentage" office:value="0.0946211283113011" calcext:value-type="percentage">
            <text:p>9.46%</text:p>
          </table:table-cell>
          <table:table-cell table:style-name="ce1" table:formula="of:=[.D5]/[.AB5]" office:value-type="percentage" office:value="0.663804276173229" calcext:value-type="percentage">
            <text:p>66.38%</text:p>
          </table:table-cell>
        </table:table-row>
        <table:table-row table:style-name="ro1">
          <table:table-cell table:number-columns-repeated="5"/>
          <table:table-cell table:style-name="ce1" table:formula="of:=[.C6]/[.F6]" office:value-type="percentage" office:value="0.0407433135338224" calcext:value-type="percentage">
            <text:p>4.07%</text:p>
          </table:table-cell>
          <table:table-cell table:style-name="ce1" table:formula="of:=[.D6]/[.G6]" office:value-type="percentage" office:value="0.0991345647836845" calcext:value-type="percentage">
            <text:p>9.91%</text:p>
          </table:table-cell>
          <table:table-cell table:style-name="ce1"/>
          <table:table-cell table:style-name="ce1" table:formula="of:=[.C6]/[.I6]" office:value-type="percentage" office:value="0.0383386284720371" calcext:value-type="percentage">
            <text:p>3.83%</text:p>
          </table:table-cell>
          <table:table-cell table:style-name="ce1" table:formula="of:=[.D6]/[.J6]" office:value-type="percentage" office:value="0.116943234693461" calcext:value-type="percentage">
            <text:p>11.69%</text:p>
          </table:table-cell>
          <table:table-cell table:style-name="ce1"/>
          <table:table-cell table:style-name="ce1" table:formula="of:=[.C6]/[.L6]" office:value-type="percentage" office:value="0.0392578664794098" calcext:value-type="percentage">
            <text:p>3.93%</text:p>
          </table:table-cell>
          <table:table-cell table:style-name="ce1" table:formula="of:=[.D6]/[.M6]" office:value-type="percentage" office:value="0.142551357027269" calcext:value-type="percentage">
            <text:p>14.26%</text:p>
          </table:table-cell>
          <table:table-cell table:style-name="ce1"/>
          <table:table-cell table:style-name="ce1" table:formula="of:=[.C6]/[.O6]" office:value-type="percentage" office:value="0.043035923269922" calcext:value-type="percentage">
            <text:p>4.30%</text:p>
          </table:table-cell>
          <table:table-cell table:style-name="ce1" table:formula="of:=[.D6]/[.P6]" office:value-type="percentage" office:value="0.180820867589747" calcext:value-type="percentage">
            <text:p>18.08%</text:p>
          </table:table-cell>
          <table:table-cell table:style-name="ce1"/>
          <table:table-cell table:style-name="ce1" table:formula="of:=[.C6]/[.R6]" office:value-type="percentage" office:value="0.0491390044694351" calcext:value-type="percentage">
            <text:p>4.91%</text:p>
          </table:table-cell>
          <table:table-cell table:style-name="ce1" table:formula="of:=[.D6]/[.S6]" office:value-type="percentage" office:value="0.236541457135943" calcext:value-type="percentage">
            <text:p>23.65%</text:p>
          </table:table-cell>
          <table:table-cell table:style-name="ce1"/>
          <table:table-cell table:style-name="ce1" table:formula="of:=[.C6]/[.U6]" office:value-type="percentage" office:value="0.0584207982903402" calcext:value-type="percentage">
            <text:p>5.84%</text:p>
          </table:table-cell>
          <table:table-cell table:style-name="ce1" table:formula="of:=[.D6]/[.V6]" office:value-type="percentage" office:value="0.321740003746274" calcext:value-type="percentage">
            <text:p>32.17%</text:p>
          </table:table-cell>
          <table:table-cell table:style-name="ce1"/>
          <table:table-cell table:style-name="ce1" table:formula="of:=[.C6]/[.X6]" office:value-type="percentage" office:value="0.0728390647133487" calcext:value-type="percentage">
            <text:p>7.28%</text:p>
          </table:table-cell>
          <table:table-cell table:style-name="ce1" table:formula="of:=[.D6]/[.Y6]" office:value-type="percentage" office:value="0.460595819223822" calcext:value-type="percentage">
            <text:p>46.06%</text:p>
          </table:table-cell>
          <table:table-cell table:style-name="ce1"/>
          <table:table-cell table:style-name="ce1" table:formula="of:=[.C6]/[.AA6]" office:value-type="percentage" office:value="0.0971490786126443" calcext:value-type="percentage">
            <text:p>9.71%</text:p>
          </table:table-cell>
          <table:table-cell table:style-name="ce1" table:formula="of:=[.D6]/[.AB6]" office:value-type="percentage" office:value="0.71372506982076" calcext:value-type="percentage">
            <text:p>71.37%</text:p>
          </table:table-cell>
        </table:table-row>
        <table:table-row table:style-name="ro1">
          <table:table-cell table:number-columns-repeated="5"/>
          <table:table-cell table:style-name="ce1" table:formula="of:=[.C7]/[.F7]" office:value-type="percentage" office:value="0.0416892143930536" calcext:value-type="percentage">
            <text:p>4.17%</text:p>
          </table:table-cell>
          <table:table-cell table:style-name="ce1" table:formula="of:=[.D7]/[.G7]" office:value-type="percentage" office:value="0.0928632623368313" calcext:value-type="percentage">
            <text:p>9.29%</text:p>
          </table:table-cell>
          <table:table-cell table:style-name="ce1"/>
          <table:table-cell table:style-name="ce1" table:formula="of:=[.C7]/[.I7]" office:value-type="percentage" office:value="0.0392318893900531" calcext:value-type="percentage">
            <text:p>3.92%</text:p>
          </table:table-cell>
          <table:table-cell table:style-name="ce1" table:formula="of:=[.D7]/[.J7]" office:value-type="percentage" office:value="0.110594445618495" calcext:value-type="percentage">
            <text:p>11.06%</text:p>
          </table:table-cell>
          <table:table-cell table:style-name="ce1"/>
          <table:table-cell table:style-name="ce1" table:formula="of:=[.C7]/[.L7]" office:value-type="percentage" office:value="0.0401316746049592" calcext:value-type="percentage">
            <text:p>4.01%</text:p>
          </table:table-cell>
          <table:table-cell table:style-name="ce1" table:formula="of:=[.D7]/[.M7]" office:value-type="percentage" office:value="0.136694753367939" calcext:value-type="percentage">
            <text:p>13.67%</text:p>
          </table:table-cell>
          <table:table-cell table:style-name="ce1"/>
          <table:table-cell table:style-name="ce1" table:formula="of:=[.C7]/[.O7]" office:value-type="percentage" office:value="0.0440846104657893" calcext:value-type="percentage">
            <text:p>4.41%</text:p>
          </table:table-cell>
          <table:table-cell table:style-name="ce1" table:formula="of:=[.D7]/[.P7]" office:value-type="percentage" office:value="0.17682498209804" calcext:value-type="percentage">
            <text:p>17.68%</text:p>
          </table:table-cell>
          <table:table-cell table:style-name="ce1"/>
          <table:table-cell table:style-name="ce1" table:formula="of:=[.C7]/[.R7]" office:value-type="percentage" office:value="0.0505643517718026" calcext:value-type="percentage">
            <text:p>5.06%</text:p>
          </table:table-cell>
          <table:table-cell table:style-name="ce1" table:formula="of:=[.D7]/[.S7]" office:value-type="percentage" office:value="0.236638534259621" calcext:value-type="percentage">
            <text:p>23.66%</text:p>
          </table:table-cell>
          <table:table-cell table:style-name="ce1"/>
          <table:table-cell table:style-name="ce1" table:formula="of:=[.C7]/[.U7]" office:value-type="percentage" office:value="0.0604429940693381" calcext:value-type="percentage">
            <text:p>6.04%</text:p>
          </table:table-cell>
          <table:table-cell table:style-name="ce1" table:formula="of:=[.D7]/[.V7]" office:value-type="percentage" office:value="0.330390110495406" calcext:value-type="percentage">
            <text:p>33.04%</text:p>
          </table:table-cell>
          <table:table-cell table:style-name="ce1"/>
          <table:table-cell table:style-name="ce1" table:formula="of:=[.C7]/[.X7]" office:value-type="percentage" office:value="0.075685985581739" calcext:value-type="percentage">
            <text:p>7.57%</text:p>
          </table:table-cell>
          <table:table-cell table:style-name="ce1" table:formula="of:=[.D7]/[.Y7]" office:value-type="percentage" office:value="0.486417750859783" calcext:value-type="percentage">
            <text:p>48.64%</text:p>
          </table:table-cell>
          <table:table-cell table:style-name="ce1"/>
          <table:table-cell table:style-name="ce1" table:formula="of:=[.C7]/[.AA7]" office:value-type="percentage" office:value="0.101194708271201" calcext:value-type="percentage">
            <text:p>10.12%</text:p>
          </table:table-cell>
          <table:table-cell table:style-name="ce1" table:formula="of:=[.D7]/[.AB7]" office:value-type="percentage" office:value="0.777802584778413" calcext:value-type="percentage">
            <text:p>77.78%</text:p>
          </table:table-cell>
        </table:table-row>
        <table:table-row table:style-name="ro1">
          <table:table-cell table:number-columns-repeated="5"/>
          <table:table-cell table:style-name="ce1" table:formula="of:=[.C8]/[.F8]" office:value-type="percentage" office:value="0.0420845884117615" calcext:value-type="percentage">
            <text:p>4.21%</text:p>
          </table:table-cell>
          <table:table-cell table:style-name="ce1" table:formula="of:=[.D8]/[.G8]" office:value-type="percentage" office:value="0.212662718791901" calcext:value-type="percentage">
            <text:p>21.27%</text:p>
          </table:table-cell>
          <table:table-cell table:style-name="ce1"/>
          <table:table-cell table:style-name="ce1" table:formula="of:=[.C8]/[.I8]" office:value-type="percentage" office:value="0.0343753087879032" calcext:value-type="percentage">
            <text:p>3.44%</text:p>
          </table:table-cell>
          <table:table-cell table:style-name="ce1" table:formula="of:=[.D8]/[.J8]" office:value-type="percentage" office:value="0.239963026244874" calcext:value-type="percentage">
            <text:p>24.00%</text:p>
          </table:table-cell>
          <table:table-cell table:style-name="ce1"/>
          <table:table-cell table:style-name="ce1" table:formula="of:=[.C8]/[.L8]" office:value-type="percentage" office:value="0.0306595389118836" calcext:value-type="percentage">
            <text:p>3.07%</text:p>
          </table:table-cell>
          <table:table-cell table:style-name="ce1" table:formula="of:=[.D8]/[.M8]" office:value-type="percentage" office:value="0.275304956386393" calcext:value-type="percentage">
            <text:p>27.53%</text:p>
          </table:table-cell>
          <table:table-cell table:style-name="ce1"/>
          <table:table-cell table:style-name="ce1" table:formula="of:=[.C8]/[.O8]" office:value-type="percentage" office:value="0.0291931191131069" calcext:value-type="percentage">
            <text:p>2.92%</text:p>
          </table:table-cell>
          <table:table-cell table:style-name="ce1" table:formula="of:=[.D8]/[.P8]" office:value-type="percentage" office:value="0.322426970513332" calcext:value-type="percentage">
            <text:p>32.24%</text:p>
          </table:table-cell>
          <table:table-cell table:style-name="ce1"/>
          <table:table-cell table:style-name="ce1" table:formula="of:=[.C8]/[.R8]" office:value-type="percentage" office:value="0.0293908792469145" calcext:value-type="percentage">
            <text:p>2.94%</text:p>
          </table:table-cell>
          <table:table-cell table:style-name="ce1" table:formula="of:=[.D8]/[.S8]" office:value-type="percentage" office:value="0.387267090881538" calcext:value-type="percentage">
            <text:p>38.73%</text:p>
          </table:table-cell>
          <table:table-cell table:style-name="ce1"/>
          <table:table-cell table:style-name="ce1" table:formula="of:=[.C8]/[.U8]" office:value-type="percentage" office:value="0.0313218003110879" calcext:value-type="percentage">
            <text:p>3.13%</text:p>
          </table:table-cell>
          <table:table-cell table:style-name="ce1" table:formula="of:=[.D8]/[.V8]" office:value-type="percentage" office:value="0.481605820541519" calcext:value-type="percentage">
            <text:p>48.16%</text:p>
          </table:table-cell>
          <table:table-cell table:style-name="ce1"/>
          <table:table-cell table:style-name="ce1" table:formula="of:=[.C8]/[.X8]" office:value-type="percentage" office:value="0.0355280399023483" calcext:value-type="percentage">
            <text:p>3.55%</text:p>
          </table:table-cell>
          <table:table-cell table:style-name="ce1" table:formula="of:=[.D8]/[.Y8]" office:value-type="percentage" office:value="0.629674570355733" calcext:value-type="percentage">
            <text:p>62.97%</text:p>
          </table:table-cell>
          <table:table-cell table:style-name="ce1"/>
          <table:table-cell table:style-name="ce1" table:formula="of:=[.C8]/[.AA8]" office:value-type="percentage" office:value="0.0437277560219976" calcext:value-type="percentage">
            <text:p>4.37%</text:p>
          </table:table-cell>
          <table:table-cell table:style-name="ce1" table:formula="of:=[.D8]/[.AB8]" office:value-type="percentage" office:value="0.888992684289355" calcext:value-type="percentage">
            <text:p>88.90%</text:p>
          </table:table-cell>
        </table:table-row>
        <table:table-row table:style-name="ro1">
          <table:table-cell table:number-columns-repeated="5"/>
          <table:table-cell table:style-name="ce1" table:formula="of:=[.C9]/[.F9]" office:value-type="percentage" office:value="0.0408194496068609" calcext:value-type="percentage">
            <text:p>4.08%</text:p>
          </table:table-cell>
          <table:table-cell table:style-name="ce1" table:formula="of:=[.D9]/[.G9]" office:value-type="percentage" office:value="0.19924777068888" calcext:value-type="percentage">
            <text:p>19.92%</text:p>
          </table:table-cell>
          <table:table-cell table:style-name="ce1"/>
          <table:table-cell table:style-name="ce1" table:formula="of:=[.C9]/[.I9]" office:value-type="percentage" office:value="0.0339322426431276" calcext:value-type="percentage">
            <text:p>3.39%</text:p>
          </table:table-cell>
          <table:table-cell table:style-name="ce1" table:formula="of:=[.D9]/[.J9]" office:value-type="percentage" office:value="0.225214122099243" calcext:value-type="percentage">
            <text:p>22.52%</text:p>
          </table:table-cell>
          <table:table-cell table:style-name="ce1"/>
          <table:table-cell table:style-name="ce1" table:formula="of:=[.C9]/[.L9]" office:value-type="percentage" office:value="0.0306008147254778" calcext:value-type="percentage">
            <text:p>3.06%</text:p>
          </table:table-cell>
          <table:table-cell table:style-name="ce1" table:formula="of:=[.D9]/[.M9]" office:value-type="percentage" office:value="0.258962628207711" calcext:value-type="percentage">
            <text:p>25.90%</text:p>
          </table:table-cell>
          <table:table-cell table:style-name="ce1"/>
          <table:table-cell table:style-name="ce1" table:formula="of:=[.C9]/[.O9]" office:value-type="percentage" office:value="0.0293913567824604" calcext:value-type="percentage">
            <text:p>2.94%</text:p>
          </table:table-cell>
          <table:table-cell table:style-name="ce1" table:formula="of:=[.D9]/[.P9]" office:value-type="percentage" office:value="0.304091781755273" calcext:value-type="percentage">
            <text:p>30.41%</text:p>
          </table:table-cell>
          <table:table-cell table:style-name="ce1"/>
          <table:table-cell table:style-name="ce1" table:formula="of:=[.C9]/[.R9]" office:value-type="percentage" office:value="0.0296725362585164" calcext:value-type="percentage">
            <text:p>2.97%</text:p>
          </table:table-cell>
          <table:table-cell table:style-name="ce1" table:formula="of:=[.D9]/[.S9]" office:value-type="percentage" office:value="0.366017045179247" calcext:value-type="percentage">
            <text:p>36.60%</text:p>
          </table:table-cell>
          <table:table-cell table:style-name="ce1"/>
          <table:table-cell table:style-name="ce1" table:formula="of:=[.C9]/[.U9]" office:value-type="percentage" office:value="0.0315402403649846" calcext:value-type="percentage">
            <text:p>3.15%</text:p>
          </table:table-cell>
          <table:table-cell table:style-name="ce1" table:formula="of:=[.D9]/[.V9]" office:value-type="percentage" office:value="0.455971745051614" calcext:value-type="percentage">
            <text:p>45.60%</text:p>
          </table:table-cell>
          <table:table-cell table:style-name="ce1"/>
          <table:table-cell table:style-name="ce1" table:formula="of:=[.C9]/[.X9]" office:value-type="percentage" office:value="0.0356091638011674" calcext:value-type="percentage">
            <text:p>3.56%</text:p>
          </table:table-cell>
          <table:table-cell table:style-name="ce1" table:formula="of:=[.D9]/[.Y9]" office:value-type="percentage" office:value="0.597181758024387" calcext:value-type="percentage">
            <text:p>59.72%</text:p>
          </table:table-cell>
          <table:table-cell table:style-name="ce1"/>
          <table:table-cell table:style-name="ce1" table:formula="of:=[.C9]/[.AA9]" office:value-type="percentage" office:value="0.0434684005720191" calcext:value-type="percentage">
            <text:p>4.35%</text:p>
          </table:table-cell>
          <table:table-cell table:style-name="ce1" table:formula="of:=[.D9]/[.AB9]" office:value-type="percentage" office:value="0.843717627135941" calcext:value-type="percentage">
            <text:p>84.37%</text:p>
          </table:table-cell>
        </table:table-row>
        <table:table-row table:style-name="ro1">
          <table:table-cell table:number-columns-repeated="5"/>
          <table:table-cell table:style-name="ce1" table:formula="of:=[.C10]/[.F10]" office:value-type="percentage" office:value="0.0399563426977106" calcext:value-type="percentage">
            <text:p>4.00%</text:p>
          </table:table-cell>
          <table:table-cell table:style-name="ce1" table:formula="of:=[.D10]/[.G10]" office:value-type="percentage" office:value="0.177086626830145" calcext:value-type="percentage">
            <text:p>17.71%</text:p>
          </table:table-cell>
          <table:table-cell table:style-name="ce1"/>
          <table:table-cell table:style-name="ce1" table:formula="of:=[.C10]/[.I10]" office:value-type="percentage" office:value="0.0337567343228489" calcext:value-type="percentage">
            <text:p>3.38%</text:p>
          </table:table-cell>
          <table:table-cell table:style-name="ce1" table:formula="of:=[.D10]/[.J10]" office:value-type="percentage" office:value="0.200734918143188" calcext:value-type="percentage">
            <text:p>20.07%</text:p>
          </table:table-cell>
          <table:table-cell table:style-name="ce1"/>
          <table:table-cell table:style-name="ce1" table:formula="of:=[.C10]/[.L10]" office:value-type="percentage" office:value="0.0306992298577262" calcext:value-type="percentage">
            <text:p>3.07%</text:p>
          </table:table-cell>
          <table:table-cell table:style-name="ce1" table:formula="of:=[.D10]/[.M10]" office:value-type="percentage" office:value="0.231672676990669" calcext:value-type="percentage">
            <text:p>23.17%</text:p>
          </table:table-cell>
          <table:table-cell table:style-name="ce1"/>
          <table:table-cell table:style-name="ce1" table:formula="of:=[.C10]/[.O10]" office:value-type="percentage" office:value="0.0296531931517093" calcext:value-type="percentage">
            <text:p>2.97%</text:p>
          </table:table-cell>
          <table:table-cell table:style-name="ce1" table:formula="of:=[.D10]/[.P10]" office:value-type="percentage" office:value="0.273261929618682" calcext:value-type="percentage">
            <text:p>27.33%</text:p>
          </table:table-cell>
          <table:table-cell table:style-name="ce1"/>
          <table:table-cell table:style-name="ce1" table:formula="of:=[.C10]/[.R10]" office:value-type="percentage" office:value="0.0300118853198291" calcext:value-type="percentage">
            <text:p>3.00%</text:p>
          </table:table-cell>
          <table:table-cell table:style-name="ce1" table:formula="of:=[.D10]/[.S10]" office:value-type="percentage" office:value="0.330342168125639" calcext:value-type="percentage">
            <text:p>33.03%</text:p>
          </table:table-cell>
          <table:table-cell table:style-name="ce1"/>
          <table:table-cell table:style-name="ce1" table:formula="of:=[.C10]/[.U10]" office:value-type="percentage" office:value="0.0318721137963236" calcext:value-type="percentage">
            <text:p>3.19%</text:p>
          </table:table-cell>
          <table:table-cell table:style-name="ce1" table:formula="of:=[.D10]/[.V10]" office:value-type="percentage" office:value="0.413322015598202" calcext:value-type="percentage">
            <text:p>41.33%</text:p>
          </table:table-cell>
          <table:table-cell table:style-name="ce1"/>
          <table:table-cell table:style-name="ce1" table:formula="of:=[.C10]/[.X10]" office:value-type="percentage" office:value="0.0359652754202133" calcext:value-type="percentage">
            <text:p>3.60%</text:p>
          </table:table-cell>
          <table:table-cell table:style-name="ce1" table:formula="of:=[.D10]/[.Y10]" office:value-type="percentage" office:value="0.544233489089117" calcext:value-type="percentage">
            <text:p>54.42%</text:p>
          </table:table-cell>
          <table:table-cell table:style-name="ce1"/>
          <table:table-cell table:style-name="ce1" table:formula="of:=[.C10]/[.AA10]" office:value-type="percentage" office:value="0.0438588325411178" calcext:value-type="percentage">
            <text:p>4.39%</text:p>
          </table:table-cell>
          <table:table-cell table:style-name="ce1" table:formula="of:=[.D10]/[.AB10]" office:value-type="percentage" office:value="0.772899131398968" calcext:value-type="percentage">
            <text:p>77.29%</text:p>
          </table:table-cell>
        </table:table-row>
        <table:table-row table:style-name="ro1">
          <table:table-cell table:number-columns-repeated="5"/>
          <table:table-cell table:style-name="ce1" table:formula="of:=[.C11]/[.F11]" office:value-type="percentage" office:value="0.0464237575083226" calcext:value-type="percentage">
            <text:p>4.64%</text:p>
          </table:table-cell>
          <table:table-cell table:style-name="ce1" table:formula="of:=[.D11]/[.G11]" office:value-type="percentage" office:value="0.192785550638666" calcext:value-type="percentage">
            <text:p>19.28%</text:p>
          </table:table-cell>
          <table:table-cell table:style-name="ce1"/>
          <table:table-cell table:style-name="ce1" table:formula="of:=[.C11]/[.I11]" office:value-type="percentage" office:value="0.0421278365781096" calcext:value-type="percentage">
            <text:p>4.21%</text:p>
          </table:table-cell>
          <table:table-cell table:style-name="ce1" table:formula="of:=[.D11]/[.J11]" office:value-type="percentage" office:value="0.216382586901158" calcext:value-type="percentage">
            <text:p>21.64%</text:p>
          </table:table-cell>
          <table:table-cell table:style-name="ce1"/>
          <table:table-cell table:style-name="ce1" table:formula="of:=[.C11]/[.L11]" office:value-type="percentage" office:value="0.0402188102289764" calcext:value-type="percentage">
            <text:p>4.02%</text:p>
          </table:table-cell>
          <table:table-cell table:style-name="ce1" table:formula="of:=[.D11]/[.M11]" office:value-type="percentage" office:value="0.24656186809235" calcext:value-type="percentage">
            <text:p>24.66%</text:p>
          </table:table-cell>
          <table:table-cell table:style-name="ce1"/>
          <table:table-cell table:style-name="ce1" table:formula="of:=[.C11]/[.O11]" office:value-type="percentage" office:value="0.0399640607320984" calcext:value-type="percentage">
            <text:p>4.00%</text:p>
          </table:table-cell>
          <table:table-cell table:style-name="ce1" table:formula="of:=[.D11]/[.P11]" office:value-type="percentage" office:value="0.286352694107274" calcext:value-type="percentage">
            <text:p>28.64%</text:p>
          </table:table-cell>
          <table:table-cell table:style-name="ce1"/>
          <table:table-cell table:style-name="ce1" table:formula="of:=[.C11]/[.R11]" office:value-type="percentage" office:value="0.0409651484571741" calcext:value-type="percentage">
            <text:p>4.10%</text:p>
          </table:table-cell>
          <table:table-cell table:style-name="ce1" table:formula="of:=[.D11]/[.S11]" office:value-type="percentage" office:value="0.340743904074572" calcext:value-type="percentage">
            <text:p>34.07%</text:p>
          </table:table-cell>
          <table:table-cell table:style-name="ce1"/>
          <table:table-cell table:style-name="ce1" table:formula="of:=[.C11]/[.U11]" office:value-type="percentage" office:value="0.0432283358137557" calcext:value-type="percentage">
            <text:p>4.32%</text:p>
          </table:table-cell>
          <table:table-cell table:style-name="ce1" table:formula="of:=[.D11]/[.V11]" office:value-type="percentage" office:value="0.41941350965451" calcext:value-type="percentage">
            <text:p>41.94%</text:p>
          </table:table-cell>
          <table:table-cell table:style-name="ce1"/>
          <table:table-cell table:style-name="ce1" table:formula="of:=[.C11]/[.X11]" office:value-type="percentage" office:value="0.047203980487756" calcext:value-type="percentage">
            <text:p>4.72%</text:p>
          </table:table-cell>
          <table:table-cell table:style-name="ce1" table:formula="of:=[.D11]/[.Y11]" office:value-type="percentage" office:value="0.542372993624705" calcext:value-type="percentage">
            <text:p>54.24%</text:p>
          </table:table-cell>
          <table:table-cell table:style-name="ce1"/>
          <table:table-cell table:style-name="ce1" table:formula="of:=[.C11]/[.AA11]" office:value-type="percentage" office:value="0.0537395054986822" calcext:value-type="percentage">
            <text:p>5.37%</text:p>
          </table:table-cell>
          <table:table-cell table:style-name="ce1" table:formula="of:=[.D11]/[.AB11]" office:value-type="percentage" office:value="0.759091876724904" calcext:value-type="percentage">
            <text:p>75.91%</text:p>
          </table:table-cell>
        </table:table-row>
        <table:table-row table:style-name="ro1">
          <table:table-cell table:number-columns-repeated="5"/>
          <table:table-cell table:style-name="ce1" table:formula="of:=[.C12]/[.F12]" office:value-type="percentage" office:value="0.0471462085031392" calcext:value-type="percentage">
            <text:p>4.71%</text:p>
          </table:table-cell>
          <table:table-cell table:style-name="ce1" table:formula="of:=[.D12]/[.G12]" office:value-type="percentage" office:value="0.185440982222031" calcext:value-type="percentage">
            <text:p>18.54%</text:p>
          </table:table-cell>
          <table:table-cell table:style-name="ce1"/>
          <table:table-cell table:style-name="ce1" table:formula="of:=[.C12]/[.I12]" office:value-type="percentage" office:value="0.0430282343294808" calcext:value-type="percentage">
            <text:p>4.30%</text:p>
          </table:table-cell>
          <table:table-cell table:style-name="ce1" table:formula="of:=[.D12]/[.J12]" office:value-type="percentage" office:value="0.208273088159498" calcext:value-type="percentage">
            <text:p>20.83%</text:p>
          </table:table-cell>
          <table:table-cell table:style-name="ce1"/>
          <table:table-cell table:style-name="ce1" table:formula="of:=[.C12]/[.L12]" office:value-type="percentage" office:value="0.0410722339996849" calcext:value-type="percentage">
            <text:p>4.11%</text:p>
          </table:table-cell>
          <table:table-cell table:style-name="ce1" table:formula="of:=[.D12]/[.M12]" office:value-type="percentage" office:value="0.23751696045869" calcext:value-type="percentage">
            <text:p>23.75%</text:p>
          </table:table-cell>
          <table:table-cell table:style-name="ce1"/>
          <table:table-cell table:style-name="ce1" table:formula="of:=[.C12]/[.O12]" office:value-type="percentage" office:value="0.0406776784692954" calcext:value-type="percentage">
            <text:p>4.07%</text:p>
          </table:table-cell>
          <table:table-cell table:style-name="ce1" table:formula="of:=[.D12]/[.P12]" office:value-type="percentage" office:value="0.276118035550841" calcext:value-type="percentage">
            <text:p>27.61%</text:p>
          </table:table-cell>
          <table:table-cell table:style-name="ce1"/>
          <table:table-cell table:style-name="ce1" table:formula="of:=[.C12]/[.R12]" office:value-type="percentage" office:value="0.041418434166466" calcext:value-type="percentage">
            <text:p>4.14%</text:p>
          </table:table-cell>
          <table:table-cell table:style-name="ce1" table:formula="of:=[.D12]/[.S12]" office:value-type="percentage" office:value="0.328849824339394" calcext:value-type="percentage">
            <text:p>32.88%</text:p>
          </table:table-cell>
          <table:table-cell table:style-name="ce1"/>
          <table:table-cell table:style-name="ce1" table:formula="of:=[.C12]/[.U12]" office:value-type="percentage" office:value="0.0432896191288292" calcext:value-type="percentage">
            <text:p>4.33%</text:p>
          </table:table-cell>
          <table:table-cell table:style-name="ce1" table:formula="of:=[.D12]/[.V12]" office:value-type="percentage" office:value="0.405102478214895" calcext:value-type="percentage">
            <text:p>40.51%</text:p>
          </table:table-cell>
          <table:table-cell table:style-name="ce1"/>
          <table:table-cell table:style-name="ce1" table:formula="of:=[.C12]/[.X12]" office:value-type="percentage" office:value="0.0467014362228841" calcext:value-type="percentage">
            <text:p>4.67%</text:p>
          </table:table-cell>
          <table:table-cell table:style-name="ce1" table:formula="of:=[.D12]/[.Y12]" office:value-type="percentage" office:value="0.52429192275281" calcext:value-type="percentage">
            <text:p>52.43%</text:p>
          </table:table-cell>
          <table:table-cell table:style-name="ce1"/>
          <table:table-cell table:style-name="ce1" table:formula="of:=[.C12]/[.AA12]" office:value-type="percentage" office:value="0.0522822329175249" calcext:value-type="percentage">
            <text:p>5.23%</text:p>
          </table:table-cell>
          <table:table-cell table:style-name="ce1" table:formula="of:=[.D12]/[.AB12]" office:value-type="percentage" office:value="0.733955931531762" calcext:value-type="percentage">
            <text:p>73.40%</text:p>
          </table:table-cell>
        </table:table-row>
        <table:table-row table:style-name="ro1">
          <table:table-cell table:number-columns-repeated="5"/>
          <table:table-cell table:style-name="ce1" table:formula="of:=[.C13]/[.F13]" office:value-type="percentage" office:value="0.0482580254059051" calcext:value-type="percentage">
            <text:p>4.83%</text:p>
          </table:table-cell>
          <table:table-cell table:style-name="ce1" table:formula="of:=[.D13]/[.G13]" office:value-type="percentage" office:value="0.178446011396214" calcext:value-type="percentage">
            <text:p>17.84%</text:p>
          </table:table-cell>
          <table:table-cell table:style-name="ce1"/>
          <table:table-cell table:style-name="ce1" table:formula="of:=[.C13]/[.I13]" office:value-type="percentage" office:value="0.0443458175720935" calcext:value-type="percentage">
            <text:p>4.43%</text:p>
          </table:table-cell>
          <table:table-cell table:style-name="ce1" table:formula="of:=[.D13]/[.J13]" office:value-type="percentage" office:value="0.200701371174613" calcext:value-type="percentage">
            <text:p>20.07%</text:p>
          </table:table-cell>
          <table:table-cell table:style-name="ce1"/>
          <table:table-cell table:style-name="ce1" table:formula="of:=[.C13]/[.L13]" office:value-type="percentage" office:value="0.0422746129333597" calcext:value-type="percentage">
            <text:p>4.23%</text:p>
          </table:table-cell>
          <table:table-cell table:style-name="ce1" table:formula="of:=[.D13]/[.M13]" office:value-type="percentage" office:value="0.229298993229731" calcext:value-type="percentage">
            <text:p>22.93%</text:p>
          </table:table-cell>
          <table:table-cell table:style-name="ce1"/>
          <table:table-cell table:style-name="ce1" table:formula="of:=[.C13]/[.O13]" office:value-type="percentage" office:value="0.0416190457815407" calcext:value-type="percentage">
            <text:p>4.16%</text:p>
          </table:table-cell>
          <table:table-cell table:style-name="ce1" table:formula="of:=[.D13]/[.P13]" office:value-type="percentage" office:value="0.267152014171263" calcext:value-type="percentage">
            <text:p>26.72%</text:p>
          </table:table-cell>
          <table:table-cell table:style-name="ce1"/>
          <table:table-cell table:style-name="ce1" table:formula="of:=[.C13]/[.R13]" office:value-type="percentage" office:value="0.0419906230009932" calcext:value-type="percentage">
            <text:p>4.20%</text:p>
          </table:table-cell>
          <table:table-cell table:style-name="ce1" table:formula="of:=[.D13]/[.S13]" office:value-type="percentage" office:value="0.318864038614863" calcext:value-type="percentage">
            <text:p>31.89%</text:p>
          </table:table-cell>
          <table:table-cell table:style-name="ce1"/>
          <table:table-cell table:style-name="ce1" table:formula="of:=[.C13]/[.U13]" office:value-type="percentage" office:value="0.0433904487506345" calcext:value-type="percentage">
            <text:p>4.34%</text:p>
          </table:table-cell>
          <table:table-cell table:style-name="ce1" table:formula="of:=[.D13]/[.V13]" office:value-type="percentage" office:value="0.393746059513308" calcext:value-type="percentage">
            <text:p>39.37%</text:p>
          </table:table-cell>
          <table:table-cell table:style-name="ce1"/>
          <table:table-cell table:style-name="ce1" table:formula="of:=[.C13]/[.X13]" office:value-type="percentage" office:value="0.046169548656793" calcext:value-type="percentage">
            <text:p>4.62%</text:p>
          </table:table-cell>
          <table:table-cell table:style-name="ce1" table:formula="of:=[.D13]/[.Y13]" office:value-type="percentage" office:value="0.511002025334415" calcext:value-type="percentage">
            <text:p>51.10%</text:p>
          </table:table-cell>
          <table:table-cell table:style-name="ce1"/>
          <table:table-cell table:style-name="ce1" table:formula="of:=[.C13]/[.AA13]" office:value-type="percentage" office:value="0.0507538227682412" calcext:value-type="percentage">
            <text:p>5.08%</text:p>
          </table:table-cell>
          <table:table-cell table:style-name="ce1" table:formula="of:=[.D13]/[.AB13]" office:value-type="percentage" office:value="0.716909910356624" calcext:value-type="percentage">
            <text:p>71.69%</text:p>
          </table:table-cell>
        </table:table-row>
        <table:table-row table:style-name="ro1">
          <table:table-cell table:number-columns-repeated="5"/>
          <table:table-cell table:style-name="ce1" table:formula="of:=[.C14]/[.F14]" office:value-type="percentage" office:value="0.0440009916496298" calcext:value-type="percentage">
            <text:p>4.40%</text:p>
          </table:table-cell>
          <table:table-cell table:style-name="ce1" table:formula="of:=[.D14]/[.G14]" office:value-type="percentage" office:value="0.292575075714503" calcext:value-type="percentage">
            <text:p>29.26%</text:p>
          </table:table-cell>
          <table:table-cell table:style-name="ce1"/>
          <table:table-cell table:style-name="ce1" table:formula="of:=[.C14]/[.I14]" office:value-type="percentage" office:value="0.0389387891584474" calcext:value-type="percentage">
            <text:p>3.89%</text:p>
          </table:table-cell>
          <table:table-cell table:style-name="ce1" table:formula="of:=[.D14]/[.J14]" office:value-type="percentage" office:value="0.351570454516128" calcext:value-type="percentage">
            <text:p>35.16%</text:p>
          </table:table-cell>
          <table:table-cell table:style-name="ce1"/>
          <table:table-cell table:style-name="ce1" table:formula="of:=[.C14]/[.L14]" office:value-type="percentage" office:value="0.0386738973470673" calcext:value-type="percentage">
            <text:p>3.87%</text:p>
          </table:table-cell>
          <table:table-cell table:style-name="ce1" table:formula="of:=[.D14]/[.M14]" office:value-type="percentage" office:value="0.440366837137407" calcext:value-type="percentage">
            <text:p>44.04%</text:p>
          </table:table-cell>
          <table:table-cell table:style-name="ce1"/>
          <table:table-cell table:style-name="ce1" table:formula="of:=[.C14]/[.O14]" office:value-type="percentage" office:value="0.0413889259762622" calcext:value-type="percentage">
            <text:p>4.14%</text:p>
          </table:table-cell>
          <table:table-cell table:style-name="ce1" table:formula="of:=[.D14]/[.P14]" office:value-type="percentage" office:value="0.579284626146534" calcext:value-type="percentage">
            <text:p>57.93%</text:p>
          </table:table-cell>
          <table:table-cell table:style-name="ce1"/>
          <table:table-cell table:style-name="ce1" table:formula="of:=[.C14]/[.R14]" office:value-type="percentage" office:value="0.0463615758988584" calcext:value-type="percentage">
            <text:p>4.64%</text:p>
          </table:table-cell>
          <table:table-cell table:style-name="ce1" table:formula="of:=[.D14]/[.S14]" office:value-type="percentage" office:value="0.800160603729797" calcext:value-type="percentage">
            <text:p>80.02%</text:p>
          </table:table-cell>
          <table:table-cell table:style-name="ce1"/>
          <table:table-cell table:style-name="ce1" table:formula="of:=[.C14]/[.U14]" office:value-type="percentage" office:value="0.0560654286570536" calcext:value-type="percentage">
            <text:p>5.61%</text:p>
          </table:table-cell>
          <table:table-cell table:style-name="ce1" table:formula="of:=[.D14]/[.V14]" office:value-type="percentage" office:value="1.20107598788205" calcext:value-type="percentage">
            <text:p>120.11%</text:p>
          </table:table-cell>
          <table:table-cell table:style-name="ce1"/>
          <table:table-cell table:style-name="ce1" table:formula="of:=[.C14]/[.X14]" office:value-type="percentage" office:value="0.0730917111981905" calcext:value-type="percentage">
            <text:p>7.31%</text:p>
          </table:table-cell>
          <table:table-cell table:style-name="ce1" table:formula="of:=[.D14]/[.Y14]" office:value-type="percentage" office:value="2.10823948849027" calcext:value-type="percentage">
            <text:p>210.82%</text:p>
          </table:table-cell>
          <table:table-cell table:style-name="ce1"/>
          <table:table-cell table:style-name="ce1" table:formula="of:=[.C14]/[.AA14]" office:value-type="percentage" office:value="0.1245007159786" calcext:value-type="percentage">
            <text:p>12.45%</text:p>
          </table:table-cell>
          <table:table-cell table:style-name="ce1" table:formula="of:=[.D14]/[.AB14]" office:value-type="percentage" office:value="5.77700846197959" calcext:value-type="percentage">
            <text:p>577.70%</text:p>
          </table:table-cell>
        </table:table-row>
        <table:table-row table:style-name="ro1">
          <table:table-cell table:number-columns-repeated="5"/>
          <table:table-cell table:style-name="ce1" table:formula="of:=[.C15]/[.F15]" office:value-type="percentage" office:value="0.0459656869593467" calcext:value-type="percentage">
            <text:p>4.60%</text:p>
          </table:table-cell>
          <table:table-cell table:style-name="ce1" table:formula="of:=[.D15]/[.G15]" office:value-type="percentage" office:value="0.288169949243105" calcext:value-type="percentage">
            <text:p>28.82%</text:p>
          </table:table-cell>
          <table:table-cell table:style-name="ce1"/>
          <table:table-cell table:style-name="ce1" table:formula="of:=[.C15]/[.I15]" office:value-type="percentage" office:value="0.0405902610343282" calcext:value-type="percentage">
            <text:p>4.06%</text:p>
          </table:table-cell>
          <table:table-cell table:style-name="ce1" table:formula="of:=[.D15]/[.J15]" office:value-type="percentage" office:value="0.348209209335101" calcext:value-type="percentage">
            <text:p>34.82%</text:p>
          </table:table-cell>
          <table:table-cell table:style-name="ce1"/>
          <table:table-cell table:style-name="ce1" table:formula="of:=[.C15]/[.L15]" office:value-type="percentage" office:value="0.0400388332205335" calcext:value-type="percentage">
            <text:p>4.00%</text:p>
          </table:table-cell>
          <table:table-cell table:style-name="ce1" table:formula="of:=[.D15]/[.M15]" office:value-type="percentage" office:value="0.439850642425459" calcext:value-type="percentage">
            <text:p>43.99%</text:p>
          </table:table-cell>
          <table:table-cell table:style-name="ce1"/>
          <table:table-cell table:style-name="ce1" table:formula="of:=[.C15]/[.O15]" office:value-type="percentage" office:value="0.0424456655861853" calcext:value-type="percentage">
            <text:p>4.24%</text:p>
          </table:table-cell>
          <table:table-cell table:style-name="ce1" table:formula="of:=[.D15]/[.P15]" office:value-type="percentage" office:value="0.585414096498024" calcext:value-type="percentage">
            <text:p>58.54%</text:p>
          </table:table-cell>
          <table:table-cell table:style-name="ce1"/>
          <table:table-cell table:style-name="ce1" table:formula="of:=[.C15]/[.R15]" office:value-type="percentage" office:value="0.0466915203111058" calcext:value-type="percentage">
            <text:p>4.67%</text:p>
          </table:table-cell>
          <table:table-cell table:style-name="ce1" table:formula="of:=[.D15]/[.S15]" office:value-type="percentage" office:value="0.818247697097299" calcext:value-type="percentage">
            <text:p>81.82%</text:p>
          </table:table-cell>
          <table:table-cell table:style-name="ce1"/>
          <table:table-cell table:style-name="ce1" table:formula="of:=[.C15]/[.U15]" office:value-type="percentage" office:value="0.054925485854104" calcext:value-type="percentage">
            <text:p>5.49%</text:p>
          </table:table-cell>
          <table:table-cell table:style-name="ce1" table:formula="of:=[.D15]/[.V15]" office:value-type="percentage" office:value="1.2418496375192" calcext:value-type="percentage">
            <text:p>124.18%</text:p>
          </table:table-cell>
          <table:table-cell table:style-name="ce1"/>
          <table:table-cell table:style-name="ce1" table:formula="of:=[.C15]/[.X15]" office:value-type="percentage" office:value="0.0690464825136779" calcext:value-type="percentage">
            <text:p>6.90%</text:p>
          </table:table-cell>
          <table:table-cell table:style-name="ce1" table:formula="of:=[.D15]/[.Y15]" office:value-type="percentage" office:value="2.2010884122557" calcext:value-type="percentage">
            <text:p>220.11%</text:p>
          </table:table-cell>
          <table:table-cell table:style-name="ce1"/>
          <table:table-cell table:style-name="ce1" table:formula="of:=[.C15]/[.AA15]" office:value-type="percentage" office:value="0.113151257613975" calcext:value-type="percentage">
            <text:p>11.32%</text:p>
          </table:table-cell>
          <table:table-cell table:style-name="ce1" table:formula="of:=[.D15]/[.AB15]" office:value-type="percentage" office:value="6.00223717724052" calcext:value-type="percentage">
            <text:p>600.22%</text:p>
          </table:table-cell>
        </table:table-row>
        <table:table-row table:style-name="ro1">
          <table:table-cell table:number-columns-repeated="5"/>
          <table:table-cell table:style-name="ce1" table:formula="of:=[.C16]/[.F16]" office:value-type="percentage" office:value="0.0512115485423065" calcext:value-type="percentage">
            <text:p>5.12%</text:p>
          </table:table-cell>
          <table:table-cell table:style-name="ce1" table:formula="of:=[.D16]/[.G16]" office:value-type="percentage" office:value="0.266808561342553" calcext:value-type="percentage">
            <text:p>26.68%</text:p>
          </table:table-cell>
          <table:table-cell table:style-name="ce1"/>
          <table:table-cell table:style-name="ce1" table:formula="of:=[.C16]/[.I16]" office:value-type="percentage" office:value="0.0449926610871964" calcext:value-type="percentage">
            <text:p>4.50%</text:p>
          </table:table-cell>
          <table:table-cell table:style-name="ce1" table:formula="of:=[.D16]/[.J16]" office:value-type="percentage" office:value="0.328057354345137" calcext:value-type="percentage">
            <text:p>32.81%</text:p>
          </table:table-cell>
          <table:table-cell table:style-name="ce1"/>
          <table:table-cell table:style-name="ce1" table:formula="of:=[.C16]/[.L16]" office:value-type="percentage" office:value="0.0434400618543288" calcext:value-type="percentage">
            <text:p>4.34%</text:p>
          </table:table-cell>
          <table:table-cell table:style-name="ce1" table:formula="of:=[.D16]/[.M16]" office:value-type="percentage" office:value="0.425805649896963" calcext:value-type="percentage">
            <text:p>42.58%</text:p>
          </table:table-cell>
          <table:table-cell table:style-name="ce1"/>
          <table:table-cell table:style-name="ce1" table:formula="of:=[.C16]/[.O16]" office:value-type="percentage" office:value="0.0446226587775039" calcext:value-type="percentage">
            <text:p>4.46%</text:p>
          </table:table-cell>
          <table:table-cell table:style-name="ce1" table:formula="of:=[.D16]/[.P16]" office:value-type="percentage" office:value="0.589316567337506" calcext:value-type="percentage">
            <text:p>58.93%</text:p>
          </table:table-cell>
          <table:table-cell table:style-name="ce1"/>
          <table:table-cell table:style-name="ce1" table:formula="of:=[.C16]/[.R16]" office:value-type="percentage" office:value="0.0474130695296967" calcext:value-type="percentage">
            <text:p>4.74%</text:p>
          </table:table-cell>
          <table:table-cell table:style-name="ce1" table:formula="of:=[.D16]/[.S16]" office:value-type="percentage" office:value="0.859555993503371" calcext:value-type="percentage">
            <text:p>85.96%</text:p>
          </table:table-cell>
          <table:table-cell table:style-name="ce1"/>
          <table:table-cell table:style-name="ce1" table:formula="of:=[.C16]/[.U16]" office:value-type="percentage" office:value="0.0537136882763347" calcext:value-type="percentage">
            <text:p>5.37%</text:p>
          </table:table-cell>
          <table:table-cell table:style-name="ce1" table:formula="of:=[.D16]/[.V16]" office:value-type="percentage" office:value="1.36202344765064" calcext:value-type="percentage">
            <text:p>136.20%</text:p>
          </table:table-cell>
          <table:table-cell table:style-name="ce1"/>
          <table:table-cell table:style-name="ce1" table:formula="of:=[.C16]/[.X16]" office:value-type="percentage" office:value="0.0663449691049081" calcext:value-type="percentage">
            <text:p>6.63%</text:p>
          </table:table-cell>
          <table:table-cell table:style-name="ce1" table:formula="of:=[.D16]/[.Y16]" office:value-type="percentage" office:value="2.51043964877118" calcext:value-type="percentage">
            <text:p>251.04%</text:p>
          </table:table-cell>
          <table:table-cell table:style-name="ce1"/>
          <table:table-cell table:style-name="ce1" table:formula="of:=[.C16]/[.AA16]" office:value-type="percentage" office:value="0.112522907249187" calcext:value-type="percentage">
            <text:p>11.25%</text:p>
          </table:table-cell>
          <table:table-cell table:style-name="ce1" table:formula="of:=[.D16]/[.AB16]" office:value-type="percentage" office:value="6.80861998746243" calcext:value-type="percentage">
            <text:p>680.86%</text:p>
          </table:table-cell>
        </table:table-row>
        <table:table-row table:style-name="ro1">
          <table:table-cell table:number-columns-repeated="5"/>
          <table:table-cell table:style-name="ce1" table:formula="of:=[.C17]/[.F17]" office:value-type="percentage" office:value="0.043433940805025" calcext:value-type="percentage">
            <text:p>4.34%</text:p>
          </table:table-cell>
          <table:table-cell table:style-name="ce1" table:formula="of:=[.D17]/[.G17]" office:value-type="percentage" office:value="0.26725002284679" calcext:value-type="percentage">
            <text:p>26.73%</text:p>
          </table:table-cell>
          <table:table-cell table:style-name="ce1"/>
          <table:table-cell table:style-name="ce1" table:formula="of:=[.C17]/[.I17]" office:value-type="percentage" office:value="0.0370499037117701" calcext:value-type="percentage">
            <text:p>3.70%</text:p>
          </table:table-cell>
          <table:table-cell table:style-name="ce1" table:formula="of:=[.D17]/[.J17]" office:value-type="percentage" office:value="0.302128466335354" calcext:value-type="percentage">
            <text:p>30.21%</text:p>
          </table:table-cell>
          <table:table-cell table:style-name="ce1"/>
          <table:table-cell table:style-name="ce1" table:formula="of:=[.C17]/[.L17]" office:value-type="percentage" office:value="0.0356536100834815" calcext:value-type="percentage">
            <text:p>3.57%</text:p>
          </table:table-cell>
          <table:table-cell table:style-name="ce1" table:formula="of:=[.D17]/[.M17]" office:value-type="percentage" office:value="0.347477259283562" calcext:value-type="percentage">
            <text:p>34.75%</text:p>
          </table:table-cell>
          <table:table-cell table:style-name="ce1"/>
          <table:table-cell table:style-name="ce1" table:formula="of:=[.C17]/[.O17]" office:value-type="percentage" office:value="0.0368381287668659" calcext:value-type="percentage">
            <text:p>3.68%</text:p>
          </table:table-cell>
          <table:table-cell table:style-name="ce1" table:formula="of:=[.D17]/[.P17]" office:value-type="percentage" office:value="0.407737066278382" calcext:value-type="percentage">
            <text:p>40.77%</text:p>
          </table:table-cell>
          <table:table-cell table:style-name="ce1"/>
          <table:table-cell table:style-name="ce1" table:formula="of:=[.C17]/[.R17]" office:value-type="percentage" office:value="0.0397647189654614" calcext:value-type="percentage">
            <text:p>3.98%</text:p>
          </table:table-cell>
          <table:table-cell table:style-name="ce1" table:formula="of:=[.D17]/[.S17]" office:value-type="percentage" office:value="0.488005659494527" calcext:value-type="percentage">
            <text:p>48.80%</text:p>
          </table:table-cell>
          <table:table-cell table:style-name="ce1"/>
          <table:table-cell table:style-name="ce1" table:formula="of:=[.C17]/[.U17]" office:value-type="percentage" office:value="0.0444453155648518" calcext:value-type="percentage">
            <text:p>4.44%</text:p>
          </table:table-cell>
          <table:table-cell table:style-name="ce1" table:formula="of:=[.D17]/[.V17]" office:value-type="percentage" office:value="0.598226339254099" calcext:value-type="percentage">
            <text:p>59.82%</text:p>
          </table:table-cell>
          <table:table-cell table:style-name="ce1"/>
          <table:table-cell table:style-name="ce1" table:formula="of:=[.C17]/[.X17]" office:value-type="percentage" office:value="0.0513761766359219" calcext:value-type="percentage">
            <text:p>5.14%</text:p>
          </table:table-cell>
          <table:table-cell table:style-name="ce1" table:formula="of:=[.D17]/[.Y17]" office:value-type="percentage" office:value="0.757130360245334" calcext:value-type="percentage">
            <text:p>75.71%</text:p>
          </table:table-cell>
          <table:table-cell table:style-name="ce1"/>
          <table:table-cell table:style-name="ce1" table:formula="of:=[.C17]/[.AA17]" office:value-type="percentage" office:value="0.0617725008050008" calcext:value-type="percentage">
            <text:p>6.18%</text:p>
          </table:table-cell>
          <table:table-cell table:style-name="ce1" table:formula="of:=[.D17]/[.AB17]" office:value-type="percentage" office:value="1.00357052955457" calcext:value-type="percentage">
            <text:p>100.36%</text:p>
          </table:table-cell>
        </table:table-row>
        <table:table-row table:style-name="ro1">
          <table:table-cell table:number-columns-repeated="5"/>
          <table:table-cell table:style-name="ce1" table:formula="of:=[.C18]/[.F18]" office:value-type="percentage" office:value="0.0450669902291058" calcext:value-type="percentage">
            <text:p>4.51%</text:p>
          </table:table-cell>
          <table:table-cell table:style-name="ce1" table:formula="of:=[.D18]/[.G18]" office:value-type="percentage" office:value="0.260560593531952" calcext:value-type="percentage">
            <text:p>26.06%</text:p>
          </table:table-cell>
          <table:table-cell table:style-name="ce1"/>
          <table:table-cell table:style-name="ce1" table:formula="of:=[.C18]/[.I18]" office:value-type="percentage" office:value="0.0383462051490329" calcext:value-type="percentage">
            <text:p>3.83%</text:p>
          </table:table-cell>
          <table:table-cell table:style-name="ce1" table:formula="of:=[.D18]/[.J18]" office:value-type="percentage" office:value="0.295064960258616" calcext:value-type="percentage">
            <text:p>29.51%</text:p>
          </table:table-cell>
          <table:table-cell table:style-name="ce1"/>
          <table:table-cell table:style-name="ce1" table:formula="of:=[.C18]/[.L18]" office:value-type="percentage" office:value="0.0366176981173506" calcext:value-type="percentage">
            <text:p>3.66%</text:p>
          </table:table-cell>
          <table:table-cell table:style-name="ce1" table:formula="of:=[.D18]/[.M18]" office:value-type="percentage" office:value="0.340102558827936" calcext:value-type="percentage">
            <text:p>34.01%</text:p>
          </table:table-cell>
          <table:table-cell table:style-name="ce1"/>
          <table:table-cell table:style-name="ce1" table:formula="of:=[.C18]/[.O18]" office:value-type="percentage" office:value="0.0374516355285774" calcext:value-type="percentage">
            <text:p>3.75%</text:p>
          </table:table-cell>
          <table:table-cell table:style-name="ce1" table:formula="of:=[.D18]/[.P18]" office:value-type="percentage" office:value="0.399985429789145" calcext:value-type="percentage">
            <text:p>40.00%</text:p>
          </table:table-cell>
          <table:table-cell table:style-name="ce1"/>
          <table:table-cell table:style-name="ce1" table:formula="of:=[.C18]/[.R18]" office:value-type="percentage" office:value="0.0396841451318788" calcext:value-type="percentage">
            <text:p>3.97%</text:p>
          </table:table-cell>
          <table:table-cell table:style-name="ce1" table:formula="of:=[.D18]/[.S18]" office:value-type="percentage" office:value="0.479120122566901" calcext:value-type="percentage">
            <text:p>47.91%</text:p>
          </table:table-cell>
          <table:table-cell table:style-name="ce1"/>
          <table:table-cell table:style-name="ce1" table:formula="of:=[.C18]/[.U18]" office:value-type="percentage" office:value="0.0431560388866242" calcext:value-type="percentage">
            <text:p>4.32%</text:p>
          </table:table-cell>
          <table:table-cell table:style-name="ce1" table:formula="of:=[.D18]/[.V18]" office:value-type="percentage" office:value="0.586814825529088" calcext:value-type="percentage">
            <text:p>58.68%</text:p>
          </table:table-cell>
          <table:table-cell table:style-name="ce1"/>
          <table:table-cell table:style-name="ce1" table:formula="of:=[.C18]/[.X18]" office:value-type="percentage" office:value="0.0480505161939686" calcext:value-type="percentage">
            <text:p>4.81%</text:p>
          </table:table-cell>
          <table:table-cell table:style-name="ce1" table:formula="of:=[.D18]/[.Y18]" office:value-type="percentage" office:value="0.740043380003752" calcext:value-type="percentage">
            <text:p>74.00%</text:p>
          </table:table-cell>
          <table:table-cell table:style-name="ce1"/>
          <table:table-cell table:style-name="ce1" table:formula="of:=[.C18]/[.AA18]" office:value-type="percentage" office:value="0.0548797433385928" calcext:value-type="percentage">
            <text:p>5.49%</text:p>
          </table:table-cell>
          <table:table-cell table:style-name="ce1" table:formula="of:=[.D18]/[.AB18]" office:value-type="percentage" office:value="0.972795058068422" calcext:value-type="percentage">
            <text:p>97.28%</text:p>
          </table:table-cell>
        </table:table-row>
        <table:table-row table:style-name="ro1">
          <table:table-cell table:number-columns-repeated="5"/>
          <table:table-cell table:style-name="ce1" table:formula="of:=[.C19]/[.F19]" office:value-type="percentage" office:value="0.049386262621269" calcext:value-type="percentage">
            <text:p>4.94%</text:p>
          </table:table-cell>
          <table:table-cell table:style-name="ce1" table:formula="of:=[.D19]/[.G19]" office:value-type="percentage" office:value="0.241750914742264" calcext:value-type="percentage">
            <text:p>24.18%</text:p>
          </table:table-cell>
          <table:table-cell table:style-name="ce1"/>
          <table:table-cell table:style-name="ce1" table:formula="of:=[.C19]/[.I19]" office:value-type="percentage" office:value="0.0414402285694361" calcext:value-type="percentage">
            <text:p>4.14%</text:p>
          </table:table-cell>
          <table:table-cell table:style-name="ce1" table:formula="of:=[.D19]/[.J19]" office:value-type="percentage" office:value="0.274102215285239" calcext:value-type="percentage">
            <text:p>27.41%</text:p>
          </table:table-cell>
          <table:table-cell table:style-name="ce1"/>
          <table:table-cell table:style-name="ce1" table:formula="of:=[.C19]/[.L19]" office:value-type="percentage" office:value="0.0383017481332246" calcext:value-type="percentage">
            <text:p>3.83%</text:p>
          </table:table-cell>
          <table:table-cell table:style-name="ce1" table:formula="of:=[.D19]/[.M19]" office:value-type="percentage" office:value="0.316449777290528" calcext:value-type="percentage">
            <text:p>31.64%</text:p>
          </table:table-cell>
          <table:table-cell table:style-name="ce1"/>
          <table:table-cell table:style-name="ce1" table:formula="of:=[.C19]/[.O19]" office:value-type="percentage" office:value="0.0374538429467795" calcext:value-type="percentage">
            <text:p>3.75%</text:p>
          </table:table-cell>
          <table:table-cell table:style-name="ce1" table:formula="of:=[.D19]/[.P19]" office:value-type="percentage" office:value="0.372558044785042" calcext:value-type="percentage">
            <text:p>37.26%</text:p>
          </table:table-cell>
          <table:table-cell table:style-name="ce1"/>
          <table:table-cell table:style-name="ce1" table:formula="of:=[.C19]/[.R19]" office:value-type="percentage" office:value="0.0377184324399275" calcext:value-type="percentage">
            <text:p>3.77%</text:p>
          </table:table-cell>
          <table:table-cell table:style-name="ce1" table:formula="of:=[.D19]/[.S19]" office:value-type="percentage" office:value="0.445415807313748" calcext:value-type="percentage">
            <text:p>44.54%</text:p>
          </table:table-cell>
          <table:table-cell table:style-name="ce1"/>
          <table:table-cell table:style-name="ce1" table:formula="of:=[.C19]/[.U19]" office:value-type="percentage" office:value="0.038890653796898" calcext:value-type="percentage">
            <text:p>3.89%</text:p>
          </table:table-cell>
          <table:table-cell table:style-name="ce1" table:formula="of:=[.D19]/[.V19]" office:value-type="percentage" office:value="0.542584415549915" calcext:value-type="percentage">
            <text:p>54.26%</text:p>
          </table:table-cell>
          <table:table-cell table:style-name="ce1"/>
          <table:table-cell table:style-name="ce1" table:formula="of:=[.C19]/[.X19]" office:value-type="percentage" office:value="0.0409615799643811" calcext:value-type="percentage">
            <text:p>4.10%</text:p>
          </table:table-cell>
          <table:table-cell table:style-name="ce1" table:formula="of:=[.D19]/[.Y19]" office:value-type="percentage" office:value="0.676814721449252" calcext:value-type="percentage">
            <text:p>67.68%</text:p>
          </table:table-cell>
          <table:table-cell table:style-name="ce1"/>
          <table:table-cell table:style-name="ce1" table:formula="of:=[.C19]/[.AA19]" office:value-type="percentage" office:value="0.0440070889710151" calcext:value-type="percentage">
            <text:p>4.40%</text:p>
          </table:table-cell>
          <table:table-cell table:style-name="ce1" table:formula="of:=[.D19]/[.AB19]" office:value-type="percentage" office:value="0.872299703002058" calcext:value-type="percentage">
            <text:p>87.23%</text:p>
          </table:table-cell>
        </table:table-row>
        <table:table-row table:style-name="ro1">
          <table:table-cell table:number-columns-repeated="5"/>
          <table:table-cell table:style-name="ce1" table:formula="of:=[.C20]/[.F20]" office:value-type="percentage" office:value="0.0459833098316428" calcext:value-type="percentage">
            <text:p>4.60%</text:p>
          </table:table-cell>
          <table:table-cell table:style-name="ce1" table:formula="of:=[.D20]/[.G20]" office:value-type="percentage" office:value="0.166285587055553" calcext:value-type="percentage">
            <text:p>16.63%</text:p>
          </table:table-cell>
          <table:table-cell table:style-name="ce1"/>
          <table:table-cell table:style-name="ce1" table:formula="of:=[.C20]/[.I20]" office:value-type="percentage" office:value="0.0367280579593362" calcext:value-type="percentage">
            <text:p>3.67%</text:p>
          </table:table-cell>
          <table:table-cell table:style-name="ce1" table:formula="of:=[.D20]/[.J20]" office:value-type="percentage" office:value="0.179515278707329" calcext:value-type="percentage">
            <text:p>17.95%</text:p>
          </table:table-cell>
          <table:table-cell table:style-name="ce1"/>
          <table:table-cell table:style-name="ce1" table:formula="of:=[.C20]/[.L20]" office:value-type="percentage" office:value="0.0322597771666972" calcext:value-type="percentage">
            <text:p>3.23%</text:p>
          </table:table-cell>
          <table:table-cell table:style-name="ce1" table:formula="of:=[.D20]/[.M20]" office:value-type="percentage" office:value="0.195032040504667" calcext:value-type="percentage">
            <text:p>19.50%</text:p>
          </table:table-cell>
          <table:table-cell table:style-name="ce1"/>
          <table:table-cell table:style-name="ce1" table:formula="of:=[.C20]/[.O20]" office:value-type="percentage" office:value="0.0298616321050209" calcext:value-type="percentage">
            <text:p>2.99%</text:p>
          </table:table-cell>
          <table:table-cell table:style-name="ce1" table:formula="of:=[.D20]/[.P20]" office:value-type="percentage" office:value="0.213429135614924" calcext:value-type="percentage">
            <text:p>21.34%</text:p>
          </table:table-cell>
          <table:table-cell table:style-name="ce1"/>
          <table:table-cell table:style-name="ce1" table:formula="of:=[.C20]/[.R20]" office:value-type="percentage" office:value="0.0288019523178693" calcext:value-type="percentage">
            <text:p>2.88%</text:p>
          </table:table-cell>
          <table:table-cell table:style-name="ce1" table:formula="of:=[.D20]/[.S20]" office:value-type="percentage" office:value="0.23545713429772" calcext:value-type="percentage">
            <text:p>23.55%</text:p>
          </table:table-cell>
          <table:table-cell table:style-name="ce1"/>
          <table:table-cell table:style-name="ce1" table:formula="of:=[.C20]/[.U20]" office:value-type="percentage" office:value="0.0285161142397731" calcext:value-type="percentage">
            <text:p>2.85%</text:p>
          </table:table-cell>
          <table:table-cell table:style-name="ce1" table:formula="of:=[.D20]/[.V20]" office:value-type="percentage" office:value="0.262240021270543" calcext:value-type="percentage">
            <text:p>26.22%</text:p>
          </table:table-cell>
          <table:table-cell table:style-name="ce1"/>
          <table:table-cell table:style-name="ce1" table:formula="of:=[.C20]/[.X20]" office:value-type="percentage" office:value="0.0288217549696565" calcext:value-type="percentage">
            <text:p>2.88%</text:p>
          </table:table-cell>
          <table:table-cell table:style-name="ce1" table:formula="of:=[.D20]/[.Y20]" office:value-type="percentage" office:value="0.295385219888834" calcext:value-type="percentage">
            <text:p>29.54%</text:p>
          </table:table-cell>
          <table:table-cell table:style-name="ce1"/>
          <table:table-cell table:style-name="ce1" table:formula="of:=[.C20]/[.AA20]" office:value-type="percentage" office:value="0.0297051805889271" calcext:value-type="percentage">
            <text:p>2.97%</text:p>
          </table:table-cell>
          <table:table-cell table:style-name="ce1" table:formula="of:=[.D20]/[.AB20]" office:value-type="percentage" office:value="0.337275797403468" calcext:value-type="percentage">
            <text:p>33.73%</text:p>
          </table:table-cell>
        </table:table-row>
        <table:table-row table:style-name="ro1">
          <table:table-cell table:number-columns-repeated="5"/>
          <table:table-cell table:style-name="ce1" table:formula="of:=[.C21]/[.F21]" office:value-type="percentage" office:value="0.0462802534201147" calcext:value-type="percentage">
            <text:p>4.63%</text:p>
          </table:table-cell>
          <table:table-cell table:style-name="ce1" table:formula="of:=[.D21]/[.G21]" office:value-type="percentage" office:value="0.163433730460405" calcext:value-type="percentage">
            <text:p>16.34%</text:p>
          </table:table-cell>
          <table:table-cell table:style-name="ce1"/>
          <table:table-cell table:style-name="ce1" table:formula="of:=[.C21]/[.I21]" office:value-type="percentage" office:value="0.0371621243753359" calcext:value-type="percentage">
            <text:p>3.72%</text:p>
          </table:table-cell>
          <table:table-cell table:style-name="ce1" table:formula="of:=[.D21]/[.J21]" office:value-type="percentage" office:value="0.176632688459703" calcext:value-type="percentage">
            <text:p>17.66%</text:p>
          </table:table-cell>
          <table:table-cell table:style-name="ce1"/>
          <table:table-cell table:style-name="ce1" table:formula="of:=[.C21]/[.L21]" office:value-type="percentage" office:value="0.0326964060181203" calcext:value-type="percentage">
            <text:p>3.27%</text:p>
          </table:table-cell>
          <table:table-cell table:style-name="ce1" table:formula="of:=[.D21]/[.M21]" office:value-type="percentage" office:value="0.192150849788741" calcext:value-type="percentage">
            <text:p>19.22%</text:p>
          </table:table-cell>
          <table:table-cell table:style-name="ce1"/>
          <table:table-cell table:style-name="ce1" table:formula="of:=[.C21]/[.O21]" office:value-type="percentage" office:value="0.0302652484371264" calcext:value-type="percentage">
            <text:p>3.03%</text:p>
          </table:table-cell>
          <table:table-cell table:style-name="ce1" table:formula="of:=[.D21]/[.P21]" office:value-type="percentage" office:value="0.210580124490877" calcext:value-type="percentage">
            <text:p>21.06%</text:p>
          </table:table-cell>
          <table:table-cell table:style-name="ce1"/>
          <table:table-cell table:style-name="ce1" table:formula="of:=[.C21]/[.R21]" office:value-type="percentage" office:value="0.0291693123410086" calcext:value-type="percentage">
            <text:p>2.92%</text:p>
          </table:table-cell>
          <table:table-cell table:style-name="ce1" table:formula="of:=[.D21]/[.S21]" office:value-type="percentage" office:value="0.232632429344217" calcext:value-type="percentage">
            <text:p>23.26%</text:p>
          </table:table-cell>
          <table:table-cell table:style-name="ce1"/>
          <table:table-cell table:style-name="ce1" table:formula="of:=[.C21]/[.U21]" office:value-type="percentage" office:value="0.0288269231590019" calcext:value-type="percentage">
            <text:p>2.88%</text:p>
          </table:table-cell>
          <table:table-cell table:style-name="ce1" table:formula="of:=[.D21]/[.V21]" office:value-type="percentage" office:value="0.259447747353467" calcext:value-type="percentage">
            <text:p>25.94%</text:p>
          </table:table-cell>
          <table:table-cell table:style-name="ce1"/>
          <table:table-cell table:style-name="ce1" table:formula="of:=[.C21]/[.X21]" office:value-type="percentage" office:value="0.0290529692217881" calcext:value-type="percentage">
            <text:p>2.91%</text:p>
          </table:table-cell>
          <table:table-cell table:style-name="ce1" table:formula="of:=[.D21]/[.Y21]" office:value-type="percentage" office:value="0.292647844453269" calcext:value-type="percentage">
            <text:p>29.26%</text:p>
          </table:table-cell>
          <table:table-cell table:style-name="ce1"/>
          <table:table-cell table:style-name="ce1" table:formula="of:=[.C21]/[.AA21]" office:value-type="percentage" office:value="0.0298129115581022" calcext:value-type="percentage">
            <text:p>2.98%</text:p>
          </table:table-cell>
          <table:table-cell table:style-name="ce1" table:formula="of:=[.D21]/[.AB21]" office:value-type="percentage" office:value="0.334586505721654" calcext:value-type="percentage">
            <text:p>33.46%</text:p>
          </table:table-cell>
        </table:table-row>
        <table:table-row table:style-name="ro1">
          <table:table-cell table:number-columns-repeated="5"/>
          <table:table-cell table:style-name="ce1" table:formula="of:=[.C22]/[.F22]" office:value-type="percentage" office:value="0.0470519552937429" calcext:value-type="percentage">
            <text:p>4.71%</text:p>
          </table:table-cell>
          <table:table-cell table:style-name="ce1" table:formula="of:=[.D22]/[.G22]" office:value-type="percentage" office:value="0.157308623087601" calcext:value-type="percentage">
            <text:p>15.73%</text:p>
          </table:table-cell>
          <table:table-cell table:style-name="ce1"/>
          <table:table-cell table:style-name="ce1" table:formula="of:=[.C22]/[.I22]" office:value-type="percentage" office:value="0.0381183348366246" calcext:value-type="percentage">
            <text:p>3.81%</text:p>
          </table:table-cell>
          <table:table-cell table:style-name="ce1" table:formula="of:=[.D22]/[.J22]" office:value-type="percentage" office:value="0.170422768079671" calcext:value-type="percentage">
            <text:p>17.04%</text:p>
          </table:table-cell>
          <table:table-cell table:style-name="ce1"/>
          <table:table-cell table:style-name="ce1" table:formula="of:=[.C22]/[.L22]" office:value-type="percentage" office:value="0.0336196265461385" calcext:value-type="percentage">
            <text:p>3.36%</text:p>
          </table:table-cell>
          <table:table-cell table:style-name="ce1" table:formula="of:=[.D22]/[.M22]" office:value-type="percentage" office:value="0.18592231488458" calcext:value-type="percentage">
            <text:p>18.59%</text:p>
          </table:table-cell>
          <table:table-cell table:style-name="ce1"/>
          <table:table-cell table:style-name="ce1" table:formula="of:=[.C22]/[.O22]" office:value-type="percentage" office:value="0.0310951270967653" calcext:value-type="percentage">
            <text:p>3.11%</text:p>
          </table:table-cell>
          <table:table-cell table:style-name="ce1" table:formula="of:=[.D22]/[.P22]" office:value-type="percentage" office:value="0.204401800425844" calcext:value-type="percentage">
            <text:p>20.44%</text:p>
          </table:table-cell>
          <table:table-cell table:style-name="ce1"/>
          <table:table-cell table:style-name="ce1" table:formula="of:=[.C22]/[.R22]" office:value-type="percentage" office:value="0.0299335416980545" calcext:value-type="percentage">
            <text:p>2.99%</text:p>
          </table:table-cell>
          <table:table-cell table:style-name="ce1" table:formula="of:=[.D22]/[.S22]" office:value-type="percentage" office:value="0.22652763319771" calcext:value-type="percentage">
            <text:p>22.65%</text:p>
          </table:table-cell>
          <table:table-cell table:style-name="ce1"/>
          <table:table-cell table:style-name="ce1" table:formula="of:=[.C22]/[.U22]" office:value-type="percentage" office:value="0.0294959406667455" calcext:value-type="percentage">
            <text:p>2.95%</text:p>
          </table:table-cell>
          <table:table-cell table:style-name="ce1" table:formula="of:=[.D22]/[.V22]" office:value-type="percentage" office:value="0.253480055031476" calcext:value-type="percentage">
            <text:p>25.35%</text:p>
          </table:table-cell>
          <table:table-cell table:style-name="ce1"/>
          <table:table-cell table:style-name="ce1" table:formula="of:=[.C22]/[.X22]" office:value-type="percentage" office:value="0.0295835434957359" calcext:value-type="percentage">
            <text:p>2.96%</text:p>
          </table:table-cell>
          <table:table-cell table:style-name="ce1" table:formula="of:=[.D22]/[.Y22]" office:value-type="percentage" office:value="0.286927589763422" calcext:value-type="percentage">
            <text:p>28.69%</text:p>
          </table:table-cell>
          <table:table-cell table:style-name="ce1"/>
          <table:table-cell table:style-name="ce1" table:formula="of:=[.C22]/[.AA22]" office:value-type="percentage" office:value="0.0301490520348031" calcext:value-type="percentage">
            <text:p>3.01%</text:p>
          </table:table-cell>
          <table:table-cell table:style-name="ce1" table:formula="of:=[.D22]/[.AB22]" office:value-type="percentage" office:value="0.329233658180473" calcext:value-type="percentage">
            <text:p>32.92%</text:p>
          </table:table-cell>
        </table:table-row>
        <table:table-row table:style-name="ro1">
          <table:table-cell table:number-columns-repeated="5"/>
          <table:table-cell table:style-name="ce1" table:formula="of:=[.C23]/[.F23]" office:value-type="percentage" office:value="0.0419502082647868" calcext:value-type="percentage">
            <text:p>4.20%</text:p>
          </table:table-cell>
          <table:table-cell table:style-name="ce1" table:formula="of:=[.D23]/[.G23]" office:value-type="percentage" office:value="0.277620668333975" calcext:value-type="percentage">
            <text:p>27.76%</text:p>
          </table:table-cell>
          <table:table-cell table:style-name="ce1"/>
          <table:table-cell table:style-name="ce1" table:formula="of:=[.C23]/[.I23]" office:value-type="percentage" office:value="0.0346261068843415" calcext:value-type="percentage">
            <text:p>3.46%</text:p>
          </table:table-cell>
          <table:table-cell table:style-name="ce1" table:formula="of:=[.D23]/[.J23]" office:value-type="percentage" office:value="0.311723030695755" calcext:value-type="percentage">
            <text:p>31.17%</text:p>
          </table:table-cell>
          <table:table-cell table:style-name="ce1"/>
          <table:table-cell table:style-name="ce1" table:formula="of:=[.C23]/[.L23]" office:value-type="percentage" office:value="0.0325116291694418" calcext:value-type="percentage">
            <text:p>3.25%</text:p>
          </table:table-cell>
          <table:table-cell table:style-name="ce1" table:formula="of:=[.D23]/[.M23]" office:value-type="percentage" office:value="0.355376799174716" calcext:value-type="percentage">
            <text:p>35.54%</text:p>
          </table:table-cell>
          <table:table-cell table:style-name="ce1"/>
          <table:table-cell table:style-name="ce1" table:formula="of:=[.C23]/[.O23]" office:value-type="percentage" office:value="0.0328999746134282" calcext:value-type="percentage">
            <text:p>3.29%</text:p>
          </table:table-cell>
          <table:table-cell table:style-name="ce1" table:formula="of:=[.D23]/[.P23]" office:value-type="percentage" office:value="0.411716073493225" calcext:value-type="percentage">
            <text:p>41.17%</text:p>
          </table:table-cell>
          <table:table-cell table:style-name="ce1"/>
          <table:table-cell table:style-name="ce1" table:formula="of:=[.C23]/[.R23]" office:value-type="percentage" office:value="0.0349269099834627" calcext:value-type="percentage">
            <text:p>3.49%</text:p>
          </table:table-cell>
          <table:table-cell table:style-name="ce1" table:formula="of:=[.D23]/[.S23]" office:value-type="percentage" office:value="0.483659087317509" calcext:value-type="percentage">
            <text:p>48.37%</text:p>
          </table:table-cell>
          <table:table-cell table:style-name="ce1"/>
          <table:table-cell table:style-name="ce1" table:formula="of:=[.C23]/[.U23]" office:value-type="percentage" office:value="0.0388072770084313" calcext:value-type="percentage">
            <text:p>3.88%</text:p>
          </table:table-cell>
          <table:table-cell table:style-name="ce1" table:formula="of:=[.D23]/[.V23]" office:value-type="percentage" office:value="0.578048189482978" calcext:value-type="percentage">
            <text:p>57.80%</text:p>
          </table:table-cell>
          <table:table-cell table:style-name="ce1"/>
          <table:table-cell table:style-name="ce1" table:formula="of:=[.C23]/[.X23]" office:value-type="percentage" office:value="0.0445797879956326" calcext:value-type="percentage">
            <text:p>4.46%</text:p>
          </table:table-cell>
          <table:table-cell table:style-name="ce1" table:formula="of:=[.D23]/[.Y23]" office:value-type="percentage" office:value="0.705933596674454" calcext:value-type="percentage">
            <text:p>70.59%</text:p>
          </table:table-cell>
          <table:table-cell table:style-name="ce1"/>
          <table:table-cell table:style-name="ce1" table:formula="of:=[.C23]/[.AA23]" office:value-type="percentage" office:value="0.0531548553163894" calcext:value-type="percentage">
            <text:p>5.32%</text:p>
          </table:table-cell>
          <table:table-cell table:style-name="ce1" table:formula="of:=[.D23]/[.AB23]" office:value-type="percentage" office:value="0.887099001100884" calcext:value-type="percentage">
            <text:p>88.71%</text:p>
          </table:table-cell>
        </table:table-row>
        <table:table-row table:style-name="ro1">
          <table:table-cell table:number-columns-repeated="5"/>
          <table:table-cell table:style-name="ce1" table:formula="of:=[.C24]/[.F24]" office:value-type="percentage" office:value="0.042983076414046" calcext:value-type="percentage">
            <text:p>4.30%</text:p>
          </table:table-cell>
          <table:table-cell table:style-name="ce1" table:formula="of:=[.D24]/[.G24]" office:value-type="percentage" office:value="0.270021227402686" calcext:value-type="percentage">
            <text:p>27.00%</text:p>
          </table:table-cell>
          <table:table-cell table:style-name="ce1"/>
          <table:table-cell table:style-name="ce1" table:formula="of:=[.C24]/[.I24]" office:value-type="percentage" office:value="0.0353579389003542" calcext:value-type="percentage">
            <text:p>3.54%</text:p>
          </table:table-cell>
          <table:table-cell table:style-name="ce1" table:formula="of:=[.D24]/[.J24]" office:value-type="percentage" office:value="0.303632546196407" calcext:value-type="percentage">
            <text:p>30.36%</text:p>
          </table:table-cell>
          <table:table-cell table:style-name="ce1"/>
          <table:table-cell table:style-name="ce1" table:formula="of:=[.C24]/[.L24]" office:value-type="percentage" office:value="0.0329456419931705" calcext:value-type="percentage">
            <text:p>3.29%</text:p>
          </table:table-cell>
          <table:table-cell table:style-name="ce1" table:formula="of:=[.D24]/[.M24]" office:value-type="percentage" office:value="0.346801170487552" calcext:value-type="percentage">
            <text:p>34.68%</text:p>
          </table:table-cell>
          <table:table-cell table:style-name="ce1"/>
          <table:table-cell table:style-name="ce1" table:formula="of:=[.C24]/[.O24]" office:value-type="percentage" office:value="0.0330444847363447" calcext:value-type="percentage">
            <text:p>3.30%</text:p>
          </table:table-cell>
          <table:table-cell table:style-name="ce1" table:formula="of:=[.D24]/[.P24]" office:value-type="percentage" office:value="0.402544605322893" calcext:value-type="percentage">
            <text:p>40.25%</text:p>
          </table:table-cell>
          <table:table-cell table:style-name="ce1"/>
          <table:table-cell table:style-name="ce1" table:formula="of:=[.C24]/[.R24]" office:value-type="percentage" office:value="0.0345779678707049" calcext:value-type="percentage">
            <text:p>3.46%</text:p>
          </table:table-cell>
          <table:table-cell table:style-name="ce1" table:formula="of:=[.D24]/[.S24]" office:value-type="percentage" office:value="0.473199412776339" calcext:value-type="percentage">
            <text:p>47.32%</text:p>
          </table:table-cell>
          <table:table-cell table:style-name="ce1"/>
          <table:table-cell table:style-name="ce1" table:formula="of:=[.C24]/[.U24]" office:value-type="percentage" office:value="0.0376427364114349" calcext:value-type="percentage">
            <text:p>3.76%</text:p>
          </table:table-cell>
          <table:table-cell table:style-name="ce1" table:formula="of:=[.D24]/[.V24]" office:value-type="percentage" office:value="0.565046076859978" calcext:value-type="percentage">
            <text:p>56.50%</text:p>
          </table:table-cell>
          <table:table-cell table:style-name="ce1"/>
          <table:table-cell table:style-name="ce1" table:formula="of:=[.C24]/[.X24]" office:value-type="percentage" office:value="0.0764026633566172" calcext:value-type="percentage">
            <text:p>7.64%</text:p>
          </table:table-cell>
          <table:table-cell table:style-name="ce1" table:formula="of:=[.D24]/[.Y24]" office:value-type="percentage" office:value="1.25075927282756" calcext:value-type="percentage">
            <text:p>125.08%</text:p>
          </table:table-cell>
          <table:table-cell table:style-name="ce1"/>
          <table:table-cell table:style-name="ce1" table:formula="of:=[.C24]/[.AA24]" office:value-type="percentage" office:value="0.0481882092157967" calcext:value-type="percentage">
            <text:p>4.82%</text:p>
          </table:table-cell>
          <table:table-cell table:style-name="ce1" table:formula="of:=[.D24]/[.AB24]" office:value-type="percentage" office:value="0.85924697664618" calcext:value-type="percentage">
            <text:p>85.92%</text:p>
          </table:table-cell>
        </table:table-row>
        <table:table-row table:style-name="ro1">
          <table:table-cell table:number-columns-repeated="5"/>
          <table:table-cell table:style-name="ce1" table:formula="of:=[.C25]/[.F25]" office:value-type="percentage" office:value="0.046548634293897" calcext:value-type="percentage">
            <text:p>4.65%</text:p>
          </table:table-cell>
          <table:table-cell table:style-name="ce1" table:formula="of:=[.D25]/[.G25]" office:value-type="percentage" office:value="0.247576251948039" calcext:value-type="percentage">
            <text:p>24.76%</text:p>
          </table:table-cell>
          <table:table-cell table:style-name="ce1"/>
          <table:table-cell table:style-name="ce1" table:formula="of:=[.C25]/[.I25]" office:value-type="percentage" office:value="0.0377649529993903" calcext:value-type="percentage">
            <text:p>3.78%</text:p>
          </table:table-cell>
          <table:table-cell table:style-name="ce1" table:formula="of:=[.D25]/[.J25]" office:value-type="percentage" office:value="0.278917443831281" calcext:value-type="percentage">
            <text:p>27.89%</text:p>
          </table:table-cell>
          <table:table-cell table:style-name="ce1"/>
          <table:table-cell table:style-name="ce1" table:formula="of:=[.C25]/[.L25]" office:value-type="percentage" office:value="0.0342039378613701" calcext:value-type="percentage">
            <text:p>3.42%</text:p>
          </table:table-cell>
          <table:table-cell table:style-name="ce1" table:formula="of:=[.D25]/[.M25]" office:value-type="percentage" office:value="0.319343845711115" calcext:value-type="percentage">
            <text:p>31.93%</text:p>
          </table:table-cell>
          <table:table-cell table:style-name="ce1"/>
          <table:table-cell table:style-name="ce1" table:formula="of:=[.C25]/[.O25]" office:value-type="percentage" office:value="0.0330806236314115" calcext:value-type="percentage">
            <text:p>3.31%</text:p>
          </table:table-cell>
          <table:table-cell table:style-name="ce1" table:formula="of:=[.D25]/[.P25]" office:value-type="percentage" office:value="0.371446936399666" calcext:value-type="percentage">
            <text:p>37.14%</text:p>
          </table:table-cell>
          <table:table-cell table:style-name="ce1"/>
          <table:table-cell table:style-name="ce1" table:formula="of:=[.C25]/[.R25]" office:value-type="percentage" office:value="0.033306927350615" calcext:value-type="percentage">
            <text:p>3.33%</text:p>
          </table:table-cell>
          <table:table-cell table:style-name="ce1" table:formula="of:=[.D25]/[.S25]" office:value-type="percentage" office:value="0.436352812608364" calcext:value-type="percentage">
            <text:p>43.64%</text:p>
          </table:table-cell>
          <table:table-cell table:style-name="ce1"/>
          <table:table-cell table:style-name="ce1" table:formula="of:=[.C25]/[.U25]" office:value-type="percentage" office:value="0.0347258472503495" calcext:value-type="percentage">
            <text:p>3.47%</text:p>
          </table:table-cell>
          <table:table-cell table:style-name="ce1" table:formula="of:=[.D25]/[.V25]" office:value-type="percentage" office:value="0.518801394515448" calcext:value-type="percentage">
            <text:p>51.88%</text:p>
          </table:table-cell>
          <table:table-cell table:style-name="ce1"/>
          <table:table-cell table:style-name="ce1" table:formula="of:=[.C25]/[.X25]" office:value-type="percentage" office:value="0.0369477877332645" calcext:value-type="percentage">
            <text:p>3.69%</text:p>
          </table:table-cell>
          <table:table-cell table:style-name="ce1" table:formula="of:=[.D25]/[.Y25]" office:value-type="percentage" office:value="0.625938147843" calcext:value-type="percentage">
            <text:p>62.59%</text:p>
          </table:table-cell>
          <table:table-cell table:style-name="ce1"/>
          <table:table-cell table:style-name="ce1" table:formula="of:=[.C25]/[.AA25]" office:value-type="percentage" office:value="0.0401002753848958" calcext:value-type="percentage">
            <text:p>4.01%</text:p>
          </table:table-cell>
          <table:table-cell table:style-name="ce1" table:formula="of:=[.D25]/[.AB25]" office:value-type="percentage" office:value="0.769137357831364" calcext:value-type="percentage">
            <text:p>76.91%</text:p>
          </table:table-cell>
        </table:table-row>
      </table:table>
      <table:table table:name="Arabi-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abi-1-Q10-K</text:p>
          </table:table-cell>
          <table:table-cell table:number-columns-repeated="4"/>
          <table:table-cell office:value-type="string" calcext:value-type="string">
            <text:p>Arabi-1-Q10-S</text:p>
          </table:table-cell>
          <table:table-cell table:number-columns-repeated="8"/>
          <table:table-cell office:value-type="string" calcext:value-type="string">
            <text:p>Arabi-1-Q10-K</text:p>
          </table:table-cell>
          <table:table-cell table:style-name="Default"/>
          <table:table-cell table:number-columns-repeated="3"/>
          <table:table-cell office:value-type="string" calcext:value-type="string">
            <text:p>Arabi-1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355489" calcext:value-type="float">
            <text:p>210355489</text:p>
          </table:table-cell>
          <table:table-cell table:style-name="ce1" office:value-type="percentage" office:value="0.630921" calcext:value-type="percentage">
            <text:p>63.09%</text:p>
          </table:table-cell>
          <table:table-cell office:value-type="float" office:value="210355489" calcext:value-type="float">
            <text:p>210355489</text:p>
          </table:table-cell>
          <table:table-cell table:style-name="ce1" office:value-type="percentage" office:value="0.096178" calcext:value-type="percentage">
            <text:p>9.62%</text:p>
          </table:table-cell>
          <table:table-cell/>
          <table:table-cell office:value-type="float" office:value="7934474" calcext:value-type="float">
            <text:p>7934474</text:p>
          </table:table-cell>
          <table:table-cell table:style-name="ce1" office:value-type="percentage" office:value="0.528528" calcext:value-type="percentage">
            <text:p>52.85%</text:p>
          </table:table-cell>
          <table:table-cell office:value-type="float" office:value="7934474" calcext:value-type="float">
            <text:p>7934474</text:p>
          </table:table-cell>
          <table:table-cell table:style-name="ce1" office:value-type="percentage" office:value="0.029079" calcext:value-type="percentage">
            <text:p>2.91%</text:p>
          </table:table-cell>
          <table:table-cell/>
          <table:table-cell table:formula="of:=[.G2]/[.B2]" office:value-type="float" office:value="0.0377193580149458" calcext:value-type="float">
            <text:p>0.037719358</text:p>
          </table:table-cell>
          <table:table-cell table:formula="of:=[.I2]/[.D2]" office:value-type="float" office:value="0.0377193580149458" calcext:value-type="float">
            <text:p>0.037719358</text:p>
          </table:table-cell>
          <table:table-cell/>
          <table:table-cell office:value-type="float" office:value="4638447" calcext:value-type="float">
            <text:p>4638447</text:p>
          </table:table-cell>
          <table:table-cell office:value-type="percentage" office:value="0.002121" calcext:value-type="percentage">
            <text:p>0.21%</text:p>
          </table:table-cell>
          <table:table-cell office:value-type="float" office:value="10" calcext:value-type="float">
            <text:p>10</text:p>
          </table:table-cell>
          <table:table-cell office:value-type="float" office:value="453254" calcext:value-type="float">
            <text:p>453254</text:p>
          </table:table-cell>
          <table:table-cell/>
          <table:table-cell office:value-type="float" office:value="4626818" calcext:value-type="float">
            <text:p>4626818</text:p>
          </table:table-cell>
          <table:table-cell office:value-type="percentage" office:value="0.016957" calcext:value-type="percentage">
            <text:p>1.70%</text:p>
          </table:table-cell>
          <table:table-cell office:value-type="float" office:value="10" calcext:value-type="float">
            <text:p>10</text:p>
          </table:table-cell>
          <table:table-cell office:value-type="float" office:value="451696" calcext:value-type="float">
            <text:p>451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99357" calcext:value-type="float">
            <text:p>8799357</text:p>
          </table:table-cell>
          <table:table-cell table:style-name="ce1" office:value-type="percentage" office:value="0.026392" calcext:value-type="percentage">
            <text:p>2.64%</text:p>
          </table:table-cell>
          <table:table-cell office:value-type="float" office:value="17598714" calcext:value-type="float">
            <text:p>17598714</text:p>
          </table:table-cell>
          <table:table-cell table:style-name="ce1" office:value-type="percentage" office:value="0.008046" calcext:value-type="percentage">
            <text:p>0.80%</text:p>
          </table:table-cell>
          <table:table-cell/>
          <table:table-cell office:value-type="float" office:value="365029" calcext:value-type="float">
            <text:p>365029</text:p>
          </table:table-cell>
          <table:table-cell table:style-name="ce1" office:value-type="percentage" office:value="0.024315" calcext:value-type="percentage">
            <text:p>2.43%</text:p>
          </table:table-cell>
          <table:table-cell office:value-type="float" office:value="730058" calcext:value-type="float">
            <text:p>730058</text:p>
          </table:table-cell>
          <table:table-cell table:style-name="ce1" office:value-type="percentage" office:value="0.002676" calcext:value-type="percentage">
            <text:p>0.27%</text:p>
          </table:table-cell>
          <table:table-cell/>
          <table:table-cell table:formula="of:=[.G3]/[.B3]" office:value-type="float" office:value="0.0414835993129953" calcext:value-type="float">
            <text:p>0.0414835993</text:p>
          </table:table-cell>
          <table:table-cell table:formula="of:=[.I3]/[.D3]" office:value-type="float" office:value="0.0414835993129953" calcext:value-type="float">
            <text:p>0.0414835993</text:p>
          </table:table-cell>
          <table:table-cell/>
          <table:table-cell office:value-type="float" office:value="9116694" calcext:value-type="float">
            <text:p>9116694</text:p>
          </table:table-cell>
          <table:table-cell office:value-type="percentage" office:value="0.004168" calcext:value-type="percentage">
            <text:p>0.42%</text:p>
          </table:table-cell>
          <table:table-cell office:value-type="float" office:value="20" calcext:value-type="float">
            <text:p>20</text:p>
          </table:table-cell>
          <table:table-cell office:value-type="float" office:value="442483" calcext:value-type="float">
            <text:p>442483</text:p>
          </table:table-cell>
          <table:table-cell/>
          <table:table-cell office:value-type="float" office:value="9073078" calcext:value-type="float">
            <text:p>9073078</text:p>
          </table:table-cell>
          <table:table-cell office:value-type="percentage" office:value="0.033251" calcext:value-type="percentage">
            <text:p>3.33%</text:p>
          </table:table-cell>
          <table:table-cell office:value-type="float" office:value="20" calcext:value-type="float">
            <text:p>20</text:p>
          </table:table-cell>
          <table:table-cell office:value-type="float" office:value="439133" calcext:value-type="float">
            <text:p>439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14897" calcext:value-type="float">
            <text:p>4814897</text:p>
          </table:table-cell>
          <table:table-cell table:style-name="ce1" office:value-type="percentage" office:value="0.014441" calcext:value-type="percentage">
            <text:p>1.44%</text:p>
          </table:table-cell>
          <table:table-cell office:value-type="float" office:value="16602835" calcext:value-type="float">
            <text:p>16602835</text:p>
          </table:table-cell>
          <table:table-cell table:style-name="ce1" office:value-type="percentage" office:value="0.007591" calcext:value-type="percentage">
            <text:p>0.76%</text:p>
          </table:table-cell>
          <table:table-cell/>
          <table:table-cell office:value-type="float" office:value="236671" calcext:value-type="float">
            <text:p>236671</text:p>
          </table:table-cell>
          <table:table-cell table:style-name="ce1" office:value-type="percentage" office:value="0.015765" calcext:value-type="percentage">
            <text:p>1.58%</text:p>
          </table:table-cell>
          <table:table-cell office:value-type="float" office:value="824354" calcext:value-type="float">
            <text:p>824354</text:p>
          </table:table-cell>
          <table:table-cell table:style-name="ce1" office:value-type="percentage" office:value="0.003021" calcext:value-type="percentage">
            <text:p>0.30%</text:p>
          </table:table-cell>
          <table:table-cell/>
          <table:table-cell table:formula="of:=[.G4]/[.B4]" office:value-type="float" office:value="0.0491539071344621" calcext:value-type="float">
            <text:p>0.0491539071</text:p>
          </table:table-cell>
          <table:table-cell table:formula="of:=[.I4]/[.D4]" office:value-type="float" office:value="0.0496513998964635" calcext:value-type="float">
            <text:p>0.0496513999</text:p>
          </table:table-cell>
          <table:table-cell/>
          <table:table-cell office:value-type="float" office:value="13478915" calcext:value-type="float">
            <text:p>13478915</text:p>
          </table:table-cell>
          <table:table-cell office:value-type="percentage" office:value="0.006163" calcext:value-type="percentage">
            <text:p>0.62%</text:p>
          </table:table-cell>
          <table:table-cell office:value-type="float" office:value="30" calcext:value-type="float">
            <text:p>30</text:p>
          </table:table-cell>
          <table:table-cell office:value-type="float" office:value="424259" calcext:value-type="float">
            <text:p>424259</text:p>
          </table:table-cell>
          <table:table-cell/>
          <table:table-cell office:value-type="float" office:value="13368538" calcext:value-type="float">
            <text:p>13368538</text:p>
          </table:table-cell>
          <table:table-cell office:value-type="percentage" office:value="0.048994" calcext:value-type="percentage">
            <text:p>4.90%</text:p>
          </table:table-cell>
          <table:table-cell office:value-type="float" office:value="30" calcext:value-type="float">
            <text:p>30</text:p>
          </table:table-cell>
          <table:table-cell office:value-type="float" office:value="415403" calcext:value-type="float">
            <text:p>415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36805" calcext:value-type="float">
            <text:p>19236805</text:p>
          </table:table-cell>
          <table:table-cell table:style-name="ce1" office:value-type="percentage" office:value="0.057697" calcext:value-type="percentage">
            <text:p>5.77%</text:p>
          </table:table-cell>
          <table:table-cell office:value-type="float" office:value="132361830" calcext:value-type="float">
            <text:p>132361830</text:p>
          </table:table-cell>
          <table:table-cell table:style-name="ce1" office:value-type="percentage" office:value="0.060518" calcext:value-type="percentage">
            <text:p>6.05%</text:p>
          </table:table-cell>
          <table:table-cell/>
          <table:table-cell office:value-type="float" office:value="1106912" calcext:value-type="float">
            <text:p>1106912</text:p>
          </table:table-cell>
          <table:table-cell table:style-name="ce1" office:value-type="percentage" office:value="0.073733" calcext:value-type="percentage">
            <text:p>7.37%</text:p>
          </table:table-cell>
          <table:table-cell office:value-type="float" office:value="7623589" calcext:value-type="float">
            <text:p>7623589</text:p>
          </table:table-cell>
          <table:table-cell table:style-name="ce1" office:value-type="percentage" office:value="0.027939" calcext:value-type="percentage">
            <text:p>2.79%</text:p>
          </table:table-cell>
          <table:table-cell/>
          <table:table-cell table:formula="of:=[.G5]/[.B5]" office:value-type="float" office:value="0.0575413640674738" calcext:value-type="float">
            <text:p>0.0575413641</text:p>
          </table:table-cell>
          <table:table-cell table:formula="of:=[.I5]/[.D5]" office:value-type="float" office:value="0.0575965820357727" calcext:value-type="float">
            <text:p>0.057596582</text:p>
          </table:table-cell>
          <table:table-cell/>
          <table:table-cell office:value-type="float" office:value="17619376" calcext:value-type="float">
            <text:p>17619376</text:p>
          </table:table-cell>
          <table:table-cell office:value-type="percentage" office:value="0.008056" calcext:value-type="percentage">
            <text:p>0.81%</text:p>
          </table:table-cell>
          <table:table-cell office:value-type="float" office:value="40" calcext:value-type="float">
            <text:p>40</text:p>
          </table:table-cell>
          <table:table-cell office:value-type="float" office:value="405918" calcext:value-type="float">
            <text:p>405918</text:p>
          </table:table-cell>
          <table:table-cell/>
          <table:table-cell office:value-type="float" office:value="17437501" calcext:value-type="float">
            <text:p>17437501</text:p>
          </table:table-cell>
          <table:table-cell office:value-type="percentage" office:value="0.063906" calcext:value-type="percentage">
            <text:p>6.39%</text:p>
          </table:table-cell>
          <table:table-cell office:value-type="float" office:value="40" calcext:value-type="float">
            <text:p>40</text:p>
          </table:table-cell>
          <table:table-cell office:value-type="float" office:value="400204" calcext:value-type="float">
            <text:p>4002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972112" calcext:value-type="float">
            <text:p>71972112</text:p>
          </table:table-cell>
          <table:table-cell table:style-name="ce1" office:value-type="percentage" office:value="0.215867" calcext:value-type="percentage">
            <text:p>21.59%</text:p>
          </table:table-cell>
          <table:table-cell office:value-type="float" office:value="880854859" calcext:value-type="float">
            <text:p>880854859</text:p>
          </table:table-cell>
          <table:table-cell table:style-name="ce1" office:value-type="percentage" office:value="0.402742" calcext:value-type="percentage">
            <text:p>40.27%</text:p>
          </table:table-cell>
          <table:table-cell/>
          <table:table-cell office:value-type="float" office:value="4139563" calcext:value-type="float">
            <text:p>4139563</text:p>
          </table:table-cell>
          <table:table-cell table:style-name="ce1" office:value-type="percentage" office:value="0.275743" calcext:value-type="percentage">
            <text:p>27.57%</text:p>
          </table:table-cell>
          <table:table-cell office:value-type="float" office:value="50667273" calcext:value-type="float">
            <text:p>50667273</text:p>
          </table:table-cell>
          <table:table-cell table:style-name="ce1" office:value-type="percentage" office:value="0.185688" calcext:value-type="percentage">
            <text:p>18.57%</text:p>
          </table:table-cell>
          <table:table-cell/>
          <table:table-cell table:formula="of:=[.G6]/[.B6]" office:value-type="float" office:value="0.0575162085003147" calcext:value-type="float">
            <text:p>0.0575162085</text:p>
          </table:table-cell>
          <table:table-cell table:formula="of:=[.I6]/[.D6]" office:value-type="float" office:value="0.0575205693450117" calcext:value-type="float">
            <text:p>0.0575205693</text:p>
          </table:table-cell>
          <table:table-cell/>
          <table:table-cell office:value-type="float" office:value="21631578" calcext:value-type="float">
            <text:p>21631578</text:p>
          </table:table-cell>
          <table:table-cell office:value-type="percentage" office:value="0.00989" calcext:value-type="percentage">
            <text:p>0.99%</text:p>
          </table:table-cell>
          <table:table-cell office:value-type="float" office:value="50" calcext:value-type="float">
            <text:p>50</text:p>
          </table:table-cell>
          <table:table-cell office:value-type="float" office:value="399252" calcext:value-type="float">
            <text:p>399252</text:p>
          </table:table-cell>
          <table:table-cell/>
          <table:table-cell office:value-type="float" office:value="21410433" calcext:value-type="float">
            <text:p>21410433</text:p>
          </table:table-cell>
          <table:table-cell office:value-type="percentage" office:value="0.078466" calcext:value-type="percentage">
            <text:p>7.85%</text:p>
          </table:table-cell>
          <table:table-cell office:value-type="float" office:value="50" calcext:value-type="float">
            <text:p>50</text:p>
          </table:table-cell>
          <table:table-cell office:value-type="float" office:value="393776" calcext:value-type="float">
            <text:p>3937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123667" calcext:value-type="float">
            <text:p>16123667</text:p>
          </table:table-cell>
          <table:table-cell table:style-name="ce1" office:value-type="percentage" office:value="0.04836" calcext:value-type="percentage">
            <text:p>4.84%</text:p>
          </table:table-cell>
          <table:table-cell office:value-type="float" office:value="316192202" calcext:value-type="float">
            <text:p>316192202</text:p>
          </table:table-cell>
          <table:table-cell table:style-name="ce1" office:value-type="percentage" office:value="0.144568" calcext:value-type="percentage">
            <text:p>14.46%</text:p>
          </table:table-cell>
          <table:table-cell/>
          <table:table-cell office:value-type="float" office:value="980258" calcext:value-type="float">
            <text:p>980258</text:p>
          </table:table-cell>
          <table:table-cell table:style-name="ce1" office:value-type="percentage" office:value="0.065297" calcext:value-type="percentage">
            <text:p>6.53%</text:p>
          </table:table-cell>
          <table:table-cell office:value-type="float" office:value="19475383" calcext:value-type="float">
            <text:p>19475383</text:p>
          </table:table-cell>
          <table:table-cell table:style-name="ce1" office:value-type="percentage" office:value="0.071374" calcext:value-type="percentage">
            <text:p>7.14%</text:p>
          </table:table-cell>
          <table:table-cell/>
          <table:table-cell table:formula="of:=[.G7]/[.B7]" office:value-type="float" office:value="0.0607962196192715" calcext:value-type="float">
            <text:p>0.0607962196</text:p>
          </table:table-cell>
          <table:table-cell table:formula="of:=[.I7]/[.D7]" office:value-type="float" office:value="0.0615934955916465" calcext:value-type="float">
            <text:p>0.0615934956</text:p>
          </table:table-cell>
          <table:table-cell/>
          <table:table-cell office:value-type="float" office:value="25597599" calcext:value-type="float">
            <text:p>25597599</text:p>
          </table:table-cell>
          <table:table-cell office:value-type="percentage" office:value="0.011704" calcext:value-type="percentage">
            <text:p>1.17%</text:p>
          </table:table-cell>
          <table:table-cell office:value-type="float" office:value="60" calcext:value-type="float">
            <text:p>60</text:p>
          </table:table-cell>
          <table:table-cell office:value-type="float" office:value="393776" calcext:value-type="float">
            <text:p>393776</text:p>
          </table:table-cell>
          <table:table-cell/>
          <table:table-cell office:value-type="float" office:value="25271706" calcext:value-type="float">
            <text:p>25271706</text:p>
          </table:table-cell>
          <table:table-cell office:value-type="percentage" office:value="0.092617" calcext:value-type="percentage">
            <text:p>9.26%</text:p>
          </table:table-cell>
          <table:table-cell office:value-type="float" office:value="60" calcext:value-type="float">
            <text:p>60</text:p>
          </table:table-cell>
          <table:table-cell office:value-type="float" office:value="381544" calcext:value-type="float">
            <text:p>381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6165" calcext:value-type="float">
            <text:p>1036165</text:p>
          </table:table-cell>
          <table:table-cell table:style-name="ce1" office:value-type="percentage" office:value="0.003108" calcext:value-type="percentage">
            <text:p>0.31%</text:p>
          </table:table-cell>
          <table:table-cell office:value-type="float" office:value="44865758" calcext:value-type="float">
            <text:p>44865758</text:p>
          </table:table-cell>
          <table:table-cell table:style-name="ce1" office:value-type="percentage" office:value="0.020513" calcext:value-type="percentage">
            <text:p>2.05%</text:p>
          </table:table-cell>
          <table:table-cell/>
          <table:table-cell office:value-type="float" office:value="95664" calcext:value-type="float">
            <text:p>95664</text:p>
          </table:table-cell>
          <table:table-cell table:style-name="ce1" office:value-type="percentage" office:value="0.006372" calcext:value-type="percentage">
            <text:p>0.64%</text:p>
          </table:table-cell>
          <table:table-cell office:value-type="float" office:value="4206398" calcext:value-type="float">
            <text:p>4206398</text:p>
          </table:table-cell>
          <table:table-cell table:style-name="ce1" office:value-type="percentage" office:value="0.015416" calcext:value-type="percentage">
            <text:p>1.54%</text:p>
          </table:table-cell>
          <table:table-cell/>
          <table:table-cell table:formula="of:=[.G8]/[.B8]" office:value-type="float" office:value="0.0923250640583305" calcext:value-type="float">
            <text:p>0.0923250641</text:p>
          </table:table-cell>
          <table:table-cell table:formula="of:=[.I8]/[.D8]" office:value-type="float" office:value="0.093755197449244" calcext:value-type="float">
            <text:p>0.0937551974</text:p>
          </table:table-cell>
          <table:table-cell/>
          <table:table-cell office:value-type="float" office:value="29471512" calcext:value-type="float">
            <text:p>29471512</text:p>
          </table:table-cell>
          <table:table-cell office:value-type="percentage" office:value="0.013475" calcext:value-type="percentage">
            <text:p>1.35%</text:p>
          </table:table-cell>
          <table:table-cell office:value-type="float" office:value="70" calcext:value-type="float">
            <text:p>70</text:p>
          </table:table-cell>
          <table:table-cell office:value-type="float" office:value="382561" calcext:value-type="float">
            <text:p>382561</text:p>
          </table:table-cell>
          <table:table-cell/>
          <table:table-cell office:value-type="float" office:value="28968036" calcext:value-type="float">
            <text:p>28968036</text:p>
          </table:table-cell>
          <table:table-cell office:value-type="percentage" office:value="0.106163" calcext:value-type="percentage">
            <text:p>10.62%</text:p>
          </table:table-cell>
          <table:table-cell office:value-type="float" office:value="70" calcext:value-type="float">
            <text:p>70</text:p>
          </table:table-cell>
          <table:table-cell office:value-type="float" office:value="362405" calcext:value-type="float">
            <text:p>3624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4753" calcext:value-type="float">
            <text:p>344753</text:p>
          </table:table-cell>
          <table:table-cell table:style-name="ce1" office:value-type="percentage" office:value="0.001034" calcext:value-type="percentage">
            <text:p>0.10%</text:p>
          </table:table-cell>
          <table:table-cell office:value-type="float" office:value="30326515" calcext:value-type="float">
            <text:p>30326515</text:p>
          </table:table-cell>
          <table:table-cell table:style-name="ce1" office:value-type="percentage" office:value="0.013866" calcext:value-type="percentage">
            <text:p>1.39%</text:p>
          </table:table-cell>
          <table:table-cell/>
          <table:table-cell office:value-type="float" office:value="41607" calcext:value-type="float">
            <text:p>41607</text:p>
          </table:table-cell>
          <table:table-cell table:style-name="ce1" office:value-type="percentage" office:value="0.002772" calcext:value-type="percentage">
            <text:p>0.28%</text:p>
          </table:table-cell>
          <table:table-cell office:value-type="float" office:value="3718216" calcext:value-type="float">
            <text:p>3718216</text:p>
          </table:table-cell>
          <table:table-cell table:style-name="ce1" office:value-type="percentage" office:value="0.013627" calcext:value-type="percentage">
            <text:p>1.36%</text:p>
          </table:table-cell>
          <table:table-cell/>
          <table:table-cell table:formula="of:=[.G9]/[.B9]" office:value-type="float" office:value="0.120686404469287" calcext:value-type="float">
            <text:p>0.1206864045</text:p>
          </table:table-cell>
          <table:table-cell table:formula="of:=[.I9]/[.D9]" office:value-type="float" office:value="0.12260610887865" calcext:value-type="float">
            <text:p>0.1226061089</text:p>
          </table:table-cell>
          <table:table-cell/>
          <table:table-cell office:value-type="float" office:value="33221873" calcext:value-type="float">
            <text:p>33221873</text:p>
          </table:table-cell>
          <table:table-cell office:value-type="percentage" office:value="0.01519" calcext:value-type="percentage">
            <text:p>1.52%</text:p>
          </table:table-cell>
          <table:table-cell office:value-type="float" office:value="80" calcext:value-type="float">
            <text:p>80</text:p>
          </table:table-cell>
          <table:table-cell office:value-type="float" office:value="365710" calcext:value-type="float">
            <text:p>365710</text:p>
          </table:table-cell>
          <table:table-cell/>
          <table:table-cell office:value-type="float" office:value="32515193" calcext:value-type="float">
            <text:p>32515193</text:p>
          </table:table-cell>
          <table:table-cell office:value-type="percentage" office:value="0.119163" calcext:value-type="percentage">
            <text:p>11.92%</text:p>
          </table:table-cell>
          <table:table-cell office:value-type="float" office:value="80" calcext:value-type="float">
            <text:p>80</text:p>
          </table:table-cell>
          <table:table-cell office:value-type="float" office:value="347851" calcext:value-type="float">
            <text:p>3478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8358" calcext:value-type="float">
            <text:p>238358</text:p>
          </table:table-cell>
          <table:table-cell table:style-name="ce1" office:value-type="percentage" office:value="0.000715" calcext:value-type="percentage">
            <text:p>0.07%</text:p>
          </table:table-cell>
          <table:table-cell office:value-type="float" office:value="45308183" calcext:value-type="float">
            <text:p>45308183</text:p>
          </table:table-cell>
          <table:table-cell table:style-name="ce1" office:value-type="percentage" office:value="0.020716" calcext:value-type="percentage">
            <text:p>2.07%</text:p>
          </table:table-cell>
          <table:table-cell/>
          <table:table-cell office:value-type="float" office:value="33517" calcext:value-type="float">
            <text:p>33517</text:p>
          </table:table-cell>
          <table:table-cell table:style-name="ce1" office:value-type="percentage" office:value="0.002233" calcext:value-type="percentage">
            <text:p>0.22%</text:p>
          </table:table-cell>
          <table:table-cell office:value-type="float" office:value="6358712" calcext:value-type="float">
            <text:p>6358712</text:p>
          </table:table-cell>
          <table:table-cell table:style-name="ce1" office:value-type="percentage" office:value="0.023304" calcext:value-type="percentage">
            <text:p>2.33%</text:p>
          </table:table-cell>
          <table:table-cell/>
          <table:table-cell table:formula="of:=[.G10]/[.B10]" office:value-type="float" office:value="0.140616215944084" calcext:value-type="float">
            <text:p>0.1406162159</text:p>
          </table:table-cell>
          <table:table-cell table:formula="of:=[.I10]/[.D10]" office:value-type="float" office:value="0.140343566635634" calcext:value-type="float">
            <text:p>0.1403435666</text:p>
          </table:table-cell>
          <table:table-cell/>
          <table:table-cell office:value-type="float" office:value="36844746" calcext:value-type="float">
            <text:p>36844746</text:p>
          </table:table-cell>
          <table:table-cell office:value-type="percentage" office:value="0.016846" calcext:value-type="percentage">
            <text:p>1.68%</text:p>
          </table:table-cell>
          <table:table-cell office:value-type="float" office:value="90" calcext:value-type="float">
            <text:p>90</text:p>
          </table:table-cell>
          <table:table-cell office:value-type="float" office:value="359545" calcext:value-type="float">
            <text:p>359545</text:p>
          </table:table-cell>
          <table:table-cell/>
          <table:table-cell office:value-type="float" office:value="35862872" calcext:value-type="float">
            <text:p>35862872</text:p>
          </table:table-cell>
          <table:table-cell office:value-type="percentage" office:value="0.131432" calcext:value-type="percentage">
            <text:p>13.14%</text:p>
          </table:table-cell>
          <table:table-cell office:value-type="float" office:value="90" calcext:value-type="float">
            <text:p>90</text:p>
          </table:table-cell>
          <table:table-cell office:value-type="float" office:value="314244" calcext:value-type="float">
            <text:p>3142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4467" calcext:value-type="float">
            <text:p>314467</text:p>
          </table:table-cell>
          <table:table-cell table:style-name="ce1" office:value-type="percentage" office:value="0.000943" calcext:value-type="percentage">
            <text:p>0.09%</text:p>
          </table:table-cell>
          <table:table-cell office:value-type="float" office:value="104766757" calcext:value-type="float">
            <text:p>104766757</text:p>
          </table:table-cell>
          <table:table-cell table:style-name="ce1" office:value-type="percentage" office:value="0.047901" calcext:value-type="percentage">
            <text:p>4.79%</text:p>
          </table:table-cell>
          <table:table-cell/>
          <table:table-cell office:value-type="float" office:value="42411" calcext:value-type="float">
            <text:p>42411</text:p>
          </table:table-cell>
          <table:table-cell table:style-name="ce1" office:value-type="percentage" office:value="0.002825" calcext:value-type="percentage">
            <text:p>0.28%</text:p>
          </table:table-cell>
          <table:table-cell office:value-type="float" office:value="14307195" calcext:value-type="float">
            <text:p>14307195</text:p>
          </table:table-cell>
          <table:table-cell table:style-name="ce1" office:value-type="percentage" office:value="0.052434" calcext:value-type="percentage">
            <text:p>5.24%</text:p>
          </table:table-cell>
          <table:table-cell/>
          <table:table-cell table:formula="of:=[.G11]/[.B11]" office:value-type="float" office:value="0.134866297576534" calcext:value-type="float">
            <text:p>0.1348662976</text:p>
          </table:table-cell>
          <table:table-cell table:formula="of:=[.I11]/[.D11]" office:value-type="float" office:value="0.136562354411715" calcext:value-type="float">
            <text:p>0.1365623544</text:p>
          </table:table-cell>
          <table:table-cell/>
          <table:table-cell office:value-type="float" office:value="40356221" calcext:value-type="float">
            <text:p>40356221</text:p>
          </table:table-cell>
          <table:table-cell office:value-type="percentage" office:value="0.018452" calcext:value-type="percentage">
            <text:p>1.85%</text:p>
          </table:table-cell>
          <table:table-cell office:value-type="float" office:value="100" calcext:value-type="float">
            <text:p>100</text:p>
          </table:table-cell>
          <table:table-cell office:value-type="float" office:value="347851" calcext:value-type="float">
            <text:p>347851</text:p>
          </table:table-cell>
          <table:table-cell/>
          <table:table-cell office:value-type="float" office:value="38919492" calcext:value-type="float">
            <text:p>38919492</text:p>
          </table:table-cell>
          <table:table-cell office:value-type="percentage" office:value="0.142634" calcext:value-type="percentage">
            <text:p>14.26%</text:p>
          </table:table-cell>
          <table:table-cell office:value-type="float" office:value="100" calcext:value-type="float">
            <text:p>100</text:p>
          </table:table-cell>
          <table:table-cell office:value-type="float" office:value="299965" calcext:value-type="float">
            <text:p>2999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0130" calcext:value-type="float">
            <text:p>120130</text:p>
          </table:table-cell>
          <table:table-cell table:style-name="ce1" office:value-type="percentage" office:value="0.00036" calcext:value-type="percentage">
            <text:p>0.04%</text:p>
          </table:table-cell>
          <table:table-cell office:value-type="float" office:value="77265744" calcext:value-type="float">
            <text:p>77265744</text:p>
          </table:table-cell>
          <table:table-cell table:style-name="ce1" office:value-type="percentage" office:value="0.035327" calcext:value-type="percentage">
            <text:p>3.53%</text:p>
          </table:table-cell>
          <table:table-cell/>
          <table:table-cell office:value-type="float" office:value="20033" calcext:value-type="float">
            <text:p>20033</text:p>
          </table:table-cell>
          <table:table-cell table:style-name="ce1" office:value-type="percentage" office:value="0.001334" calcext:value-type="percentage">
            <text:p>0.13%</text:p>
          </table:table-cell>
          <table:table-cell office:value-type="float" office:value="13257062" calcext:value-type="float">
            <text:p>13257062</text:p>
          </table:table-cell>
          <table:table-cell table:style-name="ce1" office:value-type="percentage" office:value="0.048585" calcext:value-type="percentage">
            <text:p>4.86%</text:p>
          </table:table-cell>
          <table:table-cell/>
          <table:table-cell table:formula="of:=[.G12]/[.B12]" office:value-type="float" office:value="0.166761008907017" calcext:value-type="float">
            <text:p>0.1667610089</text:p>
          </table:table-cell>
          <table:table-cell table:formula="of:=[.I12]/[.D12]" office:value-type="float" office:value="0.171577484583595" calcext:value-type="float">
            <text:p>0.1715774846</text:p>
          </table:table-cell>
          <table:table-cell/>
          <table:table-cell office:value-type="float" office:value="60457816" calcext:value-type="float">
            <text:p>60457816</text:p>
          </table:table-cell>
          <table:table-cell office:value-type="percentage" office:value="0.027642" calcext:value-type="percentage">
            <text:p>2.76%</text:p>
          </table:table-cell>
          <table:table-cell office:value-type="float" office:value="200" calcext:value-type="float">
            <text:p>200</text:p>
          </table:table-cell>
          <table:table-cell office:value-type="float" office:value="101835" calcext:value-type="float">
            <text:p>101835</text:p>
          </table:table-cell>
          <table:table-cell/>
          <table:table-cell office:value-type="float" office:value="53250068" calcext:value-type="float">
            <text:p>53250068</text:p>
          </table:table-cell>
          <table:table-cell office:value-type="percentage" office:value="0.195153" calcext:value-type="percentage">
            <text:p>19.52%</text:p>
          </table:table-cell>
          <table:table-cell office:value-type="float" office:value="200" calcext:value-type="float">
            <text:p>200</text:p>
          </table:table-cell>
          <table:table-cell office:value-type="float" office:value="93767" calcext:value-type="float">
            <text:p>937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014" calcext:value-type="float">
            <text:p>29014</text:p>
          </table:table-cell>
          <table:table-cell table:style-name="ce1" office:value-type="percentage" office:value="0.000087" calcext:value-type="percentage">
            <text:p>0.01%</text:p>
          </table:table-cell>
          <table:table-cell office:value-type="float" office:value="37179659" calcext:value-type="float">
            <text:p>37179659</text:p>
          </table:table-cell>
          <table:table-cell table:style-name="ce1" office:value-type="percentage" office:value="0.016999" calcext:value-type="percentage">
            <text:p>1.70%</text:p>
          </table:table-cell>
          <table:table-cell/>
          <table:table-cell office:value-type="float" office:value="6918" calcext:value-type="float">
            <text:p>6918</text:p>
          </table:table-cell>
          <table:table-cell table:style-name="ce1" office:value-type="percentage" office:value="0.000461" calcext:value-type="percentage">
            <text:p>0.05%</text:p>
          </table:table-cell>
          <table:table-cell office:value-type="float" office:value="9205260" calcext:value-type="float">
            <text:p>9205260</text:p>
          </table:table-cell>
          <table:table-cell table:style-name="ce1" office:value-type="percentage" office:value="0.033736" calcext:value-type="percentage">
            <text:p>3.37%</text:p>
          </table:table-cell>
          <table:table-cell/>
          <table:table-cell table:formula="of:=[.G13]/[.B13]" office:value-type="float" office:value="0.23843661680568" calcext:value-type="float">
            <text:p>0.2384366168</text:p>
          </table:table-cell>
          <table:table-cell table:formula="of:=[.I13]/[.D13]" office:value-type="float" office:value="0.24758860752327" calcext:value-type="float">
            <text:p>0.2475886075</text:p>
          </table:table-cell>
          <table:table-cell/>
          <table:table-cell office:value-type="float" office:value="69262387" calcext:value-type="float">
            <text:p>69262387</text:p>
          </table:table-cell>
          <table:table-cell office:value-type="percentage" office:value="0.031668" calcext:value-type="percentage">
            <text:p>3.17%</text:p>
          </table:table-cell>
          <table:table-cell office:value-type="float" office:value="300" calcext:value-type="float">
            <text:p>300</text:p>
          </table:table-cell>
          <table:table-cell office:value-type="float" office:value="67617" calcext:value-type="float">
            <text:p>67617</text:p>
          </table:table-cell>
          <table:table-cell/>
          <table:table-cell office:value-type="float" office:value="59982028" calcext:value-type="float">
            <text:p>59982028</text:p>
          </table:table-cell>
          <table:table-cell office:value-type="percentage" office:value="0.219825" calcext:value-type="percentage">
            <text:p>21.98%</text:p>
          </table:table-cell>
          <table:table-cell office:value-type="float" office:value="300" calcext:value-type="float">
            <text:p>300</text:p>
          </table:table-cell>
          <table:table-cell office:value-type="float" office:value="54140" calcext:value-type="float">
            <text:p>5414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805" calcext:value-type="float">
            <text:p>5805</text:p>
          </table:table-cell>
          <table:table-cell table:style-name="ce1" office:value-type="percentage" office:value="0.000017" calcext:value-type="percentage">
            <text:p>0.00%</text:p>
          </table:table-cell>
          <table:table-cell office:value-type="float" office:value="17073597" calcext:value-type="float">
            <text:p>17073597</text:p>
          </table:table-cell>
          <table:table-cell table:style-name="ce1" office:value-type="percentage" office:value="0.007806" calcext:value-type="percentage">
            <text:p>0.78%</text:p>
          </table:table-cell>
          <table:table-cell/>
          <table:table-cell office:value-type="float" office:value="2370" calcext:value-type="float">
            <text:p>2370</text:p>
          </table:table-cell>
          <table:table-cell table:style-name="ce1" office:value-type="percentage" office:value="0.000158" calcext:value-type="percentage">
            <text:p>0.02%</text:p>
          </table:table-cell>
          <table:table-cell office:value-type="float" office:value="7007416" calcext:value-type="float">
            <text:p>7007416</text:p>
          </table:table-cell>
          <table:table-cell table:style-name="ce1" office:value-type="percentage" office:value="0.025681" calcext:value-type="percentage">
            <text:p>2.57%</text:p>
          </table:table-cell>
          <table:table-cell/>
          <table:table-cell table:formula="of:=[.G14]/[.B14]" office:value-type="float" office:value="0.408268733850129" calcext:value-type="float">
            <text:p>0.4082687339</text:p>
          </table:table-cell>
          <table:table-cell table:formula="of:=[.I14]/[.D14]" office:value-type="float" office:value="0.410424118596685" calcext:value-type="float">
            <text:p>0.4104241186</text:p>
          </table:table-cell>
          <table:table-cell/>
          <table:table-cell office:value-type="float" office:value="75312301" calcext:value-type="float">
            <text:p>75312301</text:p>
          </table:table-cell>
          <table:table-cell office:value-type="percentage" office:value="0.034434" calcext:value-type="percentage">
            <text:p>3.44%</text:p>
          </table:table-cell>
          <table:table-cell office:value-type="float" office:value="400" calcext:value-type="float">
            <text:p>400</text:p>
          </table:table-cell>
          <table:table-cell office:value-type="float" office:value="52366" calcext:value-type="float">
            <text:p>52366</text:p>
          </table:table-cell>
          <table:table-cell/>
          <table:table-cell office:value-type="float" office:value="64405097" calcext:value-type="float">
            <text:p>64405097</text:p>
          </table:table-cell>
          <table:table-cell office:value-type="percentage" office:value="0.236034" calcext:value-type="percentage">
            <text:p>23.60%</text:p>
          </table:table-cell>
          <table:table-cell office:value-type="float" office:value="400" calcext:value-type="float">
            <text:p>400</text:p>
          </table:table-cell>
          <table:table-cell office:value-type="float" office:value="38131" calcext:value-type="float">
            <text:p>381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113" calcext:value-type="float">
            <text:p>9113</text:p>
          </table:table-cell>
          <table:table-cell table:style-name="ce1" office:value-type="percentage" office:value="0.000027" calcext:value-type="percentage">
            <text:p>0.00%</text:p>
          </table:table-cell>
          <table:table-cell office:value-type="float" office:value="57192313" calcext:value-type="float">
            <text:p>57192313</text:p>
          </table:table-cell>
          <table:table-cell table:style-name="ce1" office:value-type="percentage" office:value="0.026149" calcext:value-type="percentage">
            <text:p>2.61%</text:p>
          </table:table-cell>
          <table:table-cell/>
          <table:table-cell office:value-type="float" office:value="3208" calcext:value-type="float">
            <text:p>3208</text:p>
          </table:table-cell>
          <table:table-cell table:style-name="ce1" office:value-type="percentage" office:value="0.000214" calcext:value-type="percentage">
            <text:p>0.02%</text:p>
          </table:table-cell>
          <table:table-cell office:value-type="float" office:value="19824980" calcext:value-type="float">
            <text:p>19824980</text:p>
          </table:table-cell>
          <table:table-cell table:style-name="ce1" office:value-type="percentage" office:value="0.072655" calcext:value-type="percentage">
            <text:p>7.27%</text:p>
          </table:table-cell>
          <table:table-cell/>
          <table:table-cell table:formula="of:=[.G15]/[.B15]" office:value-type="float" office:value="0.352024580269944" calcext:value-type="float">
            <text:p>0.3520245803</text:p>
          </table:table-cell>
          <table:table-cell table:formula="of:=[.I15]/[.D15]" office:value-type="float" office:value="0.346637143351765" calcext:value-type="float">
            <text:p>0.3466371434</text:p>
          </table:table-cell>
          <table:table-cell/>
          <table:table-cell office:value-type="float" office:value="79846647" calcext:value-type="float">
            <text:p>79846647</text:p>
          </table:table-cell>
          <table:table-cell office:value-type="percentage" office:value="0.036507" calcext:value-type="percentage">
            <text:p>3.65%</text:p>
          </table:table-cell>
          <table:table-cell office:value-type="float" office:value="500" calcext:value-type="float">
            <text:p>500</text:p>
          </table:table-cell>
          <table:table-cell office:value-type="float" office:value="41364" calcext:value-type="float">
            <text:p>41364</text:p>
          </table:table-cell>
          <table:table-cell/>
          <table:table-cell office:value-type="float" office:value="67595177" calcext:value-type="float">
            <text:p>67595177</text:p>
          </table:table-cell>
          <table:table-cell office:value-type="percentage" office:value="0.247726" calcext:value-type="percentage">
            <text:p>24.77%</text:p>
          </table:table-cell>
          <table:table-cell office:value-type="float" office:value="500" calcext:value-type="float">
            <text:p>500</text:p>
          </table:table-cell>
          <table:table-cell office:value-type="float" office:value="28619" calcext:value-type="float">
            <text:p>2861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51" calcext:value-type="float">
            <text:p>8151</text:p>
          </table:table-cell>
          <table:table-cell table:style-name="ce1" office:value-type="percentage" office:value="0.000024" calcext:value-type="percentage">
            <text:p>0.00%</text:p>
          </table:table-cell>
          <table:table-cell office:value-type="float" office:value="88664735" calcext:value-type="float">
            <text:p>88664735</text:p>
          </table:table-cell>
          <table:table-cell table:style-name="ce1" office:value-type="percentage" office:value="0.040539" calcext:value-type="percentage">
            <text:p>4.05%</text:p>
          </table:table-cell>
          <table:table-cell/>
          <table:table-cell office:value-type="float" office:value="2755" calcext:value-type="float">
            <text:p>2755</text:p>
          </table:table-cell>
          <table:table-cell table:style-name="ce1" office:value-type="percentage" office:value="0.000184" calcext:value-type="percentage">
            <text:p>0.02%</text:p>
          </table:table-cell>
          <table:table-cell office:value-type="float" office:value="30216308" calcext:value-type="float">
            <text:p>30216308</text:p>
          </table:table-cell>
          <table:table-cell table:style-name="ce1" office:value-type="percentage" office:value="0.110738" calcext:value-type="percentage">
            <text:p>11.07%</text:p>
          </table:table-cell>
          <table:table-cell/>
          <table:table-cell table:formula="of:=[.G16]/[.B16]" office:value-type="float" office:value="0.337995337995338" calcext:value-type="float">
            <text:p>0.337995338</text:p>
          </table:table-cell>
          <table:table-cell table:formula="of:=[.I16]/[.D16]" office:value-type="float" office:value="0.340792852987154" calcext:value-type="float">
            <text:p>0.340792853</text:p>
          </table:table-cell>
          <table:table-cell/>
          <table:table-cell office:value-type="float" office:value="83581781" calcext:value-type="float">
            <text:p>83581781</text:p>
          </table:table-cell>
          <table:table-cell office:value-type="percentage" office:value="0.038215" calcext:value-type="percentage">
            <text:p>3.82%</text:p>
          </table:table-cell>
          <table:table-cell office:value-type="float" office:value="600" calcext:value-type="float">
            <text:p>600</text:p>
          </table:table-cell>
          <table:table-cell office:value-type="float" office:value="33374" calcext:value-type="float">
            <text:p>33374</text:p>
          </table:table-cell>
          <table:table-cell/>
          <table:table-cell office:value-type="float" office:value="70207681" calcext:value-type="float">
            <text:p>70207681</text:p>
          </table:table-cell>
          <table:table-cell office:value-type="percentage" office:value="0.2573" calcext:value-type="percentage">
            <text:p>25.73%</text:p>
          </table:table-cell>
          <table:table-cell office:value-type="float" office:value="600" calcext:value-type="float">
            <text:p>600</text:p>
          </table:table-cell>
          <table:table-cell office:value-type="float" office:value="23666" calcext:value-type="float">
            <text:p>2366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8" calcext:value-type="float">
            <text:p>1288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26590022" calcext:value-type="float">
            <text:p>26590022</text:p>
          </table:table-cell>
          <table:table-cell table:style-name="ce1" office:value-type="percentage" office:value="0.012157" calcext:value-type="percentage">
            <text:p>1.22%</text:p>
          </table:table-cell>
          <table:table-cell/>
          <table:table-cell office:value-type="float" office:value="562" calcext:value-type="float">
            <text:p>562</text:p>
          </table:table-cell>
          <table:table-cell table:style-name="ce1" office:value-type="percentage" office:value="0.000037" calcext:value-type="percentage">
            <text:p>0.00%</text:p>
          </table:table-cell>
          <table:table-cell office:value-type="float" office:value="11893746" calcext:value-type="float">
            <text:p>11893746</text:p>
          </table:table-cell>
          <table:table-cell table:style-name="ce1" office:value-type="percentage" office:value="0.043589" calcext:value-type="percentage">
            <text:p>4.36%</text:p>
          </table:table-cell>
          <table:table-cell/>
          <table:table-cell table:formula="of:=[.G17]/[.B17]" office:value-type="float" office:value="0.436335403726708" calcext:value-type="float">
            <text:p>0.4363354037</text:p>
          </table:table-cell>
          <table:table-cell table:formula="of:=[.I17]/[.D17]" office:value-type="float" office:value="0.447301096629405" calcext:value-type="float">
            <text:p>0.4473010966</text:p>
          </table:table-cell>
          <table:table-cell/>
          <table:table-cell office:value-type="float" office:value="86694352" calcext:value-type="float">
            <text:p>86694352</text:p>
          </table:table-cell>
          <table:table-cell office:value-type="percentage" office:value="0.039638" calcext:value-type="percentage">
            <text:p>3.96%</text:p>
          </table:table-cell>
          <table:table-cell office:value-type="float" office:value="700" calcext:value-type="float">
            <text:p>700</text:p>
          </table:table-cell>
          <table:table-cell office:value-type="float" office:value="29236" calcext:value-type="float">
            <text:p>29236</text:p>
          </table:table-cell>
          <table:table-cell/>
          <table:table-cell office:value-type="float" office:value="72313088" calcext:value-type="float">
            <text:p>72313088</text:p>
          </table:table-cell>
          <table:table-cell office:value-type="percentage" office:value="0.265016" calcext:value-type="percentage">
            <text:p>26.50%</text:p>
          </table:table-cell>
          <table:table-cell office:value-type="float" office:value="700" calcext:value-type="float">
            <text:p>700</text:p>
          </table:table-cell>
          <table:table-cell office:value-type="float" office:value="19512" calcext:value-type="float">
            <text:p>1951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97" calcext:value-type="float">
            <text:p>297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3753038" calcext:value-type="float">
            <text:p>13753038</text:p>
          </table:table-cell>
          <table:table-cell table:style-name="ce1" office:value-type="percentage" office:value="0.006288" calcext:value-type="percentage">
            <text:p>0.63%</text:p>
          </table:table-cell>
          <table:table-cell/>
          <table:table-cell office:value-type="float" office:value="191" calcext:value-type="float">
            <text:p>191</text:p>
          </table:table-cell>
          <table:table-cell table:style-name="ce1" office:value-type="percentage" office:value="0.000013" calcext:value-type="percentage">
            <text:p>0.00%</text:p>
          </table:table-cell>
          <table:table-cell office:value-type="float" office:value="9014816" calcext:value-type="float">
            <text:p>9014816</text:p>
          </table:table-cell>
          <table:table-cell table:style-name="ce1" office:value-type="percentage" office:value="0.033038" calcext:value-type="percentage">
            <text:p>3.30%</text:p>
          </table:table-cell>
          <table:table-cell/>
          <table:table-cell table:formula="of:=[.G18]/[.B18]" office:value-type="float" office:value="0.643097643097643" calcext:value-type="float">
            <text:p>0.6430976431</text:p>
          </table:table-cell>
          <table:table-cell table:formula="of:=[.I18]/[.D18]" office:value-type="float" office:value="0.655478156898861" calcext:value-type="float">
            <text:p>0.6554781569</text:p>
          </table:table-cell>
          <table:table-cell/>
          <table:table-cell office:value-type="float" office:value="89487835" calcext:value-type="float">
            <text:p>89487835</text:p>
          </table:table-cell>
          <table:table-cell office:value-type="percentage" office:value="0.040915" calcext:value-type="percentage">
            <text:p>4.09%</text:p>
          </table:table-cell>
          <table:table-cell office:value-type="float" office:value="800" calcext:value-type="float">
            <text:p>800</text:p>
          </table:table-cell>
          <table:table-cell office:value-type="float" office:value="26932" calcext:value-type="float">
            <text:p>26932</text:p>
          </table:table-cell>
          <table:table-cell/>
          <table:table-cell office:value-type="float" office:value="74164670" calcext:value-type="float">
            <text:p>74164670</text:p>
          </table:table-cell>
          <table:table-cell office:value-type="percentage" office:value="0.271802" calcext:value-type="percentage">
            <text:p>27.18%</text:p>
          </table:table-cell>
          <table:table-cell office:value-type="float" office:value="800" calcext:value-type="float">
            <text:p>800</text:p>
          </table:table-cell>
          <table:table-cell office:value-type="float" office:value="17856" calcext:value-type="float">
            <text:p>178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0" calcext:value-type="float">
            <text:p>15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978162" calcext:value-type="float">
            <text:p>13978162</text:p>
          </table:table-cell>
          <table:table-cell table:style-name="ce1" office:value-type="percentage" office:value="0.006391" calcext:value-type="percentage">
            <text:p>0.64%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9977726" calcext:value-type="float">
            <text:p>9977726</text:p>
          </table:table-cell>
          <table:table-cell table:style-name="ce1" office:value-type="percentage" office:value="0.036567" calcext:value-type="percentage">
            <text:p>3.66%</text:p>
          </table:table-cell>
          <table:table-cell/>
          <table:table-cell table:formula="of:=[.G19]/[.B19]" office:value-type="float" office:value="0.706666666666667" calcext:value-type="float">
            <text:p>0.7066666667</text:p>
          </table:table-cell>
          <table:table-cell table:formula="of:=[.I19]/[.D19]" office:value-type="float" office:value="0.713808153031851" calcext:value-type="float">
            <text:p>0.713808153</text:p>
          </table:table-cell>
          <table:table-cell/>
          <table:table-cell office:value-type="float" office:value="92086789" calcext:value-type="float">
            <text:p>92086789</text:p>
          </table:table-cell>
          <table:table-cell office:value-type="percentage" office:value="0.042104" calcext:value-type="percentage">
            <text:p>4.21%</text:p>
          </table:table-cell>
          <table:table-cell office:value-type="float" office:value="900" calcext:value-type="float">
            <text:p>900</text:p>
          </table:table-cell>
          <table:table-cell office:value-type="float" office:value="24883" calcext:value-type="float">
            <text:p>24883</text:p>
          </table:table-cell>
          <table:table-cell/>
          <table:table-cell office:value-type="float" office:value="75895532" calcext:value-type="float">
            <text:p>75895532</text:p>
          </table:table-cell>
          <table:table-cell office:value-type="percentage" office:value="0.278145" calcext:value-type="percentage">
            <text:p>27.81%</text:p>
          </table:table-cell>
          <table:table-cell office:value-type="float" office:value="900" calcext:value-type="float">
            <text:p>900</text:p>
          </table:table-cell>
          <table:table-cell office:value-type="float" office:value="16817" calcext:value-type="float">
            <text:p>1681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286521" calcext:value-type="float">
            <text:p>5286521</text:p>
          </table:table-cell>
          <table:table-cell table:style-name="ce1" office:value-type="percentage" office:value="0.002417" calcext:value-type="percentage">
            <text:p>0.24%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5144337" calcext:value-type="float">
            <text:p>5144337</text:p>
          </table:table-cell>
          <table:table-cell table:style-name="ce1" office:value-type="percentage" office:value="0.018853" calcext:value-type="percentage">
            <text:p>1.89%</text:p>
          </table:table-cell>
          <table:table-cell/>
          <table:table-cell table:formula="of:=[.G20]/[.B20]" office:value-type="float" office:value="0.966666666666667" calcext:value-type="float">
            <text:p>0.9666666667</text:p>
          </table:table-cell>
          <table:table-cell table:formula="of:=[.I20]/[.D20]" office:value-type="float" office:value="0.973104429169959" calcext:value-type="float">
            <text:p>0.9731044292</text:p>
          </table:table-cell>
          <table:table-cell/>
          <table:table-cell office:value-type="float" office:value="94438494" calcext:value-type="float">
            <text:p>94438494</text:p>
          </table:table-cell>
          <table:table-cell office:value-type="percentage" office:value="0.043179" calcext:value-type="percentage">
            <text:p>4.32%</text:p>
          </table:table-cell>
          <table:table-cell office:value-type="float" office:value="1000" calcext:value-type="float">
            <text:p>1000</text:p>
          </table:table-cell>
          <table:table-cell office:value-type="float" office:value="21862" calcext:value-type="float">
            <text:p>21862</text:p>
          </table:table-cell>
          <table:table-cell/>
          <table:table-cell office:value-type="float" office:value="77555585" calcext:value-type="float">
            <text:p>77555585</text:p>
          </table:table-cell>
          <table:table-cell office:value-type="percentage" office:value="0.284229" calcext:value-type="percentage">
            <text:p>28.42%</text:p>
          </table:table-cell>
          <table:table-cell office:value-type="float" office:value="1000" calcext:value-type="float">
            <text:p>1000</text:p>
          </table:table-cell>
          <table:table-cell office:value-type="float" office:value="16380" calcext:value-type="float">
            <text:p>163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4" calcext:value-type="float">
            <text:p>13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0927923" calcext:value-type="float">
            <text:p>50927923</text:p>
          </table:table-cell>
          <table:table-cell table:style-name="ce1" office:value-type="percentage" office:value="0.023285" calcext:value-type="percentage">
            <text:p>2.33%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41475816" calcext:value-type="float">
            <text:p>41475816</text:p>
          </table:table-cell>
          <table:table-cell table:style-name="ce1" office:value-type="percentage" office:value="0.152002" calcext:value-type="percentage">
            <text:p>15.20%</text:p>
          </table:table-cell>
          <table:table-cell/>
          <table:table-cell table:formula="of:=[.G21]/[.B21]" office:value-type="float" office:value="0.813432835820895" calcext:value-type="float">
            <text:p>0.8134328358</text:p>
          </table:table-cell>
          <table:table-cell table:formula="of:=[.I21]/[.D21]" office:value-type="float" office:value="0.814402268083856" calcext:value-type="float">
            <text:p>0.8144022681</text:p>
          </table:table-cell>
          <table:table-cell/>
          <table:table-cell office:value-type="float" office:value="112178437" calcext:value-type="float">
            <text:p>112178437</text:p>
          </table:table-cell>
          <table:table-cell office:value-type="percentage" office:value="0.05129" calcext:value-type="percentage">
            <text:p>5.13%</text:p>
          </table:table-cell>
          <table:table-cell office:value-type="float" office:value="2000" calcext:value-type="float">
            <text:p>2000</text:p>
          </table:table-cell>
          <table:table-cell office:value-type="float" office:value="16143" calcext:value-type="float">
            <text:p>16143</text:p>
          </table:table-cell>
          <table:table-cell/>
          <table:table-cell office:value-type="float" office:value="91065739" calcext:value-type="float">
            <text:p>91065739</text:p>
          </table:table-cell>
          <table:table-cell office:value-type="percentage" office:value="0.333741" calcext:value-type="percentage">
            <text:p>33.37%</text:p>
          </table:table-cell>
          <table:table-cell office:value-type="float" office:value="2000" calcext:value-type="float">
            <text:p>2000</text:p>
          </table:table-cell>
          <table:table-cell office:value-type="float" office:value="11149" calcext:value-type="float">
            <text:p>11149</text:p>
          </table:table-cell>
        </table:table-row>
        <table:table-row table:style-name="ro1">
          <table:table-cell table:number-columns-repeated="14"/>
          <table:table-cell office:value-type="float" office:value="127213244" calcext:value-type="float">
            <text:p>127213244</text:p>
          </table:table-cell>
          <table:table-cell office:value-type="percentage" office:value="0.058164" calcext:value-type="percentage">
            <text:p>5.82%</text:p>
          </table:table-cell>
          <table:table-cell office:value-type="float" office:value="3000" calcext:value-type="float">
            <text:p>3000</text:p>
          </table:table-cell>
          <table:table-cell office:value-type="float" office:value="14106" calcext:value-type="float">
            <text:p>14106</text:p>
          </table:table-cell>
          <table:table-cell/>
          <table:table-cell office:value-type="float" office:value="101198170" calcext:value-type="float">
            <text:p>101198170</text:p>
          </table:table-cell>
          <table:table-cell office:value-type="percentage" office:value="0.370875" calcext:value-type="percentage">
            <text:p>37.09%</text:p>
          </table:table-cell>
          <table:table-cell office:value-type="float" office:value="3000" calcext:value-type="float">
            <text:p>3000</text:p>
          </table:table-cell>
          <table:table-cell office:value-type="float" office:value="9198" calcext:value-type="float">
            <text:p>9198</text:p>
          </table:table-cell>
        </table:table-row>
        <table:table-row table:style-name="ro1">
          <table:table-cell table:number-columns-repeated="14"/>
          <table:table-cell office:value-type="float" office:value="140303084" calcext:value-type="float">
            <text:p>140303084</text:p>
          </table:table-cell>
          <table:table-cell office:value-type="percentage" office:value="0.064149" calcext:value-type="percentage">
            <text:p>6.41%</text:p>
          </table:table-cell>
          <table:table-cell office:value-type="float" office:value="4000" calcext:value-type="float">
            <text:p>4000</text:p>
          </table:table-cell>
          <table:table-cell office:value-type="float" office:value="12129" calcext:value-type="float">
            <text:p>12129</text:p>
          </table:table-cell>
          <table:table-cell/>
          <table:table-cell office:value-type="float" office:value="109721161" calcext:value-type="float">
            <text:p>109721161</text:p>
          </table:table-cell>
          <table:table-cell office:value-type="percentage" office:value="0.402111" calcext:value-type="percentage">
            <text:p>40.21%</text:p>
          </table:table-cell>
          <table:table-cell office:value-type="float" office:value="4000" calcext:value-type="float">
            <text:p>4000</text:p>
          </table:table-cell>
          <table:table-cell office:value-type="float" office:value="7918" calcext:value-type="float">
            <text:p>7918</text:p>
          </table:table-cell>
        </table:table-row>
        <table:table-row table:style-name="ro1">
          <table:table-cell table:number-columns-repeated="14"/>
          <table:table-cell office:value-type="float" office:value="151694906" calcext:value-type="float">
            <text:p>151694906</text:p>
          </table:table-cell>
          <table:table-cell office:value-type="percentage" office:value="0.069358" calcext:value-type="percentage">
            <text:p>6.94%</text:p>
          </table:table-cell>
          <table:table-cell office:value-type="float" office:value="5000" calcext:value-type="float">
            <text:p>5000</text:p>
          </table:table-cell>
          <table:table-cell office:value-type="float" office:value="10883" calcext:value-type="float">
            <text:p>10883</text:p>
          </table:table-cell>
          <table:table-cell/>
          <table:table-cell office:value-type="float" office:value="117048777" calcext:value-type="float">
            <text:p>117048777</text:p>
          </table:table-cell>
          <table:table-cell office:value-type="percentage" office:value="0.428965" calcext:value-type="percentage">
            <text:p>42.90%</text:p>
          </table:table-cell>
          <table:table-cell office:value-type="float" office:value="5000" calcext:value-type="float">
            <text:p>5000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table:number-columns-repeated="14"/>
          <table:table-cell office:value-type="float" office:value="162242772" calcext:value-type="float">
            <text:p>162242772</text:p>
          </table:table-cell>
          <table:table-cell office:value-type="percentage" office:value="0.07418" calcext:value-type="percentage">
            <text:p>7.42%</text:p>
          </table:table-cell>
          <table:table-cell office:value-type="float" office:value="6000" calcext:value-type="float">
            <text:p>6000</text:p>
          </table:table-cell>
          <table:table-cell office:value-type="float" office:value="10242" calcext:value-type="float">
            <text:p>10242</text:p>
          </table:table-cell>
          <table:table-cell/>
          <table:table-cell office:value-type="float" office:value="123017096" calcext:value-type="float">
            <text:p>123017096</text:p>
          </table:table-cell>
          <table:table-cell office:value-type="percentage" office:value="0.450838" calcext:value-type="percentage">
            <text:p>45.08%</text:p>
          </table:table-cell>
          <table:table-cell office:value-type="float" office:value="6000" calcext:value-type="float">
            <text:p>6000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table:number-columns-repeated="14"/>
          <table:table-cell office:value-type="float" office:value="172175122" calcext:value-type="float">
            <text:p>172175122</text:p>
          </table:table-cell>
          <table:table-cell office:value-type="percentage" office:value="0.078721" calcext:value-type="percentage">
            <text:p>7.87%</text:p>
          </table:table-cell>
          <table:table-cell office:value-type="float" office:value="7000" calcext:value-type="float">
            <text:p>7000</text:p>
          </table:table-cell>
          <table:table-cell office:value-type="float" office:value="9633" calcext:value-type="float">
            <text:p>9633</text:p>
          </table:table-cell>
          <table:table-cell/>
          <table:table-cell office:value-type="float" office:value="127710429" calcext:value-type="float">
            <text:p>127710429</text:p>
          </table:table-cell>
          <table:table-cell office:value-type="percentage" office:value="0.468038" calcext:value-type="percentage">
            <text:p>46.80%</text:p>
          </table:table-cell>
          <table:table-cell office:value-type="float" office:value="7000" calcext:value-type="float">
            <text:p>7000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table:number-columns-repeated="14"/>
          <table:table-cell office:value-type="float" office:value="181514232" calcext:value-type="float">
            <text:p>181514232</text:p>
          </table:table-cell>
          <table:table-cell office:value-type="percentage" office:value="0.082991" calcext:value-type="percentage">
            <text:p>8.30%</text:p>
          </table:table-cell>
          <table:table-cell office:value-type="float" office:value="8000" calcext:value-type="float">
            <text:p>8000</text:p>
          </table:table-cell>
          <table:table-cell office:value-type="float" office:value="9074" calcext:value-type="float">
            <text:p>9074</text:p>
          </table:table-cell>
          <table:table-cell/>
          <table:table-cell office:value-type="float" office:value="131249224" calcext:value-type="float">
            <text:p>131249224</text:p>
          </table:table-cell>
          <table:table-cell office:value-type="percentage" office:value="0.481008" calcext:value-type="percentage">
            <text:p>48.10%</text:p>
          </table:table-cell>
          <table:table-cell office:value-type="float" office:value="8000" calcext:value-type="float">
            <text:p>8000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table:number-columns-repeated="14"/>
          <table:table-cell office:value-type="float" office:value="190371890" calcext:value-type="float">
            <text:p>190371890</text:p>
          </table:table-cell>
          <table:table-cell office:value-type="percentage" office:value="0.087041" calcext:value-type="percentage">
            <text:p>8.70%</text:p>
          </table:table-cell>
          <table:table-cell office:value-type="float" office:value="9000" calcext:value-type="float">
            <text:p>9000</text:p>
          </table:table-cell>
          <table:table-cell office:value-type="float" office:value="8626" calcext:value-type="float">
            <text:p>8626</text:p>
          </table:table-cell>
          <table:table-cell/>
          <table:table-cell office:value-type="float" office:value="133851064" calcext:value-type="float">
            <text:p>133851064</text:p>
          </table:table-cell>
          <table:table-cell office:value-type="percentage" office:value="0.490543" calcext:value-type="percentage">
            <text:p>49.05%</text:p>
          </table:table-cell>
          <table:table-cell office:value-type="float" office:value="9000" calcext:value-type="float">
            <text:p>9000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table:number-columns-repeated="14"/>
          <table:table-cell office:value-type="float" office:value="198790220" calcext:value-type="float">
            <text:p>198790220</text:p>
          </table:table-cell>
          <table:table-cell office:value-type="percentage" office:value="0.09089" calcext:value-type="percentage">
            <text:p>9.09%</text:p>
          </table:table-cell>
          <table:table-cell office:value-type="float" office:value="10000" calcext:value-type="float">
            <text:p>10000</text:p>
          </table:table-cell>
          <table:table-cell office:value-type="float" office:value="8214" calcext:value-type="float">
            <text:p>8214</text:p>
          </table:table-cell>
          <table:table-cell/>
          <table:table-cell office:value-type="float" office:value="135831323" calcext:value-type="float">
            <text:p>135831323</text:p>
          </table:table-cell>
          <table:table-cell office:value-type="percentage" office:value="0.4978" calcext:value-type="percentage">
            <text:p>49.78%</text:p>
          </table:table-cell>
          <table:table-cell office:value-type="float" office:value="10000" calcext:value-type="float">
            <text:p>10000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table:number-columns-repeated="14"/>
          <table:table-cell office:value-type="float" office:value="259646956" calcext:value-type="float">
            <text:p>259646956</text:p>
          </table:table-cell>
          <table:table-cell office:value-type="percentage" office:value="0.118715" calcext:value-type="percentage">
            <text:p>11.87%</text:p>
          </table:table-cell>
          <table:table-cell office:value-type="float" office:value="20000" calcext:value-type="float">
            <text:p>20000</text:p>
          </table:table-cell>
          <table:table-cell office:value-type="float" office:value="3702" calcext:value-type="float">
            <text:p>3702</text:p>
          </table:table-cell>
          <table:table-cell/>
          <table:table-cell office:value-type="float" office:value="147106078" calcext:value-type="float">
            <text:p>147106078</text:p>
          </table:table-cell>
          <table:table-cell office:value-type="percentage" office:value="0.53912" calcext:value-type="percentage">
            <text:p>53.91%</text:p>
          </table:table-cell>
          <table:table-cell office:value-type="float" office:value="20000" calcext:value-type="float">
            <text:p>2000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Arabi-1-Q15-K</text:p>
          </table:table-cell>
          <table:table-cell table:number-columns-repeated="4"/>
          <table:table-cell office:value-type="string" calcext:value-type="string">
            <text:p>Arabi-1-Q15-S</text:p>
          </table:table-cell>
          <table:table-cell table:number-columns-repeated="8"/>
          <table:table-cell office:value-type="float" office:value="282050285" calcext:value-type="float">
            <text:p>282050285</text:p>
          </table:table-cell>
          <table:table-cell office:value-type="percentage" office:value="0.128958" calcext:value-type="percentage">
            <text:p>12.90%</text:p>
          </table:table-cell>
          <table:table-cell office:value-type="float" office:value="30000" calcext:value-type="float">
            <text:p>300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153564704" calcext:value-type="float">
            <text:p>153564704</text:p>
          </table:table-cell>
          <table:table-cell office:value-type="percentage" office:value="0.56279" calcext:value-type="percentage">
            <text:p>56.28%</text:p>
          </table:table-cell>
          <table:table-cell office:value-type="float" office:value="30000" calcext:value-type="float">
            <text:p>300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80024" calcext:value-type="float">
            <text:p>85080024</text:p>
          </table:table-cell>
          <table:table-cell table:style-name="ce1" office:value-type="percentage" office:value="0.424375" calcext:value-type="percentage">
            <text:p>42.44%</text:p>
          </table:table-cell>
          <table:table-cell office:value-type="float" office:value="85080024" calcext:value-type="float">
            <text:p>85080024</text:p>
          </table:table-cell>
          <table:table-cell table:style-name="ce1" office:value-type="percentage" office:value="0.044654" calcext:value-type="percentage">
            <text:p>4.47%</text:p>
          </table:table-cell>
          <table:table-cell/>
          <table:table-cell office:value-type="float" office:value="3076401" calcext:value-type="float">
            <text:p>3076401</text:p>
          </table:table-cell>
          <table:table-cell table:style-name="ce1" office:value-type="percentage" office:value="0.314841" calcext:value-type="percentage">
            <text:p>31.48%</text:p>
          </table:table-cell>
          <table:table-cell office:value-type="float" office:value="3076401" calcext:value-type="float">
            <text:p>3076401</text:p>
          </table:table-cell>
          <table:table-cell table:style-name="ce1" office:value-type="percentage" office:value="0.012484" calcext:value-type="percentage">
            <text:p>1.25%</text:p>
          </table:table-cell>
          <table:table-cell/>
          <table:table-cell table:formula="of:=[.G32]/[.B32]" office:value-type="float" office:value="0.03615891081554" calcext:value-type="float">
            <text:p>0.0361589108</text:p>
          </table:table-cell>
          <table:table-cell table:formula="of:=[.I32]/[.D32]" office:value-type="float" office:value="0.03615891081554" calcext:value-type="float">
            <text:p>0.0361589108</text:p>
          </table:table-cell>
          <table:table-cell/>
          <table:table-cell office:value-type="float" office:value="294993846" calcext:value-type="float">
            <text:p>294993846</text:p>
          </table:table-cell>
          <table:table-cell office:value-type="percentage" office:value="0.134876" calcext:value-type="percentage">
            <text:p>13.49%</text:p>
          </table:table-cell>
          <table:table-cell office:value-type="float" office:value="40000" calcext:value-type="float">
            <text:p>40000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158812919" calcext:value-type="float">
            <text:p>158812919</text:p>
          </table:table-cell>
          <table:table-cell office:value-type="percentage" office:value="0.582024" calcext:value-type="percentage">
            <text:p>58.20%</text:p>
          </table:table-cell>
          <table:table-cell office:value-type="float" office:value="40000" calcext:value-type="float">
            <text:p>400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0124" calcext:value-type="float">
            <text:p>4080124</text:p>
          </table:table-cell>
          <table:table-cell table:style-name="ce1" office:value-type="percentage" office:value="0.020351" calcext:value-type="percentage">
            <text:p>2.04%</text:p>
          </table:table-cell>
          <table:table-cell office:value-type="float" office:value="8160248" calcext:value-type="float">
            <text:p>8160248</text:p>
          </table:table-cell>
          <table:table-cell table:style-name="ce1" office:value-type="percentage" office:value="0.004283" calcext:value-type="percentage">
            <text:p>0.43%</text:p>
          </table:table-cell>
          <table:table-cell/>
          <table:table-cell office:value-type="float" office:value="168299" calcext:value-type="float">
            <text:p>168299</text:p>
          </table:table-cell>
          <table:table-cell table:style-name="ce1" office:value-type="percentage" office:value="0.017224" calcext:value-type="percentage">
            <text:p>1.72%</text:p>
          </table:table-cell>
          <table:table-cell office:value-type="float" office:value="336598" calcext:value-type="float">
            <text:p>336598</text:p>
          </table:table-cell>
          <table:table-cell table:style-name="ce1" office:value-type="percentage" office:value="0.001366" calcext:value-type="percentage">
            <text:p>0.14%</text:p>
          </table:table-cell>
          <table:table-cell/>
          <table:table-cell table:formula="of:=[.G33]/[.B33]" office:value-type="float" office:value="0.0412485012710398" calcext:value-type="float">
            <text:p>0.0412485013</text:p>
          </table:table-cell>
          <table:table-cell table:formula="of:=[.I33]/[.D33]" office:value-type="float" office:value="0.0412485012710398" calcext:value-type="float">
            <text:p>0.0412485013</text:p>
          </table:table-cell>
          <table:table-cell/>
          <table:table-cell office:value-type="float" office:value="306455803" calcext:value-type="float">
            <text:p>306455803</text:p>
          </table:table-cell>
          <table:table-cell office:value-type="percentage" office:value="0.140117" calcext:value-type="percentage">
            <text:p>14.01%</text:p>
          </table:table-cell>
          <table:table-cell office:value-type="float" office:value="50000" calcext:value-type="float">
            <text:p>5000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62669517" calcext:value-type="float">
            <text:p>162669517</text:p>
          </table:table-cell>
          <table:table-cell office:value-type="percentage" office:value="0.596158" calcext:value-type="percentage">
            <text:p>59.62%</text:p>
          </table:table-cell>
          <table:table-cell office:value-type="float" office:value="50000" calcext:value-type="float">
            <text:p>500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69441" calcext:value-type="float">
            <text:p>4069441</text:p>
          </table:table-cell>
          <table:table-cell table:style-name="ce1" office:value-type="percentage" office:value="0.020298" calcext:value-type="percentage">
            <text:p>2.03%</text:p>
          </table:table-cell>
          <table:table-cell office:value-type="float" office:value="14456771" calcext:value-type="float">
            <text:p>14456771</text:p>
          </table:table-cell>
          <table:table-cell table:style-name="ce1" office:value-type="percentage" office:value="0.007588" calcext:value-type="percentage">
            <text:p>0.76%</text:p>
          </table:table-cell>
          <table:table-cell/>
          <table:table-cell office:value-type="float" office:value="215756" calcext:value-type="float">
            <text:p>215756</text:p>
          </table:table-cell>
          <table:table-cell table:style-name="ce1" office:value-type="percentage" office:value="0.022081" calcext:value-type="percentage">
            <text:p>2.21%</text:p>
          </table:table-cell>
          <table:table-cell office:value-type="float" office:value="773066" calcext:value-type="float">
            <text:p>773066</text:p>
          </table:table-cell>
          <table:table-cell table:style-name="ce1" office:value-type="percentage" office:value="0.003137" calcext:value-type="percentage">
            <text:p>0.31%</text:p>
          </table:table-cell>
          <table:table-cell/>
          <table:table-cell table:formula="of:=[.G34]/[.B34]" office:value-type="float" office:value="0.0530185841249449" calcext:value-type="float">
            <text:p>0.0530185841</text:p>
          </table:table-cell>
          <table:table-cell table:formula="of:=[.I34]/[.D34]" office:value-type="float" office:value="0.0534743200954072" calcext:value-type="float">
            <text:p>0.0534743201</text:p>
          </table:table-cell>
          <table:table-cell/>
          <table:table-cell office:value-type="float" office:value="316521837" calcext:value-type="float">
            <text:p>316521837</text:p>
          </table:table-cell>
          <table:table-cell office:value-type="percentage" office:value="0.144719" calcext:value-type="percentage">
            <text:p>14.47%</text:p>
          </table:table-cell>
          <table:table-cell office:value-type="float" office:value="60000" calcext:value-type="float">
            <text:p>60000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165975928" calcext:value-type="float">
            <text:p>165975928</text:p>
          </table:table-cell>
          <table:table-cell office:value-type="percentage" office:value="0.608275" calcext:value-type="percentage">
            <text:p>60.83%</text:p>
          </table:table-cell>
          <table:table-cell office:value-type="float" office:value="60000" calcext:value-type="float">
            <text:p>600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04624" calcext:value-type="float">
            <text:p>22904624</text:p>
          </table:table-cell>
          <table:table-cell table:style-name="ce1" office:value-type="percentage" office:value="0.114247" calcext:value-type="percentage">
            <text:p>11.42%</text:p>
          </table:table-cell>
          <table:table-cell office:value-type="float" office:value="157142138" calcext:value-type="float">
            <text:p>157142138</text:p>
          </table:table-cell>
          <table:table-cell table:style-name="ce1" office:value-type="percentage" office:value="0.082476" calcext:value-type="percentage">
            <text:p>8.25%</text:p>
          </table:table-cell>
          <table:table-cell/>
          <table:table-cell office:value-type="float" office:value="1325877" calcext:value-type="float">
            <text:p>1325877</text:p>
          </table:table-cell>
          <table:table-cell table:style-name="ce1" office:value-type="percentage" office:value="0.135691" calcext:value-type="percentage">
            <text:p>13.57%</text:p>
          </table:table-cell>
          <table:table-cell office:value-type="float" office:value="9095049" calcext:value-type="float">
            <text:p>9095049</text:p>
          </table:table-cell>
          <table:table-cell table:style-name="ce1" office:value-type="percentage" office:value="0.036908" calcext:value-type="percentage">
            <text:p>3.69%</text:p>
          </table:table-cell>
          <table:table-cell/>
          <table:table-cell table:formula="of:=[.G35]/[.B35]" office:value-type="float" office:value="0.0578868703542132" calcext:value-type="float">
            <text:p>0.0578868704</text:p>
          </table:table-cell>
          <table:table-cell table:formula="of:=[.I35]/[.D35]" office:value-type="float" office:value="0.05787784941554" calcext:value-type="float">
            <text:p>0.0578778494</text:p>
          </table:table-cell>
          <table:table-cell/>
          <table:table-cell office:value-type="float" office:value="324951122" calcext:value-type="float">
            <text:p>324951122</text:p>
          </table:table-cell>
          <table:table-cell office:value-type="percentage" office:value="0.148573" calcext:value-type="percentage">
            <text:p>14.86%</text:p>
          </table:table-cell>
          <table:table-cell office:value-type="float" office:value="70000" calcext:value-type="float">
            <text:p>7000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168969534" calcext:value-type="float">
            <text:p>168969534</text:p>
          </table:table-cell>
          <table:table-cell office:value-type="percentage" office:value="0.619247" calcext:value-type="percentage">
            <text:p>61.92%</text:p>
          </table:table-cell>
          <table:table-cell office:value-type="float" office:value="70000" calcext:value-type="float">
            <text:p>7000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81835" calcext:value-type="float">
            <text:p>70081835</text:p>
          </table:table-cell>
          <table:table-cell table:style-name="ce1" office:value-type="percentage" office:value="0.349565" calcext:value-type="percentage">
            <text:p>34.96%</text:p>
          </table:table-cell>
          <table:table-cell office:value-type="float" office:value="844397039" calcext:value-type="float">
            <text:p>844397039</text:p>
          </table:table-cell>
          <table:table-cell table:style-name="ce1" office:value-type="percentage" office:value="0.443184" calcext:value-type="percentage">
            <text:p>44.32%</text:p>
          </table:table-cell>
          <table:table-cell/>
          <table:table-cell office:value-type="float" office:value="4013633" calcext:value-type="float">
            <text:p>4013633</text:p>
          </table:table-cell>
          <table:table-cell table:style-name="ce1" office:value-type="percentage" office:value="0.410758" calcext:value-type="percentage">
            <text:p>41.08%</text:p>
          </table:table-cell>
          <table:table-cell office:value-type="float" office:value="48347885" calcext:value-type="float">
            <text:p>48347885</text:p>
          </table:table-cell>
          <table:table-cell table:style-name="ce1" office:value-type="percentage" office:value="0.196199" calcext:value-type="percentage">
            <text:p>19.62%</text:p>
          </table:table-cell>
          <table:table-cell/>
          <table:table-cell table:formula="of:=[.G36]/[.B36]" office:value-type="float" office:value="0.0572706607924864" calcext:value-type="float">
            <text:p>0.0572706608</text:p>
          </table:table-cell>
          <table:table-cell table:formula="of:=[.I36]/[.D36]" office:value-type="float" office:value="0.0572572886532825" calcext:value-type="float">
            <text:p>0.0572572887</text:p>
          </table:table-cell>
          <table:table-cell/>
          <table:table-cell office:value-type="float" office:value="332113094" calcext:value-type="float">
            <text:p>332113094</text:p>
          </table:table-cell>
          <table:table-cell office:value-type="percentage" office:value="0.151848" calcext:value-type="percentage">
            <text:p>15.18%</text:p>
          </table:table-cell>
          <table:table-cell office:value-type="float" office:value="80000" calcext:value-type="float">
            <text:p>8000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71656982" calcext:value-type="float">
            <text:p>171656982</text:p>
          </table:table-cell>
          <table:table-cell office:value-type="percentage" office:value="0.629096" calcext:value-type="percentage">
            <text:p>62.91%</text:p>
          </table:table-cell>
          <table:table-cell office:value-type="float" office:value="80000" calcext:value-type="float">
            <text:p>800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431936" calcext:value-type="float">
            <text:p>12431936</text:p>
          </table:table-cell>
          <table:table-cell table:style-name="ce1" office:value-type="percentage" office:value="0.06201" calcext:value-type="percentage">
            <text:p>6.20%</text:p>
          </table:table-cell>
          <table:table-cell office:value-type="float" office:value="243606724" calcext:value-type="float">
            <text:p>243606724</text:p>
          </table:table-cell>
          <table:table-cell table:style-name="ce1" office:value-type="percentage" office:value="0.127858" calcext:value-type="percentage">
            <text:p>12.79%</text:p>
          </table:table-cell>
          <table:table-cell/>
          <table:table-cell office:value-type="float" office:value="756183" calcext:value-type="float">
            <text:p>756183</text:p>
          </table:table-cell>
          <table:table-cell table:style-name="ce1" office:value-type="percentage" office:value="0.077388" calcext:value-type="percentage">
            <text:p>7.74%</text:p>
          </table:table-cell>
          <table:table-cell office:value-type="float" office:value="15028304" calcext:value-type="float">
            <text:p>15028304</text:p>
          </table:table-cell>
          <table:table-cell table:style-name="ce1" office:value-type="percentage" office:value="0.060986" calcext:value-type="percentage">
            <text:p>6.10%</text:p>
          </table:table-cell>
          <table:table-cell/>
          <table:table-cell table:formula="of:=[.G37]/[.B37]" office:value-type="float" office:value="0.060825844019789" calcext:value-type="float">
            <text:p>0.060825844</text:p>
          </table:table-cell>
          <table:table-cell table:formula="of:=[.I37]/[.D37]" office:value-type="float" office:value="0.0616908423266675" calcext:value-type="float">
            <text:p>0.0616908423</text:p>
          </table:table-cell>
          <table:table-cell/>
          <table:table-cell office:value-type="float" office:value="338814828" calcext:value-type="float">
            <text:p>338814828</text:p>
          </table:table-cell>
          <table:table-cell office:value-type="percentage" office:value="0.154912" calcext:value-type="percentage">
            <text:p>15.49%</text:p>
          </table:table-cell>
          <table:table-cell office:value-type="float" office:value="90000" calcext:value-type="float">
            <text:p>90000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73978564" calcext:value-type="float">
            <text:p>173978564</text:p>
          </table:table-cell>
          <table:table-cell office:value-type="percentage" office:value="0.637604" calcext:value-type="percentage">
            <text:p>63.76%</text:p>
          </table:table-cell>
          <table:table-cell office:value-type="float" office:value="90000" calcext:value-type="float">
            <text:p>90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9728" calcext:value-type="float">
            <text:p>849728</text:p>
          </table:table-cell>
          <table:table-cell table:style-name="ce1" office:value-type="percentage" office:value="0.004238" calcext:value-type="percentage">
            <text:p>0.42%</text:p>
          </table:table-cell>
          <table:table-cell office:value-type="float" office:value="36923142" calcext:value-type="float">
            <text:p>36923142</text:p>
          </table:table-cell>
          <table:table-cell table:style-name="ce1" office:value-type="percentage" office:value="0.019379" calcext:value-type="percentage">
            <text:p>1.94%</text:p>
          </table:table-cell>
          <table:table-cell/>
          <table:table-cell office:value-type="float" office:value="77465" calcext:value-type="float">
            <text:p>77465</text:p>
          </table:table-cell>
          <table:table-cell table:style-name="ce1" office:value-type="percentage" office:value="0.007928" calcext:value-type="percentage">
            <text:p>0.79%</text:p>
          </table:table-cell>
          <table:table-cell office:value-type="float" office:value="3415318" calcext:value-type="float">
            <text:p>3415318</text:p>
          </table:table-cell>
          <table:table-cell table:style-name="ce1" office:value-type="percentage" office:value="0.01386" calcext:value-type="percentage">
            <text:p>1.39%</text:p>
          </table:table-cell>
          <table:table-cell/>
          <table:table-cell table:formula="of:=[.G38]/[.B38]" office:value-type="float" office:value="0.0911644667470061" calcext:value-type="float">
            <text:p>0.0911644667</text:p>
          </table:table-cell>
          <table:table-cell table:formula="of:=[.I38]/[.D38]" office:value-type="float" office:value="0.0924980328055505" calcext:value-type="float">
            <text:p>0.0924980328</text:p>
          </table:table-cell>
          <table:table-cell/>
          <table:table-cell office:value-type="float" office:value="345269760" calcext:value-type="float">
            <text:p>345269760</text:p>
          </table:table-cell>
          <table:table-cell office:value-type="percentage" office:value="0.157863" calcext:value-type="percentage">
            <text:p>15.7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75877005" calcext:value-type="float">
            <text:p>175877005</text:p>
          </table:table-cell>
          <table:table-cell office:value-type="percentage" office:value="0.644561" calcext:value-type="percentage">
            <text:p>64.4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6036" calcext:value-type="float">
            <text:p>296036</text:p>
          </table:table-cell>
          <table:table-cell table:style-name="ce1" office:value-type="percentage" office:value="0.001477" calcext:value-type="percentage">
            <text:p>0.15%</text:p>
          </table:table-cell>
          <table:table-cell office:value-type="float" office:value="26216611" calcext:value-type="float">
            <text:p>26216611</text:p>
          </table:table-cell>
          <table:table-cell table:style-name="ce1" office:value-type="percentage" office:value="0.01376" calcext:value-type="percentage">
            <text:p>1.38%</text:p>
          </table:table-cell>
          <table:table-cell/>
          <table:table-cell office:value-type="float" office:value="34845" calcext:value-type="float">
            <text:p>34845</text:p>
          </table:table-cell>
          <table:table-cell table:style-name="ce1" office:value-type="percentage" office:value="0.003566" calcext:value-type="percentage">
            <text:p>0.36%</text:p>
          </table:table-cell>
          <table:table-cell office:value-type="float" office:value="3132336" calcext:value-type="float">
            <text:p>3132336</text:p>
          </table:table-cell>
          <table:table-cell table:style-name="ce1" office:value-type="percentage" office:value="0.012711" calcext:value-type="percentage">
            <text:p>1.27%</text:p>
          </table:table-cell>
          <table:table-cell/>
          <table:table-cell table:formula="of:=[.G39]/[.B39]" office:value-type="float" office:value="0.117705279087679" calcext:value-type="float">
            <text:p>0.1177052791</text:p>
          </table:table-cell>
          <table:table-cell table:formula="of:=[.I39]/[.D39]" office:value-type="float" office:value="0.119479058525147" calcext:value-type="float">
            <text:p>0.1194790585</text:p>
          </table:table-cell>
          <table:table-cell/>
          <table:table-cell office:value-type="float" office:value="400303383" calcext:value-type="float">
            <text:p>400303383</text:p>
          </table:table-cell>
          <table:table-cell office:value-type="percentage" office:value="0.183026" calcext:value-type="percentage">
            <text:p>18.30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83789026" calcext:value-type="float">
            <text:p>183789026</text:p>
          </table:table-cell>
          <table:table-cell office:value-type="percentage" office:value="0.673558" calcext:value-type="percentage">
            <text:p>67.36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810" calcext:value-type="float">
            <text:p>257810</text:p>
          </table:table-cell>
          <table:table-cell table:style-name="ce1" office:value-type="percentage" office:value="0.001286" calcext:value-type="percentage">
            <text:p>0.13%</text:p>
          </table:table-cell>
          <table:table-cell office:value-type="float" office:value="49865442" calcext:value-type="float">
            <text:p>49865442</text:p>
          </table:table-cell>
          <table:table-cell table:style-name="ce1" office:value-type="percentage" office:value="0.026172" calcext:value-type="percentage">
            <text:p>2.62%</text:p>
          </table:table-cell>
          <table:table-cell/>
          <table:table-cell office:value-type="float" office:value="34049" calcext:value-type="float">
            <text:p>34049</text:p>
          </table:table-cell>
          <table:table-cell table:style-name="ce1" office:value-type="percentage" office:value="0.003485" calcext:value-type="percentage">
            <text:p>0.35%</text:p>
          </table:table-cell>
          <table:table-cell office:value-type="float" office:value="6558382" calcext:value-type="float">
            <text:p>6558382</text:p>
          </table:table-cell>
          <table:table-cell table:style-name="ce1" office:value-type="percentage" office:value="0.026614" calcext:value-type="percentage">
            <text:p>2.66%</text:p>
          </table:table-cell>
          <table:table-cell/>
          <table:table-cell table:formula="of:=[.G40]/[.B40]" office:value-type="float" office:value="0.132070129164889" calcext:value-type="float">
            <text:p>0.1320701292</text:p>
          </table:table-cell>
          <table:table-cell table:formula="of:=[.I40]/[.D40]" office:value-type="float" office:value="0.131521585630385" calcext:value-type="float">
            <text:p>0.1315215856</text:p>
          </table:table-cell>
          <table:table-cell/>
          <table:table-cell office:value-type="float" office:value="437031883" calcext:value-type="float">
            <text:p>437031883</text:p>
          </table:table-cell>
          <table:table-cell office:value-type="percentage" office:value="0.199818" calcext:value-type="percentage">
            <text:p>19.9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187115931" calcext:value-type="float">
            <text:p>187115931</text:p>
          </table:table-cell>
          <table:table-cell office:value-type="percentage" office:value="0.68575" calcext:value-type="percentage">
            <text:p>68.5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7602" calcext:value-type="float">
            <text:p>277602</text:p>
          </table:table-cell>
          <table:table-cell table:style-name="ce1" office:value-type="percentage" office:value="0.001385" calcext:value-type="percentage">
            <text:p>0.14%</text:p>
          </table:table-cell>
          <table:table-cell office:value-type="float" office:value="92573997" calcext:value-type="float">
            <text:p>92573997</text:p>
          </table:table-cell>
          <table:table-cell table:style-name="ce1" office:value-type="percentage" office:value="0.048588" calcext:value-type="percentage">
            <text:p>4.86%</text:p>
          </table:table-cell>
          <table:table-cell/>
          <table:table-cell office:value-type="float" office:value="36548" calcext:value-type="float">
            <text:p>36548</text:p>
          </table:table-cell>
          <table:table-cell table:style-name="ce1" office:value-type="percentage" office:value="0.00374" calcext:value-type="percentage">
            <text:p>0.37%</text:p>
          </table:table-cell>
          <table:table-cell office:value-type="float" office:value="12392816" calcext:value-type="float">
            <text:p>12392816</text:p>
          </table:table-cell>
          <table:table-cell table:style-name="ce1" office:value-type="percentage" office:value="0.050291" calcext:value-type="percentage">
            <text:p>5.03%</text:p>
          </table:table-cell>
          <table:table-cell/>
          <table:table-cell table:formula="of:=[.G41]/[.B41]" office:value-type="float" office:value="0.131656111987666" calcext:value-type="float">
            <text:p>0.131656112</text:p>
          </table:table-cell>
          <table:table-cell table:formula="of:=[.I41]/[.D41]" office:value-type="float" office:value="0.133869298092422" calcext:value-type="float">
            <text:p>0.1338692981</text:p>
          </table:table-cell>
          <table:table-cell/>
          <table:table-cell office:value-type="float" office:value="468262284" calcext:value-type="float">
            <text:p>468262284</text:p>
          </table:table-cell>
          <table:table-cell office:value-type="percentage" office:value="0.214098" calcext:value-type="percentage">
            <text:p>21.41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89605811" calcext:value-type="float">
            <text:p>189605811</text:p>
          </table:table-cell>
          <table:table-cell office:value-type="percentage" office:value="0.694875" calcext:value-type="percentage">
            <text:p>69.4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6384" calcext:value-type="float">
            <text:p>106384</text:p>
          </table:table-cell>
          <table:table-cell table:style-name="ce1" office:value-type="percentage" office:value="0.000531" calcext:value-type="percentage">
            <text:p>0.05%</text:p>
          </table:table-cell>
          <table:table-cell office:value-type="float" office:value="68232389" calcext:value-type="float">
            <text:p>68232389</text:p>
          </table:table-cell>
          <table:table-cell table:style-name="ce1" office:value-type="percentage" office:value="0.035812" calcext:value-type="percentage">
            <text:p>3.58%</text:p>
          </table:table-cell>
          <table:table-cell/>
          <table:table-cell office:value-type="float" office:value="17719" calcext:value-type="float">
            <text:p>17719</text:p>
          </table:table-cell>
          <table:table-cell table:style-name="ce1" office:value-type="percentage" office:value="0.001813" calcext:value-type="percentage">
            <text:p>0.18%</text:p>
          </table:table-cell>
          <table:table-cell office:value-type="float" office:value="11716429" calcext:value-type="float">
            <text:p>11716429</text:p>
          </table:table-cell>
          <table:table-cell table:style-name="ce1" office:value-type="percentage" office:value="0.047546" calcext:value-type="percentage">
            <text:p>4.75%</text:p>
          </table:table-cell>
          <table:table-cell/>
          <table:table-cell table:formula="of:=[.G42]/[.B42]" office:value-type="float" office:value="0.16655700105279" calcext:value-type="float">
            <text:p>0.1665570011</text:p>
          </table:table-cell>
          <table:table-cell table:formula="of:=[.I42]/[.D42]" office:value-type="float" office:value="0.171713597775391" calcext:value-type="float">
            <text:p>0.1717135978</text:p>
          </table:table-cell>
          <table:table-cell/>
          <table:table-cell office:value-type="float" office:value="495575958" calcext:value-type="float">
            <text:p>495575958</text:p>
          </table:table-cell>
          <table:table-cell office:value-type="percentage" office:value="0.226586" calcext:value-type="percentage">
            <text:p>22.66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91784393" calcext:value-type="float">
            <text:p>191784393</text:p>
          </table:table-cell>
          <table:table-cell office:value-type="percentage" office:value="0.702859" calcext:value-type="percentage">
            <text:p>70.2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788" calcext:value-type="float">
            <text:p>23788</text:p>
          </table:table-cell>
          <table:table-cell table:style-name="ce1" office:value-type="percentage" office:value="0.000119" calcext:value-type="percentage">
            <text:p>0.01%</text:p>
          </table:table-cell>
          <table:table-cell office:value-type="float" office:value="30279179" calcext:value-type="float">
            <text:p>30279179</text:p>
          </table:table-cell>
          <table:table-cell table:style-name="ce1" office:value-type="percentage" office:value="0.015892" calcext:value-type="percentage">
            <text:p>1.59%</text:p>
          </table:table-cell>
          <table:table-cell/>
          <table:table-cell office:value-type="float" office:value="5686" calcext:value-type="float">
            <text:p>5686</text:p>
          </table:table-cell>
          <table:table-cell table:style-name="ce1" office:value-type="percentage" office:value="0.000582" calcext:value-type="percentage">
            <text:p>0.06%</text:p>
          </table:table-cell>
          <table:table-cell office:value-type="float" office:value="7538054" calcext:value-type="float">
            <text:p>7538054</text:p>
          </table:table-cell>
          <table:table-cell table:style-name="ce1" office:value-type="percentage" office:value="0.03059" calcext:value-type="percentage">
            <text:p>3.06%</text:p>
          </table:table-cell>
          <table:table-cell/>
          <table:table-cell table:formula="of:=[.G43]/[.B43]" office:value-type="float" office:value="0.239028081385573" calcext:value-type="float">
            <text:p>0.2390280814</text:p>
          </table:table-cell>
          <table:table-cell table:formula="of:=[.I43]/[.D43]" office:value-type="float" office:value="0.24895173016415" calcext:value-type="float">
            <text:p>0.2489517302</text:p>
          </table:table-cell>
          <table:table-cell/>
          <table:table-cell office:value-type="float" office:value="517894618" calcext:value-type="float">
            <text:p>517894618</text:p>
          </table:table-cell>
          <table:table-cell office:value-type="percentage" office:value="0.23679" calcext:value-type="percentage">
            <text:p>23.6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815281" calcext:value-type="float">
            <text:p>193815281</text:p>
          </table:table-cell>
          <table:table-cell office:value-type="percentage" office:value="0.710302" calcext:value-type="percentage">
            <text:p>71.03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799" calcext:value-type="float">
            <text:p>5799</text:p>
          </table:table-cell>
          <table:table-cell table:style-name="ce1" office:value-type="percentage" office:value="0.000029" calcext:value-type="percentage">
            <text:p>0.00%</text:p>
          </table:table-cell>
          <table:table-cell office:value-type="float" office:value="17273300" calcext:value-type="float">
            <text:p>17273300</text:p>
          </table:table-cell>
          <table:table-cell table:style-name="ce1" office:value-type="percentage" office:value="0.009066" calcext:value-type="percentage">
            <text:p>0.91%</text:p>
          </table:table-cell>
          <table:table-cell/>
          <table:table-cell office:value-type="float" office:value="2155" calcext:value-type="float">
            <text:p>2155</text:p>
          </table:table-cell>
          <table:table-cell table:style-name="ce1" office:value-type="percentage" office:value="0.000221" calcext:value-type="percentage">
            <text:p>0.02%</text:p>
          </table:table-cell>
          <table:table-cell office:value-type="float" office:value="6409473" calcext:value-type="float">
            <text:p>6409473</text:p>
          </table:table-cell>
          <table:table-cell table:style-name="ce1" office:value-type="percentage" office:value="0.02601" calcext:value-type="percentage">
            <text:p>2.60%</text:p>
          </table:table-cell>
          <table:table-cell/>
          <table:table-cell table:formula="of:=[.G44]/[.B44]" office:value-type="float" office:value="0.371615795826867" calcext:value-type="float">
            <text:p>0.3716157958</text:p>
          </table:table-cell>
          <table:table-cell table:formula="of:=[.I44]/[.D44]" office:value-type="float" office:value="0.371062448981955" calcext:value-type="float">
            <text:p>0.371062449</text:p>
          </table:table-cell>
          <table:table-cell/>
          <table:table-cell office:value-type="float" office:value="534377283" calcext:value-type="float">
            <text:p>534377283</text:p>
          </table:table-cell>
          <table:table-cell office:value-type="percentage" office:value="0.244326" calcext:value-type="percentage">
            <text:p>24.43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5744044" calcext:value-type="float">
            <text:p>195744044</text:p>
          </table:table-cell>
          <table:table-cell office:value-type="percentage" office:value="0.717371" calcext:value-type="percentage">
            <text:p>71.7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878" calcext:value-type="float">
            <text:p>9878</text:p>
          </table:table-cell>
          <table:table-cell table:style-name="ce1" office:value-type="percentage" office:value="0.000049" calcext:value-type="percentage">
            <text:p>0.00%</text:p>
          </table:table-cell>
          <table:table-cell office:value-type="float" office:value="61256908" calcext:value-type="float">
            <text:p>61256908</text:p>
          </table:table-cell>
          <table:table-cell table:style-name="ce1" office:value-type="percentage" office:value="0.032151" calcext:value-type="percentage">
            <text:p>3.22%</text:p>
          </table:table-cell>
          <table:table-cell/>
          <table:table-cell office:value-type="float" office:value="3442" calcext:value-type="float">
            <text:p>3442</text:p>
          </table:table-cell>
          <table:table-cell table:style-name="ce1" office:value-type="percentage" office:value="0.000352" calcext:value-type="percentage">
            <text:p>0.04%</text:p>
          </table:table-cell>
          <table:table-cell office:value-type="float" office:value="21156334" calcext:value-type="float">
            <text:p>21156334</text:p>
          </table:table-cell>
          <table:table-cell table:style-name="ce1" office:value-type="percentage" office:value="0.085854" calcext:value-type="percentage">
            <text:p>8.59%</text:p>
          </table:table-cell>
          <table:table-cell/>
          <table:table-cell table:formula="of:=[.G45]/[.B45]" office:value-type="float" office:value="0.348451103462239" calcext:value-type="float">
            <text:p>0.3484511035</text:p>
          </table:table-cell>
          <table:table-cell table:formula="of:=[.I45]/[.D45]" office:value-type="float" office:value="0.345370582530871" calcext:value-type="float">
            <text:p>0.3453705825</text:p>
          </table:table-cell>
          <table:table-cell/>
          <table:table-cell office:value-type="float" office:value="546460049" calcext:value-type="float">
            <text:p>546460049</text:p>
          </table:table-cell>
          <table:table-cell office:value-type="percentage" office:value="0.249851" calcext:value-type="percentage">
            <text:p>24.99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7612814" calcext:value-type="float">
            <text:p>197612814</text:p>
          </table:table-cell>
          <table:table-cell office:value-type="percentage" office:value="0.72422" calcext:value-type="percentage">
            <text:p>72.42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707" calcext:value-type="float">
            <text:p>6707</text:p>
          </table:table-cell>
          <table:table-cell table:style-name="ce1" office:value-type="percentage" office:value="0.000033" calcext:value-type="percentage">
            <text:p>0.00%</text:p>
          </table:table-cell>
          <table:table-cell office:value-type="float" office:value="73234564" calcext:value-type="float">
            <text:p>73234564</text:p>
          </table:table-cell>
          <table:table-cell table:style-name="ce1" office:value-type="percentage" office:value="0.038437" calcext:value-type="percentage">
            <text:p>3.84%</text:p>
          </table:table-cell>
          <table:table-cell/>
          <table:table-cell office:value-type="float" office:value="2396" calcext:value-type="float">
            <text:p>2396</text:p>
          </table:table-cell>
          <table:table-cell table:style-name="ce1" office:value-type="percentage" office:value="0.000245" calcext:value-type="percentage">
            <text:p>0.02%</text:p>
          </table:table-cell>
          <table:table-cell office:value-type="float" office:value="26417120" calcext:value-type="float">
            <text:p>26417120</text:p>
          </table:table-cell>
          <table:table-cell table:style-name="ce1" office:value-type="percentage" office:value="0.107203" calcext:value-type="percentage">
            <text:p>10.72%</text:p>
          </table:table-cell>
          <table:table-cell/>
          <table:table-cell table:formula="of:=[.G46]/[.B46]" office:value-type="float" office:value="0.35723870582973" calcext:value-type="float">
            <text:p>0.3572387058</text:p>
          </table:table-cell>
          <table:table-cell table:formula="of:=[.I46]/[.D46]" office:value-type="float" office:value="0.36071929096212" calcext:value-type="float">
            <text:p>0.360719291</text:p>
          </table:table-cell>
          <table:table-cell/>
          <table:table-cell office:value-type="float" office:value="555773561" calcext:value-type="float">
            <text:p>555773561</text:p>
          </table:table-cell>
          <table:table-cell office:value-type="percentage" office:value="0.254109" calcext:value-type="percentage">
            <text:p>25.4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99412814" calcext:value-type="float">
            <text:p>199412814</text:p>
          </table:table-cell>
          <table:table-cell office:value-type="percentage" office:value="0.730816" calcext:value-type="percentage">
            <text:p>73.0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61" calcext:value-type="float">
            <text:p>861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18483925" calcext:value-type="float">
            <text:p>18483925</text:p>
          </table:table-cell>
          <table:table-cell table:style-name="ce1" office:value-type="percentage" office:value="0.009701" calcext:value-type="percentage">
            <text:p>0.97%</text:p>
          </table:table-cell>
          <table:table-cell/>
          <table:table-cell office:value-type="float" office:value="426" calcext:value-type="float">
            <text:p>426</text:p>
          </table:table-cell>
          <table:table-cell table:style-name="ce1" office:value-type="percentage" office:value="0.000044" calcext:value-type="percentage">
            <text:p>0.00%</text:p>
          </table:table-cell>
          <table:table-cell office:value-type="float" office:value="9378450" calcext:value-type="float">
            <text:p>9378450</text:p>
          </table:table-cell>
          <table:table-cell table:style-name="ce1" office:value-type="percentage" office:value="0.038058" calcext:value-type="percentage">
            <text:p>3.81%</text:p>
          </table:table-cell>
          <table:table-cell/>
          <table:table-cell table:formula="of:=[.G47]/[.B47]" office:value-type="float" office:value="0.494773519163763" calcext:value-type="float">
            <text:p>0.4947735192</text:p>
          </table:table-cell>
          <table:table-cell table:formula="of:=[.I47]/[.D47]" office:value-type="float" office:value="0.507384118903317" calcext:value-type="float">
            <text:p>0.5073841189</text:p>
          </table:table-cell>
          <table:table-cell/>
          <table:table-cell office:value-type="float" office:value="563461308" calcext:value-type="float">
            <text:p>563461308</text:p>
          </table:table-cell>
          <table:table-cell office:value-type="percentage" office:value="0.257624" calcext:value-type="percentage">
            <text:p>25.7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1177825" calcext:value-type="float">
            <text:p>201177825</text:p>
          </table:table-cell>
          <table:table-cell office:value-type="percentage" office:value="0.737285" calcext:value-type="percentage">
            <text:p>73.7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72" calcext:value-type="float">
            <text:p>27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691839" calcext:value-type="float">
            <text:p>12691839</text:p>
          </table:table-cell>
          <table:table-cell table:style-name="ce1" office:value-type="percentage" office:value="0.006661" calcext:value-type="percentage">
            <text:p>0.67%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1" office:value-type="percentage" office:value="0.000018" calcext:value-type="percentage">
            <text:p>0.00%</text:p>
          </table:table-cell>
          <table:table-cell office:value-type="float" office:value="8255076" calcext:value-type="float">
            <text:p>8255076</text:p>
          </table:table-cell>
          <table:table-cell table:style-name="ce1" office:value-type="percentage" office:value="0.0335" calcext:value-type="percentage">
            <text:p>3.35%</text:p>
          </table:table-cell>
          <table:table-cell/>
          <table:table-cell table:formula="of:=[.G48]/[.B48]" office:value-type="float" office:value="0.643382352941176" calcext:value-type="float">
            <text:p>0.6433823529</text:p>
          </table:table-cell>
          <table:table-cell table:formula="of:=[.I48]/[.D48]" office:value-type="float" office:value="0.650423945655157" calcext:value-type="float">
            <text:p>0.6504239457</text:p>
          </table:table-cell>
          <table:table-cell/>
          <table:table-cell office:value-type="float" office:value="609600502" calcext:value-type="float">
            <text:p>609600502</text:p>
          </table:table-cell>
          <table:table-cell office:value-type="percentage" office:value="0.27872" calcext:value-type="percentage">
            <text:p>27.8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16982403" calcext:value-type="float">
            <text:p>216982403</text:p>
          </table:table-cell>
          <table:table-cell office:value-type="percentage" office:value="0.795206" calcext:value-type="percentage">
            <text:p>79.5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8" calcext:value-type="float">
            <text:p>13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887046" calcext:value-type="float">
            <text:p>12887046</text:p>
          </table:table-cell>
          <table:table-cell table:style-name="ce1" office:value-type="percentage" office:value="0.006764" calcext:value-type="percentage">
            <text:p>0.68%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1" office:value-type="percentage" office:value="0.00001" calcext:value-type="percentage">
            <text:p>0.00%</text:p>
          </table:table-cell>
          <table:table-cell office:value-type="float" office:value="9189686" calcext:value-type="float">
            <text:p>9189686</text:p>
          </table:table-cell>
          <table:table-cell table:style-name="ce1" office:value-type="percentage" office:value="0.037292" calcext:value-type="percentage">
            <text:p>3.73%</text:p>
          </table:table-cell>
          <table:table-cell/>
          <table:table-cell table:formula="of:=[.G49]/[.B49]" office:value-type="float" office:value="0.702898550724638" calcext:value-type="float">
            <text:p>0.7028985507</text:p>
          </table:table-cell>
          <table:table-cell table:formula="of:=[.I49]/[.D49]" office:value-type="float" office:value="0.713094839577666" calcext:value-type="float">
            <text:p>0.7130948396</text:p>
          </table:table-cell>
          <table:table-cell/>
          <table:table-cell office:value-type="float" office:value="639072879" calcext:value-type="float">
            <text:p>639072879</text:p>
          </table:table-cell>
          <table:table-cell office:value-type="percentage" office:value="0.292195" calcext:value-type="percentage">
            <text:p>29.2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30495625" calcext:value-type="float">
            <text:p>230495625</text:p>
          </table:table-cell>
          <table:table-cell office:value-type="percentage" office:value="0.84473" calcext:value-type="percentage">
            <text:p>84.4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484480" calcext:value-type="float">
            <text:p>4484480</text:p>
          </table:table-cell>
          <table:table-cell table:style-name="ce1" office:value-type="percentage" office:value="0.002354" calcext:value-type="percentage">
            <text:p>0.24%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306178" calcext:value-type="float">
            <text:p>4306178</text:p>
          </table:table-cell>
          <table:table-cell table:style-name="ce1" office:value-type="percentage" office:value="0.017475" calcext:value-type="percentage">
            <text:p>1.75%</text:p>
          </table:table-cell>
          <table:table-cell/>
          <table:table-cell table:formula="of:=[.G50]/[.B50]" office:value-type="float" office:value="0.96" calcext:value-type="float">
            <text:p>0.96</text:p>
          </table:table-cell>
          <table:table-cell table:formula="of:=[.I50]/[.D50]" office:value-type="float" office:value="0.960240206222349" calcext:value-type="float">
            <text:p>0.9602402062</text:p>
          </table:table-cell>
          <table:table-cell/>
          <table:table-cell office:value-type="float" office:value="663673959" calcext:value-type="float">
            <text:p>663673959</text:p>
          </table:table-cell>
          <table:table-cell office:value-type="percentage" office:value="0.303443" calcext:value-type="percentage">
            <text:p>30.3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2263524" calcext:value-type="float">
            <text:p>242263524</text:p>
          </table:table-cell>
          <table:table-cell office:value-type="percentage" office:value="0.887857" calcext:value-type="percentage">
            <text:p>88.7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3" calcext:value-type="float">
            <text:p>13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8050569" calcext:value-type="float">
            <text:p>48050569</text:p>
          </table:table-cell>
          <table:table-cell table:style-name="ce1" office:value-type="percentage" office:value="0.025219" calcext:value-type="percentage">
            <text:p>2.52%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office:value-type="percentage" office:value="0.000011" calcext:value-type="percentage">
            <text:p>0.00%</text:p>
          </table:table-cell>
          <table:table-cell office:value-type="float" office:value="39899419" calcext:value-type="float">
            <text:p>39899419</text:p>
          </table:table-cell>
          <table:table-cell table:style-name="ce1" office:value-type="percentage" office:value="0.161915" calcext:value-type="percentage">
            <text:p>16.19%</text:p>
          </table:table-cell>
          <table:table-cell/>
          <table:table-cell table:formula="of:=[.G51]/[.B51]" office:value-type="float" office:value="0.827067669172932" calcext:value-type="float">
            <text:p>0.8270676692</text:p>
          </table:table-cell>
          <table:table-cell table:formula="of:=[.I51]/[.D51]" office:value-type="float" office:value="0.830363091017715" calcext:value-type="float">
            <text:p>0.830363091</text:p>
          </table:table-cell>
          <table:table-cell/>
          <table:table-cell office:value-type="float" office:value="686087780" calcext:value-type="float">
            <text:p>686087780</text:p>
          </table:table-cell>
          <table:table-cell office:value-type="percentage" office:value="0.313691" calcext:value-type="percentage">
            <text:p>31.37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2426935" calcext:value-type="float">
            <text:p>252426935</text:p>
          </table:table-cell>
          <table:table-cell office:value-type="percentage" office:value="0.925105" calcext:value-type="percentage">
            <text:p>92.51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  <table:table-cell office:value-type="float" office:value="707261218" calcext:value-type="float">
            <text:p>707261218</text:p>
          </table:table-cell>
          <table:table-cell office:value-type="percentage" office:value="0.323372" calcext:value-type="percentage">
            <text:p>32.3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0576958" calcext:value-type="float">
            <text:p>260576958</text:p>
          </table:table-cell>
          <table:table-cell office:value-type="percentage" office:value="0.954973" calcext:value-type="percentage">
            <text:p>95.5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  <table:table-cell office:value-type="float" office:value="727548059" calcext:value-type="float">
            <text:p>727548059</text:p>
          </table:table-cell>
          <table:table-cell office:value-type="percentage" office:value="0.332647" calcext:value-type="percentage">
            <text:p>33.2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4772819" calcext:value-type="float">
            <text:p>264772819</text:p>
          </table:table-cell>
          <table:table-cell office:value-type="percentage" office:value="0.97035" calcext:value-type="percentage">
            <text:p>97.04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747473278" calcext:value-type="float">
            <text:p>747473278</text:p>
          </table:table-cell>
          <table:table-cell office:value-type="percentage" office:value="0.341758" calcext:value-type="percentage">
            <text:p>34.1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65850732" calcext:value-type="float">
            <text:p>265850732</text:p>
          </table:table-cell>
          <table:table-cell office:value-type="percentage" office:value="0.974301" calcext:value-type="percentage">
            <text:p>97.4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66473278" calcext:value-type="float">
            <text:p>766473278</text:p>
          </table:table-cell>
          <table:table-cell office:value-type="percentage" office:value="0.350445" calcext:value-type="percentage">
            <text:p>35.04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66850732" calcext:value-type="float">
            <text:p>266850732</text:p>
          </table:table-cell>
          <table:table-cell office:value-type="percentage" office:value="0.977966" calcext:value-type="percentage">
            <text:p>97.80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85473278" calcext:value-type="float">
            <text:p>785473278</text:p>
          </table:table-cell>
          <table:table-cell office:value-type="percentage" office:value="0.359132" calcext:value-type="percentage">
            <text:p>35.91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67850732" calcext:value-type="float">
            <text:p>267850732</text:p>
          </table:table-cell>
          <table:table-cell office:value-type="percentage" office:value="0.98163" calcext:value-type="percentage">
            <text:p>98.1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957666777" calcext:value-type="float">
            <text:p>957666777</text:p>
          </table:table-cell>
          <table:table-cell office:value-type="percentage" office:value="0.437862" calcext:value-type="percentage">
            <text:p>43.79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11853766" calcext:value-type="float">
            <text:p>1111853766</text:p>
          </table:table-cell>
          <table:table-cell office:value-type="percentage" office:value="0.508359" calcext:value-type="percentage">
            <text:p>50.8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53481025" calcext:value-type="float">
            <text:p>1253481025</text:p>
          </table:table-cell>
          <table:table-cell office:value-type="percentage" office:value="0.573113" calcext:value-type="percentage">
            <text:p>57.3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383938652" calcext:value-type="float">
            <text:p>1383938652</text:p>
          </table:table-cell>
          <table:table-cell office:value-type="percentage" office:value="0.63276" calcext:value-type="percentage">
            <text:p>63.28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rabi-1-Q20-K</text:p>
          </table:table-cell>
          <table:table-cell table:number-columns-repeated="4"/>
          <table:table-cell office:value-type="string" calcext:value-type="string">
            <text:p>Arabi-1-Q20-S</text:p>
          </table:table-cell>
          <table:table-cell table:number-columns-repeated="8"/>
          <table:table-cell office:value-type="float" office:value="1504341863" calcext:value-type="float">
            <text:p>1504341863</text:p>
          </table:table-cell>
          <table:table-cell office:value-type="percentage" office:value="0.687811" calcext:value-type="percentage">
            <text:p>68.7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84211" calcext:value-type="float">
            <text:p>41484211</text:p>
          </table:table-cell>
          <table:table-cell table:style-name="ce1" office:value-type="percentage" office:value="0.270171" calcext:value-type="percentage">
            <text:p>27.02%</text:p>
          </table:table-cell>
          <table:table-cell office:value-type="float" office:value="41484211" calcext:value-type="float">
            <text:p>41484211</text:p>
          </table:table-cell>
          <table:table-cell table:style-name="ce1" office:value-type="percentage" office:value="0.02466" calcext:value-type="percentage">
            <text:p>2.47%</text:p>
          </table:table-cell>
          <table:table-cell/>
          <table:table-cell office:value-type="float" office:value="1394452" calcext:value-type="float">
            <text:p>1394452</text:p>
          </table:table-cell>
          <table:table-cell table:style-name="ce1" office:value-type="percentage" office:value="0.175182" calcext:value-type="percentage">
            <text:p>17.52%</text:p>
          </table:table-cell>
          <table:table-cell office:value-type="float" office:value="1394452" calcext:value-type="float">
            <text:p>1394452</text:p>
          </table:table-cell>
          <table:table-cell table:style-name="ce1" office:value-type="percentage" office:value="0.006329" calcext:value-type="percentage">
            <text:p>0.63%</text:p>
          </table:table-cell>
          <table:table-cell/>
          <table:table-cell table:formula="of:=[.G62]/[.B62]" office:value-type="float" office:value="0.0336140417374697" calcext:value-type="float">
            <text:p>0.0336140417</text:p>
          </table:table-cell>
          <table:table-cell table:formula="of:=[.I62]/[.D62]" office:value-type="float" office:value="0.0336140417374697" calcext:value-type="float">
            <text:p>0.0336140417</text:p>
          </table:table-cell>
          <table:table-cell/>
          <table:table-cell office:value-type="float" office:value="1615323216" calcext:value-type="float">
            <text:p>1615323216</text:p>
          </table:table-cell>
          <table:table-cell office:value-type="percentage" office:value="0.738553" calcext:value-type="percentage">
            <text:p>73.8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1131" calcext:value-type="float">
            <text:p>2431131</text:p>
          </table:table-cell>
          <table:table-cell table:style-name="ce1" office:value-type="percentage" office:value="0.015833" calcext:value-type="percentage">
            <text:p>1.58%</text:p>
          </table:table-cell>
          <table:table-cell office:value-type="float" office:value="4862262" calcext:value-type="float">
            <text:p>4862262</text:p>
          </table:table-cell>
          <table:table-cell table:style-name="ce1" office:value-type="percentage" office:value="0.00289" calcext:value-type="percentage">
            <text:p>0.29%</text:p>
          </table:table-cell>
          <table:table-cell/>
          <table:table-cell office:value-type="float" office:value="103256" calcext:value-type="float">
            <text:p>103256</text:p>
          </table:table-cell>
          <table:table-cell table:style-name="ce1" office:value-type="percentage" office:value="0.012972" calcext:value-type="percentage">
            <text:p>1.30%</text:p>
          </table:table-cell>
          <table:table-cell office:value-type="float" office:value="206512" calcext:value-type="float">
            <text:p>206512</text:p>
          </table:table-cell>
          <table:table-cell table:style-name="ce1" office:value-type="percentage" office:value="0.000937" calcext:value-type="percentage">
            <text:p>0.09%</text:p>
          </table:table-cell>
          <table:table-cell/>
          <table:table-cell table:formula="of:=[.G63]/[.B63]" office:value-type="float" office:value="0.0424724130456154" calcext:value-type="float">
            <text:p>0.042472413</text:p>
          </table:table-cell>
          <table:table-cell table:formula="of:=[.I63]/[.D63]" office:value-type="float" office:value="0.0424724130456154" calcext:value-type="float">
            <text:p>0.042472413</text:p>
          </table:table-cell>
          <table:table-cell/>
          <table:table-cell office:value-type="float" office:value="1716892395" calcext:value-type="float">
            <text:p>1716892395</text:p>
          </table:table-cell>
          <table:table-cell office:value-type="percentage" office:value="0.784993" calcext:value-type="percentage">
            <text:p>78.50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15769" calcext:value-type="float">
            <text:p>5115769</text:p>
          </table:table-cell>
          <table:table-cell table:style-name="ce1" office:value-type="percentage" office:value="0.033317" calcext:value-type="percentage">
            <text:p>3.33%</text:p>
          </table:table-cell>
          <table:table-cell office:value-type="float" office:value="18427139" calcext:value-type="float">
            <text:p>18427139</text:p>
          </table:table-cell>
          <table:table-cell table:style-name="ce1" office:value-type="percentage" office:value="0.010954" calcext:value-type="percentage">
            <text:p>1.10%</text:p>
          </table:table-cell>
          <table:table-cell/>
          <table:table-cell office:value-type="float" office:value="287731" calcext:value-type="float">
            <text:p>287731</text:p>
          </table:table-cell>
          <table:table-cell table:style-name="ce1" office:value-type="percentage" office:value="0.036147" calcext:value-type="percentage">
            <text:p>3.61%</text:p>
          </table:table-cell>
          <table:table-cell office:value-type="float" office:value="1041403" calcext:value-type="float">
            <text:p>1041403</text:p>
          </table:table-cell>
          <table:table-cell table:style-name="ce1" office:value-type="percentage" office:value="0.004727" calcext:value-type="percentage">
            <text:p>0.47%</text:p>
          </table:table-cell>
          <table:table-cell/>
          <table:table-cell table:formula="of:=[.G64]/[.B64]" office:value-type="float" office:value="0.0562439390832542" calcext:value-type="float">
            <text:p>0.0562439391</text:p>
          </table:table-cell>
          <table:table-cell table:formula="of:=[.I64]/[.D64]" office:value-type="float" office:value="0.0565146331180331" calcext:value-type="float">
            <text:p>0.0565146331</text:p>
          </table:table-cell>
          <table:table-cell/>
          <table:table-cell office:value-type="float" office:value="1808393282" calcext:value-type="float">
            <text:p>1808393282</text:p>
          </table:table-cell>
          <table:table-cell office:value-type="percentage" office:value="0.826828" calcext:value-type="percentage">
            <text:p>82.6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180252" calcext:value-type="float">
            <text:p>29180252</text:p>
          </table:table-cell>
          <table:table-cell table:style-name="ce1" office:value-type="percentage" office:value="0.19004" calcext:value-type="percentage">
            <text:p>19.00%</text:p>
          </table:table-cell>
          <table:table-cell office:value-type="float" office:value="198466205" calcext:value-type="float">
            <text:p>198466205</text:p>
          </table:table-cell>
          <table:table-cell table:style-name="ce1" office:value-type="percentage" office:value="0.117978" calcext:value-type="percentage">
            <text:p>11.80%</text:p>
          </table:table-cell>
          <table:table-cell/>
          <table:table-cell office:value-type="float" office:value="1708307" calcext:value-type="float">
            <text:p>1708307</text:p>
          </table:table-cell>
          <table:table-cell table:style-name="ce1" office:value-type="percentage" office:value="0.214611" calcext:value-type="percentage">
            <text:p>21.46%</text:p>
          </table:table-cell>
          <table:table-cell office:value-type="float" office:value="11613248" calcext:value-type="float">
            <text:p>11613248</text:p>
          </table:table-cell>
          <table:table-cell table:style-name="ce1" office:value-type="percentage" office:value="0.05271" calcext:value-type="percentage">
            <text:p>5.27%</text:p>
          </table:table-cell>
          <table:table-cell/>
          <table:table-cell table:formula="of:=[.G65]/[.B65]" office:value-type="float" office:value="0.0585432572686487" calcext:value-type="float">
            <text:p>0.0585432573</text:p>
          </table:table-cell>
          <table:table-cell table:formula="of:=[.I65]/[.D65]" office:value-type="float" office:value="0.0585149899954" calcext:value-type="float">
            <text:p>0.05851499</text:p>
          </table:table-cell>
          <table:table-cell/>
          <table:table-cell office:value-type="float" office:value="1885928334" calcext:value-type="float">
            <text:p>1885928334</text:p>
          </table:table-cell>
          <table:table-cell office:value-type="percentage" office:value="0.862279" calcext:value-type="percentage">
            <text:p>86.23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18447" calcext:value-type="float">
            <text:p>65418447</text:p>
          </table:table-cell>
          <table:table-cell table:style-name="ce1" office:value-type="percentage" office:value="0.426046" calcext:value-type="percentage">
            <text:p>42.60%</text:p>
          </table:table-cell>
          <table:table-cell office:value-type="float" office:value="769751883" calcext:value-type="float">
            <text:p>769751883</text:p>
          </table:table-cell>
          <table:table-cell table:style-name="ce1" office:value-type="percentage" office:value="0.457577" calcext:value-type="percentage">
            <text:p>45.76%</text:p>
          </table:table-cell>
          <table:table-cell/>
          <table:table-cell office:value-type="float" office:value="3758708" calcext:value-type="float">
            <text:p>3758708</text:p>
          </table:table-cell>
          <table:table-cell table:style-name="ce1" office:value-type="percentage" office:value="0.472199" calcext:value-type="percentage">
            <text:p>47.22%</text:p>
          </table:table-cell>
          <table:table-cell office:value-type="float" office:value="44209008" calcext:value-type="float">
            <text:p>44209008</text:p>
          </table:table-cell>
          <table:table-cell table:style-name="ce1" office:value-type="percentage" office:value="0.200656" calcext:value-type="percentage">
            <text:p>20.07%</text:p>
          </table:table-cell>
          <table:table-cell/>
          <table:table-cell table:formula="of:=[.G66]/[.B66]" office:value-type="float" office:value="0.0574563929956943" calcext:value-type="float">
            <text:p>0.057456393</text:p>
          </table:table-cell>
          <table:table-cell table:formula="of:=[.I66]/[.D66]" office:value-type="float" office:value="0.0574328026684411" calcext:value-type="float">
            <text:p>0.0574328027</text:p>
          </table:table-cell>
          <table:table-cell/>
          <table:table-cell office:value-type="float" office:value="2053734674" calcext:value-type="float">
            <text:p>2053734674</text:p>
          </table:table-cell>
          <table:table-cell office:value-type="percentage" office:value="0.939003" calcext:value-type="percentage">
            <text:p>93.90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04226" calcext:value-type="float">
            <text:p>8304226</text:p>
          </table:table-cell>
          <table:table-cell table:style-name="ce1" office:value-type="percentage" office:value="0.054082" calcext:value-type="percentage">
            <text:p>5.41%</text:p>
          </table:table-cell>
          <table:table-cell office:value-type="float" office:value="163462588" calcext:value-type="float">
            <text:p>163462588</text:p>
          </table:table-cell>
          <table:table-cell table:style-name="ce1" office:value-type="percentage" office:value="0.09717" calcext:value-type="percentage">
            <text:p>9.72%</text:p>
          </table:table-cell>
          <table:table-cell/>
          <table:table-cell office:value-type="float" office:value="518138" calcext:value-type="float">
            <text:p>518138</text:p>
          </table:table-cell>
          <table:table-cell table:style-name="ce1" office:value-type="percentage" office:value="0.065093" calcext:value-type="percentage">
            <text:p>6.51%</text:p>
          </table:table-cell>
          <table:table-cell office:value-type="float" office:value="10368381" calcext:value-type="float">
            <text:p>10368381</text:p>
          </table:table-cell>
          <table:table-cell table:style-name="ce1" office:value-type="percentage" office:value="0.04706" calcext:value-type="percentage">
            <text:p>4.71%</text:p>
          </table:table-cell>
          <table:table-cell/>
          <table:table-cell table:formula="of:=[.G67]/[.B67]" office:value-type="float" office:value="0.0623944964888961" calcext:value-type="float">
            <text:p>0.0623944965</text:p>
          </table:table-cell>
          <table:table-cell table:formula="of:=[.I67]/[.D67]" office:value-type="float" office:value="0.0634296882660392" calcext:value-type="float">
            <text:p>0.0634296883</text:p>
          </table:table-cell>
          <table:table-cell/>
          <table:table-cell office:value-type="float" office:value="2153734674" calcext:value-type="float">
            <text:p>2153734674</text:p>
          </table:table-cell>
          <table:table-cell office:value-type="percentage" office:value="0.984724" calcext:value-type="percentage">
            <text:p>98.47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8742" calcext:value-type="float">
            <text:p>698742</text:p>
          </table:table-cell>
          <table:table-cell table:style-name="ce1" office:value-type="percentage" office:value="0.004551" calcext:value-type="percentage">
            <text:p>0.46%</text:p>
          </table:table-cell>
          <table:table-cell office:value-type="float" office:value="30543780" calcext:value-type="float">
            <text:p>30543780</text:p>
          </table:table-cell>
          <table:table-cell table:style-name="ce1" office:value-type="percentage" office:value="0.018157" calcext:value-type="percentage">
            <text:p>1.82%</text:p>
          </table:table-cell>
          <table:table-cell/>
          <table:table-cell office:value-type="float" office:value="64856" calcext:value-type="float">
            <text:p>64856</text:p>
          </table:table-cell>
          <table:table-cell table:style-name="ce1" office:value-type="percentage" office:value="0.008148" calcext:value-type="percentage">
            <text:p>0.81%</text:p>
          </table:table-cell>
          <table:table-cell office:value-type="float" office:value="2873922" calcext:value-type="float">
            <text:p>2873922</text:p>
          </table:table-cell>
          <table:table-cell table:style-name="ce1" office:value-type="percentage" office:value="0.013044" calcext:value-type="percentage">
            <text:p>1.30%</text:p>
          </table:table-cell>
          <table:table-cell/>
          <table:table-cell table:formula="of:=[.G68]/[.B68]" office:value-type="float" office:value="0.0928182362016309" calcext:value-type="float">
            <text:p>0.0928182362</text:p>
          </table:table-cell>
          <table:table-cell table:formula="of:=[.I68]/[.D68]" office:value-type="float" office:value="0.0940918903947056" calcext:value-type="float">
            <text:p>0.094091890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4839" calcext:value-type="float">
            <text:p>264839</text:p>
          </table:table-cell>
          <table:table-cell table:style-name="ce1" office:value-type="percentage" office:value="0.001725" calcext:value-type="percentage">
            <text:p>0.17%</text:p>
          </table:table-cell>
          <table:table-cell office:value-type="float" office:value="23710734" calcext:value-type="float">
            <text:p>23710734</text:p>
          </table:table-cell>
          <table:table-cell table:style-name="ce1" office:value-type="percentage" office:value="0.014095" calcext:value-type="percentage">
            <text:p>1.41%</text:p>
          </table:table-cell>
          <table:table-cell/>
          <table:table-cell office:value-type="float" office:value="30939" calcext:value-type="float">
            <text:p>30939</text:p>
          </table:table-cell>
          <table:table-cell table:style-name="ce1" office:value-type="percentage" office:value="0.003887" calcext:value-type="percentage">
            <text:p>0.39%</text:p>
          </table:table-cell>
          <table:table-cell office:value-type="float" office:value="2803209" calcext:value-type="float">
            <text:p>2803209</text:p>
          </table:table-cell>
          <table:table-cell table:style-name="ce1" office:value-type="percentage" office:value="0.012723" calcext:value-type="percentage">
            <text:p>1.27%</text:p>
          </table:table-cell>
          <table:table-cell/>
          <table:table-cell table:formula="of:=[.G69]/[.B69]" office:value-type="float" office:value="0.116821918222014" calcext:value-type="float">
            <text:p>0.1168219182</text:p>
          </table:table-cell>
          <table:table-cell table:formula="of:=[.I69]/[.D69]" office:value-type="float" office:value="0.118225315167384" calcext:value-type="float">
            <text:p>0.118225315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8185" calcext:value-type="float">
            <text:p>298185</text:p>
          </table:table-cell>
          <table:table-cell table:style-name="ce1" office:value-type="percentage" office:value="0.001942" calcext:value-type="percentage">
            <text:p>0.19%</text:p>
          </table:table-cell>
          <table:table-cell office:value-type="float" office:value="58188345" calcext:value-type="float">
            <text:p>58188345</text:p>
          </table:table-cell>
          <table:table-cell table:style-name="ce1" office:value-type="percentage" office:value="0.03459" calcext:value-type="percentage">
            <text:p>3.46%</text:p>
          </table:table-cell>
          <table:table-cell/>
          <table:table-cell office:value-type="float" office:value="36832" calcext:value-type="float">
            <text:p>36832</text:p>
          </table:table-cell>
          <table:table-cell table:style-name="ce1" office:value-type="percentage" office:value="0.004627" calcext:value-type="percentage">
            <text:p>0.46%</text:p>
          </table:table-cell>
          <table:table-cell office:value-type="float" office:value="7144529" calcext:value-type="float">
            <text:p>7144529</text:p>
          </table:table-cell>
          <table:table-cell table:style-name="ce1" office:value-type="percentage" office:value="0.032428" calcext:value-type="percentage">
            <text:p>3.24%</text:p>
          </table:table-cell>
          <table:table-cell/>
          <table:table-cell table:formula="of:=[.G70]/[.B70]" office:value-type="float" office:value="0.123520633163975" calcext:value-type="float">
            <text:p>0.1235206332</text:p>
          </table:table-cell>
          <table:table-cell table:formula="of:=[.I70]/[.D70]" office:value-type="float" office:value="0.122782818449296" calcext:value-type="float">
            <text:p>0.122782818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9878" calcext:value-type="float">
            <text:p>229878</text:p>
          </table:table-cell>
          <table:table-cell table:style-name="ce1" office:value-type="percentage" office:value="0.001497" calcext:value-type="percentage">
            <text:p>0.15%</text:p>
          </table:table-cell>
          <table:table-cell office:value-type="float" office:value="79304404" calcext:value-type="float">
            <text:p>79304404</text:p>
          </table:table-cell>
          <table:table-cell table:style-name="ce1" office:value-type="percentage" office:value="0.047142" calcext:value-type="percentage">
            <text:p>4.71%</text:p>
          </table:table-cell>
          <table:table-cell/>
          <table:table-cell office:value-type="float" office:value="30175" calcext:value-type="float">
            <text:p>30175</text:p>
          </table:table-cell>
          <table:table-cell table:style-name="ce1" office:value-type="percentage" office:value="0.003791" calcext:value-type="percentage">
            <text:p>0.38%</text:p>
          </table:table-cell>
          <table:table-cell office:value-type="float" office:value="10598628" calcext:value-type="float">
            <text:p>10598628</text:p>
          </table:table-cell>
          <table:table-cell table:style-name="ce1" office:value-type="percentage" office:value="0.048105" calcext:value-type="percentage">
            <text:p>4.81%</text:p>
          </table:table-cell>
          <table:table-cell/>
          <table:table-cell table:formula="of:=[.G71]/[.B71]" office:value-type="float" office:value="0.131265279844091" calcext:value-type="float">
            <text:p>0.1312652798</text:p>
          </table:table-cell>
          <table:table-cell table:formula="of:=[.I71]/[.D71]" office:value-type="float" office:value="0.133644885598031" calcext:value-type="float">
            <text:p>0.133644885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2168" calcext:value-type="float">
            <text:p>82168</text:p>
          </table:table-cell>
          <table:table-cell table:style-name="ce1" office:value-type="percentage" office:value="0.000535" calcext:value-type="percentage">
            <text:p>0.05%</text:p>
          </table:table-cell>
          <table:table-cell office:value-type="float" office:value="53632035" calcext:value-type="float">
            <text:p>53632035</text:p>
          </table:table-cell>
          <table:table-cell table:style-name="ce1" office:value-type="percentage" office:value="0.031881" calcext:value-type="percentage">
            <text:p>3.19%</text:p>
          </table:table-cell>
          <table:table-cell/>
          <table:table-cell office:value-type="float" office:value="13822" calcext:value-type="float">
            <text:p>13822</text:p>
          </table:table-cell>
          <table:table-cell table:style-name="ce1" office:value-type="percentage" office:value="0.001736" calcext:value-type="percentage">
            <text:p>0.17%</text:p>
          </table:table-cell>
          <table:table-cell office:value-type="float" office:value="9318973" calcext:value-type="float">
            <text:p>9318973</text:p>
          </table:table-cell>
          <table:table-cell table:style-name="ce1" office:value-type="percentage" office:value="0.042297" calcext:value-type="percentage">
            <text:p>4.23%</text:p>
          </table:table-cell>
          <table:table-cell/>
          <table:table-cell table:formula="of:=[.G72]/[.B72]" office:value-type="float" office:value="0.168216337260247" calcext:value-type="float">
            <text:p>0.1682163373</text:p>
          </table:table-cell>
          <table:table-cell table:formula="of:=[.I72]/[.D72]" office:value-type="float" office:value="0.173757587233078" calcext:value-type="float">
            <text:p>0.173757587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396" calcext:value-type="float">
            <text:p>17396</text:p>
          </table:table-cell>
          <table:table-cell table:style-name="ce1" office:value-type="percentage" office:value="0.000113" calcext:value-type="percentage">
            <text:p>0.01%</text:p>
          </table:table-cell>
          <table:table-cell office:value-type="float" office:value="22213133" calcext:value-type="float">
            <text:p>22213133</text:p>
          </table:table-cell>
          <table:table-cell table:style-name="ce1" office:value-type="percentage" office:value="0.013205" calcext:value-type="percentage">
            <text:p>1.32%</text:p>
          </table:table-cell>
          <table:table-cell/>
          <table:table-cell office:value-type="float" office:value="4315" calcext:value-type="float">
            <text:p>4315</text:p>
          </table:table-cell>
          <table:table-cell table:style-name="ce1" office:value-type="percentage" office:value="0.000542" calcext:value-type="percentage">
            <text:p>0.05%</text:p>
          </table:table-cell>
          <table:table-cell office:value-type="float" office:value="5715850" calcext:value-type="float">
            <text:p>5715850</text:p>
          </table:table-cell>
          <table:table-cell table:style-name="ce1" office:value-type="percentage" office:value="0.025943" calcext:value-type="percentage">
            <text:p>2.59%</text:p>
          </table:table-cell>
          <table:table-cell/>
          <table:table-cell table:formula="of:=[.G73]/[.B73]" office:value-type="float" office:value="0.248045527707519" calcext:value-type="float">
            <text:p>0.2480455277</text:p>
          </table:table-cell>
          <table:table-cell table:formula="of:=[.I73]/[.D73]" office:value-type="float" office:value="0.257318497125102" calcext:value-type="float">
            <text:p>0.257318497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013" calcext:value-type="float">
            <text:p>6013</text:p>
          </table:table-cell>
          <table:table-cell table:style-name="ce1" office:value-type="percentage" office:value="0.000039" calcext:value-type="percentage">
            <text:p>0.00%</text:p>
          </table:table-cell>
          <table:table-cell office:value-type="float" office:value="18068180" calcext:value-type="float">
            <text:p>18068180</text:p>
          </table:table-cell>
          <table:table-cell table:style-name="ce1" office:value-type="percentage" office:value="0.010741" calcext:value-type="percentage">
            <text:p>1.07%</text:p>
          </table:table-cell>
          <table:table-cell/>
          <table:table-cell office:value-type="float" office:value="2093" calcext:value-type="float">
            <text:p>2093</text:p>
          </table:table-cell>
          <table:table-cell table:style-name="ce1" office:value-type="percentage" office:value="0.000263" calcext:value-type="percentage">
            <text:p>0.03%</text:p>
          </table:table-cell>
          <table:table-cell office:value-type="float" office:value="6293210" calcext:value-type="float">
            <text:p>6293210</text:p>
          </table:table-cell>
          <table:table-cell table:style-name="ce1" office:value-type="percentage" office:value="0.028564" calcext:value-type="percentage">
            <text:p>2.86%</text:p>
          </table:table-cell>
          <table:table-cell/>
          <table:table-cell table:formula="of:=[.G74]/[.B74]" office:value-type="float" office:value="0.348079161816065" calcext:value-type="float">
            <text:p>0.3480791618</text:p>
          </table:table-cell>
          <table:table-cell table:formula="of:=[.I74]/[.D74]" office:value-type="float" office:value="0.348303481590287" calcext:value-type="float">
            <text:p>0.3483034816</text:p>
          </table:table-cell>
          <table:table-cell/>
          <table:table-cell office:value-type="float" office:value="4361185" calcext:value-type="float">
            <text:p>4361185</text:p>
          </table:table-cell>
          <table:table-cell office:value-type="percentage" office:value="0.002289" calcext:value-type="percentage">
            <text:p>0.23%</text:p>
          </table:table-cell>
          <table:table-cell office:value-type="float" office:value="10" calcext:value-type="float">
            <text:p>10</text:p>
          </table:table-cell>
          <table:table-cell office:value-type="float" office:value="429152" calcext:value-type="float">
            <text:p>429152</text:p>
          </table:table-cell>
          <table:table-cell/>
          <table:table-cell office:value-type="float" office:value="4361185" calcext:value-type="float">
            <text:p>4361185</text:p>
          </table:table-cell>
          <table:table-cell office:value-type="percentage" office:value="0.017698" calcext:value-type="percentage">
            <text:p>1.77%</text:p>
          </table:table-cell>
          <table:table-cell office:value-type="float" office:value="10" calcext:value-type="float">
            <text:p>10</text:p>
          </table:table-cell>
          <table:table-cell office:value-type="float" office:value="429152" calcext:value-type="float">
            <text:p>42915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452" calcext:value-type="float">
            <text:p>10452</text:p>
          </table:table-cell>
          <table:table-cell table:style-name="ce1" office:value-type="percentage" office:value="0.000068" calcext:value-type="percentage">
            <text:p>0.01%</text:p>
          </table:table-cell>
          <table:table-cell office:value-type="float" office:value="63004393" calcext:value-type="float">
            <text:p>63004393</text:p>
          </table:table-cell>
          <table:table-cell table:style-name="ce1" office:value-type="percentage" office:value="0.037453" calcext:value-type="percentage">
            <text:p>3.75%</text:p>
          </table:table-cell>
          <table:table-cell/>
          <table:table-cell office:value-type="float" office:value="3719" calcext:value-type="float">
            <text:p>3719</text:p>
          </table:table-cell>
          <table:table-cell table:style-name="ce1" office:value-type="percentage" office:value="0.000467" calcext:value-type="percentage">
            <text:p>0.05%</text:p>
          </table:table-cell>
          <table:table-cell office:value-type="float" office:value="22334669" calcext:value-type="float">
            <text:p>22334669</text:p>
          </table:table-cell>
          <table:table-cell table:style-name="ce1" office:value-type="percentage" office:value="0.101373" calcext:value-type="percentage">
            <text:p>10.14%</text:p>
          </table:table-cell>
          <table:table-cell/>
          <table:table-cell table:formula="of:=[.G75]/[.B75]" office:value-type="float" office:value="0.355817068503636" calcext:value-type="float">
            <text:p>0.3558170685</text:p>
          </table:table-cell>
          <table:table-cell table:formula="of:=[.I75]/[.D75]" office:value-type="float" office:value="0.354493836644057" calcext:value-type="float">
            <text:p>0.3544938366</text:p>
          </table:table-cell>
          <table:table-cell/>
          <table:table-cell office:value-type="float" office:value="8587886" calcext:value-type="float">
            <text:p>8587886</text:p>
          </table:table-cell>
          <table:table-cell office:value-type="percentage" office:value="0.004507" calcext:value-type="percentage">
            <text:p>0.45%</text:p>
          </table:table-cell>
          <table:table-cell office:value-type="float" office:value="20" calcext:value-type="float">
            <text:p>20</text:p>
          </table:table-cell>
          <table:table-cell office:value-type="float" office:value="417620" calcext:value-type="float">
            <text:p>417620</text:p>
          </table:table-cell>
          <table:table-cell/>
          <table:table-cell office:value-type="float" office:value="8570617" calcext:value-type="float">
            <text:p>8570617</text:p>
          </table:table-cell>
          <table:table-cell office:value-type="percentage" office:value="0.03478" calcext:value-type="percentage">
            <text:p>3.48%</text:p>
          </table:table-cell>
          <table:table-cell office:value-type="float" office:value="20" calcext:value-type="float">
            <text:p>20</text:p>
          </table:table-cell>
          <table:table-cell office:value-type="float" office:value="415945" calcext:value-type="float">
            <text:p>4159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970" calcext:value-type="float">
            <text:p>4970</text:p>
          </table:table-cell>
          <table:table-cell table:style-name="ce1" office:value-type="percentage" office:value="0.000032" calcext:value-type="percentage">
            <text:p>0.00%</text:p>
          </table:table-cell>
          <table:table-cell office:value-type="float" office:value="53980591" calcext:value-type="float">
            <text:p>53980591</text:p>
          </table:table-cell>
          <table:table-cell table:style-name="ce1" office:value-type="percentage" office:value="0.032089" calcext:value-type="percentage">
            <text:p>3.21%</text:p>
          </table:table-cell>
          <table:table-cell/>
          <table:table-cell office:value-type="float" office:value="1967" calcext:value-type="float">
            <text:p>1967</text:p>
          </table:table-cell>
          <table:table-cell table:style-name="ce1" office:value-type="percentage" office:value="0.000247" calcext:value-type="percentage">
            <text:p>0.02%</text:p>
          </table:table-cell>
          <table:table-cell office:value-type="float" office:value="21572525" calcext:value-type="float">
            <text:p>21572525</text:p>
          </table:table-cell>
          <table:table-cell table:style-name="ce1" office:value-type="percentage" office:value="0.097913" calcext:value-type="percentage">
            <text:p>9.79%</text:p>
          </table:table-cell>
          <table:table-cell/>
          <table:table-cell table:formula="of:=[.G76]/[.B76]" office:value-type="float" office:value="0.395774647887324" calcext:value-type="float">
            <text:p>0.3957746479</text:p>
          </table:table-cell>
          <table:table-cell table:formula="of:=[.I76]/[.D76]" office:value-type="float" office:value="0.399634842827119" calcext:value-type="float">
            <text:p>0.3996348428</text:p>
          </table:table-cell>
          <table:table-cell/>
          <table:table-cell office:value-type="float" office:value="12722737" calcext:value-type="float">
            <text:p>12722737</text:p>
          </table:table-cell>
          <table:table-cell office:value-type="percentage" office:value="0.006678" calcext:value-type="percentage">
            <text:p>0.67%</text:p>
          </table:table-cell>
          <table:table-cell office:value-type="float" office:value="30" calcext:value-type="float">
            <text:p>30</text:p>
          </table:table-cell>
          <table:table-cell office:value-type="float" office:value="406705" calcext:value-type="float">
            <text:p>406705</text:p>
          </table:table-cell>
          <table:table-cell/>
          <table:table-cell office:value-type="float" office:value="12645783" calcext:value-type="float">
            <text:p>12645783</text:p>
          </table:table-cell>
          <table:table-cell office:value-type="percentage" office:value="0.051318" calcext:value-type="percentage">
            <text:p>5.13%</text:p>
          </table:table-cell>
          <table:table-cell office:value-type="float" office:value="30" calcext:value-type="float">
            <text:p>30</text:p>
          </table:table-cell>
          <table:table-cell office:value-type="float" office:value="396799" calcext:value-type="float">
            <text:p>39679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69" calcext:value-type="float">
            <text:p>569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12652045" calcext:value-type="float">
            <text:p>12652045</text:p>
          </table:table-cell>
          <table:table-cell table:style-name="ce1" office:value-type="percentage" office:value="0.007521" calcext:value-type="percentage">
            <text:p>0.75%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ce1" office:value-type="percentage" office:value="0.00004" calcext:value-type="percentage">
            <text:p>0.00%</text:p>
          </table:table-cell>
          <table:table-cell office:value-type="float" office:value="7078387" calcext:value-type="float">
            <text:p>7078387</text:p>
          </table:table-cell>
          <table:table-cell table:style-name="ce1" office:value-type="percentage" office:value="0.032127" calcext:value-type="percentage">
            <text:p>3.21%</text:p>
          </table:table-cell>
          <table:table-cell/>
          <table:table-cell table:formula="of:=[.G77]/[.B77]" office:value-type="float" office:value="0.560632688927944" calcext:value-type="float">
            <text:p>0.5606326889</text:p>
          </table:table-cell>
          <table:table-cell table:formula="of:=[.I77]/[.D77]" office:value-type="float" office:value="0.55946584129285" calcext:value-type="float">
            <text:p>0.5594658413</text:p>
          </table:table-cell>
          <table:table-cell/>
          <table:table-cell office:value-type="float" office:value="16664791" calcext:value-type="float">
            <text:p>16664791</text:p>
          </table:table-cell>
          <table:table-cell office:value-type="percentage" office:value="0.008747" calcext:value-type="percentage">
            <text:p>0.87%</text:p>
          </table:table-cell>
          <table:table-cell office:value-type="float" office:value="40" calcext:value-type="float">
            <text:p>40</text:p>
          </table:table-cell>
          <table:table-cell office:value-type="float" office:value="386450" calcext:value-type="float">
            <text:p>386450</text:p>
          </table:table-cell>
          <table:table-cell/>
          <table:table-cell office:value-type="float" office:value="16503480" calcext:value-type="float">
            <text:p>16503480</text:p>
          </table:table-cell>
          <table:table-cell office:value-type="percentage" office:value="0.066972" calcext:value-type="percentage">
            <text:p>6.70%</text:p>
          </table:table-cell>
          <table:table-cell office:value-type="float" office:value="40" calcext:value-type="float">
            <text:p>40</text:p>
          </table:table-cell>
          <table:table-cell office:value-type="float" office:value="383432" calcext:value-type="float">
            <text:p>3834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45" calcext:value-type="float">
            <text:p>245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1217977" calcext:value-type="float">
            <text:p>11217977</text:p>
          </table:table-cell>
          <table:table-cell table:style-name="ce1" office:value-type="percentage" office:value="0.006668" calcext:value-type="percentage">
            <text:p>0.67%</text:p>
          </table:table-cell>
          <table:table-cell/>
          <table:table-cell office:value-type="float" office:value="161" calcext:value-type="float">
            <text:p>161</text:p>
          </table:table-cell>
          <table:table-cell table:style-name="ce1" office:value-type="percentage" office:value="0.00002" calcext:value-type="percentage">
            <text:p>0.00%</text:p>
          </table:table-cell>
          <table:table-cell office:value-type="float" office:value="7335613" calcext:value-type="float">
            <text:p>7335613</text:p>
          </table:table-cell>
          <table:table-cell table:style-name="ce1" office:value-type="percentage" office:value="0.033295" calcext:value-type="percentage">
            <text:p>3.33%</text:p>
          </table:table-cell>
          <table:table-cell/>
          <table:table-cell table:formula="of:=[.G78]/[.B78]" office:value-type="float" office:value="0.657142857142857" calcext:value-type="float">
            <text:p>0.6571428571</text:p>
          </table:table-cell>
          <table:table-cell table:formula="of:=[.I78]/[.D78]" office:value-type="float" office:value="0.653915853099003" calcext:value-type="float">
            <text:p>0.6539158531</text:p>
          </table:table-cell>
          <table:table-cell/>
          <table:table-cell office:value-type="float" office:value="20495089" calcext:value-type="float">
            <text:p>20495089</text:p>
          </table:table-cell>
          <table:table-cell office:value-type="percentage" office:value="0.010757" calcext:value-type="percentage">
            <text:p>1.08%</text:p>
          </table:table-cell>
          <table:table-cell office:value-type="float" office:value="50" calcext:value-type="float">
            <text:p>50</text:p>
          </table:table-cell>
          <table:table-cell office:value-type="float" office:value="380025" calcext:value-type="float">
            <text:p>380025</text:p>
          </table:table-cell>
          <table:table-cell/>
          <table:table-cell office:value-type="float" office:value="20288620" calcext:value-type="float">
            <text:p>20288620</text:p>
          </table:table-cell>
          <table:table-cell office:value-type="percentage" office:value="0.082333" calcext:value-type="percentage">
            <text:p>8.23%</text:p>
          </table:table-cell>
          <table:table-cell office:value-type="float" office:value="50" calcext:value-type="float">
            <text:p>50</text:p>
          </table:table-cell>
          <table:table-cell office:value-type="float" office:value="376356" calcext:value-type="float">
            <text:p>3763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0" calcext:value-type="float">
            <text:p>13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1810032" calcext:value-type="float">
            <text:p>11810032</text:p>
          </table:table-cell>
          <table:table-cell table:style-name="ce1" office:value-type="percentage" office:value="0.00702" calcext:value-type="percentage">
            <text:p>0.70%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percentage" office:value="0.000013" calcext:value-type="percentage">
            <text:p>0.00%</text:p>
          </table:table-cell>
          <table:table-cell office:value-type="float" office:value="9137679" calcext:value-type="float">
            <text:p>9137679</text:p>
          </table:table-cell>
          <table:table-cell table:style-name="ce1" office:value-type="percentage" office:value="0.041474" calcext:value-type="percentage">
            <text:p>4.15%</text:p>
          </table:table-cell>
          <table:table-cell/>
          <table:table-cell table:formula="of:=[.G79]/[.B79]" office:value-type="float" office:value="0.769230769230769" calcext:value-type="float">
            <text:p>0.7692307692</text:p>
          </table:table-cell>
          <table:table-cell table:formula="of:=[.I79]/[.D79]" office:value-type="float" office:value="0.773721781617526" calcext:value-type="float">
            <text:p>0.7737217816</text:p>
          </table:table-cell>
          <table:table-cell/>
          <table:table-cell office:value-type="float" office:value="24261268" calcext:value-type="float">
            <text:p>24261268</text:p>
          </table:table-cell>
          <table:table-cell office:value-type="percentage" office:value="0.012734" calcext:value-type="percentage">
            <text:p>1.27%</text:p>
          </table:table-cell>
          <table:table-cell office:value-type="float" office:value="60" calcext:value-type="float">
            <text:p>60</text:p>
          </table:table-cell>
          <table:table-cell office:value-type="float" office:value="374211" calcext:value-type="float">
            <text:p>374211</text:p>
          </table:table-cell>
          <table:table-cell/>
          <table:table-cell office:value-type="float" office:value="23987916" calcext:value-type="float">
            <text:p>23987916</text:p>
          </table:table-cell>
          <table:table-cell office:value-type="percentage" office:value="0.097345" calcext:value-type="percentage">
            <text:p>9.73%</text:p>
          </table:table-cell>
          <table:table-cell office:value-type="float" office:value="60" calcext:value-type="float">
            <text:p>60</text:p>
          </table:table-cell>
          <table:table-cell office:value-type="float" office:value="363441" calcext:value-type="float">
            <text:p>36344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1" calcext:value-type="float">
            <text:p>3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564131" calcext:value-type="float">
            <text:p>6564131</text:p>
          </table:table-cell>
          <table:table-cell table:style-name="ce1" office:value-type="percentage" office:value="0.003902" calcext:value-type="percentage">
            <text:p>0.39%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5794858" calcext:value-type="float">
            <text:p>5794858</text:p>
          </table:table-cell>
          <table:table-cell table:style-name="ce1" office:value-type="percentage" office:value="0.026302" calcext:value-type="percentage">
            <text:p>2.63%</text:p>
          </table:table-cell>
          <table:table-cell/>
          <table:table-cell table:formula="of:=[.G80]/[.B80]" office:value-type="float" office:value="0.903225806451613" calcext:value-type="float">
            <text:p>0.9032258065</text:p>
          </table:table-cell>
          <table:table-cell table:formula="of:=[.I80]/[.D80]" office:value-type="float" office:value="0.882806574091833" calcext:value-type="float">
            <text:p>0.8828065741</text:p>
          </table:table-cell>
          <table:table-cell/>
          <table:table-cell office:value-type="float" office:value="27942853" calcext:value-type="float">
            <text:p>27942853</text:p>
          </table:table-cell>
          <table:table-cell office:value-type="percentage" office:value="0.014666" calcext:value-type="percentage">
            <text:p>1.47%</text:p>
          </table:table-cell>
          <table:table-cell office:value-type="float" office:value="70" calcext:value-type="float">
            <text:p>70</text:p>
          </table:table-cell>
          <table:table-cell office:value-type="float" office:value="363441" calcext:value-type="float">
            <text:p>363441</text:p>
          </table:table-cell>
          <table:table-cell/>
          <table:table-cell office:value-type="float" office:value="27528367" calcext:value-type="float">
            <text:p>27528367</text:p>
          </table:table-cell>
          <table:table-cell office:value-type="percentage" office:value="0.111712" calcext:value-type="percentage">
            <text:p>11.17%</text:p>
          </table:table-cell>
          <table:table-cell office:value-type="float" office:value="70" calcext:value-type="float">
            <text:p>70</text:p>
          </table:table-cell>
          <table:table-cell office:value-type="float" office:value="344923" calcext:value-type="float">
            <text:p>34492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0" calcext:value-type="float">
            <text:p>12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0891119" calcext:value-type="float">
            <text:p>40891119</text:p>
          </table:table-cell>
          <table:table-cell table:style-name="ce1" office:value-type="percentage" office:value="0.024308" calcext:value-type="percentage">
            <text:p>2.43%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1" office:value-type="percentage" office:value="0.000012" calcext:value-type="percentage">
            <text:p>0.00%</text:p>
          </table:table-cell>
          <table:table-cell office:value-type="float" office:value="33487441" calcext:value-type="float">
            <text:p>33487441</text:p>
          </table:table-cell>
          <table:table-cell table:style-name="ce1" office:value-type="percentage" office:value="0.151993" calcext:value-type="percentage">
            <text:p>15.20%</text:p>
          </table:table-cell>
          <table:table-cell/>
          <table:table-cell table:formula="of:=[.G81]/[.B81]" office:value-type="float" office:value="0.816666666666667" calcext:value-type="float">
            <text:p>0.8166666667</text:p>
          </table:table-cell>
          <table:table-cell table:formula="of:=[.I81]/[.D81]" office:value-type="float" office:value="0.818941663102934" calcext:value-type="float">
            <text:p>0.8189416631</text:p>
          </table:table-cell>
          <table:table-cell/>
          <table:table-cell office:value-type="float" office:value="31501776" calcext:value-type="float">
            <text:p>31501776</text:p>
          </table:table-cell>
          <table:table-cell office:value-type="percentage" office:value="0.016534" calcext:value-type="percentage">
            <text:p>1.65%</text:p>
          </table:table-cell>
          <table:table-cell office:value-type="float" office:value="80" calcext:value-type="float">
            <text:p>80</text:p>
          </table:table-cell>
          <table:table-cell office:value-type="float" office:value="349627" calcext:value-type="float">
            <text:p>349627</text:p>
          </table:table-cell>
          <table:table-cell/>
          <table:table-cell office:value-type="float" office:value="30934120" calcext:value-type="float">
            <text:p>30934120</text:p>
          </table:table-cell>
          <table:table-cell office:value-type="percentage" office:value="0.125533" calcext:value-type="percentage">
            <text:p>12.55%</text:p>
          </table:table-cell>
          <table:table-cell office:value-type="float" office:value="80" calcext:value-type="float">
            <text:p>80</text:p>
          </table:table-cell>
          <table:table-cell office:value-type="float" office:value="334393" calcext:value-type="float">
            <text:p>334393</text:p>
          </table:table-cell>
        </table:table-row>
        <table:table-row table:style-name="ro1">
          <table:table-cell table:number-columns-repeated="14"/>
          <table:table-cell office:value-type="float" office:value="34942977" calcext:value-type="float">
            <text:p>34942977</text:p>
          </table:table-cell>
          <table:table-cell office:value-type="percentage" office:value="0.01834" calcext:value-type="percentage">
            <text:p>1.83%</text:p>
          </table:table-cell>
          <table:table-cell office:value-type="float" office:value="90" calcext:value-type="float">
            <text:p>90</text:p>
          </table:table-cell>
          <table:table-cell office:value-type="float" office:value="342935" calcext:value-type="float">
            <text:p>342935</text:p>
          </table:table-cell>
          <table:table-cell/>
          <table:table-cell office:value-type="float" office:value="34210613" calcext:value-type="float">
            <text:p>34210613</text:p>
          </table:table-cell>
          <table:table-cell office:value-type="percentage" office:value="0.138829" calcext:value-type="percentage">
            <text:p>13.88%</text:p>
          </table:table-cell>
          <table:table-cell office:value-type="float" office:value="90" calcext:value-type="float">
            <text:p>90</text:p>
          </table:table-cell>
          <table:table-cell office:value-type="float" office:value="317635" calcext:value-type="float">
            <text:p>317635</text:p>
          </table:table-cell>
        </table:table-row>
        <table:table-row table:style-name="ro1">
          <table:table-cell table:number-columns-repeated="14"/>
          <table:table-cell office:value-type="float" office:value="38286874" calcext:value-type="float">
            <text:p>38286874</text:p>
          </table:table-cell>
          <table:table-cell office:value-type="percentage" office:value="0.020095" calcext:value-type="percentage">
            <text:p>2.01%</text:p>
          </table:table-cell>
          <table:table-cell office:value-type="float" office:value="100" calcext:value-type="float">
            <text:p>100</text:p>
          </table:table-cell>
          <table:table-cell office:value-type="float" office:value="331772" calcext:value-type="float">
            <text:p>331772</text:p>
          </table:table-cell>
          <table:table-cell/>
          <table:table-cell office:value-type="float" office:value="37150774" calcext:value-type="float">
            <text:p>37150774</text:p>
          </table:table-cell>
          <table:table-cell office:value-type="percentage" office:value="0.150761" calcext:value-type="percentage">
            <text:p>15.08%</text:p>
          </table:table-cell>
          <table:table-cell office:value-type="float" office:value="100" calcext:value-type="float">
            <text:p>100</text:p>
          </table:table-cell>
          <table:table-cell office:value-type="float" office:value="285562" calcext:value-type="float">
            <text:p>285562</text:p>
          </table:table-cell>
        </table:table-row>
        <table:table-row table:style-name="ro1">
          <table:table-cell table:number-columns-repeated="14"/>
          <table:table-cell office:value-type="float" office:value="57327328" calcext:value-type="float">
            <text:p>57327328</text:p>
          </table:table-cell>
          <table:table-cell office:value-type="percentage" office:value="0.030088" calcext:value-type="percentage">
            <text:p>3.01%</text:p>
          </table:table-cell>
          <table:table-cell office:value-type="float" office:value="200" calcext:value-type="float">
            <text:p>200</text:p>
          </table:table-cell>
          <table:table-cell office:value-type="float" office:value="95836" calcext:value-type="float">
            <text:p>95836</text:p>
          </table:table-cell>
          <table:table-cell/>
          <table:table-cell office:value-type="float" office:value="50972458" calcext:value-type="float">
            <text:p>50972458</text:p>
          </table:table-cell>
          <table:table-cell office:value-type="percentage" office:value="0.20685" calcext:value-type="percentage">
            <text:p>20.69%</text:p>
          </table:table-cell>
          <table:table-cell office:value-type="float" office:value="200" calcext:value-type="float">
            <text:p>200</text:p>
          </table:table-cell>
          <table:table-cell office:value-type="float" office:value="89260" calcext:value-type="float">
            <text:p>89260</text:p>
          </table:table-cell>
        </table:table-row>
        <table:table-row table:style-name="ro1">
          <table:table-cell table:number-columns-repeated="14"/>
          <table:table-cell office:value-type="float" office:value="65679773" calcext:value-type="float">
            <text:p>65679773</text:p>
          </table:table-cell>
          <table:table-cell office:value-type="percentage" office:value="0.034472" calcext:value-type="percentage">
            <text:p>3.45%</text:p>
          </table:table-cell>
          <table:table-cell office:value-type="float" office:value="300" calcext:value-type="float">
            <text:p>300</text:p>
          </table:table-cell>
          <table:table-cell office:value-type="float" office:value="63607" calcext:value-type="float">
            <text:p>63607</text:p>
          </table:table-cell>
          <table:table-cell/>
          <table:table-cell office:value-type="float" office:value="57356723" calcext:value-type="float">
            <text:p>57356723</text:p>
          </table:table-cell>
          <table:table-cell office:value-type="percentage" office:value="0.232758" calcext:value-type="percentage">
            <text:p>23.28%</text:p>
          </table:table-cell>
          <table:table-cell office:value-type="float" office:value="300" calcext:value-type="float">
            <text:p>300</text:p>
          </table:table-cell>
          <table:table-cell office:value-type="float" office:value="50116" calcext:value-type="float">
            <text:p>50116</text:p>
          </table:table-cell>
        </table:table-row>
        <table:table-row table:style-name="ro1">
          <table:table-cell table:number-columns-repeated="14"/>
          <table:table-cell office:value-type="float" office:value="71373582" calcext:value-type="float">
            <text:p>71373582</text:p>
          </table:table-cell>
          <table:table-cell office:value-type="percentage" office:value="0.037461" calcext:value-type="percentage">
            <text:p>3.75%</text:p>
          </table:table-cell>
          <table:table-cell office:value-type="float" office:value="400" calcext:value-type="float">
            <text:p>400</text:p>
          </table:table-cell>
          <table:table-cell office:value-type="float" office:value="49737" calcext:value-type="float">
            <text:p>49737</text:p>
          </table:table-cell>
          <table:table-cell/>
          <table:table-cell office:value-type="float" office:value="61448303" calcext:value-type="float">
            <text:p>61448303</text:p>
          </table:table-cell>
          <table:table-cell office:value-type="percentage" office:value="0.249362" calcext:value-type="percentage">
            <text:p>24.94%</text:p>
          </table:table-cell>
          <table:table-cell office:value-type="float" office:value="400" calcext:value-type="float">
            <text:p>400</text:p>
          </table:table-cell>
          <table:table-cell office:value-type="float" office:value="34236" calcext:value-type="float">
            <text:p>34236</text:p>
          </table:table-cell>
        </table:table-row>
        <table:table-row table:style-name="ro1">
          <table:table-cell table:number-columns-repeated="14"/>
          <table:table-cell office:value-type="float" office:value="75652847" calcext:value-type="float">
            <text:p>75652847</text:p>
          </table:table-cell>
          <table:table-cell office:value-type="percentage" office:value="0.039707" calcext:value-type="percentage">
            <text:p>3.97%</text:p>
          </table:table-cell>
          <table:table-cell office:value-type="float" office:value="500" calcext:value-type="float">
            <text:p>500</text:p>
          </table:table-cell>
          <table:table-cell office:value-type="float" office:value="39240" calcext:value-type="float">
            <text:p>39240</text:p>
          </table:table-cell>
          <table:table-cell/>
          <table:table-cell office:value-type="float" office:value="64361775" calcext:value-type="float">
            <text:p>64361775</text:p>
          </table:table-cell>
          <table:table-cell office:value-type="percentage" office:value="0.261185" calcext:value-type="percentage">
            <text:p>26.12%</text:p>
          </table:table-cell>
          <table:table-cell office:value-type="float" office:value="500" calcext:value-type="float">
            <text:p>500</text:p>
          </table:table-cell>
          <table:table-cell office:value-type="float" office:value="26525" calcext:value-type="float">
            <text:p>26525</text:p>
          </table:table-cell>
        </table:table-row>
        <table:table-row table:style-name="ro1">
          <table:table-cell table:number-columns-repeated="14"/>
          <table:table-cell office:value-type="float" office:value="79108003" calcext:value-type="float">
            <text:p>79108003</text:p>
          </table:table-cell>
          <table:table-cell office:value-type="percentage" office:value="0.04152" calcext:value-type="percentage">
            <text:p>4.15%</text:p>
          </table:table-cell>
          <table:table-cell office:value-type="float" office:value="600" calcext:value-type="float">
            <text:p>600</text:p>
          </table:table-cell>
          <table:table-cell office:value-type="float" office:value="30438" calcext:value-type="float">
            <text:p>30438</text:p>
          </table:table-cell>
          <table:table-cell/>
          <table:table-cell office:value-type="float" office:value="66782857" calcext:value-type="float">
            <text:p>66782857</text:p>
          </table:table-cell>
          <table:table-cell office:value-type="percentage" office:value="0.27101" calcext:value-type="percentage">
            <text:p>27.10%</text:p>
          </table:table-cell>
          <table:table-cell office:value-type="float" office:value="600" calcext:value-type="float">
            <text:p>600</text:p>
          </table:table-cell>
          <table:table-cell office:value-type="float" office:value="22029" calcext:value-type="float">
            <text:p>22029</text:p>
          </table:table-cell>
        </table:table-row>
        <table:table-row table:style-name="ro1">
          <table:table-cell table:number-columns-repeated="14"/>
          <table:table-cell office:value-type="float" office:value="81994453" calcext:value-type="float">
            <text:p>81994453</text:p>
          </table:table-cell>
          <table:table-cell office:value-type="percentage" office:value="0.043035" calcext:value-type="percentage">
            <text:p>4.30%</text:p>
          </table:table-cell>
          <table:table-cell office:value-type="float" office:value="700" calcext:value-type="float">
            <text:p>700</text:p>
          </table:table-cell>
          <table:table-cell office:value-type="float" office:value="27361" calcext:value-type="float">
            <text:p>27361</text:p>
          </table:table-cell>
          <table:table-cell/>
          <table:table-cell office:value-type="float" office:value="68765242" calcext:value-type="float">
            <text:p>68765242</text:p>
          </table:table-cell>
          <table:table-cell office:value-type="percentage" office:value="0.279054" calcext:value-type="percentage">
            <text:p>27.91%</text:p>
          </table:table-cell>
          <table:table-cell office:value-type="float" office:value="700" calcext:value-type="float">
            <text:p>700</text:p>
          </table:table-cell>
          <table:table-cell office:value-type="float" office:value="18375" calcext:value-type="float">
            <text:p>18375</text:p>
          </table:table-cell>
        </table:table-row>
        <table:table-row table:style-name="ro1">
          <table:table-cell table:number-columns-repeated="14"/>
          <table:table-cell office:value-type="float" office:value="84572581" calcext:value-type="float">
            <text:p>84572581</text:p>
          </table:table-cell>
          <table:table-cell office:value-type="percentage" office:value="0.044388" calcext:value-type="percentage">
            <text:p>4.44%</text:p>
          </table:table-cell>
          <table:table-cell office:value-type="float" office:value="800" calcext:value-type="float">
            <text:p>800</text:p>
          </table:table-cell>
          <table:table-cell office:value-type="float" office:value="24711" calcext:value-type="float">
            <text:p>24711</text:p>
          </table:table-cell>
          <table:table-cell/>
          <table:table-cell office:value-type="float" office:value="70500982" calcext:value-type="float">
            <text:p>70500982</text:p>
          </table:table-cell>
          <table:table-cell office:value-type="percentage" office:value="0.286098" calcext:value-type="percentage">
            <text:p>28.61%</text:p>
          </table:table-cell>
          <table:table-cell office:value-type="float" office:value="800" calcext:value-type="float">
            <text:p>800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table:number-columns-repeated="14"/>
          <table:table-cell office:value-type="float" office:value="86947923" calcext:value-type="float">
            <text:p>86947923</text:p>
          </table:table-cell>
          <table:table-cell office:value-type="percentage" office:value="0.045635" calcext:value-type="percentage">
            <text:p>4.56%</text:p>
          </table:table-cell>
          <table:table-cell office:value-type="float" office:value="900" calcext:value-type="float">
            <text:p>900</text:p>
          </table:table-cell>
          <table:table-cell office:value-type="float" office:value="22474" calcext:value-type="float">
            <text:p>22474</text:p>
          </table:table-cell>
          <table:table-cell/>
          <table:table-cell office:value-type="float" office:value="72120366" calcext:value-type="float">
            <text:p>72120366</text:p>
          </table:table-cell>
          <table:table-cell office:value-type="percentage" office:value="0.29267" calcext:value-type="percentage">
            <text:p>29.27%</text:p>
          </table:table-cell>
          <table:table-cell office:value-type="float" office:value="900" calcext:value-type="float">
            <text:p>900</text:p>
          </table:table-cell>
          <table:table-cell office:value-type="float" office:value="15790" calcext:value-type="float">
            <text:p>15790</text:p>
          </table:table-cell>
        </table:table-row>
        <table:table-row table:style-name="ro1">
          <table:table-cell table:number-columns-repeated="14"/>
          <table:table-cell office:value-type="float" office:value="89078003" calcext:value-type="float">
            <text:p>89078003</text:p>
          </table:table-cell>
          <table:table-cell office:value-type="percentage" office:value="0.046753" calcext:value-type="percentage">
            <text:p>4.68%</text:p>
          </table:table-cell>
          <table:table-cell office:value-type="float" office:value="1000" calcext:value-type="float">
            <text:p>1000</text:p>
          </table:table-cell>
          <table:table-cell office:value-type="float" office:value="19941" calcext:value-type="float">
            <text:p>19941</text:p>
          </table:table-cell>
          <table:table-cell/>
          <table:table-cell office:value-type="float" office:value="73663215" calcext:value-type="float">
            <text:p>73663215</text:p>
          </table:table-cell>
          <table:table-cell office:value-type="percentage" office:value="0.298931" calcext:value-type="percentage">
            <text:p>29.89%</text:p>
          </table:table-cell>
          <table:table-cell office:value-type="float" office:value="1000" calcext:value-type="float">
            <text:p>1000</text:p>
          </table:table-cell>
          <table:table-cell office:value-type="float" office:value="15113" calcext:value-type="float">
            <text:p>15113</text:p>
          </table:table-cell>
        </table:table-row>
        <table:table-row table:style-name="ro1">
          <table:table-cell table:number-columns-repeated="14"/>
          <table:table-cell office:value-type="float" office:value="105455187" calcext:value-type="float">
            <text:p>105455187</text:p>
          </table:table-cell>
          <table:table-cell office:value-type="percentage" office:value="0.055348" calcext:value-type="percentage">
            <text:p>5.53%</text:p>
          </table:table-cell>
          <table:table-cell office:value-type="float" office:value="2000" calcext:value-type="float">
            <text:p>2000</text:p>
          </table:table-cell>
          <table:table-cell office:value-type="float" office:value="14863" calcext:value-type="float">
            <text:p>14863</text:p>
          </table:table-cell>
          <table:table-cell/>
          <table:table-cell office:value-type="float" office:value="86147893" calcext:value-type="float">
            <text:p>86147893</text:p>
          </table:table-cell>
          <table:table-cell office:value-type="percentage" office:value="0.349594" calcext:value-type="percentage">
            <text:p>34.96%</text:p>
          </table:table-cell>
          <table:table-cell office:value-type="float" office:value="2000" calcext:value-type="float">
            <text:p>2000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table:number-columns-repeated="14"/>
          <table:table-cell office:value-type="float" office:value="119234317" calcext:value-type="float">
            <text:p>119234317</text:p>
          </table:table-cell>
          <table:table-cell office:value-type="percentage" office:value="0.06258" calcext:value-type="percentage">
            <text:p>6.26%</text:p>
          </table:table-cell>
          <table:table-cell office:value-type="float" office:value="3000" calcext:value-type="float">
            <text:p>3000</text:p>
          </table:table-cell>
          <table:table-cell office:value-type="float" office:value="12789" calcext:value-type="float">
            <text:p>12789</text:p>
          </table:table-cell>
          <table:table-cell/>
          <table:table-cell office:value-type="float" office:value="95542765" calcext:value-type="float">
            <text:p>95542765</text:p>
          </table:table-cell>
          <table:table-cell office:value-type="percentage" office:value="0.38772" calcext:value-type="percentage">
            <text:p>38.77%</text:p>
          </table:table-cell>
          <table:table-cell office:value-type="float" office:value="3000" calcext:value-type="float">
            <text:p>300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table:number-columns-repeated="14"/>
          <table:table-cell office:value-type="float" office:value="131142041" calcext:value-type="float">
            <text:p>131142041</text:p>
          </table:table-cell>
          <table:table-cell office:value-type="percentage" office:value="0.06883" calcext:value-type="percentage">
            <text:p>6.88%</text:p>
          </table:table-cell>
          <table:table-cell office:value-type="float" office:value="4000" calcext:value-type="float">
            <text:p>4000</text:p>
          </table:table-cell>
          <table:table-cell office:value-type="float" office:value="11074" calcext:value-type="float">
            <text:p>11074</text:p>
          </table:table-cell>
          <table:table-cell/>
          <table:table-cell office:value-type="float" office:value="103390931" calcext:value-type="float">
            <text:p>103390931</text:p>
          </table:table-cell>
          <table:table-cell office:value-type="percentage" office:value="0.419568" calcext:value-type="percentage">
            <text:p>41.96%</text:p>
          </table:table-cell>
          <table:table-cell office:value-type="float" office:value="4000" calcext:value-type="float">
            <text:p>400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table:number-columns-repeated="14"/>
          <table:table-cell office:value-type="float" office:value="141533227" calcext:value-type="float">
            <text:p>141533227</text:p>
          </table:table-cell>
          <table:table-cell office:value-type="percentage" office:value="0.074284" calcext:value-type="percentage">
            <text:p>7.43%</text:p>
          </table:table-cell>
          <table:table-cell office:value-type="float" office:value="5000" calcext:value-type="float">
            <text:p>5000</text:p>
          </table:table-cell>
          <table:table-cell office:value-type="float" office:value="9974" calcext:value-type="float">
            <text:p>9974</text:p>
          </table:table-cell>
          <table:table-cell/>
          <table:table-cell office:value-type="float" office:value="110095895" calcext:value-type="float">
            <text:p>110095895</text:p>
          </table:table-cell>
          <table:table-cell office:value-type="percentage" office:value="0.446777" calcext:value-type="percentage">
            <text:p>44.68%</text:p>
          </table:table-cell>
          <table:table-cell office:value-type="float" office:value="5000" calcext:value-type="float">
            <text:p>5000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table:number-columns-repeated="14"/>
          <table:table-cell office:value-type="float" office:value="151199145" calcext:value-type="float">
            <text:p>151199145</text:p>
          </table:table-cell>
          <table:table-cell office:value-type="percentage" office:value="0.079357" calcext:value-type="percentage">
            <text:p>7.94%</text:p>
          </table:table-cell>
          <table:table-cell office:value-type="float" office:value="6000" calcext:value-type="float">
            <text:p>6000</text:p>
          </table:table-cell>
          <table:table-cell office:value-type="float" office:value="9350" calcext:value-type="float">
            <text:p>9350</text:p>
          </table:table-cell>
          <table:table-cell/>
          <table:table-cell office:value-type="float" office:value="115571575" calcext:value-type="float">
            <text:p>115571575</text:p>
          </table:table-cell>
          <table:table-cell office:value-type="percentage" office:value="0.468998" calcext:value-type="percentage">
            <text:p>46.90%</text:p>
          </table:table-cell>
          <table:table-cell office:value-type="float" office:value="6000" calcext:value-type="float">
            <text:p>6000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number-columns-repeated="14"/>
          <table:table-cell office:value-type="float" office:value="160230002" calcext:value-type="float">
            <text:p>160230002</text:p>
          </table:table-cell>
          <table:table-cell office:value-type="percentage" office:value="0.084097" calcext:value-type="percentage">
            <text:p>8.41%</text:p>
          </table:table-cell>
          <table:table-cell office:value-type="float" office:value="7000" calcext:value-type="float">
            <text:p>7000</text:p>
          </table:table-cell>
          <table:table-cell office:value-type="float" office:value="8742" calcext:value-type="float">
            <text:p>8742</text:p>
          </table:table-cell>
          <table:table-cell/>
          <table:table-cell office:value-type="float" office:value="119883507" calcext:value-type="float">
            <text:p>119883507</text:p>
          </table:table-cell>
          <table:table-cell office:value-type="percentage" office:value="0.486496" calcext:value-type="percentage">
            <text:p>48.65%</text:p>
          </table:table-cell>
          <table:table-cell office:value-type="float" office:value="7000" calcext:value-type="float">
            <text:p>7000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table:number-columns-repeated="14"/>
          <table:table-cell office:value-type="float" office:value="168714579" calcext:value-type="float">
            <text:p>168714579</text:p>
          </table:table-cell>
          <table:table-cell office:value-type="percentage" office:value="0.08855" calcext:value-type="percentage">
            <text:p>8.86%</text:p>
          </table:table-cell>
          <table:table-cell office:value-type="float" office:value="8000" calcext:value-type="float">
            <text:p>8000</text:p>
          </table:table-cell>
          <table:table-cell office:value-type="float" office:value="8251" calcext:value-type="float">
            <text:p>8251</text:p>
          </table:table-cell>
          <table:table-cell/>
          <table:table-cell office:value-type="float" office:value="123081051" calcext:value-type="float">
            <text:p>123081051</text:p>
          </table:table-cell>
          <table:table-cell office:value-type="percentage" office:value="0.499472" calcext:value-type="percentage">
            <text:p>49.95%</text:p>
          </table:table-cell>
          <table:table-cell office:value-type="float" office:value="8000" calcext:value-type="float">
            <text:p>80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table:number-columns-repeated="14"/>
          <table:table-cell office:value-type="float" office:value="176738399" calcext:value-type="float">
            <text:p>176738399</text:p>
          </table:table-cell>
          <table:table-cell office:value-type="percentage" office:value="0.092762" calcext:value-type="percentage">
            <text:p>9.28%</text:p>
          </table:table-cell>
          <table:table-cell office:value-type="float" office:value="9000" calcext:value-type="float">
            <text:p>9000</text:p>
          </table:table-cell>
          <table:table-cell office:value-type="float" office:value="7812" calcext:value-type="float">
            <text:p>7812</text:p>
          </table:table-cell>
          <table:table-cell/>
          <table:table-cell office:value-type="float" office:value="125361569" calcext:value-type="float">
            <text:p>125361569</text:p>
          </table:table-cell>
          <table:table-cell office:value-type="percentage" office:value="0.508726" calcext:value-type="percentage">
            <text:p>50.87%</text:p>
          </table:table-cell>
          <table:table-cell office:value-type="float" office:value="9000" calcext:value-type="float">
            <text:p>900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table:number-columns-repeated="14"/>
          <table:table-cell office:value-type="float" office:value="184344102" calcext:value-type="float">
            <text:p>184344102</text:p>
          </table:table-cell>
          <table:table-cell office:value-type="percentage" office:value="0.096754" calcext:value-type="percentage">
            <text:p>9.68%</text:p>
          </table:table-cell>
          <table:table-cell office:value-type="float" office:value="10000" calcext:value-type="float">
            <text:p>10000</text:p>
          </table:table-cell>
          <table:table-cell office:value-type="float" office:value="7402" calcext:value-type="float">
            <text:p>7402</text:p>
          </table:table-cell>
          <table:table-cell/>
          <table:table-cell office:value-type="float" office:value="127099748" calcext:value-type="float">
            <text:p>127099748</text:p>
          </table:table-cell>
          <table:table-cell office:value-type="percentage" office:value="0.51578" calcext:value-type="percentage">
            <text:p>51.58%</text:p>
          </table:table-cell>
          <table:table-cell office:value-type="float" office:value="10000" calcext:value-type="float">
            <text:p>1000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table:number-columns-repeated="14"/>
          <table:table-cell office:value-type="float" office:value="238365184" calcext:value-type="float">
            <text:p>238365184</text:p>
          </table:table-cell>
          <table:table-cell office:value-type="percentage" office:value="0.125107" calcext:value-type="percentage">
            <text:p>12.51%</text:p>
          </table:table-cell>
          <table:table-cell office:value-type="float" office:value="20000" calcext:value-type="float">
            <text:p>20000</text:p>
          </table:table-cell>
          <table:table-cell office:value-type="float" office:value="3289" calcext:value-type="float">
            <text:p>3289</text:p>
          </table:table-cell>
          <table:table-cell/>
          <table:table-cell office:value-type="float" office:value="137159284" calcext:value-type="float">
            <text:p>137159284</text:p>
          </table:table-cell>
          <table:table-cell office:value-type="percentage" office:value="0.556602" calcext:value-type="percentage">
            <text:p>55.66%</text:p>
          </table:table-cell>
          <table:table-cell office:value-type="float" office:value="20000" calcext:value-type="float">
            <text:p>2000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table:number-columns-repeated="14"/>
          <table:table-cell office:value-type="float" office:value="258364090" calcext:value-type="float">
            <text:p>258364090</text:p>
          </table:table-cell>
          <table:table-cell office:value-type="percentage" office:value="0.135603" calcext:value-type="percentage">
            <text:p>13.56%</text:p>
          </table:table-cell>
          <table:table-cell office:value-type="float" office:value="30000" calcext:value-type="float">
            <text:p>30000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143096807" calcext:value-type="float">
            <text:p>143096807</text:p>
          </table:table-cell>
          <table:table-cell office:value-type="percentage" office:value="0.580697" calcext:value-type="percentage">
            <text:p>58.07%</text:p>
          </table:table-cell>
          <table:table-cell office:value-type="float" office:value="30000" calcext:value-type="float">
            <text:p>3000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14"/>
          <table:table-cell office:value-type="float" office:value="270450510" calcext:value-type="float">
            <text:p>270450510</text:p>
          </table:table-cell>
          <table:table-cell office:value-type="percentage" office:value="0.141947" calcext:value-type="percentage">
            <text:p>14.19%</text:p>
          </table:table-cell>
          <table:table-cell office:value-type="float" office:value="40000" calcext:value-type="float">
            <text:p>4000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147822751" calcext:value-type="float">
            <text:p>147822751</text:p>
          </table:table-cell>
          <table:table-cell office:value-type="percentage" office:value="0.599876" calcext:value-type="percentage">
            <text:p>59.99%</text:p>
          </table:table-cell>
          <table:table-cell office:value-type="float" office:value="40000" calcext:value-type="float">
            <text:p>400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14"/>
          <table:table-cell office:value-type="float" office:value="281060503" calcext:value-type="float">
            <text:p>281060503</text:p>
          </table:table-cell>
          <table:table-cell office:value-type="percentage" office:value="0.147515" calcext:value-type="percentage">
            <text:p>14.75%</text:p>
          </table:table-cell>
          <table:table-cell office:value-type="float" office:value="50000" calcext:value-type="float">
            <text:p>5000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151285392" calcext:value-type="float">
            <text:p>151285392</text:p>
          </table:table-cell>
          <table:table-cell office:value-type="percentage" office:value="0.613927" calcext:value-type="percentage">
            <text:p>61.39%</text:p>
          </table:table-cell>
          <table:table-cell office:value-type="float" office:value="50000" calcext:value-type="float">
            <text:p>500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4"/>
          <table:table-cell office:value-type="float" office:value="290243947" calcext:value-type="float">
            <text:p>290243947</text:p>
          </table:table-cell>
          <table:table-cell office:value-type="percentage" office:value="0.152335" calcext:value-type="percentage">
            <text:p>15.23%</text:p>
          </table:table-cell>
          <table:table-cell office:value-type="float" office:value="60000" calcext:value-type="float">
            <text:p>6000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154286154" calcext:value-type="float">
            <text:p>154286154</text:p>
          </table:table-cell>
          <table:table-cell office:value-type="percentage" office:value="0.626104" calcext:value-type="percentage">
            <text:p>62.61%</text:p>
          </table:table-cell>
          <table:table-cell office:value-type="float" office:value="60000" calcext:value-type="float">
            <text:p>6000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14"/>
          <table:table-cell office:value-type="float" office:value="297860594" calcext:value-type="float">
            <text:p>297860594</text:p>
          </table:table-cell>
          <table:table-cell office:value-type="percentage" office:value="0.156333" calcext:value-type="percentage">
            <text:p>15.63%</text:p>
          </table:table-cell>
          <table:table-cell office:value-type="float" office:value="70000" calcext:value-type="float">
            <text:p>7000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56970033" calcext:value-type="float">
            <text:p>156970033</text:p>
          </table:table-cell>
          <table:table-cell office:value-type="percentage" office:value="0.636996" calcext:value-type="percentage">
            <text:p>63.70%</text:p>
          </table:table-cell>
          <table:table-cell office:value-type="float" office:value="70000" calcext:value-type="float">
            <text:p>700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14"/>
          <table:table-cell office:value-type="float" office:value="304525010" calcext:value-type="float">
            <text:p>304525010</text:p>
          </table:table-cell>
          <table:table-cell office:value-type="percentage" office:value="0.159831" calcext:value-type="percentage">
            <text:p>15.98%</text:p>
          </table:table-cell>
          <table:table-cell office:value-type="float" office:value="80000" calcext:value-type="float">
            <text:p>80000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9321272" calcext:value-type="float">
            <text:p>159321272</text:p>
          </table:table-cell>
          <table:table-cell office:value-type="percentage" office:value="0.646537" calcext:value-type="percentage">
            <text:p>64.65%</text:p>
          </table:table-cell>
          <table:table-cell office:value-type="float" office:value="80000" calcext:value-type="float">
            <text:p>800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14"/>
          <table:table-cell office:value-type="float" office:value="310825919" calcext:value-type="float">
            <text:p>310825919</text:p>
          </table:table-cell>
          <table:table-cell office:value-type="percentage" office:value="0.163138" calcext:value-type="percentage">
            <text:p>16.31%</text:p>
          </table:table-cell>
          <table:table-cell office:value-type="float" office:value="90000" calcext:value-type="float">
            <text:p>9000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61283305" calcext:value-type="float">
            <text:p>161283305</text:p>
          </table:table-cell>
          <table:table-cell office:value-type="percentage" office:value="0.654499" calcext:value-type="percentage">
            <text:p>65.45%</text:p>
          </table:table-cell>
          <table:table-cell office:value-type="float" office:value="90000" calcext:value-type="float">
            <text:p>90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4"/>
          <table:table-cell office:value-type="float" office:value="316906391" calcext:value-type="float">
            <text:p>316906391</text:p>
          </table:table-cell>
          <table:table-cell office:value-type="percentage" office:value="0.166329" calcext:value-type="percentage">
            <text:p>16.6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2841078" calcext:value-type="float">
            <text:p>162841078</text:p>
          </table:table-cell>
          <table:table-cell office:value-type="percentage" office:value="0.660821" calcext:value-type="percentage">
            <text:p>66.0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4"/>
          <table:table-cell office:value-type="float" office:value="368221309" calcext:value-type="float">
            <text:p>368221309</text:p>
          </table:table-cell>
          <table:table-cell office:value-type="percentage" office:value="0.193262" calcext:value-type="percentage">
            <text:p>19.33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169252053" calcext:value-type="float">
            <text:p>169252053</text:p>
          </table:table-cell>
          <table:table-cell office:value-type="percentage" office:value="0.686837" calcext:value-type="percentage">
            <text:p>68.68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4"/>
          <table:table-cell office:value-type="float" office:value="402327957" calcext:value-type="float">
            <text:p>402327957</text:p>
          </table:table-cell>
          <table:table-cell office:value-type="percentage" office:value="0.211163" calcext:value-type="percentage">
            <text:p>21.12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72126517" calcext:value-type="float">
            <text:p>172126517</text:p>
          </table:table-cell>
          <table:table-cell office:value-type="percentage" office:value="0.698502" calcext:value-type="percentage">
            <text:p>69.8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4"/>
          <table:table-cell office:value-type="float" office:value="431148390" calcext:value-type="float">
            <text:p>431148390</text:p>
          </table:table-cell>
          <table:table-cell office:value-type="percentage" office:value="0.226289" calcext:value-type="percentage">
            <text:p>22.6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74375762" calcext:value-type="float">
            <text:p>174375762</text:p>
          </table:table-cell>
          <table:table-cell office:value-type="percentage" office:value="0.70763" calcext:value-type="percentage">
            <text:p>70.76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4"/>
          <table:table-cell office:value-type="float" office:value="455988689" calcext:value-type="float">
            <text:p>455988689</text:p>
          </table:table-cell>
          <table:table-cell office:value-type="percentage" office:value="0.239327" calcext:value-type="percentage">
            <text:p>23.9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76407516" calcext:value-type="float">
            <text:p>176407516</text:p>
          </table:table-cell>
          <table:table-cell office:value-type="percentage" office:value="0.715875" calcext:value-type="percentage">
            <text:p>71.5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475972923" calcext:value-type="float">
            <text:p>475972923</text:p>
          </table:table-cell>
          <table:table-cell office:value-type="percentage" office:value="0.249816" calcext:value-type="percentage">
            <text:p>24.9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8311293" calcext:value-type="float">
            <text:p>178311293</text:p>
          </table:table-cell>
          <table:table-cell office:value-type="percentage" office:value="0.7236" calcext:value-type="percentage">
            <text:p>72.3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4"/>
          <table:table-cell office:value-type="float" office:value="490652597" calcext:value-type="float">
            <text:p>490652597</text:p>
          </table:table-cell>
          <table:table-cell office:value-type="percentage" office:value="0.25752" calcext:value-type="percentage">
            <text:p>25.7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80120254" calcext:value-type="float">
            <text:p>180120254</text:p>
          </table:table-cell>
          <table:table-cell office:value-type="percentage" office:value="0.730941" calcext:value-type="percentage">
            <text:p>73.0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office:value-type="float" office:value="501368023" calcext:value-type="float">
            <text:p>501368023</text:p>
          </table:table-cell>
          <table:table-cell office:value-type="percentage" office:value="0.263144" calcext:value-type="percentage">
            <text:p>26.3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81880935" calcext:value-type="float">
            <text:p>181880935</text:p>
          </table:table-cell>
          <table:table-cell office:value-type="percentage" office:value="0.738086" calcext:value-type="percentage">
            <text:p>73.8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509622907" calcext:value-type="float">
            <text:p>509622907</text:p>
          </table:table-cell>
          <table:table-cell office:value-type="percentage" office:value="0.267477" calcext:value-type="percentage">
            <text:p>26.7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83580935" calcext:value-type="float">
            <text:p>183580935</text:p>
          </table:table-cell>
          <table:table-cell office:value-type="percentage" office:value="0.744985" calcext:value-type="percentage">
            <text:p>74.5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516458532" calcext:value-type="float">
            <text:p>516458532</text:p>
          </table:table-cell>
          <table:table-cell office:value-type="percentage" office:value="0.271065" calcext:value-type="percentage">
            <text:p>27.11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85252255" calcext:value-type="float">
            <text:p>185252255</text:p>
          </table:table-cell>
          <table:table-cell office:value-type="percentage" office:value="0.751767" calcext:value-type="percentage">
            <text:p>75.1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  <table:table-cell office:value-type="float" office:value="557643374" calcext:value-type="float">
            <text:p>557643374</text:p>
          </table:table-cell>
          <table:table-cell office:value-type="percentage" office:value="0.292681" calcext:value-type="percentage">
            <text:p>29.2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00134409" calcext:value-type="float">
            <text:p>200134409</text:p>
          </table:table-cell>
          <table:table-cell office:value-type="percentage" office:value="0.81216" calcext:value-type="percentage">
            <text:p>81.2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4"/>
          <table:table-cell office:value-type="float" office:value="584588878" calcext:value-type="float">
            <text:p>584588878</text:p>
          </table:table-cell>
          <table:table-cell office:value-type="percentage" office:value="0.306823" calcext:value-type="percentage">
            <text:p>30.6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2826263" calcext:value-type="float">
            <text:p>212826263</text:p>
          </table:table-cell>
          <table:table-cell office:value-type="percentage" office:value="0.863665" calcext:value-type="percentage">
            <text:p>86.3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4"/>
          <table:table-cell office:value-type="float" office:value="607484358" calcext:value-type="float">
            <text:p>607484358</text:p>
          </table:table-cell>
          <table:table-cell office:value-type="percentage" office:value="0.31884" calcext:value-type="percentage">
            <text:p>31.8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3848958" calcext:value-type="float">
            <text:p>223848958</text:p>
          </table:table-cell>
          <table:table-cell office:value-type="percentage" office:value="0.908395" calcext:value-type="percentage">
            <text:p>90.8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628683591" calcext:value-type="float">
            <text:p>628683591</text:p>
          </table:table-cell>
          <table:table-cell office:value-type="percentage" office:value="0.329966" calcext:value-type="percentage">
            <text:p>33.0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3261636" calcext:value-type="float">
            <text:p>233261636</text:p>
          </table:table-cell>
          <table:table-cell office:value-type="percentage" office:value="0.946593" calcext:value-type="percentage">
            <text:p>94.6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float" office:value="648695174" calcext:value-type="float">
            <text:p>648695174</text:p>
          </table:table-cell>
          <table:table-cell office:value-type="percentage" office:value="0.340469" calcext:value-type="percentage">
            <text:p>34.05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0562653" calcext:value-type="float">
            <text:p>240562653</text:p>
          </table:table-cell>
          <table:table-cell office:value-type="percentage" office:value="0.976221" calcext:value-type="percentage">
            <text:p>97.62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office:value-type="float" office:value="667911857" calcext:value-type="float">
            <text:p>667911857</text:p>
          </table:table-cell>
          <table:table-cell office:value-type="percentage" office:value="0.350555" calcext:value-type="percentage">
            <text:p>35.0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3651088" calcext:value-type="float">
            <text:p>243651088</text:p>
          </table:table-cell>
          <table:table-cell office:value-type="percentage" office:value="0.988754" calcext:value-type="percentage">
            <text:p>98.88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86911857" calcext:value-type="float">
            <text:p>686911857</text:p>
          </table:table-cell>
          <table:table-cell office:value-type="percentage" office:value="0.360528" calcext:value-type="percentage">
            <text:p>36.0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4651088" calcext:value-type="float">
            <text:p>244651088</text:p>
          </table:table-cell>
          <table:table-cell office:value-type="percentage" office:value="0.992812" calcext:value-type="percentage">
            <text:p>99.2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04914358" calcext:value-type="float">
            <text:p>704914358</text:p>
          </table:table-cell>
          <table:table-cell office:value-type="percentage" office:value="0.369976" calcext:value-type="percentage">
            <text:p>37.00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5651088" calcext:value-type="float">
            <text:p>245651088</text:p>
          </table:table-cell>
          <table:table-cell office:value-type="percentage" office:value="0.99687" calcext:value-type="percentage">
            <text:p>99.6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22914358" calcext:value-type="float">
            <text:p>722914358</text:p>
          </table:table-cell>
          <table:table-cell office:value-type="percentage" office:value="0.379424" calcext:value-type="percentage">
            <text:p>37.94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887016560" calcext:value-type="float">
            <text:p>887016560</text:p>
          </table:table-cell>
          <table:table-cell office:value-type="percentage" office:value="0.465553" calcext:value-type="percentage">
            <text:p>46.56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32682360" calcext:value-type="float">
            <text:p>1032682360</text:p>
          </table:table-cell>
          <table:table-cell office:value-type="percentage" office:value="0.542006" calcext:value-type="percentage">
            <text:p>54.2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66296964" calcext:value-type="float">
            <text:p>1166296964</text:p>
          </table:table-cell>
          <table:table-cell office:value-type="percentage" office:value="0.612134" calcext:value-type="percentage">
            <text:p>61.2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89244919" calcext:value-type="float">
            <text:p>1289244919</text:p>
          </table:table-cell>
          <table:table-cell office:value-type="percentage" office:value="0.676664" calcext:value-type="percentage">
            <text:p>67.67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02543938" calcext:value-type="float">
            <text:p>1402543938</text:p>
          </table:table-cell>
          <table:table-cell office:value-type="percentage" office:value="0.736129" calcext:value-type="percentage">
            <text:p>73.6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06640969" calcext:value-type="float">
            <text:p>1506640969</text:p>
          </table:table-cell>
          <table:table-cell office:value-type="percentage" office:value="0.790765" calcext:value-type="percentage">
            <text:p>79.0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1316766" calcext:value-type="float">
            <text:p>1601316766</text:p>
          </table:table-cell>
          <table:table-cell office:value-type="percentage" office:value="0.840455" calcext:value-type="percentage">
            <text:p>84.05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85665698" calcext:value-type="float">
            <text:p>1685665698</text:p>
          </table:table-cell>
          <table:table-cell office:value-type="percentage" office:value="0.884726" calcext:value-type="percentage">
            <text:p>88.47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757395351" calcext:value-type="float">
            <text:p>1757395351</text:p>
          </table:table-cell>
          <table:table-cell office:value-type="percentage" office:value="0.922374" calcext:value-type="percentage">
            <text:p>92.2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904813190" calcext:value-type="float">
            <text:p>1904813190</text:p>
          </table:table-cell>
          <table:table-cell office:value-type="percentage" office:value="0.999746" calcext:value-type="percentage">
            <text:p>99.97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977473" calcext:value-type="float">
            <text:p>3977473</text:p>
          </table:table-cell>
          <table:table-cell office:value-type="percentage" office:value="0.00236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float" office:value="391601" calcext:value-type="float">
            <text:p>391601</text:p>
          </table:table-cell>
          <table:table-cell/>
          <table:table-cell office:value-type="float" office:value="3962108" calcext:value-type="float">
            <text:p>3962108</text:p>
          </table:table-cell>
          <table:table-cell office:value-type="percentage" office:value="0.017983" calcext:value-type="percentage">
            <text:p>1.80%</text:p>
          </table:table-cell>
          <table:table-cell office:value-type="float" office:value="10" calcext:value-type="float">
            <text:p>10</text:p>
          </table:table-cell>
          <table:table-cell office:value-type="float" office:value="390082" calcext:value-type="float">
            <text:p>390082</text:p>
          </table:table-cell>
        </table:table-row>
        <table:table-row table:style-name="ro1">
          <table:table-cell table:number-columns-repeated="14"/>
          <table:table-cell office:value-type="float" office:value="7849176" calcext:value-type="float">
            <text:p>7849176</text:p>
          </table:table-cell>
          <table:table-cell office:value-type="percentage" office:value="0.004666" calcext:value-type="percentage">
            <text:p>0.47%</text:p>
          </table:table-cell>
          <table:table-cell office:value-type="float" office:value="20" calcext:value-type="float">
            <text:p>20</text:p>
          </table:table-cell>
          <table:table-cell office:value-type="float" office:value="382297" calcext:value-type="float">
            <text:p>382297</text:p>
          </table:table-cell>
          <table:table-cell/>
          <table:table-cell office:value-type="float" office:value="7815014" calcext:value-type="float">
            <text:p>7815014</text:p>
          </table:table-cell>
          <table:table-cell office:value-type="percentage" office:value="0.035471" calcext:value-type="percentage">
            <text:p>3.55%</text:p>
          </table:table-cell>
          <table:table-cell office:value-type="float" office:value="20" calcext:value-type="float">
            <text:p>20</text:p>
          </table:table-cell>
          <table:table-cell office:value-type="float" office:value="380135" calcext:value-type="float">
            <text:p>380135</text:p>
          </table:table-cell>
        </table:table-row>
        <table:table-row table:style-name="ro1">
          <table:table-cell table:number-columns-repeated="14"/>
          <table:table-cell office:value-type="float" office:value="11627626" calcext:value-type="float">
            <text:p>11627626</text:p>
          </table:table-cell>
          <table:table-cell office:value-type="percentage" office:value="0.006912" calcext:value-type="percentage">
            <text:p>0.69%</text:p>
          </table:table-cell>
          <table:table-cell office:value-type="float" office:value="30" calcext:value-type="float">
            <text:p>30</text:p>
          </table:table-cell>
          <table:table-cell office:value-type="float" office:value="373829" calcext:value-type="float">
            <text:p>373829</text:p>
          </table:table-cell>
          <table:table-cell/>
          <table:table-cell office:value-type="float" office:value="11556475" calcext:value-type="float">
            <text:p>11556475</text:p>
          </table:table-cell>
          <table:table-cell office:value-type="percentage" office:value="0.052453" calcext:value-type="percentage">
            <text:p>5.25%</text:p>
          </table:table-cell>
          <table:table-cell office:value-type="float" office:value="30" calcext:value-type="float">
            <text:p>30</text:p>
          </table:table-cell>
          <table:table-cell office:value-type="float" office:value="369981" calcext:value-type="float">
            <text:p>369981</text:p>
          </table:table-cell>
        </table:table-row>
        <table:table-row table:style-name="ro1">
          <table:table-cell table:number-columns-repeated="14"/>
          <table:table-cell office:value-type="float" office:value="15281535" calcext:value-type="float">
            <text:p>15281535</text:p>
          </table:table-cell>
          <table:table-cell office:value-type="percentage" office:value="0.009084" calcext:value-type="percentage">
            <text:p>0.91%</text:p>
          </table:table-cell>
          <table:table-cell office:value-type="float" office:value="40" calcext:value-type="float">
            <text:p>40</text:p>
          </table:table-cell>
          <table:table-cell office:value-type="float" office:value="358161" calcext:value-type="float">
            <text:p>358161</text:p>
          </table:table-cell>
          <table:table-cell/>
          <table:table-cell office:value-type="float" office:value="15126924" calcext:value-type="float">
            <text:p>15126924</text:p>
          </table:table-cell>
          <table:table-cell office:value-type="percentage" office:value="0.068658" calcext:value-type="percentage">
            <text:p>6.87%</text:p>
          </table:table-cell>
          <table:table-cell office:value-type="float" office:value="40" calcext:value-type="float">
            <text:p>40</text:p>
          </table:table-cell>
          <table:table-cell office:value-type="float" office:value="351573" calcext:value-type="float">
            <text:p>351573</text:p>
          </table:table-cell>
        </table:table-row>
        <table:table-row table:style-name="ro1">
          <table:table-cell table:number-columns-repeated="14"/>
          <table:table-cell office:value-type="float" office:value="18812811" calcext:value-type="float">
            <text:p>18812811</text:p>
          </table:table-cell>
          <table:table-cell office:value-type="percentage" office:value="0.011183" calcext:value-type="percentage">
            <text:p>1.12%</text:p>
          </table:table-cell>
          <table:table-cell office:value-type="float" office:value="50" calcext:value-type="float">
            <text:p>50</text:p>
          </table:table-cell>
          <table:table-cell office:value-type="float" office:value="348823" calcext:value-type="float">
            <text:p>348823</text:p>
          </table:table-cell>
          <table:table-cell/>
          <table:table-cell office:value-type="float" office:value="18596062" calcext:value-type="float">
            <text:p>18596062</text:p>
          </table:table-cell>
          <table:table-cell office:value-type="percentage" office:value="0.084404" calcext:value-type="percentage">
            <text:p>8.44%</text:p>
          </table:table-cell>
          <table:table-cell office:value-type="float" office:value="50" calcext:value-type="float">
            <text:p>50</text:p>
          </table:table-cell>
          <table:table-cell office:value-type="float" office:value="343713" calcext:value-type="float">
            <text:p>343713</text:p>
          </table:table-cell>
        </table:table-row>
        <table:table-row table:style-name="ro1">
          <table:table-cell table:number-columns-repeated="14"/>
          <table:table-cell office:value-type="float" office:value="22270970" calcext:value-type="float">
            <text:p>22270970</text:p>
          </table:table-cell>
          <table:table-cell office:value-type="percentage" office:value="0.013239" calcext:value-type="percentage">
            <text:p>1.32%</text:p>
          </table:table-cell>
          <table:table-cell office:value-type="float" office:value="60" calcext:value-type="float">
            <text:p>60</text:p>
          </table:table-cell>
          <table:table-cell office:value-type="float" office:value="343115" calcext:value-type="float">
            <text:p>343115</text:p>
          </table:table-cell>
          <table:table-cell/>
          <table:table-cell office:value-type="float" office:value="21980515" calcext:value-type="float">
            <text:p>21980515</text:p>
          </table:table-cell>
          <table:table-cell office:value-type="percentage" office:value="0.099765" calcext:value-type="percentage">
            <text:p>9.98%</text:p>
          </table:table-cell>
          <table:table-cell office:value-type="float" office:value="60" calcext:value-type="float">
            <text:p>60</text:p>
          </table:table-cell>
          <table:table-cell office:value-type="float" office:value="333647" calcext:value-type="float">
            <text:p>333647</text:p>
          </table:table-cell>
        </table:table-row>
        <table:table-row table:style-name="ro1">
          <table:table-cell table:number-columns-repeated="14"/>
          <table:table-cell office:value-type="float" office:value="25661816" calcext:value-type="float">
            <text:p>25661816</text:p>
          </table:table-cell>
          <table:table-cell office:value-type="percentage" office:value="0.015255" calcext:value-type="percentage">
            <text:p>1.53%</text:p>
          </table:table-cell>
          <table:table-cell office:value-type="float" office:value="70" calcext:value-type="float">
            <text:p>70</text:p>
          </table:table-cell>
          <table:table-cell office:value-type="float" office:value="334618" calcext:value-type="float">
            <text:p>334618</text:p>
          </table:table-cell>
          <table:table-cell/>
          <table:table-cell office:value-type="float" office:value="25224210" calcext:value-type="float">
            <text:p>25224210</text:p>
          </table:table-cell>
          <table:table-cell office:value-type="percentage" office:value="0.114488" calcext:value-type="percentage">
            <text:p>11.45%</text:p>
          </table:table-cell>
          <table:table-cell office:value-type="float" office:value="70" calcext:value-type="float">
            <text:p>70</text:p>
          </table:table-cell>
          <table:table-cell office:value-type="float" office:value="316940" calcext:value-type="float">
            <text:p>316940</text:p>
          </table:table-cell>
        </table:table-row>
        <table:table-row table:style-name="ro1">
          <table:table-cell table:number-columns-repeated="14"/>
          <table:table-cell office:value-type="float" office:value="28934869" calcext:value-type="float">
            <text:p>28934869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0" calcext:value-type="float">
            <text:p>80</text:p>
          </table:table-cell>
          <table:table-cell office:value-type="float" office:value="322559" calcext:value-type="float">
            <text:p>322559</text:p>
          </table:table-cell>
          <table:table-cell/>
          <table:table-cell office:value-type="float" office:value="28343450" calcext:value-type="float">
            <text:p>28343450</text:p>
          </table:table-cell>
          <table:table-cell office:value-type="percentage" office:value="0.128645" calcext:value-type="percentage">
            <text:p>12.86%</text:p>
          </table:table-cell>
          <table:table-cell office:value-type="float" office:value="80" calcext:value-type="float">
            <text:p>80</text:p>
          </table:table-cell>
          <table:table-cell office:value-type="float" office:value="307958" calcext:value-type="float">
            <text:p>307958</text:p>
          </table:table-cell>
        </table:table-row>
        <table:table-row table:style-name="ro1">
          <table:table-cell table:number-columns-repeated="14"/>
          <table:table-cell office:value-type="float" office:value="32109459" calcext:value-type="float">
            <text:p>32109459</text:p>
          </table:table-cell>
          <table:table-cell office:value-type="percentage" office:value="0.019087" calcext:value-type="percentage">
            <text:p>1.91%</text:p>
          </table:table-cell>
          <table:table-cell office:value-type="float" office:value="90" calcext:value-type="float">
            <text:p>90</text:p>
          </table:table-cell>
          <table:table-cell office:value-type="float" office:value="314640" calcext:value-type="float">
            <text:p>314640</text:p>
          </table:table-cell>
          <table:table-cell/>
          <table:table-cell office:value-type="float" office:value="31323556" calcext:value-type="float">
            <text:p>31323556</text:p>
          </table:table-cell>
          <table:table-cell office:value-type="percentage" office:value="0.142171" calcext:value-type="percentage">
            <text:p>14.22%</text:p>
          </table:table-cell>
          <table:table-cell office:value-type="float" office:value="90" calcext:value-type="float">
            <text:p>90</text:p>
          </table:table-cell>
          <table:table-cell office:value-type="float" office:value="276240" calcext:value-type="float">
            <text:p>276240</text:p>
          </table:table-cell>
        </table:table-row>
        <table:table-row table:style-name="ro1">
          <table:table-cell table:number-columns-repeated="14"/>
          <table:table-cell office:value-type="float" office:value="35207963" calcext:value-type="float">
            <text:p>35207963</text:p>
          </table:table-cell>
          <table:table-cell office:value-type="percentage" office:value="0.020929" calcext:value-type="percentage">
            <text:p>2.09%</text:p>
          </table:table-cell>
          <table:table-cell office:value-type="float" office:value="100" calcext:value-type="float">
            <text:p>100</text:p>
          </table:table-cell>
          <table:table-cell office:value-type="float" office:value="307637" calcext:value-type="float">
            <text:p>307637</text:p>
          </table:table-cell>
          <table:table-cell/>
          <table:table-cell office:value-type="float" office:value="34010369" calcext:value-type="float">
            <text:p>34010369</text:p>
          </table:table-cell>
          <table:table-cell office:value-type="percentage" office:value="0.154366" calcext:value-type="percentage">
            <text:p>15.44%</text:p>
          </table:table-cell>
          <table:table-cell office:value-type="float" office:value="100" calcext:value-type="float">
            <text:p>100</text:p>
          </table:table-cell>
          <table:table-cell office:value-type="float" office:value="261025" calcext:value-type="float">
            <text:p>261025</text:p>
          </table:table-cell>
        </table:table-row>
        <table:table-row table:style-name="ro1">
          <table:table-cell table:number-columns-repeated="14"/>
          <table:table-cell office:value-type="float" office:value="52740301" calcext:value-type="float">
            <text:p>52740301</text:p>
          </table:table-cell>
          <table:table-cell office:value-type="percentage" office:value="0.031351" calcext:value-type="percentage">
            <text:p>3.14%</text:p>
          </table:table-cell>
          <table:table-cell office:value-type="float" office:value="200" calcext:value-type="float">
            <text:p>200</text:p>
          </table:table-cell>
          <table:table-cell office:value-type="float" office:value="89147" calcext:value-type="float">
            <text:p>89147</text:p>
          </table:table-cell>
          <table:table-cell/>
          <table:table-cell office:value-type="float" office:value="46483447" calcext:value-type="float">
            <text:p>46483447</text:p>
          </table:table-cell>
          <table:table-cell office:value-type="percentage" office:value="0.210979" calcext:value-type="percentage">
            <text:p>21.10%</text:p>
          </table:table-cell>
          <table:table-cell office:value-type="float" office:value="200" calcext:value-type="float">
            <text:p>200</text:p>
          </table:table-cell>
          <table:table-cell office:value-type="float" office:value="81351" calcext:value-type="float">
            <text:p>81351</text:p>
          </table:table-cell>
        </table:table-row>
        <table:table-row table:style-name="ro1">
          <table:table-cell table:number-columns-repeated="14"/>
          <table:table-cell office:value-type="float" office:value="60439058" calcext:value-type="float">
            <text:p>60439058</text:p>
          </table:table-cell>
          <table:table-cell office:value-type="percentage" office:value="0.035928" calcext:value-type="percentage">
            <text:p>3.59%</text:p>
          </table:table-cell>
          <table:table-cell office:value-type="float" office:value="300" calcext:value-type="float">
            <text:p>300</text:p>
          </table:table-cell>
          <table:table-cell office:value-type="float" office:value="58661" calcext:value-type="float">
            <text:p>58661</text:p>
          </table:table-cell>
          <table:table-cell/>
          <table:table-cell office:value-type="float" office:value="52402014" calcext:value-type="float">
            <text:p>52402014</text:p>
          </table:table-cell>
          <table:table-cell office:value-type="percentage" office:value="0.237842" calcext:value-type="percentage">
            <text:p>23.78%</text:p>
          </table:table-cell>
          <table:table-cell office:value-type="float" office:value="300" calcext:value-type="float">
            <text:p>300</text:p>
          </table:table-cell>
          <table:table-cell office:value-type="float" office:value="45964" calcext:value-type="float">
            <text:p>45964</text:p>
          </table:table-cell>
        </table:table-row>
        <table:table-row table:style-name="ro1">
          <table:table-cell table:number-columns-repeated="14"/>
          <table:table-cell office:value-type="float" office:value="65654609" calcext:value-type="float">
            <text:p>65654609</text:p>
          </table:table-cell>
          <table:table-cell office:value-type="percentage" office:value="0.039028" calcext:value-type="percentage">
            <text:p>3.90%</text:p>
          </table:table-cell>
          <table:table-cell office:value-type="float" office:value="400" calcext:value-type="float">
            <text:p>400</text:p>
          </table:table-cell>
          <table:table-cell office:value-type="float" office:value="45148" calcext:value-type="float">
            <text:p>45148</text:p>
          </table:table-cell>
          <table:table-cell/>
          <table:table-cell office:value-type="float" office:value="56166838" calcext:value-type="float">
            <text:p>56166838</text:p>
          </table:table-cell>
          <table:table-cell office:value-type="percentage" office:value="0.25493" calcext:value-type="percentage">
            <text:p>25.49%</text:p>
          </table:table-cell>
          <table:table-cell office:value-type="float" office:value="400" calcext:value-type="float">
            <text:p>400</text:p>
          </table:table-cell>
          <table:table-cell office:value-type="float" office:value="30949" calcext:value-type="float">
            <text:p>30949</text:p>
          </table:table-cell>
        </table:table-row>
        <table:table-row table:style-name="ro1">
          <table:table-cell table:number-columns-repeated="14"/>
          <table:table-cell office:value-type="float" office:value="69592008" calcext:value-type="float">
            <text:p>69592008</text:p>
          </table:table-cell>
          <table:table-cell office:value-type="percentage" office:value="0.041369" calcext:value-type="percentage">
            <text:p>4.14%</text:p>
          </table:table-cell>
          <table:table-cell office:value-type="float" office:value="500" calcext:value-type="float">
            <text:p>500</text:p>
          </table:table-cell>
          <table:table-cell office:value-type="float" office:value="35579" calcext:value-type="float">
            <text:p>35579</text:p>
          </table:table-cell>
          <table:table-cell/>
          <table:table-cell office:value-type="float" office:value="58811135" calcext:value-type="float">
            <text:p>58811135</text:p>
          </table:table-cell>
          <table:table-cell office:value-type="percentage" office:value="0.266932" calcext:value-type="percentage">
            <text:p>26.69%</text:p>
          </table:table-cell>
          <table:table-cell office:value-type="float" office:value="500" calcext:value-type="float">
            <text:p>500</text:p>
          </table:table-cell>
          <table:table-cell office:value-type="float" office:value="23979" calcext:value-type="float">
            <text:p>23979</text:p>
          </table:table-cell>
        </table:table-row>
        <table:table-row table:style-name="ro1">
          <table:table-cell table:number-columns-repeated="14"/>
          <table:table-cell office:value-type="float" office:value="72678591" calcext:value-type="float">
            <text:p>72678591</text:p>
          </table:table-cell>
          <table:table-cell office:value-type="percentage" office:value="0.043204" calcext:value-type="percentage">
            <text:p>4.32%</text:p>
          </table:table-cell>
          <table:table-cell office:value-type="float" office:value="600" calcext:value-type="float">
            <text:p>600</text:p>
          </table:table-cell>
          <table:table-cell office:value-type="float" office:value="26867" calcext:value-type="float">
            <text:p>26867</text:p>
          </table:table-cell>
          <table:table-cell/>
          <table:table-cell office:value-type="float" office:value="60964851" calcext:value-type="float">
            <text:p>60964851</text:p>
          </table:table-cell>
          <table:table-cell office:value-type="percentage" office:value="0.276707" calcext:value-type="percentage">
            <text:p>27.67%</text:p>
          </table:table-cell>
          <table:table-cell office:value-type="float" office:value="600" calcext:value-type="float">
            <text:p>600</text:p>
          </table:table-cell>
          <table:table-cell office:value-type="float" office:value="19196" calcext:value-type="float">
            <text:p>19196</text:p>
          </table:table-cell>
        </table:table-row>
        <table:table-row table:style-name="ro1">
          <table:table-cell table:number-columns-repeated="14"/>
          <table:table-cell office:value-type="float" office:value="75266988" calcext:value-type="float">
            <text:p>75266988</text:p>
          </table:table-cell>
          <table:table-cell office:value-type="percentage" office:value="0.044742" calcext:value-type="percentage">
            <text:p>4.47%</text:p>
          </table:table-cell>
          <table:table-cell office:value-type="float" office:value="700" calcext:value-type="float">
            <text:p>700</text:p>
          </table:table-cell>
          <table:table-cell office:value-type="float" office:value="24883" calcext:value-type="float">
            <text:p>24883</text:p>
          </table:table-cell>
          <table:table-cell/>
          <table:table-cell office:value-type="float" office:value="62735145" calcext:value-type="float">
            <text:p>62735145</text:p>
          </table:table-cell>
          <table:table-cell office:value-type="percentage" office:value="0.284742" calcext:value-type="percentage">
            <text:p>28.47%</text:p>
          </table:table-cell>
          <table:table-cell office:value-type="float" office:value="700" calcext:value-type="float">
            <text:p>700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1">
          <table:table-cell table:number-columns-repeated="14"/>
          <table:table-cell office:value-type="float" office:value="77590598" calcext:value-type="float">
            <text:p>77590598</text:p>
          </table:table-cell>
          <table:table-cell office:value-type="percentage" office:value="0.046124" calcext:value-type="percentage">
            <text:p>4.61%</text:p>
          </table:table-cell>
          <table:table-cell office:value-type="float" office:value="800" calcext:value-type="float">
            <text:p>800</text:p>
          </table:table-cell>
          <table:table-cell office:value-type="float" office:value="22122" calcext:value-type="float">
            <text:p>22122</text:p>
          </table:table-cell>
          <table:table-cell/>
          <table:table-cell office:value-type="float" office:value="64297191" calcext:value-type="float">
            <text:p>64297191</text:p>
          </table:table-cell>
          <table:table-cell office:value-type="percentage" office:value="0.291832" calcext:value-type="percentage">
            <text:p>29.18%</text:p>
          </table:table-cell>
          <table:table-cell office:value-type="float" office:value="800" calcext:value-type="float">
            <text:p>800</text:p>
          </table:table-cell>
          <table:table-cell office:value-type="float" office:value="15019" calcext:value-type="float">
            <text:p>15019</text:p>
          </table:table-cell>
        </table:table-row>
        <table:table-row table:style-name="ro1">
          <table:table-cell table:number-columns-repeated="14"/>
          <table:table-cell office:value-type="float" office:value="79664030" calcext:value-type="float">
            <text:p>79664030</text:p>
          </table:table-cell>
          <table:table-cell office:value-type="percentage" office:value="0.047356" calcext:value-type="percentage">
            <text:p>4.74%</text:p>
          </table:table-cell>
          <table:table-cell office:value-type="float" office:value="900" calcext:value-type="float">
            <text:p>900</text:p>
          </table:table-cell>
          <table:table-cell office:value-type="float" office:value="19519" calcext:value-type="float">
            <text:p>19519</text:p>
          </table:table-cell>
          <table:table-cell/>
          <table:table-cell office:value-type="float" office:value="65763496" calcext:value-type="float">
            <text:p>65763496</text:p>
          </table:table-cell>
          <table:table-cell office:value-type="percentage" office:value="0.298487" calcext:value-type="percentage">
            <text:p>29.85%</text:p>
          </table:table-cell>
          <table:table-cell office:value-type="float" office:value="900" calcext:value-type="float">
            <text:p>900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table:number-columns-repeated="14"/>
          <table:table-cell office:value-type="float" office:value="81524865" calcext:value-type="float">
            <text:p>81524865</text:p>
          </table:table-cell>
          <table:table-cell office:value-type="percentage" office:value="0.048462" calcext:value-type="percentage">
            <text:p>4.85%</text:p>
          </table:table-cell>
          <table:table-cell office:value-type="float" office:value="1000" calcext:value-type="float">
            <text:p>1000</text:p>
          </table:table-cell>
          <table:table-cell office:value-type="float" office:value="17666" calcext:value-type="float">
            <text:p>17666</text:p>
          </table:table-cell>
          <table:table-cell/>
          <table:table-cell office:value-type="float" office:value="67160070" calcext:value-type="float">
            <text:p>67160070</text:p>
          </table:table-cell>
          <table:table-cell office:value-type="percentage" office:value="0.304826" calcext:value-type="percentage">
            <text:p>30.48%</text:p>
          </table:table-cell>
          <table:table-cell office:value-type="float" office:value="1000" calcext:value-type="float">
            <text:p>1000</text:p>
          </table:table-cell>
          <table:table-cell office:value-type="float" office:value="13681" calcext:value-type="float">
            <text:p>13681</text:p>
          </table:table-cell>
        </table:table-row>
        <table:table-row table:style-name="ro1">
          <table:table-cell table:number-columns-repeated="14"/>
          <table:table-cell office:value-type="float" office:value="96185157" calcext:value-type="float">
            <text:p>96185157</text:p>
          </table:table-cell>
          <table:table-cell office:value-type="percentage" office:value="0.057177" calcext:value-type="percentage">
            <text:p>5.72%</text:p>
          </table:table-cell>
          <table:table-cell office:value-type="float" office:value="2000" calcext:value-type="float">
            <text:p>2000</text:p>
          </table:table-cell>
          <table:table-cell office:value-type="float" office:value="13262" calcext:value-type="float">
            <text:p>13262</text:p>
          </table:table-cell>
          <table:table-cell/>
          <table:table-cell office:value-type="float" office:value="78499635" calcext:value-type="float">
            <text:p>78499635</text:p>
          </table:table-cell>
          <table:table-cell office:value-type="percentage" office:value="0.356294" calcext:value-type="percentage">
            <text:p>35.63%</text:p>
          </table:table-cell>
          <table:table-cell office:value-type="float" office:value="2000" calcext:value-type="float">
            <text:p>2000</text:p>
          </table:table-cell>
          <table:table-cell office:value-type="float" office:value="9406" calcext:value-type="float">
            <text:p>9406</text:p>
          </table:table-cell>
        </table:table-row>
        <table:table-row table:style-name="ro1">
          <table:table-cell table:number-columns-repeated="14"/>
          <table:table-cell office:value-type="float" office:value="108364765" calcext:value-type="float">
            <text:p>108364765</text:p>
          </table:table-cell>
          <table:table-cell office:value-type="percentage" office:value="0.064417" calcext:value-type="percentage">
            <text:p>6.44%</text:p>
          </table:table-cell>
          <table:table-cell office:value-type="float" office:value="3000" calcext:value-type="float">
            <text:p>3000</text:p>
          </table:table-cell>
          <table:table-cell office:value-type="float" office:value="11237" calcext:value-type="float">
            <text:p>11237</text:p>
          </table:table-cell>
          <table:table-cell/>
          <table:table-cell office:value-type="float" office:value="87000541" calcext:value-type="float">
            <text:p>87000541</text:p>
          </table:table-cell>
          <table:table-cell office:value-type="percentage" office:value="0.394878" calcext:value-type="percentage">
            <text:p>39.49%</text:p>
          </table:table-cell>
          <table:table-cell office:value-type="float" office:value="3000" calcext:value-type="float">
            <text:p>3000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table:number-columns-repeated="14"/>
          <table:table-cell office:value-type="float" office:value="118804418" calcext:value-type="float">
            <text:p>118804418</text:p>
          </table:table-cell>
          <table:table-cell office:value-type="percentage" office:value="0.070623" calcext:value-type="percentage">
            <text:p>7.06%</text:p>
          </table:table-cell>
          <table:table-cell office:value-type="float" office:value="4000" calcext:value-type="float">
            <text:p>4000</text:p>
          </table:table-cell>
          <table:table-cell office:value-type="float" office:value="9759" calcext:value-type="float">
            <text:p>9759</text:p>
          </table:table-cell>
          <table:table-cell/>
          <table:table-cell office:value-type="float" office:value="94060199" calcext:value-type="float">
            <text:p>94060199</text:p>
          </table:table-cell>
          <table:table-cell office:value-type="percentage" office:value="0.426921" calcext:value-type="percentage">
            <text:p>42.69%</text:p>
          </table:table-cell>
          <table:table-cell office:value-type="float" office:value="4000" calcext:value-type="float">
            <text:p>4000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table:number-columns-repeated="14"/>
          <table:table-cell office:value-type="float" office:value="128032124" calcext:value-type="float">
            <text:p>128032124</text:p>
          </table:table-cell>
          <table:table-cell office:value-type="percentage" office:value="0.076108" calcext:value-type="percentage">
            <text:p>7.61%</text:p>
          </table:table-cell>
          <table:table-cell office:value-type="float" office:value="5000" calcext:value-type="float">
            <text:p>5000</text:p>
          </table:table-cell>
          <table:table-cell office:value-type="float" office:value="8833" calcext:value-type="float">
            <text:p>8833</text:p>
          </table:table-cell>
          <table:table-cell/>
          <table:table-cell office:value-type="float" office:value="100072319" calcext:value-type="float">
            <text:p>100072319</text:p>
          </table:table-cell>
          <table:table-cell office:value-type="percentage" office:value="0.454208" calcext:value-type="percentage">
            <text:p>45.42%</text:p>
          </table:table-cell>
          <table:table-cell office:value-type="float" office:value="5000" calcext:value-type="float">
            <text:p>5000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table:number-columns-repeated="14"/>
          <table:table-cell office:value-type="float" office:value="136581872" calcext:value-type="float">
            <text:p>136581872</text:p>
          </table:table-cell>
          <table:table-cell office:value-type="percentage" office:value="0.081191" calcext:value-type="percentage">
            <text:p>8.12%</text:p>
          </table:table-cell>
          <table:table-cell office:value-type="float" office:value="6000" calcext:value-type="float">
            <text:p>6000</text:p>
          </table:table-cell>
          <table:table-cell office:value-type="float" office:value="8240" calcext:value-type="float">
            <text:p>8240</text:p>
          </table:table-cell>
          <table:table-cell/>
          <table:table-cell office:value-type="float" office:value="105064995" calcext:value-type="float">
            <text:p>105064995</text:p>
          </table:table-cell>
          <table:table-cell office:value-type="percentage" office:value="0.476869" calcext:value-type="percentage">
            <text:p>47.69%</text:p>
          </table:table-cell>
          <table:table-cell office:value-type="float" office:value="6000" calcext:value-type="float">
            <text:p>6000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table:number-columns-repeated="14"/>
          <table:table-cell office:value-type="float" office:value="144524795" calcext:value-type="float">
            <text:p>144524795</text:p>
          </table:table-cell>
          <table:table-cell office:value-type="percentage" office:value="0.085912" calcext:value-type="percentage">
            <text:p>8.59%</text:p>
          </table:table-cell>
          <table:table-cell office:value-type="float" office:value="7000" calcext:value-type="float">
            <text:p>7000</text:p>
          </table:table-cell>
          <table:table-cell office:value-type="float" office:value="7677" calcext:value-type="float">
            <text:p>7677</text:p>
          </table:table-cell>
          <table:table-cell/>
          <table:table-cell office:value-type="float" office:value="109026503" calcext:value-type="float">
            <text:p>109026503</text:p>
          </table:table-cell>
          <table:table-cell office:value-type="percentage" office:value="0.49485" calcext:value-type="percentage">
            <text:p>49.49%</text:p>
          </table:table-cell>
          <table:table-cell office:value-type="float" office:value="7000" calcext:value-type="float">
            <text:p>700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table:number-columns-repeated="14"/>
          <table:table-cell office:value-type="float" office:value="151963183" calcext:value-type="float">
            <text:p>151963183</text:p>
          </table:table-cell>
          <table:table-cell office:value-type="percentage" office:value="0.090334" calcext:value-type="percentage">
            <text:p>9.03%</text:p>
          </table:table-cell>
          <table:table-cell office:value-type="float" office:value="8000" calcext:value-type="float">
            <text:p>8000</text:p>
          </table:table-cell>
          <table:table-cell office:value-type="float" office:value="7215" calcext:value-type="float">
            <text:p>7215</text:p>
          </table:table-cell>
          <table:table-cell/>
          <table:table-cell office:value-type="float" office:value="111941807" calcext:value-type="float">
            <text:p>111941807</text:p>
          </table:table-cell>
          <table:table-cell office:value-type="percentage" office:value="0.508082" calcext:value-type="percentage">
            <text:p>50.81%</text:p>
          </table:table-cell>
          <table:table-cell office:value-type="float" office:value="8000" calcext:value-type="float">
            <text:p>800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14"/>
          <table:table-cell office:value-type="float" office:value="158991465" calcext:value-type="float">
            <text:p>158991465</text:p>
          </table:table-cell>
          <table:table-cell office:value-type="percentage" office:value="0.094512" calcext:value-type="percentage">
            <text:p>9.45%</text:p>
          </table:table-cell>
          <table:table-cell office:value-type="float" office:value="9000" calcext:value-type="float">
            <text:p>9000</text:p>
          </table:table-cell>
          <table:table-cell office:value-type="float" office:value="6824" calcext:value-type="float">
            <text:p>6824</text:p>
          </table:table-cell>
          <table:table-cell/>
          <table:table-cell office:value-type="float" office:value="113999205" calcext:value-type="float">
            <text:p>113999205</text:p>
          </table:table-cell>
          <table:table-cell office:value-type="percentage" office:value="0.51742" calcext:value-type="percentage">
            <text:p>51.74%</text:p>
          </table:table-cell>
          <table:table-cell office:value-type="float" office:value="9000" calcext:value-type="float">
            <text:p>9000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table:number-columns-repeated="14"/>
          <table:table-cell office:value-type="float" office:value="165623281" calcext:value-type="float">
            <text:p>165623281</text:p>
          </table:table-cell>
          <table:table-cell office:value-type="percentage" office:value="0.098454" calcext:value-type="percentage">
            <text:p>9.85%</text:p>
          </table:table-cell>
          <table:table-cell office:value-type="float" office:value="10000" calcext:value-type="float">
            <text:p>10000</text:p>
          </table:table-cell>
          <table:table-cell office:value-type="float" office:value="6452" calcext:value-type="float">
            <text:p>6452</text:p>
          </table:table-cell>
          <table:table-cell/>
          <table:table-cell office:value-type="float" office:value="115536704" calcext:value-type="float">
            <text:p>115536704</text:p>
          </table:table-cell>
          <table:table-cell office:value-type="percentage" office:value="0.524398" calcext:value-type="percentage">
            <text:p>52.44%</text:p>
          </table:table-cell>
          <table:table-cell office:value-type="float" office:value="10000" calcext:value-type="float">
            <text:p>1000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table:number-columns-repeated="14"/>
          <table:table-cell office:value-type="float" office:value="212054896" calcext:value-type="float">
            <text:p>212054896</text:p>
          </table:table-cell>
          <table:table-cell office:value-type="percentage" office:value="0.126055" calcext:value-type="percentage">
            <text:p>12.61%</text:p>
          </table:table-cell>
          <table:table-cell office:value-type="float" office:value="20000" calcext:value-type="float">
            <text:p>20000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float" office:value="124417262" calcext:value-type="float">
            <text:p>124417262</text:p>
          </table:table-cell>
          <table:table-cell office:value-type="percentage" office:value="0.564705" calcext:value-type="percentage">
            <text:p>56.47%</text:p>
          </table:table-cell>
          <table:table-cell office:value-type="float" office:value="20000" calcext:value-type="float">
            <text:p>200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229478786" calcext:value-type="float">
            <text:p>229478786</text:p>
          </table:table-cell>
          <table:table-cell office:value-type="percentage" office:value="0.136413" calcext:value-type="percentage">
            <text:p>13.64%</text:p>
          </table:table-cell>
          <table:table-cell office:value-type="float" office:value="30000" calcext:value-type="float">
            <text:p>30000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129740585" calcext:value-type="float">
            <text:p>129740585</text:p>
          </table:table-cell>
          <table:table-cell office:value-type="percentage" office:value="0.588867" calcext:value-type="percentage">
            <text:p>58.89%</text:p>
          </table:table-cell>
          <table:table-cell office:value-type="float" office:value="30000" calcext:value-type="float">
            <text:p>3000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14"/>
          <table:table-cell office:value-type="float" office:value="240477374" calcext:value-type="float">
            <text:p>240477374</text:p>
          </table:table-cell>
          <table:table-cell office:value-type="percentage" office:value="0.142951" calcext:value-type="percentage">
            <text:p>14.30%</text:p>
          </table:table-cell>
          <table:table-cell office:value-type="float" office:value="40000" calcext:value-type="float">
            <text:p>4000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33818608" calcext:value-type="float">
            <text:p>133818608</text:p>
          </table:table-cell>
          <table:table-cell office:value-type="percentage" office:value="0.607376" calcext:value-type="percentage">
            <text:p>60.74%</text:p>
          </table:table-cell>
          <table:table-cell office:value-type="float" office:value="40000" calcext:value-type="float">
            <text:p>400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14"/>
          <table:table-cell office:value-type="float" office:value="250015172" calcext:value-type="float">
            <text:p>250015172</text:p>
          </table:table-cell>
          <table:table-cell office:value-type="percentage" office:value="0.148621" calcext:value-type="percentage">
            <text:p>14.86%</text:p>
          </table:table-cell>
          <table:table-cell office:value-type="float" office:value="50000" calcext:value-type="float">
            <text:p>50000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136849425" calcext:value-type="float">
            <text:p>136849425</text:p>
          </table:table-cell>
          <table:table-cell office:value-type="percentage" office:value="0.621132" calcext:value-type="percentage">
            <text:p>62.11%</text:p>
          </table:table-cell>
          <table:table-cell office:value-type="float" office:value="50000" calcext:value-type="float">
            <text:p>5000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14"/>
          <table:table-cell office:value-type="float" office:value="258172162" calcext:value-type="float">
            <text:p>258172162</text:p>
          </table:table-cell>
          <table:table-cell office:value-type="percentage" office:value="0.15347" calcext:value-type="percentage">
            <text:p>15.35%</text:p>
          </table:table-cell>
          <table:table-cell office:value-type="float" office:value="60000" calcext:value-type="float">
            <text:p>60000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39472980" calcext:value-type="float">
            <text:p>139472980</text:p>
          </table:table-cell>
          <table:table-cell office:value-type="percentage" office:value="0.63304" calcext:value-type="percentage">
            <text:p>63.30%</text:p>
          </table:table-cell>
          <table:table-cell office:value-type="float" office:value="60000" calcext:value-type="float">
            <text:p>6000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14"/>
          <table:table-cell office:value-type="float" office:value="264938796" calcext:value-type="float">
            <text:p>264938796</text:p>
          </table:table-cell>
          <table:table-cell office:value-type="percentage" office:value="0.157492" calcext:value-type="percentage">
            <text:p>15.75%</text:p>
          </table:table-cell>
          <table:table-cell office:value-type="float" office:value="70000" calcext:value-type="float">
            <text:p>70000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141774916" calcext:value-type="float">
            <text:p>141774916</text:p>
          </table:table-cell>
          <table:table-cell office:value-type="percentage" office:value="0.643488" calcext:value-type="percentage">
            <text:p>64.35%</text:p>
          </table:table-cell>
          <table:table-cell office:value-type="float" office:value="70000" calcext:value-type="float">
            <text:p>70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14"/>
          <table:table-cell office:value-type="float" office:value="270997194" calcext:value-type="float">
            <text:p>270997194</text:p>
          </table:table-cell>
          <table:table-cell office:value-type="percentage" office:value="0.161094" calcext:value-type="percentage">
            <text:p>16.11%</text:p>
          </table:table-cell>
          <table:table-cell office:value-type="float" office:value="80000" calcext:value-type="float">
            <text:p>80000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143736373" calcext:value-type="float">
            <text:p>143736373</text:p>
          </table:table-cell>
          <table:table-cell office:value-type="percentage" office:value="0.652391" calcext:value-type="percentage">
            <text:p>65.24%</text:p>
          </table:table-cell>
          <table:table-cell office:value-type="float" office:value="80000" calcext:value-type="float">
            <text:p>800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14"/>
          <table:table-cell office:value-type="float" office:value="276759618" calcext:value-type="float">
            <text:p>276759618</text:p>
          </table:table-cell>
          <table:table-cell office:value-type="percentage" office:value="0.164519" calcext:value-type="percentage">
            <text:p>16.45%</text:p>
          </table:table-cell>
          <table:table-cell office:value-type="float" office:value="90000" calcext:value-type="float">
            <text:p>90000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145325216" calcext:value-type="float">
            <text:p>145325216</text:p>
          </table:table-cell>
          <table:table-cell office:value-type="percentage" office:value="0.659602" calcext:value-type="percentage">
            <text:p>65.96%</text:p>
          </table:table-cell>
          <table:table-cell office:value-type="float" office:value="90000" calcext:value-type="float">
            <text:p>900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282325555" calcext:value-type="float">
            <text:p>282325555</text:p>
          </table:table-cell>
          <table:table-cell office:value-type="percentage" office:value="0.167828" calcext:value-type="percentage">
            <text:p>16.7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46567850" calcext:value-type="float">
            <text:p>146567850</text:p>
          </table:table-cell>
          <table:table-cell office:value-type="percentage" office:value="0.665242" calcext:value-type="percentage">
            <text:p>66.52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4"/>
          <table:table-cell office:value-type="float" office:value="328724481" calcext:value-type="float">
            <text:p>328724481</text:p>
          </table:table-cell>
          <table:table-cell office:value-type="percentage" office:value="0.195409" calcext:value-type="percentage">
            <text:p>19.5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51822351" calcext:value-type="float">
            <text:p>151822351</text:p>
          </table:table-cell>
          <table:table-cell office:value-type="percentage" office:value="0.689091" calcext:value-type="percentage">
            <text:p>68.9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359484266" calcext:value-type="float">
            <text:p>359484266</text:p>
          </table:table-cell>
          <table:table-cell office:value-type="percentage" office:value="0.213694" calcext:value-type="percentage">
            <text:p>21.3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154354271" calcext:value-type="float">
            <text:p>154354271</text:p>
          </table:table-cell>
          <table:table-cell office:value-type="percentage" office:value="0.700583" calcext:value-type="percentage">
            <text:p>70.0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  <table:table-cell office:value-type="float" office:value="385220252" calcext:value-type="float">
            <text:p>385220252</text:p>
          </table:table-cell>
          <table:table-cell office:value-type="percentage" office:value="0.228993" calcext:value-type="percentage">
            <text:p>22.9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56406778" calcext:value-type="float">
            <text:p>156406778</text:p>
          </table:table-cell>
          <table:table-cell office:value-type="percentage" office:value="0.709899" calcext:value-type="percentage">
            <text:p>70.9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4"/>
          <table:table-cell office:value-type="float" office:value="407096932" calcext:value-type="float">
            <text:p>407096932</text:p>
          </table:table-cell>
          <table:table-cell office:value-type="percentage" office:value="0.241998" calcext:value-type="percentage">
            <text:p>24.2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58267804" calcext:value-type="float">
            <text:p>158267804</text:p>
          </table:table-cell>
          <table:table-cell office:value-type="percentage" office:value="0.718346" calcext:value-type="percentage">
            <text:p>71.8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office:value-type="float" office:value="424548680" calcext:value-type="float">
            <text:p>424548680</text:p>
          </table:table-cell>
          <table:table-cell office:value-type="percentage" office:value="0.252372" calcext:value-type="percentage">
            <text:p>25.2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0029320" calcext:value-type="float">
            <text:p>160029320</text:p>
          </table:table-cell>
          <table:table-cell office:value-type="percentage" office:value="0.726341" calcext:value-type="percentage">
            <text:p>72.63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437444633" calcext:value-type="float">
            <text:p>437444633</text:p>
          </table:table-cell>
          <table:table-cell office:value-type="percentage" office:value="0.260038" calcext:value-type="percentage">
            <text:p>26.0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1729320" calcext:value-type="float">
            <text:p>161729320</text:p>
          </table:table-cell>
          <table:table-cell office:value-type="percentage" office:value="0.734057" calcext:value-type="percentage">
            <text:p>73.4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446913387" calcext:value-type="float">
            <text:p>446913387</text:p>
          </table:table-cell>
          <table:table-cell office:value-type="percentage" office:value="0.265666" calcext:value-type="percentage">
            <text:p>26.5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3336882" calcext:value-type="float">
            <text:p>163336882</text:p>
          </table:table-cell>
          <table:table-cell office:value-type="percentage" office:value="0.741354" calcext:value-type="percentage">
            <text:p>74.1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  <table:table-cell office:value-type="float" office:value="454256046" calcext:value-type="float">
            <text:p>454256046</text:p>
          </table:table-cell>
          <table:table-cell office:value-type="percentage" office:value="0.270031" calcext:value-type="percentage">
            <text:p>27.0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4936882" calcext:value-type="float">
            <text:p>164936882</text:p>
          </table:table-cell>
          <table:table-cell office:value-type="percentage" office:value="0.748616" calcext:value-type="percentage">
            <text:p>74.8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  <table:table-cell office:value-type="float" office:value="460352805" calcext:value-type="float">
            <text:p>460352805</text:p>
          </table:table-cell>
          <table:table-cell office:value-type="percentage" office:value="0.273655" calcext:value-type="percentage">
            <text:p>27.3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6451610" calcext:value-type="float">
            <text:p>166451610</text:p>
          </table:table-cell>
          <table:table-cell office:value-type="percentage" office:value="0.755491" calcext:value-type="percentage">
            <text:p>75.5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4"/>
          <table:table-cell office:value-type="float" office:value="497301526" calcext:value-type="float">
            <text:p>497301526</text:p>
          </table:table-cell>
          <table:table-cell office:value-type="percentage" office:value="0.29562" calcext:value-type="percentage">
            <text:p>29.5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0219950" calcext:value-type="float">
            <text:p>180219950</text:p>
          </table:table-cell>
          <table:table-cell office:value-type="percentage" office:value="0.817983" calcext:value-type="percentage">
            <text:p>81.8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4"/>
          <table:table-cell office:value-type="float" office:value="521840348" calcext:value-type="float">
            <text:p>521840348</text:p>
          </table:table-cell>
          <table:table-cell office:value-type="percentage" office:value="0.310207" calcext:value-type="percentage">
            <text:p>31.0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1837277" calcext:value-type="float">
            <text:p>191837277</text:p>
          </table:table-cell>
          <table:table-cell office:value-type="percentage" office:value="0.870711" calcext:value-type="percentage">
            <text:p>87.0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4"/>
          <table:table-cell office:value-type="float" office:value="542960208" calcext:value-type="float">
            <text:p>542960208</text:p>
          </table:table-cell>
          <table:table-cell office:value-type="percentage" office:value="0.322761" calcext:value-type="percentage">
            <text:p>32.2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1870452" calcext:value-type="float">
            <text:p>201870452</text:p>
          </table:table-cell>
          <table:table-cell office:value-type="percentage" office:value="0.91625" calcext:value-type="percentage">
            <text:p>91.63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  <table:table-cell office:value-type="float" office:value="562530660" calcext:value-type="float">
            <text:p>562530660</text:p>
          </table:table-cell>
          <table:table-cell office:value-type="percentage" office:value="0.334395" calcext:value-type="percentage">
            <text:p>33.4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0336722" calcext:value-type="float">
            <text:p>210336722</text:p>
          </table:table-cell>
          <table:table-cell office:value-type="percentage" office:value="0.954677" calcext:value-type="percentage">
            <text:p>95.47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float" office:value="581232847" calcext:value-type="float">
            <text:p>581232847</text:p>
          </table:table-cell>
          <table:table-cell office:value-type="percentage" office:value="0.345512" calcext:value-type="percentage">
            <text:p>34.55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6807245" calcext:value-type="float">
            <text:p>216807245</text:p>
          </table:table-cell>
          <table:table-cell office:value-type="percentage" office:value="0.984045" calcext:value-type="percentage">
            <text:p>98.4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599232847" calcext:value-type="float">
            <text:p>599232847</text:p>
          </table:table-cell>
          <table:table-cell office:value-type="percentage" office:value="0.356212" calcext:value-type="percentage">
            <text:p>35.6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9362481" calcext:value-type="float">
            <text:p>219362481</text:p>
          </table:table-cell>
          <table:table-cell office:value-type="percentage" office:value="0.995643" calcext:value-type="percentage">
            <text:p>99.5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16638099" calcext:value-type="float">
            <text:p>616638099</text:p>
          </table:table-cell>
          <table:table-cell office:value-type="percentage" office:value="0.366559" calcext:value-type="percentage">
            <text:p>36.66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33638099" calcext:value-type="float">
            <text:p>633638099</text:p>
          </table:table-cell>
          <table:table-cell office:value-type="percentage" office:value="0.376664" calcext:value-type="percentage">
            <text:p>37.67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50556063" calcext:value-type="float">
            <text:p>650556063</text:p>
          </table:table-cell>
          <table:table-cell office:value-type="percentage" office:value="0.386721" calcext:value-type="percentage">
            <text:p>38.6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802531448" calcext:value-type="float">
            <text:p>802531448</text:p>
          </table:table-cell>
          <table:table-cell office:value-type="percentage" office:value="0.477063" calcext:value-type="percentage">
            <text:p>47.7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37482719" calcext:value-type="float">
            <text:p>937482719</text:p>
          </table:table-cell>
          <table:table-cell office:value-type="percentage" office:value="0.557284" calcext:value-type="percentage">
            <text:p>55.73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60540155" calcext:value-type="float">
            <text:p>1060540155</text:p>
          </table:table-cell>
          <table:table-cell office:value-type="percentage" office:value="0.630435" calcext:value-type="percentage">
            <text:p>63.04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73184695" calcext:value-type="float">
            <text:p>1173184695</text:p>
          </table:table-cell>
          <table:table-cell office:value-type="percentage" office:value="0.697396" calcext:value-type="percentage">
            <text:p>69.7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76503123" calcext:value-type="float">
            <text:p>1276503123</text:p>
          </table:table-cell>
          <table:table-cell office:value-type="percentage" office:value="0.758814" calcext:value-type="percentage">
            <text:p>75.8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370967671" calcext:value-type="float">
            <text:p>1370967671</text:p>
          </table:table-cell>
          <table:table-cell office:value-type="percentage" office:value="0.814968" calcext:value-type="percentage">
            <text:p>81.50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56304082" calcext:value-type="float">
            <text:p>1456304082</text:p>
          </table:table-cell>
          <table:table-cell office:value-type="percentage" office:value="0.865696" calcext:value-type="percentage">
            <text:p>86.57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31496665" calcext:value-type="float">
            <text:p>1531496665</text:p>
          </table:table-cell>
          <table:table-cell office:value-type="percentage" office:value="0.910394" calcext:value-type="percentage">
            <text:p>91.04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94878260" calcext:value-type="float">
            <text:p>1594878260</text:p>
          </table:table-cell>
          <table:table-cell office:value-type="percentage" office:value="0.948071" calcext:value-type="percentage">
            <text:p>94.81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Ecoli-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coli-1-Q10-K</text:p>
          </table:table-cell>
          <table:table-cell table:number-columns-repeated="4"/>
          <table:table-cell office:value-type="string" calcext:value-type="string">
            <text:p>Ecoli-1-Q10-S</text:p>
          </table:table-cell>
          <table:table-cell table:number-columns-repeated="8"/>
          <table:table-cell office:value-type="string" calcext:value-type="string">
            <text:p>Ecoli-1-Q10-K</text:p>
          </table:table-cell>
          <table:table-cell table:style-name="Default"/>
          <table:table-cell table:number-columns-repeated="3"/>
          <table:table-cell office:value-type="string" calcext:value-type="string">
            <text:p>Ecoli-1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21491" calcext:value-type="float">
            <text:p>83921491</text:p>
          </table:table-cell>
          <table:table-cell table:style-name="ce1" office:value-type="percentage" office:value="0.812415" calcext:value-type="percentage">
            <text:p>81.24%</text:p>
          </table:table-cell>
          <table:table-cell office:value-type="float" office:value="83921491" calcext:value-type="float">
            <text:p>83921491</text:p>
          </table:table-cell>
          <table:table-cell table:style-name="ce1" office:value-type="percentage" office:value="0.144259" calcext:value-type="percentage">
            <text:p>14.43%</text:p>
          </table:table-cell>
          <table:table-cell/>
          <table:table-cell office:value-type="float" office:value="2903220" calcext:value-type="float">
            <text:p>2903220</text:p>
          </table:table-cell>
          <table:table-cell table:style-name="ce1" office:value-type="percentage" office:value="0.70264" calcext:value-type="percentage">
            <text:p>70.26%</text:p>
          </table:table-cell>
          <table:table-cell office:value-type="float" office:value="2903220" calcext:value-type="float">
            <text:p>2903220</text:p>
          </table:table-cell>
          <table:table-cell table:style-name="ce1" office:value-type="percentage" office:value="0.046871" calcext:value-type="percentage">
            <text:p>4.69%</text:p>
          </table:table-cell>
          <table:table-cell/>
          <table:table-cell table:formula="of:=[.G2]/[.B2]" office:value-type="float" office:value="0.0345944759251239" calcext:value-type="float">
            <text:p>0.0345944759</text:p>
          </table:table-cell>
          <table:table-cell table:formula="of:=[.I2]/[.D2]" office:value-type="float" office:value="0.0345944759251239" calcext:value-type="float">
            <text:p>0.0345944759</text:p>
          </table:table-cell>
          <table:table-cell/>
          <table:table-cell office:value-type="float" office:value="362012" calcext:value-type="float">
            <text:p>362012</text:p>
          </table:table-cell>
          <table:table-cell office:value-type="percentage" office:value="0.000622" calcext:value-type="percentage">
            <text:p>0.06%</text:p>
          </table:table-cell>
          <table:table-cell office:value-type="float" office:value="10" calcext:value-type="float">
            <text:p>10</text:p>
          </table:table-cell>
          <table:table-cell office:value-type="float" office:value="5299" calcext:value-type="float">
            <text:p>5299</text:p>
          </table:table-cell>
          <table:table-cell/>
          <table:table-cell office:value-type="float" office:value="359823" calcext:value-type="float">
            <text:p>359823</text:p>
          </table:table-cell>
          <table:table-cell office:value-type="percentage" office:value="0.005809" calcext:value-type="percentage">
            <text:p>0.58%</text:p>
          </table:table-cell>
          <table:table-cell office:value-type="float" office:value="10" calcext:value-type="float">
            <text:p>10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58698" calcext:value-type="float">
            <text:p>10258698</text:p>
          </table:table-cell>
          <table:table-cell table:style-name="ce1" office:value-type="percentage" office:value="0.099311" calcext:value-type="percentage">
            <text:p>9.93%</text:p>
          </table:table-cell>
          <table:table-cell office:value-type="float" office:value="20517396" calcext:value-type="float">
            <text:p>20517396</text:p>
          </table:table-cell>
          <table:table-cell table:style-name="ce1" office:value-type="percentage" office:value="0.035269" calcext:value-type="percentage">
            <text:p>3.53%</text:p>
          </table:table-cell>
          <table:table-cell/>
          <table:table-cell office:value-type="float" office:value="452400" calcext:value-type="float">
            <text:p>452400</text:p>
          </table:table-cell>
          <table:table-cell table:style-name="ce1" office:value-type="percentage" office:value="0.10949" calcext:value-type="percentage">
            <text:p>10.95%</text:p>
          </table:table-cell>
          <table:table-cell office:value-type="float" office:value="904800" calcext:value-type="float">
            <text:p>904800</text:p>
          </table:table-cell>
          <table:table-cell table:style-name="ce1" office:value-type="percentage" office:value="0.014607" calcext:value-type="percentage">
            <text:p>1.46%</text:p>
          </table:table-cell>
          <table:table-cell/>
          <table:table-cell table:formula="of:=[.G3]/[.B3]" office:value-type="float" office:value="0.0440991634610942" calcext:value-type="float">
            <text:p>0.0440991635</text:p>
          </table:table-cell>
          <table:table-cell table:formula="of:=[.I3]/[.D3]" office:value-type="float" office:value="0.0440991634610942" calcext:value-type="float">
            <text:p>0.0440991635</text:p>
          </table:table-cell>
          <table:table-cell/>
          <table:table-cell office:value-type="float" office:value="412811" calcext:value-type="float">
            <text:p>412811</text:p>
          </table:table-cell>
          <table:table-cell office:value-type="percentage" office:value="0.00071" calcext:value-type="percentage">
            <text:p>0.07%</text:p>
          </table:table-cell>
          <table:table-cell office:value-type="float" office:value="20" calcext:value-type="float">
            <text:p>20</text:p>
          </table:table-cell>
          <table:table-cell office:value-type="float" office:value="4809" calcext:value-type="float">
            <text:p>4809</text:p>
          </table:table-cell>
          <table:table-cell/>
          <table:table-cell office:value-type="float" office:value="407971" calcext:value-type="float">
            <text:p>407971</text:p>
          </table:table-cell>
          <table:table-cell office:value-type="percentage" office:value="0.006586" calcext:value-type="percentage">
            <text:p>0.66%</text:p>
          </table:table-cell>
          <table:table-cell office:value-type="float" office:value="20" calcext:value-type="float">
            <text:p>20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83346" calcext:value-type="float">
            <text:p>3883346</text:p>
          </table:table-cell>
          <table:table-cell table:style-name="ce1" office:value-type="percentage" office:value="0.037593" calcext:value-type="percentage">
            <text:p>3.76%</text:p>
          </table:table-cell>
          <table:table-cell office:value-type="float" office:value="12603743" calcext:value-type="float">
            <text:p>12603743</text:p>
          </table:table-cell>
          <table:table-cell table:style-name="ce1" office:value-type="percentage" office:value="0.021665" calcext:value-type="percentage">
            <text:p>2.17%</text:p>
          </table:table-cell>
          <table:table-cell/>
          <table:table-cell office:value-type="float" office:value="194261" calcext:value-type="float">
            <text:p>194261</text:p>
          </table:table-cell>
          <table:table-cell table:style-name="ce1" office:value-type="percentage" office:value="0.047015" calcext:value-type="percentage">
            <text:p>4.70%</text:p>
          </table:table-cell>
          <table:table-cell office:value-type="float" office:value="632808" calcext:value-type="float">
            <text:p>632808</text:p>
          </table:table-cell>
          <table:table-cell table:style-name="ce1" office:value-type="percentage" office:value="0.010216" calcext:value-type="percentage">
            <text:p>1.02%</text:p>
          </table:table-cell>
          <table:table-cell/>
          <table:table-cell table:formula="of:=[.G4]/[.B4]" office:value-type="float" office:value="0.0500241286766618" calcext:value-type="float">
            <text:p>0.0500241287</text:p>
          </table:table-cell>
          <table:table-cell table:formula="of:=[.I4]/[.D4]" office:value-type="float" office:value="0.050207942196219" calcext:value-type="float">
            <text:p>0.0502079422</text:p>
          </table:table-cell>
          <table:table-cell/>
          <table:table-cell office:value-type="float" office:value="456866" calcext:value-type="float">
            <text:p>456866</text:p>
          </table:table-cell>
          <table:table-cell office:value-type="percentage" office:value="0.000785" calcext:value-type="percentage">
            <text:p>0.08%</text:p>
          </table:table-cell>
          <table:table-cell office:value-type="float" office:value="30" calcext:value-type="float">
            <text:p>30</text:p>
          </table:table-cell>
          <table:table-cell office:value-type="float" office:value="4193" calcext:value-type="float">
            <text:p>4193</text:p>
          </table:table-cell>
          <table:table-cell/>
          <table:table-cell office:value-type="float" office:value="439484" calcext:value-type="float">
            <text:p>439484</text:p>
          </table:table-cell>
          <table:table-cell office:value-type="percentage" office:value="0.007095" calcext:value-type="percentage">
            <text:p>0.71%</text:p>
          </table:table-cell>
          <table:table-cell office:value-type="float" office:value="30" calcext:value-type="float">
            <text:p>30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4724" calcext:value-type="float">
            <text:p>574724</text:p>
          </table:table-cell>
          <table:table-cell table:style-name="ce1" office:value-type="percentage" office:value="0.005564" calcext:value-type="percentage">
            <text:p>0.56%</text:p>
          </table:table-cell>
          <table:table-cell office:value-type="float" office:value="3247029" calcext:value-type="float">
            <text:p>3247029</text:p>
          </table:table-cell>
          <table:table-cell table:style-name="ce1" office:value-type="percentage" office:value="0.005582" calcext:value-type="percentage">
            <text:p>0.56%</text:p>
          </table:table-cell>
          <table:table-cell/>
          <table:table-cell office:value-type="float" office:value="32142" calcext:value-type="float">
            <text:p>32142</text:p>
          </table:table-cell>
          <table:table-cell table:style-name="ce1" office:value-type="percentage" office:value="0.007779" calcext:value-type="percentage">
            <text:p>0.78%</text:p>
          </table:table-cell>
          <table:table-cell office:value-type="float" office:value="182476" calcext:value-type="float">
            <text:p>182476</text:p>
          </table:table-cell>
          <table:table-cell table:style-name="ce1" office:value-type="percentage" office:value="0.002946" calcext:value-type="percentage">
            <text:p>0.29%</text:p>
          </table:table-cell>
          <table:table-cell/>
          <table:table-cell table:formula="of:=[.G5]/[.B5]" office:value-type="float" office:value="0.0559259749027359" calcext:value-type="float">
            <text:p>0.0559259749</text:p>
          </table:table-cell>
          <table:table-cell table:formula="of:=[.I5]/[.D5]" office:value-type="float" office:value="0.0561978350054773" calcext:value-type="float">
            <text:p>0.056197835</text:p>
          </table:table-cell>
          <table:table-cell/>
          <table:table-cell office:value-type="float" office:value="490483" calcext:value-type="float">
            <text:p>490483</text:p>
          </table:table-cell>
          <table:table-cell office:value-type="percentage" office:value="0.000843" calcext:value-type="percentage">
            <text:p>0.08%</text:p>
          </table:table-cell>
          <table:table-cell office:value-type="float" office:value="40" calcext:value-type="float">
            <text:p>40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float" office:value="459596" calcext:value-type="float">
            <text:p>459596</text:p>
          </table:table-cell>
          <table:table-cell office:value-type="percentage" office:value="0.00742" calcext:value-type="percentage">
            <text:p>0.74%</text:p>
          </table:table-cell>
          <table:table-cell office:value-type="float" office:value="40" calcext:value-type="float">
            <text:p>40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058" calcext:value-type="float">
            <text:p>81058</text:p>
          </table:table-cell>
          <table:table-cell table:style-name="ce1" office:value-type="percentage" office:value="0.000785" calcext:value-type="percentage">
            <text:p>0.08%</text:p>
          </table:table-cell>
          <table:table-cell office:value-type="float" office:value="910049" calcext:value-type="float">
            <text:p>910049</text:p>
          </table:table-cell>
          <table:table-cell table:style-name="ce1" office:value-type="percentage" office:value="0.001564" calcext:value-type="percentage">
            <text:p>0.16%</text:p>
          </table:table-cell>
          <table:table-cell/>
          <table:table-cell office:value-type="float" office:value="5367" calcext:value-type="float">
            <text:p>5367</text:p>
          </table:table-cell>
          <table:table-cell table:style-name="ce1" office:value-type="percentage" office:value="0.001299" calcext:value-type="percentage">
            <text:p>0.13%</text:p>
          </table:table-cell>
          <table:table-cell office:value-type="float" office:value="60875" calcext:value-type="float">
            <text:p>60875</text:p>
          </table:table-cell>
          <table:table-cell table:style-name="ce1" office:value-type="percentage" office:value="0.000983" calcext:value-type="percentage">
            <text:p>0.10%</text:p>
          </table:table-cell>
          <table:table-cell/>
          <table:table-cell table:formula="of:=[.G6]/[.B6]" office:value-type="float" office:value="0.0662118483061512" calcext:value-type="float">
            <text:p>0.0662118483</text:p>
          </table:table-cell>
          <table:table-cell table:formula="of:=[.I6]/[.D6]" office:value-type="float" office:value="0.0668920025185457" calcext:value-type="float">
            <text:p>0.0668920025</text:p>
          </table:table-cell>
          <table:table-cell/>
          <table:table-cell office:value-type="float" office:value="515594" calcext:value-type="float">
            <text:p>515594</text:p>
          </table:table-cell>
          <table:table-cell office:value-type="percentage" office:value="0.000886" calcext:value-type="percentage">
            <text:p>0.09%</text:p>
          </table:table-cell>
          <table:table-cell office:value-type="float" office:value="50" calcext:value-type="float">
            <text:p>50</text:p>
          </table:table-cell>
          <table:table-cell office:value-type="float" office:value="2388" calcext:value-type="float">
            <text:p>2388</text:p>
          </table:table-cell>
          <table:table-cell/>
          <table:table-cell office:value-type="float" office:value="476497" calcext:value-type="float">
            <text:p>476497</text:p>
          </table:table-cell>
          <table:table-cell office:value-type="percentage" office:value="0.007693" calcext:value-type="percentage">
            <text:p>0.77%</text:p>
          </table:table-cell>
          <table:table-cell office:value-type="float" office:value="50" calcext:value-type="float">
            <text:p>5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091" calcext:value-type="float">
            <text:p>39091</text:p>
          </table:table-cell>
          <table:table-cell table:style-name="ce1" office:value-type="percentage" office:value="0.000378" calcext:value-type="percentage">
            <text:p>0.04%</text:p>
          </table:table-cell>
          <table:table-cell office:value-type="float" office:value="953640" calcext:value-type="float">
            <text:p>953640</text:p>
          </table:table-cell>
          <table:table-cell table:style-name="ce1" office:value-type="percentage" office:value="0.001639" calcext:value-type="percentage">
            <text:p>0.16%</text:p>
          </table:table-cell>
          <table:table-cell/>
          <table:table-cell office:value-type="float" office:value="3285" calcext:value-type="float">
            <text:p>3285</text:p>
          </table:table-cell>
          <table:table-cell table:style-name="ce1" office:value-type="percentage" office:value="0.000795" calcext:value-type="percentage">
            <text:p>0.08%</text:p>
          </table:table-cell>
          <table:table-cell office:value-type="float" office:value="81113" calcext:value-type="float">
            <text:p>81113</text:p>
          </table:table-cell>
          <table:table-cell table:style-name="ce1" office:value-type="percentage" office:value="0.00131" calcext:value-type="percentage">
            <text:p>0.13%</text:p>
          </table:table-cell>
          <table:table-cell/>
          <table:table-cell table:formula="of:=[.G7]/[.B7]" office:value-type="float" office:value="0.0840346882914226" calcext:value-type="float">
            <text:p>0.0840346883</text:p>
          </table:table-cell>
          <table:table-cell table:formula="of:=[.I7]/[.D7]" office:value-type="float" office:value="0.0850562056960698" calcext:value-type="float">
            <text:p>0.0850562057</text:p>
          </table:table-cell>
          <table:table-cell/>
          <table:table-cell office:value-type="float" office:value="537988" calcext:value-type="float">
            <text:p>537988</text:p>
          </table:table-cell>
          <table:table-cell office:value-type="percentage" office:value="0.000925" calcext:value-type="percentage">
            <text:p>0.09%</text:p>
          </table:table-cell>
          <table:table-cell office:value-type="float" office:value="60" calcext:value-type="float">
            <text:p>60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float" office:value="491456" calcext:value-type="float">
            <text:p>491456</text:p>
          </table:table-cell>
          <table:table-cell office:value-type="percentage" office:value="0.007934" calcext:value-type="percentage">
            <text:p>0.79%</text:p>
          </table:table-cell>
          <table:table-cell office:value-type="float" office:value="60" calcext:value-type="float">
            <text:p>6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9951" calcext:value-type="float">
            <text:p>399951</text:p>
          </table:table-cell>
          <table:table-cell table:style-name="ce1" office:value-type="percentage" office:value="0.003872" calcext:value-type="percentage">
            <text:p>0.39%</text:p>
          </table:table-cell>
          <table:table-cell office:value-type="float" office:value="21420112" calcext:value-type="float">
            <text:p>21420112</text:p>
          </table:table-cell>
          <table:table-cell table:style-name="ce1" office:value-type="percentage" office:value="0.036821" calcext:value-type="percentage">
            <text:p>3.68%</text:p>
          </table:table-cell>
          <table:table-cell/>
          <table:table-cell office:value-type="float" office:value="40035" calcext:value-type="float">
            <text:p>40035</text:p>
          </table:table-cell>
          <table:table-cell table:style-name="ce1" office:value-type="percentage" office:value="0.009689" calcext:value-type="percentage">
            <text:p>0.97%</text:p>
          </table:table-cell>
          <table:table-cell office:value-type="float" office:value="2159173" calcext:value-type="float">
            <text:p>2159173</text:p>
          </table:table-cell>
          <table:table-cell table:style-name="ce1" office:value-type="percentage" office:value="0.034859" calcext:value-type="percentage">
            <text:p>3.49%</text:p>
          </table:table-cell>
          <table:table-cell/>
          <table:table-cell table:formula="of:=[.G8]/[.B8]" office:value-type="float" office:value="0.100099762220872" calcext:value-type="float">
            <text:p>0.1000997622</text:p>
          </table:table-cell>
          <table:table-cell table:formula="of:=[.I8]/[.D8]" office:value-type="float" office:value="0.10080120029251" calcext:value-type="float">
            <text:p>0.1008012003</text:p>
          </table:table-cell>
          <table:table-cell/>
          <table:table-cell office:value-type="float" office:value="558112" calcext:value-type="float">
            <text:p>558112</text:p>
          </table:table-cell>
          <table:table-cell office:value-type="percentage" office:value="0.000959" calcext:value-type="percentage">
            <text:p>0.10%</text:p>
          </table:table-cell>
          <table:table-cell office:value-type="float" office:value="70" calcext:value-type="float">
            <text:p>70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505752" calcext:value-type="float">
            <text:p>505752</text:p>
          </table:table-cell>
          <table:table-cell office:value-type="percentage" office:value="0.008165" calcext:value-type="percentage">
            <text:p>0.82%</text:p>
          </table:table-cell>
          <table:table-cell office:value-type="float" office:value="70" calcext:value-type="float">
            <text:p>7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87578" calcext:value-type="float">
            <text:p>3587578</text:p>
          </table:table-cell>
          <table:table-cell table:style-name="ce1" office:value-type="percentage" office:value="0.03473" calcext:value-type="percentage">
            <text:p>3.47%</text:p>
          </table:table-cell>
          <table:table-cell office:value-type="float" office:value="352258001" calcext:value-type="float">
            <text:p>352258001</text:p>
          </table:table-cell>
          <table:table-cell table:style-name="ce1" office:value-type="percentage" office:value="0.605521" calcext:value-type="percentage">
            <text:p>60.55%</text:p>
          </table:table-cell>
          <table:table-cell/>
          <table:table-cell office:value-type="float" office:value="426385" calcext:value-type="float">
            <text:p>426385</text:p>
          </table:table-cell>
          <table:table-cell table:style-name="ce1" office:value-type="percentage" office:value="0.103194" calcext:value-type="percentage">
            <text:p>10.32%</text:p>
          </table:table-cell>
          <table:table-cell office:value-type="float" office:value="42195654" calcext:value-type="float">
            <text:p>42195654</text:p>
          </table:table-cell>
          <table:table-cell table:style-name="ce1" office:value-type="percentage" office:value="0.681223" calcext:value-type="percentage">
            <text:p>68.12%</text:p>
          </table:table-cell>
          <table:table-cell/>
          <table:table-cell table:formula="of:=[.G9]/[.B9]" office:value-type="float" office:value="0.118850377608515" calcext:value-type="float">
            <text:p>0.1188503776</text:p>
          </table:table-cell>
          <table:table-cell table:formula="of:=[.I9]/[.D9]" office:value-type="float" office:value="0.119786218851563" calcext:value-type="float">
            <text:p>0.1197862189</text:p>
          </table:table-cell>
          <table:table-cell/>
          <table:table-cell office:value-type="float" office:value="576842" calcext:value-type="float">
            <text:p>576842</text:p>
          </table:table-cell>
          <table:table-cell office:value-type="percentage" office:value="0.000992" calcext:value-type="percentage">
            <text:p>0.10%</text:p>
          </table:table-cell>
          <table:table-cell office:value-type="float" office:value="80" calcext:value-type="float">
            <text:p>80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float" office:value="519768" calcext:value-type="float">
            <text:p>519768</text:p>
          </table:table-cell>
          <table:table-cell office:value-type="percentage" office:value="0.008391" calcext:value-type="percentage">
            <text:p>0.84%</text:p>
          </table:table-cell>
          <table:table-cell office:value-type="float" office:value="80" calcext:value-type="float">
            <text:p>8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5309" calcext:value-type="float">
            <text:p>535309</text:p>
          </table:table-cell>
          <table:table-cell table:style-name="ce1" office:value-type="percentage" office:value="0.005182" calcext:value-type="percentage">
            <text:p>0.52%</text:p>
          </table:table-cell>
          <table:table-cell office:value-type="float" office:value="75537197" calcext:value-type="float">
            <text:p>75537197</text:p>
          </table:table-cell>
          <table:table-cell table:style-name="ce1" office:value-type="percentage" office:value="0.129846" calcext:value-type="percentage">
            <text:p>12.98%</text:p>
          </table:table-cell>
          <table:table-cell/>
          <table:table-cell office:value-type="float" office:value="70861" calcext:value-type="float">
            <text:p>70861</text:p>
          </table:table-cell>
          <table:table-cell table:style-name="ce1" office:value-type="percentage" office:value="0.01715" calcext:value-type="percentage">
            <text:p>1.72%</text:p>
          </table:table-cell>
          <table:table-cell office:value-type="float" office:value="10043047" calcext:value-type="float">
            <text:p>10043047</text:p>
          </table:table-cell>
          <table:table-cell table:style-name="ce1" office:value-type="percentage" office:value="0.162139" calcext:value-type="percentage">
            <text:p>16.21%</text:p>
          </table:table-cell>
          <table:table-cell/>
          <table:table-cell table:formula="of:=[.G10]/[.B10]" office:value-type="float" office:value="0.132374012019226" calcext:value-type="float">
            <text:p>0.132374012</text:p>
          </table:table-cell>
          <table:table-cell table:formula="of:=[.I10]/[.D10]" office:value-type="float" office:value="0.132954986402262" calcext:value-type="float">
            <text:p>0.1329549864</text:p>
          </table:table-cell>
          <table:table-cell/>
          <table:table-cell office:value-type="float" office:value="594196" calcext:value-type="float">
            <text:p>594196</text:p>
          </table:table-cell>
          <table:table-cell office:value-type="percentage" office:value="0.001021" calcext:value-type="percentage">
            <text:p>0.10%</text:p>
          </table:table-cell>
          <table:table-cell office:value-type="float" office:value="90" calcext:value-type="float">
            <text:p>90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533572" calcext:value-type="float">
            <text:p>533572</text:p>
          </table:table-cell>
          <table:table-cell office:value-type="percentage" office:value="0.008614" calcext:value-type="percentage">
            <text:p>0.86%</text:p>
          </table:table-cell>
          <table:table-cell office:value-type="float" office:value="90" calcext:value-type="float">
            <text:p>9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147" calcext:value-type="float">
            <text:p>9147</text:p>
          </table:table-cell>
          <table:table-cell table:style-name="ce1" office:value-type="percentage" office:value="0.000089" calcext:value-type="percentage">
            <text:p>0.01%</text:p>
          </table:table-cell>
          <table:table-cell office:value-type="float" office:value="3294739" calcext:value-type="float">
            <text:p>3294739</text:p>
          </table:table-cell>
          <table:table-cell table:style-name="ce1" office:value-type="percentage" office:value="0.005664" calcext:value-type="percentage">
            <text:p>0.57%</text:p>
          </table:table-cell>
          <table:table-cell/>
          <table:table-cell office:value-type="float" office:value="1823" calcext:value-type="float">
            <text:p>1823</text:p>
          </table:table-cell>
          <table:table-cell table:style-name="ce1" office:value-type="percentage" office:value="0.000441" calcext:value-type="percentage">
            <text:p>0.04%</text:p>
          </table:table-cell>
          <table:table-cell office:value-type="float" office:value="663413" calcext:value-type="float">
            <text:p>663413</text:p>
          </table:table-cell>
          <table:table-cell table:style-name="ce1" office:value-type="percentage" office:value="0.01071" calcext:value-type="percentage">
            <text:p>1.07%</text:p>
          </table:table-cell>
          <table:table-cell/>
          <table:table-cell table:formula="of:=[.G11]/[.B11]" office:value-type="float" office:value="0.19930031704384" calcext:value-type="float">
            <text:p>0.199300317</text:p>
          </table:table-cell>
          <table:table-cell table:formula="of:=[.I11]/[.D11]" office:value-type="float" office:value="0.201355251508541" calcext:value-type="float">
            <text:p>0.2013552515</text:p>
          </table:table-cell>
          <table:table-cell/>
          <table:table-cell office:value-type="float" office:value="610588" calcext:value-type="float">
            <text:p>610588</text:p>
          </table:table-cell>
          <table:table-cell office:value-type="percentage" office:value="0.00105" calcext:value-type="percentage">
            <text:p>0.11%</text:p>
          </table:table-cell>
          <table:table-cell office:value-type="float" office:value="100" calcext:value-type="float">
            <text:p>100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547140" calcext:value-type="float">
            <text:p>547140</text:p>
          </table:table-cell>
          <table:table-cell office:value-type="percentage" office:value="0.008833" calcext:value-type="percentage">
            <text:p>0.88%</text:p>
          </table:table-cell>
          <table:table-cell office:value-type="float" office:value="100" calcext:value-type="float">
            <text:p>100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422" calcext:value-type="float">
            <text:p>7422</text:p>
          </table:table-cell>
          <table:table-cell table:style-name="ce1" office:value-type="percentage" office:value="0.000072" calcext:value-type="percentage">
            <text:p>0.01%</text:p>
          </table:table-cell>
          <table:table-cell office:value-type="float" office:value="5427686" calcext:value-type="float">
            <text:p>5427686</text:p>
          </table:table-cell>
          <table:table-cell table:style-name="ce1" office:value-type="percentage" office:value="0.00933" calcext:value-type="percentage">
            <text:p>0.93%</text:p>
          </table:table-cell>
          <table:table-cell/>
          <table:table-cell office:value-type="float" office:value="1784" calcext:value-type="float">
            <text:p>1784</text:p>
          </table:table-cell>
          <table:table-cell table:style-name="ce1" office:value-type="percentage" office:value="0.000432" calcext:value-type="percentage">
            <text:p>0.04%</text:p>
          </table:table-cell>
          <table:table-cell office:value-type="float" office:value="1321521" calcext:value-type="float">
            <text:p>1321521</text:p>
          </table:table-cell>
          <table:table-cell table:style-name="ce1" office:value-type="percentage" office:value="0.021335" calcext:value-type="percentage">
            <text:p>2.13%</text:p>
          </table:table-cell>
          <table:table-cell/>
          <table:table-cell table:formula="of:=[.G12]/[.B12]" office:value-type="float" office:value="0.240366478038265" calcext:value-type="float">
            <text:p>0.240366478</text:p>
          </table:table-cell>
          <table:table-cell table:formula="of:=[.I12]/[.D12]" office:value-type="float" office:value="0.243477791456617" calcext:value-type="float">
            <text:p>0.2434777915</text:p>
          </table:table-cell>
          <table:table-cell/>
          <table:table-cell office:value-type="float" office:value="754260" calcext:value-type="float">
            <text:p>754260</text:p>
          </table:table-cell>
          <table:table-cell office:value-type="percentage" office:value="0.001297" calcext:value-type="percentage">
            <text:p>0.13%</text:p>
          </table:table-cell>
          <table:table-cell office:value-type="float" office:value="200" calcext:value-type="float">
            <text:p>200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673449" calcext:value-type="float">
            <text:p>673449</text:p>
          </table:table-cell>
          <table:table-cell office:value-type="percentage" office:value="0.010872" calcext:value-type="percentage">
            <text:p>1.09%</text:p>
          </table:table-cell>
          <table:table-cell office:value-type="float" office:value="200" calcext:value-type="float">
            <text:p>20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97" calcext:value-type="float">
            <text:p>897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1110378" calcext:value-type="float">
            <text:p>1110378</text:p>
          </table:table-cell>
          <table:table-cell table:style-name="ce1" office:value-type="percentage" office:value="0.001909" calcext:value-type="percentage">
            <text:p>0.19%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ce1" office:value-type="percentage" office:value="0.000067" calcext:value-type="percentage">
            <text:p>0.01%</text:p>
          </table:table-cell>
          <table:table-cell office:value-type="float" office:value="347132" calcext:value-type="float">
            <text:p>347132</text:p>
          </table:table-cell>
          <table:table-cell table:style-name="ce1" office:value-type="percentage" office:value="0.005604" calcext:value-type="percentage">
            <text:p>0.56%</text:p>
          </table:table-cell>
          <table:table-cell/>
          <table:table-cell table:formula="of:=[.G13]/[.B13]" office:value-type="float" office:value="0.307692307692308" calcext:value-type="float">
            <text:p>0.3076923077</text:p>
          </table:table-cell>
          <table:table-cell table:formula="of:=[.I13]/[.D13]" office:value-type="float" office:value="0.3126250700212" calcext:value-type="float">
            <text:p>0.31262507</text:p>
          </table:table-cell>
          <table:table-cell/>
          <table:table-cell office:value-type="float" office:value="889965" calcext:value-type="float">
            <text:p>889965</text:p>
          </table:table-cell>
          <table:table-cell office:value-type="percentage" office:value="0.00153" calcext:value-type="percentage">
            <text:p>0.15%</text:p>
          </table:table-cell>
          <table:table-cell office:value-type="float" office:value="300" calcext:value-type="float">
            <text:p>300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783686" calcext:value-type="float">
            <text:p>783686</text:p>
          </table:table-cell>
          <table:table-cell office:value-type="percentage" office:value="0.012652" calcext:value-type="percentage">
            <text:p>1.27%</text:p>
          </table:table-cell>
          <table:table-cell office:value-type="float" office:value="300" calcext:value-type="float">
            <text:p>3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246" calcext:value-type="float">
            <text:p>85246</text:p>
          </table:table-cell>
          <table:table-cell table:style-name="ce1" office:value-type="percentage" office:value="0.000147" calcext:value-type="percentage">
            <text:p>0.01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33514" calcext:value-type="float">
            <text:p>33514</text:p>
          </table:table-cell>
          <table:table-cell table:style-name="ce1" office:value-type="percentage" office:value="0.000541" calcext:value-type="percentage">
            <text:p>0.05%</text:p>
          </table:table-cell>
          <table:table-cell/>
          <table:table-cell table:formula="of:=[.G14]/[.B14]" office:value-type="float" office:value="0.375" calcext:value-type="float">
            <text:p>0.375</text:p>
          </table:table-cell>
          <table:table-cell table:formula="of:=[.I14]/[.D14]" office:value-type="float" office:value="0.393144546371677" calcext:value-type="float">
            <text:p>0.3931445464</text:p>
          </table:table-cell>
          <table:table-cell/>
          <table:table-cell office:value-type="float" office:value="1019993" calcext:value-type="float">
            <text:p>1019993</text:p>
          </table:table-cell>
          <table:table-cell office:value-type="percentage" office:value="0.001753" calcext:value-type="percentage">
            <text:p>0.18%</text:p>
          </table:table-cell>
          <table:table-cell office:value-type="float" office:value="400" calcext:value-type="float">
            <text:p>400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882909" calcext:value-type="float">
            <text:p>882909</text:p>
          </table:table-cell>
          <table:table-cell office:value-type="percentage" office:value="0.014254" calcext:value-type="percentage">
            <text:p>1.43%</text:p>
          </table:table-cell>
          <table:table-cell office:value-type="float" office:value="400" calcext:value-type="float">
            <text:p>40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8" calcext:value-type="float">
            <text:p>2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47171" calcext:value-type="float">
            <text:p>147171</text:p>
          </table:table-cell>
          <table:table-cell table:style-name="ce1" office:value-type="percentage" office:value="0.000253" calcext:value-type="percentage">
            <text:p>0.03%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102607" calcext:value-type="float">
            <text:p>102607</text:p>
          </table:table-cell>
          <table:table-cell table:style-name="ce1" office:value-type="percentage" office:value="0.001657" calcext:value-type="percentage">
            <text:p>0.17%</text:p>
          </table:table-cell>
          <table:table-cell/>
          <table:table-cell table:formula="of:=[.G15]/[.B15]" office:value-type="float" office:value="0.678571428571429" calcext:value-type="float">
            <text:p>0.6785714286</text:p>
          </table:table-cell>
          <table:table-cell table:formula="of:=[.I15]/[.D15]" office:value-type="float" office:value="0.697195779059733" calcext:value-type="float">
            <text:p>0.6971957791</text:p>
          </table:table-cell>
          <table:table-cell/>
          <table:table-cell office:value-type="float" office:value="1143473" calcext:value-type="float">
            <text:p>1143473</text:p>
          </table:table-cell>
          <table:table-cell office:value-type="percentage" office:value="0.001966" calcext:value-type="percentage">
            <text:p>0.20%</text:p>
          </table:table-cell>
          <table:table-cell office:value-type="float" office:value="500" calcext:value-type="float">
            <text:p>500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float" office:value="977136" calcext:value-type="float">
            <text:p>977136</text:p>
          </table:table-cell>
          <table:table-cell office:value-type="percentage" office:value="0.015775" calcext:value-type="percentage">
            <text:p>1.58%</text:p>
          </table:table-cell>
          <table:table-cell office:value-type="float" office:value="500" calcext:value-type="float">
            <text:p>50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4191" calcext:value-type="float">
            <text:p>124191</text:p>
          </table:table-cell>
          <table:table-cell table:style-name="ce1" office:value-type="percentage" office:value="0.000213" calcext:value-type="percentage">
            <text:p>0.02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4191" calcext:value-type="float">
            <text:p>124191</text:p>
          </table:table-cell>
          <table:table-cell table:style-name="ce1" office:value-type="percentage" office:value="0.002005" calcext:value-type="percentage">
            <text:p>0.20%</text:p>
          </table:table-cell>
          <table:table-cell/>
          <table:table-cell table:formula="of:=[.G16]/[.B16]" office:value-type="float" office:value="1" calcext:value-type="float">
            <text:p>1</text:p>
          </table:table-cell>
          <table:table-cell table:formula="of:=[.I16]/[.D16]" office:value-type="float" office:value="1" calcext:value-type="float">
            <text:p>1</text:p>
          </table:table-cell>
          <table:table-cell/>
          <table:table-cell office:value-type="float" office:value="1262297" calcext:value-type="float">
            <text:p>1262297</text:p>
          </table:table-cell>
          <table:table-cell office:value-type="percentage" office:value="0.00217" calcext:value-type="percentage">
            <text:p>0.22%</text:p>
          </table:table-cell>
          <table:table-cell office:value-type="float" office:value="600" calcext:value-type="float">
            <text:p>600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1068223" calcext:value-type="float">
            <text:p>1068223</text:p>
          </table:table-cell>
          <table:table-cell office:value-type="percentage" office:value="0.017246" calcext:value-type="percentage">
            <text:p>1.72%</text:p>
          </table:table-cell>
          <table:table-cell office:value-type="float" office:value="600" calcext:value-type="float">
            <text:p>60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5504" calcext:value-type="float">
            <text:p>185504</text:p>
          </table:table-cell>
          <table:table-cell table:style-name="ce1" office:value-type="percentage" office:value="0.000319" calcext:value-type="percentage">
            <text:p>0.03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5504" calcext:value-type="float">
            <text:p>185504</text:p>
          </table:table-cell>
          <table:table-cell table:style-name="ce1" office:value-type="percentage" office:value="0.002995" calcext:value-type="percentage">
            <text:p>0.30%</text:p>
          </table:table-cell>
          <table:table-cell/>
          <table:table-cell table:formula="of:=[.G17]/[.B17]" office:value-type="float" office:value="1" calcext:value-type="float">
            <text:p>1</text:p>
          </table:table-cell>
          <table:table-cell table:formula="of:=[.I17]/[.D17]" office:value-type="float" office:value="1" calcext:value-type="float">
            <text:p>1</text:p>
          </table:table-cell>
          <table:table-cell/>
          <table:table-cell office:value-type="float" office:value="1375968" calcext:value-type="float">
            <text:p>1375968</text:p>
          </table:table-cell>
          <table:table-cell office:value-type="percentage" office:value="0.002365" calcext:value-type="percentage">
            <text:p>0.24%</text:p>
          </table:table-cell>
          <table:table-cell office:value-type="float" office:value="700" calcext:value-type="float">
            <text:p>700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1155951" calcext:value-type="float">
            <text:p>1155951</text:p>
          </table:table-cell>
          <table:table-cell office:value-type="percentage" office:value="0.018662" calcext:value-type="percentage">
            <text:p>1.87%</text:p>
          </table:table-cell>
          <table:table-cell office:value-type="float" office:value="700" calcext:value-type="float">
            <text:p>70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table:number-columns-repeated="14"/>
          <table:table-cell office:value-type="float" office:value="1485264" calcext:value-type="float">
            <text:p>1485264</text:p>
          </table:table-cell>
          <table:table-cell office:value-type="percentage" office:value="0.002553" calcext:value-type="percentage">
            <text:p>0.26%</text:p>
          </table:table-cell>
          <table:table-cell office:value-type="float" office:value="800" calcext:value-type="float">
            <text:p>800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1240133" calcext:value-type="float">
            <text:p>1240133</text:p>
          </table:table-cell>
          <table:table-cell office:value-type="percentage" office:value="0.020021" calcext:value-type="percentage">
            <text:p>2.00%</text:p>
          </table:table-cell>
          <table:table-cell office:value-type="float" office:value="800" calcext:value-type="float">
            <text:p>80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14"/>
          <table:table-cell office:value-type="float" office:value="1591440" calcext:value-type="float">
            <text:p>1591440</text:p>
          </table:table-cell>
          <table:table-cell office:value-type="percentage" office:value="0.002736" calcext:value-type="percentage">
            <text:p>0.27%</text:p>
          </table:table-cell>
          <table:table-cell office:value-type="float" office:value="900" calcext:value-type="float">
            <text:p>900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1321727" calcext:value-type="float">
            <text:p>1321727</text:p>
          </table:table-cell>
          <table:table-cell office:value-type="percentage" office:value="0.021338" calcext:value-type="percentage">
            <text:p>2.13%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14"/>
          <table:table-cell office:value-type="float" office:value="1694237" calcext:value-type="float">
            <text:p>1694237</text:p>
          </table:table-cell>
          <table:table-cell office:value-type="percentage" office:value="0.002912" calcext:value-type="percentage">
            <text:p>0.29%</text:p>
          </table:table-cell>
          <table:table-cell office:value-type="float" office:value="1000" calcext:value-type="float">
            <text:p>1000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1400855" calcext:value-type="float">
            <text:p>1400855</text:p>
          </table:table-cell>
          <table:table-cell office:value-type="percentage" office:value="0.022616" calcext:value-type="percentage">
            <text:p>2.26%</text:p>
          </table:table-cell>
          <table:table-cell office:value-type="float" office:value="1000" calcext:value-type="float">
            <text:p>100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14"/>
          <table:table-cell office:value-type="float" office:value="2636032" calcext:value-type="float">
            <text:p>2636032</text:p>
          </table:table-cell>
          <table:table-cell office:value-type="percentage" office:value="0.004531" calcext:value-type="percentage">
            <text:p>0.45%</text:p>
          </table:table-cell>
          <table:table-cell office:value-type="float" office:value="2000" calcext:value-type="float">
            <text:p>2000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2065701" calcext:value-type="float">
            <text:p>2065701</text:p>
          </table:table-cell>
          <table:table-cell office:value-type="percentage" office:value="0.033349" calcext:value-type="percentage">
            <text:p>3.33%</text:p>
          </table:table-cell>
          <table:table-cell office:value-type="float" office:value="2000" calcext:value-type="float">
            <text:p>200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14"/>
          <table:table-cell office:value-type="float" office:value="3486085" calcext:value-type="float">
            <text:p>3486085</text:p>
          </table:table-cell>
          <table:table-cell office:value-type="percentage" office:value="0.005992" calcext:value-type="percentage">
            <text:p>0.60%</text:p>
          </table:table-cell>
          <table:table-cell office:value-type="float" office:value="3000" calcext:value-type="float">
            <text:p>300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2502999" calcext:value-type="float">
            <text:p>2502999</text:p>
          </table:table-cell>
          <table:table-cell office:value-type="percentage" office:value="0.040409" calcext:value-type="percentage">
            <text:p>4.04%</text:p>
          </table:table-cell>
          <table:table-cell office:value-type="float" office:value="3000" calcext:value-type="float">
            <text:p>300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14"/>
          <table:table-cell office:value-type="float" office:value="4273290" calcext:value-type="float">
            <text:p>4273290</text:p>
          </table:table-cell>
          <table:table-cell office:value-type="percentage" office:value="0.007346" calcext:value-type="percentage">
            <text:p>0.73%</text:p>
          </table:table-cell>
          <table:table-cell office:value-type="float" office:value="4000" calcext:value-type="float">
            <text:p>400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799126" calcext:value-type="float">
            <text:p>2799126</text:p>
          </table:table-cell>
          <table:table-cell office:value-type="percentage" office:value="0.04519" calcext:value-type="percentage">
            <text:p>4.52%</text:p>
          </table:table-cell>
          <table:table-cell office:value-type="float" office:value="4000" calcext:value-type="float">
            <text:p>4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5004974" calcext:value-type="float">
            <text:p>5004974</text:p>
          </table:table-cell>
          <table:table-cell office:value-type="percentage" office:value="0.008603" calcext:value-type="percentage">
            <text:p>0.86%</text:p>
          </table:table-cell>
          <table:table-cell office:value-type="float" office:value="5000" calcext:value-type="float">
            <text:p>5000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022850" calcext:value-type="float">
            <text:p>3022850</text:p>
          </table:table-cell>
          <table:table-cell office:value-type="percentage" office:value="0.048802" calcext:value-type="percentage">
            <text:p>4.88%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5690577" calcext:value-type="float">
            <text:p>5690577</text:p>
          </table:table-cell>
          <table:table-cell office:value-type="percentage" office:value="0.009782" calcext:value-type="percentage">
            <text:p>0.98%</text:p>
          </table:table-cell>
          <table:table-cell office:value-type="float" office:value="6000" calcext:value-type="float">
            <text:p>600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3205751" calcext:value-type="float">
            <text:p>3205751</text:p>
          </table:table-cell>
          <table:table-cell office:value-type="percentage" office:value="0.051755" calcext:value-type="percentage">
            <text:p>5.18%</text:p>
          </table:table-cell>
          <table:table-cell office:value-type="float" office:value="6000" calcext:value-type="float">
            <text:p>6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14"/>
          <table:table-cell office:value-type="float" office:value="6317844" calcext:value-type="float">
            <text:p>6317844</text:p>
          </table:table-cell>
          <table:table-cell office:value-type="percentage" office:value="0.01086" calcext:value-type="percentage">
            <text:p>1.09%</text:p>
          </table:table-cell>
          <table:table-cell office:value-type="float" office:value="7000" calcext:value-type="float">
            <text:p>700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3374765" calcext:value-type="float">
            <text:p>3374765</text:p>
          </table:table-cell>
          <table:table-cell office:value-type="percentage" office:value="0.054483" calcext:value-type="percentage">
            <text:p>5.45%</text:p>
          </table:table-cell>
          <table:table-cell office:value-type="float" office:value="7000" calcext:value-type="float">
            <text:p>7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14"/>
          <table:table-cell office:value-type="float" office:value="6881150" calcext:value-type="float">
            <text:p>6881150</text:p>
          </table:table-cell>
          <table:table-cell office:value-type="percentage" office:value="0.011828" calcext:value-type="percentage">
            <text:p>1.18%</text:p>
          </table:table-cell>
          <table:table-cell office:value-type="float" office:value="8000" calcext:value-type="float">
            <text:p>800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3538665" calcext:value-type="float">
            <text:p>3538665</text:p>
          </table:table-cell>
          <table:table-cell office:value-type="percentage" office:value="0.05713" calcext:value-type="percentage">
            <text:p>5.71%</text:p>
          </table:table-cell>
          <table:table-cell office:value-type="float" office:value="8000" calcext:value-type="float">
            <text:p>8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14"/>
          <table:table-cell office:value-type="float" office:value="7387874" calcext:value-type="float">
            <text:p>7387874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9000" calcext:value-type="float">
            <text:p>900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3699574" calcext:value-type="float">
            <text:p>3699574</text:p>
          </table:table-cell>
          <table:table-cell office:value-type="percentage" office:value="0.059727" calcext:value-type="percentage">
            <text:p>5.97%</text:p>
          </table:table-cell>
          <table:table-cell office:value-type="float" office:value="9000" calcext:value-type="float">
            <text:p>9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7848120" calcext:value-type="float">
            <text:p>7848120</text:p>
          </table:table-cell>
          <table:table-cell office:value-type="percentage" office:value="0.013491" calcext:value-type="percentage">
            <text:p>1.35%</text:p>
          </table:table-cell>
          <table:table-cell office:value-type="float" office:value="10000" calcext:value-type="float">
            <text:p>10000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3858154" calcext:value-type="float">
            <text:p>3858154</text:p>
          </table:table-cell>
          <table:table-cell office:value-type="percentage" office:value="0.062288" calcext:value-type="percentage">
            <text:p>6.23%</text:p>
          </table:table-cell>
          <table:table-cell office:value-type="float" office:value="10000" calcext:value-type="float">
            <text:p>10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14"/>
          <table:table-cell office:value-type="float" office:value="10976036" calcext:value-type="float">
            <text:p>10976036</text:p>
          </table:table-cell>
          <table:table-cell office:value-type="percentage" office:value="0.018867" calcext:value-type="percentage">
            <text:p>1.89%</text:p>
          </table:table-cell>
          <table:table-cell office:value-type="float" office:value="20000" calcext:value-type="float">
            <text:p>2000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5371957" calcext:value-type="float">
            <text:p>5371957</text:p>
          </table:table-cell>
          <table:table-cell office:value-type="percentage" office:value="0.086727" calcext:value-type="percentage">
            <text:p>8.67%</text:p>
          </table:table-cell>
          <table:table-cell office:value-type="float" office:value="20000" calcext:value-type="float">
            <text:p>20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coli-1-Q15-K</text:p>
          </table:table-cell>
          <table:table-cell table:number-columns-repeated="4"/>
          <table:table-cell office:value-type="string" calcext:value-type="string">
            <text:p>Ecoli-1-Q15-S</text:p>
          </table:table-cell>
          <table:table-cell table:number-columns-repeated="8"/>
          <table:table-cell office:value-type="float" office:value="12927396" calcext:value-type="float">
            <text:p>12927396</text:p>
          </table:table-cell>
          <table:table-cell office:value-type="percentage" office:value="0.022222" calcext:value-type="percentage">
            <text:p>2.22%</text:p>
          </table:table-cell>
          <table:table-cell office:value-type="float" office:value="30000" calcext:value-type="float">
            <text:p>3000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6812514" calcext:value-type="float">
            <text:p>6812514</text:p>
          </table:table-cell>
          <table:table-cell office:value-type="percentage" office:value="0.109984" calcext:value-type="percentage">
            <text:p>11.00%</text:p>
          </table:table-cell>
          <table:table-cell office:value-type="float" office:value="30000" calcext:value-type="float">
            <text:p>300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67495" calcext:value-type="float">
            <text:p>52767495</text:p>
          </table:table-cell>
          <table:table-cell table:style-name="ce1" office:value-type="percentage" office:value="0.802556" calcext:value-type="percentage">
            <text:p>80.26%</text:p>
          </table:table-cell>
          <table:table-cell office:value-type="float" office:value="52767495" calcext:value-type="float">
            <text:p>52767495</text:p>
          </table:table-cell>
          <table:table-cell table:style-name="ce1" office:value-type="percentage" office:value="0.117229" calcext:value-type="percentage">
            <text:p>11.72%</text:p>
          </table:table-cell>
          <table:table-cell/>
          <table:table-cell office:value-type="float" office:value="1809545" calcext:value-type="float">
            <text:p>1809545</text:p>
          </table:table-cell>
          <table:table-cell table:style-name="ce1" office:value-type="percentage" office:value="0.675495" calcext:value-type="percentage">
            <text:p>67.55%</text:p>
          </table:table-cell>
          <table:table-cell office:value-type="float" office:value="1809545" calcext:value-type="float">
            <text:p>1809545</text:p>
          </table:table-cell>
          <table:table-cell table:style-name="ce1" office:value-type="percentage" office:value="0.040552" calcext:value-type="percentage">
            <text:p>4.06%</text:p>
          </table:table-cell>
          <table:table-cell/>
          <table:table-cell table:formula="of:=[.G32]/[.B32]" office:value-type="float" office:value="0.034292797109281" calcext:value-type="float">
            <text:p>0.0342927971</text:p>
          </table:table-cell>
          <table:table-cell table:formula="of:=[.I32]/[.D32]" office:value-type="float" office:value="0.034292797109281" calcext:value-type="float">
            <text:p>0.0342927971</text:p>
          </table:table-cell>
          <table:table-cell/>
          <table:table-cell office:value-type="float" office:value="14608503" calcext:value-type="float">
            <text:p>14608503</text:p>
          </table:table-cell>
          <table:table-cell office:value-type="percentage" office:value="0.025112" calcext:value-type="percentage">
            <text:p>2.51%</text:p>
          </table:table-cell>
          <table:table-cell office:value-type="float" office:value="40000" calcext:value-type="float">
            <text:p>40000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8206915" calcext:value-type="float">
            <text:p>8206915</text:p>
          </table:table-cell>
          <table:table-cell office:value-type="percentage" office:value="0.132496" calcext:value-type="percentage">
            <text:p>13.25%</text:p>
          </table:table-cell>
          <table:table-cell office:value-type="float" office:value="40000" calcext:value-type="float">
            <text:p>4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48547" calcext:value-type="float">
            <text:p>6248547</text:p>
          </table:table-cell>
          <table:table-cell table:style-name="ce1" office:value-type="percentage" office:value="0.095036" calcext:value-type="percentage">
            <text:p>9.50%</text:p>
          </table:table-cell>
          <table:table-cell office:value-type="float" office:value="12497094" calcext:value-type="float">
            <text:p>12497094</text:p>
          </table:table-cell>
          <table:table-cell table:style-name="ce1" office:value-type="percentage" office:value="0.027764" calcext:value-type="percentage">
            <text:p>2.78%</text:p>
          </table:table-cell>
          <table:table-cell/>
          <table:table-cell office:value-type="float" office:value="275436" calcext:value-type="float">
            <text:p>275436</text:p>
          </table:table-cell>
          <table:table-cell table:style-name="ce1" office:value-type="percentage" office:value="0.102819" calcext:value-type="percentage">
            <text:p>10.28%</text:p>
          </table:table-cell>
          <table:table-cell office:value-type="float" office:value="550872" calcext:value-type="float">
            <text:p>550872</text:p>
          </table:table-cell>
          <table:table-cell table:style-name="ce1" office:value-type="percentage" office:value="0.012345" calcext:value-type="percentage">
            <text:p>1.23%</text:p>
          </table:table-cell>
          <table:table-cell/>
          <table:table-cell table:formula="of:=[.G33]/[.B33]" office:value-type="float" office:value="0.0440800077201948" calcext:value-type="float">
            <text:p>0.0440800077</text:p>
          </table:table-cell>
          <table:table-cell table:formula="of:=[.I33]/[.D33]" office:value-type="float" office:value="0.0440800077201948" calcext:value-type="float">
            <text:p>0.0440800077</text:p>
          </table:table-cell>
          <table:table-cell/>
          <table:table-cell office:value-type="float" office:value="16228294" calcext:value-type="float">
            <text:p>16228294</text:p>
          </table:table-cell>
          <table:table-cell office:value-type="percentage" office:value="0.027896" calcext:value-type="percentage">
            <text:p>2.79%</text:p>
          </table:table-cell>
          <table:table-cell office:value-type="float" office:value="50000" calcext:value-type="float">
            <text:p>500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9566715" calcext:value-type="float">
            <text:p>9566715</text:p>
          </table:table-cell>
          <table:table-cell office:value-type="percentage" office:value="0.154449" calcext:value-type="percentage">
            <text:p>15.44%</text:p>
          </table:table-cell>
          <table:table-cell office:value-type="float" office:value="50000" calcext:value-type="float">
            <text:p>50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5369" calcext:value-type="float">
            <text:p>1895369</text:p>
          </table:table-cell>
          <table:table-cell table:style-name="ce1" office:value-type="percentage" office:value="0.028827" calcext:value-type="percentage">
            <text:p>2.88%</text:p>
          </table:table-cell>
          <table:table-cell office:value-type="float" office:value="6099265" calcext:value-type="float">
            <text:p>6099265</text:p>
          </table:table-cell>
          <table:table-cell table:style-name="ce1" office:value-type="percentage" office:value="0.01355" calcext:value-type="percentage">
            <text:p>1.36%</text:p>
          </table:table-cell>
          <table:table-cell/>
          <table:table-cell office:value-type="float" office:value="93131" calcext:value-type="float">
            <text:p>93131</text:p>
          </table:table-cell>
          <table:table-cell table:style-name="ce1" office:value-type="percentage" office:value="0.034765" calcext:value-type="percentage">
            <text:p>3.48%</text:p>
          </table:table-cell>
          <table:table-cell office:value-type="float" office:value="300485" calcext:value-type="float">
            <text:p>300485</text:p>
          </table:table-cell>
          <table:table-cell table:style-name="ce1" office:value-type="percentage" office:value="0.006734" calcext:value-type="percentage">
            <text:p>0.67%</text:p>
          </table:table-cell>
          <table:table-cell/>
          <table:table-cell table:formula="of:=[.G34]/[.B34]" office:value-type="float" office:value="0.0491360785155819" calcext:value-type="float">
            <text:p>0.0491360785</text:p>
          </table:table-cell>
          <table:table-cell table:formula="of:=[.I34]/[.D34]" office:value-type="float" office:value="0.0492657721873045" calcext:value-type="float">
            <text:p>0.0492657722</text:p>
          </table:table-cell>
          <table:table-cell/>
          <table:table-cell office:value-type="float" office:value="17814208" calcext:value-type="float">
            <text:p>17814208</text:p>
          </table:table-cell>
          <table:table-cell office:value-type="percentage" office:value="0.030622" calcext:value-type="percentage">
            <text:p>3.06%</text:p>
          </table:table-cell>
          <table:table-cell office:value-type="float" office:value="60000" calcext:value-type="float">
            <text:p>6000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0897651" calcext:value-type="float">
            <text:p>10897651</text:p>
          </table:table-cell>
          <table:table-cell office:value-type="percentage" office:value="0.175936" calcext:value-type="percentage">
            <text:p>17.59%</text:p>
          </table:table-cell>
          <table:table-cell office:value-type="float" office:value="60000" calcext:value-type="float">
            <text:p>60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4615" calcext:value-type="float">
            <text:p>234615</text:p>
          </table:table-cell>
          <table:table-cell table:style-name="ce1" office:value-type="percentage" office:value="0.003568" calcext:value-type="percentage">
            <text:p>0.36%</text:p>
          </table:table-cell>
          <table:table-cell office:value-type="float" office:value="1334590" calcext:value-type="float">
            <text:p>1334590</text:p>
          </table:table-cell>
          <table:table-cell table:style-name="ce1" office:value-type="percentage" office:value="0.002965" calcext:value-type="percentage">
            <text:p>0.30%</text:p>
          </table:table-cell>
          <table:table-cell/>
          <table:table-cell office:value-type="float" office:value="12784" calcext:value-type="float">
            <text:p>12784</text:p>
          </table:table-cell>
          <table:table-cell table:style-name="ce1" office:value-type="percentage" office:value="0.004772" calcext:value-type="percentage">
            <text:p>0.48%</text:p>
          </table:table-cell>
          <table:table-cell office:value-type="float" office:value="73178" calcext:value-type="float">
            <text:p>73178</text:p>
          </table:table-cell>
          <table:table-cell table:style-name="ce1" office:value-type="percentage" office:value="0.00164" calcext:value-type="percentage">
            <text:p>0.16%</text:p>
          </table:table-cell>
          <table:table-cell/>
          <table:table-cell table:formula="of:=[.G35]/[.B35]" office:value-type="float" office:value="0.0544892696545404" calcext:value-type="float">
            <text:p>0.0544892697</text:p>
          </table:table-cell>
          <table:table-cell table:formula="of:=[.I35]/[.D35]" office:value-type="float" office:value="0.0548318210086993" calcext:value-type="float">
            <text:p>0.054831821</text:p>
          </table:table-cell>
          <table:table-cell/>
          <table:table-cell office:value-type="float" office:value="19375247" calcext:value-type="float">
            <text:p>19375247</text:p>
          </table:table-cell>
          <table:table-cell office:value-type="percentage" office:value="0.033305" calcext:value-type="percentage">
            <text:p>3.33%</text:p>
          </table:table-cell>
          <table:table-cell office:value-type="float" office:value="70000" calcext:value-type="float">
            <text:p>7000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204664" calcext:value-type="float">
            <text:p>12204664</text:p>
          </table:table-cell>
          <table:table-cell office:value-type="percentage" office:value="0.197037" calcext:value-type="percentage">
            <text:p>19.70%</text:p>
          </table:table-cell>
          <table:table-cell office:value-type="float" office:value="70000" calcext:value-type="float">
            <text:p>70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37" calcext:value-type="float">
            <text:p>42137</text:p>
          </table:table-cell>
          <table:table-cell table:style-name="ce1" office:value-type="percentage" office:value="0.000641" calcext:value-type="percentage">
            <text:p>0.06%</text:p>
          </table:table-cell>
          <table:table-cell office:value-type="float" office:value="477737" calcext:value-type="float">
            <text:p>477737</text:p>
          </table:table-cell>
          <table:table-cell table:style-name="ce1" office:value-type="percentage" office:value="0.001061" calcext:value-type="percentage">
            <text:p>0.11%</text:p>
          </table:table-cell>
          <table:table-cell/>
          <table:table-cell office:value-type="float" office:value="2749" calcext:value-type="float">
            <text:p>2749</text:p>
          </table:table-cell>
          <table:table-cell table:style-name="ce1" office:value-type="percentage" office:value="0.001026" calcext:value-type="percentage">
            <text:p>0.10%</text:p>
          </table:table-cell>
          <table:table-cell office:value-type="float" office:value="31308" calcext:value-type="float">
            <text:p>31308</text:p>
          </table:table-cell>
          <table:table-cell table:style-name="ce1" office:value-type="percentage" office:value="0.000702" calcext:value-type="percentage">
            <text:p>0.07%</text:p>
          </table:table-cell>
          <table:table-cell/>
          <table:table-cell table:formula="of:=[.G36]/[.B36]" office:value-type="float" office:value="0.0652395756698389" calcext:value-type="float">
            <text:p>0.0652395757</text:p>
          </table:table-cell>
          <table:table-cell table:formula="of:=[.I36]/[.D36]" office:value-type="float" office:value="0.0655339653407628" calcext:value-type="float">
            <text:p>0.0655339653</text:p>
          </table:table-cell>
          <table:table-cell/>
          <table:table-cell office:value-type="float" office:value="20917138" calcext:value-type="float">
            <text:p>20917138</text:p>
          </table:table-cell>
          <table:table-cell office:value-type="percentage" office:value="0.035956" calcext:value-type="percentage">
            <text:p>3.60%</text:p>
          </table:table-cell>
          <table:table-cell office:value-type="float" office:value="80000" calcext:value-type="float">
            <text:p>8000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489103" calcext:value-type="float">
            <text:p>13489103</text:p>
          </table:table-cell>
          <table:table-cell office:value-type="percentage" office:value="0.217773" calcext:value-type="percentage">
            <text:p>21.78%</text:p>
          </table:table-cell>
          <table:table-cell office:value-type="float" office:value="80000" calcext:value-type="float">
            <text:p>80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711" calcext:value-type="float">
            <text:p>61711</text:p>
          </table:table-cell>
          <table:table-cell table:style-name="ce1" office:value-type="percentage" office:value="0.000939" calcext:value-type="percentage">
            <text:p>0.09%</text:p>
          </table:table-cell>
          <table:table-cell office:value-type="float" office:value="1628900" calcext:value-type="float">
            <text:p>1628900</text:p>
          </table:table-cell>
          <table:table-cell table:style-name="ce1" office:value-type="percentage" office:value="0.003619" calcext:value-type="percentage">
            <text:p>0.36%</text:p>
          </table:table-cell>
          <table:table-cell/>
          <table:table-cell office:value-type="float" office:value="5107" calcext:value-type="float">
            <text:p>5107</text:p>
          </table:table-cell>
          <table:table-cell table:style-name="ce1" office:value-type="percentage" office:value="0.001906" calcext:value-type="percentage">
            <text:p>0.19%</text:p>
          </table:table-cell>
          <table:table-cell office:value-type="float" office:value="135493" calcext:value-type="float">
            <text:p>135493</text:p>
          </table:table-cell>
          <table:table-cell table:style-name="ce1" office:value-type="percentage" office:value="0.003036" calcext:value-type="percentage">
            <text:p>0.30%</text:p>
          </table:table-cell>
          <table:table-cell/>
          <table:table-cell table:formula="of:=[.G37]/[.B37]" office:value-type="float" office:value="0.0827567208439338" calcext:value-type="float">
            <text:p>0.0827567208</text:p>
          </table:table-cell>
          <table:table-cell table:formula="of:=[.I37]/[.D37]" office:value-type="float" office:value="0.0831806740745288" calcext:value-type="float">
            <text:p>0.0831806741</text:p>
          </table:table-cell>
          <table:table-cell/>
          <table:table-cell office:value-type="float" office:value="22442238" calcext:value-type="float">
            <text:p>22442238</text:p>
          </table:table-cell>
          <table:table-cell office:value-type="percentage" office:value="0.038578" calcext:value-type="percentage">
            <text:p>3.86%</text:p>
          </table:table-cell>
          <table:table-cell office:value-type="float" office:value="90000" calcext:value-type="float">
            <text:p>9000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4753906" calcext:value-type="float">
            <text:p>14753906</text:p>
          </table:table-cell>
          <table:table-cell office:value-type="percentage" office:value="0.238193" calcext:value-type="percentage">
            <text:p>23.82%</text:p>
          </table:table-cell>
          <table:table-cell office:value-type="float" office:value="90000" calcext:value-type="float">
            <text:p>90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1124" calcext:value-type="float">
            <text:p>951124</text:p>
          </table:table-cell>
          <table:table-cell table:style-name="ce1" office:value-type="percentage" office:value="0.014466" calcext:value-type="percentage">
            <text:p>1.45%</text:p>
          </table:table-cell>
          <table:table-cell office:value-type="float" office:value="50694060" calcext:value-type="float">
            <text:p>50694060</text:p>
          </table:table-cell>
          <table:table-cell table:style-name="ce1" office:value-type="percentage" office:value="0.112622" calcext:value-type="percentage">
            <text:p>11.26%</text:p>
          </table:table-cell>
          <table:table-cell/>
          <table:table-cell office:value-type="float" office:value="92027" calcext:value-type="float">
            <text:p>92027</text:p>
          </table:table-cell>
          <table:table-cell table:style-name="ce1" office:value-type="percentage" office:value="0.034353" calcext:value-type="percentage">
            <text:p>3.44%</text:p>
          </table:table-cell>
          <table:table-cell office:value-type="float" office:value="4933822" calcext:value-type="float">
            <text:p>4933822</text:p>
          </table:table-cell>
          <table:table-cell table:style-name="ce1" office:value-type="percentage" office:value="0.110567" calcext:value-type="percentage">
            <text:p>11.06%</text:p>
          </table:table-cell>
          <table:table-cell/>
          <table:table-cell table:formula="of:=[.G38]/[.B38]" office:value-type="float" office:value="0.0967560486329858" calcext:value-type="float">
            <text:p>0.0967560486</text:p>
          </table:table-cell>
          <table:table-cell table:formula="of:=[.I38]/[.D38]" office:value-type="float" office:value="0.0973254460187249" calcext:value-type="float">
            <text:p>0.097325446</text:p>
          </table:table-cell>
          <table:table-cell/>
          <table:table-cell office:value-type="float" office:value="23953862" calcext:value-type="float">
            <text:p>23953862</text:p>
          </table:table-cell>
          <table:table-cell office:value-type="percentage" office:value="0.041176" calcext:value-type="percentage">
            <text:p>4.12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999671" calcext:value-type="float">
            <text:p>15999671</text:p>
          </table:table-cell>
          <table:table-cell office:value-type="percentage" office:value="0.258305" calcext:value-type="percentage">
            <text:p>25.8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66450" calcext:value-type="float">
            <text:p>3466450</text:p>
          </table:table-cell>
          <table:table-cell table:style-name="ce1" office:value-type="percentage" office:value="0.052722" calcext:value-type="percentage">
            <text:p>5.27%</text:p>
          </table:table-cell>
          <table:table-cell office:value-type="float" office:value="307133183" calcext:value-type="float">
            <text:p>307133183</text:p>
          </table:table-cell>
          <table:table-cell table:style-name="ce1" office:value-type="percentage" office:value="0.682329" calcext:value-type="percentage">
            <text:p>68.23%</text:p>
          </table:table-cell>
          <table:table-cell/>
          <table:table-cell office:value-type="float" office:value="376498" calcext:value-type="float">
            <text:p>376498</text:p>
          </table:table-cell>
          <table:table-cell table:style-name="ce1" office:value-type="percentage" office:value="0.140545" calcext:value-type="percentage">
            <text:p>14.05%</text:p>
          </table:table-cell>
          <table:table-cell office:value-type="float" office:value="33571832" calcext:value-type="float">
            <text:p>33571832</text:p>
          </table:table-cell>
          <table:table-cell table:style-name="ce1" office:value-type="percentage" office:value="0.752345" calcext:value-type="percentage">
            <text:p>75.23%</text:p>
          </table:table-cell>
          <table:table-cell/>
          <table:table-cell table:formula="of:=[.G39]/[.B39]" office:value-type="float" office:value="0.108611980556477" calcext:value-type="float">
            <text:p>0.1086119806</text:p>
          </table:table-cell>
          <table:table-cell table:formula="of:=[.I39]/[.D39]" office:value-type="float" office:value="0.109307081937805" calcext:value-type="float">
            <text:p>0.1093070819</text:p>
          </table:table-cell>
          <table:table-cell/>
          <table:table-cell office:value-type="float" office:value="38520952" calcext:value-type="float">
            <text:p>38520952</text:p>
          </table:table-cell>
          <table:table-cell office:value-type="percentage" office:value="0.066216" calcext:value-type="percentage">
            <text:p>6.6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7647664" calcext:value-type="float">
            <text:p>27647664</text:p>
          </table:table-cell>
          <table:table-cell office:value-type="percentage" office:value="0.446354" calcext:value-type="percentage">
            <text:p>44.6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7599" calcext:value-type="float">
            <text:p>67599</text:p>
          </table:table-cell>
          <table:table-cell table:style-name="ce1" office:value-type="percentage" office:value="0.001028" calcext:value-type="percentage">
            <text:p>0.10%</text:p>
          </table:table-cell>
          <table:table-cell office:value-type="float" office:value="9796475" calcext:value-type="float">
            <text:p>9796475</text:p>
          </table:table-cell>
          <table:table-cell table:style-name="ce1" office:value-type="percentage" office:value="0.021764" calcext:value-type="percentage">
            <text:p>2.18%</text:p>
          </table:table-cell>
          <table:table-cell/>
          <table:table-cell office:value-type="float" office:value="8637" calcext:value-type="float">
            <text:p>8637</text:p>
          </table:table-cell>
          <table:table-cell table:style-name="ce1" office:value-type="percentage" office:value="0.003224" calcext:value-type="percentage">
            <text:p>0.32%</text:p>
          </table:table-cell>
          <table:table-cell office:value-type="float" office:value="1273579" calcext:value-type="float">
            <text:p>1273579</text:p>
          </table:table-cell>
          <table:table-cell table:style-name="ce1" office:value-type="percentage" office:value="0.028541" calcext:value-type="percentage">
            <text:p>2.85%</text:p>
          </table:table-cell>
          <table:table-cell/>
          <table:table-cell table:formula="of:=[.G40]/[.B40]" office:value-type="float" office:value="0.127768162250921" calcext:value-type="float">
            <text:p>0.1277681623</text:p>
          </table:table-cell>
          <table:table-cell table:formula="of:=[.I40]/[.D40]" office:value-type="float" office:value="0.130003802388104" calcext:value-type="float">
            <text:p>0.1300038024</text:p>
          </table:table-cell>
          <table:table-cell/>
          <table:table-cell office:value-type="float" office:value="52445708" calcext:value-type="float">
            <text:p>52445708</text:p>
          </table:table-cell>
          <table:table-cell office:value-type="percentage" office:value="0.090153" calcext:value-type="percentage">
            <text:p>9.02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8058770" calcext:value-type="float">
            <text:p>38058770</text:p>
          </table:table-cell>
          <table:table-cell office:value-type="percentage" office:value="0.614435" calcext:value-type="percentage">
            <text:p>61.44%</text:p>
          </table:table-cell>
          <table:table-cell office:value-type="float" office:value="300000" calcext:value-type="float">
            <text:p>300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73" calcext:value-type="float">
            <text:p>7773</text:p>
          </table:table-cell>
          <table:table-cell table:style-name="ce1" office:value-type="percentage" office:value="0.000118" calcext:value-type="percentage">
            <text:p>0.01%</text:p>
          </table:table-cell>
          <table:table-cell office:value-type="float" office:value="2815275" calcext:value-type="float">
            <text:p>2815275</text:p>
          </table:table-cell>
          <table:table-cell table:style-name="ce1" office:value-type="percentage" office:value="0.006254" calcext:value-type="percentage">
            <text:p>0.63%</text:p>
          </table:table-cell>
          <table:table-cell/>
          <table:table-cell office:value-type="float" office:value="1441" calcext:value-type="float">
            <text:p>1441</text:p>
          </table:table-cell>
          <table:table-cell table:style-name="ce1" office:value-type="percentage" office:value="0.000538" calcext:value-type="percentage">
            <text:p>0.05%</text:p>
          </table:table-cell>
          <table:table-cell office:value-type="float" office:value="528083" calcext:value-type="float">
            <text:p>528083</text:p>
          </table:table-cell>
          <table:table-cell table:style-name="ce1" office:value-type="percentage" office:value="0.011834" calcext:value-type="percentage">
            <text:p>1.18%</text:p>
          </table:table-cell>
          <table:table-cell/>
          <table:table-cell table:formula="of:=[.G41]/[.B41]" office:value-type="float" office:value="0.185385308117844" calcext:value-type="float">
            <text:p>0.1853853081</text:p>
          </table:table-cell>
          <table:table-cell table:formula="of:=[.I41]/[.D41]" office:value-type="float" office:value="0.187577767713634" calcext:value-type="float">
            <text:p>0.1875777677</text:p>
          </table:table-cell>
          <table:table-cell/>
          <table:table-cell office:value-type="float" office:value="65933373" calcext:value-type="float">
            <text:p>65933373</text:p>
          </table:table-cell>
          <table:table-cell office:value-type="percentage" office:value="0.113338" calcext:value-type="percentage">
            <text:p>11.3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7275094" calcext:value-type="float">
            <text:p>47275094</text:p>
          </table:table-cell>
          <table:table-cell office:value-type="percentage" office:value="0.763227" calcext:value-type="percentage">
            <text:p>76.3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28" calcext:value-type="float">
            <text:p>6028</text:p>
          </table:table-cell>
          <table:table-cell table:style-name="ce1" office:value-type="percentage" office:value="0.000092" calcext:value-type="percentage">
            <text:p>0.01%</text:p>
          </table:table-cell>
          <table:table-cell office:value-type="float" office:value="4013430" calcext:value-type="float">
            <text:p>4013430</text:p>
          </table:table-cell>
          <table:table-cell table:style-name="ce1" office:value-type="percentage" office:value="0.008916" calcext:value-type="percentage">
            <text:p>0.89%</text:p>
          </table:table-cell>
          <table:table-cell/>
          <table:table-cell office:value-type="float" office:value="1344" calcext:value-type="float">
            <text:p>1344</text:p>
          </table:table-cell>
          <table:table-cell table:style-name="ce1" office:value-type="percentage" office:value="0.000502" calcext:value-type="percentage">
            <text:p>0.05%</text:p>
          </table:table-cell>
          <table:table-cell office:value-type="float" office:value="903963" calcext:value-type="float">
            <text:p>903963</text:p>
          </table:table-cell>
          <table:table-cell table:style-name="ce1" office:value-type="percentage" office:value="0.020258" calcext:value-type="percentage">
            <text:p>2.03%</text:p>
          </table:table-cell>
          <table:table-cell/>
          <table:table-cell table:formula="of:=[.G42]/[.B42]" office:value-type="float" office:value="0.222959522229595" calcext:value-type="float">
            <text:p>0.2229595222</text:p>
          </table:table-cell>
          <table:table-cell table:formula="of:=[.I42]/[.D42]" office:value-type="float" office:value="0.225234525082037" calcext:value-type="float">
            <text:p>0.2252345251</text:p>
          </table:table-cell>
          <table:table-cell/>
          <table:table-cell office:value-type="float" office:value="79079842" calcext:value-type="float">
            <text:p>79079842</text:p>
          </table:table-cell>
          <table:table-cell office:value-type="percentage" office:value="0.135936" calcext:value-type="percentage">
            <text:p>13.5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4941053" calcext:value-type="float">
            <text:p>54941053</text:p>
          </table:table-cell>
          <table:table-cell office:value-type="percentage" office:value="0.886989" calcext:value-type="percentage">
            <text:p>88.7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77" calcext:value-type="float">
            <text:p>377</text:p>
          </table:table-cell>
          <table:table-cell table:style-name="ce1" office:value-type="percentage" office:value="0.000006" calcext:value-type="percentage">
            <text:p>0.00%</text:p>
          </table:table-cell>
          <table:table-cell office:value-type="float" office:value="442458" calcext:value-type="float">
            <text:p>442458</text:p>
          </table:table-cell>
          <table:table-cell table:style-name="ce1" office:value-type="percentage" office:value="0.000983" calcext:value-type="percentage">
            <text:p>0.10%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1" office:value-type="percentage" office:value="0.000043" calcext:value-type="percentage">
            <text:p>0.00%</text:p>
          </table:table-cell>
          <table:table-cell office:value-type="float" office:value="135224" calcext:value-type="float">
            <text:p>135224</text:p>
          </table:table-cell>
          <table:table-cell table:style-name="ce1" office:value-type="percentage" office:value="0.00303" calcext:value-type="percentage">
            <text:p>0.30%</text:p>
          </table:table-cell>
          <table:table-cell/>
          <table:table-cell table:formula="of:=[.G43]/[.B43]" office:value-type="float" office:value="0.307692307692308" calcext:value-type="float">
            <text:p>0.3076923077</text:p>
          </table:table-cell>
          <table:table-cell table:formula="of:=[.I43]/[.D43]" office:value-type="float" office:value="0.305619968448983" calcext:value-type="float">
            <text:p>0.3056199684</text:p>
          </table:table-cell>
          <table:table-cell/>
          <table:table-cell office:value-type="float" office:value="91940377" calcext:value-type="float">
            <text:p>91940377</text:p>
          </table:table-cell>
          <table:table-cell office:value-type="percentage" office:value="0.158043" calcext:value-type="percentage">
            <text:p>15.8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57572256" calcext:value-type="float">
            <text:p>57572256</text:p>
          </table:table-cell>
          <table:table-cell office:value-type="percentage" office:value="0.929469" calcext:value-type="percentage">
            <text:p>92.95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4" calcext:value-type="float">
            <text:p>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75444" calcext:value-type="float">
            <text:p>75444</text:p>
          </table:table-cell>
          <table:table-cell table:style-name="ce1" office:value-type="percentage" office:value="0.000168" calcext:value-type="percentage">
            <text:p>0.02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40807" calcext:value-type="float">
            <text:p>40807</text:p>
          </table:table-cell>
          <table:table-cell table:style-name="ce1" office:value-type="percentage" office:value="0.000914" calcext:value-type="percentage">
            <text:p>0.09%</text:p>
          </table:table-cell>
          <table:table-cell/>
          <table:table-cell table:formula="of:=[.G44]/[.B44]" office:value-type="float" office:value="0.541666666666667" calcext:value-type="float">
            <text:p>0.5416666667</text:p>
          </table:table-cell>
          <table:table-cell table:formula="of:=[.I44]/[.D44]" office:value-type="float" office:value="0.540891257091353" calcext:value-type="float">
            <text:p>0.5408912571</text:p>
          </table:table-cell>
          <table:table-cell/>
          <table:table-cell office:value-type="float" office:value="104546259" calcext:value-type="float">
            <text:p>104546259</text:p>
          </table:table-cell>
          <table:table-cell office:value-type="percentage" office:value="0.179712" calcext:value-type="percentage">
            <text:p>17.97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7904272" calcext:value-type="float">
            <text:p>57904272</text:p>
          </table:table-cell>
          <table:table-cell office:value-type="percentage" office:value="0.934829" calcext:value-type="percentage">
            <text:p>93.48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76608" calcext:value-type="float">
            <text:p>76608</text:p>
          </table:table-cell>
          <table:table-cell table:style-name="ce1" office:value-type="percentage" office:value="0.00017" calcext:value-type="percentage">
            <text:p>0.02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62005" calcext:value-type="float">
            <text:p>62005</text:p>
          </table:table-cell>
          <table:table-cell table:style-name="ce1" office:value-type="percentage" office:value="0.00139" calcext:value-type="percentage">
            <text:p>0.14%</text:p>
          </table:table-cell>
          <table:table-cell/>
          <table:table-cell table:formula="of:=[.G45]/[.B45]" office:value-type="float" office:value="0.8125" calcext:value-type="float">
            <text:p>0.8125</text:p>
          </table:table-cell>
          <table:table-cell table:formula="of:=[.I45]/[.D45]" office:value-type="float" office:value="0.8093802213868" calcext:value-type="float">
            <text:p>0.8093802214</text:p>
          </table:table-cell>
          <table:table-cell/>
          <table:table-cell office:value-type="float" office:value="116927520" calcext:value-type="float">
            <text:p>116927520</text:p>
          </table:table-cell>
          <table:table-cell office:value-type="percentage" office:value="0.200995" calcext:value-type="percentage">
            <text:p>20.10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8180524" calcext:value-type="float">
            <text:p>58180524</text:p>
          </table:table-cell>
          <table:table-cell office:value-type="percentage" office:value="0.939289" calcext:value-type="percentage">
            <text:p>93.9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04625" calcext:value-type="float">
            <text:p>104625</text:p>
          </table:table-cell>
          <table:table-cell table:style-name="ce1" office:value-type="percentage" office:value="0.000232" calcext:value-type="percentage">
            <text:p>0.02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04625" calcext:value-type="float">
            <text:p>104625</text:p>
          </table:table-cell>
          <table:table-cell table:style-name="ce1" office:value-type="percentage" office:value="0.002345" calcext:value-type="percentage">
            <text:p>0.23%</text:p>
          </table:table-cell>
          <table:table-cell/>
          <table:table-cell table:formula="of:=[.G46]/[.B46]" office:value-type="float" office:value="1" calcext:value-type="float">
            <text:p>1</text:p>
          </table:table-cell>
          <table:table-cell table:formula="of:=[.I46]/[.D46]" office:value-type="float" office:value="1" calcext:value-type="float">
            <text:p>1</text:p>
          </table:table-cell>
          <table:table-cell/>
          <table:table-cell office:value-type="float" office:value="129099702" calcext:value-type="float">
            <text:p>129099702</text:p>
          </table:table-cell>
          <table:table-cell office:value-type="percentage" office:value="0.221919" calcext:value-type="percentage">
            <text:p>22.19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8380524" calcext:value-type="float">
            <text:p>58380524</text:p>
          </table:table-cell>
          <table:table-cell office:value-type="percentage" office:value="0.942518" calcext:value-type="percentage">
            <text:p>94.2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8099" calcext:value-type="float">
            <text:p>168099</text:p>
          </table:table-cell>
          <table:table-cell table:style-name="ce1" office:value-type="percentage" office:value="0.000373" calcext:value-type="percentage">
            <text:p>0.0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8099" calcext:value-type="float">
            <text:p>168099</text:p>
          </table:table-cell>
          <table:table-cell table:style-name="ce1" office:value-type="percentage" office:value="0.003767" calcext:value-type="percentage">
            <text:p>0.38%</text:p>
          </table:table-cell>
          <table:table-cell/>
          <table:table-cell table:formula="of:=[.G47]/[.B47]" office:value-type="float" office:value="1" calcext:value-type="float">
            <text:p>1</text:p>
          </table:table-cell>
          <table:table-cell table:formula="of:=[.I47]/[.D47]" office:value-type="float" office:value="1" calcext:value-type="float">
            <text:p>1</text:p>
          </table:table-cell>
          <table:table-cell/>
          <table:table-cell office:value-type="float" office:value="141077785" calcext:value-type="float">
            <text:p>141077785</text:p>
          </table:table-cell>
          <table:table-cell office:value-type="percentage" office:value="0.242509" calcext:value-type="percentage">
            <text:p>24.2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8580524" calcext:value-type="float">
            <text:p>58580524</text:p>
          </table:table-cell>
          <table:table-cell office:value-type="percentage" office:value="0.945746" calcext:value-type="percentage">
            <text:p>94.5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251989462" calcext:value-type="float">
            <text:p>251989462</text:p>
          </table:table-cell>
          <table:table-cell office:value-type="percentage" office:value="0.433162" calcext:value-type="percentage">
            <text:p>43.3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9809176" calcext:value-type="float">
            <text:p>59809176</text:p>
          </table:table-cell>
          <table:table-cell office:value-type="percentage" office:value="0.965582" calcext:value-type="percentage">
            <text:p>96.5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48507984" calcext:value-type="float">
            <text:p>348507984</text:p>
          </table:table-cell>
          <table:table-cell office:value-type="percentage" office:value="0.599075" calcext:value-type="percentage">
            <text:p>59.9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809176" calcext:value-type="float">
            <text:p>60809176</text:p>
          </table:table-cell>
          <table:table-cell office:value-type="percentage" office:value="0.981727" calcext:value-type="percentage">
            <text:p>98.1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28774040" calcext:value-type="float">
            <text:p>428774040</text:p>
          </table:table-cell>
          <table:table-cell office:value-type="percentage" office:value="0.73705" calcext:value-type="percentage">
            <text:p>73.71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1809176" calcext:value-type="float">
            <text:p>61809176</text:p>
          </table:table-cell>
          <table:table-cell office:value-type="percentage" office:value="0.997871" calcext:value-type="percentage">
            <text:p>99.7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63524748" calcext:value-type="float">
            <text:p>463524748</text:p>
          </table:table-cell>
          <table:table-cell office:value-type="percentage" office:value="0.796785" calcext:value-type="percentage">
            <text:p>79.6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7759987" calcext:value-type="float">
            <text:p>467759987</text:p>
          </table:table-cell>
          <table:table-cell office:value-type="percentage" office:value="0.804066" calcext:value-type="percentage">
            <text:p>80.4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0948931" calcext:value-type="float">
            <text:p>470948931</text:p>
          </table:table-cell>
          <table:table-cell office:value-type="percentage" office:value="0.809547" calcext:value-type="percentage">
            <text:p>80.95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3948931" calcext:value-type="float">
            <text:p>473948931</text:p>
          </table:table-cell>
          <table:table-cell office:value-type="percentage" office:value="0.814704" calcext:value-type="percentage">
            <text:p>81.47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6948931" calcext:value-type="float">
            <text:p>476948931</text:p>
          </table:table-cell>
          <table:table-cell office:value-type="percentage" office:value="0.819861" calcext:value-type="percentage">
            <text:p>81.9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9067516" calcext:value-type="float">
            <text:p>479067516</text:p>
          </table:table-cell>
          <table:table-cell office:value-type="percentage" office:value="0.823503" calcext:value-type="percentage">
            <text:p>82.3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8444799" calcext:value-type="float">
            <text:p>498444799</text:p>
          </table:table-cell>
          <table:table-cell office:value-type="percentage" office:value="0.856812" calcext:value-type="percentage">
            <text:p>85.6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08444799" calcext:value-type="float">
            <text:p>508444799</text:p>
          </table:table-cell>
          <table:table-cell office:value-type="percentage" office:value="0.874002" calcext:value-type="percentage">
            <text:p>87.4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18444799" calcext:value-type="float">
            <text:p>518444799</text:p>
          </table:table-cell>
          <table:table-cell office:value-type="percentage" office:value="0.891191" calcext:value-type="percentage">
            <text:p>89.12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28444799" calcext:value-type="float">
            <text:p>528444799</text:p>
          </table:table-cell>
          <table:table-cell office:value-type="percentage" office:value="0.908381" calcext:value-type="percentage">
            <text:p>90.8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coli-1-Q20-K</text:p>
          </table:table-cell>
          <table:table-cell table:number-columns-repeated="4"/>
          <table:table-cell office:value-type="string" calcext:value-type="string">
            <text:p>Ecoli-1-Q20-S</text:p>
          </table:table-cell>
          <table:table-cell table:number-columns-repeated="8"/>
          <table:table-cell office:value-type="float" office:value="538444799" calcext:value-type="float">
            <text:p>538444799</text:p>
          </table:table-cell>
          <table:table-cell office:value-type="percentage" office:value="0.925571" calcext:value-type="percentage">
            <text:p>92.56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47887" calcext:value-type="float">
            <text:p>34047887</text:p>
          </table:table-cell>
          <table:table-cell table:style-name="ce1" office:value-type="percentage" office:value="0.787185" calcext:value-type="percentage">
            <text:p>78.72%</text:p>
          </table:table-cell>
          <table:table-cell office:value-type="float" office:value="34047887" calcext:value-type="float">
            <text:p>34047887</text:p>
          </table:table-cell>
          <table:table-cell table:style-name="ce1" office:value-type="percentage" office:value="0.095373" calcext:value-type="percentage">
            <text:p>9.54%</text:p>
          </table:table-cell>
          <table:table-cell/>
          <table:table-cell office:value-type="float" office:value="1153353" calcext:value-type="float">
            <text:p>1153353</text:p>
          </table:table-cell>
          <table:table-cell table:style-name="ce1" office:value-type="percentage" office:value="0.639625" calcext:value-type="percentage">
            <text:p>63.96%</text:p>
          </table:table-cell>
          <table:table-cell office:value-type="float" office:value="1153353" calcext:value-type="float">
            <text:p>1153353</text:p>
          </table:table-cell>
          <table:table-cell table:style-name="ce1" office:value-type="percentage" office:value="0.03479" calcext:value-type="percentage">
            <text:p>3.48%</text:p>
          </table:table-cell>
          <table:table-cell/>
          <table:table-cell table:formula="of:=[.G62]/[.B62]" office:value-type="float" office:value="0.0338744369070539" calcext:value-type="float">
            <text:p>0.0338744369</text:p>
          </table:table-cell>
          <table:table-cell table:formula="of:=[.I62]/[.D62]" office:value-type="float" office:value="0.0338744369070539" calcext:value-type="float">
            <text:p>0.0338744369</text:p>
          </table:table-cell>
          <table:table-cell/>
          <table:table-cell office:value-type="float" office:value="548444799" calcext:value-type="float">
            <text:p>548444799</text:p>
          </table:table-cell>
          <table:table-cell office:value-type="percentage" office:value="0.94276" calcext:value-type="percentage">
            <text:p>94.2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1353" calcext:value-type="float">
            <text:p>3651353</text:p>
          </table:table-cell>
          <table:table-cell table:style-name="ce1" office:value-type="percentage" office:value="0.084419" calcext:value-type="percentage">
            <text:p>8.44%</text:p>
          </table:table-cell>
          <table:table-cell office:value-type="float" office:value="7302706" calcext:value-type="float">
            <text:p>7302706</text:p>
          </table:table-cell>
          <table:table-cell table:style-name="ce1" office:value-type="percentage" office:value="0.020456" calcext:value-type="percentage">
            <text:p>2.05%</text:p>
          </table:table-cell>
          <table:table-cell/>
          <table:table-cell office:value-type="float" office:value="159872" calcext:value-type="float">
            <text:p>159872</text:p>
          </table:table-cell>
          <table:table-cell table:style-name="ce1" office:value-type="percentage" office:value="0.088662" calcext:value-type="percentage">
            <text:p>8.87%</text:p>
          </table:table-cell>
          <table:table-cell office:value-type="float" office:value="319744" calcext:value-type="float">
            <text:p>319744</text:p>
          </table:table-cell>
          <table:table-cell table:style-name="ce1" office:value-type="percentage" office:value="0.009645" calcext:value-type="percentage">
            <text:p>0.96%</text:p>
          </table:table-cell>
          <table:table-cell/>
          <table:table-cell table:formula="of:=[.G63]/[.B63]" office:value-type="float" office:value="0.0437843177583761" calcext:value-type="float">
            <text:p>0.0437843178</text:p>
          </table:table-cell>
          <table:table-cell table:formula="of:=[.I63]/[.D63]" office:value-type="float" office:value="0.0437843177583761" calcext:value-type="float">
            <text:p>0.0437843178</text:p>
          </table:table-cell>
          <table:table-cell/>
          <table:table-cell office:value-type="float" office:value="558444799" calcext:value-type="float">
            <text:p>558444799</text:p>
          </table:table-cell>
          <table:table-cell office:value-type="percentage" office:value="0.95995" calcext:value-type="percentage">
            <text:p>96.00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0145" calcext:value-type="float">
            <text:p>880145</text:p>
          </table:table-cell>
          <table:table-cell table:style-name="ce1" office:value-type="percentage" office:value="0.020349" calcext:value-type="percentage">
            <text:p>2.03%</text:p>
          </table:table-cell>
          <table:table-cell office:value-type="float" office:value="2813349" calcext:value-type="float">
            <text:p>2813349</text:p>
          </table:table-cell>
          <table:table-cell table:style-name="ce1" office:value-type="percentage" office:value="0.007881" calcext:value-type="percentage">
            <text:p>0.79%</text:p>
          </table:table-cell>
          <table:table-cell/>
          <table:table-cell office:value-type="float" office:value="42507" calcext:value-type="float">
            <text:p>42507</text:p>
          </table:table-cell>
          <table:table-cell table:style-name="ce1" office:value-type="percentage" office:value="0.023573" calcext:value-type="percentage">
            <text:p>2.36%</text:p>
          </table:table-cell>
          <table:table-cell office:value-type="float" office:value="136072" calcext:value-type="float">
            <text:p>136072</text:p>
          </table:table-cell>
          <table:table-cell table:style-name="ce1" office:value-type="percentage" office:value="0.004105" calcext:value-type="percentage">
            <text:p>0.41%</text:p>
          </table:table-cell>
          <table:table-cell/>
          <table:table-cell table:formula="of:=[.G64]/[.B64]" office:value-type="float" office:value="0.0482954513176806" calcext:value-type="float">
            <text:p>0.0482954513</text:p>
          </table:table-cell>
          <table:table-cell table:formula="of:=[.I64]/[.D64]" office:value-type="float" office:value="0.0483665553047276" calcext:value-type="float">
            <text:p>0.0483665553</text:p>
          </table:table-cell>
          <table:table-cell/>
          <table:table-cell office:value-type="float" office:value="568444799" calcext:value-type="float">
            <text:p>568444799</text:p>
          </table:table-cell>
          <table:table-cell office:value-type="percentage" office:value="0.97714" calcext:value-type="percentage">
            <text:p>97.71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250" calcext:value-type="float">
            <text:p>100250</text:p>
          </table:table-cell>
          <table:table-cell table:style-name="ce1" office:value-type="percentage" office:value="0.002318" calcext:value-type="percentage">
            <text:p>0.23%</text:p>
          </table:table-cell>
          <table:table-cell office:value-type="float" office:value="576273" calcext:value-type="float">
            <text:p>576273</text:p>
          </table:table-cell>
          <table:table-cell table:style-name="ce1" office:value-type="percentage" office:value="0.001614" calcext:value-type="percentage">
            <text:p>0.16%</text:p>
          </table:table-cell>
          <table:table-cell/>
          <table:table-cell office:value-type="float" office:value="5186" calcext:value-type="float">
            <text:p>5186</text:p>
          </table:table-cell>
          <table:table-cell table:style-name="ce1" office:value-type="percentage" office:value="0.002876" calcext:value-type="percentage">
            <text:p>0.29%</text:p>
          </table:table-cell>
          <table:table-cell office:value-type="float" office:value="29889" calcext:value-type="float">
            <text:p>29889</text:p>
          </table:table-cell>
          <table:table-cell table:style-name="ce1" office:value-type="percentage" office:value="0.000902" calcext:value-type="percentage">
            <text:p>0.09%</text:p>
          </table:table-cell>
          <table:table-cell/>
          <table:table-cell table:formula="of:=[.G65]/[.B65]" office:value-type="float" office:value="0.0517306733167082" calcext:value-type="float">
            <text:p>0.0517306733</text:p>
          </table:table-cell>
          <table:table-cell table:formula="of:=[.I65]/[.D65]" office:value-type="float" office:value="0.0518660426568658" calcext:value-type="float">
            <text:p>0.0518660427</text:p>
          </table:table-cell>
          <table:table-cell/>
          <table:table-cell office:value-type="float" office:value="578444799" calcext:value-type="float">
            <text:p>578444799</text:p>
          </table:table-cell>
          <table:table-cell office:value-type="percentage" office:value="0.99433" calcext:value-type="percentage">
            <text:p>99.43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27" calcext:value-type="float">
            <text:p>26027</text:p>
          </table:table-cell>
          <table:table-cell table:style-name="ce1" office:value-type="percentage" office:value="0.000602" calcext:value-type="percentage">
            <text:p>0.06%</text:p>
          </table:table-cell>
          <table:table-cell office:value-type="float" office:value="309253" calcext:value-type="float">
            <text:p>309253</text:p>
          </table:table-cell>
          <table:table-cell table:style-name="ce1" office:value-type="percentage" office:value="0.000866" calcext:value-type="percentage">
            <text:p>0.09%</text:p>
          </table:table-cell>
          <table:table-cell/>
          <table:table-cell office:value-type="float" office:value="1643" calcext:value-type="float">
            <text:p>1643</text:p>
          </table:table-cell>
          <table:table-cell table:style-name="ce1" office:value-type="percentage" office:value="0.000911" calcext:value-type="percentage">
            <text:p>0.09%</text:p>
          </table:table-cell>
          <table:table-cell office:value-type="float" office:value="20006" calcext:value-type="float">
            <text:p>20006</text:p>
          </table:table-cell>
          <table:table-cell table:style-name="ce1" office:value-type="percentage" office:value="0.000603" calcext:value-type="percentage">
            <text:p>0.06%</text:p>
          </table:table-cell>
          <table:table-cell/>
          <table:table-cell table:formula="of:=[.G66]/[.B66]" office:value-type="float" office:value="0.0631267529872824" calcext:value-type="float">
            <text:p>0.063126753</text:p>
          </table:table-cell>
          <table:table-cell table:formula="of:=[.I66]/[.D66]" office:value-type="float" office:value="0.0646913692025623" calcext:value-type="float">
            <text:p>0.064691369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916" calcext:value-type="float">
            <text:p>137916</text:p>
          </table:table-cell>
          <table:table-cell table:style-name="ce1" office:value-type="percentage" office:value="0.003189" calcext:value-type="percentage">
            <text:p>0.32%</text:p>
          </table:table-cell>
          <table:table-cell office:value-type="float" office:value="3717499" calcext:value-type="float">
            <text:p>3717499</text:p>
          </table:table-cell>
          <table:table-cell table:style-name="ce1" office:value-type="percentage" office:value="0.010413" calcext:value-type="percentage">
            <text:p>1.04%</text:p>
          </table:table-cell>
          <table:table-cell/>
          <table:table-cell office:value-type="float" office:value="11271" calcext:value-type="float">
            <text:p>11271</text:p>
          </table:table-cell>
          <table:table-cell table:style-name="ce1" office:value-type="percentage" office:value="0.006251" calcext:value-type="percentage">
            <text:p>0.63%</text:p>
          </table:table-cell>
          <table:table-cell office:value-type="float" office:value="304719" calcext:value-type="float">
            <text:p>304719</text:p>
          </table:table-cell>
          <table:table-cell table:style-name="ce1" office:value-type="percentage" office:value="0.009192" calcext:value-type="percentage">
            <text:p>0.92%</text:p>
          </table:table-cell>
          <table:table-cell/>
          <table:table-cell table:formula="of:=[.G67]/[.B67]" office:value-type="float" office:value="0.0817236578787088" calcext:value-type="float">
            <text:p>0.0817236579</text:p>
          </table:table-cell>
          <table:table-cell table:formula="of:=[.I67]/[.D67]" office:value-type="float" office:value="0.081968818283475" calcext:value-type="float">
            <text:p>0.081968818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65824" calcext:value-type="float">
            <text:p>1865824</text:p>
          </table:table-cell>
          <table:table-cell table:style-name="ce1" office:value-type="percentage" office:value="0.043138" calcext:value-type="percentage">
            <text:p>4.31%</text:p>
          </table:table-cell>
          <table:table-cell office:value-type="float" office:value="97716011" calcext:value-type="float">
            <text:p>97716011</text:p>
          </table:table-cell>
          <table:table-cell table:style-name="ce1" office:value-type="percentage" office:value="0.273718" calcext:value-type="percentage">
            <text:p>27.37%</text:p>
          </table:table-cell>
          <table:table-cell/>
          <table:table-cell office:value-type="float" office:value="172464" calcext:value-type="float">
            <text:p>172464</text:p>
          </table:table-cell>
          <table:table-cell table:style-name="ce1" office:value-type="percentage" office:value="0.095645" calcext:value-type="percentage">
            <text:p>9.56%</text:p>
          </table:table-cell>
          <table:table-cell office:value-type="float" office:value="9078224" calcext:value-type="float">
            <text:p>9078224</text:p>
          </table:table-cell>
          <table:table-cell table:style-name="ce1" office:value-type="percentage" office:value="0.273838" calcext:value-type="percentage">
            <text:p>27.38%</text:p>
          </table:table-cell>
          <table:table-cell/>
          <table:table-cell table:formula="of:=[.G68]/[.B68]" office:value-type="float" office:value="0.0924331555387861" calcext:value-type="float">
            <text:p>0.0924331555</text:p>
          </table:table-cell>
          <table:table-cell table:formula="of:=[.I68]/[.D68]" office:value-type="float" office:value="0.0929041608135232" calcext:value-type="float">
            <text:p>0.09290416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17748" calcext:value-type="float">
            <text:p>2517748</text:p>
          </table:table-cell>
          <table:table-cell table:style-name="ce1" office:value-type="percentage" office:value="0.05821" calcext:value-type="percentage">
            <text:p>5.82%</text:p>
          </table:table-cell>
          <table:table-cell office:value-type="float" office:value="202397677" calcext:value-type="float">
            <text:p>202397677</text:p>
          </table:table-cell>
          <table:table-cell table:style-name="ce1" office:value-type="percentage" office:value="0.566947" calcext:value-type="percentage">
            <text:p>56.69%</text:p>
          </table:table-cell>
          <table:table-cell/>
          <table:table-cell office:value-type="float" office:value="252689" calcext:value-type="float">
            <text:p>252689</text:p>
          </table:table-cell>
          <table:table-cell table:style-name="ce1" office:value-type="percentage" office:value="0.140136" calcext:value-type="percentage">
            <text:p>14.01%</text:p>
          </table:table-cell>
          <table:table-cell office:value-type="float" office:value="20397220" calcext:value-type="float">
            <text:p>20397220</text:p>
          </table:table-cell>
          <table:table-cell table:style-name="ce1" office:value-type="percentage" office:value="0.615267" calcext:value-type="percentage">
            <text:p>61.53%</text:p>
          </table:table-cell>
          <table:table-cell/>
          <table:table-cell table:formula="of:=[.G69]/[.B69]" office:value-type="float" office:value="0.100363102264405" calcext:value-type="float">
            <text:p>0.1003631023</text:p>
          </table:table-cell>
          <table:table-cell table:formula="of:=[.I69]/[.D69]" office:value-type="float" office:value="0.100777935311975" calcext:value-type="float">
            <text:p>0.100777935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659" calcext:value-type="float">
            <text:p>13659</text:p>
          </table:table-cell>
          <table:table-cell table:style-name="ce1" office:value-type="percentage" office:value="0.000316" calcext:value-type="percentage">
            <text:p>0.03%</text:p>
          </table:table-cell>
          <table:table-cell office:value-type="float" office:value="2329424" calcext:value-type="float">
            <text:p>2329424</text:p>
          </table:table-cell>
          <table:table-cell table:style-name="ce1" office:value-type="percentage" office:value="0.006525" calcext:value-type="percentage">
            <text:p>0.65%</text:p>
          </table:table-cell>
          <table:table-cell/>
          <table:table-cell office:value-type="float" office:value="1929" calcext:value-type="float">
            <text:p>1929</text:p>
          </table:table-cell>
          <table:table-cell table:style-name="ce1" office:value-type="percentage" office:value="0.00107" calcext:value-type="percentage">
            <text:p>0.11%</text:p>
          </table:table-cell>
          <table:table-cell office:value-type="float" office:value="333525" calcext:value-type="float">
            <text:p>333525</text:p>
          </table:table-cell>
          <table:table-cell table:style-name="ce1" office:value-type="percentage" office:value="0.010061" calcext:value-type="percentage">
            <text:p>1.01%</text:p>
          </table:table-cell>
          <table:table-cell/>
          <table:table-cell table:formula="of:=[.G70]/[.B70]" office:value-type="float" office:value="0.141225565561168" calcext:value-type="float">
            <text:p>0.1412255656</text:p>
          </table:table-cell>
          <table:table-cell table:formula="of:=[.I70]/[.D70]" office:value-type="float" office:value="0.143179172190207" calcext:value-type="float">
            <text:p>0.143179172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92" calcext:value-type="float">
            <text:p>8092</text:p>
          </table:table-cell>
          <table:table-cell table:style-name="ce1" office:value-type="percentage" office:value="0.000187" calcext:value-type="percentage">
            <text:p>0.02%</text:p>
          </table:table-cell>
          <table:table-cell office:value-type="float" office:value="2998613" calcext:value-type="float">
            <text:p>2998613</text:p>
          </table:table-cell>
          <table:table-cell table:style-name="ce1" office:value-type="percentage" office:value="0.0084" calcext:value-type="percentage">
            <text:p>0.84%</text:p>
          </table:table-cell>
          <table:table-cell/>
          <table:table-cell office:value-type="float" office:value="1407" calcext:value-type="float">
            <text:p>1407</text:p>
          </table:table-cell>
          <table:table-cell table:style-name="ce1" office:value-type="percentage" office:value="0.00078" calcext:value-type="percentage">
            <text:p>0.08%</text:p>
          </table:table-cell>
          <table:table-cell office:value-type="float" office:value="528645" calcext:value-type="float">
            <text:p>528645</text:p>
          </table:table-cell>
          <table:table-cell table:style-name="ce1" office:value-type="percentage" office:value="0.015946" calcext:value-type="percentage">
            <text:p>1.59%</text:p>
          </table:table-cell>
          <table:table-cell/>
          <table:table-cell table:formula="of:=[.G71]/[.B71]" office:value-type="float" office:value="0.173875432525952" calcext:value-type="float">
            <text:p>0.1738754325</text:p>
          </table:table-cell>
          <table:table-cell table:formula="of:=[.I71]/[.D71]" office:value-type="float" office:value="0.176296507752084" calcext:value-type="float">
            <text:p>0.176296507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689" calcext:value-type="float">
            <text:p>3689</text:p>
          </table:table-cell>
          <table:table-cell table:style-name="ce1" office:value-type="percentage" office:value="0.000085" calcext:value-type="percentage">
            <text:p>0.01%</text:p>
          </table:table-cell>
          <table:table-cell office:value-type="float" office:value="2346714" calcext:value-type="float">
            <text:p>2346714</text:p>
          </table:table-cell>
          <table:table-cell table:style-name="ce1" office:value-type="percentage" office:value="0.006574" calcext:value-type="percentage">
            <text:p>0.66%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ce1" office:value-type="percentage" office:value="0.000448" calcext:value-type="percentage">
            <text:p>0.04%</text:p>
          </table:table-cell>
          <table:table-cell office:value-type="float" office:value="517679" calcext:value-type="float">
            <text:p>517679</text:p>
          </table:table-cell>
          <table:table-cell table:style-name="ce1" office:value-type="percentage" office:value="0.015615" calcext:value-type="percentage">
            <text:p>1.56%</text:p>
          </table:table-cell>
          <table:table-cell/>
          <table:table-cell table:formula="of:=[.G72]/[.B72]" office:value-type="float" office:value="0.218758471130388" calcext:value-type="float">
            <text:p>0.2187584711</text:p>
          </table:table-cell>
          <table:table-cell table:formula="of:=[.I72]/[.D72]" office:value-type="float" office:value="0.220597397041139" calcext:value-type="float">
            <text:p>0.220597397</text:p>
          </table:table-cell>
          <table:table-cell/>
          <table:table-cell office:value-type="float" office:value="315503" calcext:value-type="float">
            <text:p>315503</text:p>
          </table:table-cell>
          <table:table-cell office:value-type="percentage" office:value="0.000701" calcext:value-type="percentage">
            <text:p>0.07%</text:p>
          </table:table-cell>
          <table:table-cell office:value-type="float" office:value="10" calcext:value-type="float">
            <text:p>10</text:p>
          </table:table-cell>
          <table:table-cell office:value-type="float" office:value="4325" calcext:value-type="float">
            <text:p>4325</text:p>
          </table:table-cell>
          <table:table-cell/>
          <table:table-cell office:value-type="float" office:value="313706" calcext:value-type="float">
            <text:p>313706</text:p>
          </table:table-cell>
          <table:table-cell office:value-type="percentage" office:value="0.00703" calcext:value-type="percentage">
            <text:p>0.70%</text:p>
          </table:table-cell>
          <table:table-cell office:value-type="float" office:value="10" calcext:value-type="float">
            <text:p>10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1" calcext:value-type="float">
            <text:p>7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84080" calcext:value-type="float">
            <text:p>84080</text:p>
          </table:table-cell>
          <table:table-cell table:style-name="ce1" office:value-type="percentage" office:value="0.000236" calcext:value-type="percentage">
            <text:p>0.02%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000012" calcext:value-type="percentage">
            <text:p>0.00%</text:p>
          </table:table-cell>
          <table:table-cell office:value-type="float" office:value="26715" calcext:value-type="float">
            <text:p>26715</text:p>
          </table:table-cell>
          <table:table-cell table:style-name="ce1" office:value-type="percentage" office:value="0.000806" calcext:value-type="percentage">
            <text:p>0.08%</text:p>
          </table:table-cell>
          <table:table-cell/>
          <table:table-cell table:formula="of:=[.G73]/[.B73]" office:value-type="float" office:value="0.295774647887324" calcext:value-type="float">
            <text:p>0.2957746479</text:p>
          </table:table-cell>
          <table:table-cell table:formula="of:=[.I73]/[.D73]" office:value-type="float" office:value="0.31773311132255" calcext:value-type="float">
            <text:p>0.3177331113</text:p>
          </table:table-cell>
          <table:table-cell/>
          <table:table-cell office:value-type="float" office:value="357354" calcext:value-type="float">
            <text:p>357354</text:p>
          </table:table-cell>
          <table:table-cell office:value-type="percentage" office:value="0.000794" calcext:value-type="percentage">
            <text:p>0.08%</text:p>
          </table:table-cell>
          <table:table-cell office:value-type="float" office:value="20" calcext:value-type="float">
            <text:p>20</text:p>
          </table:table-cell>
          <table:table-cell office:value-type="float" office:value="3964" calcext:value-type="float">
            <text:p>3964</text:p>
          </table:table-cell>
          <table:table-cell/>
          <table:table-cell office:value-type="float" office:value="353356" calcext:value-type="float">
            <text:p>353356</text:p>
          </table:table-cell>
          <table:table-cell office:value-type="percentage" office:value="0.007919" calcext:value-type="percentage">
            <text:p>0.79%</text:p>
          </table:table-cell>
          <table:table-cell office:value-type="float" office:value="20" calcext:value-type="float">
            <text:p>20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8" calcext:value-type="float">
            <text:p>2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5234" calcext:value-type="float">
            <text:p>85234</text:p>
          </table:table-cell>
          <table:table-cell table:style-name="ce1" office:value-type="percentage" office:value="0.000239" calcext:value-type="percentage">
            <text:p>0.02%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53289" calcext:value-type="float">
            <text:p>53289</text:p>
          </table:table-cell>
          <table:table-cell table:style-name="ce1" office:value-type="percentage" office:value="0.001607" calcext:value-type="percentage">
            <text:p>0.16%</text:p>
          </table:table-cell>
          <table:table-cell/>
          <table:table-cell table:formula="of:=[.G74]/[.B74]" office:value-type="float" office:value="0.607142857142857" calcext:value-type="float">
            <text:p>0.6071428571</text:p>
          </table:table-cell>
          <table:table-cell table:formula="of:=[.I74]/[.D74]" office:value-type="float" office:value="0.625208250228782" calcext:value-type="float">
            <text:p>0.6252082502</text:p>
          </table:table-cell>
          <table:table-cell/>
          <table:table-cell office:value-type="float" office:value="393261" calcext:value-type="float">
            <text:p>393261</text:p>
          </table:table-cell>
          <table:table-cell office:value-type="percentage" office:value="0.000874" calcext:value-type="percentage">
            <text:p>0.09%</text:p>
          </table:table-cell>
          <table:table-cell office:value-type="float" office:value="30" calcext:value-type="float">
            <text:p>30</text:p>
          </table:table-cell>
          <table:table-cell office:value-type="float" office:value="3393" calcext:value-type="float">
            <text:p>3393</text:p>
          </table:table-cell>
          <table:table-cell/>
          <table:table-cell office:value-type="float" office:value="378912" calcext:value-type="float">
            <text:p>378912</text:p>
          </table:table-cell>
          <table:table-cell office:value-type="percentage" office:value="0.008491" calcext:value-type="percentage">
            <text:p>0.85%</text:p>
          </table:table-cell>
          <table:table-cell office:value-type="float" office:value="30" calcext:value-type="float">
            <text:p>30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" calcext:value-type="float">
            <text:p>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980" calcext:value-type="float">
            <text:p>31980</text:p>
          </table:table-cell>
          <table:table-cell table:style-name="ce1" office:value-type="percentage" office:value="0.00009" calcext:value-type="percentage">
            <text:p>0.01%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3611" calcext:value-type="float">
            <text:p>13611</text:p>
          </table:table-cell>
          <table:table-cell table:style-name="ce1" office:value-type="percentage" office:value="0.000411" calcext:value-type="percentage">
            <text:p>0.04%</text:p>
          </table:table-cell>
          <table:table-cell/>
          <table:table-cell table:formula="of:=[.G75]/[.B75]" office:value-type="float" office:value="0.428571428571429" calcext:value-type="float">
            <text:p>0.4285714286</text:p>
          </table:table-cell>
          <table:table-cell table:formula="of:=[.I75]/[.D75]" office:value-type="float" office:value="0.425609756097561" calcext:value-type="float">
            <text:p>0.4256097561</text:p>
          </table:table-cell>
          <table:table-cell/>
          <table:table-cell office:value-type="float" office:value="420663" calcext:value-type="float">
            <text:p>420663</text:p>
          </table:table-cell>
          <table:table-cell office:value-type="percentage" office:value="0.000935" calcext:value-type="percentage">
            <text:p>0.09%</text:p>
          </table:table-cell>
          <table:table-cell office:value-type="float" office:value="40" calcext:value-type="float">
            <text:p>40</text:p>
          </table:table-cell>
          <table:table-cell office:value-type="float" office:value="2210" calcext:value-type="float">
            <text:p>2210</text:p>
          </table:table-cell>
          <table:table-cell/>
          <table:table-cell office:value-type="float" office:value="393986" calcext:value-type="float">
            <text:p>393986</text:p>
          </table:table-cell>
          <table:table-cell office:value-type="percentage" office:value="0.008829" calcext:value-type="percentage">
            <text:p>0.88%</text:p>
          </table:table-cell>
          <table:table-cell office:value-type="float" office:value="40" calcext:value-type="float">
            <text:p>4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8039" calcext:value-type="float">
            <text:p>88039</text:p>
          </table:table-cell>
          <table:table-cell table:style-name="ce1" office:value-type="percentage" office:value="0.000247" calcext:value-type="percentage">
            <text:p>0.02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8039" calcext:value-type="float">
            <text:p>88039</text:p>
          </table:table-cell>
          <table:table-cell table:style-name="ce1" office:value-type="percentage" office:value="0.002656" calcext:value-type="percentage">
            <text:p>0.27%</text:p>
          </table:table-cell>
          <table:table-cell/>
          <table:table-cell table:formula="of:=[.G76]/[.B76]" office:value-type="float" office:value="1" calcext:value-type="float">
            <text:p>1</text:p>
          </table:table-cell>
          <table:table-cell table:formula="of:=[.I76]/[.D76]" office:value-type="float" office:value="1" calcext:value-type="float">
            <text:p>1</text:p>
          </table:table-cell>
          <table:table-cell/>
          <table:table-cell office:value-type="float" office:value="439191" calcext:value-type="float">
            <text:p>439191</text:p>
          </table:table-cell>
          <table:table-cell office:value-type="percentage" office:value="0.000976" calcext:value-type="percentage">
            <text:p>0.10%</text:p>
          </table:table-cell>
          <table:table-cell office:value-type="float" office:value="50" calcext:value-type="float">
            <text:p>50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06335" calcext:value-type="float">
            <text:p>406335</text:p>
          </table:table-cell>
          <table:table-cell office:value-type="percentage" office:value="0.009106" calcext:value-type="percentage">
            <text:p>0.91%</text:p>
          </table:table-cell>
          <table:table-cell office:value-type="float" office:value="50" calcext:value-type="float">
            <text:p>50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51065" calcext:value-type="float">
            <text:p>151065</text:p>
          </table:table-cell>
          <table:table-cell table:style-name="ce1" office:value-type="percentage" office:value="0.000423" calcext:value-type="percentage">
            <text:p>0.0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51065" calcext:value-type="float">
            <text:p>151065</text:p>
          </table:table-cell>
          <table:table-cell table:style-name="ce1" office:value-type="percentage" office:value="0.004557" calcext:value-type="percentage">
            <text:p>0.46%</text:p>
          </table:table-cell>
          <table:table-cell/>
          <table:table-cell table:formula="of:=[.G77]/[.B77]" office:value-type="float" office:value="1" calcext:value-type="float">
            <text:p>1</text:p>
          </table:table-cell>
          <table:table-cell table:formula="of:=[.I77]/[.D77]" office:value-type="float" office:value="1" calcext:value-type="float">
            <text:p>1</text:p>
          </table:table-cell>
          <table:table-cell/>
          <table:table-cell office:value-type="float" office:value="455074" calcext:value-type="float">
            <text:p>455074</text:p>
          </table:table-cell>
          <table:table-cell office:value-type="percentage" office:value="0.001011" calcext:value-type="percentage">
            <text:p>0.10%</text:p>
          </table:table-cell>
          <table:table-cell office:value-type="float" office:value="60" calcext:value-type="float">
            <text:p>60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float" office:value="418394" calcext:value-type="float">
            <text:p>418394</text:p>
          </table:table-cell>
          <table:table-cell office:value-type="percentage" office:value="0.009376" calcext:value-type="percentage">
            <text:p>0.94%</text:p>
          </table:table-cell>
          <table:table-cell office:value-type="float" office:value="60" calcext:value-type="float">
            <text:p>6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table:number-columns-repeated="14"/>
          <table:table-cell office:value-type="float" office:value="470101" calcext:value-type="float">
            <text:p>470101</text:p>
          </table:table-cell>
          <table:table-cell office:value-type="percentage" office:value="0.001044" calcext:value-type="percentage">
            <text:p>0.10%</text:p>
          </table:table-cell>
          <table:table-cell office:value-type="float" office:value="70" calcext:value-type="float">
            <text:p>7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30104" calcext:value-type="float">
            <text:p>430104</text:p>
          </table:table-cell>
          <table:table-cell office:value-type="percentage" office:value="0.009639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table:number-columns-repeated="14"/>
          <table:table-cell office:value-type="float" office:value="484413" calcext:value-type="float">
            <text:p>484413</text:p>
          </table:table-cell>
          <table:table-cell office:value-type="percentage" office:value="0.001076" calcext:value-type="percentage">
            <text:p>0.11%</text:p>
          </table:table-cell>
          <table:table-cell office:value-type="float" office:value="80" calcext:value-type="float">
            <text:p>80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float" office:value="441547" calcext:value-type="float">
            <text:p>441547</text:p>
          </table:table-cell>
          <table:table-cell office:value-type="percentage" office:value="0.009895" calcext:value-type="percentage">
            <text:p>0.99%</text:p>
          </table:table-cell>
          <table:table-cell office:value-type="float" office:value="80" calcext:value-type="float">
            <text:p>8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table:number-columns-repeated="14"/>
          <table:table-cell office:value-type="float" office:value="497676" calcext:value-type="float">
            <text:p>497676</text:p>
          </table:table-cell>
          <table:table-cell office:value-type="percentage" office:value="0.001106" calcext:value-type="percentage">
            <text:p>0.11%</text:p>
          </table:table-cell>
          <table:table-cell office:value-type="float" office:value="90" calcext:value-type="float">
            <text:p>9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452808" calcext:value-type="float">
            <text:p>452808</text:p>
          </table:table-cell>
          <table:table-cell office:value-type="percentage" office:value="0.010147" calcext:value-type="percentage">
            <text:p>1.01%</text:p>
          </table:table-cell>
          <table:table-cell office:value-type="float" office:value="90" calcext:value-type="float">
            <text:p>9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table:number-columns-repeated="14"/>
          <table:table-cell office:value-type="float" office:value="510221" calcext:value-type="float">
            <text:p>510221</text:p>
          </table:table-cell>
          <table:table-cell office:value-type="percentage" office:value="0.001134" calcext:value-type="percentage">
            <text:p>0.11%</text:p>
          </table:table-cell>
          <table:table-cell office:value-type="float" office:value="100" calcext:value-type="float">
            <text:p>100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463945" calcext:value-type="float">
            <text:p>463945</text:p>
          </table:table-cell>
          <table:table-cell office:value-type="percentage" office:value="0.010397" calcext:value-type="percentage">
            <text:p>1.04%</text:p>
          </table:table-cell>
          <table:table-cell office:value-type="float" office:value="100" calcext:value-type="float">
            <text:p>10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number-columns-repeated="14"/>
          <table:table-cell office:value-type="float" office:value="629114" calcext:value-type="float">
            <text:p>629114</text:p>
          </table:table-cell>
          <table:table-cell office:value-type="percentage" office:value="0.001398" calcext:value-type="percentage">
            <text:p>0.14%</text:p>
          </table:table-cell>
          <table:table-cell office:value-type="float" office:value="200" calcext:value-type="float">
            <text:p>200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565036" calcext:value-type="float">
            <text:p>565036</text:p>
          </table:table-cell>
          <table:table-cell office:value-type="percentage" office:value="0.012662" calcext:value-type="percentage">
            <text:p>1.27%</text:p>
          </table:table-cell>
          <table:table-cell office:value-type="float" office:value="200" calcext:value-type="float">
            <text:p>20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table:number-columns-repeated="14"/>
          <table:table-cell office:value-type="float" office:value="741233" calcext:value-type="float">
            <text:p>741233</text:p>
          </table:table-cell>
          <table:table-cell office:value-type="percentage" office:value="0.001647" calcext:value-type="percentage">
            <text:p>0.16%</text:p>
          </table:table-cell>
          <table:table-cell office:value-type="float" office:value="300" calcext:value-type="float">
            <text:p>300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651250" calcext:value-type="float">
            <text:p>651250</text:p>
          </table:table-cell>
          <table:table-cell office:value-type="percentage" office:value="0.014595" calcext:value-type="percentage">
            <text:p>1.46%</text:p>
          </table:table-cell>
          <table:table-cell office:value-type="float" office:value="300" calcext:value-type="float">
            <text:p>30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number-columns-repeated="14"/>
          <table:table-cell office:value-type="float" office:value="847633" calcext:value-type="float">
            <text:p>847633</text:p>
          </table:table-cell>
          <table:table-cell office:value-type="percentage" office:value="0.001883" calcext:value-type="percentage">
            <text:p>0.19%</text:p>
          </table:table-cell>
          <table:table-cell office:value-type="float" office:value="400" calcext:value-type="float">
            <text:p>400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730536" calcext:value-type="float">
            <text:p>730536</text:p>
          </table:table-cell>
          <table:table-cell office:value-type="percentage" office:value="0.016371" calcext:value-type="percentage">
            <text:p>1.64%</text:p>
          </table:table-cell>
          <table:table-cell office:value-type="float" office:value="400" calcext:value-type="float">
            <text:p>4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number-columns-repeated="14"/>
          <table:table-cell office:value-type="float" office:value="948466" calcext:value-type="float">
            <text:p>948466</text:p>
          </table:table-cell>
          <table:table-cell office:value-type="percentage" office:value="0.002107" calcext:value-type="percentage">
            <text:p>0.21%</text:p>
          </table:table-cell>
          <table:table-cell office:value-type="float" office:value="500" calcext:value-type="float">
            <text:p>500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805767" calcext:value-type="float">
            <text:p>805767</text:p>
          </table:table-cell>
          <table:table-cell office:value-type="percentage" office:value="0.018057" calcext:value-type="percentage">
            <text:p>1.81%</text:p>
          </table:table-cell>
          <table:table-cell office:value-type="float" office:value="500" calcext:value-type="float">
            <text:p>50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number-columns-repeated="14"/>
          <table:table-cell office:value-type="float" office:value="1044651" calcext:value-type="float">
            <text:p>1044651</text:p>
          </table:table-cell>
          <table:table-cell office:value-type="percentage" office:value="0.002321" calcext:value-type="percentage">
            <text:p>0.23%</text:p>
          </table:table-cell>
          <table:table-cell office:value-type="float" office:value="600" calcext:value-type="float">
            <text:p>600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877606" calcext:value-type="float">
            <text:p>877606</text:p>
          </table:table-cell>
          <table:table-cell office:value-type="percentage" office:value="0.019667" calcext:value-type="percentage">
            <text:p>1.97%</text:p>
          </table:table-cell>
          <table:table-cell office:value-type="float" office:value="600" calcext:value-type="float">
            <text:p>6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table:number-columns-repeated="14"/>
          <table:table-cell office:value-type="float" office:value="1136616" calcext:value-type="float">
            <text:p>1136616</text:p>
          </table:table-cell>
          <table:table-cell office:value-type="percentage" office:value="0.002525" calcext:value-type="percentage">
            <text:p>0.25%</text:p>
          </table:table-cell>
          <table:table-cell office:value-type="float" office:value="700" calcext:value-type="float">
            <text:p>70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946638" calcext:value-type="float">
            <text:p>946638</text:p>
          </table:table-cell>
          <table:table-cell office:value-type="percentage" office:value="0.021214" calcext:value-type="percentage">
            <text:p>2.12%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1225105" calcext:value-type="float">
            <text:p>1225105</text:p>
          </table:table-cell>
          <table:table-cell office:value-type="percentage" office:value="0.002722" calcext:value-type="percentage">
            <text:p>0.27%</text:p>
          </table:table-cell>
          <table:table-cell office:value-type="float" office:value="800" calcext:value-type="float">
            <text:p>800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1013426" calcext:value-type="float">
            <text:p>1013426</text:p>
          </table:table-cell>
          <table:table-cell office:value-type="percentage" office:value="0.022711" calcext:value-type="percentage">
            <text:p>2.27%</text:p>
          </table:table-cell>
          <table:table-cell office:value-type="float" office:value="800" calcext:value-type="float">
            <text:p>80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number-columns-repeated="14"/>
          <table:table-cell office:value-type="float" office:value="1310169" calcext:value-type="float">
            <text:p>1310169</text:p>
          </table:table-cell>
          <table:table-cell office:value-type="percentage" office:value="0.002911" calcext:value-type="percentage">
            <text:p>0.29%</text:p>
          </table:table-cell>
          <table:table-cell office:value-type="float" office:value="900" calcext:value-type="float">
            <text:p>900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1077661" calcext:value-type="float">
            <text:p>1077661</text:p>
          </table:table-cell>
          <table:table-cell office:value-type="percentage" office:value="0.02415" calcext:value-type="percentage">
            <text:p>2.42%</text:p>
          </table:table-cell>
          <table:table-cell office:value-type="float" office:value="900" calcext:value-type="float">
            <text:p>90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number-columns-repeated="14"/>
          <table:table-cell office:value-type="float" office:value="1393163" calcext:value-type="float">
            <text:p>1393163</text:p>
          </table:table-cell>
          <table:table-cell office:value-type="percentage" office:value="0.003095" calcext:value-type="percentage">
            <text:p>0.31%</text:p>
          </table:table-cell>
          <table:table-cell office:value-type="float" office:value="1000" calcext:value-type="float">
            <text:p>1000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1139692" calcext:value-type="float">
            <text:p>1139692</text:p>
          </table:table-cell>
          <table:table-cell office:value-type="percentage" office:value="0.025541" calcext:value-type="percentage">
            <text:p>2.55%</text:p>
          </table:table-cell>
          <table:table-cell office:value-type="float" office:value="1000" calcext:value-type="float">
            <text:p>100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14"/>
          <table:table-cell office:value-type="float" office:value="2162119" calcext:value-type="float">
            <text:p>2162119</text:p>
          </table:table-cell>
          <table:table-cell office:value-type="percentage" office:value="0.004803" calcext:value-type="percentage">
            <text:p>0.48%</text:p>
          </table:table-cell>
          <table:table-cell office:value-type="float" office:value="2000" calcext:value-type="float">
            <text:p>2000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1643305" calcext:value-type="float">
            <text:p>1643305</text:p>
          </table:table-cell>
          <table:table-cell office:value-type="percentage" office:value="0.036826" calcext:value-type="percentage">
            <text:p>3.68%</text:p>
          </table:table-cell>
          <table:table-cell office:value-type="float" office:value="2000" calcext:value-type="float">
            <text:p>20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14"/>
          <table:table-cell office:value-type="float" office:value="2855862" calcext:value-type="float">
            <text:p>2855862</text:p>
          </table:table-cell>
          <table:table-cell office:value-type="percentage" office:value="0.006345" calcext:value-type="percentage">
            <text:p>0.63%</text:p>
          </table:table-cell>
          <table:table-cell office:value-type="float" office:value="3000" calcext:value-type="float">
            <text:p>300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960689" calcext:value-type="float">
            <text:p>1960689</text:p>
          </table:table-cell>
          <table:table-cell office:value-type="percentage" office:value="0.043939" calcext:value-type="percentage">
            <text:p>4.39%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14"/>
          <table:table-cell office:value-type="float" office:value="3495695" calcext:value-type="float">
            <text:p>3495695</text:p>
          </table:table-cell>
          <table:table-cell office:value-type="percentage" office:value="0.007766" calcext:value-type="percentage">
            <text:p>0.78%</text:p>
          </table:table-cell>
          <table:table-cell office:value-type="float" office:value="4000" calcext:value-type="float">
            <text:p>4000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169232" calcext:value-type="float">
            <text:p>2169232</text:p>
          </table:table-cell>
          <table:table-cell office:value-type="percentage" office:value="0.048613" calcext:value-type="percentage">
            <text:p>4.86%</text:p>
          </table:table-cell>
          <table:table-cell office:value-type="float" office:value="4000" calcext:value-type="float">
            <text:p>4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4089793" calcext:value-type="float">
            <text:p>4089793</text:p>
          </table:table-cell>
          <table:table-cell office:value-type="percentage" office:value="0.009086" calcext:value-type="percentage">
            <text:p>0.91%</text:p>
          </table:table-cell>
          <table:table-cell office:value-type="float" office:value="5000" calcext:value-type="float">
            <text:p>5000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330574" calcext:value-type="float">
            <text:p>2330574</text:p>
          </table:table-cell>
          <table:table-cell office:value-type="percentage" office:value="0.052228" calcext:value-type="percentage">
            <text:p>5.22%</text:p>
          </table:table-cell>
          <table:table-cell office:value-type="float" office:value="5000" calcext:value-type="float">
            <text:p>5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14"/>
          <table:table-cell office:value-type="float" office:value="4646423" calcext:value-type="float">
            <text:p>4646423</text:p>
          </table:table-cell>
          <table:table-cell office:value-type="percentage" office:value="0.010323" calcext:value-type="percentage">
            <text:p>1.03%</text:p>
          </table:table-cell>
          <table:table-cell office:value-type="float" office:value="6000" calcext:value-type="float">
            <text:p>6000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2474602" calcext:value-type="float">
            <text:p>2474602</text:p>
          </table:table-cell>
          <table:table-cell office:value-type="percentage" office:value="0.055456" calcext:value-type="percentage">
            <text:p>5.55%</text:p>
          </table:table-cell>
          <table:table-cell office:value-type="float" office:value="6000" calcext:value-type="float">
            <text:p>60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14"/>
          <table:table-cell office:value-type="float" office:value="5156252" calcext:value-type="float">
            <text:p>5156252</text:p>
          </table:table-cell>
          <table:table-cell office:value-type="percentage" office:value="0.011455" calcext:value-type="percentage">
            <text:p>1.15%</text:p>
          </table:table-cell>
          <table:table-cell office:value-type="float" office:value="7000" calcext:value-type="float">
            <text:p>700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2613297" calcext:value-type="float">
            <text:p>2613297</text:p>
          </table:table-cell>
          <table:table-cell office:value-type="percentage" office:value="0.058564" calcext:value-type="percentage">
            <text:p>5.86%</text:p>
          </table:table-cell>
          <table:table-cell office:value-type="float" office:value="7000" calcext:value-type="float">
            <text:p>70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14"/>
          <table:table-cell office:value-type="float" office:value="5611724" calcext:value-type="float">
            <text:p>5611724</text:p>
          </table:table-cell>
          <table:table-cell office:value-type="percentage" office:value="0.012467" calcext:value-type="percentage">
            <text:p>1.25%</text:p>
          </table:table-cell>
          <table:table-cell office:value-type="float" office:value="8000" calcext:value-type="float">
            <text:p>80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2748875" calcext:value-type="float">
            <text:p>2748875</text:p>
          </table:table-cell>
          <table:table-cell office:value-type="percentage" office:value="0.061602" calcext:value-type="percentage">
            <text:p>6.16%</text:p>
          </table:table-cell>
          <table:table-cell office:value-type="float" office:value="8000" calcext:value-type="float">
            <text:p>8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14"/>
          <table:table-cell office:value-type="float" office:value="6022142" calcext:value-type="float">
            <text:p>6022142</text:p>
          </table:table-cell>
          <table:table-cell office:value-type="percentage" office:value="0.013379" calcext:value-type="percentage">
            <text:p>1.34%</text:p>
          </table:table-cell>
          <table:table-cell office:value-type="float" office:value="9000" calcext:value-type="float">
            <text:p>9000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2882071" calcext:value-type="float">
            <text:p>2882071</text:p>
          </table:table-cell>
          <table:table-cell office:value-type="percentage" office:value="0.064587" calcext:value-type="percentage">
            <text:p>6.46%</text:p>
          </table:table-cell>
          <table:table-cell office:value-type="float" office:value="9000" calcext:value-type="float">
            <text:p>9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14"/>
          <table:table-cell office:value-type="float" office:value="6397793" calcext:value-type="float">
            <text:p>6397793</text:p>
          </table:table-cell>
          <table:table-cell office:value-type="percentage" office:value="0.014213" calcext:value-type="percentage">
            <text:p>1.42%</text:p>
          </table:table-cell>
          <table:table-cell office:value-type="float" office:value="10000" calcext:value-type="float">
            <text:p>1000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013512" calcext:value-type="float">
            <text:p>3013512</text:p>
          </table:table-cell>
          <table:table-cell office:value-type="percentage" office:value="0.067533" calcext:value-type="percentage">
            <text:p>6.75%</text:p>
          </table:table-cell>
          <table:table-cell office:value-type="float" office:value="10000" calcext:value-type="float">
            <text:p>10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4"/>
          <table:table-cell office:value-type="float" office:value="8937201" calcext:value-type="float">
            <text:p>8937201</text:p>
          </table:table-cell>
          <table:table-cell office:value-type="percentage" office:value="0.019855" calcext:value-type="percentage">
            <text:p>1.99%</text:p>
          </table:table-cell>
          <table:table-cell office:value-type="float" office:value="20000" calcext:value-type="float">
            <text:p>2000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4267874" calcext:value-type="float">
            <text:p>4267874</text:p>
          </table:table-cell>
          <table:table-cell office:value-type="percentage" office:value="0.095643" calcext:value-type="percentage">
            <text:p>9.56%</text:p>
          </table:table-cell>
          <table:table-cell office:value-type="float" office:value="20000" calcext:value-type="float">
            <text:p>200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14"/>
          <table:table-cell office:value-type="float" office:value="10534926" calcext:value-type="float">
            <text:p>10534926</text:p>
          </table:table-cell>
          <table:table-cell office:value-type="percentage" office:value="0.023404" calcext:value-type="percentage">
            <text:p>2.34%</text:p>
          </table:table-cell>
          <table:table-cell office:value-type="float" office:value="30000" calcext:value-type="float">
            <text:p>3000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456845" calcext:value-type="float">
            <text:p>5456845</text:p>
          </table:table-cell>
          <table:table-cell office:value-type="percentage" office:value="0.122288" calcext:value-type="percentage">
            <text:p>12.23%</text:p>
          </table:table-cell>
          <table:table-cell office:value-type="float" office:value="30000" calcext:value-type="float">
            <text:p>30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4"/>
          <table:table-cell office:value-type="float" office:value="11949266" calcext:value-type="float">
            <text:p>11949266</text:p>
          </table:table-cell>
          <table:table-cell office:value-type="percentage" office:value="0.026547" calcext:value-type="percentage">
            <text:p>2.65%</text:p>
          </table:table-cell>
          <table:table-cell office:value-type="float" office:value="40000" calcext:value-type="float">
            <text:p>4000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6604633" calcext:value-type="float">
            <text:p>6604633</text:p>
          </table:table-cell>
          <table:table-cell office:value-type="percentage" office:value="0.14801" calcext:value-type="percentage">
            <text:p>14.80%</text:p>
          </table:table-cell>
          <table:table-cell office:value-type="float" office:value="40000" calcext:value-type="float">
            <text:p>40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14"/>
          <table:table-cell office:value-type="float" office:value="13314125" calcext:value-type="float">
            <text:p>13314125</text:p>
          </table:table-cell>
          <table:table-cell office:value-type="percentage" office:value="0.029579" calcext:value-type="percentage">
            <text:p>2.96%</text:p>
          </table:table-cell>
          <table:table-cell office:value-type="float" office:value="50000" calcext:value-type="float">
            <text:p>5000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721913" calcext:value-type="float">
            <text:p>7721913</text:p>
          </table:table-cell>
          <table:table-cell office:value-type="percentage" office:value="0.173048" calcext:value-type="percentage">
            <text:p>17.30%</text:p>
          </table:table-cell>
          <table:table-cell office:value-type="float" office:value="50000" calcext:value-type="float">
            <text:p>5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14649412" calcext:value-type="float">
            <text:p>14649412</text:p>
          </table:table-cell>
          <table:table-cell office:value-type="percentage" office:value="0.032545" calcext:value-type="percentage">
            <text:p>3.25%</text:p>
          </table:table-cell>
          <table:table-cell office:value-type="float" office:value="60000" calcext:value-type="float">
            <text:p>6000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813224" calcext:value-type="float">
            <text:p>8813224</text:p>
          </table:table-cell>
          <table:table-cell office:value-type="percentage" office:value="0.197504" calcext:value-type="percentage">
            <text:p>19.75%</text:p>
          </table:table-cell>
          <table:table-cell office:value-type="float" office:value="60000" calcext:value-type="float">
            <text:p>60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14"/>
          <table:table-cell office:value-type="float" office:value="15962669" calcext:value-type="float">
            <text:p>15962669</text:p>
          </table:table-cell>
          <table:table-cell office:value-type="percentage" office:value="0.035463" calcext:value-type="percentage">
            <text:p>3.55%</text:p>
          </table:table-cell>
          <table:table-cell office:value-type="float" office:value="70000" calcext:value-type="float">
            <text:p>700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9882524" calcext:value-type="float">
            <text:p>9882524</text:p>
          </table:table-cell>
          <table:table-cell office:value-type="percentage" office:value="0.221467" calcext:value-type="percentage">
            <text:p>22.15%</text:p>
          </table:table-cell>
          <table:table-cell office:value-type="float" office:value="70000" calcext:value-type="float">
            <text:p>70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14"/>
          <table:table-cell office:value-type="float" office:value="17257763" calcext:value-type="float">
            <text:p>17257763</text:p>
          </table:table-cell>
          <table:table-cell office:value-type="percentage" office:value="0.03834" calcext:value-type="percentage">
            <text:p>3.83%</text:p>
          </table:table-cell>
          <table:table-cell office:value-type="float" office:value="80000" calcext:value-type="float">
            <text:p>8000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0931800" calcext:value-type="float">
            <text:p>10931800</text:p>
          </table:table-cell>
          <table:table-cell office:value-type="percentage" office:value="0.244982" calcext:value-type="percentage">
            <text:p>24.50%</text:p>
          </table:table-cell>
          <table:table-cell office:value-type="float" office:value="80000" calcext:value-type="float">
            <text:p>80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4"/>
          <table:table-cell office:value-type="float" office:value="18538804" calcext:value-type="float">
            <text:p>18538804</text:p>
          </table:table-cell>
          <table:table-cell office:value-type="percentage" office:value="0.041186" calcext:value-type="percentage">
            <text:p>4.12%</text:p>
          </table:table-cell>
          <table:table-cell office:value-type="float" office:value="90000" calcext:value-type="float">
            <text:p>900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962982" calcext:value-type="float">
            <text:p>11962982</text:p>
          </table:table-cell>
          <table:table-cell office:value-type="percentage" office:value="0.268091" calcext:value-type="percentage">
            <text:p>26.81%</text:p>
          </table:table-cell>
          <table:table-cell office:value-type="float" office:value="90000" calcext:value-type="float">
            <text:p>90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14"/>
          <table:table-cell office:value-type="float" office:value="19806342" calcext:value-type="float">
            <text:p>19806342</text:p>
          </table:table-cell>
          <table:table-cell office:value-type="percentage" office:value="0.044002" calcext:value-type="percentage">
            <text:p>4.4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977613" calcext:value-type="float">
            <text:p>12977613</text:p>
          </table:table-cell>
          <table:table-cell office:value-type="percentage" office:value="0.290828" calcext:value-type="percentage">
            <text:p>29.0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4"/>
          <table:table-cell office:value-type="float" office:value="32003492" calcext:value-type="float">
            <text:p>32003492</text:p>
          </table:table-cell>
          <table:table-cell office:value-type="percentage" office:value="0.071099" calcext:value-type="percentage">
            <text:p>7.1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2360172" calcext:value-type="float">
            <text:p>22360172</text:p>
          </table:table-cell>
          <table:table-cell office:value-type="percentage" office:value="0.501092" calcext:value-type="percentage">
            <text:p>50.1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43617619" calcext:value-type="float">
            <text:p>43617619</text:p>
          </table:table-cell>
          <table:table-cell office:value-type="percentage" office:value="0.096901" calcext:value-type="percentage">
            <text:p>9.6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0560790" calcext:value-type="float">
            <text:p>30560790</text:p>
          </table:table-cell>
          <table:table-cell office:value-type="percentage" office:value="0.684868" calcext:value-type="percentage">
            <text:p>68.4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4"/>
          <table:table-cell office:value-type="float" office:value="54849213" calcext:value-type="float">
            <text:p>54849213</text:p>
          </table:table-cell>
          <table:table-cell office:value-type="percentage" office:value="0.121853" calcext:value-type="percentage">
            <text:p>12.1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7546092" calcext:value-type="float">
            <text:p>37546092</text:p>
          </table:table-cell>
          <table:table-cell office:value-type="percentage" office:value="0.841408" calcext:value-type="percentage">
            <text:p>84.1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4"/>
          <table:table-cell office:value-type="float" office:value="65779084" calcext:value-type="float">
            <text:p>65779084</text:p>
          </table:table-cell>
          <table:table-cell office:value-type="percentage" office:value="0.146135" calcext:value-type="percentage">
            <text:p>14.6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1958363" calcext:value-type="float">
            <text:p>41958363</text:p>
          </table:table-cell>
          <table:table-cell office:value-type="percentage" office:value="0.940287" calcext:value-type="percentage">
            <text:p>94.0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76461553" calcext:value-type="float">
            <text:p>76461553</text:p>
          </table:table-cell>
          <table:table-cell office:value-type="percentage" office:value="0.169867" calcext:value-type="percentage">
            <text:p>16.9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2274779" calcext:value-type="float">
            <text:p>42274779</text:p>
          </table:table-cell>
          <table:table-cell office:value-type="percentage" office:value="0.947378" calcext:value-type="percentage">
            <text:p>94.7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86920669" calcext:value-type="float">
            <text:p>86920669</text:p>
          </table:table-cell>
          <table:table-cell office:value-type="percentage" office:value="0.193104" calcext:value-type="percentage">
            <text:p>19.3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2474779" calcext:value-type="float">
            <text:p>42474779</text:p>
          </table:table-cell>
          <table:table-cell office:value-type="percentage" office:value="0.95186" calcext:value-type="percentage">
            <text:p>95.1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97174544" calcext:value-type="float">
            <text:p>97174544</text:p>
          </table:table-cell>
          <table:table-cell office:value-type="percentage" office:value="0.215884" calcext:value-type="percentage">
            <text:p>21.59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2674779" calcext:value-type="float">
            <text:p>42674779</text:p>
          </table:table-cell>
          <table:table-cell office:value-type="percentage" office:value="0.956342" calcext:value-type="percentage">
            <text:p>95.6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07242692" calcext:value-type="float">
            <text:p>107242692</text:p>
          </table:table-cell>
          <table:table-cell office:value-type="percentage" office:value="0.238251" calcext:value-type="percentage">
            <text:p>23.8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844077" calcext:value-type="float">
            <text:p>42844077</text:p>
          </table:table-cell>
          <table:table-cell office:value-type="percentage" office:value="0.960136" calcext:value-type="percentage">
            <text:p>96.0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17143711" calcext:value-type="float">
            <text:p>117143711</text:p>
          </table:table-cell>
          <table:table-cell office:value-type="percentage" office:value="0.260247" calcext:value-type="percentage">
            <text:p>26.02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2944077" calcext:value-type="float">
            <text:p>42944077</text:p>
          </table:table-cell>
          <table:table-cell office:value-type="percentage" office:value="0.962377" calcext:value-type="percentage">
            <text:p>96.24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08316136" calcext:value-type="float">
            <text:p>208316136</text:p>
          </table:table-cell>
          <table:table-cell office:value-type="percentage" office:value="0.462796" calcext:value-type="percentage">
            <text:p>46.28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3944077" calcext:value-type="float">
            <text:p>43944077</text:p>
          </table:table-cell>
          <table:table-cell office:value-type="percentage" office:value="0.984787" calcext:value-type="percentage">
            <text:p>98.48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86998092" calcext:value-type="float">
            <text:p>286998092</text:p>
          </table:table-cell>
          <table:table-cell office:value-type="percentage" office:value="0.637597" calcext:value-type="percentage">
            <text:p>63.76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51871425" calcext:value-type="float">
            <text:p>351871425</text:p>
          </table:table-cell>
          <table:table-cell office:value-type="percentage" office:value="0.78172" calcext:value-type="percentage">
            <text:p>78.1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79409460" calcext:value-type="float">
            <text:p>379409460</text:p>
          </table:table-cell>
          <table:table-cell office:value-type="percentage" office:value="0.842898" calcext:value-type="percentage">
            <text:p>84.29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82660474" calcext:value-type="float">
            <text:p>382660474</text:p>
          </table:table-cell>
          <table:table-cell office:value-type="percentage" office:value="0.850121" calcext:value-type="percentage">
            <text:p>85.0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85393699" calcext:value-type="float">
            <text:p>385393699</text:p>
          </table:table-cell>
          <table:table-cell office:value-type="percentage" office:value="0.856193" calcext:value-type="percentage">
            <text:p>85.6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87393699" calcext:value-type="float">
            <text:p>387393699</text:p>
          </table:table-cell>
          <table:table-cell office:value-type="percentage" office:value="0.860636" calcext:value-type="percentage">
            <text:p>86.06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89393699" calcext:value-type="float">
            <text:p>389393699</text:p>
          </table:table-cell>
          <table:table-cell office:value-type="percentage" office:value="0.86508" calcext:value-type="percentage">
            <text:p>86.5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91393699" calcext:value-type="float">
            <text:p>391393699</text:p>
          </table:table-cell>
          <table:table-cell office:value-type="percentage" office:value="0.869523" calcext:value-type="percentage">
            <text:p>86.9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04375471" calcext:value-type="float">
            <text:p>404375471</text:p>
          </table:table-cell>
          <table:table-cell office:value-type="percentage" office:value="0.898363" calcext:value-type="percentage">
            <text:p>89.84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14375471" calcext:value-type="float">
            <text:p>414375471</text:p>
          </table:table-cell>
          <table:table-cell office:value-type="percentage" office:value="0.920579" calcext:value-type="percentage">
            <text:p>92.06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4375471" calcext:value-type="float">
            <text:p>424375471</text:p>
          </table:table-cell>
          <table:table-cell office:value-type="percentage" office:value="0.942795" calcext:value-type="percentage">
            <text:p>94.28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34375471" calcext:value-type="float">
            <text:p>434375471</text:p>
          </table:table-cell>
          <table:table-cell office:value-type="percentage" office:value="0.965011" calcext:value-type="percentage">
            <text:p>96.50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44375471" calcext:value-type="float">
            <text:p>444375471</text:p>
          </table:table-cell>
          <table:table-cell office:value-type="percentage" office:value="0.987227" calcext:value-type="percentage">
            <text:p>98.72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74672" calcext:value-type="float">
            <text:p>274672</text:p>
          </table:table-cell>
          <table:table-cell office:value-type="percentage" office:value="0.000769" calcext:value-type="percentage">
            <text:p>0.08%</text:p>
          </table:table-cell>
          <table:table-cell office:value-type="float" office:value="10" calcext:value-type="float">
            <text:p>1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70452" calcext:value-type="float">
            <text:p>270452</text:p>
          </table:table-cell>
          <table:table-cell office:value-type="percentage" office:value="0.008158" calcext:value-type="percentage">
            <text:p>0.82%</text:p>
          </table:table-cell>
          <table:table-cell office:value-type="float" office:value="10" calcext:value-type="float">
            <text:p>10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table:number-columns-repeated="14"/>
          <table:table-cell office:value-type="float" office:value="309448" calcext:value-type="float">
            <text:p>309448</text:p>
          </table:table-cell>
          <table:table-cell office:value-type="percentage" office:value="0.000867" calcext:value-type="percentage">
            <text:p>0.09%</text:p>
          </table:table-cell>
          <table:table-cell office:value-type="float" office:value="20" calcext:value-type="float">
            <text:p>20</text:p>
          </table:table-cell>
          <table:table-cell office:value-type="float" office:value="3280" calcext:value-type="float">
            <text:p>3280</text:p>
          </table:table-cell>
          <table:table-cell/>
          <table:table-cell office:value-type="float" office:value="301139" calcext:value-type="float">
            <text:p>301139</text:p>
          </table:table-cell>
          <table:table-cell office:value-type="percentage" office:value="0.009084" calcext:value-type="percentage">
            <text:p>0.91%</text:p>
          </table:table-cell>
          <table:table-cell office:value-type="float" office:value="20" calcext:value-type="float">
            <text:p>2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table:number-columns-repeated="14"/>
          <table:table-cell office:value-type="float" office:value="339361" calcext:value-type="float">
            <text:p>339361</text:p>
          </table:table-cell>
          <table:table-cell office:value-type="percentage" office:value="0.000951" calcext:value-type="percentage">
            <text:p>0.10%</text:p>
          </table:table-cell>
          <table:table-cell office:value-type="float" office:value="30" calcext:value-type="float">
            <text:p>30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318282" calcext:value-type="float">
            <text:p>318282</text:p>
          </table:table-cell>
          <table:table-cell office:value-type="percentage" office:value="0.009601" calcext:value-type="percentage">
            <text:p>0.96%</text:p>
          </table:table-cell>
          <table:table-cell office:value-type="float" office:value="30" calcext:value-type="float">
            <text:p>3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table:number-columns-repeated="14"/>
          <table:table-cell office:value-type="float" office:value="362084" calcext:value-type="float">
            <text:p>362084</text:p>
          </table:table-cell>
          <table:table-cell office:value-type="percentage" office:value="0.001014" calcext:value-type="percentage">
            <text:p>0.10%</text:p>
          </table:table-cell>
          <table:table-cell office:value-type="float" office:value="40" calcext:value-type="float">
            <text:p>40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float" office:value="329611" calcext:value-type="float">
            <text:p>329611</text:p>
          </table:table-cell>
          <table:table-cell office:value-type="percentage" office:value="0.009942" calcext:value-type="percentage">
            <text:p>0.99%</text:p>
          </table:table-cell>
          <table:table-cell office:value-type="float" office:value="40" calcext:value-type="float">
            <text:p>4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14"/>
          <table:table-cell office:value-type="float" office:value="377345" calcext:value-type="float">
            <text:p>377345</text:p>
          </table:table-cell>
          <table:table-cell office:value-type="percentage" office:value="0.001057" calcext:value-type="percentage">
            <text:p>0.11%</text:p>
          </table:table-cell>
          <table:table-cell office:value-type="float" office:value="50" calcext:value-type="float">
            <text:p>50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339713" calcext:value-type="float">
            <text:p>339713</text:p>
          </table:table-cell>
          <table:table-cell office:value-type="percentage" office:value="0.010247" calcext:value-type="percentage">
            <text:p>1.02%</text:p>
          </table:table-cell>
          <table:table-cell office:value-type="float" office:value="50" calcext:value-type="float">
            <text:p>5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14"/>
          <table:table-cell office:value-type="float" office:value="389736" calcext:value-type="float">
            <text:p>389736</text:p>
          </table:table-cell>
          <table:table-cell office:value-type="percentage" office:value="0.001092" calcext:value-type="percentage">
            <text:p>0.11%</text:p>
          </table:table-cell>
          <table:table-cell office:value-type="float" office:value="60" calcext:value-type="float">
            <text:p>60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float" office:value="349455" calcext:value-type="float">
            <text:p>349455</text:p>
          </table:table-cell>
          <table:table-cell office:value-type="percentage" office:value="0.010541" calcext:value-type="percentage">
            <text:p>1.05%</text:p>
          </table:table-cell>
          <table:table-cell office:value-type="float" office:value="60" calcext:value-type="float">
            <text:p>6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table:number-columns-repeated="14"/>
          <table:table-cell office:value-type="float" office:value="400543" calcext:value-type="float">
            <text:p>400543</text:p>
          </table:table-cell>
          <table:table-cell office:value-type="percentage" office:value="0.001122" calcext:value-type="percentage">
            <text:p>0.11%</text:p>
          </table:table-cell>
          <table:table-cell office:value-type="float" office:value="70" calcext:value-type="float">
            <text:p>7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358984" calcext:value-type="float">
            <text:p>358984</text:p>
          </table:table-cell>
          <table:table-cell office:value-type="percentage" office:value="0.010828" calcext:value-type="percentage">
            <text:p>1.08%</text:p>
          </table:table-cell>
          <table:table-cell office:value-type="float" office:value="70" calcext:value-type="float">
            <text:p>7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14"/>
          <table:table-cell office:value-type="float" office:value="411153" calcext:value-type="float">
            <text:p>411153</text:p>
          </table:table-cell>
          <table:table-cell office:value-type="percentage" office:value="0.001152" calcext:value-type="percentage">
            <text:p>0.12%</text:p>
          </table:table-cell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368339" calcext:value-type="float">
            <text:p>368339</text:p>
          </table:table-cell>
          <table:table-cell office:value-type="percentage" office:value="0.011111" calcext:value-type="percentage">
            <text:p>1.11%</text:p>
          </table:table-cell>
          <table:table-cell office:value-type="float" office:value="80" calcext:value-type="float">
            <text:p>8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14"/>
          <table:table-cell office:value-type="float" office:value="421681" calcext:value-type="float">
            <text:p>421681</text:p>
          </table:table-cell>
          <table:table-cell office:value-type="percentage" office:value="0.001181" calcext:value-type="percentage">
            <text:p>0.12%</text:p>
          </table:table-cell>
          <table:table-cell office:value-type="float" office:value="90" calcext:value-type="float">
            <text:p>9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377481" calcext:value-type="float">
            <text:p>377481</text:p>
          </table:table-cell>
          <table:table-cell office:value-type="percentage" office:value="0.011386" calcext:value-type="percentage">
            <text:p>1.14%</text:p>
          </table:table-cell>
          <table:table-cell office:value-type="float" office:value="90" calcext:value-type="float">
            <text:p>9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14"/>
          <table:table-cell office:value-type="float" office:value="432136" calcext:value-type="float">
            <text:p>432136</text:p>
          </table:table-cell>
          <table:table-cell office:value-type="percentage" office:value="0.00121" calcext:value-type="percentage">
            <text:p>0.12%</text:p>
          </table:table-cell>
          <table:table-cell office:value-type="float" office:value="100" calcext:value-type="float">
            <text:p>100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386413" calcext:value-type="float">
            <text:p>386413</text:p>
          </table:table-cell>
          <table:table-cell office:value-type="percentage" office:value="0.011656" calcext:value-type="percentage">
            <text:p>1.17%</text:p>
          </table:table-cell>
          <table:table-cell office:value-type="float" office:value="100" calcext:value-type="float">
            <text:p>10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14"/>
          <table:table-cell office:value-type="float" office:value="530338" calcext:value-type="float">
            <text:p>530338</text:p>
          </table:table-cell>
          <table:table-cell office:value-type="percentage" office:value="0.001486" calcext:value-type="percentage">
            <text:p>0.15%</text:p>
          </table:table-cell>
          <table:table-cell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465607" calcext:value-type="float">
            <text:p>465607</text:p>
          </table:table-cell>
          <table:table-cell office:value-type="percentage" office:value="0.014045" calcext:value-type="percentage">
            <text:p>1.40%</text:p>
          </table:table-cell>
          <table:table-cell office:value-type="float" office:value="200" calcext:value-type="float">
            <text:p>20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14"/>
          <table:table-cell office:value-type="float" office:value="623091" calcext:value-type="float">
            <text:p>623091</text:p>
          </table:table-cell>
          <table:table-cell office:value-type="percentage" office:value="0.001745" calcext:value-type="percentage">
            <text:p>0.17%</text:p>
          </table:table-cell>
          <table:table-cell office:value-type="float" office:value="300" calcext:value-type="float">
            <text:p>300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533496" calcext:value-type="float">
            <text:p>533496</text:p>
          </table:table-cell>
          <table:table-cell office:value-type="percentage" office:value="0.016093" calcext:value-type="percentage">
            <text:p>1.61%</text:p>
          </table:table-cell>
          <table:table-cell office:value-type="float" office:value="300" calcext:value-type="float">
            <text:p>30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14"/>
          <table:table-cell office:value-type="float" office:value="710957" calcext:value-type="float">
            <text:p>710957</text:p>
          </table:table-cell>
          <table:table-cell office:value-type="percentage" office:value="0.001991" calcext:value-type="percentage">
            <text:p>0.20%</text:p>
          </table:table-cell>
          <table:table-cell office:value-type="float" office:value="400" calcext:value-type="float">
            <text:p>400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597422" calcext:value-type="float">
            <text:p>597422</text:p>
          </table:table-cell>
          <table:table-cell office:value-type="percentage" office:value="0.018021" calcext:value-type="percentage">
            <text:p>1.80%</text:p>
          </table:table-cell>
          <table:table-cell office:value-type="float" office:value="400" calcext:value-type="float">
            <text:p>40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number-columns-repeated="14"/>
          <table:table-cell office:value-type="float" office:value="793543" calcext:value-type="float">
            <text:p>793543</text:p>
          </table:table-cell>
          <table:table-cell office:value-type="percentage" office:value="0.002223" calcext:value-type="percentage">
            <text:p>0.22%</text:p>
          </table:table-cell>
          <table:table-cell office:value-type="float" office:value="500" calcext:value-type="float">
            <text:p>50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658190" calcext:value-type="float">
            <text:p>658190</text:p>
          </table:table-cell>
          <table:table-cell office:value-type="percentage" office:value="0.019854" calcext:value-type="percentage">
            <text:p>1.99%</text:p>
          </table:table-cell>
          <table:table-cell office:value-type="float" office:value="500" calcext:value-type="float">
            <text:p>5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number-columns-repeated="14"/>
          <table:table-cell office:value-type="float" office:value="872567" calcext:value-type="float">
            <text:p>872567</text:p>
          </table:table-cell>
          <table:table-cell office:value-type="percentage" office:value="0.002444" calcext:value-type="percentage">
            <text:p>0.24%</text:p>
          </table:table-cell>
          <table:table-cell office:value-type="float" office:value="600" calcext:value-type="float">
            <text:p>600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715990" calcext:value-type="float">
            <text:p>715990</text:p>
          </table:table-cell>
          <table:table-cell office:value-type="percentage" office:value="0.021597" calcext:value-type="percentage">
            <text:p>2.16%</text:p>
          </table:table-cell>
          <table:table-cell office:value-type="float" office:value="600" calcext:value-type="float">
            <text:p>60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14"/>
          <table:table-cell office:value-type="float" office:value="947790" calcext:value-type="float">
            <text:p>947790</text:p>
          </table:table-cell>
          <table:table-cell office:value-type="percentage" office:value="0.002655" calcext:value-type="percentage">
            <text:p>0.27%</text:p>
          </table:table-cell>
          <table:table-cell office:value-type="float" office:value="700" calcext:value-type="float">
            <text:p>700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771416" calcext:value-type="float">
            <text:p>771416</text:p>
          </table:table-cell>
          <table:table-cell office:value-type="percentage" office:value="0.023269" calcext:value-type="percentage">
            <text:p>2.33%</text:p>
          </table:table-cell>
          <table:table-cell office:value-type="float" office:value="700" calcext:value-type="float">
            <text:p>70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14"/>
          <table:table-cell office:value-type="float" office:value="1020094" calcext:value-type="float">
            <text:p>1020094</text:p>
          </table:table-cell>
          <table:table-cell office:value-type="percentage" office:value="0.002857" calcext:value-type="percentage">
            <text:p>0.29%</text:p>
          </table:table-cell>
          <table:table-cell office:value-type="float" office:value="800" calcext:value-type="float">
            <text:p>800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824541" calcext:value-type="float">
            <text:p>824541</text:p>
          </table:table-cell>
          <table:table-cell office:value-type="percentage" office:value="0.024872" calcext:value-type="percentage">
            <text:p>2.49%</text:p>
          </table:table-cell>
          <table:table-cell office:value-type="float" office:value="800" calcext:value-type="float">
            <text:p>80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14"/>
          <table:table-cell office:value-type="float" office:value="1089845" calcext:value-type="float">
            <text:p>1089845</text:p>
          </table:table-cell>
          <table:table-cell office:value-type="percentage" office:value="0.003053" calcext:value-type="percentage">
            <text:p>0.31%</text:p>
          </table:table-cell>
          <table:table-cell office:value-type="float" office:value="900" calcext:value-type="float">
            <text:p>900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875757" calcext:value-type="float">
            <text:p>875757</text:p>
          </table:table-cell>
          <table:table-cell office:value-type="percentage" office:value="0.026417" calcext:value-type="percentage">
            <text:p>2.64%</text:p>
          </table:table-cell>
          <table:table-cell office:value-type="float" office:value="900" calcext:value-type="float">
            <text:p>9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14"/>
          <table:table-cell office:value-type="float" office:value="1158018" calcext:value-type="float">
            <text:p>1158018</text:p>
          </table:table-cell>
          <table:table-cell office:value-type="percentage" office:value="0.003244" calcext:value-type="percentage">
            <text:p>0.32%</text:p>
          </table:table-cell>
          <table:table-cell office:value-type="float" office:value="1000" calcext:value-type="float">
            <text:p>1000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925043" calcext:value-type="float">
            <text:p>925043</text:p>
          </table:table-cell>
          <table:table-cell office:value-type="percentage" office:value="0.027903" calcext:value-type="percentage">
            <text:p>2.79%</text:p>
          </table:table-cell>
          <table:table-cell office:value-type="float" office:value="1000" calcext:value-type="float">
            <text:p>100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14"/>
          <table:table-cell office:value-type="float" office:value="1794486" calcext:value-type="float">
            <text:p>1794486</text:p>
          </table:table-cell>
          <table:table-cell office:value-type="percentage" office:value="0.005027" calcext:value-type="percentage">
            <text:p>0.50%</text:p>
          </table:table-cell>
          <table:table-cell office:value-type="float" office:value="2000" calcext:value-type="float">
            <text:p>2000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308464" calcext:value-type="float">
            <text:p>1308464</text:p>
          </table:table-cell>
          <table:table-cell office:value-type="percentage" office:value="0.039469" calcext:value-type="percentage">
            <text:p>3.95%</text:p>
          </table:table-cell>
          <table:table-cell office:value-type="float" office:value="2000" calcext:value-type="float">
            <text:p>20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14"/>
          <table:table-cell office:value-type="float" office:value="2365805" calcext:value-type="float">
            <text:p>2365805</text:p>
          </table:table-cell>
          <table:table-cell office:value-type="percentage" office:value="0.006627" calcext:value-type="percentage">
            <text:p>0.66%</text:p>
          </table:table-cell>
          <table:table-cell office:value-type="float" office:value="3000" calcext:value-type="float">
            <text:p>300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35898" calcext:value-type="float">
            <text:p>1535898</text:p>
          </table:table-cell>
          <table:table-cell office:value-type="percentage" office:value="0.046329" calcext:value-type="percentage">
            <text:p>4.63%</text:p>
          </table:table-cell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14"/>
          <table:table-cell office:value-type="float" office:value="2890308" calcext:value-type="float">
            <text:p>2890308</text:p>
          </table:table-cell>
          <table:table-cell office:value-type="percentage" office:value="0.008096" calcext:value-type="percentage">
            <text:p>0.81%</text:p>
          </table:table-cell>
          <table:table-cell office:value-type="float" office:value="4000" calcext:value-type="float">
            <text:p>4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688370" calcext:value-type="float">
            <text:p>1688370</text:p>
          </table:table-cell>
          <table:table-cell office:value-type="percentage" office:value="0.050928" calcext:value-type="percentage">
            <text:p>5.09%</text:p>
          </table:table-cell>
          <table:table-cell office:value-type="float" office:value="4000" calcext:value-type="float">
            <text:p>4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14"/>
          <table:table-cell office:value-type="float" office:value="3379409" calcext:value-type="float">
            <text:p>3379409</text:p>
          </table:table-cell>
          <table:table-cell office:value-type="percentage" office:value="0.009466" calcext:value-type="percentage">
            <text:p>0.95%</text:p>
          </table:table-cell>
          <table:table-cell office:value-type="float" office:value="5000" calcext:value-type="float">
            <text:p>5000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813661" calcext:value-type="float">
            <text:p>1813661</text:p>
          </table:table-cell>
          <table:table-cell office:value-type="percentage" office:value="0.054708" calcext:value-type="percentage">
            <text:p>5.47%</text:p>
          </table:table-cell>
          <table:table-cell office:value-type="float" office:value="5000" calcext:value-type="float">
            <text:p>5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14"/>
          <table:table-cell office:value-type="float" office:value="3834422" calcext:value-type="float">
            <text:p>3834422</text:p>
          </table:table-cell>
          <table:table-cell office:value-type="percentage" office:value="0.010741" calcext:value-type="percentage">
            <text:p>1.07%</text:p>
          </table:table-cell>
          <table:table-cell office:value-type="float" office:value="6000" calcext:value-type="float">
            <text:p>6000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1932406" calcext:value-type="float">
            <text:p>1932406</text:p>
          </table:table-cell>
          <table:table-cell office:value-type="percentage" office:value="0.05829" calcext:value-type="percentage">
            <text:p>5.83%</text:p>
          </table:table-cell>
          <table:table-cell office:value-type="float" office:value="6000" calcext:value-type="float">
            <text:p>6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4"/>
          <table:table-cell office:value-type="float" office:value="4250863" calcext:value-type="float">
            <text:p>4250863</text:p>
          </table:table-cell>
          <table:table-cell office:value-type="percentage" office:value="0.011907" calcext:value-type="percentage">
            <text:p>1.19%</text:p>
          </table:table-cell>
          <table:table-cell office:value-type="float" office:value="7000" calcext:value-type="float">
            <text:p>7000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2047704" calcext:value-type="float">
            <text:p>2047704</text:p>
          </table:table-cell>
          <table:table-cell office:value-type="percentage" office:value="0.061768" calcext:value-type="percentage">
            <text:p>6.18%</text:p>
          </table:table-cell>
          <table:table-cell office:value-type="float" office:value="7000" calcext:value-type="float">
            <text:p>70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14"/>
          <table:table-cell office:value-type="float" office:value="4620875" calcext:value-type="float">
            <text:p>4620875</text:p>
          </table:table-cell>
          <table:table-cell office:value-type="percentage" office:value="0.012944" calcext:value-type="percentage">
            <text:p>1.29%</text:p>
          </table:table-cell>
          <table:table-cell office:value-type="float" office:value="8000" calcext:value-type="float">
            <text:p>800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160694" calcext:value-type="float">
            <text:p>2160694</text:p>
          </table:table-cell>
          <table:table-cell office:value-type="percentage" office:value="0.065176" calcext:value-type="percentage">
            <text:p>6.52%</text:p>
          </table:table-cell>
          <table:table-cell office:value-type="float" office:value="8000" calcext:value-type="float">
            <text:p>8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office:value-type="float" office:value="4955975" calcext:value-type="float">
            <text:p>4955975</text:p>
          </table:table-cell>
          <table:table-cell office:value-type="percentage" office:value="0.013882" calcext:value-type="percentage">
            <text:p>1.39%</text:p>
          </table:table-cell>
          <table:table-cell office:value-type="float" office:value="9000" calcext:value-type="float">
            <text:p>90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271996" calcext:value-type="float">
            <text:p>2271996</text:p>
          </table:table-cell>
          <table:table-cell office:value-type="percentage" office:value="0.068533" calcext:value-type="percentage">
            <text:p>6.85%</text:p>
          </table:table-cell>
          <table:table-cell office:value-type="float" office:value="9000" calcext:value-type="float">
            <text:p>9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4"/>
          <table:table-cell office:value-type="float" office:value="5263900" calcext:value-type="float">
            <text:p>5263900</text:p>
          </table:table-cell>
          <table:table-cell office:value-type="percentage" office:value="0.014745" calcext:value-type="percentage">
            <text:p>1.47%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381692" calcext:value-type="float">
            <text:p>2381692</text:p>
          </table:table-cell>
          <table:table-cell office:value-type="percentage" office:value="0.071842" calcext:value-type="percentage">
            <text:p>7.18%</text:p>
          </table:table-cell>
          <table:table-cell office:value-type="float" office:value="10000" calcext:value-type="float">
            <text:p>100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4"/>
          <table:table-cell office:value-type="float" office:value="7345476" calcext:value-type="float">
            <text:p>7345476</text:p>
          </table:table-cell>
          <table:table-cell office:value-type="percentage" office:value="0.020576" calcext:value-type="percentage">
            <text:p>2.06%</text:p>
          </table:table-cell>
          <table:table-cell office:value-type="float" office:value="20000" calcext:value-type="float">
            <text:p>2000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428477" calcext:value-type="float">
            <text:p>3428477</text:p>
          </table:table-cell>
          <table:table-cell office:value-type="percentage" office:value="0.103418" calcext:value-type="percentage">
            <text:p>10.34%</text:p>
          </table:table-cell>
          <table:table-cell office:value-type="float" office:value="20000" calcext:value-type="float">
            <text:p>20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4"/>
          <table:table-cell office:value-type="float" office:value="8673137" calcext:value-type="float">
            <text:p>8673137</text:p>
          </table:table-cell>
          <table:table-cell office:value-type="percentage" office:value="0.024295" calcext:value-type="percentage">
            <text:p>2.43%</text:p>
          </table:table-cell>
          <table:table-cell office:value-type="float" office:value="30000" calcext:value-type="float">
            <text:p>3000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419379" calcext:value-type="float">
            <text:p>4419379</text:p>
          </table:table-cell>
          <table:table-cell office:value-type="percentage" office:value="0.133307" calcext:value-type="percentage">
            <text:p>13.33%</text:p>
          </table:table-cell>
          <table:table-cell office:value-type="float" office:value="30000" calcext:value-type="float">
            <text:p>30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4"/>
          <table:table-cell office:value-type="float" office:value="9870916" calcext:value-type="float">
            <text:p>9870916</text:p>
          </table:table-cell>
          <table:table-cell office:value-type="percentage" office:value="0.02765" calcext:value-type="percentage">
            <text:p>2.77%</text:p>
          </table:table-cell>
          <table:table-cell office:value-type="float" office:value="40000" calcext:value-type="float">
            <text:p>4000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373803" calcext:value-type="float">
            <text:p>5373803</text:p>
          </table:table-cell>
          <table:table-cell office:value-type="percentage" office:value="0.162097" calcext:value-type="percentage">
            <text:p>16.21%</text:p>
          </table:table-cell>
          <table:table-cell office:value-type="float" office:value="40000" calcext:value-type="float">
            <text:p>40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4"/>
          <table:table-cell office:value-type="float" office:value="11027795" calcext:value-type="float">
            <text:p>11027795</text:p>
          </table:table-cell>
          <table:table-cell office:value-type="percentage" office:value="0.030891" calcext:value-type="percentage">
            <text:p>3.09%</text:p>
          </table:table-cell>
          <table:table-cell office:value-type="float" office:value="50000" calcext:value-type="float">
            <text:p>5000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6300932" calcext:value-type="float">
            <text:p>6300932</text:p>
          </table:table-cell>
          <table:table-cell office:value-type="percentage" office:value="0.190063" calcext:value-type="percentage">
            <text:p>19.01%</text:p>
          </table:table-cell>
          <table:table-cell office:value-type="float" office:value="50000" calcext:value-type="float">
            <text:p>50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4"/>
          <table:table-cell office:value-type="float" office:value="12158476" calcext:value-type="float">
            <text:p>12158476</text:p>
          </table:table-cell>
          <table:table-cell office:value-type="percentage" office:value="0.034058" calcext:value-type="percentage">
            <text:p>3.41%</text:p>
          </table:table-cell>
          <table:table-cell office:value-type="float" office:value="60000" calcext:value-type="float">
            <text:p>6000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04418" calcext:value-type="float">
            <text:p>7204418</text:p>
          </table:table-cell>
          <table:table-cell office:value-type="percentage" office:value="0.217316" calcext:value-type="percentage">
            <text:p>21.73%</text:p>
          </table:table-cell>
          <table:table-cell office:value-type="float" office:value="60000" calcext:value-type="float">
            <text:p>60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14"/>
          <table:table-cell office:value-type="float" office:value="13270516" calcext:value-type="float">
            <text:p>13270516</text:p>
          </table:table-cell>
          <table:table-cell office:value-type="percentage" office:value="0.037173" calcext:value-type="percentage">
            <text:p>3.72%</text:p>
          </table:table-cell>
          <table:table-cell office:value-type="float" office:value="70000" calcext:value-type="float">
            <text:p>700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087958" calcext:value-type="float">
            <text:p>8087958</text:p>
          </table:table-cell>
          <table:table-cell office:value-type="percentage" office:value="0.243967" calcext:value-type="percentage">
            <text:p>24.40%</text:p>
          </table:table-cell>
          <table:table-cell office:value-type="float" office:value="70000" calcext:value-type="float">
            <text:p>70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14"/>
          <table:table-cell office:value-type="float" office:value="14366357" calcext:value-type="float">
            <text:p>14366357</text:p>
          </table:table-cell>
          <table:table-cell office:value-type="percentage" office:value="0.040242" calcext:value-type="percentage">
            <text:p>4.02%</text:p>
          </table:table-cell>
          <table:table-cell office:value-type="float" office:value="80000" calcext:value-type="float">
            <text:p>800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953111" calcext:value-type="float">
            <text:p>8953111</text:p>
          </table:table-cell>
          <table:table-cell office:value-type="percentage" office:value="0.270064" calcext:value-type="percentage">
            <text:p>27.01%</text:p>
          </table:table-cell>
          <table:table-cell office:value-type="float" office:value="80000" calcext:value-type="float">
            <text:p>80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4"/>
          <table:table-cell office:value-type="float" office:value="15449816" calcext:value-type="float">
            <text:p>15449816</text:p>
          </table:table-cell>
          <table:table-cell office:value-type="percentage" office:value="0.043277" calcext:value-type="percentage">
            <text:p>4.33%</text:p>
          </table:table-cell>
          <table:table-cell office:value-type="float" office:value="90000" calcext:value-type="float">
            <text:p>9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01549" calcext:value-type="float">
            <text:p>9801549</text:p>
          </table:table-cell>
          <table:table-cell office:value-type="percentage" office:value="0.295657" calcext:value-type="percentage">
            <text:p>29.57%</text:p>
          </table:table-cell>
          <table:table-cell office:value-type="float" office:value="90000" calcext:value-type="float">
            <text:p>90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4"/>
          <table:table-cell office:value-type="float" office:value="16521698" calcext:value-type="float">
            <text:p>16521698</text:p>
          </table:table-cell>
          <table:table-cell office:value-type="percentage" office:value="0.04628" calcext:value-type="percentage">
            <text:p>4.6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635490" calcext:value-type="float">
            <text:p>10635490</text:p>
          </table:table-cell>
          <table:table-cell office:value-type="percentage" office:value="0.320812" calcext:value-type="percentage">
            <text:p>32.0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4"/>
          <table:table-cell office:value-type="float" office:value="26813782" calcext:value-type="float">
            <text:p>26813782</text:p>
          </table:table-cell>
          <table:table-cell office:value-type="percentage" office:value="0.07511" calcext:value-type="percentage">
            <text:p>7.5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267917" calcext:value-type="float">
            <text:p>18267917</text:p>
          </table:table-cell>
          <table:table-cell office:value-type="percentage" office:value="0.551039" calcext:value-type="percentage">
            <text:p>55.10%</text:p>
          </table:table-cell>
          <table:table-cell office:value-type="float" office:value="200000" calcext:value-type="float">
            <text:p>200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4"/>
          <table:table-cell office:value-type="float" office:value="36599142" calcext:value-type="float">
            <text:p>36599142</text:p>
          </table:table-cell>
          <table:table-cell office:value-type="percentage" office:value="0.10252" calcext:value-type="percentage">
            <text:p>10.2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4787339" calcext:value-type="float">
            <text:p>24787339</text:p>
          </table:table-cell>
          <table:table-cell office:value-type="percentage" office:value="0.747692" calcext:value-type="percentage">
            <text:p>74.7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46039941" calcext:value-type="float">
            <text:p>46039941</text:p>
          </table:table-cell>
          <table:table-cell office:value-type="percentage" office:value="0.128965" calcext:value-type="percentage">
            <text:p>12.9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0047517" calcext:value-type="float">
            <text:p>30047517</text:p>
          </table:table-cell>
          <table:table-cell office:value-type="percentage" office:value="0.906362" calcext:value-type="percentage">
            <text:p>90.6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4"/>
          <table:table-cell office:value-type="float" office:value="55217724" calcext:value-type="float">
            <text:p>55217724</text:p>
          </table:table-cell>
          <table:table-cell office:value-type="percentage" office:value="0.154673" calcext:value-type="percentage">
            <text:p>15.47%</text:p>
          </table:table-cell>
          <table:table-cell office:value-type="float" office:value="500000" calcext:value-type="float">
            <text:p>50000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1698806" calcext:value-type="float">
            <text:p>31698806</text:p>
          </table:table-cell>
          <table:table-cell office:value-type="percentage" office:value="0.956172" calcext:value-type="percentage">
            <text:p>95.62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64168320" calcext:value-type="float">
            <text:p>64168320</text:p>
          </table:table-cell>
          <table:table-cell office:value-type="percentage" office:value="0.179745" calcext:value-type="percentage">
            <text:p>17.97%</text:p>
          </table:table-cell>
          <table:table-cell office:value-type="float" office:value="600000" calcext:value-type="float">
            <text:p>6000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1898806" calcext:value-type="float">
            <text:p>31898806</text:p>
          </table:table-cell>
          <table:table-cell office:value-type="percentage" office:value="0.962204" calcext:value-type="percentage">
            <text:p>96.22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72919133" calcext:value-type="float">
            <text:p>72919133</text:p>
          </table:table-cell>
          <table:table-cell office:value-type="percentage" office:value="0.204258" calcext:value-type="percentage">
            <text:p>20.43%</text:p>
          </table:table-cell>
          <table:table-cell office:value-type="float" office:value="700000" calcext:value-type="float">
            <text:p>7000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2048624" calcext:value-type="float">
            <text:p>32048624</text:p>
          </table:table-cell>
          <table:table-cell office:value-type="percentage" office:value="0.966724" calcext:value-type="percentage">
            <text:p>96.67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81490706" calcext:value-type="float">
            <text:p>81490706</text:p>
          </table:table-cell>
          <table:table-cell office:value-type="percentage" office:value="0.228268" calcext:value-type="percentage">
            <text:p>22.8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2148624" calcext:value-type="float">
            <text:p>32148624</text:p>
          </table:table-cell>
          <table:table-cell office:value-type="percentage" office:value="0.96974" calcext:value-type="percentage">
            <text:p>96.9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89910333" calcext:value-type="float">
            <text:p>89910333</text:p>
          </table:table-cell>
          <table:table-cell office:value-type="percentage" office:value="0.251853" calcext:value-type="percentage">
            <text:p>25.19%</text:p>
          </table:table-cell>
          <table:table-cell office:value-type="float" office:value="900000" calcext:value-type="float">
            <text:p>90000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2248624" calcext:value-type="float">
            <text:p>32248624</text:p>
          </table:table-cell>
          <table:table-cell office:value-type="percentage" office:value="0.972756" calcext:value-type="percentage">
            <text:p>97.2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98170040" calcext:value-type="float">
            <text:p>98170040</text:p>
          </table:table-cell>
          <table:table-cell office:value-type="percentage" office:value="0.274989" calcext:value-type="percentage">
            <text:p>27.5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2348624" calcext:value-type="float">
            <text:p>32348624</text:p>
          </table:table-cell>
          <table:table-cell office:value-type="percentage" office:value="0.975773" calcext:value-type="percentage">
            <text:p>97.5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73923477" calcext:value-type="float">
            <text:p>173923477</text:p>
          </table:table-cell>
          <table:table-cell office:value-type="percentage" office:value="0.487186" calcext:value-type="percentage">
            <text:p>48.7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8852589" calcext:value-type="float">
            <text:p>238852589</text:p>
          </table:table-cell>
          <table:table-cell office:value-type="percentage" office:value="0.669063" calcext:value-type="percentage">
            <text:p>66.9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91925521" calcext:value-type="float">
            <text:p>291925521</text:p>
          </table:table-cell>
          <table:table-cell office:value-type="percentage" office:value="0.817728" calcext:value-type="percentage">
            <text:p>81.7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13984837" calcext:value-type="float">
            <text:p>313984837</text:p>
          </table:table-cell>
          <table:table-cell office:value-type="percentage" office:value="0.87952" calcext:value-type="percentage">
            <text:p>87.9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16538295" calcext:value-type="float">
            <text:p>316538295</text:p>
          </table:table-cell>
          <table:table-cell office:value-type="percentage" office:value="0.886672" calcext:value-type="percentage">
            <text:p>88.67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18538295" calcext:value-type="float">
            <text:p>318538295</text:p>
          </table:table-cell>
          <table:table-cell office:value-type="percentage" office:value="0.892275" calcext:value-type="percentage">
            <text:p>89.23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20538295" calcext:value-type="float">
            <text:p>320538295</text:p>
          </table:table-cell>
          <table:table-cell office:value-type="percentage" office:value="0.897877" calcext:value-type="percentage">
            <text:p>89.79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22538295" calcext:value-type="float">
            <text:p>322538295</text:p>
          </table:table-cell>
          <table:table-cell office:value-type="percentage" office:value="0.903479" calcext:value-type="percentage">
            <text:p>90.35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23743106" calcext:value-type="float">
            <text:p>323743106</text:p>
          </table:table-cell>
          <table:table-cell office:value-type="percentage" office:value="0.906854" calcext:value-type="percentage">
            <text:p>90.69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33743106" calcext:value-type="float">
            <text:p>333743106</text:p>
          </table:table-cell>
          <table:table-cell office:value-type="percentage" office:value="0.934866" calcext:value-type="percentage">
            <text:p>93.49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43743106" calcext:value-type="float">
            <text:p>343743106</text:p>
          </table:table-cell>
          <table:table-cell office:value-type="percentage" office:value="0.962877" calcext:value-type="percentage">
            <text:p>96.29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53743106" calcext:value-type="float">
            <text:p>353743106</text:p>
          </table:table-cell>
          <table:table-cell office:value-type="percentage" office:value="0.990889" calcext:value-type="percentage">
            <text:p>99.0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Ecoli-2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coli-2-Q10-K</text:p>
          </table:table-cell>
          <table:table-cell table:number-columns-repeated="4"/>
          <table:table-cell office:value-type="string" calcext:value-type="string">
            <text:p>Ecoli-2-Q10-S</text:p>
          </table:table-cell>
          <table:table-cell table:number-columns-repeated="8"/>
          <table:table-cell office:value-type="string" calcext:value-type="string">
            <text:p>Ecoli-2-Q10-K</text:p>
          </table:table-cell>
          <table:table-cell table:style-name="Default"/>
          <table:table-cell table:number-columns-repeated="3"/>
          <table:table-cell office:value-type="string" calcext:value-type="string">
            <text:p>Ecoli-2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792388" calcext:value-type="float">
            <text:p>138792388</text:p>
          </table:table-cell>
          <table:table-cell table:style-name="ce1" office:value-type="percentage" office:value="0.546374" calcext:value-type="percentage">
            <text:p>54.64%</text:p>
          </table:table-cell>
          <table:table-cell office:value-type="float" office:value="138792388" calcext:value-type="float">
            <text:p>138792388</text:p>
          </table:table-cell>
          <table:table-cell table:style-name="ce1" office:value-type="percentage" office:value="0.008195" calcext:value-type="percentage">
            <text:p>0.82%</text:p>
          </table:table-cell>
          <table:table-cell/>
          <table:table-cell office:value-type="float" office:value="4743576" calcext:value-type="float">
            <text:p>4743576</text:p>
          </table:table-cell>
          <table:table-cell table:style-name="ce1" office:value-type="percentage" office:value="0.443718" calcext:value-type="percentage">
            <text:p>44.37%</text:p>
          </table:table-cell>
          <table:table-cell office:value-type="float" office:value="4743576" calcext:value-type="float">
            <text:p>4743576</text:p>
          </table:table-cell>
          <table:table-cell table:style-name="ce1" office:value-type="percentage" office:value="0.001317" calcext:value-type="percentage">
            <text:p>0.13%</text:p>
          </table:table-cell>
          <table:table-cell/>
          <table:table-cell table:formula="of:=[.G2]/[.B2]" office:value-type="float" office:value="0.0341774939415265" calcext:value-type="float">
            <text:p>0.0341774939</text:p>
          </table:table-cell>
          <table:table-cell table:formula="of:=[.I2]/[.D2]" office:value-type="float" office:value="0.0341774939415265" calcext:value-type="float">
            <text:p>0.0341774939</text:p>
          </table:table-cell>
          <table:table-cell/>
          <table:table-cell office:value-type="float" office:value="1917380" calcext:value-type="float">
            <text:p>1917380</text:p>
          </table:table-cell>
          <table:table-cell office:value-type="percentage" office:value="0.000113" calcext:value-type="percentage">
            <text:p>0.01%</text:p>
          </table:table-cell>
          <table:table-cell office:value-type="float" office:value="10" calcext:value-type="float">
            <text:p>10</text:p>
          </table:table-cell>
          <table:table-cell office:value-type="float" office:value="161929" calcext:value-type="float">
            <text:p>161929</text:p>
          </table:table-cell>
          <table:table-cell/>
          <table:table-cell office:value-type="float" office:value="1801909" calcext:value-type="float">
            <text:p>1801909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0" calcext:value-type="float">
            <text:p>10</text:p>
          </table:table-cell>
          <table:table-cell office:value-type="float" office:value="158407" calcext:value-type="float">
            <text:p>158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439844" calcext:value-type="float">
            <text:p>49439844</text:p>
          </table:table-cell>
          <table:table-cell table:style-name="ce1" office:value-type="percentage" office:value="0.194626" calcext:value-type="percentage">
            <text:p>19.46%</text:p>
          </table:table-cell>
          <table:table-cell office:value-type="float" office:value="98879688" calcext:value-type="float">
            <text:p>98879688</text:p>
          </table:table-cell>
          <table:table-cell table:style-name="ce1" office:value-type="percentage" office:value="0.005838" calcext:value-type="percentage">
            <text:p>0.58%</text:p>
          </table:table-cell>
          <table:table-cell/>
          <table:table-cell office:value-type="float" office:value="2080339" calcext:value-type="float">
            <text:p>2080339</text:p>
          </table:table-cell>
          <table:table-cell table:style-name="ce1" office:value-type="percentage" office:value="0.194597" calcext:value-type="percentage">
            <text:p>19.46%</text:p>
          </table:table-cell>
          <table:table-cell office:value-type="float" office:value="4160678" calcext:value-type="float">
            <text:p>4160678</text:p>
          </table:table-cell>
          <table:table-cell table:style-name="ce1" office:value-type="percentage" office:value="0.001155" calcext:value-type="percentage">
            <text:p>0.12%</text:p>
          </table:table-cell>
          <table:table-cell/>
          <table:table-cell table:formula="of:=[.G3]/[.B3]" office:value-type="float" office:value="0.0420781869780981" calcext:value-type="float">
            <text:p>0.042078187</text:p>
          </table:table-cell>
          <table:table-cell table:formula="of:=[.I3]/[.D3]" office:value-type="float" office:value="0.0420781869780981" calcext:value-type="float">
            <text:p>0.042078187</text:p>
          </table:table-cell>
          <table:table-cell/>
          <table:table-cell office:value-type="float" office:value="3461453" calcext:value-type="float">
            <text:p>3461453</text:p>
          </table:table-cell>
          <table:table-cell office:value-type="percentage" office:value="0.000204" calcext:value-type="percentage">
            <text:p>0.02%</text:p>
          </table:table-cell>
          <table:table-cell office:value-type="float" office:value="20" calcext:value-type="float">
            <text:p>20</text:p>
          </table:table-cell>
          <table:table-cell office:value-type="float" office:value="141671" calcext:value-type="float">
            <text:p>141671</text:p>
          </table:table-cell>
          <table:table-cell/>
          <table:table-cell office:value-type="float" office:value="3214233" calcext:value-type="float">
            <text:p>3214233</text:p>
          </table:table-cell>
          <table:table-cell office:value-type="percentage" office:value="0.000892" calcext:value-type="percentage">
            <text:p>0.09%</text:p>
          </table:table-cell>
          <table:table-cell office:value-type="float" office:value="20" calcext:value-type="float">
            <text:p>20</text:p>
          </table:table-cell>
          <table:table-cell office:value-type="float" office:value="129010" calcext:value-type="float">
            <text:p>129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217212" calcext:value-type="float">
            <text:p>39217212</text:p>
          </table:table-cell>
          <table:table-cell table:style-name="ce1" office:value-type="percentage" office:value="0.154384" calcext:value-type="percentage">
            <text:p>15.44%</text:p>
          </table:table-cell>
          <table:table-cell office:value-type="float" office:value="131307306" calcext:value-type="float">
            <text:p>131307306</text:p>
          </table:table-cell>
          <table:table-cell table:style-name="ce1" office:value-type="percentage" office:value="0.007753" calcext:value-type="percentage">
            <text:p>0.78%</text:p>
          </table:table-cell>
          <table:table-cell/>
          <table:table-cell office:value-type="float" office:value="1799175" calcext:value-type="float">
            <text:p>1799175</text:p>
          </table:table-cell>
          <table:table-cell table:style-name="ce1" office:value-type="percentage" office:value="0.168296" calcext:value-type="percentage">
            <text:p>16.83%</text:p>
          </table:table-cell>
          <table:table-cell office:value-type="float" office:value="6036464" calcext:value-type="float">
            <text:p>6036464</text:p>
          </table:table-cell>
          <table:table-cell table:style-name="ce1" office:value-type="percentage" office:value="0.001676" calcext:value-type="percentage">
            <text:p>0.17%</text:p>
          </table:table-cell>
          <table:table-cell/>
          <table:table-cell table:formula="of:=[.G4]/[.B4]" office:value-type="float" office:value="0.0458771776025282" calcext:value-type="float">
            <text:p>0.0458771776</text:p>
          </table:table-cell>
          <table:table-cell table:formula="of:=[.I4]/[.D4]" office:value-type="float" office:value="0.045972034488317" calcext:value-type="float">
            <text:p>0.0459720345</text:p>
          </table:table-cell>
          <table:table-cell/>
          <table:table-cell office:value-type="float" office:value="4737768" calcext:value-type="float">
            <text:p>4737768</text:p>
          </table:table-cell>
          <table:table-cell office:value-type="percentage" office:value="0.00028" calcext:value-type="percentage">
            <text:p>0.03%</text:p>
          </table:table-cell>
          <table:table-cell office:value-type="float" office:value="30" calcext:value-type="float">
            <text:p>30</text:p>
          </table:table-cell>
          <table:table-cell office:value-type="float" office:value="114727" calcext:value-type="float">
            <text:p>114727</text:p>
          </table:table-cell>
          <table:table-cell/>
          <table:table-cell office:value-type="float" office:value="4262211" calcext:value-type="float">
            <text:p>4262211</text:p>
          </table:table-cell>
          <table:table-cell office:value-type="percentage" office:value="0.001183" calcext:value-type="percentage">
            <text:p>0.12%</text:p>
          </table:table-cell>
          <table:table-cell office:value-type="float" office:value="30" calcext:value-type="float">
            <text:p>30</text:p>
          </table:table-cell>
          <table:table-cell office:value-type="float" office:value="89617" calcext:value-type="float">
            <text:p>89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18870" calcext:value-type="float">
            <text:p>16618870</text:p>
          </table:table-cell>
          <table:table-cell table:style-name="ce1" office:value-type="percentage" office:value="0.065422" calcext:value-type="percentage">
            <text:p>6.54%</text:p>
          </table:table-cell>
          <table:table-cell office:value-type="float" office:value="98394752" calcext:value-type="float">
            <text:p>98394752</text:p>
          </table:table-cell>
          <table:table-cell table:style-name="ce1" office:value-type="percentage" office:value="0.00581" calcext:value-type="percentage">
            <text:p>0.58%</text:p>
          </table:table-cell>
          <table:table-cell/>
          <table:table-cell office:value-type="float" office:value="801363" calcext:value-type="float">
            <text:p>801363</text:p>
          </table:table-cell>
          <table:table-cell table:style-name="ce1" office:value-type="percentage" office:value="0.07496" calcext:value-type="percentage">
            <text:p>7.50%</text:p>
          </table:table-cell>
          <table:table-cell office:value-type="float" office:value="4756164" calcext:value-type="float">
            <text:p>4756164</text:p>
          </table:table-cell>
          <table:table-cell table:style-name="ce1" office:value-type="percentage" office:value="0.001321" calcext:value-type="percentage">
            <text:p>0.13%</text:p>
          </table:table-cell>
          <table:table-cell/>
          <table:table-cell table:formula="of:=[.G5]/[.B5]" office:value-type="float" office:value="0.0482200655038519" calcext:value-type="float">
            <text:p>0.0482200655</text:p>
          </table:table-cell>
          <table:table-cell table:formula="of:=[.I5]/[.D5]" office:value-type="float" office:value="0.0483375780041602" calcext:value-type="float">
            <text:p>0.048337578</text:p>
          </table:table-cell>
          <table:table-cell/>
          <table:table-cell office:value-type="float" office:value="5697052" calcext:value-type="float">
            <text:p>5697052</text:p>
          </table:table-cell>
          <table:table-cell office:value-type="percentage" office:value="0.000336" calcext:value-type="percentage">
            <text:p>0.03%</text:p>
          </table:table-cell>
          <table:table-cell office:value-type="float" office:value="40" calcext:value-type="float">
            <text:p>40</text:p>
          </table:table-cell>
          <table:table-cell office:value-type="float" office:value="75110" calcext:value-type="float">
            <text:p>75110</text:p>
          </table:table-cell>
          <table:table-cell/>
          <table:table-cell office:value-type="float" office:value="4963984" calcext:value-type="float">
            <text:p>4963984</text:p>
          </table:table-cell>
          <table:table-cell office:value-type="percentage" office:value="0.001378" calcext:value-type="percentage">
            <text:p>0.14%</text:p>
          </table:table-cell>
          <table:table-cell office:value-type="float" office:value="40" calcext:value-type="float">
            <text:p>40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55301" calcext:value-type="float">
            <text:p>4055301</text:p>
          </table:table-cell>
          <table:table-cell table:style-name="ce1" office:value-type="percentage" office:value="0.015964" calcext:value-type="percentage">
            <text:p>1.60%</text:p>
          </table:table-cell>
          <table:table-cell office:value-type="float" office:value="44995669" calcext:value-type="float">
            <text:p>44995669</text:p>
          </table:table-cell>
          <table:table-cell table:style-name="ce1" office:value-type="percentage" office:value="0.002657" calcext:value-type="percentage">
            <text:p>0.27%</text:p>
          </table:table-cell>
          <table:table-cell/>
          <table:table-cell office:value-type="float" office:value="212021" calcext:value-type="float">
            <text:p>212021</text:p>
          </table:table-cell>
          <table:table-cell table:style-name="ce1" office:value-type="percentage" office:value="0.019833" calcext:value-type="percentage">
            <text:p>1.98%</text:p>
          </table:table-cell>
          <table:table-cell office:value-type="float" office:value="2366034" calcext:value-type="float">
            <text:p>2366034</text:p>
          </table:table-cell>
          <table:table-cell table:style-name="ce1" office:value-type="percentage" office:value="0.000657" calcext:value-type="percentage">
            <text:p>0.07%</text:p>
          </table:table-cell>
          <table:table-cell/>
          <table:table-cell table:formula="of:=[.G6]/[.B6]" office:value-type="float" office:value="0.0522824323028056" calcext:value-type="float">
            <text:p>0.0522824323</text:p>
          </table:table-cell>
          <table:table-cell table:formula="of:=[.I6]/[.D6]" office:value-type="float" office:value="0.0525835942121452" calcext:value-type="float">
            <text:p>0.0525835942</text:p>
          </table:table-cell>
          <table:table-cell/>
          <table:table-cell office:value-type="float" office:value="6391448" calcext:value-type="float">
            <text:p>6391448</text:p>
          </table:table-cell>
          <table:table-cell office:value-type="percentage" office:value="0.000377" calcext:value-type="percentage">
            <text:p>0.04%</text:p>
          </table:table-cell>
          <table:table-cell office:value-type="float" office:value="50" calcext:value-type="float">
            <text:p>50</text:p>
          </table:table-cell>
          <table:table-cell office:value-type="float" office:value="65483" calcext:value-type="float">
            <text:p>65483</text:p>
          </table:table-cell>
          <table:table-cell/>
          <table:table-cell office:value-type="float" office:value="5556049" calcext:value-type="float">
            <text:p>5556049</text:p>
          </table:table-cell>
          <table:table-cell office:value-type="percentage" office:value="0.001543" calcext:value-type="percentage">
            <text:p>0.15%</text:p>
          </table:table-cell>
          <table:table-cell office:value-type="float" office:value="50" calcext:value-type="float">
            <text:p>50</text:p>
          </table:table-cell>
          <table:table-cell office:value-type="float" office:value="56128" calcext:value-type="float">
            <text:p>56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1569" calcext:value-type="float">
            <text:p>931569</text:p>
          </table:table-cell>
          <table:table-cell table:style-name="ce1" office:value-type="percentage" office:value="0.003667" calcext:value-type="percentage">
            <text:p>0.37%</text:p>
          </table:table-cell>
          <table:table-cell office:value-type="float" office:value="20433824" calcext:value-type="float">
            <text:p>20433824</text:p>
          </table:table-cell>
          <table:table-cell table:style-name="ce1" office:value-type="percentage" office:value="0.001207" calcext:value-type="percentage">
            <text:p>0.12%</text:p>
          </table:table-cell>
          <table:table-cell/>
          <table:table-cell office:value-type="float" office:value="54073" calcext:value-type="float">
            <text:p>54073</text:p>
          </table:table-cell>
          <table:table-cell table:style-name="ce1" office:value-type="percentage" office:value="0.005058" calcext:value-type="percentage">
            <text:p>0.51%</text:p>
          </table:table-cell>
          <table:table-cell office:value-type="float" office:value="1192698" calcext:value-type="float">
            <text:p>1192698</text:p>
          </table:table-cell>
          <table:table-cell table:style-name="ce1" office:value-type="percentage" office:value="0.000331" calcext:value-type="percentage">
            <text:p>0.03%</text:p>
          </table:table-cell>
          <table:table-cell/>
          <table:table-cell table:formula="of:=[.G7]/[.B7]" office:value-type="float" office:value="0.0580450830802657" calcext:value-type="float">
            <text:p>0.0580450831</text:p>
          </table:table-cell>
          <table:table-cell table:formula="of:=[.I7]/[.D7]" office:value-type="float" office:value="0.0583688104585808" calcext:value-type="float">
            <text:p>0.0583688105</text:p>
          </table:table-cell>
          <table:table-cell/>
          <table:table-cell office:value-type="float" office:value="7005256" calcext:value-type="float">
            <text:p>7005256</text:p>
          </table:table-cell>
          <table:table-cell office:value-type="percentage" office:value="0.000414" calcext:value-type="percentage">
            <text:p>0.04%</text:p>
          </table:table-cell>
          <table:table-cell office:value-type="float" office:value="60" calcext:value-type="float">
            <text:p>60</text:p>
          </table:table-cell>
          <table:table-cell office:value-type="float" office:value="59177" calcext:value-type="float">
            <text:p>59177</text:p>
          </table:table-cell>
          <table:table-cell/>
          <table:table-cell office:value-type="float" office:value="6111346" calcext:value-type="float">
            <text:p>6111346</text:p>
          </table:table-cell>
          <table:table-cell office:value-type="percentage" office:value="0.001697" calcext:value-type="percentage">
            <text:p>0.17%</text:p>
          </table:table-cell>
          <table:table-cell office:value-type="float" office:value="60" calcext:value-type="float">
            <text:p>60</text:p>
          </table:table-cell>
          <table:table-cell office:value-type="float" office:value="55340" calcext:value-type="float">
            <text:p>553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0052" calcext:value-type="float">
            <text:p>280052</text:p>
          </table:table-cell>
          <table:table-cell table:style-name="ce1" office:value-type="percentage" office:value="0.001102" calcext:value-type="percentage">
            <text:p>0.11%</text:p>
          </table:table-cell>
          <table:table-cell office:value-type="float" office:value="12234160" calcext:value-type="float">
            <text:p>12234160</text:p>
          </table:table-cell>
          <table:table-cell table:style-name="ce1" office:value-type="percentage" office:value="0.000722" calcext:value-type="percentage">
            <text:p>0.07%</text:p>
          </table:table-cell>
          <table:table-cell/>
          <table:table-cell office:value-type="float" office:value="18146" calcext:value-type="float">
            <text:p>18146</text:p>
          </table:table-cell>
          <table:table-cell table:style-name="ce1" office:value-type="percentage" office:value="0.001697" calcext:value-type="percentage">
            <text:p>0.17%</text:p>
          </table:table-cell>
          <table:table-cell office:value-type="float" office:value="799033" calcext:value-type="float">
            <text:p>799033</text:p>
          </table:table-cell>
          <table:table-cell table:style-name="ce1" office:value-type="percentage" office:value="0.000222" calcext:value-type="percentage">
            <text:p>0.02%</text:p>
          </table:table-cell>
          <table:table-cell/>
          <table:table-cell table:formula="of:=[.G8]/[.B8]" office:value-type="float" office:value="0.0647951094796681" calcext:value-type="float">
            <text:p>0.0647951095</text:p>
          </table:table-cell>
          <table:table-cell table:formula="of:=[.I8]/[.D8]" office:value-type="float" office:value="0.0653116356169937" calcext:value-type="float">
            <text:p>0.0653116356</text:p>
          </table:table-cell>
          <table:table-cell/>
          <table:table-cell office:value-type="float" office:value="7572627" calcext:value-type="float">
            <text:p>7572627</text:p>
          </table:table-cell>
          <table:table-cell office:value-type="percentage" office:value="0.000447" calcext:value-type="percentage">
            <text:p>0.04%</text:p>
          </table:table-cell>
          <table:table-cell office:value-type="float" office:value="70" calcext:value-type="float">
            <text:p>70</text:p>
          </table:table-cell>
          <table:table-cell office:value-type="float" office:value="56007" calcext:value-type="float">
            <text:p>56007</text:p>
          </table:table-cell>
          <table:table-cell/>
          <table:table-cell office:value-type="float" office:value="6661531" calcext:value-type="float">
            <text:p>6661531</text:p>
          </table:table-cell>
          <table:table-cell office:value-type="percentage" office:value="0.00185" calcext:value-type="percentage">
            <text:p>0.19%</text:p>
          </table:table-cell>
          <table:table-cell office:value-type="float" office:value="70" calcext:value-type="float">
            <text:p>70</text:p>
          </table:table-cell>
          <table:table-cell office:value-type="float" office:value="54713" calcext:value-type="float">
            <text:p>547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494" calcext:value-type="float">
            <text:p>85494</text:p>
          </table:table-cell>
          <table:table-cell table:style-name="ce1" office:value-type="percentage" office:value="0.000337" calcext:value-type="percentage">
            <text:p>0.03%</text:p>
          </table:table-cell>
          <table:table-cell office:value-type="float" office:value="7388991" calcext:value-type="float">
            <text:p>7388991</text:p>
          </table:table-cell>
          <table:table-cell table:style-name="ce1" office:value-type="percentage" office:value="0.000436" calcext:value-type="percentage">
            <text:p>0.04%</text:p>
          </table:table-cell>
          <table:table-cell/>
          <table:table-cell office:value-type="float" office:value="6269" calcext:value-type="float">
            <text:p>6269</text:p>
          </table:table-cell>
          <table:table-cell table:style-name="ce1" office:value-type="percentage" office:value="0.000586" calcext:value-type="percentage">
            <text:p>0.06%</text:p>
          </table:table-cell>
          <table:table-cell office:value-type="float" office:value="546013" calcext:value-type="float">
            <text:p>546013</text:p>
          </table:table-cell>
          <table:table-cell table:style-name="ce1" office:value-type="percentage" office:value="0.000152" calcext:value-type="percentage">
            <text:p>0.02%</text:p>
          </table:table-cell>
          <table:table-cell/>
          <table:table-cell table:formula="of:=[.G9]/[.B9]" office:value-type="float" office:value="0.0733267831660701" calcext:value-type="float">
            <text:p>0.0733267832</text:p>
          </table:table-cell>
          <table:table-cell table:formula="of:=[.I9]/[.D9]" office:value-type="float" office:value="0.0738954750384728" calcext:value-type="float">
            <text:p>0.073895475</text:p>
          </table:table-cell>
          <table:table-cell/>
          <table:table-cell office:value-type="float" office:value="8130807" calcext:value-type="float">
            <text:p>8130807</text:p>
          </table:table-cell>
          <table:table-cell office:value-type="percentage" office:value="0.00048" calcext:value-type="percentage">
            <text:p>0.05%</text:p>
          </table:table-cell>
          <table:table-cell office:value-type="float" office:value="80" calcext:value-type="float">
            <text:p>80</text:p>
          </table:table-cell>
          <table:table-cell office:value-type="float" office:value="55642" calcext:value-type="float">
            <text:p>55642</text:p>
          </table:table-cell>
          <table:table-cell/>
          <table:table-cell office:value-type="float" office:value="7201221" calcext:value-type="float">
            <text:p>7201221</text:p>
          </table:table-cell>
          <table:table-cell office:value-type="percentage" office:value="0.001999" calcext:value-type="percentage">
            <text:p>0.20%</text:p>
          </table:table-cell>
          <table:table-cell office:value-type="float" office:value="80" calcext:value-type="float">
            <text:p>80</text:p>
          </table:table-cell>
          <table:table-cell office:value-type="float" office:value="53238" calcext:value-type="float">
            <text:p>532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717" calcext:value-type="float">
            <text:p>23717</text:p>
          </table:table-cell>
          <table:table-cell table:style-name="ce1" office:value-type="percentage" office:value="0.000093" calcext:value-type="percentage">
            <text:p>0.01%</text:p>
          </table:table-cell>
          <table:table-cell office:value-type="float" office:value="4109930" calcext:value-type="float">
            <text:p>4109930</text:p>
          </table:table-cell>
          <table:table-cell table:style-name="ce1" office:value-type="percentage" office:value="0.000243" calcext:value-type="percentage">
            <text:p>0.02%</text:p>
          </table:table-cell>
          <table:table-cell/>
          <table:table-cell office:value-type="float" office:value="1842" calcext:value-type="float">
            <text:p>1842</text:p>
          </table:table-cell>
          <table:table-cell table:style-name="ce1" office:value-type="percentage" office:value="0.000172" calcext:value-type="percentage">
            <text:p>0.02%</text:p>
          </table:table-cell>
          <table:table-cell office:value-type="float" office:value="320302" calcext:value-type="float">
            <text:p>320302</text:p>
          </table:table-cell>
          <table:table-cell table:style-name="ce1" office:value-type="percentage" office:value="0.000089" calcext:value-type="percentage">
            <text:p>0.01%</text:p>
          </table:table-cell>
          <table:table-cell/>
          <table:table-cell table:formula="of:=[.G10]/[.B10]" office:value-type="float" office:value="0.0776658093350761" calcext:value-type="float">
            <text:p>0.0776658093</text:p>
          </table:table-cell>
          <table:table-cell table:formula="of:=[.I10]/[.D10]" office:value-type="float" office:value="0.0779336874350658" calcext:value-type="float">
            <text:p>0.0779336874</text:p>
          </table:table-cell>
          <table:table-cell/>
          <table:table-cell office:value-type="float" office:value="8685670" calcext:value-type="float">
            <text:p>8685670</text:p>
          </table:table-cell>
          <table:table-cell office:value-type="percentage" office:value="0.000513" calcext:value-type="percentage">
            <text:p>0.05%</text:p>
          </table:table-cell>
          <table:table-cell office:value-type="float" office:value="90" calcext:value-type="float">
            <text:p>90</text:p>
          </table:table-cell>
          <table:table-cell office:value-type="float" office:value="55381" calcext:value-type="float">
            <text:p>55381</text:p>
          </table:table-cell>
          <table:table-cell/>
          <table:table-cell office:value-type="float" office:value="7727124" calcext:value-type="float">
            <text:p>7727124</text:p>
          </table:table-cell>
          <table:table-cell office:value-type="percentage" office:value="0.002145" calcext:value-type="percentage">
            <text:p>0.21%</text:p>
          </table:table-cell>
          <table:table-cell office:value-type="float" office:value="90" calcext:value-type="float">
            <text:p>90</text:p>
          </table:table-cell>
          <table:table-cell office:value-type="float" office:value="52161" calcext:value-type="float">
            <text:p>521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020" calcext:value-type="float">
            <text:p>14020</text:p>
          </table:table-cell>
          <table:table-cell table:style-name="ce1" office:value-type="percentage" office:value="0.000055" calcext:value-type="percentage">
            <text:p>0.01%</text:p>
          </table:table-cell>
          <table:table-cell office:value-type="float" office:value="5243145" calcext:value-type="float">
            <text:p>5243145</text:p>
          </table:table-cell>
          <table:table-cell table:style-name="ce1" office:value-type="percentage" office:value="0.00031" calcext:value-type="percentage">
            <text:p>0.03%</text:p>
          </table:table-cell>
          <table:table-cell/>
          <table:table-cell office:value-type="float" office:value="1048" calcext:value-type="float">
            <text:p>1048</text:p>
          </table:table-cell>
          <table:table-cell table:style-name="ce1" office:value-type="percentage" office:value="0.000098" calcext:value-type="percentage">
            <text:p>0.01%</text:p>
          </table:table-cell>
          <table:table-cell office:value-type="float" office:value="392400" calcext:value-type="float">
            <text:p>392400</text:p>
          </table:table-cell>
          <table:table-cell table:style-name="ce1" office:value-type="percentage" office:value="0.000109" calcext:value-type="percentage">
            <text:p>0.01%</text:p>
          </table:table-cell>
          <table:table-cell/>
          <table:table-cell table:formula="of:=[.G11]/[.B11]" office:value-type="float" office:value="0.0747503566333809" calcext:value-type="float">
            <text:p>0.0747503566</text:p>
          </table:table-cell>
          <table:table-cell table:formula="of:=[.I11]/[.D11]" office:value-type="float" office:value="0.0748405775541207" calcext:value-type="float">
            <text:p>0.0748405776</text:p>
          </table:table-cell>
          <table:table-cell/>
          <table:table-cell office:value-type="float" office:value="9238915" calcext:value-type="float">
            <text:p>9238915</text:p>
          </table:table-cell>
          <table:table-cell office:value-type="percentage" office:value="0.000546" calcext:value-type="percentage">
            <text:p>0.05%</text:p>
          </table:table-cell>
          <table:table-cell office:value-type="float" office:value="100" calcext:value-type="float">
            <text:p>100</text:p>
          </table:table-cell>
          <table:table-cell office:value-type="float" office:value="55235" calcext:value-type="float">
            <text:p>55235</text:p>
          </table:table-cell>
          <table:table-cell/>
          <table:table-cell office:value-type="float" office:value="8227941" calcext:value-type="float">
            <text:p>8227941</text:p>
          </table:table-cell>
          <table:table-cell office:value-type="percentage" office:value="0.002284" calcext:value-type="percentage">
            <text:p>0.23%</text:p>
          </table:table-cell>
          <table:table-cell office:value-type="float" office:value="100" calcext:value-type="float">
            <text:p>100</text:p>
          </table:table-cell>
          <table:table-cell office:value-type="float" office:value="49056" calcext:value-type="float">
            <text:p>490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524" calcext:value-type="float">
            <text:p>24524</text:p>
          </table:table-cell>
          <table:table-cell table:style-name="ce1" office:value-type="percentage" office:value="0.000097" calcext:value-type="percentage">
            <text:p>0.01%</text:p>
          </table:table-cell>
          <table:table-cell office:value-type="float" office:value="19070259" calcext:value-type="float">
            <text:p>19070259</text:p>
          </table:table-cell>
          <table:table-cell table:style-name="ce1" office:value-type="percentage" office:value="0.001126" calcext:value-type="percentage">
            <text:p>0.11%</text:p>
          </table:table-cell>
          <table:table-cell/>
          <table:table-cell office:value-type="float" office:value="2391" calcext:value-type="float">
            <text:p>2391</text:p>
          </table:table-cell>
          <table:table-cell table:style-name="ce1" office:value-type="percentage" office:value="0.000224" calcext:value-type="percentage">
            <text:p>0.02%</text:p>
          </table:table-cell>
          <table:table-cell office:value-type="float" office:value="1920695" calcext:value-type="float">
            <text:p>1920695</text:p>
          </table:table-cell>
          <table:table-cell table:style-name="ce1" office:value-type="percentage" office:value="0.000533" calcext:value-type="percentage">
            <text:p>0.05%</text:p>
          </table:table-cell>
          <table:table-cell/>
          <table:table-cell table:formula="of:=[.G12]/[.B12]" office:value-type="float" office:value="0.0974963301255912" calcext:value-type="float">
            <text:p>0.0974963301</text:p>
          </table:table-cell>
          <table:table-cell table:formula="of:=[.I12]/[.D12]" office:value-type="float" office:value="0.100716775792085" calcext:value-type="float">
            <text:p>0.1007167758</text:p>
          </table:table-cell>
          <table:table-cell/>
          <table:table-cell office:value-type="float" office:value="14522921" calcext:value-type="float">
            <text:p>14522921</text:p>
          </table:table-cell>
          <table:table-cell office:value-type="percentage" office:value="0.000858" calcext:value-type="percentage">
            <text:p>0.09%</text:p>
          </table:table-cell>
          <table:table-cell office:value-type="float" office:value="200" calcext:value-type="float">
            <text:p>200</text:p>
          </table:table-cell>
          <table:table-cell office:value-type="float" office:value="48942" calcext:value-type="float">
            <text:p>48942</text:p>
          </table:table-cell>
          <table:table-cell/>
          <table:table-cell office:value-type="float" office:value="12723857" calcext:value-type="float">
            <text:p>12723857</text:p>
          </table:table-cell>
          <table:table-cell office:value-type="percentage" office:value="0.003533" calcext:value-type="percentage">
            <text:p>0.35%</text:p>
          </table:table-cell>
          <table:table-cell office:value-type="float" office:value="200" calcext:value-type="float">
            <text:p>200</text:p>
          </table:table-cell>
          <table:table-cell office:value-type="float" office:value="40217" calcext:value-type="float">
            <text:p>402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8726" calcext:value-type="float">
            <text:p>238726</text:p>
          </table:table-cell>
          <table:table-cell table:style-name="ce1" office:value-type="percentage" office:value="0.00094" calcext:value-type="percentage">
            <text:p>0.09%</text:p>
          </table:table-cell>
          <table:table-cell office:value-type="float" office:value="411598707" calcext:value-type="float">
            <text:p>411598707</text:p>
          </table:table-cell>
          <table:table-cell table:style-name="ce1" office:value-type="percentage" office:value="0.024303" calcext:value-type="percentage">
            <text:p>2.43%</text:p>
          </table:table-cell>
          <table:table-cell/>
          <table:table-cell office:value-type="float" office:value="43769" calcext:value-type="float">
            <text:p>43769</text:p>
          </table:table-cell>
          <table:table-cell table:style-name="ce1" office:value-type="percentage" office:value="0.004094" calcext:value-type="percentage">
            <text:p>0.41%</text:p>
          </table:table-cell>
          <table:table-cell office:value-type="float" office:value="76071857" calcext:value-type="float">
            <text:p>76071857</text:p>
          </table:table-cell>
          <table:table-cell table:style-name="ce1" office:value-type="percentage" office:value="0.021121" calcext:value-type="percentage">
            <text:p>2.11%</text:p>
          </table:table-cell>
          <table:table-cell/>
          <table:table-cell table:formula="of:=[.G13]/[.B13]" office:value-type="float" office:value="0.183344084850414" calcext:value-type="float">
            <text:p>0.1833440849</text:p>
          </table:table-cell>
          <table:table-cell table:formula="of:=[.I13]/[.D13]" office:value-type="float" office:value="0.184820446969966" calcext:value-type="float">
            <text:p>0.184820447</text:p>
          </table:table-cell>
          <table:table-cell/>
          <table:table-cell office:value-type="float" office:value="19264945" calcext:value-type="float">
            <text:p>19264945</text:p>
          </table:table-cell>
          <table:table-cell office:value-type="percentage" office:value="0.001137" calcext:value-type="percentage">
            <text:p>0.11%</text:p>
          </table:table-cell>
          <table:table-cell office:value-type="float" office:value="300" calcext:value-type="float">
            <text:p>300</text:p>
          </table:table-cell>
          <table:table-cell office:value-type="float" office:value="46364" calcext:value-type="float">
            <text:p>46364</text:p>
          </table:table-cell>
          <table:table-cell/>
          <table:table-cell office:value-type="float" office:value="16483439" calcext:value-type="float">
            <text:p>16483439</text:p>
          </table:table-cell>
          <table:table-cell office:value-type="percentage" office:value="0.004577" calcext:value-type="percentage">
            <text:p>0.46%</text:p>
          </table:table-cell>
          <table:table-cell office:value-type="float" office:value="300" calcext:value-type="float">
            <text:p>300</text:p>
          </table:table-cell>
          <table:table-cell office:value-type="float" office:value="35270" calcext:value-type="float">
            <text:p>3527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114148" calcext:value-type="float">
            <text:p>3114148</text:p>
          </table:table-cell>
          <table:table-cell table:style-name="ce1" office:value-type="percentage" office:value="0.012259" calcext:value-type="percentage">
            <text:p>1.23%</text:p>
          </table:table-cell>
          <table:table-cell office:value-type="float" office:value="9980587312" calcext:value-type="float">
            <text:p>9980587312</text:p>
          </table:table-cell>
          <table:table-cell table:style-name="ce1" office:value-type="percentage" office:value="0.589301" calcext:value-type="percentage">
            <text:p>58.93%</text:p>
          </table:table-cell>
          <table:table-cell/>
          <table:table-cell office:value-type="float" office:value="658218" calcext:value-type="float">
            <text:p>658218</text:p>
          </table:table-cell>
          <table:table-cell table:style-name="ce1" office:value-type="percentage" office:value="0.06157" calcext:value-type="percentage">
            <text:p>6.16%</text:p>
          </table:table-cell>
          <table:table-cell office:value-type="float" office:value="2118878703" calcext:value-type="float">
            <text:p>2118878703</text:p>
          </table:table-cell>
          <table:table-cell table:style-name="ce1" office:value-type="percentage" office:value="0.588296" calcext:value-type="percentage">
            <text:p>58.83%</text:p>
          </table:table-cell>
          <table:table-cell/>
          <table:table-cell table:formula="of:=[.G14]/[.B14]" office:value-type="float" office:value="0.211363750213542" calcext:value-type="float">
            <text:p>0.2113637502</text:p>
          </table:table-cell>
          <table:table-cell table:formula="of:=[.I14]/[.D14]" office:value-type="float" office:value="0.212300001669481" calcext:value-type="float">
            <text:p>0.2123000017</text:p>
          </table:table-cell>
          <table:table-cell/>
          <table:table-cell office:value-type="float" office:value="23697467" calcext:value-type="float">
            <text:p>23697467</text:p>
          </table:table-cell>
          <table:table-cell office:value-type="percentage" office:value="0.001399" calcext:value-type="percentage">
            <text:p>0.14%</text:p>
          </table:table-cell>
          <table:table-cell office:value-type="float" office:value="400" calcext:value-type="float">
            <text:p>400</text:p>
          </table:table-cell>
          <table:table-cell office:value-type="float" office:value="42274" calcext:value-type="float">
            <text:p>42274</text:p>
          </table:table-cell>
          <table:table-cell/>
          <table:table-cell office:value-type="float" office:value="19895182" calcext:value-type="float">
            <text:p>19895182</text:p>
          </table:table-cell>
          <table:table-cell office:value-type="percentage" office:value="0.005524" calcext:value-type="percentage">
            <text:p>0.55%</text:p>
          </table:table-cell>
          <table:table-cell office:value-type="float" office:value="400" calcext:value-type="float">
            <text:p>400</text:p>
          </table:table-cell>
          <table:table-cell office:value-type="float" office:value="33214" calcext:value-type="float">
            <text:p>332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69595" calcext:value-type="float">
            <text:p>1169595</text:p>
          </table:table-cell>
          <table:table-cell table:style-name="ce1" office:value-type="percentage" office:value="0.004604" calcext:value-type="percentage">
            <text:p>0.46%</text:p>
          </table:table-cell>
          <table:table-cell office:value-type="float" office:value="5613390148" calcext:value-type="float">
            <text:p>5613390148</text:p>
          </table:table-cell>
          <table:table-cell table:style-name="ce1" office:value-type="percentage" office:value="0.331441" calcext:value-type="percentage">
            <text:p>33.14%</text:p>
          </table:table-cell>
          <table:table-cell/>
          <table:table-cell office:value-type="float" office:value="262141" calcext:value-type="float">
            <text:p>262141</text:p>
          </table:table-cell>
          <table:table-cell table:style-name="ce1" office:value-type="percentage" office:value="0.024521" calcext:value-type="percentage">
            <text:p>2.45%</text:p>
          </table:table-cell>
          <table:table-cell office:value-type="float" office:value="1261031949" calcext:value-type="float">
            <text:p>1261031949</text:p>
          </table:table-cell>
          <table:table-cell table:style-name="ce1" office:value-type="percentage" office:value="0.350119" calcext:value-type="percentage">
            <text:p>35.01%</text:p>
          </table:table-cell>
          <table:table-cell/>
          <table:table-cell table:formula="of:=[.G15]/[.B15]" office:value-type="float" office:value="0.224129720116793" calcext:value-type="float">
            <text:p>0.2241297201</text:p>
          </table:table-cell>
          <table:table-cell table:formula="of:=[.I15]/[.D15]" office:value-type="float" office:value="0.224647123351883" calcext:value-type="float">
            <text:p>0.2246471234</text:p>
          </table:table-cell>
          <table:table-cell/>
          <table:table-cell office:value-type="float" office:value="27731109" calcext:value-type="float">
            <text:p>27731109</text:p>
          </table:table-cell>
          <table:table-cell office:value-type="percentage" office:value="0.001637" calcext:value-type="percentage">
            <text:p>0.16%</text:p>
          </table:table-cell>
          <table:table-cell office:value-type="float" office:value="500" calcext:value-type="float">
            <text:p>500</text:p>
          </table:table-cell>
          <table:table-cell office:value-type="float" office:value="39288" calcext:value-type="float">
            <text:p>39288</text:p>
          </table:table-cell>
          <table:table-cell/>
          <table:table-cell office:value-type="float" office:value="23143212" calcext:value-type="float">
            <text:p>23143212</text:p>
          </table:table-cell>
          <table:table-cell office:value-type="percentage" office:value="0.006426" calcext:value-type="percentage">
            <text:p>0.64%</text:p>
          </table:table-cell>
          <table:table-cell office:value-type="float" office:value="500" calcext:value-type="float">
            <text:p>500</text:p>
          </table:table-cell>
          <table:table-cell office:value-type="float" office:value="31842" calcext:value-type="float">
            <text:p>318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333" calcext:value-type="float">
            <text:p>10333</text:p>
          </table:table-cell>
          <table:table-cell table:style-name="ce1" office:value-type="percentage" office:value="0.000041" calcext:value-type="percentage">
            <text:p>0.00%</text:p>
          </table:table-cell>
          <table:table-cell office:value-type="float" office:value="117142758" calcext:value-type="float">
            <text:p>117142758</text:p>
          </table:table-cell>
          <table:table-cell table:style-name="ce1" office:value-type="percentage" office:value="0.006917" calcext:value-type="percentage">
            <text:p>0.69%</text:p>
          </table:table-cell>
          <table:table-cell/>
          <table:table-cell office:value-type="float" office:value="3122" calcext:value-type="float">
            <text:p>3122</text:p>
          </table:table-cell>
          <table:table-cell table:style-name="ce1" office:value-type="percentage" office:value="0.000292" calcext:value-type="percentage">
            <text:p>0.03%</text:p>
          </table:table-cell>
          <table:table-cell office:value-type="float" office:value="35723457" calcext:value-type="float">
            <text:p>35723457</text:p>
          </table:table-cell>
          <table:table-cell table:style-name="ce1" office:value-type="percentage" office:value="0.009918" calcext:value-type="percentage">
            <text:p>0.99%</text:p>
          </table:table-cell>
          <table:table-cell/>
          <table:table-cell table:formula="of:=[.G16]/[.B16]" office:value-type="float" office:value="0.30213877867028" calcext:value-type="float">
            <text:p>0.3021387787</text:p>
          </table:table-cell>
          <table:table-cell table:formula="of:=[.I16]/[.D16]" office:value-type="float" office:value="0.304956598341316" calcext:value-type="float">
            <text:p>0.3049565983</text:p>
          </table:table-cell>
          <table:table-cell/>
          <table:table-cell office:value-type="float" office:value="31563367" calcext:value-type="float">
            <text:p>31563367</text:p>
          </table:table-cell>
          <table:table-cell office:value-type="percentage" office:value="0.001864" calcext:value-type="percentage">
            <text:p>0.19%</text:p>
          </table:table-cell>
          <table:table-cell office:value-type="float" office:value="600" calcext:value-type="float">
            <text:p>600</text:p>
          </table:table-cell>
          <table:table-cell office:value-type="float" office:value="36916" calcext:value-type="float">
            <text:p>36916</text:p>
          </table:table-cell>
          <table:table-cell/>
          <table:table-cell office:value-type="float" office:value="26265234" calcext:value-type="float">
            <text:p>26265234</text:p>
          </table:table-cell>
          <table:table-cell office:value-type="percentage" office:value="0.007292" calcext:value-type="percentage">
            <text:p>0.73%</text:p>
          </table:table-cell>
          <table:table-cell office:value-type="float" office:value="600" calcext:value-type="float">
            <text:p>600</text:p>
          </table:table-cell>
          <table:table-cell office:value-type="float" office:value="30707" calcext:value-type="float">
            <text:p>307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754" calcext:value-type="float">
            <text:p>7754</text:p>
          </table:table-cell>
          <table:table-cell table:style-name="ce1" office:value-type="percentage" office:value="0.000031" calcext:value-type="percentage">
            <text:p>0.00%</text:p>
          </table:table-cell>
          <table:table-cell office:value-type="float" office:value="184608101" calcext:value-type="float">
            <text:p>184608101</text:p>
          </table:table-cell>
          <table:table-cell table:style-name="ce1" office:value-type="percentage" office:value="0.0109" calcext:value-type="percentage">
            <text:p>1.09%</text:p>
          </table:table-cell>
          <table:table-cell/>
          <table:table-cell office:value-type="float" office:value="2598" calcext:value-type="float">
            <text:p>2598</text:p>
          </table:table-cell>
          <table:table-cell table:style-name="ce1" office:value-type="percentage" office:value="0.000243" calcext:value-type="percentage">
            <text:p>0.02%</text:p>
          </table:table-cell>
          <table:table-cell office:value-type="float" office:value="61863457" calcext:value-type="float">
            <text:p>61863457</text:p>
          </table:table-cell>
          <table:table-cell table:style-name="ce1" office:value-type="percentage" office:value="0.017176" calcext:value-type="percentage">
            <text:p>1.72%</text:p>
          </table:table-cell>
          <table:table-cell/>
          <table:table-cell table:formula="of:=[.G17]/[.B17]" office:value-type="float" office:value="0.335052875935001" calcext:value-type="float">
            <text:p>0.3350528759</text:p>
          </table:table-cell>
          <table:table-cell table:formula="of:=[.I17]/[.D17]" office:value-type="float" office:value="0.335106946363096" calcext:value-type="float">
            <text:p>0.3351069464</text:p>
          </table:table-cell>
          <table:table-cell/>
          <table:table-cell office:value-type="float" office:value="35149846" calcext:value-type="float">
            <text:p>35149846</text:p>
          </table:table-cell>
          <table:table-cell office:value-type="percentage" office:value="0.002075" calcext:value-type="percentage">
            <text:p>0.21%</text:p>
          </table:table-cell>
          <table:table-cell office:value-type="float" office:value="700" calcext:value-type="float">
            <text:p>700</text:p>
          </table:table-cell>
          <table:table-cell office:value-type="float" office:value="35255" calcext:value-type="float">
            <text:p>35255</text:p>
          </table:table-cell>
          <table:table-cell/>
          <table:table-cell office:value-type="float" office:value="29287844" calcext:value-type="float">
            <text:p>29287844</text:p>
          </table:table-cell>
          <table:table-cell office:value-type="percentage" office:value="0.008132" calcext:value-type="percentage">
            <text:p>0.81%</text:p>
          </table:table-cell>
          <table:table-cell office:value-type="float" office:value="700" calcext:value-type="float">
            <text:p>700</text:p>
          </table:table-cell>
          <table:table-cell office:value-type="float" office:value="29745" calcext:value-type="float">
            <text:p>2974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34" calcext:value-type="float">
            <text:p>1034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41798739" calcext:value-type="float">
            <text:p>41798739</text:p>
          </table:table-cell>
          <table:table-cell table:style-name="ce1" office:value-type="percentage" office:value="0.002468" calcext:value-type="percentage">
            <text:p>0.25%</text:p>
          </table:table-cell>
          <table:table-cell/>
          <table:table-cell office:value-type="float" office:value="392" calcext:value-type="float">
            <text:p>392</text:p>
          </table:table-cell>
          <table:table-cell table:style-name="ce1" office:value-type="percentage" office:value="0.000037" calcext:value-type="percentage">
            <text:p>0.00%</text:p>
          </table:table-cell>
          <table:table-cell office:value-type="float" office:value="16016417" calcext:value-type="float">
            <text:p>16016417</text:p>
          </table:table-cell>
          <table:table-cell table:style-name="ce1" office:value-type="percentage" office:value="0.004447" calcext:value-type="percentage">
            <text:p>0.44%</text:p>
          </table:table-cell>
          <table:table-cell/>
          <table:table-cell table:formula="of:=[.G18]/[.B18]" office:value-type="float" office:value="0.379110251450677" calcext:value-type="float">
            <text:p>0.3791102515</text:p>
          </table:table-cell>
          <table:table-cell table:formula="of:=[.I18]/[.D18]" office:value-type="float" office:value="0.383179430365112" calcext:value-type="float">
            <text:p>0.3831794304</text:p>
          </table:table-cell>
          <table:table-cell/>
          <table:table-cell office:value-type="float" office:value="38634983" calcext:value-type="float">
            <text:p>38634983</text:p>
          </table:table-cell>
          <table:table-cell office:value-type="percentage" office:value="0.002281" calcext:value-type="percentage">
            <text:p>0.23%</text:p>
          </table:table-cell>
          <table:table-cell office:value-type="float" office:value="800" calcext:value-type="float">
            <text:p>800</text:p>
          </table:table-cell>
          <table:table-cell office:value-type="float" office:value="34376" calcext:value-type="float">
            <text:p>34376</text:p>
          </table:table-cell>
          <table:table-cell/>
          <table:table-cell office:value-type="float" office:value="32217939" calcext:value-type="float">
            <text:p>32217939</text:p>
          </table:table-cell>
          <table:table-cell office:value-type="percentage" office:value="0.008945" calcext:value-type="percentage">
            <text:p>0.89%</text:p>
          </table:table-cell>
          <table:table-cell office:value-type="float" office:value="800" calcext:value-type="float">
            <text:p>800</text:p>
          </table:table-cell>
          <table:table-cell office:value-type="float" office:value="28945" calcext:value-type="float">
            <text:p>2894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" calcext:value-type="float">
            <text:p>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333306" calcext:value-type="float">
            <text:p>2333306</text:p>
          </table:table-cell>
          <table:table-cell table:style-name="ce1" office:value-type="percentage" office:value="0.000138" calcext:value-type="percentage">
            <text:p>0.01%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944457" calcext:value-type="float">
            <text:p>1944457</text:p>
          </table:table-cell>
          <table:table-cell table:style-name="ce1" office:value-type="percentage" office:value="0.00054" calcext:value-type="percentage">
            <text:p>0.05%</text:p>
          </table:table-cell>
          <table:table-cell/>
          <table:table-cell table:formula="of:=[.G19]/[.B19]" office:value-type="float" office:value="0.84" calcext:value-type="float">
            <text:p>0.84</text:p>
          </table:table-cell>
          <table:table-cell table:formula="of:=[.I19]/[.D19]" office:value-type="float" office:value="0.833348476367866" calcext:value-type="float">
            <text:p>0.8333484764</text:p>
          </table:table-cell>
          <table:table-cell/>
          <table:table-cell office:value-type="float" office:value="42037873" calcext:value-type="float">
            <text:p>42037873</text:p>
          </table:table-cell>
          <table:table-cell office:value-type="percentage" office:value="0.002482" calcext:value-type="percentage">
            <text:p>0.25%</text:p>
          </table:table-cell>
          <table:table-cell office:value-type="float" office:value="900" calcext:value-type="float">
            <text:p>900</text:p>
          </table:table-cell>
          <table:table-cell office:value-type="float" office:value="33789" calcext:value-type="float">
            <text:p>33789</text:p>
          </table:table-cell>
          <table:table-cell/>
          <table:table-cell office:value-type="float" office:value="35081131" calcext:value-type="float">
            <text:p>35081131</text:p>
          </table:table-cell>
          <table:table-cell office:value-type="percentage" office:value="0.00974" calcext:value-type="percentage">
            <text:p>0.97%</text:p>
          </table:table-cell>
          <table:table-cell office:value-type="float" office:value="900" calcext:value-type="float">
            <text:p>900</text:p>
          </table:table-cell>
          <table:table-cell office:value-type="float" office:value="28391" calcext:value-type="float">
            <text:p>2839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" calcext:value-type="float">
            <text:p>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992659" calcext:value-type="float">
            <text:p>3992659</text:p>
          </table:table-cell>
          <table:table-cell table:style-name="ce1" office:value-type="percentage" office:value="0.000236" calcext:value-type="percentage">
            <text:p>0.02%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955642" calcext:value-type="float">
            <text:p>2955642</text:p>
          </table:table-cell>
          <table:table-cell table:style-name="ce1" office:value-type="percentage" office:value="0.000821" calcext:value-type="percentage">
            <text:p>0.08%</text:p>
          </table:table-cell>
          <table:table-cell/>
          <table:table-cell table:formula="of:=[.G20]/[.B20]" office:value-type="float" office:value="0.75" calcext:value-type="float">
            <text:p>0.75</text:p>
          </table:table-cell>
          <table:table-cell table:formula="of:=[.I20]/[.D20]" office:value-type="float" office:value="0.740269078826917" calcext:value-type="float">
            <text:p>0.7402690788</text:p>
          </table:table-cell>
          <table:table-cell/>
          <table:table-cell office:value-type="float" office:value="45387126" calcext:value-type="float">
            <text:p>45387126</text:p>
          </table:table-cell>
          <table:table-cell office:value-type="percentage" office:value="0.00268" calcext:value-type="percentage">
            <text:p>0.27%</text:p>
          </table:table-cell>
          <table:table-cell office:value-type="float" office:value="1000" calcext:value-type="float">
            <text:p>1000</text:p>
          </table:table-cell>
          <table:table-cell office:value-type="float" office:value="33242" calcext:value-type="float">
            <text:p>33242</text:p>
          </table:table-cell>
          <table:table-cell/>
          <table:table-cell office:value-type="float" office:value="37889578" calcext:value-type="float">
            <text:p>37889578</text:p>
          </table:table-cell>
          <table:table-cell office:value-type="percentage" office:value="0.01052" calcext:value-type="percentage">
            <text:p>1.05%</text:p>
          </table:table-cell>
          <table:table-cell office:value-type="float" office:value="1000" calcext:value-type="float">
            <text:p>1000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1">
          <table:table-cell table:number-columns-repeated="14"/>
          <table:table-cell office:value-type="float" office:value="76499342" calcext:value-type="float">
            <text:p>76499342</text:p>
          </table:table-cell>
          <table:table-cell office:value-type="percentage" office:value="0.004517" calcext:value-type="percentage">
            <text:p>0.45%</text:p>
          </table:table-cell>
          <table:table-cell office:value-type="float" office:value="2000" calcext:value-type="float">
            <text:p>2000</text:p>
          </table:table-cell>
          <table:table-cell office:value-type="float" office:value="29351" calcext:value-type="float">
            <text:p>29351</text:p>
          </table:table-cell>
          <table:table-cell/>
          <table:table-cell office:value-type="float" office:value="62780443" calcext:value-type="float">
            <text:p>62780443</text:p>
          </table:table-cell>
          <table:table-cell office:value-type="percentage" office:value="0.017431" calcext:value-type="percentage">
            <text:p>1.74%</text:p>
          </table:table-cell>
          <table:table-cell office:value-type="float" office:value="2000" calcext:value-type="float">
            <text:p>2000</text:p>
          </table:table-cell>
          <table:table-cell office:value-type="float" office:value="22014" calcext:value-type="float">
            <text:p>22014</text:p>
          </table:table-cell>
        </table:table-row>
        <table:table-row table:style-name="ro1">
          <table:table-cell table:number-columns-repeated="14"/>
          <table:table-cell office:value-type="float" office:value="104826917" calcext:value-type="float">
            <text:p>104826917</text:p>
          </table:table-cell>
          <table:table-cell office:value-type="percentage" office:value="0.006189" calcext:value-type="percentage">
            <text:p>0.62%</text:p>
          </table:table-cell>
          <table:table-cell office:value-type="float" office:value="3000" calcext:value-type="float">
            <text:p>3000</text:p>
          </table:table-cell>
          <table:table-cell office:value-type="float" office:value="27315" calcext:value-type="float">
            <text:p>27315</text:p>
          </table:table-cell>
          <table:table-cell/>
          <table:table-cell office:value-type="float" office:value="82301861" calcext:value-type="float">
            <text:p>82301861</text:p>
          </table:table-cell>
          <table:table-cell office:value-type="percentage" office:value="0.022851" calcext:value-type="percentage">
            <text:p>2.29%</text:p>
          </table:table-cell>
          <table:table-cell office:value-type="float" office:value="3000" calcext:value-type="float">
            <text:p>3000</text:p>
          </table:table-cell>
          <table:table-cell office:value-type="float" office:value="16565" calcext:value-type="float">
            <text:p>16565</text:p>
          </table:table-cell>
        </table:table-row>
        <table:table-row table:style-name="ro1">
          <table:table-cell table:number-columns-repeated="14"/>
          <table:table-cell office:value-type="float" office:value="131203280" calcext:value-type="float">
            <text:p>131203280</text:p>
          </table:table-cell>
          <table:table-cell office:value-type="percentage" office:value="0.007747" calcext:value-type="percentage">
            <text:p>0.77%</text:p>
          </table:table-cell>
          <table:table-cell office:value-type="float" office:value="4000" calcext:value-type="float">
            <text:p>4000</text:p>
          </table:table-cell>
          <table:table-cell office:value-type="float" office:value="25339" calcext:value-type="float">
            <text:p>25339</text:p>
          </table:table-cell>
          <table:table-cell/>
          <table:table-cell office:value-type="float" office:value="96617099" calcext:value-type="float">
            <text:p>96617099</text:p>
          </table:table-cell>
          <table:table-cell office:value-type="percentage" office:value="0.026825" calcext:value-type="percentage">
            <text:p>2.68%</text:p>
          </table:table-cell>
          <table:table-cell office:value-type="float" office:value="4000" calcext:value-type="float">
            <text:p>4000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1">
          <table:table-cell table:number-columns-repeated="14"/>
          <table:table-cell office:value-type="float" office:value="155533930" calcext:value-type="float">
            <text:p>155533930</text:p>
          </table:table-cell>
          <table:table-cell office:value-type="percentage" office:value="0.009183" calcext:value-type="percentage">
            <text:p>0.92%</text:p>
          </table:table-cell>
          <table:table-cell office:value-type="float" office:value="5000" calcext:value-type="float">
            <text:p>5000</text:p>
          </table:table-cell>
          <table:table-cell office:value-type="float" office:value="23378" calcext:value-type="float">
            <text:p>23378</text:p>
          </table:table-cell>
          <table:table-cell/>
          <table:table-cell office:value-type="float" office:value="108001983" calcext:value-type="float">
            <text:p>108001983</text:p>
          </table:table-cell>
          <table:table-cell office:value-type="percentage" office:value="0.029986" calcext:value-type="percentage">
            <text:p>3.00%</text:p>
          </table:table-cell>
          <table:table-cell office:value-type="float" office:value="5000" calcext:value-type="float">
            <text:p>5000</text:p>
          </table:table-cell>
          <table:table-cell office:value-type="float" office:value="10226" calcext:value-type="float">
            <text:p>10226</text:p>
          </table:table-cell>
        </table:table-row>
        <table:table-row table:style-name="ro1">
          <table:table-cell table:number-columns-repeated="14"/>
          <table:table-cell office:value-type="float" office:value="178034865" calcext:value-type="float">
            <text:p>178034865</text:p>
          </table:table-cell>
          <table:table-cell office:value-type="percentage" office:value="0.010512" calcext:value-type="percentage">
            <text:p>1.05%</text:p>
          </table:table-cell>
          <table:table-cell office:value-type="float" office:value="6000" calcext:value-type="float">
            <text:p>6000</text:p>
          </table:table-cell>
          <table:table-cell office:value-type="float" office:value="21604" calcext:value-type="float">
            <text:p>21604</text:p>
          </table:table-cell>
          <table:table-cell/>
          <table:table-cell office:value-type="float" office:value="117250128" calcext:value-type="float">
            <text:p>117250128</text:p>
          </table:table-cell>
          <table:table-cell office:value-type="percentage" office:value="0.032554" calcext:value-type="percentage">
            <text:p>3.26%</text:p>
          </table:table-cell>
          <table:table-cell office:value-type="float" office:value="6000" calcext:value-type="float">
            <text:p>6000</text:p>
          </table:table-cell>
          <table:table-cell office:value-type="float" office:value="8428" calcext:value-type="float">
            <text:p>8428</text:p>
          </table:table-cell>
        </table:table-row>
        <table:table-row table:style-name="ro1">
          <table:table-cell table:number-columns-repeated="14"/>
          <table:table-cell office:value-type="float" office:value="199030922" calcext:value-type="float">
            <text:p>199030922</text:p>
          </table:table-cell>
          <table:table-cell office:value-type="percentage" office:value="0.011752" calcext:value-type="percentage">
            <text:p>1.18%</text:p>
          </table:table-cell>
          <table:table-cell office:value-type="float" office:value="7000" calcext:value-type="float">
            <text:p>7000</text:p>
          </table:table-cell>
          <table:table-cell office:value-type="float" office:value="20299" calcext:value-type="float">
            <text:p>20299</text:p>
          </table:table-cell>
          <table:table-cell/>
          <table:table-cell office:value-type="float" office:value="124945695" calcext:value-type="float">
            <text:p>124945695</text:p>
          </table:table-cell>
          <table:table-cell office:value-type="percentage" office:value="0.034691" calcext:value-type="percentage">
            <text:p>3.47%</text:p>
          </table:table-cell>
          <table:table-cell office:value-type="float" office:value="7000" calcext:value-type="float">
            <text:p>7000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table:number-columns-repeated="14"/>
          <table:table-cell office:value-type="float" office:value="218367241" calcext:value-type="float">
            <text:p>218367241</text:p>
          </table:table-cell>
          <table:table-cell office:value-type="percentage" office:value="0.012893" calcext:value-type="percentage">
            <text:p>1.29%</text:p>
          </table:table-cell>
          <table:table-cell office:value-type="float" office:value="8000" calcext:value-type="float">
            <text:p>8000</text:p>
          </table:table-cell>
          <table:table-cell office:value-type="float" office:value="18174" calcext:value-type="float">
            <text:p>18174</text:p>
          </table:table-cell>
          <table:table-cell/>
          <table:table-cell office:value-type="float" office:value="131692764" calcext:value-type="float">
            <text:p>131692764</text:p>
          </table:table-cell>
          <table:table-cell office:value-type="percentage" office:value="0.036564" calcext:value-type="percentage">
            <text:p>3.66%</text:p>
          </table:table-cell>
          <table:table-cell office:value-type="float" office:value="8000" calcext:value-type="float">
            <text:p>8000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table:number-columns-repeated="14"/>
          <table:table-cell office:value-type="float" office:value="235370235" calcext:value-type="float">
            <text:p>235370235</text:p>
          </table:table-cell>
          <table:table-cell office:value-type="percentage" office:value="0.013897" calcext:value-type="percentage">
            <text:p>1.39%</text:p>
          </table:table-cell>
          <table:table-cell office:value-type="float" office:value="9000" calcext:value-type="float">
            <text:p>9000</text:p>
          </table:table-cell>
          <table:table-cell office:value-type="float" office:value="16023" calcext:value-type="float">
            <text:p>16023</text:p>
          </table:table-cell>
          <table:table-cell/>
          <table:table-cell office:value-type="float" office:value="138206622" calcext:value-type="float">
            <text:p>138206622</text:p>
          </table:table-cell>
          <table:table-cell office:value-type="percentage" office:value="0.038372" calcext:value-type="percentage">
            <text:p>3.84%</text:p>
          </table:table-cell>
          <table:table-cell office:value-type="float" office:value="9000" calcext:value-type="float">
            <text:p>9000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number-columns-repeated="14"/>
          <table:table-cell office:value-type="float" office:value="250577752" calcext:value-type="float">
            <text:p>250577752</text:p>
          </table:table-cell>
          <table:table-cell office:value-type="percentage" office:value="0.014795" calcext:value-type="percentage">
            <text:p>1.48%</text:p>
          </table:table-cell>
          <table:table-cell office:value-type="float" office:value="10000" calcext:value-type="float">
            <text:p>10000</text:p>
          </table:table-cell>
          <table:table-cell office:value-type="float" office:value="14597" calcext:value-type="float">
            <text:p>14597</text:p>
          </table:table-cell>
          <table:table-cell/>
          <table:table-cell office:value-type="float" office:value="144618011" calcext:value-type="float">
            <text:p>144618011</text:p>
          </table:table-cell>
          <table:table-cell office:value-type="percentage" office:value="0.040152" calcext:value-type="percentage">
            <text:p>4.02%</text:p>
          </table:table-cell>
          <table:table-cell office:value-type="float" office:value="10000" calcext:value-type="float">
            <text:p>10000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table:number-columns-repeated="14"/>
          <table:table-cell office:value-type="float" office:value="356520723" calcext:value-type="float">
            <text:p>356520723</text:p>
          </table:table-cell>
          <table:table-cell office:value-type="percentage" office:value="0.021051" calcext:value-type="percentage">
            <text:p>2.11%</text:p>
          </table:table-cell>
          <table:table-cell office:value-type="float" office:value="20000" calcext:value-type="float">
            <text:p>20000</text:p>
          </table:table-cell>
          <table:table-cell office:value-type="float" office:value="7802" calcext:value-type="float">
            <text:p>7802</text:p>
          </table:table-cell>
          <table:table-cell/>
          <table:table-cell office:value-type="float" office:value="205878422" calcext:value-type="float">
            <text:p>205878422</text:p>
          </table:table-cell>
          <table:table-cell office:value-type="percentage" office:value="0.057161" calcext:value-type="percentage">
            <text:p>5.72%</text:p>
          </table:table-cell>
          <table:table-cell office:value-type="float" office:value="20000" calcext:value-type="float">
            <text:p>20000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string" calcext:value-type="string">
            <text:p>Ecoli-2-Q15-K</text:p>
          </table:table-cell>
          <table:table-cell table:number-columns-repeated="4"/>
          <table:table-cell office:value-type="string" calcext:value-type="string">
            <text:p>Ecoli-2-Q15-S</text:p>
          </table:table-cell>
          <table:table-cell table:number-columns-repeated="8"/>
          <table:table-cell office:value-type="float" office:value="424374358" calcext:value-type="float">
            <text:p>424374358</text:p>
          </table:table-cell>
          <table:table-cell office:value-type="percentage" office:value="0.025057" calcext:value-type="percentage">
            <text:p>2.51%</text:p>
          </table:table-cell>
          <table:table-cell office:value-type="float" office:value="30000" calcext:value-type="float">
            <text:p>30000</text:p>
          </table:table-cell>
          <table:table-cell office:value-type="float" office:value="6463" calcext:value-type="float">
            <text:p>6463</text:p>
          </table:table-cell>
          <table:table-cell/>
          <table:table-cell office:value-type="float" office:value="264105328" calcext:value-type="float">
            <text:p>264105328</text:p>
          </table:table-cell>
          <table:table-cell office:value-type="percentage" office:value="0.073328" calcext:value-type="percentage">
            <text:p>7.33%</text:p>
          </table:table-cell>
          <table:table-cell office:value-type="float" office:value="30000" calcext:value-type="float">
            <text:p>30000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10568" calcext:value-type="float">
            <text:p>111910568</text:p>
          </table:table-cell>
          <table:table-cell table:style-name="ce1" office:value-type="percentage" office:value="0.560214" calcext:value-type="percentage">
            <text:p>56.02%</text:p>
          </table:table-cell>
          <table:table-cell office:value-type="float" office:value="111910568" calcext:value-type="float">
            <text:p>111910568</text:p>
          </table:table-cell>
          <table:table-cell table:style-name="ce1" office:value-type="percentage" office:value="0.006884" calcext:value-type="percentage">
            <text:p>0.69%</text:p>
          </table:table-cell>
          <table:table-cell/>
          <table:table-cell office:value-type="float" office:value="3650036" calcext:value-type="float">
            <text:p>3650036</text:p>
          </table:table-cell>
          <table:table-cell table:style-name="ce1" office:value-type="percentage" office:value="0.447624" calcext:value-type="percentage">
            <text:p>44.76%</text:p>
          </table:table-cell>
          <table:table-cell office:value-type="float" office:value="3650036" calcext:value-type="float">
            <text:p>3650036</text:p>
          </table:table-cell>
          <table:table-cell table:style-name="ce1" office:value-type="percentage" office:value="0.001127" calcext:value-type="percentage">
            <text:p>0.11%</text:p>
          </table:table-cell>
          <table:table-cell/>
          <table:table-cell table:formula="of:=[.G32]/[.B32]" office:value-type="float" office:value="0.032615650739973" calcext:value-type="float">
            <text:p>0.0326156507</text:p>
          </table:table-cell>
          <table:table-cell table:formula="of:=[.I32]/[.D32]" office:value-type="float" office:value="0.032615650739973" calcext:value-type="float">
            <text:p>0.0326156507</text:p>
          </table:table-cell>
          <table:table-cell/>
          <table:table-cell office:value-type="float" office:value="488051265" calcext:value-type="float">
            <text:p>488051265</text:p>
          </table:table-cell>
          <table:table-cell office:value-type="percentage" office:value="0.028817" calcext:value-type="percentage">
            <text:p>2.88%</text:p>
          </table:table-cell>
          <table:table-cell office:value-type="float" office:value="40000" calcext:value-type="float">
            <text:p>40000</text:p>
          </table:table-cell>
          <table:table-cell office:value-type="float" office:value="6291" calcext:value-type="float">
            <text:p>6291</text:p>
          </table:table-cell>
          <table:table-cell/>
          <table:table-cell office:value-type="float" office:value="320345538" calcext:value-type="float">
            <text:p>320345538</text:p>
          </table:table-cell>
          <table:table-cell office:value-type="percentage" office:value="0.088942" calcext:value-type="percentage">
            <text:p>8.89%</text:p>
          </table:table-cell>
          <table:table-cell office:value-type="float" office:value="40000" calcext:value-type="float">
            <text:p>40000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07300" calcext:value-type="float">
            <text:p>41907300</text:p>
          </table:table-cell>
          <table:table-cell table:style-name="ce1" office:value-type="percentage" office:value="0.209784" calcext:value-type="percentage">
            <text:p>20.98%</text:p>
          </table:table-cell>
          <table:table-cell office:value-type="float" office:value="83814600" calcext:value-type="float">
            <text:p>83814600</text:p>
          </table:table-cell>
          <table:table-cell table:style-name="ce1" office:value-type="percentage" office:value="0.005156" calcext:value-type="percentage">
            <text:p>0.52%</text:p>
          </table:table-cell>
          <table:table-cell/>
          <table:table-cell office:value-type="float" office:value="1728701" calcext:value-type="float">
            <text:p>1728701</text:p>
          </table:table-cell>
          <table:table-cell table:style-name="ce1" office:value-type="percentage" office:value="0.212" calcext:value-type="percentage">
            <text:p>21.20%</text:p>
          </table:table-cell>
          <table:table-cell office:value-type="float" office:value="3457402" calcext:value-type="float">
            <text:p>3457402</text:p>
          </table:table-cell>
          <table:table-cell table:style-name="ce1" office:value-type="percentage" office:value="0.001067" calcext:value-type="percentage">
            <text:p>0.11%</text:p>
          </table:table-cell>
          <table:table-cell/>
          <table:table-cell table:formula="of:=[.G33]/[.B33]" office:value-type="float" office:value="0.041250593572003" calcext:value-type="float">
            <text:p>0.0412505936</text:p>
          </table:table-cell>
          <table:table-cell table:formula="of:=[.I33]/[.D33]" office:value-type="float" office:value="0.041250593572003" calcext:value-type="float">
            <text:p>0.0412505936</text:p>
          </table:table-cell>
          <table:table-cell/>
          <table:table-cell office:value-type="float" office:value="550357191" calcext:value-type="float">
            <text:p>550357191</text:p>
          </table:table-cell>
          <table:table-cell office:value-type="percentage" office:value="0.032496" calcext:value-type="percentage">
            <text:p>3.25%</text:p>
          </table:table-cell>
          <table:table-cell office:value-type="float" office:value="50000" calcext:value-type="float">
            <text:p>50000</text:p>
          </table:table-cell>
          <table:table-cell office:value-type="float" office:value="6173" calcext:value-type="float">
            <text:p>6173</text:p>
          </table:table-cell>
          <table:table-cell/>
          <table:table-cell office:value-type="float" office:value="375064012" calcext:value-type="float">
            <text:p>375064012</text:p>
          </table:table-cell>
          <table:table-cell office:value-type="percentage" office:value="0.104135" calcext:value-type="percentage">
            <text:p>10.41%</text:p>
          </table:table-cell>
          <table:table-cell office:value-type="float" office:value="50000" calcext:value-type="float">
            <text:p>50000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11759" calcext:value-type="float">
            <text:p>28811759</text:p>
          </table:table-cell>
          <table:table-cell table:style-name="ce1" office:value-type="percentage" office:value="0.144229" calcext:value-type="percentage">
            <text:p>14.42%</text:p>
          </table:table-cell>
          <table:table-cell office:value-type="float" office:value="95836377" calcext:value-type="float">
            <text:p>95836377</text:p>
          </table:table-cell>
          <table:table-cell table:style-name="ce1" office:value-type="percentage" office:value="0.005895" calcext:value-type="percentage">
            <text:p>0.59%</text:p>
          </table:table-cell>
          <table:table-cell/>
          <table:table-cell office:value-type="float" office:value="1280420" calcext:value-type="float">
            <text:p>1280420</text:p>
          </table:table-cell>
          <table:table-cell table:style-name="ce1" office:value-type="percentage" office:value="0.157025" calcext:value-type="percentage">
            <text:p>15.70%</text:p>
          </table:table-cell>
          <table:table-cell office:value-type="float" office:value="4267136" calcext:value-type="float">
            <text:p>4267136</text:p>
          </table:table-cell>
          <table:table-cell table:style-name="ce1" office:value-type="percentage" office:value="0.001317" calcext:value-type="percentage">
            <text:p>0.13%</text:p>
          </table:table-cell>
          <table:table-cell/>
          <table:table-cell table:formula="of:=[.G34]/[.B34]" office:value-type="float" office:value="0.0444408826271246" calcext:value-type="float">
            <text:p>0.0444408826</text:p>
          </table:table-cell>
          <table:table-cell table:formula="of:=[.I34]/[.D34]" office:value-type="float" office:value="0.0445252224006757" calcext:value-type="float">
            <text:p>0.0445252224</text:p>
          </table:table-cell>
          <table:table-cell/>
          <table:table-cell office:value-type="float" office:value="611596939" calcext:value-type="float">
            <text:p>611596939</text:p>
          </table:table-cell>
          <table:table-cell office:value-type="percentage" office:value="0.036112" calcext:value-type="percentage">
            <text:p>3.61%</text:p>
          </table:table-cell>
          <table:table-cell office:value-type="float" office:value="60000" calcext:value-type="float">
            <text:p>60000</text:p>
          </table:table-cell>
          <table:table-cell office:value-type="float" office:value="6079" calcext:value-type="float">
            <text:p>6079</text:p>
          </table:table-cell>
          <table:table-cell/>
          <table:table-cell office:value-type="float" office:value="428462623" calcext:value-type="float">
            <text:p>428462623</text:p>
          </table:table-cell>
          <table:table-cell office:value-type="percentage" office:value="0.118961" calcext:value-type="percentage">
            <text:p>11.90%</text:p>
          </table:table-cell>
          <table:table-cell office:value-type="float" office:value="60000" calcext:value-type="float">
            <text:p>60000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85474" calcext:value-type="float">
            <text:p>9885474</text:p>
          </table:table-cell>
          <table:table-cell table:style-name="ce1" office:value-type="percentage" office:value="0.049486" calcext:value-type="percentage">
            <text:p>4.95%</text:p>
          </table:table-cell>
          <table:table-cell office:value-type="float" office:value="57856007" calcext:value-type="float">
            <text:p>57856007</text:p>
          </table:table-cell>
          <table:table-cell table:style-name="ce1" office:value-type="percentage" office:value="0.003559" calcext:value-type="percentage">
            <text:p>0.36%</text:p>
          </table:table-cell>
          <table:table-cell/>
          <table:table-cell office:value-type="float" office:value="456148" calcext:value-type="float">
            <text:p>456148</text:p>
          </table:table-cell>
          <table:table-cell table:style-name="ce1" office:value-type="percentage" office:value="0.05594" calcext:value-type="percentage">
            <text:p>5.59%</text:p>
          </table:table-cell>
          <table:table-cell office:value-type="float" office:value="2673858" calcext:value-type="float">
            <text:p>2673858</text:p>
          </table:table-cell>
          <table:table-cell table:style-name="ce1" office:value-type="percentage" office:value="0.000825" calcext:value-type="percentage">
            <text:p>0.08%</text:p>
          </table:table-cell>
          <table:table-cell/>
          <table:table-cell table:formula="of:=[.G35]/[.B35]" office:value-type="float" office:value="0.0461432603029455" calcext:value-type="float">
            <text:p>0.0461432603</text:p>
          </table:table-cell>
          <table:table-cell table:formula="of:=[.I35]/[.D35]" office:value-type="float" office:value="0.0462157369415418" calcext:value-type="float">
            <text:p>0.0462157369</text:p>
          </table:table-cell>
          <table:table-cell/>
          <table:table-cell office:value-type="float" office:value="671983820" calcext:value-type="float">
            <text:p>671983820</text:p>
          </table:table-cell>
          <table:table-cell office:value-type="percentage" office:value="0.039677" calcext:value-type="percentage">
            <text:p>3.97%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480709816" calcext:value-type="float">
            <text:p>480709816</text:p>
          </table:table-cell>
          <table:table-cell office:value-type="percentage" office:value="0.133467" calcext:value-type="percentage">
            <text:p>13.35%</text:p>
          </table:table-cell>
          <table:table-cell office:value-type="float" office:value="70000" calcext:value-type="float">
            <text:p>70000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6350" calcext:value-type="float">
            <text:p>1956350</text:p>
          </table:table-cell>
          <table:table-cell table:style-name="ce1" office:value-type="percentage" office:value="0.009793" calcext:value-type="percentage">
            <text:p>0.98%</text:p>
          </table:table-cell>
          <table:table-cell office:value-type="float" office:value="21631338" calcext:value-type="float">
            <text:p>21631338</text:p>
          </table:table-cell>
          <table:table-cell table:style-name="ce1" office:value-type="percentage" office:value="0.001331" calcext:value-type="percentage">
            <text:p>0.13%</text:p>
          </table:table-cell>
          <table:table-cell/>
          <table:table-cell office:value-type="float" office:value="93908" calcext:value-type="float">
            <text:p>93908</text:p>
          </table:table-cell>
          <table:table-cell table:style-name="ce1" office:value-type="percentage" office:value="0.011516" calcext:value-type="percentage">
            <text:p>1.15%</text:p>
          </table:table-cell>
          <table:table-cell office:value-type="float" office:value="1041033" calcext:value-type="float">
            <text:p>1041033</text:p>
          </table:table-cell>
          <table:table-cell table:style-name="ce1" office:value-type="percentage" office:value="0.000321" calcext:value-type="percentage">
            <text:p>0.03%</text:p>
          </table:table-cell>
          <table:table-cell/>
          <table:table-cell table:formula="of:=[.G36]/[.B36]" office:value-type="float" office:value="0.0480016356991336" calcext:value-type="float">
            <text:p>0.0480016357</text:p>
          </table:table-cell>
          <table:table-cell table:formula="of:=[.I36]/[.D36]" office:value-type="float" office:value="0.0481261492007568" calcext:value-type="float">
            <text:p>0.0481261492</text:p>
          </table:table-cell>
          <table:table-cell/>
          <table:table-cell office:value-type="float" office:value="731640447" calcext:value-type="float">
            <text:p>731640447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80000" calcext:value-type="float">
            <text:p>80000</text:p>
          </table:table-cell>
          <table:table-cell office:value-type="float" office:value="5932" calcext:value-type="float">
            <text:p>5932</text:p>
          </table:table-cell>
          <table:table-cell/>
          <table:table-cell office:value-type="float" office:value="531926232" calcext:value-type="float">
            <text:p>531926232</text:p>
          </table:table-cell>
          <table:table-cell office:value-type="percentage" office:value="0.147687" calcext:value-type="percentage">
            <text:p>14.77%</text:p>
          </table:table-cell>
          <table:table-cell office:value-type="float" office:value="80000" calcext:value-type="float">
            <text:p>80000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3763" calcext:value-type="float">
            <text:p>483763</text:p>
          </table:table-cell>
          <table:table-cell table:style-name="ce1" office:value-type="percentage" office:value="0.002422" calcext:value-type="percentage">
            <text:p>0.24%</text:p>
          </table:table-cell>
          <table:table-cell office:value-type="float" office:value="10708233" calcext:value-type="float">
            <text:p>10708233</text:p>
          </table:table-cell>
          <table:table-cell table:style-name="ce1" office:value-type="percentage" office:value="0.000659" calcext:value-type="percentage">
            <text:p>0.07%</text:p>
          </table:table-cell>
          <table:table-cell/>
          <table:table-cell office:value-type="float" office:value="25170" calcext:value-type="float">
            <text:p>25170</text:p>
          </table:table-cell>
          <table:table-cell table:style-name="ce1" office:value-type="percentage" office:value="0.003087" calcext:value-type="percentage">
            <text:p>0.31%</text:p>
          </table:table-cell>
          <table:table-cell office:value-type="float" office:value="559508" calcext:value-type="float">
            <text:p>559508</text:p>
          </table:table-cell>
          <table:table-cell table:style-name="ce1" office:value-type="percentage" office:value="0.000173" calcext:value-type="percentage">
            <text:p>0.02%</text:p>
          </table:table-cell>
          <table:table-cell/>
          <table:table-cell table:formula="of:=[.G37]/[.B37]" office:value-type="float" office:value="0.0520296095402087" calcext:value-type="float">
            <text:p>0.0520296095</text:p>
          </table:table-cell>
          <table:table-cell table:formula="of:=[.I37]/[.D37]" office:value-type="float" office:value="0.052250263885741" calcext:value-type="float">
            <text:p>0.0522502639</text:p>
          </table:table-cell>
          <table:table-cell/>
          <table:table-cell office:value-type="float" office:value="790648711" calcext:value-type="float">
            <text:p>790648711</text:p>
          </table:table-cell>
          <table:table-cell office:value-type="percentage" office:value="0.046684" calcext:value-type="percentage">
            <text:p>4.67%</text:p>
          </table:table-cell>
          <table:table-cell office:value-type="float" office:value="90000" calcext:value-type="float">
            <text:p>90000</text:p>
          </table:table-cell>
          <table:table-cell office:value-type="float" office:value="5871" calcext:value-type="float">
            <text:p>5871</text:p>
          </table:table-cell>
          <table:table-cell/>
          <table:table-cell office:value-type="float" office:value="582203928" calcext:value-type="float">
            <text:p>582203928</text:p>
          </table:table-cell>
          <table:table-cell office:value-type="percentage" office:value="0.161646" calcext:value-type="percentage">
            <text:p>16.16%</text:p>
          </table:table-cell>
          <table:table-cell office:value-type="float" office:value="90000" calcext:value-type="float">
            <text:p>90000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913" calcext:value-type="float">
            <text:p>160913</text:p>
          </table:table-cell>
          <table:table-cell table:style-name="ce1" office:value-type="percentage" office:value="0.000806" calcext:value-type="percentage">
            <text:p>0.08%</text:p>
          </table:table-cell>
          <table:table-cell office:value-type="float" office:value="7056330" calcext:value-type="float">
            <text:p>7056330</text:p>
          </table:table-cell>
          <table:table-cell table:style-name="ce1" office:value-type="percentage" office:value="0.000434" calcext:value-type="percentage">
            <text:p>0.04%</text:p>
          </table:table-cell>
          <table:table-cell/>
          <table:table-cell office:value-type="float" office:value="9408" calcext:value-type="float">
            <text:p>9408</text:p>
          </table:table-cell>
          <table:table-cell table:style-name="ce1" office:value-type="percentage" office:value="0.001154" calcext:value-type="percentage">
            <text:p>0.12%</text:p>
          </table:table-cell>
          <table:table-cell office:value-type="float" office:value="416270" calcext:value-type="float">
            <text:p>416270</text:p>
          </table:table-cell>
          <table:table-cell table:style-name="ce1" office:value-type="percentage" office:value="0.000129" calcext:value-type="percentage">
            <text:p>0.01%</text:p>
          </table:table-cell>
          <table:table-cell/>
          <table:table-cell table:formula="of:=[.G38]/[.B38]" office:value-type="float" office:value="0.0584663762405772" calcext:value-type="float">
            <text:p>0.0584663762</text:p>
          </table:table-cell>
          <table:table-cell table:formula="of:=[.I38]/[.D38]" office:value-type="float" office:value="0.0589924224065484" calcext:value-type="float">
            <text:p>0.0589924224</text:p>
          </table:table-cell>
          <table:table-cell/>
          <table:table-cell office:value-type="float" office:value="849082516" calcext:value-type="float">
            <text:p>849082516</text:p>
          </table:table-cell>
          <table:table-cell office:value-type="percentage" office:value="0.050134" calcext:value-type="percentage">
            <text:p>5.01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7" calcext:value-type="float">
            <text:p>5817</text:p>
          </table:table-cell>
          <table:table-cell/>
          <table:table-cell office:value-type="float" office:value="631616864" calcext:value-type="float">
            <text:p>631616864</text:p>
          </table:table-cell>
          <table:table-cell office:value-type="percentage" office:value="0.175365" calcext:value-type="percentage">
            <text:p>17.5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070" calcext:value-type="float">
            <text:p>52070</text:p>
          </table:table-cell>
          <table:table-cell table:style-name="ce1" office:value-type="percentage" office:value="0.000261" calcext:value-type="percentage">
            <text:p>0.03%</text:p>
          </table:table-cell>
          <table:table-cell office:value-type="float" office:value="4517543" calcext:value-type="float">
            <text:p>4517543</text:p>
          </table:table-cell>
          <table:table-cell table:style-name="ce1" office:value-type="percentage" office:value="0.000278" calcext:value-type="percentage">
            <text:p>0.03%</text:p>
          </table:table-cell>
          <table:table-cell/>
          <table:table-cell office:value-type="float" office:value="3435" calcext:value-type="float">
            <text:p>3435</text:p>
          </table:table-cell>
          <table:table-cell table:style-name="ce1" office:value-type="percentage" office:value="0.000421" calcext:value-type="percentage">
            <text:p>0.04%</text:p>
          </table:table-cell>
          <table:table-cell office:value-type="float" office:value="297745" calcext:value-type="float">
            <text:p>297745</text:p>
          </table:table-cell>
          <table:table-cell table:style-name="ce1" office:value-type="percentage" office:value="0.000092" calcext:value-type="percentage">
            <text:p>0.01%</text:p>
          </table:table-cell>
          <table:table-cell/>
          <table:table-cell table:formula="of:=[.G39]/[.B39]" office:value-type="float" office:value="0.065968888035337" calcext:value-type="float">
            <text:p>0.065968888</text:p>
          </table:table-cell>
          <table:table-cell table:formula="of:=[.I39]/[.D39]" office:value-type="float" office:value="0.065908614483581" calcext:value-type="float">
            <text:p>0.0659086145</text:p>
          </table:table-cell>
          <table:table-cell/>
          <table:table-cell office:value-type="float" office:value="1409502326" calcext:value-type="float">
            <text:p>1409502326</text:p>
          </table:table-cell>
          <table:table-cell office:value-type="percentage" office:value="0.083224" calcext:value-type="percentage">
            <text:p>8.3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5430" calcext:value-type="float">
            <text:p>5430</text:p>
          </table:table-cell>
          <table:table-cell/>
          <table:table-cell office:value-type="float" office:value="1091456862" calcext:value-type="float">
            <text:p>1091456862</text:p>
          </table:table-cell>
          <table:table-cell office:value-type="percentage" office:value="0.303038" calcext:value-type="percentage">
            <text:p>30.30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104" calcext:value-type="float">
            <text:p>17104</text:p>
          </table:table-cell>
          <table:table-cell table:style-name="ce1" office:value-type="percentage" office:value="0.000086" calcext:value-type="percentage">
            <text:p>0.01%</text:p>
          </table:table-cell>
          <table:table-cell office:value-type="float" office:value="3011285" calcext:value-type="float">
            <text:p>3011285</text:p>
          </table:table-cell>
          <table:table-cell table:style-name="ce1" office:value-type="percentage" office:value="0.000185" calcext:value-type="percentage">
            <text:p>0.02%</text:p>
          </table:table-cell>
          <table:table-cell/>
          <table:table-cell office:value-type="float" office:value="1208" calcext:value-type="float">
            <text:p>1208</text:p>
          </table:table-cell>
          <table:table-cell table:style-name="ce1" office:value-type="percentage" office:value="0.000148" calcext:value-type="percentage">
            <text:p>0.01%</text:p>
          </table:table-cell>
          <table:table-cell office:value-type="float" office:value="213894" calcext:value-type="float">
            <text:p>213894</text:p>
          </table:table-cell>
          <table:table-cell table:style-name="ce1" office:value-type="percentage" office:value="0.000066" calcext:value-type="percentage">
            <text:p>0.01%</text:p>
          </table:table-cell>
          <table:table-cell/>
          <table:table-cell table:formula="of:=[.G40]/[.B40]" office:value-type="float" office:value="0.0706267539756782" calcext:value-type="float">
            <text:p>0.070626754</text:p>
          </table:table-cell>
          <table:table-cell table:formula="of:=[.I40]/[.D40]" office:value-type="float" office:value="0.0710308057855699" calcext:value-type="float">
            <text:p>0.0710308058</text:p>
          </table:table-cell>
          <table:table-cell/>
          <table:table-cell office:value-type="float" office:value="1938653835" calcext:value-type="float">
            <text:p>1938653835</text:p>
          </table:table-cell>
          <table:table-cell office:value-type="percentage" office:value="0.114467" calcext:value-type="percentage">
            <text:p>11.4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float" office:value="1507815551" calcext:value-type="float">
            <text:p>1507815551</text:p>
          </table:table-cell>
          <table:table-cell office:value-type="percentage" office:value="0.418638" calcext:value-type="percentage">
            <text:p>41.8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745" calcext:value-type="float">
            <text:p>13745</text:p>
          </table:table-cell>
          <table:table-cell table:style-name="ce1" office:value-type="percentage" office:value="0.000069" calcext:value-type="percentage">
            <text:p>0.01%</text:p>
          </table:table-cell>
          <table:table-cell office:value-type="float" office:value="5161079" calcext:value-type="float">
            <text:p>5161079</text:p>
          </table:table-cell>
          <table:table-cell table:style-name="ce1" office:value-type="percentage" office:value="0.000317" calcext:value-type="percentage">
            <text:p>0.03%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ce1" office:value-type="percentage" office:value="0.000118" calcext:value-type="percentage">
            <text:p>0.01%</text:p>
          </table:table-cell>
          <table:table-cell office:value-type="float" office:value="360300" calcext:value-type="float">
            <text:p>360300</text:p>
          </table:table-cell>
          <table:table-cell table:style-name="ce1" office:value-type="percentage" office:value="0.000111" calcext:value-type="percentage">
            <text:p>0.01%</text:p>
          </table:table-cell>
          <table:table-cell/>
          <table:table-cell table:formula="of:=[.G41]/[.B41]" office:value-type="float" office:value="0.0698435794834485" calcext:value-type="float">
            <text:p>0.0698435795</text:p>
          </table:table-cell>
          <table:table-cell table:formula="of:=[.I41]/[.D41]" office:value-type="float" office:value="0.0698109833234485" calcext:value-type="float">
            <text:p>0.0698109833</text:p>
          </table:table-cell>
          <table:table-cell/>
          <table:table-cell office:value-type="float" office:value="2444313955" calcext:value-type="float">
            <text:p>2444313955</text:p>
          </table:table-cell>
          <table:table-cell office:value-type="percentage" office:value="0.144324" calcext:value-type="percentage">
            <text:p>14.4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955" calcext:value-type="float">
            <text:p>4955</text:p>
          </table:table-cell>
          <table:table-cell/>
          <table:table-cell office:value-type="float" office:value="1893803794" calcext:value-type="float">
            <text:p>1893803794</text:p>
          </table:table-cell>
          <table:table-cell office:value-type="percentage" office:value="0.525805" calcext:value-type="percentage">
            <text:p>52.58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60" calcext:value-type="float">
            <text:p>26260</text:p>
          </table:table-cell>
          <table:table-cell table:style-name="ce1" office:value-type="percentage" office:value="0.000131" calcext:value-type="percentage">
            <text:p>0.01%</text:p>
          </table:table-cell>
          <table:table-cell office:value-type="float" office:value="20417750" calcext:value-type="float">
            <text:p>20417750</text:p>
          </table:table-cell>
          <table:table-cell table:style-name="ce1" office:value-type="percentage" office:value="0.001256" calcext:value-type="percentage">
            <text:p>0.13%</text:p>
          </table:table-cell>
          <table:table-cell/>
          <table:table-cell office:value-type="float" office:value="2633" calcext:value-type="float">
            <text:p>2633</text:p>
          </table:table-cell>
          <table:table-cell table:style-name="ce1" office:value-type="percentage" office:value="0.000323" calcext:value-type="percentage">
            <text:p>0.03%</text:p>
          </table:table-cell>
          <table:table-cell office:value-type="float" office:value="2123975" calcext:value-type="float">
            <text:p>2123975</text:p>
          </table:table-cell>
          <table:table-cell table:style-name="ce1" office:value-type="percentage" office:value="0.000656" calcext:value-type="percentage">
            <text:p>0.07%</text:p>
          </table:table-cell>
          <table:table-cell/>
          <table:table-cell table:formula="of:=[.G42]/[.B42]" office:value-type="float" office:value="0.10026656511805" calcext:value-type="float">
            <text:p>0.1002665651</text:p>
          </table:table-cell>
          <table:table-cell table:formula="of:=[.I42]/[.D42]" office:value-type="float" office:value="0.104025908829327" calcext:value-type="float">
            <text:p>0.1040259088</text:p>
          </table:table-cell>
          <table:table-cell/>
          <table:table-cell office:value-type="float" office:value="2931148395" calcext:value-type="float">
            <text:p>2931148395</text:p>
          </table:table-cell>
          <table:table-cell office:value-type="percentage" office:value="0.173069" calcext:value-type="percentage">
            <text:p>17.3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789" calcext:value-type="float">
            <text:p>4789</text:p>
          </table:table-cell>
          <table:table-cell/>
          <table:table-cell office:value-type="float" office:value="2254558897" calcext:value-type="float">
            <text:p>2254558897</text:p>
          </table:table-cell>
          <table:table-cell office:value-type="percentage" office:value="0.625967" calcext:value-type="percentage">
            <text:p>62.6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1426" calcext:value-type="float">
            <text:p>291426</text:p>
          </table:table-cell>
          <table:table-cell table:style-name="ce1" office:value-type="percentage" office:value="0.001459" calcext:value-type="percentage">
            <text:p>0.15%</text:p>
          </table:table-cell>
          <table:table-cell office:value-type="float" office:value="501964287" calcext:value-type="float">
            <text:p>501964287</text:p>
          </table:table-cell>
          <table:table-cell table:style-name="ce1" office:value-type="percentage" office:value="0.030877" calcext:value-type="percentage">
            <text:p>3.09%</text:p>
          </table:table-cell>
          <table:table-cell/>
          <table:table-cell office:value-type="float" office:value="50752" calcext:value-type="float">
            <text:p>50752</text:p>
          </table:table-cell>
          <table:table-cell table:style-name="ce1" office:value-type="percentage" office:value="0.006224" calcext:value-type="percentage">
            <text:p>0.62%</text:p>
          </table:table-cell>
          <table:table-cell office:value-type="float" office:value="88033198" calcext:value-type="float">
            <text:p>88033198</text:p>
          </table:table-cell>
          <table:table-cell table:style-name="ce1" office:value-type="percentage" office:value="0.027178" calcext:value-type="percentage">
            <text:p>2.72%</text:p>
          </table:table-cell>
          <table:table-cell/>
          <table:table-cell table:formula="of:=[.G43]/[.B43]" office:value-type="float" office:value="0.174150556230398" calcext:value-type="float">
            <text:p>0.1741505562</text:p>
          </table:table-cell>
          <table:table-cell table:formula="of:=[.I43]/[.D43]" office:value-type="float" office:value="0.175377412855668" calcext:value-type="float">
            <text:p>0.1753774129</text:p>
          </table:table-cell>
          <table:table-cell/>
          <table:table-cell office:value-type="float" office:value="3403018542" calcext:value-type="float">
            <text:p>3403018542</text:p>
          </table:table-cell>
          <table:table-cell office:value-type="percentage" office:value="0.20093" calcext:value-type="percentage">
            <text:p>20.0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652" calcext:value-type="float">
            <text:p>4652</text:p>
          </table:table-cell>
          <table:table-cell/>
          <table:table-cell office:value-type="float" office:value="2591720393" calcext:value-type="float">
            <text:p>2591720393</text:p>
          </table:table-cell>
          <table:table-cell office:value-type="percentage" office:value="0.719579" calcext:value-type="percentage">
            <text:p>71.9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15275" calcext:value-type="float">
            <text:p>3215275</text:p>
          </table:table-cell>
          <table:table-cell table:style-name="ce1" office:value-type="percentage" office:value="0.016095" calcext:value-type="percentage">
            <text:p>1.61%</text:p>
          </table:table-cell>
          <table:table-cell office:value-type="float" office:value="10154896174" calcext:value-type="float">
            <text:p>10154896174</text:p>
          </table:table-cell>
          <table:table-cell table:style-name="ce1" office:value-type="percentage" office:value="0.624661" calcext:value-type="percentage">
            <text:p>62.47%</text:p>
          </table:table-cell>
          <table:table-cell/>
          <table:table-cell office:value-type="float" office:value="635172" calcext:value-type="float">
            <text:p>635172</text:p>
          </table:table-cell>
          <table:table-cell table:style-name="ce1" office:value-type="percentage" office:value="0.077895" calcext:value-type="percentage">
            <text:p>7.79%</text:p>
          </table:table-cell>
          <table:table-cell office:value-type="float" office:value="2014626422" calcext:value-type="float">
            <text:p>2014626422</text:p>
          </table:table-cell>
          <table:table-cell table:style-name="ce1" office:value-type="percentage" office:value="0.62197" calcext:value-type="percentage">
            <text:p>62.20%</text:p>
          </table:table-cell>
          <table:table-cell/>
          <table:table-cell table:formula="of:=[.G44]/[.B44]" office:value-type="float" office:value="0.197548265700446" calcext:value-type="float">
            <text:p>0.1975482657</text:p>
          </table:table-cell>
          <table:table-cell table:formula="of:=[.I44]/[.D44]" office:value-type="float" office:value="0.198389662235851" calcext:value-type="float">
            <text:p>0.1983896622</text:p>
          </table:table-cell>
          <table:table-cell/>
          <table:table-cell office:value-type="float" office:value="3862109790" calcext:value-type="float">
            <text:p>3862109790</text:p>
          </table:table-cell>
          <table:table-cell office:value-type="percentage" office:value="0.228037" calcext:value-type="percentage">
            <text:p>22.8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532" calcext:value-type="float">
            <text:p>4532</text:p>
          </table:table-cell>
          <table:table-cell/>
          <table:table-cell office:value-type="float" office:value="2905203125" calcext:value-type="float">
            <text:p>2905203125</text:p>
          </table:table-cell>
          <table:table-cell office:value-type="percentage" office:value="0.806615" calcext:value-type="percentage">
            <text:p>80.66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13330" calcext:value-type="float">
            <text:p>1013330</text:p>
          </table:table-cell>
          <table:table-cell table:style-name="ce1" office:value-type="percentage" office:value="0.005073" calcext:value-type="percentage">
            <text:p>0.51%</text:p>
          </table:table-cell>
          <table:table-cell office:value-type="float" office:value="4844505001" calcext:value-type="float">
            <text:p>4844505001</text:p>
          </table:table-cell>
          <table:table-cell table:style-name="ce1" office:value-type="percentage" office:value="0.298001" calcext:value-type="percentage">
            <text:p>29.80%</text:p>
          </table:table-cell>
          <table:table-cell/>
          <table:table-cell office:value-type="float" office:value="210600" calcext:value-type="float">
            <text:p>210600</text:p>
          </table:table-cell>
          <table:table-cell table:style-name="ce1" office:value-type="percentage" office:value="0.025827" calcext:value-type="percentage">
            <text:p>2.58%</text:p>
          </table:table-cell>
          <table:table-cell office:value-type="float" office:value="1008935983" calcext:value-type="float">
            <text:p>1008935983</text:p>
          </table:table-cell>
          <table:table-cell table:style-name="ce1" office:value-type="percentage" office:value="0.311486" calcext:value-type="percentage">
            <text:p>31.15%</text:p>
          </table:table-cell>
          <table:table-cell/>
          <table:table-cell table:formula="of:=[.G45]/[.B45]" office:value-type="float" office:value="0.207829631018523" calcext:value-type="float">
            <text:p>0.207829631</text:p>
          </table:table-cell>
          <table:table-cell table:formula="of:=[.I45]/[.D45]" office:value-type="float" office:value="0.208263998652439" calcext:value-type="float">
            <text:p>0.2082639987</text:p>
          </table:table-cell>
          <table:table-cell/>
          <table:table-cell office:value-type="float" office:value="4309866060" calcext:value-type="float">
            <text:p>4309866060</text:p>
          </table:table-cell>
          <table:table-cell office:value-type="percentage" office:value="0.254475" calcext:value-type="percentage">
            <text:p>25.45%</text:p>
          </table:table-cell>
          <table:table-cell office:value-type="float" office:value="800000" calcext:value-type="float">
            <text:p>800000</text:p>
          </table:table-cell>
          <table:table-cell office:value-type="float" office:value="4426" calcext:value-type="float">
            <text:p>4426</text:p>
          </table:table-cell>
          <table:table-cell/>
          <table:table-cell office:value-type="float" office:value="3191539731" calcext:value-type="float">
            <text:p>3191539731</text:p>
          </table:table-cell>
          <table:table-cell office:value-type="percentage" office:value="0.886115" calcext:value-type="percentage">
            <text:p>88.6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924" calcext:value-type="float">
            <text:p>9924</text:p>
          </table:table-cell>
          <table:table-cell table:style-name="ce1" office:value-type="percentage" office:value="0.00005" calcext:value-type="percentage">
            <text:p>0.01%</text:p>
          </table:table-cell>
          <table:table-cell office:value-type="float" office:value="112938665" calcext:value-type="float">
            <text:p>112938665</text:p>
          </table:table-cell>
          <table:table-cell table:style-name="ce1" office:value-type="percentage" office:value="0.006947" calcext:value-type="percentage">
            <text:p>0.69%</text:p>
          </table:table-cell>
          <table:table-cell/>
          <table:table-cell office:value-type="float" office:value="2873" calcext:value-type="float">
            <text:p>2873</text:p>
          </table:table-cell>
          <table:table-cell table:style-name="ce1" office:value-type="percentage" office:value="0.000352" calcext:value-type="percentage">
            <text:p>0.04%</text:p>
          </table:table-cell>
          <table:table-cell office:value-type="float" office:value="32914812" calcext:value-type="float">
            <text:p>32914812</text:p>
          </table:table-cell>
          <table:table-cell table:style-name="ce1" office:value-type="percentage" office:value="0.010162" calcext:value-type="percentage">
            <text:p>1.02%</text:p>
          </table:table-cell>
          <table:table-cell/>
          <table:table-cell table:formula="of:=[.G46]/[.B46]" office:value-type="float" office:value="0.28950020153164" calcext:value-type="float">
            <text:p>0.2895002015</text:p>
          </table:table-cell>
          <table:table-cell table:formula="of:=[.I46]/[.D46]" office:value-type="float" office:value="0.291439711988804" calcext:value-type="float">
            <text:p>0.291439712</text:p>
          </table:table-cell>
          <table:table-cell/>
          <table:table-cell office:value-type="float" office:value="4747680710" calcext:value-type="float">
            <text:p>4747680710</text:p>
          </table:table-cell>
          <table:table-cell office:value-type="percentage" office:value="0.280326" calcext:value-type="percentage">
            <text:p>28.0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4332" calcext:value-type="float">
            <text:p>4332</text:p>
          </table:table-cell>
          <table:table-cell/>
          <table:table-cell office:value-type="float" office:value="3441315394" calcext:value-type="float">
            <text:p>3441315394</text:p>
          </table:table-cell>
          <table:table-cell office:value-type="percentage" office:value="0.955464" calcext:value-type="percentage">
            <text:p>95.5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620" calcext:value-type="float">
            <text:p>7620</text:p>
          </table:table-cell>
          <table:table-cell table:style-name="ce1" office:value-type="percentage" office:value="0.000038" calcext:value-type="percentage">
            <text:p>0.00%</text:p>
          </table:table-cell>
          <table:table-cell office:value-type="float" office:value="179363340" calcext:value-type="float">
            <text:p>179363340</text:p>
          </table:table-cell>
          <table:table-cell table:style-name="ce1" office:value-type="percentage" office:value="0.011033" calcext:value-type="percentage">
            <text:p>1.10%</text:p>
          </table:table-cell>
          <table:table-cell/>
          <table:table-cell office:value-type="float" office:value="2478" calcext:value-type="float">
            <text:p>2478</text:p>
          </table:table-cell>
          <table:table-cell table:style-name="ce1" office:value-type="percentage" office:value="0.000304" calcext:value-type="percentage">
            <text:p>0.03%</text:p>
          </table:table-cell>
          <table:table-cell office:value-type="float" office:value="58208970" calcext:value-type="float">
            <text:p>58208970</text:p>
          </table:table-cell>
          <table:table-cell table:style-name="ce1" office:value-type="percentage" office:value="0.017971" calcext:value-type="percentage">
            <text:p>1.80%</text:p>
          </table:table-cell>
          <table:table-cell/>
          <table:table-cell table:formula="of:=[.G47]/[.B47]" office:value-type="float" office:value="0.325196850393701" calcext:value-type="float">
            <text:p>0.3251968504</text:p>
          </table:table-cell>
          <table:table-cell table:formula="of:=[.I47]/[.D47]" office:value-type="float" office:value="0.324531032930141" calcext:value-type="float">
            <text:p>0.3245310329</text:p>
          </table:table-cell>
          <table:table-cell/>
          <table:table-cell office:value-type="float" office:value="5176412525" calcext:value-type="float">
            <text:p>5176412525</text:p>
          </table:table-cell>
          <table:table-cell office:value-type="percentage" office:value="0.30564" calcext:value-type="percentage">
            <text:p>30.5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44" calcext:value-type="float">
            <text:p>4244</text:p>
          </table:table-cell>
          <table:table-cell/>
          <table:table-cell office:value-type="float" office:value="3578465182" calcext:value-type="float">
            <text:p>3578465182</text:p>
          </table:table-cell>
          <table:table-cell office:value-type="percentage" office:value="0.993543" calcext:value-type="percentage">
            <text:p>99.3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65" calcext:value-type="float">
            <text:p>865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35242339" calcext:value-type="float">
            <text:p>35242339</text:p>
          </table:table-cell>
          <table:table-cell table:style-name="ce1" office:value-type="percentage" office:value="0.002168" calcext:value-type="percentage">
            <text:p>0.22%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ce1" office:value-type="percentage" office:value="0.000038" calcext:value-type="percentage">
            <text:p>0.00%</text:p>
          </table:table-cell>
          <table:table-cell office:value-type="float" office:value="12909665" calcext:value-type="float">
            <text:p>12909665</text:p>
          </table:table-cell>
          <table:table-cell table:style-name="ce1" office:value-type="percentage" office:value="0.003986" calcext:value-type="percentage">
            <text:p>0.40%</text:p>
          </table:table-cell>
          <table:table-cell/>
          <table:table-cell table:formula="of:=[.G48]/[.B48]" office:value-type="float" office:value="0.360693641618497" calcext:value-type="float">
            <text:p>0.3606936416</text:p>
          </table:table-cell>
          <table:table-cell table:formula="of:=[.I48]/[.D48]" office:value-type="float" office:value="0.36631124284912" calcext:value-type="float">
            <text:p>0.3663112428</text:p>
          </table:table-cell>
          <table:table-cell/>
          <table:table-cell office:value-type="float" office:value="9082574861" calcext:value-type="float">
            <text:p>9082574861</text:p>
          </table:table-cell>
          <table:table-cell office:value-type="percentage" office:value="0.536279" calcext:value-type="percentage">
            <text:p>53.63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19" calcext:value-type="float">
            <text:p>3619</text:p>
          </table:table-cell>
          <table:table-cell/>
          <table:table-cell office:value-type="float" office:value="3586442118" calcext:value-type="float">
            <text:p>3586442118</text:p>
          </table:table-cell>
          <table:table-cell office:value-type="percentage" office:value="0.995758" calcext:value-type="percentage">
            <text:p>99.58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" calcext:value-type="float">
            <text:p>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366114" calcext:value-type="float">
            <text:p>2366114</text:p>
          </table:table-cell>
          <table:table-cell table:style-name="ce1" office:value-type="percentage" office:value="0.000146" calcext:value-type="percentage">
            <text:p>0.01%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763842" calcext:value-type="float">
            <text:p>1763842</text:p>
          </table:table-cell>
          <table:table-cell table:style-name="ce1" office:value-type="percentage" office:value="0.000545" calcext:value-type="percentage">
            <text:p>0.05%</text:p>
          </table:table-cell>
          <table:table-cell/>
          <table:table-cell table:formula="of:=[.G49]/[.B49]" office:value-type="float" office:value="0.75" calcext:value-type="float">
            <text:p>0.75</text:p>
          </table:table-cell>
          <table:table-cell table:formula="of:=[.I49]/[.D49]" office:value-type="float" office:value="0.74545943263934" calcext:value-type="float">
            <text:p>0.7454594326</text:p>
          </table:table-cell>
          <table:table-cell/>
          <table:table-cell office:value-type="float" office:value="12449824567" calcext:value-type="float">
            <text:p>12449824567</text:p>
          </table:table-cell>
          <table:table-cell office:value-type="percentage" office:value="0.735097" calcext:value-type="percentage">
            <text:p>73.5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3590215921" calcext:value-type="float">
            <text:p>3590215921</text:p>
          </table:table-cell>
          <table:table-cell office:value-type="percentage" office:value="0.996806" calcext:value-type="percentage">
            <text:p>99.6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1" calcext:value-type="float">
            <text:p>2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466489" calcext:value-type="float">
            <text:p>3466489</text:p>
          </table:table-cell>
          <table:table-cell table:style-name="ce1" office:value-type="percentage" office:value="0.000213" calcext:value-type="percentage">
            <text:p>0.02%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649916" calcext:value-type="float">
            <text:p>2649916</text:p>
          </table:table-cell>
          <table:table-cell table:style-name="ce1" office:value-type="percentage" office:value="0.000818" calcext:value-type="percentage">
            <text:p>0.08%</text:p>
          </table:table-cell>
          <table:table-cell/>
          <table:table-cell table:formula="of:=[.G50]/[.B50]" office:value-type="float" office:value="0.761904761904762" calcext:value-type="float">
            <text:p>0.7619047619</text:p>
          </table:table-cell>
          <table:table-cell table:formula="of:=[.I50]/[.D50]" office:value-type="float" office:value="0.764438023602556" calcext:value-type="float">
            <text:p>0.7644380236</text:p>
          </table:table-cell>
          <table:table-cell/>
          <table:table-cell office:value-type="float" office:value="15259357799" calcext:value-type="float">
            <text:p>15259357799</text:p>
          </table:table-cell>
          <table:table-cell office:value-type="percentage" office:value="0.900985" calcext:value-type="percentage">
            <text:p>90.10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3593082528" calcext:value-type="float">
            <text:p>3593082528</text:p>
          </table:table-cell>
          <table:table-cell office:value-type="percentage" office:value="0.997602" calcext:value-type="percentage">
            <text:p>99.7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6404467520" calcext:value-type="float">
            <text:p>16404467520</text:p>
          </table:table-cell>
          <table:table-cell office:value-type="percentage" office:value="0.968598" calcext:value-type="percentage">
            <text:p>96.8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595082528" calcext:value-type="float">
            <text:p>3595082528</text:p>
          </table:table-cell>
          <table:table-cell office:value-type="percentage" office:value="0.998157" calcext:value-type="percentage">
            <text:p>99.82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6425515799" calcext:value-type="float">
            <text:p>16425515799</text:p>
          </table:table-cell>
          <table:table-cell office:value-type="percentage" office:value="0.969841" calcext:value-type="percentage">
            <text:p>96.9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97029474" calcext:value-type="float">
            <text:p>3597029474</text:p>
          </table:table-cell>
          <table:table-cell office:value-type="percentage" office:value="0.998698" calcext:value-type="percentage">
            <text:p>99.87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439294010" calcext:value-type="float">
            <text:p>16439294010</text:p>
          </table:table-cell>
          <table:table-cell office:value-type="percentage" office:value="0.970654" calcext:value-type="percentage">
            <text:p>97.07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98029474" calcext:value-type="float">
            <text:p>3598029474</text:p>
          </table:table-cell>
          <table:table-cell office:value-type="percentage" office:value="0.998975" calcext:value-type="percentage">
            <text:p>99.9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450555873" calcext:value-type="float">
            <text:p>16450555873</text:p>
          </table:table-cell>
          <table:table-cell office:value-type="percentage" office:value="0.971319" calcext:value-type="percentage">
            <text:p>97.1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99029474" calcext:value-type="float">
            <text:p>3599029474</text:p>
          </table:table-cell>
          <table:table-cell office:value-type="percentage" office:value="0.999253" calcext:value-type="percentage">
            <text:p>99.9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460320864" calcext:value-type="float">
            <text:p>16460320864</text:p>
          </table:table-cell>
          <table:table-cell office:value-type="percentage" office:value="0.971896" calcext:value-type="percentage">
            <text:p>97.1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00029474" calcext:value-type="float">
            <text:p>3600029474</text:p>
          </table:table-cell>
          <table:table-cell office:value-type="percentage" office:value="0.999531" calcext:value-type="percentage">
            <text:p>99.95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469277180" calcext:value-type="float">
            <text:p>16469277180</text:p>
          </table:table-cell>
          <table:table-cell office:value-type="percentage" office:value="0.972425" calcext:value-type="percentage">
            <text:p>97.24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01029474" calcext:value-type="float">
            <text:p>3601029474</text:p>
          </table:table-cell>
          <table:table-cell office:value-type="percentage" office:value="0.999808" calcext:value-type="percentage">
            <text:p>99.98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6534446530" calcext:value-type="float">
            <text:p>16534446530</text:p>
          </table:table-cell>
          <table:table-cell office:value-type="percentage" office:value="0.976273" calcext:value-type="percentage">
            <text:p>97.63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581021716" calcext:value-type="float">
            <text:p>16581021716</text:p>
          </table:table-cell>
          <table:table-cell office:value-type="percentage" office:value="0.979023" calcext:value-type="percentage">
            <text:p>97.9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621021716" calcext:value-type="float">
            <text:p>16621021716</text:p>
          </table:table-cell>
          <table:table-cell office:value-type="percentage" office:value="0.981384" calcext:value-type="percentage">
            <text:p>98.14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651252572" calcext:value-type="float">
            <text:p>16651252572</text:p>
          </table:table-cell>
          <table:table-cell office:value-type="percentage" office:value="0.983169" calcext:value-type="percentage">
            <text:p>98.32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coli-2-Q20-K</text:p>
          </table:table-cell>
          <table:table-cell table:number-columns-repeated="4"/>
          <table:table-cell office:value-type="string" calcext:value-type="string">
            <text:p>Ecoli-2-Q20-S</text:p>
          </table:table-cell>
          <table:table-cell table:number-columns-repeated="8"/>
          <table:table-cell office:value-type="float" office:value="16681252572" calcext:value-type="float">
            <text:p>16681252572</text:p>
          </table:table-cell>
          <table:table-cell office:value-type="percentage" office:value="0.984941" calcext:value-type="percentage">
            <text:p>98.49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19412" calcext:value-type="float">
            <text:p>88819412</text:p>
          </table:table-cell>
          <table:table-cell table:style-name="ce1" office:value-type="percentage" office:value="0.621855" calcext:value-type="percentage">
            <text:p>62.19%</text:p>
          </table:table-cell>
          <table:table-cell office:value-type="float" office:value="88819412" calcext:value-type="float">
            <text:p>88819412</text:p>
          </table:table-cell>
          <table:table-cell table:style-name="ce1" office:value-type="percentage" office:value="0.005987" calcext:value-type="percentage">
            <text:p>0.60%</text:p>
          </table:table-cell>
          <table:table-cell/>
          <table:table-cell office:value-type="float" office:value="2807656" calcext:value-type="float">
            <text:p>2807656</text:p>
          </table:table-cell>
          <table:table-cell table:style-name="ce1" office:value-type="percentage" office:value="0.491971" calcext:value-type="percentage">
            <text:p>49.20%</text:p>
          </table:table-cell>
          <table:table-cell office:value-type="float" office:value="2807656" calcext:value-type="float">
            <text:p>2807656</text:p>
          </table:table-cell>
          <table:table-cell table:style-name="ce1" office:value-type="percentage" office:value="0.001069" calcext:value-type="percentage">
            <text:p>0.11%</text:p>
          </table:table-cell>
          <table:table-cell/>
          <table:table-cell table:formula="of:=[.G62]/[.B62]" office:value-type="float" office:value="0.0316108375047563" calcext:value-type="float">
            <text:p>0.0316108375</text:p>
          </table:table-cell>
          <table:table-cell table:formula="of:=[.I62]/[.D62]" office:value-type="float" office:value="0.0316108375047563" calcext:value-type="float">
            <text:p>0.0316108375</text:p>
          </table:table-cell>
          <table:table-cell/>
          <table:table-cell office:value-type="float" office:value="16707044970" calcext:value-type="float">
            <text:p>16707044970</text:p>
          </table:table-cell>
          <table:table-cell office:value-type="percentage" office:value="0.986464" calcext:value-type="percentage">
            <text:p>98.6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09942" calcext:value-type="float">
            <text:p>28909942</text:p>
          </table:table-cell>
          <table:table-cell table:style-name="ce1" office:value-type="percentage" office:value="0.202408" calcext:value-type="percentage">
            <text:p>20.24%</text:p>
          </table:table-cell>
          <table:table-cell office:value-type="float" office:value="57819884" calcext:value-type="float">
            <text:p>57819884</text:p>
          </table:table-cell>
          <table:table-cell table:style-name="ce1" office:value-type="percentage" office:value="0.003897" calcext:value-type="percentage">
            <text:p>0.39%</text:p>
          </table:table-cell>
          <table:table-cell/>
          <table:table-cell office:value-type="float" office:value="1184096" calcext:value-type="float">
            <text:p>1184096</text:p>
          </table:table-cell>
          <table:table-cell table:style-name="ce1" office:value-type="percentage" office:value="0.207483" calcext:value-type="percentage">
            <text:p>20.75%</text:p>
          </table:table-cell>
          <table:table-cell office:value-type="float" office:value="2368192" calcext:value-type="float">
            <text:p>2368192</text:p>
          </table:table-cell>
          <table:table-cell table:style-name="ce1" office:value-type="percentage" office:value="0.000901" calcext:value-type="percentage">
            <text:p>0.09%</text:p>
          </table:table-cell>
          <table:table-cell/>
          <table:table-cell table:formula="of:=[.G63]/[.B63]" office:value-type="float" office:value="0.0409580897810172" calcext:value-type="float">
            <text:p>0.0409580898</text:p>
          </table:table-cell>
          <table:table-cell table:formula="of:=[.I63]/[.D63]" office:value-type="float" office:value="0.0409580897810172" calcext:value-type="float">
            <text:p>0.0409580898</text:p>
          </table:table-cell>
          <table:table-cell/>
          <table:table-cell office:value-type="float" office:value="16727044970" calcext:value-type="float">
            <text:p>16727044970</text:p>
          </table:table-cell>
          <table:table-cell office:value-type="percentage" office:value="0.987644" calcext:value-type="percentage">
            <text:p>98.76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76855" calcext:value-type="float">
            <text:p>15876855</text:p>
          </table:table-cell>
          <table:table-cell table:style-name="ce1" office:value-type="percentage" office:value="0.111159" calcext:value-type="percentage">
            <text:p>11.12%</text:p>
          </table:table-cell>
          <table:table-cell office:value-type="float" office:value="52291618" calcext:value-type="float">
            <text:p>52291618</text:p>
          </table:table-cell>
          <table:table-cell table:style-name="ce1" office:value-type="percentage" office:value="0.003525" calcext:value-type="percentage">
            <text:p>0.35%</text:p>
          </table:table-cell>
          <table:table-cell/>
          <table:table-cell office:value-type="float" office:value="705242" calcext:value-type="float">
            <text:p>705242</text:p>
          </table:table-cell>
          <table:table-cell table:style-name="ce1" office:value-type="percentage" office:value="0.123576" calcext:value-type="percentage">
            <text:p>12.36%</text:p>
          </table:table-cell>
          <table:table-cell office:value-type="float" office:value="2327083" calcext:value-type="float">
            <text:p>2327083</text:p>
          </table:table-cell>
          <table:table-cell table:style-name="ce1" office:value-type="percentage" office:value="0.000886" calcext:value-type="percentage">
            <text:p>0.09%</text:p>
          </table:table-cell>
          <table:table-cell/>
          <table:table-cell table:formula="of:=[.G64]/[.B64]" office:value-type="float" office:value="0.0444195024770334" calcext:value-type="float">
            <text:p>0.0444195025</text:p>
          </table:table-cell>
          <table:table-cell table:formula="of:=[.I64]/[.D64]" office:value-type="float" office:value="0.0445020270743965" calcext:value-type="float">
            <text:p>0.0445020271</text:p>
          </table:table-cell>
          <table:table-cell/>
          <table:table-cell office:value-type="float" office:value="16747044970" calcext:value-type="float">
            <text:p>16747044970</text:p>
          </table:table-cell>
          <table:table-cell office:value-type="percentage" office:value="0.988825" calcext:value-type="percentage">
            <text:p>98.8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38615" calcext:value-type="float">
            <text:p>3838615</text:p>
          </table:table-cell>
          <table:table-cell table:style-name="ce1" office:value-type="percentage" office:value="0.026875" calcext:value-type="percentage">
            <text:p>2.69%</text:p>
          </table:table-cell>
          <table:table-cell office:value-type="float" office:value="22037217" calcext:value-type="float">
            <text:p>22037217</text:p>
          </table:table-cell>
          <table:table-cell table:style-name="ce1" office:value-type="percentage" office:value="0.001485" calcext:value-type="percentage">
            <text:p>0.15%</text:p>
          </table:table-cell>
          <table:table-cell/>
          <table:table-cell office:value-type="float" office:value="175827" calcext:value-type="float">
            <text:p>175827</text:p>
          </table:table-cell>
          <table:table-cell table:style-name="ce1" office:value-type="percentage" office:value="0.030809" calcext:value-type="percentage">
            <text:p>3.08%</text:p>
          </table:table-cell>
          <table:table-cell office:value-type="float" office:value="1009488" calcext:value-type="float">
            <text:p>1009488</text:p>
          </table:table-cell>
          <table:table-cell table:style-name="ce1" office:value-type="percentage" office:value="0.000384" calcext:value-type="percentage">
            <text:p>0.04%</text:p>
          </table:table-cell>
          <table:table-cell/>
          <table:table-cell table:formula="of:=[.G65]/[.B65]" office:value-type="float" office:value="0.0458048019923853" calcext:value-type="float">
            <text:p>0.045804802</text:p>
          </table:table-cell>
          <table:table-cell table:formula="of:=[.I65]/[.D65]" office:value-type="float" office:value="0.0458083250711739" calcext:value-type="float">
            <text:p>0.0458083251</text:p>
          </table:table-cell>
          <table:table-cell/>
          <table:table-cell office:value-type="float" office:value="16767044970" calcext:value-type="float">
            <text:p>16767044970</text:p>
          </table:table-cell>
          <table:table-cell office:value-type="percentage" office:value="0.990006" calcext:value-type="percentage">
            <text:p>99.0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5889" calcext:value-type="float">
            <text:p>555889</text:p>
          </table:table-cell>
          <table:table-cell table:style-name="ce1" office:value-type="percentage" office:value="0.003892" calcext:value-type="percentage">
            <text:p>0.39%</text:p>
          </table:table-cell>
          <table:table-cell office:value-type="float" office:value="6173355" calcext:value-type="float">
            <text:p>6173355</text:p>
          </table:table-cell>
          <table:table-cell table:style-name="ce1" office:value-type="percentage" office:value="0.000416" calcext:value-type="percentage">
            <text:p>0.04%</text:p>
          </table:table-cell>
          <table:table-cell/>
          <table:table-cell office:value-type="float" office:value="24979" calcext:value-type="float">
            <text:p>24979</text:p>
          </table:table-cell>
          <table:table-cell table:style-name="ce1" office:value-type="percentage" office:value="0.004377" calcext:value-type="percentage">
            <text:p>0.44%</text:p>
          </table:table-cell>
          <table:table-cell office:value-type="float" office:value="277511" calcext:value-type="float">
            <text:p>277511</text:p>
          </table:table-cell>
          <table:table-cell table:style-name="ce1" office:value-type="percentage" office:value="0.000106" calcext:value-type="percentage">
            <text:p>0.01%</text:p>
          </table:table-cell>
          <table:table-cell/>
          <table:table-cell table:formula="of:=[.G66]/[.B66]" office:value-type="float" office:value="0.044935229875029" calcext:value-type="float">
            <text:p>0.0449352299</text:p>
          </table:table-cell>
          <table:table-cell table:formula="of:=[.I66]/[.D66]" office:value-type="float" office:value="0.044953027972634" calcext:value-type="float">
            <text:p>0.044953028</text:p>
          </table:table-cell>
          <table:table-cell/>
          <table:table-cell office:value-type="float" office:value="16882277212" calcext:value-type="float">
            <text:p>16882277212</text:p>
          </table:table-cell>
          <table:table-cell office:value-type="percentage" office:value="0.99681" calcext:value-type="percentage">
            <text:p>99.6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1688" calcext:value-type="float">
            <text:p>161688</text:p>
          </table:table-cell>
          <table:table-cell table:style-name="ce1" office:value-type="percentage" office:value="0.001132" calcext:value-type="percentage">
            <text:p>0.11%</text:p>
          </table:table-cell>
          <table:table-cell office:value-type="float" office:value="3611120" calcext:value-type="float">
            <text:p>3611120</text:p>
          </table:table-cell>
          <table:table-cell table:style-name="ce1" office:value-type="percentage" office:value="0.000243" calcext:value-type="percentage">
            <text:p>0.02%</text:p>
          </table:table-cell>
          <table:table-cell/>
          <table:table-cell office:value-type="float" office:value="8085" calcext:value-type="float">
            <text:p>8085</text:p>
          </table:table-cell>
          <table:table-cell table:style-name="ce1" office:value-type="percentage" office:value="0.001417" calcext:value-type="percentage">
            <text:p>0.14%</text:p>
          </table:table-cell>
          <table:table-cell office:value-type="float" office:value="182172" calcext:value-type="float">
            <text:p>182172</text:p>
          </table:table-cell>
          <table:table-cell table:style-name="ce1" office:value-type="percentage" office:value="0.000069" calcext:value-type="percentage">
            <text:p>0.01%</text:p>
          </table:table-cell>
          <table:table-cell/>
          <table:table-cell table:formula="of:=[.G67]/[.B67]" office:value-type="float" office:value="0.0500037108505269" calcext:value-type="float">
            <text:p>0.0500037109</text:p>
          </table:table-cell>
          <table:table-cell table:formula="of:=[.I67]/[.D67]" office:value-type="float" office:value="0.050447506590753" calcext:value-type="float">
            <text:p>0.050447506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587" calcext:value-type="float">
            <text:p>58587</text:p>
          </table:table-cell>
          <table:table-cell table:style-name="ce1" office:value-type="percentage" office:value="0.00041" calcext:value-type="percentage">
            <text:p>0.04%</text:p>
          </table:table-cell>
          <table:table-cell office:value-type="float" office:value="2582688" calcext:value-type="float">
            <text:p>2582688</text:p>
          </table:table-cell>
          <table:table-cell table:style-name="ce1" office:value-type="percentage" office:value="0.000174" calcext:value-type="percentage">
            <text:p>0.02%</text:p>
          </table:table-cell>
          <table:table-cell/>
          <table:table-cell office:value-type="float" office:value="3267" calcext:value-type="float">
            <text:p>3267</text:p>
          </table:table-cell>
          <table:table-cell table:style-name="ce1" office:value-type="percentage" office:value="0.000572" calcext:value-type="percentage">
            <text:p>0.06%</text:p>
          </table:table-cell>
          <table:table-cell office:value-type="float" office:value="144477" calcext:value-type="float">
            <text:p>144477</text:p>
          </table:table-cell>
          <table:table-cell table:style-name="ce1" office:value-type="percentage" office:value="0.000055" calcext:value-type="percentage">
            <text:p>0.01%</text:p>
          </table:table-cell>
          <table:table-cell/>
          <table:table-cell table:formula="of:=[.G68]/[.B68]" office:value-type="float" office:value="0.055763223923396" calcext:value-type="float">
            <text:p>0.0557632239</text:p>
          </table:table-cell>
          <table:table-cell table:formula="of:=[.I68]/[.D68]" office:value-type="float" office:value="0.0559405549566963" calcext:value-type="float">
            <text:p>0.05594055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001" calcext:value-type="float">
            <text:p>22001</text:p>
          </table:table-cell>
          <table:table-cell table:style-name="ce1" office:value-type="percentage" office:value="0.000154" calcext:value-type="percentage">
            <text:p>0.02%</text:p>
          </table:table-cell>
          <table:table-cell office:value-type="float" office:value="1923528" calcext:value-type="float">
            <text:p>1923528</text:p>
          </table:table-cell>
          <table:table-cell table:style-name="ce1" office:value-type="percentage" office:value="0.00013" calcext:value-type="percentage">
            <text:p>0.01%</text:p>
          </table:table-cell>
          <table:table-cell/>
          <table:table-cell office:value-type="float" office:value="1302" calcext:value-type="float">
            <text:p>1302</text:p>
          </table:table-cell>
          <table:table-cell table:style-name="ce1" office:value-type="percentage" office:value="0.000228" calcext:value-type="percentage">
            <text:p>0.02%</text:p>
          </table:table-cell>
          <table:table-cell office:value-type="float" office:value="114296" calcext:value-type="float">
            <text:p>114296</text:p>
          </table:table-cell>
          <table:table-cell table:style-name="ce1" office:value-type="percentage" office:value="0.000044" calcext:value-type="percentage">
            <text:p>0.00%</text:p>
          </table:table-cell>
          <table:table-cell/>
          <table:table-cell table:formula="of:=[.G69]/[.B69]" office:value-type="float" office:value="0.0591791282214445" calcext:value-type="float">
            <text:p>0.0591791282</text:p>
          </table:table-cell>
          <table:table-cell table:formula="of:=[.I69]/[.D69]" office:value-type="float" office:value="0.0594199824489168" calcext:value-type="float">
            <text:p>0.059419982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082" calcext:value-type="float">
            <text:p>11082</text:p>
          </table:table-cell>
          <table:table-cell table:style-name="ce1" office:value-type="percentage" office:value="0.000078" calcext:value-type="percentage">
            <text:p>0.01%</text:p>
          </table:table-cell>
          <table:table-cell office:value-type="float" office:value="2012451" calcext:value-type="float">
            <text:p>2012451</text:p>
          </table:table-cell>
          <table:table-cell table:style-name="ce1" office:value-type="percentage" office:value="0.000136" calcext:value-type="percentage">
            <text:p>0.01%</text:p>
          </table:table-cell>
          <table:table-cell/>
          <table:table-cell office:value-type="float" office:value="685" calcext:value-type="float">
            <text:p>685</text:p>
          </table:table-cell>
          <table:table-cell table:style-name="ce1" office:value-type="percentage" office:value="0.00012" calcext:value-type="percentage">
            <text:p>0.01%</text:p>
          </table:table-cell>
          <table:table-cell office:value-type="float" office:value="125681" calcext:value-type="float">
            <text:p>125681</text:p>
          </table:table-cell>
          <table:table-cell table:style-name="ce1" office:value-type="percentage" office:value="0.000048" calcext:value-type="percentage">
            <text:p>0.00%</text:p>
          </table:table-cell>
          <table:table-cell/>
          <table:table-cell table:formula="of:=[.G70]/[.B70]" office:value-type="float" office:value="0.0618119473019311" calcext:value-type="float">
            <text:p>0.0618119473</text:p>
          </table:table-cell>
          <table:table-cell table:formula="of:=[.I70]/[.D70]" office:value-type="float" office:value="0.0624517068987021" calcext:value-type="float">
            <text:p>0.062451706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791" calcext:value-type="float">
            <text:p>14791</text:p>
          </table:table-cell>
          <table:table-cell table:style-name="ce1" office:value-type="percentage" office:value="0.000104" calcext:value-type="percentage">
            <text:p>0.01%</text:p>
          </table:table-cell>
          <table:table-cell office:value-type="float" office:value="5550998" calcext:value-type="float">
            <text:p>5550998</text:p>
          </table:table-cell>
          <table:table-cell table:style-name="ce1" office:value-type="percentage" office:value="0.000374" calcext:value-type="percentage">
            <text:p>0.04%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ce1" office:value-type="percentage" office:value="0.000178" calcext:value-type="percentage">
            <text:p>0.02%</text:p>
          </table:table-cell>
          <table:table-cell office:value-type="float" office:value="384646" calcext:value-type="float">
            <text:p>384646</text:p>
          </table:table-cell>
          <table:table-cell table:style-name="ce1" office:value-type="percentage" office:value="0.000146" calcext:value-type="percentage">
            <text:p>0.01%</text:p>
          </table:table-cell>
          <table:table-cell/>
          <table:table-cell table:formula="of:=[.G71]/[.B71]" office:value-type="float" office:value="0.0684875938070448" calcext:value-type="float">
            <text:p>0.0684875938</text:p>
          </table:table-cell>
          <table:table-cell table:formula="of:=[.I71]/[.D71]" office:value-type="float" office:value="0.0692931253082779" calcext:value-type="float">
            <text:p>0.069293125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3424" calcext:value-type="float">
            <text:p>33424</text:p>
          </table:table-cell>
          <table:table-cell table:style-name="ce1" office:value-type="percentage" office:value="0.000234" calcext:value-type="percentage">
            <text:p>0.02%</text:p>
          </table:table-cell>
          <table:table-cell office:value-type="float" office:value="26395761" calcext:value-type="float">
            <text:p>26395761</text:p>
          </table:table-cell>
          <table:table-cell table:style-name="ce1" office:value-type="percentage" office:value="0.001779" calcext:value-type="percentage">
            <text:p>0.18%</text:p>
          </table:table-cell>
          <table:table-cell/>
          <table:table-cell office:value-type="float" office:value="3562" calcext:value-type="float">
            <text:p>3562</text:p>
          </table:table-cell>
          <table:table-cell table:style-name="ce1" office:value-type="percentage" office:value="0.000624" calcext:value-type="percentage">
            <text:p>0.06%</text:p>
          </table:table-cell>
          <table:table-cell office:value-type="float" office:value="2923154" calcext:value-type="float">
            <text:p>2923154</text:p>
          </table:table-cell>
          <table:table-cell table:style-name="ce1" office:value-type="percentage" office:value="0.001113" calcext:value-type="percentage">
            <text:p>0.11%</text:p>
          </table:table-cell>
          <table:table-cell/>
          <table:table-cell table:formula="of:=[.G72]/[.B72]" office:value-type="float" office:value="0.106570129248444" calcext:value-type="float">
            <text:p>0.1065701292</text:p>
          </table:table-cell>
          <table:table-cell table:formula="of:=[.I72]/[.D72]" office:value-type="float" office:value="0.110743312155312" calcext:value-type="float">
            <text:p>0.110743312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78057" calcext:value-type="float">
            <text:p>478057</text:p>
          </table:table-cell>
          <table:table-cell table:style-name="ce1" office:value-type="percentage" office:value="0.003347" calcext:value-type="percentage">
            <text:p>0.33%</text:p>
          </table:table-cell>
          <table:table-cell office:value-type="float" office:value="818705899" calcext:value-type="float">
            <text:p>818705899</text:p>
          </table:table-cell>
          <table:table-cell table:style-name="ce1" office:value-type="percentage" office:value="0.055185" calcext:value-type="percentage">
            <text:p>5.52%</text:p>
          </table:table-cell>
          <table:table-cell/>
          <table:table-cell office:value-type="float" office:value="75020" calcext:value-type="float">
            <text:p>75020</text:p>
          </table:table-cell>
          <table:table-cell table:style-name="ce1" office:value-type="percentage" office:value="0.013145" calcext:value-type="percentage">
            <text:p>1.31%</text:p>
          </table:table-cell>
          <table:table-cell office:value-type="float" office:value="129234716" calcext:value-type="float">
            <text:p>129234716</text:p>
          </table:table-cell>
          <table:table-cell table:style-name="ce1" office:value-type="percentage" office:value="0.049191" calcext:value-type="percentage">
            <text:p>4.92%</text:p>
          </table:table-cell>
          <table:table-cell/>
          <table:table-cell table:formula="of:=[.G73]/[.B73]" office:value-type="float" office:value="0.156926893654941" calcext:value-type="float">
            <text:p>0.1569268937</text:p>
          </table:table-cell>
          <table:table-cell table:formula="of:=[.I73]/[.D73]" office:value-type="float" office:value="0.157852430473327" calcext:value-type="float">
            <text:p>0.1578524305</text:p>
          </table:table-cell>
          <table:table-cell/>
          <table:table-cell office:value-type="float" office:value="1845290" calcext:value-type="float">
            <text:p>1845290</text:p>
          </table:table-cell>
          <table:table-cell office:value-type="percentage" office:value="0.000114" calcext:value-type="percentage">
            <text:p>0.01%</text:p>
          </table:table-cell>
          <table:table-cell office:value-type="float" office:value="10" calcext:value-type="float">
            <text:p>10</text:p>
          </table:table-cell>
          <table:table-cell office:value-type="float" office:value="156568" calcext:value-type="float">
            <text:p>156568</text:p>
          </table:table-cell>
          <table:table-cell/>
          <table:table-cell office:value-type="float" office:value="1791806" calcext:value-type="float">
            <text:p>1791806</text:p>
          </table:table-cell>
          <table:table-cell office:value-type="percentage" office:value="0.000553" calcext:value-type="percentage">
            <text:p>0.06%</text:p>
          </table:table-cell>
          <table:table-cell office:value-type="float" office:value="10" calcext:value-type="float">
            <text:p>10</text:p>
          </table:table-cell>
          <table:table-cell office:value-type="float" office:value="153469" calcext:value-type="float">
            <text:p>15346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329790" calcext:value-type="float">
            <text:p>3329790</text:p>
          </table:table-cell>
          <table:table-cell table:style-name="ce1" office:value-type="percentage" office:value="0.023313" calcext:value-type="percentage">
            <text:p>2.33%</text:p>
          </table:table-cell>
          <table:table-cell office:value-type="float" office:value="10120242007" calcext:value-type="float">
            <text:p>10120242007</text:p>
          </table:table-cell>
          <table:table-cell table:style-name="ce1" office:value-type="percentage" office:value="0.682157" calcext:value-type="percentage">
            <text:p>68.22%</text:p>
          </table:table-cell>
          <table:table-cell/>
          <table:table-cell office:value-type="float" office:value="580187" calcext:value-type="float">
            <text:p>580187</text:p>
          </table:table-cell>
          <table:table-cell table:style-name="ce1" office:value-type="percentage" office:value="0.101663" calcext:value-type="percentage">
            <text:p>10.17%</text:p>
          </table:table-cell>
          <table:table-cell office:value-type="float" office:value="1771762528" calcext:value-type="float">
            <text:p>1771762528</text:p>
          </table:table-cell>
          <table:table-cell table:style-name="ce1" office:value-type="percentage" office:value="0.674393" calcext:value-type="percentage">
            <text:p>67.44%</text:p>
          </table:table-cell>
          <table:table-cell/>
          <table:table-cell table:formula="of:=[.G74]/[.B74]" office:value-type="float" office:value="0.174241318521588" calcext:value-type="float">
            <text:p>0.1742413185</text:p>
          </table:table-cell>
          <table:table-cell table:formula="of:=[.I74]/[.D74]" office:value-type="float" office:value="0.175071162011195" calcext:value-type="float">
            <text:p>0.175071162</text:p>
          </table:table-cell>
          <table:table-cell/>
          <table:table-cell office:value-type="float" office:value="3335139" calcext:value-type="float">
            <text:p>3335139</text:p>
          </table:table-cell>
          <table:table-cell office:value-type="percentage" office:value="0.000205" calcext:value-type="percentage">
            <text:p>0.02%</text:p>
          </table:table-cell>
          <table:table-cell office:value-type="float" office:value="20" calcext:value-type="float">
            <text:p>20</text:p>
          </table:table-cell>
          <table:table-cell office:value-type="float" office:value="136606" calcext:value-type="float">
            <text:p>136606</text:p>
          </table:table-cell>
          <table:table-cell/>
          <table:table-cell office:value-type="float" office:value="3151656" calcext:value-type="float">
            <text:p>3151656</text:p>
          </table:table-cell>
          <table:table-cell office:value-type="percentage" office:value="0.000973" calcext:value-type="percentage">
            <text:p>0.10%</text:p>
          </table:table-cell>
          <table:table-cell office:value-type="float" office:value="20" calcext:value-type="float">
            <text:p>20</text:p>
          </table:table-cell>
          <table:table-cell office:value-type="float" office:value="123952" calcext:value-type="float">
            <text:p>12395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2582" calcext:value-type="float">
            <text:p>702582</text:p>
          </table:table-cell>
          <table:table-cell table:style-name="ce1" office:value-type="percentage" office:value="0.004919" calcext:value-type="percentage">
            <text:p>0.49%</text:p>
          </table:table-cell>
          <table:table-cell office:value-type="float" office:value="3331334389" calcext:value-type="float">
            <text:p>3331334389</text:p>
          </table:table-cell>
          <table:table-cell table:style-name="ce1" office:value-type="percentage" office:value="0.224549" calcext:value-type="percentage">
            <text:p>22.45%</text:p>
          </table:table-cell>
          <table:table-cell/>
          <table:table-cell office:value-type="float" office:value="131131" calcext:value-type="float">
            <text:p>131131</text:p>
          </table:table-cell>
          <table:table-cell table:style-name="ce1" office:value-type="percentage" office:value="0.022977" calcext:value-type="percentage">
            <text:p>2.30%</text:p>
          </table:table-cell>
          <table:table-cell office:value-type="float" office:value="623498260" calcext:value-type="float">
            <text:p>623498260</text:p>
          </table:table-cell>
          <table:table-cell table:style-name="ce1" office:value-type="percentage" office:value="0.237325" calcext:value-type="percentage">
            <text:p>23.73%</text:p>
          </table:table-cell>
          <table:table-cell/>
          <table:table-cell table:formula="of:=[.G75]/[.B75]" office:value-type="float" office:value="0.186641559277067" calcext:value-type="float">
            <text:p>0.1866415593</text:p>
          </table:table-cell>
          <table:table-cell table:formula="of:=[.I75]/[.D75]" office:value-type="float" office:value="0.187161715755338" calcext:value-type="float">
            <text:p>0.1871617158</text:p>
          </table:table-cell>
          <table:table-cell/>
          <table:table-cell office:value-type="float" office:value="4562948" calcext:value-type="float">
            <text:p>4562948</text:p>
          </table:table-cell>
          <table:table-cell office:value-type="percentage" office:value="0.000281" calcext:value-type="percentage">
            <text:p>0.03%</text:p>
          </table:table-cell>
          <table:table-cell office:value-type="float" office:value="30" calcext:value-type="float">
            <text:p>30</text:p>
          </table:table-cell>
          <table:table-cell office:value-type="float" office:value="110457" calcext:value-type="float">
            <text:p>110457</text:p>
          </table:table-cell>
          <table:table-cell/>
          <table:table-cell office:value-type="float" office:value="4137747" calcext:value-type="float">
            <text:p>4137747</text:p>
          </table:table-cell>
          <table:table-cell office:value-type="percentage" office:value="0.001277" calcext:value-type="percentage">
            <text:p>0.13%</text:p>
          </table:table-cell>
          <table:table-cell office:value-type="float" office:value="30" calcext:value-type="float">
            <text:p>30</text:p>
          </table:table-cell>
          <table:table-cell office:value-type="float" office:value="76282" calcext:value-type="float">
            <text:p>762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151" calcext:value-type="float">
            <text:p>9151</text:p>
          </table:table-cell>
          <table:table-cell table:style-name="ce1" office:value-type="percentage" office:value="0.000064" calcext:value-type="percentage">
            <text:p>0.01%</text:p>
          </table:table-cell>
          <table:table-cell office:value-type="float" office:value="103995728" calcext:value-type="float">
            <text:p>103995728</text:p>
          </table:table-cell>
          <table:table-cell table:style-name="ce1" office:value-type="percentage" office:value="0.00701" calcext:value-type="percentage">
            <text:p>0.70%</text:p>
          </table:table-cell>
          <table:table-cell/>
          <table:table-cell office:value-type="float" office:value="2476" calcext:value-type="float">
            <text:p>2476</text:p>
          </table:table-cell>
          <table:table-cell table:style-name="ce1" office:value-type="percentage" office:value="0.000434" calcext:value-type="percentage">
            <text:p>0.04%</text:p>
          </table:table-cell>
          <table:table-cell office:value-type="float" office:value="28451559" calcext:value-type="float">
            <text:p>28451559</text:p>
          </table:table-cell>
          <table:table-cell table:style-name="ce1" office:value-type="percentage" office:value="0.01083" calcext:value-type="percentage">
            <text:p>1.08%</text:p>
          </table:table-cell>
          <table:table-cell/>
          <table:table-cell table:formula="of:=[.G76]/[.B76]" office:value-type="float" office:value="0.270571522238007" calcext:value-type="float">
            <text:p>0.2705715222</text:p>
          </table:table-cell>
          <table:table-cell table:formula="of:=[.I76]/[.D76]" office:value-type="float" office:value="0.273583920677972" calcext:value-type="float">
            <text:p>0.2735839207</text:p>
          </table:table-cell>
          <table:table-cell/>
          <table:table-cell office:value-type="float" office:value="5488022" calcext:value-type="float">
            <text:p>5488022</text:p>
          </table:table-cell>
          <table:table-cell office:value-type="percentage" office:value="0.000338" calcext:value-type="percentage">
            <text:p>0.03%</text:p>
          </table:table-cell>
          <table:table-cell office:value-type="float" office:value="40" calcext:value-type="float">
            <text:p>40</text:p>
          </table:table-cell>
          <table:table-cell office:value-type="float" office:value="72314" calcext:value-type="float">
            <text:p>72314</text:p>
          </table:table-cell>
          <table:table-cell/>
          <table:table-cell office:value-type="float" office:value="4792056" calcext:value-type="float">
            <text:p>4792056</text:p>
          </table:table-cell>
          <table:table-cell office:value-type="percentage" office:value="0.001479" calcext:value-type="percentage">
            <text:p>0.15%</text:p>
          </table:table-cell>
          <table:table-cell office:value-type="float" office:value="40" calcext:value-type="float">
            <text:p>40</text:p>
          </table:table-cell>
          <table:table-cell office:value-type="float" office:value="60473" calcext:value-type="float">
            <text:p>6047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248" calcext:value-type="float">
            <text:p>7248</text:p>
          </table:table-cell>
          <table:table-cell table:style-name="ce1" office:value-type="percentage" office:value="0.000051" calcext:value-type="percentage">
            <text:p>0.01%</text:p>
          </table:table-cell>
          <table:table-cell office:value-type="float" office:value="163916196" calcext:value-type="float">
            <text:p>163916196</text:p>
          </table:table-cell>
          <table:table-cell table:style-name="ce1" office:value-type="percentage" office:value="0.011049" calcext:value-type="percentage">
            <text:p>1.10%</text:p>
          </table:table-cell>
          <table:table-cell/>
          <table:table-cell office:value-type="float" office:value="2199" calcext:value-type="float">
            <text:p>2199</text:p>
          </table:table-cell>
          <table:table-cell table:style-name="ce1" office:value-type="percentage" office:value="0.000385" calcext:value-type="percentage">
            <text:p>0.04%</text:p>
          </table:table-cell>
          <table:table-cell office:value-type="float" office:value="49704410" calcext:value-type="float">
            <text:p>49704410</text:p>
          </table:table-cell>
          <table:table-cell table:style-name="ce1" office:value-type="percentage" office:value="0.018919" calcext:value-type="percentage">
            <text:p>1.89%</text:p>
          </table:table-cell>
          <table:table-cell/>
          <table:table-cell table:formula="of:=[.G77]/[.B77]" office:value-type="float" office:value="0.303394039735099" calcext:value-type="float">
            <text:p>0.3033940397</text:p>
          </table:table-cell>
          <table:table-cell table:formula="of:=[.I77]/[.D77]" office:value-type="float" office:value="0.303230621579334" calcext:value-type="float">
            <text:p>0.3032306216</text:p>
          </table:table-cell>
          <table:table-cell/>
          <table:table-cell office:value-type="float" office:value="6150933" calcext:value-type="float">
            <text:p>6150933</text:p>
          </table:table-cell>
          <table:table-cell office:value-type="percentage" office:value="0.000378" calcext:value-type="percentage">
            <text:p>0.04%</text:p>
          </table:table-cell>
          <table:table-cell office:value-type="float" office:value="50" calcext:value-type="float">
            <text:p>50</text:p>
          </table:table-cell>
          <table:table-cell office:value-type="float" office:value="61731" calcext:value-type="float">
            <text:p>61731</text:p>
          </table:table-cell>
          <table:table-cell/>
          <table:table-cell office:value-type="float" office:value="5361906" calcext:value-type="float">
            <text:p>5361906</text:p>
          </table:table-cell>
          <table:table-cell office:value-type="percentage" office:value="0.001655" calcext:value-type="percentage">
            <text:p>0.17%</text:p>
          </table:table-cell>
          <table:table-cell office:value-type="float" office:value="50" calcext:value-type="float">
            <text:p>50</text:p>
          </table:table-cell>
          <table:table-cell office:value-type="float" office:value="54379" calcext:value-type="float">
            <text:p>5437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60" calcext:value-type="float">
            <text:p>560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23234461" calcext:value-type="float">
            <text:p>23234461</text:p>
          </table:table-cell>
          <table:table-cell table:style-name="ce1" office:value-type="percentage" office:value="0.001566" calcext:value-type="percentage">
            <text:p>0.16%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1" office:value-type="percentage" office:value="0.000035" calcext:value-type="percentage">
            <text:p>0.00%</text:p>
          </table:table-cell>
          <table:table-cell office:value-type="float" office:value="8276352" calcext:value-type="float">
            <text:p>8276352</text:p>
          </table:table-cell>
          <table:table-cell table:style-name="ce1" office:value-type="percentage" office:value="0.00315" calcext:value-type="percentage">
            <text:p>0.32%</text:p>
          </table:table-cell>
          <table:table-cell/>
          <table:table-cell table:formula="of:=[.G78]/[.B78]" office:value-type="float" office:value="0.353571428571429" calcext:value-type="float">
            <text:p>0.3535714286</text:p>
          </table:table-cell>
          <table:table-cell table:formula="of:=[.I78]/[.D78]" office:value-type="float" office:value="0.356210200012817" calcext:value-type="float">
            <text:p>0.3562102</text:p>
          </table:table-cell>
          <table:table-cell/>
          <table:table-cell office:value-type="float" office:value="6738155" calcext:value-type="float">
            <text:p>6738155</text:p>
          </table:table-cell>
          <table:table-cell office:value-type="percentage" office:value="0.000414" calcext:value-type="percentage">
            <text:p>0.04%</text:p>
          </table:table-cell>
          <table:table-cell office:value-type="float" office:value="60" calcext:value-type="float">
            <text:p>60</text:p>
          </table:table-cell>
          <table:table-cell office:value-type="float" office:value="56929" calcext:value-type="float">
            <text:p>56929</text:p>
          </table:table-cell>
          <table:table-cell/>
          <table:table-cell office:value-type="float" office:value="5902881" calcext:value-type="float">
            <text:p>5902881</text:p>
          </table:table-cell>
          <table:table-cell office:value-type="percentage" office:value="0.001822" calcext:value-type="percentage">
            <text:p>0.18%</text:p>
          </table:table-cell>
          <table:table-cell office:value-type="float" office:value="60" calcext:value-type="float">
            <text:p>60</text:p>
          </table:table-cell>
          <table:table-cell office:value-type="float" office:value="53875" calcext:value-type="float">
            <text:p>538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3" calcext:value-type="float">
            <text:p>2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344291" calcext:value-type="float">
            <text:p>2344291</text:p>
          </table:table-cell>
          <table:table-cell table:style-name="ce1" office:value-type="percentage" office:value="0.000158" calcext:value-type="percentage">
            <text:p>0.02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411200" calcext:value-type="float">
            <text:p>1411200</text:p>
          </table:table-cell>
          <table:table-cell table:style-name="ce1" office:value-type="percentage" office:value="0.000537" calcext:value-type="percentage">
            <text:p>0.05%</text:p>
          </table:table-cell>
          <table:table-cell/>
          <table:table-cell table:formula="of:=[.G79]/[.B79]" office:value-type="float" office:value="0.608695652173913" calcext:value-type="float">
            <text:p>0.6086956522</text:p>
          </table:table-cell>
          <table:table-cell table:formula="of:=[.I79]/[.D79]" office:value-type="float" office:value="0.601973048567776" calcext:value-type="float">
            <text:p>0.6019730486</text:p>
          </table:table-cell>
          <table:table-cell/>
          <table:table-cell office:value-type="float" office:value="7285667" calcext:value-type="float">
            <text:p>7285667</text:p>
          </table:table-cell>
          <table:table-cell office:value-type="percentage" office:value="0.000448" calcext:value-type="percentage">
            <text:p>0.04%</text:p>
          </table:table-cell>
          <table:table-cell office:value-type="float" office:value="70" calcext:value-type="float">
            <text:p>70</text:p>
          </table:table-cell>
          <table:table-cell office:value-type="float" office:value="54457" calcext:value-type="float">
            <text:p>54457</text:p>
          </table:table-cell>
          <table:table-cell/>
          <table:table-cell office:value-type="float" office:value="6436376" calcext:value-type="float">
            <text:p>6436376</text:p>
          </table:table-cell>
          <table:table-cell office:value-type="percentage" office:value="0.001987" calcext:value-type="percentage">
            <text:p>0.20%</text:p>
          </table:table-cell>
          <table:table-cell office:value-type="float" office:value="70" calcext:value-type="float">
            <text:p>70</text:p>
          </table:table-cell>
          <table:table-cell office:value-type="float" office:value="52933" calcext:value-type="float">
            <text:p>529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7" calcext:value-type="float">
            <text:p>1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662372" calcext:value-type="float">
            <text:p>2662372</text:p>
          </table:table-cell>
          <table:table-cell table:style-name="ce1" office:value-type="percentage" office:value="0.000179" calcext:value-type="percentage">
            <text:p>0.02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192432" calcext:value-type="float">
            <text:p>2192432</text:p>
          </table:table-cell>
          <table:table-cell table:style-name="ce1" office:value-type="percentage" office:value="0.000835" calcext:value-type="percentage">
            <text:p>0.08%</text:p>
          </table:table-cell>
          <table:table-cell/>
          <table:table-cell table:formula="of:=[.G80]/[.B80]" office:value-type="float" office:value="0.823529411764706" calcext:value-type="float">
            <text:p>0.8235294118</text:p>
          </table:table-cell>
          <table:table-cell table:formula="of:=[.I80]/[.D80]" office:value-type="float" office:value="0.823488227790857" calcext:value-type="float">
            <text:p>0.8234882278</text:p>
          </table:table-cell>
          <table:table-cell/>
          <table:table-cell office:value-type="float" office:value="7828315" calcext:value-type="float">
            <text:p>7828315</text:p>
          </table:table-cell>
          <table:table-cell office:value-type="percentage" office:value="0.000482" calcext:value-type="percentage">
            <text:p>0.05%</text:p>
          </table:table-cell>
          <table:table-cell office:value-type="float" office:value="80" calcext:value-type="float">
            <text:p>80</text:p>
          </table:table-cell>
          <table:table-cell office:value-type="float" office:value="54119" calcext:value-type="float">
            <text:p>54119</text:p>
          </table:table-cell>
          <table:table-cell/>
          <table:table-cell office:value-type="float" office:value="6955313" calcext:value-type="float">
            <text:p>6955313</text:p>
          </table:table-cell>
          <table:table-cell office:value-type="percentage" office:value="0.002147" calcext:value-type="percentage">
            <text:p>0.21%</text:p>
          </table:table-cell>
          <table:table-cell office:value-type="float" office:value="80" calcext:value-type="float">
            <text:p>80</text:p>
          </table:table-cell>
          <table:table-cell office:value-type="float" office:value="51410" calcext:value-type="float">
            <text:p>51410</text:p>
          </table:table-cell>
        </table:table-row>
        <table:table-row table:style-name="ro1">
          <table:table-cell table:number-columns-repeated="14"/>
          <table:table-cell office:value-type="float" office:value="8368838" calcext:value-type="float">
            <text:p>8368838</text:p>
          </table:table-cell>
          <table:table-cell office:value-type="percentage" office:value="0.000515" calcext:value-type="percentage">
            <text:p>0.05%</text:p>
          </table:table-cell>
          <table:table-cell office:value-type="float" office:value="90" calcext:value-type="float">
            <text:p>90</text:p>
          </table:table-cell>
          <table:table-cell office:value-type="float" office:value="53986" calcext:value-type="float">
            <text:p>53986</text:p>
          </table:table-cell>
          <table:table-cell/>
          <table:table-cell office:value-type="float" office:value="7463264" calcext:value-type="float">
            <text:p>7463264</text:p>
          </table:table-cell>
          <table:table-cell office:value-type="percentage" office:value="0.002304" calcext:value-type="percentage">
            <text:p>0.23%</text:p>
          </table:table-cell>
          <table:table-cell office:value-type="float" office:value="90" calcext:value-type="float">
            <text:p>90</text:p>
          </table:table-cell>
          <table:table-cell office:value-type="float" office:value="50292" calcext:value-type="float">
            <text:p>50292</text:p>
          </table:table-cell>
        </table:table-row>
        <table:table-row table:style-name="ro1">
          <table:table-cell table:number-columns-repeated="14"/>
          <table:table-cell office:value-type="float" office:value="8907970" calcext:value-type="float">
            <text:p>8907970</text:p>
          </table:table-cell>
          <table:table-cell office:value-type="percentage" office:value="0.000548" calcext:value-type="percentage">
            <text:p>0.05%</text:p>
          </table:table-cell>
          <table:table-cell office:value-type="float" office:value="100" calcext:value-type="float">
            <text:p>100</text:p>
          </table:table-cell>
          <table:table-cell office:value-type="float" office:value="53860" calcext:value-type="float">
            <text:p>53860</text:p>
          </table:table-cell>
          <table:table-cell/>
          <table:table-cell office:value-type="float" office:value="7942599" calcext:value-type="float">
            <text:p>7942599</text:p>
          </table:table-cell>
          <table:table-cell office:value-type="percentage" office:value="0.002452" calcext:value-type="percentage">
            <text:p>0.25%</text:p>
          </table:table-cell>
          <table:table-cell office:value-type="float" office:value="100" calcext:value-type="float">
            <text:p>100</text:p>
          </table:table-cell>
          <table:table-cell office:value-type="float" office:value="47026" calcext:value-type="float">
            <text:p>47026</text:p>
          </table:table-cell>
        </table:table-row>
        <table:table-row table:style-name="ro1">
          <table:table-cell table:number-columns-repeated="14"/>
          <table:table-cell office:value-type="float" office:value="14036725" calcext:value-type="float">
            <text:p>14036725</text:p>
          </table:table-cell>
          <table:table-cell office:value-type="percentage" office:value="0.000863" calcext:value-type="percentage">
            <text:p>0.09%</text:p>
          </table:table-cell>
          <table:table-cell office:value-type="float" office:value="200" calcext:value-type="float">
            <text:p>200</text:p>
          </table:table-cell>
          <table:table-cell office:value-type="float" office:value="47468" calcext:value-type="float">
            <text:p>47468</text:p>
          </table:table-cell>
          <table:table-cell/>
          <table:table-cell office:value-type="float" office:value="12225318" calcext:value-type="float">
            <text:p>12225318</text:p>
          </table:table-cell>
          <table:table-cell office:value-type="percentage" office:value="0.003774" calcext:value-type="percentage">
            <text:p>0.38%</text:p>
          </table:table-cell>
          <table:table-cell office:value-type="float" office:value="200" calcext:value-type="float">
            <text:p>200</text:p>
          </table:table-cell>
          <table:table-cell office:value-type="float" office:value="38311" calcext:value-type="float">
            <text:p>38311</text:p>
          </table:table-cell>
        </table:table-row>
        <table:table-row table:style-name="ro1">
          <table:table-cell table:number-columns-repeated="14"/>
          <table:table-cell office:value-type="float" office:value="18653653" calcext:value-type="float">
            <text:p>18653653</text:p>
          </table:table-cell>
          <table:table-cell office:value-type="percentage" office:value="0.001147" calcext:value-type="percentage">
            <text:p>0.11%</text:p>
          </table:table-cell>
          <table:table-cell office:value-type="float" office:value="300" calcext:value-type="float">
            <text:p>300</text:p>
          </table:table-cell>
          <table:table-cell office:value-type="float" office:value="45052" calcext:value-type="float">
            <text:p>45052</text:p>
          </table:table-cell>
          <table:table-cell/>
          <table:table-cell office:value-type="float" office:value="15794433" calcext:value-type="float">
            <text:p>15794433</text:p>
          </table:table-cell>
          <table:table-cell office:value-type="percentage" office:value="0.004876" calcext:value-type="percentage">
            <text:p>0.49%</text:p>
          </table:table-cell>
          <table:table-cell office:value-type="float" office:value="300" calcext:value-type="float">
            <text:p>300</text:p>
          </table:table-cell>
          <table:table-cell office:value-type="float" office:value="33874" calcext:value-type="float">
            <text:p>33874</text:p>
          </table:table-cell>
        </table:table-row>
        <table:table-row table:style-name="ro1">
          <table:table-cell table:number-columns-repeated="14"/>
          <table:table-cell office:value-type="float" office:value="22965447" calcext:value-type="float">
            <text:p>22965447</text:p>
          </table:table-cell>
          <table:table-cell office:value-type="percentage" office:value="0.001413" calcext:value-type="percentage">
            <text:p>0.14%</text:p>
          </table:table-cell>
          <table:table-cell office:value-type="float" office:value="400" calcext:value-type="float">
            <text:p>400</text:p>
          </table:table-cell>
          <table:table-cell office:value-type="float" office:value="40946" calcext:value-type="float">
            <text:p>40946</text:p>
          </table:table-cell>
          <table:table-cell/>
          <table:table-cell office:value-type="float" office:value="19070747" calcext:value-type="float">
            <text:p>19070747</text:p>
          </table:table-cell>
          <table:table-cell office:value-type="percentage" office:value="0.005888" calcext:value-type="percentage">
            <text:p>0.59%</text:p>
          </table:table-cell>
          <table:table-cell office:value-type="float" office:value="400" calcext:value-type="float">
            <text:p>400</text:p>
          </table:table-cell>
          <table:table-cell office:value-type="float" office:value="31908" calcext:value-type="float">
            <text:p>31908</text:p>
          </table:table-cell>
        </table:table-row>
        <table:table-row table:style-name="ro1">
          <table:table-cell table:number-columns-repeated="14"/>
          <table:table-cell office:value-type="float" office:value="26870233" calcext:value-type="float">
            <text:p>26870233</text:p>
          </table:table-cell>
          <table:table-cell office:value-type="percentage" office:value="0.001653" calcext:value-type="percentage">
            <text:p>0.17%</text:p>
          </table:table-cell>
          <table:table-cell office:value-type="float" office:value="500" calcext:value-type="float">
            <text:p>500</text:p>
          </table:table-cell>
          <table:table-cell office:value-type="float" office:value="38055" calcext:value-type="float">
            <text:p>38055</text:p>
          </table:table-cell>
          <table:table-cell/>
          <table:table-cell office:value-type="float" office:value="22196831" calcext:value-type="float">
            <text:p>22196831</text:p>
          </table:table-cell>
          <table:table-cell office:value-type="percentage" office:value="0.006853" calcext:value-type="percentage">
            <text:p>0.69%</text:p>
          </table:table-cell>
          <table:table-cell office:value-type="float" office:value="500" calcext:value-type="float">
            <text:p>500</text:p>
          </table:table-cell>
          <table:table-cell office:value-type="float" office:value="30639" calcext:value-type="float">
            <text:p>30639</text:p>
          </table:table-cell>
        </table:table-row>
        <table:table-row table:style-name="ro1">
          <table:table-cell table:number-columns-repeated="14"/>
          <table:table-cell office:value-type="float" office:value="30569618" calcext:value-type="float">
            <text:p>30569618</text:p>
          </table:table-cell>
          <table:table-cell office:value-type="percentage" office:value="0.00188" calcext:value-type="percentage">
            <text:p>0.19%</text:p>
          </table:table-cell>
          <table:table-cell office:value-type="float" office:value="600" calcext:value-type="float">
            <text:p>600</text:p>
          </table:table-cell>
          <table:table-cell office:value-type="float" office:value="35477" calcext:value-type="float">
            <text:p>35477</text:p>
          </table:table-cell>
          <table:table-cell/>
          <table:table-cell office:value-type="float" office:value="25202848" calcext:value-type="float">
            <text:p>25202848</text:p>
          </table:table-cell>
          <table:table-cell office:value-type="percentage" office:value="0.007781" calcext:value-type="percentage">
            <text:p>0.78%</text:p>
          </table:table-cell>
          <table:table-cell office:value-type="float" office:value="600" calcext:value-type="float">
            <text:p>600</text:p>
          </table:table-cell>
          <table:table-cell office:value-type="float" office:value="29612" calcext:value-type="float">
            <text:p>29612</text:p>
          </table:table-cell>
        </table:table-row>
        <table:table-row table:style-name="ro1">
          <table:table-cell table:number-columns-repeated="14"/>
          <table:table-cell office:value-type="float" office:value="34043658" calcext:value-type="float">
            <text:p>34043658</text:p>
          </table:table-cell>
          <table:table-cell office:value-type="percentage" office:value="0.002094" calcext:value-type="percentage">
            <text:p>0.21%</text:p>
          </table:table-cell>
          <table:table-cell office:value-type="float" office:value="700" calcext:value-type="float">
            <text:p>700</text:p>
          </table:table-cell>
          <table:table-cell office:value-type="float" office:value="34351" calcext:value-type="float">
            <text:p>34351</text:p>
          </table:table-cell>
          <table:table-cell/>
          <table:table-cell office:value-type="float" office:value="28101005" calcext:value-type="float">
            <text:p>28101005</text:p>
          </table:table-cell>
          <table:table-cell office:value-type="percentage" office:value="0.008676" calcext:value-type="percentage">
            <text:p>0.87%</text:p>
          </table:table-cell>
          <table:table-cell office:value-type="float" office:value="700" calcext:value-type="float">
            <text:p>700</text:p>
          </table:table-cell>
          <table:table-cell office:value-type="float" office:value="28505" calcext:value-type="float">
            <text:p>28505</text:p>
          </table:table-cell>
        </table:table-row>
        <table:table-row table:style-name="ro1">
          <table:table-cell table:number-columns-repeated="14"/>
          <table:table-cell office:value-type="float" office:value="37434319" calcext:value-type="float">
            <text:p>37434319</text:p>
          </table:table-cell>
          <table:table-cell office:value-type="percentage" office:value="0.002303" calcext:value-type="percentage">
            <text:p>0.23%</text:p>
          </table:table-cell>
          <table:table-cell office:value-type="float" office:value="800" calcext:value-type="float">
            <text:p>800</text:p>
          </table:table-cell>
          <table:table-cell office:value-type="float" office:value="33362" calcext:value-type="float">
            <text:p>33362</text:p>
          </table:table-cell>
          <table:table-cell/>
          <table:table-cell office:value-type="float" office:value="30908888" calcext:value-type="float">
            <text:p>30908888</text:p>
          </table:table-cell>
          <table:table-cell office:value-type="percentage" office:value="0.009542" calcext:value-type="percentage">
            <text:p>0.95%</text:p>
          </table:table-cell>
          <table:table-cell office:value-type="float" office:value="800" calcext:value-type="float">
            <text:p>800</text:p>
          </table:table-cell>
          <table:table-cell office:value-type="float" office:value="27724" calcext:value-type="float">
            <text:p>27724</text:p>
          </table:table-cell>
        </table:table-row>
        <table:table-row table:style-name="ro1">
          <table:table-cell table:number-columns-repeated="14"/>
          <table:table-cell office:value-type="float" office:value="40747015" calcext:value-type="float">
            <text:p>40747015</text:p>
          </table:table-cell>
          <table:table-cell office:value-type="percentage" office:value="0.002506" calcext:value-type="percentage">
            <text:p>0.25%</text:p>
          </table:table-cell>
          <table:table-cell office:value-type="float" office:value="900" calcext:value-type="float">
            <text:p>900</text:p>
          </table:table-cell>
          <table:table-cell office:value-type="float" office:value="32823" calcext:value-type="float">
            <text:p>32823</text:p>
          </table:table-cell>
          <table:table-cell/>
          <table:table-cell office:value-type="float" office:value="33651943" calcext:value-type="float">
            <text:p>33651943</text:p>
          </table:table-cell>
          <table:table-cell office:value-type="percentage" office:value="0.010389" calcext:value-type="percentage">
            <text:p>1.04%</text:p>
          </table:table-cell>
          <table:table-cell office:value-type="float" office:value="900" calcext:value-type="float">
            <text:p>900</text:p>
          </table:table-cell>
          <table:table-cell office:value-type="float" office:value="27135" calcext:value-type="float">
            <text:p>27135</text:p>
          </table:table-cell>
        </table:table-row>
        <table:table-row table:style-name="ro1">
          <table:table-cell table:number-columns-repeated="14"/>
          <table:table-cell office:value-type="float" office:value="44002890" calcext:value-type="float">
            <text:p>44002890</text:p>
          </table:table-cell>
          <table:table-cell office:value-type="percentage" office:value="0.002707" calcext:value-type="percentage">
            <text:p>0.27%</text:p>
          </table:table-cell>
          <table:table-cell office:value-type="float" office:value="1000" calcext:value-type="float">
            <text:p>1000</text:p>
          </table:table-cell>
          <table:table-cell office:value-type="float" office:value="32311" calcext:value-type="float">
            <text:p>32311</text:p>
          </table:table-cell>
          <table:table-cell/>
          <table:table-cell office:value-type="float" office:value="36334833" calcext:value-type="float">
            <text:p>36334833</text:p>
          </table:table-cell>
          <table:table-cell office:value-type="percentage" office:value="0.011218" calcext:value-type="percentage">
            <text:p>1.12%</text:p>
          </table:table-cell>
          <table:table-cell office:value-type="float" office:value="1000" calcext:value-type="float">
            <text:p>1000</text:p>
          </table:table-cell>
          <table:table-cell office:value-type="float" office:value="26484" calcext:value-type="float">
            <text:p>26484</text:p>
          </table:table-cell>
        </table:table-row>
        <table:table-row table:style-name="ro1">
          <table:table-cell table:number-columns-repeated="14"/>
          <table:table-cell office:value-type="float" office:value="74225441" calcext:value-type="float">
            <text:p>74225441</text:p>
          </table:table-cell>
          <table:table-cell office:value-type="percentage" office:value="0.004566" calcext:value-type="percentage">
            <text:p>0.46%</text:p>
          </table:table-cell>
          <table:table-cell office:value-type="float" office:value="2000" calcext:value-type="float">
            <text:p>2000</text:p>
          </table:table-cell>
          <table:table-cell office:value-type="float" office:value="28489" calcext:value-type="float">
            <text:p>28489</text:p>
          </table:table-cell>
          <table:table-cell/>
          <table:table-cell office:value-type="float" office:value="59939428" calcext:value-type="float">
            <text:p>59939428</text:p>
          </table:table-cell>
          <table:table-cell office:value-type="percentage" office:value="0.018505" calcext:value-type="percentage">
            <text:p>1.85%</text:p>
          </table:table-cell>
          <table:table-cell office:value-type="float" office:value="2000" calcext:value-type="float">
            <text:p>2000</text:p>
          </table:table-cell>
          <table:table-cell office:value-type="float" office:value="20871" calcext:value-type="float">
            <text:p>20871</text:p>
          </table:table-cell>
        </table:table-row>
        <table:table-row table:style-name="ro1">
          <table:table-cell table:number-columns-repeated="14"/>
          <table:table-cell office:value-type="float" office:value="101665987" calcext:value-type="float">
            <text:p>101665987</text:p>
          </table:table-cell>
          <table:table-cell office:value-type="percentage" office:value="0.006254" calcext:value-type="percentage">
            <text:p>0.63%</text:p>
          </table:table-cell>
          <table:table-cell office:value-type="float" office:value="3000" calcext:value-type="float">
            <text:p>3000</text:p>
          </table:table-cell>
          <table:table-cell office:value-type="float" office:value="26451" calcext:value-type="float">
            <text:p>26451</text:p>
          </table:table-cell>
          <table:table-cell/>
          <table:table-cell office:value-type="float" office:value="78332613" calcext:value-type="float">
            <text:p>78332613</text:p>
          </table:table-cell>
          <table:table-cell office:value-type="percentage" office:value="0.024183" calcext:value-type="percentage">
            <text:p>2.42%</text:p>
          </table:table-cell>
          <table:table-cell office:value-type="float" office:value="3000" calcext:value-type="float">
            <text:p>3000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table:number-columns-repeated="14"/>
          <table:table-cell office:value-type="float" office:value="127175054" calcext:value-type="float">
            <text:p>127175054</text:p>
          </table:table-cell>
          <table:table-cell office:value-type="percentage" office:value="0.007823" calcext:value-type="percentage">
            <text:p>0.78%</text:p>
          </table:table-cell>
          <table:table-cell office:value-type="float" office:value="4000" calcext:value-type="float">
            <text:p>4000</text:p>
          </table:table-cell>
          <table:table-cell office:value-type="float" office:value="24537" calcext:value-type="float">
            <text:p>24537</text:p>
          </table:table-cell>
          <table:table-cell/>
          <table:table-cell office:value-type="float" office:value="91712359" calcext:value-type="float">
            <text:p>91712359</text:p>
          </table:table-cell>
          <table:table-cell office:value-type="percentage" office:value="0.028314" calcext:value-type="percentage">
            <text:p>2.83%</text:p>
          </table:table-cell>
          <table:table-cell office:value-type="float" office:value="4000" calcext:value-type="float">
            <text:p>4000</text:p>
          </table:table-cell>
          <table:table-cell office:value-type="float" office:value="11818" calcext:value-type="float">
            <text:p>11818</text:p>
          </table:table-cell>
        </table:table-row>
        <table:table-row table:style-name="ro1">
          <table:table-cell table:number-columns-repeated="14"/>
          <table:table-cell office:value-type="float" office:value="150700752" calcext:value-type="float">
            <text:p>150700752</text:p>
          </table:table-cell>
          <table:table-cell office:value-type="percentage" office:value="0.00927" calcext:value-type="percentage">
            <text:p>0.93%</text:p>
          </table:table-cell>
          <table:table-cell office:value-type="float" office:value="5000" calcext:value-type="float">
            <text:p>5000</text:p>
          </table:table-cell>
          <table:table-cell office:value-type="float" office:value="22565" calcext:value-type="float">
            <text:p>22565</text:p>
          </table:table-cell>
          <table:table-cell/>
          <table:table-cell office:value-type="float" office:value="102333067" calcext:value-type="float">
            <text:p>102333067</text:p>
          </table:table-cell>
          <table:table-cell office:value-type="percentage" office:value="0.031593" calcext:value-type="percentage">
            <text:p>3.16%</text:p>
          </table:table-cell>
          <table:table-cell office:value-type="float" office:value="5000" calcext:value-type="float">
            <text:p>5000</text:p>
          </table:table-cell>
          <table:table-cell office:value-type="float" office:value="9464" calcext:value-type="float">
            <text:p>9464</text:p>
          </table:table-cell>
        </table:table-row>
        <table:table-row table:style-name="ro1">
          <table:table-cell table:number-columns-repeated="14"/>
          <table:table-cell office:value-type="float" office:value="172435649" calcext:value-type="float">
            <text:p>172435649</text:p>
          </table:table-cell>
          <table:table-cell office:value-type="percentage" office:value="0.010607" calcext:value-type="percentage">
            <text:p>1.06%</text:p>
          </table:table-cell>
          <table:table-cell office:value-type="float" office:value="6000" calcext:value-type="float">
            <text:p>6000</text:p>
          </table:table-cell>
          <table:table-cell office:value-type="float" office:value="20915" calcext:value-type="float">
            <text:p>20915</text:p>
          </table:table-cell>
          <table:table-cell/>
          <table:table-cell office:value-type="float" office:value="110860986" calcext:value-type="float">
            <text:p>110860986</text:p>
          </table:table-cell>
          <table:table-cell office:value-type="percentage" office:value="0.034226" calcext:value-type="percentage">
            <text:p>3.42%</text:p>
          </table:table-cell>
          <table:table-cell office:value-type="float" office:value="6000" calcext:value-type="float">
            <text:p>6000</text:p>
          </table:table-cell>
          <table:table-cell office:value-type="float" office:value="7732" calcext:value-type="float">
            <text:p>7732</text:p>
          </table:table-cell>
        </table:table-row>
        <table:table-row table:style-name="ro1">
          <table:table-cell table:number-columns-repeated="14"/>
          <table:table-cell office:value-type="float" office:value="192760786" calcext:value-type="float">
            <text:p>192760786</text:p>
          </table:table-cell>
          <table:table-cell office:value-type="percentage" office:value="0.011857" calcext:value-type="percentage">
            <text:p>1.19%</text:p>
          </table:table-cell>
          <table:table-cell office:value-type="float" office:value="7000" calcext:value-type="float">
            <text:p>7000</text:p>
          </table:table-cell>
          <table:table-cell office:value-type="float" office:value="19637" calcext:value-type="float">
            <text:p>19637</text:p>
          </table:table-cell>
          <table:table-cell/>
          <table:table-cell office:value-type="float" office:value="117941604" calcext:value-type="float">
            <text:p>117941604</text:p>
          </table:table-cell>
          <table:table-cell office:value-type="percentage" office:value="0.036412" calcext:value-type="percentage">
            <text:p>3.64%</text:p>
          </table:table-cell>
          <table:table-cell office:value-type="float" office:value="7000" calcext:value-type="float">
            <text:p>7000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table:number-columns-repeated="14"/>
          <table:table-cell office:value-type="float" office:value="211472955" calcext:value-type="float">
            <text:p>211472955</text:p>
          </table:table-cell>
          <table:table-cell office:value-type="percentage" office:value="0.013008" calcext:value-type="percentage">
            <text:p>1.30%</text:p>
          </table:table-cell>
          <table:table-cell office:value-type="float" office:value="8000" calcext:value-type="float">
            <text:p>8000</text:p>
          </table:table-cell>
          <table:table-cell office:value-type="float" office:value="17552" calcext:value-type="float">
            <text:p>17552</text:p>
          </table:table-cell>
          <table:table-cell/>
          <table:table-cell office:value-type="float" office:value="124422280" calcext:value-type="float">
            <text:p>124422280</text:p>
          </table:table-cell>
          <table:table-cell office:value-type="percentage" office:value="0.038413" calcext:value-type="percentage">
            <text:p>3.84%</text:p>
          </table:table-cell>
          <table:table-cell office:value-type="float" office:value="8000" calcext:value-type="float">
            <text:p>8000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table:number-columns-repeated="14"/>
          <table:table-cell office:value-type="float" office:value="227956383" calcext:value-type="float">
            <text:p>227956383</text:p>
          </table:table-cell>
          <table:table-cell office:value-type="percentage" office:value="0.014022" calcext:value-type="percentage">
            <text:p>1.40%</text:p>
          </table:table-cell>
          <table:table-cell office:value-type="float" office:value="9000" calcext:value-type="float">
            <text:p>9000</text:p>
          </table:table-cell>
          <table:table-cell office:value-type="float" office:value="15500" calcext:value-type="float">
            <text:p>15500</text:p>
          </table:table-cell>
          <table:table-cell/>
          <table:table-cell office:value-type="float" office:value="130754719" calcext:value-type="float">
            <text:p>130754719</text:p>
          </table:table-cell>
          <table:table-cell office:value-type="percentage" office:value="0.040368" calcext:value-type="percentage">
            <text:p>4.04%</text:p>
          </table:table-cell>
          <table:table-cell office:value-type="float" office:value="9000" calcext:value-type="float">
            <text:p>9000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table:number-columns-repeated="14"/>
          <table:table-cell office:value-type="float" office:value="242711263" calcext:value-type="float">
            <text:p>242711263</text:p>
          </table:table-cell>
          <table:table-cell office:value-type="percentage" office:value="0.01493" calcext:value-type="percentage">
            <text:p>1.49%</text:p>
          </table:table-cell>
          <table:table-cell office:value-type="float" office:value="10000" calcext:value-type="float">
            <text:p>10000</text:p>
          </table:table-cell>
          <table:table-cell office:value-type="float" office:value="14208" calcext:value-type="float">
            <text:p>14208</text:p>
          </table:table-cell>
          <table:table-cell/>
          <table:table-cell office:value-type="float" office:value="136997241" calcext:value-type="float">
            <text:p>136997241</text:p>
          </table:table-cell>
          <table:table-cell office:value-type="percentage" office:value="0.042295" calcext:value-type="percentage">
            <text:p>4.23%</text:p>
          </table:table-cell>
          <table:table-cell office:value-type="float" office:value="10000" calcext:value-type="float">
            <text:p>10000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table:number-columns-repeated="14"/>
          <table:table-cell office:value-type="float" office:value="345570472" calcext:value-type="float">
            <text:p>345570472</text:p>
          </table:table-cell>
          <table:table-cell office:value-type="percentage" office:value="0.021257" calcext:value-type="percentage">
            <text:p>2.13%</text:p>
          </table:table-cell>
          <table:table-cell office:value-type="float" office:value="20000" calcext:value-type="float">
            <text:p>20000</text:p>
          </table:table-cell>
          <table:table-cell office:value-type="float" office:value="7540" calcext:value-type="float">
            <text:p>7540</text:p>
          </table:table-cell>
          <table:table-cell/>
          <table:table-cell office:value-type="float" office:value="196653996" calcext:value-type="float">
            <text:p>196653996</text:p>
          </table:table-cell>
          <table:table-cell office:value-type="percentage" office:value="0.060712" calcext:value-type="percentage">
            <text:p>6.07%</text:p>
          </table:table-cell>
          <table:table-cell office:value-type="float" office:value="20000" calcext:value-type="float">
            <text:p>20000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table:number-columns-repeated="14"/>
          <table:table-cell office:value-type="float" office:value="411804195" calcext:value-type="float">
            <text:p>411804195</text:p>
          </table:table-cell>
          <table:table-cell office:value-type="percentage" office:value="0.025331" calcext:value-type="percentage">
            <text:p>2.53%</text:p>
          </table:table-cell>
          <table:table-cell office:value-type="float" office:value="30000" calcext:value-type="float">
            <text:p>30000</text:p>
          </table:table-cell>
          <table:table-cell office:value-type="float" office:value="6334" calcext:value-type="float">
            <text:p>6334</text:p>
          </table:table-cell>
          <table:table-cell/>
          <table:table-cell office:value-type="float" office:value="253270724" calcext:value-type="float">
            <text:p>253270724</text:p>
          </table:table-cell>
          <table:table-cell office:value-type="percentage" office:value="0.078192" calcext:value-type="percentage">
            <text:p>7.82%</text:p>
          </table:table-cell>
          <table:table-cell office:value-type="float" office:value="30000" calcext:value-type="float">
            <text:p>30000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table:number-columns-repeated="14"/>
          <table:table-cell office:value-type="float" office:value="474228832" calcext:value-type="float">
            <text:p>474228832</text:p>
          </table:table-cell>
          <table:table-cell office:value-type="percentage" office:value="0.029171" calcext:value-type="percentage">
            <text:p>2.92%</text:p>
          </table:table-cell>
          <table:table-cell office:value-type="float" office:value="40000" calcext:value-type="float">
            <text:p>40000</text:p>
          </table:table-cell>
          <table:table-cell office:value-type="float" office:value="6166" calcext:value-type="float">
            <text:p>6166</text:p>
          </table:table-cell>
          <table:table-cell/>
          <table:table-cell office:value-type="float" office:value="307869137" calcext:value-type="float">
            <text:p>307869137</text:p>
          </table:table-cell>
          <table:table-cell office:value-type="percentage" office:value="0.095048" calcext:value-type="percentage">
            <text:p>9.50%</text:p>
          </table:table-cell>
          <table:table-cell office:value-type="float" office:value="40000" calcext:value-type="float">
            <text:p>40000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table:number-columns-repeated="14"/>
          <table:table-cell office:value-type="float" office:value="535292891" calcext:value-type="float">
            <text:p>535292891</text:p>
          </table:table-cell>
          <table:table-cell office:value-type="percentage" office:value="0.032928" calcext:value-type="percentage">
            <text:p>3.29%</text:p>
          </table:table-cell>
          <table:table-cell office:value-type="float" office:value="50000" calcext:value-type="float">
            <text:p>50000</text:p>
          </table:table-cell>
          <table:table-cell office:value-type="float" office:value="6050" calcext:value-type="float">
            <text:p>6050</text:p>
          </table:table-cell>
          <table:table-cell/>
          <table:table-cell office:value-type="float" office:value="360895331" calcext:value-type="float">
            <text:p>360895331</text:p>
          </table:table-cell>
          <table:table-cell office:value-type="percentage" office:value="0.111418" calcext:value-type="percentage">
            <text:p>11.14%</text:p>
          </table:table-cell>
          <table:table-cell office:value-type="float" office:value="50000" calcext:value-type="float">
            <text:p>50000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table:number-columns-repeated="14"/>
          <table:table-cell office:value-type="float" office:value="595317896" calcext:value-type="float">
            <text:p>595317896</text:p>
          </table:table-cell>
          <table:table-cell office:value-type="percentage" office:value="0.03662" calcext:value-type="percentage">
            <text:p>3.66%</text:p>
          </table:table-cell>
          <table:table-cell office:value-type="float" office:value="60000" calcext:value-type="float">
            <text:p>60000</text:p>
          </table:table-cell>
          <table:table-cell office:value-type="float" office:value="5959" calcext:value-type="float">
            <text:p>5959</text:p>
          </table:table-cell>
          <table:table-cell/>
          <table:table-cell office:value-type="float" office:value="412580196" calcext:value-type="float">
            <text:p>412580196</text:p>
          </table:table-cell>
          <table:table-cell office:value-type="percentage" office:value="0.127375" calcext:value-type="percentage">
            <text:p>12.74%</text:p>
          </table:table-cell>
          <table:table-cell office:value-type="float" office:value="60000" calcext:value-type="float">
            <text:p>60000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table:number-columns-repeated="14"/>
          <table:table-cell office:value-type="float" office:value="654512925" calcext:value-type="float">
            <text:p>654512925</text:p>
          </table:table-cell>
          <table:table-cell office:value-type="percentage" office:value="0.040261" calcext:value-type="percentage">
            <text:p>4.03%</text:p>
          </table:table-cell>
          <table:table-cell office:value-type="float" office:value="70000" calcext:value-type="float">
            <text:p>70000</text:p>
          </table:table-cell>
          <table:table-cell office:value-type="float" office:value="5882" calcext:value-type="float">
            <text:p>5882</text:p>
          </table:table-cell>
          <table:table-cell/>
          <table:table-cell office:value-type="float" office:value="463080074" calcext:value-type="float">
            <text:p>463080074</text:p>
          </table:table-cell>
          <table:table-cell office:value-type="percentage" office:value="0.142965" calcext:value-type="percentage">
            <text:p>14.30%</text:p>
          </table:table-cell>
          <table:table-cell office:value-type="float" office:value="70000" calcext:value-type="float">
            <text:p>70000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table:number-columns-repeated="14"/>
          <table:table-cell office:value-type="float" office:value="712980472" calcext:value-type="float">
            <text:p>712980472</text:p>
          </table:table-cell>
          <table:table-cell office:value-type="percentage" office:value="0.043858" calcext:value-type="percentage">
            <text:p>4.39%</text:p>
          </table:table-cell>
          <table:table-cell office:value-type="float" office:value="80000" calcext:value-type="float">
            <text:p>80000</text:p>
          </table:table-cell>
          <table:table-cell office:value-type="float" office:value="5813" calcext:value-type="float">
            <text:p>5813</text:p>
          </table:table-cell>
          <table:table-cell/>
          <table:table-cell office:value-type="float" office:value="512518745" calcext:value-type="float">
            <text:p>512518745</text:p>
          </table:table-cell>
          <table:table-cell office:value-type="percentage" office:value="0.158229" calcext:value-type="percentage">
            <text:p>15.82%</text:p>
          </table:table-cell>
          <table:table-cell office:value-type="float" office:value="80000" calcext:value-type="float">
            <text:p>80000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table:number-columns-repeated="14"/>
          <table:table-cell office:value-type="float" office:value="770808704" calcext:value-type="float">
            <text:p>770808704</text:p>
          </table:table-cell>
          <table:table-cell office:value-type="percentage" office:value="0.047415" calcext:value-type="percentage">
            <text:p>4.74%</text:p>
          </table:table-cell>
          <table:table-cell office:value-type="float" office:value="90000" calcext:value-type="float">
            <text:p>90000</text:p>
          </table:table-cell>
          <table:table-cell office:value-type="float" office:value="5753" calcext:value-type="float">
            <text:p>5753</text:p>
          </table:table-cell>
          <table:table-cell/>
          <table:table-cell office:value-type="float" office:value="560984849" calcext:value-type="float">
            <text:p>560984849</text:p>
          </table:table-cell>
          <table:table-cell office:value-type="percentage" office:value="0.173191" calcext:value-type="percentage">
            <text:p>17.32%</text:p>
          </table:table-cell>
          <table:table-cell office:value-type="float" office:value="90000" calcext:value-type="float">
            <text:p>90000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table:number-columns-repeated="14"/>
          <table:table-cell office:value-type="float" office:value="828063439" calcext:value-type="float">
            <text:p>828063439</text:p>
          </table:table-cell>
          <table:table-cell office:value-type="percentage" office:value="0.050937" calcext:value-type="percentage">
            <text:p>5.0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9" calcext:value-type="float">
            <text:p>5699</text:p>
          </table:table-cell>
          <table:table-cell/>
          <table:table-cell office:value-type="float" office:value="608587875" calcext:value-type="float">
            <text:p>608587875</text:p>
          </table:table-cell>
          <table:table-cell office:value-type="percentage" office:value="0.187888" calcext:value-type="percentage">
            <text:p>18.7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table:number-columns-repeated="14"/>
          <table:table-cell office:value-type="float" office:value="1376591377" calcext:value-type="float">
            <text:p>1376591377</text:p>
          </table:table-cell>
          <table:table-cell office:value-type="percentage" office:value="0.084679" calcext:value-type="percentage">
            <text:p>8.4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5310" calcext:value-type="float">
            <text:p>5310</text:p>
          </table:table-cell>
          <table:table-cell/>
          <table:table-cell office:value-type="float" office:value="1050075720" calcext:value-type="float">
            <text:p>1050075720</text:p>
          </table:table-cell>
          <table:table-cell office:value-type="percentage" office:value="0.324187" calcext:value-type="percentage">
            <text:p>32.4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table:number-columns-repeated="14"/>
          <table:table-cell office:value-type="float" office:value="1893843255" calcext:value-type="float">
            <text:p>1893843255</text:p>
          </table:table-cell>
          <table:table-cell office:value-type="percentage" office:value="0.116496" calcext:value-type="percentage">
            <text:p>11.6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46" calcext:value-type="float">
            <text:p>5046</text:p>
          </table:table-cell>
          <table:table-cell/>
          <table:table-cell office:value-type="float" office:value="1447719195" calcext:value-type="float">
            <text:p>1447719195</text:p>
          </table:table-cell>
          <table:table-cell office:value-type="percentage" office:value="0.446951" calcext:value-type="percentage">
            <text:p>44.70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table:number-columns-repeated="14"/>
          <table:table-cell office:value-type="float" office:value="2387488844" calcext:value-type="float">
            <text:p>2387488844</text:p>
          </table:table-cell>
          <table:table-cell office:value-type="percentage" office:value="0.146862" calcext:value-type="percentage">
            <text:p>14.6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835" calcext:value-type="float">
            <text:p>4835</text:p>
          </table:table-cell>
          <table:table-cell/>
          <table:table-cell office:value-type="float" office:value="1814675168" calcext:value-type="float">
            <text:p>1814675168</text:p>
          </table:table-cell>
          <table:table-cell office:value-type="percentage" office:value="0.56024" calcext:value-type="percentage">
            <text:p>56.0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table:number-columns-repeated="14"/>
          <table:table-cell office:value-type="float" office:value="2862318573" calcext:value-type="float">
            <text:p>2862318573</text:p>
          </table:table-cell>
          <table:table-cell office:value-type="percentage" office:value="0.17607" calcext:value-type="percentage">
            <text:p>17.6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668" calcext:value-type="float">
            <text:p>4668</text:p>
          </table:table-cell>
          <table:table-cell/>
          <table:table-cell office:value-type="float" office:value="2155459333" calcext:value-type="float">
            <text:p>2155459333</text:p>
          </table:table-cell>
          <table:table-cell office:value-type="percentage" office:value="0.665449" calcext:value-type="percentage">
            <text:p>66.5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table:number-columns-repeated="14"/>
          <table:table-cell office:value-type="float" office:value="3322118910" calcext:value-type="float">
            <text:p>3322118910</text:p>
          </table:table-cell>
          <table:table-cell office:value-type="percentage" office:value="0.204354" calcext:value-type="percentage">
            <text:p>20.4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531" calcext:value-type="float">
            <text:p>4531</text:p>
          </table:table-cell>
          <table:table-cell/>
          <table:table-cell office:value-type="float" office:value="2471379835" calcext:value-type="float">
            <text:p>2471379835</text:p>
          </table:table-cell>
          <table:table-cell office:value-type="percentage" office:value="0.762983" calcext:value-type="percentage">
            <text:p>76.3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table:number-columns-repeated="14"/>
          <table:table-cell office:value-type="float" office:value="3769142610" calcext:value-type="float">
            <text:p>3769142610</text:p>
          </table:table-cell>
          <table:table-cell office:value-type="percentage" office:value="0.231852" calcext:value-type="percentage">
            <text:p>23.1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float" office:value="2761022662" calcext:value-type="float">
            <text:p>2761022662</text:p>
          </table:table-cell>
          <table:table-cell office:value-type="percentage" office:value="0.852403" calcext:value-type="percentage">
            <text:p>85.2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table:number-columns-repeated="14"/>
          <table:table-cell office:value-type="float" office:value="4204863007" calcext:value-type="float">
            <text:p>4204863007</text:p>
          </table:table-cell>
          <table:table-cell office:value-type="percentage" office:value="0.258655" calcext:value-type="percentage">
            <text:p>25.8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4306" calcext:value-type="float">
            <text:p>4306</text:p>
          </table:table-cell>
          <table:table-cell/>
          <table:table-cell office:value-type="float" office:value="3017878633" calcext:value-type="float">
            <text:p>3017878633</text:p>
          </table:table-cell>
          <table:table-cell office:value-type="percentage" office:value="0.931702" calcext:value-type="percentage">
            <text:p>93.1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table:number-columns-repeated="14"/>
          <table:table-cell office:value-type="float" office:value="4630604717" calcext:value-type="float">
            <text:p>4630604717</text:p>
          </table:table-cell>
          <table:table-cell office:value-type="percentage" office:value="0.284843" calcext:value-type="percentage">
            <text:p>28.4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4211" calcext:value-type="float">
            <text:p>4211</text:p>
          </table:table-cell>
          <table:table-cell/>
          <table:table-cell office:value-type="float" office:value="3217533522" calcext:value-type="float">
            <text:p>3217533522</text:p>
          </table:table-cell>
          <table:table-cell office:value-type="percentage" office:value="0.993341" calcext:value-type="percentage">
            <text:p>99.3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table:number-columns-repeated="14"/>
          <table:table-cell office:value-type="float" office:value="5047259521" calcext:value-type="float">
            <text:p>5047259521</text:p>
          </table:table-cell>
          <table:table-cell office:value-type="percentage" office:value="0.310473" calcext:value-type="percentage">
            <text:p>31.0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23" calcext:value-type="float">
            <text:p>4123</text:p>
          </table:table-cell>
          <table:table-cell/>
          <table:table-cell office:value-type="float" office:value="3224694132" calcext:value-type="float">
            <text:p>3224694132</text:p>
          </table:table-cell>
          <table:table-cell office:value-type="percentage" office:value="0.995551" calcext:value-type="percentage">
            <text:p>99.5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8834166440" calcext:value-type="float">
            <text:p>8834166440</text:p>
          </table:table-cell>
          <table:table-cell office:value-type="percentage" office:value="0.543418" calcext:value-type="percentage">
            <text:p>54.34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502" calcext:value-type="float">
            <text:p>3502</text:p>
          </table:table-cell>
          <table:table-cell/>
          <table:table-cell office:value-type="float" office:value="3229669994" calcext:value-type="float">
            <text:p>3229669994</text:p>
          </table:table-cell>
          <table:table-cell office:value-type="percentage" office:value="0.997087" calcext:value-type="percentage">
            <text:p>99.71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12086061242" calcext:value-type="float">
            <text:p>12086061242</text:p>
          </table:table-cell>
          <table:table-cell office:value-type="percentage" office:value="0.743453" calcext:value-type="percentage">
            <text:p>74.35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3232445505" calcext:value-type="float">
            <text:p>3232445505</text:p>
          </table:table-cell>
          <table:table-cell office:value-type="percentage" office:value="0.997944" calcext:value-type="percentage">
            <text:p>99.79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4788794872" calcext:value-type="float">
            <text:p>14788794872</text:p>
          </table:table-cell>
          <table:table-cell office:value-type="percentage" office:value="0.909707" calcext:value-type="percentage">
            <text:p>90.9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float" office:value="3234445505" calcext:value-type="float">
            <text:p>3234445505</text:p>
          </table:table-cell>
          <table:table-cell office:value-type="percentage" office:value="0.998562" calcext:value-type="percentage">
            <text:p>99.8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5880029252" calcext:value-type="float">
            <text:p>15880029252</text:p>
          </table:table-cell>
          <table:table-cell office:value-type="percentage" office:value="0.976832" calcext:value-type="percentage">
            <text:p>97.6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35949717" calcext:value-type="float">
            <text:p>3235949717</text:p>
          </table:table-cell>
          <table:table-cell office:value-type="percentage" office:value="0.999026" calcext:value-type="percentage">
            <text:p>99.9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895107829" calcext:value-type="float">
            <text:p>15895107829</text:p>
          </table:table-cell>
          <table:table-cell office:value-type="percentage" office:value="0.97776" calcext:value-type="percentage">
            <text:p>97.7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236949717" calcext:value-type="float">
            <text:p>3236949717</text:p>
          </table:table-cell>
          <table:table-cell office:value-type="percentage" office:value="0.999335" calcext:value-type="percentage">
            <text:p>99.93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905007757" calcext:value-type="float">
            <text:p>15905007757</text:p>
          </table:table-cell>
          <table:table-cell office:value-type="percentage" office:value="0.978369" calcext:value-type="percentage">
            <text:p>97.84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37949717" calcext:value-type="float">
            <text:p>3237949717</text:p>
          </table:table-cell>
          <table:table-cell office:value-type="percentage" office:value="0.999644" calcext:value-type="percentage">
            <text:p>99.9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913256447" calcext:value-type="float">
            <text:p>15913256447</text:p>
          </table:table-cell>
          <table:table-cell office:value-type="percentage" office:value="0.978876" calcext:value-type="percentage">
            <text:p>97.89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38949717" calcext:value-type="float">
            <text:p>3238949717</text:p>
          </table:table-cell>
          <table:table-cell office:value-type="percentage" office:value="0.999952" calcext:value-type="percentage">
            <text:p>100.0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920430632" calcext:value-type="float">
            <text:p>15920430632</text:p>
          </table:table-cell>
          <table:table-cell office:value-type="percentage" office:value="0.979317" calcext:value-type="percentage">
            <text:p>97.9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927119430" calcext:value-type="float">
            <text:p>15927119430</text:p>
          </table:table-cell>
          <table:table-cell office:value-type="percentage" office:value="0.979729" calcext:value-type="percentage">
            <text:p>97.9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976565318" calcext:value-type="float">
            <text:p>15976565318</text:p>
          </table:table-cell>
          <table:table-cell office:value-type="percentage" office:value="0.98277" calcext:value-type="percentage">
            <text:p>98.2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13100582" calcext:value-type="float">
            <text:p>16013100582</text:p>
          </table:table-cell>
          <table:table-cell office:value-type="percentage" office:value="0.985018" calcext:value-type="percentage">
            <text:p>98.5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43100582" calcext:value-type="float">
            <text:p>16043100582</text:p>
          </table:table-cell>
          <table:table-cell office:value-type="percentage" office:value="0.986863" calcext:value-type="percentage">
            <text:p>98.6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69046505" calcext:value-type="float">
            <text:p>16069046505</text:p>
          </table:table-cell>
          <table:table-cell office:value-type="percentage" office:value="0.988459" calcext:value-type="percentage">
            <text:p>98.85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089046505" calcext:value-type="float">
            <text:p>16089046505</text:p>
          </table:table-cell>
          <table:table-cell office:value-type="percentage" office:value="0.989689" calcext:value-type="percentage">
            <text:p>98.97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09046505" calcext:value-type="float">
            <text:p>16109046505</text:p>
          </table:table-cell>
          <table:table-cell office:value-type="percentage" office:value="0.99092" calcext:value-type="percentage">
            <text:p>99.09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29046505" calcext:value-type="float">
            <text:p>16129046505</text:p>
          </table:table-cell>
          <table:table-cell office:value-type="percentage" office:value="0.99215" calcext:value-type="percentage">
            <text:p>99.22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46899728" calcext:value-type="float">
            <text:p>16146899728</text:p>
          </table:table-cell>
          <table:table-cell office:value-type="percentage" office:value="0.993248" calcext:value-type="percentage">
            <text:p>99.32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56899728" calcext:value-type="float">
            <text:p>16156899728</text:p>
          </table:table-cell>
          <table:table-cell office:value-type="percentage" office:value="0.993863" calcext:value-type="percentage">
            <text:p>99.39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80384" calcext:value-type="float">
            <text:p>1680384</text:p>
          </table:table-cell>
          <table:table-cell office:value-type="percentage" office:value="0.000113" calcext:value-type="percentage">
            <text:p>0.01%</text:p>
          </table:table-cell>
          <table:table-cell office:value-type="float" office:value="10" calcext:value-type="float">
            <text:p>10</text:p>
          </table:table-cell>
          <table:table-cell office:value-type="float" office:value="144378" calcext:value-type="float">
            <text:p>144378</text:p>
          </table:table-cell>
          <table:table-cell/>
          <table:table-cell office:value-type="float" office:value="1637577" calcext:value-type="float">
            <text:p>1637577</text:p>
          </table:table-cell>
          <table:table-cell office:value-type="percentage" office:value="0.000623" calcext:value-type="percentage">
            <text:p>0.06%</text:p>
          </table:table-cell>
          <table:table-cell office:value-type="float" office:value="10" calcext:value-type="float">
            <text:p>10</text:p>
          </table:table-cell>
          <table:table-cell office:value-type="float" office:value="144236" calcext:value-type="float">
            <text:p>144236</text:p>
          </table:table-cell>
        </table:table-row>
        <table:table-row table:style-name="ro1">
          <table:table-cell table:number-columns-repeated="14"/>
          <table:table-cell office:value-type="float" office:value="3044378" calcext:value-type="float">
            <text:p>3044378</text:p>
          </table:table-cell>
          <table:table-cell office:value-type="percentage" office:value="0.000205" calcext:value-type="percentage">
            <text:p>0.02%</text:p>
          </table:table-cell>
          <table:table-cell office:value-type="float" office:value="20" calcext:value-type="float">
            <text:p>20</text:p>
          </table:table-cell>
          <table:table-cell office:value-type="float" office:value="123668" calcext:value-type="float">
            <text:p>123668</text:p>
          </table:table-cell>
          <table:table-cell/>
          <table:table-cell office:value-type="float" office:value="2918157" calcext:value-type="float">
            <text:p>2918157</text:p>
          </table:table-cell>
          <table:table-cell office:value-type="percentage" office:value="0.001111" calcext:value-type="percentage">
            <text:p>0.11%</text:p>
          </table:table-cell>
          <table:table-cell office:value-type="float" office:value="20" calcext:value-type="float">
            <text:p>20</text:p>
          </table:table-cell>
          <table:table-cell office:value-type="float" office:value="113303" calcext:value-type="float">
            <text:p>113303</text:p>
          </table:table-cell>
        </table:table-row>
        <table:table-row table:style-name="ro1">
          <table:table-cell table:number-columns-repeated="14"/>
          <table:table-cell office:value-type="float" office:value="4160525" calcext:value-type="float">
            <text:p>4160525</text:p>
          </table:table-cell>
          <table:table-cell office:value-type="percentage" office:value="0.00028" calcext:value-type="percentage">
            <text:p>0.03%</text:p>
          </table:table-cell>
          <table:table-cell office:value-type="float" office:value="30" calcext:value-type="float">
            <text:p>30</text:p>
          </table:table-cell>
          <table:table-cell office:value-type="float" office:value="100639" calcext:value-type="float">
            <text:p>100639</text:p>
          </table:table-cell>
          <table:table-cell/>
          <table:table-cell office:value-type="float" office:value="3730435" calcext:value-type="float">
            <text:p>3730435</text:p>
          </table:table-cell>
          <table:table-cell office:value-type="percentage" office:value="0.00142" calcext:value-type="percentage">
            <text:p>0.14%</text:p>
          </table:table-cell>
          <table:table-cell office:value-type="float" office:value="30" calcext:value-type="float">
            <text:p>30</text:p>
          </table:table-cell>
          <table:table-cell office:value-type="float" office:value="62066" calcext:value-type="float">
            <text:p>62066</text:p>
          </table:table-cell>
        </table:table-row>
        <table:table-row table:style-name="ro1">
          <table:table-cell table:number-columns-repeated="14"/>
          <table:table-cell office:value-type="float" office:value="5006663" calcext:value-type="float">
            <text:p>5006663</text:p>
          </table:table-cell>
          <table:table-cell office:value-type="percentage" office:value="0.000337" calcext:value-type="percentage">
            <text:p>0.03%</text:p>
          </table:table-cell>
          <table:table-cell office:value-type="float" office:value="40" calcext:value-type="float">
            <text:p>40</text:p>
          </table:table-cell>
          <table:table-cell office:value-type="float" office:value="66083" calcext:value-type="float">
            <text:p>66083</text:p>
          </table:table-cell>
          <table:table-cell/>
          <table:table-cell office:value-type="float" office:value="4262758" calcext:value-type="float">
            <text:p>4262758</text:p>
          </table:table-cell>
          <table:table-cell office:value-type="percentage" office:value="0.001623" calcext:value-type="percentage">
            <text:p>0.16%</text:p>
          </table:table-cell>
          <table:table-cell office:value-type="float" office:value="40" calcext:value-type="float">
            <text:p>40</text:p>
          </table:table-cell>
          <table:table-cell office:value-type="float" office:value="51015" calcext:value-type="float">
            <text:p>51015</text:p>
          </table:table-cell>
        </table:table-row>
        <table:table-row table:style-name="ro1">
          <table:table-cell table:number-columns-repeated="14"/>
          <table:table-cell office:value-type="float" office:value="5590832" calcext:value-type="float">
            <text:p>5590832</text:p>
          </table:table-cell>
          <table:table-cell office:value-type="percentage" office:value="0.000377" calcext:value-type="percentage">
            <text:p>0.04%</text:p>
          </table:table-cell>
          <table:table-cell office:value-type="float" office:value="50" calcext:value-type="float">
            <text:p>50</text:p>
          </table:table-cell>
          <table:table-cell office:value-type="float" office:value="52987" calcext:value-type="float">
            <text:p>52987</text:p>
          </table:table-cell>
          <table:table-cell/>
          <table:table-cell office:value-type="float" office:value="4770436" calcext:value-type="float">
            <text:p>4770436</text:p>
          </table:table-cell>
          <table:table-cell office:value-type="percentage" office:value="0.001816" calcext:value-type="percentage">
            <text:p>0.18%</text:p>
          </table:table-cell>
          <table:table-cell office:value-type="float" office:value="50" calcext:value-type="float">
            <text:p>50</text:p>
          </table:table-cell>
          <table:table-cell office:value-type="float" office:value="50462" calcext:value-type="float">
            <text:p>50462</text:p>
          </table:table-cell>
        </table:table-row>
        <table:table-row table:style-name="ro1">
          <table:table-cell table:number-columns-repeated="14"/>
          <table:table-cell office:value-type="float" office:value="6108216" calcext:value-type="float">
            <text:p>6108216</text:p>
          </table:table-cell>
          <table:table-cell office:value-type="percentage" office:value="0.000412" calcext:value-type="percentage">
            <text:p>0.04%</text:p>
          </table:table-cell>
          <table:table-cell office:value-type="float" office:value="60" calcext:value-type="float">
            <text:p>60</text:p>
          </table:table-cell>
          <table:table-cell office:value-type="float" office:value="51223" calcext:value-type="float">
            <text:p>51223</text:p>
          </table:table-cell>
          <table:table-cell/>
          <table:table-cell office:value-type="float" office:value="5270091" calcext:value-type="float">
            <text:p>5270091</text:p>
          </table:table-cell>
          <table:table-cell office:value-type="percentage" office:value="0.002006" calcext:value-type="percentage">
            <text:p>0.20%</text:p>
          </table:table-cell>
          <table:table-cell office:value-type="float" office:value="60" calcext:value-type="float">
            <text:p>60</text:p>
          </table:table-cell>
          <table:table-cell office:value-type="float" office:value="49367" calcext:value-type="float">
            <text:p>49367</text:p>
          </table:table-cell>
        </table:table-row>
        <table:table-row table:style-name="ro1">
          <table:table-cell table:number-columns-repeated="14"/>
          <table:table-cell office:value-type="float" office:value="6618464" calcext:value-type="float">
            <text:p>6618464</text:p>
          </table:table-cell>
          <table:table-cell office:value-type="percentage" office:value="0.000446" calcext:value-type="percentage">
            <text:p>0.04%</text:p>
          </table:table-cell>
          <table:table-cell office:value-type="float" office:value="70" calcext:value-type="float">
            <text:p>70</text:p>
          </table:table-cell>
          <table:table-cell office:value-type="float" office:value="50919" calcext:value-type="float">
            <text:p>50919</text:p>
          </table:table-cell>
          <table:table-cell/>
          <table:table-cell office:value-type="float" office:value="5758246" calcext:value-type="float">
            <text:p>5758246</text:p>
          </table:table-cell>
          <table:table-cell office:value-type="percentage" office:value="0.002192" calcext:value-type="percentage">
            <text:p>0.22%</text:p>
          </table:table-cell>
          <table:table-cell office:value-type="float" office:value="70" calcext:value-type="float">
            <text:p>70</text:p>
          </table:table-cell>
          <table:table-cell office:value-type="float" office:value="48498" calcext:value-type="float">
            <text:p>48498</text:p>
          </table:table-cell>
        </table:table-row>
        <table:table-row table:style-name="ro1">
          <table:table-cell table:number-columns-repeated="14"/>
          <table:table-cell office:value-type="float" office:value="7126858" calcext:value-type="float">
            <text:p>7126858</text:p>
          </table:table-cell>
          <table:table-cell office:value-type="percentage" office:value="0.00048" calcext:value-type="percentage">
            <text:p>0.05%</text:p>
          </table:table-cell>
          <table:table-cell office:value-type="float" office:value="80" calcext:value-type="float">
            <text:p>80</text:p>
          </table:table-cell>
          <table:table-cell office:value-type="float" office:value="50798" calcext:value-type="float">
            <text:p>50798</text:p>
          </table:table-cell>
          <table:table-cell/>
          <table:table-cell office:value-type="float" office:value="6234178" calcext:value-type="float">
            <text:p>6234178</text:p>
          </table:table-cell>
          <table:table-cell office:value-type="percentage" office:value="0.002373" calcext:value-type="percentage">
            <text:p>0.24%</text:p>
          </table:table-cell>
          <table:table-cell office:value-type="float" office:value="80" calcext:value-type="float">
            <text:p>80</text:p>
          </table:table-cell>
          <table:table-cell office:value-type="float" office:value="46556" calcext:value-type="float">
            <text:p>46556</text:p>
          </table:table-cell>
        </table:table-row>
        <table:table-row table:style-name="ro1">
          <table:table-cell table:number-columns-repeated="14"/>
          <table:table-cell office:value-type="float" office:value="7633965" calcext:value-type="float">
            <text:p>7633965</text:p>
          </table:table-cell>
          <table:table-cell office:value-type="percentage" office:value="0.000515" calcext:value-type="percentage">
            <text:p>0.05%</text:p>
          </table:table-cell>
          <table:table-cell office:value-type="float" office:value="90" calcext:value-type="float">
            <text:p>90</text:p>
          </table:table-cell>
          <table:table-cell office:value-type="float" office:value="50614" calcext:value-type="float">
            <text:p>50614</text:p>
          </table:table-cell>
          <table:table-cell/>
          <table:table-cell office:value-type="float" office:value="6686633" calcext:value-type="float">
            <text:p>6686633</text:p>
          </table:table-cell>
          <table:table-cell office:value-type="percentage" office:value="0.002545" calcext:value-type="percentage">
            <text:p>0.25%</text:p>
          </table:table-cell>
          <table:table-cell office:value-type="float" office:value="90" calcext:value-type="float">
            <text:p>90</text:p>
          </table:table-cell>
          <table:table-cell office:value-type="float" office:value="43976" calcext:value-type="float">
            <text:p>43976</text:p>
          </table:table-cell>
        </table:table-row>
        <table:table-row table:style-name="ro1">
          <table:table-cell table:number-columns-repeated="14"/>
          <table:table-cell office:value-type="float" office:value="8138476" calcext:value-type="float">
            <text:p>8138476</text:p>
          </table:table-cell>
          <table:table-cell office:value-type="percentage" office:value="0.000549" calcext:value-type="percentage">
            <text:p>0.05%</text:p>
          </table:table-cell>
          <table:table-cell office:value-type="float" office:value="100" calcext:value-type="float">
            <text:p>100</text:p>
          </table:table-cell>
          <table:table-cell office:value-type="float" office:value="50379" calcext:value-type="float">
            <text:p>50379</text:p>
          </table:table-cell>
          <table:table-cell/>
          <table:table-cell office:value-type="float" office:value="7123524" calcext:value-type="float">
            <text:p>7123524</text:p>
          </table:table-cell>
          <table:table-cell office:value-type="percentage" office:value="0.002711" calcext:value-type="percentage">
            <text:p>0.27%</text:p>
          </table:table-cell>
          <table:table-cell office:value-type="float" office:value="100" calcext:value-type="float">
            <text:p>100</text:p>
          </table:table-cell>
          <table:table-cell office:value-type="float" office:value="43419" calcext:value-type="float">
            <text:p>43419</text:p>
          </table:table-cell>
        </table:table-row>
        <table:table-row table:style-name="ro1">
          <table:table-cell table:number-columns-repeated="14"/>
          <table:table-cell office:value-type="float" office:value="12910147" calcext:value-type="float">
            <text:p>12910147</text:p>
          </table:table-cell>
          <table:table-cell office:value-type="percentage" office:value="0.00087" calcext:value-type="percentage">
            <text:p>0.09%</text:p>
          </table:table-cell>
          <table:table-cell office:value-type="float" office:value="200" calcext:value-type="float">
            <text:p>200</text:p>
          </table:table-cell>
          <table:table-cell office:value-type="float" office:value="44178" calcext:value-type="float">
            <text:p>44178</text:p>
          </table:table-cell>
          <table:table-cell/>
          <table:table-cell office:value-type="float" office:value="11003184" calcext:value-type="float">
            <text:p>11003184</text:p>
          </table:table-cell>
          <table:table-cell office:value-type="percentage" office:value="0.004188" calcext:value-type="percentage">
            <text:p>0.42%</text:p>
          </table:table-cell>
          <table:table-cell office:value-type="float" office:value="200" calcext:value-type="float">
            <text:p>200</text:p>
          </table:table-cell>
          <table:table-cell office:value-type="float" office:value="34590" calcext:value-type="float">
            <text:p>34590</text:p>
          </table:table-cell>
        </table:table-row>
        <table:table-row table:style-name="ro1">
          <table:table-cell table:number-columns-repeated="14"/>
          <table:table-cell office:value-type="float" office:value="17210761" calcext:value-type="float">
            <text:p>17210761</text:p>
          </table:table-cell>
          <table:table-cell office:value-type="percentage" office:value="0.00116" calcext:value-type="percentage">
            <text:p>0.12%</text:p>
          </table:table-cell>
          <table:table-cell office:value-type="float" office:value="300" calcext:value-type="float">
            <text:p>300</text:p>
          </table:table-cell>
          <table:table-cell office:value-type="float" office:value="41893" calcext:value-type="float">
            <text:p>41893</text:p>
          </table:table-cell>
          <table:table-cell/>
          <table:table-cell office:value-type="float" office:value="14213923" calcext:value-type="float">
            <text:p>14213923</text:p>
          </table:table-cell>
          <table:table-cell office:value-type="percentage" office:value="0.00541" calcext:value-type="percentage">
            <text:p>0.54%</text:p>
          </table:table-cell>
          <table:table-cell office:value-type="float" office:value="300" calcext:value-type="float">
            <text:p>300</text:p>
          </table:table-cell>
          <table:table-cell office:value-type="float" office:value="30581" calcext:value-type="float">
            <text:p>30581</text:p>
          </table:table-cell>
        </table:table-row>
        <table:table-row table:style-name="ro1">
          <table:table-cell table:number-columns-repeated="14"/>
          <table:table-cell office:value-type="float" office:value="21215057" calcext:value-type="float">
            <text:p>21215057</text:p>
          </table:table-cell>
          <table:table-cell office:value-type="percentage" office:value="0.00143" calcext:value-type="percentage">
            <text:p>0.14%</text:p>
          </table:table-cell>
          <table:table-cell office:value-type="float" office:value="400" calcext:value-type="float">
            <text:p>400</text:p>
          </table:table-cell>
          <table:table-cell office:value-type="float" office:value="38096" calcext:value-type="float">
            <text:p>38096</text:p>
          </table:table-cell>
          <table:table-cell/>
          <table:table-cell office:value-type="float" office:value="17190807" calcext:value-type="float">
            <text:p>17190807</text:p>
          </table:table-cell>
          <table:table-cell office:value-type="percentage" office:value="0.006543" calcext:value-type="percentage">
            <text:p>0.65%</text:p>
          </table:table-cell>
          <table:table-cell office:value-type="float" office:value="400" calcext:value-type="float">
            <text:p>400</text:p>
          </table:table-cell>
          <table:table-cell office:value-type="float" office:value="29071" calcext:value-type="float">
            <text:p>29071</text:p>
          </table:table-cell>
        </table:table-row>
        <table:table-row table:style-name="ro1">
          <table:table-cell table:number-columns-repeated="14"/>
          <table:table-cell office:value-type="float" office:value="24839443" calcext:value-type="float">
            <text:p>24839443</text:p>
          </table:table-cell>
          <table:table-cell office:value-type="percentage" office:value="0.001674" calcext:value-type="percentage">
            <text:p>0.17%</text:p>
          </table:table-cell>
          <table:table-cell office:value-type="float" office:value="500" calcext:value-type="float">
            <text:p>500</text:p>
          </table:table-cell>
          <table:table-cell office:value-type="float" office:value="35094" calcext:value-type="float">
            <text:p>35094</text:p>
          </table:table-cell>
          <table:table-cell/>
          <table:table-cell office:value-type="float" office:value="20044946" calcext:value-type="float">
            <text:p>20044946</text:p>
          </table:table-cell>
          <table:table-cell office:value-type="percentage" office:value="0.00763" calcext:value-type="percentage">
            <text:p>0.76%</text:p>
          </table:table-cell>
          <table:table-cell office:value-type="float" office:value="500" calcext:value-type="float">
            <text:p>500</text:p>
          </table:table-cell>
          <table:table-cell office:value-type="float" office:value="27980" calcext:value-type="float">
            <text:p>27980</text:p>
          </table:table-cell>
        </table:table-row>
        <table:table-row table:style-name="ro1">
          <table:table-cell table:number-columns-repeated="14"/>
          <table:table-cell office:value-type="float" office:value="28241124" calcext:value-type="float">
            <text:p>28241124</text:p>
          </table:table-cell>
          <table:table-cell office:value-type="percentage" office:value="0.001904" calcext:value-type="percentage">
            <text:p>0.19%</text:p>
          </table:table-cell>
          <table:table-cell office:value-type="float" office:value="600" calcext:value-type="float">
            <text:p>600</text:p>
          </table:table-cell>
          <table:table-cell office:value-type="float" office:value="32769" calcext:value-type="float">
            <text:p>32769</text:p>
          </table:table-cell>
          <table:table-cell/>
          <table:table-cell office:value-type="float" office:value="22787802" calcext:value-type="float">
            <text:p>22787802</text:p>
          </table:table-cell>
          <table:table-cell office:value-type="percentage" office:value="0.008674" calcext:value-type="percentage">
            <text:p>0.87%</text:p>
          </table:table-cell>
          <table:table-cell office:value-type="float" office:value="600" calcext:value-type="float">
            <text:p>600</text:p>
          </table:table-cell>
          <table:table-cell office:value-type="float" office:value="26878" calcext:value-type="float">
            <text:p>26878</text:p>
          </table:table-cell>
        </table:table-row>
        <table:table-row table:style-name="ro1">
          <table:table-cell table:number-columns-repeated="14"/>
          <table:table-cell office:value-type="float" office:value="31475520" calcext:value-type="float">
            <text:p>31475520</text:p>
          </table:table-cell>
          <table:table-cell office:value-type="percentage" office:value="0.002122" calcext:value-type="percentage">
            <text:p>0.21%</text:p>
          </table:table-cell>
          <table:table-cell office:value-type="float" office:value="700" calcext:value-type="float">
            <text:p>700</text:p>
          </table:table-cell>
          <table:table-cell office:value-type="float" office:value="31840" calcext:value-type="float">
            <text:p>31840</text:p>
          </table:table-cell>
          <table:table-cell/>
          <table:table-cell office:value-type="float" office:value="25426783" calcext:value-type="float">
            <text:p>25426783</text:p>
          </table:table-cell>
          <table:table-cell office:value-type="percentage" office:value="0.009678" calcext:value-type="percentage">
            <text:p>0.97%</text:p>
          </table:table-cell>
          <table:table-cell office:value-type="float" office:value="700" calcext:value-type="float">
            <text:p>700</text:p>
          </table:table-cell>
          <table:table-cell office:value-type="float" office:value="25942" calcext:value-type="float">
            <text:p>25942</text:p>
          </table:table-cell>
        </table:table-row>
        <table:table-row table:style-name="ro1">
          <table:table-cell table:number-columns-repeated="14"/>
          <table:table-cell office:value-type="float" office:value="34622107" calcext:value-type="float">
            <text:p>34622107</text:p>
          </table:table-cell>
          <table:table-cell office:value-type="percentage" office:value="0.002334" calcext:value-type="percentage">
            <text:p>0.23%</text:p>
          </table:table-cell>
          <table:table-cell office:value-type="float" office:value="800" calcext:value-type="float">
            <text:p>800</text:p>
          </table:table-cell>
          <table:table-cell office:value-type="float" office:value="31113" calcext:value-type="float">
            <text:p>31113</text:p>
          </table:table-cell>
          <table:table-cell/>
          <table:table-cell office:value-type="float" office:value="27989663" calcext:value-type="float">
            <text:p>27989663</text:p>
          </table:table-cell>
          <table:table-cell office:value-type="percentage" office:value="0.010654" calcext:value-type="percentage">
            <text:p>1.07%</text:p>
          </table:table-cell>
          <table:table-cell office:value-type="float" office:value="800" calcext:value-type="float">
            <text:p>800</text:p>
          </table:table-cell>
          <table:table-cell office:value-type="float" office:value="25335" calcext:value-type="float">
            <text:p>25335</text:p>
          </table:table-cell>
        </table:table-row>
        <table:table-row table:style-name="ro1">
          <table:table-cell table:number-columns-repeated="14"/>
          <table:table-cell office:value-type="float" office:value="37693332" calcext:value-type="float">
            <text:p>37693332</text:p>
          </table:table-cell>
          <table:table-cell office:value-type="percentage" office:value="0.002541" calcext:value-type="percentage">
            <text:p>0.25%</text:p>
          </table:table-cell>
          <table:table-cell office:value-type="float" office:value="900" calcext:value-type="float">
            <text:p>900</text:p>
          </table:table-cell>
          <table:table-cell office:value-type="float" office:value="30389" calcext:value-type="float">
            <text:p>30389</text:p>
          </table:table-cell>
          <table:table-cell/>
          <table:table-cell office:value-type="float" office:value="30483610" calcext:value-type="float">
            <text:p>30483610</text:p>
          </table:table-cell>
          <table:table-cell office:value-type="percentage" office:value="0.011603" calcext:value-type="percentage">
            <text:p>1.16%</text:p>
          </table:table-cell>
          <table:table-cell office:value-type="float" office:value="900" calcext:value-type="float">
            <text:p>900</text:p>
          </table:table-cell>
          <table:table-cell office:value-type="float" office:value="24601" calcext:value-type="float">
            <text:p>24601</text:p>
          </table:table-cell>
        </table:table-row>
        <table:table-row table:style-name="ro1">
          <table:table-cell table:number-columns-repeated="14"/>
          <table:table-cell office:value-type="float" office:value="40708688" calcext:value-type="float">
            <text:p>40708688</text:p>
          </table:table-cell>
          <table:table-cell office:value-type="percentage" office:value="0.002744" calcext:value-type="percentage">
            <text:p>0.27%</text:p>
          </table:table-cell>
          <table:table-cell office:value-type="float" office:value="1000" calcext:value-type="float">
            <text:p>1000</text:p>
          </table:table-cell>
          <table:table-cell office:value-type="float" office:value="29902" calcext:value-type="float">
            <text:p>29902</text:p>
          </table:table-cell>
          <table:table-cell/>
          <table:table-cell office:value-type="float" office:value="32918907" calcext:value-type="float">
            <text:p>32918907</text:p>
          </table:table-cell>
          <table:table-cell office:value-type="percentage" office:value="0.01253" calcext:value-type="percentage">
            <text:p>1.25%</text:p>
          </table:table-cell>
          <table:table-cell office:value-type="float" office:value="1000" calcext:value-type="float">
            <text:p>1000</text:p>
          </table:table-cell>
          <table:table-cell office:value-type="float" office:value="24092" calcext:value-type="float">
            <text:p>24092</text:p>
          </table:table-cell>
        </table:table-row>
        <table:table-row table:style-name="ro1">
          <table:table-cell table:number-columns-repeated="14"/>
          <table:table-cell office:value-type="float" office:value="68709728" calcext:value-type="float">
            <text:p>68709728</text:p>
          </table:table-cell>
          <table:table-cell office:value-type="percentage" office:value="0.004631" calcext:value-type="percentage">
            <text:p>0.46%</text:p>
          </table:table-cell>
          <table:table-cell office:value-type="float" office:value="2000" calcext:value-type="float">
            <text:p>2000</text:p>
          </table:table-cell>
          <table:table-cell office:value-type="float" office:value="26371" calcext:value-type="float">
            <text:p>26371</text:p>
          </table:table-cell>
          <table:table-cell/>
          <table:table-cell office:value-type="float" office:value="54070285" calcext:value-type="float">
            <text:p>54070285</text:p>
          </table:table-cell>
          <table:table-cell office:value-type="percentage" office:value="0.020581" calcext:value-type="percentage">
            <text:p>2.06%</text:p>
          </table:table-cell>
          <table:table-cell office:value-type="float" office:value="2000" calcext:value-type="float">
            <text:p>2000</text:p>
          </table:table-cell>
          <table:table-cell office:value-type="float" office:value="18728" calcext:value-type="float">
            <text:p>18728</text:p>
          </table:table-cell>
        </table:table-row>
        <table:table-row table:style-name="ro1">
          <table:table-cell table:number-columns-repeated="14"/>
          <table:table-cell office:value-type="float" office:value="93985809" calcext:value-type="float">
            <text:p>93985809</text:p>
          </table:table-cell>
          <table:table-cell office:value-type="percentage" office:value="0.006335" calcext:value-type="percentage">
            <text:p>0.63%</text:p>
          </table:table-cell>
          <table:table-cell office:value-type="float" office:value="3000" calcext:value-type="float">
            <text:p>3000</text:p>
          </table:table-cell>
          <table:table-cell office:value-type="float" office:value="24307" calcext:value-type="float">
            <text:p>24307</text:p>
          </table:table-cell>
          <table:table-cell/>
          <table:table-cell office:value-type="float" office:value="70074969" calcext:value-type="float">
            <text:p>70074969</text:p>
          </table:table-cell>
          <table:table-cell office:value-type="percentage" office:value="0.026673" calcext:value-type="percentage">
            <text:p>2.67%</text:p>
          </table:table-cell>
          <table:table-cell office:value-type="float" office:value="3000" calcext:value-type="float">
            <text:p>3000</text:p>
          </table:table-cell>
          <table:table-cell office:value-type="float" office:value="13332" calcext:value-type="float">
            <text:p>13332</text:p>
          </table:table-cell>
        </table:table-row>
        <table:table-row table:style-name="ro1">
          <table:table-cell table:number-columns-repeated="14"/>
          <table:table-cell office:value-type="float" office:value="117363603" calcext:value-type="float">
            <text:p>117363603</text:p>
          </table:table-cell>
          <table:table-cell office:value-type="percentage" office:value="0.007911" calcext:value-type="percentage">
            <text:p>0.79%</text:p>
          </table:table-cell>
          <table:table-cell office:value-type="float" office:value="4000" calcext:value-type="float">
            <text:p>4000</text:p>
          </table:table-cell>
          <table:table-cell office:value-type="float" office:value="22520" calcext:value-type="float">
            <text:p>22520</text:p>
          </table:table-cell>
          <table:table-cell/>
          <table:table-cell office:value-type="float" office:value="81698118" calcext:value-type="float">
            <text:p>81698118</text:p>
          </table:table-cell>
          <table:table-cell office:value-type="percentage" office:value="0.031097" calcext:value-type="percentage">
            <text:p>3.11%</text:p>
          </table:table-cell>
          <table:table-cell office:value-type="float" office:value="4000" calcext:value-type="float">
            <text:p>4000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table:number-columns-repeated="14"/>
          <table:table-cell office:value-type="float" office:value="138921060" calcext:value-type="float">
            <text:p>138921060</text:p>
          </table:table-cell>
          <table:table-cell office:value-type="percentage" office:value="0.009364" calcext:value-type="percentage">
            <text:p>0.94%</text:p>
          </table:table-cell>
          <table:table-cell office:value-type="float" office:value="5000" calcext:value-type="float">
            <text:p>5000</text:p>
          </table:table-cell>
          <table:table-cell office:value-type="float" office:value="20586" calcext:value-type="float">
            <text:p>20586</text:p>
          </table:table-cell>
          <table:table-cell/>
          <table:table-cell office:value-type="float" office:value="90837602" calcext:value-type="float">
            <text:p>90837602</text:p>
          </table:table-cell>
          <table:table-cell office:value-type="percentage" office:value="0.034576" calcext:value-type="percentage">
            <text:p>3.46%</text:p>
          </table:table-cell>
          <table:table-cell office:value-type="float" office:value="5000" calcext:value-type="float">
            <text:p>5000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table:number-columns-repeated="14"/>
          <table:table-cell office:value-type="float" office:value="158824022" calcext:value-type="float">
            <text:p>158824022</text:p>
          </table:table-cell>
          <table:table-cell office:value-type="percentage" office:value="0.010706" calcext:value-type="percentage">
            <text:p>1.07%</text:p>
          </table:table-cell>
          <table:table-cell office:value-type="float" office:value="6000" calcext:value-type="float">
            <text:p>6000</text:p>
          </table:table-cell>
          <table:table-cell office:value-type="float" office:value="19320" calcext:value-type="float">
            <text:p>19320</text:p>
          </table:table-cell>
          <table:table-cell/>
          <table:table-cell office:value-type="float" office:value="98004339" calcext:value-type="float">
            <text:p>98004339</text:p>
          </table:table-cell>
          <table:table-cell office:value-type="percentage" office:value="0.037304" calcext:value-type="percentage">
            <text:p>3.73%</text:p>
          </table:table-cell>
          <table:table-cell office:value-type="float" office:value="6000" calcext:value-type="float">
            <text:p>6000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number-columns-repeated="14"/>
          <table:table-cell office:value-type="float" office:value="177518156" calcext:value-type="float">
            <text:p>177518156</text:p>
          </table:table-cell>
          <table:table-cell office:value-type="percentage" office:value="0.011966" calcext:value-type="percentage">
            <text:p>1.20%</text:p>
          </table:table-cell>
          <table:table-cell office:value-type="float" office:value="7000" calcext:value-type="float">
            <text:p>7000</text:p>
          </table:table-cell>
          <table:table-cell office:value-type="float" office:value="17995" calcext:value-type="float">
            <text:p>17995</text:p>
          </table:table-cell>
          <table:table-cell/>
          <table:table-cell office:value-type="float" office:value="104250587" calcext:value-type="float">
            <text:p>104250587</text:p>
          </table:table-cell>
          <table:table-cell office:value-type="percentage" office:value="0.039681" calcext:value-type="percentage">
            <text:p>3.97%</text:p>
          </table:table-cell>
          <table:table-cell office:value-type="float" office:value="7000" calcext:value-type="float">
            <text:p>7000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table:number-columns-repeated="14"/>
          <table:table-cell office:value-type="float" office:value="194627117" calcext:value-type="float">
            <text:p>194627117</text:p>
          </table:table-cell>
          <table:table-cell office:value-type="percentage" office:value="0.013119" calcext:value-type="percentage">
            <text:p>1.31%</text:p>
          </table:table-cell>
          <table:table-cell office:value-type="float" office:value="8000" calcext:value-type="float">
            <text:p>8000</text:p>
          </table:table-cell>
          <table:table-cell office:value-type="float" office:value="16102" calcext:value-type="float">
            <text:p>16102</text:p>
          </table:table-cell>
          <table:table-cell/>
          <table:table-cell office:value-type="float" office:value="110314197" calcext:value-type="float">
            <text:p>110314197</text:p>
          </table:table-cell>
          <table:table-cell office:value-type="percentage" office:value="0.041989" calcext:value-type="percentage">
            <text:p>4.20%</text:p>
          </table:table-cell>
          <table:table-cell office:value-type="float" office:value="8000" calcext:value-type="float">
            <text:p>8000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table:number-columns-repeated="14"/>
          <table:table-cell office:value-type="float" office:value="209841314" calcext:value-type="float">
            <text:p>209841314</text:p>
          </table:table-cell>
          <table:table-cell office:value-type="percentage" office:value="0.014144" calcext:value-type="percentage">
            <text:p>1.41%</text:p>
          </table:table-cell>
          <table:table-cell office:value-type="float" office:value="9000" calcext:value-type="float">
            <text:p>9000</text:p>
          </table:table-cell>
          <table:table-cell office:value-type="float" office:value="14323" calcext:value-type="float">
            <text:p>14323</text:p>
          </table:table-cell>
          <table:table-cell/>
          <table:table-cell office:value-type="float" office:value="116281486" calcext:value-type="float">
            <text:p>116281486</text:p>
          </table:table-cell>
          <table:table-cell office:value-type="percentage" office:value="0.044261" calcext:value-type="percentage">
            <text:p>4.43%</text:p>
          </table:table-cell>
          <table:table-cell office:value-type="float" office:value="9000" calcext:value-type="float">
            <text:p>9000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table:number-columns-repeated="14"/>
          <table:table-cell office:value-type="float" office:value="223511718" calcext:value-type="float">
            <text:p>223511718</text:p>
          </table:table-cell>
          <table:table-cell office:value-type="percentage" office:value="0.015066" calcext:value-type="percentage">
            <text:p>1.51%</text:p>
          </table:table-cell>
          <table:table-cell office:value-type="float" office:value="10000" calcext:value-type="float">
            <text:p>10000</text:p>
          </table:table-cell>
          <table:table-cell office:value-type="float" office:value="13135" calcext:value-type="float">
            <text:p>13135</text:p>
          </table:table-cell>
          <table:table-cell/>
          <table:table-cell office:value-type="float" office:value="122173495" calcext:value-type="float">
            <text:p>122173495</text:p>
          </table:table-cell>
          <table:table-cell office:value-type="percentage" office:value="0.046503" calcext:value-type="percentage">
            <text:p>4.65%</text:p>
          </table:table-cell>
          <table:table-cell office:value-type="float" office:value="10000" calcext:value-type="float">
            <text:p>10000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table:number-columns-repeated="14"/>
          <table:table-cell office:value-type="float" office:value="318796440" calcext:value-type="float">
            <text:p>318796440</text:p>
          </table:table-cell>
          <table:table-cell office:value-type="percentage" office:value="0.021489" calcext:value-type="percentage">
            <text:p>2.15%</text:p>
          </table:table-cell>
          <table:table-cell office:value-type="float" office:value="20000" calcext:value-type="float">
            <text:p>20000</text:p>
          </table:table-cell>
          <table:table-cell office:value-type="float" office:value="6910" calcext:value-type="float">
            <text:p>6910</text:p>
          </table:table-cell>
          <table:table-cell/>
          <table:table-cell office:value-type="float" office:value="178491255" calcext:value-type="float">
            <text:p>178491255</text:p>
          </table:table-cell>
          <table:table-cell office:value-type="percentage" office:value="0.06794" calcext:value-type="percentage">
            <text:p>6.79%</text:p>
          </table:table-cell>
          <table:table-cell office:value-type="float" office:value="20000" calcext:value-type="float">
            <text:p>20000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table:number-columns-repeated="14"/>
          <table:table-cell office:value-type="float" office:value="381310230" calcext:value-type="float">
            <text:p>381310230</text:p>
          </table:table-cell>
          <table:table-cell office:value-type="percentage" office:value="0.025702" calcext:value-type="percentage">
            <text:p>2.57%</text:p>
          </table:table-cell>
          <table:table-cell office:value-type="float" office:value="30000" calcext:value-type="float">
            <text:p>30000</text:p>
          </table:table-cell>
          <table:table-cell office:value-type="float" office:value="6038" calcext:value-type="float">
            <text:p>6038</text:p>
          </table:table-cell>
          <table:table-cell/>
          <table:table-cell office:value-type="float" office:value="231744264" calcext:value-type="float">
            <text:p>231744264</text:p>
          </table:table-cell>
          <table:table-cell office:value-type="percentage" office:value="0.08821" calcext:value-type="percentage">
            <text:p>8.82%</text:p>
          </table:table-cell>
          <table:table-cell office:value-type="float" office:value="30000" calcext:value-type="float">
            <text:p>30000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table:number-columns-repeated="14"/>
          <table:table-cell office:value-type="float" office:value="440877884" calcext:value-type="float">
            <text:p>440877884</text:p>
          </table:table-cell>
          <table:table-cell office:value-type="percentage" office:value="0.029717" calcext:value-type="percentage">
            <text:p>2.97%</text:p>
          </table:table-cell>
          <table:table-cell office:value-type="float" office:value="40000" calcext:value-type="float">
            <text:p>40000</text:p>
          </table:table-cell>
          <table:table-cell office:value-type="float" office:value="5885" calcext:value-type="float">
            <text:p>5885</text:p>
          </table:table-cell>
          <table:table-cell/>
          <table:table-cell office:value-type="float" office:value="282896362" calcext:value-type="float">
            <text:p>282896362</text:p>
          </table:table-cell>
          <table:table-cell office:value-type="percentage" office:value="0.10768" calcext:value-type="percentage">
            <text:p>10.77%</text:p>
          </table:table-cell>
          <table:table-cell office:value-type="float" office:value="40000" calcext:value-type="float">
            <text:p>40000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table:number-columns-repeated="14"/>
          <table:table-cell office:value-type="float" office:value="499133221" calcext:value-type="float">
            <text:p>499133221</text:p>
          </table:table-cell>
          <table:table-cell office:value-type="percentage" office:value="0.033644" calcext:value-type="percentage">
            <text:p>3.36%</text:p>
          </table:table-cell>
          <table:table-cell office:value-type="float" office:value="50000" calcext:value-type="float">
            <text:p>50000</text:p>
          </table:table-cell>
          <table:table-cell office:value-type="float" office:value="5771" calcext:value-type="float">
            <text:p>5771</text:p>
          </table:table-cell>
          <table:table-cell/>
          <table:table-cell office:value-type="float" office:value="332394842" calcext:value-type="float">
            <text:p>332394842</text:p>
          </table:table-cell>
          <table:table-cell office:value-type="percentage" office:value="0.126521" calcext:value-type="percentage">
            <text:p>12.65%</text:p>
          </table:table-cell>
          <table:table-cell office:value-type="float" office:value="50000" calcext:value-type="float">
            <text:p>50000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table:number-columns-repeated="14"/>
          <table:table-cell office:value-type="float" office:value="556375662" calcext:value-type="float">
            <text:p>556375662</text:p>
          </table:table-cell>
          <table:table-cell office:value-type="percentage" office:value="0.037503" calcext:value-type="percentage">
            <text:p>3.75%</text:p>
          </table:table-cell>
          <table:table-cell office:value-type="float" office:value="60000" calcext:value-type="float">
            <text:p>60000</text:p>
          </table:table-cell>
          <table:table-cell office:value-type="float" office:value="5682" calcext:value-type="float">
            <text:p>5682</text:p>
          </table:table-cell>
          <table:table-cell/>
          <table:table-cell office:value-type="float" office:value="380484797" calcext:value-type="float">
            <text:p>380484797</text:p>
          </table:table-cell>
          <table:table-cell office:value-type="percentage" office:value="0.144825" calcext:value-type="percentage">
            <text:p>14.48%</text:p>
          </table:table-cell>
          <table:table-cell office:value-type="float" office:value="60000" calcext:value-type="float">
            <text:p>60000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table:number-columns-repeated="14"/>
          <table:table-cell office:value-type="float" office:value="612820709" calcext:value-type="float">
            <text:p>612820709</text:p>
          </table:table-cell>
          <table:table-cell office:value-type="percentage" office:value="0.041307" calcext:value-type="percentage">
            <text:p>4.13%</text:p>
          </table:table-cell>
          <table:table-cell office:value-type="float" office:value="70000" calcext:value-type="float">
            <text:p>70000</text:p>
          </table:table-cell>
          <table:table-cell office:value-type="float" office:value="5608" calcext:value-type="float">
            <text:p>5608</text:p>
          </table:table-cell>
          <table:table-cell/>
          <table:table-cell office:value-type="float" office:value="427318966" calcext:value-type="float">
            <text:p>427318966</text:p>
          </table:table-cell>
          <table:table-cell office:value-type="percentage" office:value="0.162652" calcext:value-type="percentage">
            <text:p>16.27%</text:p>
          </table:table-cell>
          <table:table-cell office:value-type="float" office:value="70000" calcext:value-type="float">
            <text:p>70000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14"/>
          <table:table-cell office:value-type="float" office:value="668554972" calcext:value-type="float">
            <text:p>668554972</text:p>
          </table:table-cell>
          <table:table-cell office:value-type="percentage" office:value="0.045064" calcext:value-type="percentage">
            <text:p>4.51%</text:p>
          </table:table-cell>
          <table:table-cell office:value-type="float" office:value="80000" calcext:value-type="float">
            <text:p>80000</text:p>
          </table:table-cell>
          <table:table-cell office:value-type="float" office:value="5540" calcext:value-type="float">
            <text:p>5540</text:p>
          </table:table-cell>
          <table:table-cell/>
          <table:table-cell office:value-type="float" office:value="473041901" calcext:value-type="float">
            <text:p>473041901</text:p>
          </table:table-cell>
          <table:table-cell office:value-type="percentage" office:value="0.180056" calcext:value-type="percentage">
            <text:p>18.01%</text:p>
          </table:table-cell>
          <table:table-cell office:value-type="float" office:value="80000" calcext:value-type="float">
            <text:p>80000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table:number-columns-repeated="14"/>
          <table:table-cell office:value-type="float" office:value="723648127" calcext:value-type="float">
            <text:p>723648127</text:p>
          </table:table-cell>
          <table:table-cell office:value-type="percentage" office:value="0.048778" calcext:value-type="percentage">
            <text:p>4.88%</text:p>
          </table:table-cell>
          <table:table-cell office:value-type="float" office:value="90000" calcext:value-type="float">
            <text:p>90000</text:p>
          </table:table-cell>
          <table:table-cell office:value-type="float" office:value="5480" calcext:value-type="float">
            <text:p>5480</text:p>
          </table:table-cell>
          <table:table-cell/>
          <table:table-cell office:value-type="float" office:value="517781051" calcext:value-type="float">
            <text:p>517781051</text:p>
          </table:table-cell>
          <table:table-cell office:value-type="percentage" office:value="0.197085" calcext:value-type="percentage">
            <text:p>19.71%</text:p>
          </table:table-cell>
          <table:table-cell office:value-type="float" office:value="90000" calcext:value-type="float">
            <text:p>90000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table:number-columns-repeated="14"/>
          <table:table-cell office:value-type="float" office:value="778165960" calcext:value-type="float">
            <text:p>778165960</text:p>
          </table:table-cell>
          <table:table-cell office:value-type="percentage" office:value="0.052452" calcext:value-type="percentage">
            <text:p>5.2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25" calcext:value-type="float">
            <text:p>5425</text:p>
          </table:table-cell>
          <table:table-cell/>
          <table:table-cell office:value-type="float" office:value="561636886" calcext:value-type="float">
            <text:p>561636886</text:p>
          </table:table-cell>
          <table:table-cell office:value-type="percentage" office:value="0.213778" calcext:value-type="percentage">
            <text:p>21.3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table:number-columns-repeated="14"/>
          <table:table-cell office:value-type="float" office:value="1298915483" calcext:value-type="float">
            <text:p>1298915483</text:p>
          </table:table-cell>
          <table:table-cell office:value-type="percentage" office:value="0.087554" calcext:value-type="percentage">
            <text:p>8.76%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28" calcext:value-type="float">
            <text:p>5028</text:p>
          </table:table-cell>
          <table:table-cell/>
          <table:table-cell office:value-type="float" office:value="964571171" calcext:value-type="float">
            <text:p>964571171</text:p>
          </table:table-cell>
          <table:table-cell office:value-type="percentage" office:value="0.367149" calcext:value-type="percentage">
            <text:p>36.7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table:number-columns-repeated="14"/>
          <table:table-cell office:value-type="float" office:value="1787755302" calcext:value-type="float">
            <text:p>1787755302</text:p>
          </table:table-cell>
          <table:table-cell office:value-type="percentage" office:value="0.120504" calcext:value-type="percentage">
            <text:p>12.0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4760" calcext:value-type="float">
            <text:p>4760</text:p>
          </table:table-cell>
          <table:table-cell/>
          <table:table-cell office:value-type="float" office:value="1322538103" calcext:value-type="float">
            <text:p>1322538103</text:p>
          </table:table-cell>
          <table:table-cell office:value-type="percentage" office:value="0.503403" calcext:value-type="percentage">
            <text:p>50.34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14"/>
          <table:table-cell office:value-type="float" office:value="2252652390" calcext:value-type="float">
            <text:p>2252652390</text:p>
          </table:table-cell>
          <table:table-cell office:value-type="percentage" office:value="0.15184" calcext:value-type="percentage">
            <text:p>15.18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47" calcext:value-type="float">
            <text:p>4547</text:p>
          </table:table-cell>
          <table:table-cell/>
          <table:table-cell office:value-type="float" office:value="1648591042" calcext:value-type="float">
            <text:p>1648591042</text:p>
          </table:table-cell>
          <table:table-cell office:value-type="percentage" office:value="0.62751" calcext:value-type="percentage">
            <text:p>62.75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table:number-columns-repeated="14"/>
          <table:table-cell office:value-type="float" office:value="2698604254" calcext:value-type="float">
            <text:p>2698604254</text:p>
          </table:table-cell>
          <table:table-cell office:value-type="percentage" office:value="0.1819" calcext:value-type="percentage">
            <text:p>18.1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378" calcext:value-type="float">
            <text:p>4378</text:p>
          </table:table-cell>
          <table:table-cell/>
          <table:table-cell office:value-type="float" office:value="1946363693" calcext:value-type="float">
            <text:p>1946363693</text:p>
          </table:table-cell>
          <table:table-cell office:value-type="percentage" office:value="0.740852" calcext:value-type="percentage">
            <text:p>74.0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table:number-columns-repeated="14"/>
          <table:table-cell office:value-type="float" office:value="3129279331" calcext:value-type="float">
            <text:p>3129279331</text:p>
          </table:table-cell>
          <table:table-cell office:value-type="percentage" office:value="0.21093" calcext:value-type="percentage">
            <text:p>21.0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float" office:value="2215939230" calcext:value-type="float">
            <text:p>2215939230</text:p>
          </table:table-cell>
          <table:table-cell office:value-type="percentage" office:value="0.843462" calcext:value-type="percentage">
            <text:p>84.35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table:number-columns-repeated="14"/>
          <table:table-cell office:value-type="float" office:value="3547063274" calcext:value-type="float">
            <text:p>3547063274</text:p>
          </table:table-cell>
          <table:table-cell office:value-type="percentage" office:value="0.23909" calcext:value-type="percentage">
            <text:p>23.9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118" calcext:value-type="float">
            <text:p>4118</text:p>
          </table:table-cell>
          <table:table-cell/>
          <table:table-cell office:value-type="float" office:value="2451343697" calcext:value-type="float">
            <text:p>2451343697</text:p>
          </table:table-cell>
          <table:table-cell office:value-type="percentage" office:value="0.933065" calcext:value-type="percentage">
            <text:p>93.3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table:number-columns-repeated="14"/>
          <table:table-cell office:value-type="float" office:value="3953499446" calcext:value-type="float">
            <text:p>3953499446</text:p>
          </table:table-cell>
          <table:table-cell office:value-type="percentage" office:value="0.266486" calcext:value-type="percentage">
            <text:p>26.65%</text:p>
          </table:table-cell>
          <table:table-cell office:value-type="float" office:value="800000" calcext:value-type="float">
            <text:p>800000</text:p>
          </table:table-cell>
          <table:table-cell office:value-type="float" office:value="4012" calcext:value-type="float">
            <text:p>4012</text:p>
          </table:table-cell>
          <table:table-cell/>
          <table:table-cell office:value-type="float" office:value="2618186079" calcext:value-type="float">
            <text:p>2618186079</text:p>
          </table:table-cell>
          <table:table-cell office:value-type="percentage" office:value="0.996571" calcext:value-type="percentage">
            <text:p>99.66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4349881613" calcext:value-type="float">
            <text:p>4349881613</text:p>
          </table:table-cell>
          <table:table-cell office:value-type="percentage" office:value="0.293205" calcext:value-type="percentage">
            <text:p>29.3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917" calcext:value-type="float">
            <text:p>3917</text:p>
          </table:table-cell>
          <table:table-cell/>
          <table:table-cell office:value-type="float" office:value="2619127658" calcext:value-type="float">
            <text:p>2619127658</text:p>
          </table:table-cell>
          <table:table-cell office:value-type="percentage" office:value="0.996929" calcext:value-type="percentage">
            <text:p>99.69%</text:p>
          </table:table-cell>
          <table:table-cell office:value-type="float" office:value="900000" calcext:value-type="float">
            <text:p>9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office:value-type="float" office:value="4737079758" calcext:value-type="float">
            <text:p>4737079758</text:p>
          </table:table-cell>
          <table:table-cell office:value-type="percentage" office:value="0.319304" calcext:value-type="percentage">
            <text:p>31.9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28" calcext:value-type="float">
            <text:p>3828</text:p>
          </table:table-cell>
          <table:table-cell/>
          <table:table-cell office:value-type="float" office:value="2619643087" calcext:value-type="float">
            <text:p>2619643087</text:p>
          </table:table-cell>
          <table:table-cell office:value-type="percentage" office:value="0.997125" calcext:value-type="percentage">
            <text:p>99.71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8232702328" calcext:value-type="float">
            <text:p>8232702328</text:p>
          </table:table-cell>
          <table:table-cell office:value-type="percentage" office:value="0.554927" calcext:value-type="percentage">
            <text:p>55.49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214" calcext:value-type="float">
            <text:p>3214</text:p>
          </table:table-cell>
          <table:table-cell/>
          <table:table-cell office:value-type="float" office:value="2622589563" calcext:value-type="float">
            <text:p>2622589563</text:p>
          </table:table-cell>
          <table:table-cell office:value-type="percentage" office:value="0.998247" calcext:value-type="percentage">
            <text:p>99.8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1203222644" calcext:value-type="float">
            <text:p>11203222644</text:p>
          </table:table-cell>
          <table:table-cell office:value-type="percentage" office:value="0.755155" calcext:value-type="percentage">
            <text:p>75.5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float" office:value="2624488860" calcext:value-type="float">
            <text:p>2624488860</text:p>
          </table:table-cell>
          <table:table-cell office:value-type="percentage" office:value="0.99897" calcext:value-type="percentage">
            <text:p>99.90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3645471973" calcext:value-type="float">
            <text:p>13645471973</text:p>
          </table:table-cell>
          <table:table-cell office:value-type="percentage" office:value="0.919776" calcext:value-type="percentage">
            <text:p>91.9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2625488860" calcext:value-type="float">
            <text:p>2625488860</text:p>
          </table:table-cell>
          <table:table-cell office:value-type="percentage" office:value="0.99935" calcext:value-type="percentage">
            <text:p>99.9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4610874918" calcext:value-type="float">
            <text:p>14610874918</text:p>
          </table:table-cell>
          <table:table-cell office:value-type="percentage" office:value="0.984849" calcext:value-type="percentage">
            <text:p>98.4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26488860" calcext:value-type="float">
            <text:p>2626488860</text:p>
          </table:table-cell>
          <table:table-cell office:value-type="percentage" office:value="0.999731" calcext:value-type="percentage">
            <text:p>99.97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4619273256" calcext:value-type="float">
            <text:p>14619273256</text:p>
          </table:table-cell>
          <table:table-cell office:value-type="percentage" office:value="0.985415" calcext:value-type="percentage">
            <text:p>98.5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25446988" calcext:value-type="float">
            <text:p>14625446988</text:p>
          </table:table-cell>
          <table:table-cell office:value-type="percentage" office:value="0.985831" calcext:value-type="percentage">
            <text:p>98.58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30604936" calcext:value-type="float">
            <text:p>14630604936</text:p>
          </table:table-cell>
          <table:table-cell office:value-type="percentage" office:value="0.986179" calcext:value-type="percentage">
            <text:p>98.62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35604936" calcext:value-type="float">
            <text:p>14635604936</text:p>
          </table:table-cell>
          <table:table-cell office:value-type="percentage" office:value="0.986516" calcext:value-type="percentage">
            <text:p>98.65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39828441" calcext:value-type="float">
            <text:p>14639828441</text:p>
          </table:table-cell>
          <table:table-cell office:value-type="percentage" office:value="0.9868" calcext:value-type="percentage">
            <text:p>98.68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73712999" calcext:value-type="float">
            <text:p>14673712999</text:p>
          </table:table-cell>
          <table:table-cell office:value-type="percentage" office:value="0.989084" calcext:value-type="percentage">
            <text:p>98.9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698813359" calcext:value-type="float">
            <text:p>14698813359</text:p>
          </table:table-cell>
          <table:table-cell office:value-type="percentage" office:value="0.990776" calcext:value-type="percentage">
            <text:p>99.08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18813359" calcext:value-type="float">
            <text:p>14718813359</text:p>
          </table:table-cell>
          <table:table-cell office:value-type="percentage" office:value="0.992124" calcext:value-type="percentage">
            <text:p>99.2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38813359" calcext:value-type="float">
            <text:p>14738813359</text:p>
          </table:table-cell>
          <table:table-cell office:value-type="percentage" office:value="0.993472" calcext:value-type="percentage">
            <text:p>99.35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52823661" calcext:value-type="float">
            <text:p>14752823661</text:p>
          </table:table-cell>
          <table:table-cell office:value-type="percentage" office:value="0.994417" calcext:value-type="percentage">
            <text:p>99.4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62823661" calcext:value-type="float">
            <text:p>14762823661</text:p>
          </table:table-cell>
          <table:table-cell office:value-type="percentage" office:value="0.995091" calcext:value-type="percentage">
            <text:p>99.51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72823661" calcext:value-type="float">
            <text:p>14772823661</text:p>
          </table:table-cell>
          <table:table-cell office:value-type="percentage" office:value="0.995765" calcext:value-type="percentage">
            <text:p>99.58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82823661" calcext:value-type="float">
            <text:p>14782823661</text:p>
          </table:table-cell>
          <table:table-cell office:value-type="percentage" office:value="0.996439" calcext:value-type="percentage">
            <text:p>99.64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4792823661" calcext:value-type="float">
            <text:p>14792823661</text:p>
          </table:table-cell>
          <table:table-cell office:value-type="percentage" office:value="0.997113" calcext:value-type="percentage">
            <text:p>99.71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Lyrata-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yrata-1-Q10-K</text:p>
          </table:table-cell>
          <table:table-cell table:number-columns-repeated="4"/>
          <table:table-cell office:value-type="string" calcext:value-type="string">
            <text:p>Lyrata-1-Q10-S</text:p>
          </table:table-cell>
          <table:table-cell table:number-columns-repeated="8"/>
          <table:table-cell office:value-type="string" calcext:value-type="string">
            <text:p>Lyrata-1-Q10-K</text:p>
          </table:table-cell>
          <table:table-cell table:style-name="Default"/>
          <table:table-cell table:number-columns-repeated="3"/>
          <table:table-cell office:value-type="string" calcext:value-type="string">
            <text:p>Lyrata-1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416948" calcext:value-type="float">
            <text:p>132416948</text:p>
          </table:table-cell>
          <table:table-cell table:style-name="ce1" office:value-type="percentage" office:value="0.510185" calcext:value-type="percentage">
            <text:p>51.02%</text:p>
          </table:table-cell>
          <table:table-cell office:value-type="float" office:value="132416948" calcext:value-type="float">
            <text:p>132416948</text:p>
          </table:table-cell>
          <table:table-cell table:style-name="ce1" office:value-type="percentage" office:value="0.018336" calcext:value-type="percentage">
            <text:p>1.83%</text:p>
          </table:table-cell>
          <table:table-cell office:value-type="float" office:value="1" calcext:value-type="float">
            <text:p>1</text:p>
          </table:table-cell>
          <table:table-cell office:value-type="float" office:value="4798062" calcext:value-type="float">
            <text:p>4798062</text:p>
          </table:table-cell>
          <table:table-cell table:style-name="ce1" office:value-type="percentage" office:value="0.398207" calcext:value-type="percentage">
            <text:p>39.82%</text:p>
          </table:table-cell>
          <table:table-cell office:value-type="float" office:value="4798062" calcext:value-type="float">
            <text:p>4798062</text:p>
          </table:table-cell>
          <table:table-cell table:style-name="ce1" office:value-type="percentage" office:value="0.003446" calcext:value-type="percentage">
            <text:p>0.34%</text:p>
          </table:table-cell>
          <table:table-cell/>
          <table:table-cell table:formula="of:=[.G2]/[.B2]" office:value-type="float" office:value="0.0362345007377756" calcext:value-type="float">
            <text:p>0.0362345007</text:p>
          </table:table-cell>
          <table:table-cell table:formula="of:=[.I2]/[.D2]" office:value-type="float" office:value="0.0362345007377756" calcext:value-type="float">
            <text:p>0.0362345007</text:p>
          </table:table-cell>
          <table:table-cell/>
          <table:table-cell office:value-type="float" office:value="11144519" calcext:value-type="float">
            <text:p>11144519</text:p>
          </table:table-cell>
          <table:table-cell office:value-type="percentage" office:value="0.001543" calcext:value-type="percentage">
            <text:p>0.15%</text:p>
          </table:table-cell>
          <table:table-cell office:value-type="float" office:value="10" calcext:value-type="float">
            <text:p>10</text:p>
          </table:table-cell>
          <table:table-cell office:value-type="float" office:value="1098447" calcext:value-type="float">
            <text:p>1098447</text:p>
          </table:table-cell>
          <table:table-cell/>
          <table:table-cell office:value-type="float" office:value="11127952" calcext:value-type="float">
            <text:p>11127952</text:p>
          </table:table-cell>
          <table:table-cell office:value-type="percentage" office:value="0.007993" calcext:value-type="percentage">
            <text:p>0.80%</text:p>
          </table:table-cell>
          <table:table-cell office:value-type="float" office:value="10" calcext:value-type="float">
            <text:p>10</text:p>
          </table:table-cell>
          <table:table-cell office:value-type="float" office:value="1096039" calcext:value-type="float">
            <text:p>1096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31228" calcext:value-type="float">
            <text:p>11431228</text:p>
          </table:table-cell>
          <table:table-cell table:style-name="ce1" office:value-type="percentage" office:value="0.044043" calcext:value-type="percentage">
            <text:p>4.40%</text:p>
          </table:table-cell>
          <table:table-cell office:value-type="float" office:value="22862456" calcext:value-type="float">
            <text:p>22862456</text:p>
          </table:table-cell>
          <table:table-cell table:style-name="ce1" office:value-type="percentage" office:value="0.003166" calcext:value-type="percentage">
            <text:p>0.32%</text:p>
          </table:table-cell>
          <table:table-cell office:value-type="float" office:value="2" calcext:value-type="float">
            <text:p>2</text:p>
          </table:table-cell>
          <table:table-cell office:value-type="float" office:value="458508" calcext:value-type="float">
            <text:p>458508</text:p>
          </table:table-cell>
          <table:table-cell table:style-name="ce1" office:value-type="percentage" office:value="0.038053" calcext:value-type="percentage">
            <text:p>3.81%</text:p>
          </table:table-cell>
          <table:table-cell office:value-type="float" office:value="917016" calcext:value-type="float">
            <text:p>917016</text:p>
          </table:table-cell>
          <table:table-cell table:style-name="ce1" office:value-type="percentage" office:value="0.000659" calcext:value-type="percentage">
            <text:p>0.07%</text:p>
          </table:table-cell>
          <table:table-cell/>
          <table:table-cell table:formula="of:=[.G3]/[.B3]" office:value-type="float" office:value="0.0401101264011181" calcext:value-type="float">
            <text:p>0.0401101264</text:p>
          </table:table-cell>
          <table:table-cell table:formula="of:=[.I3]/[.D3]" office:value-type="float" office:value="0.0401101264011181" calcext:value-type="float">
            <text:p>0.0401101264</text:p>
          </table:table-cell>
          <table:table-cell/>
          <table:table-cell office:value-type="float" office:value="22000307" calcext:value-type="float">
            <text:p>22000307</text:p>
          </table:table-cell>
          <table:table-cell office:value-type="percentage" office:value="0.003046" calcext:value-type="percentage">
            <text:p>0.30%</text:p>
          </table:table-cell>
          <table:table-cell office:value-type="float" office:value="20" calcext:value-type="float">
            <text:p>20</text:p>
          </table:table-cell>
          <table:table-cell office:value-type="float" office:value="1069330" calcext:value-type="float">
            <text:p>1069330</text:p>
          </table:table-cell>
          <table:table-cell/>
          <table:table-cell office:value-type="float" office:value="21861109" calcext:value-type="float">
            <text:p>21861109</text:p>
          </table:table-cell>
          <table:table-cell office:value-type="percentage" office:value="0.015702" calcext:value-type="percentage">
            <text:p>1.57%</text:p>
          </table:table-cell>
          <table:table-cell office:value-type="float" office:value="20" calcext:value-type="float">
            <text:p>20</text:p>
          </table:table-cell>
          <table:table-cell office:value-type="float" office:value="1051623" calcext:value-type="float">
            <text:p>10516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49002" calcext:value-type="float">
            <text:p>5149002</text:p>
          </table:table-cell>
          <table:table-cell table:style-name="ce1" office:value-type="percentage" office:value="0.019838" calcext:value-type="percentage">
            <text:p>1.98%</text:p>
          </table:table-cell>
          <table:table-cell office:value-type="float" office:value="17281636" calcext:value-type="float">
            <text:p>17281636</text:p>
          </table:table-cell>
          <table:table-cell table:style-name="ce1" office:value-type="percentage" office:value="0.002393" calcext:value-type="percentage">
            <text:p>0.24%</text:p>
          </table:table-cell>
          <table:table-cell office:value-type="float" office:value="4" calcext:value-type="float">
            <text:p>4</text:p>
          </table:table-cell>
          <table:table-cell office:value-type="float" office:value="238345" calcext:value-type="float">
            <text:p>238345</text:p>
          </table:table-cell>
          <table:table-cell table:style-name="ce1" office:value-type="percentage" office:value="0.019781" calcext:value-type="percentage">
            <text:p>1.98%</text:p>
          </table:table-cell>
          <table:table-cell office:value-type="float" office:value="805097" calcext:value-type="float">
            <text:p>805097</text:p>
          </table:table-cell>
          <table:table-cell table:style-name="ce1" office:value-type="percentage" office:value="0.000578" calcext:value-type="percentage">
            <text:p>0.06%</text:p>
          </table:table-cell>
          <table:table-cell/>
          <table:table-cell table:formula="of:=[.G4]/[.B4]" office:value-type="float" office:value="0.0462895528104281" calcext:value-type="float">
            <text:p>0.0462895528</text:p>
          </table:table-cell>
          <table:table-cell table:formula="of:=[.I4]/[.D4]" office:value-type="float" office:value="0.0465868509208272" calcext:value-type="float">
            <text:p>0.0465868509</text:p>
          </table:table-cell>
          <table:table-cell/>
          <table:table-cell office:value-type="float" office:value="32466247" calcext:value-type="float">
            <text:p>32466247</text:p>
          </table:table-cell>
          <table:table-cell office:value-type="percentage" office:value="0.004496" calcext:value-type="percentage">
            <text:p>0.45%</text:p>
          </table:table-cell>
          <table:table-cell office:value-type="float" office:value="30" calcext:value-type="float">
            <text:p>30</text:p>
          </table:table-cell>
          <table:table-cell office:value-type="float" office:value="1015396" calcext:value-type="float">
            <text:p>1015396</text:p>
          </table:table-cell>
          <table:table-cell/>
          <table:table-cell office:value-type="float" office:value="32016231" calcext:value-type="float">
            <text:p>32016231</text:p>
          </table:table-cell>
          <table:table-cell office:value-type="percentage" office:value="0.022996" calcext:value-type="percentage">
            <text:p>2.30%</text:p>
          </table:table-cell>
          <table:table-cell office:value-type="float" office:value="30" calcext:value-type="float">
            <text:p>30</text:p>
          </table:table-cell>
          <table:table-cell office:value-type="float" office:value="981551" calcext:value-type="float">
            <text:p>981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88194" calcext:value-type="float">
            <text:p>5688194</text:p>
          </table:table-cell>
          <table:table-cell table:style-name="ce1" office:value-type="percentage" office:value="0.021916" calcext:value-type="percentage">
            <text:p>2.19%</text:p>
          </table:table-cell>
          <table:table-cell office:value-type="float" office:value="37071123" calcext:value-type="float">
            <text:p>37071123</text:p>
          </table:table-cell>
          <table:table-cell table:style-name="ce1" office:value-type="percentage" office:value="0.005133" calcext:value-type="percentage">
            <text:p>0.51%</text:p>
          </table:table-cell>
          <table:table-cell office:value-type="float" office:value="8" calcext:value-type="float">
            <text:p>8</text:p>
          </table:table-cell>
          <table:table-cell office:value-type="float" office:value="303102" calcext:value-type="float">
            <text:p>303102</text:p>
          </table:table-cell>
          <table:table-cell table:style-name="ce1" office:value-type="percentage" office:value="0.025155" calcext:value-type="percentage">
            <text:p>2.52%</text:p>
          </table:table-cell>
          <table:table-cell office:value-type="float" office:value="1980741" calcext:value-type="float">
            <text:p>1980741</text:p>
          </table:table-cell>
          <table:table-cell table:style-name="ce1" office:value-type="percentage" office:value="0.001423" calcext:value-type="percentage">
            <text:p>0.14%</text:p>
          </table:table-cell>
          <table:table-cell/>
          <table:table-cell table:formula="of:=[.G5]/[.B5]" office:value-type="float" office:value="0.0532861572583495" calcext:value-type="float">
            <text:p>0.0532861573</text:p>
          </table:table-cell>
          <table:table-cell table:formula="of:=[.I5]/[.D5]" office:value-type="float" office:value="0.0534308334818991" calcext:value-type="float">
            <text:p>0.0534308335</text:p>
          </table:table-cell>
          <table:table-cell/>
          <table:table-cell office:value-type="float" office:value="42386768" calcext:value-type="float">
            <text:p>42386768</text:p>
          </table:table-cell>
          <table:table-cell office:value-type="percentage" office:value="0.005869" calcext:value-type="percentage">
            <text:p>0.59%</text:p>
          </table:table-cell>
          <table:table-cell office:value-type="float" office:value="40" calcext:value-type="float">
            <text:p>40</text:p>
          </table:table-cell>
          <table:table-cell office:value-type="float" office:value="977688" calcext:value-type="float">
            <text:p>977688</text:p>
          </table:table-cell>
          <table:table-cell/>
          <table:table-cell office:value-type="float" office:value="41683344" calcext:value-type="float">
            <text:p>41683344</text:p>
          </table:table-cell>
          <table:table-cell office:value-type="percentage" office:value="0.02994" calcext:value-type="percentage">
            <text:p>2.99%</text:p>
          </table:table-cell>
          <table:table-cell office:value-type="float" office:value="40" calcext:value-type="float">
            <text:p>40</text:p>
          </table:table-cell>
          <table:table-cell office:value-type="float" office:value="957027" calcext:value-type="float">
            <text:p>957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28949" calcext:value-type="float">
            <text:p>18328949</text:p>
          </table:table-cell>
          <table:table-cell table:style-name="ce1" office:value-type="percentage" office:value="0.070619" calcext:value-type="percentage">
            <text:p>7.06%</text:p>
          </table:table-cell>
          <table:table-cell office:value-type="float" office:value="237082397" calcext:value-type="float">
            <text:p>237082397</text:p>
          </table:table-cell>
          <table:table-cell table:style-name="ce1" office:value-type="percentage" office:value="0.032829" calcext:value-type="percentage">
            <text:p>3.28%</text:p>
          </table:table-cell>
          <table:table-cell office:value-type="float" office:value="16" calcext:value-type="float">
            <text:p>16</text:p>
          </table:table-cell>
          <table:table-cell office:value-type="float" office:value="1002134" calcext:value-type="float">
            <text:p>1002134</text:p>
          </table:table-cell>
          <table:table-cell table:style-name="ce1" office:value-type="percentage" office:value="0.08317" calcext:value-type="percentage">
            <text:p>8.32%</text:p>
          </table:table-cell>
          <table:table-cell office:value-type="float" office:value="12970591" calcext:value-type="float">
            <text:p>12970591</text:p>
          </table:table-cell>
          <table:table-cell table:style-name="ce1" office:value-type="percentage" office:value="0.009316" calcext:value-type="percentage">
            <text:p>0.93%</text:p>
          </table:table-cell>
          <table:table-cell/>
          <table:table-cell table:formula="of:=[.G6]/[.B6]" office:value-type="float" office:value="0.0546749298063953" calcext:value-type="float">
            <text:p>0.0546749298</text:p>
          </table:table-cell>
          <table:table-cell table:formula="of:=[.I6]/[.D6]" office:value-type="float" office:value="0.054709211498313" calcext:value-type="float">
            <text:p>0.0547092115</text:p>
          </table:table-cell>
          <table:table-cell/>
          <table:table-cell office:value-type="float" office:value="52046610" calcext:value-type="float">
            <text:p>52046610</text:p>
          </table:table-cell>
          <table:table-cell office:value-type="percentage" office:value="0.007207" calcext:value-type="percentage">
            <text:p>0.72%</text:p>
          </table:table-cell>
          <table:table-cell office:value-type="float" office:value="50" calcext:value-type="float">
            <text:p>50</text:p>
          </table:table-cell>
          <table:table-cell office:value-type="float" office:value="957027" calcext:value-type="float">
            <text:p>957027</text:p>
          </table:table-cell>
          <table:table-cell/>
          <table:table-cell office:value-type="float" office:value="51119233" calcext:value-type="float">
            <text:p>51119233</text:p>
          </table:table-cell>
          <table:table-cell office:value-type="percentage" office:value="0.036717" calcext:value-type="percentage">
            <text:p>3.67%</text:p>
          </table:table-cell>
          <table:table-cell office:value-type="float" office:value="50" calcext:value-type="float">
            <text:p>50</text:p>
          </table:table-cell>
          <table:table-cell office:value-type="float" office:value="935256" calcext:value-type="float">
            <text:p>935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255112" calcext:value-type="float">
            <text:p>47255112</text:p>
          </table:table-cell>
          <table:table-cell table:style-name="ce1" office:value-type="percentage" office:value="0.182068" calcext:value-type="percentage">
            <text:p>18.21%</text:p>
          </table:table-cell>
          <table:table-cell office:value-type="float" office:value="1130074819" calcext:value-type="float">
            <text:p>1130074819</text:p>
          </table:table-cell>
          <table:table-cell table:style-name="ce1" office:value-type="percentage" office:value="0.156484" calcext:value-type="percentage">
            <text:p>15.65%</text:p>
          </table:table-cell>
          <table:table-cell office:value-type="float" office:value="32" calcext:value-type="float">
            <text:p>32</text:p>
          </table:table-cell>
          <table:table-cell office:value-type="float" office:value="2649120" calcext:value-type="float">
            <text:p>2649120</text:p>
          </table:table-cell>
          <table:table-cell table:style-name="ce1" office:value-type="percentage" office:value="0.219859" calcext:value-type="percentage">
            <text:p>21.99%</text:p>
          </table:table-cell>
          <table:table-cell office:value-type="float" office:value="63475443" calcext:value-type="float">
            <text:p>63475443</text:p>
          </table:table-cell>
          <table:table-cell table:style-name="ce1" office:value-type="percentage" office:value="0.045592" calcext:value-type="percentage">
            <text:p>4.56%</text:p>
          </table:table-cell>
          <table:table-cell/>
          <table:table-cell table:formula="of:=[.G7]/[.B7]" office:value-type="float" office:value="0.056059966591551" calcext:value-type="float">
            <text:p>0.0560599666</text:p>
          </table:table-cell>
          <table:table-cell table:formula="of:=[.I7]/[.D7]" office:value-type="float" office:value="0.0561692393572394" calcext:value-type="float">
            <text:p>0.0561692394</text:p>
          </table:table-cell>
          <table:table-cell/>
          <table:table-cell office:value-type="float" office:value="61498780" calcext:value-type="float">
            <text:p>61498780</text:p>
          </table:table-cell>
          <table:table-cell office:value-type="percentage" office:value="0.008516" calcext:value-type="percentage">
            <text:p>0.85%</text:p>
          </table:table-cell>
          <table:table-cell office:value-type="float" office:value="60" calcext:value-type="float">
            <text:p>60</text:p>
          </table:table-cell>
          <table:table-cell office:value-type="float" office:value="937634" calcext:value-type="float">
            <text:p>937634</text:p>
          </table:table-cell>
          <table:table-cell/>
          <table:table-cell office:value-type="float" office:value="60348607" calcext:value-type="float">
            <text:p>60348607</text:p>
          </table:table-cell>
          <table:table-cell office:value-type="percentage" office:value="0.043347" calcext:value-type="percentage">
            <text:p>4.33%</text:p>
          </table:table-cell>
          <table:table-cell office:value-type="float" office:value="60" calcext:value-type="float">
            <text:p>60</text:p>
          </table:table-cell>
          <table:table-cell office:value-type="float" office:value="911322" calcext:value-type="float">
            <text:p>9113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941800" calcext:value-type="float">
            <text:p>23941800</text:p>
          </table:table-cell>
          <table:table-cell table:style-name="ce1" office:value-type="percentage" office:value="0.092245" calcext:value-type="percentage">
            <text:p>9.22%</text:p>
          </table:table-cell>
          <table:table-cell office:value-type="float" office:value="1039113087" calcext:value-type="float">
            <text:p>1039113087</text:p>
          </table:table-cell>
          <table:table-cell table:style-name="ce1" office:value-type="percentage" office:value="0.143888" calcext:value-type="percentage">
            <text:p>14.39%</text:p>
          </table:table-cell>
          <table:table-cell office:value-type="float" office:value="64" calcext:value-type="float">
            <text:p>64</text:p>
          </table:table-cell>
          <table:table-cell office:value-type="float" office:value="1435171" calcext:value-type="float">
            <text:p>1435171</text:p>
          </table:table-cell>
          <table:table-cell table:style-name="ce1" office:value-type="percentage" office:value="0.11911" calcext:value-type="percentage">
            <text:p>11.91%</text:p>
          </table:table-cell>
          <table:table-cell office:value-type="float" office:value="62705798" calcext:value-type="float">
            <text:p>62705798</text:p>
          </table:table-cell>
          <table:table-cell table:style-name="ce1" office:value-type="percentage" office:value="0.04504" calcext:value-type="percentage">
            <text:p>4.50%</text:p>
          </table:table-cell>
          <table:table-cell/>
          <table:table-cell table:formula="of:=[.G8]/[.B8]" office:value-type="float" office:value="0.0599441562455622" calcext:value-type="float">
            <text:p>0.0599441562</text:p>
          </table:table-cell>
          <table:table-cell table:formula="of:=[.I8]/[.D8]" office:value-type="float" office:value="0.0603454992382364" calcext:value-type="float">
            <text:p>0.0603454992</text:p>
          </table:table-cell>
          <table:table-cell/>
          <table:table-cell office:value-type="float" office:value="70777795" calcext:value-type="float">
            <text:p>70777795</text:p>
          </table:table-cell>
          <table:table-cell office:value-type="percentage" office:value="0.009801" calcext:value-type="percentage">
            <text:p>0.98%</text:p>
          </table:table-cell>
          <table:table-cell office:value-type="float" office:value="70" calcext:value-type="float">
            <text:p>70</text:p>
          </table:table-cell>
          <table:table-cell office:value-type="float" office:value="919575" calcext:value-type="float">
            <text:p>919575</text:p>
          </table:table-cell>
          <table:table-cell/>
          <table:table-cell office:value-type="float" office:value="69344541" calcext:value-type="float">
            <text:p>69344541</text:p>
          </table:table-cell>
          <table:table-cell office:value-type="percentage" office:value="0.049808" calcext:value-type="percentage">
            <text:p>4.98%</text:p>
          </table:table-cell>
          <table:table-cell office:value-type="float" office:value="70" calcext:value-type="float">
            <text:p>70</text:p>
          </table:table-cell>
          <table:table-cell office:value-type="float" office:value="890633" calcext:value-type="float">
            <text:p>8906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46543" calcext:value-type="float">
            <text:p>12246543</text:p>
          </table:table-cell>
          <table:table-cell table:style-name="ce1" office:value-type="percentage" office:value="0.047184" calcext:value-type="percentage">
            <text:p>4.72%</text:p>
          </table:table-cell>
          <table:table-cell office:value-type="float" office:value="1100888941" calcext:value-type="float">
            <text:p>1100888941</text:p>
          </table:table-cell>
          <table:table-cell table:style-name="ce1" office:value-type="percentage" office:value="0.152442" calcext:value-type="percentage">
            <text:p>15.24%</text:p>
          </table:table-cell>
          <table:table-cell office:value-type="float" office:value="128" calcext:value-type="float">
            <text:p>128</text:p>
          </table:table-cell>
          <table:table-cell office:value-type="float" office:value="824801" calcext:value-type="float">
            <text:p>824801</text:p>
          </table:table-cell>
          <table:table-cell table:style-name="ce1" office:value-type="percentage" office:value="0.068453" calcext:value-type="percentage">
            <text:p>6.85%</text:p>
          </table:table-cell>
          <table:table-cell office:value-type="float" office:value="74616253" calcext:value-type="float">
            <text:p>74616253</text:p>
          </table:table-cell>
          <table:table-cell table:style-name="ce1" office:value-type="percentage" office:value="0.053595" calcext:value-type="percentage">
            <text:p>5.36%</text:p>
          </table:table-cell>
          <table:table-cell/>
          <table:table-cell table:formula="of:=[.G9]/[.B9]" office:value-type="float" office:value="0.0673497002378549" calcext:value-type="float">
            <text:p>0.0673497002</text:p>
          </table:table-cell>
          <table:table-cell table:formula="of:=[.I9]/[.D9]" office:value-type="float" office:value="0.0677781838122761" calcext:value-type="float">
            <text:p>0.0677781838</text:p>
          </table:table-cell>
          <table:table-cell/>
          <table:table-cell office:value-type="float" office:value="79871141" calcext:value-type="float">
            <text:p>79871141</text:p>
          </table:table-cell>
          <table:table-cell office:value-type="percentage" office:value="0.01106" calcext:value-type="percentage">
            <text:p>1.11%</text:p>
          </table:table-cell>
          <table:table-cell office:value-type="float" office:value="80" calcext:value-type="float">
            <text:p>80</text:p>
          </table:table-cell>
          <table:table-cell office:value-type="float" office:value="903866" calcext:value-type="float">
            <text:p>903866</text:p>
          </table:table-cell>
          <table:table-cell/>
          <table:table-cell office:value-type="float" office:value="78025137" calcext:value-type="float">
            <text:p>78025137</text:p>
          </table:table-cell>
          <table:table-cell office:value-type="percentage" office:value="0.056043" calcext:value-type="percentage">
            <text:p>5.60%</text:p>
          </table:table-cell>
          <table:table-cell office:value-type="float" office:value="80" calcext:value-type="float">
            <text:p>80</text:p>
          </table:table-cell>
          <table:table-cell office:value-type="float" office:value="841781" calcext:value-type="float">
            <text:p>8417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27513" calcext:value-type="float">
            <text:p>2027513</text:p>
          </table:table-cell>
          <table:table-cell table:style-name="ce1" office:value-type="percentage" office:value="0.007812" calcext:value-type="percentage">
            <text:p>0.78%</text:p>
          </table:table-cell>
          <table:table-cell office:value-type="float" office:value="323032612" calcext:value-type="float">
            <text:p>323032612</text:p>
          </table:table-cell>
          <table:table-cell table:style-name="ce1" office:value-type="percentage" office:value="0.044731" calcext:value-type="percentage">
            <text:p>4.47%</text:p>
          </table:table-cell>
          <table:table-cell office:value-type="float" office:value="256" calcext:value-type="float">
            <text:p>256</text:p>
          </table:table-cell>
          <table:table-cell office:value-type="float" office:value="168552" calcext:value-type="float">
            <text:p>168552</text:p>
          </table:table-cell>
          <table:table-cell table:style-name="ce1" office:value-type="percentage" office:value="0.013989" calcext:value-type="percentage">
            <text:p>1.40%</text:p>
          </table:table-cell>
          <table:table-cell office:value-type="float" office:value="27534207" calcext:value-type="float">
            <text:p>27534207</text:p>
          </table:table-cell>
          <table:table-cell table:style-name="ce1" office:value-type="percentage" office:value="0.019777" calcext:value-type="percentage">
            <text:p>1.98%</text:p>
          </table:table-cell>
          <table:table-cell/>
          <table:table-cell table:formula="of:=[.G10]/[.B10]" office:value-type="float" office:value="0.0831323892867765" calcext:value-type="float">
            <text:p>0.0831323893</text:p>
          </table:table-cell>
          <table:table-cell table:formula="of:=[.I10]/[.D10]" office:value-type="float" office:value="0.0852366169147033" calcext:value-type="float">
            <text:p>0.0852366169</text:p>
          </table:table-cell>
          <table:table-cell/>
          <table:table-cell office:value-type="float" office:value="88807033" calcext:value-type="float">
            <text:p>88807033</text:p>
          </table:table-cell>
          <table:table-cell office:value-type="percentage" office:value="0.012297" calcext:value-type="percentage">
            <text:p>1.23%</text:p>
          </table:table-cell>
          <table:table-cell office:value-type="float" office:value="90" calcext:value-type="float">
            <text:p>90</text:p>
          </table:table-cell>
          <table:table-cell office:value-type="float" office:value="886715" calcext:value-type="float">
            <text:p>886715</text:p>
          </table:table-cell>
          <table:table-cell/>
          <table:table-cell office:value-type="float" office:value="86282579" calcext:value-type="float">
            <text:p>86282579</text:p>
          </table:table-cell>
          <table:table-cell office:value-type="percentage" office:value="0.061974" calcext:value-type="percentage">
            <text:p>6.20%</text:p>
          </table:table-cell>
          <table:table-cell office:value-type="float" office:value="90" calcext:value-type="float">
            <text:p>90</text:p>
          </table:table-cell>
          <table:table-cell office:value-type="float" office:value="803832" calcext:value-type="float">
            <text:p>8038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9481" calcext:value-type="float">
            <text:p>449481</text:p>
          </table:table-cell>
          <table:table-cell table:style-name="ce1" office:value-type="percentage" office:value="0.001732" calcext:value-type="percentage">
            <text:p>0.17%</text:p>
          </table:table-cell>
          <table:table-cell office:value-type="float" office:value="160305829" calcext:value-type="float">
            <text:p>160305829</text:p>
          </table:table-cell>
          <table:table-cell table:style-name="ce1" office:value-type="percentage" office:value="0.022198" calcext:value-type="percentage">
            <text:p>2.22%</text:p>
          </table:table-cell>
          <table:table-cell office:value-type="float" office:value="512" calcext:value-type="float">
            <text:p>512</text:p>
          </table:table-cell>
          <table:table-cell office:value-type="float" office:value="54134" calcext:value-type="float">
            <text:p>54134</text:p>
          </table:table-cell>
          <table:table-cell table:style-name="ce1" office:value-type="percentage" office:value="0.004493" calcext:value-type="percentage">
            <text:p>0.45%</text:p>
          </table:table-cell>
          <table:table-cell office:value-type="float" office:value="19508275" calcext:value-type="float">
            <text:p>19508275</text:p>
          </table:table-cell>
          <table:table-cell table:style-name="ce1" office:value-type="percentage" office:value="0.014012" calcext:value-type="percentage">
            <text:p>1.40%</text:p>
          </table:table-cell>
          <table:table-cell/>
          <table:table-cell table:formula="of:=[.G11]/[.B11]" office:value-type="float" office:value="0.120436681417012" calcext:value-type="float">
            <text:p>0.1204366814</text:p>
          </table:table-cell>
          <table:table-cell table:formula="of:=[.I11]/[.D11]" office:value-type="float" office:value="0.121694108827446" calcext:value-type="float">
            <text:p>0.1216941088</text:p>
          </table:table-cell>
          <table:table-cell/>
          <table:table-cell office:value-type="float" office:value="97486379" calcext:value-type="float">
            <text:p>97486379</text:p>
          </table:table-cell>
          <table:table-cell office:value-type="percentage" office:value="0.013499" calcext:value-type="percentage">
            <text:p>1.35%</text:p>
          </table:table-cell>
          <table:table-cell office:value-type="float" office:value="100" calcext:value-type="float">
            <text:p>100</text:p>
          </table:table-cell>
          <table:table-cell office:value-type="float" office:value="844508" calcext:value-type="float">
            <text:p>844508</text:p>
          </table:table-cell>
          <table:table-cell/>
          <table:table-cell office:value-type="float" office:value="94159764" calcext:value-type="float">
            <text:p>94159764</text:p>
          </table:table-cell>
          <table:table-cell office:value-type="percentage" office:value="0.067632" calcext:value-type="percentage">
            <text:p>6.76%</text:p>
          </table:table-cell>
          <table:table-cell office:value-type="float" office:value="100" calcext:value-type="float">
            <text:p>100</text:p>
          </table:table-cell>
          <table:table-cell office:value-type="float" office:value="753111" calcext:value-type="float">
            <text:p>7531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6186" calcext:value-type="float">
            <text:p>266186</text:p>
          </table:table-cell>
          <table:table-cell table:style-name="ce1" office:value-type="percentage" office:value="0.001026" calcext:value-type="percentage">
            <text:p>0.10%</text:p>
          </table:table-cell>
          <table:table-cell office:value-type="float" office:value="192126603" calcext:value-type="float">
            <text:p>192126603</text:p>
          </table:table-cell>
          <table:table-cell table:style-name="ce1" office:value-type="percentage" office:value="0.026604" calcext:value-type="percentage">
            <text:p>2.66%</text:p>
          </table:table-cell>
          <table:table-cell office:value-type="float" office:value="1024" calcext:value-type="float">
            <text:p>1024</text:p>
          </table:table-cell>
          <table:table-cell office:value-type="float" office:value="38822" calcext:value-type="float">
            <text:p>38822</text:p>
          </table:table-cell>
          <table:table-cell table:style-name="ce1" office:value-type="percentage" office:value="0.003222" calcext:value-type="percentage">
            <text:p>0.32%</text:p>
          </table:table-cell>
          <table:table-cell office:value-type="float" office:value="28291898" calcext:value-type="float">
            <text:p>28291898</text:p>
          </table:table-cell>
          <table:table-cell table:style-name="ce1" office:value-type="percentage" office:value="0.020321" calcext:value-type="percentage">
            <text:p>2.03%</text:p>
          </table:table-cell>
          <table:table-cell/>
          <table:table-cell table:formula="of:=[.G12]/[.B12]" office:value-type="float" office:value="0.145845386308822" calcext:value-type="float">
            <text:p>0.1458453863</text:p>
          </table:table-cell>
          <table:table-cell table:formula="of:=[.I12]/[.D12]" office:value-type="float" office:value="0.147256535837465" calcext:value-type="float">
            <text:p>0.1472565358</text:p>
          </table:table-cell>
          <table:table-cell/>
          <table:table-cell office:value-type="float" office:value="159834322" calcext:value-type="float">
            <text:p>159834322</text:p>
          </table:table-cell>
          <table:table-cell office:value-type="percentage" office:value="0.022133" calcext:value-type="percentage">
            <text:p>2.21%</text:p>
          </table:table-cell>
          <table:table-cell office:value-type="float" office:value="200" calcext:value-type="float">
            <text:p>200</text:p>
          </table:table-cell>
          <table:table-cell office:value-type="float" office:value="430351" calcext:value-type="float">
            <text:p>430351</text:p>
          </table:table-cell>
          <table:table-cell/>
          <table:table-cell office:value-type="float" office:value="139423768" calcext:value-type="float">
            <text:p>139423768</text:p>
          </table:table-cell>
          <table:table-cell office:value-type="percentage" office:value="0.100144" calcext:value-type="percentage">
            <text:p>10.01%</text:p>
          </table:table-cell>
          <table:table-cell office:value-type="float" office:value="200" calcext:value-type="float">
            <text:p>200</text:p>
          </table:table-cell>
          <table:table-cell office:value-type="float" office:value="331654" calcext:value-type="float">
            <text:p>3316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4704" calcext:value-type="float">
            <text:p>174704</text:p>
          </table:table-cell>
          <table:table-cell table:style-name="ce1" office:value-type="percentage" office:value="0.000673" calcext:value-type="percentage">
            <text:p>0.07%</text:p>
          </table:table-cell>
          <table:table-cell office:value-type="float" office:value="245995919" calcext:value-type="float">
            <text:p>245995919</text:p>
          </table:table-cell>
          <table:table-cell table:style-name="ce1" office:value-type="percentage" office:value="0.034064" calcext:value-type="percentage">
            <text:p>3.41%</text:p>
          </table:table-cell>
          <table:table-cell office:value-type="float" office:value="2048" calcext:value-type="float">
            <text:p>2048</text:p>
          </table:table-cell>
          <table:table-cell office:value-type="float" office:value="30718" calcext:value-type="float">
            <text:p>30718</text:p>
          </table:table-cell>
          <table:table-cell table:style-name="ce1" office:value-type="percentage" office:value="0.002549" calcext:value-type="percentage">
            <text:p>0.25%</text:p>
          </table:table-cell>
          <table:table-cell office:value-type="float" office:value="44001918" calcext:value-type="float">
            <text:p>44001918</text:p>
          </table:table-cell>
          <table:table-cell table:style-name="ce1" office:value-type="percentage" office:value="0.031605" calcext:value-type="percentage">
            <text:p>3.16%</text:p>
          </table:table-cell>
          <table:table-cell/>
          <table:table-cell table:formula="of:=[.G13]/[.B13]" office:value-type="float" office:value="0.175828830478982" calcext:value-type="float">
            <text:p>0.1758288305</text:p>
          </table:table-cell>
          <table:table-cell table:formula="of:=[.I13]/[.D13]" office:value-type="float" office:value="0.178872552759707" calcext:value-type="float">
            <text:p>0.1788725528</text:p>
          </table:table-cell>
          <table:table-cell/>
          <table:table-cell office:value-type="float" office:value="194954830" calcext:value-type="float">
            <text:p>194954830</text:p>
          </table:table-cell>
          <table:table-cell office:value-type="percentage" office:value="0.026996" calcext:value-type="percentage">
            <text:p>2.70%</text:p>
          </table:table-cell>
          <table:table-cell office:value-type="float" office:value="300" calcext:value-type="float">
            <text:p>300</text:p>
          </table:table-cell>
          <table:table-cell office:value-type="float" office:value="329165" calcext:value-type="float">
            <text:p>329165</text:p>
          </table:table-cell>
          <table:table-cell/>
          <table:table-cell office:value-type="float" office:value="168601927" calcext:value-type="float">
            <text:p>168601927</text:p>
          </table:table-cell>
          <table:table-cell office:value-type="percentage" office:value="0.121102" calcext:value-type="percentage">
            <text:p>12.11%</text:p>
          </table:table-cell>
          <table:table-cell office:value-type="float" office:value="300" calcext:value-type="float">
            <text:p>300</text:p>
          </table:table-cell>
          <table:table-cell office:value-type="float" office:value="270222" calcext:value-type="float">
            <text:p>2702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6590" calcext:value-type="float">
            <text:p>86590</text:p>
          </table:table-cell>
          <table:table-cell table:style-name="ce1" office:value-type="percentage" office:value="0.000334" calcext:value-type="percentage">
            <text:p>0.03%</text:p>
          </table:table-cell>
          <table:table-cell office:value-type="float" office:value="254770484" calcext:value-type="float">
            <text:p>254770484</text:p>
          </table:table-cell>
          <table:table-cell table:style-name="ce1" office:value-type="percentage" office:value="0.035279" calcext:value-type="percentage">
            <text:p>3.53%</text:p>
          </table:table-cell>
          <table:table-cell office:value-type="float" office:value="4096" calcext:value-type="float">
            <text:p>4096</text:p>
          </table:table-cell>
          <table:table-cell office:value-type="float" office:value="20599" calcext:value-type="float">
            <text:p>20599</text:p>
          </table:table-cell>
          <table:table-cell table:style-name="ce1" office:value-type="percentage" office:value="0.00171" calcext:value-type="percentage">
            <text:p>0.17%</text:p>
          </table:table-cell>
          <table:table-cell office:value-type="float" office:value="61037502" calcext:value-type="float">
            <text:p>61037502</text:p>
          </table:table-cell>
          <table:table-cell table:style-name="ce1" office:value-type="percentage" office:value="0.043841" calcext:value-type="percentage">
            <text:p>4.38%</text:p>
          </table:table-cell>
          <table:table-cell/>
          <table:table-cell table:formula="of:=[.G14]/[.B14]" office:value-type="float" office:value="0.237891211456288" calcext:value-type="float">
            <text:p>0.2378912115</text:p>
          </table:table-cell>
          <table:table-cell table:formula="of:=[.I14]/[.D14]" office:value-type="float" office:value="0.239578388523217" calcext:value-type="float">
            <text:p>0.2395783885</text:p>
          </table:table-cell>
          <table:table-cell/>
          <table:table-cell office:value-type="float" office:value="225296489" calcext:value-type="float">
            <text:p>225296489</text:p>
          </table:table-cell>
          <table:table-cell office:value-type="percentage" office:value="0.031197" calcext:value-type="percentage">
            <text:p>3.12%</text:p>
          </table:table-cell>
          <table:table-cell office:value-type="float" office:value="400" calcext:value-type="float">
            <text:p>400</text:p>
          </table:table-cell>
          <table:table-cell office:value-type="float" office:value="281871" calcext:value-type="float">
            <text:p>281871</text:p>
          </table:table-cell>
          <table:table-cell/>
          <table:table-cell office:value-type="float" office:value="194071045" calcext:value-type="float">
            <text:p>194071045</text:p>
          </table:table-cell>
          <table:table-cell office:value-type="percentage" office:value="0.139395" calcext:value-type="percentage">
            <text:p>13.94%</text:p>
          </table:table-cell>
          <table:table-cell office:value-type="float" office:value="400" calcext:value-type="float">
            <text:p>400</text:p>
          </table:table-cell>
          <table:table-cell office:value-type="float" office:value="237091" calcext:value-type="float">
            <text:p>23709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9035" calcext:value-type="float">
            <text:p>39035</text:p>
          </table:table-cell>
          <table:table-cell table:style-name="ce1" office:value-type="percentage" office:value="0.00015" calcext:value-type="percentage">
            <text:p>0.02%</text:p>
          </table:table-cell>
          <table:table-cell office:value-type="float" office:value="212784435" calcext:value-type="float">
            <text:p>212784435</text:p>
          </table:table-cell>
          <table:table-cell table:style-name="ce1" office:value-type="percentage" office:value="0.029465" calcext:value-type="percentage">
            <text:p>2.95%</text:p>
          </table:table-cell>
          <table:table-cell office:value-type="float" office:value="8192" calcext:value-type="float">
            <text:p>8192</text:p>
          </table:table-cell>
          <table:table-cell office:value-type="float" office:value="10674" calcext:value-type="float">
            <text:p>10674</text:p>
          </table:table-cell>
          <table:table-cell table:style-name="ce1" office:value-type="percentage" office:value="0.000886" calcext:value-type="percentage">
            <text:p>0.09%</text:p>
          </table:table-cell>
          <table:table-cell office:value-type="float" office:value="59139802" calcext:value-type="float">
            <text:p>59139802</text:p>
          </table:table-cell>
          <table:table-cell table:style-name="ce1" office:value-type="percentage" office:value="0.042478" calcext:value-type="percentage">
            <text:p>4.25%</text:p>
          </table:table-cell>
          <table:table-cell/>
          <table:table-cell table:formula="of:=[.G15]/[.B15]" office:value-type="float" office:value="0.273446906622262" calcext:value-type="float">
            <text:p>0.2734469066</text:p>
          </table:table-cell>
          <table:table-cell table:formula="of:=[.I15]/[.D15]" office:value-type="float" office:value="0.277932932453447" calcext:value-type="float">
            <text:p>0.2779329325</text:p>
          </table:table-cell>
          <table:table-cell/>
          <table:table-cell office:value-type="float" office:value="252570046" calcext:value-type="float">
            <text:p>252570046</text:p>
          </table:table-cell>
          <table:table-cell office:value-type="percentage" office:value="0.034974" calcext:value-type="percentage">
            <text:p>3.50%</text:p>
          </table:table-cell>
          <table:table-cell office:value-type="float" office:value="500" calcext:value-type="float">
            <text:p>500</text:p>
          </table:table-cell>
          <table:table-cell office:value-type="float" office:value="266794" calcext:value-type="float">
            <text:p>266794</text:p>
          </table:table-cell>
          <table:table-cell/>
          <table:table-cell office:value-type="float" office:value="216639211" calcext:value-type="float">
            <text:p>216639211</text:p>
          </table:table-cell>
          <table:table-cell office:value-type="percentage" office:value="0.155605" calcext:value-type="percentage">
            <text:p>15.56%</text:p>
          </table:table-cell>
          <table:table-cell office:value-type="float" office:value="500" calcext:value-type="float">
            <text:p>500</text:p>
          </table:table-cell>
          <table:table-cell office:value-type="float" office:value="214188" calcext:value-type="float">
            <text:p>2141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4044" calcext:value-type="float">
            <text:p>24044</text:p>
          </table:table-cell>
          <table:table-cell table:style-name="ce1" office:value-type="percentage" office:value="0.000093" calcext:value-type="percentage">
            <text:p>0.01%</text:p>
          </table:table-cell>
          <table:table-cell office:value-type="float" office:value="257993526" calcext:value-type="float">
            <text:p>257993526</text:p>
          </table:table-cell>
          <table:table-cell table:style-name="ce1" office:value-type="percentage" office:value="0.035725" calcext:value-type="percentage">
            <text:p>3.57%</text:p>
          </table:table-cell>
          <table:table-cell office:value-type="float" office:value="16384" calcext:value-type="float">
            <text:p>16384</text:p>
          </table:table-cell>
          <table:table-cell office:value-type="float" office:value="7392" calcext:value-type="float">
            <text:p>7392</text:p>
          </table:table-cell>
          <table:table-cell table:style-name="ce1" office:value-type="percentage" office:value="0.000613" calcext:value-type="percentage">
            <text:p>0.06%</text:p>
          </table:table-cell>
          <table:table-cell office:value-type="float" office:value="79839126" calcext:value-type="float">
            <text:p>79839126</text:p>
          </table:table-cell>
          <table:table-cell table:style-name="ce1" office:value-type="percentage" office:value="0.057346" calcext:value-type="percentage">
            <text:p>5.73%</text:p>
          </table:table-cell>
          <table:table-cell/>
          <table:table-cell table:formula="of:=[.G16]/[.B16]" office:value-type="float" office:value="0.307436366661121" calcext:value-type="float">
            <text:p>0.3074363667</text:p>
          </table:table-cell>
          <table:table-cell table:formula="of:=[.I16]/[.D16]" office:value-type="float" office:value="0.309461742074877" calcext:value-type="float">
            <text:p>0.3094617421</text:p>
          </table:table-cell>
          <table:table-cell/>
          <table:table-cell office:value-type="float" office:value="278469321" calcext:value-type="float">
            <text:p>278469321</text:p>
          </table:table-cell>
          <table:table-cell office:value-type="percentage" office:value="0.03856" calcext:value-type="percentage">
            <text:p>3.86%</text:p>
          </table:table-cell>
          <table:table-cell office:value-type="float" office:value="600" calcext:value-type="float">
            <text:p>600</text:p>
          </table:table-cell>
          <table:table-cell office:value-type="float" office:value="249799" calcext:value-type="float">
            <text:p>249799</text:p>
          </table:table-cell>
          <table:table-cell/>
          <table:table-cell office:value-type="float" office:value="236602884" calcext:value-type="float">
            <text:p>236602884</text:p>
          </table:table-cell>
          <table:table-cell office:value-type="percentage" office:value="0.169945" calcext:value-type="percentage">
            <text:p>16.99%</text:p>
          </table:table-cell>
          <table:table-cell office:value-type="float" office:value="600" calcext:value-type="float">
            <text:p>600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14" calcext:value-type="float">
            <text:p>3814</text:p>
          </table:table-cell>
          <table:table-cell table:style-name="ce1" office:value-type="percentage" office:value="0.000015" calcext:value-type="percentage">
            <text:p>0.00%</text:p>
          </table:table-cell>
          <table:table-cell office:value-type="float" office:value="93644978" calcext:value-type="float">
            <text:p>93644978</text:p>
          </table:table-cell>
          <table:table-cell table:style-name="ce1" office:value-type="percentage" office:value="0.012967" calcext:value-type="percentage">
            <text:p>1.30%</text:p>
          </table:table-cell>
          <table:table-cell office:value-type="float" office:value="32768" calcext:value-type="float">
            <text:p>32768</text:p>
          </table:table-cell>
          <table:table-cell office:value-type="float" office:value="1592" calcext:value-type="float">
            <text:p>1592</text:p>
          </table:table-cell>
          <table:table-cell table:style-name="ce1" office:value-type="percentage" office:value="0.000132" calcext:value-type="percentage">
            <text:p>0.01%</text:p>
          </table:table-cell>
          <table:table-cell office:value-type="float" office:value="38907077" calcext:value-type="float">
            <text:p>38907077</text:p>
          </table:table-cell>
          <table:table-cell table:style-name="ce1" office:value-type="percentage" office:value="0.027946" calcext:value-type="percentage">
            <text:p>2.79%</text:p>
          </table:table-cell>
          <table:table-cell/>
          <table:table-cell table:formula="of:=[.G17]/[.B17]" office:value-type="float" office:value="0.417409543786051" calcext:value-type="float">
            <text:p>0.4174095438</text:p>
          </table:table-cell>
          <table:table-cell table:formula="of:=[.I17]/[.D17]" office:value-type="float" office:value="0.415474249991281" calcext:value-type="float">
            <text:p>0.41547425</text:p>
          </table:table-cell>
          <table:table-cell/>
          <table:table-cell office:value-type="float" office:value="302344049" calcext:value-type="float">
            <text:p>302344049</text:p>
          </table:table-cell>
          <table:table-cell office:value-type="percentage" office:value="0.041866" calcext:value-type="percentage">
            <text:p>4.19%</text:p>
          </table:table-cell>
          <table:table-cell office:value-type="float" office:value="700" calcext:value-type="float">
            <text:p>700</text:p>
          </table:table-cell>
          <table:table-cell office:value-type="float" office:value="230252" calcext:value-type="float">
            <text:p>230252</text:p>
          </table:table-cell>
          <table:table-cell/>
          <table:table-cell office:value-type="float" office:value="253601802" calcext:value-type="float">
            <text:p>253601802</text:p>
          </table:table-cell>
          <table:table-cell office:value-type="percentage" office:value="0.182154" calcext:value-type="percentage">
            <text:p>18.22%</text:p>
          </table:table-cell>
          <table:table-cell office:value-type="float" office:value="700" calcext:value-type="float">
            <text:p>700</text:p>
          </table:table-cell>
          <table:table-cell office:value-type="float" office:value="159531" calcext:value-type="float">
            <text:p>15953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798" calcext:value-type="float">
            <text:p>7798</text:p>
          </table:table-cell>
          <table:table-cell table:style-name="ce1" office:value-type="percentage" office:value="0.00003" calcext:value-type="percentage">
            <text:p>0.00%</text:p>
          </table:table-cell>
          <table:table-cell office:value-type="float" office:value="400006950" calcext:value-type="float">
            <text:p>400006950</text:p>
          </table:table-cell>
          <table:table-cell table:style-name="ce1" office:value-type="percentage" office:value="0.05539" calcext:value-type="percentage">
            <text:p>5.54%</text:p>
          </table:table-cell>
          <table:table-cell office:value-type="float" office:value="65536" calcext:value-type="float">
            <text:p>65536</text:p>
          </table:table-cell>
          <table:table-cell office:value-type="float" office:value="2957" calcext:value-type="float">
            <text:p>2957</text:p>
          </table:table-cell>
          <table:table-cell table:style-name="ce1" office:value-type="percentage" office:value="0.000245" calcext:value-type="percentage">
            <text:p>0.02%</text:p>
          </table:table-cell>
          <table:table-cell office:value-type="float" office:value="150915648" calcext:value-type="float">
            <text:p>150915648</text:p>
          </table:table-cell>
          <table:table-cell table:style-name="ce1" office:value-type="percentage" office:value="0.108398" calcext:value-type="percentage">
            <text:p>10.84%</text:p>
          </table:table-cell>
          <table:table-cell/>
          <table:table-cell table:formula="of:=[.G18]/[.B18]" office:value-type="float" office:value="0.379199794819184" calcext:value-type="float">
            <text:p>0.3791997948</text:p>
          </table:table-cell>
          <table:table-cell table:formula="of:=[.I18]/[.D18]" office:value-type="float" office:value="0.377282564715438" calcext:value-type="float">
            <text:p>0.3772825647</text:p>
          </table:table-cell>
          <table:table-cell/>
          <table:table-cell office:value-type="float" office:value="324813110" calcext:value-type="float">
            <text:p>324813110</text:p>
          </table:table-cell>
          <table:table-cell office:value-type="percentage" office:value="0.044978" calcext:value-type="percentage">
            <text:p>4.50%</text:p>
          </table:table-cell>
          <table:table-cell office:value-type="float" office:value="800" calcext:value-type="float">
            <text:p>800</text:p>
          </table:table-cell>
          <table:table-cell office:value-type="float" office:value="218002" calcext:value-type="float">
            <text:p>218002</text:p>
          </table:table-cell>
          <table:table-cell/>
          <table:table-cell office:value-type="float" office:value="269083467" calcext:value-type="float">
            <text:p>269083467</text:p>
          </table:table-cell>
          <table:table-cell office:value-type="percentage" office:value="0.193274" calcext:value-type="percentage">
            <text:p>19.33%</text:p>
          </table:table-cell>
          <table:table-cell office:value-type="float" office:value="800" calcext:value-type="float">
            <text:p>800</text:p>
          </table:table-cell>
          <table:table-cell office:value-type="float" office:value="151327" calcext:value-type="float">
            <text:p>15132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983" calcext:value-type="float">
            <text:p>7983</text:p>
          </table:table-cell>
          <table:table-cell table:style-name="ce1" office:value-type="percentage" office:value="0.000031" calcext:value-type="percentage">
            <text:p>0.00%</text:p>
          </table:table-cell>
          <table:table-cell office:value-type="float" office:value="818201675" calcext:value-type="float">
            <text:p>818201675</text:p>
          </table:table-cell>
          <table:table-cell table:style-name="ce1" office:value-type="percentage" office:value="0.113298" calcext:value-type="percentage">
            <text:p>11.33%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23" calcext:value-type="float">
            <text:p>3323</text:p>
          </table:table-cell>
          <table:table-cell table:style-name="ce1" office:value-type="percentage" office:value="0.000276" calcext:value-type="percentage">
            <text:p>0.03%</text:p>
          </table:table-cell>
          <table:table-cell office:value-type="float" office:value="343152255" calcext:value-type="float">
            <text:p>343152255</text:p>
          </table:table-cell>
          <table:table-cell table:style-name="ce1" office:value-type="percentage" office:value="0.246476" calcext:value-type="percentage">
            <text:p>24.65%</text:p>
          </table:table-cell>
          <table:table-cell/>
          <table:table-cell table:formula="of:=[.G19]/[.B19]" office:value-type="float" office:value="0.416259551547037" calcext:value-type="float">
            <text:p>0.4162595515</text:p>
          </table:table-cell>
          <table:table-cell table:formula="of:=[.I19]/[.D19]" office:value-type="float" office:value="0.419398133106975" calcext:value-type="float">
            <text:p>0.4193981331</text:p>
          </table:table-cell>
          <table:table-cell/>
          <table:table-cell office:value-type="float" office:value="345797527" calcext:value-type="float">
            <text:p>345797527</text:p>
          </table:table-cell>
          <table:table-cell office:value-type="percentage" office:value="0.047883" calcext:value-type="percentage">
            <text:p>4.79%</text:p>
          </table:table-cell>
          <table:table-cell office:value-type="float" office:value="900" calcext:value-type="float">
            <text:p>900</text:p>
          </table:table-cell>
          <table:table-cell office:value-type="float" office:value="202814" calcext:value-type="float">
            <text:p>202814</text:p>
          </table:table-cell>
          <table:table-cell/>
          <table:table-cell office:value-type="float" office:value="283822541" calcext:value-type="float">
            <text:p>283822541</text:p>
          </table:table-cell>
          <table:table-cell office:value-type="percentage" office:value="0.203861" calcext:value-type="percentage">
            <text:p>20.39%</text:p>
          </table:table-cell>
          <table:table-cell office:value-type="float" office:value="900" calcext:value-type="float">
            <text:p>900</text:p>
          </table:table-cell>
          <table:table-cell office:value-type="float" office:value="143680" calcext:value-type="float">
            <text:p>1436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89" calcext:value-type="float">
            <text:p>168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283389819" calcext:value-type="float">
            <text:p>283389819</text:p>
          </table:table-cell>
          <table:table-cell table:style-name="ce1" office:value-type="percentage" office:value="0.039242" calcext:value-type="percentage">
            <text:p>3.92%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9" calcext:value-type="float">
            <text:p>819</text:p>
          </table:table-cell>
          <table:table-cell table:style-name="ce1" office:value-type="percentage" office:value="0.000068" calcext:value-type="percentage">
            <text:p>0.01%</text:p>
          </table:table-cell>
          <table:table-cell office:value-type="float" office:value="141318094" calcext:value-type="float">
            <text:p>141318094</text:p>
          </table:table-cell>
          <table:table-cell table:style-name="ce1" office:value-type="percentage" office:value="0.101504" calcext:value-type="percentage">
            <text:p>10.15%</text:p>
          </table:table-cell>
          <table:table-cell/>
          <table:table-cell table:formula="of:=[.G20]/[.B20]" office:value-type="float" office:value="0.484902309058615" calcext:value-type="float">
            <text:p>0.4849023091</text:p>
          </table:table-cell>
          <table:table-cell table:formula="of:=[.I20]/[.D20]" office:value-type="float" office:value="0.498670328026145" calcext:value-type="float">
            <text:p>0.498670328</text:p>
          </table:table-cell>
          <table:table-cell/>
          <table:table-cell office:value-type="float" office:value="365420562" calcext:value-type="float">
            <text:p>365420562</text:p>
          </table:table-cell>
          <table:table-cell office:value-type="percentage" office:value="0.050601" calcext:value-type="percentage">
            <text:p>5.06%</text:p>
          </table:table-cell>
          <table:table-cell office:value-type="float" office:value="1000" calcext:value-type="float">
            <text:p>1000</text:p>
          </table:table-cell>
          <table:table-cell office:value-type="float" office:value="187685" calcext:value-type="float">
            <text:p>187685</text:p>
          </table:table-cell>
          <table:table-cell/>
          <table:table-cell office:value-type="float" office:value="297836171" calcext:value-type="float">
            <text:p>297836171</text:p>
          </table:table-cell>
          <table:table-cell office:value-type="percentage" office:value="0.213927" calcext:value-type="percentage">
            <text:p>21.39%</text:p>
          </table:table-cell>
          <table:table-cell office:value-type="float" office:value="1000" calcext:value-type="float">
            <text:p>1000</text:p>
          </table:table-cell>
          <table:table-cell office:value-type="float" office:value="136909" calcext:value-type="float">
            <text:p>1369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72" calcext:value-type="float">
            <text:p>37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18403994" calcext:value-type="float">
            <text:p>118403994</text:p>
          </table:table-cell>
          <table:table-cell table:style-name="ce1" office:value-type="percentage" office:value="0.016396" calcext:value-type="percentage">
            <text:p>1.64%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4" calcext:value-type="float">
            <text:p>204</text:p>
          </table:table-cell>
          <table:table-cell table:style-name="ce1" office:value-type="percentage" office:value="0.000017" calcext:value-type="percentage">
            <text:p>0.00%</text:p>
          </table:table-cell>
          <table:table-cell office:value-type="float" office:value="65804002" calcext:value-type="float">
            <text:p>65804002</text:p>
          </table:table-cell>
          <table:table-cell table:style-name="ce1" office:value-type="percentage" office:value="0.047265" calcext:value-type="percentage">
            <text:p>4.73%</text:p>
          </table:table-cell>
          <table:table-cell/>
          <table:table-cell table:formula="of:=[.G21]/[.B21]" office:value-type="float" office:value="0.548387096774194" calcext:value-type="float">
            <text:p>0.5483870968</text:p>
          </table:table-cell>
          <table:table-cell table:formula="of:=[.I21]/[.D21]" office:value-type="float" office:value="0.555758296464222" calcext:value-type="float">
            <text:p>0.5557582965</text:p>
          </table:table-cell>
          <table:table-cell/>
          <table:table-cell office:value-type="float" office:value="515870648" calcext:value-type="float">
            <text:p>515870648</text:p>
          </table:table-cell>
          <table:table-cell office:value-type="percentage" office:value="0.071434" calcext:value-type="percentage">
            <text:p>7.14%</text:p>
          </table:table-cell>
          <table:table-cell office:value-type="float" office:value="2000" calcext:value-type="float">
            <text:p>2000</text:p>
          </table:table-cell>
          <table:table-cell office:value-type="float" office:value="134297" calcext:value-type="float">
            <text:p>134297</text:p>
          </table:table-cell>
          <table:table-cell/>
          <table:table-cell office:value-type="float" office:value="423364802" calcext:value-type="float">
            <text:p>423364802</text:p>
          </table:table-cell>
          <table:table-cell office:value-type="percentage" office:value="0.30409" calcext:value-type="percentage">
            <text:p>30.41%</text:p>
          </table:table-cell>
          <table:table-cell office:value-type="float" office:value="2000" calcext:value-type="float">
            <text:p>2000</text:p>
          </table:table-cell>
          <table:table-cell office:value-type="float" office:value="118769" calcext:value-type="float">
            <text:p>11876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41" calcext:value-type="float">
            <text:p>14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16932195" calcext:value-type="float">
            <text:p>116932195</text:p>
          </table:table-cell>
          <table:table-cell table:style-name="ce1" office:value-type="percentage" office:value="0.016192" calcext:value-type="percentage">
            <text:p>1.62%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4" calcext:value-type="float">
            <text:p>104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87604289" calcext:value-type="float">
            <text:p>87604289</text:p>
          </table:table-cell>
          <table:table-cell table:style-name="ce1" office:value-type="percentage" office:value="0.062923" calcext:value-type="percentage">
            <text:p>6.29%</text:p>
          </table:table-cell>
          <table:table-cell/>
          <table:table-cell table:formula="of:=[.G22]/[.B22]" office:value-type="float" office:value="0.737588652482269" calcext:value-type="float">
            <text:p>0.7375886525</text:p>
          </table:table-cell>
          <table:table-cell table:formula="of:=[.I22]/[.D22]" office:value-type="float" office:value="0.749188784149652" calcext:value-type="float">
            <text:p>0.7491887841</text:p>
          </table:table-cell>
          <table:table-cell/>
          <table:table-cell office:value-type="float" office:value="644475365" calcext:value-type="float">
            <text:p>644475365</text:p>
          </table:table-cell>
          <table:table-cell office:value-type="percentage" office:value="0.089242" calcext:value-type="percentage">
            <text:p>8.92%</text:p>
          </table:table-cell>
          <table:table-cell office:value-type="float" office:value="3000" calcext:value-type="float">
            <text:p>3000</text:p>
          </table:table-cell>
          <table:table-cell office:value-type="float" office:value="124632" calcext:value-type="float">
            <text:p>124632</text:p>
          </table:table-cell>
          <table:table-cell/>
          <table:table-cell office:value-type="float" office:value="534116222" calcext:value-type="float">
            <text:p>534116222</text:p>
          </table:table-cell>
          <table:table-cell office:value-type="percentage" office:value="0.383639" calcext:value-type="percentage">
            <text:p>38.36%</text:p>
          </table:table-cell>
          <table:table-cell office:value-type="float" office:value="3000" calcext:value-type="float">
            <text:p>3000</text:p>
          </table:table-cell>
          <table:table-cell office:value-type="float" office:value="103290" calcext:value-type="float">
            <text:p>10329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5" calcext:value-type="float">
            <text:p>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7297985" calcext:value-type="float">
            <text:p>27297985</text:p>
          </table:table-cell>
          <table:table-cell table:style-name="ce1" office:value-type="percentage" office:value="0.00378" calcext:value-type="percentage">
            <text:p>0.38%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" calcext:value-type="float">
            <text:p>2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2912155" calcext:value-type="float">
            <text:p>22912155</text:p>
          </table:table-cell>
          <table:table-cell table:style-name="ce1" office:value-type="percentage" office:value="0.016457" calcext:value-type="percentage">
            <text:p>1.65%</text:p>
          </table:table-cell>
          <table:table-cell/>
          <table:table-cell table:formula="of:=[.G23]/[.B23]" office:value-type="float" office:value="0.84" calcext:value-type="float">
            <text:p>0.84</text:p>
          </table:table-cell>
          <table:table-cell table:formula="of:=[.I23]/[.D23]" office:value-type="float" office:value="0.839335027841799" calcext:value-type="float">
            <text:p>0.8393350278</text:p>
          </table:table-cell>
          <table:table-cell/>
          <table:table-cell office:value-type="float" office:value="766417478" calcext:value-type="float">
            <text:p>766417478</text:p>
          </table:table-cell>
          <table:table-cell office:value-type="percentage" office:value="0.106127" calcext:value-type="percentage">
            <text:p>10.61%</text:p>
          </table:table-cell>
          <table:table-cell office:value-type="float" office:value="4000" calcext:value-type="float">
            <text:p>4000</text:p>
          </table:table-cell>
          <table:table-cell office:value-type="float" office:value="119397" calcext:value-type="float">
            <text:p>119397</text:p>
          </table:table-cell>
          <table:table-cell/>
          <table:table-cell office:value-type="float" office:value="626802111" calcext:value-type="float">
            <text:p>626802111</text:p>
          </table:table-cell>
          <table:table-cell office:value-type="percentage" office:value="0.450213" calcext:value-type="percentage">
            <text:p>45.02%</text:p>
          </table:table-cell>
          <table:table-cell office:value-type="float" office:value="4000" calcext:value-type="float">
            <text:p>4000</text:p>
          </table:table-cell>
          <table:table-cell office:value-type="float" office:value="79977" calcext:value-type="float">
            <text:p>79977</text:p>
          </table:table-cell>
        </table:table-row>
        <table:table-row table:style-name="ro1">
          <table:table-cell table:number-columns-repeated="14"/>
          <table:table-cell office:value-type="float" office:value="883078271" calcext:value-type="float">
            <text:p>883078271</text:p>
          </table:table-cell>
          <table:table-cell office:value-type="percentage" office:value="0.122282" calcext:value-type="percentage">
            <text:p>12.23%</text:p>
          </table:table-cell>
          <table:table-cell office:value-type="float" office:value="5000" calcext:value-type="float">
            <text:p>5000</text:p>
          </table:table-cell>
          <table:table-cell office:value-type="float" office:value="113040" calcext:value-type="float">
            <text:p>113040</text:p>
          </table:table-cell>
          <table:table-cell/>
          <table:table-cell office:value-type="float" office:value="694086432" calcext:value-type="float">
            <text:p>694086432</text:p>
          </table:table-cell>
          <table:table-cell office:value-type="percentage" office:value="0.498541" calcext:value-type="percentage">
            <text:p>49.85%</text:p>
          </table:table-cell>
          <table:table-cell office:value-type="float" office:value="5000" calcext:value-type="float">
            <text:p>5000</text:p>
          </table:table-cell>
          <table:table-cell office:value-type="float" office:value="60592" calcext:value-type="float">
            <text:p>60592</text:p>
          </table:table-cell>
        </table:table-row>
        <table:table-row table:style-name="ro1">
          <table:table-cell table:number-columns-repeated="14"/>
          <table:table-cell office:value-type="float" office:value="992552184" calcext:value-type="float">
            <text:p>992552184</text:p>
          </table:table-cell>
          <table:table-cell office:value-type="percentage" office:value="0.137441" calcext:value-type="percentage">
            <text:p>13.74%</text:p>
          </table:table-cell>
          <table:table-cell office:value-type="float" office:value="6000" calcext:value-type="float">
            <text:p>6000</text:p>
          </table:table-cell>
          <table:table-cell office:value-type="float" office:value="106212" calcext:value-type="float">
            <text:p>106212</text:p>
          </table:table-cell>
          <table:table-cell/>
          <table:table-cell office:value-type="float" office:value="750754884" calcext:value-type="float">
            <text:p>750754884</text:p>
          </table:table-cell>
          <table:table-cell office:value-type="percentage" office:value="0.539244" calcext:value-type="percentage">
            <text:p>53.92%</text:p>
          </table:table-cell>
          <table:table-cell office:value-type="float" office:value="6000" calcext:value-type="float">
            <text:p>6000</text:p>
          </table:table-cell>
          <table:table-cell office:value-type="float" office:value="51749" calcext:value-type="float">
            <text:p>51749</text:p>
          </table:table-cell>
        </table:table-row>
        <table:table-row table:style-name="ro1">
          <table:table-cell table:number-columns-repeated="14"/>
          <table:table-cell office:value-type="float" office:value="1095835470" calcext:value-type="float">
            <text:p>1095835470</text:p>
          </table:table-cell>
          <table:table-cell office:value-type="percentage" office:value="0.151742" calcext:value-type="percentage">
            <text:p>15.17%</text:p>
          </table:table-cell>
          <table:table-cell office:value-type="float" office:value="7000" calcext:value-type="float">
            <text:p>7000</text:p>
          </table:table-cell>
          <table:table-cell office:value-type="float" office:value="99842" calcext:value-type="float">
            <text:p>99842</text:p>
          </table:table-cell>
          <table:table-cell/>
          <table:table-cell office:value-type="float" office:value="796508197" calcext:value-type="float">
            <text:p>796508197</text:p>
          </table:table-cell>
          <table:table-cell office:value-type="percentage" office:value="0.572107" calcext:value-type="percentage">
            <text:p>57.21%</text:p>
          </table:table-cell>
          <table:table-cell office:value-type="float" office:value="7000" calcext:value-type="float">
            <text:p>7000</text:p>
          </table:table-cell>
          <table:table-cell office:value-type="float" office:value="38538" calcext:value-type="float">
            <text:p>38538</text:p>
          </table:table-cell>
        </table:table-row>
        <table:table-row table:style-name="ro1">
          <table:table-cell table:number-columns-repeated="14"/>
          <table:table-cell office:value-type="float" office:value="1191715097" calcext:value-type="float">
            <text:p>1191715097</text:p>
          </table:table-cell>
          <table:table-cell office:value-type="percentage" office:value="0.165019" calcext:value-type="percentage">
            <text:p>16.50%</text:p>
          </table:table-cell>
          <table:table-cell office:value-type="float" office:value="8000" calcext:value-type="float">
            <text:p>8000</text:p>
          </table:table-cell>
          <table:table-cell office:value-type="float" office:value="90686" calcext:value-type="float">
            <text:p>90686</text:p>
          </table:table-cell>
          <table:table-cell/>
          <table:table-cell office:value-type="float" office:value="828769668" calcext:value-type="float">
            <text:p>828769668</text:p>
          </table:table-cell>
          <table:table-cell office:value-type="percentage" office:value="0.59528" calcext:value-type="percentage">
            <text:p>59.53%</text:p>
          </table:table-cell>
          <table:table-cell office:value-type="float" office:value="8000" calcext:value-type="float">
            <text:p>8000</text:p>
          </table:table-cell>
          <table:table-cell office:value-type="float" office:value="27171" calcext:value-type="float">
            <text:p>27171</text:p>
          </table:table-cell>
        </table:table-row>
        <table:table-row table:style-name="ro1">
          <table:table-cell table:number-columns-repeated="14"/>
          <table:table-cell office:value-type="float" office:value="1276845339" calcext:value-type="float">
            <text:p>1276845339</text:p>
          </table:table-cell>
          <table:table-cell office:value-type="percentage" office:value="0.176807" calcext:value-type="percentage">
            <text:p>17.68%</text:p>
          </table:table-cell>
          <table:table-cell office:value-type="float" office:value="9000" calcext:value-type="float">
            <text:p>9000</text:p>
          </table:table-cell>
          <table:table-cell office:value-type="float" office:value="79919" calcext:value-type="float">
            <text:p>79919</text:p>
          </table:table-cell>
          <table:table-cell/>
          <table:table-cell office:value-type="float" office:value="850284450" calcext:value-type="float">
            <text:p>850284450</text:p>
          </table:table-cell>
          <table:table-cell office:value-type="percentage" office:value="0.610733" calcext:value-type="percentage">
            <text:p>61.07%</text:p>
          </table:table-cell>
          <table:table-cell office:value-type="float" office:value="9000" calcext:value-type="float">
            <text:p>9000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1">
          <table:table-cell table:number-columns-repeated="14"/>
          <table:table-cell office:value-type="float" office:value="1350312579" calcext:value-type="float">
            <text:p>1350312579</text:p>
          </table:table-cell>
          <table:table-cell office:value-type="percentage" office:value="0.18698" calcext:value-type="percentage">
            <text:p>18.70%</text:p>
          </table:table-cell>
          <table:table-cell office:value-type="float" office:value="10000" calcext:value-type="float">
            <text:p>10000</text:p>
          </table:table-cell>
          <table:table-cell office:value-type="float" office:value="66888" calcext:value-type="float">
            <text:p>66888</text:p>
          </table:table-cell>
          <table:table-cell/>
          <table:table-cell office:value-type="float" office:value="864849181" calcext:value-type="float">
            <text:p>864849181</text:p>
          </table:table-cell>
          <table:table-cell office:value-type="percentage" office:value="0.621195" calcext:value-type="percentage">
            <text:p>62.12%</text:p>
          </table:table-cell>
          <table:table-cell office:value-type="float" office:value="10000" calcext:value-type="float">
            <text:p>10000</text:p>
          </table:table-cell>
          <table:table-cell office:value-type="float" office:value="13327" calcext:value-type="float">
            <text:p>13327</text:p>
          </table:table-cell>
        </table:table-row>
        <table:table-row table:style-name="ro1">
          <table:table-cell table:number-columns-repeated="14"/>
          <table:table-cell office:value-type="float" office:value="1821280459" calcext:value-type="float">
            <text:p>1821280459</text:p>
          </table:table-cell>
          <table:table-cell office:value-type="percentage" office:value="0.252196" calcext:value-type="percentage">
            <text:p>25.22%</text:p>
          </table:table-cell>
          <table:table-cell office:value-type="float" office:value="20000" calcext:value-type="float">
            <text:p>20000</text:p>
          </table:table-cell>
          <table:table-cell office:value-type="float" office:value="24462" calcext:value-type="float">
            <text:p>24462</text:p>
          </table:table-cell>
          <table:table-cell/>
          <table:table-cell office:value-type="float" office:value="955623070" calcext:value-type="float">
            <text:p>955623070</text:p>
          </table:table-cell>
          <table:table-cell office:value-type="percentage" office:value="0.686395" calcext:value-type="percentage">
            <text:p>68.64%</text:p>
          </table:table-cell>
          <table:table-cell office:value-type="float" office:value="20000" calcext:value-type="float">
            <text:p>20000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string" calcext:value-type="string">
            <text:p>Lyrata-1-Q15-K</text:p>
          </table:table-cell>
          <table:table-cell table:number-columns-repeated="4"/>
          <table:table-cell office:value-type="string" calcext:value-type="string">
            <text:p>Lyrata-1-Q15-S</text:p>
          </table:table-cell>
          <table:table-cell table:number-columns-repeated="8"/>
          <table:table-cell office:value-type="float" office:value="1963634020" calcext:value-type="float">
            <text:p>1963634020</text:p>
          </table:table-cell>
          <table:table-cell office:value-type="percentage" office:value="0.271908" calcext:value-type="percentage">
            <text:p>27.19%</text:p>
          </table:table-cell>
          <table:table-cell office:value-type="float" office:value="30000" calcext:value-type="float">
            <text:p>30000</text:p>
          </table:table-cell>
          <table:table-cell office:value-type="float" office:value="11075" calcext:value-type="float">
            <text:p>11075</text:p>
          </table:table-cell>
          <table:table-cell/>
          <table:table-cell office:value-type="float" office:value="1000990395" calcext:value-type="float">
            <text:p>1000990395</text:p>
          </table:table-cell>
          <table:table-cell office:value-type="percentage" office:value="0.718981" calcext:value-type="percentage">
            <text:p>71.90%</text:p>
          </table:table-cell>
          <table:table-cell office:value-type="float" office:value="30000" calcext:value-type="float">
            <text:p>30000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84512" calcext:value-type="float">
            <text:p>102684512</text:p>
          </table:table-cell>
          <table:table-cell table:style-name="ce1" office:value-type="percentage" office:value="0.453069" calcext:value-type="percentage">
            <text:p>45.31%</text:p>
          </table:table-cell>
          <table:table-cell office:value-type="float" office:value="102684512" calcext:value-type="float">
            <text:p>102684512</text:p>
          </table:table-cell>
          <table:table-cell table:style-name="ce1" office:value-type="percentage" office:value="0.014503" calcext:value-type="percentage">
            <text:p>1.45%</text:p>
          </table:table-cell>
          <table:table-cell office:value-type="float" office:value="1" calcext:value-type="float">
            <text:p>1</text:p>
          </table:table-cell>
          <table:table-cell office:value-type="float" office:value="3707685" calcext:value-type="float">
            <text:p>3707685</text:p>
          </table:table-cell>
          <table:table-cell table:style-name="ce1" office:value-type="percentage" office:value="0.346989" calcext:value-type="percentage">
            <text:p>34.70%</text:p>
          </table:table-cell>
          <table:table-cell office:value-type="float" office:value="3707685" calcext:value-type="float">
            <text:p>3707685</text:p>
          </table:table-cell>
          <table:table-cell table:style-name="ce1" office:value-type="percentage" office:value="0.002824" calcext:value-type="percentage">
            <text:p>0.28%</text:p>
          </table:table-cell>
          <table:table-cell/>
          <table:table-cell table:formula="of:=[.G32]/[.B32]" office:value-type="float" office:value="0.0361075387883228" calcext:value-type="float">
            <text:p>0.0361075388</text:p>
          </table:table-cell>
          <table:table-cell table:formula="of:=[.I32]/[.D32]" office:value-type="float" office:value="0.0361075387883228" calcext:value-type="float">
            <text:p>0.0361075388</text:p>
          </table:table-cell>
          <table:table-cell/>
          <table:table-cell office:value-type="float" office:value="2064431782" calcext:value-type="float">
            <text:p>2064431782</text:p>
          </table:table-cell>
          <table:table-cell office:value-type="percentage" office:value="0.285866" calcext:value-type="percentage">
            <text:p>28.59%</text:p>
          </table:table-cell>
          <table:table-cell office:value-type="float" office:value="40000" calcext:value-type="float">
            <text:p>40000</text:p>
          </table:table-cell>
          <table:table-cell office:value-type="float" office:value="9293" calcext:value-type="float">
            <text:p>9293</text:p>
          </table:table-cell>
          <table:table-cell/>
          <table:table-cell office:value-type="float" office:value="1032594789" calcext:value-type="float">
            <text:p>1032594789</text:p>
          </table:table-cell>
          <table:table-cell office:value-type="percentage" office:value="0.741681" calcext:value-type="percentage">
            <text:p>74.17%</text:p>
          </table:table-cell>
          <table:table-cell office:value-type="float" office:value="40000" calcext:value-type="float">
            <text:p>40000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11669" calcext:value-type="float">
            <text:p>9511669</text:p>
          </table:table-cell>
          <table:table-cell table:style-name="ce1" office:value-type="percentage" office:value="0.041968" calcext:value-type="percentage">
            <text:p>4.20%</text:p>
          </table:table-cell>
          <table:table-cell office:value-type="float" office:value="19023338" calcext:value-type="float">
            <text:p>19023338</text:p>
          </table:table-cell>
          <table:table-cell table:style-name="ce1" office:value-type="percentage" office:value="0.002687" calcext:value-type="percentage">
            <text:p>0.27%</text:p>
          </table:table-cell>
          <table:table-cell office:value-type="float" office:value="2" calcext:value-type="float">
            <text:p>2</text:p>
          </table:table-cell>
          <table:table-cell office:value-type="float" office:value="375217" calcext:value-type="float">
            <text:p>375217</text:p>
          </table:table-cell>
          <table:table-cell table:style-name="ce1" office:value-type="percentage" office:value="0.035115" calcext:value-type="percentage">
            <text:p>3.51%</text:p>
          </table:table-cell>
          <table:table-cell office:value-type="float" office:value="750434" calcext:value-type="float">
            <text:p>750434</text:p>
          </table:table-cell>
          <table:table-cell table:style-name="ce1" office:value-type="percentage" office:value="0.000572" calcext:value-type="percentage">
            <text:p>0.06%</text:p>
          </table:table-cell>
          <table:table-cell/>
          <table:table-cell table:formula="of:=[.G33]/[.B33]" office:value-type="float" office:value="0.0394480716265463" calcext:value-type="float">
            <text:p>0.0394480716</text:p>
          </table:table-cell>
          <table:table-cell table:formula="of:=[.I33]/[.D33]" office:value-type="float" office:value="0.0394480716265463" calcext:value-type="float">
            <text:p>0.0394480716</text:p>
          </table:table-cell>
          <table:table-cell/>
          <table:table-cell office:value-type="float" office:value="2148092340" calcext:value-type="float">
            <text:p>2148092340</text:p>
          </table:table-cell>
          <table:table-cell office:value-type="percentage" office:value="0.297451" calcext:value-type="percentage">
            <text:p>29.75%</text:p>
          </table:table-cell>
          <table:table-cell office:value-type="float" office:value="50000" calcext:value-type="float">
            <text:p>50000</text:p>
          </table:table-cell>
          <table:table-cell office:value-type="float" office:value="7356" calcext:value-type="float">
            <text:p>7356</text:p>
          </table:table-cell>
          <table:table-cell/>
          <table:table-cell office:value-type="float" office:value="1055212219" calcext:value-type="float">
            <text:p>1055212219</text:p>
          </table:table-cell>
          <table:table-cell office:value-type="percentage" office:value="0.757927" calcext:value-type="percentage">
            <text:p>75.79%</text:p>
          </table:table-cell>
          <table:table-cell office:value-type="float" office:value="50000" calcext:value-type="float">
            <text:p>50000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63163" calcext:value-type="float">
            <text:p>4463163</text:p>
          </table:table-cell>
          <table:table-cell table:style-name="ce1" office:value-type="percentage" office:value="0.019693" calcext:value-type="percentage">
            <text:p>1.97%</text:p>
          </table:table-cell>
          <table:table-cell office:value-type="float" office:value="15022826" calcext:value-type="float">
            <text:p>15022826</text:p>
          </table:table-cell>
          <table:table-cell table:style-name="ce1" office:value-type="percentage" office:value="0.002122" calcext:value-type="percentage">
            <text:p>0.21%</text:p>
          </table:table-cell>
          <table:table-cell office:value-type="float" office:value="4" calcext:value-type="float">
            <text:p>4</text:p>
          </table:table-cell>
          <table:table-cell office:value-type="float" office:value="204541" calcext:value-type="float">
            <text:p>204541</text:p>
          </table:table-cell>
          <table:table-cell table:style-name="ce1" office:value-type="percentage" office:value="0.019142" calcext:value-type="percentage">
            <text:p>1.91%</text:p>
          </table:table-cell>
          <table:table-cell office:value-type="float" office:value="693362" calcext:value-type="float">
            <text:p>693362</text:p>
          </table:table-cell>
          <table:table-cell table:style-name="ce1" office:value-type="percentage" office:value="0.000528" calcext:value-type="percentage">
            <text:p>0.05%</text:p>
          </table:table-cell>
          <table:table-cell/>
          <table:table-cell table:formula="of:=[.G34]/[.B34]" office:value-type="float" office:value="0.0458287093704622" calcext:value-type="float">
            <text:p>0.0458287094</text:p>
          </table:table-cell>
          <table:table-cell table:formula="of:=[.I34]/[.D34]" office:value-type="float" office:value="0.0461538994061437" calcext:value-type="float">
            <text:p>0.0461538994</text:p>
          </table:table-cell>
          <table:table-cell/>
          <table:table-cell office:value-type="float" office:value="2212057486" calcext:value-type="float">
            <text:p>2212057486</text:p>
          </table:table-cell>
          <table:table-cell office:value-type="percentage" office:value="0.306308" calcext:value-type="percentage">
            <text:p>30.63%</text:p>
          </table:table-cell>
          <table:table-cell office:value-type="float" office:value="60000" calcext:value-type="float">
            <text:p>60000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float" office:value="1071929652" calcext:value-type="float">
            <text:p>1071929652</text:p>
          </table:table-cell>
          <table:table-cell office:value-type="percentage" office:value="0.769934" calcext:value-type="percentage">
            <text:p>76.99%</text:p>
          </table:table-cell>
          <table:table-cell office:value-type="float" office:value="60000" calcext:value-type="float">
            <text:p>6000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27478" calcext:value-type="float">
            <text:p>5527478</text:p>
          </table:table-cell>
          <table:table-cell table:style-name="ce1" office:value-type="percentage" office:value="0.024389" calcext:value-type="percentage">
            <text:p>2.44%</text:p>
          </table:table-cell>
          <table:table-cell office:value-type="float" office:value="36198891" calcext:value-type="float">
            <text:p>36198891</text:p>
          </table:table-cell>
          <table:table-cell table:style-name="ce1" office:value-type="percentage" office:value="0.005113" calcext:value-type="percentage">
            <text:p>0.51%</text:p>
          </table:table-cell>
          <table:table-cell office:value-type="float" office:value="8" calcext:value-type="float">
            <text:p>8</text:p>
          </table:table-cell>
          <table:table-cell office:value-type="float" office:value="291590" calcext:value-type="float">
            <text:p>291590</text:p>
          </table:table-cell>
          <table:table-cell table:style-name="ce1" office:value-type="percentage" office:value="0.027289" calcext:value-type="percentage">
            <text:p>2.73%</text:p>
          </table:table-cell>
          <table:table-cell office:value-type="float" office:value="1914614" calcext:value-type="float">
            <text:p>1914614</text:p>
          </table:table-cell>
          <table:table-cell table:style-name="ce1" office:value-type="percentage" office:value="0.001458" calcext:value-type="percentage">
            <text:p>0.15%</text:p>
          </table:table-cell>
          <table:table-cell/>
          <table:table-cell table:formula="of:=[.G35]/[.B35]" office:value-type="float" office:value="0.0527528105946329" calcext:value-type="float">
            <text:p>0.0527528106</text:p>
          </table:table-cell>
          <table:table-cell table:formula="of:=[.I35]/[.D35]" office:value-type="float" office:value="0.052891509853161" calcext:value-type="float">
            <text:p>0.0528915099</text:p>
          </table:table-cell>
          <table:table-cell/>
          <table:table-cell office:value-type="float" office:value="2263409174" calcext:value-type="float">
            <text:p>2263409174</text:p>
          </table:table-cell>
          <table:table-cell office:value-type="percentage" office:value="0.313419" calcext:value-type="percentage">
            <text:p>31.34%</text:p>
          </table:table-cell>
          <table:table-cell office:value-type="float" office:value="70000" calcext:value-type="float">
            <text:p>70000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float" office:value="1085282770" calcext:value-type="float">
            <text:p>1085282770</text:p>
          </table:table-cell>
          <table:table-cell office:value-type="percentage" office:value="0.779525" calcext:value-type="percentage">
            <text:p>77.95%</text:p>
          </table:table-cell>
          <table:table-cell office:value-type="float" office:value="70000" calcext:value-type="float">
            <text:p>7000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34210" calcext:value-type="float">
            <text:p>18734210</text:p>
          </table:table-cell>
          <table:table-cell table:style-name="ce1" office:value-type="percentage" office:value="0.08266" calcext:value-type="percentage">
            <text:p>8.27%</text:p>
          </table:table-cell>
          <table:table-cell office:value-type="float" office:value="242407372" calcext:value-type="float">
            <text:p>242407372</text:p>
          </table:table-cell>
          <table:table-cell table:style-name="ce1" office:value-type="percentage" office:value="0.034238" calcext:value-type="percentage">
            <text:p>3.42%</text:p>
          </table:table-cell>
          <table:table-cell office:value-type="float" office:value="16" calcext:value-type="float">
            <text:p>16</text:p>
          </table:table-cell>
          <table:table-cell office:value-type="float" office:value="1016111" calcext:value-type="float">
            <text:p>1016111</text:p>
          </table:table-cell>
          <table:table-cell table:style-name="ce1" office:value-type="percentage" office:value="0.095094" calcext:value-type="percentage">
            <text:p>9.51%</text:p>
          </table:table-cell>
          <table:table-cell office:value-type="float" office:value="13155981" calcext:value-type="float">
            <text:p>13155981</text:p>
          </table:table-cell>
          <table:table-cell table:style-name="ce1" office:value-type="percentage" office:value="0.01002" calcext:value-type="percentage">
            <text:p>1.00%</text:p>
          </table:table-cell>
          <table:table-cell/>
          <table:table-cell table:formula="of:=[.G36]/[.B36]" office:value-type="float" office:value="0.054238262515473" calcext:value-type="float">
            <text:p>0.0542382625</text:p>
          </table:table-cell>
          <table:table-cell table:formula="of:=[.I36]/[.D36]" office:value-type="float" office:value="0.0542721984544265" calcext:value-type="float">
            <text:p>0.0542721985</text:p>
          </table:table-cell>
          <table:table-cell/>
          <table:table-cell office:value-type="float" office:value="2308166087" calcext:value-type="float">
            <text:p>2308166087</text:p>
          </table:table-cell>
          <table:table-cell office:value-type="percentage" office:value="0.319616" calcext:value-type="percentage">
            <text:p>31.96%</text:p>
          </table:table-cell>
          <table:table-cell office:value-type="float" office:value="80000" calcext:value-type="float">
            <text:p>80000</text:p>
          </table:table-cell>
          <table:table-cell office:value-type="float" office:value="4266" calcext:value-type="float">
            <text:p>4266</text:p>
          </table:table-cell>
          <table:table-cell/>
          <table:table-cell office:value-type="float" office:value="1096243283" calcext:value-type="float">
            <text:p>1096243283</text:p>
          </table:table-cell>
          <table:table-cell office:value-type="percentage" office:value="0.787398" calcext:value-type="percentage">
            <text:p>78.74%</text:p>
          </table:table-cell>
          <table:table-cell office:value-type="float" office:value="80000" calcext:value-type="float">
            <text:p>8000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309298" calcext:value-type="float">
            <text:p>47309298</text:p>
          </table:table-cell>
          <table:table-cell table:style-name="ce1" office:value-type="percentage" office:value="0.20874" calcext:value-type="percentage">
            <text:p>20.87%</text:p>
          </table:table-cell>
          <table:table-cell office:value-type="float" office:value="1128765738" calcext:value-type="float">
            <text:p>1128765738</text:p>
          </table:table-cell>
          <table:table-cell table:style-name="ce1" office:value-type="percentage" office:value="0.159427" calcext:value-type="percentage">
            <text:p>15.94%</text:p>
          </table:table-cell>
          <table:table-cell office:value-type="float" office:value="32" calcext:value-type="float">
            <text:p>32</text:p>
          </table:table-cell>
          <table:table-cell office:value-type="float" office:value="2618113" calcext:value-type="float">
            <text:p>2618113</text:p>
          </table:table-cell>
          <table:table-cell table:style-name="ce1" office:value-type="percentage" office:value="0.24502" calcext:value-type="percentage">
            <text:p>24.50%</text:p>
          </table:table-cell>
          <table:table-cell office:value-type="float" office:value="62566692" calcext:value-type="float">
            <text:p>62566692</text:p>
          </table:table-cell>
          <table:table-cell table:style-name="ce1" office:value-type="percentage" office:value="0.047653" calcext:value-type="percentage">
            <text:p>4.77%</text:p>
          </table:table-cell>
          <table:table-cell/>
          <table:table-cell table:formula="of:=[.G37]/[.B37]" office:value-type="float" office:value="0.0553403476838739" calcext:value-type="float">
            <text:p>0.0553403477</text:p>
          </table:table-cell>
          <table:table-cell table:formula="of:=[.I37]/[.D37]" office:value-type="float" office:value="0.0554292975891159" calcext:value-type="float">
            <text:p>0.0554292976</text:p>
          </table:table-cell>
          <table:table-cell/>
          <table:table-cell office:value-type="float" office:value="2349113658" calcext:value-type="float">
            <text:p>2349113658</text:p>
          </table:table-cell>
          <table:table-cell office:value-type="percentage" office:value="0.325286" calcext:value-type="percentage">
            <text:p>32.53%</text:p>
          </table:table-cell>
          <table:table-cell office:value-type="float" office:value="90000" calcext:value-type="float">
            <text:p>90000</text:p>
          </table:table-cell>
          <table:table-cell office:value-type="float" office:value="3930" calcext:value-type="float">
            <text:p>3930</text:p>
          </table:table-cell>
          <table:table-cell/>
          <table:table-cell office:value-type="float" office:value="1105291821" calcext:value-type="float">
            <text:p>1105291821</text:p>
          </table:table-cell>
          <table:table-cell office:value-type="percentage" office:value="0.793897" calcext:value-type="percentage">
            <text:p>79.39%</text:p>
          </table:table-cell>
          <table:table-cell office:value-type="float" office:value="90000" calcext:value-type="float">
            <text:p>9000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374925" calcext:value-type="float">
            <text:p>23374925</text:p>
          </table:table-cell>
          <table:table-cell table:style-name="ce1" office:value-type="percentage" office:value="0.103136" calcext:value-type="percentage">
            <text:p>10.31%</text:p>
          </table:table-cell>
          <table:table-cell office:value-type="float" office:value="1015299575" calcext:value-type="float">
            <text:p>1015299575</text:p>
          </table:table-cell>
          <table:table-cell table:style-name="ce1" office:value-type="percentage" office:value="0.143401" calcext:value-type="percentage">
            <text:p>14.34%</text:p>
          </table:table-cell>
          <table:table-cell office:value-type="float" office:value="64" calcext:value-type="float">
            <text:p>64</text:p>
          </table:table-cell>
          <table:table-cell office:value-type="float" office:value="1372921" calcext:value-type="float">
            <text:p>1372921</text:p>
          </table:table-cell>
          <table:table-cell table:style-name="ce1" office:value-type="percentage" office:value="0.128487" calcext:value-type="percentage">
            <text:p>12.85%</text:p>
          </table:table-cell>
          <table:table-cell office:value-type="float" office:value="59987934" calcext:value-type="float">
            <text:p>59987934</text:p>
          </table:table-cell>
          <table:table-cell table:style-name="ce1" office:value-type="percentage" office:value="0.045689" calcext:value-type="percentage">
            <text:p>4.57%</text:p>
          </table:table-cell>
          <table:table-cell/>
          <table:table-cell table:formula="of:=[.G38]/[.B38]" office:value-type="float" office:value="0.0587347766891231" calcext:value-type="float">
            <text:p>0.0587347767</text:p>
          </table:table-cell>
          <table:table-cell table:formula="of:=[.I38]/[.D38]" office:value-type="float" office:value="0.0590839743038403" calcext:value-type="float">
            <text:p>0.0590839743</text:p>
          </table:table-cell>
          <table:table-cell/>
          <table:table-cell office:value-type="float" office:value="2386930820" calcext:value-type="float">
            <text:p>2386930820</text:p>
          </table:table-cell>
          <table:table-cell office:value-type="percentage" office:value="0.330523" calcext:value-type="percentage">
            <text:p>33.0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27" calcext:value-type="float">
            <text:p>3627</text:p>
          </table:table-cell>
          <table:table-cell/>
          <table:table-cell office:value-type="float" office:value="1112763237" calcext:value-type="float">
            <text:p>1112763237</text:p>
          </table:table-cell>
          <table:table-cell office:value-type="percentage" office:value="0.799264" calcext:value-type="percentage">
            <text:p>79.9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079951" calcext:value-type="float">
            <text:p>12079951</text:p>
          </table:table-cell>
          <table:table-cell table:style-name="ce1" office:value-type="percentage" office:value="0.0533" calcext:value-type="percentage">
            <text:p>5.33%</text:p>
          </table:table-cell>
          <table:table-cell office:value-type="float" office:value="1082871098" calcext:value-type="float">
            <text:p>1082871098</text:p>
          </table:table-cell>
          <table:table-cell table:style-name="ce1" office:value-type="percentage" office:value="0.152944" calcext:value-type="percentage">
            <text:p>15.29%</text:p>
          </table:table-cell>
          <table:table-cell office:value-type="float" office:value="128" calcext:value-type="float">
            <text:p>128</text:p>
          </table:table-cell>
          <table:table-cell office:value-type="float" office:value="786521" calcext:value-type="float">
            <text:p>786521</text:p>
          </table:table-cell>
          <table:table-cell table:style-name="ce1" office:value-type="percentage" office:value="0.073608" calcext:value-type="percentage">
            <text:p>7.36%</text:p>
          </table:table-cell>
          <table:table-cell office:value-type="float" office:value="70920343" calcext:value-type="float">
            <text:p>70920343</text:p>
          </table:table-cell>
          <table:table-cell table:style-name="ce1" office:value-type="percentage" office:value="0.054016" calcext:value-type="percentage">
            <text:p>5.40%</text:p>
          </table:table-cell>
          <table:table-cell/>
          <table:table-cell table:formula="of:=[.G39]/[.B39]" office:value-type="float" office:value="0.0651096184082204" calcext:value-type="float">
            <text:p>0.0651096184</text:p>
          </table:table-cell>
          <table:table-cell table:formula="of:=[.I39]/[.D39]" office:value-type="float" office:value="0.0654928764199042" calcext:value-type="float">
            <text:p>0.0654928764</text:p>
          </table:table-cell>
          <table:table-cell/>
          <table:table-cell office:value-type="float" office:value="2636859544" calcext:value-type="float">
            <text:p>2636859544</text:p>
          </table:table-cell>
          <table:table-cell office:value-type="percentage" office:value="0.365131" calcext:value-type="percentage">
            <text:p>36.5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27" calcext:value-type="float">
            <text:p>1727</text:p>
          </table:table-cell>
          <table:table-cell/>
          <table:table-cell office:value-type="float" office:value="1148905231" calcext:value-type="float">
            <text:p>1148905231</text:p>
          </table:table-cell>
          <table:table-cell office:value-type="percentage" office:value="0.825223" calcext:value-type="percentage">
            <text:p>82.5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12587" calcext:value-type="float">
            <text:p>1912587</text:p>
          </table:table-cell>
          <table:table-cell table:style-name="ce1" office:value-type="percentage" office:value="0.008439" calcext:value-type="percentage">
            <text:p>0.84%</text:p>
          </table:table-cell>
          <table:table-cell office:value-type="float" office:value="305355034" calcext:value-type="float">
            <text:p>305355034</text:p>
          </table:table-cell>
          <table:table-cell table:style-name="ce1" office:value-type="percentage" office:value="0.043128" calcext:value-type="percentage">
            <text:p>4.31%</text:p>
          </table:table-cell>
          <table:table-cell office:value-type="float" office:value="256" calcext:value-type="float">
            <text:p>256</text:p>
          </table:table-cell>
          <table:table-cell office:value-type="float" office:value="152782" calcext:value-type="float">
            <text:p>152782</text:p>
          </table:table-cell>
          <table:table-cell table:style-name="ce1" office:value-type="percentage" office:value="0.014298" calcext:value-type="percentage">
            <text:p>1.43%</text:p>
          </table:table-cell>
          <table:table-cell office:value-type="float" office:value="24997541" calcext:value-type="float">
            <text:p>24997541</text:p>
          </table:table-cell>
          <table:table-cell table:style-name="ce1" office:value-type="percentage" office:value="0.019039" calcext:value-type="percentage">
            <text:p>1.90%</text:p>
          </table:table-cell>
          <table:table-cell/>
          <table:table-cell table:formula="of:=[.G40]/[.B40]" office:value-type="float" office:value="0.0798823792068021" calcext:value-type="float">
            <text:p>0.0798823792</text:p>
          </table:table-cell>
          <table:table-cell table:formula="of:=[.I40]/[.D40]" office:value-type="float" office:value="0.0818638575318198" calcext:value-type="float">
            <text:p>0.0818638575</text:p>
          </table:table-cell>
          <table:table-cell/>
          <table:table-cell office:value-type="float" office:value="2778529171" calcext:value-type="float">
            <text:p>2778529171</text:p>
          </table:table-cell>
          <table:table-cell office:value-type="percentage" office:value="0.384748" calcext:value-type="percentage">
            <text:p>38.4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1164678099" calcext:value-type="float">
            <text:p>1164678099</text:p>
          </table:table-cell>
          <table:table-cell office:value-type="percentage" office:value="0.836553" calcext:value-type="percentage">
            <text:p>83.6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9952" calcext:value-type="float">
            <text:p>439952</text:p>
          </table:table-cell>
          <table:table-cell table:style-name="ce1" office:value-type="percentage" office:value="0.001941" calcext:value-type="percentage">
            <text:p>0.19%</text:p>
          </table:table-cell>
          <table:table-cell office:value-type="float" office:value="157075393" calcext:value-type="float">
            <text:p>157075393</text:p>
          </table:table-cell>
          <table:table-cell table:style-name="ce1" office:value-type="percentage" office:value="0.022185" calcext:value-type="percentage">
            <text:p>2.22%</text:p>
          </table:table-cell>
          <table:table-cell office:value-type="float" office:value="512" calcext:value-type="float">
            <text:p>512</text:p>
          </table:table-cell>
          <table:table-cell office:value-type="float" office:value="50415" calcext:value-type="float">
            <text:p>50415</text:p>
          </table:table-cell>
          <table:table-cell table:style-name="ce1" office:value-type="percentage" office:value="0.004718" calcext:value-type="percentage">
            <text:p>0.47%</text:p>
          </table:table-cell>
          <table:table-cell office:value-type="float" office:value="18186935" calcext:value-type="float">
            <text:p>18186935</text:p>
          </table:table-cell>
          <table:table-cell table:style-name="ce1" office:value-type="percentage" office:value="0.013852" calcext:value-type="percentage">
            <text:p>1.39%</text:p>
          </table:table-cell>
          <table:table-cell/>
          <table:table-cell table:formula="of:=[.G41]/[.B41]" office:value-type="float" office:value="0.114592046405062" calcext:value-type="float">
            <text:p>0.1145920464</text:p>
          </table:table-cell>
          <table:table-cell table:formula="of:=[.I41]/[.D41]" office:value-type="float" office:value="0.115784749301885" calcext:value-type="float">
            <text:p>0.1157847493</text:p>
          </table:table-cell>
          <table:table-cell/>
          <table:table-cell office:value-type="float" office:value="2880378930" calcext:value-type="float">
            <text:p>2880378930</text:p>
          </table:table-cell>
          <table:table-cell office:value-type="percentage" office:value="0.398852" calcext:value-type="percentage">
            <text:p>39.8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1177386916" calcext:value-type="float">
            <text:p>1177386916</text:p>
          </table:table-cell>
          <table:table-cell office:value-type="percentage" office:value="0.845681" calcext:value-type="percentage">
            <text:p>84.57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941" calcext:value-type="float">
            <text:p>262941</text:p>
          </table:table-cell>
          <table:table-cell table:style-name="ce1" office:value-type="percentage" office:value="0.00116" calcext:value-type="percentage">
            <text:p>0.12%</text:p>
          </table:table-cell>
          <table:table-cell office:value-type="float" office:value="189949515" calcext:value-type="float">
            <text:p>189949515</text:p>
          </table:table-cell>
          <table:table-cell table:style-name="ce1" office:value-type="percentage" office:value="0.026828" calcext:value-type="percentage">
            <text:p>2.68%</text:p>
          </table:table-cell>
          <table:table-cell office:value-type="float" office:value="1024" calcext:value-type="float">
            <text:p>1024</text:p>
          </table:table-cell>
          <table:table-cell office:value-type="float" office:value="36192" calcext:value-type="float">
            <text:p>36192</text:p>
          </table:table-cell>
          <table:table-cell table:style-name="ce1" office:value-type="percentage" office:value="0.003387" calcext:value-type="percentage">
            <text:p>0.34%</text:p>
          </table:table-cell>
          <table:table-cell office:value-type="float" office:value="26388625" calcext:value-type="float">
            <text:p>26388625</text:p>
          </table:table-cell>
          <table:table-cell table:style-name="ce1" office:value-type="percentage" office:value="0.020099" calcext:value-type="percentage">
            <text:p>2.01%</text:p>
          </table:table-cell>
          <table:table-cell/>
          <table:table-cell table:formula="of:=[.G42]/[.B42]" office:value-type="float" office:value="0.137643045398017" calcext:value-type="float">
            <text:p>0.1376430454</text:p>
          </table:table-cell>
          <table:table-cell table:formula="of:=[.I42]/[.D42]" office:value-type="float" office:value="0.138924413679077" calcext:value-type="float">
            <text:p>0.1389244137</text:p>
          </table:table-cell>
          <table:table-cell/>
          <table:table-cell office:value-type="float" office:value="2956271518" calcext:value-type="float">
            <text:p>2956271518</text:p>
          </table:table-cell>
          <table:table-cell office:value-type="percentage" office:value="0.409361" calcext:value-type="percentage">
            <text:p>40.9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188679540" calcext:value-type="float">
            <text:p>1188679540</text:p>
          </table:table-cell>
          <table:table-cell office:value-type="percentage" office:value="0.853792" calcext:value-type="percentage">
            <text:p>85.3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727" calcext:value-type="float">
            <text:p>171727</text:p>
          </table:table-cell>
          <table:table-cell table:style-name="ce1" office:value-type="percentage" office:value="0.000758" calcext:value-type="percentage">
            <text:p>0.08%</text:p>
          </table:table-cell>
          <table:table-cell office:value-type="float" office:value="241398341" calcext:value-type="float">
            <text:p>241398341</text:p>
          </table:table-cell>
          <table:table-cell table:style-name="ce1" office:value-type="percentage" office:value="0.034095" calcext:value-type="percentage">
            <text:p>3.41%</text:p>
          </table:table-cell>
          <table:table-cell office:value-type="float" office:value="2048" calcext:value-type="float">
            <text:p>2048</text:p>
          </table:table-cell>
          <table:table-cell office:value-type="float" office:value="28463" calcext:value-type="float">
            <text:p>28463</text:p>
          </table:table-cell>
          <table:table-cell table:style-name="ce1" office:value-type="percentage" office:value="0.002664" calcext:value-type="percentage">
            <text:p>0.27%</text:p>
          </table:table-cell>
          <table:table-cell office:value-type="float" office:value="40738205" calcext:value-type="float">
            <text:p>40738205</text:p>
          </table:table-cell>
          <table:table-cell table:style-name="ce1" office:value-type="percentage" office:value="0.031028" calcext:value-type="percentage">
            <text:p>3.10%</text:p>
          </table:table-cell>
          <table:table-cell/>
          <table:table-cell table:formula="of:=[.G43]/[.B43]" office:value-type="float" office:value="0.165745631147111" calcext:value-type="float">
            <text:p>0.1657456311</text:p>
          </table:table-cell>
          <table:table-cell table:formula="of:=[.I43]/[.D43]" office:value-type="float" office:value="0.168759258374522" calcext:value-type="float">
            <text:p>0.1687592584</text:p>
          </table:table-cell>
          <table:table-cell/>
          <table:table-cell office:value-type="float" office:value="3015121758" calcext:value-type="float">
            <text:p>3015121758</text:p>
          </table:table-cell>
          <table:table-cell office:value-type="percentage" office:value="0.41751" calcext:value-type="percentage">
            <text:p>41.75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198977410" calcext:value-type="float">
            <text:p>1198977410</text:p>
          </table:table-cell>
          <table:table-cell office:value-type="percentage" office:value="0.861189" calcext:value-type="percentage">
            <text:p>86.12%</text:p>
          </table:table-cell>
          <table:table-cell office:value-type="float" office:value="600000" calcext:value-type="float">
            <text:p>6000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6161" calcext:value-type="float">
            <text:p>86161</text:p>
          </table:table-cell>
          <table:table-cell table:style-name="ce1" office:value-type="percentage" office:value="0.00038" calcext:value-type="percentage">
            <text:p>0.04%</text:p>
          </table:table-cell>
          <table:table-cell office:value-type="float" office:value="253584545" calcext:value-type="float">
            <text:p>253584545</text:p>
          </table:table-cell>
          <table:table-cell table:style-name="ce1" office:value-type="percentage" office:value="0.035816" calcext:value-type="percentage">
            <text:p>3.58%</text:p>
          </table:table-cell>
          <table:table-cell office:value-type="float" office:value="4096" calcext:value-type="float">
            <text:p>4096</text:p>
          </table:table-cell>
          <table:table-cell office:value-type="float" office:value="19302" calcext:value-type="float">
            <text:p>19302</text:p>
          </table:table-cell>
          <table:table-cell table:style-name="ce1" office:value-type="percentage" office:value="0.001806" calcext:value-type="percentage">
            <text:p>0.18%</text:p>
          </table:table-cell>
          <table:table-cell office:value-type="float" office:value="57198495" calcext:value-type="float">
            <text:p>57198495</text:p>
          </table:table-cell>
          <table:table-cell table:style-name="ce1" office:value-type="percentage" office:value="0.043565" calcext:value-type="percentage">
            <text:p>4.36%</text:p>
          </table:table-cell>
          <table:table-cell/>
          <table:table-cell table:formula="of:=[.G44]/[.B44]" office:value-type="float" office:value="0.224022469562795" calcext:value-type="float">
            <text:p>0.2240224696</text:p>
          </table:table-cell>
          <table:table-cell table:formula="of:=[.I44]/[.D44]" office:value-type="float" office:value="0.225559862096485" calcext:value-type="float">
            <text:p>0.2255598621</text:p>
          </table:table-cell>
          <table:table-cell/>
          <table:table-cell office:value-type="float" office:value="3062730678" calcext:value-type="float">
            <text:p>3062730678</text:p>
          </table:table-cell>
          <table:table-cell office:value-type="percentage" office:value="0.424102" calcext:value-type="percentage">
            <text:p>42.4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208499919" calcext:value-type="float">
            <text:p>1208499919</text:p>
          </table:table-cell>
          <table:table-cell office:value-type="percentage" office:value="0.868029" calcext:value-type="percentage">
            <text:p>86.8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7974" calcext:value-type="float">
            <text:p>37974</text:p>
          </table:table-cell>
          <table:table-cell table:style-name="ce1" office:value-type="percentage" office:value="0.000168" calcext:value-type="percentage">
            <text:p>0.02%</text:p>
          </table:table-cell>
          <table:table-cell office:value-type="float" office:value="207765397" calcext:value-type="float">
            <text:p>207765397</text:p>
          </table:table-cell>
          <table:table-cell table:style-name="ce1" office:value-type="percentage" office:value="0.029345" calcext:value-type="percentage">
            <text:p>2.93%</text:p>
          </table:table-cell>
          <table:table-cell office:value-type="float" office:value="8192" calcext:value-type="float">
            <text:p>8192</text:p>
          </table:table-cell>
          <table:table-cell office:value-type="float" office:value="9995" calcext:value-type="float">
            <text:p>9995</text:p>
          </table:table-cell>
          <table:table-cell table:style-name="ce1" office:value-type="percentage" office:value="0.000935" calcext:value-type="percentage">
            <text:p>0.09%</text:p>
          </table:table-cell>
          <table:table-cell office:value-type="float" office:value="55630718" calcext:value-type="float">
            <text:p>55630718</text:p>
          </table:table-cell>
          <table:table-cell table:style-name="ce1" office:value-type="percentage" office:value="0.042371" calcext:value-type="percentage">
            <text:p>4.24%</text:p>
          </table:table-cell>
          <table:table-cell/>
          <table:table-cell table:formula="of:=[.G45]/[.B45]" office:value-type="float" office:value="0.263206404381946" calcext:value-type="float">
            <text:p>0.2632064044</text:p>
          </table:table-cell>
          <table:table-cell table:formula="of:=[.I45]/[.D45]" office:value-type="float" office:value="0.267757378289514" calcext:value-type="float">
            <text:p>0.2677573783</text:p>
          </table:table-cell>
          <table:table-cell/>
          <table:table-cell office:value-type="float" office:value="3102440024" calcext:value-type="float">
            <text:p>3102440024</text:p>
          </table:table-cell>
          <table:table-cell office:value-type="percentage" office:value="0.429601" calcext:value-type="percentage">
            <text:p>42.96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217351391" calcext:value-type="float">
            <text:p>1217351391</text:p>
          </table:table-cell>
          <table:table-cell office:value-type="percentage" office:value="0.874386" calcext:value-type="percentage">
            <text:p>87.4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550" calcext:value-type="float">
            <text:p>23550</text:p>
          </table:table-cell>
          <table:table-cell table:style-name="ce1" office:value-type="percentage" office:value="0.000104" calcext:value-type="percentage">
            <text:p>0.01%</text:p>
          </table:table-cell>
          <table:table-cell office:value-type="float" office:value="251125267" calcext:value-type="float">
            <text:p>251125267</text:p>
          </table:table-cell>
          <table:table-cell table:style-name="ce1" office:value-type="percentage" office:value="0.035469" calcext:value-type="percentage">
            <text:p>3.55%</text:p>
          </table:table-cell>
          <table:table-cell office:value-type="float" office:value="16384" calcext:value-type="float">
            <text:p>16384</text:p>
          </table:table-cell>
          <table:table-cell office:value-type="float" office:value="6931" calcext:value-type="float">
            <text:p>6931</text:p>
          </table:table-cell>
          <table:table-cell table:style-name="ce1" office:value-type="percentage" office:value="0.000649" calcext:value-type="percentage">
            <text:p>0.06%</text:p>
          </table:table-cell>
          <table:table-cell office:value-type="float" office:value="74419767" calcext:value-type="float">
            <text:p>74419767</text:p>
          </table:table-cell>
          <table:table-cell table:style-name="ce1" office:value-type="percentage" office:value="0.056681" calcext:value-type="percentage">
            <text:p>5.67%</text:p>
          </table:table-cell>
          <table:table-cell/>
          <table:table-cell table:formula="of:=[.G46]/[.B46]" office:value-type="float" office:value="0.294309978768577" calcext:value-type="float">
            <text:p>0.2943099788</text:p>
          </table:table-cell>
          <table:table-cell table:formula="of:=[.I46]/[.D46]" office:value-type="float" office:value="0.296345198111825" calcext:value-type="float">
            <text:p>0.2963451981</text:p>
          </table:table-cell>
          <table:table-cell/>
          <table:table-cell office:value-type="float" office:value="3136236544" calcext:value-type="float">
            <text:p>3136236544</text:p>
          </table:table-cell>
          <table:table-cell office:value-type="percentage" office:value="0.434281" calcext:value-type="percentage">
            <text:p>43.4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225585100" calcext:value-type="float">
            <text:p>1225585100</text:p>
          </table:table-cell>
          <table:table-cell office:value-type="percentage" office:value="0.8803" calcext:value-type="percentage">
            <text:p>88.0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64" calcext:value-type="float">
            <text:p>3864</text:p>
          </table:table-cell>
          <table:table-cell table:style-name="ce1" office:value-type="percentage" office:value="0.000017" calcext:value-type="percentage">
            <text:p>0.00%</text:p>
          </table:table-cell>
          <table:table-cell office:value-type="float" office:value="94758936" calcext:value-type="float">
            <text:p>94758936</text:p>
          </table:table-cell>
          <table:table-cell table:style-name="ce1" office:value-type="percentage" office:value="0.013384" calcext:value-type="percentage">
            <text:p>1.34%</text:p>
          </table:table-cell>
          <table:table-cell office:value-type="float" office:value="32768" calcext:value-type="float">
            <text:p>32768</text:p>
          </table:table-cell>
          <table:table-cell office:value-type="float" office:value="1555" calcext:value-type="float">
            <text:p>1555</text:p>
          </table:table-cell>
          <table:table-cell table:style-name="ce1" office:value-type="percentage" office:value="0.000146" calcext:value-type="percentage">
            <text:p>0.01%</text:p>
          </table:table-cell>
          <table:table-cell office:value-type="float" office:value="38084101" calcext:value-type="float">
            <text:p>38084101</text:p>
          </table:table-cell>
          <table:table-cell table:style-name="ce1" office:value-type="percentage" office:value="0.029006" calcext:value-type="percentage">
            <text:p>2.90%</text:p>
          </table:table-cell>
          <table:table-cell/>
          <table:table-cell table:formula="of:=[.G47]/[.B47]" office:value-type="float" office:value="0.402432712215321" calcext:value-type="float">
            <text:p>0.4024327122</text:p>
          </table:table-cell>
          <table:table-cell table:formula="of:=[.I47]/[.D47]" office:value-type="float" office:value="0.401905114257509" calcext:value-type="float">
            <text:p>0.4019051143</text:p>
          </table:table-cell>
          <table:table-cell/>
          <table:table-cell office:value-type="float" office:value="3165449713" calcext:value-type="float">
            <text:p>3165449713</text:p>
          </table:table-cell>
          <table:table-cell office:value-type="percentage" office:value="0.438326" calcext:value-type="percentage">
            <text:p>43.8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233227619" calcext:value-type="float">
            <text:p>1233227619</text:p>
          </table:table-cell>
          <table:table-cell office:value-type="percentage" office:value="0.88579" calcext:value-type="percentage">
            <text:p>88.5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832" calcext:value-type="float">
            <text:p>7832</text:p>
          </table:table-cell>
          <table:table-cell table:style-name="ce1" office:value-type="percentage" office:value="0.000035" calcext:value-type="percentage">
            <text:p>0.00%</text:p>
          </table:table-cell>
          <table:table-cell office:value-type="float" office:value="399523932" calcext:value-type="float">
            <text:p>399523932</text:p>
          </table:table-cell>
          <table:table-cell table:style-name="ce1" office:value-type="percentage" office:value="0.056429" calcext:value-type="percentage">
            <text:p>5.64%</text:p>
          </table:table-cell>
          <table:table-cell office:value-type="float" office:value="65536" calcext:value-type="float">
            <text:p>65536</text:p>
          </table:table-cell>
          <table:table-cell office:value-type="float" office:value="2775" calcext:value-type="float">
            <text:p>2775</text:p>
          </table:table-cell>
          <table:table-cell table:style-name="ce1" office:value-type="percentage" office:value="0.00026" calcext:value-type="percentage">
            <text:p>0.03%</text:p>
          </table:table-cell>
          <table:table-cell office:value-type="float" office:value="140859472" calcext:value-type="float">
            <text:p>140859472</text:p>
          </table:table-cell>
          <table:table-cell table:style-name="ce1" office:value-type="percentage" office:value="0.107285" calcext:value-type="percentage">
            <text:p>10.73%</text:p>
          </table:table-cell>
          <table:table-cell/>
          <table:table-cell table:formula="of:=[.G48]/[.B48]" office:value-type="float" office:value="0.354315628192033" calcext:value-type="float">
            <text:p>0.3543156282</text:p>
          </table:table-cell>
          <table:table-cell table:formula="of:=[.I48]/[.D48]" office:value-type="float" office:value="0.352568296209099" calcext:value-type="float">
            <text:p>0.3525682962</text:p>
          </table:table-cell>
          <table:table-cell/>
          <table:table-cell office:value-type="float" office:value="3354915019" calcext:value-type="float">
            <text:p>3354915019</text:p>
          </table:table-cell>
          <table:table-cell office:value-type="percentage" office:value="0.464562" calcext:value-type="percentage">
            <text:p>46.4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85887728" calcext:value-type="float">
            <text:p>1285887728</text:p>
          </table:table-cell>
          <table:table-cell office:value-type="percentage" office:value="0.923614" calcext:value-type="percentage">
            <text:p>92.3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953" calcext:value-type="float">
            <text:p>7953</text:p>
          </table:table-cell>
          <table:table-cell table:style-name="ce1" office:value-type="percentage" office:value="0.000035" calcext:value-type="percentage">
            <text:p>0.00%</text:p>
          </table:table-cell>
          <table:table-cell office:value-type="float" office:value="810633896" calcext:value-type="float">
            <text:p>810633896</text:p>
          </table:table-cell>
          <table:table-cell table:style-name="ce1" office:value-type="percentage" office:value="0.114494" calcext:value-type="percentage">
            <text:p>11.45%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20" calcext:value-type="float">
            <text:p>3120</text:p>
          </table:table-cell>
          <table:table-cell table:style-name="ce1" office:value-type="percentage" office:value="0.000292" calcext:value-type="percentage">
            <text:p>0.03%</text:p>
          </table:table-cell>
          <table:table-cell office:value-type="float" office:value="318668938" calcext:value-type="float">
            <text:p>318668938</text:p>
          </table:table-cell>
          <table:table-cell table:style-name="ce1" office:value-type="percentage" office:value="0.242712" calcext:value-type="percentage">
            <text:p>24.27%</text:p>
          </table:table-cell>
          <table:table-cell/>
          <table:table-cell table:formula="of:=[.G49]/[.B49]" office:value-type="float" office:value="0.39230479064504" calcext:value-type="float">
            <text:p>0.3923047906</text:p>
          </table:table-cell>
          <table:table-cell table:formula="of:=[.I49]/[.D49]" office:value-type="float" office:value="0.393110798317765" calcext:value-type="float">
            <text:p>0.3931107983</text:p>
          </table:table-cell>
          <table:table-cell/>
          <table:table-cell office:value-type="float" office:value="3493341113" calcext:value-type="float">
            <text:p>3493341113</text:p>
          </table:table-cell>
          <table:table-cell office:value-type="percentage" office:value="0.48373" calcext:value-type="percentage">
            <text:p>48.3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19627493" calcext:value-type="float">
            <text:p>1319627493</text:p>
          </table:table-cell>
          <table:table-cell office:value-type="percentage" office:value="0.947848" calcext:value-type="percentage">
            <text:p>94.7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09" calcext:value-type="float">
            <text:p>160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272139826" calcext:value-type="float">
            <text:p>272139826</text:p>
          </table:table-cell>
          <table:table-cell table:style-name="ce1" office:value-type="percentage" office:value="0.038437" calcext:value-type="percentage">
            <text:p>3.84%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2" calcext:value-type="float">
            <text:p>762</text:p>
          </table:table-cell>
          <table:table-cell table:style-name="ce1" office:value-type="percentage" office:value="0.000071" calcext:value-type="percentage">
            <text:p>0.01%</text:p>
          </table:table-cell>
          <table:table-cell office:value-type="float" office:value="132001713" calcext:value-type="float">
            <text:p>132001713</text:p>
          </table:table-cell>
          <table:table-cell table:style-name="ce1" office:value-type="percentage" office:value="0.100538" calcext:value-type="percentage">
            <text:p>10.05%</text:p>
          </table:table-cell>
          <table:table-cell/>
          <table:table-cell table:formula="of:=[.G50]/[.B50]" office:value-type="float" office:value="0.473586078309509" calcext:value-type="float">
            <text:p>0.4735860783</text:p>
          </table:table-cell>
          <table:table-cell table:formula="of:=[.I50]/[.D50]" office:value-type="float" office:value="0.485051067093723" calcext:value-type="float">
            <text:p>0.4850510671</text:p>
          </table:table-cell>
          <table:table-cell/>
          <table:table-cell office:value-type="float" office:value="3616928436" calcext:value-type="float">
            <text:p>3616928436</text:p>
          </table:table-cell>
          <table:table-cell office:value-type="percentage" office:value="0.500843" calcext:value-type="percentage">
            <text:p>50.0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345817246" calcext:value-type="float">
            <text:p>1345817246</text:p>
          </table:table-cell>
          <table:table-cell office:value-type="percentage" office:value="0.966659" calcext:value-type="percentage">
            <text:p>96.6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51" calcext:value-type="float">
            <text:p>35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11662175" calcext:value-type="float">
            <text:p>111662175</text:p>
          </table:table-cell>
          <table:table-cell table:style-name="ce1" office:value-type="percentage" office:value="0.015771" calcext:value-type="percentage">
            <text:p>1.58%</text:p>
          </table:table-cell>
          <table:table-cell office:value-type="float" office:value="524288" calcext:value-type="float">
            <text:p>524288</text:p>
          </table:table-cell>
          <table:table-cell office:value-type="float" office:value="185" calcext:value-type="float">
            <text:p>185</text:p>
          </table:table-cell>
          <table:table-cell table:style-name="ce1" office:value-type="percentage" office:value="0.000017" calcext:value-type="percentage">
            <text:p>0.00%</text:p>
          </table:table-cell>
          <table:table-cell office:value-type="float" office:value="59548378" calcext:value-type="float">
            <text:p>59548378</text:p>
          </table:table-cell>
          <table:table-cell table:style-name="ce1" office:value-type="percentage" office:value="0.045355" calcext:value-type="percentage">
            <text:p>4.54%</text:p>
          </table:table-cell>
          <table:table-cell/>
          <table:table-cell table:formula="of:=[.G51]/[.B51]" office:value-type="float" office:value="0.527065527065527" calcext:value-type="float">
            <text:p>0.5270655271</text:p>
          </table:table-cell>
          <table:table-cell table:formula="of:=[.I51]/[.D51]" office:value-type="float" office:value="0.533290507730124" calcext:value-type="float">
            <text:p>0.5332905077</text:p>
          </table:table-cell>
          <table:table-cell/>
          <table:table-cell office:value-type="float" office:value="3730761341" calcext:value-type="float">
            <text:p>3730761341</text:p>
          </table:table-cell>
          <table:table-cell office:value-type="percentage" office:value="0.516606" calcext:value-type="percentage">
            <text:p>51.6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366452768" calcext:value-type="float">
            <text:p>1366452768</text:p>
          </table:table-cell>
          <table:table-cell office:value-type="percentage" office:value="0.981481" calcext:value-type="percentage">
            <text:p>98.1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43" calcext:value-type="float">
            <text:p>14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17935701" calcext:value-type="float">
            <text:p>117935701</text:p>
          </table:table-cell>
          <table:table-cell table:style-name="ce1" office:value-type="percentage" office:value="0.016657" calcext:value-type="percentage">
            <text:p>1.67%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1" calcext:value-type="float">
            <text:p>111</text:p>
          </table:table-cell>
          <table:table-cell table:style-name="ce1" office:value-type="percentage" office:value="0.00001" calcext:value-type="percentage">
            <text:p>0.00%</text:p>
          </table:table-cell>
          <table:table-cell office:value-type="float" office:value="92965978" calcext:value-type="float">
            <text:p>92965978</text:p>
          </table:table-cell>
          <table:table-cell table:style-name="ce1" office:value-type="percentage" office:value="0.070807" calcext:value-type="percentage">
            <text:p>7.08%</text:p>
          </table:table-cell>
          <table:table-cell/>
          <table:table-cell table:formula="of:=[.G52]/[.B52]" office:value-type="float" office:value="0.776223776223776" calcext:value-type="float">
            <text:p>0.7762237762</text:p>
          </table:table-cell>
          <table:table-cell table:formula="of:=[.I52]/[.D52]" office:value-type="float" office:value="0.788276808563677" calcext:value-type="float">
            <text:p>0.7882768086</text:p>
          </table:table-cell>
          <table:table-cell/>
          <table:table-cell office:value-type="float" office:value="3837205754" calcext:value-type="float">
            <text:p>3837205754</text:p>
          </table:table-cell>
          <table:table-cell office:value-type="percentage" office:value="0.531345" calcext:value-type="percentage">
            <text:p>53.13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381248701" calcext:value-type="float">
            <text:p>1381248701</text:p>
          </table:table-cell>
          <table:table-cell office:value-type="percentage" office:value="0.992109" calcext:value-type="percentage">
            <text:p>99.2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3" calcext:value-type="float">
            <text:p>2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4978025" calcext:value-type="float">
            <text:p>24978025</text:p>
          </table:table-cell>
          <table:table-cell table:style-name="ce1" office:value-type="percentage" office:value="0.003528" calcext:value-type="percentage">
            <text:p>0.35%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9565790" calcext:value-type="float">
            <text:p>19565790</text:p>
          </table:table-cell>
          <table:table-cell table:style-name="ce1" office:value-type="percentage" office:value="0.014902" calcext:value-type="percentage">
            <text:p>1.49%</text:p>
          </table:table-cell>
          <table:table-cell/>
          <table:table-cell table:formula="of:=[.G53]/[.B53]" office:value-type="float" office:value="0.782608695652174" calcext:value-type="float">
            <text:p>0.7826086957</text:p>
          </table:table-cell>
          <table:table-cell table:formula="of:=[.I53]/[.D53]" office:value-type="float" office:value="0.783320138401655" calcext:value-type="float">
            <text:p>0.7833201384</text:p>
          </table:table-cell>
          <table:table-cell/>
          <table:table-cell office:value-type="float" office:value="3937642725" calcext:value-type="float">
            <text:p>3937642725</text:p>
          </table:table-cell>
          <table:table-cell office:value-type="percentage" office:value="0.545253" calcext:value-type="percentage">
            <text:p>54.53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386935003" calcext:value-type="float">
            <text:p>1386935003</text:p>
          </table:table-cell>
          <table:table-cell office:value-type="percentage" office:value="0.996193" calcext:value-type="percentage">
            <text:p>99.6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4032948682" calcext:value-type="float">
            <text:p>4032948682</text:p>
          </table:table-cell>
          <table:table-cell office:value-type="percentage" office:value="0.55845" calcext:value-type="percentage">
            <text:p>55.8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388186095" calcext:value-type="float">
            <text:p>1388186095</text:p>
          </table:table-cell>
          <table:table-cell office:value-type="percentage" office:value="0.997092" calcext:value-type="percentage">
            <text:p>99.71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123685951" calcext:value-type="float">
            <text:p>4123685951</text:p>
          </table:table-cell>
          <table:table-cell office:value-type="percentage" office:value="0.571015" calcext:value-type="percentage">
            <text:p>57.10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389186095" calcext:value-type="float">
            <text:p>1389186095</text:p>
          </table:table-cell>
          <table:table-cell office:value-type="percentage" office:value="0.99781" calcext:value-type="percentage">
            <text:p>99.78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210120644" calcext:value-type="float">
            <text:p>4210120644</text:p>
          </table:table-cell>
          <table:table-cell office:value-type="percentage" office:value="0.582984" calcext:value-type="percentage">
            <text:p>58.30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90186095" calcext:value-type="float">
            <text:p>1390186095</text:p>
          </table:table-cell>
          <table:table-cell office:value-type="percentage" office:value="0.998528" calcext:value-type="percentage">
            <text:p>99.8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875027249" calcext:value-type="float">
            <text:p>4875027249</text:p>
          </table:table-cell>
          <table:table-cell office:value-type="percentage" office:value="0.675055" calcext:value-type="percentage">
            <text:p>67.5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317537900" calcext:value-type="float">
            <text:p>5317537900</text:p>
          </table:table-cell>
          <table:table-cell office:value-type="percentage" office:value="0.73633" calcext:value-type="percentage">
            <text:p>73.63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668002056" calcext:value-type="float">
            <text:p>5668002056</text:p>
          </table:table-cell>
          <table:table-cell office:value-type="percentage" office:value="0.784859" calcext:value-type="percentage">
            <text:p>78.4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967150627" calcext:value-type="float">
            <text:p>5967150627</text:p>
          </table:table-cell>
          <table:table-cell office:value-type="percentage" office:value="0.826283" calcext:value-type="percentage">
            <text:p>82.63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yrata-1-Q20-K</text:p>
          </table:table-cell>
          <table:table-cell table:number-columns-repeated="4"/>
          <table:table-cell office:value-type="string" calcext:value-type="string">
            <text:p>Lyrata-1-Q20-S</text:p>
          </table:table-cell>
          <table:table-cell table:number-columns-repeated="8"/>
          <table:table-cell office:value-type="float" office:value="6229352004" calcext:value-type="float">
            <text:p>6229352004</text:p>
          </table:table-cell>
          <table:table-cell office:value-type="percentage" office:value="0.862591" calcext:value-type="percentage">
            <text:p>86.26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274217" calcext:value-type="float">
            <text:p>71274217</text:p>
          </table:table-cell>
          <table:table-cell table:style-name="ce1" office:value-type="percentage" office:value="0.372115" calcext:value-type="percentage">
            <text:p>37.21%</text:p>
          </table:table-cell>
          <table:table-cell office:value-type="float" office:value="71274217" calcext:value-type="float">
            <text:p>71274217</text:p>
          </table:table-cell>
          <table:table-cell table:style-name="ce1" office:value-type="percentage" office:value="0.010471" calcext:value-type="percentage">
            <text:p>1.05%</text:p>
          </table:table-cell>
          <table:table-cell office:value-type="float" office:value="1" calcext:value-type="float">
            <text:p>1</text:p>
          </table:table-cell>
          <table:table-cell office:value-type="float" office:value="2552883" calcext:value-type="float">
            <text:p>2552883</text:p>
          </table:table-cell>
          <table:table-cell table:style-name="ce1" office:value-type="percentage" office:value="0.276189" calcext:value-type="percentage">
            <text:p>27.62%</text:p>
          </table:table-cell>
          <table:table-cell office:value-type="float" office:value="2552883" calcext:value-type="float">
            <text:p>2552883</text:p>
          </table:table-cell>
          <table:table-cell table:style-name="ce1" office:value-type="percentage" office:value="0.002102" calcext:value-type="percentage">
            <text:p>0.21%</text:p>
          </table:table-cell>
          <table:table-cell/>
          <table:table-cell table:formula="of:=[.G62]/[.B62]" office:value-type="float" office:value="0.0358177628243885" calcext:value-type="float">
            <text:p>0.0358177628</text:p>
          </table:table-cell>
          <table:table-cell table:formula="of:=[.I62]/[.D62]" office:value-type="float" office:value="0.0358177628243885" calcext:value-type="float">
            <text:p>0.0358177628</text:p>
          </table:table-cell>
          <table:table-cell/>
          <table:table-cell office:value-type="float" office:value="6459703391" calcext:value-type="float">
            <text:p>6459703391</text:p>
          </table:table-cell>
          <table:table-cell office:value-type="percentage" office:value="0.894488" calcext:value-type="percentage">
            <text:p>89.4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47078" calcext:value-type="float">
            <text:p>7347078</text:p>
          </table:table-cell>
          <table:table-cell table:style-name="ce1" office:value-type="percentage" office:value="0.038358" calcext:value-type="percentage">
            <text:p>3.84%</text:p>
          </table:table-cell>
          <table:table-cell office:value-type="float" office:value="14694156" calcext:value-type="float">
            <text:p>14694156</text:p>
          </table:table-cell>
          <table:table-cell table:style-name="ce1" office:value-type="percentage" office:value="0.002159" calcext:value-type="percentage">
            <text:p>0.22%</text:p>
          </table:table-cell>
          <table:table-cell office:value-type="float" office:value="2" calcext:value-type="float">
            <text:p>2</text:p>
          </table:table-cell>
          <table:table-cell office:value-type="float" office:value="286563" calcext:value-type="float">
            <text:p>286563</text:p>
          </table:table-cell>
          <table:table-cell table:style-name="ce1" office:value-type="percentage" office:value="0.031002" calcext:value-type="percentage">
            <text:p>3.10%</text:p>
          </table:table-cell>
          <table:table-cell office:value-type="float" office:value="573126" calcext:value-type="float">
            <text:p>573126</text:p>
          </table:table-cell>
          <table:table-cell table:style-name="ce1" office:value-type="percentage" office:value="0.000472" calcext:value-type="percentage">
            <text:p>0.05%</text:p>
          </table:table-cell>
          <table:table-cell/>
          <table:table-cell table:formula="of:=[.G63]/[.B63]" office:value-type="float" office:value="0.0390036692138017" calcext:value-type="float">
            <text:p>0.0390036692</text:p>
          </table:table-cell>
          <table:table-cell table:formula="of:=[.I63]/[.D63]" office:value-type="float" office:value="0.0390036692138017" calcext:value-type="float">
            <text:p>0.0390036692</text:p>
          </table:table-cell>
          <table:table-cell/>
          <table:table-cell office:value-type="float" office:value="6660254964" calcext:value-type="float">
            <text:p>6660254964</text:p>
          </table:table-cell>
          <table:table-cell office:value-type="percentage" office:value="0.922259" calcext:value-type="percentage">
            <text:p>92.23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2457" calcext:value-type="float">
            <text:p>3682457</text:p>
          </table:table-cell>
          <table:table-cell table:style-name="ce1" office:value-type="percentage" office:value="0.019226" calcext:value-type="percentage">
            <text:p>1.92%</text:p>
          </table:table-cell>
          <table:table-cell office:value-type="float" office:value="12461178" calcext:value-type="float">
            <text:p>12461178</text:p>
          </table:table-cell>
          <table:table-cell table:style-name="ce1" office:value-type="percentage" office:value="0.001831" calcext:value-type="percentage">
            <text:p>0.18%</text:p>
          </table:table-cell>
          <table:table-cell office:value-type="float" office:value="4" calcext:value-type="float">
            <text:p>4</text:p>
          </table:table-cell>
          <table:table-cell office:value-type="float" office:value="169380" calcext:value-type="float">
            <text:p>169380</text:p>
          </table:table-cell>
          <table:table-cell table:style-name="ce1" office:value-type="percentage" office:value="0.018325" calcext:value-type="percentage">
            <text:p>1.83%</text:p>
          </table:table-cell>
          <table:table-cell office:value-type="float" office:value="577486" calcext:value-type="float">
            <text:p>577486</text:p>
          </table:table-cell>
          <table:table-cell table:style-name="ce1" office:value-type="percentage" office:value="0.000475" calcext:value-type="percentage">
            <text:p>0.05%</text:p>
          </table:table-cell>
          <table:table-cell/>
          <table:table-cell table:formula="of:=[.G64]/[.B64]" office:value-type="float" office:value="0.0459964637740509" calcext:value-type="float">
            <text:p>0.0459964638</text:p>
          </table:table-cell>
          <table:table-cell table:formula="of:=[.I64]/[.D64]" office:value-type="float" office:value="0.0463428096444815" calcext:value-type="float">
            <text:p>0.0463428096</text:p>
          </table:table-cell>
          <table:table-cell/>
          <table:table-cell office:value-type="float" office:value="6829923299" calcext:value-type="float">
            <text:p>6829923299</text:p>
          </table:table-cell>
          <table:table-cell office:value-type="percentage" office:value="0.945753" calcext:value-type="percentage">
            <text:p>94.5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6805" calcext:value-type="float">
            <text:p>5506805</text:p>
          </table:table-cell>
          <table:table-cell table:style-name="ce1" office:value-type="percentage" office:value="0.02875" calcext:value-type="percentage">
            <text:p>2.88%</text:p>
          </table:table-cell>
          <table:table-cell office:value-type="float" office:value="36310061" calcext:value-type="float">
            <text:p>36310061</text:p>
          </table:table-cell>
          <table:table-cell table:style-name="ce1" office:value-type="percentage" office:value="0.005334" calcext:value-type="percentage">
            <text:p>0.53%</text:p>
          </table:table-cell>
          <table:table-cell office:value-type="float" office:value="8" calcext:value-type="float">
            <text:p>8</text:p>
          </table:table-cell>
          <table:table-cell office:value-type="float" office:value="290214" calcext:value-type="float">
            <text:p>290214</text:p>
          </table:table-cell>
          <table:table-cell table:style-name="ce1" office:value-type="percentage" office:value="0.031397" calcext:value-type="percentage">
            <text:p>3.14%</text:p>
          </table:table-cell>
          <table:table-cell office:value-type="float" office:value="1917959" calcext:value-type="float">
            <text:p>1917959</text:p>
          </table:table-cell>
          <table:table-cell table:style-name="ce1" office:value-type="percentage" office:value="0.001579" calcext:value-type="percentage">
            <text:p>0.16%</text:p>
          </table:table-cell>
          <table:table-cell/>
          <table:table-cell table:formula="of:=[.G65]/[.B65]" office:value-type="float" office:value="0.0527009763374588" calcext:value-type="float">
            <text:p>0.0527009763</text:p>
          </table:table-cell>
          <table:table-cell table:formula="of:=[.I65]/[.D65]" office:value-type="float" office:value="0.0528216958930474" calcext:value-type="float">
            <text:p>0.0528216959</text:p>
          </table:table-cell>
          <table:table-cell/>
          <table:table-cell office:value-type="float" office:value="6963658428" calcext:value-type="float">
            <text:p>6963658428</text:p>
          </table:table-cell>
          <table:table-cell office:value-type="percentage" office:value="0.964271" calcext:value-type="percentage">
            <text:p>96.43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801890" calcext:value-type="float">
            <text:p>19801890</text:p>
          </table:table-cell>
          <table:table-cell table:style-name="ce1" office:value-type="percentage" office:value="0.103384" calcext:value-type="percentage">
            <text:p>10.34%</text:p>
          </table:table-cell>
          <table:table-cell office:value-type="float" office:value="256230858" calcext:value-type="float">
            <text:p>256230858</text:p>
          </table:table-cell>
          <table:table-cell table:style-name="ce1" office:value-type="percentage" office:value="0.037643" calcext:value-type="percentage">
            <text:p>3.76%</text:p>
          </table:table-cell>
          <table:table-cell office:value-type="float" office:value="16" calcext:value-type="float">
            <text:p>16</text:p>
          </table:table-cell>
          <table:table-cell office:value-type="float" office:value="1066569" calcext:value-type="float">
            <text:p>1066569</text:p>
          </table:table-cell>
          <table:table-cell table:style-name="ce1" office:value-type="percentage" office:value="0.115389" calcext:value-type="percentage">
            <text:p>11.54%</text:p>
          </table:table-cell>
          <table:table-cell office:value-type="float" office:value="13807137" calcext:value-type="float">
            <text:p>13807137</text:p>
          </table:table-cell>
          <table:table-cell table:style-name="ce1" office:value-type="percentage" office:value="0.011367" calcext:value-type="percentage">
            <text:p>1.14%</text:p>
          </table:table-cell>
          <table:table-cell/>
          <table:table-cell table:formula="of:=[.G66]/[.B66]" office:value-type="float" office:value="0.0538619798413182" calcext:value-type="float">
            <text:p>0.0538619798</text:p>
          </table:table-cell>
          <table:table-cell table:formula="of:=[.I66]/[.D66]" office:value-type="float" office:value="0.0538855355196914" calcext:value-type="float">
            <text:p>0.0538855355</text:p>
          </table:table-cell>
          <table:table-cell/>
          <table:table-cell office:value-type="float" office:value="7162131260" calcext:value-type="float">
            <text:p>7162131260</text:p>
          </table:table-cell>
          <table:table-cell office:value-type="percentage" office:value="0.991754" calcext:value-type="percentage">
            <text:p>99.1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346142" calcext:value-type="float">
            <text:p>47346142</text:p>
          </table:table-cell>
          <table:table-cell table:style-name="ce1" office:value-type="percentage" office:value="0.247189" calcext:value-type="percentage">
            <text:p>24.72%</text:p>
          </table:table-cell>
          <table:table-cell office:value-type="float" office:value="1123370020" calcext:value-type="float">
            <text:p>1123370020</text:p>
          </table:table-cell>
          <table:table-cell table:style-name="ce1" office:value-type="percentage" office:value="0.165035" calcext:value-type="percentage">
            <text:p>16.50%</text:p>
          </table:table-cell>
          <table:table-cell office:value-type="float" office:value="32" calcext:value-type="float">
            <text:p>32</text:p>
          </table:table-cell>
          <table:table-cell office:value-type="float" office:value="2586991" calcext:value-type="float">
            <text:p>2586991</text:p>
          </table:table-cell>
          <table:table-cell table:style-name="ce1" office:value-type="percentage" office:value="0.279879" calcext:value-type="percentage">
            <text:p>27.99%</text:p>
          </table:table-cell>
          <table:table-cell office:value-type="float" office:value="61459227" calcext:value-type="float">
            <text:p>61459227</text:p>
          </table:table-cell>
          <table:table-cell table:style-name="ce1" office:value-type="percentage" office:value="0.050598" calcext:value-type="percentage">
            <text:p>5.06%</text:p>
          </table:table-cell>
          <table:table-cell/>
          <table:table-cell table:formula="of:=[.G67]/[.B67]" office:value-type="float" office:value="0.0546399535573564" calcext:value-type="float">
            <text:p>0.0546399536</text:p>
          </table:table-cell>
          <table:table-cell table:formula="of:=[.I67]/[.D67]" office:value-type="float" office:value="0.0547096912912096" calcext:value-type="float">
            <text:p>0.054709691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181515" calcext:value-type="float">
            <text:p>22181515</text:p>
          </table:table-cell>
          <table:table-cell table:style-name="ce1" office:value-type="percentage" office:value="0.115807" calcext:value-type="percentage">
            <text:p>11.58%</text:p>
          </table:table-cell>
          <table:table-cell office:value-type="float" office:value="965793539" calcext:value-type="float">
            <text:p>965793539</text:p>
          </table:table-cell>
          <table:table-cell table:style-name="ce1" office:value-type="percentage" office:value="0.141886" calcext:value-type="percentage">
            <text:p>14.19%</text:p>
          </table:table-cell>
          <table:table-cell office:value-type="float" office:value="64" calcext:value-type="float">
            <text:p>64</text:p>
          </table:table-cell>
          <table:table-cell office:value-type="float" office:value="1277287" calcext:value-type="float">
            <text:p>1277287</text:p>
          </table:table-cell>
          <table:table-cell table:style-name="ce1" office:value-type="percentage" office:value="0.138186" calcext:value-type="percentage">
            <text:p>13.82%</text:p>
          </table:table-cell>
          <table:table-cell office:value-type="float" office:value="55908258" calcext:value-type="float">
            <text:p>55908258</text:p>
          </table:table-cell>
          <table:table-cell table:style-name="ce1" office:value-type="percentage" office:value="0.046028" calcext:value-type="percentage">
            <text:p>4.60%</text:p>
          </table:table-cell>
          <table:table-cell/>
          <table:table-cell table:formula="of:=[.G68]/[.B68]" office:value-type="float" office:value="0.0575833977075055" calcext:value-type="float">
            <text:p>0.0575833977</text:p>
          </table:table-cell>
          <table:table-cell table:formula="of:=[.I68]/[.D68]" office:value-type="float" office:value="0.0578884158387396" calcext:value-type="float">
            <text:p>0.057888415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723918" calcext:value-type="float">
            <text:p>11723918</text:p>
          </table:table-cell>
          <table:table-cell table:style-name="ce1" office:value-type="percentage" office:value="0.061209" calcext:value-type="percentage">
            <text:p>6.12%</text:p>
          </table:table-cell>
          <table:table-cell office:value-type="float" office:value="1043447688" calcext:value-type="float">
            <text:p>1043447688</text:p>
          </table:table-cell>
          <table:table-cell table:style-name="ce1" office:value-type="percentage" office:value="0.153294" calcext:value-type="percentage">
            <text:p>15.33%</text:p>
          </table:table-cell>
          <table:table-cell office:value-type="float" office:value="128" calcext:value-type="float">
            <text:p>128</text:p>
          </table:table-cell>
          <table:table-cell office:value-type="float" office:value="738433" calcext:value-type="float">
            <text:p>738433</text:p>
          </table:table-cell>
          <table:table-cell table:style-name="ce1" office:value-type="percentage" office:value="0.079889" calcext:value-type="percentage">
            <text:p>7.99%</text:p>
          </table:table-cell>
          <table:table-cell office:value-type="float" office:value="66064837" calcext:value-type="float">
            <text:p>66064837</text:p>
          </table:table-cell>
          <table:table-cell table:style-name="ce1" office:value-type="percentage" office:value="0.05439" calcext:value-type="percentage">
            <text:p>5.44%</text:p>
          </table:table-cell>
          <table:table-cell/>
          <table:table-cell table:formula="of:=[.G69]/[.B69]" office:value-type="float" office:value="0.0629851727042103" calcext:value-type="float">
            <text:p>0.0629851727</text:p>
          </table:table-cell>
          <table:table-cell table:formula="of:=[.I69]/[.D69]" office:value-type="float" office:value="0.0633139904949408" calcext:value-type="float">
            <text:p>0.063313990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65630" calcext:value-type="float">
            <text:p>1665630</text:p>
          </table:table-cell>
          <table:table-cell table:style-name="ce1" office:value-type="percentage" office:value="0.008696" calcext:value-type="percentage">
            <text:p>0.87%</text:p>
          </table:table-cell>
          <table:table-cell office:value-type="float" office:value="268067140" calcext:value-type="float">
            <text:p>268067140</text:p>
          </table:table-cell>
          <table:table-cell table:style-name="ce1" office:value-type="percentage" office:value="0.039382" calcext:value-type="percentage">
            <text:p>3.94%</text:p>
          </table:table-cell>
          <table:table-cell office:value-type="float" office:value="256" calcext:value-type="float">
            <text:p>256</text:p>
          </table:table-cell>
          <table:table-cell office:value-type="float" office:value="129040" calcext:value-type="float">
            <text:p>129040</text:p>
          </table:table-cell>
          <table:table-cell table:style-name="ce1" office:value-type="percentage" office:value="0.01396" calcext:value-type="percentage">
            <text:p>1.40%</text:p>
          </table:table-cell>
          <table:table-cell office:value-type="float" office:value="21289342" calcext:value-type="float">
            <text:p>21289342</text:p>
          </table:table-cell>
          <table:table-cell table:style-name="ce1" office:value-type="percentage" office:value="0.017527" calcext:value-type="percentage">
            <text:p>1.75%</text:p>
          </table:table-cell>
          <table:table-cell/>
          <table:table-cell table:formula="of:=[.G70]/[.B70]" office:value-type="float" office:value="0.0774721877007499" calcext:value-type="float">
            <text:p>0.0774721877</text:p>
          </table:table-cell>
          <table:table-cell table:formula="of:=[.I70]/[.D70]" office:value-type="float" office:value="0.0794179473097672" calcext:value-type="float">
            <text:p>0.079417947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21690" calcext:value-type="float">
            <text:p>421690</text:p>
          </table:table-cell>
          <table:table-cell table:style-name="ce1" office:value-type="percentage" office:value="0.002202" calcext:value-type="percentage">
            <text:p>0.22%</text:p>
          </table:table-cell>
          <table:table-cell office:value-type="float" office:value="150988763" calcext:value-type="float">
            <text:p>150988763</text:p>
          </table:table-cell>
          <table:table-cell table:style-name="ce1" office:value-type="percentage" office:value="0.022182" calcext:value-type="percentage">
            <text:p>2.22%</text:p>
          </table:table-cell>
          <table:table-cell office:value-type="float" office:value="512" calcext:value-type="float">
            <text:p>512</text:p>
          </table:table-cell>
          <table:table-cell office:value-type="float" office:value="45581" calcext:value-type="float">
            <text:p>45581</text:p>
          </table:table-cell>
          <table:table-cell table:style-name="ce1" office:value-type="percentage" office:value="0.004931" calcext:value-type="percentage">
            <text:p>0.49%</text:p>
          </table:table-cell>
          <table:table-cell office:value-type="float" office:value="16479900" calcext:value-type="float">
            <text:p>16479900</text:p>
          </table:table-cell>
          <table:table-cell table:style-name="ce1" office:value-type="percentage" office:value="0.013568" calcext:value-type="percentage">
            <text:p>1.36%</text:p>
          </table:table-cell>
          <table:table-cell/>
          <table:table-cell table:formula="of:=[.G71]/[.B71]" office:value-type="float" office:value="0.108091251867486" calcext:value-type="float">
            <text:p>0.1080912519</text:p>
          </table:table-cell>
          <table:table-cell table:formula="of:=[.I71]/[.D71]" office:value-type="float" office:value="0.109146532977424" calcext:value-type="float">
            <text:p>0.10914653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736" calcext:value-type="float">
            <text:p>256736</text:p>
          </table:table-cell>
          <table:table-cell table:style-name="ce1" office:value-type="percentage" office:value="0.00134" calcext:value-type="percentage">
            <text:p>0.13%</text:p>
          </table:table-cell>
          <table:table-cell office:value-type="float" office:value="185903405" calcext:value-type="float">
            <text:p>185903405</text:p>
          </table:table-cell>
          <table:table-cell table:style-name="ce1" office:value-type="percentage" office:value="0.027311" calcext:value-type="percentage">
            <text:p>2.73%</text:p>
          </table:table-cell>
          <table:table-cell office:value-type="float" office:value="1024" calcext:value-type="float">
            <text:p>1024</text:p>
          </table:table-cell>
          <table:table-cell office:value-type="float" office:value="33094" calcext:value-type="float">
            <text:p>33094</text:p>
          </table:table-cell>
          <table:table-cell table:style-name="ce1" office:value-type="percentage" office:value="0.00358" calcext:value-type="percentage">
            <text:p>0.36%</text:p>
          </table:table-cell>
          <table:table-cell office:value-type="float" office:value="24167655" calcext:value-type="float">
            <text:p>24167655</text:p>
          </table:table-cell>
          <table:table-cell table:style-name="ce1" office:value-type="percentage" office:value="0.019897" calcext:value-type="percentage">
            <text:p>1.99%</text:p>
          </table:table-cell>
          <table:table-cell/>
          <table:table-cell table:formula="of:=[.G72]/[.B72]" office:value-type="float" office:value="0.128902841829739" calcext:value-type="float">
            <text:p>0.1289028418</text:p>
          </table:table-cell>
          <table:table-cell table:formula="of:=[.I72]/[.D72]" office:value-type="float" office:value="0.130001142259874" calcext:value-type="float">
            <text:p>0.130001142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4758" calcext:value-type="float">
            <text:p>164758</text:p>
          </table:table-cell>
          <table:table-cell table:style-name="ce1" office:value-type="percentage" office:value="0.00086" calcext:value-type="percentage">
            <text:p>0.09%</text:p>
          </table:table-cell>
          <table:table-cell office:value-type="float" office:value="230422017" calcext:value-type="float">
            <text:p>230422017</text:p>
          </table:table-cell>
          <table:table-cell table:style-name="ce1" office:value-type="percentage" office:value="0.033852" calcext:value-type="percentage">
            <text:p>3.39%</text:p>
          </table:table-cell>
          <table:table-cell office:value-type="float" office:value="2048" calcext:value-type="float">
            <text:p>2048</text:p>
          </table:table-cell>
          <table:table-cell office:value-type="float" office:value="25737" calcext:value-type="float">
            <text:p>25737</text:p>
          </table:table-cell>
          <table:table-cell table:style-name="ce1" office:value-type="percentage" office:value="0.002784" calcext:value-type="percentage">
            <text:p>0.28%</text:p>
          </table:table-cell>
          <table:table-cell office:value-type="float" office:value="36696151" calcext:value-type="float">
            <text:p>36696151</text:p>
          </table:table-cell>
          <table:table-cell table:style-name="ce1" office:value-type="percentage" office:value="0.030211" calcext:value-type="percentage">
            <text:p>3.02%</text:p>
          </table:table-cell>
          <table:table-cell/>
          <table:table-cell table:formula="of:=[.G73]/[.B73]" office:value-type="float" office:value="0.156210927542213" calcext:value-type="float">
            <text:p>0.1562109275</text:p>
          </table:table-cell>
          <table:table-cell table:formula="of:=[.I73]/[.D73]" office:value-type="float" office:value="0.159256270202686" calcext:value-type="float">
            <text:p>0.1592562702</text:p>
          </table:table-cell>
          <table:table-cell/>
          <table:table-cell office:value-type="float" office:value="11048352" calcext:value-type="float">
            <text:p>11048352</text:p>
          </table:table-cell>
          <table:table-cell office:value-type="percentage" office:value="0.00156" calcext:value-type="percentage">
            <text:p>0.16%</text:p>
          </table:table-cell>
          <table:table-cell office:value-type="float" office:value="10" calcext:value-type="float">
            <text:p>10</text:p>
          </table:table-cell>
          <table:table-cell office:value-type="float" office:value="1090037" calcext:value-type="float">
            <text:p>1090037</text:p>
          </table:table-cell>
          <table:table-cell/>
          <table:table-cell office:value-type="float" office:value="11033128" calcext:value-type="float">
            <text:p>11033128</text:p>
          </table:table-cell>
          <table:table-cell office:value-type="percentage" office:value="0.008403" calcext:value-type="percentage">
            <text:p>0.84%</text:p>
          </table:table-cell>
          <table:table-cell office:value-type="float" office:value="10" calcext:value-type="float">
            <text:p>10</text:p>
          </table:table-cell>
          <table:table-cell office:value-type="float" office:value="1087659" calcext:value-type="float">
            <text:p>10876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5602" calcext:value-type="float">
            <text:p>85602</text:p>
          </table:table-cell>
          <table:table-cell table:style-name="ce1" office:value-type="percentage" office:value="0.000447" calcext:value-type="percentage">
            <text:p>0.04%</text:p>
          </table:table-cell>
          <table:table-cell office:value-type="float" office:value="251970064" calcext:value-type="float">
            <text:p>251970064</text:p>
          </table:table-cell>
          <table:table-cell table:style-name="ce1" office:value-type="percentage" office:value="0.037017" calcext:value-type="percentage">
            <text:p>3.70%</text:p>
          </table:table-cell>
          <table:table-cell office:value-type="float" office:value="4096" calcext:value-type="float">
            <text:p>4096</text:p>
          </table:table-cell>
          <table:table-cell office:value-type="float" office:value="18115" calcext:value-type="float">
            <text:p>18115</text:p>
          </table:table-cell>
          <table:table-cell table:style-name="ce1" office:value-type="percentage" office:value="0.00196" calcext:value-type="percentage">
            <text:p>0.20%</text:p>
          </table:table-cell>
          <table:table-cell office:value-type="float" office:value="53677151" calcext:value-type="float">
            <text:p>53677151</text:p>
          </table:table-cell>
          <table:table-cell table:style-name="ce1" office:value-type="percentage" office:value="0.044191" calcext:value-type="percentage">
            <text:p>4.42%</text:p>
          </table:table-cell>
          <table:table-cell/>
          <table:table-cell table:formula="of:=[.G74]/[.B74]" office:value-type="float" office:value="0.211618887409173" calcext:value-type="float">
            <text:p>0.2116188874</text:p>
          </table:table-cell>
          <table:table-cell table:formula="of:=[.I74]/[.D74]" office:value-type="float" office:value="0.213029874056785" calcext:value-type="float">
            <text:p>0.2130298741</text:p>
          </table:table-cell>
          <table:table-cell/>
          <table:table-cell office:value-type="float" office:value="21809067" calcext:value-type="float">
            <text:p>21809067</text:p>
          </table:table-cell>
          <table:table-cell office:value-type="percentage" office:value="0.00308" calcext:value-type="percentage">
            <text:p>0.31%</text:p>
          </table:table-cell>
          <table:table-cell office:value-type="float" office:value="20" calcext:value-type="float">
            <text:p>20</text:p>
          </table:table-cell>
          <table:table-cell office:value-type="float" office:value="1059800" calcext:value-type="float">
            <text:p>1059800</text:p>
          </table:table-cell>
          <table:table-cell/>
          <table:table-cell office:value-type="float" office:value="21651527" calcext:value-type="float">
            <text:p>21651527</text:p>
          </table:table-cell>
          <table:table-cell office:value-type="percentage" office:value="0.016491" calcext:value-type="percentage">
            <text:p>1.65%</text:p>
          </table:table-cell>
          <table:table-cell office:value-type="float" office:value="20" calcext:value-type="float">
            <text:p>20</text:p>
          </table:table-cell>
          <table:table-cell office:value-type="float" office:value="1042541" calcext:value-type="float">
            <text:p>10425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5678" calcext:value-type="float">
            <text:p>35678</text:p>
          </table:table-cell>
          <table:table-cell table:style-name="ce1" office:value-type="percentage" office:value="0.000186" calcext:value-type="percentage">
            <text:p>0.02%</text:p>
          </table:table-cell>
          <table:table-cell office:value-type="float" office:value="197586633" calcext:value-type="float">
            <text:p>197586633</text:p>
          </table:table-cell>
          <table:table-cell table:style-name="ce1" office:value-type="percentage" office:value="0.029028" calcext:value-type="percentage">
            <text:p>2.90%</text:p>
          </table:table-cell>
          <table:table-cell office:value-type="float" office:value="8192" calcext:value-type="float">
            <text:p>8192</text:p>
          </table:table-cell>
          <table:table-cell office:value-type="float" office:value="8945" calcext:value-type="float">
            <text:p>8945</text:p>
          </table:table-cell>
          <table:table-cell table:style-name="ce1" office:value-type="percentage" office:value="0.000968" calcext:value-type="percentage">
            <text:p>0.10%</text:p>
          </table:table-cell>
          <table:table-cell office:value-type="float" office:value="50317258" calcext:value-type="float">
            <text:p>50317258</text:p>
          </table:table-cell>
          <table:table-cell table:style-name="ce1" office:value-type="percentage" office:value="0.041425" calcext:value-type="percentage">
            <text:p>4.14%</text:p>
          </table:table-cell>
          <table:table-cell/>
          <table:table-cell table:formula="of:=[.G75]/[.B75]" office:value-type="float" office:value="0.25071472616178" calcext:value-type="float">
            <text:p>0.2507147262</text:p>
          </table:table-cell>
          <table:table-cell table:formula="of:=[.I75]/[.D75]" office:value-type="float" office:value="0.254659220798605" calcext:value-type="float">
            <text:p>0.2546592208</text:p>
          </table:table-cell>
          <table:table-cell/>
          <table:table-cell office:value-type="float" office:value="32187484" calcext:value-type="float">
            <text:p>32187484</text:p>
          </table:table-cell>
          <table:table-cell office:value-type="percentage" office:value="0.004546" calcext:value-type="percentage">
            <text:p>0.45%</text:p>
          </table:table-cell>
          <table:table-cell office:value-type="float" office:value="30" calcext:value-type="float">
            <text:p>30</text:p>
          </table:table-cell>
          <table:table-cell office:value-type="float" office:value="1004619" calcext:value-type="float">
            <text:p>1004619</text:p>
          </table:table-cell>
          <table:table-cell/>
          <table:table-cell office:value-type="float" office:value="31642986" calcext:value-type="float">
            <text:p>31642986</text:p>
          </table:table-cell>
          <table:table-cell office:value-type="percentage" office:value="0.024101" calcext:value-type="percentage">
            <text:p>2.41%</text:p>
          </table:table-cell>
          <table:table-cell office:value-type="float" office:value="30" calcext:value-type="float">
            <text:p>30</text:p>
          </table:table-cell>
          <table:table-cell office:value-type="float" office:value="970912" calcext:value-type="float">
            <text:p>9709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2317" calcext:value-type="float">
            <text:p>22317</text:p>
          </table:table-cell>
          <table:table-cell table:style-name="ce1" office:value-type="percentage" office:value="0.000117" calcext:value-type="percentage">
            <text:p>0.01%</text:p>
          </table:table-cell>
          <table:table-cell office:value-type="float" office:value="235109902" calcext:value-type="float">
            <text:p>235109902</text:p>
          </table:table-cell>
          <table:table-cell table:style-name="ce1" office:value-type="percentage" office:value="0.03454" calcext:value-type="percentage">
            <text:p>3.45%</text:p>
          </table:table-cell>
          <table:table-cell office:value-type="float" office:value="16384" calcext:value-type="float">
            <text:p>16384</text:p>
          </table:table-cell>
          <table:table-cell office:value-type="float" office:value="6320" calcext:value-type="float">
            <text:p>6320</text:p>
          </table:table-cell>
          <table:table-cell table:style-name="ce1" office:value-type="percentage" office:value="0.000684" calcext:value-type="percentage">
            <text:p>0.07%</text:p>
          </table:table-cell>
          <table:table-cell office:value-type="float" office:value="67146426" calcext:value-type="float">
            <text:p>67146426</text:p>
          </table:table-cell>
          <table:table-cell table:style-name="ce1" office:value-type="percentage" office:value="0.05528" calcext:value-type="percentage">
            <text:p>5.53%</text:p>
          </table:table-cell>
          <table:table-cell/>
          <table:table-cell table:formula="of:=[.G76]/[.B76]" office:value-type="float" office:value="0.283192185329569" calcext:value-type="float">
            <text:p>0.2831921853</text:p>
          </table:table-cell>
          <table:table-cell table:formula="of:=[.I76]/[.D76]" office:value-type="float" office:value="0.285595908248901" calcext:value-type="float">
            <text:p>0.2855959082</text:p>
          </table:table-cell>
          <table:table-cell/>
          <table:table-cell office:value-type="float" office:value="42014191" calcext:value-type="float">
            <text:p>42014191</text:p>
          </table:table-cell>
          <table:table-cell office:value-type="percentage" office:value="0.005934" calcext:value-type="percentage">
            <text:p>0.59%</text:p>
          </table:table-cell>
          <table:table-cell office:value-type="float" office:value="40" calcext:value-type="float">
            <text:p>40</text:p>
          </table:table-cell>
          <table:table-cell office:value-type="float" office:value="969261" calcext:value-type="float">
            <text:p>969261</text:p>
          </table:table-cell>
          <table:table-cell/>
          <table:table-cell office:value-type="float" office:value="41189379" calcext:value-type="float">
            <text:p>41189379</text:p>
          </table:table-cell>
          <table:table-cell office:value-type="percentage" office:value="0.031372" calcext:value-type="percentage">
            <text:p>3.14%</text:p>
          </table:table-cell>
          <table:table-cell office:value-type="float" office:value="40" calcext:value-type="float">
            <text:p>40</text:p>
          </table:table-cell>
          <table:table-cell office:value-type="float" office:value="946704" calcext:value-type="float">
            <text:p>94670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962" calcext:value-type="float">
            <text:p>3962</text:p>
          </table:table-cell>
          <table:table-cell table:style-name="ce1" office:value-type="percentage" office:value="0.000021" calcext:value-type="percentage">
            <text:p>0.00%</text:p>
          </table:table-cell>
          <table:table-cell office:value-type="float" office:value="96974041" calcext:value-type="float">
            <text:p>96974041</text:p>
          </table:table-cell>
          <table:table-cell table:style-name="ce1" office:value-type="percentage" office:value="0.014247" calcext:value-type="percentage">
            <text:p>1.42%</text:p>
          </table:table-cell>
          <table:table-cell office:value-type="float" office:value="32768" calcext:value-type="float">
            <text:p>32768</text:p>
          </table:table-cell>
          <table:table-cell office:value-type="float" office:value="1524" calcext:value-type="float">
            <text:p>1524</text:p>
          </table:table-cell>
          <table:table-cell table:style-name="ce1" office:value-type="percentage" office:value="0.000165" calcext:value-type="percentage">
            <text:p>0.02%</text:p>
          </table:table-cell>
          <table:table-cell office:value-type="float" office:value="37223697" calcext:value-type="float">
            <text:p>37223697</text:p>
          </table:table-cell>
          <table:table-cell table:style-name="ce1" office:value-type="percentage" office:value="0.030645" calcext:value-type="percentage">
            <text:p>3.06%</text:p>
          </table:table-cell>
          <table:table-cell/>
          <table:table-cell table:formula="of:=[.G77]/[.B77]" office:value-type="float" office:value="0.384654215042908" calcext:value-type="float">
            <text:p>0.384654215</text:p>
          </table:table-cell>
          <table:table-cell table:formula="of:=[.I77]/[.D77]" office:value-type="float" office:value="0.383852179574532" calcext:value-type="float">
            <text:p>0.3838521796</text:p>
          </table:table-cell>
          <table:table-cell/>
          <table:table-cell office:value-type="float" office:value="51578910" calcext:value-type="float">
            <text:p>51578910</text:p>
          </table:table-cell>
          <table:table-cell office:value-type="percentage" office:value="0.007285" calcext:value-type="percentage">
            <text:p>0.73%</text:p>
          </table:table-cell>
          <table:table-cell office:value-type="float" office:value="50" calcext:value-type="float">
            <text:p>50</text:p>
          </table:table-cell>
          <table:table-cell office:value-type="float" office:value="947567" calcext:value-type="float">
            <text:p>947567</text:p>
          </table:table-cell>
          <table:table-cell/>
          <table:table-cell office:value-type="float" office:value="50532298" calcext:value-type="float">
            <text:p>50532298</text:p>
          </table:table-cell>
          <table:table-cell office:value-type="percentage" office:value="0.038488" calcext:value-type="percentage">
            <text:p>3.85%</text:p>
          </table:table-cell>
          <table:table-cell office:value-type="float" office:value="50" calcext:value-type="float">
            <text:p>50</text:p>
          </table:table-cell>
          <table:table-cell office:value-type="float" office:value="925752" calcext:value-type="float">
            <text:p>9257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887" calcext:value-type="float">
            <text:p>7887</text:p>
          </table:table-cell>
          <table:table-cell table:style-name="ce1" office:value-type="percentage" office:value="0.000041" calcext:value-type="percentage">
            <text:p>0.00%</text:p>
          </table:table-cell>
          <table:table-cell office:value-type="float" office:value="395265168" calcext:value-type="float">
            <text:p>395265168</text:p>
          </table:table-cell>
          <table:table-cell table:style-name="ce1" office:value-type="percentage" office:value="0.058069" calcext:value-type="percentage">
            <text:p>5.81%</text:p>
          </table:table-cell>
          <table:table-cell office:value-type="float" office:value="65536" calcext:value-type="float">
            <text:p>65536</text:p>
          </table:table-cell>
          <table:table-cell office:value-type="float" office:value="2680" calcext:value-type="float">
            <text:p>2680</text:p>
          </table:table-cell>
          <table:table-cell table:style-name="ce1" office:value-type="percentage" office:value="0.00029" calcext:value-type="percentage">
            <text:p>0.03%</text:p>
          </table:table-cell>
          <table:table-cell office:value-type="float" office:value="133209280" calcext:value-type="float">
            <text:p>133209280</text:p>
          </table:table-cell>
          <table:table-cell table:style-name="ce1" office:value-type="percentage" office:value="0.109668" calcext:value-type="percentage">
            <text:p>10.97%</text:p>
          </table:table-cell>
          <table:table-cell/>
          <table:table-cell table:formula="of:=[.G78]/[.B78]" office:value-type="float" office:value="0.339799670343603" calcext:value-type="float">
            <text:p>0.3397996703</text:p>
          </table:table-cell>
          <table:table-cell table:formula="of:=[.I78]/[.D78]" office:value-type="float" office:value="0.337012443251767" calcext:value-type="float">
            <text:p>0.3370124433</text:p>
          </table:table-cell>
          <table:table-cell/>
          <table:table-cell office:value-type="float" office:value="60951224" calcext:value-type="float">
            <text:p>60951224</text:p>
          </table:table-cell>
          <table:table-cell office:value-type="percentage" office:value="0.008609" calcext:value-type="percentage">
            <text:p>0.86%</text:p>
          </table:table-cell>
          <table:table-cell office:value-type="float" office:value="60" calcext:value-type="float">
            <text:p>60</text:p>
          </table:table-cell>
          <table:table-cell office:value-type="float" office:value="929658" calcext:value-type="float">
            <text:p>929658</text:p>
          </table:table-cell>
          <table:table-cell/>
          <table:table-cell office:value-type="float" office:value="59687190" calcext:value-type="float">
            <text:p>59687190</text:p>
          </table:table-cell>
          <table:table-cell office:value-type="percentage" office:value="0.04546" calcext:value-type="percentage">
            <text:p>4.55%</text:p>
          </table:table-cell>
          <table:table-cell office:value-type="float" office:value="60" calcext:value-type="float">
            <text:p>60</text:p>
          </table:table-cell>
          <table:table-cell office:value-type="float" office:value="904342" calcext:value-type="float">
            <text:p>90434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920" calcext:value-type="float">
            <text:p>7920</text:p>
          </table:table-cell>
          <table:table-cell table:style-name="ce1" office:value-type="percentage" office:value="0.000041" calcext:value-type="percentage">
            <text:p>0.00%</text:p>
          </table:table-cell>
          <table:table-cell office:value-type="float" office:value="792516831" calcext:value-type="float">
            <text:p>792516831</text:p>
          </table:table-cell>
          <table:table-cell table:style-name="ce1" office:value-type="percentage" office:value="0.116429" calcext:value-type="percentage">
            <text:p>11.64%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8" calcext:value-type="float">
            <text:p>2948</text:p>
          </table:table-cell>
          <table:table-cell table:style-name="ce1" office:value-type="percentage" office:value="0.000319" calcext:value-type="percentage">
            <text:p>0.03%</text:p>
          </table:table-cell>
          <table:table-cell office:value-type="float" office:value="295464448" calcext:value-type="float">
            <text:p>295464448</text:p>
          </table:table-cell>
          <table:table-cell table:style-name="ce1" office:value-type="percentage" office:value="0.24325" calcext:value-type="percentage">
            <text:p>24.33%</text:p>
          </table:table-cell>
          <table:table-cell/>
          <table:table-cell table:formula="of:=[.G79]/[.B79]" office:value-type="float" office:value="0.372222222222222" calcext:value-type="float">
            <text:p>0.3722222222</text:p>
          </table:table-cell>
          <table:table-cell table:formula="of:=[.I79]/[.D79]" office:value-type="float" office:value="0.372817884040623" calcext:value-type="float">
            <text:p>0.372817884</text:p>
          </table:table-cell>
          <table:table-cell/>
          <table:table-cell office:value-type="float" office:value="70145254" calcext:value-type="float">
            <text:p>70145254</text:p>
          </table:table-cell>
          <table:table-cell office:value-type="percentage" office:value="0.009907" calcext:value-type="percentage">
            <text:p>0.99%</text:p>
          </table:table-cell>
          <table:table-cell office:value-type="float" office:value="70" calcext:value-type="float">
            <text:p>70</text:p>
          </table:table-cell>
          <table:table-cell office:value-type="float" office:value="911506" calcext:value-type="float">
            <text:p>911506</text:p>
          </table:table-cell>
          <table:table-cell/>
          <table:table-cell office:value-type="float" office:value="68638313" calcext:value-type="float">
            <text:p>68638313</text:p>
          </table:table-cell>
          <table:table-cell office:value-type="percentage" office:value="0.052278" calcext:value-type="percentage">
            <text:p>5.23%</text:p>
          </table:table-cell>
          <table:table-cell office:value-type="float" office:value="70" calcext:value-type="float">
            <text:p>70</text:p>
          </table:table-cell>
          <table:table-cell office:value-type="float" office:value="886801" calcext:value-type="float">
            <text:p>88680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419" calcext:value-type="float">
            <text:p>141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248109493" calcext:value-type="float">
            <text:p>248109493</text:p>
          </table:table-cell>
          <table:table-cell table:style-name="ce1" office:value-type="percentage" office:value="0.03645" calcext:value-type="percentage">
            <text:p>3.65%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8" calcext:value-type="float">
            <text:p>668</text:p>
          </table:table-cell>
          <table:table-cell table:style-name="ce1" office:value-type="percentage" office:value="0.000072" calcext:value-type="percentage">
            <text:p>0.01%</text:p>
          </table:table-cell>
          <table:table-cell office:value-type="float" office:value="118869331" calcext:value-type="float">
            <text:p>118869331</text:p>
          </table:table-cell>
          <table:table-cell table:style-name="ce1" office:value-type="percentage" office:value="0.097863" calcext:value-type="percentage">
            <text:p>9.79%</text:p>
          </table:table-cell>
          <table:table-cell/>
          <table:table-cell table:formula="of:=[.G80]/[.B80]" office:value-type="float" office:value="0.470754052149401" calcext:value-type="float">
            <text:p>0.4707540521</text:p>
          </table:table-cell>
          <table:table-cell table:formula="of:=[.I80]/[.D80]" office:value-type="float" office:value="0.479100293836802" calcext:value-type="float">
            <text:p>0.4791002938</text:p>
          </table:table-cell>
          <table:table-cell/>
          <table:table-cell office:value-type="float" office:value="79156847" calcext:value-type="float">
            <text:p>79156847</text:p>
          </table:table-cell>
          <table:table-cell office:value-type="percentage" office:value="0.01118" calcext:value-type="percentage">
            <text:p>1.12%</text:p>
          </table:table-cell>
          <table:table-cell office:value-type="float" office:value="80" calcext:value-type="float">
            <text:p>80</text:p>
          </table:table-cell>
          <table:table-cell office:value-type="float" office:value="896041" calcext:value-type="float">
            <text:p>896041</text:p>
          </table:table-cell>
          <table:table-cell/>
          <table:table-cell office:value-type="float" office:value="77345020" calcext:value-type="float">
            <text:p>77345020</text:p>
          </table:table-cell>
          <table:table-cell office:value-type="percentage" office:value="0.058909" calcext:value-type="percentage">
            <text:p>5.89%</text:p>
          </table:table-cell>
          <table:table-cell office:value-type="float" office:value="80" calcext:value-type="float">
            <text:p>80</text:p>
          </table:table-cell>
          <table:table-cell office:value-type="float" office:value="853132" calcext:value-type="float">
            <text:p>85313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82" calcext:value-type="float">
            <text:p>28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90598256" calcext:value-type="float">
            <text:p>90598256</text:p>
          </table:table-cell>
          <table:table-cell table:style-name="ce1" office:value-type="percentage" office:value="0.01331" calcext:value-type="percentage">
            <text:p>1.33%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2" calcext:value-type="float">
            <text:p>152</text:p>
          </table:table-cell>
          <table:table-cell table:style-name="ce1" office:value-type="percentage" office:value="0.000016" calcext:value-type="percentage">
            <text:p>0.00%</text:p>
          </table:table-cell>
          <table:table-cell office:value-type="float" office:value="49859348" calcext:value-type="float">
            <text:p>49859348</text:p>
          </table:table-cell>
          <table:table-cell table:style-name="ce1" office:value-type="percentage" office:value="0.041048" calcext:value-type="percentage">
            <text:p>4.10%</text:p>
          </table:table-cell>
          <table:table-cell/>
          <table:table-cell table:formula="of:=[.G81]/[.B81]" office:value-type="float" office:value="0.539007092198582" calcext:value-type="float">
            <text:p>0.5390070922</text:p>
          </table:table-cell>
          <table:table-cell table:formula="of:=[.I81]/[.D81]" office:value-type="float" office:value="0.550334522995674" calcext:value-type="float">
            <text:p>0.550334523</text:p>
          </table:table-cell>
          <table:table-cell/>
          <table:table-cell office:value-type="float" office:value="88014651" calcext:value-type="float">
            <text:p>88014651</text:p>
          </table:table-cell>
          <table:table-cell office:value-type="percentage" office:value="0.012431" calcext:value-type="percentage">
            <text:p>1.24%</text:p>
          </table:table-cell>
          <table:table-cell office:value-type="float" office:value="90" calcext:value-type="float">
            <text:p>90</text:p>
          </table:table-cell>
          <table:table-cell office:value-type="float" office:value="878653" calcext:value-type="float">
            <text:p>878653</text:p>
          </table:table-cell>
          <table:table-cell/>
          <table:table-cell office:value-type="float" office:value="85590577" calcext:value-type="float">
            <text:p>85590577</text:p>
          </table:table-cell>
          <table:table-cell office:value-type="percentage" office:value="0.065189" calcext:value-type="percentage">
            <text:p>6.52%</text:p>
          </table:table-cell>
          <table:table-cell office:value-type="float" office:value="90" calcext:value-type="float">
            <text:p>90</text:p>
          </table:table-cell>
          <table:table-cell office:value-type="float" office:value="818281" calcext:value-type="float">
            <text:p>81828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49" calcext:value-type="float">
            <text:p>14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1510950" calcext:value-type="float">
            <text:p>121510950</text:p>
          </table:table-cell>
          <table:table-cell table:style-name="ce1" office:value-type="percentage" office:value="0.017851" calcext:value-type="percentage">
            <text:p>1.79%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3" calcext:value-type="float">
            <text:p>113</text:p>
          </table:table-cell>
          <table:table-cell table:style-name="ce1" office:value-type="percentage" office:value="0.000012" calcext:value-type="percentage">
            <text:p>0.00%</text:p>
          </table:table-cell>
          <table:table-cell office:value-type="float" office:value="94492491" calcext:value-type="float">
            <text:p>94492491</text:p>
          </table:table-cell>
          <table:table-cell table:style-name="ce1" office:value-type="percentage" office:value="0.077794" calcext:value-type="percentage">
            <text:p>7.78%</text:p>
          </table:table-cell>
          <table:table-cell/>
          <table:table-cell table:formula="of:=[.G82]/[.B82]" office:value-type="float" office:value="0.758389261744966" calcext:value-type="float">
            <text:p>0.7583892617</text:p>
          </table:table-cell>
          <table:table-cell table:formula="of:=[.I82]/[.D82]" office:value-type="float" office:value="0.777645891172771" calcext:value-type="float">
            <text:p>0.7776458912</text:p>
          </table:table-cell>
          <table:table-cell/>
          <table:table-cell office:value-type="float" office:value="96617898" calcext:value-type="float">
            <text:p>96617898</text:p>
          </table:table-cell>
          <table:table-cell office:value-type="percentage" office:value="0.013646" calcext:value-type="percentage">
            <text:p>1.36%</text:p>
          </table:table-cell>
          <table:table-cell office:value-type="float" office:value="100" calcext:value-type="float">
            <text:p>100</text:p>
          </table:table-cell>
          <table:table-cell office:value-type="float" office:value="837168" calcext:value-type="float">
            <text:p>837168</text:p>
          </table:table-cell>
          <table:table-cell/>
          <table:table-cell office:value-type="float" office:value="93504008" calcext:value-type="float">
            <text:p>93504008</text:p>
          </table:table-cell>
          <table:table-cell office:value-type="percentage" office:value="0.071217" calcext:value-type="percentage">
            <text:p>7.12%</text:p>
          </table:table-cell>
          <table:table-cell office:value-type="float" office:value="100" calcext:value-type="float">
            <text:p>100</text:p>
          </table:table-cell>
          <table:table-cell office:value-type="float" office:value="779412" calcext:value-type="float">
            <text:p>77941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7" calcext:value-type="float">
            <text:p>1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242153" calcext:value-type="float">
            <text:p>18242153</text:p>
          </table:table-cell>
          <table:table-cell table:style-name="ce1" office:value-type="percentage" office:value="0.00268" calcext:value-type="percentage">
            <text:p>0.27%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" calcext:value-type="float">
            <text:p>1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901223" calcext:value-type="float">
            <text:p>12901223</text:p>
          </table:table-cell>
          <table:table-cell table:style-name="ce1" office:value-type="percentage" office:value="0.010621" calcext:value-type="percentage">
            <text:p>1.06%</text:p>
          </table:table-cell>
          <table:table-cell/>
          <table:table-cell table:formula="of:=[.G83]/[.B83]" office:value-type="float" office:value="0.705882352941176" calcext:value-type="float">
            <text:p>0.7058823529</text:p>
          </table:table-cell>
          <table:table-cell table:formula="of:=[.I83]/[.D83]" office:value-type="float" office:value="0.707220414169314" calcext:value-type="float">
            <text:p>0.7072204142</text:p>
          </table:table-cell>
          <table:table-cell/>
          <table:table-cell office:value-type="float" office:value="158342634" calcext:value-type="float">
            <text:p>158342634</text:p>
          </table:table-cell>
          <table:table-cell office:value-type="percentage" office:value="0.022364" calcext:value-type="percentage">
            <text:p>2.24%</text:p>
          </table:table-cell>
          <table:table-cell office:value-type="float" office:value="200" calcext:value-type="float">
            <text:p>200</text:p>
          </table:table-cell>
          <table:table-cell office:value-type="float" office:value="425713" calcext:value-type="float">
            <text:p>425713</text:p>
          </table:table-cell>
          <table:table-cell/>
          <table:table-cell office:value-type="float" office:value="139681314" calcext:value-type="float">
            <text:p>139681314</text:p>
          </table:table-cell>
          <table:table-cell office:value-type="percentage" office:value="0.106387" calcext:value-type="percentage">
            <text:p>10.64%</text:p>
          </table:table-cell>
          <table:table-cell office:value-type="float" office:value="200" calcext:value-type="float">
            <text:p>200</text:p>
          </table:table-cell>
          <table:table-cell office:value-type="float" office:value="327986" calcext:value-type="float">
            <text:p>327986</text:p>
          </table:table-cell>
        </table:table-row>
        <table:table-row table:style-name="ro1">
          <table:table-cell table:number-columns-repeated="14"/>
          <table:table-cell office:value-type="float" office:value="193103986" calcext:value-type="float">
            <text:p>193103986</text:p>
          </table:table-cell>
          <table:table-cell office:value-type="percentage" office:value="0.027274" calcext:value-type="percentage">
            <text:p>2.73%</text:p>
          </table:table-cell>
          <table:table-cell office:value-type="float" office:value="300" calcext:value-type="float">
            <text:p>300</text:p>
          </table:table-cell>
          <table:table-cell office:value-type="float" office:value="326061" calcext:value-type="float">
            <text:p>326061</text:p>
          </table:table-cell>
          <table:table-cell/>
          <table:table-cell office:value-type="float" office:value="168391127" calcext:value-type="float">
            <text:p>168391127</text:p>
          </table:table-cell>
          <table:table-cell office:value-type="percentage" office:value="0.128254" calcext:value-type="percentage">
            <text:p>12.83%</text:p>
          </table:table-cell>
          <table:table-cell office:value-type="float" office:value="300" calcext:value-type="float">
            <text:p>300</text:p>
          </table:table-cell>
          <table:table-cell office:value-type="float" office:value="265639" calcext:value-type="float">
            <text:p>265639</text:p>
          </table:table-cell>
        </table:table-row>
        <table:table-row table:style-name="ro1">
          <table:table-cell table:number-columns-repeated="14"/>
          <table:table-cell office:value-type="float" office:value="223120962" calcext:value-type="float">
            <text:p>223120962</text:p>
          </table:table-cell>
          <table:table-cell office:value-type="percentage" office:value="0.031514" calcext:value-type="percentage">
            <text:p>3.15%</text:p>
          </table:table-cell>
          <table:table-cell office:value-type="float" office:value="400" calcext:value-type="float">
            <text:p>400</text:p>
          </table:table-cell>
          <table:table-cell office:value-type="float" office:value="279275" calcext:value-type="float">
            <text:p>279275</text:p>
          </table:table-cell>
          <table:table-cell/>
          <table:table-cell office:value-type="float" office:value="193396001" calcext:value-type="float">
            <text:p>193396001</text:p>
          </table:table-cell>
          <table:table-cell office:value-type="percentage" office:value="0.147299" calcext:value-type="percentage">
            <text:p>14.73%</text:p>
          </table:table-cell>
          <table:table-cell office:value-type="float" office:value="400" calcext:value-type="float">
            <text:p>400</text:p>
          </table:table-cell>
          <table:table-cell office:value-type="float" office:value="231754" calcext:value-type="float">
            <text:p>231754</text:p>
          </table:table-cell>
        </table:table-row>
        <table:table-row table:style-name="ro1">
          <table:table-cell table:number-columns-repeated="14"/>
          <table:table-cell office:value-type="float" office:value="250106004" calcext:value-type="float">
            <text:p>250106004</text:p>
          </table:table-cell>
          <table:table-cell office:value-type="percentage" office:value="0.035325" calcext:value-type="percentage">
            <text:p>3.53%</text:p>
          </table:table-cell>
          <table:table-cell office:value-type="float" office:value="500" calcext:value-type="float">
            <text:p>500</text:p>
          </table:table-cell>
          <table:table-cell office:value-type="float" office:value="263576" calcext:value-type="float">
            <text:p>263576</text:p>
          </table:table-cell>
          <table:table-cell/>
          <table:table-cell office:value-type="float" office:value="215406443" calcext:value-type="float">
            <text:p>215406443</text:p>
          </table:table-cell>
          <table:table-cell office:value-type="percentage" office:value="0.164063" calcext:value-type="percentage">
            <text:p>16.41%</text:p>
          </table:table-cell>
          <table:table-cell office:value-type="float" office:value="500" calcext:value-type="float">
            <text:p>500</text:p>
          </table:table-cell>
          <table:table-cell office:value-type="float" office:value="205820" calcext:value-type="float">
            <text:p>205820</text:p>
          </table:table-cell>
        </table:table-row>
        <table:table-row table:style-name="ro1">
          <table:table-cell table:number-columns-repeated="14"/>
          <table:table-cell office:value-type="float" office:value="275678361" calcext:value-type="float">
            <text:p>275678361</text:p>
          </table:table-cell>
          <table:table-cell office:value-type="percentage" office:value="0.038937" calcext:value-type="percentage">
            <text:p>3.89%</text:p>
          </table:table-cell>
          <table:table-cell office:value-type="float" office:value="600" calcext:value-type="float">
            <text:p>600</text:p>
          </table:table-cell>
          <table:table-cell office:value-type="float" office:value="246245" calcext:value-type="float">
            <text:p>246245</text:p>
          </table:table-cell>
          <table:table-cell/>
          <table:table-cell office:value-type="float" office:value="234616257" calcext:value-type="float">
            <text:p>234616257</text:p>
          </table:table-cell>
          <table:table-cell office:value-type="percentage" office:value="0.178694" calcext:value-type="percentage">
            <text:p>17.87%</text:p>
          </table:table-cell>
          <table:table-cell office:value-type="float" office:value="600" calcext:value-type="float">
            <text:p>600</text:p>
          </table:table-cell>
          <table:table-cell office:value-type="float" office:value="175598" calcext:value-type="float">
            <text:p>175598</text:p>
          </table:table-cell>
        </table:table-row>
        <table:table-row table:style-name="ro1">
          <table:table-cell table:number-columns-repeated="14"/>
          <table:table-cell office:value-type="float" office:value="299250719" calcext:value-type="float">
            <text:p>299250719</text:p>
          </table:table-cell>
          <table:table-cell office:value-type="percentage" office:value="0.042266" calcext:value-type="percentage">
            <text:p>4.23%</text:p>
          </table:table-cell>
          <table:table-cell office:value-type="float" office:value="700" calcext:value-type="float">
            <text:p>700</text:p>
          </table:table-cell>
          <table:table-cell office:value-type="float" office:value="227283" calcext:value-type="float">
            <text:p>227283</text:p>
          </table:table-cell>
          <table:table-cell/>
          <table:table-cell office:value-type="float" office:value="250907246" calcext:value-type="float">
            <text:p>250907246</text:p>
          </table:table-cell>
          <table:table-cell office:value-type="percentage" office:value="0.191102" calcext:value-type="percentage">
            <text:p>19.11%</text:p>
          </table:table-cell>
          <table:table-cell office:value-type="float" office:value="700" calcext:value-type="float">
            <text:p>700</text:p>
          </table:table-cell>
          <table:table-cell office:value-type="float" office:value="155239" calcext:value-type="float">
            <text:p>155239</text:p>
          </table:table-cell>
        </table:table-row>
        <table:table-row table:style-name="ro1">
          <table:table-cell table:number-columns-repeated="14"/>
          <table:table-cell office:value-type="float" office:value="321437321" calcext:value-type="float">
            <text:p>321437321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800" calcext:value-type="float">
            <text:p>800</text:p>
          </table:table-cell>
          <table:table-cell office:value-type="float" office:value="214864" calcext:value-type="float">
            <text:p>214864</text:p>
          </table:table-cell>
          <table:table-cell/>
          <table:table-cell office:value-type="float" office:value="266028815" calcext:value-type="float">
            <text:p>266028815</text:p>
          </table:table-cell>
          <table:table-cell office:value-type="percentage" office:value="0.202619" calcext:value-type="percentage">
            <text:p>20.26%</text:p>
          </table:table-cell>
          <table:table-cell office:value-type="float" office:value="800" calcext:value-type="float">
            <text:p>800</text:p>
          </table:table-cell>
          <table:table-cell office:value-type="float" office:value="147343" calcext:value-type="float">
            <text:p>147343</text:p>
          </table:table-cell>
        </table:table-row>
        <table:table-row table:style-name="ro1">
          <table:table-cell table:number-columns-repeated="14"/>
          <table:table-cell office:value-type="float" office:value="342150143" calcext:value-type="float">
            <text:p>342150143</text:p>
          </table:table-cell>
          <table:table-cell office:value-type="percentage" office:value="0.048325" calcext:value-type="percentage">
            <text:p>4.83%</text:p>
          </table:table-cell>
          <table:table-cell office:value-type="float" office:value="900" calcext:value-type="float">
            <text:p>900</text:p>
          </table:table-cell>
          <table:table-cell office:value-type="float" office:value="199921" calcext:value-type="float">
            <text:p>199921</text:p>
          </table:table-cell>
          <table:table-cell/>
          <table:table-cell office:value-type="float" office:value="280378310" calcext:value-type="float">
            <text:p>280378310</text:p>
          </table:table-cell>
          <table:table-cell office:value-type="percentage" office:value="0.213548" calcext:value-type="percentage">
            <text:p>21.35%</text:p>
          </table:table-cell>
          <table:table-cell office:value-type="float" office:value="900" calcext:value-type="float">
            <text:p>900</text:p>
          </table:table-cell>
          <table:table-cell office:value-type="float" office:value="140115" calcext:value-type="float">
            <text:p>140115</text:p>
          </table:table-cell>
        </table:table-row>
        <table:table-row table:style-name="ro1">
          <table:table-cell table:number-columns-repeated="14"/>
          <table:table-cell office:value-type="float" office:value="361518922" calcext:value-type="float">
            <text:p>361518922</text:p>
          </table:table-cell>
          <table:table-cell office:value-type="percentage" office:value="0.051061" calcext:value-type="percentage">
            <text:p>5.11%</text:p>
          </table:table-cell>
          <table:table-cell office:value-type="float" office:value="1000" calcext:value-type="float">
            <text:p>1000</text:p>
          </table:table-cell>
          <table:table-cell office:value-type="float" office:value="185605" calcext:value-type="float">
            <text:p>185605</text:p>
          </table:table-cell>
          <table:table-cell/>
          <table:table-cell office:value-type="float" office:value="294037880" calcext:value-type="float">
            <text:p>294037880</text:p>
          </table:table-cell>
          <table:table-cell office:value-type="percentage" office:value="0.223952" calcext:value-type="percentage">
            <text:p>22.40%</text:p>
          </table:table-cell>
          <table:table-cell office:value-type="float" office:value="1000" calcext:value-type="float">
            <text:p>1000</text:p>
          </table:table-cell>
          <table:table-cell office:value-type="float" office:value="133756" calcext:value-type="float">
            <text:p>133756</text:p>
          </table:table-cell>
        </table:table-row>
        <table:table-row table:style-name="ro1">
          <table:table-cell table:number-columns-repeated="14"/>
          <table:table-cell office:value-type="float" office:value="510099611" calcext:value-type="float">
            <text:p>510099611</text:p>
          </table:table-cell>
          <table:table-cell office:value-type="percentage" office:value="0.072046" calcext:value-type="percentage">
            <text:p>7.20%</text:p>
          </table:table-cell>
          <table:table-cell office:value-type="float" office:value="2000" calcext:value-type="float">
            <text:p>2000</text:p>
          </table:table-cell>
          <table:table-cell office:value-type="float" office:value="132759" calcext:value-type="float">
            <text:p>132759</text:p>
          </table:table-cell>
          <table:table-cell/>
          <table:table-cell office:value-type="float" office:value="416689062" calcext:value-type="float">
            <text:p>416689062</text:p>
          </table:table-cell>
          <table:table-cell office:value-type="percentage" office:value="0.317368" calcext:value-type="percentage">
            <text:p>31.74%</text:p>
          </table:table-cell>
          <table:table-cell office:value-type="float" office:value="2000" calcext:value-type="float">
            <text:p>2000</text:p>
          </table:table-cell>
          <table:table-cell office:value-type="float" office:value="115466" calcext:value-type="float">
            <text:p>115466</text:p>
          </table:table-cell>
        </table:table-row>
        <table:table-row table:style-name="ro1">
          <table:table-cell table:number-columns-repeated="14"/>
          <table:table-cell office:value-type="float" office:value="636984637" calcext:value-type="float">
            <text:p>636984637</text:p>
          </table:table-cell>
          <table:table-cell office:value-type="percentage" office:value="0.089968" calcext:value-type="percentage">
            <text:p>9.00%</text:p>
          </table:table-cell>
          <table:table-cell office:value-type="float" office:value="3000" calcext:value-type="float">
            <text:p>3000</text:p>
          </table:table-cell>
          <table:table-cell office:value-type="float" office:value="122961" calcext:value-type="float">
            <text:p>122961</text:p>
          </table:table-cell>
          <table:table-cell/>
          <table:table-cell office:value-type="float" office:value="523356068" calcext:value-type="float">
            <text:p>523356068</text:p>
          </table:table-cell>
          <table:table-cell office:value-type="percentage" office:value="0.39861" calcext:value-type="percentage">
            <text:p>39.86%</text:p>
          </table:table-cell>
          <table:table-cell office:value-type="float" office:value="3000" calcext:value-type="float">
            <text:p>3000</text:p>
          </table:table-cell>
          <table:table-cell office:value-type="float" office:value="98273" calcext:value-type="float">
            <text:p>98273</text:p>
          </table:table-cell>
        </table:table-row>
        <table:table-row table:style-name="ro1">
          <table:table-cell table:number-columns-repeated="14"/>
          <table:table-cell office:value-type="float" office:value="757267659" calcext:value-type="float">
            <text:p>757267659</text:p>
          </table:table-cell>
          <table:table-cell office:value-type="percentage" office:value="0.106956" calcext:value-type="percentage">
            <text:p>10.70%</text:p>
          </table:table-cell>
          <table:table-cell office:value-type="float" office:value="4000" calcext:value-type="float">
            <text:p>4000</text:p>
          </table:table-cell>
          <table:table-cell office:value-type="float" office:value="117723" calcext:value-type="float">
            <text:p>117723</text:p>
          </table:table-cell>
          <table:table-cell/>
          <table:table-cell office:value-type="float" office:value="609442787" calcext:value-type="float">
            <text:p>609442787</text:p>
          </table:table-cell>
          <table:table-cell office:value-type="percentage" office:value="0.464178" calcext:value-type="percentage">
            <text:p>46.42%</text:p>
          </table:table-cell>
          <table:table-cell office:value-type="float" office:value="4000" calcext:value-type="float">
            <text:p>4000</text:p>
          </table:table-cell>
          <table:table-cell office:value-type="float" office:value="71544" calcext:value-type="float">
            <text:p>71544</text:p>
          </table:table-cell>
        </table:table-row>
        <table:table-row table:style-name="ro1">
          <table:table-cell table:number-columns-repeated="14"/>
          <table:table-cell office:value-type="float" office:value="872308378" calcext:value-type="float">
            <text:p>872308378</text:p>
          </table:table-cell>
          <table:table-cell office:value-type="percentage" office:value="0.123205" calcext:value-type="percentage">
            <text:p>12.32%</text:p>
          </table:table-cell>
          <table:table-cell office:value-type="float" office:value="5000" calcext:value-type="float">
            <text:p>5000</text:p>
          </table:table-cell>
          <table:table-cell office:value-type="float" office:value="111549" calcext:value-type="float">
            <text:p>111549</text:p>
          </table:table-cell>
          <table:table-cell/>
          <table:table-cell office:value-type="float" office:value="671983802" calcext:value-type="float">
            <text:p>671983802</text:p>
          </table:table-cell>
          <table:table-cell office:value-type="percentage" office:value="0.511812" calcext:value-type="percentage">
            <text:p>51.18%</text:p>
          </table:table-cell>
          <table:table-cell office:value-type="float" office:value="5000" calcext:value-type="float">
            <text:p>5000</text:p>
          </table:table-cell>
          <table:table-cell office:value-type="float" office:value="57904" calcext:value-type="float">
            <text:p>57904</text:p>
          </table:table-cell>
        </table:table-row>
        <table:table-row table:style-name="ro1">
          <table:table-cell table:number-columns-repeated="14"/>
          <table:table-cell office:value-type="float" office:value="980220916" calcext:value-type="float">
            <text:p>980220916</text:p>
          </table:table-cell>
          <table:table-cell office:value-type="percentage" office:value="0.138446" calcext:value-type="percentage">
            <text:p>13.84%</text:p>
          </table:table-cell>
          <table:table-cell office:value-type="float" office:value="6000" calcext:value-type="float">
            <text:p>6000</text:p>
          </table:table-cell>
          <table:table-cell office:value-type="float" office:value="104596" calcext:value-type="float">
            <text:p>104596</text:p>
          </table:table-cell>
          <table:table-cell/>
          <table:table-cell office:value-type="float" office:value="724829151" calcext:value-type="float">
            <text:p>724829151</text:p>
          </table:table-cell>
          <table:table-cell office:value-type="percentage" office:value="0.552061" calcext:value-type="percentage">
            <text:p>55.21%</text:p>
          </table:table-cell>
          <table:table-cell office:value-type="float" office:value="6000" calcext:value-type="float">
            <text:p>6000</text:p>
          </table:table-cell>
          <table:table-cell office:value-type="float" office:value="47241" calcext:value-type="float">
            <text:p>47241</text:p>
          </table:table-cell>
        </table:table-row>
        <table:table-row table:style-name="ro1">
          <table:table-cell table:number-columns-repeated="14"/>
          <table:table-cell office:value-type="float" office:value="1081888133" calcext:value-type="float">
            <text:p>1081888133</text:p>
          </table:table-cell>
          <table:table-cell office:value-type="percentage" office:value="0.152806" calcext:value-type="percentage">
            <text:p>15.28%</text:p>
          </table:table-cell>
          <table:table-cell office:value-type="float" office:value="7000" calcext:value-type="float">
            <text:p>7000</text:p>
          </table:table-cell>
          <table:table-cell office:value-type="float" office:value="98208" calcext:value-type="float">
            <text:p>98208</text:p>
          </table:table-cell>
          <table:table-cell/>
          <table:table-cell office:value-type="float" office:value="764555646" calcext:value-type="float">
            <text:p>764555646</text:p>
          </table:table-cell>
          <table:table-cell office:value-type="percentage" office:value="0.582318" calcext:value-type="percentage">
            <text:p>58.23%</text:p>
          </table:table-cell>
          <table:table-cell office:value-type="float" office:value="7000" calcext:value-type="float">
            <text:p>7000</text:p>
          </table:table-cell>
          <table:table-cell office:value-type="float" office:value="32446" calcext:value-type="float">
            <text:p>32446</text:p>
          </table:table-cell>
        </table:table-row>
        <table:table-row table:style-name="ro1">
          <table:table-cell table:number-columns-repeated="14"/>
          <table:table-cell office:value-type="float" office:value="1176171432" calcext:value-type="float">
            <text:p>1176171432</text:p>
          </table:table-cell>
          <table:table-cell office:value-type="percentage" office:value="0.166122" calcext:value-type="percentage">
            <text:p>16.61%</text:p>
          </table:table-cell>
          <table:table-cell office:value-type="float" office:value="8000" calcext:value-type="float">
            <text:p>8000</text:p>
          </table:table-cell>
          <table:table-cell office:value-type="float" office:value="89050" calcext:value-type="float">
            <text:p>89050</text:p>
          </table:table-cell>
          <table:table-cell/>
          <table:table-cell office:value-type="float" office:value="791801438" calcext:value-type="float">
            <text:p>791801438</text:p>
          </table:table-cell>
          <table:table-cell office:value-type="percentage" office:value="0.60307" calcext:value-type="percentage">
            <text:p>60.31%</text:p>
          </table:table-cell>
          <table:table-cell office:value-type="float" office:value="8000" calcext:value-type="float">
            <text:p>8000</text:p>
          </table:table-cell>
          <table:table-cell office:value-type="float" office:value="21510" calcext:value-type="float">
            <text:p>21510</text:p>
          </table:table-cell>
        </table:table-row>
        <table:table-row table:style-name="ro1">
          <table:table-cell table:number-columns-repeated="14"/>
          <table:table-cell office:value-type="float" office:value="1259840204" calcext:value-type="float">
            <text:p>1259840204</text:p>
          </table:table-cell>
          <table:table-cell office:value-type="percentage" office:value="0.17794" calcext:value-type="percentage">
            <text:p>17.79%</text:p>
          </table:table-cell>
          <table:table-cell office:value-type="float" office:value="9000" calcext:value-type="float">
            <text:p>9000</text:p>
          </table:table-cell>
          <table:table-cell office:value-type="float" office:value="78451" calcext:value-type="float">
            <text:p>78451</text:p>
          </table:table-cell>
          <table:table-cell/>
          <table:table-cell office:value-type="float" office:value="808879617" calcext:value-type="float">
            <text:p>808879617</text:p>
          </table:table-cell>
          <table:table-cell office:value-type="percentage" office:value="0.616077" calcext:value-type="percentage">
            <text:p>61.61%</text:p>
          </table:table-cell>
          <table:table-cell office:value-type="float" office:value="9000" calcext:value-type="float">
            <text:p>9000</text:p>
          </table:table-cell>
          <table:table-cell office:value-type="float" office:value="14330" calcext:value-type="float">
            <text:p>14330</text:p>
          </table:table-cell>
        </table:table-row>
        <table:table-row table:style-name="ro1">
          <table:table-cell table:number-columns-repeated="14"/>
          <table:table-cell office:value-type="float" office:value="1332157102" calcext:value-type="float">
            <text:p>1332157102</text:p>
          </table:table-cell>
          <table:table-cell office:value-type="percentage" office:value="0.188154" calcext:value-type="percentage">
            <text:p>18.82%</text:p>
          </table:table-cell>
          <table:table-cell office:value-type="float" office:value="10000" calcext:value-type="float">
            <text:p>10000</text:p>
          </table:table-cell>
          <table:table-cell office:value-type="float" office:value="65915" calcext:value-type="float">
            <text:p>65915</text:p>
          </table:table-cell>
          <table:table-cell/>
          <table:table-cell office:value-type="float" office:value="822067509" calcext:value-type="float">
            <text:p>822067509</text:p>
          </table:table-cell>
          <table:table-cell office:value-type="percentage" office:value="0.626122" calcext:value-type="percentage">
            <text:p>62.61%</text:p>
          </table:table-cell>
          <table:table-cell office:value-type="float" office:value="10000" calcext:value-type="float">
            <text:p>10000</text:p>
          </table:table-cell>
          <table:table-cell office:value-type="float" office:value="12232" calcext:value-type="float">
            <text:p>12232</text:p>
          </table:table-cell>
        </table:table-row>
        <table:table-row table:style-name="ro1">
          <table:table-cell table:number-columns-repeated="14"/>
          <table:table-cell office:value-type="float" office:value="1796263870" calcext:value-type="float">
            <text:p>1796263870</text:p>
          </table:table-cell>
          <table:table-cell office:value-type="percentage" office:value="0.253704" calcext:value-type="percentage">
            <text:p>25.37%</text:p>
          </table:table-cell>
          <table:table-cell office:value-type="float" office:value="20000" calcext:value-type="float">
            <text:p>20000</text:p>
          </table:table-cell>
          <table:table-cell office:value-type="float" office:value="24177" calcext:value-type="float">
            <text:p>24177</text:p>
          </table:table-cell>
          <table:table-cell/>
          <table:table-cell office:value-type="float" office:value="906509935" calcext:value-type="float">
            <text:p>906509935</text:p>
          </table:table-cell>
          <table:table-cell office:value-type="percentage" office:value="0.690437" calcext:value-type="percentage">
            <text:p>69.04%</text:p>
          </table:table-cell>
          <table:table-cell office:value-type="float" office:value="20000" calcext:value-type="float">
            <text:p>20000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table:number-columns-repeated="14"/>
          <table:table-cell office:value-type="float" office:value="1936837688" calcext:value-type="float">
            <text:p>1936837688</text:p>
          </table:table-cell>
          <table:table-cell office:value-type="percentage" office:value="0.273558" calcext:value-type="percentage">
            <text:p>27.36%</text:p>
          </table:table-cell>
          <table:table-cell office:value-type="float" office:value="30000" calcext:value-type="float">
            <text:p>30000</text:p>
          </table:table-cell>
          <table:table-cell office:value-type="float" office:value="10938" calcext:value-type="float">
            <text:p>10938</text:p>
          </table:table-cell>
          <table:table-cell/>
          <table:table-cell office:value-type="float" office:value="948991222" calcext:value-type="float">
            <text:p>948991222</text:p>
          </table:table-cell>
          <table:table-cell office:value-type="percentage" office:value="0.722792" calcext:value-type="percentage">
            <text:p>72.28%</text:p>
          </table:table-cell>
          <table:table-cell office:value-type="float" office:value="30000" calcext:value-type="float">
            <text:p>30000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table:number-columns-repeated="14"/>
          <table:table-cell office:value-type="float" office:value="2036389834" calcext:value-type="float">
            <text:p>2036389834</text:p>
          </table:table-cell>
          <table:table-cell office:value-type="percentage" office:value="0.287619" calcext:value-type="percentage">
            <text:p>28.76%</text:p>
          </table:table-cell>
          <table:table-cell office:value-type="float" office:value="40000" calcext:value-type="float">
            <text:p>40000</text:p>
          </table:table-cell>
          <table:table-cell office:value-type="float" office:value="9177" calcext:value-type="float">
            <text:p>9177</text:p>
          </table:table-cell>
          <table:table-cell/>
          <table:table-cell office:value-type="float" office:value="978281401" calcext:value-type="float">
            <text:p>978281401</text:p>
          </table:table-cell>
          <table:table-cell office:value-type="percentage" office:value="0.745101" calcext:value-type="percentage">
            <text:p>74.51%</text:p>
          </table:table-cell>
          <table:table-cell office:value-type="float" office:value="40000" calcext:value-type="float">
            <text:p>40000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table:number-columns-repeated="14"/>
          <table:table-cell office:value-type="float" office:value="2118912929" calcext:value-type="float">
            <text:p>2118912929</text:p>
          </table:table-cell>
          <table:table-cell office:value-type="percentage" office:value="0.299275" calcext:value-type="percentage">
            <text:p>29.93%</text:p>
          </table:table-cell>
          <table:table-cell office:value-type="float" office:value="50000" calcext:value-type="float">
            <text:p>50000</text:p>
          </table:table-cell>
          <table:table-cell office:value-type="float" office:value="7253" calcext:value-type="float">
            <text:p>7253</text:p>
          </table:table-cell>
          <table:table-cell/>
          <table:table-cell office:value-type="float" office:value="998816500" calcext:value-type="float">
            <text:p>998816500</text:p>
          </table:table-cell>
          <table:table-cell office:value-type="percentage" office:value="0.760741" calcext:value-type="percentage">
            <text:p>76.07%</text:p>
          </table:table-cell>
          <table:table-cell office:value-type="float" office:value="50000" calcext:value-type="float">
            <text:p>5000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table:number-columns-repeated="14"/>
          <table:table-cell office:value-type="float" office:value="2182004484" calcext:value-type="float">
            <text:p>2182004484</text:p>
          </table:table-cell>
          <table:table-cell office:value-type="percentage" office:value="0.308186" calcext:value-type="percentage">
            <text:p>30.82%</text:p>
          </table:table-cell>
          <table:table-cell office:value-type="float" office:value="60000" calcext:value-type="float">
            <text:p>60000</text:p>
          </table:table-cell>
          <table:table-cell office:value-type="float" office:value="5536" calcext:value-type="float">
            <text:p>5536</text:p>
          </table:table-cell>
          <table:table-cell/>
          <table:table-cell office:value-type="float" office:value="1014088616" calcext:value-type="float">
            <text:p>1014088616</text:p>
          </table:table-cell>
          <table:table-cell office:value-type="percentage" office:value="0.772373" calcext:value-type="percentage">
            <text:p>77.24%</text:p>
          </table:table-cell>
          <table:table-cell office:value-type="float" office:value="60000" calcext:value-type="float">
            <text:p>6000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table:number-columns-repeated="14"/>
          <table:table-cell office:value-type="float" office:value="2232651540" calcext:value-type="float">
            <text:p>2232651540</text:p>
          </table:table-cell>
          <table:table-cell office:value-type="percentage" office:value="0.315339" calcext:value-type="percentage">
            <text:p>31.53%</text:p>
          </table:table-cell>
          <table:table-cell office:value-type="float" office:value="70000" calcext:value-type="float">
            <text:p>70000</text:p>
          </table:table-cell>
          <table:table-cell office:value-type="float" office:value="4674" calcext:value-type="float">
            <text:p>4674</text:p>
          </table:table-cell>
          <table:table-cell/>
          <table:table-cell office:value-type="float" office:value="1026271540" calcext:value-type="float">
            <text:p>1026271540</text:p>
          </table:table-cell>
          <table:table-cell office:value-type="percentage" office:value="0.781652" calcext:value-type="percentage">
            <text:p>78.17%</text:p>
          </table:table-cell>
          <table:table-cell office:value-type="float" office:value="70000" calcext:value-type="float">
            <text:p>7000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14"/>
          <table:table-cell office:value-type="float" office:value="2276819934" calcext:value-type="float">
            <text:p>2276819934</text:p>
          </table:table-cell>
          <table:table-cell office:value-type="percentage" office:value="0.321577" calcext:value-type="percentage">
            <text:p>32.16%</text:p>
          </table:table-cell>
          <table:table-cell office:value-type="float" office:value="80000" calcext:value-type="float">
            <text:p>80000</text:p>
          </table:table-cell>
          <table:table-cell office:value-type="float" office:value="4211" calcext:value-type="float">
            <text:p>4211</text:p>
          </table:table-cell>
          <table:table-cell/>
          <table:table-cell office:value-type="float" office:value="1036176148" calcext:value-type="float">
            <text:p>1036176148</text:p>
          </table:table-cell>
          <table:table-cell office:value-type="percentage" office:value="0.789196" calcext:value-type="percentage">
            <text:p>78.92%</text:p>
          </table:table-cell>
          <table:table-cell office:value-type="float" office:value="80000" calcext:value-type="float">
            <text:p>8000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14"/>
          <table:table-cell office:value-type="float" office:value="2317222818" calcext:value-type="float">
            <text:p>2317222818</text:p>
          </table:table-cell>
          <table:table-cell office:value-type="percentage" office:value="0.327284" calcext:value-type="percentage">
            <text:p>32.73%</text:p>
          </table:table-cell>
          <table:table-cell office:value-type="float" office:value="90000" calcext:value-type="float">
            <text:p>90000</text:p>
          </table:table-cell>
          <table:table-cell office:value-type="float" office:value="3877" calcext:value-type="float">
            <text:p>3877</text:p>
          </table:table-cell>
          <table:table-cell/>
          <table:table-cell office:value-type="float" office:value="1044239923" calcext:value-type="float">
            <text:p>1044239923</text:p>
          </table:table-cell>
          <table:table-cell office:value-type="percentage" office:value="0.795338" calcext:value-type="percentage">
            <text:p>79.53%</text:p>
          </table:table-cell>
          <table:table-cell office:value-type="float" office:value="90000" calcext:value-type="float">
            <text:p>9000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14"/>
          <table:table-cell office:value-type="float" office:value="2354529190" calcext:value-type="float">
            <text:p>2354529190</text:p>
          </table:table-cell>
          <table:table-cell office:value-type="percentage" office:value="0.332553" calcext:value-type="percentage">
            <text:p>33.2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79" calcext:value-type="float">
            <text:p>3579</text:p>
          </table:table-cell>
          <table:table-cell/>
          <table:table-cell office:value-type="float" office:value="1050849290" calcext:value-type="float">
            <text:p>1050849290</text:p>
          </table:table-cell>
          <table:table-cell office:value-type="percentage" office:value="0.800372" calcext:value-type="percentage">
            <text:p>80.0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14"/>
          <table:table-cell office:value-type="float" office:value="2600906090" calcext:value-type="float">
            <text:p>2600906090</text:p>
          </table:table-cell>
          <table:table-cell office:value-type="percentage" office:value="0.367351" calcext:value-type="percentage">
            <text:p>36.7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float" office:value="1082827614" calcext:value-type="float">
            <text:p>1082827614</text:p>
          </table:table-cell>
          <table:table-cell office:value-type="percentage" office:value="0.824728" calcext:value-type="percentage">
            <text:p>82.4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14"/>
          <table:table-cell office:value-type="float" office:value="2740474936" calcext:value-type="float">
            <text:p>2740474936</text:p>
          </table:table-cell>
          <table:table-cell office:value-type="percentage" office:value="0.387064" calcext:value-type="percentage">
            <text:p>38.71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1097617820" calcext:value-type="float">
            <text:p>1097617820</text:p>
          </table:table-cell>
          <table:table-cell office:value-type="percentage" office:value="0.835993" calcext:value-type="percentage">
            <text:p>83.60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4"/>
          <table:table-cell office:value-type="float" office:value="2840770731" calcext:value-type="float">
            <text:p>2840770731</text:p>
          </table:table-cell>
          <table:table-cell office:value-type="percentage" office:value="0.40123" calcext:value-type="percentage">
            <text:p>40.1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109831491" calcext:value-type="float">
            <text:p>1109831491</text:p>
          </table:table-cell>
          <table:table-cell office:value-type="percentage" office:value="0.845295" calcext:value-type="percentage">
            <text:p>84.5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14"/>
          <table:table-cell office:value-type="float" office:value="2915456649" calcext:value-type="float">
            <text:p>2915456649</text:p>
          </table:table-cell>
          <table:table-cell office:value-type="percentage" office:value="0.411778" calcext:value-type="percentage">
            <text:p>41.1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120712124" calcext:value-type="float">
            <text:p>1120712124</text:p>
          </table:table-cell>
          <table:table-cell office:value-type="percentage" office:value="0.853582" calcext:value-type="percentage">
            <text:p>85.36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4"/>
          <table:table-cell office:value-type="float" office:value="2973331285" calcext:value-type="float">
            <text:p>2973331285</text:p>
          </table:table-cell>
          <table:table-cell office:value-type="percentage" office:value="0.419953" calcext:value-type="percentage">
            <text:p>42.0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1130643165" calcext:value-type="float">
            <text:p>1130643165</text:p>
          </table:table-cell>
          <table:table-cell office:value-type="percentage" office:value="0.861146" calcext:value-type="percentage">
            <text:p>86.11%</text:p>
          </table:table-cell>
          <table:table-cell office:value-type="float" office:value="600000" calcext:value-type="float">
            <text:p>600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4"/>
          <table:table-cell office:value-type="float" office:value="3020127947" calcext:value-type="float">
            <text:p>3020127947</text:p>
          </table:table-cell>
          <table:table-cell office:value-type="percentage" office:value="0.426562" calcext:value-type="percentage">
            <text:p>42.66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139818161" calcext:value-type="float">
            <text:p>1139818161</text:p>
          </table:table-cell>
          <table:table-cell office:value-type="percentage" office:value="0.868134" calcext:value-type="percentage">
            <text:p>86.8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3059131405" calcext:value-type="float">
            <text:p>3059131405</text:p>
          </table:table-cell>
          <table:table-cell office:value-type="percentage" office:value="0.432071" calcext:value-type="percentage">
            <text:p>43.2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148327610" calcext:value-type="float">
            <text:p>1148327610</text:p>
          </table:table-cell>
          <table:table-cell office:value-type="percentage" office:value="0.874615" calcext:value-type="percentage">
            <text:p>87.46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14"/>
          <table:table-cell office:value-type="float" office:value="3092291377" calcext:value-type="float">
            <text:p>3092291377</text:p>
          </table:table-cell>
          <table:table-cell office:value-type="percentage" office:value="0.436754" calcext:value-type="percentage">
            <text:p>43.6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156216858" calcext:value-type="float">
            <text:p>1156216858</text:p>
          </table:table-cell>
          <table:table-cell office:value-type="percentage" office:value="0.880624" calcext:value-type="percentage">
            <text:p>88.0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4"/>
          <table:table-cell office:value-type="float" office:value="3120950246" calcext:value-type="float">
            <text:p>3120950246</text:p>
          </table:table-cell>
          <table:table-cell office:value-type="percentage" office:value="0.440802" calcext:value-type="percentage">
            <text:p>44.0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163509116" calcext:value-type="float">
            <text:p>1163509116</text:p>
          </table:table-cell>
          <table:table-cell office:value-type="percentage" office:value="0.886178" calcext:value-type="percentage">
            <text:p>88.62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3307022010" calcext:value-type="float">
            <text:p>3307022010</text:p>
          </table:table-cell>
          <table:table-cell office:value-type="percentage" office:value="0.467083" calcext:value-type="percentage">
            <text:p>46.71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213627724" calcext:value-type="float">
            <text:p>1213627724</text:p>
          </table:table-cell>
          <table:table-cell office:value-type="percentage" office:value="0.924351" calcext:value-type="percentage">
            <text:p>92.44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3443432607" calcext:value-type="float">
            <text:p>3443432607</text:p>
          </table:table-cell>
          <table:table-cell office:value-type="percentage" office:value="0.48635" calcext:value-type="percentage">
            <text:p>48.64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46160278" calcext:value-type="float">
            <text:p>1246160278</text:p>
          </table:table-cell>
          <table:table-cell office:value-type="percentage" office:value="0.949129" calcext:value-type="percentage">
            <text:p>94.9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4"/>
          <table:table-cell office:value-type="float" office:value="3565297091" calcext:value-type="float">
            <text:p>3565297091</text:p>
          </table:table-cell>
          <table:table-cell office:value-type="percentage" office:value="0.503562" calcext:value-type="percentage">
            <text:p>50.3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271445019" calcext:value-type="float">
            <text:p>1271445019</text:p>
          </table:table-cell>
          <table:table-cell office:value-type="percentage" office:value="0.968387" calcext:value-type="percentage">
            <text:p>96.8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  <table:table-cell office:value-type="float" office:value="3677535977" calcext:value-type="float">
            <text:p>3677535977</text:p>
          </table:table-cell>
          <table:table-cell office:value-type="percentage" office:value="0.519414" calcext:value-type="percentage">
            <text:p>51.9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91196888" calcext:value-type="float">
            <text:p>1291196888</text:p>
          </table:table-cell>
          <table:table-cell office:value-type="percentage" office:value="0.983431" calcext:value-type="percentage">
            <text:p>98.3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3782490233" calcext:value-type="float">
            <text:p>3782490233</text:p>
          </table:table-cell>
          <table:table-cell office:value-type="percentage" office:value="0.534238" calcext:value-type="percentage">
            <text:p>53.42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04912598" calcext:value-type="float">
            <text:p>1304912598</text:p>
          </table:table-cell>
          <table:table-cell office:value-type="percentage" office:value="0.993877" calcext:value-type="percentage">
            <text:p>99.39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3881535526" calcext:value-type="float">
            <text:p>3881535526</text:p>
          </table:table-cell>
          <table:table-cell office:value-type="percentage" office:value="0.548227" calcext:value-type="percentage">
            <text:p>54.8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09266396" calcext:value-type="float">
            <text:p>1309266396</text:p>
          </table:table-cell>
          <table:table-cell office:value-type="percentage" office:value="0.997193" calcext:value-type="percentage">
            <text:p>99.7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975510331" calcext:value-type="float">
            <text:p>3975510331</text:p>
          </table:table-cell>
          <table:table-cell office:value-type="percentage" office:value="0.5615" calcext:value-type="percentage">
            <text:p>56.1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10266396" calcext:value-type="float">
            <text:p>1310266396</text:p>
          </table:table-cell>
          <table:table-cell office:value-type="percentage" office:value="0.997955" calcext:value-type="percentage">
            <text:p>99.8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064934858" calcext:value-type="float">
            <text:p>4064934858</text:p>
          </table:table-cell>
          <table:table-cell office:value-type="percentage" office:value="0.57413" calcext:value-type="percentage">
            <text:p>57.4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311266396" calcext:value-type="float">
            <text:p>1311266396</text:p>
          </table:table-cell>
          <table:table-cell office:value-type="percentage" office:value="0.998716" calcext:value-type="percentage">
            <text:p>99.87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150139816" calcext:value-type="float">
            <text:p>4150139816</text:p>
          </table:table-cell>
          <table:table-cell office:value-type="percentage" office:value="0.586165" calcext:value-type="percentage">
            <text:p>58.6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12266396" calcext:value-type="float">
            <text:p>1312266396</text:p>
          </table:table-cell>
          <table:table-cell office:value-type="percentage" office:value="0.999478" calcext:value-type="percentage">
            <text:p>99.9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805077722" calcext:value-type="float">
            <text:p>4805077722</text:p>
          </table:table-cell>
          <table:table-cell office:value-type="percentage" office:value="0.678668" calcext:value-type="percentage">
            <text:p>67.8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241068509" calcext:value-type="float">
            <text:p>5241068509</text:p>
          </table:table-cell>
          <table:table-cell office:value-type="percentage" office:value="0.740247" calcext:value-type="percentage">
            <text:p>74.02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586887280" calcext:value-type="float">
            <text:p>5586887280</text:p>
          </table:table-cell>
          <table:table-cell office:value-type="percentage" office:value="0.789091" calcext:value-type="percentage">
            <text:p>78.9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882172667" calcext:value-type="float">
            <text:p>5882172667</text:p>
          </table:table-cell>
          <table:table-cell office:value-type="percentage" office:value="0.830797" calcext:value-type="percentage">
            <text:p>83.08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140237606" calcext:value-type="float">
            <text:p>6140237606</text:p>
          </table:table-cell>
          <table:table-cell office:value-type="percentage" office:value="0.867246" calcext:value-type="percentage">
            <text:p>86.72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367312308" calcext:value-type="float">
            <text:p>6367312308</text:p>
          </table:table-cell>
          <table:table-cell office:value-type="percentage" office:value="0.899318" calcext:value-type="percentage">
            <text:p>89.93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565004897" calcext:value-type="float">
            <text:p>6565004897</text:p>
          </table:table-cell>
          <table:table-cell office:value-type="percentage" office:value="0.92724" calcext:value-type="percentage">
            <text:p>92.72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732029843" calcext:value-type="float">
            <text:p>6732029843</text:p>
          </table:table-cell>
          <table:table-cell office:value-type="percentage" office:value="0.95083" calcext:value-type="percentage">
            <text:p>95.0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863395869" calcext:value-type="float">
            <text:p>6863395869</text:p>
          </table:table-cell>
          <table:table-cell office:value-type="percentage" office:value="0.969384" calcext:value-type="percentage">
            <text:p>96.9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7053517460" calcext:value-type="float">
            <text:p>7053517460</text:p>
          </table:table-cell>
          <table:table-cell office:value-type="percentage" office:value="0.996237" calcext:value-type="percentage">
            <text:p>99.62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27004" calcext:value-type="float">
            <text:p>10827004</text:p>
          </table:table-cell>
          <table:table-cell office:value-type="percentage" office:value="0.001591" calcext:value-type="percentage">
            <text:p>0.16%</text:p>
          </table:table-cell>
          <table:table-cell office:value-type="float" office:value="10" calcext:value-type="float">
            <text:p>10</text:p>
          </table:table-cell>
          <table:table-cell office:value-type="float" office:value="1069730" calcext:value-type="float">
            <text:p>1069730</text:p>
          </table:table-cell>
          <table:table-cell/>
          <table:table-cell office:value-type="float" office:value="10793378" calcext:value-type="float">
            <text:p>10793378</text:p>
          </table:table-cell>
          <table:table-cell office:value-type="percentage" office:value="0.008886" calcext:value-type="percentage">
            <text:p>0.89%</text:p>
          </table:table-cell>
          <table:table-cell office:value-type="float" office:value="10" calcext:value-type="float">
            <text:p>10</text:p>
          </table:table-cell>
          <table:table-cell office:value-type="float" office:value="1061639" calcext:value-type="float">
            <text:p>1061639</text:p>
          </table:table-cell>
        </table:table-row>
        <table:table-row table:style-name="ro1">
          <table:table-cell table:number-columns-repeated="14"/>
          <table:table-cell office:value-type="float" office:value="21370537" calcext:value-type="float">
            <text:p>21370537</text:p>
          </table:table-cell>
          <table:table-cell office:value-type="percentage" office:value="0.00314" calcext:value-type="percentage">
            <text:p>0.31%</text:p>
          </table:table-cell>
          <table:table-cell office:value-type="float" office:value="20" calcext:value-type="float">
            <text:p>20</text:p>
          </table:table-cell>
          <table:table-cell office:value-type="float" office:value="1038917" calcext:value-type="float">
            <text:p>1038917</text:p>
          </table:table-cell>
          <table:table-cell/>
          <table:table-cell office:value-type="float" office:value="21155130" calcext:value-type="float">
            <text:p>21155130</text:p>
          </table:table-cell>
          <table:table-cell office:value-type="percentage" office:value="0.017417" calcext:value-type="percentage">
            <text:p>1.74%</text:p>
          </table:table-cell>
          <table:table-cell office:value-type="float" office:value="20" calcext:value-type="float">
            <text:p>20</text:p>
          </table:table-cell>
          <table:table-cell office:value-type="float" office:value="1016677" calcext:value-type="float">
            <text:p>1016677</text:p>
          </table:table-cell>
        </table:table-row>
        <table:table-row table:style-name="ro1">
          <table:table-cell table:number-columns-repeated="14"/>
          <table:table-cell office:value-type="float" office:value="31543727" calcext:value-type="float">
            <text:p>31543727</text:p>
          </table:table-cell>
          <table:table-cell office:value-type="percentage" office:value="0.004634" calcext:value-type="percentage">
            <text:p>0.46%</text:p>
          </table:table-cell>
          <table:table-cell office:value-type="float" office:value="30" calcext:value-type="float">
            <text:p>30</text:p>
          </table:table-cell>
          <table:table-cell office:value-type="float" office:value="983845" calcext:value-type="float">
            <text:p>983845</text:p>
          </table:table-cell>
          <table:table-cell/>
          <table:table-cell office:value-type="float" office:value="30875149" calcext:value-type="float">
            <text:p>30875149</text:p>
          </table:table-cell>
          <table:table-cell office:value-type="percentage" office:value="0.025419" calcext:value-type="percentage">
            <text:p>2.54%</text:p>
          </table:table-cell>
          <table:table-cell office:value-type="float" office:value="30" calcext:value-type="float">
            <text:p>30</text:p>
          </table:table-cell>
          <table:table-cell office:value-type="float" office:value="950724" calcext:value-type="float">
            <text:p>950724</text:p>
          </table:table-cell>
        </table:table-row>
        <table:table-row table:style-name="ro1">
          <table:table-cell table:number-columns-repeated="14"/>
          <table:table-cell office:value-type="float" office:value="41161615" calcext:value-type="float">
            <text:p>41161615</text:p>
          </table:table-cell>
          <table:table-cell office:value-type="percentage" office:value="0.006047" calcext:value-type="percentage">
            <text:p>0.60%</text:p>
          </table:table-cell>
          <table:table-cell office:value-type="float" office:value="40" calcext:value-type="float">
            <text:p>40</text:p>
          </table:table-cell>
          <table:table-cell office:value-type="float" office:value="948300" calcext:value-type="float">
            <text:p>948300</text:p>
          </table:table-cell>
          <table:table-cell/>
          <table:table-cell office:value-type="float" office:value="40237049" calcext:value-type="float">
            <text:p>40237049</text:p>
          </table:table-cell>
          <table:table-cell office:value-type="percentage" office:value="0.033126" calcext:value-type="percentage">
            <text:p>3.31%</text:p>
          </table:table-cell>
          <table:table-cell office:value-type="float" office:value="40" calcext:value-type="float">
            <text:p>40</text:p>
          </table:table-cell>
          <table:table-cell office:value-type="float" office:value="927618" calcext:value-type="float">
            <text:p>927618</text:p>
          </table:table-cell>
        </table:table-row>
        <table:table-row table:style-name="ro1">
          <table:table-cell table:number-columns-repeated="14"/>
          <table:table-cell office:value-type="float" office:value="50522989" calcext:value-type="float">
            <text:p>50522989</text:p>
          </table:table-cell>
          <table:table-cell office:value-type="percentage" office:value="0.007422" calcext:value-type="percentage">
            <text:p>0.74%</text:p>
          </table:table-cell>
          <table:table-cell office:value-type="float" office:value="50" calcext:value-type="float">
            <text:p>50</text:p>
          </table:table-cell>
          <table:table-cell office:value-type="float" office:value="927618" calcext:value-type="float">
            <text:p>927618</text:p>
          </table:table-cell>
          <table:table-cell/>
          <table:table-cell office:value-type="float" office:value="49414791" calcext:value-type="float">
            <text:p>49414791</text:p>
          </table:table-cell>
          <table:table-cell office:value-type="percentage" office:value="0.040682" calcext:value-type="percentage">
            <text:p>4.07%</text:p>
          </table:table-cell>
          <table:table-cell office:value-type="float" office:value="50" calcext:value-type="float">
            <text:p>50</text:p>
          </table:table-cell>
          <table:table-cell office:value-type="float" office:value="907223" calcext:value-type="float">
            <text:p>907223</text:p>
          </table:table-cell>
        </table:table-row>
        <table:table-row table:style-name="ro1">
          <table:table-cell table:number-columns-repeated="14"/>
          <table:table-cell office:value-type="float" office:value="59711001" calcext:value-type="float">
            <text:p>59711001</text:p>
          </table:table-cell>
          <table:table-cell office:value-type="percentage" office:value="0.008772" calcext:value-type="percentage">
            <text:p>0.88%</text:p>
          </table:table-cell>
          <table:table-cell office:value-type="float" office:value="60" calcext:value-type="float">
            <text:p>60</text:p>
          </table:table-cell>
          <table:table-cell office:value-type="float" office:value="911351" calcext:value-type="float">
            <text:p>911351</text:p>
          </table:table-cell>
          <table:table-cell/>
          <table:table-cell office:value-type="float" office:value="58403146" calcext:value-type="float">
            <text:p>58403146</text:p>
          </table:table-cell>
          <table:table-cell office:value-type="percentage" office:value="0.048082" calcext:value-type="percentage">
            <text:p>4.81%</text:p>
          </table:table-cell>
          <table:table-cell office:value-type="float" office:value="60" calcext:value-type="float">
            <text:p>60</text:p>
          </table:table-cell>
          <table:table-cell office:value-type="float" office:value="890401" calcext:value-type="float">
            <text:p>890401</text:p>
          </table:table-cell>
        </table:table-row>
        <table:table-row table:style-name="ro1">
          <table:table-cell table:number-columns-repeated="14"/>
          <table:table-cell office:value-type="float" office:value="68716178" calcext:value-type="float">
            <text:p>68716178</text:p>
          </table:table-cell>
          <table:table-cell office:value-type="percentage" office:value="0.010095" calcext:value-type="percentage">
            <text:p>1.01%</text:p>
          </table:table-cell>
          <table:table-cell office:value-type="float" office:value="70" calcext:value-type="float">
            <text:p>70</text:p>
          </table:table-cell>
          <table:table-cell office:value-type="float" office:value="893690" calcext:value-type="float">
            <text:p>893690</text:p>
          </table:table-cell>
          <table:table-cell/>
          <table:table-cell office:value-type="float" office:value="67206771" calcext:value-type="float">
            <text:p>67206771</text:p>
          </table:table-cell>
          <table:table-cell office:value-type="percentage" office:value="0.05533" calcext:value-type="percentage">
            <text:p>5.53%</text:p>
          </table:table-cell>
          <table:table-cell office:value-type="float" office:value="70" calcext:value-type="float">
            <text:p>70</text:p>
          </table:table-cell>
          <table:table-cell office:value-type="float" office:value="869685" calcext:value-type="float">
            <text:p>869685</text:p>
          </table:table-cell>
        </table:table-row>
        <table:table-row table:style-name="ro1">
          <table:table-cell table:number-columns-repeated="14"/>
          <table:table-cell office:value-type="float" office:value="77546261" calcext:value-type="float">
            <text:p>77546261</text:p>
          </table:table-cell>
          <table:table-cell office:value-type="percentage" office:value="0.011392" calcext:value-type="percentage">
            <text:p>1.14%</text:p>
          </table:table-cell>
          <table:table-cell office:value-type="float" office:value="80" calcext:value-type="float">
            <text:p>80</text:p>
          </table:table-cell>
          <table:table-cell office:value-type="float" office:value="878419" calcext:value-type="float">
            <text:p>878419</text:p>
          </table:table-cell>
          <table:table-cell/>
          <table:table-cell office:value-type="float" office:value="75772959" calcext:value-type="float">
            <text:p>75772959</text:p>
          </table:table-cell>
          <table:table-cell office:value-type="percentage" office:value="0.062382" calcext:value-type="percentage">
            <text:p>6.24%</text:p>
          </table:table-cell>
          <table:table-cell office:value-type="float" office:value="80" calcext:value-type="float">
            <text:p>80</text:p>
          </table:table-cell>
          <table:table-cell office:value-type="float" office:value="835775" calcext:value-type="float">
            <text:p>835775</text:p>
          </table:table-cell>
        </table:table-row>
        <table:table-row table:style-name="ro1">
          <table:table-cell table:number-columns-repeated="14"/>
          <table:table-cell office:value-type="float" office:value="86230624" calcext:value-type="float">
            <text:p>86230624</text:p>
          </table:table-cell>
          <table:table-cell office:value-type="percentage" office:value="0.012668" calcext:value-type="percentage">
            <text:p>1.27%</text:p>
          </table:table-cell>
          <table:table-cell office:value-type="float" office:value="90" calcext:value-type="float">
            <text:p>90</text:p>
          </table:table-cell>
          <table:table-cell office:value-type="float" office:value="860215" calcext:value-type="float">
            <text:p>860215</text:p>
          </table:table-cell>
          <table:table-cell/>
          <table:table-cell office:value-type="float" office:value="83848139" calcext:value-type="float">
            <text:p>83848139</text:p>
          </table:table-cell>
          <table:table-cell office:value-type="percentage" office:value="0.06903" calcext:value-type="percentage">
            <text:p>6.90%</text:p>
          </table:table-cell>
          <table:table-cell office:value-type="float" office:value="90" calcext:value-type="float">
            <text:p>90</text:p>
          </table:table-cell>
          <table:table-cell office:value-type="float" office:value="800891" calcext:value-type="float">
            <text:p>800891</text:p>
          </table:table-cell>
        </table:table-row>
        <table:table-row table:style-name="ro1">
          <table:table-cell table:number-columns-repeated="14"/>
          <table:table-cell office:value-type="float" office:value="94662344" calcext:value-type="float">
            <text:p>94662344</text:p>
          </table:table-cell>
          <table:table-cell office:value-type="percentage" office:value="0.013907" calcext:value-type="percentage">
            <text:p>1.39%</text:p>
          </table:table-cell>
          <table:table-cell office:value-type="float" office:value="100" calcext:value-type="float">
            <text:p>100</text:p>
          </table:table-cell>
          <table:table-cell office:value-type="float" office:value="820638" calcext:value-type="float">
            <text:p>820638</text:p>
          </table:table-cell>
          <table:table-cell/>
          <table:table-cell office:value-type="float" office:value="91623168" calcext:value-type="float">
            <text:p>91623168</text:p>
          </table:table-cell>
          <table:table-cell office:value-type="percentage" office:value="0.075431" calcext:value-type="percentage">
            <text:p>7.54%</text:p>
          </table:table-cell>
          <table:table-cell office:value-type="float" office:value="100" calcext:value-type="float">
            <text:p>100</text:p>
          </table:table-cell>
          <table:table-cell office:value-type="float" office:value="764070" calcext:value-type="float">
            <text:p>764070</text:p>
          </table:table-cell>
        </table:table-row>
        <table:table-row table:style-name="ro1">
          <table:table-cell table:number-columns-repeated="14"/>
          <table:table-cell office:value-type="float" office:value="154695812" calcext:value-type="float">
            <text:p>154695812</text:p>
          </table:table-cell>
          <table:table-cell office:value-type="percentage" office:value="0.022727" calcext:value-type="percentage">
            <text:p>2.27%</text:p>
          </table:table-cell>
          <table:table-cell office:value-type="float" office:value="200" calcext:value-type="float">
            <text:p>200</text:p>
          </table:table-cell>
          <table:table-cell office:value-type="float" office:value="411176" calcext:value-type="float">
            <text:p>411176</text:p>
          </table:table-cell>
          <table:table-cell/>
          <table:table-cell office:value-type="float" office:value="135169872" calcext:value-type="float">
            <text:p>135169872</text:p>
          </table:table-cell>
          <table:table-cell office:value-type="percentage" office:value="0.111283" calcext:value-type="percentage">
            <text:p>11.13%</text:p>
          </table:table-cell>
          <table:table-cell office:value-type="float" office:value="200" calcext:value-type="float">
            <text:p>200</text:p>
          </table:table-cell>
          <table:table-cell office:value-type="float" office:value="320341" calcext:value-type="float">
            <text:p>320341</text:p>
          </table:table-cell>
        </table:table-row>
        <table:table-row table:style-name="ro1">
          <table:table-cell table:number-columns-repeated="14"/>
          <table:table-cell office:value-type="float" office:value="188409456" calcext:value-type="float">
            <text:p>188409456</text:p>
          </table:table-cell>
          <table:table-cell office:value-type="percentage" office:value="0.027679" calcext:value-type="percentage">
            <text:p>2.77%</text:p>
          </table:table-cell>
          <table:table-cell office:value-type="float" office:value="300" calcext:value-type="float">
            <text:p>300</text:p>
          </table:table-cell>
          <table:table-cell office:value-type="float" office:value="315220" calcext:value-type="float">
            <text:p>315220</text:p>
          </table:table-cell>
          <table:table-cell/>
          <table:table-cell office:value-type="float" office:value="163240205" calcext:value-type="float">
            <text:p>163240205</text:p>
          </table:table-cell>
          <table:table-cell office:value-type="percentage" office:value="0.134392" calcext:value-type="percentage">
            <text:p>13.44%</text:p>
          </table:table-cell>
          <table:table-cell office:value-type="float" office:value="300" calcext:value-type="float">
            <text:p>300</text:p>
          </table:table-cell>
          <table:table-cell office:value-type="float" office:value="258070" calcext:value-type="float">
            <text:p>258070</text:p>
          </table:table-cell>
        </table:table-row>
        <table:table-row table:style-name="ro1">
          <table:table-cell table:number-columns-repeated="14"/>
          <table:table-cell office:value-type="float" office:value="217589557" calcext:value-type="float">
            <text:p>217589557</text:p>
          </table:table-cell>
          <table:table-cell office:value-type="percentage" office:value="0.031966" calcext:value-type="percentage">
            <text:p>3.20%</text:p>
          </table:table-cell>
          <table:table-cell office:value-type="float" office:value="400" calcext:value-type="float">
            <text:p>400</text:p>
          </table:table-cell>
          <table:table-cell office:value-type="float" office:value="271758" calcext:value-type="float">
            <text:p>271758</text:p>
          </table:table-cell>
          <table:table-cell/>
          <table:table-cell office:value-type="float" office:value="187323584" calcext:value-type="float">
            <text:p>187323584</text:p>
          </table:table-cell>
          <table:table-cell office:value-type="percentage" office:value="0.15422" calcext:value-type="percentage">
            <text:p>15.42%</text:p>
          </table:table-cell>
          <table:table-cell office:value-type="float" office:value="400" calcext:value-type="float">
            <text:p>400</text:p>
          </table:table-cell>
          <table:table-cell office:value-type="float" office:value="223088" calcext:value-type="float">
            <text:p>223088</text:p>
          </table:table-cell>
        </table:table-row>
        <table:table-row table:style-name="ro1">
          <table:table-cell table:number-columns-repeated="14"/>
          <table:table-cell office:value-type="float" office:value="243858827" calcext:value-type="float">
            <text:p>243858827</text:p>
          </table:table-cell>
          <table:table-cell office:value-type="percentage" office:value="0.035826" calcext:value-type="percentage">
            <text:p>3.58%</text:p>
          </table:table-cell>
          <table:table-cell office:value-type="float" office:value="500" calcext:value-type="float">
            <text:p>500</text:p>
          </table:table-cell>
          <table:table-cell office:value-type="float" office:value="256629" calcext:value-type="float">
            <text:p>256629</text:p>
          </table:table-cell>
          <table:table-cell/>
          <table:table-cell office:value-type="float" office:value="208255841" calcext:value-type="float">
            <text:p>208255841</text:p>
          </table:table-cell>
          <table:table-cell office:value-type="percentage" office:value="0.171453" calcext:value-type="percentage">
            <text:p>17.15%</text:p>
          </table:table-cell>
          <table:table-cell office:value-type="float" office:value="500" calcext:value-type="float">
            <text:p>500</text:p>
          </table:table-cell>
          <table:table-cell office:value-type="float" office:value="194107" calcext:value-type="float">
            <text:p>194107</text:p>
          </table:table-cell>
        </table:table-row>
        <table:table-row table:style-name="ro1">
          <table:table-cell table:number-columns-repeated="14"/>
          <table:table-cell office:value-type="float" office:value="268673636" calcext:value-type="float">
            <text:p>268673636</text:p>
          </table:table-cell>
          <table:table-cell office:value-type="percentage" office:value="0.039471" calcext:value-type="percentage">
            <text:p>3.95%</text:p>
          </table:table-cell>
          <table:table-cell office:value-type="float" office:value="600" calcext:value-type="float">
            <text:p>600</text:p>
          </table:table-cell>
          <table:table-cell office:value-type="float" office:value="239091" calcext:value-type="float">
            <text:p>239091</text:p>
          </table:table-cell>
          <table:table-cell/>
          <table:table-cell office:value-type="float" office:value="226404295" calcext:value-type="float">
            <text:p>226404295</text:p>
          </table:table-cell>
          <table:table-cell office:value-type="percentage" office:value="0.186394" calcext:value-type="percentage">
            <text:p>18.64%</text:p>
          </table:table-cell>
          <table:table-cell office:value-type="float" office:value="600" calcext:value-type="float">
            <text:p>600</text:p>
          </table:table-cell>
          <table:table-cell office:value-type="float" office:value="164520" calcext:value-type="float">
            <text:p>164520</text:p>
          </table:table-cell>
        </table:table-row>
        <table:table-row table:style-name="ro1">
          <table:table-cell table:number-columns-repeated="14"/>
          <table:table-cell office:value-type="float" office:value="291558348" calcext:value-type="float">
            <text:p>291558348</text:p>
          </table:table-cell>
          <table:table-cell office:value-type="percentage" office:value="0.042833" calcext:value-type="percentage">
            <text:p>4.28%</text:p>
          </table:table-cell>
          <table:table-cell office:value-type="float" office:value="700" calcext:value-type="float">
            <text:p>700</text:p>
          </table:table-cell>
          <table:table-cell office:value-type="float" office:value="220105" calcext:value-type="float">
            <text:p>220105</text:p>
          </table:table-cell>
          <table:table-cell/>
          <table:table-cell office:value-type="float" office:value="241970325" calcext:value-type="float">
            <text:p>241970325</text:p>
          </table:table-cell>
          <table:table-cell office:value-type="percentage" office:value="0.199209" calcext:value-type="percentage">
            <text:p>19.92%</text:p>
          </table:table-cell>
          <table:table-cell office:value-type="float" office:value="700" calcext:value-type="float">
            <text:p>700</text:p>
          </table:table-cell>
          <table:table-cell office:value-type="float" office:value="148465" calcext:value-type="float">
            <text:p>148465</text:p>
          </table:table-cell>
        </table:table-row>
        <table:table-row table:style-name="ro1">
          <table:table-cell table:number-columns-repeated="14"/>
          <table:table-cell office:value-type="float" office:value="312989647" calcext:value-type="float">
            <text:p>312989647</text:p>
          </table:table-cell>
          <table:table-cell office:value-type="percentage" office:value="0.045982" calcext:value-type="percentage">
            <text:p>4.60%</text:p>
          </table:table-cell>
          <table:table-cell office:value-type="float" office:value="800" calcext:value-type="float">
            <text:p>800</text:p>
          </table:table-cell>
          <table:table-cell office:value-type="float" office:value="207654" calcext:value-type="float">
            <text:p>207654</text:p>
          </table:table-cell>
          <table:table-cell/>
          <table:table-cell office:value-type="float" office:value="256452956" calcext:value-type="float">
            <text:p>256452956</text:p>
          </table:table-cell>
          <table:table-cell office:value-type="percentage" office:value="0.211132" calcext:value-type="percentage">
            <text:p>21.11%</text:p>
          </table:table-cell>
          <table:table-cell office:value-type="float" office:value="800" calcext:value-type="float">
            <text:p>800</text:p>
          </table:table-cell>
          <table:table-cell office:value-type="float" office:value="140208" calcext:value-type="float">
            <text:p>140208</text:p>
          </table:table-cell>
        </table:table-row>
        <table:table-row table:style-name="ro1">
          <table:table-cell table:number-columns-repeated="14"/>
          <table:table-cell office:value-type="float" office:value="332969895" calcext:value-type="float">
            <text:p>332969895</text:p>
          </table:table-cell>
          <table:table-cell office:value-type="percentage" office:value="0.048917" calcext:value-type="percentage">
            <text:p>4.89%</text:p>
          </table:table-cell>
          <table:table-cell office:value-type="float" office:value="900" calcext:value-type="float">
            <text:p>900</text:p>
          </table:table-cell>
          <table:table-cell office:value-type="float" office:value="192089" calcext:value-type="float">
            <text:p>192089</text:p>
          </table:table-cell>
          <table:table-cell/>
          <table:table-cell office:value-type="float" office:value="270156557" calcext:value-type="float">
            <text:p>270156557</text:p>
          </table:table-cell>
          <table:table-cell office:value-type="percentage" office:value="0.222414" calcext:value-type="percentage">
            <text:p>22.24%</text:p>
          </table:table-cell>
          <table:table-cell office:value-type="float" office:value="900" calcext:value-type="float">
            <text:p>900</text:p>
          </table:table-cell>
          <table:table-cell office:value-type="float" office:value="134190" calcext:value-type="float">
            <text:p>134190</text:p>
          </table:table-cell>
        </table:table-row>
        <table:table-row table:style-name="ro1">
          <table:table-cell table:number-columns-repeated="14"/>
          <table:table-cell office:value-type="float" office:value="351645443" calcext:value-type="float">
            <text:p>351645443</text:p>
          </table:table-cell>
          <table:table-cell office:value-type="percentage" office:value="0.051661" calcext:value-type="percentage">
            <text:p>5.17%</text:p>
          </table:table-cell>
          <table:table-cell office:value-type="float" office:value="1000" calcext:value-type="float">
            <text:p>1000</text:p>
          </table:table-cell>
          <table:table-cell office:value-type="float" office:value="179854" calcext:value-type="float">
            <text:p>179854</text:p>
          </table:table-cell>
          <table:table-cell/>
          <table:table-cell office:value-type="float" office:value="283241436" calcext:value-type="float">
            <text:p>283241436</text:p>
          </table:table-cell>
          <table:table-cell office:value-type="percentage" office:value="0.233187" calcext:value-type="percentage">
            <text:p>23.32%</text:p>
          </table:table-cell>
          <table:table-cell office:value-type="float" office:value="1000" calcext:value-type="float">
            <text:p>1000</text:p>
          </table:table-cell>
          <table:table-cell office:value-type="float" office:value="128046" calcext:value-type="float">
            <text:p>128046</text:p>
          </table:table-cell>
        </table:table-row>
        <table:table-row table:style-name="ro1">
          <table:table-cell table:number-columns-repeated="14"/>
          <table:table-cell office:value-type="float" office:value="495711313" calcext:value-type="float">
            <text:p>495711313</text:p>
          </table:table-cell>
          <table:table-cell office:value-type="percentage" office:value="0.072825" calcext:value-type="percentage">
            <text:p>7.28%</text:p>
          </table:table-cell>
          <table:table-cell office:value-type="float" office:value="2000" calcext:value-type="float">
            <text:p>2000</text:p>
          </table:table-cell>
          <table:table-cell office:value-type="float" office:value="128625" calcext:value-type="float">
            <text:p>128625</text:p>
          </table:table-cell>
          <table:table-cell/>
          <table:table-cell office:value-type="float" office:value="400677178" calcext:value-type="float">
            <text:p>400677178</text:p>
          </table:table-cell>
          <table:table-cell office:value-type="percentage" office:value="0.329869" calcext:value-type="percentage">
            <text:p>32.99%</text:p>
          </table:table-cell>
          <table:table-cell office:value-type="float" office:value="2000" calcext:value-type="float">
            <text:p>2000</text:p>
          </table:table-cell>
          <table:table-cell office:value-type="float" office:value="109602" calcext:value-type="float">
            <text:p>109602</text:p>
          </table:table-cell>
        </table:table-row>
        <table:table-row table:style-name="ro1">
          <table:table-cell table:number-columns-repeated="14"/>
          <table:table-cell office:value-type="float" office:value="618352100" calcext:value-type="float">
            <text:p>618352100</text:p>
          </table:table-cell>
          <table:table-cell office:value-type="percentage" office:value="0.090843" calcext:value-type="percentage">
            <text:p>9.08%</text:p>
          </table:table-cell>
          <table:table-cell office:value-type="float" office:value="3000" calcext:value-type="float">
            <text:p>3000</text:p>
          </table:table-cell>
          <table:table-cell office:value-type="float" office:value="118590" calcext:value-type="float">
            <text:p>118590</text:p>
          </table:table-cell>
          <table:table-cell/>
          <table:table-cell office:value-type="float" office:value="500969492" calcext:value-type="float">
            <text:p>500969492</text:p>
          </table:table-cell>
          <table:table-cell office:value-type="percentage" office:value="0.412438" calcext:value-type="percentage">
            <text:p>41.24%</text:p>
          </table:table-cell>
          <table:table-cell office:value-type="float" office:value="3000" calcext:value-type="float">
            <text:p>3000</text:p>
          </table:table-cell>
          <table:table-cell office:value-type="float" office:value="91420" calcext:value-type="float">
            <text:p>91420</text:p>
          </table:table-cell>
        </table:table-row>
        <table:table-row table:style-name="ro1">
          <table:table-cell table:number-columns-repeated="14"/>
          <table:table-cell office:value-type="float" office:value="734435716" calcext:value-type="float">
            <text:p>734435716</text:p>
          </table:table-cell>
          <table:table-cell office:value-type="percentage" office:value="0.107897" calcext:value-type="percentage">
            <text:p>10.79%</text:p>
          </table:table-cell>
          <table:table-cell office:value-type="float" office:value="4000" calcext:value-type="float">
            <text:p>4000</text:p>
          </table:table-cell>
          <table:table-cell office:value-type="float" office:value="113717" calcext:value-type="float">
            <text:p>113717</text:p>
          </table:table-cell>
          <table:table-cell/>
          <table:table-cell office:value-type="float" office:value="578441372" calcext:value-type="float">
            <text:p>578441372</text:p>
          </table:table-cell>
          <table:table-cell office:value-type="percentage" office:value="0.476219" calcext:value-type="percentage">
            <text:p>47.62%</text:p>
          </table:table-cell>
          <table:table-cell office:value-type="float" office:value="4000" calcext:value-type="float">
            <text:p>4000</text:p>
          </table:table-cell>
          <table:table-cell office:value-type="float" office:value="63011" calcext:value-type="float">
            <text:p>63011</text:p>
          </table:table-cell>
        </table:table-row>
        <table:table-row table:style-name="ro1">
          <table:table-cell table:number-columns-repeated="14"/>
          <table:table-cell office:value-type="float" office:value="845292879" calcext:value-type="float">
            <text:p>845292879</text:p>
          </table:table-cell>
          <table:table-cell office:value-type="percentage" office:value="0.124183" calcext:value-type="percentage">
            <text:p>12.42%</text:p>
          </table:table-cell>
          <table:table-cell office:value-type="float" office:value="5000" calcext:value-type="float">
            <text:p>5000</text:p>
          </table:table-cell>
          <table:table-cell office:value-type="float" office:value="107452" calcext:value-type="float">
            <text:p>107452</text:p>
          </table:table-cell>
          <table:table-cell/>
          <table:table-cell office:value-type="float" office:value="636316935" calcext:value-type="float">
            <text:p>636316935</text:p>
          </table:table-cell>
          <table:table-cell office:value-type="percentage" office:value="0.523867" calcext:value-type="percentage">
            <text:p>52.39%</text:p>
          </table:table-cell>
          <table:table-cell office:value-type="float" office:value="5000" calcext:value-type="float">
            <text:p>5000</text:p>
          </table:table-cell>
          <table:table-cell office:value-type="float" office:value="53372" calcext:value-type="float">
            <text:p>53372</text:p>
          </table:table-cell>
        </table:table-row>
        <table:table-row table:style-name="ro1">
          <table:table-cell table:number-columns-repeated="14"/>
          <table:table-cell office:value-type="float" office:value="949109994" calcext:value-type="float">
            <text:p>949109994</text:p>
          </table:table-cell>
          <table:table-cell office:value-type="percentage" office:value="0.139435" calcext:value-type="percentage">
            <text:p>13.94%</text:p>
          </table:table-cell>
          <table:table-cell office:value-type="float" office:value="6000" calcext:value-type="float">
            <text:p>6000</text:p>
          </table:table-cell>
          <table:table-cell office:value-type="float" office:value="100354" calcext:value-type="float">
            <text:p>100354</text:p>
          </table:table-cell>
          <table:table-cell/>
          <table:table-cell office:value-type="float" office:value="683715949" calcext:value-type="float">
            <text:p>683715949</text:p>
          </table:table-cell>
          <table:table-cell office:value-type="percentage" office:value="0.562889" calcext:value-type="percentage">
            <text:p>56.29%</text:p>
          </table:table-cell>
          <table:table-cell office:value-type="float" office:value="6000" calcext:value-type="float">
            <text:p>6000</text:p>
          </table:table-cell>
          <table:table-cell office:value-type="float" office:value="41017" calcext:value-type="float">
            <text:p>41017</text:p>
          </table:table-cell>
        </table:table-row>
        <table:table-row table:style-name="ro1">
          <table:table-cell table:number-columns-repeated="14"/>
          <table:table-cell office:value-type="float" office:value="1046426586" calcext:value-type="float">
            <text:p>1046426586</text:p>
          </table:table-cell>
          <table:table-cell office:value-type="percentage" office:value="0.153731" calcext:value-type="percentage">
            <text:p>15.37%</text:p>
          </table:table-cell>
          <table:table-cell office:value-type="float" office:value="7000" calcext:value-type="float">
            <text:p>7000</text:p>
          </table:table-cell>
          <table:table-cell office:value-type="float" office:value="93719" calcext:value-type="float">
            <text:p>93719</text:p>
          </table:table-cell>
          <table:table-cell/>
          <table:table-cell office:value-type="float" office:value="717741819" calcext:value-type="float">
            <text:p>717741819</text:p>
          </table:table-cell>
          <table:table-cell office:value-type="percentage" office:value="0.590902" calcext:value-type="percentage">
            <text:p>59.09%</text:p>
          </table:table-cell>
          <table:table-cell office:value-type="float" office:value="7000" calcext:value-type="float">
            <text:p>7000</text:p>
          </table:table-cell>
          <table:table-cell office:value-type="float" office:value="27861" calcext:value-type="float">
            <text:p>27861</text:p>
          </table:table-cell>
        </table:table-row>
        <table:table-row table:style-name="ro1">
          <table:table-cell table:number-columns-repeated="14"/>
          <table:table-cell office:value-type="float" office:value="1136211687" calcext:value-type="float">
            <text:p>1136211687</text:p>
          </table:table-cell>
          <table:table-cell office:value-type="percentage" office:value="0.166922" calcext:value-type="percentage">
            <text:p>16.69%</text:p>
          </table:table-cell>
          <table:table-cell office:value-type="float" office:value="8000" calcext:value-type="float">
            <text:p>8000</text:p>
          </table:table-cell>
          <table:table-cell office:value-type="float" office:value="84611" calcext:value-type="float">
            <text:p>84611</text:p>
          </table:table-cell>
          <table:table-cell/>
          <table:table-cell office:value-type="float" office:value="740382900" calcext:value-type="float">
            <text:p>740382900</text:p>
          </table:table-cell>
          <table:table-cell office:value-type="percentage" office:value="0.609542" calcext:value-type="percentage">
            <text:p>60.95%</text:p>
          </table:table-cell>
          <table:table-cell office:value-type="float" office:value="8000" calcext:value-type="float">
            <text:p>8000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table:number-columns-repeated="14"/>
          <table:table-cell office:value-type="float" office:value="1215730983" calcext:value-type="float">
            <text:p>1215730983</text:p>
          </table:table-cell>
          <table:table-cell office:value-type="percentage" office:value="0.178604" calcext:value-type="percentage">
            <text:p>17.86%</text:p>
          </table:table-cell>
          <table:table-cell office:value-type="float" office:value="9000" calcext:value-type="float">
            <text:p>9000</text:p>
          </table:table-cell>
          <table:table-cell office:value-type="float" office:value="74360" calcext:value-type="float">
            <text:p>74360</text:p>
          </table:table-cell>
          <table:table-cell/>
          <table:table-cell office:value-type="float" office:value="754899706" calcext:value-type="float">
            <text:p>754899706</text:p>
          </table:table-cell>
          <table:table-cell office:value-type="percentage" office:value="0.621493" calcext:value-type="percentage">
            <text:p>62.15%</text:p>
          </table:table-cell>
          <table:table-cell office:value-type="float" office:value="9000" calcext:value-type="float">
            <text:p>9000</text:p>
          </table:table-cell>
          <table:table-cell office:value-type="float" office:value="12966" calcext:value-type="float">
            <text:p>12966</text:p>
          </table:table-cell>
        </table:table-row>
        <table:table-row table:style-name="ro1">
          <table:table-cell table:number-columns-repeated="14"/>
          <table:table-cell office:value-type="float" office:value="1284694418" calcext:value-type="float">
            <text:p>1284694418</text:p>
          </table:table-cell>
          <table:table-cell office:value-type="percentage" office:value="0.188736" calcext:value-type="percentage">
            <text:p>18.87%</text:p>
          </table:table-cell>
          <table:table-cell office:value-type="float" office:value="10000" calcext:value-type="float">
            <text:p>10000</text:p>
          </table:table-cell>
          <table:table-cell office:value-type="float" office:value="63552" calcext:value-type="float">
            <text:p>63552</text:p>
          </table:table-cell>
          <table:table-cell/>
          <table:table-cell office:value-type="float" office:value="766930152" calcext:value-type="float">
            <text:p>766930152</text:p>
          </table:table-cell>
          <table:table-cell office:value-type="percentage" office:value="0.631398" calcext:value-type="percentage">
            <text:p>63.14%</text:p>
          </table:table-cell>
          <table:table-cell office:value-type="float" office:value="10000" calcext:value-type="float">
            <text:p>10000</text:p>
          </table:table-cell>
          <table:table-cell office:value-type="float" office:value="11229" calcext:value-type="float">
            <text:p>11229</text:p>
          </table:table-cell>
        </table:table-row>
        <table:table-row table:style-name="ro1">
          <table:table-cell table:number-columns-repeated="14"/>
          <table:table-cell office:value-type="float" office:value="1731163387" calcext:value-type="float">
            <text:p>1731163387</text:p>
          </table:table-cell>
          <table:table-cell office:value-type="percentage" office:value="0.254327" calcext:value-type="percentage">
            <text:p>25.43%</text:p>
          </table:table-cell>
          <table:table-cell office:value-type="float" office:value="20000" calcext:value-type="float">
            <text:p>20000</text:p>
          </table:table-cell>
          <table:table-cell office:value-type="float" office:value="23238" calcext:value-type="float">
            <text:p>23238</text:p>
          </table:table-cell>
          <table:table-cell/>
          <table:table-cell office:value-type="float" office:value="844576492" calcext:value-type="float">
            <text:p>844576492</text:p>
          </table:table-cell>
          <table:table-cell office:value-type="percentage" office:value="0.695322" calcext:value-type="percentage">
            <text:p>69.53%</text:p>
          </table:table-cell>
          <table:table-cell office:value-type="float" office:value="20000" calcext:value-type="float">
            <text:p>20000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table:number-columns-repeated="14"/>
          <table:table-cell office:value-type="float" office:value="1867743719" calcext:value-type="float">
            <text:p>1867743719</text:p>
          </table:table-cell>
          <table:table-cell office:value-type="percentage" office:value="0.274392" calcext:value-type="percentage">
            <text:p>27.44%</text:p>
          </table:table-cell>
          <table:table-cell office:value-type="float" office:value="30000" calcext:value-type="float">
            <text:p>30000</text:p>
          </table:table-cell>
          <table:table-cell office:value-type="float" office:value="10626" calcext:value-type="float">
            <text:p>10626</text:p>
          </table:table-cell>
          <table:table-cell/>
          <table:table-cell office:value-type="float" office:value="883561827" calcext:value-type="float">
            <text:p>883561827</text:p>
          </table:table-cell>
          <table:table-cell office:value-type="percentage" office:value="0.727418" calcext:value-type="percentage">
            <text:p>72.74%</text:p>
          </table:table-cell>
          <table:table-cell office:value-type="float" office:value="30000" calcext:value-type="float">
            <text:p>3000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table:number-columns-repeated="14"/>
          <table:table-cell office:value-type="float" office:value="1964425762" calcext:value-type="float">
            <text:p>1964425762</text:p>
          </table:table-cell>
          <table:table-cell office:value-type="percentage" office:value="0.288596" calcext:value-type="percentage">
            <text:p>28.86%</text:p>
          </table:table-cell>
          <table:table-cell office:value-type="float" office:value="40000" calcext:value-type="float">
            <text:p>40000</text:p>
          </table:table-cell>
          <table:table-cell office:value-type="float" office:value="8901" calcext:value-type="float">
            <text:p>8901</text:p>
          </table:table-cell>
          <table:table-cell/>
          <table:table-cell office:value-type="float" office:value="910040698" calcext:value-type="float">
            <text:p>910040698</text:p>
          </table:table-cell>
          <table:table-cell office:value-type="percentage" office:value="0.749218" calcext:value-type="percentage">
            <text:p>74.92%</text:p>
          </table:table-cell>
          <table:table-cell office:value-type="float" office:value="40000" calcext:value-type="float">
            <text:p>400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table:number-columns-repeated="14"/>
          <table:table-cell office:value-type="float" office:value="2044423139" calcext:value-type="float">
            <text:p>2044423139</text:p>
          </table:table-cell>
          <table:table-cell office:value-type="percentage" office:value="0.300348" calcext:value-type="percentage">
            <text:p>30.03%</text:p>
          </table:table-cell>
          <table:table-cell office:value-type="float" office:value="50000" calcext:value-type="float">
            <text:p>50000</text:p>
          </table:table-cell>
          <table:table-cell office:value-type="float" office:value="7014" calcext:value-type="float">
            <text:p>7014</text:p>
          </table:table-cell>
          <table:table-cell/>
          <table:table-cell office:value-type="float" office:value="928233330" calcext:value-type="float">
            <text:p>928233330</text:p>
          </table:table-cell>
          <table:table-cell office:value-type="percentage" office:value="0.764195" calcext:value-type="percentage">
            <text:p>76.42%</text:p>
          </table:table-cell>
          <table:table-cell office:value-type="float" office:value="50000" calcext:value-type="float">
            <text:p>500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table:number-columns-repeated="14"/>
          <table:table-cell office:value-type="float" office:value="2105517486" calcext:value-type="float">
            <text:p>2105517486</text:p>
          </table:table-cell>
          <table:table-cell office:value-type="percentage" office:value="0.309323" calcext:value-type="percentage">
            <text:p>30.93%</text:p>
          </table:table-cell>
          <table:table-cell office:value-type="float" office:value="60000" calcext:value-type="float">
            <text:p>60000</text:p>
          </table:table-cell>
          <table:table-cell office:value-type="float" office:value="5357" calcext:value-type="float">
            <text:p>5357</text:p>
          </table:table-cell>
          <table:table-cell/>
          <table:table-cell office:value-type="float" office:value="941842710" calcext:value-type="float">
            <text:p>941842710</text:p>
          </table:table-cell>
          <table:table-cell office:value-type="percentage" office:value="0.7754" calcext:value-type="percentage">
            <text:p>77.54%</text:p>
          </table:table-cell>
          <table:table-cell office:value-type="float" office:value="60000" calcext:value-type="float">
            <text:p>6000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14"/>
          <table:table-cell office:value-type="float" office:value="2154573073" calcext:value-type="float">
            <text:p>2154573073</text:p>
          </table:table-cell>
          <table:table-cell office:value-type="percentage" office:value="0.31653" calcext:value-type="percentage">
            <text:p>31.65%</text:p>
          </table:table-cell>
          <table:table-cell office:value-type="float" office:value="70000" calcext:value-type="float">
            <text:p>70000</text:p>
          </table:table-cell>
          <table:table-cell office:value-type="float" office:value="4531" calcext:value-type="float">
            <text:p>4531</text:p>
          </table:table-cell>
          <table:table-cell/>
          <table:table-cell office:value-type="float" office:value="952623713" calcext:value-type="float">
            <text:p>952623713</text:p>
          </table:table-cell>
          <table:table-cell office:value-type="percentage" office:value="0.784275" calcext:value-type="percentage">
            <text:p>78.43%</text:p>
          </table:table-cell>
          <table:table-cell office:value-type="float" office:value="70000" calcext:value-type="float">
            <text:p>7000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table:number-columns-repeated="14"/>
          <table:table-cell office:value-type="float" office:value="2197422683" calcext:value-type="float">
            <text:p>2197422683</text:p>
          </table:table-cell>
          <table:table-cell office:value-type="percentage" office:value="0.322825" calcext:value-type="percentage">
            <text:p>32.28%</text:p>
          </table:table-cell>
          <table:table-cell office:value-type="float" office:value="80000" calcext:value-type="float">
            <text:p>80000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float" office:value="961267796" calcext:value-type="float">
            <text:p>961267796</text:p>
          </table:table-cell>
          <table:table-cell office:value-type="percentage" office:value="0.791392" calcext:value-type="percentage">
            <text:p>79.14%</text:p>
          </table:table-cell>
          <table:table-cell office:value-type="float" office:value="80000" calcext:value-type="float">
            <text:p>8000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14"/>
          <table:table-cell office:value-type="float" office:value="2236592683" calcext:value-type="float">
            <text:p>2236592683</text:p>
          </table:table-cell>
          <table:table-cell office:value-type="percentage" office:value="0.32858" calcext:value-type="percentage">
            <text:p>32.86%</text:p>
          </table:table-cell>
          <table:table-cell office:value-type="float" office:value="90000" calcext:value-type="float">
            <text:p>90000</text:p>
          </table:table-cell>
          <table:table-cell office:value-type="float" office:value="3759" calcext:value-type="float">
            <text:p>3759</text:p>
          </table:table-cell>
          <table:table-cell/>
          <table:table-cell office:value-type="float" office:value="968202859" calcext:value-type="float">
            <text:p>968202859</text:p>
          </table:table-cell>
          <table:table-cell office:value-type="percentage" office:value="0.797101" calcext:value-type="percentage">
            <text:p>79.71%</text:p>
          </table:table-cell>
          <table:table-cell office:value-type="float" office:value="90000" calcext:value-type="float">
            <text:p>9000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14"/>
          <table:table-cell office:value-type="float" office:value="2272737724" calcext:value-type="float">
            <text:p>2272737724</text:p>
          </table:table-cell>
          <table:table-cell office:value-type="percentage" office:value="0.33389" calcext:value-type="percentage">
            <text:p>33.3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66" calcext:value-type="float">
            <text:p>3466</text:p>
          </table:table-cell>
          <table:table-cell/>
          <table:table-cell office:value-type="float" office:value="973866129" calcext:value-type="float">
            <text:p>973866129</text:p>
          </table:table-cell>
          <table:table-cell office:value-type="percentage" office:value="0.801764" calcext:value-type="percentage">
            <text:p>80.1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number-columns-repeated="14"/>
          <table:table-cell office:value-type="float" office:value="2511322720" calcext:value-type="float">
            <text:p>2511322720</text:p>
          </table:table-cell>
          <table:table-cell office:value-type="percentage" office:value="0.368941" calcext:value-type="percentage">
            <text:p>36.89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float" office:value="1001258193" calcext:value-type="float">
            <text:p>1001258193</text:p>
          </table:table-cell>
          <table:table-cell office:value-type="percentage" office:value="0.824315" calcext:value-type="percentage">
            <text:p>82.43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14"/>
          <table:table-cell office:value-type="float" office:value="2646086414" calcext:value-type="float">
            <text:p>2646086414</text:p>
          </table:table-cell>
          <table:table-cell office:value-type="percentage" office:value="0.388739" calcext:value-type="percentage">
            <text:p>38.8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1014945970" calcext:value-type="float">
            <text:p>1014945970</text:p>
          </table:table-cell>
          <table:table-cell office:value-type="percentage" office:value="0.835584" calcext:value-type="percentage">
            <text:p>83.5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14"/>
          <table:table-cell office:value-type="float" office:value="2742963265" calcext:value-type="float">
            <text:p>2742963265</text:p>
          </table:table-cell>
          <table:table-cell office:value-type="percentage" office:value="0.402971" calcext:value-type="percentage">
            <text:p>40.3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1026445197" calcext:value-type="float">
            <text:p>1026445197</text:p>
          </table:table-cell>
          <table:table-cell office:value-type="percentage" office:value="0.845051" calcext:value-type="percentage">
            <text:p>84.51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14"/>
          <table:table-cell office:value-type="float" office:value="2815084145" calcext:value-type="float">
            <text:p>2815084145</text:p>
          </table:table-cell>
          <table:table-cell office:value-type="percentage" office:value="0.413567" calcext:value-type="percentage">
            <text:p>41.36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036718741" calcext:value-type="float">
            <text:p>1036718741</text:p>
          </table:table-cell>
          <table:table-cell office:value-type="percentage" office:value="0.853509" calcext:value-type="percentage">
            <text:p>85.35%</text:p>
          </table:table-cell>
          <table:table-cell office:value-type="float" office:value="500000" calcext:value-type="float">
            <text:p>500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4"/>
          <table:table-cell office:value-type="float" office:value="2870916535" calcext:value-type="float">
            <text:p>2870916535</text:p>
          </table:table-cell>
          <table:table-cell office:value-type="percentage" office:value="0.421769" calcext:value-type="percentage">
            <text:p>42.1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046105947" calcext:value-type="float">
            <text:p>1046105947</text:p>
          </table:table-cell>
          <table:table-cell office:value-type="percentage" office:value="0.861237" calcext:value-type="percentage">
            <text:p>86.12%</text:p>
          </table:table-cell>
          <table:table-cell office:value-type="float" office:value="600000" calcext:value-type="float">
            <text:p>600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2916021096" calcext:value-type="float">
            <text:p>2916021096</text:p>
          </table:table-cell>
          <table:table-cell office:value-type="percentage" office:value="0.428395" calcext:value-type="percentage">
            <text:p>42.8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054768720" calcext:value-type="float">
            <text:p>1054768720</text:p>
          </table:table-cell>
          <table:table-cell office:value-type="percentage" office:value="0.868369" calcext:value-type="percentage">
            <text:p>86.8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4"/>
          <table:table-cell office:value-type="float" office:value="2953570825" calcext:value-type="float">
            <text:p>2953570825</text:p>
          </table:table-cell>
          <table:table-cell office:value-type="percentage" office:value="0.433912" calcext:value-type="percentage">
            <text:p>43.39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1062781635" calcext:value-type="float">
            <text:p>1062781635</text:p>
          </table:table-cell>
          <table:table-cell office:value-type="percentage" office:value="0.874966" calcext:value-type="percentage">
            <text:p>87.50%</text:p>
          </table:table-cell>
          <table:table-cell office:value-type="float" office:value="800000" calcext:value-type="float">
            <text:p>800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4"/>
          <table:table-cell office:value-type="float" office:value="2985468140" calcext:value-type="float">
            <text:p>2985468140</text:p>
          </table:table-cell>
          <table:table-cell office:value-type="percentage" office:value="0.438598" calcext:value-type="percentage">
            <text:p>43.8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070181220" calcext:value-type="float">
            <text:p>1070181220</text:p>
          </table:table-cell>
          <table:table-cell office:value-type="percentage" office:value="0.881058" calcext:value-type="percentage">
            <text:p>88.1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4"/>
          <table:table-cell office:value-type="float" office:value="3013028147" calcext:value-type="float">
            <text:p>3013028147</text:p>
          </table:table-cell>
          <table:table-cell office:value-type="percentage" office:value="0.442647" calcext:value-type="percentage">
            <text:p>44.2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076990008" calcext:value-type="float">
            <text:p>1076990008</text:p>
          </table:table-cell>
          <table:table-cell office:value-type="percentage" office:value="0.886664" calcext:value-type="percentage">
            <text:p>88.6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4"/>
          <table:table-cell office:value-type="float" office:value="3192346435" calcext:value-type="float">
            <text:p>3192346435</text:p>
          </table:table-cell>
          <table:table-cell office:value-type="percentage" office:value="0.468991" calcext:value-type="percentage">
            <text:p>46.9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23853406" calcext:value-type="float">
            <text:p>1123853406</text:p>
          </table:table-cell>
          <table:table-cell office:value-type="percentage" office:value="0.925245" calcext:value-type="percentage">
            <text:p>92.5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float" office:value="3324347670" calcext:value-type="float">
            <text:p>3324347670</text:p>
          </table:table-cell>
          <table:table-cell office:value-type="percentage" office:value="0.488383" calcext:value-type="percentage">
            <text:p>48.84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154680152" calcext:value-type="float">
            <text:p>1154680152</text:p>
          </table:table-cell>
          <table:table-cell office:value-type="percentage" office:value="0.950624" calcext:value-type="percentage">
            <text:p>95.06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4"/>
          <table:table-cell office:value-type="float" office:value="3442257751" calcext:value-type="float">
            <text:p>3442257751</text:p>
          </table:table-cell>
          <table:table-cell office:value-type="percentage" office:value="0.505705" calcext:value-type="percentage">
            <text:p>50.5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78635982" calcext:value-type="float">
            <text:p>1178635982</text:p>
          </table:table-cell>
          <table:table-cell office:value-type="percentage" office:value="0.970347" calcext:value-type="percentage">
            <text:p>97.03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4"/>
          <table:table-cell office:value-type="float" office:value="3550897140" calcext:value-type="float">
            <text:p>3550897140</text:p>
          </table:table-cell>
          <table:table-cell office:value-type="percentage" office:value="0.521666" calcext:value-type="percentage">
            <text:p>52.17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97183783" calcext:value-type="float">
            <text:p>1197183783</text:p>
          </table:table-cell>
          <table:table-cell office:value-type="percentage" office:value="0.985617" calcext:value-type="percentage">
            <text:p>98.5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  <table:table-cell office:value-type="float" office:value="3652536301" calcext:value-type="float">
            <text:p>3652536301</text:p>
          </table:table-cell>
          <table:table-cell office:value-type="percentage" office:value="0.536597" calcext:value-type="percentage">
            <text:p>53.6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209479488" calcext:value-type="float">
            <text:p>1209479488</text:p>
          </table:table-cell>
          <table:table-cell office:value-type="percentage" office:value="0.995739" calcext:value-type="percentage">
            <text:p>99.57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float" office:value="3748447335" calcext:value-type="float">
            <text:p>3748447335</text:p>
          </table:table-cell>
          <table:table-cell office:value-type="percentage" office:value="0.550688" calcext:value-type="percentage">
            <text:p>55.07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212411365" calcext:value-type="float">
            <text:p>1212411365</text:p>
          </table:table-cell>
          <table:table-cell office:value-type="percentage" office:value="0.998153" calcext:value-type="percentage">
            <text:p>99.8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839459075" calcext:value-type="float">
            <text:p>3839459075</text:p>
          </table:table-cell>
          <table:table-cell office:value-type="percentage" office:value="0.564058" calcext:value-type="percentage">
            <text:p>56.41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213411365" calcext:value-type="float">
            <text:p>1213411365</text:p>
          </table:table-cell>
          <table:table-cell office:value-type="percentage" office:value="0.998976" calcext:value-type="percentage">
            <text:p>99.9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926091438" calcext:value-type="float">
            <text:p>3926091438</text:p>
          </table:table-cell>
          <table:table-cell office:value-type="percentage" office:value="0.576786" calcext:value-type="percentage">
            <text:p>57.68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14411365" calcext:value-type="float">
            <text:p>1214411365</text:p>
          </table:table-cell>
          <table:table-cell office:value-type="percentage" office:value="0.9998" calcext:value-type="percentage">
            <text:p>99.98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008599914" calcext:value-type="float">
            <text:p>4008599914</text:p>
          </table:table-cell>
          <table:table-cell office:value-type="percentage" office:value="0.588907" calcext:value-type="percentage">
            <text:p>58.89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42456435" calcext:value-type="float">
            <text:p>4642456435</text:p>
          </table:table-cell>
          <table:table-cell office:value-type="percentage" office:value="0.682027" calcext:value-type="percentage">
            <text:p>68.20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065001543" calcext:value-type="float">
            <text:p>5065001543</text:p>
          </table:table-cell>
          <table:table-cell office:value-type="percentage" office:value="0.744104" calcext:value-type="percentage">
            <text:p>74.41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400431942" calcext:value-type="float">
            <text:p>5400431942</text:p>
          </table:table-cell>
          <table:table-cell office:value-type="percentage" office:value="0.793382" calcext:value-type="percentage">
            <text:p>79.34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686736769" calcext:value-type="float">
            <text:p>5686736769</text:p>
          </table:table-cell>
          <table:table-cell office:value-type="percentage" office:value="0.835444" calcext:value-type="percentage">
            <text:p>83.5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5937425361" calcext:value-type="float">
            <text:p>5937425361</text:p>
          </table:table-cell>
          <table:table-cell office:value-type="percentage" office:value="0.872273" calcext:value-type="percentage">
            <text:p>87.23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157392572" calcext:value-type="float">
            <text:p>6157392572</text:p>
          </table:table-cell>
          <table:table-cell office:value-type="percentage" office:value="0.904588" calcext:value-type="percentage">
            <text:p>90.4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348521123" calcext:value-type="float">
            <text:p>6348521123</text:p>
          </table:table-cell>
          <table:table-cell office:value-type="percentage" office:value="0.932667" calcext:value-type="percentage">
            <text:p>93.27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510167217" calcext:value-type="float">
            <text:p>6510167217</text:p>
          </table:table-cell>
          <table:table-cell office:value-type="percentage" office:value="0.956415" calcext:value-type="percentage">
            <text:p>95.64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6636540973" calcext:value-type="float">
            <text:p>6636540973</text:p>
          </table:table-cell>
          <table:table-cell office:value-type="percentage" office:value="0.97498" calcext:value-type="percentage">
            <text:p>97.5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en-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-1-Q10-K</text:p>
          </table:table-cell>
          <table:table-cell table:number-columns-repeated="4"/>
          <table:table-cell office:value-type="string" calcext:value-type="string">
            <text:p>Pen-1-Q10-S</text:p>
          </table:table-cell>
          <table:table-cell table:number-columns-repeated="8"/>
          <table:table-cell office:value-type="string" calcext:value-type="string">
            <text:p>Pen-1-Q10-K</text:p>
          </table:table-cell>
          <table:table-cell table:style-name="Default"/>
          <table:table-cell table:number-columns-repeated="3"/>
          <table:table-cell office:value-type="string" calcext:value-type="string">
            <text:p>Pen-1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4307194" calcext:value-type="float">
            <text:p>1294307194</text:p>
          </table:table-cell>
          <table:table-cell table:style-name="ce1" office:value-type="percentage" office:value="0.63377" calcext:value-type="percentage">
            <text:p>63.38%</text:p>
          </table:table-cell>
          <table:table-cell office:value-type="float" office:value="1294307194" calcext:value-type="float">
            <text:p>1294307194</text:p>
          </table:table-cell>
          <table:table-cell table:style-name="ce1" office:value-type="percentage" office:value="0.049348" calcext:value-type="percentage">
            <text:p>4.93%</text:p>
          </table:table-cell>
          <table:table-cell/>
          <table:table-cell office:value-type="float" office:value="42350231" calcext:value-type="float">
            <text:p>42350231</text:p>
          </table:table-cell>
          <table:table-cell table:style-name="ce1" office:value-type="percentage" office:value="0.47129" calcext:value-type="percentage">
            <text:p>47.13%</text:p>
          </table:table-cell>
          <table:table-cell office:value-type="float" office:value="42350231" calcext:value-type="float">
            <text:p>42350231</text:p>
          </table:table-cell>
          <table:table-cell table:style-name="ce1" office:value-type="percentage" office:value="0.005519" calcext:value-type="percentage">
            <text:p>0.55%</text:p>
          </table:table-cell>
          <table:table-cell/>
          <table:table-cell table:formula="of:=[.G2]/[.B2]" office:value-type="float" office:value="0.0327203860075277" calcext:value-type="float">
            <text:p>0.032720386</text:p>
          </table:table-cell>
          <table:table-cell table:formula="of:=[.I2]/[.D2]" office:value-type="float" office:value="0.0327203860075277" calcext:value-type="float">
            <text:p>0.032720386</text:p>
          </table:table-cell>
          <table:table-cell/>
          <table:table-cell office:value-type="float" office:value="126581572" calcext:value-type="float">
            <text:p>126581572</text:p>
          </table:table-cell>
          <table:table-cell office:value-type="percentage" office:value="0.004826" calcext:value-type="percentage">
            <text:p>0.48%</text:p>
          </table:table-cell>
          <table:table-cell office:value-type="float" office:value="10" calcext:value-type="float">
            <text:p>10</text:p>
          </table:table-cell>
          <table:table-cell office:value-type="float" office:value="10235018" calcext:value-type="float">
            <text:p>10235018</text:p>
          </table:table-cell>
          <table:table-cell/>
          <table:table-cell office:value-type="float" office:value="122151734" calcext:value-type="float">
            <text:p>122151734</text:p>
          </table:table-cell>
          <table:table-cell office:value-type="percentage" office:value="0.015918" calcext:value-type="percentage">
            <text:p>1.59%</text:p>
          </table:table-cell>
          <table:table-cell office:value-type="float" office:value="10" calcext:value-type="float">
            <text:p>10</text:p>
          </table:table-cell>
          <table:table-cell office:value-type="float" office:value="9529770" calcext:value-type="float">
            <text:p>9529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902637" calcext:value-type="float">
            <text:p>84902637</text:p>
          </table:table-cell>
          <table:table-cell table:style-name="ce1" office:value-type="percentage" office:value="0.041573" calcext:value-type="percentage">
            <text:p>4.16%</text:p>
          </table:table-cell>
          <table:table-cell office:value-type="float" office:value="169805274" calcext:value-type="float">
            <text:p>169805274</text:p>
          </table:table-cell>
          <table:table-cell table:style-name="ce1" office:value-type="percentage" office:value="0.006474" calcext:value-type="percentage">
            <text:p>0.65%</text:p>
          </table:table-cell>
          <table:table-cell/>
          <table:table-cell office:value-type="float" office:value="3284066" calcext:value-type="float">
            <text:p>3284066</text:p>
          </table:table-cell>
          <table:table-cell table:style-name="ce1" office:value-type="percentage" office:value="0.036546" calcext:value-type="percentage">
            <text:p>3.65%</text:p>
          </table:table-cell>
          <table:table-cell office:value-type="float" office:value="6568132" calcext:value-type="float">
            <text:p>6568132</text:p>
          </table:table-cell>
          <table:table-cell table:style-name="ce1" office:value-type="percentage" office:value="0.000856" calcext:value-type="percentage">
            <text:p>0.09%</text:p>
          </table:table-cell>
          <table:table-cell/>
          <table:table-cell table:formula="of:=[.G3]/[.B3]" office:value-type="float" office:value="0.0386803769122036" calcext:value-type="float">
            <text:p>0.0386803769</text:p>
          </table:table-cell>
          <table:table-cell table:formula="of:=[.I3]/[.D3]" office:value-type="float" office:value="0.0386803769122036" calcext:value-type="float">
            <text:p>0.0386803769</text:p>
          </table:table-cell>
          <table:table-cell/>
          <table:table-cell office:value-type="float" office:value="220053018" calcext:value-type="float">
            <text:p>220053018</text:p>
          </table:table-cell>
          <table:table-cell office:value-type="percentage" office:value="0.00839" calcext:value-type="percentage">
            <text:p>0.84%</text:p>
          </table:table-cell>
          <table:table-cell office:value-type="float" office:value="20" calcext:value-type="float">
            <text:p>20</text:p>
          </table:table-cell>
          <table:table-cell office:value-type="float" office:value="9216477" calcext:value-type="float">
            <text:p>9216477</text:p>
          </table:table-cell>
          <table:table-cell/>
          <table:table-cell office:value-type="float" office:value="214867742" calcext:value-type="float">
            <text:p>214867742</text:p>
          </table:table-cell>
          <table:table-cell office:value-type="percentage" office:value="0.028001" calcext:value-type="percentage">
            <text:p>2.80%</text:p>
          </table:table-cell>
          <table:table-cell office:value-type="float" office:value="20" calcext:value-type="float">
            <text:p>20</text:p>
          </table:table-cell>
          <table:table-cell office:value-type="float" office:value="9089208" calcext:value-type="float">
            <text:p>9089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313986" calcext:value-type="float">
            <text:p>71313986</text:p>
          </table:table-cell>
          <table:table-cell table:style-name="ce1" office:value-type="percentage" office:value="0.03492" calcext:value-type="percentage">
            <text:p>3.49%</text:p>
          </table:table-cell>
          <table:table-cell office:value-type="float" office:value="246697413" calcext:value-type="float">
            <text:p>246697413</text:p>
          </table:table-cell>
          <table:table-cell table:style-name="ce1" office:value-type="percentage" office:value="0.009406" calcext:value-type="percentage">
            <text:p>0.94%</text:p>
          </table:table-cell>
          <table:table-cell/>
          <table:table-cell office:value-type="float" office:value="3485384" calcext:value-type="float">
            <text:p>3485384</text:p>
          </table:table-cell>
          <table:table-cell table:style-name="ce1" office:value-type="percentage" office:value="0.038787" calcext:value-type="percentage">
            <text:p>3.88%</text:p>
          </table:table-cell>
          <table:table-cell office:value-type="float" office:value="12144764" calcext:value-type="float">
            <text:p>12144764</text:p>
          </table:table-cell>
          <table:table-cell table:style-name="ce1" office:value-type="percentage" office:value="0.001583" calcext:value-type="percentage">
            <text:p>0.16%</text:p>
          </table:table-cell>
          <table:table-cell/>
          <table:table-cell table:formula="of:=[.G4]/[.B4]" office:value-type="float" office:value="0.0488737791209707" calcext:value-type="float">
            <text:p>0.0488737791</text:p>
          </table:table-cell>
          <table:table-cell table:formula="of:=[.I4]/[.D4]" office:value-type="float" office:value="0.0492293934188925" calcext:value-type="float">
            <text:p>0.0492293934</text:p>
          </table:table-cell>
          <table:table-cell/>
          <table:table-cell office:value-type="float" office:value="310106778" calcext:value-type="float">
            <text:p>310106778</text:p>
          </table:table-cell>
          <table:table-cell office:value-type="percentage" office:value="0.011823" calcext:value-type="percentage">
            <text:p>1.18%</text:p>
          </table:table-cell>
          <table:table-cell office:value-type="float" office:value="30" calcext:value-type="float">
            <text:p>30</text:p>
          </table:table-cell>
          <table:table-cell office:value-type="float" office:value="8842344" calcext:value-type="float">
            <text:p>8842344</text:p>
          </table:table-cell>
          <table:table-cell/>
          <table:table-cell office:value-type="float" office:value="304310528" calcext:value-type="float">
            <text:p>304310528</text:p>
          </table:table-cell>
          <table:table-cell office:value-type="percentage" office:value="0.039656" calcext:value-type="percentage">
            <text:p>3.97%</text:p>
          </table:table-cell>
          <table:table-cell office:value-type="float" office:value="30" calcext:value-type="float">
            <text:p>30</text:p>
          </table:table-cell>
          <table:table-cell office:value-type="float" office:value="8764109" calcext:value-type="float">
            <text:p>8764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422767" calcext:value-type="float">
            <text:p>125422767</text:p>
          </table:table-cell>
          <table:table-cell table:style-name="ce1" office:value-type="percentage" office:value="0.061415" calcext:value-type="percentage">
            <text:p>6.14%</text:p>
          </table:table-cell>
          <table:table-cell office:value-type="float" office:value="812899966" calcext:value-type="float">
            <text:p>812899966</text:p>
          </table:table-cell>
          <table:table-cell table:style-name="ce1" office:value-type="percentage" office:value="0.030993" calcext:value-type="percentage">
            <text:p>3.10%</text:p>
          </table:table-cell>
          <table:table-cell/>
          <table:table-cell office:value-type="float" office:value="6993306" calcext:value-type="float">
            <text:p>6993306</text:p>
          </table:table-cell>
          <table:table-cell table:style-name="ce1" office:value-type="percentage" office:value="0.077824" calcext:value-type="percentage">
            <text:p>7.78%</text:p>
          </table:table-cell>
          <table:table-cell office:value-type="float" office:value="45487760" calcext:value-type="float">
            <text:p>45487760</text:p>
          </table:table-cell>
          <table:table-cell table:style-name="ce1" office:value-type="percentage" office:value="0.005928" calcext:value-type="percentage">
            <text:p>0.59%</text:p>
          </table:table-cell>
          <table:table-cell/>
          <table:table-cell table:formula="of:=[.G5]/[.B5]" office:value-type="float" office:value="0.0557578673096887" calcext:value-type="float">
            <text:p>0.0557578673</text:p>
          </table:table-cell>
          <table:table-cell table:formula="of:=[.I5]/[.D5]" office:value-type="float" office:value="0.0559573894729379" calcext:value-type="float">
            <text:p>0.0559573895</text:p>
          </table:table-cell>
          <table:table-cell/>
          <table:table-cell office:value-type="float" office:value="396982213" calcext:value-type="float">
            <text:p>396982213</text:p>
          </table:table-cell>
          <table:table-cell office:value-type="percentage" office:value="0.015136" calcext:value-type="percentage">
            <text:p>1.51%</text:p>
          </table:table-cell>
          <table:table-cell office:value-type="float" office:value="40" calcext:value-type="float">
            <text:p>40</text:p>
          </table:table-cell>
          <table:table-cell office:value-type="float" office:value="8619918" calcext:value-type="float">
            <text:p>8619918</text:p>
          </table:table-cell>
          <table:table-cell/>
          <table:table-cell office:value-type="float" office:value="390628086" calcext:value-type="float">
            <text:p>390628086</text:p>
          </table:table-cell>
          <table:table-cell office:value-type="percentage" office:value="0.050905" calcext:value-type="percentage">
            <text:p>5.09%</text:p>
          </table:table-cell>
          <table:table-cell office:value-type="float" office:value="40" calcext:value-type="float">
            <text:p>40</text:p>
          </table:table-cell>
          <table:table-cell office:value-type="float" office:value="8536332" calcext:value-type="float">
            <text:p>8536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516094" calcext:value-type="float">
            <text:p>193516094</text:p>
          </table:table-cell>
          <table:table-cell table:style-name="ce1" office:value-type="percentage" office:value="0.094757" calcext:value-type="percentage">
            <text:p>9.48%</text:p>
          </table:table-cell>
          <table:table-cell office:value-type="float" office:value="2353848840" calcext:value-type="float">
            <text:p>2353848840</text:p>
          </table:table-cell>
          <table:table-cell table:style-name="ce1" office:value-type="percentage" office:value="0.089745" calcext:value-type="percentage">
            <text:p>8.97%</text:p>
          </table:table-cell>
          <table:table-cell/>
          <table:table-cell office:value-type="float" office:value="11701757" calcext:value-type="float">
            <text:p>11701757</text:p>
          </table:table-cell>
          <table:table-cell table:style-name="ce1" office:value-type="percentage" office:value="0.130222" calcext:value-type="percentage">
            <text:p>13.02%</text:p>
          </table:table-cell>
          <table:table-cell office:value-type="float" office:value="143080163" calcext:value-type="float">
            <text:p>143080163</text:p>
          </table:table-cell>
          <table:table-cell table:style-name="ce1" office:value-type="percentage" office:value="0.018646" calcext:value-type="percentage">
            <text:p>1.86%</text:p>
          </table:table-cell>
          <table:table-cell/>
          <table:table-cell table:formula="of:=[.G6]/[.B6]" office:value-type="float" office:value="0.060469166972748" calcext:value-type="float">
            <text:p>0.060469167</text:p>
          </table:table-cell>
          <table:table-cell table:formula="of:=[.I6]/[.D6]" office:value-type="float" office:value="0.0607856207962785" calcext:value-type="float">
            <text:p>0.0607856208</text:p>
          </table:table-cell>
          <table:table-cell/>
          <table:table-cell office:value-type="float" office:value="482287959" calcext:value-type="float">
            <text:p>482287959</text:p>
          </table:table-cell>
          <table:table-cell office:value-type="percentage" office:value="0.018388" calcext:value-type="percentage">
            <text:p>1.84%</text:p>
          </table:table-cell>
          <table:table-cell office:value-type="float" office:value="50" calcext:value-type="float">
            <text:p>50</text:p>
          </table:table-cell>
          <table:table-cell office:value-type="float" office:value="8434703" calcext:value-type="float">
            <text:p>8434703</text:p>
          </table:table-cell>
          <table:table-cell/>
          <table:table-cell office:value-type="float" office:value="474808834" calcext:value-type="float">
            <text:p>474808834</text:p>
          </table:table-cell>
          <table:table-cell office:value-type="percentage" office:value="0.061875" calcext:value-type="percentage">
            <text:p>6.19%</text:p>
          </table:table-cell>
          <table:table-cell office:value-type="float" office:value="50" calcext:value-type="float">
            <text:p>50</text:p>
          </table:table-cell>
          <table:table-cell office:value-type="float" office:value="8324845" calcext:value-type="float">
            <text:p>8324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112596" calcext:value-type="float">
            <text:p>174112596</text:p>
          </table:table-cell>
          <table:table-cell table:style-name="ce1" office:value-type="percentage" office:value="0.085256" calcext:value-type="percentage">
            <text:p>8.53%</text:p>
          </table:table-cell>
          <table:table-cell office:value-type="float" office:value="4019489723" calcext:value-type="float">
            <text:p>4019489723</text:p>
          </table:table-cell>
          <table:table-cell table:style-name="ce1" office:value-type="percentage" office:value="0.153251" calcext:value-type="percentage">
            <text:p>15.33%</text:p>
          </table:table-cell>
          <table:table-cell/>
          <table:table-cell office:value-type="float" office:value="11839447" calcext:value-type="float">
            <text:p>11839447</text:p>
          </table:table-cell>
          <table:table-cell table:style-name="ce1" office:value-type="percentage" office:value="0.131754" calcext:value-type="percentage">
            <text:p>13.18%</text:p>
          </table:table-cell>
          <table:table-cell office:value-type="float" office:value="275559772" calcext:value-type="float">
            <text:p>275559772</text:p>
          </table:table-cell>
          <table:table-cell table:style-name="ce1" office:value-type="percentage" office:value="0.03591" calcext:value-type="percentage">
            <text:p>3.59%</text:p>
          </table:table-cell>
          <table:table-cell/>
          <table:table-cell table:formula="of:=[.G7]/[.B7]" office:value-type="float" office:value="0.0679987965948196" calcext:value-type="float">
            <text:p>0.0679987966</text:p>
          </table:table-cell>
          <table:table-cell table:formula="of:=[.I7]/[.D7]" office:value-type="float" office:value="0.068555909080502" calcext:value-type="float">
            <text:p>0.0685559091</text:p>
          </table:table-cell>
          <table:table-cell/>
          <table:table-cell office:value-type="float" office:value="565459338" calcext:value-type="float">
            <text:p>565459338</text:p>
          </table:table-cell>
          <table:table-cell office:value-type="percentage" office:value="0.021559" calcext:value-type="percentage">
            <text:p>2.16%</text:p>
          </table:table-cell>
          <table:table-cell office:value-type="float" office:value="60" calcext:value-type="float">
            <text:p>60</text:p>
          </table:table-cell>
          <table:table-cell office:value-type="float" office:value="8227970" calcext:value-type="float">
            <text:p>8227970</text:p>
          </table:table-cell>
          <table:table-cell/>
          <table:table-cell office:value-type="float" office:value="556980061" calcext:value-type="float">
            <text:p>556980061</text:p>
          </table:table-cell>
          <table:table-cell office:value-type="percentage" office:value="0.072583" calcext:value-type="percentage">
            <text:p>7.26%</text:p>
          </table:table-cell>
          <table:table-cell office:value-type="float" office:value="60" calcext:value-type="float">
            <text:p>60</text:p>
          </table:table-cell>
          <table:table-cell office:value-type="float" office:value="8080232" calcext:value-type="float">
            <text:p>80802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3932918" calcext:value-type="float">
            <text:p>73932918</text:p>
          </table:table-cell>
          <table:table-cell table:style-name="ce1" office:value-type="percentage" office:value="0.036202" calcext:value-type="percentage">
            <text:p>3.62%</text:p>
          </table:table-cell>
          <table:table-cell office:value-type="float" office:value="3146062906" calcext:value-type="float">
            <text:p>3146062906</text:p>
          </table:table-cell>
          <table:table-cell table:style-name="ce1" office:value-type="percentage" office:value="0.11995" calcext:value-type="percentage">
            <text:p>12.00%</text:p>
          </table:table-cell>
          <table:table-cell/>
          <table:table-cell office:value-type="float" office:value="6047103" calcext:value-type="float">
            <text:p>6047103</text:p>
          </table:table-cell>
          <table:table-cell table:style-name="ce1" office:value-type="percentage" office:value="0.067294" calcext:value-type="percentage">
            <text:p>6.73%</text:p>
          </table:table-cell>
          <table:table-cell office:value-type="float" office:value="261717512" calcext:value-type="float">
            <text:p>261717512</text:p>
          </table:table-cell>
          <table:table-cell table:style-name="ce1" office:value-type="percentage" office:value="0.034106" calcext:value-type="percentage">
            <text:p>3.41%</text:p>
          </table:table-cell>
          <table:table-cell/>
          <table:table-cell table:formula="of:=[.G8]/[.B8]" office:value-type="float" office:value="0.0817917534378935" calcext:value-type="float">
            <text:p>0.0817917534</text:p>
          </table:table-cell>
          <table:table-cell table:formula="of:=[.I8]/[.D8]" office:value-type="float" office:value="0.0831888998471285" calcext:value-type="float">
            <text:p>0.0831888998</text:p>
          </table:table-cell>
          <table:table-cell/>
          <table:table-cell office:value-type="float" office:value="646777517" calcext:value-type="float">
            <text:p>646777517</text:p>
          </table:table-cell>
          <table:table-cell office:value-type="percentage" office:value="0.02466" calcext:value-type="percentage">
            <text:p>2.47%</text:p>
          </table:table-cell>
          <table:table-cell office:value-type="float" office:value="70" calcext:value-type="float">
            <text:p>70</text:p>
          </table:table-cell>
          <table:table-cell office:value-type="float" office:value="8066723" calcext:value-type="float">
            <text:p>8066723</text:p>
          </table:table-cell>
          <table:table-cell/>
          <table:table-cell office:value-type="float" office:value="636791464" calcext:value-type="float">
            <text:p>636791464</text:p>
          </table:table-cell>
          <table:table-cell office:value-type="percentage" office:value="0.082984" calcext:value-type="percentage">
            <text:p>8.30%</text:p>
          </table:table-cell>
          <table:table-cell office:value-type="float" office:value="70" calcext:value-type="float">
            <text:p>70</text:p>
          </table:table-cell>
          <table:table-cell office:value-type="float" office:value="7861621" calcext:value-type="float">
            <text:p>78616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50017" calcext:value-type="float">
            <text:p>14450017</text:p>
          </table:table-cell>
          <table:table-cell table:style-name="ce1" office:value-type="percentage" office:value="0.007076" calcext:value-type="percentage">
            <text:p>0.71%</text:p>
          </table:table-cell>
          <table:table-cell office:value-type="float" office:value="1261406290" calcext:value-type="float">
            <text:p>1261406290</text:p>
          </table:table-cell>
          <table:table-cell table:style-name="ce1" office:value-type="percentage" office:value="0.048094" calcext:value-type="percentage">
            <text:p>4.81%</text:p>
          </table:table-cell>
          <table:table-cell/>
          <table:table-cell office:value-type="float" office:value="1804299" calcext:value-type="float">
            <text:p>1804299</text:p>
          </table:table-cell>
          <table:table-cell table:style-name="ce1" office:value-type="percentage" office:value="0.020079" calcext:value-type="percentage">
            <text:p>2.01%</text:p>
          </table:table-cell>
          <table:table-cell office:value-type="float" office:value="160720734" calcext:value-type="float">
            <text:p>160720734</text:p>
          </table:table-cell>
          <table:table-cell table:style-name="ce1" office:value-type="percentage" office:value="0.020944" calcext:value-type="percentage">
            <text:p>2.09%</text:p>
          </table:table-cell>
          <table:table-cell/>
          <table:table-cell table:formula="of:=[.G9]/[.B9]" office:value-type="float" office:value="0.124864835799155" calcext:value-type="float">
            <text:p>0.1248648358</text:p>
          </table:table-cell>
          <table:table-cell table:formula="of:=[.I9]/[.D9]" office:value-type="float" office:value="0.127413931002358" calcext:value-type="float">
            <text:p>0.127413931</text:p>
          </table:table-cell>
          <table:table-cell/>
          <table:table-cell office:value-type="float" office:value="725824201" calcext:value-type="float">
            <text:p>725824201</text:p>
          </table:table-cell>
          <table:table-cell office:value-type="percentage" office:value="0.027674" calcext:value-type="percentage">
            <text:p>2.77%</text:p>
          </table:table-cell>
          <table:table-cell office:value-type="float" office:value="80" calcext:value-type="float">
            <text:p>80</text:p>
          </table:table-cell>
          <table:table-cell office:value-type="float" office:value="7769701" calcext:value-type="float">
            <text:p>7769701</text:p>
          </table:table-cell>
          <table:table-cell/>
          <table:table-cell office:value-type="float" office:value="713806942" calcext:value-type="float">
            <text:p>713806942</text:p>
          </table:table-cell>
          <table:table-cell office:value-type="percentage" office:value="0.09302" calcext:value-type="percentage">
            <text:p>9.30%</text:p>
          </table:table-cell>
          <table:table-cell office:value-type="float" office:value="80" calcext:value-type="float">
            <text:p>80</text:p>
          </table:table-cell>
          <table:table-cell office:value-type="float" office:value="7622333" calcext:value-type="float">
            <text:p>7622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414139" calcext:value-type="float">
            <text:p>5414139</text:p>
          </table:table-cell>
          <table:table-cell table:style-name="ce1" office:value-type="percentage" office:value="0.002651" calcext:value-type="percentage">
            <text:p>0.27%</text:p>
          </table:table-cell>
          <table:table-cell office:value-type="float" office:value="952023257" calcext:value-type="float">
            <text:p>952023257</text:p>
          </table:table-cell>
          <table:table-cell table:style-name="ce1" office:value-type="percentage" office:value="0.036298" calcext:value-type="percentage">
            <text:p>3.63%</text:p>
          </table:table-cell>
          <table:table-cell/>
          <table:table-cell office:value-type="float" office:value="944489" calcext:value-type="float">
            <text:p>944489</text:p>
          </table:table-cell>
          <table:table-cell table:style-name="ce1" office:value-type="percentage" office:value="0.010511" calcext:value-type="percentage">
            <text:p>1.05%</text:p>
          </table:table-cell>
          <table:table-cell office:value-type="float" office:value="168983908" calcext:value-type="float">
            <text:p>168983908</text:p>
          </table:table-cell>
          <table:table-cell table:style-name="ce1" office:value-type="percentage" office:value="0.022021" calcext:value-type="percentage">
            <text:p>2.20%</text:p>
          </table:table-cell>
          <table:table-cell/>
          <table:table-cell table:formula="of:=[.G10]/[.B10]" office:value-type="float" office:value="0.174448605770927" calcext:value-type="float">
            <text:p>0.1744486058</text:p>
          </table:table-cell>
          <table:table-cell table:formula="of:=[.I10]/[.D10]" office:value-type="float" office:value="0.177499768789787" calcext:value-type="float">
            <text:p>0.1774997688</text:p>
          </table:table-cell>
          <table:table-cell/>
          <table:table-cell office:value-type="float" office:value="802219952" calcext:value-type="float">
            <text:p>802219952</text:p>
          </table:table-cell>
          <table:table-cell office:value-type="percentage" office:value="0.030586" calcext:value-type="percentage">
            <text:p>3.06%</text:p>
          </table:table-cell>
          <table:table-cell office:value-type="float" office:value="90" calcext:value-type="float">
            <text:p>90</text:p>
          </table:table-cell>
          <table:table-cell office:value-type="float" office:value="7608724" calcext:value-type="float">
            <text:p>7608724</text:p>
          </table:table-cell>
          <table:table-cell/>
          <table:table-cell office:value-type="float" office:value="788068568" calcext:value-type="float">
            <text:p>788068568</text:p>
          </table:table-cell>
          <table:table-cell office:value-type="percentage" office:value="0.102697" calcext:value-type="percentage">
            <text:p>10.27%</text:p>
          </table:table-cell>
          <table:table-cell office:value-type="float" office:value="90" calcext:value-type="float">
            <text:p>90</text:p>
          </table:table-cell>
          <table:table-cell office:value-type="float" office:value="7225719" calcext:value-type="float">
            <text:p>72257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18945" calcext:value-type="float">
            <text:p>2318945</text:p>
          </table:table-cell>
          <table:table-cell table:style-name="ce1" office:value-type="percentage" office:value="0.001135" calcext:value-type="percentage">
            <text:p>0.11%</text:p>
          </table:table-cell>
          <table:table-cell office:value-type="float" office:value="819156956" calcext:value-type="float">
            <text:p>819156956</text:p>
          </table:table-cell>
          <table:table-cell table:style-name="ce1" office:value-type="percentage" office:value="0.031232" calcext:value-type="percentage">
            <text:p>3.12%</text:p>
          </table:table-cell>
          <table:table-cell/>
          <table:table-cell office:value-type="float" office:value="531555" calcext:value-type="float">
            <text:p>531555</text:p>
          </table:table-cell>
          <table:table-cell table:style-name="ce1" office:value-type="percentage" office:value="0.005915" calcext:value-type="percentage">
            <text:p>0.59%</text:p>
          </table:table-cell>
          <table:table-cell office:value-type="float" office:value="190420862" calcext:value-type="float">
            <text:p>190420862</text:p>
          </table:table-cell>
          <table:table-cell table:style-name="ce1" office:value-type="percentage" office:value="0.024815" calcext:value-type="percentage">
            <text:p>2.48%</text:p>
          </table:table-cell>
          <table:table-cell/>
          <table:table-cell table:formula="of:=[.G11]/[.B11]" office:value-type="float" office:value="0.229222771562068" calcext:value-type="float">
            <text:p>0.2292227716</text:p>
          </table:table-cell>
          <table:table-cell table:formula="of:=[.I11]/[.D11]" office:value-type="float" office:value="0.232459555650773" calcext:value-type="float">
            <text:p>0.2324595557</text:p>
          </table:table-cell>
          <table:table-cell/>
          <table:table-cell office:value-type="float" office:value="875105676" calcext:value-type="float">
            <text:p>875105676</text:p>
          </table:table-cell>
          <table:table-cell office:value-type="percentage" office:value="0.033365" calcext:value-type="percentage">
            <text:p>3.34%</text:p>
          </table:table-cell>
          <table:table-cell office:value-type="float" office:value="100" calcext:value-type="float">
            <text:p>100</text:p>
          </table:table-cell>
          <table:table-cell office:value-type="float" office:value="7141142" calcext:value-type="float">
            <text:p>7141142</text:p>
          </table:table-cell>
          <table:table-cell/>
          <table:table-cell office:value-type="float" office:value="858388828" calcext:value-type="float">
            <text:p>858388828</text:p>
          </table:table-cell>
          <table:table-cell office:value-type="percentage" office:value="0.111861" calcext:value-type="percentage">
            <text:p>11.19%</text:p>
          </table:table-cell>
          <table:table-cell office:value-type="float" office:value="100" calcext:value-type="float">
            <text:p>100</text:p>
          </table:table-cell>
          <table:table-cell office:value-type="float" office:value="6805553" calcext:value-type="float">
            <text:p>68055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62864" calcext:value-type="float">
            <text:p>1062864</text:p>
          </table:table-cell>
          <table:table-cell table:style-name="ce1" office:value-type="percentage" office:value="0.00052" calcext:value-type="percentage">
            <text:p>0.05%</text:p>
          </table:table-cell>
          <table:table-cell office:value-type="float" office:value="752664477" calcext:value-type="float">
            <text:p>752664477</text:p>
          </table:table-cell>
          <table:table-cell table:style-name="ce1" office:value-type="percentage" office:value="0.028697" calcext:value-type="percentage">
            <text:p>2.87%</text:p>
          </table:table-cell>
          <table:table-cell/>
          <table:table-cell office:value-type="float" office:value="306317" calcext:value-type="float">
            <text:p>306317</text:p>
          </table:table-cell>
          <table:table-cell table:style-name="ce1" office:value-type="percentage" office:value="0.003409" calcext:value-type="percentage">
            <text:p>0.34%</text:p>
          </table:table-cell>
          <table:table-cell office:value-type="float" office:value="219453155" calcext:value-type="float">
            <text:p>219453155</text:p>
          </table:table-cell>
          <table:table-cell table:style-name="ce1" office:value-type="percentage" office:value="0.028598" calcext:value-type="percentage">
            <text:p>2.86%</text:p>
          </table:table-cell>
          <table:table-cell/>
          <table:table-cell table:formula="of:=[.G12]/[.B12]" office:value-type="float" office:value="0.288199619142242" calcext:value-type="float">
            <text:p>0.2881996191</text:p>
          </table:table-cell>
          <table:table-cell table:formula="of:=[.I12]/[.D12]" office:value-type="float" office:value="0.291568370377602" calcext:value-type="float">
            <text:p>0.2915683704</text:p>
          </table:table-cell>
          <table:table-cell/>
          <table:table-cell office:value-type="float" office:value="1387204451" calcext:value-type="float">
            <text:p>1387204451</text:p>
          </table:table-cell>
          <table:table-cell office:value-type="percentage" office:value="0.05289" calcext:value-type="percentage">
            <text:p>5.29%</text:p>
          </table:table-cell>
          <table:table-cell office:value-type="float" office:value="200" calcext:value-type="float">
            <text:p>200</text:p>
          </table:table-cell>
          <table:table-cell office:value-type="float" office:value="3993661" calcext:value-type="float">
            <text:p>3993661</text:p>
          </table:table-cell>
          <table:table-cell/>
          <table:table-cell office:value-type="float" office:value="1337956757" calcext:value-type="float">
            <text:p>1337956757</text:p>
          </table:table-cell>
          <table:table-cell office:value-type="percentage" office:value="0.174356" calcext:value-type="percentage">
            <text:p>17.44%</text:p>
          </table:table-cell>
          <table:table-cell office:value-type="float" office:value="200" calcext:value-type="float">
            <text:p>200</text:p>
          </table:table-cell>
          <table:table-cell office:value-type="float" office:value="3824339" calcext:value-type="float">
            <text:p>38243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65042" calcext:value-type="float">
            <text:p>565042</text:p>
          </table:table-cell>
          <table:table-cell table:style-name="ce1" office:value-type="percentage" office:value="0.000277" calcext:value-type="percentage">
            <text:p>0.03%</text:p>
          </table:table-cell>
          <table:table-cell office:value-type="float" office:value="815497951" calcext:value-type="float">
            <text:p>815497951</text:p>
          </table:table-cell>
          <table:table-cell table:style-name="ce1" office:value-type="percentage" office:value="0.031093" calcext:value-type="percentage">
            <text:p>3.11%</text:p>
          </table:table-cell>
          <table:table-cell/>
          <table:table-cell office:value-type="float" office:value="193865" calcext:value-type="float">
            <text:p>193865</text:p>
          </table:table-cell>
          <table:table-cell table:style-name="ce1" office:value-type="percentage" office:value="0.002157" calcext:value-type="percentage">
            <text:p>0.22%</text:p>
          </table:table-cell>
          <table:table-cell office:value-type="float" office:value="281353145" calcext:value-type="float">
            <text:p>281353145</text:p>
          </table:table-cell>
          <table:table-cell table:style-name="ce1" office:value-type="percentage" office:value="0.036665" calcext:value-type="percentage">
            <text:p>3.67%</text:p>
          </table:table-cell>
          <table:table-cell/>
          <table:table-cell table:formula="of:=[.G13]/[.B13]" office:value-type="float" office:value="0.343098389146294" calcext:value-type="float">
            <text:p>0.3430983891</text:p>
          </table:table-cell>
          <table:table-cell table:formula="of:=[.I13]/[.D13]" office:value-type="float" office:value="0.345007788989527" calcext:value-type="float">
            <text:p>0.345007789</text:p>
          </table:table-cell>
          <table:table-cell/>
          <table:table-cell office:value-type="float" office:value="1672546255" calcext:value-type="float">
            <text:p>1672546255</text:p>
          </table:table-cell>
          <table:table-cell office:value-type="percentage" office:value="0.063769" calcext:value-type="percentage">
            <text:p>6.38%</text:p>
          </table:table-cell>
          <table:table-cell office:value-type="float" office:value="300" calcext:value-type="float">
            <text:p>300</text:p>
          </table:table-cell>
          <table:table-cell office:value-type="float" office:value="2126775" calcext:value-type="float">
            <text:p>2126775</text:p>
          </table:table-cell>
          <table:table-cell/>
          <table:table-cell office:value-type="float" office:value="1569477407" calcext:value-type="float">
            <text:p>1569477407</text:p>
          </table:table-cell>
          <table:table-cell office:value-type="percentage" office:value="0.204527" calcext:value-type="percentage">
            <text:p>20.45%</text:p>
          </table:table-cell>
          <table:table-cell office:value-type="float" office:value="300" calcext:value-type="float">
            <text:p>300</text:p>
          </table:table-cell>
          <table:table-cell office:value-type="float" office:value="929940" calcext:value-type="float">
            <text:p>92994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95011" calcext:value-type="float">
            <text:p>495011</text:p>
          </table:table-cell>
          <table:table-cell table:style-name="ce1" office:value-type="percentage" office:value="0.000242" calcext:value-type="percentage">
            <text:p>0.02%</text:p>
          </table:table-cell>
          <table:table-cell office:value-type="float" office:value="1454056696" calcext:value-type="float">
            <text:p>1454056696</text:p>
          </table:table-cell>
          <table:table-cell table:style-name="ce1" office:value-type="percentage" office:value="0.055439" calcext:value-type="percentage">
            <text:p>5.54%</text:p>
          </table:table-cell>
          <table:table-cell/>
          <table:table-cell office:value-type="float" office:value="175676" calcext:value-type="float">
            <text:p>175676</text:p>
          </table:table-cell>
          <table:table-cell table:style-name="ce1" office:value-type="percentage" office:value="0.001955" calcext:value-type="percentage">
            <text:p>0.20%</text:p>
          </table:table-cell>
          <table:table-cell office:value-type="float" office:value="517503256" calcext:value-type="float">
            <text:p>517503256</text:p>
          </table:table-cell>
          <table:table-cell table:style-name="ce1" office:value-type="percentage" office:value="0.067439" calcext:value-type="percentage">
            <text:p>6.74%</text:p>
          </table:table-cell>
          <table:table-cell/>
          <table:table-cell table:formula="of:=[.G14]/[.B14]" office:value-type="float" office:value="0.354893123587153" calcext:value-type="float">
            <text:p>0.3548931236</text:p>
          </table:table-cell>
          <table:table-cell table:formula="of:=[.I14]/[.D14]" office:value-type="float" office:value="0.355903079586657" calcext:value-type="float">
            <text:p>0.3559030796</text:p>
          </table:table-cell>
          <table:table-cell/>
          <table:table-cell office:value-type="float" office:value="1760836560" calcext:value-type="float">
            <text:p>1760836560</text:p>
          </table:table-cell>
          <table:table-cell office:value-type="percentage" office:value="0.067135" calcext:value-type="percentage">
            <text:p>6.71%</text:p>
          </table:table-cell>
          <table:table-cell office:value-type="float" office:value="400" calcext:value-type="float">
            <text:p>400</text:p>
          </table:table-cell>
          <table:table-cell office:value-type="float" office:value="677204" calcext:value-type="float">
            <text:p>677204</text:p>
          </table:table-cell>
          <table:table-cell/>
          <table:table-cell office:value-type="float" office:value="1643430865" calcext:value-type="float">
            <text:p>1643430865</text:p>
          </table:table-cell>
          <table:table-cell office:value-type="percentage" office:value="0.214164" calcext:value-type="percentage">
            <text:p>21.42%</text:p>
          </table:table-cell>
          <table:table-cell office:value-type="float" office:value="400" calcext:value-type="float">
            <text:p>400</text:p>
          </table:table-cell>
          <table:table-cell office:value-type="float" office:value="580112" calcext:value-type="float">
            <text:p>5801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3670" calcext:value-type="float">
            <text:p>223670</text:p>
          </table:table-cell>
          <table:table-cell table:style-name="ce1" office:value-type="percentage" office:value="0.00011" calcext:value-type="percentage">
            <text:p>0.01%</text:p>
          </table:table-cell>
          <table:table-cell office:value-type="float" office:value="1232951475" calcext:value-type="float">
            <text:p>1232951475</text:p>
          </table:table-cell>
          <table:table-cell table:style-name="ce1" office:value-type="percentage" office:value="0.047009" calcext:value-type="percentage">
            <text:p>4.70%</text:p>
          </table:table-cell>
          <table:table-cell/>
          <table:table-cell office:value-type="float" office:value="94741" calcext:value-type="float">
            <text:p>94741</text:p>
          </table:table-cell>
          <table:table-cell table:style-name="ce1" office:value-type="percentage" office:value="0.001054" calcext:value-type="percentage">
            <text:p>0.11%</text:p>
          </table:table-cell>
          <table:table-cell office:value-type="float" office:value="529818767" calcext:value-type="float">
            <text:p>529818767</text:p>
          </table:table-cell>
          <table:table-cell table:style-name="ce1" office:value-type="percentage" office:value="0.069044" calcext:value-type="percentage">
            <text:p>6.90%</text:p>
          </table:table-cell>
          <table:table-cell/>
          <table:table-cell table:formula="of:=[.G15]/[.B15]" office:value-type="float" office:value="0.423574909464837" calcext:value-type="float">
            <text:p>0.4235749095</text:p>
          </table:table-cell>
          <table:table-cell table:formula="of:=[.I15]/[.D15]" office:value-type="float" office:value="0.429715830462833" calcext:value-type="float">
            <text:p>0.4297158305</text:p>
          </table:table-cell>
          <table:table-cell/>
          <table:table-cell office:value-type="float" office:value="1814631586" calcext:value-type="float">
            <text:p>1814631586</text:p>
          </table:table-cell>
          <table:table-cell office:value-type="percentage" office:value="0.069187" calcext:value-type="percentage">
            <text:p>6.92%</text:p>
          </table:table-cell>
          <table:table-cell office:value-type="float" office:value="500" calcext:value-type="float">
            <text:p>500</text:p>
          </table:table-cell>
          <table:table-cell office:value-type="float" office:value="445968" calcext:value-type="float">
            <text:p>445968</text:p>
          </table:table-cell>
          <table:table-cell/>
          <table:table-cell office:value-type="float" office:value="1690265960" calcext:value-type="float">
            <text:p>1690265960</text:p>
          </table:table-cell>
          <table:table-cell office:value-type="percentage" office:value="0.220268" calcext:value-type="percentage">
            <text:p>22.03%</text:p>
          </table:table-cell>
          <table:table-cell office:value-type="float" office:value="500" calcext:value-type="float">
            <text:p>500</text:p>
          </table:table-cell>
          <table:table-cell office:value-type="float" office:value="414259" calcext:value-type="float">
            <text:p>41425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1106" calcext:value-type="float">
            <text:p>101106</text:p>
          </table:table-cell>
          <table:table-cell table:style-name="ce1" office:value-type="percentage" office:value="0.00005" calcext:value-type="percentage">
            <text:p>0.01%</text:p>
          </table:table-cell>
          <table:table-cell office:value-type="float" office:value="1166814732" calcext:value-type="float">
            <text:p>1166814732</text:p>
          </table:table-cell>
          <table:table-cell table:style-name="ce1" office:value-type="percentage" office:value="0.044487" calcext:value-type="percentage">
            <text:p>4.45%</text:p>
          </table:table-cell>
          <table:table-cell/>
          <table:table-cell office:value-type="float" office:value="50723" calcext:value-type="float">
            <text:p>50723</text:p>
          </table:table-cell>
          <table:table-cell table:style-name="ce1" office:value-type="percentage" office:value="0.000564" calcext:value-type="percentage">
            <text:p>0.06%</text:p>
          </table:table-cell>
          <table:table-cell office:value-type="float" office:value="588788476" calcext:value-type="float">
            <text:p>588788476</text:p>
          </table:table-cell>
          <table:table-cell table:style-name="ce1" office:value-type="percentage" office:value="0.076728" calcext:value-type="percentage">
            <text:p>7.67%</text:p>
          </table:table-cell>
          <table:table-cell/>
          <table:table-cell table:formula="of:=[.G16]/[.B16]" office:value-type="float" office:value="0.501681403675351" calcext:value-type="float">
            <text:p>0.5016814037</text:p>
          </table:table-cell>
          <table:table-cell table:formula="of:=[.I16]/[.D16]" office:value-type="float" office:value="0.50461179470264" calcext:value-type="float">
            <text:p>0.5046117947</text:p>
          </table:table-cell>
          <table:table-cell/>
          <table:table-cell office:value-type="float" office:value="1855446307" calcext:value-type="float">
            <text:p>1855446307</text:p>
          </table:table-cell>
          <table:table-cell office:value-type="percentage" office:value="0.070743" calcext:value-type="percentage">
            <text:p>7.07%</text:p>
          </table:table-cell>
          <table:table-cell office:value-type="float" office:value="600" calcext:value-type="float">
            <text:p>600</text:p>
          </table:table-cell>
          <table:table-cell office:value-type="float" office:value="369996" calcext:value-type="float">
            <text:p>369996</text:p>
          </table:table-cell>
          <table:table-cell/>
          <table:table-cell office:value-type="float" office:value="1727132073" calcext:value-type="float">
            <text:p>1727132073</text:p>
          </table:table-cell>
          <table:table-cell office:value-type="percentage" office:value="0.225072" calcext:value-type="percentage">
            <text:p>22.51%</text:p>
          </table:table-cell>
          <table:table-cell office:value-type="float" office:value="600" calcext:value-type="float">
            <text:p>600</text:p>
          </table:table-cell>
          <table:table-cell office:value-type="float" office:value="324965" calcext:value-type="float">
            <text:p>32496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4224" calcext:value-type="float">
            <text:p>54224</text:p>
          </table:table-cell>
          <table:table-cell table:style-name="ce1" office:value-type="percentage" office:value="0.000027" calcext:value-type="percentage">
            <text:p>0.00%</text:p>
          </table:table-cell>
          <table:table-cell office:value-type="float" office:value="1229654830" calcext:value-type="float">
            <text:p>1229654830</text:p>
          </table:table-cell>
          <table:table-cell table:style-name="ce1" office:value-type="percentage" office:value="0.046883" calcext:value-type="percentage">
            <text:p>4.69%</text:p>
          </table:table-cell>
          <table:table-cell/>
          <table:table-cell office:value-type="float" office:value="30882" calcext:value-type="float">
            <text:p>30882</text:p>
          </table:table-cell>
          <table:table-cell table:style-name="ce1" office:value-type="percentage" office:value="0.000344" calcext:value-type="percentage">
            <text:p>0.03%</text:p>
          </table:table-cell>
          <table:table-cell office:value-type="float" office:value="705626256" calcext:value-type="float">
            <text:p>705626256</text:p>
          </table:table-cell>
          <table:table-cell table:style-name="ce1" office:value-type="percentage" office:value="0.091954" calcext:value-type="percentage">
            <text:p>9.20%</text:p>
          </table:table-cell>
          <table:table-cell/>
          <table:table-cell table:formula="of:=[.G17]/[.B17]" office:value-type="float" office:value="0.569526408970198" calcext:value-type="float">
            <text:p>0.569526409</text:p>
          </table:table-cell>
          <table:table-cell table:formula="of:=[.I17]/[.D17]" office:value-type="float" office:value="0.573840917617507" calcext:value-type="float">
            <text:p>0.5738409176</text:p>
          </table:table-cell>
          <table:table-cell/>
          <table:table-cell office:value-type="float" office:value="1888693737" calcext:value-type="float">
            <text:p>1888693737</text:p>
          </table:table-cell>
          <table:table-cell office:value-type="percentage" office:value="0.07201" calcext:value-type="percentage">
            <text:p>7.20%</text:p>
          </table:table-cell>
          <table:table-cell office:value-type="float" office:value="700" calcext:value-type="float">
            <text:p>700</text:p>
          </table:table-cell>
          <table:table-cell office:value-type="float" office:value="307514" calcext:value-type="float">
            <text:p>307514</text:p>
          </table:table-cell>
          <table:table-cell/>
          <table:table-cell office:value-type="float" office:value="1757581061" calcext:value-type="float">
            <text:p>1757581061</text:p>
          </table:table-cell>
          <table:table-cell office:value-type="percentage" office:value="0.22904" calcext:value-type="percentage">
            <text:p>22.90%</text:p>
          </table:table-cell>
          <table:table-cell office:value-type="float" office:value="700" calcext:value-type="float">
            <text:p>700</text:p>
          </table:table-cell>
          <table:table-cell office:value-type="float" office:value="290806" calcext:value-type="float">
            <text:p>2908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6029" calcext:value-type="float">
            <text:p>26029</text:p>
          </table:table-cell>
          <table:table-cell table:style-name="ce1" office:value-type="percentage" office:value="0.000013" calcext:value-type="percentage">
            <text:p>0.00%</text:p>
          </table:table-cell>
          <table:table-cell office:value-type="float" office:value="1143327218" calcext:value-type="float">
            <text:p>1143327218</text:p>
          </table:table-cell>
          <table:table-cell table:style-name="ce1" office:value-type="percentage" office:value="0.043592" calcext:value-type="percentage">
            <text:p>4.36%</text:p>
          </table:table-cell>
          <table:table-cell/>
          <table:table-cell office:value-type="float" office:value="16327" calcext:value-type="float">
            <text:p>16327</text:p>
          </table:table-cell>
          <table:table-cell table:style-name="ce1" office:value-type="percentage" office:value="0.000182" calcext:value-type="percentage">
            <text:p>0.02%</text:p>
          </table:table-cell>
          <table:table-cell office:value-type="float" office:value="724597285" calcext:value-type="float">
            <text:p>724597285</text:p>
          </table:table-cell>
          <table:table-cell table:style-name="ce1" office:value-type="percentage" office:value="0.094426" calcext:value-type="percentage">
            <text:p>9.44%</text:p>
          </table:table-cell>
          <table:table-cell/>
          <table:table-cell table:formula="of:=[.G18]/[.B18]" office:value-type="float" office:value="0.627261900188252" calcext:value-type="float">
            <text:p>0.6272619002</text:p>
          </table:table-cell>
          <table:table-cell table:formula="of:=[.I18]/[.D18]" office:value-type="float" office:value="0.633761948103994" calcext:value-type="float">
            <text:p>0.6337619481</text:p>
          </table:table-cell>
          <table:table-cell/>
          <table:table-cell office:value-type="float" office:value="1918254121" calcext:value-type="float">
            <text:p>1918254121</text:p>
          </table:table-cell>
          <table:table-cell office:value-type="percentage" office:value="0.073137" calcext:value-type="percentage">
            <text:p>7.31%</text:p>
          </table:table-cell>
          <table:table-cell office:value-type="float" office:value="800" calcext:value-type="float">
            <text:p>800</text:p>
          </table:table-cell>
          <table:table-cell office:value-type="float" office:value="287072" calcext:value-type="float">
            <text:p>287072</text:p>
          </table:table-cell>
          <table:table-cell/>
          <table:table-cell office:value-type="float" office:value="1785734155" calcext:value-type="float">
            <text:p>1785734155</text:p>
          </table:table-cell>
          <table:table-cell office:value-type="percentage" office:value="0.232709" calcext:value-type="percentage">
            <text:p>23.27%</text:p>
          </table:table-cell>
          <table:table-cell office:value-type="float" office:value="800" calcext:value-type="float">
            <text:p>800</text:p>
          </table:table-cell>
          <table:table-cell office:value-type="float" office:value="269993" calcext:value-type="float">
            <text:p>26999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757" calcext:value-type="float">
            <text:p>10757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970267446" calcext:value-type="float">
            <text:p>970267446</text:p>
          </table:table-cell>
          <table:table-cell table:style-name="ce1" office:value-type="percentage" office:value="0.036993" calcext:value-type="percentage">
            <text:p>3.70%</text:p>
          </table:table-cell>
          <table:table-cell/>
          <table:table-cell office:value-type="float" office:value="7360" calcext:value-type="float">
            <text:p>7360</text:p>
          </table:table-cell>
          <table:table-cell table:style-name="ce1" office:value-type="percentage" office:value="0.000082" calcext:value-type="percentage">
            <text:p>0.01%</text:p>
          </table:table-cell>
          <table:table-cell office:value-type="float" office:value="664403617" calcext:value-type="float">
            <text:p>664403617</text:p>
          </table:table-cell>
          <table:table-cell table:style-name="ce1" office:value-type="percentage" office:value="0.086582" calcext:value-type="percentage">
            <text:p>8.66%</text:p>
          </table:table-cell>
          <table:table-cell/>
          <table:table-cell table:formula="of:=[.G19]/[.B19]" office:value-type="float" office:value="0.68420563354095" calcext:value-type="float">
            <text:p>0.6842056335</text:p>
          </table:table-cell>
          <table:table-cell table:formula="of:=[.I19]/[.D19]" office:value-type="float" office:value="0.68476338120902" calcext:value-type="float">
            <text:p>0.6847633812</text:p>
          </table:table-cell>
          <table:table-cell/>
          <table:table-cell office:value-type="float" office:value="1946021242" calcext:value-type="float">
            <text:p>1946021242</text:p>
          </table:table-cell>
          <table:table-cell office:value-type="percentage" office:value="0.074196" calcext:value-type="percentage">
            <text:p>7.42%</text:p>
          </table:table-cell>
          <table:table-cell office:value-type="float" office:value="900" calcext:value-type="float">
            <text:p>900</text:p>
          </table:table-cell>
          <table:table-cell office:value-type="float" office:value="267656" calcext:value-type="float">
            <text:p>267656</text:p>
          </table:table-cell>
          <table:table-cell/>
          <table:table-cell office:value-type="float" office:value="1811656875" calcext:value-type="float">
            <text:p>1811656875</text:p>
          </table:table-cell>
          <table:table-cell office:value-type="percentage" office:value="0.236087" calcext:value-type="percentage">
            <text:p>23.61%</text:p>
          </table:table-cell>
          <table:table-cell office:value-type="float" office:value="900" calcext:value-type="float">
            <text:p>900</text:p>
          </table:table-cell>
          <table:table-cell office:value-type="float" office:value="248849" calcext:value-type="float">
            <text:p>24884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77" calcext:value-type="float">
            <text:p>2477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32678081" calcext:value-type="float">
            <text:p>432678081</text:p>
          </table:table-cell>
          <table:table-cell table:style-name="ce1" office:value-type="percentage" office:value="0.016497" calcext:value-type="percentage">
            <text:p>1.65%</text:p>
          </table:table-cell>
          <table:table-cell/>
          <table:table-cell office:value-type="float" office:value="1930" calcext:value-type="float">
            <text:p>1930</text:p>
          </table:table-cell>
          <table:table-cell table:style-name="ce1" office:value-type="percentage" office:value="0.000021" calcext:value-type="percentage">
            <text:p>0.00%</text:p>
          </table:table-cell>
          <table:table-cell office:value-type="float" office:value="339546238" calcext:value-type="float">
            <text:p>339546238</text:p>
          </table:table-cell>
          <table:table-cell table:style-name="ce1" office:value-type="percentage" office:value="0.044248" calcext:value-type="percentage">
            <text:p>4.42%</text:p>
          </table:table-cell>
          <table:table-cell/>
          <table:table-cell table:formula="of:=[.G20]/[.B20]" office:value-type="float" office:value="0.779168348809043" calcext:value-type="float">
            <text:p>0.7791683488</text:p>
          </table:table-cell>
          <table:table-cell table:formula="of:=[.I20]/[.D20]" office:value-type="float" office:value="0.784754885699884" calcext:value-type="float">
            <text:p>0.7847548857</text:p>
          </table:table-cell>
          <table:table-cell/>
          <table:table-cell office:value-type="float" office:value="1971921685" calcext:value-type="float">
            <text:p>1971921685</text:p>
          </table:table-cell>
          <table:table-cell office:value-type="percentage" office:value="0.075184" calcext:value-type="percentage">
            <text:p>7.52%</text:p>
          </table:table-cell>
          <table:table-cell office:value-type="float" office:value="1000" calcext:value-type="float">
            <text:p>1000</text:p>
          </table:table-cell>
          <table:table-cell office:value-type="float" office:value="251202" calcext:value-type="float">
            <text:p>251202</text:p>
          </table:table-cell>
          <table:table-cell/>
          <table:table-cell office:value-type="float" office:value="1835413109" calcext:value-type="float">
            <text:p>1835413109</text:p>
          </table:table-cell>
          <table:table-cell office:value-type="percentage" office:value="0.239183" calcext:value-type="percentage">
            <text:p>23.92%</text:p>
          </table:table-cell>
          <table:table-cell office:value-type="float" office:value="1000" calcext:value-type="float">
            <text:p>1000</text:p>
          </table:table-cell>
          <table:table-cell office:value-type="float" office:value="227849" calcext:value-type="float">
            <text:p>22784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83" calcext:value-type="float">
            <text:p>48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4275583" calcext:value-type="float">
            <text:p>164275583</text:p>
          </table:table-cell>
          <table:table-cell table:style-name="ce1" office:value-type="percentage" office:value="0.006263" calcext:value-type="percentage">
            <text:p>0.63%</text:p>
          </table:table-cell>
          <table:table-cell/>
          <table:table-cell office:value-type="float" office:value="423" calcext:value-type="float">
            <text:p>423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144472669" calcext:value-type="float">
            <text:p>144472669</text:p>
          </table:table-cell>
          <table:table-cell table:style-name="ce1" office:value-type="percentage" office:value="0.018827" calcext:value-type="percentage">
            <text:p>1.88%</text:p>
          </table:table-cell>
          <table:table-cell/>
          <table:table-cell table:formula="of:=[.G21]/[.B21]" office:value-type="float" office:value="0.875776397515528" calcext:value-type="float">
            <text:p>0.8757763975</text:p>
          </table:table-cell>
          <table:table-cell table:formula="of:=[.I21]/[.D21]" office:value-type="float" office:value="0.879453089507526" calcext:value-type="float">
            <text:p>0.8794530895</text:p>
          </table:table-cell>
          <table:table-cell/>
          <table:table-cell office:value-type="float" office:value="2176755679" calcext:value-type="float">
            <text:p>2176755679</text:p>
          </table:table-cell>
          <table:table-cell office:value-type="percentage" office:value="0.082993" calcext:value-type="percentage">
            <text:p>8.30%</text:p>
          </table:table-cell>
          <table:table-cell office:value-type="float" office:value="2000" calcext:value-type="float">
            <text:p>2000</text:p>
          </table:table-cell>
          <table:table-cell office:value-type="float" office:value="175502" calcext:value-type="float">
            <text:p>175502</text:p>
          </table:table-cell>
          <table:table-cell/>
          <table:table-cell office:value-type="float" office:value="2025713002" calcext:value-type="float">
            <text:p>2025713002</text:p>
          </table:table-cell>
          <table:table-cell office:value-type="percentage" office:value="0.263982" calcext:value-type="percentage">
            <text:p>26.40%</text:p>
          </table:table-cell>
          <table:table-cell office:value-type="float" office:value="2000" calcext:value-type="float">
            <text:p>2000</text:p>
          </table:table-cell>
          <table:table-cell office:value-type="float" office:value="160599" calcext:value-type="float">
            <text:p>16059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6" calcext:value-type="float">
            <text:p>13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00105894" calcext:value-type="float">
            <text:p>100105894</text:p>
          </table:table-cell>
          <table:table-cell table:style-name="ce1" office:value-type="percentage" office:value="0.003817" calcext:value-type="percentage">
            <text:p>0.38%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91430188" calcext:value-type="float">
            <text:p>91430188</text:p>
          </table:table-cell>
          <table:table-cell table:style-name="ce1" office:value-type="percentage" office:value="0.011915" calcext:value-type="percentage">
            <text:p>1.19%</text:p>
          </table:table-cell>
          <table:table-cell/>
          <table:table-cell table:formula="of:=[.G22]/[.B22]" office:value-type="float" office:value="0.911764705882353" calcext:value-type="float">
            <text:p>0.9117647059</text:p>
          </table:table-cell>
          <table:table-cell table:formula="of:=[.I22]/[.D22]" office:value-type="float" office:value="0.913334713338657" calcext:value-type="float">
            <text:p>0.9133347133</text:p>
          </table:table-cell>
          <table:table-cell/>
          <table:table-cell office:value-type="float" office:value="2332276526" calcext:value-type="float">
            <text:p>2332276526</text:p>
          </table:table-cell>
          <table:table-cell office:value-type="percentage" office:value="0.088923" calcext:value-type="percentage">
            <text:p>8.89%</text:p>
          </table:table-cell>
          <table:table-cell office:value-type="float" office:value="3000" calcext:value-type="float">
            <text:p>3000</text:p>
          </table:table-cell>
          <table:table-cell office:value-type="float" office:value="138057" calcext:value-type="float">
            <text:p>138057</text:p>
          </table:table-cell>
          <table:table-cell/>
          <table:table-cell office:value-type="float" office:value="2165061957" calcext:value-type="float">
            <text:p>2165061957</text:p>
          </table:table-cell>
          <table:table-cell office:value-type="percentage" office:value="0.282141" calcext:value-type="percentage">
            <text:p>28.21%</text:p>
          </table:table-cell>
          <table:table-cell office:value-type="float" office:value="3000" calcext:value-type="float">
            <text:p>3000</text:p>
          </table:table-cell>
          <table:table-cell office:value-type="float" office:value="125885" calcext:value-type="float">
            <text:p>12588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0" calcext:value-type="float">
            <text:p>1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1236527" calcext:value-type="float">
            <text:p>11236527</text:p>
          </table:table-cell>
          <table:table-cell table:style-name="ce1" office:value-type="percentage" office:value="0.000428" calcext:value-type="percentage">
            <text:p>0.04%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1236527" calcext:value-type="float">
            <text:p>11236527</text:p>
          </table:table-cell>
          <table:table-cell table:style-name="ce1" office:value-type="percentage" office:value="0.001464" calcext:value-type="percentage">
            <text:p>0.15%</text:p>
          </table:table-cell>
          <table:table-cell/>
          <table:table-cell table:formula="of:=[.G23]/[.B23]" office:value-type="float" office:value="1" calcext:value-type="float">
            <text:p>1</text:p>
          </table:table-cell>
          <table:table-cell table:formula="of:=[.I23]/[.D23]" office:value-type="float" office:value="1" calcext:value-type="float">
            <text:p>1</text:p>
          </table:table-cell>
          <table:table-cell/>
          <table:table-cell office:value-type="float" office:value="2461942962" calcext:value-type="float">
            <text:p>2461942962</text:p>
          </table:table-cell>
          <table:table-cell office:value-type="percentage" office:value="0.093867" calcext:value-type="percentage">
            <text:p>9.39%</text:p>
          </table:table-cell>
          <table:table-cell office:value-type="float" office:value="4000" calcext:value-type="float">
            <text:p>4000</text:p>
          </table:table-cell>
          <table:table-cell office:value-type="float" office:value="122179" calcext:value-type="float">
            <text:p>122179</text:p>
          </table:table-cell>
          <table:table-cell/>
          <table:table-cell office:value-type="float" office:value="2282013662" calcext:value-type="float">
            <text:p>2282013662</text:p>
          </table:table-cell>
          <table:table-cell office:value-type="percentage" office:value="0.297381" calcext:value-type="percentage">
            <text:p>29.74%</text:p>
          </table:table-cell>
          <table:table-cell office:value-type="float" office:value="4000" calcext:value-type="float">
            <text:p>4000</text:p>
          </table:table-cell>
          <table:table-cell office:value-type="float" office:value="109096" calcext:value-type="float">
            <text:p>1090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0" calcext:value-type="float">
            <text:p>11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20485627" calcext:value-type="float">
            <text:p>320485627</text:p>
          </table:table-cell>
          <table:table-cell table:style-name="ce1" office:value-type="percentage" office:value="0.012219" calcext:value-type="percentage">
            <text:p>1.22%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01787428" calcext:value-type="float">
            <text:p>301787428</text:p>
          </table:table-cell>
          <table:table-cell table:style-name="ce1" office:value-type="percentage" office:value="0.039328" calcext:value-type="percentage">
            <text:p>3.93%</text:p>
          </table:table-cell>
          <table:table-cell/>
          <table:table-cell table:formula="of:=[.G24]/[.B24]" office:value-type="float" office:value="0.936363636363636" calcext:value-type="float">
            <text:p>0.9363636364</text:p>
          </table:table-cell>
          <table:table-cell table:formula="of:=[.I24]/[.D24]" office:value-type="float" office:value="0.941656669052431" calcext:value-type="float">
            <text:p>0.9416566691</text:p>
          </table:table-cell>
          <table:table-cell/>
          <table:table-cell office:value-type="float" office:value="2578056841" calcext:value-type="float">
            <text:p>2578056841</text:p>
          </table:table-cell>
          <table:table-cell office:value-type="percentage" office:value="0.098294" calcext:value-type="percentage">
            <text:p>9.83%</text:p>
          </table:table-cell>
          <table:table-cell office:value-type="float" office:value="5000" calcext:value-type="float">
            <text:p>5000</text:p>
          </table:table-cell>
          <table:table-cell office:value-type="float" office:value="110575" calcext:value-type="float">
            <text:p>110575</text:p>
          </table:table-cell>
          <table:table-cell/>
          <table:table-cell office:value-type="float" office:value="2385759938" calcext:value-type="float">
            <text:p>2385759938</text:p>
          </table:table-cell>
          <table:table-cell office:value-type="percentage" office:value="0.310901" calcext:value-type="percentage">
            <text:p>31.09%</text:p>
          </table:table-cell>
          <table:table-cell office:value-type="float" office:value="5000" calcext:value-type="float">
            <text:p>5000</text:p>
          </table:table-cell>
          <table:table-cell office:value-type="float" office:value="98736" calcext:value-type="float">
            <text:p>9873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2" calcext:value-type="float">
            <text:p>14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67710344" calcext:value-type="float">
            <text:p>867710344</text:p>
          </table:table-cell>
          <table:table-cell table:style-name="ce1" office:value-type="percentage" office:value="0.033083" calcext:value-type="percentage">
            <text:p>3.31%</text:p>
          </table:table-cell>
          <table:table-cell/>
          <table:table-cell office:value-type="float" office:value="131" calcext:value-type="float">
            <text:p>13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05233323" calcext:value-type="float">
            <text:p>805233323</text:p>
          </table:table-cell>
          <table:table-cell table:style-name="ce1" office:value-type="percentage" office:value="0.104934" calcext:value-type="percentage">
            <text:p>10.49%</text:p>
          </table:table-cell>
          <table:table-cell/>
          <table:table-cell table:formula="of:=[.G25]/[.B25]" office:value-type="float" office:value="0.922535211267606" calcext:value-type="float">
            <text:p>0.9225352113</text:p>
          </table:table-cell>
          <table:table-cell table:formula="of:=[.I25]/[.D25]" office:value-type="float" office:value="0.927997837720833" calcext:value-type="float">
            <text:p>0.9279978377</text:p>
          </table:table-cell>
          <table:table-cell/>
          <table:table-cell office:value-type="float" office:value="2684493222" calcext:value-type="float">
            <text:p>2684493222</text:p>
          </table:table-cell>
          <table:table-cell office:value-type="percentage" office:value="0.102352" calcext:value-type="percentage">
            <text:p>10.24%</text:p>
          </table:table-cell>
          <table:table-cell office:value-type="float" office:value="6000" calcext:value-type="float">
            <text:p>6000</text:p>
          </table:table-cell>
          <table:table-cell office:value-type="float" office:value="102778" calcext:value-type="float">
            <text:p>102778</text:p>
          </table:table-cell>
          <table:table-cell/>
          <table:table-cell office:value-type="float" office:value="2480612161" calcext:value-type="float">
            <text:p>2480612161</text:p>
          </table:table-cell>
          <table:table-cell office:value-type="percentage" office:value="0.323262" calcext:value-type="percentage">
            <text:p>32.33%</text:p>
          </table:table-cell>
          <table:table-cell office:value-type="float" office:value="6000" calcext:value-type="float">
            <text:p>6000</text:p>
          </table:table-cell>
          <table:table-cell office:value-type="float" office:value="91278" calcext:value-type="float">
            <text:p>9127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1" calcext:value-type="float">
            <text:p>5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90683724" calcext:value-type="float">
            <text:p>490683724</text:p>
          </table:table-cell>
          <table:table-cell table:style-name="ce1" office:value-type="percentage" office:value="0.018708" calcext:value-type="percentage">
            <text:p>1.87%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41406640" calcext:value-type="float">
            <text:p>441406640</text:p>
          </table:table-cell>
          <table:table-cell table:style-name="ce1" office:value-type="percentage" office:value="0.057522" calcext:value-type="percentage">
            <text:p>5.75%</text:p>
          </table:table-cell>
          <table:table-cell/>
          <table:table-cell table:formula="of:=[.G26]/[.B26]" office:value-type="float" office:value="0.901960784313726" calcext:value-type="float">
            <text:p>0.9019607843</text:p>
          </table:table-cell>
          <table:table-cell table:formula="of:=[.I26]/[.D26]" office:value-type="float" office:value="0.899574651471423" calcext:value-type="float">
            <text:p>0.8995746515</text:p>
          </table:table-cell>
          <table:table-cell/>
          <table:table-cell office:value-type="float" office:value="2784010337" calcext:value-type="float">
            <text:p>2784010337</text:p>
          </table:table-cell>
          <table:table-cell office:value-type="percentage" office:value="0.106146" calcext:value-type="percentage">
            <text:p>10.61%</text:p>
          </table:table-cell>
          <table:table-cell office:value-type="float" office:value="7000" calcext:value-type="float">
            <text:p>7000</text:p>
          </table:table-cell>
          <table:table-cell office:value-type="float" office:value="96460" calcext:value-type="float">
            <text:p>96460</text:p>
          </table:table-cell>
          <table:table-cell/>
          <table:table-cell office:value-type="float" office:value="2568456620" calcext:value-type="float">
            <text:p>2568456620</text:p>
          </table:table-cell>
          <table:table-cell office:value-type="percentage" office:value="0.334709" calcext:value-type="percentage">
            <text:p>33.47%</text:p>
          </table:table-cell>
          <table:table-cell office:value-type="float" office:value="7000" calcext:value-type="float">
            <text:p>7000</text:p>
          </table:table-cell>
          <table:table-cell office:value-type="float" office:value="84158" calcext:value-type="float">
            <text:p>84158</text:p>
          </table:table-cell>
        </table:table-row>
        <table:table-row table:style-name="ro1">
          <table:table-cell table:number-columns-repeated="14"/>
          <table:table-cell office:value-type="float" office:value="2878233477" calcext:value-type="float">
            <text:p>2878233477</text:p>
          </table:table-cell>
          <table:table-cell office:value-type="percentage" office:value="0.109739" calcext:value-type="percentage">
            <text:p>10.97%</text:p>
          </table:table-cell>
          <table:table-cell office:value-type="float" office:value="8000" calcext:value-type="float">
            <text:p>8000</text:p>
          </table:table-cell>
          <table:table-cell office:value-type="float" office:value="91870" calcext:value-type="float">
            <text:p>91870</text:p>
          </table:table-cell>
          <table:table-cell/>
          <table:table-cell office:value-type="float" office:value="2648639675" calcext:value-type="float">
            <text:p>2648639675</text:p>
          </table:table-cell>
          <table:table-cell office:value-type="percentage" office:value="0.345159" calcext:value-type="percentage">
            <text:p>34.52%</text:p>
          </table:table-cell>
          <table:table-cell office:value-type="float" office:value="8000" calcext:value-type="float">
            <text:p>8000</text:p>
          </table:table-cell>
          <table:table-cell office:value-type="float" office:value="76737" calcext:value-type="float">
            <text:p>76737</text:p>
          </table:table-cell>
        </table:table-row>
        <table:table-row table:style-name="ro1">
          <table:table-cell table:number-columns-repeated="14"/>
          <table:table-cell office:value-type="float" office:value="2967891228" calcext:value-type="float">
            <text:p>2967891228</text:p>
          </table:table-cell>
          <table:table-cell office:value-type="percentage" office:value="0.113157" calcext:value-type="percentage">
            <text:p>11.32%</text:p>
          </table:table-cell>
          <table:table-cell office:value-type="float" office:value="9000" calcext:value-type="float">
            <text:p>9000</text:p>
          </table:table-cell>
          <table:table-cell office:value-type="float" office:value="87386" calcext:value-type="float">
            <text:p>87386</text:p>
          </table:table-cell>
          <table:table-cell/>
          <table:table-cell office:value-type="float" office:value="2722521796" calcext:value-type="float">
            <text:p>2722521796</text:p>
          </table:table-cell>
          <table:table-cell office:value-type="percentage" office:value="0.354786" calcext:value-type="percentage">
            <text:p>35.48%</text:p>
          </table:table-cell>
          <table:table-cell office:value-type="float" office:value="9000" calcext:value-type="float">
            <text:p>9000</text:p>
          </table:table-cell>
          <table:table-cell office:value-type="float" office:value="71153" calcext:value-type="float">
            <text:p>71153</text:p>
          </table:table-cell>
        </table:table-row>
        <table:table-row table:style-name="ro1">
          <table:table-cell table:number-columns-repeated="14"/>
          <table:table-cell office:value-type="float" office:value="3052703878" calcext:value-type="float">
            <text:p>3052703878</text:p>
          </table:table-cell>
          <table:table-cell office:value-type="percentage" office:value="0.116391" calcext:value-type="percentage">
            <text:p>11.64%</text:p>
          </table:table-cell>
          <table:table-cell office:value-type="float" office:value="10000" calcext:value-type="float">
            <text:p>10000</text:p>
          </table:table-cell>
          <table:table-cell office:value-type="float" office:value="82005" calcext:value-type="float">
            <text:p>82005</text:p>
          </table:table-cell>
          <table:table-cell/>
          <table:table-cell office:value-type="float" office:value="2791149608" calcext:value-type="float">
            <text:p>2791149608</text:p>
          </table:table-cell>
          <table:table-cell office:value-type="percentage" office:value="0.36373" calcext:value-type="percentage">
            <text:p>36.37%</text:p>
          </table:table-cell>
          <table:table-cell office:value-type="float" office:value="10000" calcext:value-type="float">
            <text:p>10000</text:p>
          </table:table-cell>
          <table:table-cell office:value-type="float" office:value="66188" calcext:value-type="float">
            <text:p>66188</text:p>
          </table:table-cell>
        </table:table-row>
        <table:table-row table:style-name="ro1">
          <table:table-cell table:number-columns-repeated="14"/>
          <table:table-cell office:value-type="float" office:value="3690897164" calcext:value-type="float">
            <text:p>3690897164</text:p>
          </table:table-cell>
          <table:table-cell office:value-type="percentage" office:value="0.140723" calcext:value-type="percentage">
            <text:p>14.07%</text:p>
          </table:table-cell>
          <table:table-cell office:value-type="float" office:value="20000" calcext:value-type="float">
            <text:p>20000</text:p>
          </table:table-cell>
          <table:table-cell office:value-type="float" office:value="50471" calcext:value-type="float">
            <text:p>50471</text:p>
          </table:table-cell>
          <table:table-cell/>
          <table:table-cell office:value-type="float" office:value="3290791884" calcext:value-type="float">
            <text:p>3290791884</text:p>
          </table:table-cell>
          <table:table-cell office:value-type="percentage" office:value="0.428841" calcext:value-type="percentage">
            <text:p>42.88%</text:p>
          </table:table-cell>
          <table:table-cell office:value-type="float" office:value="20000" calcext:value-type="float">
            <text:p>20000</text:p>
          </table:table-cell>
          <table:table-cell office:value-type="float" office:value="40035" calcext:value-type="float">
            <text:p>40035</text:p>
          </table:table-cell>
        </table:table-row>
        <table:table-row table:style-name="ro1">
          <table:table-cell office:value-type="string" calcext:value-type="string">
            <text:p>Pen-1-Q15-K</text:p>
          </table:table-cell>
          <table:table-cell table:number-columns-repeated="4"/>
          <table:table-cell office:value-type="string" calcext:value-type="string">
            <text:p>Pen-1-Q15-S</text:p>
          </table:table-cell>
          <table:table-cell table:number-columns-repeated="8"/>
          <table:table-cell office:value-type="float" office:value="4134303009" calcext:value-type="float">
            <text:p>4134303009</text:p>
          </table:table-cell>
          <table:table-cell office:value-type="percentage" office:value="0.157629" calcext:value-type="percentage">
            <text:p>15.76%</text:p>
          </table:table-cell>
          <table:table-cell office:value-type="float" office:value="30000" calcext:value-type="float">
            <text:p>30000</text:p>
          </table:table-cell>
          <table:table-cell office:value-type="float" office:value="39633" calcext:value-type="float">
            <text:p>39633</text:p>
          </table:table-cell>
          <table:table-cell/>
          <table:table-cell office:value-type="float" office:value="3634502103" calcext:value-type="float">
            <text:p>3634502103</text:p>
          </table:table-cell>
          <table:table-cell office:value-type="percentage" office:value="0.473632" calcext:value-type="percentage">
            <text:p>47.36%</text:p>
          </table:table-cell>
          <table:table-cell office:value-type="float" office:value="30000" calcext:value-type="float">
            <text:p>30000</text:p>
          </table:table-cell>
          <table:table-cell office:value-type="float" office:value="29668" calcext:value-type="float">
            <text:p>29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5998823" calcext:value-type="float">
            <text:p>855998823</text:p>
          </table:table-cell>
          <table:table-cell table:style-name="ce1" office:value-type="percentage" office:value="0.549652" calcext:value-type="percentage">
            <text:p>54.97%</text:p>
          </table:table-cell>
          <table:table-cell office:value-type="float" office:value="855998823" calcext:value-type="float">
            <text:p>855998823</text:p>
          </table:table-cell>
          <table:table-cell table:style-name="ce1" office:value-type="percentage" office:value="0.035066" calcext:value-type="percentage">
            <text:p>3.51%</text:p>
          </table:table-cell>
          <table:table-cell/>
          <table:table-cell office:value-type="float" office:value="27192137" calcext:value-type="float">
            <text:p>27192137</text:p>
          </table:table-cell>
          <table:table-cell table:style-name="ce1" office:value-type="percentage" office:value="0.37986" calcext:value-type="percentage">
            <text:p>37.99%</text:p>
          </table:table-cell>
          <table:table-cell office:value-type="float" office:value="27192137" calcext:value-type="float">
            <text:p>27192137</text:p>
          </table:table-cell>
          <table:table-cell table:style-name="ce1" office:value-type="percentage" office:value="0.003866" calcext:value-type="percentage">
            <text:p>0.39%</text:p>
          </table:table-cell>
          <table:table-cell/>
          <table:table-cell table:formula="of:=[.G32]/[.B32]" office:value-type="float" office:value="0.0317665588659343" calcext:value-type="float">
            <text:p>0.0317665589</text:p>
          </table:table-cell>
          <table:table-cell table:formula="of:=[.I32]/[.D32]" office:value-type="float" office:value="0.0317665588659343" calcext:value-type="float">
            <text:p>0.0317665589</text:p>
          </table:table-cell>
          <table:table-cell/>
          <table:table-cell office:value-type="float" office:value="4494369217" calcext:value-type="float">
            <text:p>4494369217</text:p>
          </table:table-cell>
          <table:table-cell office:value-type="percentage" office:value="0.171357" calcext:value-type="percentage">
            <text:p>17.14%</text:p>
          </table:table-cell>
          <table:table-cell office:value-type="float" office:value="40000" calcext:value-type="float">
            <text:p>40000</text:p>
          </table:table-cell>
          <table:table-cell office:value-type="float" office:value="32891" calcext:value-type="float">
            <text:p>32891</text:p>
          </table:table-cell>
          <table:table-cell/>
          <table:table-cell office:value-type="float" office:value="3895135787" calcext:value-type="float">
            <text:p>3895135787</text:p>
          </table:table-cell>
          <table:table-cell office:value-type="percentage" office:value="0.507596" calcext:value-type="percentage">
            <text:p>50.76%</text:p>
          </table:table-cell>
          <table:table-cell office:value-type="float" office:value="40000" calcext:value-type="float">
            <text:p>40000</text:p>
          </table:table-cell>
          <table:table-cell office:value-type="float" office:value="22935" calcext:value-type="float">
            <text:p>22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477224" calcext:value-type="float">
            <text:p>59477224</text:p>
          </table:table-cell>
          <table:table-cell table:style-name="ce1" office:value-type="percentage" office:value="0.038191" calcext:value-type="percentage">
            <text:p>3.82%</text:p>
          </table:table-cell>
          <table:table-cell office:value-type="float" office:value="118954448" calcext:value-type="float">
            <text:p>118954448</text:p>
          </table:table-cell>
          <table:table-cell table:style-name="ce1" office:value-type="percentage" office:value="0.004873" calcext:value-type="percentage">
            <text:p>0.49%</text:p>
          </table:table-cell>
          <table:table-cell/>
          <table:table-cell office:value-type="float" office:value="2292864" calcext:value-type="float">
            <text:p>2292864</text:p>
          </table:table-cell>
          <table:table-cell table:style-name="ce1" office:value-type="percentage" office:value="0.03203" calcext:value-type="percentage">
            <text:p>3.20%</text:p>
          </table:table-cell>
          <table:table-cell office:value-type="float" office:value="4585728" calcext:value-type="float">
            <text:p>4585728</text:p>
          </table:table-cell>
          <table:table-cell table:style-name="ce1" office:value-type="percentage" office:value="0.000652" calcext:value-type="percentage">
            <text:p>0.07%</text:p>
          </table:table-cell>
          <table:table-cell/>
          <table:table-cell table:formula="of:=[.G33]/[.B33]" office:value-type="float" office:value="0.0385502860725309" calcext:value-type="float">
            <text:p>0.0385502861</text:p>
          </table:table-cell>
          <table:table-cell table:formula="of:=[.I33]/[.D33]" office:value-type="float" office:value="0.0385502860725309" calcext:value-type="float">
            <text:p>0.0385502861</text:p>
          </table:table-cell>
          <table:table-cell/>
          <table:table-cell office:value-type="float" office:value="4796577333" calcext:value-type="float">
            <text:p>4796577333</text:p>
          </table:table-cell>
          <table:table-cell office:value-type="percentage" office:value="0.182879" calcext:value-type="percentage">
            <text:p>18.29%</text:p>
          </table:table-cell>
          <table:table-cell office:value-type="float" office:value="50000" calcext:value-type="float">
            <text:p>50000</text:p>
          </table:table-cell>
          <table:table-cell office:value-type="float" office:value="27841" calcext:value-type="float">
            <text:p>27841</text:p>
          </table:table-cell>
          <table:table-cell/>
          <table:table-cell office:value-type="float" office:value="4101522676" calcext:value-type="float">
            <text:p>4101522676</text:p>
          </table:table-cell>
          <table:table-cell office:value-type="percentage" office:value="0.534492" calcext:value-type="percentage">
            <text:p>53.45%</text:p>
          </table:table-cell>
          <table:table-cell office:value-type="float" office:value="50000" calcext:value-type="float">
            <text:p>50000</text:p>
          </table:table-cell>
          <table:table-cell office:value-type="float" office:value="18672" calcext:value-type="float">
            <text:p>18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280298" calcext:value-type="float">
            <text:p>63280298</text:p>
          </table:table-cell>
          <table:table-cell table:style-name="ce1" office:value-type="percentage" office:value="0.040633" calcext:value-type="percentage">
            <text:p>4.06%</text:p>
          </table:table-cell>
          <table:table-cell office:value-type="float" office:value="220503819" calcext:value-type="float">
            <text:p>220503819</text:p>
          </table:table-cell>
          <table:table-cell table:style-name="ce1" office:value-type="percentage" office:value="0.009033" calcext:value-type="percentage">
            <text:p>0.90%</text:p>
          </table:table-cell>
          <table:table-cell/>
          <table:table-cell office:value-type="float" office:value="3122411" calcext:value-type="float">
            <text:p>3122411</text:p>
          </table:table-cell>
          <table:table-cell table:style-name="ce1" office:value-type="percentage" office:value="0.043618" calcext:value-type="percentage">
            <text:p>4.36%</text:p>
          </table:table-cell>
          <table:table-cell office:value-type="float" office:value="10950939" calcext:value-type="float">
            <text:p>10950939</text:p>
          </table:table-cell>
          <table:table-cell table:style-name="ce1" office:value-type="percentage" office:value="0.001557" calcext:value-type="percentage">
            <text:p>0.16%</text:p>
          </table:table-cell>
          <table:table-cell/>
          <table:table-cell table:formula="of:=[.G34]/[.B34]" office:value-type="float" office:value="0.0493425457636119" calcext:value-type="float">
            <text:p>0.0493425458</text:p>
          </table:table-cell>
          <table:table-cell table:formula="of:=[.I34]/[.D34]" office:value-type="float" office:value="0.0496632622947905" calcext:value-type="float">
            <text:p>0.0496632623</text:p>
          </table:table-cell>
          <table:table-cell/>
          <table:table-cell office:value-type="float" office:value="5054605513" calcext:value-type="float">
            <text:p>5054605513</text:p>
          </table:table-cell>
          <table:table-cell office:value-type="percentage" office:value="0.192717" calcext:value-type="percentage">
            <text:p>19.27%</text:p>
          </table:table-cell>
          <table:table-cell office:value-type="float" office:value="60000" calcext:value-type="float">
            <text:p>60000</text:p>
          </table:table-cell>
          <table:table-cell office:value-type="float" office:value="23972" calcext:value-type="float">
            <text:p>23972</text:p>
          </table:table-cell>
          <table:table-cell/>
          <table:table-cell office:value-type="float" office:value="4272456344" calcext:value-type="float">
            <text:p>4272456344</text:p>
          </table:table-cell>
          <table:table-cell office:value-type="percentage" office:value="0.556767" calcext:value-type="percentage">
            <text:p>55.68%</text:p>
          </table:table-cell>
          <table:table-cell office:value-type="float" office:value="60000" calcext:value-type="float">
            <text:p>60000</text:p>
          </table:table-cell>
          <table:table-cell office:value-type="float" office:value="15695" calcext:value-type="float">
            <text:p>15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596849" calcext:value-type="float">
            <text:p>124596849</text:p>
          </table:table-cell>
          <table:table-cell table:style-name="ce1" office:value-type="percentage" office:value="0.080006" calcext:value-type="percentage">
            <text:p>8.00%</text:p>
          </table:table-cell>
          <table:table-cell office:value-type="float" office:value="808938430" calcext:value-type="float">
            <text:p>808938430</text:p>
          </table:table-cell>
          <table:table-cell table:style-name="ce1" office:value-type="percentage" office:value="0.033139" calcext:value-type="percentage">
            <text:p>3.31%</text:p>
          </table:table-cell>
          <table:table-cell/>
          <table:table-cell office:value-type="float" office:value="6888417" calcext:value-type="float">
            <text:p>6888417</text:p>
          </table:table-cell>
          <table:table-cell table:style-name="ce1" office:value-type="percentage" office:value="0.096228" calcext:value-type="percentage">
            <text:p>9.62%</text:p>
          </table:table-cell>
          <table:table-cell office:value-type="float" office:value="44867571" calcext:value-type="float">
            <text:p>44867571</text:p>
          </table:table-cell>
          <table:table-cell table:style-name="ce1" office:value-type="percentage" office:value="0.006378" calcext:value-type="percentage">
            <text:p>0.64%</text:p>
          </table:table-cell>
          <table:table-cell/>
          <table:table-cell table:formula="of:=[.G35]/[.B35]" office:value-type="float" office:value="0.0552856437003475" calcext:value-type="float">
            <text:p>0.0552856437</text:p>
          </table:table-cell>
          <table:table-cell table:formula="of:=[.I35]/[.D35]" office:value-type="float" office:value="0.0554647539739211" calcext:value-type="float">
            <text:p>0.055464754</text:p>
          </table:table-cell>
          <table:table-cell/>
          <table:table-cell office:value-type="float" office:value="5278865417" calcext:value-type="float">
            <text:p>5278865417</text:p>
          </table:table-cell>
          <table:table-cell office:value-type="percentage" office:value="0.201267" calcext:value-type="percentage">
            <text:p>20.13%</text:p>
          </table:table-cell>
          <table:table-cell office:value-type="float" office:value="70000" calcext:value-type="float">
            <text:p>70000</text:p>
          </table:table-cell>
          <table:table-cell office:value-type="float" office:value="21007" calcext:value-type="float">
            <text:p>21007</text:p>
          </table:table-cell>
          <table:table-cell/>
          <table:table-cell office:value-type="float" office:value="4417831764" calcext:value-type="float">
            <text:p>4417831764</text:p>
          </table:table-cell>
          <table:table-cell office:value-type="percentage" office:value="0.575711" calcext:value-type="percentage">
            <text:p>57.57%</text:p>
          </table:table-cell>
          <table:table-cell office:value-type="float" office:value="70000" calcext:value-type="float">
            <text:p>70000</text:p>
          </table:table-cell>
          <table:table-cell office:value-type="float" office:value="13482" calcext:value-type="float">
            <text:p>13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775076" calcext:value-type="float">
            <text:p>192775076</text:p>
          </table:table-cell>
          <table:table-cell table:style-name="ce1" office:value-type="percentage" office:value="0.123784" calcext:value-type="percentage">
            <text:p>12.38%</text:p>
          </table:table-cell>
          <table:table-cell office:value-type="float" office:value="2342652814" calcext:value-type="float">
            <text:p>2342652814</text:p>
          </table:table-cell>
          <table:table-cell table:style-name="ce1" office:value-type="percentage" office:value="0.095968" calcext:value-type="percentage">
            <text:p>9.60%</text:p>
          </table:table-cell>
          <table:table-cell/>
          <table:table-cell office:value-type="float" office:value="11506159" calcext:value-type="float">
            <text:p>11506159</text:p>
          </table:table-cell>
          <table:table-cell table:style-name="ce1" office:value-type="percentage" office:value="0.160735" calcext:value-type="percentage">
            <text:p>16.07%</text:p>
          </table:table-cell>
          <table:table-cell office:value-type="float" office:value="140545209" calcext:value-type="float">
            <text:p>140545209</text:p>
          </table:table-cell>
          <table:table-cell table:style-name="ce1" office:value-type="percentage" office:value="0.01998" calcext:value-type="percentage">
            <text:p>2.00%</text:p>
          </table:table-cell>
          <table:table-cell/>
          <table:table-cell table:formula="of:=[.G36]/[.B36]" office:value-type="float" office:value="0.0596869638894605" calcext:value-type="float">
            <text:p>0.0596869639</text:p>
          </table:table-cell>
          <table:table-cell table:formula="of:=[.I36]/[.D36]" office:value-type="float" office:value="0.0599940410120029" calcext:value-type="float">
            <text:p>0.059994041</text:p>
          </table:table-cell>
          <table:table-cell/>
          <table:table-cell office:value-type="float" office:value="5477397906" calcext:value-type="float">
            <text:p>5477397906</text:p>
          </table:table-cell>
          <table:table-cell office:value-type="percentage" office:value="0.208837" calcext:value-type="percentage">
            <text:p>20.88%</text:p>
          </table:table-cell>
          <table:table-cell office:value-type="float" office:value="80000" calcext:value-type="float">
            <text:p>80000</text:p>
          </table:table-cell>
          <table:table-cell office:value-type="float" office:value="18833" calcext:value-type="float">
            <text:p>18833</text:p>
          </table:table-cell>
          <table:table-cell/>
          <table:table-cell office:value-type="float" office:value="4543417115" calcext:value-type="float">
            <text:p>4543417115</text:p>
          </table:table-cell>
          <table:table-cell office:value-type="percentage" office:value="0.592077" calcext:value-type="percentage">
            <text:p>59.21%</text:p>
          </table:table-cell>
          <table:table-cell office:value-type="float" office:value="80000" calcext:value-type="float">
            <text:p>80000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454310" calcext:value-type="float">
            <text:p>170454310</text:p>
          </table:table-cell>
          <table:table-cell table:style-name="ce1" office:value-type="percentage" office:value="0.109452" calcext:value-type="percentage">
            <text:p>10.95%</text:p>
          </table:table-cell>
          <table:table-cell office:value-type="float" office:value="3928356598" calcext:value-type="float">
            <text:p>3928356598</text:p>
          </table:table-cell>
          <table:table-cell table:style-name="ce1" office:value-type="percentage" office:value="0.160927" calcext:value-type="percentage">
            <text:p>16.09%</text:p>
          </table:table-cell>
          <table:table-cell/>
          <table:table-cell office:value-type="float" office:value="11402422" calcext:value-type="float">
            <text:p>11402422</text:p>
          </table:table-cell>
          <table:table-cell table:style-name="ce1" office:value-type="percentage" office:value="0.159286" calcext:value-type="percentage">
            <text:p>15.93%</text:p>
          </table:table-cell>
          <table:table-cell office:value-type="float" office:value="264869501" calcext:value-type="float">
            <text:p>264869501</text:p>
          </table:table-cell>
          <table:table-cell table:style-name="ce1" office:value-type="percentage" office:value="0.037653" calcext:value-type="percentage">
            <text:p>3.77%</text:p>
          </table:table-cell>
          <table:table-cell/>
          <table:table-cell table:formula="of:=[.G37]/[.B37]" office:value-type="float" office:value="0.0668943014699951" calcext:value-type="float">
            <text:p>0.0668943015</text:p>
          </table:table-cell>
          <table:table-cell table:formula="of:=[.I37]/[.D37]" office:value-type="float" office:value="0.0674250146065788" calcext:value-type="float">
            <text:p>0.0674250146</text:p>
          </table:table-cell>
          <table:table-cell/>
          <table:table-cell office:value-type="float" office:value="5656558997" calcext:value-type="float">
            <text:p>5656558997</text:p>
          </table:table-cell>
          <table:table-cell office:value-type="percentage" office:value="0.215668" calcext:value-type="percentage">
            <text:p>21.57%</text:p>
          </table:table-cell>
          <table:table-cell office:value-type="float" office:value="90000" calcext:value-type="float">
            <text:p>90000</text:p>
          </table:table-cell>
          <table:table-cell office:value-type="float" office:value="17055" calcext:value-type="float">
            <text:p>17055</text:p>
          </table:table-cell>
          <table:table-cell/>
          <table:table-cell office:value-type="float" office:value="4652977298" calcext:value-type="float">
            <text:p>4652977298</text:p>
          </table:table-cell>
          <table:table-cell office:value-type="percentage" office:value="0.606355" calcext:value-type="percentage">
            <text:p>60.64%</text:p>
          </table:table-cell>
          <table:table-cell office:value-type="float" office:value="90000" calcext:value-type="float">
            <text:p>90000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874709" calcext:value-type="float">
            <text:p>67874709</text:p>
          </table:table-cell>
          <table:table-cell table:style-name="ce1" office:value-type="percentage" office:value="0.043584" calcext:value-type="percentage">
            <text:p>4.36%</text:p>
          </table:table-cell>
          <table:table-cell office:value-type="float" office:value="2875028108" calcext:value-type="float">
            <text:p>2875028108</text:p>
          </table:table-cell>
          <table:table-cell table:style-name="ce1" office:value-type="percentage" office:value="0.117777" calcext:value-type="percentage">
            <text:p>11.78%</text:p>
          </table:table-cell>
          <table:table-cell/>
          <table:table-cell office:value-type="float" office:value="5446027" calcext:value-type="float">
            <text:p>5446027</text:p>
          </table:table-cell>
          <table:table-cell table:style-name="ce1" office:value-type="percentage" office:value="0.076078" calcext:value-type="percentage">
            <text:p>7.61%</text:p>
          </table:table-cell>
          <table:table-cell office:value-type="float" office:value="234634240" calcext:value-type="float">
            <text:p>234634240</text:p>
          </table:table-cell>
          <table:table-cell table:style-name="ce1" office:value-type="percentage" office:value="0.033355" calcext:value-type="percentage">
            <text:p>3.34%</text:p>
          </table:table-cell>
          <table:table-cell/>
          <table:table-cell table:formula="of:=[.G38]/[.B38]" office:value-type="float" office:value="0.0802364692274408" calcext:value-type="float">
            <text:p>0.0802364692</text:p>
          </table:table-cell>
          <table:table-cell table:formula="of:=[.I38]/[.D38]" office:value-type="float" office:value="0.0816111116782167" calcext:value-type="float">
            <text:p>0.0816111117</text:p>
          </table:table-cell>
          <table:table-cell/>
          <table:table-cell office:value-type="float" office:value="5819684477" calcext:value-type="float">
            <text:p>5819684477</text:p>
          </table:table-cell>
          <table:table-cell office:value-type="percentage" office:value="0.221887" calcext:value-type="percentage">
            <text:p>22.1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4749187126" calcext:value-type="float">
            <text:p>4749187126</text:p>
          </table:table-cell>
          <table:table-cell office:value-type="percentage" office:value="0.618892" calcext:value-type="percentage">
            <text:p>61.8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21860" calcext:value-type="float">
            <text:p>13321860</text:p>
          </table:table-cell>
          <table:table-cell table:style-name="ce1" office:value-type="percentage" office:value="0.008554" calcext:value-type="percentage">
            <text:p>0.86%</text:p>
          </table:table-cell>
          <table:table-cell office:value-type="float" office:value="1164661599" calcext:value-type="float">
            <text:p>1164661599</text:p>
          </table:table-cell>
          <table:table-cell table:style-name="ce1" office:value-type="percentage" office:value="0.047711" calcext:value-type="percentage">
            <text:p>4.77%</text:p>
          </table:table-cell>
          <table:table-cell/>
          <table:table-cell office:value-type="float" office:value="1617065" calcext:value-type="float">
            <text:p>1617065</text:p>
          </table:table-cell>
          <table:table-cell table:style-name="ce1" office:value-type="percentage" office:value="0.02259" calcext:value-type="percentage">
            <text:p>2.26%</text:p>
          </table:table-cell>
          <table:table-cell office:value-type="float" office:value="144129870" calcext:value-type="float">
            <text:p>144129870</text:p>
          </table:table-cell>
          <table:table-cell table:style-name="ce1" office:value-type="percentage" office:value="0.020489" calcext:value-type="percentage">
            <text:p>2.05%</text:p>
          </table:table-cell>
          <table:table-cell/>
          <table:table-cell table:formula="of:=[.G39]/[.B39]" office:value-type="float" office:value="0.121384326212706" calcext:value-type="float">
            <text:p>0.1213843262</text:p>
          </table:table-cell>
          <table:table-cell table:formula="of:=[.I39]/[.D39]" office:value-type="float" office:value="0.123752573385911" calcext:value-type="float">
            <text:p>0.1237525734</text:p>
          </table:table-cell>
          <table:table-cell/>
          <table:table-cell office:value-type="float" office:value="6933432200" calcext:value-type="float">
            <text:p>6933432200</text:p>
          </table:table-cell>
          <table:table-cell office:value-type="percentage" office:value="0.264351" calcext:value-type="percentage">
            <text:p>26.4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7987" calcext:value-type="float">
            <text:p>7987</text:p>
          </table:table-cell>
          <table:table-cell/>
          <table:table-cell office:value-type="float" office:value="5336801931" calcext:value-type="float">
            <text:p>5336801931</text:p>
          </table:table-cell>
          <table:table-cell office:value-type="percentage" office:value="0.695467" calcext:value-type="percentage">
            <text:p>69.55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08894" calcext:value-type="float">
            <text:p>5008894</text:p>
          </table:table-cell>
          <table:table-cell table:style-name="ce1" office:value-type="percentage" office:value="0.003216" calcext:value-type="percentage">
            <text:p>0.32%</text:p>
          </table:table-cell>
          <table:table-cell office:value-type="float" office:value="880943740" calcext:value-type="float">
            <text:p>880943740</text:p>
          </table:table-cell>
          <table:table-cell table:style-name="ce1" office:value-type="percentage" office:value="0.036088" calcext:value-type="percentage">
            <text:p>3.61%</text:p>
          </table:table-cell>
          <table:table-cell/>
          <table:table-cell office:value-type="float" office:value="842146" calcext:value-type="float">
            <text:p>842146</text:p>
          </table:table-cell>
          <table:table-cell table:style-name="ce1" office:value-type="percentage" office:value="0.011764" calcext:value-type="percentage">
            <text:p>1.18%</text:p>
          </table:table-cell>
          <table:table-cell office:value-type="float" office:value="150636819" calcext:value-type="float">
            <text:p>150636819</text:p>
          </table:table-cell>
          <table:table-cell table:style-name="ce1" office:value-type="percentage" office:value="0.021414" calcext:value-type="percentage">
            <text:p>2.14%</text:p>
          </table:table-cell>
          <table:table-cell/>
          <table:table-cell table:formula="of:=[.G40]/[.B40]" office:value-type="float" office:value="0.168130130124534" calcext:value-type="float">
            <text:p>0.1681301301</text:p>
          </table:table-cell>
          <table:table-cell table:formula="of:=[.I40]/[.D40]" office:value-type="float" office:value="0.170994823120033" calcext:value-type="float">
            <text:p>0.1709948231</text:p>
          </table:table-cell>
          <table:table-cell/>
          <table:table-cell office:value-type="float" office:value="7576552566" calcext:value-type="float">
            <text:p>7576552566</text:p>
          </table:table-cell>
          <table:table-cell office:value-type="percentage" office:value="0.288871" calcext:value-type="percentage">
            <text:p>28.8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5337" calcext:value-type="float">
            <text:p>5337</text:p>
          </table:table-cell>
          <table:table-cell/>
          <table:table-cell office:value-type="float" office:value="5677012093" calcext:value-type="float">
            <text:p>5677012093</text:p>
          </table:table-cell>
          <table:table-cell office:value-type="percentage" office:value="0.739802" calcext:value-type="percentage">
            <text:p>73.9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49033" calcext:value-type="float">
            <text:p>2149033</text:p>
          </table:table-cell>
          <table:table-cell table:style-name="ce1" office:value-type="percentage" office:value="0.00138" calcext:value-type="percentage">
            <text:p>0.14%</text:p>
          </table:table-cell>
          <table:table-cell office:value-type="float" office:value="759245608" calcext:value-type="float">
            <text:p>759245608</text:p>
          </table:table-cell>
          <table:table-cell table:style-name="ce1" office:value-type="percentage" office:value="0.031103" calcext:value-type="percentage">
            <text:p>3.11%</text:p>
          </table:table-cell>
          <table:table-cell/>
          <table:table-cell office:value-type="float" office:value="473247" calcext:value-type="float">
            <text:p>473247</text:p>
          </table:table-cell>
          <table:table-cell table:style-name="ce1" office:value-type="percentage" office:value="0.006611" calcext:value-type="percentage">
            <text:p>0.66%</text:p>
          </table:table-cell>
          <table:table-cell office:value-type="float" office:value="169545080" calcext:value-type="float">
            <text:p>169545080</text:p>
          </table:table-cell>
          <table:table-cell table:style-name="ce1" office:value-type="percentage" office:value="0.024102" calcext:value-type="percentage">
            <text:p>2.41%</text:p>
          </table:table-cell>
          <table:table-cell/>
          <table:table-cell table:formula="of:=[.G41]/[.B41]" office:value-type="float" office:value="0.220213928776338" calcext:value-type="float">
            <text:p>0.2202139288</text:p>
          </table:table-cell>
          <table:table-cell table:formula="of:=[.I41]/[.D41]" office:value-type="float" office:value="0.223307291097297" calcext:value-type="float">
            <text:p>0.2233072911</text:p>
          </table:table-cell>
          <table:table-cell/>
          <table:table-cell office:value-type="float" office:value="8050188494" calcext:value-type="float">
            <text:p>8050188494</text:p>
          </table:table-cell>
          <table:table-cell office:value-type="percentage" office:value="0.30693" calcext:value-type="percentage">
            <text:p>30.6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243" calcext:value-type="float">
            <text:p>4243</text:p>
          </table:table-cell>
          <table:table-cell/>
          <table:table-cell office:value-type="float" office:value="5908080405" calcext:value-type="float">
            <text:p>5908080405</text:p>
          </table:table-cell>
          <table:table-cell office:value-type="percentage" office:value="0.769914" calcext:value-type="percentage">
            <text:p>76.9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91533" calcext:value-type="float">
            <text:p>991533</text:p>
          </table:table-cell>
          <table:table-cell table:style-name="ce1" office:value-type="percentage" office:value="0.000637" calcext:value-type="percentage">
            <text:p>0.06%</text:p>
          </table:table-cell>
          <table:table-cell office:value-type="float" office:value="702471326" calcext:value-type="float">
            <text:p>702471326</text:p>
          </table:table-cell>
          <table:table-cell table:style-name="ce1" office:value-type="percentage" office:value="0.028777" calcext:value-type="percentage">
            <text:p>2.88%</text:p>
          </table:table-cell>
          <table:table-cell/>
          <table:table-cell office:value-type="float" office:value="274484" calcext:value-type="float">
            <text:p>274484</text:p>
          </table:table-cell>
          <table:table-cell table:style-name="ce1" office:value-type="percentage" office:value="0.003834" calcext:value-type="percentage">
            <text:p>0.38%</text:p>
          </table:table-cell>
          <table:table-cell office:value-type="float" office:value="196769019" calcext:value-type="float">
            <text:p>196769019</text:p>
          </table:table-cell>
          <table:table-cell table:style-name="ce1" office:value-type="percentage" office:value="0.027972" calcext:value-type="percentage">
            <text:p>2.80%</text:p>
          </table:table-cell>
          <table:table-cell/>
          <table:table-cell table:formula="of:=[.G42]/[.B42]" office:value-type="float" office:value="0.276827901844921" calcext:value-type="float">
            <text:p>0.2768279018</text:p>
          </table:table-cell>
          <table:table-cell table:formula="of:=[.I42]/[.D42]" office:value-type="float" office:value="0.280109680946607" calcext:value-type="float">
            <text:p>0.2801096809</text:p>
          </table:table-cell>
          <table:table-cell/>
          <table:table-cell office:value-type="float" office:value="8440474530" calcext:value-type="float">
            <text:p>8440474530</text:p>
          </table:table-cell>
          <table:table-cell office:value-type="percentage" office:value="0.32181" calcext:value-type="percentage">
            <text:p>32.1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3609" calcext:value-type="float">
            <text:p>3609</text:p>
          </table:table-cell>
          <table:table-cell/>
          <table:table-cell office:value-type="float" office:value="6064057034" calcext:value-type="float">
            <text:p>6064057034</text:p>
          </table:table-cell>
          <table:table-cell office:value-type="percentage" office:value="0.79024" calcext:value-type="percentage">
            <text:p>79.02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43608" calcext:value-type="float">
            <text:p>543608</text:p>
          </table:table-cell>
          <table:table-cell table:style-name="ce1" office:value-type="percentage" office:value="0.000349" calcext:value-type="percentage">
            <text:p>0.03%</text:p>
          </table:table-cell>
          <table:table-cell office:value-type="float" office:value="786951098" calcext:value-type="float">
            <text:p>786951098</text:p>
          </table:table-cell>
          <table:table-cell table:style-name="ce1" office:value-type="percentage" office:value="0.032238" calcext:value-type="percentage">
            <text:p>3.22%</text:p>
          </table:table-cell>
          <table:table-cell/>
          <table:table-cell office:value-type="float" office:value="177957" calcext:value-type="float">
            <text:p>177957</text:p>
          </table:table-cell>
          <table:table-cell table:style-name="ce1" office:value-type="percentage" office:value="0.002486" calcext:value-type="percentage">
            <text:p>0.25%</text:p>
          </table:table-cell>
          <table:table-cell office:value-type="float" office:value="259012831" calcext:value-type="float">
            <text:p>259012831</text:p>
          </table:table-cell>
          <table:table-cell table:style-name="ce1" office:value-type="percentage" office:value="0.036821" calcext:value-type="percentage">
            <text:p>3.68%</text:p>
          </table:table-cell>
          <table:table-cell/>
          <table:table-cell table:formula="of:=[.G43]/[.B43]" office:value-type="float" office:value="0.327362731968624" calcext:value-type="float">
            <text:p>0.327362732</text:p>
          </table:table-cell>
          <table:table-cell table:formula="of:=[.I43]/[.D43]" office:value-type="float" office:value="0.32913459509526" calcext:value-type="float">
            <text:p>0.3291345951</text:p>
          </table:table-cell>
          <table:table-cell/>
          <table:table-cell office:value-type="float" office:value="8777165698" calcext:value-type="float">
            <text:p>8777165698</text:p>
          </table:table-cell>
          <table:table-cell office:value-type="percentage" office:value="0.334647" calcext:value-type="percentage">
            <text:p>33.4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145" calcext:value-type="float">
            <text:p>3145</text:p>
          </table:table-cell>
          <table:table-cell/>
          <table:table-cell office:value-type="float" office:value="6174427932" calcext:value-type="float">
            <text:p>6174427932</text:p>
          </table:table-cell>
          <table:table-cell office:value-type="percentage" office:value="0.804623" calcext:value-type="percentage">
            <text:p>80.4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1789" calcext:value-type="float">
            <text:p>481789</text:p>
          </table:table-cell>
          <table:table-cell table:style-name="ce1" office:value-type="percentage" office:value="0.000309" calcext:value-type="percentage">
            <text:p>0.03%</text:p>
          </table:table-cell>
          <table:table-cell office:value-type="float" office:value="1407277776" calcext:value-type="float">
            <text:p>1407277776</text:p>
          </table:table-cell>
          <table:table-cell table:style-name="ce1" office:value-type="percentage" office:value="0.05765" calcext:value-type="percentage">
            <text:p>5.77%</text:p>
          </table:table-cell>
          <table:table-cell/>
          <table:table-cell office:value-type="float" office:value="163686" calcext:value-type="float">
            <text:p>163686</text:p>
          </table:table-cell>
          <table:table-cell table:style-name="ce1" office:value-type="percentage" office:value="0.002287" calcext:value-type="percentage">
            <text:p>0.23%</text:p>
          </table:table-cell>
          <table:table-cell office:value-type="float" office:value="480052929" calcext:value-type="float">
            <text:p>480052929</text:p>
          </table:table-cell>
          <table:table-cell table:style-name="ce1" office:value-type="percentage" office:value="0.068243" calcext:value-type="percentage">
            <text:p>6.82%</text:p>
          </table:table-cell>
          <table:table-cell/>
          <table:table-cell table:formula="of:=[.G44]/[.B44]" office:value-type="float" office:value="0.339746237460797" calcext:value-type="float">
            <text:p>0.3397462375</text:p>
          </table:table-cell>
          <table:table-cell table:formula="of:=[.I44]/[.D44]" office:value-type="float" office:value="0.341121658557337" calcext:value-type="float">
            <text:p>0.3411216586</text:p>
          </table:table-cell>
          <table:table-cell/>
          <table:table-cell office:value-type="float" office:value="9071932587" calcext:value-type="float">
            <text:p>9071932587</text:p>
          </table:table-cell>
          <table:table-cell office:value-type="percentage" office:value="0.345886" calcext:value-type="percentage">
            <text:p>34.5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759" calcext:value-type="float">
            <text:p>2759</text:p>
          </table:table-cell>
          <table:table-cell/>
          <table:table-cell office:value-type="float" office:value="6257513392" calcext:value-type="float">
            <text:p>6257513392</text:p>
          </table:table-cell>
          <table:table-cell office:value-type="percentage" office:value="0.81545" calcext:value-type="percentage">
            <text:p>81.5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7360" calcext:value-type="float">
            <text:p>207360</text:p>
          </table:table-cell>
          <table:table-cell table:style-name="ce1" office:value-type="percentage" office:value="0.000133" calcext:value-type="percentage">
            <text:p>0.01%</text:p>
          </table:table-cell>
          <table:table-cell office:value-type="float" office:value="1144935249" calcext:value-type="float">
            <text:p>1144935249</text:p>
          </table:table-cell>
          <table:table-cell table:style-name="ce1" office:value-type="percentage" office:value="0.046903" calcext:value-type="percentage">
            <text:p>4.69%</text:p>
          </table:table-cell>
          <table:table-cell/>
          <table:table-cell office:value-type="float" office:value="85624" calcext:value-type="float">
            <text:p>85624</text:p>
          </table:table-cell>
          <table:table-cell table:style-name="ce1" office:value-type="percentage" office:value="0.001196" calcext:value-type="percentage">
            <text:p>0.12%</text:p>
          </table:table-cell>
          <table:table-cell office:value-type="float" office:value="479695850" calcext:value-type="float">
            <text:p>479695850</text:p>
          </table:table-cell>
          <table:table-cell table:style-name="ce1" office:value-type="percentage" office:value="0.068192" calcext:value-type="percentage">
            <text:p>6.82%</text:p>
          </table:table-cell>
          <table:table-cell/>
          <table:table-cell table:formula="of:=[.G45]/[.B45]" office:value-type="float" office:value="0.412924382716049" calcext:value-type="float">
            <text:p>0.4129243827</text:p>
          </table:table-cell>
          <table:table-cell table:formula="of:=[.I45]/[.D45]" office:value-type="float" office:value="0.418972033937266" calcext:value-type="float">
            <text:p>0.4189720339</text:p>
          </table:table-cell>
          <table:table-cell/>
          <table:table-cell office:value-type="float" office:value="9330190798" calcext:value-type="float">
            <text:p>9330190798</text:p>
          </table:table-cell>
          <table:table-cell office:value-type="percentage" office:value="0.355733" calcext:value-type="percentage">
            <text:p>35.5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409" calcext:value-type="float">
            <text:p>2409</text:p>
          </table:table-cell>
          <table:table-cell/>
          <table:table-cell office:value-type="float" office:value="6323313301" calcext:value-type="float">
            <text:p>6323313301</text:p>
          </table:table-cell>
          <table:table-cell office:value-type="percentage" office:value="0.824025" calcext:value-type="percentage">
            <text:p>82.40%</text:p>
          </table:table-cell>
          <table:table-cell office:value-type="float" office:value="800000" calcext:value-type="float">
            <text:p>8000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7866" calcext:value-type="float">
            <text:p>97866</text:p>
          </table:table-cell>
          <table:table-cell table:style-name="ce1" office:value-type="percentage" office:value="0.000063" calcext:value-type="percentage">
            <text:p>0.01%</text:p>
          </table:table-cell>
          <table:table-cell office:value-type="float" office:value="1126892813" calcext:value-type="float">
            <text:p>1126892813</text:p>
          </table:table-cell>
          <table:table-cell table:style-name="ce1" office:value-type="percentage" office:value="0.046164" calcext:value-type="percentage">
            <text:p>4.62%</text:p>
          </table:table-cell>
          <table:table-cell/>
          <table:table-cell office:value-type="float" office:value="47545" calcext:value-type="float">
            <text:p>47545</text:p>
          </table:table-cell>
          <table:table-cell table:style-name="ce1" office:value-type="percentage" office:value="0.000664" calcext:value-type="percentage">
            <text:p>0.07%</text:p>
          </table:table-cell>
          <table:table-cell office:value-type="float" office:value="551010989" calcext:value-type="float">
            <text:p>551010989</text:p>
          </table:table-cell>
          <table:table-cell table:style-name="ce1" office:value-type="percentage" office:value="0.07833" calcext:value-type="percentage">
            <text:p>7.83%</text:p>
          </table:table-cell>
          <table:table-cell/>
          <table:table-cell table:formula="of:=[.G46]/[.B46]" office:value-type="float" office:value="0.485817342079987" calcext:value-type="float">
            <text:p>0.4858173421</text:p>
          </table:table-cell>
          <table:table-cell table:formula="of:=[.I46]/[.D46]" office:value-type="float" office:value="0.488964862179842" calcext:value-type="float">
            <text:p>0.4889648622</text:p>
          </table:table-cell>
          <table:table-cell/>
          <table:table-cell office:value-type="float" office:value="9554849300" calcext:value-type="float">
            <text:p>9554849300</text:p>
          </table:table-cell>
          <table:table-cell office:value-type="percentage" office:value="0.364298" calcext:value-type="percentage">
            <text:p>36.4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091" calcext:value-type="float">
            <text:p>2091</text:p>
          </table:table-cell>
          <table:table-cell/>
          <table:table-cell office:value-type="float" office:value="6377394576" calcext:value-type="float">
            <text:p>6377394576</text:p>
          </table:table-cell>
          <table:table-cell office:value-type="percentage" office:value="0.831073" calcext:value-type="percentage">
            <text:p>83.1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2042" calcext:value-type="float">
            <text:p>52042</text:p>
          </table:table-cell>
          <table:table-cell table:style-name="ce1" office:value-type="percentage" office:value="0.000033" calcext:value-type="percentage">
            <text:p>0.00%</text:p>
          </table:table-cell>
          <table:table-cell office:value-type="float" office:value="1182978215" calcext:value-type="float">
            <text:p>1182978215</text:p>
          </table:table-cell>
          <table:table-cell table:style-name="ce1" office:value-type="percentage" office:value="0.048461" calcext:value-type="percentage">
            <text:p>4.85%</text:p>
          </table:table-cell>
          <table:table-cell/>
          <table:table-cell office:value-type="float" office:value="28795" calcext:value-type="float">
            <text:p>28795</text:p>
          </table:table-cell>
          <table:table-cell table:style-name="ce1" office:value-type="percentage" office:value="0.000402" calcext:value-type="percentage">
            <text:p>0.04%</text:p>
          </table:table-cell>
          <table:table-cell office:value-type="float" office:value="658277726" calcext:value-type="float">
            <text:p>658277726</text:p>
          </table:table-cell>
          <table:table-cell table:style-name="ce1" office:value-type="percentage" office:value="0.093579" calcext:value-type="percentage">
            <text:p>9.36%</text:p>
          </table:table-cell>
          <table:table-cell/>
          <table:table-cell table:formula="of:=[.G47]/[.B47]" office:value-type="float" office:value="0.553303101341224" calcext:value-type="float">
            <text:p>0.5533031013</text:p>
          </table:table-cell>
          <table:table-cell table:formula="of:=[.I47]/[.D47]" office:value-type="float" office:value="0.556458029110874" calcext:value-type="float">
            <text:p>0.5564580291</text:p>
          </table:table-cell>
          <table:table-cell/>
          <table:table-cell office:value-type="float" office:value="9749701052" calcext:value-type="float">
            <text:p>9749701052</text:p>
          </table:table-cell>
          <table:table-cell office:value-type="percentage" office:value="0.371727" calcext:value-type="percentage">
            <text:p>37.1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6422990386" calcext:value-type="float">
            <text:p>6422990386</text:p>
          </table:table-cell>
          <table:table-cell office:value-type="percentage" office:value="0.837014" calcext:value-type="percentage">
            <text:p>83.7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3854" calcext:value-type="float">
            <text:p>23854</text:p>
          </table:table-cell>
          <table:table-cell table:style-name="ce1" office:value-type="percentage" office:value="0.000015" calcext:value-type="percentage">
            <text:p>0.00%</text:p>
          </table:table-cell>
          <table:table-cell office:value-type="float" office:value="1045053477" calcext:value-type="float">
            <text:p>1045053477</text:p>
          </table:table-cell>
          <table:table-cell table:style-name="ce1" office:value-type="percentage" office:value="0.042811" calcext:value-type="percentage">
            <text:p>4.28%</text:p>
          </table:table-cell>
          <table:table-cell/>
          <table:table-cell office:value-type="float" office:value="14596" calcext:value-type="float">
            <text:p>14596</text:p>
          </table:table-cell>
          <table:table-cell table:style-name="ce1" office:value-type="percentage" office:value="0.000204" calcext:value-type="percentage">
            <text:p>0.02%</text:p>
          </table:table-cell>
          <table:table-cell office:value-type="float" office:value="646107178" calcext:value-type="float">
            <text:p>646107178</text:p>
          </table:table-cell>
          <table:table-cell table:style-name="ce1" office:value-type="percentage" office:value="0.091849" calcext:value-type="percentage">
            <text:p>9.18%</text:p>
          </table:table-cell>
          <table:table-cell/>
          <table:table-cell table:formula="of:=[.G48]/[.B48]" office:value-type="float" office:value="0.611888991364132" calcext:value-type="float">
            <text:p>0.6118889914</text:p>
          </table:table-cell>
          <table:table-cell table:formula="of:=[.I48]/[.D48]" office:value-type="float" office:value="0.618252742294833" calcext:value-type="float">
            <text:p>0.6182527423</text:p>
          </table:table-cell>
          <table:table-cell/>
          <table:table-cell office:value-type="float" office:value="10832566065" calcext:value-type="float">
            <text:p>10832566065</text:p>
          </table:table-cell>
          <table:table-cell office:value-type="percentage" office:value="0.413014" calcext:value-type="percentage">
            <text:p>41.3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6675434518" calcext:value-type="float">
            <text:p>6675434518</text:p>
          </table:table-cell>
          <table:table-cell office:value-type="percentage" office:value="0.869912" calcext:value-type="percentage">
            <text:p>86.99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9805" calcext:value-type="float">
            <text:p>9805</text:p>
          </table:table-cell>
          <table:table-cell table:style-name="ce1" office:value-type="percentage" office:value="0.000006" calcext:value-type="percentage">
            <text:p>0.00%</text:p>
          </table:table-cell>
          <table:table-cell office:value-type="float" office:value="879059412" calcext:value-type="float">
            <text:p>879059412</text:p>
          </table:table-cell>
          <table:table-cell table:style-name="ce1" office:value-type="percentage" office:value="0.036011" calcext:value-type="percentage">
            <text:p>3.60%</text:p>
          </table:table-cell>
          <table:table-cell/>
          <table:table-cell office:value-type="float" office:value="6543" calcext:value-type="float">
            <text:p>6543</text:p>
          </table:table-cell>
          <table:table-cell table:style-name="ce1" office:value-type="percentage" office:value="0.000091" calcext:value-type="percentage">
            <text:p>0.01%</text:p>
          </table:table-cell>
          <table:table-cell office:value-type="float" office:value="587708999" calcext:value-type="float">
            <text:p>587708999</text:p>
          </table:table-cell>
          <table:table-cell table:style-name="ce1" office:value-type="percentage" office:value="0.083547" calcext:value-type="percentage">
            <text:p>8.35%</text:p>
          </table:table-cell>
          <table:table-cell/>
          <table:table-cell table:formula="of:=[.G49]/[.B49]" office:value-type="float" office:value="0.667312595614482" calcext:value-type="float">
            <text:p>0.6673125956</text:p>
          </table:table-cell>
          <table:table-cell table:formula="of:=[.I49]/[.D49]" office:value-type="float" office:value="0.668565731709611" calcext:value-type="float">
            <text:p>0.6685657317</text:p>
          </table:table-cell>
          <table:table-cell/>
          <table:table-cell office:value-type="float" office:value="11365597817" calcext:value-type="float">
            <text:p>11365597817</text:p>
          </table:table-cell>
          <table:table-cell office:value-type="percentage" office:value="0.433337" calcext:value-type="percentage">
            <text:p>43.33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6797002824" calcext:value-type="float">
            <text:p>6797002824</text:p>
          </table:table-cell>
          <table:table-cell office:value-type="percentage" office:value="0.885754" calcext:value-type="percentage">
            <text:p>88.5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08" calcext:value-type="float">
            <text:p>220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87200630" calcext:value-type="float">
            <text:p>387200630</text:p>
          </table:table-cell>
          <table:table-cell table:style-name="ce1" office:value-type="percentage" office:value="0.015862" calcext:value-type="percentage">
            <text:p>1.59%</text:p>
          </table:table-cell>
          <table:table-cell/>
          <table:table-cell office:value-type="float" office:value="1697" calcext:value-type="float">
            <text:p>1697</text:p>
          </table:table-cell>
          <table:table-cell table:style-name="ce1" office:value-type="percentage" office:value="0.000024" calcext:value-type="percentage">
            <text:p>0.00%</text:p>
          </table:table-cell>
          <table:table-cell office:value-type="float" office:value="300019550" calcext:value-type="float">
            <text:p>300019550</text:p>
          </table:table-cell>
          <table:table-cell table:style-name="ce1" office:value-type="percentage" office:value="0.04265" calcext:value-type="percentage">
            <text:p>4.27%</text:p>
          </table:table-cell>
          <table:table-cell/>
          <table:table-cell table:formula="of:=[.G50]/[.B50]" office:value-type="float" office:value="0.76856884057971" calcext:value-type="float">
            <text:p>0.7685688406</text:p>
          </table:table-cell>
          <table:table-cell table:formula="of:=[.I50]/[.D50]" office:value-type="float" office:value="0.774842618412062" calcext:value-type="float">
            <text:p>0.7748426184</text:p>
          </table:table-cell>
          <table:table-cell/>
          <table:table-cell office:value-type="float" office:value="11728237435" calcext:value-type="float">
            <text:p>11728237435</text:p>
          </table:table-cell>
          <table:table-cell office:value-type="percentage" office:value="0.447163" calcext:value-type="percentage">
            <text:p>44.72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6876304212" calcext:value-type="float">
            <text:p>6876304212</text:p>
          </table:table-cell>
          <table:table-cell office:value-type="percentage" office:value="0.896088" calcext:value-type="percentage">
            <text:p>89.61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94" calcext:value-type="float">
            <text:p>39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262330" calcext:value-type="float">
            <text:p>134262330</text:p>
          </table:table-cell>
          <table:table-cell table:style-name="ce1" office:value-type="percentage" office:value="0.0055" calcext:value-type="percentage">
            <text:p>0.55%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119230940" calcext:value-type="float">
            <text:p>119230940</text:p>
          </table:table-cell>
          <table:table-cell table:style-name="ce1" office:value-type="percentage" office:value="0.01695" calcext:value-type="percentage">
            <text:p>1.70%</text:p>
          </table:table-cell>
          <table:table-cell/>
          <table:table-cell table:formula="of:=[.G51]/[.B51]" office:value-type="float" office:value="0.885786802030457" calcext:value-type="float">
            <text:p>0.885786802</text:p>
          </table:table-cell>
          <table:table-cell table:formula="of:=[.I51]/[.D51]" office:value-type="float" office:value="0.888044621302192" calcext:value-type="float">
            <text:p>0.8880446213</text:p>
          </table:table-cell>
          <table:table-cell/>
          <table:table-cell office:value-type="float" office:value="12006706828" calcext:value-type="float">
            <text:p>12006706828</text:p>
          </table:table-cell>
          <table:table-cell office:value-type="percentage" office:value="0.45778" calcext:value-type="percentage">
            <text:p>45.7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6936192641" calcext:value-type="float">
            <text:p>6936192641</text:p>
          </table:table-cell>
          <table:table-cell office:value-type="percentage" office:value="0.903893" calcext:value-type="percentage">
            <text:p>90.39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5" calcext:value-type="float">
            <text:p>1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1030265" calcext:value-type="float">
            <text:p>91030265</text:p>
          </table:table-cell>
          <table:table-cell table:style-name="ce1" office:value-type="percentage" office:value="0.003729" calcext:value-type="percentage">
            <text:p>0.37%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82602883" calcext:value-type="float">
            <text:p>82602883</text:p>
          </table:table-cell>
          <table:table-cell table:style-name="ce1" office:value-type="percentage" office:value="0.011743" calcext:value-type="percentage">
            <text:p>1.17%</text:p>
          </table:table-cell>
          <table:table-cell/>
          <table:table-cell table:formula="of:=[.G52]/[.B52]" office:value-type="float" office:value="0.904" calcext:value-type="float">
            <text:p>0.904</text:p>
          </table:table-cell>
          <table:table-cell table:formula="of:=[.I52]/[.D52]" office:value-type="float" office:value="0.907422196343161" calcext:value-type="float">
            <text:p>0.9074221963</text:p>
          </table:table-cell>
          <table:table-cell/>
          <table:table-cell office:value-type="float" office:value="12234461311" calcext:value-type="float">
            <text:p>12234461311</text:p>
          </table:table-cell>
          <table:table-cell office:value-type="percentage" office:value="0.466464" calcext:value-type="percentage">
            <text:p>46.65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6986310505" calcext:value-type="float">
            <text:p>6986310505</text:p>
          </table:table-cell>
          <table:table-cell office:value-type="percentage" office:value="0.910424" calcext:value-type="percentage">
            <text:p>91.0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3" calcext:value-type="float">
            <text:p>4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4770777" calcext:value-type="float">
            <text:p>84770777</text:p>
          </table:table-cell>
          <table:table-cell table:style-name="ce1" office:value-type="percentage" office:value="0.003473" calcext:value-type="percentage">
            <text:p>0.35%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74898519" calcext:value-type="float">
            <text:p>74898519</text:p>
          </table:table-cell>
          <table:table-cell table:style-name="ce1" office:value-type="percentage" office:value="0.010647" calcext:value-type="percentage">
            <text:p>1.06%</text:p>
          </table:table-cell>
          <table:table-cell/>
          <table:table-cell table:formula="of:=[.G53]/[.B53]" office:value-type="float" office:value="0.883720930232558" calcext:value-type="float">
            <text:p>0.8837209302</text:p>
          </table:table-cell>
          <table:table-cell table:formula="of:=[.I53]/[.D53]" office:value-type="float" office:value="0.883541730424389" calcext:value-type="float">
            <text:p>0.8835417304</text:p>
          </table:table-cell>
          <table:table-cell/>
          <table:table-cell office:value-type="float" office:value="12428524299" calcext:value-type="float">
            <text:p>12428524299</text:p>
          </table:table-cell>
          <table:table-cell office:value-type="percentage" office:value="0.473863" calcext:value-type="percentage">
            <text:p>47.39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7030562065" calcext:value-type="float">
            <text:p>7030562065</text:p>
          </table:table-cell>
          <table:table-cell office:value-type="percentage" office:value="0.91619" calcext:value-type="percentage">
            <text:p>91.6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9" calcext:value-type="float">
            <text:p>8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95980000" calcext:value-type="float">
            <text:p>295980000</text:p>
          </table:table-cell>
          <table:table-cell table:style-name="ce1" office:value-type="percentage" office:value="0.012125" calcext:value-type="percentage">
            <text:p>1.21%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76535443" calcext:value-type="float">
            <text:p>276535443</text:p>
          </table:table-cell>
          <table:table-cell table:style-name="ce1" office:value-type="percentage" office:value="0.039311" calcext:value-type="percentage">
            <text:p>3.93%</text:p>
          </table:table-cell>
          <table:table-cell/>
          <table:table-cell table:formula="of:=[.G54]/[.B54]" office:value-type="float" office:value="0.932584269662921" calcext:value-type="float">
            <text:p>0.9325842697</text:p>
          </table:table-cell>
          <table:table-cell table:formula="of:=[.I54]/[.D54]" office:value-type="float" office:value="0.934304490168254" calcext:value-type="float">
            <text:p>0.9343044902</text:p>
          </table:table-cell>
          <table:table-cell/>
          <table:table-cell office:value-type="float" office:value="12598514985" calcext:value-type="float">
            <text:p>12598514985</text:p>
          </table:table-cell>
          <table:table-cell office:value-type="percentage" office:value="0.480344" calcext:value-type="percentage">
            <text:p>48.0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7070686793" calcext:value-type="float">
            <text:p>7070686793</text:p>
          </table:table-cell>
          <table:table-cell office:value-type="percentage" office:value="0.921419" calcext:value-type="percentage">
            <text:p>92.14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2" calcext:value-type="float">
            <text:p>14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92985720" calcext:value-type="float">
            <text:p>892985720</text:p>
          </table:table-cell>
          <table:table-cell table:style-name="ce1" office:value-type="percentage" office:value="0.036582" calcext:value-type="percentage">
            <text:p>3.66%</text:p>
          </table:table-cell>
          <table:table-cell/>
          <table:table-cell office:value-type="float" office:value="137" calcext:value-type="float">
            <text:p>137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867438950" calcext:value-type="float">
            <text:p>867438950</text:p>
          </table:table-cell>
          <table:table-cell table:style-name="ce1" office:value-type="percentage" office:value="0.123313" calcext:value-type="percentage">
            <text:p>12.33%</text:p>
          </table:table-cell>
          <table:table-cell/>
          <table:table-cell table:formula="of:=[.G55]/[.B55]" office:value-type="float" office:value="0.964788732394366" calcext:value-type="float">
            <text:p>0.9647887324</text:p>
          </table:table-cell>
          <table:table-cell table:formula="of:=[.I55]/[.D55]" office:value-type="float" office:value="0.971391737372911" calcext:value-type="float">
            <text:p>0.9713917374</text:p>
          </table:table-cell>
          <table:table-cell/>
          <table:table-cell office:value-type="float" office:value="12750253070" calcext:value-type="float">
            <text:p>12750253070</text:p>
          </table:table-cell>
          <table:table-cell office:value-type="percentage" office:value="0.486129" calcext:value-type="percentage">
            <text:p>48.6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107562998" calcext:value-type="float">
            <text:p>7107562998</text:p>
          </table:table-cell>
          <table:table-cell office:value-type="percentage" office:value="0.926225" calcext:value-type="percentage">
            <text:p>92.62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93695030" calcext:value-type="float">
            <text:p>293695030</text:p>
          </table:table-cell>
          <table:table-cell table:style-name="ce1" office:value-type="percentage" office:value="0.012031" calcext:value-type="percentage">
            <text:p>1.20%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63148196" calcext:value-type="float">
            <text:p>263148196</text:p>
          </table:table-cell>
          <table:table-cell table:style-name="ce1" office:value-type="percentage" office:value="0.037408" calcext:value-type="percentage">
            <text:p>3.74%</text:p>
          </table:table-cell>
          <table:table-cell/>
          <table:table-cell table:formula="of:=[.G56]/[.B56]" office:value-type="float" office:value="0.9" calcext:value-type="float">
            <text:p>0.9</text:p>
          </table:table-cell>
          <table:table-cell table:formula="of:=[.I56]/[.D56]" office:value-type="float" office:value="0.895991314527862" calcext:value-type="float">
            <text:p>0.8959913145</text:p>
          </table:table-cell>
          <table:table-cell/>
          <table:table-cell office:value-type="float" office:value="12887818162" calcext:value-type="float">
            <text:p>12887818162</text:p>
          </table:table-cell>
          <table:table-cell office:value-type="percentage" office:value="0.491374" calcext:value-type="percentage">
            <text:p>49.14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141698554" calcext:value-type="float">
            <text:p>7141698554</text:p>
          </table:table-cell>
          <table:table-cell office:value-type="percentage" office:value="0.930673" calcext:value-type="percentage">
            <text:p>93.0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4"/>
          <table:table-cell office:value-type="float" office:value="13857227668" calcext:value-type="float">
            <text:p>13857227668</text:p>
          </table:table-cell>
          <table:table-cell office:value-type="percentage" office:value="0.528335" calcext:value-type="percentage">
            <text:p>52.83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388356108" calcext:value-type="float">
            <text:p>7388356108</text:p>
          </table:table-cell>
          <table:table-cell office:value-type="percentage" office:value="0.962816" calcext:value-type="percentage">
            <text:p>96.2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office:value-type="float" office:value="14504468336" calcext:value-type="float">
            <text:p>14504468336</text:p>
          </table:table-cell>
          <table:table-cell office:value-type="percentage" office:value="0.553012" calcext:value-type="percentage">
            <text:p>55.3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530989245" calcext:value-type="float">
            <text:p>7530989245</text:p>
          </table:table-cell>
          <table:table-cell office:value-type="percentage" office:value="0.981404" calcext:value-type="percentage">
            <text:p>98.1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4"/>
          <table:table-cell office:value-type="float" office:value="15032957922" calcext:value-type="float">
            <text:p>15032957922</text:p>
          </table:table-cell>
          <table:table-cell office:value-type="percentage" office:value="0.573162" calcext:value-type="percentage">
            <text:p>57.32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608924611" calcext:value-type="float">
            <text:p>7608924611</text:p>
          </table:table-cell>
          <table:table-cell office:value-type="percentage" office:value="0.99156" calcext:value-type="percentage">
            <text:p>99.16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15500324435" calcext:value-type="float">
            <text:p>15500324435</text:p>
          </table:table-cell>
          <table:table-cell office:value-type="percentage" office:value="0.590981" calcext:value-type="percentage">
            <text:p>59.10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633830513" calcext:value-type="float">
            <text:p>7633830513</text:p>
          </table:table-cell>
          <table:table-cell office:value-type="percentage" office:value="0.994806" calcext:value-type="percentage">
            <text:p>99.48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-1-Q20-K</text:p>
          </table:table-cell>
          <table:table-cell table:number-columns-repeated="4"/>
          <table:table-cell office:value-type="string" calcext:value-type="string">
            <text:p>Pen-1-Q20-S</text:p>
          </table:table-cell>
          <table:table-cell table:number-columns-repeated="8"/>
          <table:table-cell office:value-type="float" office:value="15926506089" calcext:value-type="float">
            <text:p>15926506089</text:p>
          </table:table-cell>
          <table:table-cell office:value-type="percentage" office:value="0.60723" calcext:value-type="percentage">
            <text:p>60.72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643830513" calcext:value-type="float">
            <text:p>7643830513</text:p>
          </table:table-cell>
          <table:table-cell office:value-type="percentage" office:value="0.996109" calcext:value-type="percentage">
            <text:p>99.6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545531" calcext:value-type="float">
            <text:p>341545531</text:p>
          </table:table-cell>
          <table:table-cell table:style-name="ce1" office:value-type="percentage" office:value="0.346807" calcext:value-type="percentage">
            <text:p>34.68%</text:p>
          </table:table-cell>
          <table:table-cell office:value-type="float" office:value="341545531" calcext:value-type="float">
            <text:p>341545531</text:p>
          </table:table-cell>
          <table:table-cell table:style-name="ce1" office:value-type="percentage" office:value="0.017769" calcext:value-type="percentage">
            <text:p>1.78%</text:p>
          </table:table-cell>
          <table:table-cell/>
          <table:table-cell office:value-type="float" office:value="10155733" calcext:value-type="float">
            <text:p>10155733</text:p>
          </table:table-cell>
          <table:table-cell table:style-name="ce1" office:value-type="percentage" office:value="0.201364" calcext:value-type="percentage">
            <text:p>20.14%</text:p>
          </table:table-cell>
          <table:table-cell office:value-type="float" office:value="10155733" calcext:value-type="float">
            <text:p>10155733</text:p>
          </table:table-cell>
          <table:table-cell table:style-name="ce1" office:value-type="percentage" office:value="0.00198" calcext:value-type="percentage">
            <text:p>0.20%</text:p>
          </table:table-cell>
          <table:table-cell/>
          <table:table-cell table:formula="of:=[.G62]/[.B62]" office:value-type="float" office:value="0.0297346388057409" calcext:value-type="float">
            <text:p>0.0297346388</text:p>
          </table:table-cell>
          <table:table-cell table:formula="of:=[.I62]/[.D62]" office:value-type="float" office:value="0.0297346388057409" calcext:value-type="float">
            <text:p>0.0297346388</text:p>
          </table:table-cell>
          <table:table-cell/>
          <table:table-cell office:value-type="float" office:value="16322310507" calcext:value-type="float">
            <text:p>16322310507</text:p>
          </table:table-cell>
          <table:table-cell office:value-type="percentage" office:value="0.622321" calcext:value-type="percentage">
            <text:p>62.23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53830513" calcext:value-type="float">
            <text:p>7653830513</text:p>
          </table:table-cell>
          <table:table-cell office:value-type="percentage" office:value="0.997412" calcext:value-type="percentage">
            <text:p>99.74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76777" calcext:value-type="float">
            <text:p>34876777</text:p>
          </table:table-cell>
          <table:table-cell table:style-name="ce1" office:value-type="percentage" office:value="0.035414" calcext:value-type="percentage">
            <text:p>3.54%</text:p>
          </table:table-cell>
          <table:table-cell office:value-type="float" office:value="69753554" calcext:value-type="float">
            <text:p>69753554</text:p>
          </table:table-cell>
          <table:table-cell table:style-name="ce1" office:value-type="percentage" office:value="0.003629" calcext:value-type="percentage">
            <text:p>0.36%</text:p>
          </table:table-cell>
          <table:table-cell/>
          <table:table-cell office:value-type="float" office:value="1423854" calcext:value-type="float">
            <text:p>1423854</text:p>
          </table:table-cell>
          <table:table-cell table:style-name="ce1" office:value-type="percentage" office:value="0.028232" calcext:value-type="percentage">
            <text:p>2.82%</text:p>
          </table:table-cell>
          <table:table-cell office:value-type="float" office:value="2847708" calcext:value-type="float">
            <text:p>2847708</text:p>
          </table:table-cell>
          <table:table-cell table:style-name="ce1" office:value-type="percentage" office:value="0.000555" calcext:value-type="percentage">
            <text:p>0.06%</text:p>
          </table:table-cell>
          <table:table-cell/>
          <table:table-cell table:formula="of:=[.G63]/[.B63]" office:value-type="float" office:value="0.0408252746519554" calcext:value-type="float">
            <text:p>0.0408252747</text:p>
          </table:table-cell>
          <table:table-cell table:formula="of:=[.I63]/[.D63]" office:value-type="float" office:value="0.0408252746519554" calcext:value-type="float">
            <text:p>0.0408252747</text:p>
          </table:table-cell>
          <table:table-cell/>
          <table:table-cell office:value-type="float" office:value="16692925845" calcext:value-type="float">
            <text:p>16692925845</text:p>
          </table:table-cell>
          <table:table-cell office:value-type="percentage" office:value="0.636452" calcext:value-type="percentage">
            <text:p>63.65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663830513" calcext:value-type="float">
            <text:p>7663830513</text:p>
          </table:table-cell>
          <table:table-cell office:value-type="percentage" office:value="0.998715" calcext:value-type="percentage">
            <text:p>99.87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134857" calcext:value-type="float">
            <text:p>64134857</text:p>
          </table:table-cell>
          <table:table-cell table:style-name="ce1" office:value-type="percentage" office:value="0.065123" calcext:value-type="percentage">
            <text:p>6.51%</text:p>
          </table:table-cell>
          <table:table-cell office:value-type="float" office:value="225652753" calcext:value-type="float">
            <text:p>225652753</text:p>
          </table:table-cell>
          <table:table-cell table:style-name="ce1" office:value-type="percentage" office:value="0.01174" calcext:value-type="percentage">
            <text:p>1.17%</text:p>
          </table:table-cell>
          <table:table-cell/>
          <table:table-cell office:value-type="float" office:value="3267181" calcext:value-type="float">
            <text:p>3267181</text:p>
          </table:table-cell>
          <table:table-cell table:style-name="ce1" office:value-type="percentage" office:value="0.064781" calcext:value-type="percentage">
            <text:p>6.48%</text:p>
          </table:table-cell>
          <table:table-cell office:value-type="float" office:value="11544095" calcext:value-type="float">
            <text:p>11544095</text:p>
          </table:table-cell>
          <table:table-cell table:style-name="ce1" office:value-type="percentage" office:value="0.002251" calcext:value-type="percentage">
            <text:p>0.23%</text:p>
          </table:table-cell>
          <table:table-cell/>
          <table:table-cell table:formula="of:=[.G64]/[.B64]" office:value-type="float" office:value="0.0509423604078512" calcext:value-type="float">
            <text:p>0.0509423604</text:p>
          </table:table-cell>
          <table:table-cell table:formula="of:=[.I64]/[.D64]" office:value-type="float" office:value="0.0511586712172752" calcext:value-type="float">
            <text:p>0.0511586712</text:p>
          </table:table-cell>
          <table:table-cell/>
          <table:table-cell office:value-type="float" office:value="17042533810" calcext:value-type="float">
            <text:p>17042533810</text:p>
          </table:table-cell>
          <table:table-cell office:value-type="percentage" office:value="0.649781" calcext:value-type="percentage">
            <text:p>64.9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76991" calcext:value-type="float">
            <text:p>137676991</text:p>
          </table:table-cell>
          <table:table-cell table:style-name="ce1" office:value-type="percentage" office:value="0.139798" calcext:value-type="percentage">
            <text:p>13.98%</text:p>
          </table:table-cell>
          <table:table-cell office:value-type="float" office:value="891972436" calcext:value-type="float">
            <text:p>891972436</text:p>
          </table:table-cell>
          <table:table-cell table:style-name="ce1" office:value-type="percentage" office:value="0.046405" calcext:value-type="percentage">
            <text:p>4.64%</text:p>
          </table:table-cell>
          <table:table-cell/>
          <table:table-cell office:value-type="float" office:value="7588116" calcext:value-type="float">
            <text:p>7588116</text:p>
          </table:table-cell>
          <table:table-cell table:style-name="ce1" office:value-type="percentage" office:value="0.150455" calcext:value-type="percentage">
            <text:p>15.05%</text:p>
          </table:table-cell>
          <table:table-cell office:value-type="float" office:value="49300955" calcext:value-type="float">
            <text:p>49300955</text:p>
          </table:table-cell>
          <table:table-cell table:style-name="ce1" office:value-type="percentage" office:value="0.009613" calcext:value-type="percentage">
            <text:p>0.96%</text:p>
          </table:table-cell>
          <table:table-cell/>
          <table:table-cell table:formula="of:=[.G65]/[.B65]" office:value-type="float" office:value="0.0551153532982138" calcext:value-type="float">
            <text:p>0.0551153533</text:p>
          </table:table-cell>
          <table:table-cell table:formula="of:=[.I65]/[.D65]" office:value-type="float" office:value="0.0552718368978837" calcext:value-type="float">
            <text:p>0.0552718369</text:p>
          </table:table-cell>
          <table:table-cell/>
          <table:table-cell office:value-type="float" office:value="17373999822" calcext:value-type="float">
            <text:p>17373999822</text:p>
          </table:table-cell>
          <table:table-cell office:value-type="percentage" office:value="0.662419" calcext:value-type="percentage">
            <text:p>66.2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444937" calcext:value-type="float">
            <text:p>194444937</text:p>
          </table:table-cell>
          <table:table-cell table:style-name="ce1" office:value-type="percentage" office:value="0.19744" calcext:value-type="percentage">
            <text:p>19.74%</text:p>
          </table:table-cell>
          <table:table-cell office:value-type="float" office:value="2348776308" calcext:value-type="float">
            <text:p>2348776308</text:p>
          </table:table-cell>
          <table:table-cell table:style-name="ce1" office:value-type="percentage" office:value="0.122194" calcext:value-type="percentage">
            <text:p>12.22%</text:p>
          </table:table-cell>
          <table:table-cell/>
          <table:table-cell office:value-type="float" office:value="11548618" calcext:value-type="float">
            <text:p>11548618</text:p>
          </table:table-cell>
          <table:table-cell table:style-name="ce1" office:value-type="percentage" office:value="0.228982" calcext:value-type="percentage">
            <text:p>22.90%</text:p>
          </table:table-cell>
          <table:table-cell office:value-type="float" office:value="140241705" calcext:value-type="float">
            <text:p>140241705</text:p>
          </table:table-cell>
          <table:table-cell table:style-name="ce1" office:value-type="percentage" office:value="0.027346" calcext:value-type="percentage">
            <text:p>2.73%</text:p>
          </table:table-cell>
          <table:table-cell/>
          <table:table-cell table:formula="of:=[.G66]/[.B66]" office:value-type="float" office:value="0.0593927421211281" calcext:value-type="float">
            <text:p>0.0593927421</text:p>
          </table:table-cell>
          <table:table-cell table:formula="of:=[.I66]/[.D66]" office:value-type="float" office:value="0.0597084126412263" calcext:value-type="float">
            <text:p>0.0597084126</text:p>
          </table:table-cell>
          <table:table-cell/>
          <table:table-cell office:value-type="float" office:value="19984650740" calcext:value-type="float">
            <text:p>19984650740</text:p>
          </table:table-cell>
          <table:table-cell office:value-type="percentage" office:value="0.761955" calcext:value-type="percentage">
            <text:p>76.20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518639" calcext:value-type="float">
            <text:p>151518639</text:p>
          </table:table-cell>
          <table:table-cell table:style-name="ce1" office:value-type="percentage" office:value="0.153853" calcext:value-type="percentage">
            <text:p>15.39%</text:p>
          </table:table-cell>
          <table:table-cell office:value-type="float" office:value="3445440318" calcext:value-type="float">
            <text:p>3445440318</text:p>
          </table:table-cell>
          <table:table-cell table:style-name="ce1" office:value-type="percentage" office:value="0.179248" calcext:value-type="percentage">
            <text:p>17.92%</text:p>
          </table:table-cell>
          <table:table-cell/>
          <table:table-cell office:value-type="float" office:value="10084409" calcext:value-type="float">
            <text:p>10084409</text:p>
          </table:table-cell>
          <table:table-cell table:style-name="ce1" office:value-type="percentage" office:value="0.19995" calcext:value-type="percentage">
            <text:p>20.00%</text:p>
          </table:table-cell>
          <table:table-cell office:value-type="float" office:value="231142693" calcext:value-type="float">
            <text:p>231142693</text:p>
          </table:table-cell>
          <table:table-cell table:style-name="ce1" office:value-type="percentage" office:value="0.04507" calcext:value-type="percentage">
            <text:p>4.51%</text:p>
          </table:table-cell>
          <table:table-cell/>
          <table:table-cell table:formula="of:=[.G67]/[.B67]" office:value-type="float" office:value="0.0665555674638815" calcext:value-type="float">
            <text:p>0.0665555675</text:p>
          </table:table-cell>
          <table:table-cell table:formula="of:=[.I67]/[.D67]" office:value-type="float" office:value="0.0670865467593335" calcext:value-type="float">
            <text:p>0.0670865468</text:p>
          </table:table-cell>
          <table:table-cell/>
          <table:table-cell office:value-type="float" office:value="21777762704" calcext:value-type="float">
            <text:p>21777762704</text:p>
          </table:table-cell>
          <table:table-cell office:value-type="percentage" office:value="0.830322" calcext:value-type="percentage">
            <text:p>83.03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361227" calcext:value-type="float">
            <text:p>43361227</text:p>
          </table:table-cell>
          <table:table-cell table:style-name="ce1" office:value-type="percentage" office:value="0.044029" calcext:value-type="percentage">
            <text:p>4.40%</text:p>
          </table:table-cell>
          <table:table-cell office:value-type="float" office:value="1819015503" calcext:value-type="float">
            <text:p>1819015503</text:p>
          </table:table-cell>
          <table:table-cell table:style-name="ce1" office:value-type="percentage" office:value="0.094634" calcext:value-type="percentage">
            <text:p>9.46%</text:p>
          </table:table-cell>
          <table:table-cell/>
          <table:table-cell office:value-type="float" office:value="3558289" calcext:value-type="float">
            <text:p>3558289</text:p>
          </table:table-cell>
          <table:table-cell table:style-name="ce1" office:value-type="percentage" office:value="0.070553" calcext:value-type="percentage">
            <text:p>7.06%</text:p>
          </table:table-cell>
          <table:table-cell office:value-type="float" office:value="152404050" calcext:value-type="float">
            <text:p>152404050</text:p>
          </table:table-cell>
          <table:table-cell table:style-name="ce1" office:value-type="percentage" office:value="0.029717" calcext:value-type="percentage">
            <text:p>2.97%</text:p>
          </table:table-cell>
          <table:table-cell/>
          <table:table-cell table:formula="of:=[.G68]/[.B68]" office:value-type="float" office:value="0.0820615385261123" calcext:value-type="float">
            <text:p>0.0820615385</text:p>
          </table:table-cell>
          <table:table-cell table:formula="of:=[.I68]/[.D68]" office:value-type="float" office:value="0.0837838103900976" calcext:value-type="float">
            <text:p>0.0837838104</text:p>
          </table:table-cell>
          <table:table-cell/>
          <table:table-cell office:value-type="float" office:value="23062217056" calcext:value-type="float">
            <text:p>23062217056</text:p>
          </table:table-cell>
          <table:table-cell office:value-type="percentage" office:value="0.879294" calcext:value-type="percentage">
            <text:p>87.93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5126" calcext:value-type="float">
            <text:p>9835126</text:p>
          </table:table-cell>
          <table:table-cell table:style-name="ce1" office:value-type="percentage" office:value="0.009987" calcext:value-type="percentage">
            <text:p>1.00%</text:p>
          </table:table-cell>
          <table:table-cell office:value-type="float" office:value="861449196" calcext:value-type="float">
            <text:p>861449196</text:p>
          </table:table-cell>
          <table:table-cell table:style-name="ce1" office:value-type="percentage" office:value="0.044817" calcext:value-type="percentage">
            <text:p>4.48%</text:p>
          </table:table-cell>
          <table:table-cell/>
          <table:table-cell office:value-type="float" office:value="1202307" calcext:value-type="float">
            <text:p>1202307</text:p>
          </table:table-cell>
          <table:table-cell table:style-name="ce1" office:value-type="percentage" office:value="0.023839" calcext:value-type="percentage">
            <text:p>2.38%</text:p>
          </table:table-cell>
          <table:table-cell office:value-type="float" office:value="107274093" calcext:value-type="float">
            <text:p>107274093</text:p>
          </table:table-cell>
          <table:table-cell table:style-name="ce1" office:value-type="percentage" office:value="0.020917" calcext:value-type="percentage">
            <text:p>2.09%</text:p>
          </table:table-cell>
          <table:table-cell/>
          <table:table-cell table:formula="of:=[.G69]/[.B69]" office:value-type="float" office:value="0.122246222366648" calcext:value-type="float">
            <text:p>0.1222462224</text:p>
          </table:table-cell>
          <table:table-cell table:formula="of:=[.I69]/[.D69]" office:value-type="float" office:value="0.124527474746172" calcext:value-type="float">
            <text:p>0.1245274747</text:p>
          </table:table-cell>
          <table:table-cell/>
          <table:table-cell office:value-type="float" office:value="23970889653" calcext:value-type="float">
            <text:p>23970889653</text:p>
          </table:table-cell>
          <table:table-cell office:value-type="percentage" office:value="0.913939" calcext:value-type="percentage">
            <text:p>91.39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86204" calcext:value-type="float">
            <text:p>3786204</text:p>
          </table:table-cell>
          <table:table-cell table:style-name="ce1" office:value-type="percentage" office:value="0.003845" calcext:value-type="percentage">
            <text:p>0.38%</text:p>
          </table:table-cell>
          <table:table-cell office:value-type="float" office:value="666608451" calcext:value-type="float">
            <text:p>666608451</text:p>
          </table:table-cell>
          <table:table-cell table:style-name="ce1" office:value-type="percentage" office:value="0.03468" calcext:value-type="percentage">
            <text:p>3.47%</text:p>
          </table:table-cell>
          <table:table-cell/>
          <table:table-cell office:value-type="float" office:value="629731" calcext:value-type="float">
            <text:p>629731</text:p>
          </table:table-cell>
          <table:table-cell table:style-name="ce1" office:value-type="percentage" office:value="0.012486" calcext:value-type="percentage">
            <text:p>1.25%</text:p>
          </table:table-cell>
          <table:table-cell office:value-type="float" office:value="112630707" calcext:value-type="float">
            <text:p>112630707</text:p>
          </table:table-cell>
          <table:table-cell table:style-name="ce1" office:value-type="percentage" office:value="0.021962" calcext:value-type="percentage">
            <text:p>2.20%</text:p>
          </table:table-cell>
          <table:table-cell/>
          <table:table-cell table:formula="of:=[.G70]/[.B70]" office:value-type="float" office:value="0.166322522505391" calcext:value-type="float">
            <text:p>0.1663225225</text:p>
          </table:table-cell>
          <table:table-cell table:formula="of:=[.I70]/[.D70]" office:value-type="float" office:value="0.168960814749707" calcext:value-type="float">
            <text:p>0.1689608147</text:p>
          </table:table-cell>
          <table:table-cell/>
          <table:table-cell office:value-type="float" office:value="24550460191" calcext:value-type="float">
            <text:p>24550460191</text:p>
          </table:table-cell>
          <table:table-cell office:value-type="percentage" office:value="0.936036" calcext:value-type="percentage">
            <text:p>93.60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55750" calcext:value-type="float">
            <text:p>1655750</text:p>
          </table:table-cell>
          <table:table-cell table:style-name="ce1" office:value-type="percentage" office:value="0.001681" calcext:value-type="percentage">
            <text:p>0.17%</text:p>
          </table:table-cell>
          <table:table-cell office:value-type="float" office:value="585088111" calcext:value-type="float">
            <text:p>585088111</text:p>
          </table:table-cell>
          <table:table-cell table:style-name="ce1" office:value-type="percentage" office:value="0.030439" calcext:value-type="percentage">
            <text:p>3.04%</text:p>
          </table:table-cell>
          <table:table-cell/>
          <table:table-cell office:value-type="float" office:value="354802" calcext:value-type="float">
            <text:p>354802</text:p>
          </table:table-cell>
          <table:table-cell table:style-name="ce1" office:value-type="percentage" office:value="0.007035" calcext:value-type="percentage">
            <text:p>0.70%</text:p>
          </table:table-cell>
          <table:table-cell office:value-type="float" office:value="127071903" calcext:value-type="float">
            <text:p>127071903</text:p>
          </table:table-cell>
          <table:table-cell table:style-name="ce1" office:value-type="percentage" office:value="0.024778" calcext:value-type="percentage">
            <text:p>2.48%</text:p>
          </table:table-cell>
          <table:table-cell/>
          <table:table-cell table:formula="of:=[.G71]/[.B71]" office:value-type="float" office:value="0.214284765212139" calcext:value-type="float">
            <text:p>0.2142847652</text:p>
          </table:table-cell>
          <table:table-cell table:formula="of:=[.I71]/[.D71]" office:value-type="float" office:value="0.217184216549565" calcext:value-type="float">
            <text:p>0.2171842165</text:p>
          </table:table-cell>
          <table:table-cell/>
          <table:table-cell office:value-type="float" office:value="24837948808" calcext:value-type="float">
            <text:p>24837948808</text:p>
          </table:table-cell>
          <table:table-cell office:value-type="percentage" office:value="0.946997" calcext:value-type="percentage">
            <text:p>94.70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84419" calcext:value-type="float">
            <text:p>784419</text:p>
          </table:table-cell>
          <table:table-cell table:style-name="ce1" office:value-type="percentage" office:value="0.000797" calcext:value-type="percentage">
            <text:p>0.08%</text:p>
          </table:table-cell>
          <table:table-cell office:value-type="float" office:value="557566347" calcext:value-type="float">
            <text:p>557566347</text:p>
          </table:table-cell>
          <table:table-cell table:style-name="ce1" office:value-type="percentage" office:value="0.029007" calcext:value-type="percentage">
            <text:p>2.90%</text:p>
          </table:table-cell>
          <table:table-cell/>
          <table:table-cell office:value-type="float" office:value="208600" calcext:value-type="float">
            <text:p>208600</text:p>
          </table:table-cell>
          <table:table-cell table:style-name="ce1" office:value-type="percentage" office:value="0.004136" calcext:value-type="percentage">
            <text:p>0.41%</text:p>
          </table:table-cell>
          <table:table-cell office:value-type="float" office:value="149915428" calcext:value-type="float">
            <text:p>149915428</text:p>
          </table:table-cell>
          <table:table-cell table:style-name="ce1" office:value-type="percentage" office:value="0.029232" calcext:value-type="percentage">
            <text:p>2.92%</text:p>
          </table:table-cell>
          <table:table-cell/>
          <table:table-cell table:formula="of:=[.G72]/[.B72]" office:value-type="float" office:value="0.265929305638951" calcext:value-type="float">
            <text:p>0.2659293056</text:p>
          </table:table-cell>
          <table:table-cell table:formula="of:=[.I72]/[.D72]" office:value-type="float" office:value="0.26887459906184" calcext:value-type="float">
            <text:p>0.2688745991</text:p>
          </table:table-cell>
          <table:table-cell/>
          <table:table-cell office:value-type="float" office:value="24985875019" calcext:value-type="float">
            <text:p>24985875019</text:p>
          </table:table-cell>
          <table:table-cell office:value-type="percentage" office:value="0.952637" calcext:value-type="percentage">
            <text:p>95.26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97002" calcext:value-type="float">
            <text:p>497002</text:p>
          </table:table-cell>
          <table:table-cell table:style-name="ce1" office:value-type="percentage" office:value="0.000505" calcext:value-type="percentage">
            <text:p>0.05%</text:p>
          </table:table-cell>
          <table:table-cell office:value-type="float" office:value="727833895" calcext:value-type="float">
            <text:p>727833895</text:p>
          </table:table-cell>
          <table:table-cell table:style-name="ce1" office:value-type="percentage" office:value="0.037865" calcext:value-type="percentage">
            <text:p>3.79%</text:p>
          </table:table-cell>
          <table:table-cell/>
          <table:table-cell office:value-type="float" office:value="148933" calcext:value-type="float">
            <text:p>148933</text:p>
          </table:table-cell>
          <table:table-cell table:style-name="ce1" office:value-type="percentage" office:value="0.002953" calcext:value-type="percentage">
            <text:p>0.30%</text:p>
          </table:table-cell>
          <table:table-cell office:value-type="float" office:value="218373378" calcext:value-type="float">
            <text:p>218373378</text:p>
          </table:table-cell>
          <table:table-cell table:style-name="ce1" office:value-type="percentage" office:value="0.04258" calcext:value-type="percentage">
            <text:p>4.26%</text:p>
          </table:table-cell>
          <table:table-cell/>
          <table:table-cell table:formula="of:=[.G73]/[.B73]" office:value-type="float" office:value="0.29966277801699" calcext:value-type="float">
            <text:p>0.299662778</text:p>
          </table:table-cell>
          <table:table-cell table:formula="of:=[.I73]/[.D73]" office:value-type="float" office:value="0.300031888457187" calcext:value-type="float">
            <text:p>0.3000318885</text:p>
          </table:table-cell>
          <table:table-cell/>
          <table:table-cell office:value-type="float" office:value="25085875019" calcext:value-type="float">
            <text:p>25085875019</text:p>
          </table:table-cell>
          <table:table-cell office:value-type="percentage" office:value="0.95645" calcext:value-type="percentage">
            <text:p>95.65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10368" calcext:value-type="float">
            <text:p>410368</text:p>
          </table:table-cell>
          <table:table-cell table:style-name="ce1" office:value-type="percentage" office:value="0.000417" calcext:value-type="percentage">
            <text:p>0.04%</text:p>
          </table:table-cell>
          <table:table-cell office:value-type="float" office:value="1164004039" calcext:value-type="float">
            <text:p>1164004039</text:p>
          </table:table-cell>
          <table:table-cell table:style-name="ce1" office:value-type="percentage" office:value="0.060557" calcext:value-type="percentage">
            <text:p>6.06%</text:p>
          </table:table-cell>
          <table:table-cell/>
          <table:table-cell office:value-type="float" office:value="128261" calcext:value-type="float">
            <text:p>128261</text:p>
          </table:table-cell>
          <table:table-cell table:style-name="ce1" office:value-type="percentage" office:value="0.002543" calcext:value-type="percentage">
            <text:p>0.25%</text:p>
          </table:table-cell>
          <table:table-cell office:value-type="float" office:value="367350445" calcext:value-type="float">
            <text:p>367350445</text:p>
          </table:table-cell>
          <table:table-cell table:style-name="ce1" office:value-type="percentage" office:value="0.071629" calcext:value-type="percentage">
            <text:p>7.16%</text:p>
          </table:table-cell>
          <table:table-cell/>
          <table:table-cell table:formula="of:=[.G74]/[.B74]" office:value-type="float" office:value="0.312551173580786" calcext:value-type="float">
            <text:p>0.3125511736</text:p>
          </table:table-cell>
          <table:table-cell table:formula="of:=[.I74]/[.D74]" office:value-type="float" office:value="0.315592070724765" calcext:value-type="float">
            <text:p>0.3155920707</text:p>
          </table:table-cell>
          <table:table-cell/>
          <table:table-cell office:value-type="float" office:value="25185875019" calcext:value-type="float">
            <text:p>25185875019</text:p>
          </table:table-cell>
          <table:table-cell office:value-type="percentage" office:value="0.960263" calcext:value-type="percentage">
            <text:p>96.03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51223" calcext:value-type="float">
            <text:p>151223</text:p>
          </table:table-cell>
          <table:table-cell table:style-name="ce1" office:value-type="percentage" office:value="0.000154" calcext:value-type="percentage">
            <text:p>0.02%</text:p>
          </table:table-cell>
          <table:table-cell office:value-type="float" office:value="849204318" calcext:value-type="float">
            <text:p>849204318</text:p>
          </table:table-cell>
          <table:table-cell table:style-name="ce1" office:value-type="percentage" office:value="0.04418" calcext:value-type="percentage">
            <text:p>4.42%</text:p>
          </table:table-cell>
          <table:table-cell/>
          <table:table-cell office:value-type="float" office:value="60282" calcext:value-type="float">
            <text:p>60282</text:p>
          </table:table-cell>
          <table:table-cell table:style-name="ce1" office:value-type="percentage" office:value="0.001195" calcext:value-type="percentage">
            <text:p>0.12%</text:p>
          </table:table-cell>
          <table:table-cell office:value-type="float" office:value="342343969" calcext:value-type="float">
            <text:p>342343969</text:p>
          </table:table-cell>
          <table:table-cell table:style-name="ce1" office:value-type="percentage" office:value="0.066753" calcext:value-type="percentage">
            <text:p>6.68%</text:p>
          </table:table-cell>
          <table:table-cell/>
          <table:table-cell table:formula="of:=[.G75]/[.B75]" office:value-type="float" office:value="0.398629838053735" calcext:value-type="float">
            <text:p>0.3986298381</text:p>
          </table:table-cell>
          <table:table-cell table:formula="of:=[.I75]/[.D75]" office:value-type="float" office:value="0.403134983823763" calcext:value-type="float">
            <text:p>0.4031349838</text:p>
          </table:table-cell>
          <table:table-cell/>
          <table:table-cell office:value-type="float" office:value="26185875019" calcext:value-type="float">
            <text:p>26185875019</text:p>
          </table:table-cell>
          <table:table-cell office:value-type="percentage" office:value="0.99839" calcext:value-type="percentage">
            <text:p>99.84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2833" calcext:value-type="float">
            <text:p>82833</text:p>
          </table:table-cell>
          <table:table-cell table:style-name="ce1" office:value-type="percentage" office:value="0.000084" calcext:value-type="percentage">
            <text:p>0.01%</text:p>
          </table:table-cell>
          <table:table-cell office:value-type="float" office:value="947403206" calcext:value-type="float">
            <text:p>947403206</text:p>
          </table:table-cell>
          <table:table-cell table:style-name="ce1" office:value-type="percentage" office:value="0.049288" calcext:value-type="percentage">
            <text:p>4.93%</text:p>
          </table:table-cell>
          <table:table-cell/>
          <table:table-cell office:value-type="float" office:value="38117" calcext:value-type="float">
            <text:p>38117</text:p>
          </table:table-cell>
          <table:table-cell table:style-name="ce1" office:value-type="percentage" office:value="0.000756" calcext:value-type="percentage">
            <text:p>0.08%</text:p>
          </table:table-cell>
          <table:table-cell office:value-type="float" office:value="439378052" calcext:value-type="float">
            <text:p>439378052</text:p>
          </table:table-cell>
          <table:table-cell table:style-name="ce1" office:value-type="percentage" office:value="0.085674" calcext:value-type="percentage">
            <text:p>8.57%</text:p>
          </table:table-cell>
          <table:table-cell/>
          <table:table-cell table:formula="of:=[.G76]/[.B76]" office:value-type="float" office:value="0.460166841717673" calcext:value-type="float">
            <text:p>0.4601668417</text:p>
          </table:table-cell>
          <table:table-cell table:formula="of:=[.I76]/[.D76]" office:value-type="float" office:value="0.463770915294961" calcext:value-type="float">
            <text:p>0.463770915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2887" calcext:value-type="float">
            <text:p>42887</text:p>
          </table:table-cell>
          <table:table-cell table:style-name="ce1" office:value-type="percentage" office:value="0.000044" calcext:value-type="percentage">
            <text:p>0.00%</text:p>
          </table:table-cell>
          <table:table-cell office:value-type="float" office:value="977758546" calcext:value-type="float">
            <text:p>977758546</text:p>
          </table:table-cell>
          <table:table-cell table:style-name="ce1" office:value-type="percentage" office:value="0.050868" calcext:value-type="percentage">
            <text:p>5.09%</text:p>
          </table:table-cell>
          <table:table-cell/>
          <table:table-cell office:value-type="float" office:value="22321" calcext:value-type="float">
            <text:p>22321</text:p>
          </table:table-cell>
          <table:table-cell table:style-name="ce1" office:value-type="percentage" office:value="0.000443" calcext:value-type="percentage">
            <text:p>0.04%</text:p>
          </table:table-cell>
          <table:table-cell office:value-type="float" office:value="512588718" calcext:value-type="float">
            <text:p>512588718</text:p>
          </table:table-cell>
          <table:table-cell table:style-name="ce1" office:value-type="percentage" office:value="0.099949" calcext:value-type="percentage">
            <text:p>9.99%</text:p>
          </table:table-cell>
          <table:table-cell/>
          <table:table-cell table:formula="of:=[.G77]/[.B77]" office:value-type="float" office:value="0.520460745680509" calcext:value-type="float">
            <text:p>0.5204607457</text:p>
          </table:table-cell>
          <table:table-cell table:formula="of:=[.I77]/[.D77]" office:value-type="float" office:value="0.524248772968536" calcext:value-type="float">
            <text:p>0.52424877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5268" calcext:value-type="float">
            <text:p>15268</text:p>
          </table:table-cell>
          <table:table-cell table:style-name="ce1" office:value-type="percentage" office:value="0.000016" calcext:value-type="percentage">
            <text:p>0.00%</text:p>
          </table:table-cell>
          <table:table-cell office:value-type="float" office:value="682611714" calcext:value-type="float">
            <text:p>682611714</text:p>
          </table:table-cell>
          <table:table-cell table:style-name="ce1" office:value-type="percentage" office:value="0.035513" calcext:value-type="percentage">
            <text:p>3.55%</text:p>
          </table:table-cell>
          <table:table-cell/>
          <table:table-cell office:value-type="float" office:value="9300" calcext:value-type="float">
            <text:p>9300</text:p>
          </table:table-cell>
          <table:table-cell table:style-name="ce1" office:value-type="percentage" office:value="0.000184" calcext:value-type="percentage">
            <text:p>0.02%</text:p>
          </table:table-cell>
          <table:table-cell office:value-type="float" office:value="420027585" calcext:value-type="float">
            <text:p>420027585</text:p>
          </table:table-cell>
          <table:table-cell table:style-name="ce1" office:value-type="percentage" office:value="0.081901" calcext:value-type="percentage">
            <text:p>8.19%</text:p>
          </table:table-cell>
          <table:table-cell/>
          <table:table-cell table:formula="of:=[.G78]/[.B78]" office:value-type="float" office:value="0.609117107676185" calcext:value-type="float">
            <text:p>0.6091171077</text:p>
          </table:table-cell>
          <table:table-cell table:formula="of:=[.I78]/[.D78]" office:value-type="float" office:value="0.615324314519455" calcext:value-type="float">
            <text:p>0.615324314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44" calcext:value-type="float">
            <text:p>6444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559730055" calcext:value-type="float">
            <text:p>559730055</text:p>
          </table:table-cell>
          <table:table-cell table:style-name="ce1" office:value-type="percentage" office:value="0.02912" calcext:value-type="percentage">
            <text:p>2.91%</text:p>
          </table:table-cell>
          <table:table-cell/>
          <table:table-cell office:value-type="float" office:value="4166" calcext:value-type="float">
            <text:p>4166</text:p>
          </table:table-cell>
          <table:table-cell table:style-name="ce1" office:value-type="percentage" office:value="0.000083" calcext:value-type="percentage">
            <text:p>0.01%</text:p>
          </table:table-cell>
          <table:table-cell office:value-type="float" office:value="365915099" calcext:value-type="float">
            <text:p>365915099</text:p>
          </table:table-cell>
          <table:table-cell table:style-name="ce1" office:value-type="percentage" office:value="0.071349" calcext:value-type="percentage">
            <text:p>7.13%</text:p>
          </table:table-cell>
          <table:table-cell/>
          <table:table-cell table:formula="of:=[.G79]/[.B79]" office:value-type="float" office:value="0.64649286157666" calcext:value-type="float">
            <text:p>0.6464928616</text:p>
          </table:table-cell>
          <table:table-cell table:formula="of:=[.I79]/[.D79]" office:value-type="float" office:value="0.653734949072906" calcext:value-type="float">
            <text:p>0.653734949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405" calcext:value-type="float">
            <text:p>1405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37633361" calcext:value-type="float">
            <text:p>237633361</text:p>
          </table:table-cell>
          <table:table-cell table:style-name="ce1" office:value-type="percentage" office:value="0.012363" calcext:value-type="percentage">
            <text:p>1.24%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ce1" office:value-type="percentage" office:value="0.000021" calcext:value-type="percentage">
            <text:p>0.00%</text:p>
          </table:table-cell>
          <table:table-cell office:value-type="float" office:value="184539241" calcext:value-type="float">
            <text:p>184539241</text:p>
          </table:table-cell>
          <table:table-cell table:style-name="ce1" office:value-type="percentage" office:value="0.035983" calcext:value-type="percentage">
            <text:p>3.60%</text:p>
          </table:table-cell>
          <table:table-cell/>
          <table:table-cell table:formula="of:=[.G80]/[.B80]" office:value-type="float" office:value="0.767259786476868" calcext:value-type="float">
            <text:p>0.7672597865</text:p>
          </table:table-cell>
          <table:table-cell table:formula="of:=[.I80]/[.D80]" office:value-type="float" office:value="0.776571270226658" calcext:value-type="float">
            <text:p>0.776571270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81" calcext:value-type="float">
            <text:p>18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1468424" calcext:value-type="float">
            <text:p>61468424</text:p>
          </table:table-cell>
          <table:table-cell table:style-name="ce1" office:value-type="percentage" office:value="0.003198" calcext:value-type="percentage">
            <text:p>0.32%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53361359" calcext:value-type="float">
            <text:p>53361359</text:p>
          </table:table-cell>
          <table:table-cell table:style-name="ce1" office:value-type="percentage" office:value="0.010405" calcext:value-type="percentage">
            <text:p>1.04%</text:p>
          </table:table-cell>
          <table:table-cell/>
          <table:table-cell table:formula="of:=[.G81]/[.B81]" office:value-type="float" office:value="0.867403314917127" calcext:value-type="float">
            <text:p>0.8674033149</text:p>
          </table:table-cell>
          <table:table-cell table:formula="of:=[.I81]/[.D81]" office:value-type="float" office:value="0.868110088522849" calcext:value-type="float">
            <text:p>0.868110088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9" calcext:value-type="float">
            <text:p>5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6415195" calcext:value-type="float">
            <text:p>36415195</text:p>
          </table:table-cell>
          <table:table-cell table:style-name="ce1" office:value-type="percentage" office:value="0.001894" calcext:value-type="percentage">
            <text:p>0.19%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2656919" calcext:value-type="float">
            <text:p>32656919</text:p>
          </table:table-cell>
          <table:table-cell table:style-name="ce1" office:value-type="percentage" office:value="0.006368" calcext:value-type="percentage">
            <text:p>0.64%</text:p>
          </table:table-cell>
          <table:table-cell/>
          <table:table-cell table:formula="of:=[.G82]/[.B82]" office:value-type="float" office:value="0.898305084745763" calcext:value-type="float">
            <text:p>0.8983050847</text:p>
          </table:table-cell>
          <table:table-cell table:formula="of:=[.I82]/[.D82]" office:value-type="float" office:value="0.896793742282583" calcext:value-type="float">
            <text:p>0.8967937423</text:p>
          </table:table-cell>
          <table:table-cell/>
          <table:table-cell office:value-type="float" office:value="119750144" calcext:value-type="float">
            <text:p>119750144</text:p>
          </table:table-cell>
          <table:table-cell office:value-type="percentage" office:value="0.004906" calcext:value-type="percentage">
            <text:p>0.49%</text:p>
          </table:table-cell>
          <table:table-cell office:value-type="float" office:value="10" calcext:value-type="float">
            <text:p>10</text:p>
          </table:table-cell>
          <table:table-cell office:value-type="float" office:value="9545788" calcext:value-type="float">
            <text:p>9545788</text:p>
          </table:table-cell>
          <table:table-cell/>
          <table:table-cell office:value-type="float" office:value="115365456" calcext:value-type="float">
            <text:p>115365456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0" calcext:value-type="float">
            <text:p>10</text:p>
          </table:table-cell>
          <table:table-cell office:value-type="float" office:value="8956801" calcext:value-type="float">
            <text:p>895680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8" calcext:value-type="float">
            <text:p>6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6070979" calcext:value-type="float">
            <text:p>96070979</text:p>
          </table:table-cell>
          <table:table-cell table:style-name="ce1" office:value-type="percentage" office:value="0.004998" calcext:value-type="percentage">
            <text:p>0.50%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5731011" calcext:value-type="float">
            <text:p>85731011</text:p>
          </table:table-cell>
          <table:table-cell table:style-name="ce1" office:value-type="percentage" office:value="0.016717" calcext:value-type="percentage">
            <text:p>1.67%</text:p>
          </table:table-cell>
          <table:table-cell/>
          <table:table-cell table:formula="of:=[.G83]/[.B83]" office:value-type="float" office:value="0.897058823529412" calcext:value-type="float">
            <text:p>0.8970588235</text:p>
          </table:table-cell>
          <table:table-cell table:formula="of:=[.I83]/[.D83]" office:value-type="float" office:value="0.892371576644389" calcext:value-type="float">
            <text:p>0.8923715766</text:p>
          </table:table-cell>
          <table:table-cell/>
          <table:table-cell office:value-type="float" office:value="207955467" calcext:value-type="float">
            <text:p>207955467</text:p>
          </table:table-cell>
          <table:table-cell office:value-type="percentage" office:value="0.008519" calcext:value-type="percentage">
            <text:p>0.85%</text:p>
          </table:table-cell>
          <table:table-cell office:value-type="float" office:value="20" calcext:value-type="float">
            <text:p>20</text:p>
          </table:table-cell>
          <table:table-cell office:value-type="float" office:value="8677696" calcext:value-type="float">
            <text:p>8677696</text:p>
          </table:table-cell>
          <table:table-cell/>
          <table:table-cell office:value-type="float" office:value="203268374" calcext:value-type="float">
            <text:p>203268374</text:p>
          </table:table-cell>
          <table:table-cell office:value-type="percentage" office:value="0.028896" calcext:value-type="percentage">
            <text:p>2.89%</text:p>
          </table:table-cell>
          <table:table-cell office:value-type="float" office:value="20" calcext:value-type="float">
            <text:p>20</text:p>
          </table:table-cell>
          <table:table-cell office:value-type="float" office:value="8654396" calcext:value-type="float">
            <text:p>86543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4" calcext:value-type="float">
            <text:p>13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28174759" calcext:value-type="float">
            <text:p>428174759</text:p>
          </table:table-cell>
          <table:table-cell table:style-name="ce1" office:value-type="percentage" office:value="0.022276" calcext:value-type="percentage">
            <text:p>2.23%</text:p>
          </table:table-cell>
          <table:table-cell/>
          <table:table-cell office:value-type="float" office:value="122" calcext:value-type="float">
            <text:p>12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390877876" calcext:value-type="float">
            <text:p>390877876</text:p>
          </table:table-cell>
          <table:table-cell table:style-name="ce1" office:value-type="percentage" office:value="0.076217" calcext:value-type="percentage">
            <text:p>7.62%</text:p>
          </table:table-cell>
          <table:table-cell/>
          <table:table-cell table:formula="of:=[.G84]/[.B84]" office:value-type="float" office:value="0.91044776119403" calcext:value-type="float">
            <text:p>0.9104477612</text:p>
          </table:table-cell>
          <table:table-cell table:formula="of:=[.I84]/[.D84]" office:value-type="float" office:value="0.912893317001902" calcext:value-type="float">
            <text:p>0.912893317</text:p>
          </table:table-cell>
          <table:table-cell/>
          <table:table-cell office:value-type="float" office:value="293695030" calcext:value-type="float">
            <text:p>293695030</text:p>
          </table:table-cell>
          <table:table-cell office:value-type="percentage" office:value="0.012031" calcext:value-type="percentage">
            <text:p>1.20%</text:p>
          </table:table-cell>
          <table:table-cell office:value-type="float" office:value="30" calcext:value-type="float">
            <text:p>30</text:p>
          </table:table-cell>
          <table:table-cell office:value-type="float" office:value="8482768" calcext:value-type="float">
            <text:p>8482768</text:p>
          </table:table-cell>
          <table:table-cell/>
          <table:table-cell office:value-type="float" office:value="288085666" calcext:value-type="float">
            <text:p>288085666</text:p>
          </table:table-cell>
          <table:table-cell office:value-type="percentage" office:value="0.040953" calcext:value-type="percentage">
            <text:p>4.10%</text:p>
          </table:table-cell>
          <table:table-cell office:value-type="float" office:value="30" calcext:value-type="float">
            <text:p>30</text:p>
          </table:table-cell>
          <table:table-cell office:value-type="float" office:value="8293538" calcext:value-type="float">
            <text:p>829353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5" calcext:value-type="float">
            <text:p>9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75725535" calcext:value-type="float">
            <text:p>575725535</text:p>
          </table:table-cell>
          <table:table-cell table:style-name="ce1" office:value-type="percentage" office:value="0.029952" calcext:value-type="percentage">
            <text:p>3.00%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556078856" calcext:value-type="float">
            <text:p>556078856</text:p>
          </table:table-cell>
          <table:table-cell table:style-name="ce1" office:value-type="percentage" office:value="0.108429" calcext:value-type="percentage">
            <text:p>10.84%</text:p>
          </table:table-cell>
          <table:table-cell/>
          <table:table-cell table:formula="of:=[.G85]/[.B85]" office:value-type="float" office:value="0.968421052631579" calcext:value-type="float">
            <text:p>0.9684210526</text:p>
          </table:table-cell>
          <table:table-cell table:formula="of:=[.I85]/[.D85]" office:value-type="float" office:value="0.96587492163258" calcext:value-type="float">
            <text:p>0.9658749216</text:p>
          </table:table-cell>
          <table:table-cell/>
          <table:table-cell office:value-type="float" office:value="376256473" calcext:value-type="float">
            <text:p>376256473</text:p>
          </table:table-cell>
          <table:table-cell office:value-type="percentage" office:value="0.015414" calcext:value-type="percentage">
            <text:p>1.54%</text:p>
          </table:table-cell>
          <table:table-cell office:value-type="float" office:value="40" calcext:value-type="float">
            <text:p>40</text:p>
          </table:table-cell>
          <table:table-cell office:value-type="float" office:value="8190309" calcext:value-type="float">
            <text:p>8190309</text:p>
          </table:table-cell>
          <table:table-cell/>
          <table:table-cell office:value-type="float" office:value="370186524" calcext:value-type="float">
            <text:p>370186524</text:p>
          </table:table-cell>
          <table:table-cell office:value-type="percentage" office:value="0.052625" calcext:value-type="percentage">
            <text:p>5.26%</text:p>
          </table:table-cell>
          <table:table-cell office:value-type="float" office:value="40" calcext:value-type="float">
            <text:p>40</text:p>
          </table:table-cell>
          <table:table-cell office:value-type="float" office:value="8137058" calcext:value-type="float">
            <text:p>813705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6" calcext:value-type="float">
            <text:p>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4749838" calcext:value-type="float">
            <text:p>64749838</text:p>
          </table:table-cell>
          <table:table-cell table:style-name="ce1" office:value-type="percentage" office:value="0.003369" calcext:value-type="percentage">
            <text:p>0.34%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4749838" calcext:value-type="float">
            <text:p>64749838</text:p>
          </table:table-cell>
          <table:table-cell table:style-name="ce1" office:value-type="percentage" office:value="0.012625" calcext:value-type="percentage">
            <text:p>1.26%</text:p>
          </table:table-cell>
          <table:table-cell/>
          <table:table-cell table:formula="of:=[.G86]/[.B86]" office:value-type="float" office:value="1" calcext:value-type="float">
            <text:p>1</text:p>
          </table:table-cell>
          <table:table-cell table:formula="of:=[.I86]/[.D86]" office:value-type="float" office:value="1" calcext:value-type="float">
            <text:p>1</text:p>
          </table:table-cell>
          <table:table-cell/>
          <table:table-cell office:value-type="float" office:value="456783525" calcext:value-type="float">
            <text:p>456783525</text:p>
          </table:table-cell>
          <table:table-cell office:value-type="percentage" office:value="0.018712" calcext:value-type="percentage">
            <text:p>1.87%</text:p>
          </table:table-cell>
          <table:table-cell office:value-type="float" office:value="50" calcext:value-type="float">
            <text:p>50</text:p>
          </table:table-cell>
          <table:table-cell office:value-type="float" office:value="7962245" calcext:value-type="float">
            <text:p>7962245</text:p>
          </table:table-cell>
          <table:table-cell/>
          <table:table-cell office:value-type="float" office:value="450015947" calcext:value-type="float">
            <text:p>450015947</text:p>
          </table:table-cell>
          <table:table-cell office:value-type="percentage" office:value="0.063973" calcext:value-type="percentage">
            <text:p>6.40%</text:p>
          </table:table-cell>
          <table:table-cell office:value-type="float" office:value="50" calcext:value-type="float">
            <text:p>50</text:p>
          </table:table-cell>
          <table:table-cell office:value-type="float" office:value="7897232" calcext:value-type="float">
            <text:p>7897232</text:p>
          </table:table-cell>
        </table:table-row>
        <table:table-row table:style-name="ro1">
          <table:table-cell table:number-columns-repeated="14"/>
          <table:table-cell office:value-type="float" office:value="535321228" calcext:value-type="float">
            <text:p>535321228</text:p>
          </table:table-cell>
          <table:table-cell office:value-type="percentage" office:value="0.02193" calcext:value-type="percentage">
            <text:p>2.19%</text:p>
          </table:table-cell>
          <table:table-cell office:value-type="float" office:value="60" calcext:value-type="float">
            <text:p>60</text:p>
          </table:table-cell>
          <table:table-cell office:value-type="float" office:value="7753140" calcext:value-type="float">
            <text:p>7753140</text:p>
          </table:table-cell>
          <table:table-cell/>
          <table:table-cell office:value-type="float" office:value="527794930" calcext:value-type="float">
            <text:p>527794930</text:p>
          </table:table-cell>
          <table:table-cell office:value-type="percentage" office:value="0.07503" calcext:value-type="percentage">
            <text:p>7.50%</text:p>
          </table:table-cell>
          <table:table-cell office:value-type="float" office:value="60" calcext:value-type="float">
            <text:p>60</text:p>
          </table:table-cell>
          <table:table-cell office:value-type="float" office:value="7642668" calcext:value-type="float">
            <text:p>7642668</text:p>
          </table:table-cell>
        </table:table-row>
        <table:table-row table:style-name="ro1">
          <table:table-cell table:number-columns-repeated="14"/>
          <table:table-cell office:value-type="float" office:value="611507613" calcext:value-type="float">
            <text:p>611507613</text:p>
          </table:table-cell>
          <table:table-cell office:value-type="percentage" office:value="0.025051" calcext:value-type="percentage">
            <text:p>2.51%</text:p>
          </table:table-cell>
          <table:table-cell office:value-type="float" office:value="70" calcext:value-type="float">
            <text:p>70</text:p>
          </table:table-cell>
          <table:table-cell office:value-type="float" office:value="7535941" calcext:value-type="float">
            <text:p>7535941</text:p>
          </table:table-cell>
          <table:table-cell/>
          <table:table-cell office:value-type="float" office:value="603466293" calcext:value-type="float">
            <text:p>603466293</text:p>
          </table:table-cell>
          <table:table-cell office:value-type="percentage" office:value="0.085787" calcext:value-type="percentage">
            <text:p>8.58%</text:p>
          </table:table-cell>
          <table:table-cell office:value-type="float" office:value="70" calcext:value-type="float">
            <text:p>70</text:p>
          </table:table-cell>
          <table:table-cell office:value-type="float" office:value="7459835" calcext:value-type="float">
            <text:p>7459835</text:p>
          </table:table-cell>
        </table:table-row>
        <table:table-row table:style-name="ro1">
          <table:table-cell table:number-columns-repeated="14"/>
          <table:table-cell office:value-type="float" office:value="685377589" calcext:value-type="float">
            <text:p>685377589</text:p>
          </table:table-cell>
          <table:table-cell office:value-type="percentage" office:value="0.028077" calcext:value-type="percentage">
            <text:p>2.81%</text:p>
          </table:table-cell>
          <table:table-cell office:value-type="float" office:value="80" calcext:value-type="float">
            <text:p>80</text:p>
          </table:table-cell>
          <table:table-cell office:value-type="float" office:value="7250231" calcext:value-type="float">
            <text:p>7250231</text:p>
          </table:table-cell>
          <table:table-cell/>
          <table:table-cell office:value-type="float" office:value="676389762" calcext:value-type="float">
            <text:p>676389762</text:p>
          </table:table-cell>
          <table:table-cell office:value-type="percentage" office:value="0.096154" calcext:value-type="percentage">
            <text:p>9.62%</text:p>
          </table:table-cell>
          <table:table-cell office:value-type="float" office:value="80" calcext:value-type="float">
            <text:p>80</text:p>
          </table:table-cell>
          <table:table-cell office:value-type="float" office:value="7156172" calcext:value-type="float">
            <text:p>7156172</text:p>
          </table:table-cell>
        </table:table-row>
        <table:table-row table:style-name="ro1">
          <table:table-cell table:number-columns-repeated="14"/>
          <table:table-cell office:value-type="float" office:value="756715420" calcext:value-type="float">
            <text:p>756715420</text:p>
          </table:table-cell>
          <table:table-cell office:value-type="percentage" office:value="0.030999" calcext:value-type="percentage">
            <text:p>3.10%</text:p>
          </table:table-cell>
          <table:table-cell office:value-type="float" office:value="90" calcext:value-type="float">
            <text:p>90</text:p>
          </table:table-cell>
          <table:table-cell office:value-type="float" office:value="7072535" calcext:value-type="float">
            <text:p>7072535</text:p>
          </table:table-cell>
          <table:table-cell/>
          <table:table-cell office:value-type="float" office:value="746728403" calcext:value-type="float">
            <text:p>746728403</text:p>
          </table:table-cell>
          <table:table-cell office:value-type="percentage" office:value="0.106153" calcext:value-type="percentage">
            <text:p>10.62%</text:p>
          </table:table-cell>
          <table:table-cell office:value-type="float" office:value="90" calcext:value-type="float">
            <text:p>90</text:p>
          </table:table-cell>
          <table:table-cell office:value-type="float" office:value="6822302" calcext:value-type="float">
            <text:p>6822302</text:p>
          </table:table-cell>
        </table:table-row>
        <table:table-row table:style-name="ro1">
          <table:table-cell table:number-columns-repeated="14"/>
          <table:table-cell office:value-type="float" office:value="823326901" calcext:value-type="float">
            <text:p>823326901</text:p>
          </table:table-cell>
          <table:table-cell office:value-type="percentage" office:value="0.033728" calcext:value-type="percentage">
            <text:p>3.37%</text:p>
          </table:table-cell>
          <table:table-cell office:value-type="float" office:value="100" calcext:value-type="float">
            <text:p>100</text:p>
          </table:table-cell>
          <table:table-cell office:value-type="float" office:value="6417572" calcext:value-type="float">
            <text:p>6417572</text:p>
          </table:table-cell>
          <table:table-cell/>
          <table:table-cell office:value-type="float" office:value="811528403" calcext:value-type="float">
            <text:p>811528403</text:p>
          </table:table-cell>
          <table:table-cell office:value-type="percentage" office:value="0.115365" calcext:value-type="percentage">
            <text:p>11.54%</text:p>
          </table:table-cell>
          <table:table-cell office:value-type="float" office:value="100" calcext:value-type="float">
            <text:p>100</text:p>
          </table:table-cell>
          <table:table-cell office:value-type="float" office:value="6294081" calcext:value-type="float">
            <text:p>6294081</text:p>
          </table:table-cell>
        </table:table-row>
        <table:table-row table:style-name="ro1">
          <table:table-cell table:number-columns-repeated="14"/>
          <table:table-cell office:value-type="float" office:value="1298967005" calcext:value-type="float">
            <text:p>1298967005</text:p>
          </table:table-cell>
          <table:table-cell office:value-type="percentage" office:value="0.053213" calcext:value-type="percentage">
            <text:p>5.32%</text:p>
          </table:table-cell>
          <table:table-cell office:value-type="float" office:value="200" calcext:value-type="float">
            <text:p>200</text:p>
          </table:table-cell>
          <table:table-cell office:value-type="float" office:value="3729065" calcext:value-type="float">
            <text:p>3729065</text:p>
          </table:table-cell>
          <table:table-cell/>
          <table:table-cell office:value-type="float" office:value="1272307152" calcext:value-type="float">
            <text:p>1272307152</text:p>
          </table:table-cell>
          <table:table-cell office:value-type="percentage" office:value="0.180868" calcext:value-type="percentage">
            <text:p>18.09%</text:p>
          </table:table-cell>
          <table:table-cell office:value-type="float" office:value="200" calcext:value-type="float">
            <text:p>200</text:p>
          </table:table-cell>
          <table:table-cell office:value-type="float" office:value="3645458" calcext:value-type="float">
            <text:p>3645458</text:p>
          </table:table-cell>
        </table:table-row>
        <table:table-row table:style-name="ro1">
          <table:table-cell table:number-columns-repeated="14"/>
          <table:table-cell office:value-type="float" office:value="1560638618" calcext:value-type="float">
            <text:p>1560638618</text:p>
          </table:table-cell>
          <table:table-cell office:value-type="percentage" office:value="0.063932" calcext:value-type="percentage">
            <text:p>6.39%</text:p>
          </table:table-cell>
          <table:table-cell office:value-type="float" office:value="300" calcext:value-type="float">
            <text:p>300</text:p>
          </table:table-cell>
          <table:table-cell office:value-type="float" office:value="1895956" calcext:value-type="float">
            <text:p>1895956</text:p>
          </table:table-cell>
          <table:table-cell/>
          <table:table-cell office:value-type="float" office:value="1496383465" calcext:value-type="float">
            <text:p>1496383465</text:p>
          </table:table-cell>
          <table:table-cell office:value-type="percentage" office:value="0.212722" calcext:value-type="percentage">
            <text:p>21.27%</text:p>
          </table:table-cell>
          <table:table-cell office:value-type="float" office:value="300" calcext:value-type="float">
            <text:p>300</text:p>
          </table:table-cell>
          <table:table-cell office:value-type="float" office:value="854172" calcext:value-type="float">
            <text:p>854172</text:p>
          </table:table-cell>
        </table:table-row>
        <table:table-row table:style-name="ro1">
          <table:table-cell table:number-columns-repeated="14"/>
          <table:table-cell office:value-type="float" office:value="1641607308" calcext:value-type="float">
            <text:p>1641607308</text:p>
          </table:table-cell>
          <table:table-cell office:value-type="percentage" office:value="0.067249" calcext:value-type="percentage">
            <text:p>6.72%</text:p>
          </table:table-cell>
          <table:table-cell office:value-type="float" office:value="400" calcext:value-type="float">
            <text:p>400</text:p>
          </table:table-cell>
          <table:table-cell office:value-type="float" office:value="620826" calcext:value-type="float">
            <text:p>620826</text:p>
          </table:table-cell>
          <table:table-cell/>
          <table:table-cell office:value-type="float" office:value="1565669664" calcext:value-type="float">
            <text:p>1565669664</text:p>
          </table:table-cell>
          <table:table-cell office:value-type="percentage" office:value="0.222571" calcext:value-type="percentage">
            <text:p>22.26%</text:p>
          </table:table-cell>
          <table:table-cell office:value-type="float" office:value="400" calcext:value-type="float">
            <text:p>400</text:p>
          </table:table-cell>
          <table:table-cell office:value-type="float" office:value="522372" calcext:value-type="float">
            <text:p>522372</text:p>
          </table:table-cell>
        </table:table-row>
        <table:table-row table:style-name="ro1">
          <table:table-cell table:number-columns-repeated="14"/>
          <table:table-cell office:value-type="float" office:value="1690716034" calcext:value-type="float">
            <text:p>1690716034</text:p>
          </table:table-cell>
          <table:table-cell office:value-type="percentage" office:value="0.069261" calcext:value-type="percentage">
            <text:p>6.93%</text:p>
          </table:table-cell>
          <table:table-cell office:value-type="float" office:value="500" calcext:value-type="float">
            <text:p>500</text:p>
          </table:table-cell>
          <table:table-cell office:value-type="float" office:value="406892" calcext:value-type="float">
            <text:p>406892</text:p>
          </table:table-cell>
          <table:table-cell/>
          <table:table-cell office:value-type="float" office:value="1608799205" calcext:value-type="float">
            <text:p>1608799205</text:p>
          </table:table-cell>
          <table:table-cell office:value-type="percentage" office:value="0.228702" calcext:value-type="percentage">
            <text:p>22.87%</text:p>
          </table:table-cell>
          <table:table-cell office:value-type="float" office:value="500" calcext:value-type="float">
            <text:p>500</text:p>
          </table:table-cell>
          <table:table-cell office:value-type="float" office:value="379426" calcext:value-type="float">
            <text:p>379426</text:p>
          </table:table-cell>
        </table:table-row>
        <table:table-row table:style-name="ro1">
          <table:table-cell table:number-columns-repeated="14"/>
          <table:table-cell office:value-type="float" office:value="1728147614" calcext:value-type="float">
            <text:p>1728147614</text:p>
          </table:table-cell>
          <table:table-cell office:value-type="percentage" office:value="0.070794" calcext:value-type="percentage">
            <text:p>7.08%</text:p>
          </table:table-cell>
          <table:table-cell office:value-type="float" office:value="600" calcext:value-type="float">
            <text:p>600</text:p>
          </table:table-cell>
          <table:table-cell office:value-type="float" office:value="344103" calcext:value-type="float">
            <text:p>344103</text:p>
          </table:table-cell>
          <table:table-cell/>
          <table:table-cell office:value-type="float" office:value="1642823973" calcext:value-type="float">
            <text:p>1642823973</text:p>
          </table:table-cell>
          <table:table-cell office:value-type="percentage" office:value="0.233539" calcext:value-type="percentage">
            <text:p>23.35%</text:p>
          </table:table-cell>
          <table:table-cell office:value-type="float" office:value="600" calcext:value-type="float">
            <text:p>600</text:p>
          </table:table-cell>
          <table:table-cell office:value-type="float" office:value="301992" calcext:value-type="float">
            <text:p>301992</text:p>
          </table:table-cell>
        </table:table-row>
        <table:table-row table:style-name="ro1">
          <table:table-cell table:number-columns-repeated="14"/>
          <table:table-cell office:value-type="float" office:value="1759072778" calcext:value-type="float">
            <text:p>1759072778</text:p>
          </table:table-cell>
          <table:table-cell office:value-type="percentage" office:value="0.072061" calcext:value-type="percentage">
            <text:p>7.21%</text:p>
          </table:table-cell>
          <table:table-cell office:value-type="float" office:value="700" calcext:value-type="float">
            <text:p>700</text:p>
          </table:table-cell>
          <table:table-cell office:value-type="float" office:value="290814" calcext:value-type="float">
            <text:p>290814</text:p>
          </table:table-cell>
          <table:table-cell/>
          <table:table-cell office:value-type="float" office:value="1671333024" calcext:value-type="float">
            <text:p>1671333024</text:p>
          </table:table-cell>
          <table:table-cell office:value-type="percentage" office:value="0.237592" calcext:value-type="percentage">
            <text:p>23.76%</text:p>
          </table:table-cell>
          <table:table-cell office:value-type="float" office:value="700" calcext:value-type="float">
            <text:p>700</text:p>
          </table:table-cell>
          <table:table-cell office:value-type="float" office:value="270204" calcext:value-type="float">
            <text:p>270204</text:p>
          </table:table-cell>
        </table:table-row>
        <table:table-row table:style-name="ro1">
          <table:table-cell table:number-columns-repeated="14"/>
          <table:table-cell office:value-type="float" office:value="1786651834" calcext:value-type="float">
            <text:p>1786651834</text:p>
          </table:table-cell>
          <table:table-cell office:value-type="percentage" office:value="0.073191" calcext:value-type="percentage">
            <text:p>7.32%</text:p>
          </table:table-cell>
          <table:table-cell office:value-type="float" office:value="800" calcext:value-type="float">
            <text:p>800</text:p>
          </table:table-cell>
          <table:table-cell office:value-type="float" office:value="265965" calcext:value-type="float">
            <text:p>265965</text:p>
          </table:table-cell>
          <table:table-cell/>
          <table:table-cell office:value-type="float" office:value="1697420188" calcext:value-type="float">
            <text:p>1697420188</text:p>
          </table:table-cell>
          <table:table-cell office:value-type="percentage" office:value="0.2413" calcext:value-type="percentage">
            <text:p>24.13%</text:p>
          </table:table-cell>
          <table:table-cell office:value-type="float" office:value="800" calcext:value-type="float">
            <text:p>800</text:p>
          </table:table-cell>
          <table:table-cell office:value-type="float" office:value="249822" calcext:value-type="float">
            <text:p>249822</text:p>
          </table:table-cell>
        </table:table-row>
        <table:table-row table:style-name="ro1">
          <table:table-cell table:number-columns-repeated="14"/>
          <table:table-cell office:value-type="float" office:value="1812292354" calcext:value-type="float">
            <text:p>1812292354</text:p>
          </table:table-cell>
          <table:table-cell office:value-type="percentage" office:value="0.074241" calcext:value-type="percentage">
            <text:p>7.42%</text:p>
          </table:table-cell>
          <table:table-cell office:value-type="float" office:value="900" calcext:value-type="float">
            <text:p>900</text:p>
          </table:table-cell>
          <table:table-cell office:value-type="float" office:value="246185" calcext:value-type="float">
            <text:p>246185</text:p>
          </table:table-cell>
          <table:table-cell/>
          <table:table-cell office:value-type="float" office:value="1721309147" calcext:value-type="float">
            <text:p>1721309147</text:p>
          </table:table-cell>
          <table:table-cell office:value-type="percentage" office:value="0.244696" calcext:value-type="percentage">
            <text:p>24.47%</text:p>
          </table:table-cell>
          <table:table-cell office:value-type="float" office:value="900" calcext:value-type="float">
            <text:p>900</text:p>
          </table:table-cell>
          <table:table-cell office:value-type="float" office:value="228401" calcext:value-type="float">
            <text:p>228401</text:p>
          </table:table-cell>
        </table:table-row>
        <table:table-row table:style-name="ro1">
          <table:table-cell table:number-columns-repeated="14"/>
          <table:table-cell office:value-type="float" office:value="1836097845" calcext:value-type="float">
            <text:p>1836097845</text:p>
          </table:table-cell>
          <table:table-cell office:value-type="percentage" office:value="0.075217" calcext:value-type="percentage">
            <text:p>7.52%</text:p>
          </table:table-cell>
          <table:table-cell office:value-type="float" office:value="1000" calcext:value-type="float">
            <text:p>1000</text:p>
          </table:table-cell>
          <table:table-cell office:value-type="float" office:value="229770" calcext:value-type="float">
            <text:p>229770</text:p>
          </table:table-cell>
          <table:table-cell/>
          <table:table-cell office:value-type="float" office:value="1743368250" calcext:value-type="float">
            <text:p>1743368250</text:p>
          </table:table-cell>
          <table:table-cell office:value-type="percentage" office:value="0.247832" calcext:value-type="percentage">
            <text:p>24.78%</text:p>
          </table:table-cell>
          <table:table-cell office:value-type="float" office:value="1000" calcext:value-type="float">
            <text:p>1000</text:p>
          </table:table-cell>
          <table:table-cell office:value-type="float" office:value="214171" calcext:value-type="float">
            <text:p>214171</text:p>
          </table:table-cell>
        </table:table-row>
        <table:table-row table:style-name="ro1">
          <table:table-cell table:number-columns-repeated="14"/>
          <table:table-cell office:value-type="float" office:value="2028714849" calcext:value-type="float">
            <text:p>2028714849</text:p>
          </table:table-cell>
          <table:table-cell office:value-type="percentage" office:value="0.083107" calcext:value-type="percentage">
            <text:p>8.31%</text:p>
          </table:table-cell>
          <table:table-cell office:value-type="float" office:value="2000" calcext:value-type="float">
            <text:p>2000</text:p>
          </table:table-cell>
          <table:table-cell office:value-type="float" office:value="167004" calcext:value-type="float">
            <text:p>167004</text:p>
          </table:table-cell>
          <table:table-cell/>
          <table:table-cell office:value-type="float" office:value="1922256410" calcext:value-type="float">
            <text:p>1922256410</text:p>
          </table:table-cell>
          <table:table-cell office:value-type="percentage" office:value="0.273263" calcext:value-type="percentage">
            <text:p>27.33%</text:p>
          </table:table-cell>
          <table:table-cell office:value-type="float" office:value="2000" calcext:value-type="float">
            <text:p>2000</text:p>
          </table:table-cell>
          <table:table-cell office:value-type="float" office:value="149704" calcext:value-type="float">
            <text:p>149704</text:p>
          </table:table-cell>
        </table:table-row>
        <table:table-row table:style-name="ro1">
          <table:table-cell table:number-columns-repeated="14"/>
          <table:table-cell office:value-type="float" office:value="2175851290" calcext:value-type="float">
            <text:p>2175851290</text:p>
          </table:table-cell>
          <table:table-cell office:value-type="percentage" office:value="0.089135" calcext:value-type="percentage">
            <text:p>8.91%</text:p>
          </table:table-cell>
          <table:table-cell office:value-type="float" office:value="3000" calcext:value-type="float">
            <text:p>3000</text:p>
          </table:table-cell>
          <table:table-cell office:value-type="float" office:value="131637" calcext:value-type="float">
            <text:p>131637</text:p>
          </table:table-cell>
          <table:table-cell/>
          <table:table-cell office:value-type="float" office:value="2053340851" calcext:value-type="float">
            <text:p>2053340851</text:p>
          </table:table-cell>
          <table:table-cell office:value-type="percentage" office:value="0.291897" calcext:value-type="percentage">
            <text:p>29.19%</text:p>
          </table:table-cell>
          <table:table-cell office:value-type="float" office:value="3000" calcext:value-type="float">
            <text:p>3000</text:p>
          </table:table-cell>
          <table:table-cell office:value-type="float" office:value="118677" calcext:value-type="float">
            <text:p>118677</text:p>
          </table:table-cell>
        </table:table-row>
        <table:table-row table:style-name="ro1">
          <table:table-cell table:number-columns-repeated="14"/>
          <table:table-cell office:value-type="float" office:value="2299563048" calcext:value-type="float">
            <text:p>2299563048</text:p>
          </table:table-cell>
          <table:table-cell office:value-type="percentage" office:value="0.094203" calcext:value-type="percentage">
            <text:p>9.42%</text:p>
          </table:table-cell>
          <table:table-cell office:value-type="float" office:value="4000" calcext:value-type="float">
            <text:p>4000</text:p>
          </table:table-cell>
          <table:table-cell office:value-type="float" office:value="116119" calcext:value-type="float">
            <text:p>116119</text:p>
          </table:table-cell>
          <table:table-cell/>
          <table:table-cell office:value-type="float" office:value="2163085549" calcext:value-type="float">
            <text:p>2163085549</text:p>
          </table:table-cell>
          <table:table-cell office:value-type="percentage" office:value="0.307498" calcext:value-type="percentage">
            <text:p>30.75%</text:p>
          </table:table-cell>
          <table:table-cell office:value-type="float" office:value="4000" calcext:value-type="float">
            <text:p>4000</text:p>
          </table:table-cell>
          <table:table-cell office:value-type="float" office:value="102316" calcext:value-type="float">
            <text:p>102316</text:p>
          </table:table-cell>
        </table:table-row>
        <table:table-row table:style-name="ro1">
          <table:table-cell table:number-columns-repeated="14"/>
          <table:table-cell office:value-type="float" office:value="2409640941" calcext:value-type="float">
            <text:p>2409640941</text:p>
          </table:table-cell>
          <table:table-cell office:value-type="percentage" office:value="0.098712" calcext:value-type="percentage">
            <text:p>9.87%</text:p>
          </table:table-cell>
          <table:table-cell office:value-type="float" office:value="5000" calcext:value-type="float">
            <text:p>5000</text:p>
          </table:table-cell>
          <table:table-cell office:value-type="float" office:value="104525" calcext:value-type="float">
            <text:p>104525</text:p>
          </table:table-cell>
          <table:table-cell/>
          <table:table-cell office:value-type="float" office:value="2259940825" calcext:value-type="float">
            <text:p>2259940825</text:p>
          </table:table-cell>
          <table:table-cell office:value-type="percentage" office:value="0.321267" calcext:value-type="percentage">
            <text:p>32.13%</text:p>
          </table:table-cell>
          <table:table-cell office:value-type="float" office:value="5000" calcext:value-type="float">
            <text:p>5000</text:p>
          </table:table-cell>
          <table:table-cell office:value-type="float" office:value="92530" calcext:value-type="float">
            <text:p>92530</text:p>
          </table:table-cell>
        </table:table-row>
        <table:table-row table:style-name="ro1">
          <table:table-cell table:number-columns-repeated="14"/>
          <table:table-cell office:value-type="float" office:value="2510329214" calcext:value-type="float">
            <text:p>2510329214</text:p>
          </table:table-cell>
          <table:table-cell office:value-type="percentage" office:value="0.102837" calcext:value-type="percentage">
            <text:p>10.28%</text:p>
          </table:table-cell>
          <table:table-cell office:value-type="float" office:value="6000" calcext:value-type="float">
            <text:p>6000</text:p>
          </table:table-cell>
          <table:table-cell office:value-type="float" office:value="97200" calcext:value-type="float">
            <text:p>97200</text:p>
          </table:table-cell>
          <table:table-cell/>
          <table:table-cell office:value-type="float" office:value="2348799393" calcext:value-type="float">
            <text:p>2348799393</text:p>
          </table:table-cell>
          <table:table-cell office:value-type="percentage" office:value="0.333899" calcext:value-type="percentage">
            <text:p>33.39%</text:p>
          </table:table-cell>
          <table:table-cell office:value-type="float" office:value="6000" calcext:value-type="float">
            <text:p>6000</text:p>
          </table:table-cell>
          <table:table-cell office:value-type="float" office:value="85131" calcext:value-type="float">
            <text:p>85131</text:p>
          </table:table-cell>
        </table:table-row>
        <table:table-row table:style-name="ro1">
          <table:table-cell table:number-columns-repeated="14"/>
          <table:table-cell office:value-type="float" office:value="2604523384" calcext:value-type="float">
            <text:p>2604523384</text:p>
          </table:table-cell>
          <table:table-cell office:value-type="percentage" office:value="0.106695" calcext:value-type="percentage">
            <text:p>10.67%</text:p>
          </table:table-cell>
          <table:table-cell office:value-type="float" office:value="7000" calcext:value-type="float">
            <text:p>7000</text:p>
          </table:table-cell>
          <table:table-cell office:value-type="float" office:value="91675" calcext:value-type="float">
            <text:p>91675</text:p>
          </table:table-cell>
          <table:table-cell/>
          <table:table-cell office:value-type="float" office:value="2430246014" calcext:value-type="float">
            <text:p>2430246014</text:p>
          </table:table-cell>
          <table:table-cell office:value-type="percentage" office:value="0.345477" calcext:value-type="percentage">
            <text:p>34.55%</text:p>
          </table:table-cell>
          <table:table-cell office:value-type="float" office:value="7000" calcext:value-type="float">
            <text:p>7000</text:p>
          </table:table-cell>
          <table:table-cell office:value-type="float" office:value="77587" calcext:value-type="float">
            <text:p>77587</text:p>
          </table:table-cell>
        </table:table-row>
        <table:table-row table:style-name="ro1">
          <table:table-cell table:number-columns-repeated="14"/>
          <table:table-cell office:value-type="float" office:value="2693867476" calcext:value-type="float">
            <text:p>2693867476</text:p>
          </table:table-cell>
          <table:table-cell office:value-type="percentage" office:value="0.110355" calcext:value-type="percentage">
            <text:p>11.04%</text:p>
          </table:table-cell>
          <table:table-cell office:value-type="float" office:value="8000" calcext:value-type="float">
            <text:p>8000</text:p>
          </table:table-cell>
          <table:table-cell office:value-type="float" office:value="86925" calcext:value-type="float">
            <text:p>86925</text:p>
          </table:table-cell>
          <table:table-cell/>
          <table:table-cell office:value-type="float" office:value="2504257301" calcext:value-type="float">
            <text:p>2504257301</text:p>
          </table:table-cell>
          <table:table-cell office:value-type="percentage" office:value="0.355998" calcext:value-type="percentage">
            <text:p>35.60%</text:p>
          </table:table-cell>
          <table:table-cell office:value-type="float" office:value="8000" calcext:value-type="float">
            <text:p>8000</text:p>
          </table:table-cell>
          <table:table-cell office:value-type="float" office:value="71006" calcext:value-type="float">
            <text:p>71006</text:p>
          </table:table-cell>
        </table:table-row>
        <table:table-row table:style-name="ro1">
          <table:table-cell table:number-columns-repeated="14"/>
          <table:table-cell office:value-type="float" office:value="2778446278" calcext:value-type="float">
            <text:p>2778446278</text:p>
          </table:table-cell>
          <table:table-cell office:value-type="percentage" office:value="0.11382" calcext:value-type="percentage">
            <text:p>11.38%</text:p>
          </table:table-cell>
          <table:table-cell office:value-type="float" office:value="9000" calcext:value-type="float">
            <text:p>9000</text:p>
          </table:table-cell>
          <table:table-cell office:value-type="float" office:value="82252" calcext:value-type="float">
            <text:p>82252</text:p>
          </table:table-cell>
          <table:table-cell/>
          <table:table-cell office:value-type="float" office:value="2572434886" calcext:value-type="float">
            <text:p>2572434886</text:p>
          </table:table-cell>
          <table:table-cell office:value-type="percentage" office:value="0.36569" calcext:value-type="percentage">
            <text:p>36.57%</text:p>
          </table:table-cell>
          <table:table-cell office:value-type="float" office:value="9000" calcext:value-type="float">
            <text:p>9000</text:p>
          </table:table-cell>
          <table:table-cell office:value-type="float" office:value="65458" calcext:value-type="float">
            <text:p>65458</text:p>
          </table:table-cell>
        </table:table-row>
        <table:table-row table:style-name="ro1">
          <table:table-cell table:number-columns-repeated="14"/>
          <table:table-cell office:value-type="float" office:value="2858069800" calcext:value-type="float">
            <text:p>2858069800</text:p>
          </table:table-cell>
          <table:table-cell office:value-type="percentage" office:value="0.117082" calcext:value-type="percentage">
            <text:p>11.71%</text:p>
          </table:table-cell>
          <table:table-cell office:value-type="float" office:value="10000" calcext:value-type="float">
            <text:p>10000</text:p>
          </table:table-cell>
          <table:table-cell office:value-type="float" office:value="76896" calcext:value-type="float">
            <text:p>76896</text:p>
          </table:table-cell>
          <table:table-cell/>
          <table:table-cell office:value-type="float" office:value="2635370483" calcext:value-type="float">
            <text:p>2635370483</text:p>
          </table:table-cell>
          <table:table-cell office:value-type="percentage" office:value="0.374637" calcext:value-type="percentage">
            <text:p>37.46%</text:p>
          </table:table-cell>
          <table:table-cell office:value-type="float" office:value="10000" calcext:value-type="float">
            <text:p>10000</text:p>
          </table:table-cell>
          <table:table-cell office:value-type="float" office:value="60453" calcext:value-type="float">
            <text:p>60453</text:p>
          </table:table-cell>
        </table:table-row>
        <table:table-row table:style-name="ro1">
          <table:table-cell table:number-columns-repeated="14"/>
          <table:table-cell office:value-type="float" office:value="3454499539" calcext:value-type="float">
            <text:p>3454499539</text:p>
          </table:table-cell>
          <table:table-cell office:value-type="percentage" office:value="0.141515" calcext:value-type="percentage">
            <text:p>14.15%</text:p>
          </table:table-cell>
          <table:table-cell office:value-type="float" office:value="20000" calcext:value-type="float">
            <text:p>20000</text:p>
          </table:table-cell>
          <table:table-cell office:value-type="float" office:value="47188" calcext:value-type="float">
            <text:p>47188</text:p>
          </table:table-cell>
          <table:table-cell/>
          <table:table-cell office:value-type="float" office:value="3093436505" calcext:value-type="float">
            <text:p>3093436505</text:p>
          </table:table-cell>
          <table:table-cell office:value-type="percentage" office:value="0.439754" calcext:value-type="percentage">
            <text:p>43.98%</text:p>
          </table:table-cell>
          <table:table-cell office:value-type="float" office:value="20000" calcext:value-type="float">
            <text:p>20000</text:p>
          </table:table-cell>
          <table:table-cell office:value-type="float" office:value="36723" calcext:value-type="float">
            <text:p>36723</text:p>
          </table:table-cell>
        </table:table-row>
        <table:table-row table:style-name="ro1">
          <table:table-cell table:number-columns-repeated="14"/>
          <table:table-cell office:value-type="float" office:value="3870719908" calcext:value-type="float">
            <text:p>3870719908</text:p>
          </table:table-cell>
          <table:table-cell office:value-type="percentage" office:value="0.158566" calcext:value-type="percentage">
            <text:p>15.86%</text:p>
          </table:table-cell>
          <table:table-cell office:value-type="float" office:value="30000" calcext:value-type="float">
            <text:p>30000</text:p>
          </table:table-cell>
          <table:table-cell office:value-type="float" office:value="37155" calcext:value-type="float">
            <text:p>37155</text:p>
          </table:table-cell>
          <table:table-cell/>
          <table:table-cell office:value-type="float" office:value="3408758952" calcext:value-type="float">
            <text:p>3408758952</text:p>
          </table:table-cell>
          <table:table-cell office:value-type="percentage" office:value="0.48458" calcext:value-type="percentage">
            <text:p>48.46%</text:p>
          </table:table-cell>
          <table:table-cell office:value-type="float" office:value="30000" calcext:value-type="float">
            <text:p>30000</text:p>
          </table:table-cell>
          <table:table-cell office:value-type="float" office:value="27093" calcext:value-type="float">
            <text:p>27093</text:p>
          </table:table-cell>
        </table:table-row>
        <table:table-row table:style-name="ro1">
          <table:table-cell table:number-columns-repeated="14"/>
          <table:table-cell office:value-type="float" office:value="4209456792" calcext:value-type="float">
            <text:p>4209456792</text:p>
          </table:table-cell>
          <table:table-cell office:value-type="percentage" office:value="0.172442" calcext:value-type="percentage">
            <text:p>17.24%</text:p>
          </table:table-cell>
          <table:table-cell office:value-type="float" office:value="40000" calcext:value-type="float">
            <text:p>40000</text:p>
          </table:table-cell>
          <table:table-cell office:value-type="float" office:value="30926" calcext:value-type="float">
            <text:p>30926</text:p>
          </table:table-cell>
          <table:table-cell/>
          <table:table-cell office:value-type="float" office:value="3647097982" calcext:value-type="float">
            <text:p>3647097982</text:p>
          </table:table-cell>
          <table:table-cell office:value-type="percentage" office:value="0.518461" calcext:value-type="percentage">
            <text:p>51.85%</text:p>
          </table:table-cell>
          <table:table-cell office:value-type="float" office:value="40000" calcext:value-type="float">
            <text:p>40000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table:number-columns-repeated="14"/>
          <table:table-cell office:value-type="float" office:value="4493809008" calcext:value-type="float">
            <text:p>4493809008</text:p>
          </table:table-cell>
          <table:table-cell office:value-type="percentage" office:value="0.184091" calcext:value-type="percentage">
            <text:p>18.41%</text:p>
          </table:table-cell>
          <table:table-cell office:value-type="float" office:value="50000" calcext:value-type="float">
            <text:p>50000</text:p>
          </table:table-cell>
          <table:table-cell office:value-type="float" office:value="26195" calcext:value-type="float">
            <text:p>26195</text:p>
          </table:table-cell>
          <table:table-cell/>
          <table:table-cell office:value-type="float" office:value="3836162430" calcext:value-type="float">
            <text:p>3836162430</text:p>
          </table:table-cell>
          <table:table-cell office:value-type="percentage" office:value="0.545338" calcext:value-type="percentage">
            <text:p>54.53%</text:p>
          </table:table-cell>
          <table:table-cell office:value-type="float" office:value="50000" calcext:value-type="float">
            <text:p>50000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table:number-columns-repeated="14"/>
          <table:table-cell office:value-type="float" office:value="4737264612" calcext:value-type="float">
            <text:p>4737264612</text:p>
          </table:table-cell>
          <table:table-cell office:value-type="percentage" office:value="0.194064" calcext:value-type="percentage">
            <text:p>19.41%</text:p>
          </table:table-cell>
          <table:table-cell office:value-type="float" office:value="60000" calcext:value-type="float">
            <text:p>60000</text:p>
          </table:table-cell>
          <table:table-cell office:value-type="float" office:value="22642" calcext:value-type="float">
            <text:p>22642</text:p>
          </table:table-cell>
          <table:table-cell/>
          <table:table-cell office:value-type="float" office:value="3992935707" calcext:value-type="float">
            <text:p>3992935707</text:p>
          </table:table-cell>
          <table:table-cell office:value-type="percentage" office:value="0.567624" calcext:value-type="percentage">
            <text:p>56.76%</text:p>
          </table:table-cell>
          <table:table-cell office:value-type="float" office:value="60000" calcext:value-type="float">
            <text:p>60000</text:p>
          </table:table-cell>
          <table:table-cell office:value-type="float" office:value="14392" calcext:value-type="float">
            <text:p>14392</text:p>
          </table:table-cell>
        </table:table-row>
        <table:table-row table:style-name="ro1">
          <table:table-cell table:number-columns-repeated="14"/>
          <table:table-cell office:value-type="float" office:value="4949518249" calcext:value-type="float">
            <text:p>4949518249</text:p>
          </table:table-cell>
          <table:table-cell office:value-type="percentage" office:value="0.202759" calcext:value-type="percentage">
            <text:p>20.28%</text:p>
          </table:table-cell>
          <table:table-cell office:value-type="float" office:value="70000" calcext:value-type="float">
            <text:p>70000</text:p>
          </table:table-cell>
          <table:table-cell office:value-type="float" office:value="19874" calcext:value-type="float">
            <text:p>19874</text:p>
          </table:table-cell>
          <table:table-cell/>
          <table:table-cell office:value-type="float" office:value="4126181756" calcext:value-type="float">
            <text:p>4126181756</text:p>
          </table:table-cell>
          <table:table-cell office:value-type="percentage" office:value="0.586566" calcext:value-type="percentage">
            <text:p>58.66%</text:p>
          </table:table-cell>
          <table:table-cell office:value-type="float" office:value="70000" calcext:value-type="float">
            <text:p>70000</text:p>
          </table:table-cell>
          <table:table-cell office:value-type="float" office:value="12329" calcext:value-type="float">
            <text:p>12329</text:p>
          </table:table-cell>
        </table:table-row>
        <table:table-row table:style-name="ro1">
          <table:table-cell table:number-columns-repeated="14"/>
          <table:table-cell office:value-type="float" office:value="5137795920" calcext:value-type="float">
            <text:p>5137795920</text:p>
          </table:table-cell>
          <table:table-cell office:value-type="percentage" office:value="0.210472" calcext:value-type="percentage">
            <text:p>21.05%</text:p>
          </table:table-cell>
          <table:table-cell office:value-type="float" office:value="80000" calcext:value-type="float">
            <text:p>80000</text:p>
          </table:table-cell>
          <table:table-cell office:value-type="float" office:value="17855" calcext:value-type="float">
            <text:p>17855</text:p>
          </table:table-cell>
          <table:table-cell/>
          <table:table-cell office:value-type="float" office:value="4240848934" calcext:value-type="float">
            <text:p>4240848934</text:p>
          </table:table-cell>
          <table:table-cell office:value-type="percentage" office:value="0.602867" calcext:value-type="percentage">
            <text:p>60.29%</text:p>
          </table:table-cell>
          <table:table-cell office:value-type="float" office:value="80000" calcext:value-type="float">
            <text:p>80000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1">
          <table:table-cell table:number-columns-repeated="14"/>
          <table:table-cell office:value-type="float" office:value="5307669072" calcext:value-type="float">
            <text:p>5307669072</text:p>
          </table:table-cell>
          <table:table-cell office:value-type="percentage" office:value="0.217431" calcext:value-type="percentage">
            <text:p>21.74%</text:p>
          </table:table-cell>
          <table:table-cell office:value-type="float" office:value="90000" calcext:value-type="float">
            <text:p>90000</text:p>
          </table:table-cell>
          <table:table-cell office:value-type="float" office:value="16191" calcext:value-type="float">
            <text:p>16191</text:p>
          </table:table-cell>
          <table:table-cell/>
          <table:table-cell office:value-type="float" office:value="4340416007" calcext:value-type="float">
            <text:p>4340416007</text:p>
          </table:table-cell>
          <table:table-cell office:value-type="percentage" office:value="0.617021" calcext:value-type="percentage">
            <text:p>61.70%</text:p>
          </table:table-cell>
          <table:table-cell office:value-type="float" office:value="90000" calcext:value-type="float">
            <text:p>90000</text:p>
          </table:table-cell>
          <table:table-cell office:value-type="float" office:value="9299" calcext:value-type="float">
            <text:p>9299</text:p>
          </table:table-cell>
        </table:table-row>
        <table:table-row table:style-name="ro1">
          <table:table-cell table:number-columns-repeated="14"/>
          <table:table-cell office:value-type="float" office:value="5462388244" calcext:value-type="float">
            <text:p>5462388244</text:p>
          </table:table-cell>
          <table:table-cell office:value-type="percentage" office:value="0.223769" calcext:value-type="percentage">
            <text:p>22.3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801" calcext:value-type="float">
            <text:p>14801</text:p>
          </table:table-cell>
          <table:table-cell/>
          <table:table-cell office:value-type="float" office:value="4427609882" calcext:value-type="float">
            <text:p>4427609882</text:p>
          </table:table-cell>
          <table:table-cell office:value-type="percentage" office:value="0.629417" calcext:value-type="percentage">
            <text:p>62.9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table:number-columns-repeated="14"/>
          <table:table-cell office:value-type="float" office:value="6519575013" calcext:value-type="float">
            <text:p>6519575013</text:p>
          </table:table-cell>
          <table:table-cell office:value-type="percentage" office:value="0.267077" calcext:value-type="percentage">
            <text:p>26.7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7589" calcext:value-type="float">
            <text:p>7589</text:p>
          </table:table-cell>
          <table:table-cell/>
          <table:table-cell office:value-type="float" office:value="4963766771" calcext:value-type="float">
            <text:p>4963766771</text:p>
          </table:table-cell>
          <table:table-cell office:value-type="percentage" office:value="0.705635" calcext:value-type="percentage">
            <text:p>70.56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table:number-columns-repeated="14"/>
          <table:table-cell office:value-type="float" office:value="7131508837" calcext:value-type="float">
            <text:p>7131508837</text:p>
          </table:table-cell>
          <table:table-cell office:value-type="percentage" office:value="0.292145" calcext:value-type="percentage">
            <text:p>29.21%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88" calcext:value-type="float">
            <text:p>5088</text:p>
          </table:table-cell>
          <table:table-cell/>
          <table:table-cell office:value-type="float" office:value="5274544736" calcext:value-type="float">
            <text:p>5274544736</text:p>
          </table:table-cell>
          <table:table-cell office:value-type="percentage" office:value="0.749814" calcext:value-type="percentage">
            <text:p>74.9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14"/>
          <table:table-cell office:value-type="float" office:value="7583446508" calcext:value-type="float">
            <text:p>7583446508</text:p>
          </table:table-cell>
          <table:table-cell office:value-type="percentage" office:value="0.310659" calcext:value-type="percentage">
            <text:p>31.07%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48" calcext:value-type="float">
            <text:p>4048</text:p>
          </table:table-cell>
          <table:table-cell/>
          <table:table-cell office:value-type="float" office:value="5480244155" calcext:value-type="float">
            <text:p>5480244155</text:p>
          </table:table-cell>
          <table:table-cell office:value-type="percentage" office:value="0.779056" calcext:value-type="percentage">
            <text:p>77.91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table:number-columns-repeated="14"/>
          <table:table-cell office:value-type="float" office:value="7955839316" calcext:value-type="float">
            <text:p>7955839316</text:p>
          </table:table-cell>
          <table:table-cell office:value-type="percentage" office:value="0.325914" calcext:value-type="percentage">
            <text:p>32.5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3441" calcext:value-type="float">
            <text:p>3441</text:p>
          </table:table-cell>
          <table:table-cell/>
          <table:table-cell office:value-type="float" office:value="5616577520" calcext:value-type="float">
            <text:p>5616577520</text:p>
          </table:table-cell>
          <table:table-cell office:value-type="percentage" office:value="0.798437" calcext:value-type="percentage">
            <text:p>79.8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table:number-columns-repeated="14"/>
          <table:table-cell office:value-type="float" office:value="8276679111" calcext:value-type="float">
            <text:p>8276679111</text:p>
          </table:table-cell>
          <table:table-cell office:value-type="percentage" office:value="0.339058" calcext:value-type="percentage">
            <text:p>33.91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994" calcext:value-type="float">
            <text:p>2994</text:p>
          </table:table-cell>
          <table:table-cell/>
          <table:table-cell office:value-type="float" office:value="5712420959" calcext:value-type="float">
            <text:p>5712420959</text:p>
          </table:table-cell>
          <table:table-cell office:value-type="percentage" office:value="0.812062" calcext:value-type="percentage">
            <text:p>81.21%</text:p>
          </table:table-cell>
          <table:table-cell office:value-type="float" office:value="600000" calcext:value-type="float">
            <text:p>60000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8557062784" calcext:value-type="float">
            <text:p>8557062784</text:p>
          </table:table-cell>
          <table:table-cell office:value-type="percentage" office:value="0.350544" calcext:value-type="percentage">
            <text:p>35.0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5784521214" calcext:value-type="float">
            <text:p>5784521214</text:p>
          </table:table-cell>
          <table:table-cell office:value-type="percentage" office:value="0.822311" calcext:value-type="percentage">
            <text:p>82.23%</text:p>
          </table:table-cell>
          <table:table-cell office:value-type="float" office:value="700000" calcext:value-type="float">
            <text:p>70000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number-columns-repeated="14"/>
          <table:table-cell office:value-type="float" office:value="8802175690" calcext:value-type="float">
            <text:p>8802175690</text:p>
          </table:table-cell>
          <table:table-cell office:value-type="percentage" office:value="0.360585" calcext:value-type="percentage">
            <text:p>36.06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84" calcext:value-type="float">
            <text:p>2284</text:p>
          </table:table-cell>
          <table:table-cell/>
          <table:table-cell office:value-type="float" office:value="5841650520" calcext:value-type="float">
            <text:p>5841650520</text:p>
          </table:table-cell>
          <table:table-cell office:value-type="percentage" office:value="0.830433" calcext:value-type="percentage">
            <text:p>83.0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14"/>
          <table:table-cell office:value-type="float" office:value="9014933728" calcext:value-type="float">
            <text:p>9014933728</text:p>
          </table:table-cell>
          <table:table-cell office:value-type="percentage" office:value="0.369301" calcext:value-type="percentage">
            <text:p>36.9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5888551500" calcext:value-type="float">
            <text:p>5888551500</text:p>
          </table:table-cell>
          <table:table-cell office:value-type="percentage" office:value="0.8371" calcext:value-type="percentage">
            <text:p>83.7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14"/>
          <table:table-cell office:value-type="float" office:value="9199129519" calcext:value-type="float">
            <text:p>9199129519</text:p>
          </table:table-cell>
          <table:table-cell office:value-type="percentage" office:value="0.376846" calcext:value-type="percentage">
            <text:p>37.6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5928111202" calcext:value-type="float">
            <text:p>5928111202</text:p>
          </table:table-cell>
          <table:table-cell office:value-type="percentage" office:value="0.842724" calcext:value-type="percentage">
            <text:p>84.2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4"/>
          <table:table-cell office:value-type="float" office:value="10220059164" calcext:value-type="float">
            <text:p>10220059164</text:p>
          </table:table-cell>
          <table:table-cell office:value-type="percentage" office:value="0.418669" calcext:value-type="percentage">
            <text:p>41.8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6147085587" calcext:value-type="float">
            <text:p>6147085587</text:p>
          </table:table-cell>
          <table:table-cell office:value-type="percentage" office:value="0.873852" calcext:value-type="percentage">
            <text:p>87.39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4"/>
          <table:table-cell office:value-type="float" office:value="10720986472" calcext:value-type="float">
            <text:p>10720986472</text:p>
          </table:table-cell>
          <table:table-cell office:value-type="percentage" office:value="0.43919" calcext:value-type="percentage">
            <text:p>43.9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6253286604" calcext:value-type="float">
            <text:p>6253286604</text:p>
          </table:table-cell>
          <table:table-cell office:value-type="percentage" office:value="0.88895" calcext:value-type="percentage">
            <text:p>88.90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4"/>
          <table:table-cell office:value-type="float" office:value="11061337558" calcext:value-type="float">
            <text:p>11061337558</text:p>
          </table:table-cell>
          <table:table-cell office:value-type="percentage" office:value="0.453132" calcext:value-type="percentage">
            <text:p>45.31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6323343350" calcext:value-type="float">
            <text:p>6323343350</text:p>
          </table:table-cell>
          <table:table-cell office:value-type="percentage" office:value="0.898909" calcext:value-type="percentage">
            <text:p>89.8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11322528077" calcext:value-type="float">
            <text:p>11322528077</text:p>
          </table:table-cell>
          <table:table-cell office:value-type="percentage" office:value="0.463832" calcext:value-type="percentage">
            <text:p>46.3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6377340168" calcext:value-type="float">
            <text:p>6377340168</text:p>
          </table:table-cell>
          <table:table-cell office:value-type="percentage" office:value="0.906585" calcext:value-type="percentage">
            <text:p>90.6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4"/>
          <table:table-cell office:value-type="float" office:value="11536219929" calcext:value-type="float">
            <text:p>11536219929</text:p>
          </table:table-cell>
          <table:table-cell office:value-type="percentage" office:value="0.472586" calcext:value-type="percentage">
            <text:p>47.2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6423255920" calcext:value-type="float">
            <text:p>6423255920</text:p>
          </table:table-cell>
          <table:table-cell office:value-type="percentage" office:value="0.913112" calcext:value-type="percentage">
            <text:p>91.3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4"/>
          <table:table-cell office:value-type="float" office:value="11718412823" calcext:value-type="float">
            <text:p>11718412823</text:p>
          </table:table-cell>
          <table:table-cell office:value-type="percentage" office:value="0.48005" calcext:value-type="percentage">
            <text:p>48.01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6464117308" calcext:value-type="float">
            <text:p>6464117308</text:p>
          </table:table-cell>
          <table:table-cell office:value-type="percentage" office:value="0.918921" calcext:value-type="percentage">
            <text:p>91.89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4"/>
          <table:table-cell office:value-type="float" office:value="11878058189" calcext:value-type="float">
            <text:p>11878058189</text:p>
          </table:table-cell>
          <table:table-cell office:value-type="percentage" office:value="0.48659" calcext:value-type="percentage">
            <text:p>48.66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6501309699" calcext:value-type="float">
            <text:p>6501309699</text:p>
          </table:table-cell>
          <table:table-cell office:value-type="percentage" office:value="0.924208" calcext:value-type="percentage">
            <text:p>92.42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float" office:value="12020693413" calcext:value-type="float">
            <text:p>12020693413</text:p>
          </table:table-cell>
          <table:table-cell office:value-type="percentage" office:value="0.492433" calcext:value-type="percentage">
            <text:p>49.24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35510764" calcext:value-type="float">
            <text:p>6535510764</text:p>
          </table:table-cell>
          <table:table-cell office:value-type="percentage" office:value="0.92907" calcext:value-type="percentage">
            <text:p>92.9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4"/>
          <table:table-cell office:value-type="float" office:value="12150093821" calcext:value-type="float">
            <text:p>12150093821</text:p>
          </table:table-cell>
          <table:table-cell office:value-type="percentage" office:value="0.497734" calcext:value-type="percentage">
            <text:p>49.7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567302625" calcext:value-type="float">
            <text:p>6567302625</text:p>
          </table:table-cell>
          <table:table-cell office:value-type="percentage" office:value="0.933589" calcext:value-type="percentage">
            <text:p>93.3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13064902209" calcext:value-type="float">
            <text:p>13064902209</text:p>
          </table:table-cell>
          <table:table-cell office:value-type="percentage" office:value="0.535209" calcext:value-type="percentage">
            <text:p>53.52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96421635" calcext:value-type="float">
            <text:p>6796421635</text:p>
          </table:table-cell>
          <table:table-cell office:value-type="percentage" office:value="0.96616" calcext:value-type="percentage">
            <text:p>96.62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office:value-type="float" office:value="13679609677" calcext:value-type="float">
            <text:p>13679609677</text:p>
          </table:table-cell>
          <table:table-cell office:value-type="percentage" office:value="0.560391" calcext:value-type="percentage">
            <text:p>56.0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927675074" calcext:value-type="float">
            <text:p>6927675074</text:p>
          </table:table-cell>
          <table:table-cell office:value-type="percentage" office:value="0.984819" calcext:value-type="percentage">
            <text:p>98.48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14183959292" calcext:value-type="float">
            <text:p>14183959292</text:p>
          </table:table-cell>
          <table:table-cell office:value-type="percentage" office:value="0.581052" calcext:value-type="percentage">
            <text:p>58.1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995829664" calcext:value-type="float">
            <text:p>6995829664</text:p>
          </table:table-cell>
          <table:table-cell office:value-type="percentage" office:value="0.994507" calcext:value-type="percentage">
            <text:p>99.45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office:value-type="float" office:value="14631200518" calcext:value-type="float">
            <text:p>14631200518</text:p>
          </table:table-cell>
          <table:table-cell office:value-type="percentage" office:value="0.599373" calcext:value-type="percentage">
            <text:p>59.9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012882527" calcext:value-type="float">
            <text:p>7012882527</text:p>
          </table:table-cell>
          <table:table-cell office:value-type="percentage" office:value="0.996932" calcext:value-type="percentage">
            <text:p>99.6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039613555" calcext:value-type="float">
            <text:p>15039613555</text:p>
          </table:table-cell>
          <table:table-cell office:value-type="percentage" office:value="0.616104" calcext:value-type="percentage">
            <text:p>61.6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022882527" calcext:value-type="float">
            <text:p>7022882527</text:p>
          </table:table-cell>
          <table:table-cell office:value-type="percentage" office:value="0.998353" calcext:value-type="percentage">
            <text:p>99.8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419011691" calcext:value-type="float">
            <text:p>15419011691</text:p>
          </table:table-cell>
          <table:table-cell office:value-type="percentage" office:value="0.631646" calcext:value-type="percentage">
            <text:p>63.1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32882527" calcext:value-type="float">
            <text:p>7032882527</text:p>
          </table:table-cell>
          <table:table-cell office:value-type="percentage" office:value="0.999775" calcext:value-type="percentage">
            <text:p>99.9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5774961463" calcext:value-type="float">
            <text:p>15774961463</text:p>
          </table:table-cell>
          <table:table-cell office:value-type="percentage" office:value="0.646228" calcext:value-type="percentage">
            <text:p>64.62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110165501" calcext:value-type="float">
            <text:p>16110165501</text:p>
          </table:table-cell>
          <table:table-cell office:value-type="percentage" office:value="0.65996" calcext:value-type="percentage">
            <text:p>66.00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427681679" calcext:value-type="float">
            <text:p>16427681679</text:p>
          </table:table-cell>
          <table:table-cell office:value-type="percentage" office:value="0.672967" calcext:value-type="percentage">
            <text:p>67.3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8937727152" calcext:value-type="float">
            <text:p>18937727152</text:p>
          </table:table-cell>
          <table:table-cell office:value-type="percentage" office:value="0.775792" calcext:value-type="percentage">
            <text:p>77.5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0663863316" calcext:value-type="float">
            <text:p>20663863316</text:p>
          </table:table-cell>
          <table:table-cell office:value-type="percentage" office:value="0.846504" calcext:value-type="percentage">
            <text:p>84.65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1895995756" calcext:value-type="float">
            <text:p>21895995756</text:p>
          </table:table-cell>
          <table:table-cell office:value-type="percentage" office:value="0.896979" calcext:value-type="percentage">
            <text:p>89.70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2759072594" calcext:value-type="float">
            <text:p>22759072594</text:p>
          </table:table-cell>
          <table:table-cell office:value-type="percentage" office:value="0.932335" calcext:value-type="percentage">
            <text:p>93.23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301004539" calcext:value-type="float">
            <text:p>23301004539</text:p>
          </table:table-cell>
          <table:table-cell office:value-type="percentage" office:value="0.954536" calcext:value-type="percentage">
            <text:p>95.45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552131000" calcext:value-type="float">
            <text:p>23552131000</text:p>
          </table:table-cell>
          <table:table-cell office:value-type="percentage" office:value="0.964823" calcext:value-type="percentage">
            <text:p>96.48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653480141" calcext:value-type="float">
            <text:p>23653480141</text:p>
          </table:table-cell>
          <table:table-cell office:value-type="percentage" office:value="0.968975" calcext:value-type="percentage">
            <text:p>96.90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753480141" calcext:value-type="float">
            <text:p>23753480141</text:p>
          </table:table-cell>
          <table:table-cell office:value-type="percentage" office:value="0.973071" calcext:value-type="percentage">
            <text:p>97.31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853480141" calcext:value-type="float">
            <text:p>23853480141</text:p>
          </table:table-cell>
          <table:table-cell office:value-type="percentage" office:value="0.977168" calcext:value-type="percentage">
            <text:p>97.72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4014722" calcext:value-type="float">
            <text:p>94014722</text:p>
          </table:table-cell>
          <table:table-cell office:value-type="percentage" office:value="0.004891" calcext:value-type="percentage">
            <text:p>0.49%</text:p>
          </table:table-cell>
          <table:table-cell office:value-type="float" office:value="10" calcext:value-type="float">
            <text:p>10</text:p>
          </table:table-cell>
          <table:table-cell office:value-type="float" office:value="7269875" calcext:value-type="float">
            <text:p>7269875</text:p>
          </table:table-cell>
          <table:table-cell/>
          <table:table-cell office:value-type="float" office:value="94014722" calcext:value-type="float">
            <text:p>94014722</text:p>
          </table:table-cell>
          <table:table-cell office:value-type="percentage" office:value="0.018332" calcext:value-type="percentage">
            <text:p>1.83%</text:p>
          </table:table-cell>
          <table:table-cell office:value-type="float" office:value="10" calcext:value-type="float">
            <text:p>10</text:p>
          </table:table-cell>
          <table:table-cell office:value-type="float" office:value="7269875" calcext:value-type="float">
            <text:p>7269875</text:p>
          </table:table-cell>
        </table:table-row>
        <table:table-row table:style-name="ro1">
          <table:table-cell table:number-columns-repeated="14"/>
          <table:table-cell office:value-type="float" office:value="164483206" calcext:value-type="float">
            <text:p>164483206</text:p>
          </table:table-cell>
          <table:table-cell office:value-type="percentage" office:value="0.008557" calcext:value-type="percentage">
            <text:p>0.86%</text:p>
          </table:table-cell>
          <table:table-cell office:value-type="float" office:value="20" calcext:value-type="float">
            <text:p>20</text:p>
          </table:table-cell>
          <table:table-cell office:value-type="float" office:value="6902486" calcext:value-type="float">
            <text:p>6902486</text:p>
          </table:table-cell>
          <table:table-cell/>
          <table:table-cell office:value-type="float" office:value="164483206" calcext:value-type="float">
            <text:p>164483206</text:p>
          </table:table-cell>
          <table:table-cell office:value-type="percentage" office:value="0.032072" calcext:value-type="percentage">
            <text:p>3.21%</text:p>
          </table:table-cell>
          <table:table-cell office:value-type="float" office:value="20" calcext:value-type="float">
            <text:p>20</text:p>
          </table:table-cell>
          <table:table-cell office:value-type="float" office:value="6902486" calcext:value-type="float">
            <text:p>6902486</text:p>
          </table:table-cell>
        </table:table-row>
        <table:table-row table:style-name="ro1">
          <table:table-cell table:number-columns-repeated="14"/>
          <table:table-cell office:value-type="float" office:value="232186898" calcext:value-type="float">
            <text:p>232186898</text:p>
          </table:table-cell>
          <table:table-cell office:value-type="percentage" office:value="0.012079" calcext:value-type="percentage">
            <text:p>1.21%</text:p>
          </table:table-cell>
          <table:table-cell office:value-type="float" office:value="30" calcext:value-type="float">
            <text:p>30</text:p>
          </table:table-cell>
          <table:table-cell office:value-type="float" office:value="6691977" calcext:value-type="float">
            <text:p>6691977</text:p>
          </table:table-cell>
          <table:table-cell/>
          <table:table-cell office:value-type="float" office:value="232186898" calcext:value-type="float">
            <text:p>232186898</text:p>
          </table:table-cell>
          <table:table-cell office:value-type="percentage" office:value="0.045274" calcext:value-type="percentage">
            <text:p>4.53%</text:p>
          </table:table-cell>
          <table:table-cell office:value-type="float" office:value="30" calcext:value-type="float">
            <text:p>30</text:p>
          </table:table-cell>
          <table:table-cell office:value-type="float" office:value="6691977" calcext:value-type="float">
            <text:p>6691977</text:p>
          </table:table-cell>
        </table:table-row>
        <table:table-row table:style-name="ro1">
          <table:table-cell table:number-columns-repeated="14"/>
          <table:table-cell office:value-type="float" office:value="298103846" calcext:value-type="float">
            <text:p>298103846</text:p>
          </table:table-cell>
          <table:table-cell office:value-type="percentage" office:value="0.015509" calcext:value-type="percentage">
            <text:p>1.55%</text:p>
          </table:table-cell>
          <table:table-cell office:value-type="float" office:value="40" calcext:value-type="float">
            <text:p>40</text:p>
          </table:table-cell>
          <table:table-cell office:value-type="float" office:value="6515888" calcext:value-type="float">
            <text:p>6515888</text:p>
          </table:table-cell>
          <table:table-cell/>
          <table:table-cell office:value-type="float" office:value="297956253" calcext:value-type="float">
            <text:p>297956253</text:p>
          </table:table-cell>
          <table:table-cell office:value-type="percentage" office:value="0.058098" calcext:value-type="percentage">
            <text:p>5.81%</text:p>
          </table:table-cell>
          <table:table-cell office:value-type="float" office:value="40" calcext:value-type="float">
            <text:p>40</text:p>
          </table:table-cell>
          <table:table-cell office:value-type="float" office:value="6509381" calcext:value-type="float">
            <text:p>6509381</text:p>
          </table:table-cell>
        </table:table-row>
        <table:table-row table:style-name="ro1">
          <table:table-cell table:number-columns-repeated="14"/>
          <table:table-cell office:value-type="float" office:value="362359572" calcext:value-type="float">
            <text:p>362359572</text:p>
          </table:table-cell>
          <table:table-cell office:value-type="percentage" office:value="0.018852" calcext:value-type="percentage">
            <text:p>1.89%</text:p>
          </table:table-cell>
          <table:table-cell office:value-type="float" office:value="50" calcext:value-type="float">
            <text:p>50</text:p>
          </table:table-cell>
          <table:table-cell office:value-type="float" office:value="6324423" calcext:value-type="float">
            <text:p>6324423</text:p>
          </table:table-cell>
          <table:table-cell/>
          <table:table-cell office:value-type="float" office:value="361449333" calcext:value-type="float">
            <text:p>361449333</text:p>
          </table:table-cell>
          <table:table-cell office:value-type="percentage" office:value="0.070479" calcext:value-type="percentage">
            <text:p>7.05%</text:p>
          </table:table-cell>
          <table:table-cell office:value-type="float" office:value="50" calcext:value-type="float">
            <text:p>50</text:p>
          </table:table-cell>
          <table:table-cell office:value-type="float" office:value="6234070" calcext:value-type="float">
            <text:p>6234070</text:p>
          </table:table-cell>
        </table:table-row>
        <table:table-row table:style-name="ro1">
          <table:table-cell table:number-columns-repeated="14"/>
          <table:table-cell office:value-type="float" office:value="423990308" calcext:value-type="float">
            <text:p>423990308</text:p>
          </table:table-cell>
          <table:table-cell office:value-type="percentage" office:value="0.022058" calcext:value-type="percentage">
            <text:p>2.21%</text:p>
          </table:table-cell>
          <table:table-cell office:value-type="float" office:value="60" calcext:value-type="float">
            <text:p>60</text:p>
          </table:table-cell>
          <table:table-cell office:value-type="float" office:value="6036142" calcext:value-type="float">
            <text:p>6036142</text:p>
          </table:table-cell>
          <table:table-cell/>
          <table:table-cell office:value-type="float" office:value="422392519" calcext:value-type="float">
            <text:p>422392519</text:p>
          </table:table-cell>
          <table:table-cell office:value-type="percentage" office:value="0.082362" calcext:value-type="percentage">
            <text:p>8.24%</text:p>
          </table:table-cell>
          <table:table-cell office:value-type="float" office:value="60" calcext:value-type="float">
            <text:p>60</text:p>
          </table:table-cell>
          <table:table-cell office:value-type="float" office:value="5988526" calcext:value-type="float">
            <text:p>5988526</text:p>
          </table:table-cell>
        </table:table-row>
        <table:table-row table:style-name="ro1">
          <table:table-cell table:number-columns-repeated="14"/>
          <table:table-cell office:value-type="float" office:value="483109617" calcext:value-type="float">
            <text:p>483109617</text:p>
          </table:table-cell>
          <table:table-cell office:value-type="percentage" office:value="0.025134" calcext:value-type="percentage">
            <text:p>2.51%</text:p>
          </table:table-cell>
          <table:table-cell office:value-type="float" office:value="70" calcext:value-type="float">
            <text:p>70</text:p>
          </table:table-cell>
          <table:table-cell office:value-type="float" office:value="5771699" calcext:value-type="float">
            <text:p>5771699</text:p>
          </table:table-cell>
          <table:table-cell/>
          <table:table-cell office:value-type="float" office:value="480479659" calcext:value-type="float">
            <text:p>480479659</text:p>
          </table:table-cell>
          <table:table-cell office:value-type="percentage" office:value="0.093688" calcext:value-type="percentage">
            <text:p>9.37%</text:p>
          </table:table-cell>
          <table:table-cell office:value-type="float" office:value="70" calcext:value-type="float">
            <text:p>70</text:p>
          </table:table-cell>
          <table:table-cell office:value-type="float" office:value="5661870" calcext:value-type="float">
            <text:p>5661870</text:p>
          </table:table-cell>
        </table:table-row>
        <table:table-row table:style-name="ro1">
          <table:table-cell table:number-columns-repeated="14"/>
          <table:table-cell office:value-type="float" office:value="538400754" calcext:value-type="float">
            <text:p>538400754</text:p>
          </table:table-cell>
          <table:table-cell office:value-type="percentage" office:value="0.02801" calcext:value-type="percentage">
            <text:p>2.80%</text:p>
          </table:table-cell>
          <table:table-cell office:value-type="float" office:value="80" calcext:value-type="float">
            <text:p>80</text:p>
          </table:table-cell>
          <table:table-cell office:value-type="float" office:value="5365368" calcext:value-type="float">
            <text:p>5365368</text:p>
          </table:table-cell>
          <table:table-cell/>
          <table:table-cell office:value-type="float" office:value="534760469" calcext:value-type="float">
            <text:p>534760469</text:p>
          </table:table-cell>
          <table:table-cell office:value-type="percentage" office:value="0.104272" calcext:value-type="percentage">
            <text:p>10.43%</text:p>
          </table:table-cell>
          <table:table-cell office:value-type="float" office:value="80" calcext:value-type="float">
            <text:p>80</text:p>
          </table:table-cell>
          <table:table-cell office:value-type="float" office:value="5321153" calcext:value-type="float">
            <text:p>5321153</text:p>
          </table:table-cell>
        </table:table-row>
        <table:table-row table:style-name="ro1">
          <table:table-cell table:number-columns-repeated="14"/>
          <table:table-cell office:value-type="float" office:value="589941073" calcext:value-type="float">
            <text:p>589941073</text:p>
          </table:table-cell>
          <table:table-cell office:value-type="percentage" office:value="0.030691" calcext:value-type="percentage">
            <text:p>3.07%</text:p>
          </table:table-cell>
          <table:table-cell office:value-type="float" office:value="90" calcext:value-type="float">
            <text:p>90</text:p>
          </table:table-cell>
          <table:table-cell office:value-type="float" office:value="4907471" calcext:value-type="float">
            <text:p>4907471</text:p>
          </table:table-cell>
          <table:table-cell/>
          <table:table-cell office:value-type="float" office:value="584788843" calcext:value-type="float">
            <text:p>584788843</text:p>
          </table:table-cell>
          <table:table-cell office:value-type="percentage" office:value="0.114027" calcext:value-type="percentage">
            <text:p>11.40%</text:p>
          </table:table-cell>
          <table:table-cell office:value-type="float" office:value="90" calcext:value-type="float">
            <text:p>90</text:p>
          </table:table-cell>
          <table:table-cell office:value-type="float" office:value="4801009" calcext:value-type="float">
            <text:p>4801009</text:p>
          </table:table-cell>
        </table:table-row>
        <table:table-row table:style-name="ro1">
          <table:table-cell table:number-columns-repeated="14"/>
          <table:table-cell office:value-type="float" office:value="636171469" calcext:value-type="float">
            <text:p>636171469</text:p>
          </table:table-cell>
          <table:table-cell office:value-type="percentage" office:value="0.033097" calcext:value-type="percentage">
            <text:p>3.31%</text:p>
          </table:table-cell>
          <table:table-cell office:value-type="float" office:value="100" calcext:value-type="float">
            <text:p>100</text:p>
          </table:table-cell>
          <table:table-cell office:value-type="float" office:value="4403197" calcext:value-type="float">
            <text:p>4403197</text:p>
          </table:table-cell>
          <table:table-cell/>
          <table:table-cell office:value-type="float" office:value="629121451" calcext:value-type="float">
            <text:p>629121451</text:p>
          </table:table-cell>
          <table:table-cell office:value-type="percentage" office:value="0.122672" calcext:value-type="percentage">
            <text:p>12.27%</text:p>
          </table:table-cell>
          <table:table-cell office:value-type="float" office:value="100" calcext:value-type="float">
            <text:p>100</text:p>
          </table:table-cell>
          <table:table-cell office:value-type="float" office:value="4098564" calcext:value-type="float">
            <text:p>4098564</text:p>
          </table:table-cell>
        </table:table-row>
        <table:table-row table:style-name="ro1">
          <table:table-cell table:number-columns-repeated="14"/>
          <table:table-cell office:value-type="float" office:value="982355774" calcext:value-type="float">
            <text:p>982355774</text:p>
          </table:table-cell>
          <table:table-cell office:value-type="percentage" office:value="0.051107" calcext:value-type="percentage">
            <text:p>5.11%</text:p>
          </table:table-cell>
          <table:table-cell office:value-type="float" office:value="200" calcext:value-type="float">
            <text:p>200</text:p>
          </table:table-cell>
          <table:table-cell office:value-type="float" office:value="2689401" calcext:value-type="float">
            <text:p>2689401</text:p>
          </table:table-cell>
          <table:table-cell/>
          <table:table-cell office:value-type="float" office:value="964082868" calcext:value-type="float">
            <text:p>964082868</text:p>
          </table:table-cell>
          <table:table-cell office:value-type="percentage" office:value="0.187985" calcext:value-type="percentage">
            <text:p>18.80%</text:p>
          </table:table-cell>
          <table:table-cell office:value-type="float" office:value="200" calcext:value-type="float">
            <text:p>200</text:p>
          </table:table-cell>
          <table:table-cell office:value-type="float" office:value="2552750" calcext:value-type="float">
            <text:p>2552750</text:p>
          </table:table-cell>
        </table:table-row>
        <table:table-row table:style-name="ro1">
          <table:table-cell table:number-columns-repeated="14"/>
          <table:table-cell office:value-type="float" office:value="1161174897" calcext:value-type="float">
            <text:p>1161174897</text:p>
          </table:table-cell>
          <table:table-cell office:value-type="percentage" office:value="0.06041" calcext:value-type="percentage">
            <text:p>6.04%</text:p>
          </table:table-cell>
          <table:table-cell office:value-type="float" office:value="300" calcext:value-type="float">
            <text:p>300</text:p>
          </table:table-cell>
          <table:table-cell office:value-type="float" office:value="1196200" calcext:value-type="float">
            <text:p>1196200</text:p>
          </table:table-cell>
          <table:table-cell/>
          <table:table-cell office:value-type="float" office:value="1110345150" calcext:value-type="float">
            <text:p>1110345150</text:p>
          </table:table-cell>
          <table:table-cell office:value-type="percentage" office:value="0.216505" calcext:value-type="percentage">
            <text:p>21.65%</text:p>
          </table:table-cell>
          <table:table-cell office:value-type="float" office:value="300" calcext:value-type="float">
            <text:p>300</text:p>
          </table:table-cell>
          <table:table-cell office:value-type="float" office:value="633940" calcext:value-type="float">
            <text:p>633940</text:p>
          </table:table-cell>
        </table:table-row>
        <table:table-row table:style-name="ro1">
          <table:table-cell table:number-columns-repeated="14"/>
          <table:table-cell office:value-type="float" office:value="1218636394" calcext:value-type="float">
            <text:p>1218636394</text:p>
          </table:table-cell>
          <table:table-cell office:value-type="percentage" office:value="0.063399" calcext:value-type="percentage">
            <text:p>6.34%</text:p>
          </table:table-cell>
          <table:table-cell office:value-type="float" office:value="400" calcext:value-type="float">
            <text:p>400</text:p>
          </table:table-cell>
          <table:table-cell office:value-type="float" office:value="390208" calcext:value-type="float">
            <text:p>390208</text:p>
          </table:table-cell>
          <table:table-cell/>
          <table:table-cell office:value-type="float" office:value="1156867667" calcext:value-type="float">
            <text:p>1156867667</text:p>
          </table:table-cell>
          <table:table-cell office:value-type="percentage" office:value="0.225576" calcext:value-type="percentage">
            <text:p>22.56%</text:p>
          </table:table-cell>
          <table:table-cell office:value-type="float" office:value="400" calcext:value-type="float">
            <text:p>400</text:p>
          </table:table-cell>
          <table:table-cell office:value-type="float" office:value="324143" calcext:value-type="float">
            <text:p>324143</text:p>
          </table:table-cell>
        </table:table-row>
        <table:table-row table:style-name="ro1">
          <table:table-cell table:number-columns-repeated="14"/>
          <table:table-cell office:value-type="float" office:value="1250847002" calcext:value-type="float">
            <text:p>1250847002</text:p>
          </table:table-cell>
          <table:table-cell office:value-type="percentage" office:value="0.065075" calcext:value-type="percentage">
            <text:p>6.51%</text:p>
          </table:table-cell>
          <table:table-cell office:value-type="float" office:value="500" calcext:value-type="float">
            <text:p>500</text:p>
          </table:table-cell>
          <table:table-cell office:value-type="float" office:value="286677" calcext:value-type="float">
            <text:p>286677</text:p>
          </table:table-cell>
          <table:table-cell/>
          <table:table-cell office:value-type="float" office:value="1185787227" calcext:value-type="float">
            <text:p>1185787227</text:p>
          </table:table-cell>
          <table:table-cell office:value-type="percentage" office:value="0.231215" calcext:value-type="percentage">
            <text:p>23.12%</text:p>
          </table:table-cell>
          <table:table-cell office:value-type="float" office:value="500" calcext:value-type="float">
            <text:p>500</text:p>
          </table:table-cell>
          <table:table-cell office:value-type="float" office:value="257545" calcext:value-type="float">
            <text:p>257545</text:p>
          </table:table-cell>
        </table:table-row>
        <table:table-row table:style-name="ro1">
          <table:table-cell table:number-columns-repeated="14"/>
          <table:table-cell office:value-type="float" office:value="1276928555" calcext:value-type="float">
            <text:p>1276928555</text:p>
          </table:table-cell>
          <table:table-cell office:value-type="percentage" office:value="0.066432" calcext:value-type="percentage">
            <text:p>6.64%</text:p>
          </table:table-cell>
          <table:table-cell office:value-type="float" office:value="600" calcext:value-type="float">
            <text:p>600</text:p>
          </table:table-cell>
          <table:table-cell office:value-type="float" office:value="242661" calcext:value-type="float">
            <text:p>242661</text:p>
          </table:table-cell>
          <table:table-cell/>
          <table:table-cell office:value-type="float" office:value="1209884563" calcext:value-type="float">
            <text:p>1209884563</text:p>
          </table:table-cell>
          <table:table-cell office:value-type="percentage" office:value="0.235914" calcext:value-type="percentage">
            <text:p>23.59%</text:p>
          </table:table-cell>
          <table:table-cell office:value-type="float" office:value="600" calcext:value-type="float">
            <text:p>600</text:p>
          </table:table-cell>
          <table:table-cell office:value-type="float" office:value="226651" calcext:value-type="float">
            <text:p>226651</text:p>
          </table:table-cell>
        </table:table-row>
        <table:table-row table:style-name="ro1">
          <table:table-cell table:number-columns-repeated="14"/>
          <table:table-cell office:value-type="float" office:value="1299984930" calcext:value-type="float">
            <text:p>1299984930</text:p>
          </table:table-cell>
          <table:table-cell office:value-type="percentage" office:value="0.067631" calcext:value-type="percentage">
            <text:p>6.76%</text:p>
          </table:table-cell>
          <table:table-cell office:value-type="float" office:value="700" calcext:value-type="float">
            <text:p>700</text:p>
          </table:table-cell>
          <table:table-cell office:value-type="float" office:value="218035" calcext:value-type="float">
            <text:p>218035</text:p>
          </table:table-cell>
          <table:table-cell/>
          <table:table-cell office:value-type="float" office:value="1231160692" calcext:value-type="float">
            <text:p>1231160692</text:p>
          </table:table-cell>
          <table:table-cell office:value-type="percentage" office:value="0.240062" calcext:value-type="percentage">
            <text:p>24.01%</text:p>
          </table:table-cell>
          <table:table-cell office:value-type="float" office:value="700" calcext:value-type="float">
            <text:p>700</text:p>
          </table:table-cell>
          <table:table-cell office:value-type="float" office:value="201882" calcext:value-type="float">
            <text:p>201882</text:p>
          </table:table-cell>
        </table:table-row>
        <table:table-row table:style-name="ro1">
          <table:table-cell table:number-columns-repeated="14"/>
          <table:table-cell office:value-type="float" office:value="1320837412" calcext:value-type="float">
            <text:p>1320837412</text:p>
          </table:table-cell>
          <table:table-cell office:value-type="percentage" office:value="0.068716" calcext:value-type="percentage">
            <text:p>6.87%</text:p>
          </table:table-cell>
          <table:table-cell office:value-type="float" office:value="800" calcext:value-type="float">
            <text:p>800</text:p>
          </table:table-cell>
          <table:table-cell office:value-type="float" office:value="200417" calcext:value-type="float">
            <text:p>200417</text:p>
          </table:table-cell>
          <table:table-cell/>
          <table:table-cell office:value-type="float" office:value="1250378124" calcext:value-type="float">
            <text:p>1250378124</text:p>
          </table:table-cell>
          <table:table-cell office:value-type="percentage" office:value="0.24381" calcext:value-type="percentage">
            <text:p>24.38%</text:p>
          </table:table-cell>
          <table:table-cell office:value-type="float" office:value="800" calcext:value-type="float">
            <text:p>800</text:p>
          </table:table-cell>
          <table:table-cell office:value-type="float" office:value="182346" calcext:value-type="float">
            <text:p>182346</text:p>
          </table:table-cell>
        </table:table-row>
        <table:table-row table:style-name="ro1">
          <table:table-cell table:number-columns-repeated="14"/>
          <table:table-cell office:value-type="float" office:value="1340010639" calcext:value-type="float">
            <text:p>1340010639</text:p>
          </table:table-cell>
          <table:table-cell office:value-type="percentage" office:value="0.069714" calcext:value-type="percentage">
            <text:p>6.97%</text:p>
          </table:table-cell>
          <table:table-cell office:value-type="float" office:value="900" calcext:value-type="float">
            <text:p>900</text:p>
          </table:table-cell>
          <table:table-cell office:value-type="float" office:value="183404" calcext:value-type="float">
            <text:p>183404</text:p>
          </table:table-cell>
          <table:table-cell/>
          <table:table-cell office:value-type="float" office:value="1268189232" calcext:value-type="float">
            <text:p>1268189232</text:p>
          </table:table-cell>
          <table:table-cell office:value-type="percentage" office:value="0.247283" calcext:value-type="percentage">
            <text:p>24.73%</text:p>
          </table:table-cell>
          <table:table-cell office:value-type="float" office:value="900" calcext:value-type="float">
            <text:p>900</text:p>
          </table:table-cell>
          <table:table-cell office:value-type="float" office:value="173143" calcext:value-type="float">
            <text:p>173143</text:p>
          </table:table-cell>
        </table:table-row>
        <table:table-row table:style-name="ro1">
          <table:table-cell table:number-columns-repeated="14"/>
          <table:table-cell office:value-type="float" office:value="1357961079" calcext:value-type="float">
            <text:p>1357961079</text:p>
          </table:table-cell>
          <table:table-cell office:value-type="percentage" office:value="0.070647" calcext:value-type="percentage">
            <text:p>7.06%</text:p>
          </table:table-cell>
          <table:table-cell office:value-type="float" office:value="1000" calcext:value-type="float">
            <text:p>1000</text:p>
          </table:table-cell>
          <table:table-cell office:value-type="float" office:value="176221" calcext:value-type="float">
            <text:p>176221</text:p>
          </table:table-cell>
          <table:table-cell/>
          <table:table-cell office:value-type="float" office:value="1284931472" calcext:value-type="float">
            <text:p>1284931472</text:p>
          </table:table-cell>
          <table:table-cell office:value-type="percentage" office:value="0.250547" calcext:value-type="percentage">
            <text:p>25.05%</text:p>
          </table:table-cell>
          <table:table-cell office:value-type="float" office:value="1000" calcext:value-type="float">
            <text:p>1000</text:p>
          </table:table-cell>
          <table:table-cell office:value-type="float" office:value="163353" calcext:value-type="float">
            <text:p>163353</text:p>
          </table:table-cell>
        </table:table-row>
        <table:table-row table:style-name="ro1">
          <table:table-cell table:number-columns-repeated="14"/>
          <table:table-cell office:value-type="float" office:value="1506989184" calcext:value-type="float">
            <text:p>1506989184</text:p>
          </table:table-cell>
          <table:table-cell office:value-type="percentage" office:value="0.078401" calcext:value-type="percentage">
            <text:p>7.84%</text:p>
          </table:table-cell>
          <table:table-cell office:value-type="float" office:value="2000" calcext:value-type="float">
            <text:p>2000</text:p>
          </table:table-cell>
          <table:table-cell office:value-type="float" office:value="128960" calcext:value-type="float">
            <text:p>128960</text:p>
          </table:table-cell>
          <table:table-cell/>
          <table:table-cell office:value-type="float" office:value="1420721062" calcext:value-type="float">
            <text:p>1420721062</text:p>
          </table:table-cell>
          <table:table-cell office:value-type="percentage" office:value="0.277025" calcext:value-type="percentage">
            <text:p>27.70%</text:p>
          </table:table-cell>
          <table:table-cell office:value-type="float" office:value="2000" calcext:value-type="float">
            <text:p>2000</text:p>
          </table:table-cell>
          <table:table-cell office:value-type="float" office:value="114224" calcext:value-type="float">
            <text:p>114224</text:p>
          </table:table-cell>
        </table:table-row>
        <table:table-row table:style-name="ro1">
          <table:table-cell table:number-columns-repeated="14"/>
          <table:table-cell office:value-type="float" office:value="1622489978" calcext:value-type="float">
            <text:p>1622489978</text:p>
          </table:table-cell>
          <table:table-cell office:value-type="percentage" office:value="0.084409" calcext:value-type="percentage">
            <text:p>8.44%</text:p>
          </table:table-cell>
          <table:table-cell office:value-type="float" office:value="3000" calcext:value-type="float">
            <text:p>3000</text:p>
          </table:table-cell>
          <table:table-cell office:value-type="float" office:value="105565" calcext:value-type="float">
            <text:p>105565</text:p>
          </table:table-cell>
          <table:table-cell/>
          <table:table-cell office:value-type="float" office:value="1522955746" calcext:value-type="float">
            <text:p>1522955746</text:p>
          </table:table-cell>
          <table:table-cell office:value-type="percentage" office:value="0.296959" calcext:value-type="percentage">
            <text:p>29.70%</text:p>
          </table:table-cell>
          <table:table-cell office:value-type="float" office:value="3000" calcext:value-type="float">
            <text:p>3000</text:p>
          </table:table-cell>
          <table:table-cell office:value-type="float" office:value="92724" calcext:value-type="float">
            <text:p>92724</text:p>
          </table:table-cell>
        </table:table-row>
        <table:table-row table:style-name="ro1">
          <table:table-cell table:number-columns-repeated="14"/>
          <table:table-cell office:value-type="float" office:value="1721299181" calcext:value-type="float">
            <text:p>1721299181</text:p>
          </table:table-cell>
          <table:table-cell office:value-type="percentage" office:value="0.08955" calcext:value-type="percentage">
            <text:p>8.96%</text:p>
          </table:table-cell>
          <table:table-cell office:value-type="float" office:value="4000" calcext:value-type="float">
            <text:p>4000</text:p>
          </table:table-cell>
          <table:table-cell office:value-type="float" office:value="92724" calcext:value-type="float">
            <text:p>92724</text:p>
          </table:table-cell>
          <table:table-cell/>
          <table:table-cell office:value-type="float" office:value="1608437605" calcext:value-type="float">
            <text:p>1608437605</text:p>
          </table:table-cell>
          <table:table-cell office:value-type="percentage" office:value="0.313627" calcext:value-type="percentage">
            <text:p>31.36%</text:p>
          </table:table-cell>
          <table:table-cell office:value-type="float" office:value="4000" calcext:value-type="float">
            <text:p>4000</text:p>
          </table:table-cell>
          <table:table-cell office:value-type="float" office:value="79269" calcext:value-type="float">
            <text:p>79269</text:p>
          </table:table-cell>
        </table:table-row>
        <table:table-row table:style-name="ro1">
          <table:table-cell table:number-columns-repeated="14"/>
          <table:table-cell office:value-type="float" office:value="1809205331" calcext:value-type="float">
            <text:p>1809205331</text:p>
          </table:table-cell>
          <table:table-cell office:value-type="percentage" office:value="0.094123" calcext:value-type="percentage">
            <text:p>9.41%</text:p>
          </table:table-cell>
          <table:table-cell office:value-type="float" office:value="5000" calcext:value-type="float">
            <text:p>5000</text:p>
          </table:table-cell>
          <table:table-cell office:value-type="float" office:value="83536" calcext:value-type="float">
            <text:p>83536</text:p>
          </table:table-cell>
          <table:table-cell/>
          <table:table-cell office:value-type="float" office:value="1683692124" calcext:value-type="float">
            <text:p>1683692124</text:p>
          </table:table-cell>
          <table:table-cell office:value-type="percentage" office:value="0.328301" calcext:value-type="percentage">
            <text:p>32.83%</text:p>
          </table:table-cell>
          <table:table-cell office:value-type="float" office:value="5000" calcext:value-type="float">
            <text:p>5000</text:p>
          </table:table-cell>
          <table:table-cell office:value-type="float" office:value="71146" calcext:value-type="float">
            <text:p>71146</text:p>
          </table:table-cell>
        </table:table-row>
        <table:table-row table:style-name="ro1">
          <table:table-cell table:number-columns-repeated="14"/>
          <table:table-cell office:value-type="float" office:value="1889337421" calcext:value-type="float">
            <text:p>1889337421</text:p>
          </table:table-cell>
          <table:table-cell office:value-type="percentage" office:value="0.098292" calcext:value-type="percentage">
            <text:p>9.83%</text:p>
          </table:table-cell>
          <table:table-cell office:value-type="float" office:value="6000" calcext:value-type="float">
            <text:p>6000</text:p>
          </table:table-cell>
          <table:table-cell office:value-type="float" office:value="77380" calcext:value-type="float">
            <text:p>77380</text:p>
          </table:table-cell>
          <table:table-cell/>
          <table:table-cell office:value-type="float" office:value="1751061556" calcext:value-type="float">
            <text:p>1751061556</text:p>
          </table:table-cell>
          <table:table-cell office:value-type="percentage" office:value="0.341437" calcext:value-type="percentage">
            <text:p>34.14%</text:p>
          </table:table-cell>
          <table:table-cell office:value-type="float" office:value="6000" calcext:value-type="float">
            <text:p>6000</text:p>
          </table:table-cell>
          <table:table-cell office:value-type="float" office:value="63973" calcext:value-type="float">
            <text:p>63973</text:p>
          </table:table-cell>
        </table:table-row>
        <table:table-row table:style-name="ro1">
          <table:table-cell table:number-columns-repeated="14"/>
          <table:table-cell office:value-type="float" office:value="1964134651" calcext:value-type="float">
            <text:p>1964134651</text:p>
          </table:table-cell>
          <table:table-cell office:value-type="percentage" office:value="0.102183" calcext:value-type="percentage">
            <text:p>10.22%</text:p>
          </table:table-cell>
          <table:table-cell office:value-type="float" office:value="7000" calcext:value-type="float">
            <text:p>7000</text:p>
          </table:table-cell>
          <table:table-cell office:value-type="float" office:value="72354" calcext:value-type="float">
            <text:p>72354</text:p>
          </table:table-cell>
          <table:table-cell/>
          <table:table-cell office:value-type="float" office:value="1811967245" calcext:value-type="float">
            <text:p>1811967245</text:p>
          </table:table-cell>
          <table:table-cell office:value-type="percentage" office:value="0.353313" calcext:value-type="percentage">
            <text:p>35.33%</text:p>
          </table:table-cell>
          <table:table-cell office:value-type="float" office:value="7000" calcext:value-type="float">
            <text:p>7000</text:p>
          </table:table-cell>
          <table:table-cell office:value-type="float" office:value="57967" calcext:value-type="float">
            <text:p>57967</text:p>
          </table:table-cell>
        </table:table-row>
        <table:table-row table:style-name="ro1">
          <table:table-cell table:number-columns-repeated="14"/>
          <table:table-cell office:value-type="float" office:value="2033916786" calcext:value-type="float">
            <text:p>2033916786</text:p>
          </table:table-cell>
          <table:table-cell office:value-type="percentage" office:value="0.105814" calcext:value-type="percentage">
            <text:p>10.58%</text:p>
          </table:table-cell>
          <table:table-cell office:value-type="float" office:value="8000" calcext:value-type="float">
            <text:p>8000</text:p>
          </table:table-cell>
          <table:table-cell office:value-type="float" office:value="67411" calcext:value-type="float">
            <text:p>67411</text:p>
          </table:table-cell>
          <table:table-cell/>
          <table:table-cell office:value-type="float" office:value="1867182342" calcext:value-type="float">
            <text:p>1867182342</text:p>
          </table:table-cell>
          <table:table-cell office:value-type="percentage" office:value="0.36408" calcext:value-type="percentage">
            <text:p>36.41%</text:p>
          </table:table-cell>
          <table:table-cell office:value-type="float" office:value="8000" calcext:value-type="float">
            <text:p>8000</text:p>
          </table:table-cell>
          <table:table-cell office:value-type="float" office:value="52590" calcext:value-type="float">
            <text:p>52590</text:p>
          </table:table-cell>
        </table:table-row>
        <table:table-row table:style-name="ro1">
          <table:table-cell table:number-columns-repeated="14"/>
          <table:table-cell office:value-type="float" office:value="2099067823" calcext:value-type="float">
            <text:p>2099067823</text:p>
          </table:table-cell>
          <table:table-cell office:value-type="percentage" office:value="0.109203" calcext:value-type="percentage">
            <text:p>10.92%</text:p>
          </table:table-cell>
          <table:table-cell office:value-type="float" office:value="9000" calcext:value-type="float">
            <text:p>9000</text:p>
          </table:table-cell>
          <table:table-cell office:value-type="float" office:value="63126" calcext:value-type="float">
            <text:p>63126</text:p>
          </table:table-cell>
          <table:table-cell/>
          <table:table-cell office:value-type="float" office:value="1917398471" calcext:value-type="float">
            <text:p>1917398471</text:p>
          </table:table-cell>
          <table:table-cell office:value-type="percentage" office:value="0.373871" calcext:value-type="percentage">
            <text:p>37.39%</text:p>
          </table:table-cell>
          <table:table-cell office:value-type="float" office:value="9000" calcext:value-type="float">
            <text:p>9000</text:p>
          </table:table-cell>
          <table:table-cell office:value-type="float" office:value="48049" calcext:value-type="float">
            <text:p>48049</text:p>
          </table:table-cell>
        </table:table-row>
        <table:table-row table:style-name="ro1">
          <table:table-cell table:number-columns-repeated="14"/>
          <table:table-cell office:value-type="float" office:value="2160264916" calcext:value-type="float">
            <text:p>2160264916</text:p>
          </table:table-cell>
          <table:table-cell office:value-type="percentage" office:value="0.112387" calcext:value-type="percentage">
            <text:p>11.24%</text:p>
          </table:table-cell>
          <table:table-cell office:value-type="float" office:value="10000" calcext:value-type="float">
            <text:p>10000</text:p>
          </table:table-cell>
          <table:table-cell office:value-type="float" office:value="59321" calcext:value-type="float">
            <text:p>59321</text:p>
          </table:table-cell>
          <table:table-cell/>
          <table:table-cell office:value-type="float" office:value="1963591461" calcext:value-type="float">
            <text:p>1963591461</text:p>
          </table:table-cell>
          <table:table-cell office:value-type="percentage" office:value="0.382878" calcext:value-type="percentage">
            <text:p>38.29%</text:p>
          </table:table-cell>
          <table:table-cell office:value-type="float" office:value="10000" calcext:value-type="float">
            <text:p>10000</text:p>
          </table:table-cell>
          <table:table-cell office:value-type="float" office:value="44481" calcext:value-type="float">
            <text:p>44481</text:p>
          </table:table-cell>
        </table:table-row>
        <table:table-row table:style-name="ro1">
          <table:table-cell table:number-columns-repeated="14"/>
          <table:table-cell office:value-type="float" office:value="2616363545" calcext:value-type="float">
            <text:p>2616363545</text:p>
          </table:table-cell>
          <table:table-cell office:value-type="percentage" office:value="0.136115" calcext:value-type="percentage">
            <text:p>13.61%</text:p>
          </table:table-cell>
          <table:table-cell office:value-type="float" office:value="20000" calcext:value-type="float">
            <text:p>20000</text:p>
          </table:table-cell>
          <table:table-cell office:value-type="float" office:value="36484" calcext:value-type="float">
            <text:p>36484</text:p>
          </table:table-cell>
          <table:table-cell/>
          <table:table-cell office:value-type="float" office:value="2301675240" calcext:value-type="float">
            <text:p>2301675240</text:p>
          </table:table-cell>
          <table:table-cell office:value-type="percentage" office:value="0.448801" calcext:value-type="percentage">
            <text:p>44.88%</text:p>
          </table:table-cell>
          <table:table-cell office:value-type="float" office:value="20000" calcext:value-type="float">
            <text:p>20000</text:p>
          </table:table-cell>
          <table:table-cell office:value-type="float" office:value="27196" calcext:value-type="float">
            <text:p>27196</text:p>
          </table:table-cell>
        </table:table-row>
        <table:table-row table:style-name="ro1">
          <table:table-cell table:number-columns-repeated="14"/>
          <table:table-cell office:value-type="float" office:value="2936043978" calcext:value-type="float">
            <text:p>2936043978</text:p>
          </table:table-cell>
          <table:table-cell office:value-type="percentage" office:value="0.152747" calcext:value-type="percentage">
            <text:p>15.27%</text:p>
          </table:table-cell>
          <table:table-cell office:value-type="float" office:value="30000" calcext:value-type="float">
            <text:p>30000</text:p>
          </table:table-cell>
          <table:table-cell office:value-type="float" office:value="28623" calcext:value-type="float">
            <text:p>28623</text:p>
          </table:table-cell>
          <table:table-cell/>
          <table:table-cell office:value-type="float" office:value="2533606950" calcext:value-type="float">
            <text:p>2533606950</text:p>
          </table:table-cell>
          <table:table-cell office:value-type="percentage" office:value="0.494025" calcext:value-type="percentage">
            <text:p>49.40%</text:p>
          </table:table-cell>
          <table:table-cell office:value-type="float" office:value="30000" calcext:value-type="float">
            <text:p>30000</text:p>
          </table:table-cell>
          <table:table-cell office:value-type="float" office:value="19943" calcext:value-type="float">
            <text:p>19943</text:p>
          </table:table-cell>
        </table:table-row>
        <table:table-row table:style-name="ro1">
          <table:table-cell table:number-columns-repeated="14"/>
          <table:table-cell office:value-type="float" office:value="3197810446" calcext:value-type="float">
            <text:p>3197810446</text:p>
          </table:table-cell>
          <table:table-cell office:value-type="percentage" office:value="0.166365" calcext:value-type="percentage">
            <text:p>16.64%</text:p>
          </table:table-cell>
          <table:table-cell office:value-type="float" office:value="40000" calcext:value-type="float">
            <text:p>40000</text:p>
          </table:table-cell>
          <table:table-cell office:value-type="float" office:value="23861" calcext:value-type="float">
            <text:p>23861</text:p>
          </table:table-cell>
          <table:table-cell/>
          <table:table-cell office:value-type="float" office:value="2708591852" calcext:value-type="float">
            <text:p>2708591852</text:p>
          </table:table-cell>
          <table:table-cell office:value-type="percentage" office:value="0.528145" calcext:value-type="percentage">
            <text:p>52.81%</text:p>
          </table:table-cell>
          <table:table-cell office:value-type="float" office:value="40000" calcext:value-type="float">
            <text:p>40000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table:number-columns-repeated="14"/>
          <table:table-cell office:value-type="float" office:value="3417748637" calcext:value-type="float">
            <text:p>3417748637</text:p>
          </table:table-cell>
          <table:table-cell office:value-type="percentage" office:value="0.177807" calcext:value-type="percentage">
            <text:p>17.78%</text:p>
          </table:table-cell>
          <table:table-cell office:value-type="float" office:value="50000" calcext:value-type="float">
            <text:p>50000</text:p>
          </table:table-cell>
          <table:table-cell office:value-type="float" office:value="20397" calcext:value-type="float">
            <text:p>20397</text:p>
          </table:table-cell>
          <table:table-cell/>
          <table:table-cell office:value-type="float" office:value="2847467553" calcext:value-type="float">
            <text:p>2847467553</text:p>
          </table:table-cell>
          <table:table-cell office:value-type="percentage" office:value="0.555224" calcext:value-type="percentage">
            <text:p>55.52%</text:p>
          </table:table-cell>
          <table:table-cell office:value-type="float" office:value="50000" calcext:value-type="float">
            <text:p>50000</text:p>
          </table:table-cell>
          <table:table-cell office:value-type="float" office:value="12532" calcext:value-type="float">
            <text:p>12532</text:p>
          </table:table-cell>
        </table:table-row>
        <table:table-row table:style-name="ro1">
          <table:table-cell table:number-columns-repeated="14"/>
          <table:table-cell office:value-type="float" office:value="3608582529" calcext:value-type="float">
            <text:p>3608582529</text:p>
          </table:table-cell>
          <table:table-cell office:value-type="percentage" office:value="0.187735" calcext:value-type="percentage">
            <text:p>18.77%</text:p>
          </table:table-cell>
          <table:table-cell office:value-type="float" office:value="60000" calcext:value-type="float">
            <text:p>60000</text:p>
          </table:table-cell>
          <table:table-cell office:value-type="float" office:value="17807" calcext:value-type="float">
            <text:p>17807</text:p>
          </table:table-cell>
          <table:table-cell/>
          <table:table-cell office:value-type="float" office:value="2962260487" calcext:value-type="float">
            <text:p>2962260487</text:p>
          </table:table-cell>
          <table:table-cell office:value-type="percentage" office:value="0.577607" calcext:value-type="percentage">
            <text:p>57.76%</text:p>
          </table:table-cell>
          <table:table-cell office:value-type="float" office:value="60000" calcext:value-type="float">
            <text:p>60000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table:number-columns-repeated="14"/>
          <table:table-cell office:value-type="float" office:value="3775817801" calcext:value-type="float">
            <text:p>3775817801</text:p>
          </table:table-cell>
          <table:table-cell office:value-type="percentage" office:value="0.196436" calcext:value-type="percentage">
            <text:p>19.64%</text:p>
          </table:table-cell>
          <table:table-cell office:value-type="float" office:value="70000" calcext:value-type="float">
            <text:p>70000</text:p>
          </table:table-cell>
          <table:table-cell office:value-type="float" office:value="15755" calcext:value-type="float">
            <text:p>15755</text:p>
          </table:table-cell>
          <table:table-cell/>
          <table:table-cell office:value-type="float" office:value="3059136790" calcext:value-type="float">
            <text:p>3059136790</text:p>
          </table:table-cell>
          <table:table-cell office:value-type="percentage" office:value="0.596497" calcext:value-type="percentage">
            <text:p>59.65%</text:p>
          </table:table-cell>
          <table:table-cell office:value-type="float" office:value="70000" calcext:value-type="float">
            <text:p>70000</text:p>
          </table:table-cell>
          <table:table-cell office:value-type="float" office:value="8933" calcext:value-type="float">
            <text:p>8933</text:p>
          </table:table-cell>
        </table:table-row>
        <table:table-row table:style-name="ro1">
          <table:table-cell table:number-columns-repeated="14"/>
          <table:table-cell office:value-type="float" office:value="3924868602" calcext:value-type="float">
            <text:p>3924868602</text:p>
          </table:table-cell>
          <table:table-cell office:value-type="percentage" office:value="0.20419" calcext:value-type="percentage">
            <text:p>20.42%</text:p>
          </table:table-cell>
          <table:table-cell office:value-type="float" office:value="80000" calcext:value-type="float">
            <text:p>80000</text:p>
          </table:table-cell>
          <table:table-cell office:value-type="float" office:value="14135" calcext:value-type="float">
            <text:p>14135</text:p>
          </table:table-cell>
          <table:table-cell/>
          <table:table-cell office:value-type="float" office:value="3141728347" calcext:value-type="float">
            <text:p>3141728347</text:p>
          </table:table-cell>
          <table:table-cell office:value-type="percentage" office:value="0.612602" calcext:value-type="percentage">
            <text:p>61.26%</text:p>
          </table:table-cell>
          <table:table-cell office:value-type="float" office:value="80000" calcext:value-type="float">
            <text:p>80000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 table:number-columns-repeated="14"/>
          <table:table-cell office:value-type="float" office:value="4059535115" calcext:value-type="float">
            <text:p>4059535115</text:p>
          </table:table-cell>
          <table:table-cell office:value-type="percentage" office:value="0.211196" calcext:value-type="percentage">
            <text:p>21.12%</text:p>
          </table:table-cell>
          <table:table-cell office:value-type="float" office:value="90000" calcext:value-type="float">
            <text:p>90000</text:p>
          </table:table-cell>
          <table:table-cell office:value-type="float" office:value="12832" calcext:value-type="float">
            <text:p>12832</text:p>
          </table:table-cell>
          <table:table-cell/>
          <table:table-cell office:value-type="float" office:value="3213042557" calcext:value-type="float">
            <text:p>3213042557</text:p>
          </table:table-cell>
          <table:table-cell office:value-type="percentage" office:value="0.626507" calcext:value-type="percentage">
            <text:p>62.65%</text:p>
          </table:table-cell>
          <table:table-cell office:value-type="float" office:value="90000" calcext:value-type="float">
            <text:p>90000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table:number-columns-repeated="14"/>
          <table:table-cell office:value-type="float" office:value="4182414872" calcext:value-type="float">
            <text:p>4182414872</text:p>
          </table:table-cell>
          <table:table-cell office:value-type="percentage" office:value="0.217589" calcext:value-type="percentage">
            <text:p>21.7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84" calcext:value-type="float">
            <text:p>11784</text:p>
          </table:table-cell>
          <table:table-cell/>
          <table:table-cell office:value-type="float" office:value="3275328575" calcext:value-type="float">
            <text:p>3275328575</text:p>
          </table:table-cell>
          <table:table-cell office:value-type="percentage" office:value="0.638652" calcext:value-type="percentage">
            <text:p>63.87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table:number-columns-repeated="14"/>
          <table:table-cell office:value-type="float" office:value="5023808238" calcext:value-type="float">
            <text:p>5023808238</text:p>
          </table:table-cell>
          <table:table-cell office:value-type="percentage" office:value="0.261362" calcext:value-type="percentage">
            <text:p>26.1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6069" calcext:value-type="float">
            <text:p>6069</text:p>
          </table:table-cell>
          <table:table-cell/>
          <table:table-cell office:value-type="float" office:value="3662800296" calcext:value-type="float">
            <text:p>3662800296</text:p>
          </table:table-cell>
          <table:table-cell office:value-type="percentage" office:value="0.714205" calcext:value-type="percentage">
            <text:p>71.4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table:number-columns-repeated="14"/>
          <table:table-cell office:value-type="float" office:value="5514473822" calcext:value-type="float">
            <text:p>5514473822</text:p>
          </table:table-cell>
          <table:table-cell office:value-type="percentage" office:value="0.286889" calcext:value-type="percentage">
            <text:p>28.6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float" office:value="3883288555" calcext:value-type="float">
            <text:p>3883288555</text:p>
          </table:table-cell>
          <table:table-cell office:value-type="percentage" office:value="0.757198" calcext:value-type="percentage">
            <text:p>75.72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table:number-columns-repeated="14"/>
          <table:table-cell office:value-type="float" office:value="5878870007" calcext:value-type="float">
            <text:p>5878870007</text:p>
          </table:table-cell>
          <table:table-cell office:value-type="percentage" office:value="0.305846" calcext:value-type="percentage">
            <text:p>30.58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float" office:value="4020338137" calcext:value-type="float">
            <text:p>4020338137</text:p>
          </table:table-cell>
          <table:table-cell office:value-type="percentage" office:value="0.783921" calcext:value-type="percentage">
            <text:p>78.3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table:number-columns-repeated="14"/>
          <table:table-cell office:value-type="float" office:value="6178564261" calcext:value-type="float">
            <text:p>6178564261</text:p>
          </table:table-cell>
          <table:table-cell office:value-type="percentage" office:value="0.321438" calcext:value-type="percentage">
            <text:p>32.1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4109465241" calcext:value-type="float">
            <text:p>4109465241</text:p>
          </table:table-cell>
          <table:table-cell office:value-type="percentage" office:value="0.801299" calcext:value-type="percentage">
            <text:p>80.1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table:number-columns-repeated="14"/>
          <table:table-cell office:value-type="float" office:value="6435316287" calcext:value-type="float">
            <text:p>6435316287</text:p>
          </table:table-cell>
          <table:table-cell office:value-type="percentage" office:value="0.334795" calcext:value-type="percentage">
            <text:p>33.4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2386" calcext:value-type="float">
            <text:p>2386</text:p>
          </table:table-cell>
          <table:table-cell/>
          <table:table-cell office:value-type="float" office:value="4172523999" calcext:value-type="float">
            <text:p>4172523999</text:p>
          </table:table-cell>
          <table:table-cell office:value-type="percentage" office:value="0.813595" calcext:value-type="percentage">
            <text:p>81.3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14"/>
          <table:table-cell office:value-type="float" office:value="6658298061" calcext:value-type="float">
            <text:p>6658298061</text:p>
          </table:table-cell>
          <table:table-cell office:value-type="percentage" office:value="0.346396" calcext:value-type="percentage">
            <text:p>34.6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081" calcext:value-type="float">
            <text:p>2081</text:p>
          </table:table-cell>
          <table:table-cell/>
          <table:table-cell office:value-type="float" office:value="4220426997" calcext:value-type="float">
            <text:p>4220426997</text:p>
          </table:table-cell>
          <table:table-cell office:value-type="percentage" office:value="0.822936" calcext:value-type="percentage">
            <text:p>82.2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14"/>
          <table:table-cell office:value-type="float" office:value="6852127065" calcext:value-type="float">
            <text:p>6852127065</text:p>
          </table:table-cell>
          <table:table-cell office:value-type="percentage" office:value="0.35648" calcext:value-type="percentage">
            <text:p>35.65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4258627297" calcext:value-type="float">
            <text:p>4258627297</text:p>
          </table:table-cell>
          <table:table-cell office:value-type="percentage" office:value="0.830384" calcext:value-type="percentage">
            <text:p>83.0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14"/>
          <table:table-cell office:value-type="float" office:value="7019654605" calcext:value-type="float">
            <text:p>7019654605</text:p>
          </table:table-cell>
          <table:table-cell office:value-type="percentage" office:value="0.365195" calcext:value-type="percentage">
            <text:p>36.5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float" office:value="4290180548" calcext:value-type="float">
            <text:p>4290180548</text:p>
          </table:table-cell>
          <table:table-cell office:value-type="percentage" office:value="0.836537" calcext:value-type="percentage">
            <text:p>83.6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14"/>
          <table:table-cell office:value-type="float" office:value="7164439366" calcext:value-type="float">
            <text:p>7164439366</text:p>
          </table:table-cell>
          <table:table-cell office:value-type="percentage" office:value="0.372728" calcext:value-type="percentage">
            <text:p>37.2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float" office:value="4316921137" calcext:value-type="float">
            <text:p>4316921137</text:p>
          </table:table-cell>
          <table:table-cell office:value-type="percentage" office:value="0.841751" calcext:value-type="percentage">
            <text:p>84.1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14"/>
          <table:table-cell office:value-type="float" office:value="7970239631" calcext:value-type="float">
            <text:p>7970239631</text:p>
          </table:table-cell>
          <table:table-cell office:value-type="percentage" office:value="0.414649" calcext:value-type="percentage">
            <text:p>41.4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4467428478" calcext:value-type="float">
            <text:p>4467428478</text:p>
          </table:table-cell>
          <table:table-cell office:value-type="percentage" office:value="0.871098" calcext:value-type="percentage">
            <text:p>87.11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4"/>
          <table:table-cell office:value-type="float" office:value="8367188529" calcext:value-type="float">
            <text:p>8367188529</text:p>
          </table:table-cell>
          <table:table-cell office:value-type="percentage" office:value="0.4353" calcext:value-type="percentage">
            <text:p>43.53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542761416" calcext:value-type="float">
            <text:p>4542761416</text:p>
          </table:table-cell>
          <table:table-cell office:value-type="percentage" office:value="0.885787" calcext:value-type="percentage">
            <text:p>88.5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8637402070" calcext:value-type="float">
            <text:p>8637402070</text:p>
          </table:table-cell>
          <table:table-cell office:value-type="percentage" office:value="0.449358" calcext:value-type="percentage">
            <text:p>44.9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594148748" calcext:value-type="float">
            <text:p>4594148748</text:p>
          </table:table-cell>
          <table:table-cell office:value-type="percentage" office:value="0.895807" calcext:value-type="percentage">
            <text:p>89.5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4"/>
          <table:table-cell office:value-type="float" office:value="8845018234" calcext:value-type="float">
            <text:p>8845018234</text:p>
          </table:table-cell>
          <table:table-cell office:value-type="percentage" office:value="0.460159" calcext:value-type="percentage">
            <text:p>46.02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4635340285" calcext:value-type="float">
            <text:p>4635340285</text:p>
          </table:table-cell>
          <table:table-cell office:value-type="percentage" office:value="0.903839" calcext:value-type="percentage">
            <text:p>90.38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9015287794" calcext:value-type="float">
            <text:p>9015287794</text:p>
          </table:table-cell>
          <table:table-cell office:value-type="percentage" office:value="0.469017" calcext:value-type="percentage">
            <text:p>46.9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671100037" calcext:value-type="float">
            <text:p>4671100037</text:p>
          </table:table-cell>
          <table:table-cell office:value-type="percentage" office:value="0.910812" calcext:value-type="percentage">
            <text:p>91.0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4"/>
          <table:table-cell office:value-type="float" office:value="9160710707" calcext:value-type="float">
            <text:p>9160710707</text:p>
          </table:table-cell>
          <table:table-cell office:value-type="percentage" office:value="0.476583" calcext:value-type="percentage">
            <text:p>47.6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703227024" calcext:value-type="float">
            <text:p>4703227024</text:p>
          </table:table-cell>
          <table:table-cell office:value-type="percentage" office:value="0.917076" calcext:value-type="percentage">
            <text:p>91.71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9288388319" calcext:value-type="float">
            <text:p>9288388319</text:p>
          </table:table-cell>
          <table:table-cell office:value-type="percentage" office:value="0.483225" calcext:value-type="percentage">
            <text:p>48.32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732561171" calcext:value-type="float">
            <text:p>4732561171</text:p>
          </table:table-cell>
          <table:table-cell office:value-type="percentage" office:value="0.922796" calcext:value-type="percentage">
            <text:p>92.2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4"/>
          <table:table-cell office:value-type="float" office:value="9402702837" calcext:value-type="float">
            <text:p>9402702837</text:p>
          </table:table-cell>
          <table:table-cell office:value-type="percentage" office:value="0.489172" calcext:value-type="percentage">
            <text:p>48.92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4759672604" calcext:value-type="float">
            <text:p>4759672604</text:p>
          </table:table-cell>
          <table:table-cell office:value-type="percentage" office:value="0.928083" calcext:value-type="percentage">
            <text:p>92.8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4"/>
          <table:table-cell office:value-type="float" office:value="9506560425" calcext:value-type="float">
            <text:p>9506560425</text:p>
          </table:table-cell>
          <table:table-cell office:value-type="percentage" office:value="0.494576" calcext:value-type="percentage">
            <text:p>49.4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784926570" calcext:value-type="float">
            <text:p>4784926570</text:p>
          </table:table-cell>
          <table:table-cell office:value-type="percentage" office:value="0.933007" calcext:value-type="percentage">
            <text:p>93.30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  <table:table-cell office:value-type="float" office:value="10246106003" calcext:value-type="float">
            <text:p>10246106003</text:p>
          </table:table-cell>
          <table:table-cell office:value-type="percentage" office:value="0.53305" calcext:value-type="percentage">
            <text:p>53.3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967520835" calcext:value-type="float">
            <text:p>4967520835</text:p>
          </table:table-cell>
          <table:table-cell office:value-type="percentage" office:value="0.968611" calcext:value-type="percentage">
            <text:p>96.86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4"/>
          <table:table-cell office:value-type="float" office:value="10750195650" calcext:value-type="float">
            <text:p>10750195650</text:p>
          </table:table-cell>
          <table:table-cell office:value-type="percentage" office:value="0.559275" calcext:value-type="percentage">
            <text:p>55.93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070522256" calcext:value-type="float">
            <text:p>5070522256</text:p>
          </table:table-cell>
          <table:table-cell office:value-type="percentage" office:value="0.988695" calcext:value-type="percentage">
            <text:p>98.87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  <table:table-cell office:value-type="float" office:value="11167348882" calcext:value-type="float">
            <text:p>11167348882</text:p>
          </table:table-cell>
          <table:table-cell office:value-type="percentage" office:value="0.580978" calcext:value-type="percentage">
            <text:p>58.10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117787971" calcext:value-type="float">
            <text:p>5117787971</text:p>
          </table:table-cell>
          <table:table-cell office:value-type="percentage" office:value="0.997911" calcext:value-type="percentage">
            <text:p>99.7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1538288650" calcext:value-type="float">
            <text:p>11538288650</text:p>
          </table:table-cell>
          <table:table-cell office:value-type="percentage" office:value="0.600276" calcext:value-type="percentage">
            <text:p>60.03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128066827" calcext:value-type="float">
            <text:p>5128066827</text:p>
          </table:table-cell>
          <table:table-cell office:value-type="percentage" office:value="0.999915" calcext:value-type="percentage">
            <text:p>99.9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1877698405" calcext:value-type="float">
            <text:p>11877698405</text:p>
          </table:table-cell>
          <table:table-cell office:value-type="percentage" office:value="0.617933" calcext:value-type="percentage">
            <text:p>61.79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193454676" calcext:value-type="float">
            <text:p>12193454676</text:p>
          </table:table-cell>
          <table:table-cell office:value-type="percentage" office:value="0.63436" calcext:value-type="percentage">
            <text:p>63.44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489026152" calcext:value-type="float">
            <text:p>12489026152</text:p>
          </table:table-cell>
          <table:table-cell office:value-type="percentage" office:value="0.649737" calcext:value-type="percentage">
            <text:p>64.97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768476229" calcext:value-type="float">
            <text:p>12768476229</text:p>
          </table:table-cell>
          <table:table-cell office:value-type="percentage" office:value="0.664276" calcext:value-type="percentage">
            <text:p>66.43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3033603382" calcext:value-type="float">
            <text:p>13033603382</text:p>
          </table:table-cell>
          <table:table-cell office:value-type="percentage" office:value="0.678069" calcext:value-type="percentage">
            <text:p>67.81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5137413044" calcext:value-type="float">
            <text:p>15137413044</text:p>
          </table:table-cell>
          <table:table-cell office:value-type="percentage" office:value="0.787519" calcext:value-type="percentage">
            <text:p>78.75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593437208" calcext:value-type="float">
            <text:p>16593437208</text:p>
          </table:table-cell>
          <table:table-cell office:value-type="percentage" office:value="0.863268" calcext:value-type="percentage">
            <text:p>86.33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7633379623" calcext:value-type="float">
            <text:p>17633379623</text:p>
          </table:table-cell>
          <table:table-cell office:value-type="percentage" office:value="0.917371" calcext:value-type="percentage">
            <text:p>91.74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8353929116" calcext:value-type="float">
            <text:p>18353929116</text:p>
          </table:table-cell>
          <table:table-cell office:value-type="percentage" office:value="0.954857" calcext:value-type="percentage">
            <text:p>95.49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8785134918" calcext:value-type="float">
            <text:p>18785134918</text:p>
          </table:table-cell>
          <table:table-cell office:value-type="percentage" office:value="0.97729" calcext:value-type="percentage">
            <text:p>97.73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8936823941" calcext:value-type="float">
            <text:p>18936823941</text:p>
          </table:table-cell>
          <table:table-cell office:value-type="percentage" office:value="0.985182" calcext:value-type="percentage">
            <text:p>98.52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9036823941" calcext:value-type="float">
            <text:p>19036823941</text:p>
          </table:table-cell>
          <table:table-cell office:value-type="percentage" office:value="0.990384" calcext:value-type="percentage">
            <text:p>99.04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9136823941" calcext:value-type="float">
            <text:p>19136823941</text:p>
          </table:table-cell>
          <table:table-cell office:value-type="percentage" office:value="0.995587" calcext:value-type="percentage">
            <text:p>99.56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en-2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-2-Q10-K</text:p>
          </table:table-cell>
          <table:table-cell table:number-columns-repeated="4"/>
          <table:table-cell office:value-type="string" calcext:value-type="string">
            <text:p>Pen-2-Q10-S</text:p>
          </table:table-cell>
          <table:table-cell table:number-columns-repeated="8"/>
          <table:table-cell office:value-type="string" calcext:value-type="string">
            <text:p>Pen-2-Q10-K</text:p>
          </table:table-cell>
          <table:table-cell table:style-name="Default"/>
          <table:table-cell table:number-columns-repeated="3"/>
          <table:table-cell office:value-type="string" calcext:value-type="string">
            <text:p>Pen-2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9630474" calcext:value-type="float">
            <text:p>2109630474</text:p>
          </table:table-cell>
          <table:table-cell table:style-name="ce1" office:value-type="percentage" office:value="0.70997" calcext:value-type="percentage">
            <text:p>71.00%</text:p>
          </table:table-cell>
          <table:table-cell office:value-type="float" office:value="2109630474" calcext:value-type="float">
            <text:p>2109630474</text:p>
          </table:table-cell>
          <table:table-cell table:style-name="ce1" office:value-type="percentage" office:value="0.040321" calcext:value-type="percentage">
            <text:p>4.03%</text:p>
          </table:table-cell>
          <table:table-cell/>
          <table:table-cell office:value-type="float" office:value="70530843" calcext:value-type="float">
            <text:p>70530843</text:p>
          </table:table-cell>
          <table:table-cell table:style-name="ce1" office:value-type="percentage" office:value="0.546491" calcext:value-type="percentage">
            <text:p>54.65%</text:p>
          </table:table-cell>
          <table:table-cell office:value-type="float" office:value="70530843" calcext:value-type="float">
            <text:p>70530843</text:p>
          </table:table-cell>
          <table:table-cell table:style-name="ce1" office:value-type="percentage" office:value="0.005044" calcext:value-type="percentage">
            <text:p>0.50%</text:p>
          </table:table-cell>
          <table:table-cell/>
          <table:table-cell table:formula="of:=[.G2]/[.B2]" office:value-type="float" office:value="0.0334327949227377" calcext:value-type="float">
            <text:p>0.0334327949</text:p>
          </table:table-cell>
          <table:table-cell table:formula="of:=[.I2]/[.D2]" office:value-type="float" office:value="0.0334327949227377" calcext:value-type="float">
            <text:p>0.0334327949</text:p>
          </table:table-cell>
          <table:table-cell/>
          <table:table-cell office:value-type="float" office:value="204125765" calcext:value-type="float">
            <text:p>204125765</text:p>
          </table:table-cell>
          <table:table-cell office:value-type="percentage" office:value="0.003901" calcext:value-type="percentage">
            <text:p>0.39%</text:p>
          </table:table-cell>
          <table:table-cell office:value-type="float" office:value="10" calcext:value-type="float">
            <text:p>10</text:p>
          </table:table-cell>
          <table:table-cell office:value-type="float" office:value="19527973" calcext:value-type="float">
            <text:p>19527973</text:p>
          </table:table-cell>
          <table:table-cell/>
          <table:table-cell office:value-type="float" office:value="204125765" calcext:value-type="float">
            <text:p>204125765</text:p>
          </table:table-cell>
          <table:table-cell office:value-type="percentage" office:value="0.014598" calcext:value-type="percentage">
            <text:p>1.46%</text:p>
          </table:table-cell>
          <table:table-cell office:value-type="float" office:value="10" calcext:value-type="float">
            <text:p>10</text:p>
          </table:table-cell>
          <table:table-cell office:value-type="float" office:value="19527973" calcext:value-type="float">
            <text:p>19527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721344" calcext:value-type="float">
            <text:p>146721344</text:p>
          </table:table-cell>
          <table:table-cell table:style-name="ce1" office:value-type="percentage" office:value="0.049377" calcext:value-type="percentage">
            <text:p>4.94%</text:p>
          </table:table-cell>
          <table:table-cell office:value-type="float" office:value="293442688" calcext:value-type="float">
            <text:p>293442688</text:p>
          </table:table-cell>
          <table:table-cell table:style-name="ce1" office:value-type="percentage" office:value="0.005609" calcext:value-type="percentage">
            <text:p>0.56%</text:p>
          </table:table-cell>
          <table:table-cell/>
          <table:table-cell office:value-type="float" office:value="6239541" calcext:value-type="float">
            <text:p>6239541</text:p>
          </table:table-cell>
          <table:table-cell table:style-name="ce1" office:value-type="percentage" office:value="0.048346" calcext:value-type="percentage">
            <text:p>4.83%</text:p>
          </table:table-cell>
          <table:table-cell office:value-type="float" office:value="12479082" calcext:value-type="float">
            <text:p>12479082</text:p>
          </table:table-cell>
          <table:table-cell table:style-name="ce1" office:value-type="percentage" office:value="0.000892" calcext:value-type="percentage">
            <text:p>0.09%</text:p>
          </table:table-cell>
          <table:table-cell/>
          <table:table-cell table:formula="of:=[.G3]/[.B3]" office:value-type="float" office:value="0.0425264711315622" calcext:value-type="float">
            <text:p>0.0425264711</text:p>
          </table:table-cell>
          <table:table-cell table:formula="of:=[.I3]/[.D3]" office:value-type="float" office:value="0.0425264711315622" calcext:value-type="float">
            <text:p>0.0425264711</text:p>
          </table:table-cell>
          <table:table-cell/>
          <table:table-cell office:value-type="float" office:value="378055584" calcext:value-type="float">
            <text:p>378055584</text:p>
          </table:table-cell>
          <table:table-cell office:value-type="percentage" office:value="0.007226" calcext:value-type="percentage">
            <text:p>0.72%</text:p>
          </table:table-cell>
          <table:table-cell office:value-type="float" office:value="20" calcext:value-type="float">
            <text:p>20</text:p>
          </table:table-cell>
          <table:table-cell office:value-type="float" office:value="16375259" calcext:value-type="float">
            <text:p>16375259</text:p>
          </table:table-cell>
          <table:table-cell/>
          <table:table-cell office:value-type="float" office:value="374391338" calcext:value-type="float">
            <text:p>374391338</text:p>
          </table:table-cell>
          <table:table-cell office:value-type="percentage" office:value="0.026775" calcext:value-type="percentage">
            <text:p>2.68%</text:p>
          </table:table-cell>
          <table:table-cell office:value-type="float" office:value="20" calcext:value-type="float">
            <text:p>20</text:p>
          </table:table-cell>
          <table:table-cell office:value-type="float" office:value="16357267" calcext:value-type="float">
            <text:p>16357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10581" calcext:value-type="float">
            <text:p>49110581</text:p>
          </table:table-cell>
          <table:table-cell table:style-name="ce1" office:value-type="percentage" office:value="0.016528" calcext:value-type="percentage">
            <text:p>1.65%</text:p>
          </table:table-cell>
          <table:table-cell office:value-type="float" office:value="162201442" calcext:value-type="float">
            <text:p>162201442</text:p>
          </table:table-cell>
          <table:table-cell table:style-name="ce1" office:value-type="percentage" office:value="0.0031" calcext:value-type="percentage">
            <text:p>0.31%</text:p>
          </table:table-cell>
          <table:table-cell/>
          <table:table-cell office:value-type="float" office:value="2557125" calcext:value-type="float">
            <text:p>2557125</text:p>
          </table:table-cell>
          <table:table-cell table:style-name="ce1" office:value-type="percentage" office:value="0.019813" calcext:value-type="percentage">
            <text:p>1.98%</text:p>
          </table:table-cell>
          <table:table-cell office:value-type="float" office:value="8510497" calcext:value-type="float">
            <text:p>8510497</text:p>
          </table:table-cell>
          <table:table-cell table:style-name="ce1" office:value-type="percentage" office:value="0.000609" calcext:value-type="percentage">
            <text:p>0.06%</text:p>
          </table:table-cell>
          <table:table-cell/>
          <table:table-cell table:formula="of:=[.G4]/[.B4]" office:value-type="float" office:value="0.0520687181444667" calcext:value-type="float">
            <text:p>0.0520687181</text:p>
          </table:table-cell>
          <table:table-cell table:formula="of:=[.I4]/[.D4]" office:value-type="float" office:value="0.0524686889035179" calcext:value-type="float">
            <text:p>0.0524686889</text:p>
          </table:table-cell>
          <table:table-cell/>
          <table:table-cell office:value-type="float" office:value="533655693" calcext:value-type="float">
            <text:p>533655693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30" calcext:value-type="float">
            <text:p>30</text:p>
          </table:table-cell>
          <table:table-cell office:value-type="float" office:value="14849922" calcext:value-type="float">
            <text:p>14849922</text:p>
          </table:table-cell>
          <table:table-cell/>
          <table:table-cell office:value-type="float" office:value="526798987" calcext:value-type="float">
            <text:p>526798987</text:p>
          </table:table-cell>
          <table:table-cell office:value-type="percentage" office:value="0.037675" calcext:value-type="percentage">
            <text:p>3.77%</text:p>
          </table:table-cell>
          <table:table-cell office:value-type="float" office:value="30" calcext:value-type="float">
            <text:p>30</text:p>
          </table:table-cell>
          <table:table-cell office:value-type="float" office:value="14732241" calcext:value-type="float">
            <text:p>14732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62296" calcext:value-type="float">
            <text:p>21662296</text:p>
          </table:table-cell>
          <table:table-cell table:style-name="ce1" office:value-type="percentage" office:value="0.00729" calcext:value-type="percentage">
            <text:p>0.73%</text:p>
          </table:table-cell>
          <table:table-cell office:value-type="float" office:value="132218001" calcext:value-type="float">
            <text:p>132218001</text:p>
          </table:table-cell>
          <table:table-cell table:style-name="ce1" office:value-type="percentage" office:value="0.002527" calcext:value-type="percentage">
            <text:p>0.25%</text:p>
          </table:table-cell>
          <table:table-cell/>
          <table:table-cell office:value-type="float" office:value="1413718" calcext:value-type="float">
            <text:p>1413718</text:p>
          </table:table-cell>
          <table:table-cell table:style-name="ce1" office:value-type="percentage" office:value="0.010954" calcext:value-type="percentage">
            <text:p>1.10%</text:p>
          </table:table-cell>
          <table:table-cell office:value-type="float" office:value="8709584" calcext:value-type="float">
            <text:p>8709584</text:p>
          </table:table-cell>
          <table:table-cell table:style-name="ce1" office:value-type="percentage" office:value="0.000623" calcext:value-type="percentage">
            <text:p>0.06%</text:p>
          </table:table-cell>
          <table:table-cell/>
          <table:table-cell table:formula="of:=[.G5]/[.B5]" office:value-type="float" office:value="0.0652616878654045" calcext:value-type="float">
            <text:p>0.0652616879</text:p>
          </table:table-cell>
          <table:table-cell table:formula="of:=[.I5]/[.D5]" office:value-type="float" office:value="0.0658729063677192" calcext:value-type="float">
            <text:p>0.0658729064</text:p>
          </table:table-cell>
          <table:table-cell/>
          <table:table-cell office:value-type="float" office:value="679025783" calcext:value-type="float">
            <text:p>679025783</text:p>
          </table:table-cell>
          <table:table-cell office:value-type="percentage" office:value="0.012978" calcext:value-type="percentage">
            <text:p>1.30%</text:p>
          </table:table-cell>
          <table:table-cell office:value-type="float" office:value="40" calcext:value-type="float">
            <text:p>40</text:p>
          </table:table-cell>
          <table:table-cell office:value-type="float" office:value="14301296" calcext:value-type="float">
            <text:p>14301296</text:p>
          </table:table-cell>
          <table:table-cell/>
          <table:table-cell office:value-type="float" office:value="671118857" calcext:value-type="float">
            <text:p>671118857</text:p>
          </table:table-cell>
          <table:table-cell office:value-type="percentage" office:value="0.047996" calcext:value-type="percentage">
            <text:p>4.80%</text:p>
          </table:table-cell>
          <table:table-cell office:value-type="float" office:value="40" calcext:value-type="float">
            <text:p>40</text:p>
          </table:table-cell>
          <table:table-cell office:value-type="float" office:value="14243878" calcext:value-type="float">
            <text:p>14243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97561" calcext:value-type="float">
            <text:p>20897561</text:p>
          </table:table-cell>
          <table:table-cell table:style-name="ce1" office:value-type="percentage" office:value="0.007033" calcext:value-type="percentage">
            <text:p>0.70%</text:p>
          </table:table-cell>
          <table:table-cell office:value-type="float" office:value="263507430" calcext:value-type="float">
            <text:p>263507430</text:p>
          </table:table-cell>
          <table:table-cell table:style-name="ce1" office:value-type="percentage" office:value="0.005036" calcext:value-type="percentage">
            <text:p>0.50%</text:p>
          </table:table-cell>
          <table:table-cell/>
          <table:table-cell office:value-type="float" office:value="1435380" calcext:value-type="float">
            <text:p>1435380</text:p>
          </table:table-cell>
          <table:table-cell table:style-name="ce1" office:value-type="percentage" office:value="0.011122" calcext:value-type="percentage">
            <text:p>1.11%</text:p>
          </table:table-cell>
          <table:table-cell office:value-type="float" office:value="17968757" calcext:value-type="float">
            <text:p>17968757</text:p>
          </table:table-cell>
          <table:table-cell table:style-name="ce1" office:value-type="percentage" office:value="0.001285" calcext:value-type="percentage">
            <text:p>0.13%</text:p>
          </table:table-cell>
          <table:table-cell/>
          <table:table-cell table:formula="of:=[.G6]/[.B6]" office:value-type="float" office:value="0.0686864845136712" calcext:value-type="float">
            <text:p>0.0686864845</text:p>
          </table:table-cell>
          <table:table-cell table:formula="of:=[.I6]/[.D6]" office:value-type="float" office:value="0.0681907033892745" calcext:value-type="float">
            <text:p>0.0681907034</text:p>
          </table:table-cell>
          <table:table-cell/>
          <table:table-cell office:value-type="float" office:value="820095157" calcext:value-type="float">
            <text:p>820095157</text:p>
          </table:table-cell>
          <table:table-cell office:value-type="percentage" office:value="0.015674" calcext:value-type="percentage">
            <text:p>1.57%</text:p>
          </table:table-cell>
          <table:table-cell office:value-type="float" office:value="50" calcext:value-type="float">
            <text:p>50</text:p>
          </table:table-cell>
          <table:table-cell office:value-type="float" office:value="13852035" calcext:value-type="float">
            <text:p>13852035</text:p>
          </table:table-cell>
          <table:table-cell/>
          <table:table-cell office:value-type="float" office:value="810551537" calcext:value-type="float">
            <text:p>810551537</text:p>
          </table:table-cell>
          <table:table-cell office:value-type="percentage" office:value="0.057968" calcext:value-type="percentage">
            <text:p>5.80%</text:p>
          </table:table-cell>
          <table:table-cell office:value-type="float" office:value="50" calcext:value-type="float">
            <text:p>50</text:p>
          </table:table-cell>
          <table:table-cell office:value-type="float" office:value="13635195" calcext:value-type="float">
            <text:p>13635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5217749" calcext:value-type="float">
            <text:p>155217749</text:p>
          </table:table-cell>
          <table:table-cell table:style-name="ce1" office:value-type="percentage" office:value="0.052237" calcext:value-type="percentage">
            <text:p>5.22%</text:p>
          </table:table-cell>
          <table:table-cell office:value-type="float" office:value="4138932990" calcext:value-type="float">
            <text:p>4138932990</text:p>
          </table:table-cell>
          <table:table-cell table:style-name="ce1" office:value-type="percentage" office:value="0.079107" calcext:value-type="percentage">
            <text:p>7.91%</text:p>
          </table:table-cell>
          <table:table-cell/>
          <table:table-cell office:value-type="float" office:value="9810521" calcext:value-type="float">
            <text:p>9810521</text:p>
          </table:table-cell>
          <table:table-cell table:style-name="ce1" office:value-type="percentage" office:value="0.076014" calcext:value-type="percentage">
            <text:p>7.60%</text:p>
          </table:table-cell>
          <table:table-cell office:value-type="float" office:value="262032130" calcext:value-type="float">
            <text:p>262032130</text:p>
          </table:table-cell>
          <table:table-cell table:style-name="ce1" office:value-type="percentage" office:value="0.01874" calcext:value-type="percentage">
            <text:p>1.87%</text:p>
          </table:table-cell>
          <table:table-cell/>
          <table:table-cell table:formula="of:=[.G7]/[.B7]" office:value-type="float" office:value="0.0632048916003801" calcext:value-type="float">
            <text:p>0.0632048916</text:p>
          </table:table-cell>
          <table:table-cell table:formula="of:=[.I7]/[.D7]" office:value-type="float" office:value="0.0633091017982391" calcext:value-type="float">
            <text:p>0.0633091018</text:p>
          </table:table-cell>
          <table:table-cell/>
          <table:table-cell office:value-type="float" office:value="955758273" calcext:value-type="float">
            <text:p>955758273</text:p>
          </table:table-cell>
          <table:table-cell office:value-type="percentage" office:value="0.018267" calcext:value-type="percentage">
            <text:p>1.83%</text:p>
          </table:table-cell>
          <table:table-cell office:value-type="float" office:value="60" calcext:value-type="float">
            <text:p>60</text:p>
          </table:table-cell>
          <table:table-cell office:value-type="float" office:value="13468163" calcext:value-type="float">
            <text:p>13468163</text:p>
          </table:table-cell>
          <table:table-cell/>
          <table:table-cell office:value-type="float" office:value="945559554" calcext:value-type="float">
            <text:p>945559554</text:p>
          </table:table-cell>
          <table:table-cell office:value-type="percentage" office:value="0.067624" calcext:value-type="percentage">
            <text:p>6.76%</text:p>
          </table:table-cell>
          <table:table-cell office:value-type="float" office:value="60" calcext:value-type="float">
            <text:p>60</text:p>
          </table:table-cell>
          <table:table-cell office:value-type="float" office:value="13432043" calcext:value-type="float">
            <text:p>134320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6033322" calcext:value-type="float">
            <text:p>396033322</text:p>
          </table:table-cell>
          <table:table-cell table:style-name="ce1" office:value-type="percentage" office:value="0.13328" calcext:value-type="percentage">
            <text:p>13.33%</text:p>
          </table:table-cell>
          <table:table-cell office:value-type="float" office:value="17209050150" calcext:value-type="float">
            <text:p>17209050150</text:p>
          </table:table-cell>
          <table:table-cell table:style-name="ce1" office:value-type="percentage" office:value="0.328915" calcext:value-type="percentage">
            <text:p>32.89%</text:p>
          </table:table-cell>
          <table:table-cell/>
          <table:table-cell office:value-type="float" office:value="27326907" calcext:value-type="float">
            <text:p>27326907</text:p>
          </table:table-cell>
          <table:table-cell table:style-name="ce1" office:value-type="percentage" office:value="0.211736" calcext:value-type="percentage">
            <text:p>21.17%</text:p>
          </table:table-cell>
          <table:table-cell office:value-type="float" office:value="1197547184" calcext:value-type="float">
            <text:p>1197547184</text:p>
          </table:table-cell>
          <table:table-cell table:style-name="ce1" office:value-type="percentage" office:value="0.085645" calcext:value-type="percentage">
            <text:p>8.56%</text:p>
          </table:table-cell>
          <table:table-cell/>
          <table:table-cell table:formula="of:=[.G8]/[.B8]" office:value-type="float" office:value="0.0690015346738929" calcext:value-type="float">
            <text:p>0.0690015347</text:p>
          </table:table-cell>
          <table:table-cell table:formula="of:=[.I8]/[.D8]" office:value-type="float" office:value="0.0695882209396665" calcext:value-type="float">
            <text:p>0.0695882209</text:p>
          </table:table-cell>
          <table:table-cell/>
          <table:table-cell office:value-type="float" office:value="1089534085" calcext:value-type="float">
            <text:p>1089534085</text:p>
          </table:table-cell>
          <table:table-cell office:value-type="percentage" office:value="0.020824" calcext:value-type="percentage">
            <text:p>2.08%</text:p>
          </table:table-cell>
          <table:table-cell office:value-type="float" office:value="70" calcext:value-type="float">
            <text:p>70</text:p>
          </table:table-cell>
          <table:table-cell office:value-type="float" office:value="13315599" calcext:value-type="float">
            <text:p>13315599</text:p>
          </table:table-cell>
          <table:table-cell/>
          <table:table-cell office:value-type="float" office:value="1078853589" calcext:value-type="float">
            <text:p>1078853589</text:p>
          </table:table-cell>
          <table:table-cell office:value-type="percentage" office:value="0.077156" calcext:value-type="percentage">
            <text:p>7.72%</text:p>
          </table:table-cell>
          <table:table-cell office:value-type="float" office:value="70" calcext:value-type="float">
            <text:p>70</text:p>
          </table:table-cell>
          <table:table-cell office:value-type="float" office:value="13241881" calcext:value-type="float">
            <text:p>13241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223429" calcext:value-type="float">
            <text:p>47223429</text:p>
          </table:table-cell>
          <table:table-cell table:style-name="ce1" office:value-type="percentage" office:value="0.015892" calcext:value-type="percentage">
            <text:p>1.59%</text:p>
          </table:table-cell>
          <table:table-cell office:value-type="float" office:value="4112540385" calcext:value-type="float">
            <text:p>4112540385</text:p>
          </table:table-cell>
          <table:table-cell table:style-name="ce1" office:value-type="percentage" office:value="0.078603" calcext:value-type="percentage">
            <text:p>7.86%</text:p>
          </table:table-cell>
          <table:table-cell/>
          <table:table-cell office:value-type="float" office:value="4809663" calcext:value-type="float">
            <text:p>4809663</text:p>
          </table:table-cell>
          <table:table-cell table:style-name="ce1" office:value-type="percentage" office:value="0.037267" calcext:value-type="percentage">
            <text:p>3.73%</text:p>
          </table:table-cell>
          <table:table-cell office:value-type="float" office:value="427641533" calcext:value-type="float">
            <text:p>427641533</text:p>
          </table:table-cell>
          <table:table-cell table:style-name="ce1" office:value-type="percentage" office:value="0.030584" calcext:value-type="percentage">
            <text:p>3.06%</text:p>
          </table:table-cell>
          <table:table-cell/>
          <table:table-cell table:formula="of:=[.G9]/[.B9]" office:value-type="float" office:value="0.101849084275519" calcext:value-type="float">
            <text:p>0.1018490843</text:p>
          </table:table-cell>
          <table:table-cell table:formula="of:=[.I9]/[.D9]" office:value-type="float" office:value="0.10398476196362" calcext:value-type="float">
            <text:p>0.103984762</text:p>
          </table:table-cell>
          <table:table-cell/>
          <table:table-cell office:value-type="float" office:value="1221750161" calcext:value-type="float">
            <text:p>1221750161</text:p>
          </table:table-cell>
          <table:table-cell office:value-type="percentage" office:value="0.023351" calcext:value-type="percentage">
            <text:p>2.34%</text:p>
          </table:table-cell>
          <table:table-cell office:value-type="float" office:value="80" calcext:value-type="float">
            <text:p>80</text:p>
          </table:table-cell>
          <table:table-cell office:value-type="float" office:value="13157185" calcext:value-type="float">
            <text:p>13157185</text:p>
          </table:table-cell>
          <table:table-cell/>
          <table:table-cell office:value-type="float" office:value="1210369287" calcext:value-type="float">
            <text:p>1210369287</text:p>
          </table:table-cell>
          <table:table-cell office:value-type="percentage" office:value="0.086562" calcext:value-type="percentage">
            <text:p>8.66%</text:p>
          </table:table-cell>
          <table:table-cell office:value-type="float" office:value="80" calcext:value-type="float">
            <text:p>80</text:p>
          </table:table-cell>
          <table:table-cell office:value-type="float" office:value="13080833" calcext:value-type="float">
            <text:p>130808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744392" calcext:value-type="float">
            <text:p>14744392</text:p>
          </table:table-cell>
          <table:table-cell table:style-name="ce1" office:value-type="percentage" office:value="0.004962" calcext:value-type="percentage">
            <text:p>0.50%</text:p>
          </table:table-cell>
          <table:table-cell office:value-type="float" office:value="2567462415" calcext:value-type="float">
            <text:p>2567462415</text:p>
          </table:table-cell>
          <table:table-cell table:style-name="ce1" office:value-type="percentage" office:value="0.049072" calcext:value-type="percentage">
            <text:p>4.91%</text:p>
          </table:table-cell>
          <table:table-cell/>
          <table:table-cell office:value-type="float" office:value="2201159" calcext:value-type="float">
            <text:p>2201159</text:p>
          </table:table-cell>
          <table:table-cell table:style-name="ce1" office:value-type="percentage" office:value="0.017055" calcext:value-type="percentage">
            <text:p>1.71%</text:p>
          </table:table-cell>
          <table:table-cell office:value-type="float" office:value="391302842" calcext:value-type="float">
            <text:p>391302842</text:p>
          </table:table-cell>
          <table:table-cell table:style-name="ce1" office:value-type="percentage" office:value="0.027985" calcext:value-type="percentage">
            <text:p>2.80%</text:p>
          </table:table-cell>
          <table:table-cell/>
          <table:table-cell table:formula="of:=[.G10]/[.B10]" office:value-type="float" office:value="0.149287878401497" calcext:value-type="float">
            <text:p>0.1492878784</text:p>
          </table:table-cell>
          <table:table-cell table:formula="of:=[.I10]/[.D10]" office:value-type="float" office:value="0.15240840127352" calcext:value-type="float">
            <text:p>0.1524084013</text:p>
          </table:table-cell>
          <table:table-cell/>
          <table:table-cell office:value-type="float" office:value="1352325174" calcext:value-type="float">
            <text:p>1352325174</text:p>
          </table:table-cell>
          <table:table-cell office:value-type="percentage" office:value="0.025847" calcext:value-type="percentage">
            <text:p>2.58%</text:p>
          </table:table-cell>
          <table:table-cell office:value-type="float" office:value="90" calcext:value-type="float">
            <text:p>90</text:p>
          </table:table-cell>
          <table:table-cell office:value-type="float" office:value="12997021" calcext:value-type="float">
            <text:p>12997021</text:p>
          </table:table-cell>
          <table:table-cell/>
          <table:table-cell office:value-type="float" office:value="1340290004" calcext:value-type="float">
            <text:p>1340290004</text:p>
          </table:table-cell>
          <table:table-cell office:value-type="percentage" office:value="0.095854" calcext:value-type="percentage">
            <text:p>9.59%</text:p>
          </table:table-cell>
          <table:table-cell office:value-type="float" office:value="90" calcext:value-type="float">
            <text:p>90</text:p>
          </table:table-cell>
          <table:table-cell office:value-type="float" office:value="12911851" calcext:value-type="float">
            <text:p>129118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31846" calcext:value-type="float">
            <text:p>5431846</text:p>
          </table:table-cell>
          <table:table-cell table:style-name="ce1" office:value-type="percentage" office:value="0.001828" calcext:value-type="percentage">
            <text:p>0.18%</text:p>
          </table:table-cell>
          <table:table-cell office:value-type="float" office:value="1906869132" calcext:value-type="float">
            <text:p>1906869132</text:p>
          </table:table-cell>
          <table:table-cell table:style-name="ce1" office:value-type="percentage" office:value="0.036446" calcext:value-type="percentage">
            <text:p>3.64%</text:p>
          </table:table-cell>
          <table:table-cell/>
          <table:table-cell office:value-type="float" office:value="1143128" calcext:value-type="float">
            <text:p>1143128</text:p>
          </table:table-cell>
          <table:table-cell table:style-name="ce1" office:value-type="percentage" office:value="0.008857" calcext:value-type="percentage">
            <text:p>0.89%</text:p>
          </table:table-cell>
          <table:table-cell office:value-type="float" office:value="408344302" calcext:value-type="float">
            <text:p>408344302</text:p>
          </table:table-cell>
          <table:table-cell table:style-name="ce1" office:value-type="percentage" office:value="0.029204" calcext:value-type="percentage">
            <text:p>2.92%</text:p>
          </table:table-cell>
          <table:table-cell/>
          <table:table-cell table:formula="of:=[.G11]/[.B11]" office:value-type="float" office:value="0.210449265314223" calcext:value-type="float">
            <text:p>0.2104492653</text:p>
          </table:table-cell>
          <table:table-cell table:formula="of:=[.I11]/[.D11]" office:value-type="float" office:value="0.21414385242668" calcext:value-type="float">
            <text:p>0.2141438524</text:p>
          </table:table-cell>
          <table:table-cell/>
          <table:table-cell office:value-type="float" office:value="1481387702" calcext:value-type="float">
            <text:p>1481387702</text:p>
          </table:table-cell>
          <table:table-cell office:value-type="percentage" office:value="0.028314" calcext:value-type="percentage">
            <text:p>2.83%</text:p>
          </table:table-cell>
          <table:table-cell office:value-type="float" office:value="100" calcext:value-type="float">
            <text:p>100</text:p>
          </table:table-cell>
          <table:table-cell office:value-type="float" office:value="12866957" calcext:value-type="float">
            <text:p>12866957</text:p>
          </table:table-cell>
          <table:table-cell/>
          <table:table-cell office:value-type="float" office:value="1468849294" calcext:value-type="float">
            <text:p>1468849294</text:p>
          </table:table-cell>
          <table:table-cell office:value-type="percentage" office:value="0.105048" calcext:value-type="percentage">
            <text:p>10.50%</text:p>
          </table:table-cell>
          <table:table-cell office:value-type="float" office:value="100" calcext:value-type="float">
            <text:p>100</text:p>
          </table:table-cell>
          <table:table-cell office:value-type="float" office:value="12755733" calcext:value-type="float">
            <text:p>127557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331305" calcext:value-type="float">
            <text:p>2331305</text:p>
          </table:table-cell>
          <table:table-cell table:style-name="ce1" office:value-type="percentage" office:value="0.000785" calcext:value-type="percentage">
            <text:p>0.08%</text:p>
          </table:table-cell>
          <table:table-cell office:value-type="float" office:value="1644714852" calcext:value-type="float">
            <text:p>1644714852</text:p>
          </table:table-cell>
          <table:table-cell table:style-name="ce1" office:value-type="percentage" office:value="0.031435" calcext:value-type="percentage">
            <text:p>3.14%</text:p>
          </table:table-cell>
          <table:table-cell/>
          <table:table-cell office:value-type="float" office:value="645188" calcext:value-type="float">
            <text:p>645188</text:p>
          </table:table-cell>
          <table:table-cell table:style-name="ce1" office:value-type="percentage" office:value="0.004999" calcext:value-type="percentage">
            <text:p>0.50%</text:p>
          </table:table-cell>
          <table:table-cell office:value-type="float" office:value="461815497" calcext:value-type="float">
            <text:p>461815497</text:p>
          </table:table-cell>
          <table:table-cell table:style-name="ce1" office:value-type="percentage" office:value="0.033028" calcext:value-type="percentage">
            <text:p>3.30%</text:p>
          </table:table-cell>
          <table:table-cell/>
          <table:table-cell table:formula="of:=[.G12]/[.B12]" office:value-type="float" office:value="0.27674971743294" calcext:value-type="float">
            <text:p>0.2767497174</text:p>
          </table:table-cell>
          <table:table-cell table:formula="of:=[.I12]/[.D12]" office:value-type="float" office:value="0.280787576301403" calcext:value-type="float">
            <text:p>0.2807875763</text:p>
          </table:table-cell>
          <table:table-cell/>
          <table:table-cell office:value-type="float" office:value="2421391314" calcext:value-type="float">
            <text:p>2421391314</text:p>
          </table:table-cell>
          <table:table-cell office:value-type="percentage" office:value="0.04628" calcext:value-type="percentage">
            <text:p>4.63%</text:p>
          </table:table-cell>
          <table:table-cell office:value-type="float" office:value="200" calcext:value-type="float">
            <text:p>200</text:p>
          </table:table-cell>
          <table:table-cell office:value-type="float" office:value="7153740" calcext:value-type="float">
            <text:p>7153740</text:p>
          </table:table-cell>
          <table:table-cell/>
          <table:table-cell office:value-type="float" office:value="2375100452" calcext:value-type="float">
            <text:p>2375100452</text:p>
          </table:table-cell>
          <table:table-cell office:value-type="percentage" office:value="0.16986" calcext:value-type="percentage">
            <text:p>16.99%</text:p>
          </table:table-cell>
          <table:table-cell office:value-type="float" office:value="200" calcext:value-type="float">
            <text:p>200</text:p>
          </table:table-cell>
          <table:table-cell office:value-type="float" office:value="6955808" calcext:value-type="float">
            <text:p>69558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60029" calcext:value-type="float">
            <text:p>1060029</text:p>
          </table:table-cell>
          <table:table-cell table:style-name="ce1" office:value-type="percentage" office:value="0.000357" calcext:value-type="percentage">
            <text:p>0.04%</text:p>
          </table:table-cell>
          <table:table-cell office:value-type="float" office:value="1508548915" calcext:value-type="float">
            <text:p>1508548915</text:p>
          </table:table-cell>
          <table:table-cell table:style-name="ce1" office:value-type="percentage" office:value="0.028833" calcext:value-type="percentage">
            <text:p>2.88%</text:p>
          </table:table-cell>
          <table:table-cell/>
          <table:table-cell office:value-type="float" office:value="364495" calcext:value-type="float">
            <text:p>364495</text:p>
          </table:table-cell>
          <table:table-cell table:style-name="ce1" office:value-type="percentage" office:value="0.002824" calcext:value-type="percentage">
            <text:p>0.28%</text:p>
          </table:table-cell>
          <table:table-cell office:value-type="float" office:value="523414989" calcext:value-type="float">
            <text:p>523414989</text:p>
          </table:table-cell>
          <table:table-cell table:style-name="ce1" office:value-type="percentage" office:value="0.037433" calcext:value-type="percentage">
            <text:p>3.74%</text:p>
          </table:table-cell>
          <table:table-cell/>
          <table:table-cell table:formula="of:=[.G13]/[.B13]" office:value-type="float" office:value="0.34385380022622" calcext:value-type="float">
            <text:p>0.3438538002</text:p>
          </table:table-cell>
          <table:table-cell table:formula="of:=[.I13]/[.D13]" office:value-type="float" office:value="0.346965871504405" calcext:value-type="float">
            <text:p>0.3469658715</text:p>
          </table:table-cell>
          <table:table-cell/>
          <table:table-cell office:value-type="float" office:value="3000185689" calcext:value-type="float">
            <text:p>3000185689</text:p>
          </table:table-cell>
          <table:table-cell office:value-type="percentage" office:value="0.057342" calcext:value-type="percentage">
            <text:p>5.73%</text:p>
          </table:table-cell>
          <table:table-cell office:value-type="float" office:value="300" calcext:value-type="float">
            <text:p>300</text:p>
          </table:table-cell>
          <table:table-cell office:value-type="float" office:value="4275392" calcext:value-type="float">
            <text:p>4275392</text:p>
          </table:table-cell>
          <table:table-cell/>
          <table:table-cell office:value-type="float" office:value="2874954402" calcext:value-type="float">
            <text:p>2874954402</text:p>
          </table:table-cell>
          <table:table-cell office:value-type="percentage" office:value="0.205608" calcext:value-type="percentage">
            <text:p>20.56%</text:p>
          </table:table-cell>
          <table:table-cell office:value-type="float" office:value="300" calcext:value-type="float">
            <text:p>300</text:p>
          </table:table-cell>
          <table:table-cell office:value-type="float" office:value="1859631" calcext:value-type="float">
            <text:p>18596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50560" calcext:value-type="float">
            <text:p>750560</text:p>
          </table:table-cell>
          <table:table-cell table:style-name="ce1" office:value-type="percentage" office:value="0.000253" calcext:value-type="percentage">
            <text:p>0.03%</text:p>
          </table:table-cell>
          <table:table-cell office:value-type="float" office:value="2160079636" calcext:value-type="float">
            <text:p>2160079636</text:p>
          </table:table-cell>
          <table:table-cell table:style-name="ce1" office:value-type="percentage" office:value="0.041285" calcext:value-type="percentage">
            <text:p>4.13%</text:p>
          </table:table-cell>
          <table:table-cell/>
          <table:table-cell office:value-type="float" office:value="274651" calcext:value-type="float">
            <text:p>274651</text:p>
          </table:table-cell>
          <table:table-cell table:style-name="ce1" office:value-type="percentage" office:value="0.002128" calcext:value-type="percentage">
            <text:p>0.21%</text:p>
          </table:table-cell>
          <table:table-cell office:value-type="float" office:value="794342696" calcext:value-type="float">
            <text:p>794342696</text:p>
          </table:table-cell>
          <table:table-cell table:style-name="ce1" office:value-type="percentage" office:value="0.056809" calcext:value-type="percentage">
            <text:p>5.68%</text:p>
          </table:table-cell>
          <table:table-cell/>
          <table:table-cell table:formula="of:=[.G14]/[.B14]" office:value-type="float" office:value="0.36592810701343" calcext:value-type="float">
            <text:p>0.365928107</text:p>
          </table:table-cell>
          <table:table-cell table:formula="of:=[.I14]/[.D14]" office:value-type="float" office:value="0.367737690204307" calcext:value-type="float">
            <text:p>0.3677376902</text:p>
          </table:table-cell>
          <table:table-cell/>
          <table:table-cell office:value-type="float" office:value="3159373919" calcext:value-type="float">
            <text:p>3159373919</text:p>
          </table:table-cell>
          <table:table-cell office:value-type="percentage" office:value="0.060385" calcext:value-type="percentage">
            <text:p>6.04%</text:p>
          </table:table-cell>
          <table:table-cell office:value-type="float" office:value="400" calcext:value-type="float">
            <text:p>400</text:p>
          </table:table-cell>
          <table:table-cell office:value-type="float" office:value="1217087" calcext:value-type="float">
            <text:p>1217087</text:p>
          </table:table-cell>
          <table:table-cell/>
          <table:table-cell office:value-type="float" office:value="3011412835" calcext:value-type="float">
            <text:p>3011412835</text:p>
          </table:table-cell>
          <table:table-cell office:value-type="percentage" office:value="0.215367" calcext:value-type="percentage">
            <text:p>21.54%</text:p>
          </table:table-cell>
          <table:table-cell office:value-type="float" office:value="400" calcext:value-type="float">
            <text:p>400</text:p>
          </table:table-cell>
          <table:table-cell office:value-type="float" office:value="1092446" calcext:value-type="float">
            <text:p>10924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83378" calcext:value-type="float">
            <text:p>283378</text:p>
          </table:table-cell>
          <table:table-cell table:style-name="ce1" office:value-type="percentage" office:value="0.000095" calcext:value-type="percentage">
            <text:p>0.01%</text:p>
          </table:table-cell>
          <table:table-cell office:value-type="float" office:value="1570781963" calcext:value-type="float">
            <text:p>1570781963</text:p>
          </table:table-cell>
          <table:table-cell table:style-name="ce1" office:value-type="percentage" office:value="0.030022" calcext:value-type="percentage">
            <text:p>3.00%</text:p>
          </table:table-cell>
          <table:table-cell/>
          <table:table-cell office:value-type="float" office:value="130795" calcext:value-type="float">
            <text:p>130795</text:p>
          </table:table-cell>
          <table:table-cell table:style-name="ce1" office:value-type="percentage" office:value="0.001013" calcext:value-type="percentage">
            <text:p>0.10%</text:p>
          </table:table-cell>
          <table:table-cell office:value-type="float" office:value="736385887" calcext:value-type="float">
            <text:p>736385887</text:p>
          </table:table-cell>
          <table:table-cell table:style-name="ce1" office:value-type="percentage" office:value="0.052664" calcext:value-type="percentage">
            <text:p>5.27%</text:p>
          </table:table-cell>
          <table:table-cell/>
          <table:table-cell table:formula="of:=[.G15]/[.B15]" office:value-type="float" office:value="0.461556648716555" calcext:value-type="float">
            <text:p>0.4615566487</text:p>
          </table:table-cell>
          <table:table-cell table:formula="of:=[.I15]/[.D15]" office:value-type="float" office:value="0.468802102612379" calcext:value-type="float">
            <text:p>0.4688021026</text:p>
          </table:table-cell>
          <table:table-cell/>
          <table:table-cell office:value-type="float" office:value="3256026226" calcext:value-type="float">
            <text:p>3256026226</text:p>
          </table:table-cell>
          <table:table-cell office:value-type="percentage" office:value="0.062232" calcext:value-type="percentage">
            <text:p>6.22%</text:p>
          </table:table-cell>
          <table:table-cell office:value-type="float" office:value="500" calcext:value-type="float">
            <text:p>500</text:p>
          </table:table-cell>
          <table:table-cell office:value-type="float" office:value="822421" calcext:value-type="float">
            <text:p>822421</text:p>
          </table:table-cell>
          <table:table-cell/>
          <table:table-cell office:value-type="float" office:value="3099273448" calcext:value-type="float">
            <text:p>3099273448</text:p>
          </table:table-cell>
          <table:table-cell office:value-type="percentage" office:value="0.221651" calcext:value-type="percentage">
            <text:p>22.17%</text:p>
          </table:table-cell>
          <table:table-cell office:value-type="float" office:value="500" calcext:value-type="float">
            <text:p>500</text:p>
          </table:table-cell>
          <table:table-cell office:value-type="float" office:value="757427" calcext:value-type="float">
            <text:p>7574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50342" calcext:value-type="float">
            <text:p>150342</text:p>
          </table:table-cell>
          <table:table-cell table:style-name="ce1" office:value-type="percentage" office:value="0.000051" calcext:value-type="percentage">
            <text:p>0.01%</text:p>
          </table:table-cell>
          <table:table-cell office:value-type="float" office:value="1850716192" calcext:value-type="float">
            <text:p>1850716192</text:p>
          </table:table-cell>
          <table:table-cell table:style-name="ce1" office:value-type="percentage" office:value="0.035373" calcext:value-type="percentage">
            <text:p>3.54%</text:p>
          </table:table-cell>
          <table:table-cell/>
          <table:table-cell office:value-type="float" office:value="76162" calcext:value-type="float">
            <text:p>76162</text:p>
          </table:table-cell>
          <table:table-cell table:style-name="ce1" office:value-type="percentage" office:value="0.00059" calcext:value-type="percentage">
            <text:p>0.06%</text:p>
          </table:table-cell>
          <table:table-cell office:value-type="float" office:value="920691095" calcext:value-type="float">
            <text:p>920691095</text:p>
          </table:table-cell>
          <table:table-cell table:style-name="ce1" office:value-type="percentage" office:value="0.065845" calcext:value-type="percentage">
            <text:p>6.58%</text:p>
          </table:table-cell>
          <table:table-cell/>
          <table:table-cell table:formula="of:=[.G16]/[.B16]" office:value-type="float" office:value="0.506591637732636" calcext:value-type="float">
            <text:p>0.5065916377</text:p>
          </table:table-cell>
          <table:table-cell table:formula="of:=[.I16]/[.D16]" office:value-type="float" office:value="0.497478272994977" calcext:value-type="float">
            <text:p>0.497478273</text:p>
          </table:table-cell>
          <table:table-cell/>
          <table:table-cell office:value-type="float" office:value="3329435924" calcext:value-type="float">
            <text:p>3329435924</text:p>
          </table:table-cell>
          <table:table-cell office:value-type="percentage" office:value="0.063635" calcext:value-type="percentage">
            <text:p>6.36%</text:p>
          </table:table-cell>
          <table:table-cell office:value-type="float" office:value="600" calcext:value-type="float">
            <text:p>600</text:p>
          </table:table-cell>
          <table:table-cell office:value-type="float" office:value="653951" calcext:value-type="float">
            <text:p>653951</text:p>
          </table:table-cell>
          <table:table-cell/>
          <table:table-cell office:value-type="float" office:value="3166359299" calcext:value-type="float">
            <text:p>3166359299</text:p>
          </table:table-cell>
          <table:table-cell office:value-type="percentage" office:value="0.226449" calcext:value-type="percentage">
            <text:p>22.64%</text:p>
          </table:table-cell>
          <table:table-cell office:value-type="float" office:value="600" calcext:value-type="float">
            <text:p>600</text:p>
          </table:table-cell>
          <table:table-cell office:value-type="float" office:value="593899" calcext:value-type="float">
            <text:p>59389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7867" calcext:value-type="float">
            <text:p>117867</text:p>
          </table:table-cell>
          <table:table-cell table:style-name="ce1" office:value-type="percentage" office:value="0.00004" calcext:value-type="percentage">
            <text:p>0.00%</text:p>
          </table:table-cell>
          <table:table-cell office:value-type="float" office:value="2397396422" calcext:value-type="float">
            <text:p>2397396422</text:p>
          </table:table-cell>
          <table:table-cell table:style-name="ce1" office:value-type="percentage" office:value="0.045821" calcext:value-type="percentage">
            <text:p>4.58%</text:p>
          </table:table-cell>
          <table:table-cell/>
          <table:table-cell office:value-type="float" office:value="57307" calcext:value-type="float">
            <text:p>57307</text:p>
          </table:table-cell>
          <table:table-cell table:style-name="ce1" office:value-type="percentage" office:value="0.000444" calcext:value-type="percentage">
            <text:p>0.04%</text:p>
          </table:table-cell>
          <table:table-cell office:value-type="float" office:value="1201192348" calcext:value-type="float">
            <text:p>1201192348</text:p>
          </table:table-cell>
          <table:table-cell table:style-name="ce1" office:value-type="percentage" office:value="0.085906" calcext:value-type="percentage">
            <text:p>8.59%</text:p>
          </table:table-cell>
          <table:table-cell/>
          <table:table-cell table:formula="of:=[.G17]/[.B17]" office:value-type="float" office:value="0.486200548075373" calcext:value-type="float">
            <text:p>0.4862005481</text:p>
          </table:table-cell>
          <table:table-cell table:formula="of:=[.I17]/[.D17]" office:value-type="float" office:value="0.50104035234937" calcext:value-type="float">
            <text:p>0.5010403523</text:p>
          </table:table-cell>
          <table:table-cell/>
          <table:table-cell office:value-type="float" office:value="3388791513" calcext:value-type="float">
            <text:p>3388791513</text:p>
          </table:table-cell>
          <table:table-cell office:value-type="percentage" office:value="0.06477" calcext:value-type="percentage">
            <text:p>6.48%</text:p>
          </table:table-cell>
          <table:table-cell office:value-type="float" office:value="700" calcext:value-type="float">
            <text:p>700</text:p>
          </table:table-cell>
          <table:table-cell office:value-type="float" office:value="551892" calcext:value-type="float">
            <text:p>551892</text:p>
          </table:table-cell>
          <table:table-cell/>
          <table:table-cell office:value-type="float" office:value="3221938767" calcext:value-type="float">
            <text:p>3221938767</text:p>
          </table:table-cell>
          <table:table-cell office:value-type="percentage" office:value="0.230423" calcext:value-type="percentage">
            <text:p>23.04%</text:p>
          </table:table-cell>
          <table:table-cell office:value-type="float" office:value="700" calcext:value-type="float">
            <text:p>700</text:p>
          </table:table-cell>
          <table:table-cell office:value-type="float" office:value="528635" calcext:value-type="float">
            <text:p>52863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7893" calcext:value-type="float">
            <text:p>47893</text:p>
          </table:table-cell>
          <table:table-cell table:style-name="ce1" office:value-type="percentage" office:value="0.000016" calcext:value-type="percentage">
            <text:p>0.00%</text:p>
          </table:table-cell>
          <table:table-cell office:value-type="float" office:value="2041791500" calcext:value-type="float">
            <text:p>2041791500</text:p>
          </table:table-cell>
          <table:table-cell table:style-name="ce1" office:value-type="percentage" office:value="0.039025" calcext:value-type="percentage">
            <text:p>3.90%</text:p>
          </table:table-cell>
          <table:table-cell/>
          <table:table-cell office:value-type="float" office:value="27835" calcext:value-type="float">
            <text:p>27835</text:p>
          </table:table-cell>
          <table:table-cell table:style-name="ce1" office:value-type="percentage" office:value="0.000216" calcext:value-type="percentage">
            <text:p>0.02%</text:p>
          </table:table-cell>
          <table:table-cell office:value-type="float" office:value="1208535624" calcext:value-type="float">
            <text:p>1208535624</text:p>
          </table:table-cell>
          <table:table-cell table:style-name="ce1" office:value-type="percentage" office:value="0.086431" calcext:value-type="percentage">
            <text:p>8.64%</text:p>
          </table:table-cell>
          <table:table-cell/>
          <table:table-cell table:formula="of:=[.G18]/[.B18]" office:value-type="float" office:value="0.58119140584219" calcext:value-type="float">
            <text:p>0.5811914058</text:p>
          </table:table-cell>
          <table:table-cell table:formula="of:=[.I18]/[.D18]" office:value-type="float" office:value="0.591899625402496" calcext:value-type="float">
            <text:p>0.5918996254</text:p>
          </table:table-cell>
          <table:table-cell/>
          <table:table-cell office:value-type="float" office:value="3441826676" calcext:value-type="float">
            <text:p>3441826676</text:p>
          </table:table-cell>
          <table:table-cell office:value-type="percentage" office:value="0.065783" calcext:value-type="percentage">
            <text:p>6.58%</text:p>
          </table:table-cell>
          <table:table-cell office:value-type="float" office:value="800" calcext:value-type="float">
            <text:p>800</text:p>
          </table:table-cell>
          <table:table-cell office:value-type="float" office:value="510910" calcext:value-type="float">
            <text:p>510910</text:p>
          </table:table-cell>
          <table:table-cell/>
          <table:table-cell office:value-type="float" office:value="3272886104" calcext:value-type="float">
            <text:p>3272886104</text:p>
          </table:table-cell>
          <table:table-cell office:value-type="percentage" office:value="0.234067" calcext:value-type="percentage">
            <text:p>23.41%</text:p>
          </table:table-cell>
          <table:table-cell office:value-type="float" office:value="800" calcext:value-type="float">
            <text:p>800</text:p>
          </table:table-cell>
          <table:table-cell office:value-type="float" office:value="497990" calcext:value-type="float">
            <text:p>49799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455" calcext:value-type="float">
            <text:p>16455</text:p>
          </table:table-cell>
          <table:table-cell table:style-name="ce1" office:value-type="percentage" office:value="0.000006" calcext:value-type="percentage">
            <text:p>0.00%</text:p>
          </table:table-cell>
          <table:table-cell office:value-type="float" office:value="1487152908" calcext:value-type="float">
            <text:p>1487152908</text:p>
          </table:table-cell>
          <table:table-cell table:style-name="ce1" office:value-type="percentage" office:value="0.028424" calcext:value-type="percentage">
            <text:p>2.84%</text:p>
          </table:table-cell>
          <table:table-cell/>
          <table:table-cell office:value-type="float" office:value="11375" calcext:value-type="float">
            <text:p>11375</text:p>
          </table:table-cell>
          <table:table-cell table:style-name="ce1" office:value-type="percentage" office:value="0.000088" calcext:value-type="percentage">
            <text:p>0.01%</text:p>
          </table:table-cell>
          <table:table-cell office:value-type="float" office:value="1030848581" calcext:value-type="float">
            <text:p>1030848581</text:p>
          </table:table-cell>
          <table:table-cell table:style-name="ce1" office:value-type="percentage" office:value="0.073723" calcext:value-type="percentage">
            <text:p>7.37%</text:p>
          </table:table-cell>
          <table:table-cell/>
          <table:table-cell table:formula="of:=[.G19]/[.B19]" office:value-type="float" office:value="0.691279246429657" calcext:value-type="float">
            <text:p>0.6912792464</text:p>
          </table:table-cell>
          <table:table-cell table:formula="of:=[.I19]/[.D19]" office:value-type="float" office:value="0.693169192928748" calcext:value-type="float">
            <text:p>0.6931691929</text:p>
          </table:table-cell>
          <table:table-cell/>
          <table:table-cell office:value-type="float" office:value="3491896018" calcext:value-type="float">
            <text:p>3491896018</text:p>
          </table:table-cell>
          <table:table-cell office:value-type="percentage" office:value="0.06674" calcext:value-type="percentage">
            <text:p>6.67%</text:p>
          </table:table-cell>
          <table:table-cell office:value-type="float" office:value="900" calcext:value-type="float">
            <text:p>900</text:p>
          </table:table-cell>
          <table:table-cell office:value-type="float" office:value="489728" calcext:value-type="float">
            <text:p>489728</text:p>
          </table:table-cell>
          <table:table-cell/>
          <table:table-cell office:value-type="float" office:value="3321363693" calcext:value-type="float">
            <text:p>3321363693</text:p>
          </table:table-cell>
          <table:table-cell office:value-type="percentage" office:value="0.237534" calcext:value-type="percentage">
            <text:p>23.75%</text:p>
          </table:table-cell>
          <table:table-cell office:value-type="float" office:value="900" calcext:value-type="float">
            <text:p>900</text:p>
          </table:table-cell>
          <table:table-cell office:value-type="float" office:value="470951" calcext:value-type="float">
            <text:p>47095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440" calcext:value-type="float">
            <text:p>444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768248413" calcext:value-type="float">
            <text:p>768248413</text:p>
          </table:table-cell>
          <table:table-cell table:style-name="ce1" office:value-type="percentage" office:value="0.014683" calcext:value-type="percentage">
            <text:p>1.47%</text:p>
          </table:table-cell>
          <table:table-cell/>
          <table:table-cell office:value-type="float" office:value="3482" calcext:value-type="float">
            <text:p>3482</text:p>
          </table:table-cell>
          <table:table-cell table:style-name="ce1" office:value-type="percentage" office:value="0.000027" calcext:value-type="percentage">
            <text:p>0.00%</text:p>
          </table:table-cell>
          <table:table-cell office:value-type="float" office:value="604174371" calcext:value-type="float">
            <text:p>604174371</text:p>
          </table:table-cell>
          <table:table-cell table:style-name="ce1" office:value-type="percentage" office:value="0.043209" calcext:value-type="percentage">
            <text:p>4.32%</text:p>
          </table:table-cell>
          <table:table-cell/>
          <table:table-cell table:formula="of:=[.G20]/[.B20]" office:value-type="float" office:value="0.784234234234234" calcext:value-type="float">
            <text:p>0.7842342342</text:p>
          </table:table-cell>
          <table:table-cell table:formula="of:=[.I20]/[.D20]" office:value-type="float" office:value="0.786431004316308" calcext:value-type="float">
            <text:p>0.7864310043</text:p>
          </table:table-cell>
          <table:table-cell/>
          <table:table-cell office:value-type="float" office:value="3539882739" calcext:value-type="float">
            <text:p>3539882739</text:p>
          </table:table-cell>
          <table:table-cell office:value-type="percentage" office:value="0.067657" calcext:value-type="percentage">
            <text:p>6.77%</text:p>
          </table:table-cell>
          <table:table-cell office:value-type="float" office:value="1000" calcext:value-type="float">
            <text:p>1000</text:p>
          </table:table-cell>
          <table:table-cell office:value-type="float" office:value="467204" calcext:value-type="float">
            <text:p>467204</text:p>
          </table:table-cell>
          <table:table-cell/>
          <table:table-cell office:value-type="float" office:value="3366391732" calcext:value-type="float">
            <text:p>3366391732</text:p>
          </table:table-cell>
          <table:table-cell office:value-type="percentage" office:value="0.240754" calcext:value-type="percentage">
            <text:p>24.08%</text:p>
          </table:table-cell>
          <table:table-cell office:value-type="float" office:value="1000" calcext:value-type="float">
            <text:p>1000</text:p>
          </table:table-cell>
          <table:table-cell office:value-type="float" office:value="432676" calcext:value-type="float">
            <text:p>43267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34" calcext:value-type="float">
            <text:p>153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573687992" calcext:value-type="float">
            <text:p>573687992</text:p>
          </table:table-cell>
          <table:table-cell table:style-name="ce1" office:value-type="percentage" office:value="0.010965" calcext:value-type="percentage">
            <text:p>1.10%</text:p>
          </table:table-cell>
          <table:table-cell/>
          <table:table-cell office:value-type="float" office:value="1263" calcext:value-type="float">
            <text:p>1263</text:p>
          </table:table-cell>
          <table:table-cell table:style-name="ce1" office:value-type="percentage" office:value="0.00001" calcext:value-type="percentage">
            <text:p>0.00%</text:p>
          </table:table-cell>
          <table:table-cell office:value-type="float" office:value="471644636" calcext:value-type="float">
            <text:p>471644636</text:p>
          </table:table-cell>
          <table:table-cell table:style-name="ce1" office:value-type="percentage" office:value="0.033731" calcext:value-type="percentage">
            <text:p>3.37%</text:p>
          </table:table-cell>
          <table:table-cell/>
          <table:table-cell table:formula="of:=[.G21]/[.B21]" office:value-type="float" office:value="0.823337679269883" calcext:value-type="float">
            <text:p>0.8233376793</text:p>
          </table:table-cell>
          <table:table-cell table:formula="of:=[.I21]/[.D21]" office:value-type="float" office:value="0.822127432641121" calcext:value-type="float">
            <text:p>0.8221274326</text:p>
          </table:table-cell>
          <table:table-cell/>
          <table:table-cell office:value-type="float" office:value="3913129973" calcext:value-type="float">
            <text:p>3913129973</text:p>
          </table:table-cell>
          <table:table-cell office:value-type="percentage" office:value="0.074791" calcext:value-type="percentage">
            <text:p>7.48%</text:p>
          </table:table-cell>
          <table:table-cell office:value-type="float" office:value="2000" calcext:value-type="float">
            <text:p>2000</text:p>
          </table:table-cell>
          <table:table-cell office:value-type="float" office:value="296038" calcext:value-type="float">
            <text:p>296038</text:p>
          </table:table-cell>
          <table:table-cell/>
          <table:table-cell office:value-type="float" office:value="3704557513" calcext:value-type="float">
            <text:p>3704557513</text:p>
          </table:table-cell>
          <table:table-cell office:value-type="percentage" office:value="0.264939" calcext:value-type="percentage">
            <text:p>26.49%</text:p>
          </table:table-cell>
          <table:table-cell office:value-type="float" office:value="2000" calcext:value-type="float">
            <text:p>2000</text:p>
          </table:table-cell>
          <table:table-cell office:value-type="float" office:value="259264" calcext:value-type="float">
            <text:p>25926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37" calcext:value-type="float">
            <text:p>33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34793239" calcext:value-type="float">
            <text:p>234793239</text:p>
          </table:table-cell>
          <table:table-cell table:style-name="ce1" office:value-type="percentage" office:value="0.004488" calcext:value-type="percentage">
            <text:p>0.45%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09952945" calcext:value-type="float">
            <text:p>209952945</text:p>
          </table:table-cell>
          <table:table-cell table:style-name="ce1" office:value-type="percentage" office:value="0.015015" calcext:value-type="percentage">
            <text:p>1.50%</text:p>
          </table:table-cell>
          <table:table-cell/>
          <table:table-cell table:formula="of:=[.G22]/[.B22]" office:value-type="float" office:value="0.896142433234421" calcext:value-type="float">
            <text:p>0.8961424332</text:p>
          </table:table-cell>
          <table:table-cell table:formula="of:=[.I22]/[.D22]" office:value-type="float" office:value="0.8942035379477" calcext:value-type="float">
            <text:p>0.8942035379</text:p>
          </table:table-cell>
          <table:table-cell/>
          <table:table-cell office:value-type="float" office:value="4160538560" calcext:value-type="float">
            <text:p>4160538560</text:p>
          </table:table-cell>
          <table:table-cell office:value-type="percentage" office:value="0.07952" calcext:value-type="percentage">
            <text:p>7.95%</text:p>
          </table:table-cell>
          <table:table-cell office:value-type="float" office:value="3000" calcext:value-type="float">
            <text:p>3000</text:p>
          </table:table-cell>
          <table:table-cell office:value-type="float" office:value="210915" calcext:value-type="float">
            <text:p>210915</text:p>
          </table:table-cell>
          <table:table-cell/>
          <table:table-cell office:value-type="float" office:value="3921463653" calcext:value-type="float">
            <text:p>3921463653</text:p>
          </table:table-cell>
          <table:table-cell office:value-type="percentage" office:value="0.280451" calcext:value-type="percentage">
            <text:p>28.05%</text:p>
          </table:table-cell>
          <table:table-cell office:value-type="float" office:value="3000" calcext:value-type="float">
            <text:p>3000</text:p>
          </table:table-cell>
          <table:table-cell office:value-type="float" office:value="188917" calcext:value-type="float">
            <text:p>18891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7" calcext:value-type="float">
            <text:p>11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4692070" calcext:value-type="float">
            <text:p>164692070</text:p>
          </table:table-cell>
          <table:table-cell table:style-name="ce1" office:value-type="percentage" office:value="0.003148" calcext:value-type="percentage">
            <text:p>0.31%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60832364" calcext:value-type="float">
            <text:p>160832364</text:p>
          </table:table-cell>
          <table:table-cell table:style-name="ce1" office:value-type="percentage" office:value="0.011502" calcext:value-type="percentage">
            <text:p>1.15%</text:p>
          </table:table-cell>
          <table:table-cell/>
          <table:table-cell table:formula="of:=[.G23]/[.B23]" office:value-type="float" office:value="0.974358974358974" calcext:value-type="float">
            <text:p>0.9743589744</text:p>
          </table:table-cell>
          <table:table-cell table:formula="of:=[.I23]/[.D23]" office:value-type="float" office:value="0.976564105363421" calcext:value-type="float">
            <text:p>0.9765641054</text:p>
          </table:table-cell>
          <table:table-cell/>
          <table:table-cell office:value-type="float" office:value="4353245812" calcext:value-type="float">
            <text:p>4353245812</text:p>
          </table:table-cell>
          <table:table-cell office:value-type="percentage" office:value="0.083203" calcext:value-type="percentage">
            <text:p>8.32%</text:p>
          </table:table-cell>
          <table:table-cell office:value-type="float" office:value="4000" calcext:value-type="float">
            <text:p>4000</text:p>
          </table:table-cell>
          <table:table-cell office:value-type="float" office:value="176928" calcext:value-type="float">
            <text:p>176928</text:p>
          </table:table-cell>
          <table:table-cell/>
          <table:table-cell office:value-type="float" office:value="4092855991" calcext:value-type="float">
            <text:p>4092855991</text:p>
          </table:table-cell>
          <table:table-cell office:value-type="percentage" office:value="0.292709" calcext:value-type="percentage">
            <text:p>29.27%</text:p>
          </table:table-cell>
          <table:table-cell office:value-type="float" office:value="4000" calcext:value-type="float">
            <text:p>4000</text:p>
          </table:table-cell>
          <table:table-cell office:value-type="float" office:value="157306" calcext:value-type="float">
            <text:p>15730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70334" calcext:value-type="float">
            <text:p>13470334</text:p>
          </table:table-cell>
          <table:table-cell table:style-name="ce1" office:value-type="percentage" office:value="0.000257" calcext:value-type="percentage">
            <text:p>0.0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70334" calcext:value-type="float">
            <text:p>13470334</text:p>
          </table:table-cell>
          <table:table-cell table:style-name="ce1" office:value-type="percentage" office:value="0.000963" calcext:value-type="percentage">
            <text:p>0.10%</text:p>
          </table:table-cell>
          <table:table-cell/>
          <table:table-cell table:formula="of:=[.G24]/[.B24]" office:value-type="float" office:value="1" calcext:value-type="float">
            <text:p>1</text:p>
          </table:table-cell>
          <table:table-cell table:formula="of:=[.I24]/[.D24]" office:value-type="float" office:value="1" calcext:value-type="float">
            <text:p>1</text:p>
          </table:table-cell>
          <table:table-cell/>
          <table:table-cell office:value-type="float" office:value="4517627055" calcext:value-type="float">
            <text:p>4517627055</text:p>
          </table:table-cell>
          <table:table-cell office:value-type="percentage" office:value="0.086345" calcext:value-type="percentage">
            <text:p>8.63%</text:p>
          </table:table-cell>
          <table:table-cell office:value-type="float" office:value="5000" calcext:value-type="float">
            <text:p>5000</text:p>
          </table:table-cell>
          <table:table-cell office:value-type="float" office:value="155018" calcext:value-type="float">
            <text:p>155018</text:p>
          </table:table-cell>
          <table:table-cell/>
          <table:table-cell office:value-type="float" office:value="4239940908" calcext:value-type="float">
            <text:p>4239940908</text:p>
          </table:table-cell>
          <table:table-cell office:value-type="percentage" office:value="0.303228" calcext:value-type="percentage">
            <text:p>30.32%</text:p>
          </table:table-cell>
          <table:table-cell office:value-type="float" office:value="5000" calcext:value-type="float">
            <text:p>5000</text:p>
          </table:table-cell>
          <table:table-cell office:value-type="float" office:value="137698" calcext:value-type="float">
            <text:p>13769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7" calcext:value-type="float">
            <text:p>14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22635067" calcext:value-type="float">
            <text:p>922635067</text:p>
          </table:table-cell>
          <table:table-cell table:style-name="ce1" office:value-type="percentage" office:value="0.017634" calcext:value-type="percentage">
            <text:p>1.76%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41041326" calcext:value-type="float">
            <text:p>841041326</text:p>
          </table:table-cell>
          <table:table-cell table:style-name="ce1" office:value-type="percentage" office:value="0.060149" calcext:value-type="percentage">
            <text:p>6.01%</text:p>
          </table:table-cell>
          <table:table-cell/>
          <table:table-cell table:formula="of:=[.G25]/[.B25]" office:value-type="float" office:value="0.918367346938775" calcext:value-type="float">
            <text:p>0.9183673469</text:p>
          </table:table-cell>
          <table:table-cell table:formula="of:=[.I25]/[.D25]" office:value-type="float" office:value="0.911564448481991" calcext:value-type="float">
            <text:p>0.9115644485</text:p>
          </table:table-cell>
          <table:table-cell/>
          <table:table-cell office:value-type="float" office:value="4664238002" calcext:value-type="float">
            <text:p>4664238002</text:p>
          </table:table-cell>
          <table:table-cell office:value-type="percentage" office:value="0.089147" calcext:value-type="percentage">
            <text:p>8.91%</text:p>
          </table:table-cell>
          <table:table-cell office:value-type="float" office:value="6000" calcext:value-type="float">
            <text:p>6000</text:p>
          </table:table-cell>
          <table:table-cell office:value-type="float" office:value="139835" calcext:value-type="float">
            <text:p>139835</text:p>
          </table:table-cell>
          <table:table-cell/>
          <table:table-cell office:value-type="float" office:value="4370853869" calcext:value-type="float">
            <text:p>4370853869</text:p>
          </table:table-cell>
          <table:table-cell office:value-type="percentage" office:value="0.31259" calcext:value-type="percentage">
            <text:p>31.26%</text:p>
          </table:table-cell>
          <table:table-cell office:value-type="float" office:value="6000" calcext:value-type="float">
            <text:p>6000</text:p>
          </table:table-cell>
          <table:table-cell office:value-type="float" office:value="125065" calcext:value-type="float">
            <text:p>12506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40" calcext:value-type="float">
            <text:p>14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790896934" calcext:value-type="float">
            <text:p>1790896934</text:p>
          </table:table-cell>
          <table:table-cell table:style-name="ce1" office:value-type="percentage" office:value="0.034229" calcext:value-type="percentage">
            <text:p>3.42%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740506193" calcext:value-type="float">
            <text:p>1740506193</text:p>
          </table:table-cell>
          <table:table-cell table:style-name="ce1" office:value-type="percentage" office:value="0.124476" calcext:value-type="percentage">
            <text:p>12.45%</text:p>
          </table:table-cell>
          <table:table-cell/>
          <table:table-cell table:formula="of:=[.G26]/[.B26]" office:value-type="float" office:value="0.971428571428571" calcext:value-type="float">
            <text:p>0.9714285714</text:p>
          </table:table-cell>
          <table:table-cell table:formula="of:=[.I26]/[.D26]" office:value-type="float" office:value="0.971862847021882" calcext:value-type="float">
            <text:p>0.971862847</text:p>
          </table:table-cell>
          <table:table-cell/>
          <table:table-cell office:value-type="float" office:value="4798034625" calcext:value-type="float">
            <text:p>4798034625</text:p>
          </table:table-cell>
          <table:table-cell office:value-type="percentage" office:value="0.091704" calcext:value-type="percentage">
            <text:p>9.17%</text:p>
          </table:table-cell>
          <table:table-cell office:value-type="float" office:value="7000" calcext:value-type="float">
            <text:p>7000</text:p>
          </table:table-cell>
          <table:table-cell office:value-type="float" office:value="128928" calcext:value-type="float">
            <text:p>128928</text:p>
          </table:table-cell>
          <table:table-cell/>
          <table:table-cell office:value-type="float" office:value="4490560605" calcext:value-type="float">
            <text:p>4490560605</text:p>
          </table:table-cell>
          <table:table-cell office:value-type="percentage" office:value="0.321151" calcext:value-type="percentage">
            <text:p>32.12%</text:p>
          </table:table-cell>
          <table:table-cell office:value-type="float" office:value="7000" calcext:value-type="float">
            <text:p>7000</text:p>
          </table:table-cell>
          <table:table-cell office:value-type="float" office:value="114498" calcext:value-type="float">
            <text:p>114498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5" calcext:value-type="float">
            <text:p>1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95170870" calcext:value-type="float">
            <text:p>295170870</text:p>
          </table:table-cell>
          <table:table-cell table:style-name="ce1" office:value-type="percentage" office:value="0.005642" calcext:value-type="percentage">
            <text:p>0.56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58774568" calcext:value-type="float">
            <text:p>258774568</text:p>
          </table:table-cell>
          <table:table-cell table:style-name="ce1" office:value-type="percentage" office:value="0.018507" calcext:value-type="percentage">
            <text:p>1.85%</text:p>
          </table:table-cell>
          <table:table-cell/>
          <table:table-cell table:formula="of:=[.G27]/[.B27]" office:value-type="float" office:value="0.866666666666667" calcext:value-type="float">
            <text:p>0.8666666667</text:p>
          </table:table-cell>
          <table:table-cell table:formula="of:=[.I27]/[.D27]" office:value-type="float" office:value="0.876694126354677" calcext:value-type="float">
            <text:p>0.8766941264</text:p>
          </table:table-cell>
          <table:table-cell/>
          <table:table-cell office:value-type="float" office:value="4923050064" calcext:value-type="float">
            <text:p>4923050064</text:p>
          </table:table-cell>
          <table:table-cell office:value-type="percentage" office:value="0.094094" calcext:value-type="percentage">
            <text:p>9.41%</text:p>
          </table:table-cell>
          <table:table-cell office:value-type="float" office:value="8000" calcext:value-type="float">
            <text:p>8000</text:p>
          </table:table-cell>
          <table:table-cell office:value-type="float" office:value="120934" calcext:value-type="float">
            <text:p>120934</text:p>
          </table:table-cell>
          <table:table-cell/>
          <table:table-cell office:value-type="float" office:value="4600741932" calcext:value-type="float">
            <text:p>4600741932</text:p>
          </table:table-cell>
          <table:table-cell office:value-type="percentage" office:value="0.329031" calcext:value-type="percentage">
            <text:p>32.90%</text:p>
          </table:table-cell>
          <table:table-cell office:value-type="float" office:value="8000" calcext:value-type="float">
            <text:p>8000</text:p>
          </table:table-cell>
          <table:table-cell office:value-type="float" office:value="106414" calcext:value-type="float">
            <text:p>106414</text:p>
          </table:table-cell>
        </table:table-row>
        <table:table-row table:style-name="ro1">
          <table:table-cell table:number-columns-repeated="14"/>
          <table:table-cell office:value-type="float" office:value="5040120940" calcext:value-type="float">
            <text:p>5040120940</text:p>
          </table:table-cell>
          <table:table-cell office:value-type="percentage" office:value="0.096331" calcext:value-type="percentage">
            <text:p>9.63%</text:p>
          </table:table-cell>
          <table:table-cell office:value-type="float" office:value="9000" calcext:value-type="float">
            <text:p>9000</text:p>
          </table:table-cell>
          <table:table-cell office:value-type="float" office:value="113552" calcext:value-type="float">
            <text:p>113552</text:p>
          </table:table-cell>
          <table:table-cell/>
          <table:table-cell office:value-type="float" office:value="4703444302" calcext:value-type="float">
            <text:p>4703444302</text:p>
          </table:table-cell>
          <table:table-cell office:value-type="percentage" office:value="0.336376" calcext:value-type="percentage">
            <text:p>33.64%</text:p>
          </table:table-cell>
          <table:table-cell office:value-type="float" office:value="9000" calcext:value-type="float">
            <text:p>9000</text:p>
          </table:table-cell>
          <table:table-cell office:value-type="float" office:value="99404" calcext:value-type="float">
            <text:p>99404</text:p>
          </table:table-cell>
        </table:table-row>
        <table:table-row table:style-name="ro1">
          <table:table-cell table:number-columns-repeated="14"/>
          <table:table-cell office:value-type="float" office:value="5150587853" calcext:value-type="float">
            <text:p>5150587853</text:p>
          </table:table-cell>
          <table:table-cell office:value-type="percentage" office:value="0.098443" calcext:value-type="percentage">
            <text:p>9.84%</text:p>
          </table:table-cell>
          <table:table-cell office:value-type="float" office:value="10000" calcext:value-type="float">
            <text:p>10000</text:p>
          </table:table-cell>
          <table:table-cell office:value-type="float" office:value="107917" calcext:value-type="float">
            <text:p>107917</text:p>
          </table:table-cell>
          <table:table-cell/>
          <table:table-cell office:value-type="float" office:value="4799496889" calcext:value-type="float">
            <text:p>4799496889</text:p>
          </table:table-cell>
          <table:table-cell office:value-type="percentage" office:value="0.343246" calcext:value-type="percentage">
            <text:p>34.32%</text:p>
          </table:table-cell>
          <table:table-cell office:value-type="float" office:value="10000" calcext:value-type="float">
            <text:p>10000</text:p>
          </table:table-cell>
          <table:table-cell office:value-type="float" office:value="92948" calcext:value-type="float">
            <text:p>92948</text:p>
          </table:table-cell>
        </table:table-row>
        <table:table-row table:style-name="ro1">
          <table:table-cell table:number-columns-repeated="14"/>
          <table:table-cell office:value-type="float" office:value="6030601986" calcext:value-type="float">
            <text:p>6030601986</text:p>
          </table:table-cell>
          <table:table-cell office:value-type="percentage" office:value="0.115262" calcext:value-type="percentage">
            <text:p>11.53%</text:p>
          </table:table-cell>
          <table:table-cell office:value-type="float" office:value="20000" calcext:value-type="float">
            <text:p>20000</text:p>
          </table:table-cell>
          <table:table-cell office:value-type="float" office:value="72628" calcext:value-type="float">
            <text:p>72628</text:p>
          </table:table-cell>
          <table:table-cell/>
          <table:table-cell office:value-type="float" office:value="5525226169" calcext:value-type="float">
            <text:p>5525226169</text:p>
          </table:table-cell>
          <table:table-cell office:value-type="percentage" office:value="0.395148" calcext:value-type="percentage">
            <text:p>39.51%</text:p>
          </table:table-cell>
          <table:table-cell office:value-type="float" office:value="20000" calcext:value-type="float">
            <text:p>20000</text:p>
          </table:table-cell>
          <table:table-cell office:value-type="float" office:value="56855" calcext:value-type="float">
            <text:p>56855</text:p>
          </table:table-cell>
        </table:table-row>
        <table:table-row table:style-name="ro1">
          <table:table-cell office:value-type="string" calcext:value-type="string">
            <text:p>Pen-2-Q15-K</text:p>
          </table:table-cell>
          <table:table-cell table:number-columns-repeated="4"/>
          <table:table-cell office:value-type="string" calcext:value-type="string">
            <text:p>Pen-2-Q15-S</text:p>
          </table:table-cell>
          <table:table-cell table:number-columns-repeated="8"/>
          <table:table-cell office:value-type="float" office:value="6652506634" calcext:value-type="float">
            <text:p>6652506634</text:p>
          </table:table-cell>
          <table:table-cell office:value-type="percentage" office:value="0.127149" calcext:value-type="percentage">
            <text:p>12.71%</text:p>
          </table:table-cell>
          <table:table-cell office:value-type="float" office:value="30000" calcext:value-type="float">
            <text:p>30000</text:p>
          </table:table-cell>
          <table:table-cell office:value-type="float" office:value="52954" calcext:value-type="float">
            <text:p>52954</text:p>
          </table:table-cell>
          <table:table-cell/>
          <table:table-cell office:value-type="float" office:value="5996468419" calcext:value-type="float">
            <text:p>5996468419</text:p>
          </table:table-cell>
          <table:table-cell office:value-type="percentage" office:value="0.428849" calcext:value-type="percentage">
            <text:p>42.88%</text:p>
          </table:table-cell>
          <table:table-cell office:value-type="float" office:value="30000" calcext:value-type="float">
            <text:p>30000</text:p>
          </table:table-cell>
          <table:table-cell office:value-type="float" office:value="41292" calcext:value-type="float">
            <text:p>41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5017182" calcext:value-type="float">
            <text:p>1295017182</text:p>
          </table:table-cell>
          <table:table-cell table:style-name="ce1" office:value-type="percentage" office:value="0.628089" calcext:value-type="percentage">
            <text:p>62.81%</text:p>
          </table:table-cell>
          <table:table-cell office:value-type="float" office:value="1295017182" calcext:value-type="float">
            <text:p>1295017182</text:p>
          </table:table-cell>
          <table:table-cell table:style-name="ce1" office:value-type="percentage" office:value="0.026258" calcext:value-type="percentage">
            <text:p>2.63%</text:p>
          </table:table-cell>
          <table:table-cell/>
          <table:table-cell office:value-type="float" office:value="41924846" calcext:value-type="float">
            <text:p>41924846</text:p>
          </table:table-cell>
          <table:table-cell table:style-name="ce1" office:value-type="percentage" office:value="0.451189" calcext:value-type="percentage">
            <text:p>45.12%</text:p>
          </table:table-cell>
          <table:table-cell office:value-type="float" office:value="41924846" calcext:value-type="float">
            <text:p>41924846</text:p>
          </table:table-cell>
          <table:table-cell table:style-name="ce1" office:value-type="percentage" office:value="0.003262" calcext:value-type="percentage">
            <text:p>0.33%</text:p>
          </table:table-cell>
          <table:table-cell/>
          <table:table-cell table:formula="of:=[.G32]/[.B32]" office:value-type="float" office:value="0.0323739689192788" calcext:value-type="float">
            <text:p>0.0323739689</text:p>
          </table:table-cell>
          <table:table-cell table:formula="of:=[.I32]/[.D32]" office:value-type="float" office:value="0.0323739689192788" calcext:value-type="float">
            <text:p>0.0323739689</text:p>
          </table:table-cell>
          <table:table-cell/>
          <table:table-cell office:value-type="float" office:value="7119429382" calcext:value-type="float">
            <text:p>7119429382</text:p>
          </table:table-cell>
          <table:table-cell office:value-type="percentage" office:value="0.136073" calcext:value-type="percentage">
            <text:p>13.61%</text:p>
          </table:table-cell>
          <table:table-cell office:value-type="float" office:value="40000" calcext:value-type="float">
            <text:p>40000</text:p>
          </table:table-cell>
          <table:table-cell office:value-type="float" office:value="42953" calcext:value-type="float">
            <text:p>42953</text:p>
          </table:table-cell>
          <table:table-cell/>
          <table:table-cell office:value-type="float" office:value="6380096713" calcext:value-type="float">
            <text:p>6380096713</text:p>
          </table:table-cell>
          <table:table-cell office:value-type="percentage" office:value="0.456285" calcext:value-type="percentage">
            <text:p>45.63%</text:p>
          </table:table-cell>
          <table:table-cell office:value-type="float" office:value="40000" calcext:value-type="float">
            <text:p>40000</text:p>
          </table:table-cell>
          <table:table-cell office:value-type="float" office:value="35641" calcext:value-type="float">
            <text:p>35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792627" calcext:value-type="float">
            <text:p>86792627</text:p>
          </table:table-cell>
          <table:table-cell table:style-name="ce1" office:value-type="percentage" office:value="0.042095" calcext:value-type="percentage">
            <text:p>4.21%</text:p>
          </table:table-cell>
          <table:table-cell office:value-type="float" office:value="173585254" calcext:value-type="float">
            <text:p>173585254</text:p>
          </table:table-cell>
          <table:table-cell table:style-name="ce1" office:value-type="percentage" office:value="0.00352" calcext:value-type="percentage">
            <text:p>0.35%</text:p>
          </table:table-cell>
          <table:table-cell/>
          <table:table-cell office:value-type="float" office:value="3489060" calcext:value-type="float">
            <text:p>3489060</text:p>
          </table:table-cell>
          <table:table-cell table:style-name="ce1" office:value-type="percentage" office:value="0.037549" calcext:value-type="percentage">
            <text:p>3.75%</text:p>
          </table:table-cell>
          <table:table-cell office:value-type="float" office:value="6978120" calcext:value-type="float">
            <text:p>6978120</text:p>
          </table:table-cell>
          <table:table-cell table:style-name="ce1" office:value-type="percentage" office:value="0.000543" calcext:value-type="percentage">
            <text:p>0.05%</text:p>
          </table:table-cell>
          <table:table-cell/>
          <table:table-cell table:formula="of:=[.G33]/[.B33]" office:value-type="float" office:value="0.0401999584596051" calcext:value-type="float">
            <text:p>0.0401999585</text:p>
          </table:table-cell>
          <table:table-cell table:formula="of:=[.I33]/[.D33]" office:value-type="float" office:value="0.0401999584596051" calcext:value-type="float">
            <text:p>0.0401999585</text:p>
          </table:table-cell>
          <table:table-cell/>
          <table:table-cell office:value-type="float" office:value="7529085086" calcext:value-type="float">
            <text:p>7529085086</text:p>
          </table:table-cell>
          <table:table-cell office:value-type="percentage" office:value="0.143903" calcext:value-type="percentage">
            <text:p>14.39%</text:p>
          </table:table-cell>
          <table:table-cell office:value-type="float" office:value="50000" calcext:value-type="float">
            <text:p>50000</text:p>
          </table:table-cell>
          <table:table-cell office:value-type="float" office:value="39253" calcext:value-type="float">
            <text:p>39253</text:p>
          </table:table-cell>
          <table:table-cell/>
          <table:table-cell office:value-type="float" office:value="6705087045" calcext:value-type="float">
            <text:p>6705087045</text:p>
          </table:table-cell>
          <table:table-cell office:value-type="percentage" office:value="0.479528" calcext:value-type="percentage">
            <text:p>47.95%</text:p>
          </table:table-cell>
          <table:table-cell office:value-type="float" office:value="50000" calcext:value-type="float">
            <text:p>50000</text:p>
          </table:table-cell>
          <table:table-cell office:value-type="float" office:value="29135" calcext:value-type="float">
            <text:p>29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508191" calcext:value-type="float">
            <text:p>28508191</text:p>
          </table:table-cell>
          <table:table-cell table:style-name="ce1" office:value-type="percentage" office:value="0.013827" calcext:value-type="percentage">
            <text:p>1.38%</text:p>
          </table:table-cell>
          <table:table-cell office:value-type="float" office:value="94300888" calcext:value-type="float">
            <text:p>94300888</text:p>
          </table:table-cell>
          <table:table-cell table:style-name="ce1" office:value-type="percentage" office:value="0.001912" calcext:value-type="percentage">
            <text:p>0.19%</text:p>
          </table:table-cell>
          <table:table-cell/>
          <table:table-cell office:value-type="float" office:value="1385504" calcext:value-type="float">
            <text:p>1385504</text:p>
          </table:table-cell>
          <table:table-cell table:style-name="ce1" office:value-type="percentage" office:value="0.014911" calcext:value-type="percentage">
            <text:p>1.49%</text:p>
          </table:table-cell>
          <table:table-cell office:value-type="float" office:value="4616427" calcext:value-type="float">
            <text:p>4616427</text:p>
          </table:table-cell>
          <table:table-cell table:style-name="ce1" office:value-type="percentage" office:value="0.000359" calcext:value-type="percentage">
            <text:p>0.04%</text:p>
          </table:table-cell>
          <table:table-cell/>
          <table:table-cell table:formula="of:=[.G34]/[.B34]" office:value-type="float" office:value="0.0486002075684143" calcext:value-type="float">
            <text:p>0.0486002076</text:p>
          </table:table-cell>
          <table:table-cell table:formula="of:=[.I34]/[.D34]" office:value-type="float" office:value="0.0489542261786549" calcext:value-type="float">
            <text:p>0.0489542262</text:p>
          </table:table-cell>
          <table:table-cell/>
          <table:table-cell office:value-type="float" office:value="7907524740" calcext:value-type="float">
            <text:p>7907524740</text:p>
          </table:table-cell>
          <table:table-cell office:value-type="percentage" office:value="0.151136" calcext:value-type="percentage">
            <text:p>15.11%</text:p>
          </table:table-cell>
          <table:table-cell office:value-type="float" office:value="60000" calcext:value-type="float">
            <text:p>60000</text:p>
          </table:table-cell>
          <table:table-cell office:value-type="float" office:value="36461" calcext:value-type="float">
            <text:p>36461</text:p>
          </table:table-cell>
          <table:table-cell/>
          <table:table-cell office:value-type="float" office:value="6963959905" calcext:value-type="float">
            <text:p>6963959905</text:p>
          </table:table-cell>
          <table:table-cell office:value-type="percentage" office:value="0.498041" calcext:value-type="percentage">
            <text:p>49.80%</text:p>
          </table:table-cell>
          <table:table-cell office:value-type="float" office:value="60000" calcext:value-type="float">
            <text:p>60000</text:p>
          </table:table-cell>
          <table:table-cell office:value-type="float" office:value="22934" calcext:value-type="float">
            <text:p>22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96185" calcext:value-type="float">
            <text:p>13796185</text:p>
          </table:table-cell>
          <table:table-cell table:style-name="ce1" office:value-type="percentage" office:value="0.006691" calcext:value-type="percentage">
            <text:p>0.67%</text:p>
          </table:table-cell>
          <table:table-cell office:value-type="float" office:value="84895156" calcext:value-type="float">
            <text:p>84895156</text:p>
          </table:table-cell>
          <table:table-cell table:style-name="ce1" office:value-type="percentage" office:value="0.001721" calcext:value-type="percentage">
            <text:p>0.17%</text:p>
          </table:table-cell>
          <table:table-cell/>
          <table:table-cell office:value-type="float" office:value="827005" calcext:value-type="float">
            <text:p>827005</text:p>
          </table:table-cell>
          <table:table-cell table:style-name="ce1" office:value-type="percentage" office:value="0.0089" calcext:value-type="percentage">
            <text:p>0.89%</text:p>
          </table:table-cell>
          <table:table-cell office:value-type="float" office:value="5128631" calcext:value-type="float">
            <text:p>5128631</text:p>
          </table:table-cell>
          <table:table-cell table:style-name="ce1" office:value-type="percentage" office:value="0.000399" calcext:value-type="percentage">
            <text:p>0.04%</text:p>
          </table:table-cell>
          <table:table-cell/>
          <table:table-cell table:formula="of:=[.G35]/[.B35]" office:value-type="float" office:value="0.0599444701560613" calcext:value-type="float">
            <text:p>0.0599444702</text:p>
          </table:table-cell>
          <table:table-cell table:formula="of:=[.I35]/[.D35]" office:value-type="float" office:value="0.0604113502070719" calcext:value-type="float">
            <text:p>0.0604113502</text:p>
          </table:table-cell>
          <table:table-cell/>
          <table:table-cell office:value-type="float" office:value="8256799503" calcext:value-type="float">
            <text:p>8256799503</text:p>
          </table:table-cell>
          <table:table-cell office:value-type="percentage" office:value="0.157812" calcext:value-type="percentage">
            <text:p>15.78%</text:p>
          </table:table-cell>
          <table:table-cell office:value-type="float" office:value="70000" calcext:value-type="float">
            <text:p>70000</text:p>
          </table:table-cell>
          <table:table-cell office:value-type="float" office:value="33223" calcext:value-type="float">
            <text:p>33223</text:p>
          </table:table-cell>
          <table:table-cell/>
          <table:table-cell office:value-type="float" office:value="7174728076" calcext:value-type="float">
            <text:p>7174728076</text:p>
          </table:table-cell>
          <table:table-cell office:value-type="percentage" office:value="0.513115" calcext:value-type="percentage">
            <text:p>51.31%</text:p>
          </table:table-cell>
          <table:table-cell office:value-type="float" office:value="70000" calcext:value-type="float">
            <text:p>70000</text:p>
          </table:table-cell>
          <table:table-cell office:value-type="float" office:value="19713" calcext:value-type="float">
            <text:p>19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32604" calcext:value-type="float">
            <text:p>18532604</text:p>
          </table:table-cell>
          <table:table-cell table:style-name="ce1" office:value-type="percentage" office:value="0.008988" calcext:value-type="percentage">
            <text:p>0.90%</text:p>
          </table:table-cell>
          <table:table-cell office:value-type="float" office:value="238534765" calcext:value-type="float">
            <text:p>238534765</text:p>
          </table:table-cell>
          <table:table-cell table:style-name="ce1" office:value-type="percentage" office:value="0.004836" calcext:value-type="percentage">
            <text:p>0.48%</text:p>
          </table:table-cell>
          <table:table-cell/>
          <table:table-cell office:value-type="float" office:value="1148255" calcext:value-type="float">
            <text:p>1148255</text:p>
          </table:table-cell>
          <table:table-cell table:style-name="ce1" office:value-type="percentage" office:value="0.012357" calcext:value-type="percentage">
            <text:p>1.24%</text:p>
          </table:table-cell>
          <table:table-cell office:value-type="float" office:value="14704635" calcext:value-type="float">
            <text:p>14704635</text:p>
          </table:table-cell>
          <table:table-cell table:style-name="ce1" office:value-type="percentage" office:value="0.001144" calcext:value-type="percentage">
            <text:p>0.11%</text:p>
          </table:table-cell>
          <table:table-cell/>
          <table:table-cell table:formula="of:=[.G36]/[.B36]" office:value-type="float" office:value="0.0619586432645947" calcext:value-type="float">
            <text:p>0.0619586433</text:p>
          </table:table-cell>
          <table:table-cell table:formula="of:=[.I36]/[.D36]" office:value-type="float" office:value="0.0616456682949339" calcext:value-type="float">
            <text:p>0.0616456683</text:p>
          </table:table-cell>
          <table:table-cell/>
          <table:table-cell office:value-type="float" office:value="8568893469" calcext:value-type="float">
            <text:p>8568893469</text:p>
          </table:table-cell>
          <table:table-cell office:value-type="percentage" office:value="0.163777" calcext:value-type="percentage">
            <text:p>16.38%</text:p>
          </table:table-cell>
          <table:table-cell office:value-type="float" office:value="80000" calcext:value-type="float">
            <text:p>80000</text:p>
          </table:table-cell>
          <table:table-cell office:value-type="float" office:value="29185" calcext:value-type="float">
            <text:p>29185</text:p>
          </table:table-cell>
          <table:table-cell/>
          <table:table-cell office:value-type="float" office:value="7363166457" calcext:value-type="float">
            <text:p>7363166457</text:p>
          </table:table-cell>
          <table:table-cell office:value-type="percentage" office:value="0.526592" calcext:value-type="percentage">
            <text:p>52.66%</text:p>
          </table:table-cell>
          <table:table-cell office:value-type="float" office:value="80000" calcext:value-type="float">
            <text:p>80000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715212" calcext:value-type="float">
            <text:p>168715212</text:p>
          </table:table-cell>
          <table:table-cell table:style-name="ce1" office:value-type="percentage" office:value="0.081828" calcext:value-type="percentage">
            <text:p>8.18%</text:p>
          </table:table-cell>
          <table:table-cell office:value-type="float" office:value="4499534663" calcext:value-type="float">
            <text:p>4499534663</text:p>
          </table:table-cell>
          <table:table-cell table:style-name="ce1" office:value-type="percentage" office:value="0.091232" calcext:value-type="percentage">
            <text:p>9.12%</text:p>
          </table:table-cell>
          <table:table-cell/>
          <table:table-cell office:value-type="float" office:value="10264591" calcext:value-type="float">
            <text:p>10264591</text:p>
          </table:table-cell>
          <table:table-cell table:style-name="ce1" office:value-type="percentage" office:value="0.110466" calcext:value-type="percentage">
            <text:p>11.05%</text:p>
          </table:table-cell>
          <table:table-cell office:value-type="float" office:value="274421392" calcext:value-type="float">
            <text:p>274421392</text:p>
          </table:table-cell>
          <table:table-cell table:style-name="ce1" office:value-type="percentage" office:value="0.021354" calcext:value-type="percentage">
            <text:p>2.14%</text:p>
          </table:table-cell>
          <table:table-cell/>
          <table:table-cell table:formula="of:=[.G37]/[.B37]" office:value-type="float" office:value="0.060839748107598" calcext:value-type="float">
            <text:p>0.0608397481</text:p>
          </table:table-cell>
          <table:table-cell table:formula="of:=[.I37]/[.D37]" office:value-type="float" office:value="0.0609888383028999" calcext:value-type="float">
            <text:p>0.0609888383</text:p>
          </table:table-cell>
          <table:table-cell/>
          <table:table-cell office:value-type="float" office:value="8839666026" calcext:value-type="float">
            <text:p>8839666026</text:p>
          </table:table-cell>
          <table:table-cell office:value-type="percentage" office:value="0.168952" calcext:value-type="percentage">
            <text:p>16.90%</text:p>
          </table:table-cell>
          <table:table-cell office:value-type="float" office:value="90000" calcext:value-type="float">
            <text:p>90000</text:p>
          </table:table-cell>
          <table:table-cell office:value-type="float" office:value="25064" calcext:value-type="float">
            <text:p>25064</text:p>
          </table:table-cell>
          <table:table-cell/>
          <table:table-cell office:value-type="float" office:value="7539891044" calcext:value-type="float">
            <text:p>7539891044</text:p>
          </table:table-cell>
          <table:table-cell office:value-type="percentage" office:value="0.53923" calcext:value-type="percentage">
            <text:p>53.92%</text:p>
          </table:table-cell>
          <table:table-cell office:value-type="float" office:value="90000" calcext:value-type="float">
            <text:p>90000</text:p>
          </table:table-cell>
          <table:table-cell office:value-type="float" office:value="17243" calcext:value-type="float">
            <text:p>172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2387904" calcext:value-type="float">
            <text:p>382387904</text:p>
          </table:table-cell>
          <table:table-cell table:style-name="ce1" office:value-type="percentage" office:value="0.18546" calcext:value-type="percentage">
            <text:p>18.55%</text:p>
          </table:table-cell>
          <table:table-cell office:value-type="float" office:value="16421016872" calcext:value-type="float">
            <text:p>16421016872</text:p>
          </table:table-cell>
          <table:table-cell table:style-name="ce1" office:value-type="percentage" office:value="0.332949" calcext:value-type="percentage">
            <text:p>33.29%</text:p>
          </table:table-cell>
          <table:table-cell/>
          <table:table-cell office:value-type="float" office:value="25180514" calcext:value-type="float">
            <text:p>25180514</text:p>
          </table:table-cell>
          <table:table-cell table:style-name="ce1" office:value-type="percentage" office:value="0.270989" calcext:value-type="percentage">
            <text:p>27.10%</text:p>
          </table:table-cell>
          <table:table-cell office:value-type="float" office:value="1089491280" calcext:value-type="float">
            <text:p>1089491280</text:p>
          </table:table-cell>
          <table:table-cell table:style-name="ce1" office:value-type="percentage" office:value="0.08478" calcext:value-type="percentage">
            <text:p>8.48%</text:p>
          </table:table-cell>
          <table:table-cell/>
          <table:table-cell table:formula="of:=[.G38]/[.B38]" office:value-type="float" office:value="0.0658507074533404" calcext:value-type="float">
            <text:p>0.0658507075</text:p>
          </table:table-cell>
          <table:table-cell table:formula="of:=[.I38]/[.D38]" office:value-type="float" office:value="0.0663473698670712" calcext:value-type="float">
            <text:p>0.0663473699</text:p>
          </table:table-cell>
          <table:table-cell/>
          <table:table-cell office:value-type="float" office:value="9073432817" calcext:value-type="float">
            <text:p>9073432817</text:p>
          </table:table-cell>
          <table:table-cell office:value-type="percentage" office:value="0.17342" calcext:value-type="percentage">
            <text:p>17.34%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953" calcext:value-type="float">
            <text:p>21953</text:p>
          </table:table-cell>
          <table:table-cell/>
          <table:table-cell office:value-type="float" office:value="7708606767" calcext:value-type="float">
            <text:p>7708606767</text:p>
          </table:table-cell>
          <table:table-cell office:value-type="percentage" office:value="0.551296" calcext:value-type="percentage">
            <text:p>55.1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523" calcext:value-type="float">
            <text:p>16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495791" calcext:value-type="float">
            <text:p>44495791</text:p>
          </table:table-cell>
          <table:table-cell table:style-name="ce1" office:value-type="percentage" office:value="0.021581" calcext:value-type="percentage">
            <text:p>2.16%</text:p>
          </table:table-cell>
          <table:table-cell office:value-type="float" office:value="3872847547" calcext:value-type="float">
            <text:p>3872847547</text:p>
          </table:table-cell>
          <table:table-cell table:style-name="ce1" office:value-type="percentage" office:value="0.078525" calcext:value-type="percentage">
            <text:p>7.85%</text:p>
          </table:table-cell>
          <table:table-cell/>
          <table:table-cell office:value-type="float" office:value="4285319" calcext:value-type="float">
            <text:p>4285319</text:p>
          </table:table-cell>
          <table:table-cell table:style-name="ce1" office:value-type="percentage" office:value="0.046118" calcext:value-type="percentage">
            <text:p>4.61%</text:p>
          </table:table-cell>
          <table:table-cell office:value-type="float" office:value="380394062" calcext:value-type="float">
            <text:p>380394062</text:p>
          </table:table-cell>
          <table:table-cell table:style-name="ce1" office:value-type="percentage" office:value="0.029601" calcext:value-type="percentage">
            <text:p>2.96%</text:p>
          </table:table-cell>
          <table:table-cell/>
          <table:table-cell table:formula="of:=[.G39]/[.B39]" office:value-type="float" office:value="0.0963084126316577" calcext:value-type="float">
            <text:p>0.0963084126</text:p>
          </table:table-cell>
          <table:table-cell table:formula="of:=[.I39]/[.D39]" office:value-type="float" office:value="0.0982207684097099" calcext:value-type="float">
            <text:p>0.0982207684</text:p>
          </table:table-cell>
          <table:table-cell/>
          <table:table-cell office:value-type="float" office:value="10869144470" calcext:value-type="float">
            <text:p>10869144470</text:p>
          </table:table-cell>
          <table:table-cell office:value-type="percentage" office:value="0.207741" calcext:value-type="percentage">
            <text:p>20.7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53" calcext:value-type="float">
            <text:p>16053</text:p>
          </table:table-cell>
          <table:table-cell/>
          <table:table-cell office:value-type="float" office:value="8827061153" calcext:value-type="float">
            <text:p>8827061153</text:p>
          </table:table-cell>
          <table:table-cell office:value-type="percentage" office:value="0.631285" calcext:value-type="percentage">
            <text:p>63.13%</text:p>
          </table:table-cell>
          <table:table-cell office:value-type="float" office:value="200000" calcext:value-type="float">
            <text:p>200000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922711" calcext:value-type="float">
            <text:p>13922711</text:p>
          </table:table-cell>
          <table:table-cell table:style-name="ce1" office:value-type="percentage" office:value="0.006753" calcext:value-type="percentage">
            <text:p>0.68%</text:p>
          </table:table-cell>
          <table:table-cell office:value-type="float" office:value="2422807548" calcext:value-type="float">
            <text:p>2422807548</text:p>
          </table:table-cell>
          <table:table-cell table:style-name="ce1" office:value-type="percentage" office:value="0.049124" calcext:value-type="percentage">
            <text:p>4.91%</text:p>
          </table:table-cell>
          <table:table-cell/>
          <table:table-cell office:value-type="float" office:value="1951067" calcext:value-type="float">
            <text:p>1951067</text:p>
          </table:table-cell>
          <table:table-cell table:style-name="ce1" office:value-type="percentage" office:value="0.020997" calcext:value-type="percentage">
            <text:p>2.10%</text:p>
          </table:table-cell>
          <table:table-cell office:value-type="float" office:value="346684643" calcext:value-type="float">
            <text:p>346684643</text:p>
          </table:table-cell>
          <table:table-cell table:style-name="ce1" office:value-type="percentage" office:value="0.026978" calcext:value-type="percentage">
            <text:p>2.70%</text:p>
          </table:table-cell>
          <table:table-cell/>
          <table:table-cell table:formula="of:=[.G40]/[.B40]" office:value-type="float" office:value="0.140135566988355" calcext:value-type="float">
            <text:p>0.140135567</text:p>
          </table:table-cell>
          <table:table-cell table:formula="of:=[.I40]/[.D40]" office:value-type="float" office:value="0.143092109518226" calcext:value-type="float">
            <text:p>0.1430921095</text:p>
          </table:table-cell>
          <table:table-cell/>
          <table:table-cell office:value-type="float" office:value="12188138882" calcext:value-type="float">
            <text:p>12188138882</text:p>
          </table:table-cell>
          <table:table-cell office:value-type="percentage" office:value="0.232951" calcext:value-type="percentage">
            <text:p>23.30%</text:p>
          </table:table-cell>
          <table:table-cell office:value-type="float" office:value="300000" calcext:value-type="float">
            <text:p>300000</text:p>
          </table:table-cell>
          <table:table-cell office:value-type="float" office:value="9884" calcext:value-type="float">
            <text:p>9884</text:p>
          </table:table-cell>
          <table:table-cell/>
          <table:table-cell office:value-type="float" office:value="9360923412" calcext:value-type="float">
            <text:p>9360923412</text:p>
          </table:table-cell>
          <table:table-cell office:value-type="percentage" office:value="0.669465" calcext:value-type="percentage">
            <text:p>66.9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27874" calcext:value-type="float">
            <text:p>5127874</text:p>
          </table:table-cell>
          <table:table-cell table:style-name="ce1" office:value-type="percentage" office:value="0.002487" calcext:value-type="percentage">
            <text:p>0.25%</text:p>
          </table:table-cell>
          <table:table-cell office:value-type="float" office:value="1800615780" calcext:value-type="float">
            <text:p>1800615780</text:p>
          </table:table-cell>
          <table:table-cell table:style-name="ce1" office:value-type="percentage" office:value="0.036509" calcext:value-type="percentage">
            <text:p>3.65%</text:p>
          </table:table-cell>
          <table:table-cell/>
          <table:table-cell office:value-type="float" office:value="1015483" calcext:value-type="float">
            <text:p>1015483</text:p>
          </table:table-cell>
          <table:table-cell table:style-name="ce1" office:value-type="percentage" office:value="0.010928" calcext:value-type="percentage">
            <text:p>1.09%</text:p>
          </table:table-cell>
          <table:table-cell office:value-type="float" office:value="362898874" calcext:value-type="float">
            <text:p>362898874</text:p>
          </table:table-cell>
          <table:table-cell table:style-name="ce1" office:value-type="percentage" office:value="0.028239" calcext:value-type="percentage">
            <text:p>2.82%</text:p>
          </table:table-cell>
          <table:table-cell/>
          <table:table-cell table:formula="of:=[.G41]/[.B41]" office:value-type="float" office:value="0.198031971924427" calcext:value-type="float">
            <text:p>0.1980319719</text:p>
          </table:table-cell>
          <table:table-cell table:formula="of:=[.I41]/[.D41]" office:value-type="float" office:value="0.201541538195339" calcext:value-type="float">
            <text:p>0.2015415382</text:p>
          </table:table-cell>
          <table:table-cell/>
          <table:table-cell office:value-type="float" office:value="12985716480" calcext:value-type="float">
            <text:p>12985716480</text:p>
          </table:table-cell>
          <table:table-cell office:value-type="percentage" office:value="0.248195" calcext:value-type="percentage">
            <text:p>24.8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6580" calcext:value-type="float">
            <text:p>6580</text:p>
          </table:table-cell>
          <table:table-cell/>
          <table:table-cell office:value-type="float" office:value="9722805892" calcext:value-type="float">
            <text:p>9722805892</text:p>
          </table:table-cell>
          <table:table-cell office:value-type="percentage" office:value="0.695346" calcext:value-type="percentage">
            <text:p>69.5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05312" calcext:value-type="float">
            <text:p>2205312</text:p>
          </table:table-cell>
          <table:table-cell table:style-name="ce1" office:value-type="percentage" office:value="0.00107" calcext:value-type="percentage">
            <text:p>0.11%</text:p>
          </table:table-cell>
          <table:table-cell office:value-type="float" office:value="1555892269" calcext:value-type="float">
            <text:p>1555892269</text:p>
          </table:table-cell>
          <table:table-cell table:style-name="ce1" office:value-type="percentage" office:value="0.031547" calcext:value-type="percentage">
            <text:p>3.15%</text:p>
          </table:table-cell>
          <table:table-cell/>
          <table:table-cell office:value-type="float" office:value="577264" calcext:value-type="float">
            <text:p>577264</text:p>
          </table:table-cell>
          <table:table-cell table:style-name="ce1" office:value-type="percentage" office:value="0.006212" calcext:value-type="percentage">
            <text:p>0.62%</text:p>
          </table:table-cell>
          <table:table-cell office:value-type="float" office:value="413328341" calcext:value-type="float">
            <text:p>413328341</text:p>
          </table:table-cell>
          <table:table-cell table:style-name="ce1" office:value-type="percentage" office:value="0.032164" calcext:value-type="percentage">
            <text:p>3.22%</text:p>
          </table:table-cell>
          <table:table-cell/>
          <table:table-cell table:formula="of:=[.G42]/[.B42]" office:value-type="float" office:value="0.26176069417842" calcext:value-type="float">
            <text:p>0.2617606942</text:p>
          </table:table-cell>
          <table:table-cell table:formula="of:=[.I42]/[.D42]" office:value-type="float" office:value="0.265653573345186" calcext:value-type="float">
            <text:p>0.2656535733</text:p>
          </table:table-cell>
          <table:table-cell/>
          <table:table-cell office:value-type="float" office:value="13556359686" calcext:value-type="float">
            <text:p>13556359686</text:p>
          </table:table-cell>
          <table:table-cell office:value-type="percentage" office:value="0.259102" calcext:value-type="percentage">
            <text:p>25.9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46" calcext:value-type="float">
            <text:p>5046</text:p>
          </table:table-cell>
          <table:table-cell/>
          <table:table-cell office:value-type="float" office:value="10003064008" calcext:value-type="float">
            <text:p>10003064008</text:p>
          </table:table-cell>
          <table:table-cell office:value-type="percentage" office:value="0.715389" calcext:value-type="percentage">
            <text:p>71.5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15540" calcext:value-type="float">
            <text:p>1015540</text:p>
          </table:table-cell>
          <table:table-cell table:style-name="ce1" office:value-type="percentage" office:value="0.000493" calcext:value-type="percentage">
            <text:p>0.05%</text:p>
          </table:table-cell>
          <table:table-cell office:value-type="float" office:value="1447981273" calcext:value-type="float">
            <text:p>1447981273</text:p>
          </table:table-cell>
          <table:table-cell table:style-name="ce1" office:value-type="percentage" office:value="0.029359" calcext:value-type="percentage">
            <text:p>2.94%</text:p>
          </table:table-cell>
          <table:table-cell/>
          <table:table-cell office:value-type="float" office:value="331560" calcext:value-type="float">
            <text:p>331560</text:p>
          </table:table-cell>
          <table:table-cell table:style-name="ce1" office:value-type="percentage" office:value="0.003568" calcext:value-type="percentage">
            <text:p>0.36%</text:p>
          </table:table-cell>
          <table:table-cell office:value-type="float" office:value="476909642" calcext:value-type="float">
            <text:p>476909642</text:p>
          </table:table-cell>
          <table:table-cell table:style-name="ce1" office:value-type="percentage" office:value="0.037111" calcext:value-type="percentage">
            <text:p>3.71%</text:p>
          </table:table-cell>
          <table:table-cell/>
          <table:table-cell table:formula="of:=[.G43]/[.B43]" office:value-type="float" office:value="0.326486401323434" calcext:value-type="float">
            <text:p>0.3264864013</text:p>
          </table:table-cell>
          <table:table-cell table:formula="of:=[.I43]/[.D43]" office:value-type="float" office:value="0.329361747208177" calcext:value-type="float">
            <text:p>0.3293617472</text:p>
          </table:table-cell>
          <table:table-cell/>
          <table:table-cell office:value-type="float" office:value="14017047043" calcext:value-type="float">
            <text:p>14017047043</text:p>
          </table:table-cell>
          <table:table-cell office:value-type="percentage" office:value="0.267907" calcext:value-type="percentage">
            <text:p>26.7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233" calcext:value-type="float">
            <text:p>4233</text:p>
          </table:table-cell>
          <table:table-cell/>
          <table:table-cell office:value-type="float" office:value="10225398257" calcext:value-type="float">
            <text:p>10225398257</text:p>
          </table:table-cell>
          <table:table-cell office:value-type="percentage" office:value="0.73129" calcext:value-type="percentage">
            <text:p>73.13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27793" calcext:value-type="float">
            <text:p>727793</text:p>
          </table:table-cell>
          <table:table-cell table:style-name="ce1" office:value-type="percentage" office:value="0.000353" calcext:value-type="percentage">
            <text:p>0.04%</text:p>
          </table:table-cell>
          <table:table-cell office:value-type="float" office:value="2081895279" calcext:value-type="float">
            <text:p>2081895279</text:p>
          </table:table-cell>
          <table:table-cell table:style-name="ce1" office:value-type="percentage" office:value="0.042212" calcext:value-type="percentage">
            <text:p>4.22%</text:p>
          </table:table-cell>
          <table:table-cell/>
          <table:table-cell office:value-type="float" office:value="254475" calcext:value-type="float">
            <text:p>254475</text:p>
          </table:table-cell>
          <table:table-cell table:style-name="ce1" office:value-type="percentage" office:value="0.002739" calcext:value-type="percentage">
            <text:p>0.27%</text:p>
          </table:table-cell>
          <table:table-cell office:value-type="float" office:value="732930235" calcext:value-type="float">
            <text:p>732930235</text:p>
          </table:table-cell>
          <table:table-cell table:style-name="ce1" office:value-type="percentage" office:value="0.057034" calcext:value-type="percentage">
            <text:p>5.70%</text:p>
          </table:table-cell>
          <table:table-cell/>
          <table:table-cell table:formula="of:=[.G44]/[.B44]" office:value-type="float" office:value="0.349652991990854" calcext:value-type="float">
            <text:p>0.349652992</text:p>
          </table:table-cell>
          <table:table-cell table:formula="of:=[.I44]/[.D44]" office:value-type="float" office:value="0.35204952064258" calcext:value-type="float">
            <text:p>0.3520495206</text:p>
          </table:table-cell>
          <table:table-cell/>
          <table:table-cell office:value-type="float" office:value="14412181551" calcext:value-type="float">
            <text:p>14412181551</text:p>
          </table:table-cell>
          <table:table-cell office:value-type="percentage" office:value="0.275459" calcext:value-type="percentage">
            <text:p>27.5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698" calcext:value-type="float">
            <text:p>3698</text:p>
          </table:table-cell>
          <table:table-cell/>
          <table:table-cell office:value-type="float" office:value="10401820069" calcext:value-type="float">
            <text:p>10401820069</text:p>
          </table:table-cell>
          <table:table-cell office:value-type="percentage" office:value="0.743907" calcext:value-type="percentage">
            <text:p>74.39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64098" calcext:value-type="float">
            <text:p>264098</text:p>
          </table:table-cell>
          <table:table-cell table:style-name="ce1" office:value-type="percentage" office:value="0.000128" calcext:value-type="percentage">
            <text:p>0.01%</text:p>
          </table:table-cell>
          <table:table-cell office:value-type="float" office:value="1468470594" calcext:value-type="float">
            <text:p>1468470594</text:p>
          </table:table-cell>
          <table:table-cell table:style-name="ce1" office:value-type="percentage" office:value="0.029774" calcext:value-type="percentage">
            <text:p>2.98%</text:p>
          </table:table-cell>
          <table:table-cell/>
          <table:table-cell office:value-type="float" office:value="118730" calcext:value-type="float">
            <text:p>118730</text:p>
          </table:table-cell>
          <table:table-cell table:style-name="ce1" office:value-type="percentage" office:value="0.001278" calcext:value-type="percentage">
            <text:p>0.13%</text:p>
          </table:table-cell>
          <table:table-cell office:value-type="float" office:value="670244403" calcext:value-type="float">
            <text:p>670244403</text:p>
          </table:table-cell>
          <table:table-cell table:style-name="ce1" office:value-type="percentage" office:value="0.052156" calcext:value-type="percentage">
            <text:p>5.22%</text:p>
          </table:table-cell>
          <table:table-cell/>
          <table:table-cell table:formula="of:=[.G45]/[.B45]" office:value-type="float" office:value="0.449567963407523" calcext:value-type="float">
            <text:p>0.4495679634</text:p>
          </table:table-cell>
          <table:table-cell table:formula="of:=[.I45]/[.D45]" office:value-type="float" office:value="0.456423442007311" calcext:value-type="float">
            <text:p>0.456423442</text:p>
          </table:table-cell>
          <table:table-cell/>
          <table:table-cell office:value-type="float" office:value="14762302770" calcext:value-type="float">
            <text:p>14762302770</text:p>
          </table:table-cell>
          <table:table-cell office:value-type="percentage" office:value="0.282151" calcext:value-type="percentage">
            <text:p>28.22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323" calcext:value-type="float">
            <text:p>3323</text:p>
          </table:table-cell>
          <table:table-cell/>
          <table:table-cell office:value-type="float" office:value="10545068289" calcext:value-type="float">
            <text:p>10545068289</text:p>
          </table:table-cell>
          <table:table-cell office:value-type="percentage" office:value="0.754152" calcext:value-type="percentage">
            <text:p>75.42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56105" calcext:value-type="float">
            <text:p>156105</text:p>
          </table:table-cell>
          <table:table-cell table:style-name="ce1" office:value-type="percentage" office:value="0.000076" calcext:value-type="percentage">
            <text:p>0.01%</text:p>
          </table:table-cell>
          <table:table-cell office:value-type="float" office:value="1957994459" calcext:value-type="float">
            <text:p>1957994459</text:p>
          </table:table-cell>
          <table:table-cell table:style-name="ce1" office:value-type="percentage" office:value="0.0397" calcext:value-type="percentage">
            <text:p>3.97%</text:p>
          </table:table-cell>
          <table:table-cell/>
          <table:table-cell office:value-type="float" office:value="75185" calcext:value-type="float">
            <text:p>75185</text:p>
          </table:table-cell>
          <table:table-cell table:style-name="ce1" office:value-type="percentage" office:value="0.000809" calcext:value-type="percentage">
            <text:p>0.08%</text:p>
          </table:table-cell>
          <table:table-cell office:value-type="float" office:value="923582919" calcext:value-type="float">
            <text:p>923582919</text:p>
          </table:table-cell>
          <table:table-cell table:style-name="ce1" office:value-type="percentage" office:value="0.07187" calcext:value-type="percentage">
            <text:p>7.19%</text:p>
          </table:table-cell>
          <table:table-cell/>
          <table:table-cell table:formula="of:=[.G46]/[.B46]" office:value-type="float" office:value="0.481630953524871" calcext:value-type="float">
            <text:p>0.4816309535</text:p>
          </table:table-cell>
          <table:table-cell table:formula="of:=[.I46]/[.D46]" office:value-type="float" office:value="0.471698433442809" calcext:value-type="float">
            <text:p>0.4716984334</text:p>
          </table:table-cell>
          <table:table-cell/>
          <table:table-cell office:value-type="float" office:value="15079869970" calcext:value-type="float">
            <text:p>15079869970</text:p>
          </table:table-cell>
          <table:table-cell office:value-type="percentage" office:value="0.28822" calcext:value-type="percentage">
            <text:p>28.8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float" office:value="10664752029" calcext:value-type="float">
            <text:p>10664752029</text:p>
          </table:table-cell>
          <table:table-cell office:value-type="percentage" office:value="0.762711" calcext:value-type="percentage">
            <text:p>76.27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5268" calcext:value-type="float">
            <text:p>105268</text:p>
          </table:table-cell>
          <table:table-cell table:style-name="ce1" office:value-type="percentage" office:value="0.000051" calcext:value-type="percentage">
            <text:p>0.01%</text:p>
          </table:table-cell>
          <table:table-cell office:value-type="float" office:value="2166337109" calcext:value-type="float">
            <text:p>2166337109</text:p>
          </table:table-cell>
          <table:table-cell table:style-name="ce1" office:value-type="percentage" office:value="0.043924" calcext:value-type="percentage">
            <text:p>4.39%</text:p>
          </table:table-cell>
          <table:table-cell/>
          <table:table-cell office:value-type="float" office:value="50923" calcext:value-type="float">
            <text:p>50923</text:p>
          </table:table-cell>
          <table:table-cell table:style-name="ce1" office:value-type="percentage" office:value="0.000548" calcext:value-type="percentage">
            <text:p>0.05%</text:p>
          </table:table-cell>
          <table:table-cell office:value-type="float" office:value="1080238935" calcext:value-type="float">
            <text:p>1080238935</text:p>
          </table:table-cell>
          <table:table-cell table:style-name="ce1" office:value-type="percentage" office:value="0.08406" calcext:value-type="percentage">
            <text:p>8.41%</text:p>
          </table:table-cell>
          <table:table-cell/>
          <table:table-cell table:formula="of:=[.G47]/[.B47]" office:value-type="float" office:value="0.483746247672607" calcext:value-type="float">
            <text:p>0.4837462477</text:p>
          </table:table-cell>
          <table:table-cell table:formula="of:=[.I47]/[.D47]" office:value-type="float" office:value="0.498647662227717" calcext:value-type="float">
            <text:p>0.4986476622</text:p>
          </table:table-cell>
          <table:table-cell/>
          <table:table-cell office:value-type="float" office:value="15371684431" calcext:value-type="float">
            <text:p>15371684431</text:p>
          </table:table-cell>
          <table:table-cell office:value-type="percentage" office:value="0.293798" calcext:value-type="percentage">
            <text:p>29.3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10767085973" calcext:value-type="float">
            <text:p>10767085973</text:p>
          </table:table-cell>
          <table:table-cell office:value-type="percentage" office:value="0.77003" calcext:value-type="percentage">
            <text:p>77.0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5597" calcext:value-type="float">
            <text:p>45597</text:p>
          </table:table-cell>
          <table:table-cell table:style-name="ce1" office:value-type="percentage" office:value="0.000022" calcext:value-type="percentage">
            <text:p>0.00%</text:p>
          </table:table-cell>
          <table:table-cell office:value-type="float" office:value="1933918029" calcext:value-type="float">
            <text:p>1933918029</text:p>
          </table:table-cell>
          <table:table-cell table:style-name="ce1" office:value-type="percentage" office:value="0.039212" calcext:value-type="percentage">
            <text:p>3.92%</text:p>
          </table:table-cell>
          <table:table-cell/>
          <table:table-cell office:value-type="float" office:value="25847" calcext:value-type="float">
            <text:p>25847</text:p>
          </table:table-cell>
          <table:table-cell table:style-name="ce1" office:value-type="percentage" office:value="0.000278" calcext:value-type="percentage">
            <text:p>0.03%</text:p>
          </table:table-cell>
          <table:table-cell office:value-type="float" office:value="1119036662" calcext:value-type="float">
            <text:p>1119036662</text:p>
          </table:table-cell>
          <table:table-cell table:style-name="ce1" office:value-type="percentage" office:value="0.087079" calcext:value-type="percentage">
            <text:p>8.71%</text:p>
          </table:table-cell>
          <table:table-cell/>
          <table:table-cell table:formula="of:=[.G48]/[.B48]" office:value-type="float" office:value="0.566857468693116" calcext:value-type="float">
            <text:p>0.5668574687</text:p>
          </table:table-cell>
          <table:table-cell table:formula="of:=[.I48]/[.D48]" office:value-type="float" office:value="0.578637070040987" calcext:value-type="float">
            <text:p>0.57863707</text:p>
          </table:table-cell>
          <table:table-cell/>
          <table:table-cell office:value-type="float" office:value="17283806533" calcext:value-type="float">
            <text:p>17283806533</text:p>
          </table:table-cell>
          <table:table-cell office:value-type="percentage" office:value="0.330344" calcext:value-type="percentage">
            <text:p>33.03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11356936819" calcext:value-type="float">
            <text:p>11356936819</text:p>
          </table:table-cell>
          <table:table-cell office:value-type="percentage" office:value="0.812214" calcext:value-type="percentage">
            <text:p>81.2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104" calcext:value-type="float">
            <text:p>15104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1361136137" calcext:value-type="float">
            <text:p>1361136137</text:p>
          </table:table-cell>
          <table:table-cell table:style-name="ce1" office:value-type="percentage" office:value="0.027598" calcext:value-type="percentage">
            <text:p>2.76%</text:p>
          </table:table-cell>
          <table:table-cell/>
          <table:table-cell office:value-type="float" office:value="10284" calcext:value-type="float">
            <text:p>10284</text:p>
          </table:table-cell>
          <table:table-cell table:style-name="ce1" office:value-type="percentage" office:value="0.000111" calcext:value-type="percentage">
            <text:p>0.01%</text:p>
          </table:table-cell>
          <table:table-cell office:value-type="float" office:value="930780329" calcext:value-type="float">
            <text:p>930780329</text:p>
          </table:table-cell>
          <table:table-cell table:style-name="ce1" office:value-type="percentage" office:value="0.07243" calcext:value-type="percentage">
            <text:p>7.24%</text:p>
          </table:table-cell>
          <table:table-cell/>
          <table:table-cell table:formula="of:=[.G49]/[.B49]" office:value-type="float" office:value="0.680879237288136" calcext:value-type="float">
            <text:p>0.6808792373</text:p>
          </table:table-cell>
          <table:table-cell table:formula="of:=[.I49]/[.D49]" office:value-type="float" office:value="0.683826035984526" calcext:value-type="float">
            <text:p>0.683826036</text:p>
          </table:table-cell>
          <table:table-cell/>
          <table:table-cell office:value-type="float" office:value="18296930933" calcext:value-type="float">
            <text:p>18296930933</text:p>
          </table:table-cell>
          <table:table-cell office:value-type="percentage" office:value="0.349708" calcext:value-type="percentage">
            <text:p>34.97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11649844662" calcext:value-type="float">
            <text:p>11649844662</text:p>
          </table:table-cell>
          <table:table-cell office:value-type="percentage" office:value="0.833162" calcext:value-type="percentage">
            <text:p>83.3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919" calcext:value-type="float">
            <text:p>3919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678791450" calcext:value-type="float">
            <text:p>678791450</text:p>
          </table:table-cell>
          <table:table-cell table:style-name="ce1" office:value-type="percentage" office:value="0.013763" calcext:value-type="percentage">
            <text:p>1.38%</text:p>
          </table:table-cell>
          <table:table-cell/>
          <table:table-cell office:value-type="float" office:value="3030" calcext:value-type="float">
            <text:p>3030</text:p>
          </table:table-cell>
          <table:table-cell table:style-name="ce1" office:value-type="percentage" office:value="0.000033" calcext:value-type="percentage">
            <text:p>0.00%</text:p>
          </table:table-cell>
          <table:table-cell office:value-type="float" office:value="525554403" calcext:value-type="float">
            <text:p>525554403</text:p>
          </table:table-cell>
          <table:table-cell table:style-name="ce1" office:value-type="percentage" office:value="0.040897" calcext:value-type="percentage">
            <text:p>4.09%</text:p>
          </table:table-cell>
          <table:table-cell/>
          <table:table-cell table:formula="of:=[.G50]/[.B50]" office:value-type="float" office:value="0.773156417453432" calcext:value-type="float">
            <text:p>0.7731564175</text:p>
          </table:table-cell>
          <table:table-cell table:formula="of:=[.I50]/[.D50]" office:value-type="float" office:value="0.774250180965008" calcext:value-type="float">
            <text:p>0.774250181</text:p>
          </table:table-cell>
          <table:table-cell/>
          <table:table-cell office:value-type="float" office:value="18998415538" calcext:value-type="float">
            <text:p>18998415538</text:p>
          </table:table-cell>
          <table:table-cell office:value-type="percentage" office:value="0.363115" calcext:value-type="percentage">
            <text:p>36.31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1842019778" calcext:value-type="float">
            <text:p>11842019778</text:p>
          </table:table-cell>
          <table:table-cell office:value-type="percentage" office:value="0.846906" calcext:value-type="percentage">
            <text:p>84.6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481" calcext:value-type="float">
            <text:p>1481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552465564" calcext:value-type="float">
            <text:p>552465564</text:p>
          </table:table-cell>
          <table:table-cell table:style-name="ce1" office:value-type="percentage" office:value="0.011202" calcext:value-type="percentage">
            <text:p>1.12%</text:p>
          </table:table-cell>
          <table:table-cell/>
          <table:table-cell office:value-type="float" office:value="1222" calcext:value-type="float">
            <text:p>1222</text:p>
          </table:table-cell>
          <table:table-cell table:style-name="ce1" office:value-type="percentage" office:value="0.000013" calcext:value-type="percentage">
            <text:p>0.00%</text:p>
          </table:table-cell>
          <table:table-cell office:value-type="float" office:value="455585498" calcext:value-type="float">
            <text:p>455585498</text:p>
          </table:table-cell>
          <table:table-cell table:style-name="ce1" office:value-type="percentage" office:value="0.035452" calcext:value-type="percentage">
            <text:p>3.55%</text:p>
          </table:table-cell>
          <table:table-cell/>
          <table:table-cell table:formula="of:=[.G51]/[.B51]" office:value-type="float" office:value="0.825118163403106" calcext:value-type="float">
            <text:p>0.8251181634</text:p>
          </table:table-cell>
          <table:table-cell table:formula="of:=[.I51]/[.D51]" office:value-type="float" office:value="0.824640534518455" calcext:value-type="float">
            <text:p>0.8246405345</text:p>
          </table:table-cell>
          <table:table-cell/>
          <table:table-cell office:value-type="float" office:value="19542623566" calcext:value-type="float">
            <text:p>19542623566</text:p>
          </table:table-cell>
          <table:table-cell office:value-type="percentage" office:value="0.373517" calcext:value-type="percentage">
            <text:p>37.3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1985236826" calcext:value-type="float">
            <text:p>11985236826</text:p>
          </table:table-cell>
          <table:table-cell office:value-type="percentage" office:value="0.857148" calcext:value-type="percentage">
            <text:p>85.71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6" calcext:value-type="float">
            <text:p>26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9260773" calcext:value-type="float">
            <text:p>189260773</text:p>
          </table:table-cell>
          <table:table-cell table:style-name="ce1" office:value-type="percentage" office:value="0.003837" calcext:value-type="percentage">
            <text:p>0.38%</text:p>
          </table:table-cell>
          <table:table-cell/>
          <table:table-cell office:value-type="float" office:value="241" calcext:value-type="float">
            <text:p>241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170516676" calcext:value-type="float">
            <text:p>170516676</text:p>
          </table:table-cell>
          <table:table-cell table:style-name="ce1" office:value-type="percentage" office:value="0.013269" calcext:value-type="percentage">
            <text:p>1.33%</text:p>
          </table:table-cell>
          <table:table-cell/>
          <table:table-cell table:formula="of:=[.G52]/[.B52]" office:value-type="float" office:value="0.906015037593985" calcext:value-type="float">
            <text:p>0.9060150376</text:p>
          </table:table-cell>
          <table:table-cell table:formula="of:=[.I52]/[.D52]" office:value-type="float" office:value="0.900961532055034" calcext:value-type="float">
            <text:p>0.9009615321</text:p>
          </table:table-cell>
          <table:table-cell/>
          <table:table-cell office:value-type="float" office:value="19990182030" calcext:value-type="float">
            <text:p>19990182030</text:p>
          </table:table-cell>
          <table:table-cell office:value-type="percentage" office:value="0.382071" calcext:value-type="percentage">
            <text:p>38.2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2099261737" calcext:value-type="float">
            <text:p>12099261737</text:p>
          </table:table-cell>
          <table:table-cell office:value-type="percentage" office:value="0.865303" calcext:value-type="percentage">
            <text:p>86.53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1" calcext:value-type="float">
            <text:p>11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49994966" calcext:value-type="float">
            <text:p>149994966</text:p>
          </table:table-cell>
          <table:table-cell table:style-name="ce1" office:value-type="percentage" office:value="0.003041" calcext:value-type="percentage">
            <text:p>0.30%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43343674" calcext:value-type="float">
            <text:p>143343674</text:p>
          </table:table-cell>
          <table:table-cell table:style-name="ce1" office:value-type="percentage" office:value="0.011154" calcext:value-type="percentage">
            <text:p>1.12%</text:p>
          </table:table-cell>
          <table:table-cell/>
          <table:table-cell table:formula="of:=[.G53]/[.B53]" office:value-type="float" office:value="0.954954954954955" calcext:value-type="float">
            <text:p>0.954954955</text:p>
          </table:table-cell>
          <table:table-cell table:formula="of:=[.I53]/[.D53]" office:value-type="float" office:value="0.95565656516766" calcext:value-type="float">
            <text:p>0.9556565652</text:p>
          </table:table-cell>
          <table:table-cell/>
          <table:table-cell office:value-type="float" office:value="20372628803" calcext:value-type="float">
            <text:p>20372628803</text:p>
          </table:table-cell>
          <table:table-cell office:value-type="percentage" office:value="0.38938" calcext:value-type="percentage">
            <text:p>38.94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95347539" calcext:value-type="float">
            <text:p>12195347539</text:p>
          </table:table-cell>
          <table:table-cell office:value-type="percentage" office:value="0.872175" calcext:value-type="percentage">
            <text:p>87.2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397274" calcext:value-type="float">
            <text:p>31397274</text:p>
          </table:table-cell>
          <table:table-cell table:style-name="ce1" office:value-type="percentage" office:value="0.000637" calcext:value-type="percentage">
            <text:p>0.06%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397274" calcext:value-type="float">
            <text:p>31397274</text:p>
          </table:table-cell>
          <table:table-cell table:style-name="ce1" office:value-type="percentage" office:value="0.002443" calcext:value-type="percentage">
            <text:p>0.24%</text:p>
          </table:table-cell>
          <table:table-cell/>
          <table:table-cell table:formula="of:=[.G54]/[.B54]" office:value-type="float" office:value="1" calcext:value-type="float">
            <text:p>1</text:p>
          </table:table-cell>
          <table:table-cell table:formula="of:=[.I54]/[.D54]" office:value-type="float" office:value="1" calcext:value-type="float">
            <text:p>1</text:p>
          </table:table-cell>
          <table:table-cell/>
          <table:table-cell office:value-type="float" office:value="20708112016" calcext:value-type="float">
            <text:p>20708112016</text:p>
          </table:table-cell>
          <table:table-cell office:value-type="percentage" office:value="0.395792" calcext:value-type="percentage">
            <text:p>39.5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2279919157" calcext:value-type="float">
            <text:p>12279919157</text:p>
          </table:table-cell>
          <table:table-cell office:value-type="percentage" office:value="0.878223" calcext:value-type="percentage">
            <text:p>87.82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2" calcext:value-type="float">
            <text:p>14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62284022" calcext:value-type="float">
            <text:p>862284022</text:p>
          </table:table-cell>
          <table:table-cell table:style-name="ce1" office:value-type="percentage" office:value="0.017484" calcext:value-type="percentage">
            <text:p>1.75%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809496957" calcext:value-type="float">
            <text:p>809496957</text:p>
          </table:table-cell>
          <table:table-cell table:style-name="ce1" office:value-type="percentage" office:value="0.062992" calcext:value-type="percentage">
            <text:p>6.30%</text:p>
          </table:table-cell>
          <table:table-cell/>
          <table:table-cell table:formula="of:=[.G55]/[.B55]" office:value-type="float" office:value="0.943661971830986" calcext:value-type="float">
            <text:p>0.9436619718</text:p>
          </table:table-cell>
          <table:table-cell table:formula="of:=[.I55]/[.D55]" office:value-type="float" office:value="0.938782276311273" calcext:value-type="float">
            <text:p>0.9387822763</text:p>
          </table:table-cell>
          <table:table-cell/>
          <table:table-cell office:value-type="float" office:value="21008241891" calcext:value-type="float">
            <text:p>21008241891</text:p>
          </table:table-cell>
          <table:table-cell office:value-type="percentage" office:value="0.401529" calcext:value-type="percentage">
            <text:p>40.15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2354704248" calcext:value-type="float">
            <text:p>12354704248</text:p>
          </table:table-cell>
          <table:table-cell office:value-type="percentage" office:value="0.883571" calcext:value-type="percentage">
            <text:p>88.36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9" calcext:value-type="float">
            <text:p>13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697325688" calcext:value-type="float">
            <text:p>1697325688</text:p>
          </table:table-cell>
          <table:table-cell table:style-name="ce1" office:value-type="percentage" office:value="0.034415" calcext:value-type="percentage">
            <text:p>3.44%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559067757" calcext:value-type="float">
            <text:p>1559067757</text:p>
          </table:table-cell>
          <table:table-cell table:style-name="ce1" office:value-type="percentage" office:value="0.121321" calcext:value-type="percentage">
            <text:p>12.13%</text:p>
          </table:table-cell>
          <table:table-cell/>
          <table:table-cell table:formula="of:=[.G56]/[.B56]" office:value-type="float" office:value="0.920863309352518" calcext:value-type="float">
            <text:p>0.9208633094</text:p>
          </table:table-cell>
          <table:table-cell table:formula="of:=[.I56]/[.D56]" office:value-type="float" office:value="0.918543664320009" calcext:value-type="float">
            <text:p>0.9185436643</text:p>
          </table:table-cell>
          <table:table-cell/>
          <table:table-cell office:value-type="float" office:value="21280847967" calcext:value-type="float">
            <text:p>21280847967</text:p>
          </table:table-cell>
          <table:table-cell office:value-type="percentage" office:value="0.406739" calcext:value-type="percentage">
            <text:p>40.6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2421004428" calcext:value-type="float">
            <text:p>12421004428</text:p>
          </table:table-cell>
          <table:table-cell office:value-type="percentage" office:value="0.888313" calcext:value-type="percentage">
            <text:p>88.83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5" calcext:value-type="float">
            <text:p>1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81553942" calcext:value-type="float">
            <text:p>281553942</text:p>
          </table:table-cell>
          <table:table-cell table:style-name="ce1" office:value-type="percentage" office:value="0.005709" calcext:value-type="percentage">
            <text:p>0.57%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81553942" calcext:value-type="float">
            <text:p>281553942</text:p>
          </table:table-cell>
          <table:table-cell table:style-name="ce1" office:value-type="percentage" office:value="0.021909" calcext:value-type="percentage">
            <text:p>2.19%</text:p>
          </table:table-cell>
          <table:table-cell/>
          <table:table-cell table:formula="of:=[.G57]/[.B57]" office:value-type="float" office:value="1" calcext:value-type="float">
            <text:p>1</text:p>
          </table:table-cell>
          <table:table-cell table:formula="of:=[.I57]/[.D57]" office:value-type="float" office:value="1" calcext:value-type="float">
            <text:p>1</text:p>
          </table:table-cell>
          <table:table-cell/>
          <table:table-cell office:value-type="float" office:value="23212819653" calcext:value-type="float">
            <text:p>23212819653</text:p>
          </table:table-cell>
          <table:table-cell office:value-type="percentage" office:value="0.443665" calcext:value-type="percentage">
            <text:p>44.3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937749305" calcext:value-type="float">
            <text:p>12937749305</text:p>
          </table:table-cell>
          <table:table-cell office:value-type="percentage" office:value="0.925269" calcext:value-type="percentage">
            <text:p>92.53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4"/>
          <table:table-cell office:value-type="float" office:value="24505296475" calcext:value-type="float">
            <text:p>24505296475</text:p>
          </table:table-cell>
          <table:table-cell office:value-type="percentage" office:value="0.468368" calcext:value-type="percentage">
            <text:p>46.8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3352878660" calcext:value-type="float">
            <text:p>13352878660</text:p>
          </table:table-cell>
          <table:table-cell office:value-type="percentage" office:value="0.954958" calcext:value-type="percentage">
            <text:p>95.5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25522856666" calcext:value-type="float">
            <text:p>25522856666</text:p>
          </table:table-cell>
          <table:table-cell office:value-type="percentage" office:value="0.487816" calcext:value-type="percentage">
            <text:p>48.78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693598867" calcext:value-type="float">
            <text:p>13693598867</text:p>
          </table:table-cell>
          <table:table-cell office:value-type="percentage" office:value="0.979325" calcext:value-type="percentage">
            <text:p>97.93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26401321946" calcext:value-type="float">
            <text:p>26401321946</text:p>
          </table:table-cell>
          <table:table-cell office:value-type="percentage" office:value="0.504606" calcext:value-type="percentage">
            <text:p>50.4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892234850" calcext:value-type="float">
            <text:p>13892234850</text:p>
          </table:table-cell>
          <table:table-cell office:value-type="percentage" office:value="0.993531" calcext:value-type="percentage">
            <text:p>99.35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-2-Q20-K</text:p>
          </table:table-cell>
          <table:table-cell table:number-columns-repeated="4"/>
          <table:table-cell office:value-type="string" calcext:value-type="string">
            <text:p>Pen-2-Q20-S</text:p>
          </table:table-cell>
          <table:table-cell table:number-columns-repeated="8"/>
          <table:table-cell office:value-type="float" office:value="27178763067" calcext:value-type="float">
            <text:p>27178763067</text:p>
          </table:table-cell>
          <table:table-cell office:value-type="percentage" office:value="0.519465" calcext:value-type="percentage">
            <text:p>51.95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3913628965" calcext:value-type="float">
            <text:p>13913628965</text:p>
          </table:table-cell>
          <table:table-cell office:value-type="percentage" office:value="0.995061" calcext:value-type="percentage">
            <text:p>99.5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542709" calcext:value-type="float">
            <text:p>566542709</text:p>
          </table:table-cell>
          <table:table-cell table:style-name="ce1" office:value-type="percentage" office:value="0.452764" calcext:value-type="percentage">
            <text:p>45.28%</text:p>
          </table:table-cell>
          <table:table-cell office:value-type="float" office:value="566542709" calcext:value-type="float">
            <text:p>566542709</text:p>
          </table:table-cell>
          <table:table-cell table:style-name="ce1" office:value-type="percentage" office:value="0.013125" calcext:value-type="percentage">
            <text:p>1.31%</text:p>
          </table:table-cell>
          <table:table-cell/>
          <table:table-cell office:value-type="float" office:value="18189627" calcext:value-type="float">
            <text:p>18189627</text:p>
          </table:table-cell>
          <table:table-cell table:style-name="ce1" office:value-type="percentage" office:value="0.294345" calcext:value-type="percentage">
            <text:p>29.43%</text:p>
          </table:table-cell>
          <table:table-cell office:value-type="float" office:value="18189627" calcext:value-type="float">
            <text:p>18189627</text:p>
          </table:table-cell>
          <table:table-cell table:style-name="ce1" office:value-type="percentage" office:value="0.001743" calcext:value-type="percentage">
            <text:p>0.17%</text:p>
          </table:table-cell>
          <table:table-cell/>
          <table:table-cell table:formula="of:=[.G62]/[.B62]" office:value-type="float" office:value="0.0321063649942762" calcext:value-type="float">
            <text:p>0.032106365</text:p>
          </table:table-cell>
          <table:table-cell table:formula="of:=[.I62]/[.D62]" office:value-type="float" office:value="0.0321063649942762" calcext:value-type="float">
            <text:p>0.032106365</text:p>
          </table:table-cell>
          <table:table-cell/>
          <table:table-cell office:value-type="float" office:value="27870628513" calcext:value-type="float">
            <text:p>27870628513</text:p>
          </table:table-cell>
          <table:table-cell office:value-type="percentage" office:value="0.532689" calcext:value-type="percentage">
            <text:p>53.27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923628965" calcext:value-type="float">
            <text:p>13923628965</text:p>
          </table:table-cell>
          <table:table-cell office:value-type="percentage" office:value="0.995776" calcext:value-type="percentage">
            <text:p>99.5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31112" calcext:value-type="float">
            <text:p>35031112</text:p>
          </table:table-cell>
          <table:table-cell table:style-name="ce1" office:value-type="percentage" office:value="0.027996" calcext:value-type="percentage">
            <text:p>2.80%</text:p>
          </table:table-cell>
          <table:table-cell office:value-type="float" office:value="70062224" calcext:value-type="float">
            <text:p>70062224</text:p>
          </table:table-cell>
          <table:table-cell table:style-name="ce1" office:value-type="percentage" office:value="0.001623" calcext:value-type="percentage">
            <text:p>0.16%</text:p>
          </table:table-cell>
          <table:table-cell/>
          <table:table-cell office:value-type="float" office:value="1293818" calcext:value-type="float">
            <text:p>1293818</text:p>
          </table:table-cell>
          <table:table-cell table:style-name="ce1" office:value-type="percentage" office:value="0.020937" calcext:value-type="percentage">
            <text:p>2.09%</text:p>
          </table:table-cell>
          <table:table-cell office:value-type="float" office:value="2587636" calcext:value-type="float">
            <text:p>2587636</text:p>
          </table:table-cell>
          <table:table-cell table:style-name="ce1" office:value-type="percentage" office:value="0.000248" calcext:value-type="percentage">
            <text:p>0.02%</text:p>
          </table:table-cell>
          <table:table-cell/>
          <table:table-cell table:formula="of:=[.G63]/[.B63]" office:value-type="float" office:value="0.0369333979463741" calcext:value-type="float">
            <text:p>0.0369333979</text:p>
          </table:table-cell>
          <table:table-cell table:formula="of:=[.I63]/[.D63]" office:value-type="float" office:value="0.0369333979463741" calcext:value-type="float">
            <text:p>0.0369333979</text:p>
          </table:table-cell>
          <table:table-cell/>
          <table:table-cell office:value-type="float" office:value="28502742693" calcext:value-type="float">
            <text:p>28502742693</text:p>
          </table:table-cell>
          <table:table-cell office:value-type="percentage" office:value="0.544771" calcext:value-type="percentage">
            <text:p>54.48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933628965" calcext:value-type="float">
            <text:p>13933628965</text:p>
          </table:table-cell>
          <table:table-cell office:value-type="percentage" office:value="0.996491" calcext:value-type="percentage">
            <text:p>99.65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84136" calcext:value-type="float">
            <text:p>11484136</text:p>
          </table:table-cell>
          <table:table-cell table:style-name="ce1" office:value-type="percentage" office:value="0.009178" calcext:value-type="percentage">
            <text:p>0.92%</text:p>
          </table:table-cell>
          <table:table-cell office:value-type="float" office:value="38209150" calcext:value-type="float">
            <text:p>38209150</text:p>
          </table:table-cell>
          <table:table-cell table:style-name="ce1" office:value-type="percentage" office:value="0.000885" calcext:value-type="percentage">
            <text:p>0.09%</text:p>
          </table:table-cell>
          <table:table-cell/>
          <table:table-cell office:value-type="float" office:value="506460" calcext:value-type="float">
            <text:p>506460</text:p>
          </table:table-cell>
          <table:table-cell table:style-name="ce1" office:value-type="percentage" office:value="0.008196" calcext:value-type="percentage">
            <text:p>0.82%</text:p>
          </table:table-cell>
          <table:table-cell office:value-type="float" office:value="1696921" calcext:value-type="float">
            <text:p>1696921</text:p>
          </table:table-cell>
          <table:table-cell table:style-name="ce1" office:value-type="percentage" office:value="0.000163" calcext:value-type="percentage">
            <text:p>0.02%</text:p>
          </table:table-cell>
          <table:table-cell/>
          <table:table-cell table:formula="of:=[.G64]/[.B64]" office:value-type="float" office:value="0.0441008361447479" calcext:value-type="float">
            <text:p>0.0441008361</text:p>
          </table:table-cell>
          <table:table-cell table:formula="of:=[.I64]/[.D64]" office:value-type="float" office:value="0.0444113779029369" calcext:value-type="float">
            <text:p>0.0444113779</text:p>
          </table:table-cell>
          <table:table-cell/>
          <table:table-cell office:value-type="float" office:value="29098684956" calcext:value-type="float">
            <text:p>29098684956</text:p>
          </table:table-cell>
          <table:table-cell office:value-type="percentage" office:value="0.556161" calcext:value-type="percentage">
            <text:p>55.62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3943628965" calcext:value-type="float">
            <text:p>13943628965</text:p>
          </table:table-cell>
          <table:table-cell office:value-type="percentage" office:value="0.997206" calcext:value-type="percentage">
            <text:p>99.72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15438" calcext:value-type="float">
            <text:p>7315438</text:p>
          </table:table-cell>
          <table:table-cell table:style-name="ce1" office:value-type="percentage" office:value="0.005846" calcext:value-type="percentage">
            <text:p>0.58%</text:p>
          </table:table-cell>
          <table:table-cell office:value-type="float" office:value="45957136" calcext:value-type="float">
            <text:p>45957136</text:p>
          </table:table-cell>
          <table:table-cell table:style-name="ce1" office:value-type="percentage" office:value="0.001065" calcext:value-type="percentage">
            <text:p>0.11%</text:p>
          </table:table-cell>
          <table:table-cell/>
          <table:table-cell office:value-type="float" office:value="385379" calcext:value-type="float">
            <text:p>385379</text:p>
          </table:table-cell>
          <table:table-cell table:style-name="ce1" office:value-type="percentage" office:value="0.006236" calcext:value-type="percentage">
            <text:p>0.62%</text:p>
          </table:table-cell>
          <table:table-cell office:value-type="float" office:value="2435485" calcext:value-type="float">
            <text:p>2435485</text:p>
          </table:table-cell>
          <table:table-cell table:style-name="ce1" office:value-type="percentage" office:value="0.000233" calcext:value-type="percentage">
            <text:p>0.02%</text:p>
          </table:table-cell>
          <table:table-cell/>
          <table:table-cell table:formula="of:=[.G65]/[.B65]" office:value-type="float" office:value="0.0526802359612644" calcext:value-type="float">
            <text:p>0.052680236</text:p>
          </table:table-cell>
          <table:table-cell table:formula="of:=[.I65]/[.D65]" office:value-type="float" office:value="0.0529947079382841" calcext:value-type="float">
            <text:p>0.0529947079</text:p>
          </table:table-cell>
          <table:table-cell/>
          <table:table-cell office:value-type="float" office:value="29669973670" calcext:value-type="float">
            <text:p>29669973670</text:p>
          </table:table-cell>
          <table:table-cell office:value-type="percentage" office:value="0.56708" calcext:value-type="percentage">
            <text:p>56.71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953628965" calcext:value-type="float">
            <text:p>13953628965</text:p>
          </table:table-cell>
          <table:table-cell office:value-type="percentage" office:value="0.997922" calcext:value-type="percentage">
            <text:p>99.79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94654" calcext:value-type="float">
            <text:p>19494654</text:p>
          </table:table-cell>
          <table:table-cell table:style-name="ce1" office:value-type="percentage" office:value="0.01558" calcext:value-type="percentage">
            <text:p>1.56%</text:p>
          </table:table-cell>
          <table:table-cell office:value-type="float" office:value="258457161" calcext:value-type="float">
            <text:p>258457161</text:p>
          </table:table-cell>
          <table:table-cell table:style-name="ce1" office:value-type="percentage" office:value="0.005987" calcext:value-type="percentage">
            <text:p>0.60%</text:p>
          </table:table-cell>
          <table:table-cell/>
          <table:table-cell office:value-type="float" office:value="1082928" calcext:value-type="float">
            <text:p>1082928</text:p>
          </table:table-cell>
          <table:table-cell table:style-name="ce1" office:value-type="percentage" office:value="0.017524" calcext:value-type="percentage">
            <text:p>1.75%</text:p>
          </table:table-cell>
          <table:table-cell office:value-type="float" office:value="14360038" calcext:value-type="float">
            <text:p>14360038</text:p>
          </table:table-cell>
          <table:table-cell table:style-name="ce1" office:value-type="percentage" office:value="0.001376" calcext:value-type="percentage">
            <text:p>0.14%</text:p>
          </table:table-cell>
          <table:table-cell/>
          <table:table-cell table:formula="of:=[.G66]/[.B66]" office:value-type="float" office:value="0.0555499984765054" calcext:value-type="float">
            <text:p>0.0555499985</text:p>
          </table:table-cell>
          <table:table-cell table:formula="of:=[.I66]/[.D66]" office:value-type="float" office:value="0.0555606118415887" calcext:value-type="float">
            <text:p>0.0555606118</text:p>
          </table:table-cell>
          <table:table-cell/>
          <table:table-cell office:value-type="float" office:value="34706665322" calcext:value-type="float">
            <text:p>34706665322</text:p>
          </table:table-cell>
          <table:table-cell office:value-type="percentage" office:value="0.663346" calcext:value-type="percentage">
            <text:p>66.33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8900099" calcext:value-type="float">
            <text:p>218900099</text:p>
          </table:table-cell>
          <table:table-cell table:style-name="ce1" office:value-type="percentage" office:value="0.174939" calcext:value-type="percentage">
            <text:p>17.49%</text:p>
          </table:table-cell>
          <table:table-cell office:value-type="float" office:value="5801744145" calcext:value-type="float">
            <text:p>5801744145</text:p>
          </table:table-cell>
          <table:table-cell table:style-name="ce1" office:value-type="percentage" office:value="0.134404" calcext:value-type="percentage">
            <text:p>13.44%</text:p>
          </table:table-cell>
          <table:table-cell/>
          <table:table-cell office:value-type="float" office:value="12717422" calcext:value-type="float">
            <text:p>12717422</text:p>
          </table:table-cell>
          <table:table-cell table:style-name="ce1" office:value-type="percentage" office:value="0.205794" calcext:value-type="percentage">
            <text:p>20.58%</text:p>
          </table:table-cell>
          <table:table-cell office:value-type="float" office:value="337847091" calcext:value-type="float">
            <text:p>337847091</text:p>
          </table:table-cell>
          <table:table-cell table:style-name="ce1" office:value-type="percentage" office:value="0.032375" calcext:value-type="percentage">
            <text:p>3.24%</text:p>
          </table:table-cell>
          <table:table-cell/>
          <table:table-cell table:formula="of:=[.G67]/[.B67]" office:value-type="float" office:value="0.058096922103265" calcext:value-type="float">
            <text:p>0.0580969221</text:p>
          </table:table-cell>
          <table:table-cell table:formula="of:=[.I67]/[.D67]" office:value-type="float" office:value="0.0582319872363141" calcext:value-type="float">
            <text:p>0.0582319872</text:p>
          </table:table-cell>
          <table:table-cell/>
          <table:table-cell office:value-type="float" office:value="39045330076" calcext:value-type="float">
            <text:p>39045330076</text:p>
          </table:table-cell>
          <table:table-cell office:value-type="percentage" office:value="0.74627" calcext:value-type="percentage">
            <text:p>74.63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3805053" calcext:value-type="float">
            <text:p>333805053</text:p>
          </table:table-cell>
          <table:table-cell table:style-name="ce1" office:value-type="percentage" office:value="0.266767" calcext:value-type="percentage">
            <text:p>26.68%</text:p>
          </table:table-cell>
          <table:table-cell office:value-type="float" office:value="13872891818" calcext:value-type="float">
            <text:p>13872891818</text:p>
          </table:table-cell>
          <table:table-cell table:style-name="ce1" office:value-type="percentage" office:value="0.321382" calcext:value-type="percentage">
            <text:p>32.14%</text:p>
          </table:table-cell>
          <table:table-cell/>
          <table:table-cell office:value-type="float" office:value="20589511" calcext:value-type="float">
            <text:p>20589511</text:p>
          </table:table-cell>
          <table:table-cell table:style-name="ce1" office:value-type="percentage" office:value="0.33318" calcext:value-type="percentage">
            <text:p>33.32%</text:p>
          </table:table-cell>
          <table:table-cell office:value-type="float" office:value="861753074" calcext:value-type="float">
            <text:p>861753074</text:p>
          </table:table-cell>
          <table:table-cell table:style-name="ce1" office:value-type="percentage" office:value="0.082579" calcext:value-type="percentage">
            <text:p>8.26%</text:p>
          </table:table-cell>
          <table:table-cell/>
          <table:table-cell table:formula="of:=[.G68]/[.B68]" office:value-type="float" office:value="0.0616812442320938" calcext:value-type="float">
            <text:p>0.0616812442</text:p>
          </table:table-cell>
          <table:table-cell table:formula="of:=[.I68]/[.D68]" office:value-type="float" office:value="0.0621177678962277" calcext:value-type="float">
            <text:p>0.0621177679</text:p>
          </table:table-cell>
          <table:table-cell/>
          <table:table-cell office:value-type="float" office:value="42881003233" calcext:value-type="float">
            <text:p>42881003233</text:p>
          </table:table-cell>
          <table:table-cell office:value-type="percentage" office:value="0.819581" calcext:value-type="percentage">
            <text:p>81.96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465774" calcext:value-type="float">
            <text:p>38465774</text:p>
          </table:table-cell>
          <table:table-cell table:style-name="ce1" office:value-type="percentage" office:value="0.030741" calcext:value-type="percentage">
            <text:p>3.07%</text:p>
          </table:table-cell>
          <table:table-cell office:value-type="float" office:value="3335521746" calcext:value-type="float">
            <text:p>3335521746</text:p>
          </table:table-cell>
          <table:table-cell table:style-name="ce1" office:value-type="percentage" office:value="0.077271" calcext:value-type="percentage">
            <text:p>7.73%</text:p>
          </table:table-cell>
          <table:table-cell/>
          <table:table-cell office:value-type="float" office:value="3479556" calcext:value-type="float">
            <text:p>3479556</text:p>
          </table:table-cell>
          <table:table-cell table:style-name="ce1" office:value-type="percentage" office:value="0.056306" calcext:value-type="percentage">
            <text:p>5.63%</text:p>
          </table:table-cell>
          <table:table-cell office:value-type="float" office:value="307269890" calcext:value-type="float">
            <text:p>307269890</text:p>
          </table:table-cell>
          <table:table-cell table:style-name="ce1" office:value-type="percentage" office:value="0.029445" calcext:value-type="percentage">
            <text:p>2.94%</text:p>
          </table:table-cell>
          <table:table-cell/>
          <table:table-cell table:formula="of:=[.G69]/[.B69]" office:value-type="float" office:value="0.0904584943487683" calcext:value-type="float">
            <text:p>0.0904584943</text:p>
          </table:table-cell>
          <table:table-cell table:formula="of:=[.I69]/[.D69]" office:value-type="float" office:value="0.0921204877073525" calcext:value-type="float">
            <text:p>0.0921204877</text:p>
          </table:table-cell>
          <table:table-cell/>
          <table:table-cell office:value-type="float" office:value="46224330906" calcext:value-type="float">
            <text:p>46224330906</text:p>
          </table:table-cell>
          <table:table-cell office:value-type="percentage" office:value="0.883482" calcext:value-type="percentage">
            <text:p>88.35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836798" calcext:value-type="float">
            <text:p>11836798</text:p>
          </table:table-cell>
          <table:table-cell table:style-name="ce1" office:value-type="percentage" office:value="0.00946" calcext:value-type="percentage">
            <text:p>0.95%</text:p>
          </table:table-cell>
          <table:table-cell office:value-type="float" office:value="2062621544" calcext:value-type="float">
            <text:p>2062621544</text:p>
          </table:table-cell>
          <table:table-cell table:style-name="ce1" office:value-type="percentage" office:value="0.047783" calcext:value-type="percentage">
            <text:p>4.78%</text:p>
          </table:table-cell>
          <table:table-cell/>
          <table:table-cell office:value-type="float" office:value="1544960" calcext:value-type="float">
            <text:p>1544960</text:p>
          </table:table-cell>
          <table:table-cell table:style-name="ce1" office:value-type="percentage" office:value="0.025001" calcext:value-type="percentage">
            <text:p>2.50%</text:p>
          </table:table-cell>
          <table:table-cell office:value-type="float" office:value="274927950" calcext:value-type="float">
            <text:p>274927950</text:p>
          </table:table-cell>
          <table:table-cell table:style-name="ce1" office:value-type="percentage" office:value="0.026345" calcext:value-type="percentage">
            <text:p>2.63%</text:p>
          </table:table-cell>
          <table:table-cell/>
          <table:table-cell table:formula="of:=[.G70]/[.B70]" office:value-type="float" office:value="0.13052178469211" calcext:value-type="float">
            <text:p>0.1305217847</text:p>
          </table:table-cell>
          <table:table-cell table:formula="of:=[.I70]/[.D70]" office:value-type="float" office:value="0.133290545131628" calcext:value-type="float">
            <text:p>0.1332905451</text:p>
          </table:table-cell>
          <table:table-cell/>
          <table:table-cell office:value-type="float" office:value="48907284477" calcext:value-type="float">
            <text:p>48907284477</text:p>
          </table:table-cell>
          <table:table-cell office:value-type="percentage" office:value="0.934761" calcext:value-type="percentage">
            <text:p>93.48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24197" calcext:value-type="float">
            <text:p>4424197</text:p>
          </table:table-cell>
          <table:table-cell table:style-name="ce1" office:value-type="percentage" office:value="0.003536" calcext:value-type="percentage">
            <text:p>0.35%</text:p>
          </table:table-cell>
          <table:table-cell office:value-type="float" office:value="1554848597" calcext:value-type="float">
            <text:p>1554848597</text:p>
          </table:table-cell>
          <table:table-cell table:style-name="ce1" office:value-type="percentage" office:value="0.03602" calcext:value-type="percentage">
            <text:p>3.60%</text:p>
          </table:table-cell>
          <table:table-cell/>
          <table:table-cell office:value-type="float" office:value="815137" calcext:value-type="float">
            <text:p>815137</text:p>
          </table:table-cell>
          <table:table-cell table:style-name="ce1" office:value-type="percentage" office:value="0.013191" calcext:value-type="percentage">
            <text:p>1.32%</text:p>
          </table:table-cell>
          <table:table-cell office:value-type="float" office:value="291520151" calcext:value-type="float">
            <text:p>291520151</text:p>
          </table:table-cell>
          <table:table-cell table:style-name="ce1" office:value-type="percentage" office:value="0.027935" calcext:value-type="percentage">
            <text:p>2.79%</text:p>
          </table:table-cell>
          <table:table-cell/>
          <table:table-cell table:formula="of:=[.G71]/[.B71]" office:value-type="float" office:value="0.18424518618859" calcext:value-type="float">
            <text:p>0.1842451862</text:p>
          </table:table-cell>
          <table:table-cell table:formula="of:=[.I71]/[.D71]" office:value-type="float" office:value="0.187491021030905" calcext:value-type="float">
            <text:p>0.187491021</text:p>
          </table:table-cell>
          <table:table-cell/>
          <table:table-cell office:value-type="float" office:value="49872302032" calcext:value-type="float">
            <text:p>49872302032</text:p>
          </table:table-cell>
          <table:table-cell office:value-type="percentage" office:value="0.953205" calcext:value-type="percentage">
            <text:p>95.32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13328" calcext:value-type="float">
            <text:p>1913328</text:p>
          </table:table-cell>
          <table:table-cell table:style-name="ce1" office:value-type="percentage" office:value="0.001529" calcext:value-type="percentage">
            <text:p>0.15%</text:p>
          </table:table-cell>
          <table:table-cell office:value-type="float" office:value="1349422087" calcext:value-type="float">
            <text:p>1349422087</text:p>
          </table:table-cell>
          <table:table-cell table:style-name="ce1" office:value-type="percentage" office:value="0.031261" calcext:value-type="percentage">
            <text:p>3.13%</text:p>
          </table:table-cell>
          <table:table-cell/>
          <table:table-cell office:value-type="float" office:value="468857" calcext:value-type="float">
            <text:p>468857</text:p>
          </table:table-cell>
          <table:table-cell table:style-name="ce1" office:value-type="percentage" office:value="0.007587" calcext:value-type="percentage">
            <text:p>0.76%</text:p>
          </table:table-cell>
          <table:table-cell office:value-type="float" office:value="335674657" calcext:value-type="float">
            <text:p>335674657</text:p>
          </table:table-cell>
          <table:table-cell table:style-name="ce1" office:value-type="percentage" office:value="0.032167" calcext:value-type="percentage">
            <text:p>3.22%</text:p>
          </table:table-cell>
          <table:table-cell/>
          <table:table-cell table:formula="of:=[.G72]/[.B72]" office:value-type="float" office:value="0.24504789560389" calcext:value-type="float">
            <text:p>0.2450478956</text:p>
          </table:table-cell>
          <table:table-cell table:formula="of:=[.I72]/[.D72]" office:value-type="float" office:value="0.248754381771135" calcext:value-type="float">
            <text:p>0.2487543818</text:p>
          </table:table-cell>
          <table:table-cell/>
          <table:table-cell office:value-type="float" office:value="50087387772" calcext:value-type="float">
            <text:p>50087387772</text:p>
          </table:table-cell>
          <table:table-cell office:value-type="percentage" office:value="0.957316" calcext:value-type="percentage">
            <text:p>95.73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33440" calcext:value-type="float">
            <text:p>933440</text:p>
          </table:table-cell>
          <table:table-cell table:style-name="ce1" office:value-type="percentage" office:value="0.000746" calcext:value-type="percentage">
            <text:p>0.07%</text:p>
          </table:table-cell>
          <table:table-cell office:value-type="float" office:value="1344676148" calcext:value-type="float">
            <text:p>1344676148</text:p>
          </table:table-cell>
          <table:table-cell table:style-name="ce1" office:value-type="percentage" office:value="0.031151" calcext:value-type="percentage">
            <text:p>3.12%</text:p>
          </table:table-cell>
          <table:table-cell/>
          <table:table-cell office:value-type="float" office:value="281188" calcext:value-type="float">
            <text:p>281188</text:p>
          </table:table-cell>
          <table:table-cell table:style-name="ce1" office:value-type="percentage" office:value="0.00455" calcext:value-type="percentage">
            <text:p>0.46%</text:p>
          </table:table-cell>
          <table:table-cell office:value-type="float" office:value="407200390" calcext:value-type="float">
            <text:p>407200390</text:p>
          </table:table-cell>
          <table:table-cell table:style-name="ce1" office:value-type="percentage" office:value="0.039021" calcext:value-type="percentage">
            <text:p>3.90%</text:p>
          </table:table-cell>
          <table:table-cell/>
          <table:table-cell table:formula="of:=[.G73]/[.B73]" office:value-type="float" office:value="0.301238429893726" calcext:value-type="float">
            <text:p>0.3012384299</text:p>
          </table:table-cell>
          <table:table-cell table:formula="of:=[.I73]/[.D73]" office:value-type="float" office:value="0.302824133978764" calcext:value-type="float">
            <text:p>0.302824134</text:p>
          </table:table-cell>
          <table:table-cell/>
          <table:table-cell office:value-type="float" office:value="50249194856" calcext:value-type="float">
            <text:p>50249194856</text:p>
          </table:table-cell>
          <table:table-cell office:value-type="percentage" office:value="0.960409" calcext:value-type="percentage">
            <text:p>96.04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9724" calcext:value-type="float">
            <text:p>639724</text:p>
          </table:table-cell>
          <table:table-cell table:style-name="ce1" office:value-type="percentage" office:value="0.000511" calcext:value-type="percentage">
            <text:p>0.05%</text:p>
          </table:table-cell>
          <table:table-cell office:value-type="float" office:value="1792279334" calcext:value-type="float">
            <text:p>1792279334</text:p>
          </table:table-cell>
          <table:table-cell table:style-name="ce1" office:value-type="percentage" office:value="0.04152" calcext:value-type="percentage">
            <text:p>4.15%</text:p>
          </table:table-cell>
          <table:table-cell/>
          <table:table-cell office:value-type="float" office:value="207131" calcext:value-type="float">
            <text:p>207131</text:p>
          </table:table-cell>
          <table:table-cell table:style-name="ce1" office:value-type="percentage" office:value="0.003352" calcext:value-type="percentage">
            <text:p>0.34%</text:p>
          </table:table-cell>
          <table:table-cell office:value-type="float" office:value="588197299" calcext:value-type="float">
            <text:p>588197299</text:p>
          </table:table-cell>
          <table:table-cell table:style-name="ce1" office:value-type="percentage" office:value="0.056365" calcext:value-type="percentage">
            <text:p>5.64%</text:p>
          </table:table-cell>
          <table:table-cell/>
          <table:table-cell table:formula="of:=[.G74]/[.B74]" office:value-type="float" office:value="0.323781818409189" calcext:value-type="float">
            <text:p>0.3237818184</text:p>
          </table:table-cell>
          <table:table-cell table:formula="of:=[.I74]/[.D74]" office:value-type="float" office:value="0.328183943117429" calcext:value-type="float">
            <text:p>0.3281839431</text:p>
          </table:table-cell>
          <table:table-cell/>
          <table:table-cell office:value-type="float" office:value="50349194856" calcext:value-type="float">
            <text:p>50349194856</text:p>
          </table:table-cell>
          <table:table-cell office:value-type="percentage" office:value="0.96232" calcext:value-type="percentage">
            <text:p>96.23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13312" calcext:value-type="float">
            <text:p>213312</text:p>
          </table:table-cell>
          <table:table-cell table:style-name="ce1" office:value-type="percentage" office:value="0.00017" calcext:value-type="percentage">
            <text:p>0.02%</text:p>
          </table:table-cell>
          <table:table-cell office:value-type="float" office:value="1195473888" calcext:value-type="float">
            <text:p>1195473888</text:p>
          </table:table-cell>
          <table:table-cell table:style-name="ce1" office:value-type="percentage" office:value="0.027695" calcext:value-type="percentage">
            <text:p>2.77%</text:p>
          </table:table-cell>
          <table:table-cell/>
          <table:table-cell office:value-type="float" office:value="93779" calcext:value-type="float">
            <text:p>93779</text:p>
          </table:table-cell>
          <table:table-cell table:style-name="ce1" office:value-type="percentage" office:value="0.001518" calcext:value-type="percentage">
            <text:p>0.15%</text:p>
          </table:table-cell>
          <table:table-cell office:value-type="float" office:value="532347087" calcext:value-type="float">
            <text:p>532347087</text:p>
          </table:table-cell>
          <table:table-cell table:style-name="ce1" office:value-type="percentage" office:value="0.051013" calcext:value-type="percentage">
            <text:p>5.10%</text:p>
          </table:table-cell>
          <table:table-cell/>
          <table:table-cell table:formula="of:=[.G75]/[.B75]" office:value-type="float" office:value="0.43963302580258" calcext:value-type="float">
            <text:p>0.4396330258</text:p>
          </table:table-cell>
          <table:table-cell table:formula="of:=[.I75]/[.D75]" office:value-type="float" office:value="0.445302145319631" calcext:value-type="float">
            <text:p>0.4453021453</text:p>
          </table:table-cell>
          <table:table-cell/>
          <table:table-cell office:value-type="float" office:value="51349194856" calcext:value-type="float">
            <text:p>51349194856</text:p>
          </table:table-cell>
          <table:table-cell office:value-type="percentage" office:value="0.981433" calcext:value-type="percentage">
            <text:p>98.14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2198" calcext:value-type="float">
            <text:p>172198</text:p>
          </table:table-cell>
          <table:table-cell table:style-name="ce1" office:value-type="percentage" office:value="0.000138" calcext:value-type="percentage">
            <text:p>0.01%</text:p>
          </table:table-cell>
          <table:table-cell office:value-type="float" office:value="2219382869" calcext:value-type="float">
            <text:p>2219382869</text:p>
          </table:table-cell>
          <table:table-cell table:style-name="ce1" office:value-type="percentage" office:value="0.051415" calcext:value-type="percentage">
            <text:p>5.14%</text:p>
          </table:table-cell>
          <table:table-cell/>
          <table:table-cell office:value-type="float" office:value="73874" calcext:value-type="float">
            <text:p>73874</text:p>
          </table:table-cell>
          <table:table-cell table:style-name="ce1" office:value-type="percentage" office:value="0.001195" calcext:value-type="percentage">
            <text:p>0.12%</text:p>
          </table:table-cell>
          <table:table-cell office:value-type="float" office:value="928844005" calcext:value-type="float">
            <text:p>928844005</text:p>
          </table:table-cell>
          <table:table-cell table:style-name="ce1" office:value-type="percentage" office:value="0.089008" calcext:value-type="percentage">
            <text:p>8.90%</text:p>
          </table:table-cell>
          <table:table-cell/>
          <table:table-cell table:formula="of:=[.G76]/[.B76]" office:value-type="float" office:value="0.429006144089943" calcext:value-type="float">
            <text:p>0.4290061441</text:p>
          </table:table-cell>
          <table:table-cell table:formula="of:=[.I76]/[.D76]" office:value-type="float" office:value="0.418514542026052" calcext:value-type="float">
            <text:p>0.41851454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4140" calcext:value-type="float">
            <text:p>74140</text:p>
          </table:table-cell>
          <table:table-cell table:style-name="ce1" office:value-type="percentage" office:value="0.000059" calcext:value-type="percentage">
            <text:p>0.01%</text:p>
          </table:table-cell>
          <table:table-cell office:value-type="float" office:value="1641306708" calcext:value-type="float">
            <text:p>1641306708</text:p>
          </table:table-cell>
          <table:table-cell table:style-name="ce1" office:value-type="percentage" office:value="0.038023" calcext:value-type="percentage">
            <text:p>3.80%</text:p>
          </table:table-cell>
          <table:table-cell/>
          <table:table-cell office:value-type="float" office:value="36554" calcext:value-type="float">
            <text:p>36554</text:p>
          </table:table-cell>
          <table:table-cell table:style-name="ce1" office:value-type="percentage" office:value="0.000592" calcext:value-type="percentage">
            <text:p>0.06%</text:p>
          </table:table-cell>
          <table:table-cell office:value-type="float" office:value="823789434" calcext:value-type="float">
            <text:p>823789434</text:p>
          </table:table-cell>
          <table:table-cell table:style-name="ce1" office:value-type="percentage" office:value="0.078941" calcext:value-type="percentage">
            <text:p>7.89%</text:p>
          </table:table-cell>
          <table:table-cell/>
          <table:table-cell table:formula="of:=[.G77]/[.B77]" office:value-type="float" office:value="0.493040194227138" calcext:value-type="float">
            <text:p>0.4930401942</text:p>
          </table:table-cell>
          <table:table-cell table:formula="of:=[.I77]/[.D77]" office:value-type="float" office:value="0.501910721490818" calcext:value-type="float">
            <text:p>0.501910721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4620" calcext:value-type="float">
            <text:p>34620</text:p>
          </table:table-cell>
          <table:table-cell table:style-name="ce1" office:value-type="percentage" office:value="0.000028" calcext:value-type="percentage">
            <text:p>0.00%</text:p>
          </table:table-cell>
          <table:table-cell office:value-type="float" office:value="1461669012" calcext:value-type="float">
            <text:p>1461669012</text:p>
          </table:table-cell>
          <table:table-cell table:style-name="ce1" office:value-type="percentage" office:value="0.033861" calcext:value-type="percentage">
            <text:p>3.39%</text:p>
          </table:table-cell>
          <table:table-cell/>
          <table:table-cell office:value-type="float" office:value="19329" calcext:value-type="float">
            <text:p>19329</text:p>
          </table:table-cell>
          <table:table-cell table:style-name="ce1" office:value-type="percentage" office:value="0.000313" calcext:value-type="percentage">
            <text:p>0.03%</text:p>
          </table:table-cell>
          <table:table-cell office:value-type="float" office:value="836510627" calcext:value-type="float">
            <text:p>836510627</text:p>
          </table:table-cell>
          <table:table-cell table:style-name="ce1" office:value-type="percentage" office:value="0.08016" calcext:value-type="percentage">
            <text:p>8.02%</text:p>
          </table:table-cell>
          <table:table-cell/>
          <table:table-cell table:formula="of:=[.G78]/[.B78]" office:value-type="float" office:value="0.558318890814558" calcext:value-type="float">
            <text:p>0.5583188908</text:p>
          </table:table-cell>
          <table:table-cell table:formula="of:=[.I78]/[.D78]" office:value-type="float" office:value="0.572298256398967" calcext:value-type="float">
            <text:p>0.572298256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704" calcext:value-type="float">
            <text:p>11704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1028740049" calcext:value-type="float">
            <text:p>1028740049</text:p>
          </table:table-cell>
          <table:table-cell table:style-name="ce1" office:value-type="percentage" office:value="0.023832" calcext:value-type="percentage">
            <text:p>2.38%</text:p>
          </table:table-cell>
          <table:table-cell/>
          <table:table-cell office:value-type="float" office:value="7697" calcext:value-type="float">
            <text:p>7697</text:p>
          </table:table-cell>
          <table:table-cell table:style-name="ce1" office:value-type="percentage" office:value="0.000125" calcext:value-type="percentage">
            <text:p>0.01%</text:p>
          </table:table-cell>
          <table:table-cell office:value-type="float" office:value="682611144" calcext:value-type="float">
            <text:p>682611144</text:p>
          </table:table-cell>
          <table:table-cell table:style-name="ce1" office:value-type="percentage" office:value="0.065412" calcext:value-type="percentage">
            <text:p>6.54%</text:p>
          </table:table-cell>
          <table:table-cell/>
          <table:table-cell table:formula="of:=[.G79]/[.B79]" office:value-type="float" office:value="0.657638414217362" calcext:value-type="float">
            <text:p>0.6576384142</text:p>
          </table:table-cell>
          <table:table-cell table:formula="of:=[.I79]/[.D79]" office:value-type="float" office:value="0.663540944734815" calcext:value-type="float">
            <text:p>0.663540944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846" calcext:value-type="float">
            <text:p>2846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500225290" calcext:value-type="float">
            <text:p>500225290</text:p>
          </table:table-cell>
          <table:table-cell table:style-name="ce1" office:value-type="percentage" office:value="0.011588" calcext:value-type="percentage">
            <text:p>1.16%</text:p>
          </table:table-cell>
          <table:table-cell/>
          <table:table-cell office:value-type="float" office:value="2185" calcext:value-type="float">
            <text:p>2185</text:p>
          </table:table-cell>
          <table:table-cell table:style-name="ce1" office:value-type="percentage" office:value="0.000035" calcext:value-type="percentage">
            <text:p>0.00%</text:p>
          </table:table-cell>
          <table:table-cell office:value-type="float" office:value="385494962" calcext:value-type="float">
            <text:p>385494962</text:p>
          </table:table-cell>
          <table:table-cell table:style-name="ce1" office:value-type="percentage" office:value="0.036941" calcext:value-type="percentage">
            <text:p>3.69%</text:p>
          </table:table-cell>
          <table:table-cell/>
          <table:table-cell table:formula="of:=[.G80]/[.B80]" office:value-type="float" office:value="0.767744202389318" calcext:value-type="float">
            <text:p>0.7677442024</text:p>
          </table:table-cell>
          <table:table-cell table:formula="of:=[.I80]/[.D80]" office:value-type="float" office:value="0.770642687817723" calcext:value-type="float">
            <text:p>0.770642687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69" calcext:value-type="float">
            <text:p>116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16605023" calcext:value-type="float">
            <text:p>416605023</text:p>
          </table:table-cell>
          <table:table-cell table:style-name="ce1" office:value-type="percentage" office:value="0.009651" calcext:value-type="percentage">
            <text:p>0.97%</text:p>
          </table:table-cell>
          <table:table-cell/>
          <table:table-cell office:value-type="float" office:value="968" calcext:value-type="float">
            <text:p>968</text:p>
          </table:table-cell>
          <table:table-cell table:style-name="ce1" office:value-type="percentage" office:value="0.000016" calcext:value-type="percentage">
            <text:p>0.00%</text:p>
          </table:table-cell>
          <table:table-cell office:value-type="float" office:value="343863506" calcext:value-type="float">
            <text:p>343863506</text:p>
          </table:table-cell>
          <table:table-cell table:style-name="ce1" office:value-type="percentage" office:value="0.032951" calcext:value-type="percentage">
            <text:p>3.30%</text:p>
          </table:table-cell>
          <table:table-cell/>
          <table:table-cell table:formula="of:=[.G81]/[.B81]" office:value-type="float" office:value="0.828058169375535" calcext:value-type="float">
            <text:p>0.8280581694</text:p>
          </table:table-cell>
          <table:table-cell table:formula="of:=[.I81]/[.D81]" office:value-type="float" office:value="0.825394527228252" calcext:value-type="float">
            <text:p>0.825394527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7" calcext:value-type="float">
            <text:p>20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50278238" calcext:value-type="float">
            <text:p>150278238</text:p>
          </table:table-cell>
          <table:table-cell table:style-name="ce1" office:value-type="percentage" office:value="0.003481" calcext:value-type="percentage">
            <text:p>0.35%</text:p>
          </table:table-cell>
          <table:table-cell/>
          <table:table-cell office:value-type="float" office:value="188" calcext:value-type="float">
            <text:p>188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135856834" calcext:value-type="float">
            <text:p>135856834</text:p>
          </table:table-cell>
          <table:table-cell table:style-name="ce1" office:value-type="percentage" office:value="0.013019" calcext:value-type="percentage">
            <text:p>1.30%</text:p>
          </table:table-cell>
          <table:table-cell/>
          <table:table-cell table:formula="of:=[.G82]/[.B82]" office:value-type="float" office:value="0.908212560386473" calcext:value-type="float">
            <text:p>0.9082125604</text:p>
          </table:table-cell>
          <table:table-cell table:formula="of:=[.I82]/[.D82]" office:value-type="float" office:value="0.904035313482981" calcext:value-type="float">
            <text:p>0.9040353135</text:p>
          </table:table-cell>
          <table:table-cell/>
          <table:table-cell office:value-type="float" office:value="194944448" calcext:value-type="float">
            <text:p>194944448</text:p>
          </table:table-cell>
          <table:table-cell office:value-type="percentage" office:value="0.003953" calcext:value-type="percentage">
            <text:p>0.40%</text:p>
          </table:table-cell>
          <table:table-cell office:value-type="float" office:value="10" calcext:value-type="float">
            <text:p>10</text:p>
          </table:table-cell>
          <table:table-cell office:value-type="float" office:value="18521323" calcext:value-type="float">
            <text:p>18521323</text:p>
          </table:table-cell>
          <table:table-cell/>
          <table:table-cell office:value-type="float" office:value="194944448" calcext:value-type="float">
            <text:p>194944448</text:p>
          </table:table-cell>
          <table:table-cell office:value-type="percentage" office:value="0.01517" calcext:value-type="percentage">
            <text:p>1.52%</text:p>
          </table:table-cell>
          <table:table-cell office:value-type="float" office:value="10" calcext:value-type="float">
            <text:p>10</text:p>
          </table:table-cell>
          <table:table-cell office:value-type="float" office:value="18521323" calcext:value-type="float">
            <text:p>1852132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4" calcext:value-type="float">
            <text:p>5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62558079" calcext:value-type="float">
            <text:p>62558079</text:p>
          </table:table-cell>
          <table:table-cell table:style-name="ce1" office:value-type="percentage" office:value="0.001449" calcext:value-type="percentage">
            <text:p>0.14%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57926984" calcext:value-type="float">
            <text:p>57926984</text:p>
          </table:table-cell>
          <table:table-cell table:style-name="ce1" office:value-type="percentage" office:value="0.005551" calcext:value-type="percentage">
            <text:p>0.56%</text:p>
          </table:table-cell>
          <table:table-cell/>
          <table:table-cell table:formula="of:=[.G83]/[.B83]" office:value-type="float" office:value="0.925925925925926" calcext:value-type="float">
            <text:p>0.9259259259</text:p>
          </table:table-cell>
          <table:table-cell table:formula="of:=[.I83]/[.D83]" office:value-type="float" office:value="0.925971272231681" calcext:value-type="float">
            <text:p>0.9259712722</text:p>
          </table:table-cell>
          <table:table-cell/>
          <table:table-cell office:value-type="float" office:value="360969763" calcext:value-type="float">
            <text:p>360969763</text:p>
          </table:table-cell>
          <table:table-cell office:value-type="percentage" office:value="0.007319" calcext:value-type="percentage">
            <text:p>0.73%</text:p>
          </table:table-cell>
          <table:table-cell office:value-type="float" office:value="20" calcext:value-type="float">
            <text:p>20</text:p>
          </table:table-cell>
          <table:table-cell office:value-type="float" office:value="15727743" calcext:value-type="float">
            <text:p>15727743</text:p>
          </table:table-cell>
          <table:table-cell/>
          <table:table-cell office:value-type="float" office:value="360738045" calcext:value-type="float">
            <text:p>360738045</text:p>
          </table:table-cell>
          <table:table-cell office:value-type="percentage" office:value="0.028071" calcext:value-type="percentage">
            <text:p>2.81%</text:p>
          </table:table-cell>
          <table:table-cell office:value-type="float" office:value="20" calcext:value-type="float">
            <text:p>20</text:p>
          </table:table-cell>
          <table:table-cell office:value-type="float" office:value="15704967" calcext:value-type="float">
            <text:p>157049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" calcext:value-type="float">
            <text:p>4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58892428" calcext:value-type="float">
            <text:p>158892428</text:p>
          </table:table-cell>
          <table:table-cell table:style-name="ce1" office:value-type="percentage" office:value="0.003681" calcext:value-type="percentage">
            <text:p>0.37%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54872154" calcext:value-type="float">
            <text:p>154872154</text:p>
          </table:table-cell>
          <table:table-cell table:style-name="ce1" office:value-type="percentage" office:value="0.014841" calcext:value-type="percentage">
            <text:p>1.48%</text:p>
          </table:table-cell>
          <table:table-cell/>
          <table:table-cell table:formula="of:=[.G84]/[.B84]" office:value-type="float" office:value="0.975609756097561" calcext:value-type="float">
            <text:p>0.9756097561</text:p>
          </table:table-cell>
          <table:table-cell table:formula="of:=[.I84]/[.D84]" office:value-type="float" office:value="0.974698139800595" calcext:value-type="float">
            <text:p>0.9746981398</text:p>
          </table:table-cell>
          <table:table-cell/>
          <table:table-cell office:value-type="float" office:value="508374068" calcext:value-type="float">
            <text:p>508374068</text:p>
          </table:table-cell>
          <table:table-cell office:value-type="percentage" office:value="0.010308" calcext:value-type="percentage">
            <text:p>1.03%</text:p>
          </table:table-cell>
          <table:table-cell office:value-type="float" office:value="30" calcext:value-type="float">
            <text:p>30</text:p>
          </table:table-cell>
          <table:table-cell office:value-type="float" office:value="14077347" calcext:value-type="float">
            <text:p>14077347</text:p>
          </table:table-cell>
          <table:table-cell/>
          <table:table-cell office:value-type="float" office:value="506322084" calcext:value-type="float">
            <text:p>506322084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30" calcext:value-type="float">
            <text:p>30</text:p>
          </table:table-cell>
          <table:table-cell office:value-type="float" office:value="13884701" calcext:value-type="float">
            <text:p>1388470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32" calcext:value-type="float">
            <text:p>13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770801407" calcext:value-type="float">
            <text:p>770801407</text:p>
          </table:table-cell>
          <table:table-cell table:style-name="ce1" office:value-type="percentage" office:value="0.017857" calcext:value-type="percentage">
            <text:p>1.79%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706140125" calcext:value-type="float">
            <text:p>706140125</text:p>
          </table:table-cell>
          <table:table-cell table:style-name="ce1" office:value-type="percentage" office:value="0.067667" calcext:value-type="percentage">
            <text:p>6.77%</text:p>
          </table:table-cell>
          <table:table-cell/>
          <table:table-cell table:formula="of:=[.G85]/[.B85]" office:value-type="float" office:value="0.916666666666667" calcext:value-type="float">
            <text:p>0.9166666667</text:p>
          </table:table-cell>
          <table:table-cell table:formula="of:=[.I85]/[.D85]" office:value-type="float" office:value="0.916111619137197" calcext:value-type="float">
            <text:p>0.9161116191</text:p>
          </table:table-cell>
          <table:table-cell/>
          <table:table-cell office:value-type="float" office:value="645711920" calcext:value-type="float">
            <text:p>645711920</text:p>
          </table:table-cell>
          <table:table-cell office:value-type="percentage" office:value="0.013092" calcext:value-type="percentage">
            <text:p>1.31%</text:p>
          </table:table-cell>
          <table:table-cell office:value-type="float" office:value="40" calcext:value-type="float">
            <text:p>40</text:p>
          </table:table-cell>
          <table:table-cell office:value-type="float" office:value="13565785" calcext:value-type="float">
            <text:p>13565785</text:p>
          </table:table-cell>
          <table:table-cell/>
          <table:table-cell office:value-type="float" office:value="642895837" calcext:value-type="float">
            <text:p>642895837</text:p>
          </table:table-cell>
          <table:table-cell office:value-type="percentage" office:value="0.050028" calcext:value-type="percentage">
            <text:p>5.00%</text:p>
          </table:table-cell>
          <table:table-cell office:value-type="float" office:value="40" calcext:value-type="float">
            <text:p>40</text:p>
          </table:table-cell>
          <table:table-cell office:value-type="float" office:value="13445823" calcext:value-type="float">
            <text:p>1344582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25" calcext:value-type="float">
            <text:p>12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81382957" calcext:value-type="float">
            <text:p>1381382957</text:p>
          </table:table-cell>
          <table:table-cell table:style-name="ce1" office:value-type="percentage" office:value="0.032001" calcext:value-type="percentage">
            <text:p>3.20%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317733586" calcext:value-type="float">
            <text:p>1317733586</text:p>
          </table:table-cell>
          <table:table-cell table:style-name="ce1" office:value-type="percentage" office:value="0.126274" calcext:value-type="percentage">
            <text:p>12.63%</text:p>
          </table:table-cell>
          <table:table-cell/>
          <table:table-cell table:formula="of:=[.G86]/[.B86]" office:value-type="float" office:value="0.952" calcext:value-type="float">
            <text:p>0.952</text:p>
          </table:table-cell>
          <table:table-cell table:formula="of:=[.I86]/[.D86]" office:value-type="float" office:value="0.953923442679335" calcext:value-type="float">
            <text:p>0.9539234427</text:p>
          </table:table-cell>
          <table:table-cell/>
          <table:table-cell office:value-type="float" office:value="778680905" calcext:value-type="float">
            <text:p>778680905</text:p>
          </table:table-cell>
          <table:table-cell office:value-type="percentage" office:value="0.015788" calcext:value-type="percentage">
            <text:p>1.58%</text:p>
          </table:table-cell>
          <table:table-cell office:value-type="float" office:value="50" calcext:value-type="float">
            <text:p>50</text:p>
          </table:table-cell>
          <table:table-cell office:value-type="float" office:value="13064368" calcext:value-type="float">
            <text:p>13064368</text:p>
          </table:table-cell>
          <table:table-cell/>
          <table:table-cell office:value-type="float" office:value="774077028" calcext:value-type="float">
            <text:p>774077028</text:p>
          </table:table-cell>
          <table:table-cell office:value-type="percentage" office:value="0.060236" calcext:value-type="percentage">
            <text:p>6.02%</text:p>
          </table:table-cell>
          <table:table-cell office:value-type="float" office:value="50" calcext:value-type="float">
            <text:p>50</text:p>
          </table:table-cell>
          <table:table-cell office:value-type="float" office:value="12901062" calcext:value-type="float">
            <text:p>1290106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871059" calcext:value-type="float">
            <text:p>85871059</text:p>
          </table:table-cell>
          <table:table-cell table:style-name="ce1" office:value-type="percentage" office:value="0.001989" calcext:value-type="percentage">
            <text:p>0.20%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871059" calcext:value-type="float">
            <text:p>85871059</text:p>
          </table:table-cell>
          <table:table-cell table:style-name="ce1" office:value-type="percentage" office:value="0.008229" calcext:value-type="percentage">
            <text:p>0.82%</text:p>
          </table:table-cell>
          <table:table-cell/>
          <table:table-cell table:formula="of:=[.G87]/[.B87]" office:value-type="float" office:value="1" calcext:value-type="float">
            <text:p>1</text:p>
          </table:table-cell>
          <table:table-cell table:formula="of:=[.I87]/[.D87]" office:value-type="float" office:value="1" calcext:value-type="float">
            <text:p>1</text:p>
          </table:table-cell>
          <table:table-cell/>
          <table:table-cell office:value-type="float" office:value="907638066" calcext:value-type="float">
            <text:p>907638066</text:p>
          </table:table-cell>
          <table:table-cell office:value-type="percentage" office:value="0.018403" calcext:value-type="percentage">
            <text:p>1.84%</text:p>
          </table:table-cell>
          <table:table-cell office:value-type="float" office:value="60" calcext:value-type="float">
            <text:p>60</text:p>
          </table:table-cell>
          <table:table-cell office:value-type="float" office:value="12812905" calcext:value-type="float">
            <text:p>12812905</text:p>
          </table:table-cell>
          <table:table-cell/>
          <table:table-cell office:value-type="float" office:value="902095490" calcext:value-type="float">
            <text:p>902095490</text:p>
          </table:table-cell>
          <table:table-cell office:value-type="percentage" office:value="0.070198" calcext:value-type="percentage">
            <text:p>7.02%</text:p>
          </table:table-cell>
          <table:table-cell office:value-type="float" office:value="60" calcext:value-type="float">
            <text:p>60</text:p>
          </table:table-cell>
          <table:table-cell office:value-type="float" office:value="12735441" calcext:value-type="float">
            <text:p>12735441</text:p>
          </table:table-cell>
        </table:table-row>
        <table:table-row table:style-name="ro1">
          <table:table-cell table:number-columns-repeated="14"/>
          <table:table-cell office:value-type="float" office:value="1034878195" calcext:value-type="float">
            <text:p>1034878195</text:p>
          </table:table-cell>
          <table:table-cell office:value-type="percentage" office:value="0.020983" calcext:value-type="percentage">
            <text:p>2.10%</text:p>
          </table:table-cell>
          <table:table-cell office:value-type="float" office:value="70" calcext:value-type="float">
            <text:p>70</text:p>
          </table:table-cell>
          <table:table-cell office:value-type="float" office:value="12631616" calcext:value-type="float">
            <text:p>12631616</text:p>
          </table:table-cell>
          <table:table-cell/>
          <table:table-cell office:value-type="float" office:value="1028301646" calcext:value-type="float">
            <text:p>1028301646</text:p>
          </table:table-cell>
          <table:table-cell office:value-type="percentage" office:value="0.080018" calcext:value-type="percentage">
            <text:p>8.00%</text:p>
          </table:table-cell>
          <table:table-cell office:value-type="float" office:value="70" calcext:value-type="float">
            <text:p>70</text:p>
          </table:table-cell>
          <table:table-cell office:value-type="float" office:value="12561007" calcext:value-type="float">
            <text:p>12561007</text:p>
          </table:table-cell>
        </table:table-row>
        <table:table-row table:style-name="ro1">
          <table:table-cell table:number-columns-repeated="14"/>
          <table:table-cell office:value-type="float" office:value="1160543187" calcext:value-type="float">
            <text:p>1160543187</text:p>
          </table:table-cell>
          <table:table-cell office:value-type="percentage" office:value="0.023531" calcext:value-type="percentage">
            <text:p>2.35%</text:p>
          </table:table-cell>
          <table:table-cell office:value-type="float" office:value="80" calcext:value-type="float">
            <text:p>80</text:p>
          </table:table-cell>
          <table:table-cell office:value-type="float" office:value="12525409" calcext:value-type="float">
            <text:p>12525409</text:p>
          </table:table-cell>
          <table:table-cell/>
          <table:table-cell office:value-type="float" office:value="1153325195" calcext:value-type="float">
            <text:p>1153325195</text:p>
          </table:table-cell>
          <table:table-cell office:value-type="percentage" office:value="0.089747" calcext:value-type="percentage">
            <text:p>8.97%</text:p>
          </table:table-cell>
          <table:table-cell office:value-type="float" office:value="80" calcext:value-type="float">
            <text:p>80</text:p>
          </table:table-cell>
          <table:table-cell office:value-type="float" office:value="12456983" calcext:value-type="float">
            <text:p>12456983</text:p>
          </table:table-cell>
        </table:table-row>
        <table:table-row table:style-name="ro1">
          <table:table-cell table:number-columns-repeated="14"/>
          <table:table-cell office:value-type="float" office:value="1285169734" calcext:value-type="float">
            <text:p>1285169734</text:p>
          </table:table-cell>
          <table:table-cell office:value-type="percentage" office:value="0.026058" calcext:value-type="percentage">
            <text:p>2.61%</text:p>
          </table:table-cell>
          <table:table-cell office:value-type="float" office:value="90" calcext:value-type="float">
            <text:p>90</text:p>
          </table:table-cell>
          <table:table-cell office:value-type="float" office:value="12410046" calcext:value-type="float">
            <text:p>12410046</text:p>
          </table:table-cell>
          <table:table-cell/>
          <table:table-cell office:value-type="float" office:value="1277336046" calcext:value-type="float">
            <text:p>1277336046</text:p>
          </table:table-cell>
          <table:table-cell office:value-type="percentage" office:value="0.099397" calcext:value-type="percentage">
            <text:p>9.94%</text:p>
          </table:table-cell>
          <table:table-cell office:value-type="float" office:value="90" calcext:value-type="float">
            <text:p>90</text:p>
          </table:table-cell>
          <table:table-cell office:value-type="float" office:value="12339967" calcext:value-type="float">
            <text:p>12339967</text:p>
          </table:table-cell>
        </table:table-row>
        <table:table-row table:style-name="ro1">
          <table:table-cell table:number-columns-repeated="14"/>
          <table:table-cell office:value-type="float" office:value="1408715334" calcext:value-type="float">
            <text:p>1408715334</text:p>
          </table:table-cell>
          <table:table-cell office:value-type="percentage" office:value="0.028563" calcext:value-type="percentage">
            <text:p>2.86%</text:p>
          </table:table-cell>
          <table:table-cell office:value-type="float" office:value="100" calcext:value-type="float">
            <text:p>100</text:p>
          </table:table-cell>
          <table:table-cell office:value-type="float" office:value="12298794" calcext:value-type="float">
            <text:p>12298794</text:p>
          </table:table-cell>
          <table:table-cell/>
          <table:table-cell office:value-type="float" office:value="1399352718" calcext:value-type="float">
            <text:p>1399352718</text:p>
          </table:table-cell>
          <table:table-cell office:value-type="percentage" office:value="0.108892" calcext:value-type="percentage">
            <text:p>10.89%</text:p>
          </table:table-cell>
          <table:table-cell office:value-type="float" office:value="100" calcext:value-type="float">
            <text:p>100</text:p>
          </table:table-cell>
          <table:table-cell office:value-type="float" office:value="12072300" calcext:value-type="float">
            <text:p>12072300</text:p>
          </table:table-cell>
        </table:table-row>
        <table:table-row table:style-name="ro1">
          <table:table-cell table:number-columns-repeated="14"/>
          <table:table-cell office:value-type="float" office:value="2308872969" calcext:value-type="float">
            <text:p>2308872969</text:p>
          </table:table-cell>
          <table:table-cell office:value-type="percentage" office:value="0.046814" calcext:value-type="percentage">
            <text:p>4.68%</text:p>
          </table:table-cell>
          <table:table-cell office:value-type="float" office:value="200" calcext:value-type="float">
            <text:p>200</text:p>
          </table:table-cell>
          <table:table-cell office:value-type="float" office:value="6799904" calcext:value-type="float">
            <text:p>6799904</text:p>
          </table:table-cell>
          <table:table-cell/>
          <table:table-cell office:value-type="float" office:value="2242446568" calcext:value-type="float">
            <text:p>2242446568</text:p>
          </table:table-cell>
          <table:table-cell office:value-type="percentage" office:value="0.174498" calcext:value-type="percentage">
            <text:p>17.45%</text:p>
          </table:table-cell>
          <table:table-cell office:value-type="float" office:value="200" calcext:value-type="float">
            <text:p>200</text:p>
          </table:table-cell>
          <table:table-cell office:value-type="float" office:value="6620659" calcext:value-type="float">
            <text:p>6620659</text:p>
          </table:table-cell>
        </table:table-row>
        <table:table-row table:style-name="ro1">
          <table:table-cell table:number-columns-repeated="14"/>
          <table:table-cell office:value-type="float" office:value="2857901616" calcext:value-type="float">
            <text:p>2857901616</text:p>
          </table:table-cell>
          <table:table-cell office:value-type="percentage" office:value="0.057946" calcext:value-type="percentage">
            <text:p>5.79%</text:p>
          </table:table-cell>
          <table:table-cell office:value-type="float" office:value="300" calcext:value-type="float">
            <text:p>300</text:p>
          </table:table-cell>
          <table:table-cell office:value-type="float" office:value="4180445" calcext:value-type="float">
            <text:p>4180445</text:p>
          </table:table-cell>
          <table:table-cell/>
          <table:table-cell office:value-type="float" office:value="2708478745" calcext:value-type="float">
            <text:p>2708478745</text:p>
          </table:table-cell>
          <table:table-cell office:value-type="percentage" office:value="0.210763" calcext:value-type="percentage">
            <text:p>21.08%</text:p>
          </table:table-cell>
          <table:table-cell office:value-type="float" office:value="300" calcext:value-type="float">
            <text:p>300</text:p>
          </table:table-cell>
          <table:table-cell office:value-type="float" office:value="1681030" calcext:value-type="float">
            <text:p>1681030</text:p>
          </table:table-cell>
        </table:table-row>
        <table:table-row table:style-name="ro1">
          <table:table-cell table:number-columns-repeated="14"/>
          <table:table-cell office:value-type="float" office:value="3006235346" calcext:value-type="float">
            <text:p>3006235346</text:p>
          </table:table-cell>
          <table:table-cell office:value-type="percentage" office:value="0.060954" calcext:value-type="percentage">
            <text:p>6.10%</text:p>
          </table:table-cell>
          <table:table-cell office:value-type="float" office:value="400" calcext:value-type="float">
            <text:p>400</text:p>
          </table:table-cell>
          <table:table-cell office:value-type="float" office:value="1136840" calcext:value-type="float">
            <text:p>1136840</text:p>
          </table:table-cell>
          <table:table-cell/>
          <table:table-cell office:value-type="float" office:value="2834065883" calcext:value-type="float">
            <text:p>2834065883</text:p>
          </table:table-cell>
          <table:table-cell office:value-type="percentage" office:value="0.220536" calcext:value-type="percentage">
            <text:p>22.05%</text:p>
          </table:table-cell>
          <table:table-cell office:value-type="float" office:value="400" calcext:value-type="float">
            <text:p>400</text:p>
          </table:table-cell>
          <table:table-cell office:value-type="float" office:value="991494" calcext:value-type="float">
            <text:p>991494</text:p>
          </table:table-cell>
        </table:table-row>
        <table:table-row table:style-name="ro1">
          <table:table-cell table:number-columns-repeated="14"/>
          <table:table-cell office:value-type="float" office:value="3097319114" calcext:value-type="float">
            <text:p>3097319114</text:p>
          </table:table-cell>
          <table:table-cell office:value-type="percentage" office:value="0.062801" calcext:value-type="percentage">
            <text:p>6.28%</text:p>
          </table:table-cell>
          <table:table-cell office:value-type="float" office:value="500" calcext:value-type="float">
            <text:p>500</text:p>
          </table:table-cell>
          <table:table-cell office:value-type="float" office:value="765526" calcext:value-type="float">
            <text:p>765526</text:p>
          </table:table-cell>
          <table:table-cell/>
          <table:table-cell office:value-type="float" office:value="2915580892" calcext:value-type="float">
            <text:p>2915580892</text:p>
          </table:table-cell>
          <table:table-cell office:value-type="percentage" office:value="0.226879" calcext:value-type="percentage">
            <text:p>22.69%</text:p>
          </table:table-cell>
          <table:table-cell office:value-type="float" office:value="500" calcext:value-type="float">
            <text:p>500</text:p>
          </table:table-cell>
          <table:table-cell office:value-type="float" office:value="695860" calcext:value-type="float">
            <text:p>695860</text:p>
          </table:table-cell>
        </table:table-row>
        <table:table-row table:style-name="ro1">
          <table:table-cell table:number-columns-repeated="14"/>
          <table:table-cell office:value-type="float" office:value="3166106385" calcext:value-type="float">
            <text:p>3166106385</text:p>
          </table:table-cell>
          <table:table-cell office:value-type="percentage" office:value="0.064195" calcext:value-type="percentage">
            <text:p>6.42%</text:p>
          </table:table-cell>
          <table:table-cell office:value-type="float" office:value="600" calcext:value-type="float">
            <text:p>600</text:p>
          </table:table-cell>
          <table:table-cell office:value-type="float" office:value="615273" calcext:value-type="float">
            <text:p>615273</text:p>
          </table:table-cell>
          <table:table-cell/>
          <table:table-cell office:value-type="float" office:value="2978078555" calcext:value-type="float">
            <text:p>2978078555</text:p>
          </table:table-cell>
          <table:table-cell office:value-type="percentage" office:value="0.231742" calcext:value-type="percentage">
            <text:p>23.17%</text:p>
          </table:table-cell>
          <table:table-cell office:value-type="float" office:value="600" calcext:value-type="float">
            <text:p>600</text:p>
          </table:table-cell>
          <table:table-cell office:value-type="float" office:value="558381" calcext:value-type="float">
            <text:p>558381</text:p>
          </table:table-cell>
        </table:table-row>
        <table:table-row table:style-name="ro1">
          <table:table-cell table:number-columns-repeated="14"/>
          <table:table-cell office:value-type="float" office:value="3221717870" calcext:value-type="float">
            <text:p>3221717870</text:p>
          </table:table-cell>
          <table:table-cell office:value-type="percentage" office:value="0.065323" calcext:value-type="percentage">
            <text:p>6.53%</text:p>
          </table:table-cell>
          <table:table-cell office:value-type="float" office:value="700" calcext:value-type="float">
            <text:p>700</text:p>
          </table:table-cell>
          <table:table-cell office:value-type="float" office:value="518460" calcext:value-type="float">
            <text:p>518460</text:p>
          </table:table-cell>
          <table:table-cell/>
          <table:table-cell office:value-type="float" office:value="3030021331" calcext:value-type="float">
            <text:p>3030021331</text:p>
          </table:table-cell>
          <table:table-cell office:value-type="percentage" office:value="0.235784" calcext:value-type="percentage">
            <text:p>23.58%</text:p>
          </table:table-cell>
          <table:table-cell office:value-type="float" office:value="700" calcext:value-type="float">
            <text:p>700</text:p>
          </table:table-cell>
          <table:table-cell office:value-type="float" office:value="494022" calcext:value-type="float">
            <text:p>494022</text:p>
          </table:table-cell>
        </table:table-row>
        <table:table-row table:style-name="ro1">
          <table:table-cell table:number-columns-repeated="14"/>
          <table:table-cell office:value-type="float" office:value="3271662564" calcext:value-type="float">
            <text:p>3271662564</text:p>
          </table:table-cell>
          <table:table-cell office:value-type="percentage" office:value="0.066336" calcext:value-type="percentage">
            <text:p>6.63%</text:p>
          </table:table-cell>
          <table:table-cell office:value-type="float" office:value="800" calcext:value-type="float">
            <text:p>800</text:p>
          </table:table-cell>
          <table:table-cell office:value-type="float" office:value="486318" calcext:value-type="float">
            <text:p>486318</text:p>
          </table:table-cell>
          <table:table-cell/>
          <table:table-cell office:value-type="float" office:value="3078197632" calcext:value-type="float">
            <text:p>3078197632</text:p>
          </table:table-cell>
          <table:table-cell office:value-type="percentage" office:value="0.239533" calcext:value-type="percentage">
            <text:p>23.95%</text:p>
          </table:table-cell>
          <table:table-cell office:value-type="float" office:value="800" calcext:value-type="float">
            <text:p>800</text:p>
          </table:table-cell>
          <table:table-cell office:value-type="float" office:value="470576" calcext:value-type="float">
            <text:p>470576</text:p>
          </table:table-cell>
        </table:table-row>
        <table:table-row table:style-name="ro1">
          <table:table-cell table:number-columns-repeated="14"/>
          <table:table-cell office:value-type="float" office:value="3319211414" calcext:value-type="float">
            <text:p>3319211414</text:p>
          </table:table-cell>
          <table:table-cell office:value-type="percentage" office:value="0.0673" calcext:value-type="percentage">
            <text:p>6.73%</text:p>
          </table:table-cell>
          <table:table-cell office:value-type="float" office:value="900" calcext:value-type="float">
            <text:p>900</text:p>
          </table:table-cell>
          <table:table-cell office:value-type="float" office:value="466388" calcext:value-type="float">
            <text:p>466388</text:p>
          </table:table-cell>
          <table:table-cell/>
          <table:table-cell office:value-type="float" office:value="3124031464" calcext:value-type="float">
            <text:p>3124031464</text:p>
          </table:table-cell>
          <table:table-cell office:value-type="percentage" office:value="0.2431" calcext:value-type="percentage">
            <text:p>24.31%</text:p>
          </table:table-cell>
          <table:table-cell office:value-type="float" office:value="900" calcext:value-type="float">
            <text:p>900</text:p>
          </table:table-cell>
          <table:table-cell office:value-type="float" office:value="444054" calcext:value-type="float">
            <text:p>444054</text:p>
          </table:table-cell>
        </table:table-row>
        <table:table-row table:style-name="ro1">
          <table:table-cell table:number-columns-repeated="14"/>
          <table:table-cell office:value-type="float" office:value="3364764778" calcext:value-type="float">
            <text:p>3364764778</text:p>
          </table:table-cell>
          <table:table-cell office:value-type="percentage" office:value="0.068223" calcext:value-type="percentage">
            <text:p>6.82%</text:p>
          </table:table-cell>
          <table:table-cell office:value-type="float" office:value="1000" calcext:value-type="float">
            <text:p>1000</text:p>
          </table:table-cell>
          <table:table-cell office:value-type="float" office:value="442982" calcext:value-type="float">
            <text:p>442982</text:p>
          </table:table-cell>
          <table:table-cell/>
          <table:table-cell office:value-type="float" office:value="3166797794" calcext:value-type="float">
            <text:p>3166797794</text:p>
          </table:table-cell>
          <table:table-cell office:value-type="percentage" office:value="0.246428" calcext:value-type="percentage">
            <text:p>24.64%</text:p>
          </table:table-cell>
          <table:table-cell office:value-type="float" office:value="1000" calcext:value-type="float">
            <text:p>1000</text:p>
          </table:table-cell>
          <table:table-cell office:value-type="float" office:value="414559" calcext:value-type="float">
            <text:p>414559</text:p>
          </table:table-cell>
        </table:table-row>
        <table:table-row table:style-name="ro1">
          <table:table-cell table:number-columns-repeated="14"/>
          <table:table-cell office:value-type="float" office:value="3720016947" calcext:value-type="float">
            <text:p>3720016947</text:p>
          </table:table-cell>
          <table:table-cell office:value-type="percentage" office:value="0.075426" calcext:value-type="percentage">
            <text:p>7.54%</text:p>
          </table:table-cell>
          <table:table-cell office:value-type="float" office:value="2000" calcext:value-type="float">
            <text:p>2000</text:p>
          </table:table-cell>
          <table:table-cell office:value-type="float" office:value="282478" calcext:value-type="float">
            <text:p>282478</text:p>
          </table:table-cell>
          <table:table-cell/>
          <table:table-cell office:value-type="float" office:value="3487845470" calcext:value-type="float">
            <text:p>3487845470</text:p>
          </table:table-cell>
          <table:table-cell office:value-type="percentage" office:value="0.271411" calcext:value-type="percentage">
            <text:p>27.14%</text:p>
          </table:table-cell>
          <table:table-cell office:value-type="float" office:value="2000" calcext:value-type="float">
            <text:p>2000</text:p>
          </table:table-cell>
          <table:table-cell office:value-type="float" office:value="243635" calcext:value-type="float">
            <text:p>243635</text:p>
          </table:table-cell>
        </table:table-row>
        <table:table-row table:style-name="ro1">
          <table:table-cell table:number-columns-repeated="14"/>
          <table:table-cell office:value-type="float" office:value="3955010911" calcext:value-type="float">
            <text:p>3955010911</text:p>
          </table:table-cell>
          <table:table-cell office:value-type="percentage" office:value="0.080191" calcext:value-type="percentage">
            <text:p>8.02%</text:p>
          </table:table-cell>
          <table:table-cell office:value-type="float" office:value="3000" calcext:value-type="float">
            <text:p>3000</text:p>
          </table:table-cell>
          <table:table-cell office:value-type="float" office:value="200948" calcext:value-type="float">
            <text:p>200948</text:p>
          </table:table-cell>
          <table:table-cell/>
          <table:table-cell office:value-type="float" office:value="3691847156" calcext:value-type="float">
            <text:p>3691847156</text:p>
          </table:table-cell>
          <table:table-cell office:value-type="percentage" office:value="0.287285" calcext:value-type="percentage">
            <text:p>28.73%</text:p>
          </table:table-cell>
          <table:table-cell office:value-type="float" office:value="3000" calcext:value-type="float">
            <text:p>3000</text:p>
          </table:table-cell>
          <table:table-cell office:value-type="float" office:value="177253" calcext:value-type="float">
            <text:p>177253</text:p>
          </table:table-cell>
        </table:table-row>
        <table:table-row table:style-name="ro1">
          <table:table-cell table:number-columns-repeated="14"/>
          <table:table-cell office:value-type="float" office:value="4137380634" calcext:value-type="float">
            <text:p>4137380634</text:p>
          </table:table-cell>
          <table:table-cell office:value-type="percentage" office:value="0.083889" calcext:value-type="percentage">
            <text:p>8.39%</text:p>
          </table:table-cell>
          <table:table-cell office:value-type="float" office:value="4000" calcext:value-type="float">
            <text:p>4000</text:p>
          </table:table-cell>
          <table:table-cell office:value-type="float" office:value="166233" calcext:value-type="float">
            <text:p>166233</text:p>
          </table:table-cell>
          <table:table-cell/>
          <table:table-cell office:value-type="float" office:value="3853177244" calcext:value-type="float">
            <text:p>3853177244</text:p>
          </table:table-cell>
          <table:table-cell office:value-type="percentage" office:value="0.299839" calcext:value-type="percentage">
            <text:p>29.98%</text:p>
          </table:table-cell>
          <table:table-cell office:value-type="float" office:value="4000" calcext:value-type="float">
            <text:p>4000</text:p>
          </table:table-cell>
          <table:table-cell office:value-type="float" office:value="148821" calcext:value-type="float">
            <text:p>148821</text:p>
          </table:table-cell>
        </table:table-row>
        <table:table-row table:style-name="ro1">
          <table:table-cell table:number-columns-repeated="14"/>
          <table:table-cell office:value-type="float" office:value="4293395102" calcext:value-type="float">
            <text:p>4293395102</text:p>
          </table:table-cell>
          <table:table-cell office:value-type="percentage" office:value="0.087052" calcext:value-type="percentage">
            <text:p>8.71%</text:p>
          </table:table-cell>
          <table:table-cell office:value-type="float" office:value="5000" calcext:value-type="float">
            <text:p>5000</text:p>
          </table:table-cell>
          <table:table-cell office:value-type="float" office:value="146721" calcext:value-type="float">
            <text:p>146721</text:p>
          </table:table-cell>
          <table:table-cell/>
          <table:table-cell office:value-type="float" office:value="3991592543" calcext:value-type="float">
            <text:p>3991592543</text:p>
          </table:table-cell>
          <table:table-cell office:value-type="percentage" office:value="0.31061" calcext:value-type="percentage">
            <text:p>31.06%</text:p>
          </table:table-cell>
          <table:table-cell office:value-type="float" office:value="5000" calcext:value-type="float">
            <text:p>5000</text:p>
          </table:table-cell>
          <table:table-cell office:value-type="float" office:value="129025" calcext:value-type="float">
            <text:p>129025</text:p>
          </table:table-cell>
        </table:table-row>
        <table:table-row table:style-name="ro1">
          <table:table-cell table:number-columns-repeated="14"/>
          <table:table-cell office:value-type="float" office:value="4432409567" calcext:value-type="float">
            <text:p>4432409567</text:p>
          </table:table-cell>
          <table:table-cell office:value-type="percentage" office:value="0.089871" calcext:value-type="percentage">
            <text:p>8.99%</text:p>
          </table:table-cell>
          <table:table-cell office:value-type="float" office:value="6000" calcext:value-type="float">
            <text:p>6000</text:p>
          </table:table-cell>
          <table:table-cell office:value-type="float" office:value="132286" calcext:value-type="float">
            <text:p>132286</text:p>
          </table:table-cell>
          <table:table-cell/>
          <table:table-cell office:value-type="float" office:value="4114989227" calcext:value-type="float">
            <text:p>4114989227</text:p>
          </table:table-cell>
          <table:table-cell office:value-type="percentage" office:value="0.320212" calcext:value-type="percentage">
            <text:p>32.02%</text:p>
          </table:table-cell>
          <table:table-cell office:value-type="float" office:value="6000" calcext:value-type="float">
            <text:p>6000</text:p>
          </table:table-cell>
          <table:table-cell office:value-type="float" office:value="117842" calcext:value-type="float">
            <text:p>117842</text:p>
          </table:table-cell>
        </table:table-row>
        <table:table-row table:style-name="ro1">
          <table:table-cell table:number-columns-repeated="14"/>
          <table:table-cell office:value-type="float" office:value="4559332783" calcext:value-type="float">
            <text:p>4559332783</text:p>
          </table:table-cell>
          <table:table-cell office:value-type="percentage" office:value="0.092444" calcext:value-type="percentage">
            <text:p>9.24%</text:p>
          </table:table-cell>
          <table:table-cell office:value-type="float" office:value="7000" calcext:value-type="float">
            <text:p>7000</text:p>
          </table:table-cell>
          <table:table-cell office:value-type="float" office:value="122632" calcext:value-type="float">
            <text:p>122632</text:p>
          </table:table-cell>
          <table:table-cell/>
          <table:table-cell office:value-type="float" office:value="4227355028" calcext:value-type="float">
            <text:p>4227355028</text:p>
          </table:table-cell>
          <table:table-cell office:value-type="percentage" office:value="0.328956" calcext:value-type="percentage">
            <text:p>32.90%</text:p>
          </table:table-cell>
          <table:table-cell office:value-type="float" office:value="7000" calcext:value-type="float">
            <text:p>7000</text:p>
          </table:table-cell>
          <table:table-cell office:value-type="float" office:value="107527" calcext:value-type="float">
            <text:p>107527</text:p>
          </table:table-cell>
        </table:table-row>
        <table:table-row table:style-name="ro1">
          <table:table-cell table:number-columns-repeated="14"/>
          <table:table-cell office:value-type="float" office:value="4677886256" calcext:value-type="float">
            <text:p>4677886256</text:p>
          </table:table-cell>
          <table:table-cell office:value-type="percentage" office:value="0.094848" calcext:value-type="percentage">
            <text:p>9.48%</text:p>
          </table:table-cell>
          <table:table-cell office:value-type="float" office:value="8000" calcext:value-type="float">
            <text:p>8000</text:p>
          </table:table-cell>
          <table:table-cell office:value-type="float" office:value="114237" calcext:value-type="float">
            <text:p>114237</text:p>
          </table:table-cell>
          <table:table-cell/>
          <table:table-cell office:value-type="float" office:value="4330723291" calcext:value-type="float">
            <text:p>4330723291</text:p>
          </table:table-cell>
          <table:table-cell office:value-type="percentage" office:value="0.337" calcext:value-type="percentage">
            <text:p>33.70%</text:p>
          </table:table-cell>
          <table:table-cell office:value-type="float" office:value="8000" calcext:value-type="float">
            <text:p>8000</text:p>
          </table:table-cell>
          <table:table-cell office:value-type="float" office:value="99607" calcext:value-type="float">
            <text:p>99607</text:p>
          </table:table-cell>
        </table:table-row>
        <table:table-row table:style-name="ro1">
          <table:table-cell table:number-columns-repeated="14"/>
          <table:table-cell office:value-type="float" office:value="4788764427" calcext:value-type="float">
            <text:p>4788764427</text:p>
          </table:table-cell>
          <table:table-cell office:value-type="percentage" office:value="0.097096" calcext:value-type="percentage">
            <text:p>9.71%</text:p>
          </table:table-cell>
          <table:table-cell office:value-type="float" office:value="9000" calcext:value-type="float">
            <text:p>9000</text:p>
          </table:table-cell>
          <table:table-cell office:value-type="float" office:value="107525" calcext:value-type="float">
            <text:p>107525</text:p>
          </table:table-cell>
          <table:table-cell/>
          <table:table-cell office:value-type="float" office:value="4426877244" calcext:value-type="float">
            <text:p>4426877244</text:p>
          </table:table-cell>
          <table:table-cell office:value-type="percentage" office:value="0.344482" calcext:value-type="percentage">
            <text:p>34.45%</text:p>
          </table:table-cell>
          <table:table-cell office:value-type="float" office:value="9000" calcext:value-type="float">
            <text:p>9000</text:p>
          </table:table-cell>
          <table:table-cell office:value-type="float" office:value="92766" calcext:value-type="float">
            <text:p>92766</text:p>
          </table:table-cell>
        </table:table-row>
        <table:table-row table:style-name="ro1">
          <table:table-cell table:number-columns-repeated="14"/>
          <table:table-cell office:value-type="float" office:value="4893425229" calcext:value-type="float">
            <text:p>4893425229</text:p>
          </table:table-cell>
          <table:table-cell office:value-type="percentage" office:value="0.099218" calcext:value-type="percentage">
            <text:p>9.92%</text:p>
          </table:table-cell>
          <table:table-cell office:value-type="float" office:value="10000" calcext:value-type="float">
            <text:p>10000</text:p>
          </table:table-cell>
          <table:table-cell office:value-type="float" office:value="102195" calcext:value-type="float">
            <text:p>102195</text:p>
          </table:table-cell>
          <table:table-cell/>
          <table:table-cell office:value-type="float" office:value="4516856330" calcext:value-type="float">
            <text:p>4516856330</text:p>
          </table:table-cell>
          <table:table-cell office:value-type="percentage" office:value="0.351484" calcext:value-type="percentage">
            <text:p>35.15%</text:p>
          </table:table-cell>
          <table:table-cell office:value-type="float" office:value="10000" calcext:value-type="float">
            <text:p>10000</text:p>
          </table:table-cell>
          <table:table-cell office:value-type="float" office:value="87301" calcext:value-type="float">
            <text:p>87301</text:p>
          </table:table-cell>
        </table:table-row>
        <table:table-row table:style-name="ro1">
          <table:table-cell table:number-columns-repeated="14"/>
          <table:table-cell office:value-type="float" office:value="5724920079" calcext:value-type="float">
            <text:p>5724920079</text:p>
          </table:table-cell>
          <table:table-cell office:value-type="percentage" office:value="0.116077" calcext:value-type="percentage">
            <text:p>11.61%</text:p>
          </table:table-cell>
          <table:table-cell office:value-type="float" office:value="20000" calcext:value-type="float">
            <text:p>20000</text:p>
          </table:table-cell>
          <table:table-cell office:value-type="float" office:value="68226" calcext:value-type="float">
            <text:p>68226</text:p>
          </table:table-cell>
          <table:table-cell/>
          <table:table-cell office:value-type="float" office:value="5190807020" calcext:value-type="float">
            <text:p>5190807020</text:p>
          </table:table-cell>
          <table:table-cell office:value-type="percentage" office:value="0.403928" calcext:value-type="percentage">
            <text:p>40.39%</text:p>
          </table:table-cell>
          <table:table-cell office:value-type="float" office:value="20000" calcext:value-type="float">
            <text:p>20000</text:p>
          </table:table-cell>
          <table:table-cell office:value-type="float" office:value="52319" calcext:value-type="float">
            <text:p>52319</text:p>
          </table:table-cell>
        </table:table-row>
        <table:table-row table:style-name="ro1">
          <table:table-cell table:number-columns-repeated="14"/>
          <table:table-cell office:value-type="float" office:value="6308873198" calcext:value-type="float">
            <text:p>6308873198</text:p>
          </table:table-cell>
          <table:table-cell office:value-type="percentage" office:value="0.127918" calcext:value-type="percentage">
            <text:p>12.79%</text:p>
          </table:table-cell>
          <table:table-cell office:value-type="float" office:value="30000" calcext:value-type="float">
            <text:p>30000</text:p>
          </table:table-cell>
          <table:table-cell office:value-type="float" office:value="49672" calcext:value-type="float">
            <text:p>49672</text:p>
          </table:table-cell>
          <table:table-cell/>
          <table:table-cell office:value-type="float" office:value="5630346087" calcext:value-type="float">
            <text:p>5630346087</text:p>
          </table:table-cell>
          <table:table-cell office:value-type="percentage" office:value="0.438132" calcext:value-type="percentage">
            <text:p>43.81%</text:p>
          </table:table-cell>
          <table:table-cell office:value-type="float" office:value="30000" calcext:value-type="float">
            <text:p>30000</text:p>
          </table:table-cell>
          <table:table-cell office:value-type="float" office:value="39119" calcext:value-type="float">
            <text:p>39119</text:p>
          </table:table-cell>
        </table:table-row>
        <table:table-row table:style-name="ro1">
          <table:table-cell table:number-columns-repeated="14"/>
          <table:table-cell office:value-type="float" office:value="6751981964" calcext:value-type="float">
            <text:p>6751981964</text:p>
          </table:table-cell>
          <table:table-cell office:value-type="percentage" office:value="0.136902" calcext:value-type="percentage">
            <text:p>13.69%</text:p>
          </table:table-cell>
          <table:table-cell office:value-type="float" office:value="40000" calcext:value-type="float">
            <text:p>40000</text:p>
          </table:table-cell>
          <table:table-cell office:value-type="float" office:value="41230" calcext:value-type="float">
            <text:p>41230</text:p>
          </table:table-cell>
          <table:table-cell/>
          <table:table-cell office:value-type="float" office:value="5992763656" calcext:value-type="float">
            <text:p>5992763656</text:p>
          </table:table-cell>
          <table:table-cell office:value-type="percentage" office:value="0.466334" calcext:value-type="percentage">
            <text:p>46.63%</text:p>
          </table:table-cell>
          <table:table-cell office:value-type="float" office:value="40000" calcext:value-type="float">
            <text:p>40000</text:p>
          </table:table-cell>
          <table:table-cell office:value-type="float" office:value="33381" calcext:value-type="float">
            <text:p>33381</text:p>
          </table:table-cell>
        </table:table-row>
        <table:table-row table:style-name="ro1">
          <table:table-cell table:number-columns-repeated="14"/>
          <table:table-cell office:value-type="float" office:value="7145082996" calcext:value-type="float">
            <text:p>7145082996</text:p>
          </table:table-cell>
          <table:table-cell office:value-type="percentage" office:value="0.144872" calcext:value-type="percentage">
            <text:p>14.49%</text:p>
          </table:table-cell>
          <table:table-cell office:value-type="float" office:value="50000" calcext:value-type="float">
            <text:p>50000</text:p>
          </table:table-cell>
          <table:table-cell office:value-type="float" office:value="37672" calcext:value-type="float">
            <text:p>37672</text:p>
          </table:table-cell>
          <table:table-cell/>
          <table:table-cell office:value-type="float" office:value="6293123456" calcext:value-type="float">
            <text:p>6293123456</text:p>
          </table:table-cell>
          <table:table-cell office:value-type="percentage" office:value="0.489706" calcext:value-type="percentage">
            <text:p>48.97%</text:p>
          </table:table-cell>
          <table:table-cell office:value-type="float" office:value="50000" calcext:value-type="float">
            <text:p>50000</text:p>
          </table:table-cell>
          <table:table-cell office:value-type="float" office:value="26587" calcext:value-type="float">
            <text:p>26587</text:p>
          </table:table-cell>
        </table:table-row>
        <table:table-row table:style-name="ro1">
          <table:table-cell table:number-columns-repeated="14"/>
          <table:table-cell office:value-type="float" office:value="7508229281" calcext:value-type="float">
            <text:p>7508229281</text:p>
          </table:table-cell>
          <table:table-cell office:value-type="percentage" office:value="0.152235" calcext:value-type="percentage">
            <text:p>15.22%</text:p>
          </table:table-cell>
          <table:table-cell office:value-type="float" office:value="60000" calcext:value-type="float">
            <text:p>60000</text:p>
          </table:table-cell>
          <table:table-cell office:value-type="float" office:value="34946" calcext:value-type="float">
            <text:p>34946</text:p>
          </table:table-cell>
          <table:table-cell/>
          <table:table-cell office:value-type="float" office:value="6529837051" calcext:value-type="float">
            <text:p>6529837051</text:p>
          </table:table-cell>
          <table:table-cell office:value-type="percentage" office:value="0.508126" calcext:value-type="percentage">
            <text:p>50.81%</text:p>
          </table:table-cell>
          <table:table-cell office:value-type="float" office:value="60000" calcext:value-type="float">
            <text:p>60000</text:p>
          </table:table-cell>
          <table:table-cell office:value-type="float" office:value="21141" calcext:value-type="float">
            <text:p>21141</text:p>
          </table:table-cell>
        </table:table-row>
        <table:table-row table:style-name="ro1">
          <table:table-cell table:number-columns-repeated="14"/>
          <table:table-cell office:value-type="float" office:value="7841602209" calcext:value-type="float">
            <text:p>7841602209</text:p>
          </table:table-cell>
          <table:table-cell office:value-type="percentage" office:value="0.158995" calcext:value-type="percentage">
            <text:p>15.90%</text:p>
          </table:table-cell>
          <table:table-cell office:value-type="float" office:value="70000" calcext:value-type="float">
            <text:p>70000</text:p>
          </table:table-cell>
          <table:table-cell office:value-type="float" office:value="31526" calcext:value-type="float">
            <text:p>31526</text:p>
          </table:table-cell>
          <table:table-cell/>
          <table:table-cell office:value-type="float" office:value="6726620125" calcext:value-type="float">
            <text:p>6726620125</text:p>
          </table:table-cell>
          <table:table-cell office:value-type="percentage" office:value="0.523439" calcext:value-type="percentage">
            <text:p>52.34%</text:p>
          </table:table-cell>
          <table:table-cell office:value-type="float" office:value="70000" calcext:value-type="float">
            <text:p>70000</text:p>
          </table:table-cell>
          <table:table-cell office:value-type="float" office:value="18573" calcext:value-type="float">
            <text:p>18573</text:p>
          </table:table-cell>
        </table:table-row>
        <table:table-row table:style-name="ro1">
          <table:table-cell table:number-columns-repeated="14"/>
          <table:table-cell office:value-type="float" office:value="8137038095" calcext:value-type="float">
            <text:p>8137038095</text:p>
          </table:table-cell>
          <table:table-cell office:value-type="percentage" office:value="0.164985" calcext:value-type="percentage">
            <text:p>16.50%</text:p>
          </table:table-cell>
          <table:table-cell office:value-type="float" office:value="80000" calcext:value-type="float">
            <text:p>80000</text:p>
          </table:table-cell>
          <table:table-cell office:value-type="float" office:value="27508" calcext:value-type="float">
            <text:p>27508</text:p>
          </table:table-cell>
          <table:table-cell/>
          <table:table-cell office:value-type="float" office:value="6905540777" calcext:value-type="float">
            <text:p>6905540777</text:p>
          </table:table-cell>
          <table:table-cell office:value-type="percentage" office:value="0.537362" calcext:value-type="percentage">
            <text:p>53.74%</text:p>
          </table:table-cell>
          <table:table-cell office:value-type="float" office:value="80000" calcext:value-type="float">
            <text:p>80000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1">
          <table:table-cell table:number-columns-repeated="14"/>
          <table:table-cell office:value-type="float" office:value="8392465517" calcext:value-type="float">
            <text:p>8392465517</text:p>
          </table:table-cell>
          <table:table-cell office:value-type="percentage" office:value="0.170164" calcext:value-type="percentage">
            <text:p>17.02%</text:p>
          </table:table-cell>
          <table:table-cell office:value-type="float" office:value="90000" calcext:value-type="float">
            <text:p>90000</text:p>
          </table:table-cell>
          <table:table-cell office:value-type="float" office:value="23701" calcext:value-type="float">
            <text:p>23701</text:p>
          </table:table-cell>
          <table:table-cell/>
          <table:table-cell office:value-type="float" office:value="7074684725" calcext:value-type="float">
            <text:p>7074684725</text:p>
          </table:table-cell>
          <table:table-cell office:value-type="percentage" office:value="0.550524" calcext:value-type="percentage">
            <text:p>55.05%</text:p>
          </table:table-cell>
          <table:table-cell office:value-type="float" office:value="90000" calcext:value-type="float">
            <text:p>90000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table:number-columns-repeated="14"/>
          <table:table-cell office:value-type="float" office:value="8614202643" calcext:value-type="float">
            <text:p>8614202643</text:p>
          </table:table-cell>
          <table:table-cell office:value-type="percentage" office:value="0.17466" calcext:value-type="percentage">
            <text:p>17.47%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916" calcext:value-type="float">
            <text:p>20916</text:p>
          </table:table-cell>
          <table:table-cell/>
          <table:table-cell office:value-type="float" office:value="7236298532" calcext:value-type="float">
            <text:p>7236298532</text:p>
          </table:table-cell>
          <table:table-cell office:value-type="percentage" office:value="0.563101" calcext:value-type="percentage">
            <text:p>56.31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797" calcext:value-type="float">
            <text:p>15797</text:p>
          </table:table-cell>
        </table:table-row>
        <table:table-row table:style-name="ro1">
          <table:table-cell table:number-columns-repeated="14"/>
          <table:table-cell office:value-type="float" office:value="10351059637" calcext:value-type="float">
            <text:p>10351059637</text:p>
          </table:table-cell>
          <table:table-cell office:value-type="percentage" office:value="0.209876" calcext:value-type="percentage">
            <text:p>20.99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556" calcext:value-type="float">
            <text:p>15556</text:p>
          </table:table-cell>
          <table:table-cell/>
          <table:table-cell office:value-type="float" office:value="8267547554" calcext:value-type="float">
            <text:p>8267547554</text:p>
          </table:table-cell>
          <table:table-cell office:value-type="percentage" office:value="0.643348" calcext:value-type="percentage">
            <text:p>64.33%</text:p>
          </table:table-cell>
          <table:table-cell office:value-type="float" office:value="200000" calcext:value-type="float">
            <text:p>200000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table:number-columns-repeated="14"/>
          <table:table-cell office:value-type="float" office:value="11615478821" calcext:value-type="float">
            <text:p>11615478821</text:p>
          </table:table-cell>
          <table:table-cell office:value-type="percentage" office:value="0.235513" calcext:value-type="percentage">
            <text:p>23.5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9413" calcext:value-type="float">
            <text:p>9413</text:p>
          </table:table-cell>
          <table:table-cell/>
          <table:table-cell office:value-type="float" office:value="8756828279" calcext:value-type="float">
            <text:p>8756828279</text:p>
          </table:table-cell>
          <table:table-cell office:value-type="percentage" office:value="0.681422" calcext:value-type="percentage">
            <text:p>68.14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table:number-columns-repeated="14"/>
          <table:table-cell office:value-type="float" office:value="12376432066" calcext:value-type="float">
            <text:p>12376432066</text:p>
          </table:table-cell>
          <table:table-cell office:value-type="percentage" office:value="0.250942" calcext:value-type="percentage">
            <text:p>25.0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6281" calcext:value-type="float">
            <text:p>6281</text:p>
          </table:table-cell>
          <table:table-cell/>
          <table:table-cell office:value-type="float" office:value="9089853845" calcext:value-type="float">
            <text:p>9089853845</text:p>
          </table:table-cell>
          <table:table-cell office:value-type="percentage" office:value="0.707337" calcext:value-type="percentage">
            <text:p>70.7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table:number-columns-repeated="14"/>
          <table:table-cell office:value-type="float" office:value="12921825186" calcext:value-type="float">
            <text:p>12921825186</text:p>
          </table:table-cell>
          <table:table-cell office:value-type="percentage" office:value="0.262" calcext:value-type="percentage">
            <text:p>26.2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828" calcext:value-type="float">
            <text:p>4828</text:p>
          </table:table-cell>
          <table:table-cell/>
          <table:table-cell office:value-type="float" office:value="9346395843" calcext:value-type="float">
            <text:p>9346395843</text:p>
          </table:table-cell>
          <table:table-cell office:value-type="percentage" office:value="0.7273" calcext:value-type="percentage">
            <text:p>72.7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table:number-columns-repeated="14"/>
          <table:table-cell office:value-type="float" office:value="13362478282" calcext:value-type="float">
            <text:p>13362478282</text:p>
          </table:table-cell>
          <table:table-cell office:value-type="percentage" office:value="0.270935" calcext:value-type="percentage">
            <text:p>27.0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49" calcext:value-type="float">
            <text:p>4049</text:p>
          </table:table-cell>
          <table:table-cell/>
          <table:table-cell office:value-type="float" office:value="9546837125" calcext:value-type="float">
            <text:p>9546837125</text:p>
          </table:table-cell>
          <table:table-cell office:value-type="percentage" office:value="0.742898" calcext:value-type="percentage">
            <text:p>74.2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table:number-columns-repeated="14"/>
          <table:table-cell office:value-type="float" office:value="13740536960" calcext:value-type="float">
            <text:p>13740536960</text:p>
          </table:table-cell>
          <table:table-cell office:value-type="percentage" office:value="0.278601" calcext:value-type="percentage">
            <text:p>27.86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542" calcext:value-type="float">
            <text:p>3542</text:p>
          </table:table-cell>
          <table:table-cell/>
          <table:table-cell office:value-type="float" office:value="9704335455" calcext:value-type="float">
            <text:p>9704335455</text:p>
          </table:table-cell>
          <table:table-cell office:value-type="percentage" office:value="0.755154" calcext:value-type="percentage">
            <text:p>75.52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table:number-columns-repeated="14"/>
          <table:table-cell office:value-type="float" office:value="14075819943" calcext:value-type="float">
            <text:p>14075819943</text:p>
          </table:table-cell>
          <table:table-cell office:value-type="percentage" office:value="0.285399" calcext:value-type="percentage">
            <text:p>28.5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183" calcext:value-type="float">
            <text:p>3183</text:p>
          </table:table-cell>
          <table:table-cell/>
          <table:table-cell office:value-type="float" office:value="9831958495" calcext:value-type="float">
            <text:p>9831958495</text:p>
          </table:table-cell>
          <table:table-cell office:value-type="percentage" office:value="0.765085" calcext:value-type="percentage">
            <text:p>76.5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table:number-columns-repeated="14"/>
          <table:table-cell office:value-type="float" office:value="14380089590" calcext:value-type="float">
            <text:p>14380089590</text:p>
          </table:table-cell>
          <table:table-cell office:value-type="percentage" office:value="0.291568" calcext:value-type="percentage">
            <text:p>29.1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9938399561" calcext:value-type="float">
            <text:p>9938399561</text:p>
          </table:table-cell>
          <table:table-cell office:value-type="percentage" office:value="0.773368" calcext:value-type="percentage">
            <text:p>77.34%</text:p>
          </table:table-cell>
          <table:table-cell office:value-type="float" office:value="900000" calcext:value-type="float">
            <text:p>90000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14659528606" calcext:value-type="float">
            <text:p>14659528606</text:p>
          </table:table-cell>
          <table:table-cell office:value-type="percentage" office:value="0.297234" calcext:value-type="percentage">
            <text:p>29.72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81" calcext:value-type="float">
            <text:p>2681</text:p>
          </table:table-cell>
          <table:table-cell/>
          <table:table-cell office:value-type="float" office:value="10029422614" calcext:value-type="float">
            <text:p>10029422614</text:p>
          </table:table-cell>
          <table:table-cell office:value-type="percentage" office:value="0.780451" calcext:value-type="percentage">
            <text:p>78.05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number-columns-repeated="14"/>
          <table:table-cell office:value-type="float" office:value="16484947713" calcext:value-type="float">
            <text:p>16484947713</text:p>
          </table:table-cell>
          <table:table-cell office:value-type="percentage" office:value="0.334246" calcext:value-type="percentage">
            <text:p>33.4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10550618313" calcext:value-type="float">
            <text:p>10550618313</text:p>
          </table:table-cell>
          <table:table-cell office:value-type="percentage" office:value="0.821008" calcext:value-type="percentage">
            <text:p>82.1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4"/>
          <table:table-cell office:value-type="float" office:value="17452093129" calcext:value-type="float">
            <text:p>17452093129</text:p>
          </table:table-cell>
          <table:table-cell office:value-type="percentage" office:value="0.353855" calcext:value-type="percentage">
            <text:p>35.39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10807818305" calcext:value-type="float">
            <text:p>10807818305</text:p>
          </table:table-cell>
          <table:table-cell office:value-type="percentage" office:value="0.841022" calcext:value-type="percentage">
            <text:p>84.10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14"/>
          <table:table-cell office:value-type="float" office:value="18121778979" calcext:value-type="float">
            <text:p>18121778979</text:p>
          </table:table-cell>
          <table:table-cell office:value-type="percentage" office:value="0.367434" calcext:value-type="percentage">
            <text:p>36.74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0976744967" calcext:value-type="float">
            <text:p>10976744967</text:p>
          </table:table-cell>
          <table:table-cell office:value-type="percentage" office:value="0.854168" calcext:value-type="percentage">
            <text:p>85.42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14"/>
          <table:table-cell office:value-type="float" office:value="18641090605" calcext:value-type="float">
            <text:p>18641090605</text:p>
          </table:table-cell>
          <table:table-cell office:value-type="percentage" office:value="0.377963" calcext:value-type="percentage">
            <text:p>37.8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11103060719" calcext:value-type="float">
            <text:p>11103060719</text:p>
          </table:table-cell>
          <table:table-cell office:value-type="percentage" office:value="0.863997" calcext:value-type="percentage">
            <text:p>86.4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4"/>
          <table:table-cell office:value-type="float" office:value="19068191919" calcext:value-type="float">
            <text:p>19068191919</text:p>
          </table:table-cell>
          <table:table-cell office:value-type="percentage" office:value="0.386623" calcext:value-type="percentage">
            <text:p>38.6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11204092873" calcext:value-type="float">
            <text:p>11204092873</text:p>
          </table:table-cell>
          <table:table-cell office:value-type="percentage" office:value="0.871859" calcext:value-type="percentage">
            <text:p>87.19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4"/>
          <table:table-cell office:value-type="float" office:value="19433287700" calcext:value-type="float">
            <text:p>19433287700</text:p>
          </table:table-cell>
          <table:table-cell office:value-type="percentage" office:value="0.394026" calcext:value-type="percentage">
            <text:p>39.4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1290549597" calcext:value-type="float">
            <text:p>11290549597</text:p>
          </table:table-cell>
          <table:table-cell office:value-type="percentage" office:value="0.878587" calcext:value-type="percentage">
            <text:p>87.8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14"/>
          <table:table-cell office:value-type="float" office:value="19753691362" calcext:value-type="float">
            <text:p>19753691362</text:p>
          </table:table-cell>
          <table:table-cell office:value-type="percentage" office:value="0.400522" calcext:value-type="percentage">
            <text:p>40.0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11366250107" calcext:value-type="float">
            <text:p>11366250107</text:p>
          </table:table-cell>
          <table:table-cell office:value-type="percentage" office:value="0.884477" calcext:value-type="percentage">
            <text:p>88.4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4"/>
          <table:table-cell office:value-type="float" office:value="20040483844" calcext:value-type="float">
            <text:p>20040483844</text:p>
          </table:table-cell>
          <table:table-cell office:value-type="percentage" office:value="0.406337" calcext:value-type="percentage">
            <text:p>40.6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1432508916" calcext:value-type="float">
            <text:p>11432508916</text:p>
          </table:table-cell>
          <table:table-cell office:value-type="percentage" office:value="0.889633" calcext:value-type="percentage">
            <text:p>88.96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4"/>
          <table:table-cell office:value-type="float" office:value="20301061195" calcext:value-type="float">
            <text:p>20301061195</text:p>
          </table:table-cell>
          <table:table-cell office:value-type="percentage" office:value="0.41162" calcext:value-type="percentage">
            <text:p>41.1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1492323180" calcext:value-type="float">
            <text:p>11492323180</text:p>
          </table:table-cell>
          <table:table-cell office:value-type="percentage" office:value="0.894288" calcext:value-type="percentage">
            <text:p>89.43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14"/>
          <table:table-cell office:value-type="float" office:value="22151172991" calcext:value-type="float">
            <text:p>22151172991</text:p>
          </table:table-cell>
          <table:table-cell office:value-type="percentage" office:value="0.449133" calcext:value-type="percentage">
            <text:p>44.9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1978764490" calcext:value-type="float">
            <text:p>11978764490</text:p>
          </table:table-cell>
          <table:table-cell office:value-type="percentage" office:value="0.932141" calcext:value-type="percentage">
            <text:p>93.2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4"/>
          <table:table-cell office:value-type="float" office:value="23392598373" calcext:value-type="float">
            <text:p>23392598373</text:p>
          </table:table-cell>
          <table:table-cell office:value-type="percentage" office:value="0.474304" calcext:value-type="percentage">
            <text:p>47.43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370952690" calcext:value-type="float">
            <text:p>12370952690</text:p>
          </table:table-cell>
          <table:table-cell office:value-type="percentage" office:value="0.962659" calcext:value-type="percentage">
            <text:p>96.27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float" office:value="24372964784" calcext:value-type="float">
            <text:p>24372964784</text:p>
          </table:table-cell>
          <table:table-cell office:value-type="percentage" office:value="0.494182" calcext:value-type="percentage">
            <text:p>49.42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684384922" calcext:value-type="float">
            <text:p>12684384922</text:p>
          </table:table-cell>
          <table:table-cell office:value-type="percentage" office:value="0.987049" calcext:value-type="percentage">
            <text:p>98.70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4"/>
          <table:table-cell office:value-type="float" office:value="25220042115" calcext:value-type="float">
            <text:p>25220042115</text:p>
          </table:table-cell>
          <table:table-cell office:value-type="percentage" office:value="0.511357" calcext:value-type="percentage">
            <text:p>51.1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2806893811" calcext:value-type="float">
            <text:p>12806893811</text:p>
          </table:table-cell>
          <table:table-cell office:value-type="percentage" office:value="0.996583" calcext:value-type="percentage">
            <text:p>99.6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25968742217" calcext:value-type="float">
            <text:p>25968742217</text:p>
          </table:table-cell>
          <table:table-cell office:value-type="percentage" office:value="0.526537" calcext:value-type="percentage">
            <text:p>52.65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817889761" calcext:value-type="float">
            <text:p>12817889761</text:p>
          </table:table-cell>
          <table:table-cell office:value-type="percentage" office:value="0.997438" calcext:value-type="percentage">
            <text:p>99.7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6635215651" calcext:value-type="float">
            <text:p>26635215651</text:p>
          </table:table-cell>
          <table:table-cell office:value-type="percentage" office:value="0.540051" calcext:value-type="percentage">
            <text:p>54.01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2827889761" calcext:value-type="float">
            <text:p>12827889761</text:p>
          </table:table-cell>
          <table:table-cell office:value-type="percentage" office:value="0.998216" calcext:value-type="percentage">
            <text:p>99.82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7246385988" calcext:value-type="float">
            <text:p>27246385988</text:p>
          </table:table-cell>
          <table:table-cell office:value-type="percentage" office:value="0.552443" calcext:value-type="percentage">
            <text:p>55.24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2837889761" calcext:value-type="float">
            <text:p>12837889761</text:p>
          </table:table-cell>
          <table:table-cell office:value-type="percentage" office:value="0.998995" calcext:value-type="percentage">
            <text:p>99.90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7824496895" calcext:value-type="float">
            <text:p>27824496895</text:p>
          </table:table-cell>
          <table:table-cell office:value-type="percentage" office:value="0.564164" calcext:value-type="percentage">
            <text:p>56.42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847889761" calcext:value-type="float">
            <text:p>12847889761</text:p>
          </table:table-cell>
          <table:table-cell office:value-type="percentage" office:value="0.999773" calcext:value-type="percentage">
            <text:p>99.9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8379218962" calcext:value-type="float">
            <text:p>28379218962</text:p>
          </table:table-cell>
          <table:table-cell office:value-type="percentage" office:value="0.575412" calcext:value-type="percentage">
            <text:p>57.5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3276036527" calcext:value-type="float">
            <text:p>33276036527</text:p>
          </table:table-cell>
          <table:table-cell office:value-type="percentage" office:value="0.674699" calcext:value-type="percentage">
            <text:p>67.47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7498233127" calcext:value-type="float">
            <text:p>37498233127</text:p>
          </table:table-cell>
          <table:table-cell office:value-type="percentage" office:value="0.760307" calcext:value-type="percentage">
            <text:p>76.03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1227780716" calcext:value-type="float">
            <text:p>41227780716</text:p>
          </table:table-cell>
          <table:table-cell office:value-type="percentage" office:value="0.835927" calcext:value-type="percentage">
            <text:p>83.59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4475790933" calcext:value-type="float">
            <text:p>44475790933</text:p>
          </table:table-cell>
          <table:table-cell office:value-type="percentage" office:value="0.901783" calcext:value-type="percentage">
            <text:p>90.18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072570335" calcext:value-type="float">
            <text:p>47072570335</text:p>
          </table:table-cell>
          <table:table-cell office:value-type="percentage" office:value="0.954434" calcext:value-type="percentage">
            <text:p>95.44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891197307" calcext:value-type="float">
            <text:p>47891197307</text:p>
          </table:table-cell>
          <table:table-cell office:value-type="percentage" office:value="0.971033" calcext:value-type="percentage">
            <text:p>97.10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8058017304" calcext:value-type="float">
            <text:p>48058017304</text:p>
          </table:table-cell>
          <table:table-cell office:value-type="percentage" office:value="0.974415" calcext:value-type="percentage">
            <text:p>97.44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8158017304" calcext:value-type="float">
            <text:p>48158017304</text:p>
          </table:table-cell>
          <table:table-cell office:value-type="percentage" office:value="0.976443" calcext:value-type="percentage">
            <text:p>97.64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8258017304" calcext:value-type="float">
            <text:p>48258017304</text:p>
          </table:table-cell>
          <table:table-cell office:value-type="percentage" office:value="0.97847" calcext:value-type="percentage">
            <text:p>97.85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258017304" calcext:value-type="float">
            <text:p>49258017304</text:p>
          </table:table-cell>
          <table:table-cell office:value-type="percentage" office:value="0.998746" calcext:value-type="percentage">
            <text:p>99.87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65379383" calcext:value-type="float">
            <text:p>165379383</text:p>
          </table:table-cell>
          <table:table-cell office:value-type="percentage" office:value="0.003831" calcext:value-type="percentage">
            <text:p>0.38%</text:p>
          </table:table-cell>
          <table:table-cell office:value-type="float" office:value="10" calcext:value-type="float">
            <text:p>10</text:p>
          </table:table-cell>
          <table:table-cell office:value-type="float" office:value="15408964" calcext:value-type="float">
            <text:p>15408964</text:p>
          </table:table-cell>
          <table:table-cell/>
          <table:table-cell office:value-type="float" office:value="165379383" calcext:value-type="float">
            <text:p>165379383</text:p>
          </table:table-cell>
          <table:table-cell office:value-type="percentage" office:value="0.015848" calcext:value-type="percentage">
            <text:p>1.58%</text:p>
          </table:table-cell>
          <table:table-cell office:value-type="float" office:value="10" calcext:value-type="float">
            <text:p>10</text:p>
          </table:table-cell>
          <table:table-cell office:value-type="float" office:value="15408964" calcext:value-type="float">
            <text:p>15408964</text:p>
          </table:table-cell>
        </table:table-row>
        <table:table-row table:style-name="ro1">
          <table:table-cell table:number-columns-repeated="14"/>
          <table:table-cell office:value-type="float" office:value="304922214" calcext:value-type="float">
            <text:p>304922214</text:p>
          </table:table-cell>
          <table:table-cell office:value-type="percentage" office:value="0.007064" calcext:value-type="percentage">
            <text:p>0.71%</text:p>
          </table:table-cell>
          <table:table-cell office:value-type="float" office:value="20" calcext:value-type="float">
            <text:p>20</text:p>
          </table:table-cell>
          <table:table-cell office:value-type="float" office:value="13320174" calcext:value-type="float">
            <text:p>13320174</text:p>
          </table:table-cell>
          <table:table-cell/>
          <table:table-cell office:value-type="float" office:value="304899282" calcext:value-type="float">
            <text:p>304899282</text:p>
          </table:table-cell>
          <table:table-cell office:value-type="percentage" office:value="0.029217" calcext:value-type="percentage">
            <text:p>2.92%</text:p>
          </table:table-cell>
          <table:table-cell office:value-type="float" office:value="20" calcext:value-type="float">
            <text:p>20</text:p>
          </table:table-cell>
          <table:table-cell office:value-type="float" office:value="13297242" calcext:value-type="float">
            <text:p>13297242</text:p>
          </table:table-cell>
        </table:table-row>
        <table:table-row table:style-name="ro1">
          <table:table-cell table:number-columns-repeated="14"/>
          <table:table-cell office:value-type="float" office:value="426663930" calcext:value-type="float">
            <text:p>426663930</text:p>
          </table:table-cell>
          <table:table-cell office:value-type="percentage" office:value="0.009884" calcext:value-type="percentage">
            <text:p>0.99%</text:p>
          </table:table-cell>
          <table:table-cell office:value-type="float" office:value="30" calcext:value-type="float">
            <text:p>30</text:p>
          </table:table-cell>
          <table:table-cell office:value-type="float" office:value="11709312" calcext:value-type="float">
            <text:p>11709312</text:p>
          </table:table-cell>
          <table:table-cell/>
          <table:table-cell office:value-type="float" office:value="424981043" calcext:value-type="float">
            <text:p>424981043</text:p>
          </table:table-cell>
          <table:table-cell office:value-type="percentage" office:value="0.040724" calcext:value-type="percentage">
            <text:p>4.07%</text:p>
          </table:table-cell>
          <table:table-cell office:value-type="float" office:value="30" calcext:value-type="float">
            <text:p>30</text:p>
          </table:table-cell>
          <table:table-cell office:value-type="float" office:value="11637287" calcext:value-type="float">
            <text:p>11637287</text:p>
          </table:table-cell>
        </table:table-row>
        <table:table-row table:style-name="ro1">
          <table:table-cell table:number-columns-repeated="14"/>
          <table:table-cell office:value-type="float" office:value="540107390" calcext:value-type="float">
            <text:p>540107390</text:p>
          </table:table-cell>
          <table:table-cell office:value-type="percentage" office:value="0.012512" calcext:value-type="percentage">
            <text:p>1.25%</text:p>
          </table:table-cell>
          <table:table-cell office:value-type="float" office:value="40" calcext:value-type="float">
            <text:p>40</text:p>
          </table:table-cell>
          <table:table-cell office:value-type="float" office:value="11103176" calcext:value-type="float">
            <text:p>11103176</text:p>
          </table:table-cell>
          <table:table-cell/>
          <table:table-cell office:value-type="float" office:value="537849298" calcext:value-type="float">
            <text:p>537849298</text:p>
          </table:table-cell>
          <table:table-cell office:value-type="percentage" office:value="0.05154" calcext:value-type="percentage">
            <text:p>5.15%</text:p>
          </table:table-cell>
          <table:table-cell office:value-type="float" office:value="40" calcext:value-type="float">
            <text:p>40</text:p>
          </table:table-cell>
          <table:table-cell office:value-type="float" office:value="11062082" calcext:value-type="float">
            <text:p>11062082</text:p>
          </table:table-cell>
        </table:table-row>
        <table:table-row table:style-name="ro1">
          <table:table-cell table:number-columns-repeated="14"/>
          <table:table-cell office:value-type="float" office:value="649839053" calcext:value-type="float">
            <text:p>649839053</text:p>
          </table:table-cell>
          <table:table-cell office:value-type="percentage" office:value="0.015054" calcext:value-type="percentage">
            <text:p>1.51%</text:p>
          </table:table-cell>
          <table:table-cell office:value-type="float" office:value="50" calcext:value-type="float">
            <text:p>50</text:p>
          </table:table-cell>
          <table:table-cell office:value-type="float" office:value="10874759" calcext:value-type="float">
            <text:p>10874759</text:p>
          </table:table-cell>
          <table:table-cell/>
          <table:table-cell office:value-type="float" office:value="647372154" calcext:value-type="float">
            <text:p>647372154</text:p>
          </table:table-cell>
          <table:table-cell office:value-type="percentage" office:value="0.062035" calcext:value-type="percentage">
            <text:p>6.20%</text:p>
          </table:table-cell>
          <table:table-cell office:value-type="float" office:value="50" calcext:value-type="float">
            <text:p>50</text:p>
          </table:table-cell>
          <table:table-cell office:value-type="float" office:value="10853275" calcext:value-type="float">
            <text:p>10853275</text:p>
          </table:table-cell>
        </table:table-row>
        <table:table-row table:style-name="ro1">
          <table:table-cell table:number-columns-repeated="14"/>
          <table:table-cell office:value-type="float" office:value="757625783" calcext:value-type="float">
            <text:p>757625783</text:p>
          </table:table-cell>
          <table:table-cell office:value-type="percentage" office:value="0.017551" calcext:value-type="percentage">
            <text:p>1.76%</text:p>
          </table:table-cell>
          <table:table-cell office:value-type="float" office:value="60" calcext:value-type="float">
            <text:p>60</text:p>
          </table:table-cell>
          <table:table-cell office:value-type="float" office:value="10729267" calcext:value-type="float">
            <text:p>10729267</text:p>
          </table:table-cell>
          <table:table-cell/>
          <table:table-cell office:value-type="float" office:value="755030651" calcext:value-type="float">
            <text:p>755030651</text:p>
          </table:table-cell>
          <table:table-cell office:value-type="percentage" office:value="0.072352" calcext:value-type="percentage">
            <text:p>7.24%</text:p>
          </table:table-cell>
          <table:table-cell office:value-type="float" office:value="60" calcext:value-type="float">
            <text:p>60</text:p>
          </table:table-cell>
          <table:table-cell office:value-type="float" office:value="10725042" calcext:value-type="float">
            <text:p>10725042</text:p>
          </table:table-cell>
        </table:table-row>
        <table:table-row table:style-name="ro1">
          <table:table-cell table:number-columns-repeated="14"/>
          <table:table-cell office:value-type="float" office:value="864647939" calcext:value-type="float">
            <text:p>864647939</text:p>
          </table:table-cell>
          <table:table-cell office:value-type="percentage" office:value="0.020031" calcext:value-type="percentage">
            <text:p>2.00%</text:p>
          </table:table-cell>
          <table:table-cell office:value-type="float" office:value="70" calcext:value-type="float">
            <text:p>70</text:p>
          </table:table-cell>
          <table:table-cell office:value-type="float" office:value="10680657" calcext:value-type="float">
            <text:p>10680657</text:p>
          </table:table-cell>
          <table:table-cell/>
          <table:table-cell office:value-type="float" office:value="861978605" calcext:value-type="float">
            <text:p>861978605</text:p>
          </table:table-cell>
          <table:table-cell office:value-type="percentage" office:value="0.0826" calcext:value-type="percentage">
            <text:p>8.26%</text:p>
          </table:table-cell>
          <table:table-cell office:value-type="float" office:value="70" calcext:value-type="float">
            <text:p>70</text:p>
          </table:table-cell>
          <table:table-cell office:value-type="float" office:value="10671957" calcext:value-type="float">
            <text:p>10671957</text:p>
          </table:table-cell>
        </table:table-row>
        <table:table-row table:style-name="ro1">
          <table:table-cell table:number-columns-repeated="14"/>
          <table:table-cell office:value-type="float" office:value="971136424" calcext:value-type="float">
            <text:p>971136424</text:p>
          </table:table-cell>
          <table:table-cell office:value-type="percentage" office:value="0.022497" calcext:value-type="percentage">
            <text:p>2.25%</text:p>
          </table:table-cell>
          <table:table-cell office:value-type="float" office:value="80" calcext:value-type="float">
            <text:p>80</text:p>
          </table:table-cell>
          <table:table-cell office:value-type="float" office:value="10619333" calcext:value-type="float">
            <text:p>10619333</text:p>
          </table:table-cell>
          <table:table-cell/>
          <table:table-cell office:value-type="float" office:value="968182310" calcext:value-type="float">
            <text:p>968182310</text:p>
          </table:table-cell>
          <table:table-cell office:value-type="percentage" office:value="0.092778" calcext:value-type="percentage">
            <text:p>9.28%</text:p>
          </table:table-cell>
          <table:table-cell office:value-type="float" office:value="80" calcext:value-type="float">
            <text:p>80</text:p>
          </table:table-cell>
          <table:table-cell office:value-type="float" office:value="10562996" calcext:value-type="float">
            <text:p>10562996</text:p>
          </table:table-cell>
        </table:table-row>
        <table:table-row table:style-name="ro1">
          <table:table-cell table:number-columns-repeated="14"/>
          <table:table-cell office:value-type="float" office:value="1076342560" calcext:value-type="float">
            <text:p>1076342560</text:p>
          </table:table-cell>
          <table:table-cell office:value-type="percentage" office:value="0.024935" calcext:value-type="percentage">
            <text:p>2.49%</text:p>
          </table:table-cell>
          <table:table-cell office:value-type="float" office:value="90" calcext:value-type="float">
            <text:p>90</text:p>
          </table:table-cell>
          <table:table-cell office:value-type="float" office:value="10439597" calcext:value-type="float">
            <text:p>10439597</text:p>
          </table:table-cell>
          <table:table-cell/>
          <table:table-cell office:value-type="float" office:value="1072538590" calcext:value-type="float">
            <text:p>1072538590</text:p>
          </table:table-cell>
          <table:table-cell office:value-type="percentage" office:value="0.102778" calcext:value-type="percentage">
            <text:p>10.28%</text:p>
          </table:table-cell>
          <table:table-cell office:value-type="float" office:value="90" calcext:value-type="float">
            <text:p>90</text:p>
          </table:table-cell>
          <table:table-cell office:value-type="float" office:value="10299737" calcext:value-type="float">
            <text:p>10299737</text:p>
          </table:table-cell>
        </table:table-row>
        <table:table-row table:style-name="ro1">
          <table:table-cell table:number-columns-repeated="14"/>
          <table:table-cell office:value-type="float" office:value="1179118790" calcext:value-type="float">
            <text:p>1179118790</text:p>
          </table:table-cell>
          <table:table-cell office:value-type="percentage" office:value="0.027316" calcext:value-type="percentage">
            <text:p>2.73%</text:p>
          </table:table-cell>
          <table:table-cell office:value-type="float" office:value="100" calcext:value-type="float">
            <text:p>100</text:p>
          </table:table-cell>
          <table:table-cell office:value-type="float" office:value="10134436" calcext:value-type="float">
            <text:p>10134436</text:p>
          </table:table-cell>
          <table:table-cell/>
          <table:table-cell office:value-type="float" office:value="1174204747" calcext:value-type="float">
            <text:p>1174204747</text:p>
          </table:table-cell>
          <table:table-cell office:value-type="percentage" office:value="0.11252" calcext:value-type="percentage">
            <text:p>11.25%</text:p>
          </table:table-cell>
          <table:table-cell office:value-type="float" office:value="100" calcext:value-type="float">
            <text:p>100</text:p>
          </table:table-cell>
          <table:table-cell office:value-type="float" office:value="10039640" calcext:value-type="float">
            <text:p>10039640</text:p>
          </table:table-cell>
        </table:table-row>
        <table:table-row table:style-name="ro1">
          <table:table-cell table:number-columns-repeated="14"/>
          <table:table-cell office:value-type="float" office:value="1934521213" calcext:value-type="float">
            <text:p>1934521213</text:p>
          </table:table-cell>
          <table:table-cell office:value-type="percentage" office:value="0.044815" calcext:value-type="percentage">
            <text:p>4.48%</text:p>
          </table:table-cell>
          <table:table-cell office:value-type="float" office:value="200" calcext:value-type="float">
            <text:p>200</text:p>
          </table:table-cell>
          <table:table-cell office:value-type="float" office:value="5678945" calcext:value-type="float">
            <text:p>5678945</text:p>
          </table:table-cell>
          <table:table-cell/>
          <table:table-cell office:value-type="float" office:value="1897365865" calcext:value-type="float">
            <text:p>1897365865</text:p>
          </table:table-cell>
          <table:table-cell office:value-type="percentage" office:value="0.181818" calcext:value-type="percentage">
            <text:p>18.18%</text:p>
          </table:table-cell>
          <table:table-cell office:value-type="float" office:value="200" calcext:value-type="float">
            <text:p>200</text:p>
          </table:table-cell>
          <table:table-cell office:value-type="float" office:value="5513667" calcext:value-type="float">
            <text:p>5513667</text:p>
          </table:table-cell>
        </table:table-row>
        <table:table-row table:style-name="ro1">
          <table:table-cell table:number-columns-repeated="14"/>
          <table:table-cell office:value-type="float" office:value="2386101146" calcext:value-type="float">
            <text:p>2386101146</text:p>
          </table:table-cell>
          <table:table-cell office:value-type="percentage" office:value="0.055277" calcext:value-type="percentage">
            <text:p>5.53%</text:p>
          </table:table-cell>
          <table:table-cell office:value-type="float" office:value="300" calcext:value-type="float">
            <text:p>300</text:p>
          </table:table-cell>
          <table:table-cell office:value-type="float" office:value="3655496" calcext:value-type="float">
            <text:p>3655496</text:p>
          </table:table-cell>
          <table:table-cell/>
          <table:table-cell office:value-type="float" office:value="2283642384" calcext:value-type="float">
            <text:p>2283642384</text:p>
          </table:table-cell>
          <table:table-cell office:value-type="percentage" office:value="0.218834" calcext:value-type="percentage">
            <text:p>21.88%</text:p>
          </table:table-cell>
          <table:table-cell office:value-type="float" office:value="300" calcext:value-type="float">
            <text:p>300</text:p>
          </table:table-cell>
          <table:table-cell office:value-type="float" office:value="1182028" calcext:value-type="float">
            <text:p>1182028</text:p>
          </table:table-cell>
        </table:table-row>
        <table:table-row table:style-name="ro1">
          <table:table-cell table:number-columns-repeated="14"/>
          <table:table-cell office:value-type="float" office:value="2500182859" calcext:value-type="float">
            <text:p>2500182859</text:p>
          </table:table-cell>
          <table:table-cell office:value-type="percentage" office:value="0.05792" calcext:value-type="percentage">
            <text:p>5.79%</text:p>
          </table:table-cell>
          <table:table-cell office:value-type="float" office:value="400" calcext:value-type="float">
            <text:p>400</text:p>
          </table:table-cell>
          <table:table-cell office:value-type="float" office:value="863279" calcext:value-type="float">
            <text:p>863279</text:p>
          </table:table-cell>
          <table:table-cell/>
          <table:table-cell office:value-type="float" office:value="2380709141" calcext:value-type="float">
            <text:p>2380709141</text:p>
          </table:table-cell>
          <table:table-cell office:value-type="percentage" office:value="0.228135" calcext:value-type="percentage">
            <text:p>22.81%</text:p>
          </table:table-cell>
          <table:table-cell office:value-type="float" office:value="400" calcext:value-type="float">
            <text:p>400</text:p>
          </table:table-cell>
          <table:table-cell office:value-type="float" office:value="803491" calcext:value-type="float">
            <text:p>803491</text:p>
          </table:table-cell>
        </table:table-row>
        <table:table-row table:style-name="ro1">
          <table:table-cell table:number-columns-repeated="14"/>
          <table:table-cell office:value-type="float" office:value="2573381110" calcext:value-type="float">
            <text:p>2573381110</text:p>
          </table:table-cell>
          <table:table-cell office:value-type="percentage" office:value="0.059615" calcext:value-type="percentage">
            <text:p>5.96%</text:p>
          </table:table-cell>
          <table:table-cell office:value-type="float" office:value="500" calcext:value-type="float">
            <text:p>500</text:p>
          </table:table-cell>
          <table:table-cell office:value-type="float" office:value="624042" calcext:value-type="float">
            <text:p>624042</text:p>
          </table:table-cell>
          <table:table-cell/>
          <table:table-cell office:value-type="float" office:value="2445979422" calcext:value-type="float">
            <text:p>2445979422</text:p>
          </table:table-cell>
          <table:table-cell office:value-type="percentage" office:value="0.23439" calcext:value-type="percentage">
            <text:p>23.44%</text:p>
          </table:table-cell>
          <table:table-cell office:value-type="float" office:value="500" calcext:value-type="float">
            <text:p>500</text:p>
          </table:table-cell>
          <table:table-cell office:value-type="float" office:value="552582" calcext:value-type="float">
            <text:p>552582</text:p>
          </table:table-cell>
        </table:table-row>
        <table:table-row table:style-name="ro1">
          <table:table-cell table:number-columns-repeated="14"/>
          <table:table-cell office:value-type="float" office:value="2627999752" calcext:value-type="float">
            <text:p>2627999752</text:p>
          </table:table-cell>
          <table:table-cell office:value-type="percentage" office:value="0.060881" calcext:value-type="percentage">
            <text:p>6.09%</text:p>
          </table:table-cell>
          <table:table-cell office:value-type="float" office:value="600" calcext:value-type="float">
            <text:p>600</text:p>
          </table:table-cell>
          <table:table-cell office:value-type="float" office:value="493528" calcext:value-type="float">
            <text:p>493528</text:p>
          </table:table-cell>
          <table:table-cell/>
          <table:table-cell office:value-type="float" office:value="2495830796" calcext:value-type="float">
            <text:p>2495830796</text:p>
          </table:table-cell>
          <table:table-cell office:value-type="percentage" office:value="0.239167" calcext:value-type="percentage">
            <text:p>23.92%</text:p>
          </table:table-cell>
          <table:table-cell office:value-type="float" office:value="600" calcext:value-type="float">
            <text:p>600</text:p>
          </table:table-cell>
          <table:table-cell office:value-type="float" office:value="454258" calcext:value-type="float">
            <text:p>454258</text:p>
          </table:table-cell>
        </table:table-row>
        <table:table-row table:style-name="ro1">
          <table:table-cell table:number-columns-repeated="14"/>
          <table:table-cell office:value-type="float" office:value="2673898931" calcext:value-type="float">
            <text:p>2673898931</text:p>
          </table:table-cell>
          <table:table-cell office:value-type="percentage" office:value="0.061944" calcext:value-type="percentage">
            <text:p>6.19%</text:p>
          </table:table-cell>
          <table:table-cell office:value-type="float" office:value="700" calcext:value-type="float">
            <text:p>700</text:p>
          </table:table-cell>
          <table:table-cell office:value-type="float" office:value="439410" calcext:value-type="float">
            <text:p>439410</text:p>
          </table:table-cell>
          <table:table-cell/>
          <table:table-cell office:value-type="float" office:value="2539516370" calcext:value-type="float">
            <text:p>2539516370</text:p>
          </table:table-cell>
          <table:table-cell office:value-type="percentage" office:value="0.243353" calcext:value-type="percentage">
            <text:p>24.34%</text:p>
          </table:table-cell>
          <table:table-cell office:value-type="float" office:value="700" calcext:value-type="float">
            <text:p>700</text:p>
          </table:table-cell>
          <table:table-cell office:value-type="float" office:value="423810" calcext:value-type="float">
            <text:p>423810</text:p>
          </table:table-cell>
        </table:table-row>
        <table:table-row table:style-name="ro1">
          <table:table-cell table:number-columns-repeated="14"/>
          <table:table-cell office:value-type="float" office:value="2716930052" calcext:value-type="float">
            <text:p>2716930052</text:p>
          </table:table-cell>
          <table:table-cell office:value-type="percentage" office:value="0.062941" calcext:value-type="percentage">
            <text:p>6.29%</text:p>
          </table:table-cell>
          <table:table-cell office:value-type="float" office:value="800" calcext:value-type="float">
            <text:p>800</text:p>
          </table:table-cell>
          <table:table-cell office:value-type="float" office:value="419251" calcext:value-type="float">
            <text:p>419251</text:p>
          </table:table-cell>
          <table:table-cell/>
          <table:table-cell office:value-type="float" office:value="2580584473" calcext:value-type="float">
            <text:p>2580584473</text:p>
          </table:table-cell>
          <table:table-cell office:value-type="percentage" office:value="0.247288" calcext:value-type="percentage">
            <text:p>24.73%</text:p>
          </table:table-cell>
          <table:table-cell office:value-type="float" office:value="800" calcext:value-type="float">
            <text:p>800</text:p>
          </table:table-cell>
          <table:table-cell office:value-type="float" office:value="396931" calcext:value-type="float">
            <text:p>396931</text:p>
          </table:table-cell>
        </table:table-row>
        <table:table-row table:style-name="ro1">
          <table:table-cell table:number-columns-repeated="14"/>
          <table:table-cell office:value-type="float" office:value="2757785803" calcext:value-type="float">
            <text:p>2757785803</text:p>
          </table:table-cell>
          <table:table-cell office:value-type="percentage" office:value="0.063887" calcext:value-type="percentage">
            <text:p>6.39%</text:p>
          </table:table-cell>
          <table:table-cell office:value-type="float" office:value="900" calcext:value-type="float">
            <text:p>900</text:p>
          </table:table-cell>
          <table:table-cell office:value-type="float" office:value="397259" calcext:value-type="float">
            <text:p>397259</text:p>
          </table:table-cell>
          <table:table-cell/>
          <table:table-cell office:value-type="float" office:value="2619005367" calcext:value-type="float">
            <text:p>2619005367</text:p>
          </table:table-cell>
          <table:table-cell office:value-type="percentage" office:value="0.25097" calcext:value-type="percentage">
            <text:p>25.10%</text:p>
          </table:table-cell>
          <table:table-cell office:value-type="float" office:value="900" calcext:value-type="float">
            <text:p>900</text:p>
          </table:table-cell>
          <table:table-cell office:value-type="float" office:value="372114" calcext:value-type="float">
            <text:p>372114</text:p>
          </table:table-cell>
        </table:table-row>
        <table:table-row table:style-name="ro1">
          <table:table-cell table:number-columns-repeated="14"/>
          <table:table-cell office:value-type="float" office:value="2796403744" calcext:value-type="float">
            <text:p>2796403744</text:p>
          </table:table-cell>
          <table:table-cell office:value-type="percentage" office:value="0.064782" calcext:value-type="percentage">
            <text:p>6.48%</text:p>
          </table:table-cell>
          <table:table-cell office:value-type="float" office:value="1000" calcext:value-type="float">
            <text:p>1000</text:p>
          </table:table-cell>
          <table:table-cell office:value-type="float" office:value="376947" calcext:value-type="float">
            <text:p>376947</text:p>
          </table:table-cell>
          <table:table-cell/>
          <table:table-cell office:value-type="float" office:value="2654833242" calcext:value-type="float">
            <text:p>2654833242</text:p>
          </table:table-cell>
          <table:table-cell office:value-type="percentage" office:value="0.254403" calcext:value-type="percentage">
            <text:p>25.44%</text:p>
          </table:table-cell>
          <table:table-cell office:value-type="float" office:value="1000" calcext:value-type="float">
            <text:p>1000</text:p>
          </table:table-cell>
          <table:table-cell office:value-type="float" office:value="347738" calcext:value-type="float">
            <text:p>347738</text:p>
          </table:table-cell>
        </table:table-row>
        <table:table-row table:style-name="ro1">
          <table:table-cell table:number-columns-repeated="14"/>
          <table:table-cell office:value-type="float" office:value="3092984367" calcext:value-type="float">
            <text:p>3092984367</text:p>
          </table:table-cell>
          <table:table-cell office:value-type="percentage" office:value="0.071653" calcext:value-type="percentage">
            <text:p>7.17%</text:p>
          </table:table-cell>
          <table:table-cell office:value-type="float" office:value="2000" calcext:value-type="float">
            <text:p>2000</text:p>
          </table:table-cell>
          <table:table-cell office:value-type="float" office:value="235327" calcext:value-type="float">
            <text:p>235327</text:p>
          </table:table-cell>
          <table:table-cell/>
          <table:table-cell office:value-type="float" office:value="2920619335" calcext:value-type="float">
            <text:p>2920619335</text:p>
          </table:table-cell>
          <table:table-cell office:value-type="percentage" office:value="0.279873" calcext:value-type="percentage">
            <text:p>27.99%</text:p>
          </table:table-cell>
          <table:table-cell office:value-type="float" office:value="2000" calcext:value-type="float">
            <text:p>2000</text:p>
          </table:table-cell>
          <table:table-cell office:value-type="float" office:value="206118" calcext:value-type="float">
            <text:p>206118</text:p>
          </table:table-cell>
        </table:table-row>
        <table:table-row table:style-name="ro1">
          <table:table-cell table:number-columns-repeated="14"/>
          <table:table-cell office:value-type="float" office:value="3291738143" calcext:value-type="float">
            <text:p>3291738143</text:p>
          </table:table-cell>
          <table:table-cell office:value-type="percentage" office:value="0.076257" calcext:value-type="percentage">
            <text:p>7.63%</text:p>
          </table:table-cell>
          <table:table-cell office:value-type="float" office:value="3000" calcext:value-type="float">
            <text:p>3000</text:p>
          </table:table-cell>
          <table:table-cell office:value-type="float" office:value="171437" calcext:value-type="float">
            <text:p>171437</text:p>
          </table:table-cell>
          <table:table-cell/>
          <table:table-cell office:value-type="float" office:value="3093028060" calcext:value-type="float">
            <text:p>3093028060</text:p>
          </table:table-cell>
          <table:table-cell office:value-type="percentage" office:value="0.296394" calcext:value-type="percentage">
            <text:p>29.64%</text:p>
          </table:table-cell>
          <table:table-cell office:value-type="float" office:value="3000" calcext:value-type="float">
            <text:p>3000</text:p>
          </table:table-cell>
          <table:table-cell office:value-type="float" office:value="149722" calcext:value-type="float">
            <text:p>149722</text:p>
          </table:table-cell>
        </table:table-row>
        <table:table-row table:style-name="ro1">
          <table:table-cell table:number-columns-repeated="14"/>
          <table:table-cell office:value-type="float" office:value="3447388720" calcext:value-type="float">
            <text:p>3447388720</text:p>
          </table:table-cell>
          <table:table-cell office:value-type="percentage" office:value="0.079863" calcext:value-type="percentage">
            <text:p>7.99%</text:p>
          </table:table-cell>
          <table:table-cell office:value-type="float" office:value="4000" calcext:value-type="float">
            <text:p>4000</text:p>
          </table:table-cell>
          <table:table-cell office:value-type="float" office:value="143049" calcext:value-type="float">
            <text:p>143049</text:p>
          </table:table-cell>
          <table:table-cell/>
          <table:table-cell office:value-type="float" office:value="3229092554" calcext:value-type="float">
            <text:p>3229092554</text:p>
          </table:table-cell>
          <table:table-cell office:value-type="percentage" office:value="0.309433" calcext:value-type="percentage">
            <text:p>30.94%</text:p>
          </table:table-cell>
          <table:table-cell office:value-type="float" office:value="4000" calcext:value-type="float">
            <text:p>4000</text:p>
          </table:table-cell>
          <table:table-cell office:value-type="float" office:value="124014" calcext:value-type="float">
            <text:p>124014</text:p>
          </table:table-cell>
        </table:table-row>
        <table:table-row table:style-name="ro1">
          <table:table-cell table:number-columns-repeated="14"/>
          <table:table-cell office:value-type="float" office:value="3580286591" calcext:value-type="float">
            <text:p>3580286591</text:p>
          </table:table-cell>
          <table:table-cell office:value-type="percentage" office:value="0.082941" calcext:value-type="percentage">
            <text:p>8.29%</text:p>
          </table:table-cell>
          <table:table-cell office:value-type="float" office:value="5000" calcext:value-type="float">
            <text:p>5000</text:p>
          </table:table-cell>
          <table:table-cell office:value-type="float" office:value="124037" calcext:value-type="float">
            <text:p>124037</text:p>
          </table:table-cell>
          <table:table-cell/>
          <table:table-cell office:value-type="float" office:value="3344560719" calcext:value-type="float">
            <text:p>3344560719</text:p>
          </table:table-cell>
          <table:table-cell office:value-type="percentage" office:value="0.320498" calcext:value-type="percentage">
            <text:p>32.05%</text:p>
          </table:table-cell>
          <table:table-cell office:value-type="float" office:value="5000" calcext:value-type="float">
            <text:p>5000</text:p>
          </table:table-cell>
          <table:table-cell office:value-type="float" office:value="108216" calcext:value-type="float">
            <text:p>108216</text:p>
          </table:table-cell>
        </table:table-row>
        <table:table-row table:style-name="ro1">
          <table:table-cell table:number-columns-repeated="14"/>
          <table:table-cell office:value-type="float" office:value="3697897749" calcext:value-type="float">
            <text:p>3697897749</text:p>
          </table:table-cell>
          <table:table-cell office:value-type="percentage" office:value="0.085666" calcext:value-type="percentage">
            <text:p>8.57%</text:p>
          </table:table-cell>
          <table:table-cell office:value-type="float" office:value="6000" calcext:value-type="float">
            <text:p>6000</text:p>
          </table:table-cell>
          <table:table-cell office:value-type="float" office:value="112326" calcext:value-type="float">
            <text:p>112326</text:p>
          </table:table-cell>
          <table:table-cell/>
          <table:table-cell office:value-type="float" office:value="3446901487" calcext:value-type="float">
            <text:p>3446901487</text:p>
          </table:table-cell>
          <table:table-cell office:value-type="percentage" office:value="0.330305" calcext:value-type="percentage">
            <text:p>33.03%</text:p>
          </table:table-cell>
          <table:table-cell office:value-type="float" office:value="6000" calcext:value-type="float">
            <text:p>6000</text:p>
          </table:table-cell>
          <table:table-cell office:value-type="float" office:value="96734" calcext:value-type="float">
            <text:p>96734</text:p>
          </table:table-cell>
        </table:table-row>
        <table:table-row table:style-name="ro1">
          <table:table-cell table:number-columns-repeated="14"/>
          <table:table-cell office:value-type="float" office:value="3805701405" calcext:value-type="float">
            <text:p>3805701405</text:p>
          </table:table-cell>
          <table:table-cell office:value-type="percentage" office:value="0.088163" calcext:value-type="percentage">
            <text:p>8.82%</text:p>
          </table:table-cell>
          <table:table-cell office:value-type="float" office:value="7000" calcext:value-type="float">
            <text:p>7000</text:p>
          </table:table-cell>
          <table:table-cell office:value-type="float" office:value="103604" calcext:value-type="float">
            <text:p>103604</text:p>
          </table:table-cell>
          <table:table-cell/>
          <table:table-cell office:value-type="float" office:value="3539220078" calcext:value-type="float">
            <text:p>3539220078</text:p>
          </table:table-cell>
          <table:table-cell office:value-type="percentage" office:value="0.339151" calcext:value-type="percentage">
            <text:p>33.92%</text:p>
          </table:table-cell>
          <table:table-cell office:value-type="float" office:value="7000" calcext:value-type="float">
            <text:p>7000</text:p>
          </table:table-cell>
          <table:table-cell office:value-type="float" office:value="88222" calcext:value-type="float">
            <text:p>88222</text:p>
          </table:table-cell>
        </table:table-row>
        <table:table-row table:style-name="ro1">
          <table:table-cell table:number-columns-repeated="14"/>
          <table:table-cell office:value-type="float" office:value="3905258970" calcext:value-type="float">
            <text:p>3905258970</text:p>
          </table:table-cell>
          <table:table-cell office:value-type="percentage" office:value="0.09047" calcext:value-type="percentage">
            <text:p>9.05%</text:p>
          </table:table-cell>
          <table:table-cell office:value-type="float" office:value="8000" calcext:value-type="float">
            <text:p>8000</text:p>
          </table:table-cell>
          <table:table-cell office:value-type="float" office:value="95951" calcext:value-type="float">
            <text:p>95951</text:p>
          </table:table-cell>
          <table:table-cell/>
          <table:table-cell office:value-type="float" office:value="3623908683" calcext:value-type="float">
            <text:p>3623908683</text:p>
          </table:table-cell>
          <table:table-cell office:value-type="percentage" office:value="0.347267" calcext:value-type="percentage">
            <text:p>34.73%</text:p>
          </table:table-cell>
          <table:table-cell office:value-type="float" office:value="8000" calcext:value-type="float">
            <text:p>8000</text:p>
          </table:table-cell>
          <table:table-cell office:value-type="float" office:value="81564" calcext:value-type="float">
            <text:p>81564</text:p>
          </table:table-cell>
        </table:table-row>
        <table:table-row table:style-name="ro1">
          <table:table-cell table:number-columns-repeated="14"/>
          <table:table-cell office:value-type="float" office:value="3998087392" calcext:value-type="float">
            <text:p>3998087392</text:p>
          </table:table-cell>
          <table:table-cell office:value-type="percentage" office:value="0.09262" calcext:value-type="percentage">
            <text:p>9.26%</text:p>
          </table:table-cell>
          <table:table-cell office:value-type="float" office:value="9000" calcext:value-type="float">
            <text:p>9000</text:p>
          </table:table-cell>
          <table:table-cell office:value-type="float" office:value="90116" calcext:value-type="float">
            <text:p>90116</text:p>
          </table:table-cell>
          <table:table-cell/>
          <table:table-cell office:value-type="float" office:value="3702870228" calcext:value-type="float">
            <text:p>3702870228</text:p>
          </table:table-cell>
          <table:table-cell office:value-type="percentage" office:value="0.354833" calcext:value-type="percentage">
            <text:p>35.48%</text:p>
          </table:table-cell>
          <table:table-cell office:value-type="float" office:value="9000" calcext:value-type="float">
            <text:p>9000</text:p>
          </table:table-cell>
          <table:table-cell office:value-type="float" office:value="76374" calcext:value-type="float">
            <text:p>76374</text:p>
          </table:table-cell>
        </table:table-row>
        <table:table-row table:style-name="ro1">
          <table:table-cell table:number-columns-repeated="14"/>
          <table:table-cell office:value-type="float" office:value="4085910066" calcext:value-type="float">
            <text:p>4085910066</text:p>
          </table:table-cell>
          <table:table-cell office:value-type="percentage" office:value="0.094655" calcext:value-type="percentage">
            <text:p>9.47%</text:p>
          </table:table-cell>
          <table:table-cell office:value-type="float" office:value="10000" calcext:value-type="float">
            <text:p>10000</text:p>
          </table:table-cell>
          <table:table-cell office:value-type="float" office:value="85550" calcext:value-type="float">
            <text:p>85550</text:p>
          </table:table-cell>
          <table:table-cell/>
          <table:table-cell office:value-type="float" office:value="3776572456" calcext:value-type="float">
            <text:p>3776572456</text:p>
          </table:table-cell>
          <table:table-cell office:value-type="percentage" office:value="0.361896" calcext:value-type="percentage">
            <text:p>36.19%</text:p>
          </table:table-cell>
          <table:table-cell office:value-type="float" office:value="10000" calcext:value-type="float">
            <text:p>10000</text:p>
          </table:table-cell>
          <table:table-cell office:value-type="float" office:value="71183" calcext:value-type="float">
            <text:p>71183</text:p>
          </table:table-cell>
        </table:table-row>
        <table:table-row table:style-name="ro1">
          <table:table-cell table:number-columns-repeated="14"/>
          <table:table-cell office:value-type="float" office:value="4782075070" calcext:value-type="float">
            <text:p>4782075070</text:p>
          </table:table-cell>
          <table:table-cell office:value-type="percentage" office:value="0.110782" calcext:value-type="percentage">
            <text:p>11.08%</text:p>
          </table:table-cell>
          <table:table-cell office:value-type="float" office:value="20000" calcext:value-type="float">
            <text:p>20000</text:p>
          </table:table-cell>
          <table:table-cell office:value-type="float" office:value="56784" calcext:value-type="float">
            <text:p>56784</text:p>
          </table:table-cell>
          <table:table-cell/>
          <table:table-cell office:value-type="float" office:value="4318256504" calcext:value-type="float">
            <text:p>4318256504</text:p>
          </table:table-cell>
          <table:table-cell office:value-type="percentage" office:value="0.413804" calcext:value-type="percentage">
            <text:p>41.38%</text:p>
          </table:table-cell>
          <table:table-cell office:value-type="float" office:value="20000" calcext:value-type="float">
            <text:p>20000</text:p>
          </table:table-cell>
          <table:table-cell office:value-type="float" office:value="41361" calcext:value-type="float">
            <text:p>41361</text:p>
          </table:table-cell>
        </table:table-row>
        <table:table-row table:style-name="ro1">
          <table:table-cell table:number-columns-repeated="14"/>
          <table:table-cell office:value-type="float" office:value="5262642011" calcext:value-type="float">
            <text:p>5262642011</text:p>
          </table:table-cell>
          <table:table-cell office:value-type="percentage" office:value="0.121915" calcext:value-type="percentage">
            <text:p>12.19%</text:p>
          </table:table-cell>
          <table:table-cell office:value-type="float" office:value="30000" calcext:value-type="float">
            <text:p>30000</text:p>
          </table:table-cell>
          <table:table-cell office:value-type="float" office:value="40955" calcext:value-type="float">
            <text:p>40955</text:p>
          </table:table-cell>
          <table:table-cell/>
          <table:table-cell office:value-type="float" office:value="4683737510" calcext:value-type="float">
            <text:p>4683737510</text:p>
          </table:table-cell>
          <table:table-cell office:value-type="percentage" office:value="0.448826" calcext:value-type="percentage">
            <text:p>44.88%</text:p>
          </table:table-cell>
          <table:table-cell office:value-type="float" office:value="30000" calcext:value-type="float">
            <text:p>30000</text:p>
          </table:table-cell>
          <table:table-cell office:value-type="float" office:value="33170" calcext:value-type="float">
            <text:p>33170</text:p>
          </table:table-cell>
        </table:table-row>
        <table:table-row table:style-name="ro1">
          <table:table-cell table:number-columns-repeated="14"/>
          <table:table-cell office:value-type="float" office:value="5643260698" calcext:value-type="float">
            <text:p>5643260698</text:p>
          </table:table-cell>
          <table:table-cell office:value-type="percentage" office:value="0.130733" calcext:value-type="percentage">
            <text:p>13.07%</text:p>
          </table:table-cell>
          <table:table-cell office:value-type="float" office:value="40000" calcext:value-type="float">
            <text:p>40000</text:p>
          </table:table-cell>
          <table:table-cell office:value-type="float" office:value="35918" calcext:value-type="float">
            <text:p>35918</text:p>
          </table:table-cell>
          <table:table-cell/>
          <table:table-cell office:value-type="float" office:value="4985009372" calcext:value-type="float">
            <text:p>4985009372</text:p>
          </table:table-cell>
          <table:table-cell office:value-type="percentage" office:value="0.477696" calcext:value-type="percentage">
            <text:p>47.77%</text:p>
          </table:table-cell>
          <table:table-cell office:value-type="float" office:value="40000" calcext:value-type="float">
            <text:p>40000</text:p>
          </table:table-cell>
          <table:table-cell office:value-type="float" office:value="26780" calcext:value-type="float">
            <text:p>26780</text:p>
          </table:table-cell>
        </table:table-row>
        <table:table-row table:style-name="ro1">
          <table:table-cell table:number-columns-repeated="14"/>
          <table:table-cell office:value-type="float" office:value="5987317558" calcext:value-type="float">
            <text:p>5987317558</text:p>
          </table:table-cell>
          <table:table-cell office:value-type="percentage" office:value="0.138703" calcext:value-type="percentage">
            <text:p>13.87%</text:p>
          </table:table-cell>
          <table:table-cell office:value-type="float" office:value="50000" calcext:value-type="float">
            <text:p>50000</text:p>
          </table:table-cell>
          <table:table-cell office:value-type="float" office:value="33027" calcext:value-type="float">
            <text:p>33027</text:p>
          </table:table-cell>
          <table:table-cell/>
          <table:table-cell office:value-type="float" office:value="5220713171" calcext:value-type="float">
            <text:p>5220713171</text:p>
          </table:table-cell>
          <table:table-cell office:value-type="percentage" office:value="0.500283" calcext:value-type="percentage">
            <text:p>50.03%</text:p>
          </table:table-cell>
          <table:table-cell office:value-type="float" office:value="50000" calcext:value-type="float">
            <text:p>50000</text:p>
          </table:table-cell>
          <table:table-cell office:value-type="float" office:value="20664" calcext:value-type="float">
            <text:p>20664</text:p>
          </table:table-cell>
        </table:table-row>
        <table:table-row table:style-name="ro1">
          <table:table-cell table:number-columns-repeated="14"/>
          <table:table-cell office:value-type="float" office:value="6303629513" calcext:value-type="float">
            <text:p>6303629513</text:p>
          </table:table-cell>
          <table:table-cell office:value-type="percentage" office:value="0.146031" calcext:value-type="percentage">
            <text:p>14.60%</text:p>
          </table:table-cell>
          <table:table-cell office:value-type="float" office:value="60000" calcext:value-type="float">
            <text:p>60000</text:p>
          </table:table-cell>
          <table:table-cell office:value-type="float" office:value="30118" calcext:value-type="float">
            <text:p>30118</text:p>
          </table:table-cell>
          <table:table-cell/>
          <table:table-cell office:value-type="float" office:value="5408416772" calcext:value-type="float">
            <text:p>5408416772</text:p>
          </table:table-cell>
          <table:table-cell office:value-type="percentage" office:value="0.51827" calcext:value-type="percentage">
            <text:p>51.83%</text:p>
          </table:table-cell>
          <table:table-cell office:value-type="float" office:value="60000" calcext:value-type="float">
            <text:p>60000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table:number-columns-repeated="14"/>
          <table:table-cell office:value-type="float" office:value="6586420289" calcext:value-type="float">
            <text:p>6586420289</text:p>
          </table:table-cell>
          <table:table-cell office:value-type="percentage" office:value="0.152582" calcext:value-type="percentage">
            <text:p>15.26%</text:p>
          </table:table-cell>
          <table:table-cell office:value-type="float" office:value="70000" calcext:value-type="float">
            <text:p>70000</text:p>
          </table:table-cell>
          <table:table-cell office:value-type="float" office:value="26309" calcext:value-type="float">
            <text:p>26309</text:p>
          </table:table-cell>
          <table:table-cell/>
          <table:table-cell office:value-type="float" office:value="5575247068" calcext:value-type="float">
            <text:p>5575247068</text:p>
          </table:table-cell>
          <table:table-cell office:value-type="percentage" office:value="0.534257" calcext:value-type="percentage">
            <text:p>53.43%</text:p>
          </table:table-cell>
          <table:table-cell office:value-type="float" office:value="70000" calcext:value-type="float">
            <text:p>70000</text:p>
          </table:table-cell>
          <table:table-cell office:value-type="float" office:value="16110" calcext:value-type="float">
            <text:p>16110</text:p>
          </table:table-cell>
        </table:table-row>
        <table:table-row table:style-name="ro1">
          <table:table-cell table:number-columns-repeated="14"/>
          <table:table-cell office:value-type="float" office:value="6830975748" calcext:value-type="float">
            <text:p>6830975748</text:p>
          </table:table-cell>
          <table:table-cell office:value-type="percentage" office:value="0.158247" calcext:value-type="percentage">
            <text:p>15.82%</text:p>
          </table:table-cell>
          <table:table-cell office:value-type="float" office:value="80000" calcext:value-type="float">
            <text:p>80000</text:p>
          </table:table-cell>
          <table:table-cell office:value-type="float" office:value="22705" calcext:value-type="float">
            <text:p>22705</text:p>
          </table:table-cell>
          <table:table-cell/>
          <table:table-cell office:value-type="float" office:value="5732204219" calcext:value-type="float">
            <text:p>5732204219</text:p>
          </table:table-cell>
          <table:table-cell office:value-type="percentage" office:value="0.549297" calcext:value-type="percentage">
            <text:p>54.93%</text:p>
          </table:table-cell>
          <table:table-cell office:value-type="float" office:value="80000" calcext:value-type="float">
            <text:p>80000</text:p>
          </table:table-cell>
          <table:table-cell office:value-type="float" office:value="15315" calcext:value-type="float">
            <text:p>15315</text:p>
          </table:table-cell>
        </table:table-row>
        <table:table-row table:style-name="ro1">
          <table:table-cell table:number-columns-repeated="14"/>
          <table:table-cell office:value-type="float" office:value="7042199608" calcext:value-type="float">
            <text:p>7042199608</text:p>
          </table:table-cell>
          <table:table-cell office:value-type="percentage" office:value="0.163141" calcext:value-type="percentage">
            <text:p>16.31%</text:p>
          </table:table-cell>
          <table:table-cell office:value-type="float" office:value="90000" calcext:value-type="float">
            <text:p>90000</text:p>
          </table:table-cell>
          <table:table-cell office:value-type="float" office:value="19772" calcext:value-type="float">
            <text:p>19772</text:p>
          </table:table-cell>
          <table:table-cell/>
          <table:table-cell office:value-type="float" office:value="5881500887" calcext:value-type="float">
            <text:p>5881500887</text:p>
          </table:table-cell>
          <table:table-cell office:value-type="percentage" office:value="0.563604" calcext:value-type="percentage">
            <text:p>56.36%</text:p>
          </table:table-cell>
          <table:table-cell office:value-type="float" office:value="90000" calcext:value-type="float">
            <text:p>90000</text:p>
          </table:table-cell>
          <table:table-cell office:value-type="float" office:value="14528" calcext:value-type="float">
            <text:p>14528</text:p>
          </table:table-cell>
        </table:table-row>
        <table:table-row table:style-name="ro1">
          <table:table-cell table:number-columns-repeated="14"/>
          <table:table-cell office:value-type="float" office:value="7230509192" calcext:value-type="float">
            <text:p>7230509192</text:p>
          </table:table-cell>
          <table:table-cell office:value-type="percentage" office:value="0.167503" calcext:value-type="percentage">
            <text:p>16.75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078" calcext:value-type="float">
            <text:p>18078</text:p>
          </table:table-cell>
          <table:table-cell/>
          <table:table-cell office:value-type="float" office:value="6021752920" calcext:value-type="float">
            <text:p>6021752920</text:p>
          </table:table-cell>
          <table:table-cell office:value-type="percentage" office:value="0.577044" calcext:value-type="percentage">
            <text:p>57.7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458" calcext:value-type="float">
            <text:p>13458</text:p>
          </table:table-cell>
        </table:table-row>
        <table:table-row table:style-name="ro1">
          <table:table-cell table:number-columns-repeated="14"/>
          <table:table-cell office:value-type="float" office:value="8798905220" calcext:value-type="float">
            <text:p>8798905220</text:p>
          </table:table-cell>
          <table:table-cell office:value-type="percentage" office:value="0.203837" calcext:value-type="percentage">
            <text:p>20.38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020" calcext:value-type="float">
            <text:p>14020</text:p>
          </table:table-cell>
          <table:table-cell/>
          <table:table-cell office:value-type="float" office:value="6833976325" calcext:value-type="float">
            <text:p>6833976325</text:p>
          </table:table-cell>
          <table:table-cell office:value-type="percentage" office:value="0.654876" calcext:value-type="percentage">
            <text:p>65.49%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table:number-columns-repeated="14"/>
          <table:table-cell office:value-type="float" office:value="9900153441" calcext:value-type="float">
            <text:p>9900153441</text:p>
          </table:table-cell>
          <table:table-cell office:value-type="percentage" office:value="0.229348" calcext:value-type="percentage">
            <text:p>22.93%</text:p>
          </table:table-cell>
          <table:table-cell office:value-type="float" office:value="300000" calcext:value-type="float">
            <text:p>300000</text:p>
          </table:table-cell>
          <table:table-cell office:value-type="float" office:value="8077" calcext:value-type="float">
            <text:p>8077</text:p>
          </table:table-cell>
          <table:table-cell/>
          <table:table-cell office:value-type="float" office:value="7222582767" calcext:value-type="float">
            <text:p>7222582767</text:p>
          </table:table-cell>
          <table:table-cell office:value-type="percentage" office:value="0.692115" calcext:value-type="percentage">
            <text:p>69.21%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table:number-columns-repeated="14"/>
          <table:table-cell office:value-type="float" office:value="10556529050" calcext:value-type="float">
            <text:p>10556529050</text:p>
          </table:table-cell>
          <table:table-cell office:value-type="percentage" office:value="0.244554" calcext:value-type="percentage">
            <text:p>24.46%</text:p>
          </table:table-cell>
          <table:table-cell office:value-type="float" office:value="400000" calcext:value-type="float">
            <text:p>400000</text:p>
          </table:table-cell>
          <table:table-cell office:value-type="float" office:value="5430" calcext:value-type="float">
            <text:p>5430</text:p>
          </table:table-cell>
          <table:table-cell/>
          <table:table-cell office:value-type="float" office:value="7488793170" calcext:value-type="float">
            <text:p>7488793170</text:p>
          </table:table-cell>
          <table:table-cell office:value-type="percentage" office:value="0.717625" calcext:value-type="percentage">
            <text:p>71.76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table:number-columns-repeated="14"/>
          <table:table-cell office:value-type="float" office:value="11029487487" calcext:value-type="float">
            <text:p>11029487487</text:p>
          </table:table-cell>
          <table:table-cell office:value-type="percentage" office:value="0.255511" calcext:value-type="percentage">
            <text:p>25.55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187" calcext:value-type="float">
            <text:p>4187</text:p>
          </table:table-cell>
          <table:table-cell/>
          <table:table-cell office:value-type="float" office:value="7689802506" calcext:value-type="float">
            <text:p>7689802506</text:p>
          </table:table-cell>
          <table:table-cell office:value-type="percentage" office:value="0.736887" calcext:value-type="percentage">
            <text:p>73.69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table:number-columns-repeated="14"/>
          <table:table-cell office:value-type="float" office:value="11411452225" calcext:value-type="float">
            <text:p>11411452225</text:p>
          </table:table-cell>
          <table:table-cell office:value-type="percentage" office:value="0.264359" calcext:value-type="percentage">
            <text:p>26.4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511" calcext:value-type="float">
            <text:p>3511</text:p>
          </table:table-cell>
          <table:table-cell/>
          <table:table-cell office:value-type="float" office:value="7842882041" calcext:value-type="float">
            <text:p>7842882041</text:p>
          </table:table-cell>
          <table:table-cell office:value-type="percentage" office:value="0.751556" calcext:value-type="percentage">
            <text:p>75.1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table:number-columns-repeated="14"/>
          <table:table-cell office:value-type="float" office:value="11739278955" calcext:value-type="float">
            <text:p>11739278955</text:p>
          </table:table-cell>
          <table:table-cell office:value-type="percentage" office:value="0.271954" calcext:value-type="percentage">
            <text:p>27.2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7962897381" calcext:value-type="float">
            <text:p>7962897381</text:p>
          </table:table-cell>
          <table:table-cell office:value-type="percentage" office:value="0.763057" calcext:value-type="percentage">
            <text:p>76.31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14"/>
          <table:table-cell office:value-type="float" office:value="12030274347" calcext:value-type="float">
            <text:p>12030274347</text:p>
          </table:table-cell>
          <table:table-cell office:value-type="percentage" office:value="0.278695" calcext:value-type="percentage">
            <text:p>27.8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float" office:value="8060400968" calcext:value-type="float">
            <text:p>8060400968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14"/>
          <table:table-cell office:value-type="float" office:value="12294768848" calcext:value-type="float">
            <text:p>12294768848</text:p>
          </table:table-cell>
          <table:table-cell office:value-type="percentage" office:value="0.284823" calcext:value-type="percentage">
            <text:p>28.48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8142064034" calcext:value-type="float">
            <text:p>8142064034</text:p>
          </table:table-cell>
          <table:table-cell office:value-type="percentage" office:value="0.780226" calcext:value-type="percentage">
            <text:p>78.0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14"/>
          <table:table-cell office:value-type="float" office:value="12537330917" calcext:value-type="float">
            <text:p>12537330917</text:p>
          </table:table-cell>
          <table:table-cell office:value-type="percentage" office:value="0.290442" calcext:value-type="percentage">
            <text:p>29.04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24" calcext:value-type="float">
            <text:p>2324</text:p>
          </table:table-cell>
          <table:table-cell/>
          <table:table-cell office:value-type="float" office:value="8212078313" calcext:value-type="float">
            <text:p>8212078313</text:p>
          </table:table-cell>
          <table:table-cell office:value-type="percentage" office:value="0.786935" calcext:value-type="percentage">
            <text:p>78.69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number-columns-repeated="14"/>
          <table:table-cell office:value-type="float" office:value="14122281880" calcext:value-type="float">
            <text:p>14122281880</text:p>
          </table:table-cell>
          <table:table-cell office:value-type="percentage" office:value="0.327159" calcext:value-type="percentage">
            <text:p>32.7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float" office:value="8612596791" calcext:value-type="float">
            <text:p>8612596791</text:p>
          </table:table-cell>
          <table:table-cell office:value-type="percentage" office:value="0.825315" calcext:value-type="percentage">
            <text:p>82.53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14"/>
          <table:table-cell office:value-type="float" office:value="14971103730" calcext:value-type="float">
            <text:p>14971103730</text:p>
          </table:table-cell>
          <table:table-cell office:value-type="percentage" office:value="0.346823" calcext:value-type="percentage">
            <text:p>34.6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811318004" calcext:value-type="float">
            <text:p>8811318004</text:p>
          </table:table-cell>
          <table:table-cell office:value-type="percentage" office:value="0.844358" calcext:value-type="percentage">
            <text:p>84.44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14"/>
          <table:table-cell office:value-type="float" office:value="15561077536" calcext:value-type="float">
            <text:p>15561077536</text:p>
          </table:table-cell>
          <table:table-cell office:value-type="percentage" office:value="0.36049" calcext:value-type="percentage">
            <text:p>36.05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8943248630" calcext:value-type="float">
            <text:p>8943248630</text:p>
          </table:table-cell>
          <table:table-cell office:value-type="percentage" office:value="0.857001" calcext:value-type="percentage">
            <text:p>85.70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14"/>
          <table:table-cell office:value-type="float" office:value="16019155845" calcext:value-type="float">
            <text:p>16019155845</text:p>
          </table:table-cell>
          <table:table-cell office:value-type="percentage" office:value="0.371102" calcext:value-type="percentage">
            <text:p>37.11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9042696446" calcext:value-type="float">
            <text:p>9042696446</text:p>
          </table:table-cell>
          <table:table-cell office:value-type="percentage" office:value="0.86653" calcext:value-type="percentage">
            <text:p>86.6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14"/>
          <table:table-cell office:value-type="float" office:value="16396614240" calcext:value-type="float">
            <text:p>16396614240</text:p>
          </table:table-cell>
          <table:table-cell office:value-type="percentage" office:value="0.379847" calcext:value-type="percentage">
            <text:p>37.9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9124476889" calcext:value-type="float">
            <text:p>9124476889</text:p>
          </table:table-cell>
          <table:table-cell office:value-type="percentage" office:value="0.874367" calcext:value-type="percentage">
            <text:p>87.4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4"/>
          <table:table-cell office:value-type="float" office:value="16719816065" calcext:value-type="float">
            <text:p>16719816065</text:p>
          </table:table-cell>
          <table:table-cell office:value-type="percentage" office:value="0.387334" calcext:value-type="percentage">
            <text:p>38.73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9194588874" calcext:value-type="float">
            <text:p>9194588874</text:p>
          </table:table-cell>
          <table:table-cell office:value-type="percentage" office:value="0.881086" calcext:value-type="percentage">
            <text:p>88.11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4"/>
          <table:table-cell office:value-type="float" office:value="17003957939" calcext:value-type="float">
            <text:p>17003957939</text:p>
          </table:table-cell>
          <table:table-cell office:value-type="percentage" office:value="0.393916" calcext:value-type="percentage">
            <text:p>39.39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9254979478" calcext:value-type="float">
            <text:p>9254979478</text:p>
          </table:table-cell>
          <table:table-cell office:value-type="percentage" office:value="0.886873" calcext:value-type="percentage">
            <text:p>88.69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4"/>
          <table:table-cell office:value-type="float" office:value="17258663476" calcext:value-type="float">
            <text:p>17258663476</text:p>
          </table:table-cell>
          <table:table-cell office:value-type="percentage" office:value="0.399817" calcext:value-type="percentage">
            <text:p>39.98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9309348169" calcext:value-type="float">
            <text:p>9309348169</text:p>
          </table:table-cell>
          <table:table-cell office:value-type="percentage" office:value="0.892083" calcext:value-type="percentage">
            <text:p>89.21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4"/>
          <table:table-cell office:value-type="float" office:value="17490354425" calcext:value-type="float">
            <text:p>17490354425</text:p>
          </table:table-cell>
          <table:table-cell office:value-type="percentage" office:value="0.405184" calcext:value-type="percentage">
            <text:p>40.5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360298894" calcext:value-type="float">
            <text:p>9360298894</text:p>
          </table:table-cell>
          <table:table-cell office:value-type="percentage" office:value="0.896965" calcext:value-type="percentage">
            <text:p>89.70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19143711947" calcext:value-type="float">
            <text:p>19143711947</text:p>
          </table:table-cell>
          <table:table-cell office:value-type="percentage" office:value="0.443486" calcext:value-type="percentage">
            <text:p>44.35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9789368659" calcext:value-type="float">
            <text:p>9789368659</text:p>
          </table:table-cell>
          <table:table-cell office:value-type="percentage" office:value="0.938081" calcext:value-type="percentage">
            <text:p>93.81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20260410053" calcext:value-type="float">
            <text:p>20260410053</text:p>
          </table:table-cell>
          <table:table-cell office:value-type="percentage" office:value="0.469356" calcext:value-type="percentage">
            <text:p>46.94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133483380" calcext:value-type="float">
            <text:p>10133483380</text:p>
          </table:table-cell>
          <table:table-cell office:value-type="percentage" office:value="0.971057" calcext:value-type="percentage">
            <text:p>97.11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float" office:value="21149148792" calcext:value-type="float">
            <text:p>21149148792</text:p>
          </table:table-cell>
          <table:table-cell office:value-type="percentage" office:value="0.489944" calcext:value-type="percentage">
            <text:p>48.9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390417528" calcext:value-type="float">
            <text:p>10390417528</text:p>
          </table:table-cell>
          <table:table-cell office:value-type="percentage" office:value="0.995678" calcext:value-type="percentage">
            <text:p>99.57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office:value-type="float" office:value="21917631028" calcext:value-type="float">
            <text:p>21917631028</text:p>
          </table:table-cell>
          <table:table-cell office:value-type="percentage" office:value="0.507747" calcext:value-type="percentage">
            <text:p>50.77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423724833" calcext:value-type="float">
            <text:p>10423724833</text:p>
          </table:table-cell>
          <table:table-cell office:value-type="percentage" office:value="0.99887" calcext:value-type="percentage">
            <text:p>99.8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2594232367" calcext:value-type="float">
            <text:p>22594232367</text:p>
          </table:table-cell>
          <table:table-cell office:value-type="percentage" office:value="0.523421" calcext:value-type="percentage">
            <text:p>52.3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433724833" calcext:value-type="float">
            <text:p>10433724833</text:p>
          </table:table-cell>
          <table:table-cell office:value-type="percentage" office:value="0.999828" calcext:value-type="percentage">
            <text:p>99.9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3197065198" calcext:value-type="float">
            <text:p>23197065198</text:p>
          </table:table-cell>
          <table:table-cell office:value-type="percentage" office:value="0.537387" calcext:value-type="percentage">
            <text:p>53.74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753874717" calcext:value-type="float">
            <text:p>23753874717</text:p>
          </table:table-cell>
          <table:table-cell office:value-type="percentage" office:value="0.550286" calcext:value-type="percentage">
            <text:p>55.03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4282793975" calcext:value-type="float">
            <text:p>24282793975</text:p>
          </table:table-cell>
          <table:table-cell office:value-type="percentage" office:value="0.562539" calcext:value-type="percentage">
            <text:p>56.25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4791721420" calcext:value-type="float">
            <text:p>24791721420</text:p>
          </table:table-cell>
          <table:table-cell office:value-type="percentage" office:value="0.574329" calcext:value-type="percentage">
            <text:p>57.43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9303128582" calcext:value-type="float">
            <text:p>29303128582</text:p>
          </table:table-cell>
          <table:table-cell office:value-type="percentage" office:value="0.678841" calcext:value-type="percentage">
            <text:p>67.8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3192552058" calcext:value-type="float">
            <text:p>33192552058</text:p>
          </table:table-cell>
          <table:table-cell office:value-type="percentage" office:value="0.768944" calcext:value-type="percentage">
            <text:p>76.89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6624524537" calcext:value-type="float">
            <text:p>36624524537</text:p>
          </table:table-cell>
          <table:table-cell office:value-type="percentage" office:value="0.848449" calcext:value-type="percentage">
            <text:p>84.84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9609847814" calcext:value-type="float">
            <text:p>39609847814</text:p>
          </table:table-cell>
          <table:table-cell office:value-type="percentage" office:value="0.917608" calcext:value-type="percentage">
            <text:p>91.76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1984877767" calcext:value-type="float">
            <text:p>41984877767</text:p>
          </table:table-cell>
          <table:table-cell office:value-type="percentage" office:value="0.972628" calcext:value-type="percentage">
            <text:p>97.26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615123791" calcext:value-type="float">
            <text:p>42615123791</text:p>
          </table:table-cell>
          <table:table-cell office:value-type="percentage" office:value="0.987229" calcext:value-type="percentage">
            <text:p>98.72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715123791" calcext:value-type="float">
            <text:p>42715123791</text:p>
          </table:table-cell>
          <table:table-cell office:value-type="percentage" office:value="0.989545" calcext:value-type="percentage">
            <text:p>98.95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815123791" calcext:value-type="float">
            <text:p>42815123791</text:p>
          </table:table-cell>
          <table:table-cell office:value-type="percentage" office:value="0.991862" calcext:value-type="percentage">
            <text:p>99.19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915123791" calcext:value-type="float">
            <text:p>42915123791</text:p>
          </table:table-cell>
          <table:table-cell office:value-type="percentage" office:value="0.994178" calcext:value-type="percentage">
            <text:p>99.42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en-3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-3-Q10-K</text:p>
          </table:table-cell>
          <table:table-cell table:number-columns-repeated="4"/>
          <table:table-cell office:value-type="string" calcext:value-type="string">
            <text:p>Pen-3-Q10-S</text:p>
          </table:table-cell>
          <table:table-cell table:number-columns-repeated="8"/>
          <table:table-cell office:value-type="string" calcext:value-type="string">
            <text:p>Pen-3-Q10-K</text:p>
          </table:table-cell>
          <table:table-cell table:style-name="Default"/>
          <table:table-cell table:number-columns-repeated="3"/>
          <table:table-cell office:value-type="string" calcext:value-type="string">
            <text:p>Pen-3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157406" calcext:value-type="float">
            <text:p>978157406</text:p>
          </table:table-cell>
          <table:table-cell table:style-name="ce1" office:value-type="percentage" office:value="0.565568" calcext:value-type="percentage">
            <text:p>56.56%</text:p>
          </table:table-cell>
          <table:table-cell office:value-type="float" office:value="978157406" calcext:value-type="float">
            <text:p>978157406</text:p>
          </table:table-cell>
          <table:table-cell table:style-name="ce1" office:value-type="percentage" office:value="0.018897" calcext:value-type="percentage">
            <text:p>1.89%</text:p>
          </table:table-cell>
          <table:table-cell/>
          <table:table-cell office:value-type="float" office:value="35833999" calcext:value-type="float">
            <text:p>35833999</text:p>
          </table:table-cell>
          <table:table-cell table:style-name="ce1" office:value-type="percentage" office:value="0.450579" calcext:value-type="percentage">
            <text:p>45.06%</text:p>
          </table:table-cell>
          <table:table-cell office:value-type="float" office:value="35833999" calcext:value-type="float">
            <text:p>35833999</text:p>
          </table:table-cell>
          <table:table-cell table:style-name="ce1" office:value-type="percentage" office:value="0.004163" calcext:value-type="percentage">
            <text:p>0.42%</text:p>
          </table:table-cell>
          <table:table-cell/>
          <table:table-cell table:formula="of:=[.G2]/[.B2]" office:value-type="float" office:value="0.036634184621202" calcext:value-type="float">
            <text:p>0.0366341846</text:p>
          </table:table-cell>
          <table:table-cell table:formula="of:=[.I2]/[.D2]" office:value-type="float" office:value="0.036634184621202" calcext:value-type="float">
            <text:p>0.0366341846</text:p>
          </table:table-cell>
          <table:table-cell/>
          <table:table-cell office:value-type="float" office:value="51773241" calcext:value-type="float">
            <text:p>51773241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0" calcext:value-type="float">
            <text:p>10</text:p>
          </table:table-cell>
          <table:table-cell office:value-type="float" office:value="4887255" calcext:value-type="float">
            <text:p>4887255</text:p>
          </table:table-cell>
          <table:table-cell/>
          <table:table-cell office:value-type="float" office:value="51773241" calcext:value-type="float">
            <text:p>51773241</text:p>
          </table:table-cell>
          <table:table-cell office:value-type="percentage" office:value="0.006015" calcext:value-type="percentage">
            <text:p>0.60%</text:p>
          </table:table-cell>
          <table:table-cell office:value-type="float" office:value="10" calcext:value-type="float">
            <text:p>10</text:p>
          </table:table-cell>
          <table:table-cell office:value-type="float" office:value="4887255" calcext:value-type="float">
            <text:p>4887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707041" calcext:value-type="float">
            <text:p>77707041</text:p>
          </table:table-cell>
          <table:table-cell table:style-name="ce1" office:value-type="percentage" office:value="0.04493" calcext:value-type="percentage">
            <text:p>4.49%</text:p>
          </table:table-cell>
          <table:table-cell office:value-type="float" office:value="155414082" calcext:value-type="float">
            <text:p>155414082</text:p>
          </table:table-cell>
          <table:table-cell table:style-name="ce1" office:value-type="percentage" office:value="0.003002" calcext:value-type="percentage">
            <text:p>0.30%</text:p>
          </table:table-cell>
          <table:table-cell/>
          <table:table-cell office:value-type="float" office:value="3292750" calcext:value-type="float">
            <text:p>3292750</text:p>
          </table:table-cell>
          <table:table-cell table:style-name="ce1" office:value-type="percentage" office:value="0.041403" calcext:value-type="percentage">
            <text:p>4.14%</text:p>
          </table:table-cell>
          <table:table-cell office:value-type="float" office:value="6585500" calcext:value-type="float">
            <text:p>6585500</text:p>
          </table:table-cell>
          <table:table-cell table:style-name="ce1" office:value-type="percentage" office:value="0.000765" calcext:value-type="percentage">
            <text:p>0.08%</text:p>
          </table:table-cell>
          <table:table-cell/>
          <table:table-cell table:formula="of:=[.G3]/[.B3]" office:value-type="float" office:value="0.0423738950502568" calcext:value-type="float">
            <text:p>0.0423738951</text:p>
          </table:table-cell>
          <table:table-cell table:formula="of:=[.I3]/[.D3]" office:value-type="float" office:value="0.0423738950502568" calcext:value-type="float">
            <text:p>0.0423738951</text:p>
          </table:table-cell>
          <table:table-cell/>
          <table:table-cell office:value-type="float" office:value="99670638" calcext:value-type="float">
            <text:p>99670638</text:p>
          </table:table-cell>
          <table:table-cell office:value-type="percentage" office:value="0.001926" calcext:value-type="percentage">
            <text:p>0.19%</text:p>
          </table:table-cell>
          <table:table-cell office:value-type="float" office:value="20" calcext:value-type="float">
            <text:p>20</text:p>
          </table:table-cell>
          <table:table-cell office:value-type="float" office:value="4664319" calcext:value-type="float">
            <text:p>4664319</text:p>
          </table:table-cell>
          <table:table-cell/>
          <table:table-cell office:value-type="float" office:value="99429166" calcext:value-type="float">
            <text:p>99429166</text:p>
          </table:table-cell>
          <table:table-cell office:value-type="percentage" office:value="0.011552" calcext:value-type="percentage">
            <text:p>1.16%</text:p>
          </table:table-cell>
          <table:table-cell office:value-type="float" office:value="20" calcext:value-type="float">
            <text:p>20</text:p>
          </table:table-cell>
          <table:table-cell office:value-type="float" office:value="4644426" calcext:value-type="float">
            <text:p>4644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64796" calcext:value-type="float">
            <text:p>25064796</text:p>
          </table:table-cell>
          <table:table-cell table:style-name="ce1" office:value-type="percentage" office:value="0.014492" calcext:value-type="percentage">
            <text:p>1.45%</text:p>
          </table:table-cell>
          <table:table-cell office:value-type="float" office:value="82823531" calcext:value-type="float">
            <text:p>82823531</text:p>
          </table:table-cell>
          <table:table-cell table:style-name="ce1" office:value-type="percentage" office:value="0.0016" calcext:value-type="percentage">
            <text:p>0.16%</text:p>
          </table:table-cell>
          <table:table-cell/>
          <table:table-cell office:value-type="float" office:value="1264905" calcext:value-type="float">
            <text:p>1264905</text:p>
          </table:table-cell>
          <table:table-cell table:style-name="ce1" office:value-type="percentage" office:value="0.015905" calcext:value-type="percentage">
            <text:p>1.59%</text:p>
          </table:table-cell>
          <table:table-cell office:value-type="float" office:value="4212262" calcext:value-type="float">
            <text:p>4212262</text:p>
          </table:table-cell>
          <table:table-cell table:style-name="ce1" office:value-type="percentage" office:value="0.000489" calcext:value-type="percentage">
            <text:p>0.05%</text:p>
          </table:table-cell>
          <table:table-cell/>
          <table:table-cell table:formula="of:=[.G4]/[.B4]" office:value-type="float" office:value="0.0504654017531202" calcext:value-type="float">
            <text:p>0.0504654018</text:p>
          </table:table-cell>
          <table:table-cell table:formula="of:=[.I4]/[.D4]" office:value-type="float" office:value="0.0508582760133711" calcext:value-type="float">
            <text:p>0.050858276</text:p>
          </table:table-cell>
          <table:table-cell/>
          <table:table-cell office:value-type="float" office:value="145636145" calcext:value-type="float">
            <text:p>145636145</text:p>
          </table:table-cell>
          <table:table-cell office:value-type="percentage" office:value="0.002814" calcext:value-type="percentage">
            <text:p>0.28%</text:p>
          </table:table-cell>
          <table:table-cell office:value-type="float" office:value="30" calcext:value-type="float">
            <text:p>30</text:p>
          </table:table-cell>
          <table:table-cell office:value-type="float" office:value="4545524" calcext:value-type="float">
            <text:p>4545524</text:p>
          </table:table-cell>
          <table:table-cell/>
          <table:table-cell office:value-type="float" office:value="145101304" calcext:value-type="float">
            <text:p>145101304</text:p>
          </table:table-cell>
          <table:table-cell office:value-type="percentage" office:value="0.016858" calcext:value-type="percentage">
            <text:p>1.69%</text:p>
          </table:table-cell>
          <table:table-cell office:value-type="float" office:value="30" calcext:value-type="float">
            <text:p>30</text:p>
          </table:table-cell>
          <table:table-cell office:value-type="float" office:value="4470769" calcext:value-type="float">
            <text:p>44707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86725" calcext:value-type="float">
            <text:p>10986725</text:p>
          </table:table-cell>
          <table:table-cell table:style-name="ce1" office:value-type="percentage" office:value="0.006352" calcext:value-type="percentage">
            <text:p>0.64%</text:p>
          </table:table-cell>
          <table:table-cell office:value-type="float" office:value="67384916" calcext:value-type="float">
            <text:p>67384916</text:p>
          </table:table-cell>
          <table:table-cell table:style-name="ce1" office:value-type="percentage" office:value="0.001302" calcext:value-type="percentage">
            <text:p>0.13%</text:p>
          </table:table-cell>
          <table:table-cell/>
          <table:table-cell office:value-type="float" office:value="699690" calcext:value-type="float">
            <text:p>699690</text:p>
          </table:table-cell>
          <table:table-cell table:style-name="ce1" office:value-type="percentage" office:value="0.008798" calcext:value-type="percentage">
            <text:p>0.88%</text:p>
          </table:table-cell>
          <table:table-cell office:value-type="float" office:value="4327282" calcext:value-type="float">
            <text:p>4327282</text:p>
          </table:table-cell>
          <table:table-cell table:style-name="ce1" office:value-type="percentage" office:value="0.000503" calcext:value-type="percentage">
            <text:p>0.05%</text:p>
          </table:table-cell>
          <table:table-cell/>
          <table:table-cell table:formula="of:=[.G5]/[.B5]" office:value-type="float" office:value="0.0636850380800466" calcext:value-type="float">
            <text:p>0.0636850381</text:p>
          </table:table-cell>
          <table:table-cell table:formula="of:=[.I5]/[.D5]" office:value-type="float" office:value="0.0642173687654371" calcext:value-type="float">
            <text:p>0.0642173688</text:p>
          </table:table-cell>
          <table:table-cell/>
          <table:table-cell office:value-type="float" office:value="190347021" calcext:value-type="float">
            <text:p>190347021</text:p>
          </table:table-cell>
          <table:table-cell office:value-type="percentage" office:value="0.003677" calcext:value-type="percentage">
            <text:p>0.37%</text:p>
          </table:table-cell>
          <table:table-cell office:value-type="float" office:value="40" calcext:value-type="float">
            <text:p>40</text:p>
          </table:table-cell>
          <table:table-cell office:value-type="float" office:value="4434963" calcext:value-type="float">
            <text:p>4434963</text:p>
          </table:table-cell>
          <table:table-cell/>
          <table:table-cell office:value-type="float" office:value="189389661" calcext:value-type="float">
            <text:p>189389661</text:p>
          </table:table-cell>
          <table:table-cell office:value-type="percentage" office:value="0.022004" calcext:value-type="percentage">
            <text:p>2.20%</text:p>
          </table:table-cell>
          <table:table-cell office:value-type="float" office:value="40" calcext:value-type="float">
            <text:p>40</text:p>
          </table:table-cell>
          <table:table-cell office:value-type="float" office:value="4389716" calcext:value-type="float">
            <text:p>4389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5922" calcext:value-type="float">
            <text:p>12005922</text:p>
          </table:table-cell>
          <table:table-cell table:style-name="ce1" office:value-type="percentage" office:value="0.006942" calcext:value-type="percentage">
            <text:p>0.69%</text:p>
          </table:table-cell>
          <table:table-cell office:value-type="float" office:value="151662022" calcext:value-type="float">
            <text:p>151662022</text:p>
          </table:table-cell>
          <table:table-cell table:style-name="ce1" office:value-type="percentage" office:value="0.00293" calcext:value-type="percentage">
            <text:p>0.29%</text:p>
          </table:table-cell>
          <table:table-cell/>
          <table:table-cell office:value-type="float" office:value="760688" calcext:value-type="float">
            <text:p>760688</text:p>
          </table:table-cell>
          <table:table-cell table:style-name="ce1" office:value-type="percentage" office:value="0.009565" calcext:value-type="percentage">
            <text:p>0.96%</text:p>
          </table:table-cell>
          <table:table-cell office:value-type="float" office:value="9506630" calcext:value-type="float">
            <text:p>9506630</text:p>
          </table:table-cell>
          <table:table-cell table:style-name="ce1" office:value-type="percentage" office:value="0.001104" calcext:value-type="percentage">
            <text:p>0.11%</text:p>
          </table:table-cell>
          <table:table-cell/>
          <table:table-cell table:formula="of:=[.G6]/[.B6]" office:value-type="float" office:value="0.0633593988033572" calcext:value-type="float">
            <text:p>0.0633593988</text:p>
          </table:table-cell>
          <table:table-cell table:formula="of:=[.I6]/[.D6]" office:value-type="float" office:value="0.0626829965381841" calcext:value-type="float">
            <text:p>0.0626829965</text:p>
          </table:table-cell>
          <table:table-cell/>
          <table:table-cell office:value-type="float" office:value="234313602" calcext:value-type="float">
            <text:p>234313602</text:p>
          </table:table-cell>
          <table:table-cell office:value-type="percentage" office:value="0.004527" calcext:value-type="percentage">
            <text:p>0.45%</text:p>
          </table:table-cell>
          <table:table-cell office:value-type="float" office:value="50" calcext:value-type="float">
            <text:p>50</text:p>
          </table:table-cell>
          <table:table-cell office:value-type="float" office:value="4368159" calcext:value-type="float">
            <text:p>4368159</text:p>
          </table:table-cell>
          <table:table-cell/>
          <table:table-cell office:value-type="float" office:value="233074626" calcext:value-type="float">
            <text:p>233074626</text:p>
          </table:table-cell>
          <table:table-cell office:value-type="percentage" office:value="0.027079" calcext:value-type="percentage">
            <text:p>2.71%</text:p>
          </table:table-cell>
          <table:table-cell office:value-type="float" office:value="50" calcext:value-type="float">
            <text:p>50</text:p>
          </table:table-cell>
          <table:table-cell office:value-type="float" office:value="4336755" calcext:value-type="float">
            <text:p>43367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267255" calcext:value-type="float">
            <text:p>66267255</text:p>
          </table:table-cell>
          <table:table-cell table:style-name="ce1" office:value-type="percentage" office:value="0.038316" calcext:value-type="percentage">
            <text:p>3.83%</text:p>
          </table:table-cell>
          <table:table-cell office:value-type="float" office:value="1750599715" calcext:value-type="float">
            <text:p>1750599715</text:p>
          </table:table-cell>
          <table:table-cell table:style-name="ce1" office:value-type="percentage" office:value="0.03382" calcext:value-type="percentage">
            <text:p>3.38%</text:p>
          </table:table-cell>
          <table:table-cell/>
          <table:table-cell office:value-type="float" office:value="3603130" calcext:value-type="float">
            <text:p>3603130</text:p>
          </table:table-cell>
          <table:table-cell table:style-name="ce1" office:value-type="percentage" office:value="0.045306" calcext:value-type="percentage">
            <text:p>4.53%</text:p>
          </table:table-cell>
          <table:table-cell office:value-type="float" office:value="94956402" calcext:value-type="float">
            <text:p>94956402</text:p>
          </table:table-cell>
          <table:table-cell table:style-name="ce1" office:value-type="percentage" office:value="0.011032" calcext:value-type="percentage">
            <text:p>1.10%</text:p>
          </table:table-cell>
          <table:table-cell/>
          <table:table-cell table:formula="of:=[.G7]/[.B7]" office:value-type="float" office:value="0.0543727063992616" calcext:value-type="float">
            <text:p>0.0543727064</text:p>
          </table:table-cell>
          <table:table-cell table:formula="of:=[.I7]/[.D7]" office:value-type="float" office:value="0.0542422126465387" calcext:value-type="float">
            <text:p>0.0542422126</text:p>
          </table:table-cell>
          <table:table-cell/>
          <table:table-cell office:value-type="float" office:value="277557427" calcext:value-type="float">
            <text:p>277557427</text:p>
          </table:table-cell>
          <table:table-cell office:value-type="percentage" office:value="0.005362" calcext:value-type="percentage">
            <text:p>0.54%</text:p>
          </table:table-cell>
          <table:table-cell office:value-type="float" office:value="60" calcext:value-type="float">
            <text:p>60</text:p>
          </table:table-cell>
          <table:table-cell office:value-type="float" office:value="4238813" calcext:value-type="float">
            <text:p>4238813</text:p>
          </table:table-cell>
          <table:table-cell/>
          <table:table-cell office:value-type="float" office:value="274593508" calcext:value-type="float">
            <text:p>274593508</text:p>
          </table:table-cell>
          <table:table-cell office:value-type="percentage" office:value="0.031903" calcext:value-type="percentage">
            <text:p>3.19%</text:p>
          </table:table-cell>
          <table:table-cell office:value-type="float" office:value="60" calcext:value-type="float">
            <text:p>60</text:p>
          </table:table-cell>
          <table:table-cell office:value-type="float" office:value="4024697" calcext:value-type="float">
            <text:p>40246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6324135" calcext:value-type="float">
            <text:p>436324135</text:p>
          </table:table-cell>
          <table:table-cell table:style-name="ce1" office:value-type="percentage" office:value="0.252281" calcext:value-type="percentage">
            <text:p>25.23%</text:p>
          </table:table-cell>
          <table:table-cell office:value-type="float" office:value="21118334551" calcext:value-type="float">
            <text:p>21118334551</text:p>
          </table:table-cell>
          <table:table-cell table:style-name="ce1" office:value-type="percentage" office:value="0.407992" calcext:value-type="percentage">
            <text:p>40.80%</text:p>
          </table:table-cell>
          <table:table-cell/>
          <table:table-cell office:value-type="float" office:value="23712031" calcext:value-type="float">
            <text:p>23712031</text:p>
          </table:table-cell>
          <table:table-cell table:style-name="ce1" office:value-type="percentage" office:value="0.298157" calcext:value-type="percentage">
            <text:p>29.82%</text:p>
          </table:table-cell>
          <table:table-cell office:value-type="float" office:value="1149753007" calcext:value-type="float">
            <text:p>1149753007</text:p>
          </table:table-cell>
          <table:table-cell table:style-name="ce1" office:value-type="percentage" office:value="0.13358" calcext:value-type="percentage">
            <text:p>13.36%</text:p>
          </table:table-cell>
          <table:table-cell/>
          <table:table-cell table:formula="of:=[.G8]/[.B8]" office:value-type="float" office:value="0.0543449905653282" calcext:value-type="float">
            <text:p>0.0543449906</text:p>
          </table:table-cell>
          <table:table-cell table:formula="of:=[.I8]/[.D8]" office:value-type="float" office:value="0.0544433560432234" calcext:value-type="float">
            <text:p>0.054443356</text:p>
          </table:table-cell>
          <table:table-cell/>
          <table:table-cell office:value-type="float" office:value="317667170" calcext:value-type="float">
            <text:p>317667170</text:p>
          </table:table-cell>
          <table:table-cell office:value-type="percentage" office:value="0.006137" calcext:value-type="percentage">
            <text:p>0.61%</text:p>
          </table:table-cell>
          <table:table-cell office:value-type="float" office:value="70" calcext:value-type="float">
            <text:p>70</text:p>
          </table:table-cell>
          <table:table-cell office:value-type="float" office:value="3863931" calcext:value-type="float">
            <text:p>3863931</text:p>
          </table:table-cell>
          <table:table-cell/>
          <table:table-cell office:value-type="float" office:value="312788795" calcext:value-type="float">
            <text:p>312788795</text:p>
          </table:table-cell>
          <table:table-cell office:value-type="percentage" office:value="0.03634" calcext:value-type="percentage">
            <text:p>3.63%</text:p>
          </table:table-cell>
          <table:table-cell office:value-type="float" office:value="70" calcext:value-type="float">
            <text:p>70</text:p>
          </table:table-cell>
          <table:table-cell office:value-type="float" office:value="3763751" calcext:value-type="float">
            <text:p>37637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735626" calcext:value-type="float">
            <text:p>93735626</text:p>
          </table:table-cell>
          <table:table-cell table:style-name="ce1" office:value-type="percentage" office:value="0.054198" calcext:value-type="percentage">
            <text:p>5.42%</text:p>
          </table:table-cell>
          <table:table-cell office:value-type="float" office:value="7622737103" calcext:value-type="float">
            <text:p>7622737103</text:p>
          </table:table-cell>
          <table:table-cell table:style-name="ce1" office:value-type="percentage" office:value="0.147266" calcext:value-type="percentage">
            <text:p>14.73%</text:p>
          </table:table-cell>
          <table:table-cell/>
          <table:table-cell office:value-type="float" office:value="6161619" calcext:value-type="float">
            <text:p>6161619</text:p>
          </table:table-cell>
          <table:table-cell table:style-name="ce1" office:value-type="percentage" office:value="0.077477" calcext:value-type="percentage">
            <text:p>7.75%</text:p>
          </table:table-cell>
          <table:table-cell office:value-type="float" office:value="517733762" calcext:value-type="float">
            <text:p>517733762</text:p>
          </table:table-cell>
          <table:table-cell table:style-name="ce1" office:value-type="percentage" office:value="0.060151" calcext:value-type="percentage">
            <text:p>6.02%</text:p>
          </table:table-cell>
          <table:table-cell/>
          <table:table-cell table:formula="of:=[.G9]/[.B9]" office:value-type="float" office:value="0.065734014514396" calcext:value-type="float">
            <text:p>0.0657340145</text:p>
          </table:table-cell>
          <table:table-cell table:formula="of:=[.I9]/[.D9]" office:value-type="float" office:value="0.0679196665192928" calcext:value-type="float">
            <text:p>0.0679196665</text:p>
          </table:table-cell>
          <table:table-cell/>
          <table:table-cell office:value-type="float" office:value="355485065" calcext:value-type="float">
            <text:p>355485065</text:p>
          </table:table-cell>
          <table:table-cell office:value-type="percentage" office:value="0.006868" calcext:value-type="percentage">
            <text:p>0.69%</text:p>
          </table:table-cell>
          <table:table-cell office:value-type="float" office:value="80" calcext:value-type="float">
            <text:p>80</text:p>
          </table:table-cell>
          <table:table-cell office:value-type="float" office:value="3739378" calcext:value-type="float">
            <text:p>3739378</text:p>
          </table:table-cell>
          <table:table-cell/>
          <table:table-cell office:value-type="float" office:value="349590178" calcext:value-type="float">
            <text:p>349590178</text:p>
          </table:table-cell>
          <table:table-cell office:value-type="percentage" office:value="0.040616" calcext:value-type="percentage">
            <text:p>4.06%</text:p>
          </table:table-cell>
          <table:table-cell office:value-type="float" office:value="80" calcext:value-type="float">
            <text:p>80</text:p>
          </table:table-cell>
          <table:table-cell office:value-type="float" office:value="3615552" calcext:value-type="float">
            <text:p>36155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154886" calcext:value-type="float">
            <text:p>18154886</text:p>
          </table:table-cell>
          <table:table-cell table:style-name="ce1" office:value-type="percentage" office:value="0.010497" calcext:value-type="percentage">
            <text:p>1.05%</text:p>
          </table:table-cell>
          <table:table-cell office:value-type="float" office:value="3154874550" calcext:value-type="float">
            <text:p>3154874550</text:p>
          </table:table-cell>
          <table:table-cell table:style-name="ce1" office:value-type="percentage" office:value="0.06095" calcext:value-type="percentage">
            <text:p>6.10%</text:p>
          </table:table-cell>
          <table:table-cell/>
          <table:table-cell office:value-type="float" office:value="1952756" calcext:value-type="float">
            <text:p>1952756</text:p>
          </table:table-cell>
          <table:table-cell table:style-name="ce1" office:value-type="percentage" office:value="0.024554" calcext:value-type="percentage">
            <text:p>2.46%</text:p>
          </table:table-cell>
          <table:table-cell office:value-type="float" office:value="346995777" calcext:value-type="float">
            <text:p>346995777</text:p>
          </table:table-cell>
          <table:table-cell table:style-name="ce1" office:value-type="percentage" office:value="0.040314" calcext:value-type="percentage">
            <text:p>4.03%</text:p>
          </table:table-cell>
          <table:table-cell/>
          <table:table-cell table:formula="of:=[.G10]/[.B10]" office:value-type="float" office:value="0.107560906744333" calcext:value-type="float">
            <text:p>0.1075609067</text:p>
          </table:table-cell>
          <table:table-cell table:formula="of:=[.I10]/[.D10]" office:value-type="float" office:value="0.109987186970715" calcext:value-type="float">
            <text:p>0.109987187</text:p>
          </table:table-cell>
          <table:table-cell/>
          <table:table-cell office:value-type="float" office:value="392129031" calcext:value-type="float">
            <text:p>392129031</text:p>
          </table:table-cell>
          <table:table-cell office:value-type="percentage" office:value="0.007576" calcext:value-type="percentage">
            <text:p>0.76%</text:p>
          </table:table-cell>
          <table:table-cell office:value-type="float" office:value="90" calcext:value-type="float">
            <text:p>90</text:p>
          </table:table-cell>
          <table:table-cell office:value-type="float" office:value="3605793" calcext:value-type="float">
            <text:p>3605793</text:p>
          </table:table-cell>
          <table:table-cell/>
          <table:table-cell office:value-type="float" office:value="385329725" calcext:value-type="float">
            <text:p>385329725</text:p>
          </table:table-cell>
          <table:table-cell office:value-type="percentage" office:value="0.044768" calcext:value-type="percentage">
            <text:p>4.48%</text:p>
          </table:table-cell>
          <table:table-cell office:value-type="float" office:value="90" calcext:value-type="float">
            <text:p>90</text:p>
          </table:table-cell>
          <table:table-cell office:value-type="float" office:value="3541732" calcext:value-type="float">
            <text:p>35417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261345" calcext:value-type="float">
            <text:p>6261345</text:p>
          </table:table-cell>
          <table:table-cell table:style-name="ce1" office:value-type="percentage" office:value="0.00362" calcext:value-type="percentage">
            <text:p>0.36%</text:p>
          </table:table-cell>
          <table:table-cell office:value-type="float" office:value="2187755187" calcext:value-type="float">
            <text:p>2187755187</text:p>
          </table:table-cell>
          <table:table-cell table:style-name="ce1" office:value-type="percentage" office:value="0.042266" calcext:value-type="percentage">
            <text:p>4.23%</text:p>
          </table:table-cell>
          <table:table-cell/>
          <table:table-cell office:value-type="float" office:value="983594" calcext:value-type="float">
            <text:p>983594</text:p>
          </table:table-cell>
          <table:table-cell table:style-name="ce1" office:value-type="percentage" office:value="0.012368" calcext:value-type="percentage">
            <text:p>1.24%</text:p>
          </table:table-cell>
          <table:table-cell office:value-type="float" office:value="350600151" calcext:value-type="float">
            <text:p>350600151</text:p>
          </table:table-cell>
          <table:table-cell table:style-name="ce1" office:value-type="percentage" office:value="0.040733" calcext:value-type="percentage">
            <text:p>4.07%</text:p>
          </table:table-cell>
          <table:table-cell/>
          <table:table-cell table:formula="of:=[.G11]/[.B11]" office:value-type="float" office:value="0.15708989043089" calcext:value-type="float">
            <text:p>0.1570898904</text:p>
          </table:table-cell>
          <table:table-cell table:formula="of:=[.I11]/[.D11]" office:value-type="float" office:value="0.160255659812087" calcext:value-type="float">
            <text:p>0.1602556598</text:p>
          </table:table-cell>
          <table:table-cell/>
          <table:table-cell office:value-type="float" office:value="427862860" calcext:value-type="float">
            <text:p>427862860</text:p>
          </table:table-cell>
          <table:table-cell office:value-type="percentage" office:value="0.008266" calcext:value-type="percentage">
            <text:p>0.83%</text:p>
          </table:table-cell>
          <table:table-cell office:value-type="float" office:value="100" calcext:value-type="float">
            <text:p>100</text:p>
          </table:table-cell>
          <table:table-cell office:value-type="float" office:value="3541732" calcext:value-type="float">
            <text:p>3541732</text:p>
          </table:table-cell>
          <table:table-cell/>
          <table:table-cell office:value-type="float" office:value="420289826" calcext:value-type="float">
            <text:p>420289826</text:p>
          </table:table-cell>
          <table:table-cell office:value-type="percentage" office:value="0.04883" calcext:value-type="percentage">
            <text:p>4.88%</text:p>
          </table:table-cell>
          <table:table-cell office:value-type="float" office:value="100" calcext:value-type="float">
            <text:p>100</text:p>
          </table:table-cell>
          <table:table-cell office:value-type="float" office:value="3421048" calcext:value-type="float">
            <text:p>34210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74917" calcext:value-type="float">
            <text:p>2474917</text:p>
          </table:table-cell>
          <table:table-cell table:style-name="ce1" office:value-type="percentage" office:value="0.001431" calcext:value-type="percentage">
            <text:p>0.14%</text:p>
          </table:table-cell>
          <table:table-cell office:value-type="float" office:value="1744613348" calcext:value-type="float">
            <text:p>1744613348</text:p>
          </table:table-cell>
          <table:table-cell table:style-name="ce1" office:value-type="percentage" office:value="0.033705" calcext:value-type="percentage">
            <text:p>3.37%</text:p>
          </table:table-cell>
          <table:table-cell/>
          <table:table-cell office:value-type="float" office:value="535009" calcext:value-type="float">
            <text:p>535009</text:p>
          </table:table-cell>
          <table:table-cell table:style-name="ce1" office:value-type="percentage" office:value="0.006727" calcext:value-type="percentage">
            <text:p>0.67%</text:p>
          </table:table-cell>
          <table:table-cell office:value-type="float" office:value="382991827" calcext:value-type="float">
            <text:p>382991827</text:p>
          </table:table-cell>
          <table:table-cell table:style-name="ce1" office:value-type="percentage" office:value="0.044497" calcext:value-type="percentage">
            <text:p>4.45%</text:p>
          </table:table-cell>
          <table:table-cell/>
          <table:table-cell table:formula="of:=[.G12]/[.B12]" office:value-type="float" office:value="0.21617250194653" calcext:value-type="float">
            <text:p>0.2161725019</text:p>
          </table:table-cell>
          <table:table-cell table:formula="of:=[.I12]/[.D12]" office:value-type="float" office:value="0.219528199436887" calcext:value-type="float">
            <text:p>0.2195281994</text:p>
          </table:table-cell>
          <table:table-cell/>
          <table:table-cell office:value-type="float" office:value="730667782" calcext:value-type="float">
            <text:p>730667782</text:p>
          </table:table-cell>
          <table:table-cell office:value-type="percentage" office:value="0.014116" calcext:value-type="percentage">
            <text:p>1.41%</text:p>
          </table:table-cell>
          <table:table-cell office:value-type="float" office:value="200" calcext:value-type="float">
            <text:p>200</text:p>
          </table:table-cell>
          <table:table-cell office:value-type="float" office:value="2399526" calcext:value-type="float">
            <text:p>2399526</text:p>
          </table:table-cell>
          <table:table-cell/>
          <table:table-cell office:value-type="float" office:value="694793441" calcext:value-type="float">
            <text:p>694793441</text:p>
          </table:table-cell>
          <table:table-cell office:value-type="percentage" office:value="0.080722" calcext:value-type="percentage">
            <text:p>8.07%</text:p>
          </table:table-cell>
          <table:table-cell office:value-type="float" office:value="200" calcext:value-type="float">
            <text:p>200</text:p>
          </table:table-cell>
          <table:table-cell office:value-type="float" office:value="1784669" calcext:value-type="float">
            <text:p>17846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07007" calcext:value-type="float">
            <text:p>1207007</text:p>
          </table:table-cell>
          <table:table-cell table:style-name="ce1" office:value-type="percentage" office:value="0.000698" calcext:value-type="percentage">
            <text:p>0.07%</text:p>
          </table:table-cell>
          <table:table-cell office:value-type="float" office:value="1730841182" calcext:value-type="float">
            <text:p>1730841182</text:p>
          </table:table-cell>
          <table:table-cell table:style-name="ce1" office:value-type="percentage" office:value="0.033439" calcext:value-type="percentage">
            <text:p>3.34%</text:p>
          </table:table-cell>
          <table:table-cell/>
          <table:table-cell office:value-type="float" office:value="319586" calcext:value-type="float">
            <text:p>319586</text:p>
          </table:table-cell>
          <table:table-cell table:style-name="ce1" office:value-type="percentage" office:value="0.004018" calcext:value-type="percentage">
            <text:p>0.40%</text:p>
          </table:table-cell>
          <table:table-cell office:value-type="float" office:value="460396739" calcext:value-type="float">
            <text:p>460396739</text:p>
          </table:table-cell>
          <table:table-cell table:style-name="ce1" office:value-type="percentage" office:value="0.05349" calcext:value-type="percentage">
            <text:p>5.35%</text:p>
          </table:table-cell>
          <table:table-cell/>
          <table:table-cell table:formula="of:=[.G13]/[.B13]" office:value-type="float" office:value="0.264775597821719" calcext:value-type="float">
            <text:p>0.2647755978</text:p>
          </table:table-cell>
          <table:table-cell table:formula="of:=[.I13]/[.D13]" office:value-type="float" office:value="0.265995946819343" calcext:value-type="float">
            <text:p>0.2659959468</text:p>
          </table:table-cell>
          <table:table-cell/>
          <table:table-cell office:value-type="float" office:value="910693690" calcext:value-type="float">
            <text:p>910693690</text:p>
          </table:table-cell>
          <table:table-cell office:value-type="percentage" office:value="0.017594" calcext:value-type="percentage">
            <text:p>1.76%</text:p>
          </table:table-cell>
          <table:table-cell office:value-type="float" office:value="300" calcext:value-type="float">
            <text:p>300</text:p>
          </table:table-cell>
          <table:table-cell office:value-type="float" office:value="1638458" calcext:value-type="float">
            <text:p>1638458</text:p>
          </table:table-cell>
          <table:table-cell/>
          <table:table-cell office:value-type="float" office:value="857601203" calcext:value-type="float">
            <text:p>857601203</text:p>
          </table:table-cell>
          <table:table-cell office:value-type="percentage" office:value="0.099637" calcext:value-type="percentage">
            <text:p>9.96%</text:p>
          </table:table-cell>
          <table:table-cell office:value-type="float" office:value="300" calcext:value-type="float">
            <text:p>300</text:p>
          </table:table-cell>
          <table:table-cell office:value-type="float" office:value="987964" calcext:value-type="float">
            <text:p>9879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6566" calcext:value-type="float">
            <text:p>636566</text:p>
          </table:table-cell>
          <table:table-cell table:style-name="ce1" office:value-type="percentage" office:value="0.000368" calcext:value-type="percentage">
            <text:p>0.04%</text:p>
          </table:table-cell>
          <table:table-cell office:value-type="float" office:value="1761855904" calcext:value-type="float">
            <text:p>1761855904</text:p>
          </table:table-cell>
          <table:table-cell table:style-name="ce1" office:value-type="percentage" office:value="0.034038" calcext:value-type="percentage">
            <text:p>3.40%</text:p>
          </table:table-cell>
          <table:table-cell/>
          <table:table-cell office:value-type="float" office:value="189148" calcext:value-type="float">
            <text:p>189148</text:p>
          </table:table-cell>
          <table:table-cell table:style-name="ce1" office:value-type="percentage" office:value="0.002378" calcext:value-type="percentage">
            <text:p>0.24%</text:p>
          </table:table-cell>
          <table:table-cell office:value-type="float" office:value="533537080" calcext:value-type="float">
            <text:p>533537080</text:p>
          </table:table-cell>
          <table:table-cell table:style-name="ce1" office:value-type="percentage" office:value="0.061987" calcext:value-type="percentage">
            <text:p>6.20%</text:p>
          </table:table-cell>
          <table:table-cell/>
          <table:table-cell table:formula="of:=[.G14]/[.B14]" office:value-type="float" office:value="0.297138081518648" calcext:value-type="float">
            <text:p>0.2971380815</text:p>
          </table:table-cell>
          <table:table-cell table:formula="of:=[.I14]/[.D14]" office:value-type="float" office:value="0.302826740137314" calcext:value-type="float">
            <text:p>0.3028267401</text:p>
          </table:table-cell>
          <table:table-cell/>
          <table:table-cell office:value-type="float" office:value="1002922996" calcext:value-type="float">
            <text:p>1002922996</text:p>
          </table:table-cell>
          <table:table-cell office:value-type="percentage" office:value="0.019376" calcext:value-type="percentage">
            <text:p>1.94%</text:p>
          </table:table-cell>
          <table:table-cell office:value-type="float" office:value="400" calcext:value-type="float">
            <text:p>400</text:p>
          </table:table-cell>
          <table:table-cell office:value-type="float" office:value="475113" calcext:value-type="float">
            <text:p>475113</text:p>
          </table:table-cell>
          <table:table-cell/>
          <table:table-cell office:value-type="float" office:value="911094557" calcext:value-type="float">
            <text:p>911094557</text:p>
          </table:table-cell>
          <table:table-cell office:value-type="percentage" office:value="0.105852" calcext:value-type="percentage">
            <text:p>10.59%</text:p>
          </table:table-cell>
          <table:table-cell office:value-type="float" office:value="400" calcext:value-type="float">
            <text:p>400</text:p>
          </table:table-cell>
          <table:table-cell office:value-type="float" office:value="455905" calcext:value-type="float">
            <text:p>4559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0373" calcext:value-type="float">
            <text:p>220373</text:p>
          </table:table-cell>
          <table:table-cell table:style-name="ce1" office:value-type="percentage" office:value="0.000127" calcext:value-type="percentage">
            <text:p>0.01%</text:p>
          </table:table-cell>
          <table:table-cell office:value-type="float" office:value="1251195182" calcext:value-type="float">
            <text:p>1251195182</text:p>
          </table:table-cell>
          <table:table-cell table:style-name="ce1" office:value-type="percentage" office:value="0.024172" calcext:value-type="percentage">
            <text:p>2.42%</text:p>
          </table:table-cell>
          <table:table-cell/>
          <table:table-cell office:value-type="float" office:value="90291" calcext:value-type="float">
            <text:p>90291</text:p>
          </table:table-cell>
          <table:table-cell table:style-name="ce1" office:value-type="percentage" office:value="0.001135" calcext:value-type="percentage">
            <text:p>0.11%</text:p>
          </table:table-cell>
          <table:table-cell office:value-type="float" office:value="517186477" calcext:value-type="float">
            <text:p>517186477</text:p>
          </table:table-cell>
          <table:table-cell table:style-name="ce1" office:value-type="percentage" office:value="0.060087" calcext:value-type="percentage">
            <text:p>6.01%</text:p>
          </table:table-cell>
          <table:table-cell/>
          <table:table-cell table:formula="of:=[.G15]/[.B15]" office:value-type="float" office:value="0.409718976462634" calcext:value-type="float">
            <text:p>0.4097189765</text:p>
          </table:table-cell>
          <table:table-cell table:formula="of:=[.I15]/[.D15]" office:value-type="float" office:value="0.413353955034651" calcext:value-type="float">
            <text:p>0.413353955</text:p>
          </table:table-cell>
          <table:table-cell/>
          <table:table-cell office:value-type="float" office:value="1048738533" calcext:value-type="float">
            <text:p>1048738533</text:p>
          </table:table-cell>
          <table:table-cell office:value-type="percentage" office:value="0.020261" calcext:value-type="percentage">
            <text:p>2.03%</text:p>
          </table:table-cell>
          <table:table-cell office:value-type="float" office:value="500" calcext:value-type="float">
            <text:p>500</text:p>
          </table:table-cell>
          <table:table-cell office:value-type="float" office:value="446165" calcext:value-type="float">
            <text:p>446165</text:p>
          </table:table-cell>
          <table:table-cell/>
          <table:table-cell office:value-type="float" office:value="954346408" calcext:value-type="float">
            <text:p>954346408</text:p>
          </table:table-cell>
          <table:table-cell office:value-type="percentage" office:value="0.110877" calcext:value-type="percentage">
            <text:p>11.09%</text:p>
          </table:table-cell>
          <table:table-cell office:value-type="float" office:value="500" calcext:value-type="float">
            <text:p>500</text:p>
          </table:table-cell>
          <table:table-cell office:value-type="float" office:value="400395" calcext:value-type="float">
            <text:p>4003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2393" calcext:value-type="float">
            <text:p>142393</text:p>
          </table:table-cell>
          <table:table-cell table:style-name="ce1" office:value-type="percentage" office:value="0.000082" calcext:value-type="percentage">
            <text:p>0.01%</text:p>
          </table:table-cell>
          <table:table-cell office:value-type="float" office:value="1697578489" calcext:value-type="float">
            <text:p>1697578489</text:p>
          </table:table-cell>
          <table:table-cell table:style-name="ce1" office:value-type="percentage" office:value="0.032796" calcext:value-type="percentage">
            <text:p>3.28%</text:p>
          </table:table-cell>
          <table:table-cell/>
          <table:table-cell office:value-type="float" office:value="59933" calcext:value-type="float">
            <text:p>59933</text:p>
          </table:table-cell>
          <table:table-cell table:style-name="ce1" office:value-type="percentage" office:value="0.000754" calcext:value-type="percentage">
            <text:p>0.08%</text:p>
          </table:table-cell>
          <table:table-cell office:value-type="float" office:value="704836524" calcext:value-type="float">
            <text:p>704836524</text:p>
          </table:table-cell>
          <table:table-cell table:style-name="ce1" office:value-type="percentage" office:value="0.081889" calcext:value-type="percentage">
            <text:p>8.19%</text:p>
          </table:table-cell>
          <table:table-cell/>
          <table:table-cell table:formula="of:=[.G16]/[.B16]" office:value-type="float" office:value="0.420898499223979" calcext:value-type="float">
            <text:p>0.4208984992</text:p>
          </table:table-cell>
          <table:table-cell table:formula="of:=[.I16]/[.D16]" office:value-type="float" office:value="0.415201140075238" calcext:value-type="float">
            <text:p>0.4152011401</text:p>
          </table:table-cell>
          <table:table-cell/>
          <table:table-cell office:value-type="float" office:value="1090929888" calcext:value-type="float">
            <text:p>1090929888</text:p>
          </table:table-cell>
          <table:table-cell office:value-type="percentage" office:value="0.021076" calcext:value-type="percentage">
            <text:p>2.11%</text:p>
          </table:table-cell>
          <table:table-cell office:value-type="float" office:value="600" calcext:value-type="float">
            <text:p>600</text:p>
          </table:table-cell>
          <table:table-cell office:value-type="float" office:value="396554" calcext:value-type="float">
            <text:p>396554</text:p>
          </table:table-cell>
          <table:table-cell/>
          <table:table-cell office:value-type="float" office:value="991570188" calcext:value-type="float">
            <text:p>991570188</text:p>
          </table:table-cell>
          <table:table-cell office:value-type="percentage" office:value="0.115202" calcext:value-type="percentage">
            <text:p>11.52%</text:p>
          </table:table-cell>
          <table:table-cell office:value-type="float" office:value="600" calcext:value-type="float">
            <text:p>600</text:p>
          </table:table-cell>
          <table:table-cell office:value-type="float" office:value="355788" calcext:value-type="float">
            <text:p>35578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2595" calcext:value-type="float">
            <text:p>122595</text:p>
          </table:table-cell>
          <table:table-cell table:style-name="ce1" office:value-type="percentage" office:value="0.000071" calcext:value-type="percentage">
            <text:p>0.01%</text:p>
          </table:table-cell>
          <table:table-cell office:value-type="float" office:value="2547179962" calcext:value-type="float">
            <text:p>2547179962</text:p>
          </table:table-cell>
          <table:table-cell table:style-name="ce1" office:value-type="percentage" office:value="0.04921" calcext:value-type="percentage">
            <text:p>4.92%</text:p>
          </table:table-cell>
          <table:table-cell/>
          <table:table-cell office:value-type="float" office:value="46388" calcext:value-type="float">
            <text:p>46388</text:p>
          </table:table-cell>
          <table:table-cell table:style-name="ce1" office:value-type="percentage" office:value="0.000583" calcext:value-type="percentage">
            <text:p>0.06%</text:p>
          </table:table-cell>
          <table:table-cell office:value-type="float" office:value="990242272" calcext:value-type="float">
            <text:p>990242272</text:p>
          </table:table-cell>
          <table:table-cell table:style-name="ce1" office:value-type="percentage" office:value="0.115048" calcext:value-type="percentage">
            <text:p>11.50%</text:p>
          </table:table-cell>
          <table:table-cell/>
          <table:table-cell table:formula="of:=[.G17]/[.B17]" office:value-type="float" office:value="0.378384110281822" calcext:value-type="float">
            <text:p>0.3783841103</text:p>
          </table:table-cell>
          <table:table-cell table:formula="of:=[.I17]/[.D17]" office:value-type="float" office:value="0.388760231618059" calcext:value-type="float">
            <text:p>0.3887602316</text:p>
          </table:table-cell>
          <table:table-cell/>
          <table:table-cell office:value-type="float" office:value="1128526355" calcext:value-type="float">
            <text:p>1128526355</text:p>
          </table:table-cell>
          <table:table-cell office:value-type="percentage" office:value="0.021802" calcext:value-type="percentage">
            <text:p>2.18%</text:p>
          </table:table-cell>
          <table:table-cell office:value-type="float" office:value="700" calcext:value-type="float">
            <text:p>700</text:p>
          </table:table-cell>
          <table:table-cell office:value-type="float" office:value="362135" calcext:value-type="float">
            <text:p>362135</text:p>
          </table:table-cell>
          <table:table-cell/>
          <table:table-cell office:value-type="float" office:value="1026019117" calcext:value-type="float">
            <text:p>1026019117</text:p>
          </table:table-cell>
          <table:table-cell office:value-type="percentage" office:value="0.119204" calcext:value-type="percentage">
            <text:p>11.92%</text:p>
          </table:table-cell>
          <table:table-cell office:value-type="float" office:value="700" calcext:value-type="float">
            <text:p>700</text:p>
          </table:table-cell>
          <table:table-cell office:value-type="float" office:value="331819" calcext:value-type="float">
            <text:p>33181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54" calcext:value-type="float">
            <text:p>32754</text:p>
          </table:table-cell>
          <table:table-cell table:style-name="ce1" office:value-type="percentage" office:value="0.000019" calcext:value-type="percentage">
            <text:p>0.00%</text:p>
          </table:table-cell>
          <table:table-cell office:value-type="float" office:value="1395854418" calcext:value-type="float">
            <text:p>1395854418</text:p>
          </table:table-cell>
          <table:table-cell table:style-name="ce1" office:value-type="percentage" office:value="0.026967" calcext:value-type="percentage">
            <text:p>2.70%</text:p>
          </table:table-cell>
          <table:table-cell/>
          <table:table-cell office:value-type="float" office:value="15686" calcext:value-type="float">
            <text:p>15686</text:p>
          </table:table-cell>
          <table:table-cell table:style-name="ce1" office:value-type="percentage" office:value="0.000197" calcext:value-type="percentage">
            <text:p>0.02%</text:p>
          </table:table-cell>
          <table:table-cell office:value-type="float" office:value="682178631" calcext:value-type="float">
            <text:p>682178631</text:p>
          </table:table-cell>
          <table:table-cell table:style-name="ce1" office:value-type="percentage" office:value="0.079257" calcext:value-type="percentage">
            <text:p>7.93%</text:p>
          </table:table-cell>
          <table:table-cell/>
          <table:table-cell table:formula="of:=[.G18]/[.B18]" office:value-type="float" office:value="0.47890334005007" calcext:value-type="float">
            <text:p>0.4789033401</text:p>
          </table:table-cell>
          <table:table-cell table:formula="of:=[.I18]/[.D18]" office:value-type="float" office:value="0.488717607082145" calcext:value-type="float">
            <text:p>0.4887176071</text:p>
          </table:table-cell>
          <table:table-cell/>
          <table:table-cell office:value-type="float" office:value="1163890051" calcext:value-type="float">
            <text:p>1163890051</text:p>
          </table:table-cell>
          <table:table-cell office:value-type="percentage" office:value="0.022486" calcext:value-type="percentage">
            <text:p>2.25%</text:p>
          </table:table-cell>
          <table:table-cell office:value-type="float" office:value="800" calcext:value-type="float">
            <text:p>800</text:p>
          </table:table-cell>
          <table:table-cell office:value-type="float" office:value="346109" calcext:value-type="float">
            <text:p>346109</text:p>
          </table:table-cell>
          <table:table-cell/>
          <table:table-cell office:value-type="float" office:value="1056497077" calcext:value-type="float">
            <text:p>1056497077</text:p>
          </table:table-cell>
          <table:table-cell office:value-type="percentage" office:value="0.122745" calcext:value-type="percentage">
            <text:p>12.27%</text:p>
          </table:table-cell>
          <table:table-cell office:value-type="float" office:value="800" calcext:value-type="float">
            <text:p>800</text:p>
          </table:table-cell>
          <table:table-cell office:value-type="float" office:value="279296" calcext:value-type="float">
            <text:p>27929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881" calcext:value-type="float">
            <text:p>7881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695091533" calcext:value-type="float">
            <text:p>695091533</text:p>
          </table:table-cell>
          <table:table-cell table:style-name="ce1" office:value-type="percentage" office:value="0.013429" calcext:value-type="percentage">
            <text:p>1.34%</text:p>
          </table:table-cell>
          <table:table-cell/>
          <table:table-cell office:value-type="float" office:value="4875" calcext:value-type="float">
            <text:p>4875</text:p>
          </table:table-cell>
          <table:table-cell table:style-name="ce1" office:value-type="percentage" office:value="0.000061" calcext:value-type="percentage">
            <text:p>0.01%</text:p>
          </table:table-cell>
          <table:table-cell office:value-type="float" office:value="433473372" calcext:value-type="float">
            <text:p>433473372</text:p>
          </table:table-cell>
          <table:table-cell table:style-name="ce1" office:value-type="percentage" office:value="0.050362" calcext:value-type="percentage">
            <text:p>5.04%</text:p>
          </table:table-cell>
          <table:table-cell/>
          <table:table-cell table:formula="of:=[.G19]/[.B19]" office:value-type="float" office:value="0.618576322801675" calcext:value-type="float">
            <text:p>0.6185763228</text:p>
          </table:table-cell>
          <table:table-cell table:formula="of:=[.I19]/[.D19]" office:value-type="float" office:value="0.623620561351306" calcext:value-type="float">
            <text:p>0.6236205614</text:p>
          </table:table-cell>
          <table:table-cell/>
          <table:table-cell office:value-type="float" office:value="1197488319" calcext:value-type="float">
            <text:p>1197488319</text:p>
          </table:table-cell>
          <table:table-cell office:value-type="percentage" office:value="0.023135" calcext:value-type="percentage">
            <text:p>2.31%</text:p>
          </table:table-cell>
          <table:table-cell office:value-type="float" office:value="900" calcext:value-type="float">
            <text:p>900</text:p>
          </table:table-cell>
          <table:table-cell office:value-type="float" office:value="317079" calcext:value-type="float">
            <text:p>317079</text:p>
          </table:table-cell>
          <table:table-cell/>
          <table:table-cell office:value-type="float" office:value="1083010638" calcext:value-type="float">
            <text:p>1083010638</text:p>
          </table:table-cell>
          <table:table-cell office:value-type="percentage" office:value="0.125826" calcext:value-type="percentage">
            <text:p>12.58%</text:p>
          </table:table-cell>
          <table:table-cell office:value-type="float" office:value="900" calcext:value-type="float">
            <text:p>900</text:p>
          </table:table-cell>
          <table:table-cell office:value-type="float" office:value="252746" calcext:value-type="float">
            <text:p>25274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60" calcext:value-type="float">
            <text:p>246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16617224" calcext:value-type="float">
            <text:p>416617224</text:p>
          </table:table-cell>
          <table:table-cell table:style-name="ce1" office:value-type="percentage" office:value="0.008049" calcext:value-type="percentage">
            <text:p>0.80%</text:p>
          </table:table-cell>
          <table:table-cell/>
          <table:table-cell office:value-type="float" office:value="1798" calcext:value-type="float">
            <text:p>1798</text:p>
          </table:table-cell>
          <table:table-cell table:style-name="ce1" office:value-type="percentage" office:value="0.000023" calcext:value-type="percentage">
            <text:p>0.00%</text:p>
          </table:table-cell>
          <table:table-cell office:value-type="float" office:value="308139915" calcext:value-type="float">
            <text:p>308139915</text:p>
          </table:table-cell>
          <table:table-cell table:style-name="ce1" office:value-type="percentage" office:value="0.0358" calcext:value-type="percentage">
            <text:p>3.58%</text:p>
          </table:table-cell>
          <table:table-cell/>
          <table:table-cell table:formula="of:=[.G20]/[.B20]" office:value-type="float" office:value="0.730894308943089" calcext:value-type="float">
            <text:p>0.7308943089</text:p>
          </table:table-cell>
          <table:table-cell table:formula="of:=[.I20]/[.D20]" office:value-type="float" office:value="0.739623561506905" calcext:value-type="float">
            <text:p>0.7396235615</text:p>
          </table:table-cell>
          <table:table-cell/>
          <table:table-cell office:value-type="float" office:value="1227362293" calcext:value-type="float">
            <text:p>1227362293</text:p>
          </table:table-cell>
          <table:table-cell office:value-type="percentage" office:value="0.023712" calcext:value-type="percentage">
            <text:p>2.37%</text:p>
          </table:table-cell>
          <table:table-cell office:value-type="float" office:value="1000" calcext:value-type="float">
            <text:p>1000</text:p>
          </table:table-cell>
          <table:table-cell office:value-type="float" office:value="279952" calcext:value-type="float">
            <text:p>279952</text:p>
          </table:table-cell>
          <table:table-cell/>
          <table:table-cell office:value-type="float" office:value="1107410423" calcext:value-type="float">
            <text:p>1107410423</text:p>
          </table:table-cell>
          <table:table-cell office:value-type="percentage" office:value="0.128661" calcext:value-type="percentage">
            <text:p>12.87%</text:p>
          </table:table-cell>
          <table:table-cell office:value-type="float" office:value="1000" calcext:value-type="float">
            <text:p>1000</text:p>
          </table:table-cell>
          <table:table-cell office:value-type="float" office:value="234883" calcext:value-type="float">
            <text:p>23488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02" calcext:value-type="float">
            <text:p>70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55098498" calcext:value-type="float">
            <text:p>255098498</text:p>
          </table:table-cell>
          <table:table-cell table:style-name="ce1" office:value-type="percentage" office:value="0.004928" calcext:value-type="percentage">
            <text:p>0.49%</text:p>
          </table:table-cell>
          <table:table-cell/>
          <table:table-cell office:value-type="float" office:value="522" calcext:value-type="float">
            <text:p>522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189899655" calcext:value-type="float">
            <text:p>189899655</text:p>
          </table:table-cell>
          <table:table-cell table:style-name="ce1" office:value-type="percentage" office:value="0.022063" calcext:value-type="percentage">
            <text:p>2.21%</text:p>
          </table:table-cell>
          <table:table-cell/>
          <table:table-cell table:formula="of:=[.G21]/[.B21]" office:value-type="float" office:value="0.743589743589744" calcext:value-type="float">
            <text:p>0.7435897436</text:p>
          </table:table-cell>
          <table:table-cell table:formula="of:=[.I21]/[.D21]" office:value-type="float" office:value="0.744416985943994" calcext:value-type="float">
            <text:p>0.7444169859</text:p>
          </table:table-cell>
          <table:table-cell/>
          <table:table-cell office:value-type="float" office:value="1438898708" calcext:value-type="float">
            <text:p>1438898708</text:p>
          </table:table-cell>
          <table:table-cell office:value-type="percentage" office:value="0.027799" calcext:value-type="percentage">
            <text:p>2.78%</text:p>
          </table:table-cell>
          <table:table-cell office:value-type="float" office:value="2000" calcext:value-type="float">
            <text:p>2000</text:p>
          </table:table-cell>
          <table:table-cell office:value-type="float" office:value="172340" calcext:value-type="float">
            <text:p>172340</text:p>
          </table:table-cell>
          <table:table-cell/>
          <table:table-cell office:value-type="float" office:value="1289010964" calcext:value-type="float">
            <text:p>1289010964</text:p>
          </table:table-cell>
          <table:table-cell office:value-type="percentage" office:value="0.149759" calcext:value-type="percentage">
            <text:p>14.98%</text:p>
          </table:table-cell>
          <table:table-cell office:value-type="float" office:value="2000" calcext:value-type="float">
            <text:p>2000</text:p>
          </table:table-cell>
          <table:table-cell office:value-type="float" office:value="150824" calcext:value-type="float">
            <text:p>15082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338803" calcext:value-type="float">
            <text:p>31338803</text:p>
          </table:table-cell>
          <table:table-cell table:style-name="ce1" office:value-type="percentage" office:value="0.000605" calcext:value-type="percentage">
            <text:p>0.06%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7223802" calcext:value-type="float">
            <text:p>27223802</text:p>
          </table:table-cell>
          <table:table-cell table:style-name="ce1" office:value-type="percentage" office:value="0.003163" calcext:value-type="percentage">
            <text:p>0.32%</text:p>
          </table:table-cell>
          <table:table-cell/>
          <table:table-cell table:formula="of:=[.G22]/[.B22]" office:value-type="float" office:value="0.86" calcext:value-type="float">
            <text:p>0.86</text:p>
          </table:table-cell>
          <table:table-cell table:formula="of:=[.I22]/[.D22]" office:value-type="float" office:value="0.868693102286006" calcext:value-type="float">
            <text:p>0.8686931023</text:p>
          </table:table-cell>
          <table:table-cell/>
          <table:table-cell office:value-type="float" office:value="1593205699" calcext:value-type="float">
            <text:p>1593205699</text:p>
          </table:table-cell>
          <table:table-cell office:value-type="percentage" office:value="0.03078" calcext:value-type="percentage">
            <text:p>3.08%</text:p>
          </table:table-cell>
          <table:table-cell office:value-type="float" office:value="3000" calcext:value-type="float">
            <text:p>3000</text:p>
          </table:table-cell>
          <table:table-cell office:value-type="float" office:value="141347" calcext:value-type="float">
            <text:p>141347</text:p>
          </table:table-cell>
          <table:table-cell/>
          <table:table-cell office:value-type="float" office:value="1424246566" calcext:value-type="float">
            <text:p>1424246566</text:p>
          </table:table-cell>
          <table:table-cell office:value-type="percentage" office:value="0.165471" calcext:value-type="percentage">
            <text:p>16.55%</text:p>
          </table:table-cell>
          <table:table-cell office:value-type="float" office:value="3000" calcext:value-type="float">
            <text:p>3000</text:p>
          </table:table-cell>
          <table:table-cell office:value-type="float" office:value="120458" calcext:value-type="float">
            <text:p>12045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1" calcext:value-type="float">
            <text:p>12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99726313" calcext:value-type="float">
            <text:p>199726313</text:p>
          </table:table-cell>
          <table:table-cell table:style-name="ce1" office:value-type="percentage" office:value="0.003859" calcext:value-type="percentage">
            <text:p>0.39%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81711510" calcext:value-type="float">
            <text:p>181711510</text:p>
          </table:table-cell>
          <table:table-cell table:style-name="ce1" office:value-type="percentage" office:value="0.021112" calcext:value-type="percentage">
            <text:p>2.11%</text:p>
          </table:table-cell>
          <table:table-cell/>
          <table:table-cell table:formula="of:=[.G23]/[.B23]" office:value-type="float" office:value="0.909090909090909" calcext:value-type="float">
            <text:p>0.9090909091</text:p>
          </table:table-cell>
          <table:table-cell table:formula="of:=[.I23]/[.D23]" office:value-type="float" office:value="0.909802555660255" calcext:value-type="float">
            <text:p>0.9098025557</text:p>
          </table:table-cell>
          <table:table-cell/>
          <table:table-cell office:value-type="float" office:value="1724630682" calcext:value-type="float">
            <text:p>1724630682</text:p>
          </table:table-cell>
          <table:table-cell office:value-type="percentage" office:value="0.033319" calcext:value-type="percentage">
            <text:p>3.33%</text:p>
          </table:table-cell>
          <table:table-cell office:value-type="float" office:value="4000" calcext:value-type="float">
            <text:p>4000</text:p>
          </table:table-cell>
          <table:table-cell office:value-type="float" office:value="121345" calcext:value-type="float">
            <text:p>121345</text:p>
          </table:table-cell>
          <table:table-cell/>
          <table:table-cell office:value-type="float" office:value="1533653901" calcext:value-type="float">
            <text:p>1533653901</text:p>
          </table:table-cell>
          <table:table-cell office:value-type="percentage" office:value="0.178182" calcext:value-type="percentage">
            <text:p>17.82%</text:p>
          </table:table-cell>
          <table:table-cell office:value-type="float" office:value="4000" calcext:value-type="float">
            <text:p>4000</text:p>
          </table:table-cell>
          <table:table-cell office:value-type="float" office:value="99528" calcext:value-type="float">
            <text:p>995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5" calcext:value-type="float">
            <text:p>15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87406450" calcext:value-type="float">
            <text:p>487406450</text:p>
          </table:table-cell>
          <table:table-cell table:style-name="ce1" office:value-type="percentage" office:value="0.009416" calcext:value-type="percentage">
            <text:p>0.94%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24673018" calcext:value-type="float">
            <text:p>424673018</text:p>
          </table:table-cell>
          <table:table-cell table:style-name="ce1" office:value-type="percentage" office:value="0.049339" calcext:value-type="percentage">
            <text:p>4.93%</text:p>
          </table:table-cell>
          <table:table-cell/>
          <table:table-cell table:formula="of:=[.G24]/[.B24]" office:value-type="float" office:value="0.870967741935484" calcext:value-type="float">
            <text:p>0.8709677419</text:p>
          </table:table-cell>
          <table:table-cell table:formula="of:=[.I24]/[.D24]" office:value-type="float" office:value="0.871291338060873" calcext:value-type="float">
            <text:p>0.8712913381</text:p>
          </table:table-cell>
          <table:table-cell/>
          <table:table-cell office:value-type="float" office:value="1838658781" calcext:value-type="float">
            <text:p>1838658781</text:p>
          </table:table-cell>
          <table:table-cell office:value-type="percentage" office:value="0.035522" calcext:value-type="percentage">
            <text:p>3.55%</text:p>
          </table:table-cell>
          <table:table-cell office:value-type="float" office:value="5000" calcext:value-type="float">
            <text:p>5000</text:p>
          </table:table-cell>
          <table:table-cell office:value-type="float" office:value="106884" calcext:value-type="float">
            <text:p>106884</text:p>
          </table:table-cell>
          <table:table-cell/>
          <table:table-cell office:value-type="float" office:value="1626221130" calcext:value-type="float">
            <text:p>1626221130</text:p>
          </table:table-cell>
          <table:table-cell office:value-type="percentage" office:value="0.188937" calcext:value-type="percentage">
            <text:p>18.89%</text:p>
          </table:table-cell>
          <table:table-cell office:value-type="float" office:value="5000" calcext:value-type="float">
            <text:p>5000</text:p>
          </table:table-cell>
          <table:table-cell office:value-type="float" office:value="85992" calcext:value-type="float">
            <text:p>8599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0" calcext:value-type="float">
            <text:p>6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77557427" calcext:value-type="float">
            <text:p>277557427</text:p>
          </table:table-cell>
          <table:table-cell table:style-name="ce1" office:value-type="percentage" office:value="0.005362" calcext:value-type="percentage">
            <text:p>0.54%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50228711" calcext:value-type="float">
            <text:p>250228711</text:p>
          </table:table-cell>
          <table:table-cell table:style-name="ce1" office:value-type="percentage" office:value="0.029072" calcext:value-type="percentage">
            <text:p>2.91%</text:p>
          </table:table-cell>
          <table:table-cell/>
          <table:table-cell table:formula="of:=[.G25]/[.B25]" office:value-type="float" office:value="0.9" calcext:value-type="float">
            <text:p>0.9</text:p>
          </table:table-cell>
          <table:table-cell table:formula="of:=[.I25]/[.D25]" office:value-type="float" office:value="0.901538516567961" calcext:value-type="float">
            <text:p>0.9015385166</text:p>
          </table:table-cell>
          <table:table-cell/>
          <table:table-cell office:value-type="float" office:value="1939563954" calcext:value-type="float">
            <text:p>1939563954</text:p>
          </table:table-cell>
          <table:table-cell office:value-type="percentage" office:value="0.037471" calcext:value-type="percentage">
            <text:p>3.75%</text:p>
          </table:table-cell>
          <table:table-cell office:value-type="float" office:value="6000" calcext:value-type="float">
            <text:p>6000</text:p>
          </table:table-cell>
          <table:table-cell office:value-type="float" office:value="95938" calcext:value-type="float">
            <text:p>95938</text:p>
          </table:table-cell>
          <table:table-cell/>
          <table:table-cell office:value-type="float" office:value="1706792836" calcext:value-type="float">
            <text:p>1706792836</text:p>
          </table:table-cell>
          <table:table-cell office:value-type="percentage" office:value="0.198298" calcext:value-type="percentage">
            <text:p>19.83%</text:p>
          </table:table-cell>
          <table:table-cell office:value-type="float" office:value="6000" calcext:value-type="float">
            <text:p>6000</text:p>
          </table:table-cell>
          <table:table-cell office:value-type="float" office:value="76089" calcext:value-type="float">
            <text:p>76089</text:p>
          </table:table-cell>
        </table:table-row>
        <table:table-row table:style-name="ro1">
          <table:table-cell table:number-columns-repeated="14"/>
          <table:table-cell office:value-type="float" office:value="2031166292" calcext:value-type="float">
            <text:p>2031166292</text:p>
          </table:table-cell>
          <table:table-cell office:value-type="percentage" office:value="0.039241" calcext:value-type="percentage">
            <text:p>3.92%</text:p>
          </table:table-cell>
          <table:table-cell office:value-type="float" office:value="7000" calcext:value-type="float">
            <text:p>7000</text:p>
          </table:table-cell>
          <table:table-cell office:value-type="float" office:value="87646" calcext:value-type="float">
            <text:p>87646</text:p>
          </table:table-cell>
          <table:table-cell/>
          <table:table-cell office:value-type="float" office:value="1779153937" calcext:value-type="float">
            <text:p>1779153937</text:p>
          </table:table-cell>
          <table:table-cell office:value-type="percentage" office:value="0.206705" calcext:value-type="percentage">
            <text:p>20.67%</text:p>
          </table:table-cell>
          <table:table-cell office:value-type="float" office:value="7000" calcext:value-type="float">
            <text:p>7000</text:p>
          </table:table-cell>
          <table:table-cell office:value-type="float" office:value="69107" calcext:value-type="float">
            <text:p>69107</text:p>
          </table:table-cell>
        </table:table-row>
        <table:table-row table:style-name="ro1">
          <table:table-cell table:number-columns-repeated="14"/>
          <table:table-cell office:value-type="float" office:value="2114812883" calcext:value-type="float">
            <text:p>2114812883</text:p>
          </table:table-cell>
          <table:table-cell office:value-type="percentage" office:value="0.040857" calcext:value-type="percentage">
            <text:p>4.09%</text:p>
          </table:table-cell>
          <table:table-cell office:value-type="float" office:value="8000" calcext:value-type="float">
            <text:p>8000</text:p>
          </table:table-cell>
          <table:table-cell office:value-type="float" office:value="80304" calcext:value-type="float">
            <text:p>80304</text:p>
          </table:table-cell>
          <table:table-cell/>
          <table:table-cell office:value-type="float" office:value="1845004132" calcext:value-type="float">
            <text:p>1845004132</text:p>
          </table:table-cell>
          <table:table-cell office:value-type="percentage" office:value="0.214355" calcext:value-type="percentage">
            <text:p>21.44%</text:p>
          </table:table-cell>
          <table:table-cell office:value-type="float" office:value="8000" calcext:value-type="float">
            <text:p>8000</text:p>
          </table:table-cell>
          <table:table-cell office:value-type="float" office:value="62727" calcext:value-type="float">
            <text:p>62727</text:p>
          </table:table-cell>
        </table:table-row>
        <table:table-row table:style-name="ro1">
          <table:table-cell table:number-columns-repeated="14"/>
          <table:table-cell office:value-type="float" office:value="2192451360" calcext:value-type="float">
            <text:p>2192451360</text:p>
          </table:table-cell>
          <table:table-cell office:value-type="percentage" office:value="0.042357" calcext:value-type="percentage">
            <text:p>4.24%</text:p>
          </table:table-cell>
          <table:table-cell office:value-type="float" office:value="9000" calcext:value-type="float">
            <text:p>9000</text:p>
          </table:table-cell>
          <table:table-cell office:value-type="float" office:value="75122" calcext:value-type="float">
            <text:p>75122</text:p>
          </table:table-cell>
          <table:table-cell/>
          <table:table-cell office:value-type="float" office:value="1905435473" calcext:value-type="float">
            <text:p>1905435473</text:p>
          </table:table-cell>
          <table:table-cell office:value-type="percentage" office:value="0.221376" calcext:value-type="percentage">
            <text:p>22.14%</text:p>
          </table:table-cell>
          <table:table-cell office:value-type="float" office:value="9000" calcext:value-type="float">
            <text:p>9000</text:p>
          </table:table-cell>
          <table:table-cell office:value-type="float" office:value="58094" calcext:value-type="float">
            <text:p>58094</text:p>
          </table:table-cell>
        </table:table-row>
        <table:table-row table:style-name="ro1">
          <table:table-cell table:number-columns-repeated="14"/>
          <table:table-cell office:value-type="float" office:value="2265334771" calcext:value-type="float">
            <text:p>2265334771</text:p>
          </table:table-cell>
          <table:table-cell office:value-type="percentage" office:value="0.043765" calcext:value-type="percentage">
            <text:p>4.38%</text:p>
          </table:table-cell>
          <table:table-cell office:value-type="float" office:value="10000" calcext:value-type="float">
            <text:p>10000</text:p>
          </table:table-cell>
          <table:table-cell office:value-type="float" office:value="70787" calcext:value-type="float">
            <text:p>70787</text:p>
          </table:table-cell>
          <table:table-cell/>
          <table:table-cell office:value-type="float" office:value="1961436317" calcext:value-type="float">
            <text:p>1961436317</text:p>
          </table:table-cell>
          <table:table-cell office:value-type="percentage" office:value="0.227883" calcext:value-type="percentage">
            <text:p>22.79%</text:p>
          </table:table-cell>
          <table:table-cell office:value-type="float" office:value="10000" calcext:value-type="float">
            <text:p>10000</text:p>
          </table:table-cell>
          <table:table-cell office:value-type="float" office:value="53989" calcext:value-type="float">
            <text:p>53989</text:p>
          </table:table-cell>
        </table:table-row>
        <table:table-row table:style-name="ro1">
          <table:table-cell table:number-columns-repeated="14"/>
          <table:table-cell office:value-type="float" office:value="2829240493" calcext:value-type="float">
            <text:p>2829240493</text:p>
          </table:table-cell>
          <table:table-cell office:value-type="percentage" office:value="0.054659" calcext:value-type="percentage">
            <text:p>5.47%</text:p>
          </table:table-cell>
          <table:table-cell office:value-type="float" office:value="20000" calcext:value-type="float">
            <text:p>20000</text:p>
          </table:table-cell>
          <table:table-cell office:value-type="float" office:value="45874" calcext:value-type="float">
            <text:p>45874</text:p>
          </table:table-cell>
          <table:table-cell/>
          <table:table-cell office:value-type="float" office:value="2386845970" calcext:value-type="float">
            <text:p>2386845970</text:p>
          </table:table-cell>
          <table:table-cell office:value-type="percentage" office:value="0.277307" calcext:value-type="percentage">
            <text:p>27.73%</text:p>
          </table:table-cell>
          <table:table-cell office:value-type="float" office:value="20000" calcext:value-type="float">
            <text:p>20000</text:p>
          </table:table-cell>
          <table:table-cell office:value-type="float" office:value="35881" calcext:value-type="float">
            <text:p>35881</text:p>
          </table:table-cell>
        </table:table-row>
        <table:table-row table:style-name="ro1">
          <table:table-cell office:value-type="string" calcext:value-type="string">
            <text:p>Pen-3-Q15-K</text:p>
          </table:table-cell>
          <table:table-cell table:number-columns-repeated="4"/>
          <table:table-cell office:value-type="string" calcext:value-type="string">
            <text:p>Pen-3-Q15-S</text:p>
          </table:table-cell>
          <table:table-cell table:number-columns-repeated="8"/>
          <table:table-cell office:value-type="float" office:value="3249732931" calcext:value-type="float">
            <text:p>3249732931</text:p>
          </table:table-cell>
          <table:table-cell office:value-type="percentage" office:value="0.062783" calcext:value-type="percentage">
            <text:p>6.28%</text:p>
          </table:table-cell>
          <table:table-cell office:value-type="float" office:value="30000" calcext:value-type="float">
            <text:p>30000</text:p>
          </table:table-cell>
          <table:table-cell office:value-type="float" office:value="39163" calcext:value-type="float">
            <text:p>39163</text:p>
          </table:table-cell>
          <table:table-cell/>
          <table:table-cell office:value-type="float" office:value="2696996280" calcext:value-type="float">
            <text:p>2696996280</text:p>
          </table:table-cell>
          <table:table-cell office:value-type="percentage" office:value="0.313341" calcext:value-type="percentage">
            <text:p>31.33%</text:p>
          </table:table-cell>
          <table:table-cell office:value-type="float" office:value="30000" calcext:value-type="float">
            <text:p>30000</text:p>
          </table:table-cell>
          <table:table-cell office:value-type="float" office:value="26404" calcext:value-type="float">
            <text:p>26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584804" calcext:value-type="float">
            <text:p>766584804</text:p>
          </table:table-cell>
          <table:table-cell table:style-name="ce1" office:value-type="percentage" office:value="0.51282" calcext:value-type="percentage">
            <text:p>51.28%</text:p>
          </table:table-cell>
          <table:table-cell office:value-type="float" office:value="766584804" calcext:value-type="float">
            <text:p>766584804</text:p>
          </table:table-cell>
          <table:table-cell table:style-name="ce1" office:value-type="percentage" office:value="0.015197" calcext:value-type="percentage">
            <text:p>1.52%</text:p>
          </table:table-cell>
          <table:table-cell/>
          <table:table-cell office:value-type="float" office:value="27688694" calcext:value-type="float">
            <text:p>27688694</text:p>
          </table:table-cell>
          <table:table-cell table:style-name="ce1" office:value-type="percentage" office:value="0.400232" calcext:value-type="percentage">
            <text:p>40.02%</text:p>
          </table:table-cell>
          <table:table-cell office:value-type="float" office:value="27688694" calcext:value-type="float">
            <text:p>27688694</text:p>
          </table:table-cell>
          <table:table-cell table:style-name="ce1" office:value-type="percentage" office:value="0.003359" calcext:value-type="percentage">
            <text:p>0.34%</text:p>
          </table:table-cell>
          <table:table-cell/>
          <table:table-cell table:formula="of:=[.G32]/[.B32]" office:value-type="float" office:value="0.036119544576832" calcext:value-type="float">
            <text:p>0.0361195446</text:p>
          </table:table-cell>
          <table:table-cell table:formula="of:=[.I32]/[.D32]" office:value-type="float" office:value="0.036119544576832" calcext:value-type="float">
            <text:p>0.0361195446</text:p>
          </table:table-cell>
          <table:table-cell/>
          <table:table-cell office:value-type="float" office:value="3617623152" calcext:value-type="float">
            <text:p>3617623152</text:p>
          </table:table-cell>
          <table:table-cell office:value-type="percentage" office:value="0.06989" calcext:value-type="percentage">
            <text:p>6.99%</text:p>
          </table:table-cell>
          <table:table-cell office:value-type="float" office:value="40000" calcext:value-type="float">
            <text:p>40000</text:p>
          </table:table-cell>
          <table:table-cell office:value-type="float" office:value="34601" calcext:value-type="float">
            <text:p>34601</text:p>
          </table:table-cell>
          <table:table-cell/>
          <table:table-cell office:value-type="float" office:value="2930784544" calcext:value-type="float">
            <text:p>2930784544</text:p>
          </table:table-cell>
          <table:table-cell office:value-type="percentage" office:value="0.340503" calcext:value-type="percentage">
            <text:p>34.05%</text:p>
          </table:table-cell>
          <table:table-cell office:value-type="float" office:value="40000" calcext:value-type="float">
            <text:p>40000</text:p>
          </table:table-cell>
          <table:table-cell office:value-type="float" office:value="21463" calcext:value-type="float">
            <text:p>21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833022" calcext:value-type="float">
            <text:p>62833022</text:p>
          </table:table-cell>
          <table:table-cell table:style-name="ce1" office:value-type="percentage" office:value="0.042033" calcext:value-type="percentage">
            <text:p>4.20%</text:p>
          </table:table-cell>
          <table:table-cell office:value-type="float" office:value="125666044" calcext:value-type="float">
            <text:p>125666044</text:p>
          </table:table-cell>
          <table:table-cell table:style-name="ce1" office:value-type="percentage" office:value="0.002491" calcext:value-type="percentage">
            <text:p>0.25%</text:p>
          </table:table-cell>
          <table:table-cell/>
          <table:table-cell office:value-type="float" office:value="2604415" calcext:value-type="float">
            <text:p>2604415</text:p>
          </table:table-cell>
          <table:table-cell table:style-name="ce1" office:value-type="percentage" office:value="0.037646" calcext:value-type="percentage">
            <text:p>3.76%</text:p>
          </table:table-cell>
          <table:table-cell office:value-type="float" office:value="5208830" calcext:value-type="float">
            <text:p>5208830</text:p>
          </table:table-cell>
          <table:table-cell table:style-name="ce1" office:value-type="percentage" office:value="0.000632" calcext:value-type="percentage">
            <text:p>0.06%</text:p>
          </table:table-cell>
          <table:table-cell/>
          <table:table-cell table:formula="of:=[.G33]/[.B33]" office:value-type="float" office:value="0.0414497809766336" calcext:value-type="float">
            <text:p>0.041449781</text:p>
          </table:table-cell>
          <table:table-cell table:formula="of:=[.I33]/[.D33]" office:value-type="float" office:value="0.0414497809766336" calcext:value-type="float">
            <text:p>0.041449781</text:p>
          </table:table-cell>
          <table:table-cell/>
          <table:table-cell office:value-type="float" office:value="3940489878" calcext:value-type="float">
            <text:p>3940489878</text:p>
          </table:table-cell>
          <table:table-cell office:value-type="percentage" office:value="0.076128" calcext:value-type="percentage">
            <text:p>7.61%</text:p>
          </table:table-cell>
          <table:table-cell office:value-type="float" office:value="50000" calcext:value-type="float">
            <text:p>50000</text:p>
          </table:table-cell>
          <table:table-cell office:value-type="float" office:value="29798" calcext:value-type="float">
            <text:p>29798</text:p>
          </table:table-cell>
          <table:table-cell/>
          <table:table-cell office:value-type="float" office:value="3135425155" calcext:value-type="float">
            <text:p>3135425155</text:p>
          </table:table-cell>
          <table:table-cell office:value-type="percentage" office:value="0.364278" calcext:value-type="percentage">
            <text:p>36.43%</text:p>
          </table:table-cell>
          <table:table-cell office:value-type="float" office:value="50000" calcext:value-type="float">
            <text:p>50000</text:p>
          </table:table-cell>
          <table:table-cell office:value-type="float" office:value="19593" calcext:value-type="float">
            <text:p>19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30328" calcext:value-type="float">
            <text:p>20330328</text:p>
          </table:table-cell>
          <table:table-cell table:style-name="ce1" office:value-type="percentage" office:value="0.0136" calcext:value-type="percentage">
            <text:p>1.36%</text:p>
          </table:table-cell>
          <table:table-cell office:value-type="float" office:value="67237363" calcext:value-type="float">
            <text:p>67237363</text:p>
          </table:table-cell>
          <table:table-cell table:style-name="ce1" office:value-type="percentage" office:value="0.001333" calcext:value-type="percentage">
            <text:p>0.13%</text:p>
          </table:table-cell>
          <table:table-cell/>
          <table:table-cell office:value-type="float" office:value="995961" calcext:value-type="float">
            <text:p>995961</text:p>
          </table:table-cell>
          <table:table-cell table:style-name="ce1" office:value-type="percentage" office:value="0.014396" calcext:value-type="percentage">
            <text:p>1.44%</text:p>
          </table:table-cell>
          <table:table-cell office:value-type="float" office:value="3319664" calcext:value-type="float">
            <text:p>3319664</text:p>
          </table:table-cell>
          <table:table-cell table:style-name="ce1" office:value-type="percentage" office:value="0.000403" calcext:value-type="percentage">
            <text:p>0.04%</text:p>
          </table:table-cell>
          <table:table-cell/>
          <table:table-cell table:formula="of:=[.G34]/[.B34]" office:value-type="float" office:value="0.0489889292489526" calcext:value-type="float">
            <text:p>0.0489889292</text:p>
          </table:table-cell>
          <table:table-cell table:formula="of:=[.I34]/[.D34]" office:value-type="float" office:value="0.0493723110467613" calcext:value-type="float">
            <text:p>0.049372311</text:p>
          </table:table-cell>
          <table:table-cell/>
          <table:table-cell office:value-type="float" office:value="4215572362" calcext:value-type="float">
            <text:p>4215572362</text:p>
          </table:table-cell>
          <table:table-cell office:value-type="percentage" office:value="0.081442" calcext:value-type="percentage">
            <text:p>8.14%</text:p>
          </table:table-cell>
          <table:table-cell office:value-type="float" office:value="60000" calcext:value-type="float">
            <text:p>60000</text:p>
          </table:table-cell>
          <table:table-cell office:value-type="float" office:value="25403" calcext:value-type="float">
            <text:p>25403</text:p>
          </table:table-cell>
          <table:table-cell/>
          <table:table-cell office:value-type="float" office:value="3322825117" calcext:value-type="float">
            <text:p>3322825117</text:p>
          </table:table-cell>
          <table:table-cell office:value-type="percentage" office:value="0.386051" calcext:value-type="percentage">
            <text:p>38.61%</text:p>
          </table:table-cell>
          <table:table-cell office:value-type="float" office:value="60000" calcext:value-type="float">
            <text:p>60000</text:p>
          </table:table-cell>
          <table:table-cell office:value-type="float" office:value="17921" calcext:value-type="float">
            <text:p>17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88732" calcext:value-type="float">
            <text:p>9188732</text:p>
          </table:table-cell>
          <table:table-cell table:style-name="ce1" office:value-type="percentage" office:value="0.006147" calcext:value-type="percentage">
            <text:p>0.61%</text:p>
          </table:table-cell>
          <table:table-cell office:value-type="float" office:value="56523273" calcext:value-type="float">
            <text:p>56523273</text:p>
          </table:table-cell>
          <table:table-cell table:style-name="ce1" office:value-type="percentage" office:value="0.001121" calcext:value-type="percentage">
            <text:p>0.11%</text:p>
          </table:table-cell>
          <table:table-cell/>
          <table:table-cell office:value-type="float" office:value="568550" calcext:value-type="float">
            <text:p>568550</text:p>
          </table:table-cell>
          <table:table-cell table:style-name="ce1" office:value-type="percentage" office:value="0.008218" calcext:value-type="percentage">
            <text:p>0.82%</text:p>
          </table:table-cell>
          <table:table-cell office:value-type="float" office:value="3525903" calcext:value-type="float">
            <text:p>3525903</text:p>
          </table:table-cell>
          <table:table-cell table:style-name="ce1" office:value-type="percentage" office:value="0.000428" calcext:value-type="percentage">
            <text:p>0.04%</text:p>
          </table:table-cell>
          <table:table-cell/>
          <table:table-cell table:formula="of:=[.G35]/[.B35]" office:value-type="float" office:value="0.061874696095174" calcext:value-type="float">
            <text:p>0.0618746961</text:p>
          </table:table-cell>
          <table:table-cell table:formula="of:=[.I35]/[.D35]" office:value-type="float" office:value="0.0623796679289963" calcext:value-type="float">
            <text:p>0.0623796679</text:p>
          </table:table-cell>
          <table:table-cell/>
          <table:table-cell office:value-type="float" office:value="4453214685" calcext:value-type="float">
            <text:p>4453214685</text:p>
          </table:table-cell>
          <table:table-cell office:value-type="percentage" office:value="0.086033" calcext:value-type="percentage">
            <text:p>8.60%</text:p>
          </table:table-cell>
          <table:table-cell office:value-type="float" office:value="70000" calcext:value-type="float">
            <text:p>70000</text:p>
          </table:table-cell>
          <table:table-cell office:value-type="float" office:value="22559" calcext:value-type="float">
            <text:p>22559</text:p>
          </table:table-cell>
          <table:table-cell/>
          <table:table-cell office:value-type="float" office:value="3494131846" calcext:value-type="float">
            <text:p>3494131846</text:p>
          </table:table-cell>
          <table:table-cell office:value-type="percentage" office:value="0.405953" calcext:value-type="percentage">
            <text:p>40.60%</text:p>
          </table:table-cell>
          <table:table-cell office:value-type="float" office:value="70000" calcext:value-type="float">
            <text:p>70000</text:p>
          </table:table-cell>
          <table:table-cell office:value-type="float" office:value="16321" calcext:value-type="float">
            <text:p>16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11223" calcext:value-type="float">
            <text:p>11711223</text:p>
          </table:table-cell>
          <table:table-cell table:style-name="ce1" office:value-type="percentage" office:value="0.007834" calcext:value-type="percentage">
            <text:p>0.78%</text:p>
          </table:table-cell>
          <table:table-cell office:value-type="float" office:value="149315406" calcext:value-type="float">
            <text:p>149315406</text:p>
          </table:table-cell>
          <table:table-cell table:style-name="ce1" office:value-type="percentage" office:value="0.00296" calcext:value-type="percentage">
            <text:p>0.30%</text:p>
          </table:table-cell>
          <table:table-cell/>
          <table:table-cell office:value-type="float" office:value="708302" calcext:value-type="float">
            <text:p>708302</text:p>
          </table:table-cell>
          <table:table-cell table:style-name="ce1" office:value-type="percentage" office:value="0.010238" calcext:value-type="percentage">
            <text:p>1.02%</text:p>
          </table:table-cell>
          <table:table-cell office:value-type="float" office:value="8938939" calcext:value-type="float">
            <text:p>8938939</text:p>
          </table:table-cell>
          <table:table-cell table:style-name="ce1" office:value-type="percentage" office:value="0.001084" calcext:value-type="percentage">
            <text:p>0.11%</text:p>
          </table:table-cell>
          <table:table-cell/>
          <table:table-cell table:formula="of:=[.G36]/[.B36]" office:value-type="float" office:value="0.0604806176092796" calcext:value-type="float">
            <text:p>0.0604806176</text:p>
          </table:table-cell>
          <table:table-cell table:formula="of:=[.I36]/[.D36]" office:value-type="float" office:value="0.0598661533961204" calcext:value-type="float">
            <text:p>0.0598661534</text:p>
          </table:table-cell>
          <table:table-cell/>
          <table:table-cell office:value-type="float" office:value="4672744430" calcext:value-type="float">
            <text:p>4672744430</text:p>
          </table:table-cell>
          <table:table-cell office:value-type="percentage" office:value="0.090274" calcext:value-type="percentage">
            <text:p>9.03%</text:p>
          </table:table-cell>
          <table:table-cell office:value-type="float" office:value="80000" calcext:value-type="float">
            <text:p>80000</text:p>
          </table:table-cell>
          <table:table-cell office:value-type="float" office:value="21454" calcext:value-type="float">
            <text:p>21454</text:p>
          </table:table-cell>
          <table:table-cell/>
          <table:table-cell office:value-type="float" office:value="3648696065" calcext:value-type="float">
            <text:p>3648696065</text:p>
          </table:table-cell>
          <table:table-cell office:value-type="percentage" office:value="0.423911" calcext:value-type="percentage">
            <text:p>42.39%</text:p>
          </table:table-cell>
          <table:table-cell office:value-type="float" office:value="80000" calcext:value-type="float">
            <text:p>80000</text:p>
          </table:table-cell>
          <table:table-cell office:value-type="float" office:value="14606" calcext:value-type="float">
            <text:p>146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444418" calcext:value-type="float">
            <text:p>71444418</text:p>
          </table:table-cell>
          <table:table-cell table:style-name="ce1" office:value-type="percentage" office:value="0.047794" calcext:value-type="percentage">
            <text:p>4.78%</text:p>
          </table:table-cell>
          <table:table-cell office:value-type="float" office:value="1890409327" calcext:value-type="float">
            <text:p>1890409327</text:p>
          </table:table-cell>
          <table:table-cell table:style-name="ce1" office:value-type="percentage" office:value="0.037475" calcext:value-type="percentage">
            <text:p>3.75%</text:p>
          </table:table-cell>
          <table:table-cell/>
          <table:table-cell office:value-type="float" office:value="3791047" calcext:value-type="float">
            <text:p>3791047</text:p>
          </table:table-cell>
          <table:table-cell table:style-name="ce1" office:value-type="percentage" office:value="0.054798" calcext:value-type="percentage">
            <text:p>5.48%</text:p>
          </table:table-cell>
          <table:table-cell office:value-type="float" office:value="100119228" calcext:value-type="float">
            <text:p>100119228</text:p>
          </table:table-cell>
          <table:table-cell table:style-name="ce1" office:value-type="percentage" office:value="0.012144" calcext:value-type="percentage">
            <text:p>1.21%</text:p>
          </table:table-cell>
          <table:table-cell/>
          <table:table-cell table:formula="of:=[.G37]/[.B37]" office:value-type="float" office:value="0.053062885892639" calcext:value-type="float">
            <text:p>0.0530628859</text:p>
          </table:table-cell>
          <table:table-cell table:formula="of:=[.I37]/[.D37]" office:value-type="float" office:value="0.052961666328046" calcext:value-type="float">
            <text:p>0.0529616663</text:p>
          </table:table-cell>
          <table:table-cell/>
          <table:table-cell office:value-type="float" office:value="4883327047" calcext:value-type="float">
            <text:p>4883327047</text:p>
          </table:table-cell>
          <table:table-cell office:value-type="percentage" office:value="0.094342" calcext:value-type="percentage">
            <text:p>9.43%</text:p>
          </table:table-cell>
          <table:table-cell office:value-type="float" office:value="90000" calcext:value-type="float">
            <text:p>90000</text:p>
          </table:table-cell>
          <table:table-cell office:value-type="float" office:value="20705" calcext:value-type="float">
            <text:p>20705</text:p>
          </table:table-cell>
          <table:table-cell/>
          <table:table-cell office:value-type="float" office:value="3786414021" calcext:value-type="float">
            <text:p>3786414021</text:p>
          </table:table-cell>
          <table:table-cell office:value-type="percentage" office:value="0.439911" calcext:value-type="percentage">
            <text:p>43.99%</text:p>
          </table:table-cell>
          <table:table-cell office:value-type="float" office:value="90000" calcext:value-type="float">
            <text:p>90000</text:p>
          </table:table-cell>
          <table:table-cell office:value-type="float" office:value="12930" calcext:value-type="float">
            <text:p>129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8016797" calcext:value-type="float">
            <text:p>438016797</text:p>
          </table:table-cell>
          <table:table-cell table:style-name="ce1" office:value-type="percentage" office:value="0.293019" calcext:value-type="percentage">
            <text:p>29.30%</text:p>
          </table:table-cell>
          <table:table-cell office:value-type="float" office:value="21024277620" calcext:value-type="float">
            <text:p>21024277620</text:p>
          </table:table-cell>
          <table:table-cell table:style-name="ce1" office:value-type="percentage" office:value="0.416783" calcext:value-type="percentage">
            <text:p>41.68%</text:p>
          </table:table-cell>
          <table:table-cell/>
          <table:table-cell office:value-type="float" office:value="23286543" calcext:value-type="float">
            <text:p>23286543</text:p>
          </table:table-cell>
          <table:table-cell table:style-name="ce1" office:value-type="percentage" office:value="0.3366" calcext:value-type="percentage">
            <text:p>33.66%</text:p>
          </table:table-cell>
          <table:table-cell office:value-type="float" office:value="1119615360" calcext:value-type="float">
            <text:p>1119615360</text:p>
          </table:table-cell>
          <table:table-cell table:style-name="ce1" office:value-type="percentage" office:value="0.135805" calcext:value-type="percentage">
            <text:p>13.58%</text:p>
          </table:table-cell>
          <table:table-cell/>
          <table:table-cell table:formula="of:=[.G38]/[.B38]" office:value-type="float" office:value="0.053163584500619" calcext:value-type="float">
            <text:p>0.0531635845</text:p>
          </table:table-cell>
          <table:table-cell table:formula="of:=[.I38]/[.D38]" office:value-type="float" office:value="0.0532534520441706" calcext:value-type="float">
            <text:p>0.053253452</text:p>
          </table:table-cell>
          <table:table-cell/>
          <table:table-cell office:value-type="float" office:value="5087301414" calcext:value-type="float">
            <text:p>5087301414</text:p>
          </table:table-cell>
          <table:table-cell office:value-type="percentage" office:value="0.098283" calcext:value-type="percentage">
            <text:p>9.8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107" calcext:value-type="float">
            <text:p>20107</text:p>
          </table:table-cell>
          <table:table-cell/>
          <table:table-cell office:value-type="float" office:value="3907877797" calcext:value-type="float">
            <text:p>3907877797</text:p>
          </table:table-cell>
          <table:table-cell office:value-type="percentage" office:value="0.454023" calcext:value-type="percentage">
            <text:p>45.4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400337" calcext:value-type="float">
            <text:p>86400337</text:p>
          </table:table-cell>
          <table:table-cell table:style-name="ce1" office:value-type="percentage" office:value="0.057799" calcext:value-type="percentage">
            <text:p>5.78%</text:p>
          </table:table-cell>
          <table:table-cell office:value-type="float" office:value="7071125873" calcext:value-type="float">
            <text:p>7071125873</text:p>
          </table:table-cell>
          <table:table-cell table:style-name="ce1" office:value-type="percentage" office:value="0.140177" calcext:value-type="percentage">
            <text:p>14.02%</text:p>
          </table:table-cell>
          <table:table-cell/>
          <table:table-cell office:value-type="float" office:value="5588556" calcext:value-type="float">
            <text:p>5588556</text:p>
          </table:table-cell>
          <table:table-cell table:style-name="ce1" office:value-type="percentage" office:value="0.080781" calcext:value-type="percentage">
            <text:p>8.08%</text:p>
          </table:table-cell>
          <table:table-cell office:value-type="float" office:value="472193536" calcext:value-type="float">
            <text:p>472193536</text:p>
          </table:table-cell>
          <table:table-cell table:style-name="ce1" office:value-type="percentage" office:value="0.057275" calcext:value-type="percentage">
            <text:p>5.73%</text:p>
          </table:table-cell>
          <table:table-cell/>
          <table:table-cell table:formula="of:=[.G39]/[.B39]" office:value-type="float" office:value="0.0646821088209413" calcext:value-type="float">
            <text:p>0.0646821088</text:p>
          </table:table-cell>
          <table:table-cell table:formula="of:=[.I39]/[.D39]" office:value-type="float" office:value="0.0667777019502648" calcext:value-type="float">
            <text:p>0.066777702</text:p>
          </table:table-cell>
          <table:table-cell/>
          <table:table-cell office:value-type="float" office:value="6815359993" calcext:value-type="float">
            <text:p>6815359993</text:p>
          </table:table-cell>
          <table:table-cell office:value-type="percentage" office:value="0.131668" calcext:value-type="percentage">
            <text:p>13.1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263" calcext:value-type="float">
            <text:p>14263</text:p>
          </table:table-cell>
          <table:table-cell/>
          <table:table-cell office:value-type="float" office:value="4623538779" calcext:value-type="float">
            <text:p>4623538779</text:p>
          </table:table-cell>
          <table:table-cell office:value-type="percentage" office:value="0.53717" calcext:value-type="percentage">
            <text:p>53.7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530029" calcext:value-type="float">
            <text:p>17530029</text:p>
          </table:table-cell>
          <table:table-cell table:style-name="ce1" office:value-type="percentage" office:value="0.011727" calcext:value-type="percentage">
            <text:p>1.17%</text:p>
          </table:table-cell>
          <table:table-cell office:value-type="float" office:value="3048266953" calcext:value-type="float">
            <text:p>3048266953</text:p>
          </table:table-cell>
          <table:table-cell table:style-name="ce1" office:value-type="percentage" office:value="0.060429" calcext:value-type="percentage">
            <text:p>6.04%</text:p>
          </table:table-cell>
          <table:table-cell/>
          <table:table-cell office:value-type="float" office:value="1827712" calcext:value-type="float">
            <text:p>1827712</text:p>
          </table:table-cell>
          <table:table-cell table:style-name="ce1" office:value-type="percentage" office:value="0.026419" calcext:value-type="percentage">
            <text:p>2.64%</text:p>
          </table:table-cell>
          <table:table-cell office:value-type="float" office:value="324836114" calcext:value-type="float">
            <text:p>324836114</text:p>
          </table:table-cell>
          <table:table-cell table:style-name="ce1" office:value-type="percentage" office:value="0.039401" calcext:value-type="percentage">
            <text:p>3.94%</text:p>
          </table:table-cell>
          <table:table-cell/>
          <table:table-cell table:formula="of:=[.G40]/[.B40]" office:value-type="float" office:value="0.104261778460264" calcext:value-type="float">
            <text:p>0.1042617785</text:p>
          </table:table-cell>
          <table:table-cell table:formula="of:=[.I40]/[.D40]" office:value-type="float" office:value="0.106564195002773" calcext:value-type="float">
            <text:p>0.106564195</text:p>
          </table:table-cell>
          <table:table-cell/>
          <table:table-cell office:value-type="float" office:value="7926889583" calcext:value-type="float">
            <text:p>7926889583</text:p>
          </table:table-cell>
          <table:table-cell office:value-type="percentage" office:value="0.153142" calcext:value-type="percentage">
            <text:p>15.31%</text:p>
          </table:table-cell>
          <table:table-cell office:value-type="float" office:value="300000" calcext:value-type="float">
            <text:p>300000</text:p>
          </table:table-cell>
          <table:table-cell office:value-type="float" office:value="8509" calcext:value-type="float">
            <text:p>8509</text:p>
          </table:table-cell>
          <table:table-cell/>
          <table:table-cell office:value-type="float" office:value="4981128424" calcext:value-type="float">
            <text:p>4981128424</text:p>
          </table:table-cell>
          <table:table-cell office:value-type="percentage" office:value="0.578715" calcext:value-type="percentage">
            <text:p>57.8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068473" calcext:value-type="float">
            <text:p>6068473</text:p>
          </table:table-cell>
          <table:table-cell table:style-name="ce1" office:value-type="percentage" office:value="0.00406" calcext:value-type="percentage">
            <text:p>0.41%</text:p>
          </table:table-cell>
          <table:table-cell office:value-type="float" office:value="2121013626" calcext:value-type="float">
            <text:p>2121013626</text:p>
          </table:table-cell>
          <table:table-cell table:style-name="ce1" office:value-type="percentage" office:value="0.042047" calcext:value-type="percentage">
            <text:p>4.20%</text:p>
          </table:table-cell>
          <table:table-cell/>
          <table:table-cell office:value-type="float" office:value="922433" calcext:value-type="float">
            <text:p>922433</text:p>
          </table:table-cell>
          <table:table-cell table:style-name="ce1" office:value-type="percentage" office:value="0.013333" calcext:value-type="percentage">
            <text:p>1.33%</text:p>
          </table:table-cell>
          <table:table-cell office:value-type="float" office:value="328861976" calcext:value-type="float">
            <text:p>328861976</text:p>
          </table:table-cell>
          <table:table-cell table:style-name="ce1" office:value-type="percentage" office:value="0.03989" calcext:value-type="percentage">
            <text:p>3.99%</text:p>
          </table:table-cell>
          <table:table-cell/>
          <table:table-cell table:formula="of:=[.G41]/[.B41]" office:value-type="float" office:value="0.15200413679026" calcext:value-type="float">
            <text:p>0.1520041368</text:p>
          </table:table-cell>
          <table:table-cell table:formula="of:=[.I41]/[.D41]" office:value-type="float" office:value="0.155049440498031" calcext:value-type="float">
            <text:p>0.1550494405</text:p>
          </table:table-cell>
          <table:table-cell/>
          <table:table-cell office:value-type="float" office:value="8628610334" calcext:value-type="float">
            <text:p>8628610334</text:p>
          </table:table-cell>
          <table:table-cell office:value-type="percentage" office:value="0.166699" calcext:value-type="percentage">
            <text:p>16.67%</text:p>
          </table:table-cell>
          <table:table-cell office:value-type="float" office:value="400000" calcext:value-type="float">
            <text:p>400000</text:p>
          </table:table-cell>
          <table:table-cell office:value-type="float" office:value="5796" calcext:value-type="float">
            <text:p>5796</text:p>
          </table:table-cell>
          <table:table-cell/>
          <table:table-cell office:value-type="float" office:value="5224708461" calcext:value-type="float">
            <text:p>5224708461</text:p>
          </table:table-cell>
          <table:table-cell office:value-type="percentage" office:value="0.607014" calcext:value-type="percentage">
            <text:p>60.7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09675" calcext:value-type="float">
            <text:p>2409675</text:p>
          </table:table-cell>
          <table:table-cell table:style-name="ce1" office:value-type="percentage" office:value="0.001612" calcext:value-type="percentage">
            <text:p>0.16%</text:p>
          </table:table-cell>
          <table:table-cell office:value-type="float" office:value="1699454214" calcext:value-type="float">
            <text:p>1699454214</text:p>
          </table:table-cell>
          <table:table-cell table:style-name="ce1" office:value-type="percentage" office:value="0.03369" calcext:value-type="percentage">
            <text:p>3.37%</text:p>
          </table:table-cell>
          <table:table-cell/>
          <table:table-cell office:value-type="float" office:value="504662" calcext:value-type="float">
            <text:p>504662</text:p>
          </table:table-cell>
          <table:table-cell table:style-name="ce1" office:value-type="percentage" office:value="0.007295" calcext:value-type="percentage">
            <text:p>0.73%</text:p>
          </table:table-cell>
          <table:table-cell office:value-type="float" office:value="361542428" calcext:value-type="float">
            <text:p>361542428</text:p>
          </table:table-cell>
          <table:table-cell table:style-name="ce1" office:value-type="percentage" office:value="0.043854" calcext:value-type="percentage">
            <text:p>4.39%</text:p>
          </table:table-cell>
          <table:table-cell/>
          <table:table-cell table:formula="of:=[.G42]/[.B42]" office:value-type="float" office:value="0.209431562347619" calcext:value-type="float">
            <text:p>0.2094315623</text:p>
          </table:table-cell>
          <table:table-cell table:formula="of:=[.I42]/[.D42]" office:value-type="float" office:value="0.212740316874462" calcext:value-type="float">
            <text:p>0.2127403169</text:p>
          </table:table-cell>
          <table:table-cell/>
          <table:table-cell office:value-type="float" office:value="9129661561" calcext:value-type="float">
            <text:p>9129661561</text:p>
          </table:table-cell>
          <table:table-cell office:value-type="percentage" office:value="0.176379" calcext:value-type="percentage">
            <text:p>17.6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374" calcext:value-type="float">
            <text:p>4374</text:p>
          </table:table-cell>
          <table:table-cell/>
          <table:table-cell office:value-type="float" office:value="5409580346" calcext:value-type="float">
            <text:p>5409580346</text:p>
          </table:table-cell>
          <table:table-cell office:value-type="percentage" office:value="0.628493" calcext:value-type="percentage">
            <text:p>62.85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87701" calcext:value-type="float">
            <text:p>1187701</text:p>
          </table:table-cell>
          <table:table-cell table:style-name="ce1" office:value-type="percentage" office:value="0.000795" calcext:value-type="percentage">
            <text:p>0.08%</text:p>
          </table:table-cell>
          <table:table-cell office:value-type="float" office:value="1704821946" calcext:value-type="float">
            <text:p>1704821946</text:p>
          </table:table-cell>
          <table:table-cell table:style-name="ce1" office:value-type="percentage" office:value="0.033796" calcext:value-type="percentage">
            <text:p>3.38%</text:p>
          </table:table-cell>
          <table:table-cell/>
          <table:table-cell office:value-type="float" office:value="303998" calcext:value-type="float">
            <text:p>303998</text:p>
          </table:table-cell>
          <table:table-cell table:style-name="ce1" office:value-type="percentage" office:value="0.004394" calcext:value-type="percentage">
            <text:p>0.44%</text:p>
          </table:table-cell>
          <table:table-cell office:value-type="float" office:value="438105949" calcext:value-type="float">
            <text:p>438105949</text:p>
          </table:table-cell>
          <table:table-cell table:style-name="ce1" office:value-type="percentage" office:value="0.053141" calcext:value-type="percentage">
            <text:p>5.31%</text:p>
          </table:table-cell>
          <table:table-cell/>
          <table:table-cell table:formula="of:=[.G43]/[.B43]" office:value-type="float" office:value="0.255954992039242" calcext:value-type="float">
            <text:p>0.255954992</text:p>
          </table:table-cell>
          <table:table-cell table:formula="of:=[.I43]/[.D43]" office:value-type="float" office:value="0.25698047237597" calcext:value-type="float">
            <text:p>0.2569804724</text:p>
          </table:table-cell>
          <table:table-cell/>
          <table:table-cell office:value-type="float" office:value="9523939287" calcext:value-type="float">
            <text:p>9523939287</text:p>
          </table:table-cell>
          <table:table-cell office:value-type="percentage" office:value="0.183996" calcext:value-type="percentage">
            <text:p>18.4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583" calcext:value-type="float">
            <text:p>3583</text:p>
          </table:table-cell>
          <table:table-cell/>
          <table:table-cell office:value-type="float" office:value="5555289437" calcext:value-type="float">
            <text:p>5555289437</text:p>
          </table:table-cell>
          <table:table-cell office:value-type="percentage" office:value="0.645422" calcext:value-type="percentage">
            <text:p>64.54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16441" calcext:value-type="float">
            <text:p>616441</text:p>
          </table:table-cell>
          <table:table-cell table:style-name="ce1" office:value-type="percentage" office:value="0.000412" calcext:value-type="percentage">
            <text:p>0.04%</text:p>
          </table:table-cell>
          <table:table-cell office:value-type="float" office:value="1704026301" calcext:value-type="float">
            <text:p>1704026301</text:p>
          </table:table-cell>
          <table:table-cell table:style-name="ce1" office:value-type="percentage" office:value="0.03378" calcext:value-type="percentage">
            <text:p>3.38%</text:p>
          </table:table-cell>
          <table:table-cell/>
          <table:table-cell office:value-type="float" office:value="179364" calcext:value-type="float">
            <text:p>179364</text:p>
          </table:table-cell>
          <table:table-cell table:style-name="ce1" office:value-type="percentage" office:value="0.002593" calcext:value-type="percentage">
            <text:p>0.26%</text:p>
          </table:table-cell>
          <table:table-cell office:value-type="float" office:value="505761751" calcext:value-type="float">
            <text:p>505761751</text:p>
          </table:table-cell>
          <table:table-cell table:style-name="ce1" office:value-type="percentage" office:value="0.061347" calcext:value-type="percentage">
            <text:p>6.13%</text:p>
          </table:table-cell>
          <table:table-cell/>
          <table:table-cell table:formula="of:=[.G44]/[.B44]" office:value-type="float" office:value="0.290967018741453" calcext:value-type="float">
            <text:p>0.2909670187</text:p>
          </table:table-cell>
          <table:table-cell table:formula="of:=[.I44]/[.D44]" office:value-type="float" office:value="0.296803958191957" calcext:value-type="float">
            <text:p>0.2968039582</text:p>
          </table:table-cell>
          <table:table-cell/>
          <table:table-cell office:value-type="float" office:value="9856554457" calcext:value-type="float">
            <text:p>9856554457</text:p>
          </table:table-cell>
          <table:table-cell office:value-type="percentage" office:value="0.190422" calcext:value-type="percentage">
            <text:p>19.0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5673720186" calcext:value-type="float">
            <text:p>5673720186</text:p>
          </table:table-cell>
          <table:table-cell office:value-type="percentage" office:value="0.659181" calcext:value-type="percentage">
            <text:p>65.92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15567" calcext:value-type="float">
            <text:p>215567</text:p>
          </table:table-cell>
          <table:table-cell table:style-name="ce1" office:value-type="percentage" office:value="0.000144" calcext:value-type="percentage">
            <text:p>0.01%</text:p>
          </table:table-cell>
          <table:table-cell office:value-type="float" office:value="1226661237" calcext:value-type="float">
            <text:p>1226661237</text:p>
          </table:table-cell>
          <table:table-cell table:style-name="ce1" office:value-type="percentage" office:value="0.024317" calcext:value-type="percentage">
            <text:p>2.43%</text:p>
          </table:table-cell>
          <table:table-cell/>
          <table:table-cell office:value-type="float" office:value="86665" calcext:value-type="float">
            <text:p>86665</text:p>
          </table:table-cell>
          <table:table-cell table:style-name="ce1" office:value-type="percentage" office:value="0.001253" calcext:value-type="percentage">
            <text:p>0.13%</text:p>
          </table:table-cell>
          <table:table-cell office:value-type="float" office:value="497527476" calcext:value-type="float">
            <text:p>497527476</text:p>
          </table:table-cell>
          <table:table-cell table:style-name="ce1" office:value-type="percentage" office:value="0.060348" calcext:value-type="percentage">
            <text:p>6.03%</text:p>
          </table:table-cell>
          <table:table-cell/>
          <table:table-cell table:formula="of:=[.G45]/[.B45]" office:value-type="float" office:value="0.40203277867206" calcext:value-type="float">
            <text:p>0.4020327787</text:p>
          </table:table-cell>
          <table:table-cell table:formula="of:=[.I45]/[.D45]" office:value-type="float" office:value="0.405594846395232" calcext:value-type="float">
            <text:p>0.4055948464</text:p>
          </table:table-cell>
          <table:table-cell/>
          <table:table-cell office:value-type="float" office:value="10148655816" calcext:value-type="float">
            <text:p>10148655816</text:p>
          </table:table-cell>
          <table:table-cell office:value-type="percentage" office:value="0.196065" calcext:value-type="percentage">
            <text:p>19.6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5772696592" calcext:value-type="float">
            <text:p>5772696592</text:p>
          </table:table-cell>
          <table:table-cell office:value-type="percentage" office:value="0.67068" calcext:value-type="percentage">
            <text:p>67.0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3331" calcext:value-type="float">
            <text:p>143331</text:p>
          </table:table-cell>
          <table:table-cell table:style-name="ce1" office:value-type="percentage" office:value="0.000096" calcext:value-type="percentage">
            <text:p>0.01%</text:p>
          </table:table-cell>
          <table:table-cell office:value-type="float" office:value="1717660884" calcext:value-type="float">
            <text:p>1717660884</text:p>
          </table:table-cell>
          <table:table-cell table:style-name="ce1" office:value-type="percentage" office:value="0.034051" calcext:value-type="percentage">
            <text:p>3.41%</text:p>
          </table:table-cell>
          <table:table-cell/>
          <table:table-cell office:value-type="float" office:value="58600" calcext:value-type="float">
            <text:p>58600</text:p>
          </table:table-cell>
          <table:table-cell table:style-name="ce1" office:value-type="percentage" office:value="0.000847" calcext:value-type="percentage">
            <text:p>0.08%</text:p>
          </table:table-cell>
          <table:table-cell office:value-type="float" office:value="692179223" calcext:value-type="float">
            <text:p>692179223</text:p>
          </table:table-cell>
          <table:table-cell table:style-name="ce1" office:value-type="percentage" office:value="0.083959" calcext:value-type="percentage">
            <text:p>8.40%</text:p>
          </table:table-cell>
          <table:table-cell/>
          <table:table-cell table:formula="of:=[.G46]/[.B46]" office:value-type="float" office:value="0.408843864900126" calcext:value-type="float">
            <text:p>0.4088438649</text:p>
          </table:table-cell>
          <table:table-cell table:formula="of:=[.I46]/[.D46]" office:value-type="float" office:value="0.402977810956543" calcext:value-type="float">
            <text:p>0.402977811</text:p>
          </table:table-cell>
          <table:table-cell/>
          <table:table-cell office:value-type="float" office:value="10412370143" calcext:value-type="float">
            <text:p>10412370143</text:p>
          </table:table-cell>
          <table:table-cell office:value-type="percentage" office:value="0.20116" calcext:value-type="percentage">
            <text:p>20.1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5857230334" calcext:value-type="float">
            <text:p>5857230334</text:p>
          </table:table-cell>
          <table:table-cell office:value-type="percentage" office:value="0.680502" calcext:value-type="percentage">
            <text:p>68.0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7941" calcext:value-type="float">
            <text:p>117941</text:p>
          </table:table-cell>
          <table:table-cell table:style-name="ce1" office:value-type="percentage" office:value="0.000079" calcext:value-type="percentage">
            <text:p>0.01%</text:p>
          </table:table-cell>
          <table:table-cell office:value-type="float" office:value="2443594385" calcext:value-type="float">
            <text:p>2443594385</text:p>
          </table:table-cell>
          <table:table-cell table:style-name="ce1" office:value-type="percentage" office:value="0.048442" calcext:value-type="percentage">
            <text:p>4.84%</text:p>
          </table:table-cell>
          <table:table-cell/>
          <table:table-cell office:value-type="float" office:value="44019" calcext:value-type="float">
            <text:p>44019</text:p>
          </table:table-cell>
          <table:table-cell table:style-name="ce1" office:value-type="percentage" office:value="0.000636" calcext:value-type="percentage">
            <text:p>0.06%</text:p>
          </table:table-cell>
          <table:table-cell office:value-type="float" office:value="937475015" calcext:value-type="float">
            <text:p>937475015</text:p>
          </table:table-cell>
          <table:table-cell table:style-name="ce1" office:value-type="percentage" office:value="0.113712" calcext:value-type="percentage">
            <text:p>11.37%</text:p>
          </table:table-cell>
          <table:table-cell/>
          <table:table-cell table:formula="of:=[.G47]/[.B47]" office:value-type="float" office:value="0.373228987375043" calcext:value-type="float">
            <text:p>0.3732289874</text:p>
          </table:table-cell>
          <table:table-cell table:formula="of:=[.I47]/[.D47]" office:value-type="float" office:value="0.383645919615256" calcext:value-type="float">
            <text:p>0.3836459196</text:p>
          </table:table-cell>
          <table:table-cell/>
          <table:table-cell office:value-type="float" office:value="10654307543" calcext:value-type="float">
            <text:p>10654307543</text:p>
          </table:table-cell>
          <table:table-cell office:value-type="percentage" office:value="0.205834" calcext:value-type="percentage">
            <text:p>20.5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23" calcext:value-type="float">
            <text:p>2323</text:p>
          </table:table-cell>
          <table:table-cell/>
          <table:table-cell office:value-type="float" office:value="5930703921" calcext:value-type="float">
            <text:p>5930703921</text:p>
          </table:table-cell>
          <table:table-cell office:value-type="percentage" office:value="0.689038" calcext:value-type="percentage">
            <text:p>68.9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1525" calcext:value-type="float">
            <text:p>31525</text:p>
          </table:table-cell>
          <table:table-cell table:style-name="ce1" office:value-type="percentage" office:value="0.000021" calcext:value-type="percentage">
            <text:p>0.00%</text:p>
          </table:table-cell>
          <table:table-cell office:value-type="float" office:value="1337618841" calcext:value-type="float">
            <text:p>1337618841</text:p>
          </table:table-cell>
          <table:table-cell table:style-name="ce1" office:value-type="percentage" office:value="0.026517" calcext:value-type="percentage">
            <text:p>2.65%</text:p>
          </table:table-cell>
          <table:table-cell/>
          <table:table-cell office:value-type="float" office:value="14883" calcext:value-type="float">
            <text:p>14883</text:p>
          </table:table-cell>
          <table:table-cell table:style-name="ce1" office:value-type="percentage" office:value="0.000215" calcext:value-type="percentage">
            <text:p>0.02%</text:p>
          </table:table-cell>
          <table:table-cell office:value-type="float" office:value="644570185" calcext:value-type="float">
            <text:p>644570185</text:p>
          </table:table-cell>
          <table:table-cell table:style-name="ce1" office:value-type="percentage" office:value="0.078184" calcext:value-type="percentage">
            <text:p>7.82%</text:p>
          </table:table-cell>
          <table:table-cell/>
          <table:table-cell table:formula="of:=[.G48]/[.B48]" office:value-type="float" office:value="0.472101506740682" calcext:value-type="float">
            <text:p>0.4721015067</text:p>
          </table:table-cell>
          <table:table-cell table:formula="of:=[.I48]/[.D48]" office:value-type="float" office:value="0.481878817225781" calcext:value-type="float">
            <text:p>0.4818788172</text:p>
          </table:table-cell>
          <table:table-cell/>
          <table:table-cell office:value-type="float" office:value="12330786376" calcext:value-type="float">
            <text:p>12330786376</text:p>
          </table:table-cell>
          <table:table-cell office:value-type="percentage" office:value="0.238222" calcext:value-type="percentage">
            <text:p>23.8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6369496992" calcext:value-type="float">
            <text:p>6369496992</text:p>
          </table:table-cell>
          <table:table-cell office:value-type="percentage" office:value="0.740018" calcext:value-type="percentage">
            <text:p>74.00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671" calcext:value-type="float">
            <text:p>7671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676891166" calcext:value-type="float">
            <text:p>676891166</text:p>
          </table:table-cell>
          <table:table-cell table:style-name="ce1" office:value-type="percentage" office:value="0.013419" calcext:value-type="percentage">
            <text:p>1.34%</text:p>
          </table:table-cell>
          <table:table-cell/>
          <table:table-cell office:value-type="float" office:value="4704" calcext:value-type="float">
            <text:p>4704</text:p>
          </table:table-cell>
          <table:table-cell table:style-name="ce1" office:value-type="percentage" office:value="0.000068" calcext:value-type="percentage">
            <text:p>0.01%</text:p>
          </table:table-cell>
          <table:table-cell office:value-type="float" office:value="417917346" calcext:value-type="float">
            <text:p>417917346</text:p>
          </table:table-cell>
          <table:table-cell table:style-name="ce1" office:value-type="percentage" office:value="0.050692" calcext:value-type="percentage">
            <text:p>5.07%</text:p>
          </table:table-cell>
          <table:table-cell/>
          <table:table-cell table:formula="of:=[.G49]/[.B49]" office:value-type="float" office:value="0.613218615565115" calcext:value-type="float">
            <text:p>0.6132186156</text:p>
          </table:table-cell>
          <table:table-cell table:formula="of:=[.I49]/[.D49]" office:value-type="float" office:value="0.617407002767709" calcext:value-type="float">
            <text:p>0.6174070028</text:p>
          </table:table-cell>
          <table:table-cell/>
          <table:table-cell office:value-type="float" office:value="13316747144" calcext:value-type="float">
            <text:p>13316747144</text:p>
          </table:table-cell>
          <table:table-cell office:value-type="percentage" office:value="0.25727" calcext:value-type="percentage">
            <text:p>25.73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6600481449" calcext:value-type="float">
            <text:p>6600481449</text:p>
          </table:table-cell>
          <table:table-cell office:value-type="percentage" office:value="0.766854" calcext:value-type="percentage">
            <text:p>76.69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331" calcext:value-type="float">
            <text:p>233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394984653" calcext:value-type="float">
            <text:p>394984653</text:p>
          </table:table-cell>
          <table:table-cell table:style-name="ce1" office:value-type="percentage" office:value="0.00783" calcext:value-type="percentage">
            <text:p>0.78%</text:p>
          </table:table-cell>
          <table:table-cell/>
          <table:table-cell office:value-type="float" office:value="1697" calcext:value-type="float">
            <text:p>1697</text:p>
          </table:table-cell>
          <table:table-cell table:style-name="ce1" office:value-type="percentage" office:value="0.000025" calcext:value-type="percentage">
            <text:p>0.00%</text:p>
          </table:table-cell>
          <table:table-cell office:value-type="float" office:value="290920032" calcext:value-type="float">
            <text:p>290920032</text:p>
          </table:table-cell>
          <table:table-cell table:style-name="ce1" office:value-type="percentage" office:value="0.035288" calcext:value-type="percentage">
            <text:p>3.53%</text:p>
          </table:table-cell>
          <table:table-cell/>
          <table:table-cell table:formula="of:=[.G50]/[.B50]" office:value-type="float" office:value="0.728013728013728" calcext:value-type="float">
            <text:p>0.728013728</text:p>
          </table:table-cell>
          <table:table-cell table:formula="of:=[.I50]/[.D50]" office:value-type="float" office:value="0.736535026843182" calcext:value-type="float">
            <text:p>0.7365350268</text:p>
          </table:table-cell>
          <table:table-cell/>
          <table:table-cell office:value-type="float" office:value="14017925774" calcext:value-type="float">
            <text:p>14017925774</text:p>
          </table:table-cell>
          <table:table-cell office:value-type="percentage" office:value="0.270817" calcext:value-type="percentage">
            <text:p>27.0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6757979880" calcext:value-type="float">
            <text:p>6757979880</text:p>
          </table:table-cell>
          <table:table-cell office:value-type="percentage" office:value="0.785152" calcext:value-type="percentage">
            <text:p>78.52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75" calcext:value-type="float">
            <text:p>67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42946348" calcext:value-type="float">
            <text:p>242946348</text:p>
          </table:table-cell>
          <table:table-cell table:style-name="ce1" office:value-type="percentage" office:value="0.004816" calcext:value-type="percentage">
            <text:p>0.48%</text:p>
          </table:table-cell>
          <table:table-cell/>
          <table:table-cell office:value-type="float" office:value="489" calcext:value-type="float">
            <text:p>489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176529911" calcext:value-type="float">
            <text:p>176529911</text:p>
          </table:table-cell>
          <table:table-cell table:style-name="ce1" office:value-type="percentage" office:value="0.021412" calcext:value-type="percentage">
            <text:p>2.14%</text:p>
          </table:table-cell>
          <table:table-cell/>
          <table:table-cell table:formula="of:=[.G51]/[.B51]" office:value-type="float" office:value="0.724444444444444" calcext:value-type="float">
            <text:p>0.7244444444</text:p>
          </table:table-cell>
          <table:table-cell table:formula="of:=[.I51]/[.D51]" office:value-type="float" office:value="0.726620969828285" calcext:value-type="float">
            <text:p>0.7266209698</text:p>
          </table:table-cell>
          <table:table-cell/>
          <table:table-cell office:value-type="float" office:value="14568751964" calcext:value-type="float">
            <text:p>14568751964</text:p>
          </table:table-cell>
          <table:table-cell office:value-type="percentage" office:value="0.281458" calcext:value-type="percentage">
            <text:p>28.1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6879076619" calcext:value-type="float">
            <text:p>6879076619</text:p>
          </table:table-cell>
          <table:table-cell office:value-type="percentage" office:value="0.799221" calcext:value-type="percentage">
            <text:p>79.92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7" calcext:value-type="float">
            <text:p>4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8895799" calcext:value-type="float">
            <text:p>28895799</text:p>
          </table:table-cell>
          <table:table-cell table:style-name="ce1" office:value-type="percentage" office:value="0.000573" calcext:value-type="percentage">
            <text:p>0.06%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6539438" calcext:value-type="float">
            <text:p>26539438</text:p>
          </table:table-cell>
          <table:table-cell table:style-name="ce1" office:value-type="percentage" office:value="0.003219" calcext:value-type="percentage">
            <text:p>0.32%</text:p>
          </table:table-cell>
          <table:table-cell/>
          <table:table-cell table:formula="of:=[.G52]/[.B52]" office:value-type="float" office:value="0.914893617021277" calcext:value-type="float">
            <text:p>0.914893617</text:p>
          </table:table-cell>
          <table:table-cell table:formula="of:=[.I52]/[.D52]" office:value-type="float" office:value="0.918453163381985" calcext:value-type="float">
            <text:p>0.9184531634</text:p>
          </table:table-cell>
          <table:table-cell/>
          <table:table-cell office:value-type="float" office:value="15027741703" calcext:value-type="float">
            <text:p>15027741703</text:p>
          </table:table-cell>
          <table:table-cell office:value-type="percentage" office:value="0.290326" calcext:value-type="percentage">
            <text:p>29.03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6980459177" calcext:value-type="float">
            <text:p>6980459177</text:p>
          </table:table-cell>
          <table:table-cell office:value-type="percentage" office:value="0.811" calcext:value-type="percentage">
            <text:p>81.1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1" calcext:value-type="float">
            <text:p>12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95595392" calcext:value-type="float">
            <text:p>195595392</text:p>
          </table:table-cell>
          <table:table-cell table:style-name="ce1" office:value-type="percentage" office:value="0.003877" calcext:value-type="percentage">
            <text:p>0.39%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70036263" calcext:value-type="float">
            <text:p>170036263</text:p>
          </table:table-cell>
          <table:table-cell table:style-name="ce1" office:value-type="percentage" office:value="0.020625" calcext:value-type="percentage">
            <text:p>2.06%</text:p>
          </table:table-cell>
          <table:table-cell/>
          <table:table-cell table:formula="of:=[.G53]/[.B53]" office:value-type="float" office:value="0.867768595041322" calcext:value-type="float">
            <text:p>0.867768595</text:p>
          </table:table-cell>
          <table:table-cell table:formula="of:=[.I53]/[.D53]" office:value-type="float" office:value="0.869326527896935" calcext:value-type="float">
            <text:p>0.8693265279</text:p>
          </table:table-cell>
          <table:table-cell/>
          <table:table-cell office:value-type="float" office:value="15424581978" calcext:value-type="float">
            <text:p>15424581978</text:p>
          </table:table-cell>
          <table:table-cell office:value-type="percentage" office:value="0.297992" calcext:value-type="percentage">
            <text:p>29.8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7066279706" calcext:value-type="float">
            <text:p>7066279706</text:p>
          </table:table-cell>
          <table:table-cell office:value-type="percentage" office:value="0.820971" calcext:value-type="percentage">
            <text:p>82.1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7" calcext:value-type="float">
            <text:p>15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86586844" calcext:value-type="float">
            <text:p>486586844</text:p>
          </table:table-cell>
          <table:table-cell table:style-name="ce1" office:value-type="percentage" office:value="0.009646" calcext:value-type="percentage">
            <text:p>0.96%</text:p>
          </table:table-cell>
          <table:table-cell/>
          <table:table-cell office:value-type="float" office:value="142" calcext:value-type="float">
            <text:p>14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40679868" calcext:value-type="float">
            <text:p>440679868</text:p>
          </table:table-cell>
          <table:table-cell table:style-name="ce1" office:value-type="percentage" office:value="0.053453" calcext:value-type="percentage">
            <text:p>5.35%</text:p>
          </table:table-cell>
          <table:table-cell/>
          <table:table-cell table:formula="of:=[.G54]/[.B54]" office:value-type="float" office:value="0.904458598726115" calcext:value-type="float">
            <text:p>0.9044585987</text:p>
          </table:table-cell>
          <table:table-cell table:formula="of:=[.I54]/[.D54]" office:value-type="float" office:value="0.905655122891074" calcext:value-type="float">
            <text:p>0.9056551229</text:p>
          </table:table-cell>
          <table:table-cell/>
          <table:table-cell office:value-type="float" office:value="15776268047" calcext:value-type="float">
            <text:p>15776268047</text:p>
          </table:table-cell>
          <table:table-cell office:value-type="percentage" office:value="0.304787" calcext:value-type="percentage">
            <text:p>30.4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7141703294" calcext:value-type="float">
            <text:p>7141703294</text:p>
          </table:table-cell>
          <table:table-cell office:value-type="percentage" office:value="0.829734" calcext:value-type="percentage">
            <text:p>82.97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8" calcext:value-type="float">
            <text:p>5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63970277" calcext:value-type="float">
            <text:p>263970277</text:p>
          </table:table-cell>
          <table:table-cell table:style-name="ce1" office:value-type="percentage" office:value="0.005233" calcext:value-type="percentage">
            <text:p>0.52%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50178984" calcext:value-type="float">
            <text:p>250178984</text:p>
          </table:table-cell>
          <table:table-cell table:style-name="ce1" office:value-type="percentage" office:value="0.030346" calcext:value-type="percentage">
            <text:p>3.03%</text:p>
          </table:table-cell>
          <table:table-cell/>
          <table:table-cell table:formula="of:=[.G55]/[.B55]" office:value-type="float" office:value="0.948275862068966" calcext:value-type="float">
            <text:p>0.9482758621</text:p>
          </table:table-cell>
          <table:table-cell table:formula="of:=[.I55]/[.D55]" office:value-type="float" office:value="0.947754371602982" calcext:value-type="float">
            <text:p>0.9477543716</text:p>
          </table:table-cell>
          <table:table-cell/>
          <table:table-cell office:value-type="float" office:value="16093442588" calcext:value-type="float">
            <text:p>16093442588</text:p>
          </table:table-cell>
          <table:table-cell office:value-type="percentage" office:value="0.310914" calcext:value-type="percentage">
            <text:p>31.0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7211805521" calcext:value-type="float">
            <text:p>7211805521</text:p>
          </table:table-cell>
          <table:table-cell office:value-type="percentage" office:value="0.837878" calcext:value-type="percentage">
            <text:p>83.7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4"/>
          <table:table-cell office:value-type="float" office:value="16383484816" calcext:value-type="float">
            <text:p>16383484816</text:p>
          </table:table-cell>
          <table:table-cell office:value-type="percentage" office:value="0.316518" calcext:value-type="percentage">
            <text:p>31.6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7278548668" calcext:value-type="float">
            <text:p>7278548668</text:p>
          </table:table-cell>
          <table:table-cell office:value-type="percentage" office:value="0.845633" calcext:value-type="percentage">
            <text:p>84.5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4"/>
          <table:table-cell office:value-type="float" office:value="18487777807" calcext:value-type="float">
            <text:p>18487777807</text:p>
          </table:table-cell>
          <table:table-cell office:value-type="percentage" office:value="0.357171" calcext:value-type="percentage">
            <text:p>35.72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849758095" calcext:value-type="float">
            <text:p>7849758095</text:p>
          </table:table-cell>
          <table:table-cell office:value-type="percentage" office:value="0.911996" calcext:value-type="percentage">
            <text:p>91.20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4"/>
          <table:table-cell office:value-type="float" office:value="19928396106" calcext:value-type="float">
            <text:p>19928396106</text:p>
          </table:table-cell>
          <table:table-cell office:value-type="percentage" office:value="0.385003" calcext:value-type="percentage">
            <text:p>38.5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303835696" calcext:value-type="float">
            <text:p>8303835696</text:p>
          </table:table-cell>
          <table:table-cell office:value-type="percentage" office:value="0.964752" calcext:value-type="percentage">
            <text:p>96.48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21092299622" calcext:value-type="float">
            <text:p>21092299622</text:p>
          </table:table-cell>
          <table:table-cell office:value-type="percentage" office:value="0.407489" calcext:value-type="percentage">
            <text:p>40.75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563598833" calcext:value-type="float">
            <text:p>8563598833</text:p>
          </table:table-cell>
          <table:table-cell office:value-type="percentage" office:value="0.994932" calcext:value-type="percentage">
            <text:p>99.49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22103477174" calcext:value-type="float">
            <text:p>22103477174</text:p>
          </table:table-cell>
          <table:table-cell office:value-type="percentage" office:value="0.427024" calcext:value-type="percentage">
            <text:p>42.70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77695565" calcext:value-type="float">
            <text:p>8577695565</text:p>
          </table:table-cell>
          <table:table-cell office:value-type="percentage" office:value="0.996569" calcext:value-type="percentage">
            <text:p>99.6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-3-Q20-K</text:p>
          </table:table-cell>
          <table:table-cell table:number-columns-repeated="4"/>
          <table:table-cell office:value-type="string" calcext:value-type="string">
            <text:p>Pen-3-Q20-S</text:p>
          </table:table-cell>
          <table:table-cell table:number-columns-repeated="8"/>
          <table:table-cell office:value-type="float" office:value="22990061712" calcext:value-type="float">
            <text:p>22990061712</text:p>
          </table:table-cell>
          <table:table-cell office:value-type="percentage" office:value="0.444152" calcext:value-type="percentage">
            <text:p>44.42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587695565" calcext:value-type="float">
            <text:p>8587695565</text:p>
          </table:table-cell>
          <table:table-cell office:value-type="percentage" office:value="0.997731" calcext:value-type="percentage">
            <text:p>99.77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787187" calcext:value-type="float">
            <text:p>494787187</text:p>
          </table:table-cell>
          <table:table-cell table:style-name="ce1" office:value-type="percentage" office:value="0.415646" calcext:value-type="percentage">
            <text:p>41.56%</text:p>
          </table:table-cell>
          <table:table-cell office:value-type="float" office:value="494787187" calcext:value-type="float">
            <text:p>494787187</text:p>
          </table:table-cell>
          <table:table-cell table:style-name="ce1" office:value-type="percentage" office:value="0.010474" calcext:value-type="percentage">
            <text:p>1.05%</text:p>
          </table:table-cell>
          <table:table-cell/>
          <table:table-cell office:value-type="float" office:value="17587408" calcext:value-type="float">
            <text:p>17587408</text:p>
          </table:table-cell>
          <table:table-cell table:style-name="ce1" office:value-type="percentage" office:value="0.314" calcext:value-type="percentage">
            <text:p>31.40%</text:p>
          </table:table-cell>
          <table:table-cell office:value-type="float" office:value="17587408" calcext:value-type="float">
            <text:p>17587408</text:p>
          </table:table-cell>
          <table:table-cell table:style-name="ce1" office:value-type="percentage" office:value="0.002367" calcext:value-type="percentage">
            <text:p>0.24%</text:p>
          </table:table-cell>
          <table:table-cell/>
          <table:table-cell table:formula="of:=[.G62]/[.B62]" office:value-type="float" office:value="0.035545399036374" calcext:value-type="float">
            <text:p>0.035545399</text:p>
          </table:table-cell>
          <table:table-cell table:formula="of:=[.I62]/[.D62]" office:value-type="float" office:value="0.035545399036374" calcext:value-type="float">
            <text:p>0.035545399</text:p>
          </table:table-cell>
          <table:table-cell/>
          <table:table-cell office:value-type="float" office:value="23786426492" calcext:value-type="float">
            <text:p>23786426492</text:p>
          </table:table-cell>
          <table:table-cell office:value-type="percentage" office:value="0.459537" calcext:value-type="percentage">
            <text:p>45.9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597695565" calcext:value-type="float">
            <text:p>8597695565</text:p>
          </table:table-cell>
          <table:table-cell office:value-type="percentage" office:value="0.998893" calcext:value-type="percentage">
            <text:p>99.89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69541" calcext:value-type="float">
            <text:p>42069541</text:p>
          </table:table-cell>
          <table:table-cell table:style-name="ce1" office:value-type="percentage" office:value="0.035341" calcext:value-type="percentage">
            <text:p>3.53%</text:p>
          </table:table-cell>
          <table:table-cell office:value-type="float" office:value="84139082" calcext:value-type="float">
            <text:p>84139082</text:p>
          </table:table-cell>
          <table:table-cell table:style-name="ce1" office:value-type="percentage" office:value="0.001781" calcext:value-type="percentage">
            <text:p>0.18%</text:p>
          </table:table-cell>
          <table:table-cell/>
          <table:table-cell office:value-type="float" office:value="1683314" calcext:value-type="float">
            <text:p>1683314</text:p>
          </table:table-cell>
          <table:table-cell table:style-name="ce1" office:value-type="percentage" office:value="0.030053" calcext:value-type="percentage">
            <text:p>3.01%</text:p>
          </table:table-cell>
          <table:table-cell office:value-type="float" office:value="3366628" calcext:value-type="float">
            <text:p>3366628</text:p>
          </table:table-cell>
          <table:table-cell table:style-name="ce1" office:value-type="percentage" office:value="0.000453" calcext:value-type="percentage">
            <text:p>0.05%</text:p>
          </table:table-cell>
          <table:table-cell/>
          <table:table-cell table:formula="of:=[.G63]/[.B63]" office:value-type="float" office:value="0.040012654285912" calcext:value-type="float">
            <text:p>0.0400126543</text:p>
          </table:table-cell>
          <table:table-cell table:formula="of:=[.I63]/[.D63]" office:value-type="float" office:value="0.040012654285912" calcext:value-type="float">
            <text:p>0.0400126543</text:p>
          </table:table-cell>
          <table:table-cell/>
          <table:table-cell office:value-type="float" office:value="24531745337" calcext:value-type="float">
            <text:p>24531745337</text:p>
          </table:table-cell>
          <table:table-cell office:value-type="percentage" office:value="0.473936" calcext:value-type="percentage">
            <text:p>47.39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04785" calcext:value-type="float">
            <text:p>13604785</text:p>
          </table:table-cell>
          <table:table-cell table:style-name="ce1" office:value-type="percentage" office:value="0.011429" calcext:value-type="percentage">
            <text:p>1.14%</text:p>
          </table:table-cell>
          <table:table-cell office:value-type="float" office:value="45071721" calcext:value-type="float">
            <text:p>45071721</text:p>
          </table:table-cell>
          <table:table-cell table:style-name="ce1" office:value-type="percentage" office:value="0.000954" calcext:value-type="percentage">
            <text:p>0.10%</text:p>
          </table:table-cell>
          <table:table-cell/>
          <table:table-cell office:value-type="float" office:value="639755" calcext:value-type="float">
            <text:p>639755</text:p>
          </table:table-cell>
          <table:table-cell table:style-name="ce1" office:value-type="percentage" office:value="0.011422" calcext:value-type="percentage">
            <text:p>1.14%</text:p>
          </table:table-cell>
          <table:table-cell office:value-type="float" office:value="2137258" calcext:value-type="float">
            <text:p>2137258</text:p>
          </table:table-cell>
          <table:table-cell table:style-name="ce1" office:value-type="percentage" office:value="0.000288" calcext:value-type="percentage">
            <text:p>0.03%</text:p>
          </table:table-cell>
          <table:table-cell/>
          <table:table-cell table:formula="of:=[.G64]/[.B64]" office:value-type="float" office:value="0.0470242638895065" calcext:value-type="float">
            <text:p>0.0470242639</text:p>
          </table:table-cell>
          <table:table-cell table:formula="of:=[.I64]/[.D64]" office:value-type="float" office:value="0.0474190457471105" calcext:value-type="float">
            <text:p>0.0474190457</text:p>
          </table:table-cell>
          <table:table-cell/>
          <table:table-cell office:value-type="float" office:value="25244934756" calcext:value-type="float">
            <text:p>25244934756</text:p>
          </table:table-cell>
          <table:table-cell office:value-type="percentage" office:value="0.487715" calcext:value-type="percentage">
            <text:p>48.77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38040" calcext:value-type="float">
            <text:p>6738040</text:p>
          </table:table-cell>
          <table:table-cell table:style-name="ce1" office:value-type="percentage" office:value="0.00566" calcext:value-type="percentage">
            <text:p>0.57%</text:p>
          </table:table-cell>
          <table:table-cell office:value-type="float" office:value="41902928" calcext:value-type="float">
            <text:p>41902928</text:p>
          </table:table-cell>
          <table:table-cell table:style-name="ce1" office:value-type="percentage" office:value="0.000887" calcext:value-type="percentage">
            <text:p>0.09%</text:p>
          </table:table-cell>
          <table:table-cell/>
          <table:table-cell office:value-type="float" office:value="403374" calcext:value-type="float">
            <text:p>403374</text:p>
          </table:table-cell>
          <table:table-cell table:style-name="ce1" office:value-type="percentage" office:value="0.007202" calcext:value-type="percentage">
            <text:p>0.72%</text:p>
          </table:table-cell>
          <table:table-cell office:value-type="float" office:value="2526816" calcext:value-type="float">
            <text:p>2526816</text:p>
          </table:table-cell>
          <table:table-cell table:style-name="ce1" office:value-type="percentage" office:value="0.00034" calcext:value-type="percentage">
            <text:p>0.03%</text:p>
          </table:table-cell>
          <table:table-cell/>
          <table:table-cell table:formula="of:=[.G65]/[.B65]" office:value-type="float" office:value="0.0598651833470861" calcext:value-type="float">
            <text:p>0.0598651833</text:p>
          </table:table-cell>
          <table:table-cell table:formula="of:=[.I65]/[.D65]" office:value-type="float" office:value="0.0603016572016161" calcext:value-type="float">
            <text:p>0.0603016572</text:p>
          </table:table-cell>
          <table:table-cell/>
          <table:table-cell office:value-type="float" office:value="25934908521" calcext:value-type="float">
            <text:p>25934908521</text:p>
          </table:table-cell>
          <table:table-cell office:value-type="percentage" office:value="0.501044" calcext:value-type="percentage">
            <text:p>50.1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47378" calcext:value-type="float">
            <text:p>12647378</text:p>
          </table:table-cell>
          <table:table-cell table:style-name="ce1" office:value-type="percentage" office:value="0.010624" calcext:value-type="percentage">
            <text:p>1.06%</text:p>
          </table:table-cell>
          <table:table-cell office:value-type="float" office:value="163903301" calcext:value-type="float">
            <text:p>163903301</text:p>
          </table:table-cell>
          <table:table-cell table:style-name="ce1" office:value-type="percentage" office:value="0.00347" calcext:value-type="percentage">
            <text:p>0.35%</text:p>
          </table:table-cell>
          <table:table-cell/>
          <table:table-cell office:value-type="float" office:value="710933" calcext:value-type="float">
            <text:p>710933</text:p>
          </table:table-cell>
          <table:table-cell table:style-name="ce1" office:value-type="percentage" office:value="0.012693" calcext:value-type="percentage">
            <text:p>1.27%</text:p>
          </table:table-cell>
          <table:table-cell office:value-type="float" office:value="9128847" calcext:value-type="float">
            <text:p>9128847</text:p>
          </table:table-cell>
          <table:table-cell table:style-name="ce1" office:value-type="percentage" office:value="0.001228" calcext:value-type="percentage">
            <text:p>0.12%</text:p>
          </table:table-cell>
          <table:table-cell/>
          <table:table-cell table:formula="of:=[.G66]/[.B66]" office:value-type="float" office:value="0.0562118883455527" calcext:value-type="float">
            <text:p>0.0562118883</text:p>
          </table:table-cell>
          <table:table-cell table:formula="of:=[.I66]/[.D66]" office:value-type="float" office:value="0.0556965414625786" calcext:value-type="float">
            <text:p>0.0556965415</text:p>
          </table:table-cell>
          <table:table-cell/>
          <table:table-cell office:value-type="float" office:value="32116295861" calcext:value-type="float">
            <text:p>32116295861</text:p>
          </table:table-cell>
          <table:table-cell office:value-type="percentage" office:value="0.620464" calcext:value-type="percentage">
            <text:p>62.05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592602" calcext:value-type="float">
            <text:p>89592602</text:p>
          </table:table-cell>
          <table:table-cell table:style-name="ce1" office:value-type="percentage" office:value="0.075262" calcext:value-type="percentage">
            <text:p>7.53%</text:p>
          </table:table-cell>
          <table:table-cell office:value-type="float" office:value="2374551709" calcext:value-type="float">
            <text:p>2374551709</text:p>
          </table:table-cell>
          <table:table-cell table:style-name="ce1" office:value-type="percentage" office:value="0.050265" calcext:value-type="percentage">
            <text:p>5.03%</text:p>
          </table:table-cell>
          <table:table-cell/>
          <table:table-cell office:value-type="float" office:value="4585703" calcext:value-type="float">
            <text:p>4585703</text:p>
          </table:table-cell>
          <table:table-cell table:style-name="ce1" office:value-type="percentage" office:value="0.081872" calcext:value-type="percentage">
            <text:p>8.19%</text:p>
          </table:table-cell>
          <table:table-cell office:value-type="float" office:value="121395559" calcext:value-type="float">
            <text:p>121395559</text:p>
          </table:table-cell>
          <table:table-cell table:style-name="ce1" office:value-type="percentage" office:value="0.016336" calcext:value-type="percentage">
            <text:p>1.63%</text:p>
          </table:table-cell>
          <table:table-cell/>
          <table:table-cell table:formula="of:=[.G67]/[.B67]" office:value-type="float" office:value="0.0511839470852738" calcext:value-type="float">
            <text:p>0.0511839471</text:p>
          </table:table-cell>
          <table:table-cell table:formula="of:=[.I67]/[.D67]" office:value-type="float" office:value="0.0511235693625403" calcext:value-type="float">
            <text:p>0.0511235694</text:p>
          </table:table-cell>
          <table:table-cell/>
          <table:table-cell office:value-type="float" office:value="37500956407" calcext:value-type="float">
            <text:p>37500956407</text:p>
          </table:table-cell>
          <table:table-cell office:value-type="percentage" office:value="0.724492" calcext:value-type="percentage">
            <text:p>72.45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5274912" calcext:value-type="float">
            <text:p>435274912</text:p>
          </table:table-cell>
          <table:table-cell table:style-name="ce1" office:value-type="percentage" office:value="0.365653" calcext:value-type="percentage">
            <text:p>36.57%</text:p>
          </table:table-cell>
          <table:table-cell office:value-type="float" office:value="20397515885" calcext:value-type="float">
            <text:p>20397515885</text:p>
          </table:table-cell>
          <table:table-cell table:style-name="ce1" office:value-type="percentage" office:value="0.431777" calcext:value-type="percentage">
            <text:p>43.18%</text:p>
          </table:table-cell>
          <table:table-cell/>
          <table:table-cell office:value-type="float" office:value="22407662" calcext:value-type="float">
            <text:p>22407662</text:p>
          </table:table-cell>
          <table:table-cell table:style-name="ce1" office:value-type="percentage" office:value="0.400059" calcext:value-type="percentage">
            <text:p>40.01%</text:p>
          </table:table-cell>
          <table:table-cell office:value-type="float" office:value="1051879056" calcext:value-type="float">
            <text:p>1051879056</text:p>
          </table:table-cell>
          <table:table-cell table:style-name="ce1" office:value-type="percentage" office:value="0.141545" calcext:value-type="percentage">
            <text:p>14.15%</text:p>
          </table:table-cell>
          <table:table-cell/>
          <table:table-cell table:formula="of:=[.G68]/[.B68]" office:value-type="float" office:value="0.0514793326751623" calcext:value-type="float">
            <text:p>0.0514793327</text:p>
          </table:table-cell>
          <table:table-cell table:formula="of:=[.I68]/[.D68]" office:value-type="float" office:value="0.0515689783957239" calcext:value-type="float">
            <text:p>0.0515689784</text:p>
          </table:table-cell>
          <table:table-cell/>
          <table:table-cell office:value-type="float" office:value="42285555412" calcext:value-type="float">
            <text:p>42285555412</text:p>
          </table:table-cell>
          <table:table-cell office:value-type="percentage" office:value="0.816928" calcext:value-type="percentage">
            <text:p>81.69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717541" calcext:value-type="float">
            <text:p>69717541</text:p>
          </table:table-cell>
          <table:table-cell table:style-name="ce1" office:value-type="percentage" office:value="0.058566" calcext:value-type="percentage">
            <text:p>5.86%</text:p>
          </table:table-cell>
          <table:table-cell office:value-type="float" office:value="5807111877" calcext:value-type="float">
            <text:p>5807111877</text:p>
          </table:table-cell>
          <table:table-cell table:style-name="ce1" office:value-type="percentage" office:value="0.122926" calcext:value-type="percentage">
            <text:p>12.29%</text:p>
          </table:table-cell>
          <table:table-cell/>
          <table:table-cell office:value-type="float" office:value="4493310" calcext:value-type="float">
            <text:p>4493310</text:p>
          </table:table-cell>
          <table:table-cell table:style-name="ce1" office:value-type="percentage" office:value="0.080222" calcext:value-type="percentage">
            <text:p>8.02%</text:p>
          </table:table-cell>
          <table:table-cell office:value-type="float" office:value="385557713" calcext:value-type="float">
            <text:p>385557713</text:p>
          </table:table-cell>
          <table:table-cell table:style-name="ce1" office:value-type="percentage" office:value="0.051882" calcext:value-type="percentage">
            <text:p>5.19%</text:p>
          </table:table-cell>
          <table:table-cell/>
          <table:table-cell table:formula="of:=[.G69]/[.B69]" office:value-type="float" office:value="0.0644502077317959" calcext:value-type="float">
            <text:p>0.0644502077</text:p>
          </table:table-cell>
          <table:table-cell table:formula="of:=[.I69]/[.D69]" office:value-type="float" office:value="0.0663940563168868" calcext:value-type="float">
            <text:p>0.0663940563</text:p>
          </table:table-cell>
          <table:table-cell/>
          <table:table-cell office:value-type="float" office:value="46462840517" calcext:value-type="float">
            <text:p>46462840517</text:p>
          </table:table-cell>
          <table:table-cell office:value-type="percentage" office:value="0.89763" calcext:value-type="percentage">
            <text:p>89.76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964338" calcext:value-type="float">
            <text:p>15964338</text:p>
          </table:table-cell>
          <table:table-cell table:style-name="ce1" office:value-type="percentage" office:value="0.013411" calcext:value-type="percentage">
            <text:p>1.34%</text:p>
          </table:table-cell>
          <table:table-cell office:value-type="float" office:value="2778348340" calcext:value-type="float">
            <text:p>2778348340</text:p>
          </table:table-cell>
          <table:table-cell table:style-name="ce1" office:value-type="percentage" office:value="0.058812" calcext:value-type="percentage">
            <text:p>5.88%</text:p>
          </table:table-cell>
          <table:table-cell/>
          <table:table-cell office:value-type="float" office:value="1605906" calcext:value-type="float">
            <text:p>1605906</text:p>
          </table:table-cell>
          <table:table-cell table:style-name="ce1" office:value-type="percentage" office:value="0.028671" calcext:value-type="percentage">
            <text:p>2.87%</text:p>
          </table:table-cell>
          <table:table-cell office:value-type="float" office:value="285482325" calcext:value-type="float">
            <text:p>285482325</text:p>
          </table:table-cell>
          <table:table-cell table:style-name="ce1" office:value-type="percentage" office:value="0.038416" calcext:value-type="percentage">
            <text:p>3.84%</text:p>
          </table:table-cell>
          <table:table-cell/>
          <table:table-cell table:formula="of:=[.G70]/[.B70]" office:value-type="float" office:value="0.10059333496948" calcext:value-type="float">
            <text:p>0.100593335</text:p>
          </table:table-cell>
          <table:table-cell table:formula="of:=[.I70]/[.D70]" office:value-type="float" office:value="0.102752531383448" calcext:value-type="float">
            <text:p>0.1027525314</text:p>
          </table:table-cell>
          <table:table-cell/>
          <table:table-cell office:value-type="float" office:value="49771910303" calcext:value-type="float">
            <text:p>49771910303</text:p>
          </table:table-cell>
          <table:table-cell office:value-type="percentage" office:value="0.961559" calcext:value-type="percentage">
            <text:p>96.16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76669" calcext:value-type="float">
            <text:p>5576669</text:p>
          </table:table-cell>
          <table:table-cell table:style-name="ce1" office:value-type="percentage" office:value="0.004685" calcext:value-type="percentage">
            <text:p>0.47%</text:p>
          </table:table-cell>
          <table:table-cell office:value-type="float" office:value="1950045592" calcext:value-type="float">
            <text:p>1950045592</text:p>
          </table:table-cell>
          <table:table-cell table:style-name="ce1" office:value-type="percentage" office:value="0.041279" calcext:value-type="percentage">
            <text:p>4.13%</text:p>
          </table:table-cell>
          <table:table-cell/>
          <table:table-cell office:value-type="float" office:value="815009" calcext:value-type="float">
            <text:p>815009</text:p>
          </table:table-cell>
          <table:table-cell table:style-name="ce1" office:value-type="percentage" office:value="0.014551" calcext:value-type="percentage">
            <text:p>1.46%</text:p>
          </table:table-cell>
          <table:table-cell office:value-type="float" office:value="290685185" calcext:value-type="float">
            <text:p>290685185</text:p>
          </table:table-cell>
          <table:table-cell table:style-name="ce1" office:value-type="percentage" office:value="0.039116" calcext:value-type="percentage">
            <text:p>3.91%</text:p>
          </table:table-cell>
          <table:table-cell/>
          <table:table-cell table:formula="of:=[.G71]/[.B71]" office:value-type="float" office:value="0.146146203047016" calcext:value-type="float">
            <text:p>0.146146203</text:p>
          </table:table-cell>
          <table:table-cell table:formula="of:=[.I71]/[.D71]" office:value-type="float" office:value="0.149065840405233" calcext:value-type="float">
            <text:p>0.1490658404</text:p>
          </table:table-cell>
          <table:table-cell/>
          <table:table-cell office:value-type="float" office:value="50680828860" calcext:value-type="float">
            <text:p>50680828860</text:p>
          </table:table-cell>
          <table:table-cell office:value-type="percentage" office:value="0.979118" calcext:value-type="percentage">
            <text:p>97.91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45463" calcext:value-type="float">
            <text:p>2245463</text:p>
          </table:table-cell>
          <table:table-cell table:style-name="ce1" office:value-type="percentage" office:value="0.001886" calcext:value-type="percentage">
            <text:p>0.19%</text:p>
          </table:table-cell>
          <table:table-cell office:value-type="float" office:value="1585375369" calcext:value-type="float">
            <text:p>1585375369</text:p>
          </table:table-cell>
          <table:table-cell table:style-name="ce1" office:value-type="percentage" office:value="0.033559" calcext:value-type="percentage">
            <text:p>3.36%</text:p>
          </table:table-cell>
          <table:table-cell/>
          <table:table-cell office:value-type="float" office:value="450842" calcext:value-type="float">
            <text:p>450842</text:p>
          </table:table-cell>
          <table:table-cell table:style-name="ce1" office:value-type="percentage" office:value="0.008049" calcext:value-type="percentage">
            <text:p>0.80%</text:p>
          </table:table-cell>
          <table:table-cell office:value-type="float" office:value="323249349" calcext:value-type="float">
            <text:p>323249349</text:p>
          </table:table-cell>
          <table:table-cell table:style-name="ce1" office:value-type="percentage" office:value="0.043498" calcext:value-type="percentage">
            <text:p>4.35%</text:p>
          </table:table-cell>
          <table:table-cell/>
          <table:table-cell table:formula="of:=[.G72]/[.B72]" office:value-type="float" office:value="0.200779082086857" calcext:value-type="float">
            <text:p>0.2007790821</text:p>
          </table:table-cell>
          <table:table-cell table:formula="of:=[.I72]/[.D72]" office:value-type="float" office:value="0.203894519443616" calcext:value-type="float">
            <text:p>0.2038945194</text:p>
          </table:table-cell>
          <table:table-cell/>
          <table:table-cell office:value-type="float" office:value="50832184625" calcext:value-type="float">
            <text:p>50832184625</text:p>
          </table:table-cell>
          <table:table-cell office:value-type="percentage" office:value="0.982042" calcext:value-type="percentage">
            <text:p>98.20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37521" calcext:value-type="float">
            <text:p>1137521</text:p>
          </table:table-cell>
          <table:table-cell table:style-name="ce1" office:value-type="percentage" office:value="0.000956" calcext:value-type="percentage">
            <text:p>0.10%</text:p>
          </table:table-cell>
          <table:table-cell office:value-type="float" office:value="1635484997" calcext:value-type="float">
            <text:p>1635484997</text:p>
          </table:table-cell>
          <table:table-cell table:style-name="ce1" office:value-type="percentage" office:value="0.03462" calcext:value-type="percentage">
            <text:p>3.46%</text:p>
          </table:table-cell>
          <table:table-cell/>
          <table:table-cell office:value-type="float" office:value="276450" calcext:value-type="float">
            <text:p>276450</text:p>
          </table:table-cell>
          <table:table-cell table:style-name="ce1" office:value-type="percentage" office:value="0.004936" calcext:value-type="percentage">
            <text:p>0.49%</text:p>
          </table:table-cell>
          <table:table-cell office:value-type="float" office:value="398805268" calcext:value-type="float">
            <text:p>398805268</text:p>
          </table:table-cell>
          <table:table-cell table:style-name="ce1" office:value-type="percentage" office:value="0.053665" calcext:value-type="percentage">
            <text:p>5.37%</text:p>
          </table:table-cell>
          <table:table-cell/>
          <table:table-cell table:formula="of:=[.G73]/[.B73]" office:value-type="float" office:value="0.24302848035333" calcext:value-type="float">
            <text:p>0.2430284804</text:p>
          </table:table-cell>
          <table:table-cell table:formula="of:=[.I73]/[.D73]" office:value-type="float" office:value="0.243845262250364" calcext:value-type="float">
            <text:p>0.2438452623</text:p>
          </table:table-cell>
          <table:table-cell/>
          <table:table-cell office:value-type="float" office:value="50932184625" calcext:value-type="float">
            <text:p>50932184625</text:p>
          </table:table-cell>
          <table:table-cell office:value-type="percentage" office:value="0.983974" calcext:value-type="percentage">
            <text:p>98.40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57533" calcext:value-type="float">
            <text:p>557533</text:p>
          </table:table-cell>
          <table:table-cell table:style-name="ce1" office:value-type="percentage" office:value="0.000468" calcext:value-type="percentage">
            <text:p>0.05%</text:p>
          </table:table-cell>
          <table:table-cell office:value-type="float" office:value="1536028186" calcext:value-type="float">
            <text:p>1536028186</text:p>
          </table:table-cell>
          <table:table-cell table:style-name="ce1" office:value-type="percentage" office:value="0.032515" calcext:value-type="percentage">
            <text:p>3.25%</text:p>
          </table:table-cell>
          <table:table-cell/>
          <table:table-cell office:value-type="float" office:value="157945" calcext:value-type="float">
            <text:p>157945</text:p>
          </table:table-cell>
          <table:table-cell table:style-name="ce1" office:value-type="percentage" office:value="0.00282" calcext:value-type="percentage">
            <text:p>0.28%</text:p>
          </table:table-cell>
          <table:table-cell office:value-type="float" office:value="445054229" calcext:value-type="float">
            <text:p>445054229</text:p>
          </table:table-cell>
          <table:table-cell table:style-name="ce1" office:value-type="percentage" office:value="0.059888" calcext:value-type="percentage">
            <text:p>5.99%</text:p>
          </table:table-cell>
          <table:table-cell/>
          <table:table-cell table:formula="of:=[.G74]/[.B74]" office:value-type="float" office:value="0.283292648148181" calcext:value-type="float">
            <text:p>0.2832926481</text:p>
          </table:table-cell>
          <table:table-cell table:formula="of:=[.I74]/[.D74]" office:value-type="float" office:value="0.289743530135976" calcext:value-type="float">
            <text:p>0.2897435301</text:p>
          </table:table-cell>
          <table:table-cell/>
          <table:table-cell office:value-type="float" office:value="51032184625" calcext:value-type="float">
            <text:p>51032184625</text:p>
          </table:table-cell>
          <table:table-cell office:value-type="percentage" office:value="0.985906" calcext:value-type="percentage">
            <text:p>98.59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2932" calcext:value-type="float">
            <text:p>202932</text:p>
          </table:table-cell>
          <table:table-cell table:style-name="ce1" office:value-type="percentage" office:value="0.00017" calcext:value-type="percentage">
            <text:p>0.02%</text:p>
          </table:table-cell>
          <table:table-cell office:value-type="float" office:value="1158538210" calcext:value-type="float">
            <text:p>1158538210</text:p>
          </table:table-cell>
          <table:table-cell table:style-name="ce1" office:value-type="percentage" office:value="0.024524" calcext:value-type="percentage">
            <text:p>2.45%</text:p>
          </table:table-cell>
          <table:table-cell/>
          <table:table-cell office:value-type="float" office:value="78998" calcext:value-type="float">
            <text:p>78998</text:p>
          </table:table-cell>
          <table:table-cell table:style-name="ce1" office:value-type="percentage" office:value="0.00141" calcext:value-type="percentage">
            <text:p>0.14%</text:p>
          </table:table-cell>
          <table:table-cell office:value-type="float" office:value="454266012" calcext:value-type="float">
            <text:p>454266012</text:p>
          </table:table-cell>
          <table:table-cell table:style-name="ce1" office:value-type="percentage" office:value="0.061128" calcext:value-type="percentage">
            <text:p>6.11%</text:p>
          </table:table-cell>
          <table:table-cell/>
          <table:table-cell table:formula="of:=[.G75]/[.B75]" office:value-type="float" office:value="0.389283109613072" calcext:value-type="float">
            <text:p>0.3892831096</text:p>
          </table:table-cell>
          <table:table-cell table:formula="of:=[.I75]/[.D75]" office:value-type="float" office:value="0.392102744716551" calcext:value-type="float">
            <text:p>0.392102744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8586" calcext:value-type="float">
            <text:p>148586</text:p>
          </table:table-cell>
          <table:table-cell table:style-name="ce1" office:value-type="percentage" office:value="0.000125" calcext:value-type="percentage">
            <text:p>0.01%</text:p>
          </table:table-cell>
          <table:table-cell office:value-type="float" office:value="1802625091" calcext:value-type="float">
            <text:p>1802625091</text:p>
          </table:table-cell>
          <table:table-cell table:style-name="ce1" office:value-type="percentage" office:value="0.038158" calcext:value-type="percentage">
            <text:p>3.82%</text:p>
          </table:table-cell>
          <table:table-cell/>
          <table:table-cell office:value-type="float" office:value="56838" calcext:value-type="float">
            <text:p>56838</text:p>
          </table:table-cell>
          <table:table-cell table:style-name="ce1" office:value-type="percentage" office:value="0.001015" calcext:value-type="percentage">
            <text:p>0.10%</text:p>
          </table:table-cell>
          <table:table-cell office:value-type="float" office:value="677649749" calcext:value-type="float">
            <text:p>677649749</text:p>
          </table:table-cell>
          <table:table-cell table:style-name="ce1" office:value-type="percentage" office:value="0.091187" calcext:value-type="percentage">
            <text:p>9.12%</text:p>
          </table:table-cell>
          <table:table-cell/>
          <table:table-cell table:formula="of:=[.G76]/[.B76]" office:value-type="float" office:value="0.382525944570821" calcext:value-type="float">
            <text:p>0.3825259446</text:p>
          </table:table-cell>
          <table:table-cell table:formula="of:=[.I76]/[.D76]" office:value-type="float" office:value="0.375923841503879" calcext:value-type="float">
            <text:p>0.375923841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3827" calcext:value-type="float">
            <text:p>103827</text:p>
          </table:table-cell>
          <table:table-cell table:style-name="ce1" office:value-type="percentage" office:value="0.000087" calcext:value-type="percentage">
            <text:p>0.01%</text:p>
          </table:table-cell>
          <table:table-cell office:value-type="float" office:value="2160895541" calcext:value-type="float">
            <text:p>2160895541</text:p>
          </table:table-cell>
          <table:table-cell table:style-name="ce1" office:value-type="percentage" office:value="0.045742" calcext:value-type="percentage">
            <text:p>4.57%</text:p>
          </table:table-cell>
          <table:table-cell/>
          <table:table-cell office:value-type="float" office:value="38196" calcext:value-type="float">
            <text:p>38196</text:p>
          </table:table-cell>
          <table:table-cell table:style-name="ce1" office:value-type="percentage" office:value="0.000682" calcext:value-type="percentage">
            <text:p>0.07%</text:p>
          </table:table-cell>
          <table:table-cell office:value-type="float" office:value="817678732" calcext:value-type="float">
            <text:p>817678732</text:p>
          </table:table-cell>
          <table:table-cell table:style-name="ce1" office:value-type="percentage" office:value="0.11003" calcext:value-type="percentage">
            <text:p>11.00%</text:p>
          </table:table-cell>
          <table:table-cell/>
          <table:table-cell table:formula="of:=[.G77]/[.B77]" office:value-type="float" office:value="0.367881186974486" calcext:value-type="float">
            <text:p>0.367881187</text:p>
          </table:table-cell>
          <table:table-cell table:formula="of:=[.I77]/[.D77]" office:value-type="float" office:value="0.378398083797055" calcext:value-type="float">
            <text:p>0.378398083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7174" calcext:value-type="float">
            <text:p>27174</text:p>
          </table:table-cell>
          <table:table-cell table:style-name="ce1" office:value-type="percentage" office:value="0.000023" calcext:value-type="percentage">
            <text:p>0.00%</text:p>
          </table:table-cell>
          <table:table-cell office:value-type="float" office:value="1152068365" calcext:value-type="float">
            <text:p>1152068365</text:p>
          </table:table-cell>
          <table:table-cell table:style-name="ce1" office:value-type="percentage" office:value="0.024387" calcext:value-type="percentage">
            <text:p>2.44%</text:p>
          </table:table-cell>
          <table:table-cell/>
          <table:table-cell office:value-type="float" office:value="12796" calcext:value-type="float">
            <text:p>12796</text:p>
          </table:table-cell>
          <table:table-cell table:style-name="ce1" office:value-type="percentage" office:value="0.000228" calcext:value-type="percentage">
            <text:p>0.02%</text:p>
          </table:table-cell>
          <table:table-cell office:value-type="float" office:value="553837924" calcext:value-type="float">
            <text:p>553837924</text:p>
          </table:table-cell>
          <table:table-cell table:style-name="ce1" office:value-type="percentage" office:value="0.074527" calcext:value-type="percentage">
            <text:p>7.45%</text:p>
          </table:table-cell>
          <table:table-cell/>
          <table:table-cell table:formula="of:=[.G78]/[.B78]" office:value-type="float" office:value="0.470891293147862" calcext:value-type="float">
            <text:p>0.4708912931</text:p>
          </table:table-cell>
          <table:table-cell table:formula="of:=[.I78]/[.D78]" office:value-type="float" office:value="0.480733557856178" calcext:value-type="float">
            <text:p>0.480733557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964" calcext:value-type="float">
            <text:p>6964</text:p>
          </table:table-cell>
          <table:table-cell table:style-name="ce1" office:value-type="percentage" office:value="0.000006" calcext:value-type="percentage">
            <text:p>0.00%</text:p>
          </table:table-cell>
          <table:table-cell office:value-type="float" office:value="619781179" calcext:value-type="float">
            <text:p>619781179</text:p>
          </table:table-cell>
          <table:table-cell table:style-name="ce1" office:value-type="percentage" office:value="0.01312" calcext:value-type="percentage">
            <text:p>1.31%</text:p>
          </table:table-cell>
          <table:table-cell/>
          <table:table-cell office:value-type="float" office:value="4327" calcext:value-type="float">
            <text:p>4327</text:p>
          </table:table-cell>
          <table:table-cell table:style-name="ce1" office:value-type="percentage" office:value="0.000077" calcext:value-type="percentage">
            <text:p>0.01%</text:p>
          </table:table-cell>
          <table:table-cell office:value-type="float" office:value="389295412" calcext:value-type="float">
            <text:p>389295412</text:p>
          </table:table-cell>
          <table:table-cell table:style-name="ce1" office:value-type="percentage" office:value="0.052385" calcext:value-type="percentage">
            <text:p>5.24%</text:p>
          </table:table-cell>
          <table:table-cell/>
          <table:table-cell table:formula="of:=[.G79]/[.B79]" office:value-type="float" office:value="0.621338311315336" calcext:value-type="float">
            <text:p>0.6213383113</text:p>
          </table:table-cell>
          <table:table-cell table:formula="of:=[.I79]/[.D79]" office:value-type="float" office:value="0.628117511777491" calcext:value-type="float">
            <text:p>0.628117511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922" calcext:value-type="float">
            <text:p>192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328153489" calcext:value-type="float">
            <text:p>328153489</text:p>
          </table:table-cell>
          <table:table-cell table:style-name="ce1" office:value-type="percentage" office:value="0.006946" calcext:value-type="percentage">
            <text:p>0.69%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ce1" office:value-type="percentage" office:value="0.000025" calcext:value-type="percentage">
            <text:p>0.00%</text:p>
          </table:table-cell>
          <table:table-cell office:value-type="float" office:value="238381285" calcext:value-type="float">
            <text:p>238381285</text:p>
          </table:table-cell>
          <table:table-cell table:style-name="ce1" office:value-type="percentage" office:value="0.032078" calcext:value-type="percentage">
            <text:p>3.21%</text:p>
          </table:table-cell>
          <table:table-cell/>
          <table:table-cell table:formula="of:=[.G80]/[.B80]" office:value-type="float" office:value="0.721644120707596" calcext:value-type="float">
            <text:p>0.7216441207</text:p>
          </table:table-cell>
          <table:table-cell table:formula="of:=[.I80]/[.D80]" office:value-type="float" office:value="0.726432273282945" calcext:value-type="float">
            <text:p>0.726432273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22" calcext:value-type="float">
            <text:p>622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18890978" calcext:value-type="float">
            <text:p>218890978</text:p>
          </table:table-cell>
          <table:table-cell table:style-name="ce1" office:value-type="percentage" office:value="0.004634" calcext:value-type="percentage">
            <text:p>0.46%</text:p>
          </table:table-cell>
          <table:table-cell/>
          <table:table-cell office:value-type="float" office:value="452" calcext:value-type="float">
            <text:p>452</text:p>
          </table:table-cell>
          <table:table-cell table:style-name="ce1" office:value-type="percentage" office:value="0.000008" calcext:value-type="percentage">
            <text:p>0.00%</text:p>
          </table:table-cell>
          <table:table-cell office:value-type="float" office:value="158532183" calcext:value-type="float">
            <text:p>158532183</text:p>
          </table:table-cell>
          <table:table-cell table:style-name="ce1" office:value-type="percentage" office:value="0.021333" calcext:value-type="percentage">
            <text:p>2.13%</text:p>
          </table:table-cell>
          <table:table-cell/>
          <table:table-cell table:formula="of:=[.G81]/[.B81]" office:value-type="float" office:value="0.726688102893891" calcext:value-type="float">
            <text:p>0.7266881029</text:p>
          </table:table-cell>
          <table:table-cell table:formula="of:=[.I81]/[.D81]" office:value-type="float" office:value="0.724251791684169" calcext:value-type="float">
            <text:p>0.7242517917</text:p>
          </table:table-cell>
          <table:table-cell/>
          <table:table-cell office:value-type="float" office:value="50640226" calcext:value-type="float">
            <text:p>50640226</text:p>
          </table:table-cell>
          <table:table-cell office:value-type="percentage" office:value="0.001004" calcext:value-type="percentage">
            <text:p>0.10%</text:p>
          </table:table-cell>
          <table:table-cell office:value-type="float" office:value="10" calcext:value-type="float">
            <text:p>10</text:p>
          </table:table-cell>
          <table:table-cell office:value-type="float" office:value="4781360" calcext:value-type="float">
            <text:p>4781360</text:p>
          </table:table-cell>
          <table:table-cell/>
          <table:table-cell office:value-type="float" office:value="50538545" calcext:value-type="float">
            <text:p>50538545</text:p>
          </table:table-cell>
          <table:table-cell office:value-type="percentage" office:value="0.00613" calcext:value-type="percentage">
            <text:p>0.61%</text:p>
          </table:table-cell>
          <table:table-cell office:value-type="float" office:value="10" calcext:value-type="float">
            <text:p>10</text:p>
          </table:table-cell>
          <table:table-cell office:value-type="float" office:value="4774746" calcext:value-type="float">
            <text:p>477474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4" calcext:value-type="float">
            <text:p>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5180392" calcext:value-type="float">
            <text:p>15180392</text:p>
          </table:table-cell>
          <table:table-cell table:style-name="ce1" office:value-type="percentage" office:value="0.000321" calcext:value-type="percentage">
            <text:p>0.03%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521908" calcext:value-type="float">
            <text:p>13521908</text:p>
          </table:table-cell>
          <table:table-cell table:style-name="ce1" office:value-type="percentage" office:value="0.00182" calcext:value-type="percentage">
            <text:p>0.18%</text:p>
          </table:table-cell>
          <table:table-cell/>
          <table:table-cell table:formula="of:=[.G82]/[.B82]" office:value-type="float" office:value="0.875" calcext:value-type="float">
            <text:p>0.875</text:p>
          </table:table-cell>
          <table:table-cell table:formula="of:=[.I82]/[.D82]" office:value-type="float" office:value="0.8907482758021" calcext:value-type="float">
            <text:p>0.8907482758</text:p>
          </table:table-cell>
          <table:table-cell/>
          <table:table-cell office:value-type="float" office:value="97564562" calcext:value-type="float">
            <text:p>97564562</text:p>
          </table:table-cell>
          <table:table-cell office:value-type="percentage" office:value="0.001934" calcext:value-type="percentage">
            <text:p>0.19%</text:p>
          </table:table-cell>
          <table:table-cell office:value-type="float" office:value="20" calcext:value-type="float">
            <text:p>20</text:p>
          </table:table-cell>
          <table:table-cell office:value-type="float" office:value="4584668" calcext:value-type="float">
            <text:p>4584668</text:p>
          </table:table-cell>
          <table:table-cell/>
          <table:table-cell office:value-type="float" office:value="97141526" calcext:value-type="float">
            <text:p>97141526</text:p>
          </table:table-cell>
          <table:table-cell office:value-type="percentage" office:value="0.011783" calcext:value-type="percentage">
            <text:p>1.18%</text:p>
          </table:table-cell>
          <table:table-cell office:value-type="float" office:value="20" calcext:value-type="float">
            <text:p>20</text:p>
          </table:table-cell>
          <table:table-cell office:value-type="float" office:value="4547676" calcext:value-type="float">
            <text:p>454767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99627441" calcext:value-type="float">
            <text:p>199627441</text:p>
          </table:table-cell>
          <table:table-cell table:style-name="ce1" office:value-type="percentage" office:value="0.004226" calcext:value-type="percentage">
            <text:p>0.42%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83011599" calcext:value-type="float">
            <text:p>183011599</text:p>
          </table:table-cell>
          <table:table-cell table:style-name="ce1" office:value-type="percentage" office:value="0.024627" calcext:value-type="percentage">
            <text:p>2.46%</text:p>
          </table:table-cell>
          <table:table-cell/>
          <table:table-cell table:formula="of:=[.G83]/[.B83]" office:value-type="float" office:value="0.9140625" calcext:value-type="float">
            <text:p>0.9140625</text:p>
          </table:table-cell>
          <table:table-cell table:formula="of:=[.I83]/[.D83]" office:value-type="float" office:value="0.916765741639698" calcext:value-type="float">
            <text:p>0.9167657416</text:p>
          </table:table-cell>
          <table:table-cell/>
          <table:table-cell office:value-type="float" office:value="142743443" calcext:value-type="float">
            <text:p>142743443</text:p>
          </table:table-cell>
          <table:table-cell office:value-type="percentage" office:value="0.00283" calcext:value-type="percentage">
            <text:p>0.28%</text:p>
          </table:table-cell>
          <table:table-cell office:value-type="float" office:value="30" calcext:value-type="float">
            <text:p>30</text:p>
          </table:table-cell>
          <table:table-cell office:value-type="float" office:value="4466581" calcext:value-type="float">
            <text:p>4466581</text:p>
          </table:table-cell>
          <table:table-cell/>
          <table:table-cell office:value-type="float" office:value="142098056" calcext:value-type="float">
            <text:p>142098056</text:p>
          </table:table-cell>
          <table:table-cell office:value-type="percentage" office:value="0.017236" calcext:value-type="percentage">
            <text:p>1.72%</text:p>
          </table:table-cell>
          <table:table-cell office:value-type="float" office:value="30" calcext:value-type="float">
            <text:p>30</text:p>
          </table:table-cell>
          <table:table-cell office:value-type="float" office:value="4422994" calcext:value-type="float">
            <text:p>44229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77" calcext:value-type="float">
            <text:p>17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56238585" calcext:value-type="float">
            <text:p>556238585</text:p>
          </table:table-cell>
          <table:table-cell table:style-name="ce1" office:value-type="percentage" office:value="0.011775" calcext:value-type="percentage">
            <text:p>1.18%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1" office:value-type="percentage" office:value="0.000003" calcext:value-type="percentage">
            <text:p>0.00%</text:p>
          </table:table-cell>
          <table:table-cell office:value-type="float" office:value="487005194" calcext:value-type="float">
            <text:p>487005194</text:p>
          </table:table-cell>
          <table:table-cell table:style-name="ce1" office:value-type="percentage" office:value="0.065533" calcext:value-type="percentage">
            <text:p>6.55%</text:p>
          </table:table-cell>
          <table:table-cell/>
          <table:table-cell table:formula="of:=[.G84]/[.B84]" office:value-type="float" office:value="0.875706214689266" calcext:value-type="float">
            <text:p>0.8757062147</text:p>
          </table:table-cell>
          <table:table-cell table:formula="of:=[.I84]/[.D84]" office:value-type="float" office:value="0.875532922621684" calcext:value-type="float">
            <text:p>0.8755329226</text:p>
          </table:table-cell>
          <table:table-cell/>
          <table:table-cell office:value-type="float" office:value="186684385" calcext:value-type="float">
            <text:p>186684385</text:p>
          </table:table-cell>
          <table:table-cell office:value-type="percentage" office:value="0.003701" calcext:value-type="percentage">
            <text:p>0.37%</text:p>
          </table:table-cell>
          <table:table-cell office:value-type="float" office:value="40" calcext:value-type="float">
            <text:p>40</text:p>
          </table:table-cell>
          <table:table-cell office:value-type="float" office:value="4359955" calcext:value-type="float">
            <text:p>4359955</text:p>
          </table:table-cell>
          <table:table-cell/>
          <table:table-cell office:value-type="float" office:value="185849361" calcext:value-type="float">
            <text:p>185849361</text:p>
          </table:table-cell>
          <table:table-cell office:value-type="percentage" office:value="0.022543" calcext:value-type="percentage">
            <text:p>2.25%</text:p>
          </table:table-cell>
          <table:table-cell office:value-type="float" office:value="40" calcext:value-type="float">
            <text:p>40</text:p>
          </table:table-cell>
          <table:table-cell office:value-type="float" office:value="4345141" calcext:value-type="float">
            <text:p>434514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0" calcext:value-type="float">
            <text:p>3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597555" calcext:value-type="float">
            <text:p>134597555</text:p>
          </table:table-cell>
          <table:table-cell table:style-name="ce1" office:value-type="percentage" office:value="0.002849" calcext:value-type="percentage">
            <text:p>0.28%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1359473" calcext:value-type="float">
            <text:p>121359473</text:p>
          </table:table-cell>
          <table:table-cell table:style-name="ce1" office:value-type="percentage" office:value="0.016331" calcext:value-type="percentage">
            <text:p>1.63%</text:p>
          </table:table-cell>
          <table:table-cell/>
          <table:table-cell table:formula="of:=[.G85]/[.B85]" office:value-type="float" office:value="0.9" calcext:value-type="float">
            <text:p>0.9</text:p>
          </table:table-cell>
          <table:table-cell table:formula="of:=[.I85]/[.D85]" office:value-type="float" office:value="0.901646935562834" calcext:value-type="float">
            <text:p>0.9016469356</text:p>
          </table:table-cell>
          <table:table-cell/>
          <table:table-cell office:value-type="float" office:value="229868729" calcext:value-type="float">
            <text:p>229868729</text:p>
          </table:table-cell>
          <table:table-cell office:value-type="percentage" office:value="0.004557" calcext:value-type="percentage">
            <text:p>0.46%</text:p>
          </table:table-cell>
          <table:table-cell office:value-type="float" office:value="50" calcext:value-type="float">
            <text:p>50</text:p>
          </table:table-cell>
          <table:table-cell office:value-type="float" office:value="4290772" calcext:value-type="float">
            <text:p>4290772</text:p>
          </table:table-cell>
          <table:table-cell/>
          <table:table-cell office:value-type="float" office:value="228900269" calcext:value-type="float">
            <text:p>228900269</text:p>
          </table:table-cell>
          <table:table-cell office:value-type="percentage" office:value="0.027765" calcext:value-type="percentage">
            <text:p>2.78%</text:p>
          </table:table-cell>
          <table:table-cell office:value-type="float" office:value="50" calcext:value-type="float">
            <text:p>50</text:p>
          </table:table-cell>
          <table:table-cell office:value-type="float" office:value="4277617" calcext:value-type="float">
            <text:p>4277617</text:p>
          </table:table-cell>
        </table:table-row>
        <table:table-row table:style-name="ro1">
          <table:table-cell table:number-columns-repeated="14"/>
          <table:table-cell office:value-type="float" office:value="272314954" calcext:value-type="float">
            <text:p>272314954</text:p>
          </table:table-cell>
          <table:table-cell office:value-type="percentage" office:value="0.005398" calcext:value-type="percentage">
            <text:p>0.54%</text:p>
          </table:table-cell>
          <table:table-cell office:value-type="float" office:value="60" calcext:value-type="float">
            <text:p>60</text:p>
          </table:table-cell>
          <table:table-cell office:value-type="float" office:value="4170011" calcext:value-type="float">
            <text:p>4170011</text:p>
          </table:table-cell>
          <table:table-cell/>
          <table:table-cell office:value-type="float" office:value="270601504" calcext:value-type="float">
            <text:p>270601504</text:p>
          </table:table-cell>
          <table:table-cell office:value-type="percentage" office:value="0.032823" calcext:value-type="percentage">
            <text:p>3.28%</text:p>
          </table:table-cell>
          <table:table-cell office:value-type="float" office:value="60" calcext:value-type="float">
            <text:p>60</text:p>
          </table:table-cell>
          <table:table-cell office:value-type="float" office:value="4004605" calcext:value-type="float">
            <text:p>4004605</text:p>
          </table:table-cell>
        </table:table-row>
        <table:table-row table:style-name="ro1">
          <table:table-cell table:number-columns-repeated="14"/>
          <table:table-cell office:value-type="float" office:value="311663843" calcext:value-type="float">
            <text:p>311663843</text:p>
          </table:table-cell>
          <table:table-cell office:value-type="percentage" office:value="0.006178" calcext:value-type="percentage">
            <text:p>0.62%</text:p>
          </table:table-cell>
          <table:table-cell office:value-type="float" office:value="70" calcext:value-type="float">
            <text:p>70</text:p>
          </table:table-cell>
          <table:table-cell office:value-type="float" office:value="3781435" calcext:value-type="float">
            <text:p>3781435</text:p>
          </table:table-cell>
          <table:table-cell/>
          <table:table-cell office:value-type="float" office:value="309171536" calcext:value-type="float">
            <text:p>309171536</text:p>
          </table:table-cell>
          <table:table-cell office:value-type="percentage" office:value="0.037501" calcext:value-type="percentage">
            <text:p>3.75%</text:p>
          </table:table-cell>
          <table:table-cell office:value-type="float" office:value="70" calcext:value-type="float">
            <text:p>70</text:p>
          </table:table-cell>
          <table:table-cell office:value-type="float" office:value="3762425" calcext:value-type="float">
            <text:p>3762425</text:p>
          </table:table-cell>
        </table:table-row>
        <table:table-row table:style-name="ro1">
          <table:table-cell table:number-columns-repeated="14"/>
          <table:table-cell office:value-type="float" office:value="349108692" calcext:value-type="float">
            <text:p>349108692</text:p>
          </table:table-cell>
          <table:table-cell office:value-type="percentage" office:value="0.006921" calcext:value-type="percentage">
            <text:p>0.69%</text:p>
          </table:table-cell>
          <table:table-cell office:value-type="float" office:value="80" calcext:value-type="float">
            <text:p>80</text:p>
          </table:table-cell>
          <table:table-cell office:value-type="float" office:value="3690708" calcext:value-type="float">
            <text:p>3690708</text:p>
          </table:table-cell>
          <table:table-cell/>
          <table:table-cell office:value-type="float" office:value="345942096" calcext:value-type="float">
            <text:p>345942096</text:p>
          </table:table-cell>
          <table:table-cell office:value-type="percentage" office:value="0.041962" calcext:value-type="percentage">
            <text:p>4.20%</text:p>
          </table:table-cell>
          <table:table-cell office:value-type="float" office:value="80" calcext:value-type="float">
            <text:p>80</text:p>
          </table:table-cell>
          <table:table-cell office:value-type="float" office:value="3583933" calcext:value-type="float">
            <text:p>3583933</text:p>
          </table:table-cell>
        </table:table-row>
        <table:table-row table:style-name="ro1">
          <table:table-cell table:number-columns-repeated="14"/>
          <table:table-cell office:value-type="float" office:value="384999527" calcext:value-type="float">
            <text:p>384999527</text:p>
          </table:table-cell>
          <table:table-cell office:value-type="percentage" office:value="0.007632" calcext:value-type="percentage">
            <text:p>0.76%</text:p>
          </table:table-cell>
          <table:table-cell office:value-type="float" office:value="90" calcext:value-type="float">
            <text:p>90</text:p>
          </table:table-cell>
          <table:table-cell office:value-type="float" office:value="3536873" calcext:value-type="float">
            <text:p>3536873</text:p>
          </table:table-cell>
          <table:table-cell/>
          <table:table-cell office:value-type="float" office:value="381313341" calcext:value-type="float">
            <text:p>381313341</text:p>
          </table:table-cell>
          <table:table-cell office:value-type="percentage" office:value="0.046252" calcext:value-type="percentage">
            <text:p>4.63%</text:p>
          </table:table-cell>
          <table:table-cell office:value-type="float" office:value="90" calcext:value-type="float">
            <text:p>90</text:p>
          </table:table-cell>
          <table:table-cell office:value-type="float" office:value="3487170" calcext:value-type="float">
            <text:p>3487170</text:p>
          </table:table-cell>
        </table:table-row>
        <table:table-row table:style-name="ro1">
          <table:table-cell table:number-columns-repeated="14"/>
          <table:table-cell office:value-type="float" office:value="419987782" calcext:value-type="float">
            <text:p>419987782</text:p>
          </table:table-cell>
          <table:table-cell office:value-type="percentage" office:value="0.008326" calcext:value-type="percentage">
            <text:p>0.83%</text:p>
          </table:table-cell>
          <table:table-cell office:value-type="float" office:value="100" calcext:value-type="float">
            <text:p>100</text:p>
          </table:table-cell>
          <table:table-cell office:value-type="float" office:value="3451699" calcext:value-type="float">
            <text:p>3451699</text:p>
          </table:table-cell>
          <table:table-cell/>
          <table:table-cell office:value-type="float" office:value="415699644" calcext:value-type="float">
            <text:p>415699644</text:p>
          </table:table-cell>
          <table:table-cell office:value-type="percentage" office:value="0.050423" calcext:value-type="percentage">
            <text:p>5.04%</text:p>
          </table:table-cell>
          <table:table-cell office:value-type="float" office:value="100" calcext:value-type="float">
            <text:p>100</text:p>
          </table:table-cell>
          <table:table-cell office:value-type="float" office:value="3410039" calcext:value-type="float">
            <text:p>3410039</text:p>
          </table:table-cell>
        </table:table-row>
        <table:table-row table:style-name="ro1">
          <table:table-cell table:number-columns-repeated="14"/>
          <table:table-cell office:value-type="float" office:value="716846249" calcext:value-type="float">
            <text:p>716846249</text:p>
          </table:table-cell>
          <table:table-cell office:value-type="percentage" office:value="0.014211" calcext:value-type="percentage">
            <text:p>1.42%</text:p>
          </table:table-cell>
          <table:table-cell office:value-type="float" office:value="200" calcext:value-type="float">
            <text:p>200</text:p>
          </table:table-cell>
          <table:table-cell office:value-type="float" office:value="2362450" calcext:value-type="float">
            <text:p>2362450</text:p>
          </table:table-cell>
          <table:table-cell/>
          <table:table-cell office:value-type="float" office:value="696298112" calcext:value-type="float">
            <text:p>696298112</text:p>
          </table:table-cell>
          <table:table-cell office:value-type="percentage" office:value="0.084458" calcext:value-type="percentage">
            <text:p>8.45%</text:p>
          </table:table-cell>
          <table:table-cell office:value-type="float" office:value="200" calcext:value-type="float">
            <text:p>200</text:p>
          </table:table-cell>
          <table:table-cell office:value-type="float" office:value="1795275" calcext:value-type="float">
            <text:p>1795275</text:p>
          </table:table-cell>
        </table:table-row>
        <table:table-row table:style-name="ro1">
          <table:table-cell table:number-columns-repeated="14"/>
          <table:table-cell office:value-type="float" office:value="893119594" calcext:value-type="float">
            <text:p>893119594</text:p>
          </table:table-cell>
          <table:table-cell office:value-type="percentage" office:value="0.017705" calcext:value-type="percentage">
            <text:p>1.77%</text:p>
          </table:table-cell>
          <table:table-cell office:value-type="float" office:value="300" calcext:value-type="float">
            <text:p>300</text:p>
          </table:table-cell>
          <table:table-cell office:value-type="float" office:value="1593330" calcext:value-type="float">
            <text:p>1593330</text:p>
          </table:table-cell>
          <table:table-cell/>
          <table:table-cell office:value-type="float" office:value="858671406" calcext:value-type="float">
            <text:p>858671406</text:p>
          </table:table-cell>
          <table:table-cell office:value-type="percentage" office:value="0.104154" calcext:value-type="percentage">
            <text:p>10.42%</text:p>
          </table:table-cell>
          <table:table-cell office:value-type="float" office:value="300" calcext:value-type="float">
            <text:p>300</text:p>
          </table:table-cell>
          <table:table-cell office:value-type="float" office:value="1188537" calcext:value-type="float">
            <text:p>1188537</text:p>
          </table:table-cell>
        </table:table-row>
        <table:table-row table:style-name="ro1">
          <table:table-cell table:number-columns-repeated="14"/>
          <table:table-cell office:value-type="float" office:value="983304066" calcext:value-type="float">
            <text:p>983304066</text:p>
          </table:table-cell>
          <table:table-cell office:value-type="percentage" office:value="0.019493" calcext:value-type="percentage">
            <text:p>1.95%</text:p>
          </table:table-cell>
          <table:table-cell office:value-type="float" office:value="400" calcext:value-type="float">
            <text:p>400</text:p>
          </table:table-cell>
          <table:table-cell office:value-type="float" office:value="465772" calcext:value-type="float">
            <text:p>465772</text:p>
          </table:table-cell>
          <table:table-cell/>
          <table:table-cell office:value-type="float" office:value="912939168" calcext:value-type="float">
            <text:p>912939168</text:p>
          </table:table-cell>
          <table:table-cell office:value-type="percentage" office:value="0.110736" calcext:value-type="percentage">
            <text:p>11.07%</text:p>
          </table:table-cell>
          <table:table-cell office:value-type="float" office:value="400" calcext:value-type="float">
            <text:p>400</text:p>
          </table:table-cell>
          <table:table-cell office:value-type="float" office:value="447322" calcext:value-type="float">
            <text:p>447322</text:p>
          </table:table-cell>
        </table:table-row>
        <table:table-row table:style-name="ro1">
          <table:table-cell table:number-columns-repeated="14"/>
          <table:table-cell office:value-type="float" office:value="1028137766" calcext:value-type="float">
            <text:p>1028137766</text:p>
          </table:table-cell>
          <table:table-cell office:value-type="percentage" office:value="0.020382" calcext:value-type="percentage">
            <text:p>2.04%</text:p>
          </table:table-cell>
          <table:table-cell office:value-type="float" office:value="500" calcext:value-type="float">
            <text:p>500</text:p>
          </table:table-cell>
          <table:table-cell office:value-type="float" office:value="435000" calcext:value-type="float">
            <text:p>435000</text:p>
          </table:table-cell>
          <table:table-cell/>
          <table:table-cell office:value-type="float" office:value="955396506" calcext:value-type="float">
            <text:p>955396506</text:p>
          </table:table-cell>
          <table:table-cell office:value-type="percentage" office:value="0.115886" calcext:value-type="percentage">
            <text:p>11.59%</text:p>
          </table:table-cell>
          <table:table-cell office:value-type="float" office:value="500" calcext:value-type="float">
            <text:p>500</text:p>
          </table:table-cell>
          <table:table-cell office:value-type="float" office:value="388540" calcext:value-type="float">
            <text:p>388540</text:p>
          </table:table-cell>
        </table:table-row>
        <table:table-row table:style-name="ro1">
          <table:table-cell table:number-columns-repeated="14"/>
          <table:table-cell office:value-type="float" office:value="1069287925" calcext:value-type="float">
            <text:p>1069287925</text:p>
          </table:table-cell>
          <table:table-cell office:value-type="percentage" office:value="0.021197" calcext:value-type="percentage">
            <text:p>2.12%</text:p>
          </table:table-cell>
          <table:table-cell office:value-type="float" office:value="600" calcext:value-type="float">
            <text:p>600</text:p>
          </table:table-cell>
          <table:table-cell office:value-type="float" office:value="382893" calcext:value-type="float">
            <text:p>382893</text:p>
          </table:table-cell>
          <table:table-cell/>
          <table:table-cell office:value-type="float" office:value="991715858" calcext:value-type="float">
            <text:p>991715858</text:p>
          </table:table-cell>
          <table:table-cell office:value-type="percentage" office:value="0.120291" calcext:value-type="percentage">
            <text:p>12.03%</text:p>
          </table:table-cell>
          <table:table-cell office:value-type="float" office:value="600" calcext:value-type="float">
            <text:p>600</text:p>
          </table:table-cell>
          <table:table-cell office:value-type="float" office:value="346701" calcext:value-type="float">
            <text:p>346701</text:p>
          </table:table-cell>
        </table:table-row>
        <table:table-row table:style-name="ro1">
          <table:table-cell table:number-columns-repeated="14"/>
          <table:table-cell office:value-type="float" office:value="1105919910" calcext:value-type="float">
            <text:p>1105919910</text:p>
          </table:table-cell>
          <table:table-cell office:value-type="percentage" office:value="0.021924" calcext:value-type="percentage">
            <text:p>2.19%</text:p>
          </table:table-cell>
          <table:table-cell office:value-type="float" office:value="700" calcext:value-type="float">
            <text:p>700</text:p>
          </table:table-cell>
          <table:table-cell office:value-type="float" office:value="353268" calcext:value-type="float">
            <text:p>353268</text:p>
          </table:table-cell>
          <table:table-cell/>
          <table:table-cell office:value-type="float" office:value="1025260137" calcext:value-type="float">
            <text:p>1025260137</text:p>
          </table:table-cell>
          <table:table-cell office:value-type="percentage" office:value="0.12436" calcext:value-type="percentage">
            <text:p>12.44%</text:p>
          </table:table-cell>
          <table:table-cell office:value-type="float" office:value="700" calcext:value-type="float">
            <text:p>700</text:p>
          </table:table-cell>
          <table:table-cell office:value-type="float" office:value="324168" calcext:value-type="float">
            <text:p>324168</text:p>
          </table:table-cell>
        </table:table-row>
        <table:table-row table:style-name="ro1">
          <table:table-cell table:number-columns-repeated="14"/>
          <table:table-cell office:value-type="float" office:value="1140416420" calcext:value-type="float">
            <text:p>1140416420</text:p>
          </table:table-cell>
          <table:table-cell office:value-type="percentage" office:value="0.022608" calcext:value-type="percentage">
            <text:p>2.26%</text:p>
          </table:table-cell>
          <table:table-cell office:value-type="float" office:value="800" calcext:value-type="float">
            <text:p>800</text:p>
          </table:table-cell>
          <table:table-cell office:value-type="float" office:value="338123" calcext:value-type="float">
            <text:p>338123</text:p>
          </table:table-cell>
          <table:table-cell/>
          <table:table-cell office:value-type="float" office:value="1054893574" calcext:value-type="float">
            <text:p>1054893574</text:p>
          </table:table-cell>
          <table:table-cell office:value-type="percentage" office:value="0.127955" calcext:value-type="percentage">
            <text:p>12.80%</text:p>
          </table:table-cell>
          <table:table-cell office:value-type="float" office:value="800" calcext:value-type="float">
            <text:p>800</text:p>
          </table:table-cell>
          <table:table-cell office:value-type="float" office:value="270918" calcext:value-type="float">
            <text:p>270918</text:p>
          </table:table-cell>
        </table:table-row>
        <table:table-row table:style-name="ro1">
          <table:table-cell table:number-columns-repeated="14"/>
          <table:table-cell office:value-type="float" office:value="1173219589" calcext:value-type="float">
            <text:p>1173219589</text:p>
          </table:table-cell>
          <table:table-cell office:value-type="percentage" office:value="0.023258" calcext:value-type="percentage">
            <text:p>2.33%</text:p>
          </table:table-cell>
          <table:table-cell office:value-type="float" office:value="900" calcext:value-type="float">
            <text:p>900</text:p>
          </table:table-cell>
          <table:table-cell office:value-type="float" office:value="310836" calcext:value-type="float">
            <text:p>310836</text:p>
          </table:table-cell>
          <table:table-cell/>
          <table:table-cell office:value-type="float" office:value="1080783553" calcext:value-type="float">
            <text:p>1080783553</text:p>
          </table:table-cell>
          <table:table-cell office:value-type="percentage" office:value="0.131095" calcext:value-type="percentage">
            <text:p>13.11%</text:p>
          </table:table-cell>
          <table:table-cell office:value-type="float" office:value="900" calcext:value-type="float">
            <text:p>900</text:p>
          </table:table-cell>
          <table:table-cell office:value-type="float" office:value="246513" calcext:value-type="float">
            <text:p>246513</text:p>
          </table:table-cell>
        </table:table-row>
        <table:table-row table:style-name="ro1">
          <table:table-cell table:number-columns-repeated="14"/>
          <table:table-cell office:value-type="float" office:value="1202486255" calcext:value-type="float">
            <text:p>1202486255</text:p>
          </table:table-cell>
          <table:table-cell office:value-type="percentage" office:value="0.023838" calcext:value-type="percentage">
            <text:p>2.38%</text:p>
          </table:table-cell>
          <table:table-cell office:value-type="float" office:value="1000" calcext:value-type="float">
            <text:p>1000</text:p>
          </table:table-cell>
          <table:table-cell office:value-type="float" office:value="274963" calcext:value-type="float">
            <text:p>274963</text:p>
          </table:table-cell>
          <table:table-cell/>
          <table:table-cell office:value-type="float" office:value="1104550048" calcext:value-type="float">
            <text:p>1104550048</text:p>
          </table:table-cell>
          <table:table-cell office:value-type="percentage" office:value="0.133978" calcext:value-type="percentage">
            <text:p>13.40%</text:p>
          </table:table-cell>
          <table:table-cell office:value-type="float" office:value="1000" calcext:value-type="float">
            <text:p>1000</text:p>
          </table:table-cell>
          <table:table-cell office:value-type="float" office:value="228742" calcext:value-type="float">
            <text:p>228742</text:p>
          </table:table-cell>
        </table:table-row>
        <table:table-row table:style-name="ro1">
          <table:table-cell table:number-columns-repeated="14"/>
          <table:table-cell office:value-type="float" office:value="1409677643" calcext:value-type="float">
            <text:p>1409677643</text:p>
          </table:table-cell>
          <table:table-cell office:value-type="percentage" office:value="0.027945" calcext:value-type="percentage">
            <text:p>2.79%</text:p>
          </table:table-cell>
          <table:table-cell office:value-type="float" office:value="2000" calcext:value-type="float">
            <text:p>2000</text:p>
          </table:table-cell>
          <table:table-cell office:value-type="float" office:value="168839" calcext:value-type="float">
            <text:p>168839</text:p>
          </table:table-cell>
          <table:table-cell/>
          <table:table-cell office:value-type="float" office:value="1281414927" calcext:value-type="float">
            <text:p>1281414927</text:p>
          </table:table-cell>
          <table:table-cell office:value-type="percentage" office:value="0.155431" calcext:value-type="percentage">
            <text:p>15.54%</text:p>
          </table:table-cell>
          <table:table-cell office:value-type="float" office:value="2000" calcext:value-type="float">
            <text:p>2000</text:p>
          </table:table-cell>
          <table:table-cell office:value-type="float" office:value="146936" calcext:value-type="float">
            <text:p>146936</text:p>
          </table:table-cell>
        </table:table-row>
        <table:table-row table:style-name="ro1">
          <table:table-cell table:number-columns-repeated="14"/>
          <table:table-cell office:value-type="float" office:value="1560697715" calcext:value-type="float">
            <text:p>1560697715</text:p>
          </table:table-cell>
          <table:table-cell office:value-type="percentage" office:value="0.030939" calcext:value-type="percentage">
            <text:p>3.09%</text:p>
          </table:table-cell>
          <table:table-cell office:value-type="float" office:value="3000" calcext:value-type="float">
            <text:p>3000</text:p>
          </table:table-cell>
          <table:table-cell office:value-type="float" office:value="138020" calcext:value-type="float">
            <text:p>138020</text:p>
          </table:table-cell>
          <table:table-cell/>
          <table:table-cell office:value-type="float" office:value="1412848238" calcext:value-type="float">
            <text:p>1412848238</text:p>
          </table:table-cell>
          <table:table-cell office:value-type="percentage" office:value="0.171373" calcext:value-type="percentage">
            <text:p>17.14%</text:p>
          </table:table-cell>
          <table:table-cell office:value-type="float" office:value="3000" calcext:value-type="float">
            <text:p>3000</text:p>
          </table:table-cell>
          <table:table-cell office:value-type="float" office:value="116668" calcext:value-type="float">
            <text:p>116668</text:p>
          </table:table-cell>
        </table:table-row>
        <table:table-row table:style-name="ro1">
          <table:table-cell table:number-columns-repeated="14"/>
          <table:table-cell office:value-type="float" office:value="1689210430" calcext:value-type="float">
            <text:p>1689210430</text:p>
          </table:table-cell>
          <table:table-cell office:value-type="percentage" office:value="0.033487" calcext:value-type="percentage">
            <text:p>3.35%</text:p>
          </table:table-cell>
          <table:table-cell office:value-type="float" office:value="4000" calcext:value-type="float">
            <text:p>4000</text:p>
          </table:table-cell>
          <table:table-cell office:value-type="float" office:value="118579" calcext:value-type="float">
            <text:p>118579</text:p>
          </table:table-cell>
          <table:table-cell/>
          <table:table-cell office:value-type="float" office:value="1518945992" calcext:value-type="float">
            <text:p>1518945992</text:p>
          </table:table-cell>
          <table:table-cell office:value-type="percentage" office:value="0.184243" calcext:value-type="percentage">
            <text:p>18.42%</text:p>
          </table:table-cell>
          <table:table-cell office:value-type="float" office:value="4000" calcext:value-type="float">
            <text:p>4000</text:p>
          </table:table-cell>
          <table:table-cell office:value-type="float" office:value="96461" calcext:value-type="float">
            <text:p>96461</text:p>
          </table:table-cell>
        </table:table-row>
        <table:table-row table:style-name="ro1">
          <table:table-cell table:number-columns-repeated="14"/>
          <table:table-cell office:value-type="float" office:value="1800721661" calcext:value-type="float">
            <text:p>1800721661</text:p>
          </table:table-cell>
          <table:table-cell office:value-type="percentage" office:value="0.035697" calcext:value-type="percentage">
            <text:p>3.57%</text:p>
          </table:table-cell>
          <table:table-cell office:value-type="float" office:value="5000" calcext:value-type="float">
            <text:p>5000</text:p>
          </table:table-cell>
          <table:table-cell office:value-type="float" office:value="104572" calcext:value-type="float">
            <text:p>104572</text:p>
          </table:table-cell>
          <table:table-cell/>
          <table:table-cell office:value-type="float" office:value="1608746850" calcext:value-type="float">
            <text:p>1608746850</text:p>
          </table:table-cell>
          <table:table-cell office:value-type="percentage" office:value="0.195135" calcext:value-type="percentage">
            <text:p>19.51%</text:p>
          </table:table-cell>
          <table:table-cell office:value-type="float" office:value="5000" calcext:value-type="float">
            <text:p>5000</text:p>
          </table:table-cell>
          <table:table-cell office:value-type="float" office:value="83296" calcext:value-type="float">
            <text:p>83296</text:p>
          </table:table-cell>
        </table:table-row>
        <table:table-row table:style-name="ro1">
          <table:table-cell table:number-columns-repeated="14"/>
          <table:table-cell office:value-type="float" office:value="1899458115" calcext:value-type="float">
            <text:p>1899458115</text:p>
          </table:table-cell>
          <table:table-cell office:value-type="percentage" office:value="0.037655" calcext:value-type="percentage">
            <text:p>3.77%</text:p>
          </table:table-cell>
          <table:table-cell office:value-type="float" office:value="6000" calcext:value-type="float">
            <text:p>6000</text:p>
          </table:table-cell>
          <table:table-cell office:value-type="float" office:value="93866" calcext:value-type="float">
            <text:p>93866</text:p>
          </table:table-cell>
          <table:table-cell/>
          <table:table-cell office:value-type="float" office:value="1686954451" calcext:value-type="float">
            <text:p>1686954451</text:p>
          </table:table-cell>
          <table:table-cell office:value-type="percentage" office:value="0.204621" calcext:value-type="percentage">
            <text:p>20.46%</text:p>
          </table:table-cell>
          <table:table-cell office:value-type="float" office:value="6000" calcext:value-type="float">
            <text:p>6000</text:p>
          </table:table-cell>
          <table:table-cell office:value-type="float" office:value="73948" calcext:value-type="float">
            <text:p>73948</text:p>
          </table:table-cell>
        </table:table-row>
        <table:table-row table:style-name="ro1">
          <table:table-cell table:number-columns-repeated="14"/>
          <table:table-cell office:value-type="float" office:value="1989163550" calcext:value-type="float">
            <text:p>1989163550</text:p>
          </table:table-cell>
          <table:table-cell office:value-type="percentage" office:value="0.039433" calcext:value-type="percentage">
            <text:p>3.94%</text:p>
          </table:table-cell>
          <table:table-cell office:value-type="float" office:value="7000" calcext:value-type="float">
            <text:p>7000</text:p>
          </table:table-cell>
          <table:table-cell office:value-type="float" office:value="85744" calcext:value-type="float">
            <text:p>85744</text:p>
          </table:table-cell>
          <table:table-cell/>
          <table:table-cell office:value-type="float" office:value="1757236890" calcext:value-type="float">
            <text:p>1757236890</text:p>
          </table:table-cell>
          <table:table-cell office:value-type="percentage" office:value="0.213146" calcext:value-type="percentage">
            <text:p>21.31%</text:p>
          </table:table-cell>
          <table:table-cell office:value-type="float" office:value="7000" calcext:value-type="float">
            <text:p>7000</text:p>
          </table:table-cell>
          <table:table-cell office:value-type="float" office:value="67008" calcext:value-type="float">
            <text:p>67008</text:p>
          </table:table-cell>
        </table:table-row>
        <table:table-row table:style-name="ro1">
          <table:table-cell table:number-columns-repeated="14"/>
          <table:table-cell office:value-type="float" office:value="2070981458" calcext:value-type="float">
            <text:p>2070981458</text:p>
          </table:table-cell>
          <table:table-cell office:value-type="percentage" office:value="0.041055" calcext:value-type="percentage">
            <text:p>4.11%</text:p>
          </table:table-cell>
          <table:table-cell office:value-type="float" office:value="8000" calcext:value-type="float">
            <text:p>8000</text:p>
          </table:table-cell>
          <table:table-cell office:value-type="float" office:value="78519" calcext:value-type="float">
            <text:p>78519</text:p>
          </table:table-cell>
          <table:table-cell/>
          <table:table-cell office:value-type="float" office:value="1820903524" calcext:value-type="float">
            <text:p>1820903524</text:p>
          </table:table-cell>
          <table:table-cell office:value-type="percentage" office:value="0.220869" calcext:value-type="percentage">
            <text:p>22.09%</text:p>
          </table:table-cell>
          <table:table-cell office:value-type="float" office:value="8000" calcext:value-type="float">
            <text:p>8000</text:p>
          </table:table-cell>
          <table:table-cell office:value-type="float" office:value="60686" calcext:value-type="float">
            <text:p>60686</text:p>
          </table:table-cell>
        </table:table-row>
        <table:table-row table:style-name="ro1">
          <table:table-cell table:number-columns-repeated="14"/>
          <table:table-cell office:value-type="float" office:value="2146985246" calcext:value-type="float">
            <text:p>2146985246</text:p>
          </table:table-cell>
          <table:table-cell office:value-type="percentage" office:value="0.042562" calcext:value-type="percentage">
            <text:p>4.26%</text:p>
          </table:table-cell>
          <table:table-cell office:value-type="float" office:value="9000" calcext:value-type="float">
            <text:p>9000</text:p>
          </table:table-cell>
          <table:table-cell office:value-type="float" office:value="73512" calcext:value-type="float">
            <text:p>73512</text:p>
          </table:table-cell>
          <table:table-cell/>
          <table:table-cell office:value-type="float" office:value="1879402119" calcext:value-type="float">
            <text:p>1879402119</text:p>
          </table:table-cell>
          <table:table-cell office:value-type="percentage" office:value="0.227965" calcext:value-type="percentage">
            <text:p>22.80%</text:p>
          </table:table-cell>
          <table:table-cell office:value-type="float" office:value="9000" calcext:value-type="float">
            <text:p>9000</text:p>
          </table:table-cell>
          <table:table-cell office:value-type="float" office:value="56239" calcext:value-type="float">
            <text:p>56239</text:p>
          </table:table-cell>
        </table:table-row>
        <table:table-row table:style-name="ro1">
          <table:table-cell table:number-columns-repeated="14"/>
          <table:table-cell office:value-type="float" office:value="2218361198" calcext:value-type="float">
            <text:p>2218361198</text:p>
          </table:table-cell>
          <table:table-cell office:value-type="percentage" office:value="0.043977" calcext:value-type="percentage">
            <text:p>4.40%</text:p>
          </table:table-cell>
          <table:table-cell office:value-type="float" office:value="10000" calcext:value-type="float">
            <text:p>10000</text:p>
          </table:table-cell>
          <table:table-cell office:value-type="float" office:value="69355" calcext:value-type="float">
            <text:p>69355</text:p>
          </table:table-cell>
          <table:table-cell/>
          <table:table-cell office:value-type="float" office:value="1933536144" calcext:value-type="float">
            <text:p>1933536144</text:p>
          </table:table-cell>
          <table:table-cell office:value-type="percentage" office:value="0.234531" calcext:value-type="percentage">
            <text:p>23.45%</text:p>
          </table:table-cell>
          <table:table-cell office:value-type="float" office:value="10000" calcext:value-type="float">
            <text:p>10000</text:p>
          </table:table-cell>
          <table:table-cell office:value-type="float" office:value="52132" calcext:value-type="float">
            <text:p>52132</text:p>
          </table:table-cell>
        </table:table-row>
        <table:table-row table:style-name="ro1">
          <table:table-cell table:number-columns-repeated="14"/>
          <table:table-cell office:value-type="float" office:value="2769651585" calcext:value-type="float">
            <text:p>2769651585</text:p>
          </table:table-cell>
          <table:table-cell office:value-type="percentage" office:value="0.054905" calcext:value-type="percentage">
            <text:p>5.49%</text:p>
          </table:table-cell>
          <table:table-cell office:value-type="float" office:value="20000" calcext:value-type="float">
            <text:p>20000</text:p>
          </table:table-cell>
          <table:table-cell office:value-type="float" office:value="44906" calcext:value-type="float">
            <text:p>44906</text:p>
          </table:table-cell>
          <table:table-cell/>
          <table:table-cell office:value-type="float" office:value="2345860925" calcext:value-type="float">
            <text:p>2345860925</text:p>
          </table:table-cell>
          <table:table-cell office:value-type="percentage" office:value="0.284544" calcext:value-type="percentage">
            <text:p>28.45%</text:p>
          </table:table-cell>
          <table:table-cell office:value-type="float" office:value="20000" calcext:value-type="float">
            <text:p>20000</text:p>
          </table:table-cell>
          <table:table-cell office:value-type="float" office:value="34730" calcext:value-type="float">
            <text:p>34730</text:p>
          </table:table-cell>
        </table:table-row>
        <table:table-row table:style-name="ro1">
          <table:table-cell table:number-columns-repeated="14"/>
          <table:table-cell office:value-type="float" office:value="3181463766" calcext:value-type="float">
            <text:p>3181463766</text:p>
          </table:table-cell>
          <table:table-cell office:value-type="percentage" office:value="0.063069" calcext:value-type="percentage">
            <text:p>6.31%</text:p>
          </table:table-cell>
          <table:table-cell office:value-type="float" office:value="30000" calcext:value-type="float">
            <text:p>30000</text:p>
          </table:table-cell>
          <table:table-cell office:value-type="float" office:value="38349" calcext:value-type="float">
            <text:p>38349</text:p>
          </table:table-cell>
          <table:table-cell/>
          <table:table-cell office:value-type="float" office:value="2645056349" calcext:value-type="float">
            <text:p>2645056349</text:p>
          </table:table-cell>
          <table:table-cell office:value-type="percentage" office:value="0.320836" calcext:value-type="percentage">
            <text:p>32.08%</text:p>
          </table:table-cell>
          <table:table-cell office:value-type="float" office:value="30000" calcext:value-type="float">
            <text:p>30000</text:p>
          </table:table-cell>
          <table:table-cell office:value-type="float" office:value="25380" calcext:value-type="float">
            <text:p>25380</text:p>
          </table:table-cell>
        </table:table-row>
        <table:table-row table:style-name="ro1">
          <table:table-cell table:number-columns-repeated="14"/>
          <table:table-cell office:value-type="float" office:value="3541364648" calcext:value-type="float">
            <text:p>3541364648</text:p>
          </table:table-cell>
          <table:table-cell office:value-type="percentage" office:value="0.070204" calcext:value-type="percentage">
            <text:p>7.02%</text:p>
          </table:table-cell>
          <table:table-cell office:value-type="float" office:value="40000" calcext:value-type="float">
            <text:p>40000</text:p>
          </table:table-cell>
          <table:table-cell office:value-type="float" office:value="33841" calcext:value-type="float">
            <text:p>33841</text:p>
          </table:table-cell>
          <table:table-cell/>
          <table:table-cell office:value-type="float" office:value="2870689261" calcext:value-type="float">
            <text:p>2870689261</text:p>
          </table:table-cell>
          <table:table-cell office:value-type="percentage" office:value="0.348204" calcext:value-type="percentage">
            <text:p>34.82%</text:p>
          </table:table-cell>
          <table:table-cell office:value-type="float" office:value="40000" calcext:value-type="float">
            <text:p>40000</text:p>
          </table:table-cell>
          <table:table-cell office:value-type="float" office:value="20845" calcext:value-type="float">
            <text:p>20845</text:p>
          </table:table-cell>
        </table:table-row>
        <table:table-row table:style-name="ro1">
          <table:table-cell table:number-columns-repeated="14"/>
          <table:table-cell office:value-type="float" office:value="3856861217" calcext:value-type="float">
            <text:p>3856861217</text:p>
          </table:table-cell>
          <table:table-cell office:value-type="percentage" office:value="0.076458" calcext:value-type="percentage">
            <text:p>7.65%</text:p>
          </table:table-cell>
          <table:table-cell office:value-type="float" office:value="50000" calcext:value-type="float">
            <text:p>50000</text:p>
          </table:table-cell>
          <table:table-cell office:value-type="float" office:value="29088" calcext:value-type="float">
            <text:p>29088</text:p>
          </table:table-cell>
          <table:table-cell/>
          <table:table-cell office:value-type="float" office:value="3069542306" calcext:value-type="float">
            <text:p>3069542306</text:p>
          </table:table-cell>
          <table:table-cell office:value-type="percentage" office:value="0.372324" calcext:value-type="percentage">
            <text:p>37.23%</text:p>
          </table:table-cell>
          <table:table-cell office:value-type="float" office:value="50000" calcext:value-type="float">
            <text:p>50000</text:p>
          </table:table-cell>
          <table:table-cell office:value-type="float" office:value="19016" calcext:value-type="float">
            <text:p>19016</text:p>
          </table:table-cell>
        </table:table-row>
        <table:table-row table:style-name="ro1">
          <table:table-cell table:number-columns-repeated="14"/>
          <table:table-cell office:value-type="float" office:value="4125489415" calcext:value-type="float">
            <text:p>4125489415</text:p>
          </table:table-cell>
          <table:table-cell office:value-type="percentage" office:value="0.081783" calcext:value-type="percentage">
            <text:p>8.18%</text:p>
          </table:table-cell>
          <table:table-cell office:value-type="float" office:value="60000" calcext:value-type="float">
            <text:p>60000</text:p>
          </table:table-cell>
          <table:table-cell office:value-type="float" office:value="24776" calcext:value-type="float">
            <text:p>24776</text:p>
          </table:table-cell>
          <table:table-cell/>
          <table:table-cell office:value-type="float" office:value="3251282586" calcext:value-type="float">
            <text:p>3251282586</text:p>
          </table:table-cell>
          <table:table-cell office:value-type="percentage" office:value="0.394369" calcext:value-type="percentage">
            <text:p>39.44%</text:p>
          </table:table-cell>
          <table:table-cell office:value-type="float" office:value="60000" calcext:value-type="float">
            <text:p>60000</text:p>
          </table:table-cell>
          <table:table-cell office:value-type="float" office:value="17356" calcext:value-type="float">
            <text:p>17356</text:p>
          </table:table-cell>
        </table:table-row>
        <table:table-row table:style-name="ro1">
          <table:table-cell table:number-columns-repeated="14"/>
          <table:table-cell office:value-type="float" office:value="4357739093" calcext:value-type="float">
            <text:p>4357739093</text:p>
          </table:table-cell>
          <table:table-cell office:value-type="percentage" office:value="0.086387" calcext:value-type="percentage">
            <text:p>8.64%</text:p>
          </table:table-cell>
          <table:table-cell office:value-type="float" office:value="70000" calcext:value-type="float">
            <text:p>70000</text:p>
          </table:table-cell>
          <table:table-cell office:value-type="float" office:value="22092" calcext:value-type="float">
            <text:p>22092</text:p>
          </table:table-cell>
          <table:table-cell/>
          <table:table-cell office:value-type="float" office:value="3416885893" calcext:value-type="float">
            <text:p>3416885893</text:p>
          </table:table-cell>
          <table:table-cell office:value-type="percentage" office:value="0.414456" calcext:value-type="percentage">
            <text:p>41.45%</text:p>
          </table:table-cell>
          <table:table-cell office:value-type="float" office:value="70000" calcext:value-type="float">
            <text:p>70000</text:p>
          </table:table-cell>
          <table:table-cell office:value-type="float" office:value="15723" calcext:value-type="float">
            <text:p>15723</text:p>
          </table:table-cell>
        </table:table-row>
        <table:table-row table:style-name="ro1">
          <table:table-cell table:number-columns-repeated="14"/>
          <table:table-cell office:value-type="float" office:value="4572970058" calcext:value-type="float">
            <text:p>4572970058</text:p>
          </table:table-cell>
          <table:table-cell office:value-type="percentage" office:value="0.090654" calcext:value-type="percentage">
            <text:p>9.07%</text:p>
          </table:table-cell>
          <table:table-cell office:value-type="float" office:value="80000" calcext:value-type="float">
            <text:p>80000</text:p>
          </table:table-cell>
          <table:table-cell office:value-type="float" office:value="21049" calcext:value-type="float">
            <text:p>21049</text:p>
          </table:table-cell>
          <table:table-cell/>
          <table:table-cell office:value-type="float" office:value="3565561397" calcext:value-type="float">
            <text:p>3565561397</text:p>
          </table:table-cell>
          <table:table-cell office:value-type="percentage" office:value="0.43249" calcext:value-type="percentage">
            <text:p>43.25%</text:p>
          </table:table-cell>
          <table:table-cell office:value-type="float" office:value="80000" calcext:value-type="float">
            <text:p>80000</text:p>
          </table:table-cell>
          <table:table-cell office:value-type="float" office:value="14018" calcext:value-type="float">
            <text:p>14018</text:p>
          </table:table-cell>
        </table:table-row>
        <table:table-row table:style-name="ro1">
          <table:table-cell table:number-columns-repeated="14"/>
          <table:table-cell office:value-type="float" office:value="4779518439" calcext:value-type="float">
            <text:p>4779518439</text:p>
          </table:table-cell>
          <table:table-cell office:value-type="percentage" office:value="0.094749" calcext:value-type="percentage">
            <text:p>9.47%</text:p>
          </table:table-cell>
          <table:table-cell office:value-type="float" office:value="90000" calcext:value-type="float">
            <text:p>90000</text:p>
          </table:table-cell>
          <table:table-cell office:value-type="float" office:value="20301" calcext:value-type="float">
            <text:p>20301</text:p>
          </table:table-cell>
          <table:table-cell/>
          <table:table-cell office:value-type="float" office:value="3697554117" calcext:value-type="float">
            <text:p>3697554117</text:p>
          </table:table-cell>
          <table:table-cell office:value-type="percentage" office:value="0.4485" calcext:value-type="percentage">
            <text:p>44.85%</text:p>
          </table:table-cell>
          <table:table-cell office:value-type="float" office:value="90000" calcext:value-type="float">
            <text:p>90000</text:p>
          </table:table-cell>
          <table:table-cell office:value-type="float" office:value="12369" calcext:value-type="float">
            <text:p>12369</text:p>
          </table:table-cell>
        </table:table-row>
        <table:table-row table:style-name="ro1">
          <table:table-cell table:number-columns-repeated="14"/>
          <table:table-cell office:value-type="float" office:value="4979500843" calcext:value-type="float">
            <text:p>4979500843</text:p>
          </table:table-cell>
          <table:table-cell office:value-type="percentage" office:value="0.098713" calcext:value-type="percentage">
            <text:p>9.87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07" calcext:value-type="float">
            <text:p>19707</text:p>
          </table:table-cell>
          <table:table-cell/>
          <table:table-cell office:value-type="float" office:value="3813705568" calcext:value-type="float">
            <text:p>3813705568</text:p>
          </table:table-cell>
          <table:table-cell office:value-type="percentage" office:value="0.462589" calcext:value-type="percentage">
            <text:p>46.2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2" calcext:value-type="float">
            <text:p>10892</text:p>
          </table:table-cell>
        </table:table-row>
        <table:table-row table:style-name="ro1">
          <table:table-cell table:number-columns-repeated="14"/>
          <table:table-cell office:value-type="float" office:value="6670315742" calcext:value-type="float">
            <text:p>6670315742</text:p>
          </table:table-cell>
          <table:table-cell office:value-type="percentage" office:value="0.132232" calcext:value-type="percentage">
            <text:p>13.22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940" calcext:value-type="float">
            <text:p>13940</text:p>
          </table:table-cell>
          <table:table-cell/>
          <table:table-cell office:value-type="float" office:value="4496136753" calcext:value-type="float">
            <text:p>4496136753</text:p>
          </table:table-cell>
          <table:table-cell office:value-type="percentage" office:value="0.545365" calcext:value-type="percentage">
            <text:p>54.5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table:number-columns-repeated="14"/>
          <table:table-cell office:value-type="float" office:value="7756890639" calcext:value-type="float">
            <text:p>7756890639</text:p>
          </table:table-cell>
          <table:table-cell office:value-type="percentage" office:value="0.153772" calcext:value-type="percentage">
            <text:p>15.38%</text:p>
          </table:table-cell>
          <table:table-cell office:value-type="float" office:value="300000" calcext:value-type="float">
            <text:p>300000</text:p>
          </table:table-cell>
          <table:table-cell office:value-type="float" office:value="8327" calcext:value-type="float">
            <text:p>8327</text:p>
          </table:table-cell>
          <table:table-cell/>
          <table:table-cell office:value-type="float" office:value="4836819189" calcext:value-type="float">
            <text:p>4836819189</text:p>
          </table:table-cell>
          <table:table-cell office:value-type="percentage" office:value="0.586688" calcext:value-type="percentage">
            <text:p>58.6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table:number-columns-repeated="14"/>
          <table:table-cell office:value-type="float" office:value="8443592963" calcext:value-type="float">
            <text:p>8443592963</text:p>
          </table:table-cell>
          <table:table-cell office:value-type="percentage" office:value="0.167385" calcext:value-type="percentage">
            <text:p>16.7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5674" calcext:value-type="float">
            <text:p>5674</text:p>
          </table:table-cell>
          <table:table-cell/>
          <table:table-cell office:value-type="float" office:value="5068987866" calcext:value-type="float">
            <text:p>5068987866</text:p>
          </table:table-cell>
          <table:table-cell office:value-type="percentage" office:value="0.61485" calcext:value-type="percentage">
            <text:p>61.4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14"/>
          <table:table-cell office:value-type="float" office:value="8934083334" calcext:value-type="float">
            <text:p>8934083334</text:p>
          </table:table-cell>
          <table:table-cell office:value-type="percentage" office:value="0.177108" calcext:value-type="percentage">
            <text:p>17.7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82" calcext:value-type="float">
            <text:p>4282</text:p>
          </table:table-cell>
          <table:table-cell/>
          <table:table-cell office:value-type="float" office:value="5244388487" calcext:value-type="float">
            <text:p>5244388487</text:p>
          </table:table-cell>
          <table:table-cell office:value-type="percentage" office:value="0.636125" calcext:value-type="percentage">
            <text:p>63.61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table:number-columns-repeated="14"/>
          <table:table-cell office:value-type="float" office:value="9320006545" calcext:value-type="float">
            <text:p>9320006545</text:p>
          </table:table-cell>
          <table:table-cell office:value-type="percentage" office:value="0.184759" calcext:value-type="percentage">
            <text:p>18.4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507" calcext:value-type="float">
            <text:p>3507</text:p>
          </table:table-cell>
          <table:table-cell/>
          <table:table-cell office:value-type="float" office:value="5382058621" calcext:value-type="float">
            <text:p>5382058621</text:p>
          </table:table-cell>
          <table:table-cell office:value-type="percentage" office:value="0.652824" calcext:value-type="percentage">
            <text:p>65.2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table:number-columns-repeated="14"/>
          <table:table-cell office:value-type="float" office:value="9645572220" calcext:value-type="float">
            <text:p>9645572220</text:p>
          </table:table-cell>
          <table:table-cell office:value-type="percentage" office:value="0.191213" calcext:value-type="percentage">
            <text:p>19.12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34" calcext:value-type="float">
            <text:p>3034</text:p>
          </table:table-cell>
          <table:table-cell/>
          <table:table-cell office:value-type="float" office:value="5493760413" calcext:value-type="float">
            <text:p>5493760413</text:p>
          </table:table-cell>
          <table:table-cell office:value-type="percentage" office:value="0.666373" calcext:value-type="percentage">
            <text:p>66.6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14"/>
          <table:table-cell office:value-type="float" office:value="9931515283" calcext:value-type="float">
            <text:p>9931515283</text:p>
          </table:table-cell>
          <table:table-cell office:value-type="percentage" office:value="0.196881" calcext:value-type="percentage">
            <text:p>19.69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04" calcext:value-type="float">
            <text:p>2704</text:p>
          </table:table-cell>
          <table:table-cell/>
          <table:table-cell office:value-type="float" office:value="5586949624" calcext:value-type="float">
            <text:p>5586949624</text:p>
          </table:table-cell>
          <table:table-cell office:value-type="percentage" office:value="0.677677" calcext:value-type="percentage">
            <text:p>67.7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14"/>
          <table:table-cell office:value-type="float" office:value="10189592197" calcext:value-type="float">
            <text:p>10189592197</text:p>
          </table:table-cell>
          <table:table-cell office:value-type="percentage" office:value="0.201998" calcext:value-type="percentage">
            <text:p>20.2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468" calcext:value-type="float">
            <text:p>2468</text:p>
          </table:table-cell>
          <table:table-cell/>
          <table:table-cell office:value-type="float" office:value="5666470298" calcext:value-type="float">
            <text:p>5666470298</text:p>
          </table:table-cell>
          <table:table-cell office:value-type="percentage" office:value="0.687322" calcext:value-type="percentage">
            <text:p>68.7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number-columns-repeated="14"/>
          <table:table-cell office:value-type="float" office:value="10426336377" calcext:value-type="float">
            <text:p>10426336377</text:p>
          </table:table-cell>
          <table:table-cell office:value-type="percentage" office:value="0.206691" calcext:value-type="percentage">
            <text:p>20.6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float" office:value="5735469967" calcext:value-type="float">
            <text:p>5735469967</text:p>
          </table:table-cell>
          <table:table-cell office:value-type="percentage" office:value="0.695691" calcext:value-type="percentage">
            <text:p>69.5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14"/>
          <table:table-cell office:value-type="float" office:value="12066764773" calcext:value-type="float">
            <text:p>12066764773</text:p>
          </table:table-cell>
          <table:table-cell office:value-type="percentage" office:value="0.23921" calcext:value-type="percentage">
            <text:p>23.9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float" office:value="6146466396" calcext:value-type="float">
            <text:p>6146466396</text:p>
          </table:table-cell>
          <table:table-cell office:value-type="percentage" office:value="0.745544" calcext:value-type="percentage">
            <text:p>74.55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14"/>
          <table:table-cell office:value-type="float" office:value="13031810559" calcext:value-type="float">
            <text:p>13031810559</text:p>
          </table:table-cell>
          <table:table-cell office:value-type="percentage" office:value="0.258341" calcext:value-type="percentage">
            <text:p>25.83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6362580152" calcext:value-type="float">
            <text:p>6362580152</text:p>
          </table:table-cell>
          <table:table-cell office:value-type="percentage" office:value="0.771758" calcext:value-type="percentage">
            <text:p>77.1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14"/>
          <table:table-cell office:value-type="float" office:value="13718035206" calcext:value-type="float">
            <text:p>13718035206</text:p>
          </table:table-cell>
          <table:table-cell office:value-type="percentage" office:value="0.271945" calcext:value-type="percentage">
            <text:p>27.1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6510096659" calcext:value-type="float">
            <text:p>6510096659</text:p>
          </table:table-cell>
          <table:table-cell office:value-type="percentage" office:value="0.789651" calcext:value-type="percentage">
            <text:p>78.97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14"/>
          <table:table-cell office:value-type="float" office:value="14257049081" calcext:value-type="float">
            <text:p>14257049081</text:p>
          </table:table-cell>
          <table:table-cell office:value-type="percentage" office:value="0.28263" calcext:value-type="percentage">
            <text:p>28.26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6624433945" calcext:value-type="float">
            <text:p>6624433945</text:p>
          </table:table-cell>
          <table:table-cell office:value-type="percentage" office:value="0.80352" calcext:value-type="percentage">
            <text:p>80.35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4"/>
          <table:table-cell office:value-type="float" office:value="14706203320" calcext:value-type="float">
            <text:p>14706203320</text:p>
          </table:table-cell>
          <table:table-cell office:value-type="percentage" office:value="0.291534" calcext:value-type="percentage">
            <text:p>29.15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6720052961" calcext:value-type="float">
            <text:p>6720052961</text:p>
          </table:table-cell>
          <table:table-cell office:value-type="percentage" office:value="0.815118" calcext:value-type="percentage">
            <text:p>81.5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14"/>
          <table:table-cell office:value-type="float" office:value="15094525099" calcext:value-type="float">
            <text:p>15094525099</text:p>
          </table:table-cell>
          <table:table-cell office:value-type="percentage" office:value="0.299233" calcext:value-type="percentage">
            <text:p>29.92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6800833715" calcext:value-type="float">
            <text:p>6800833715</text:p>
          </table:table-cell>
          <table:table-cell office:value-type="percentage" office:value="0.824916" calcext:value-type="percentage">
            <text:p>82.49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4"/>
          <table:table-cell office:value-type="float" office:value="15438663265" calcext:value-type="float">
            <text:p>15438663265</text:p>
          </table:table-cell>
          <table:table-cell office:value-type="percentage" office:value="0.306055" calcext:value-type="percentage">
            <text:p>30.61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6873051846" calcext:value-type="float">
            <text:p>6873051846</text:p>
          </table:table-cell>
          <table:table-cell office:value-type="percentage" office:value="0.833676" calcext:value-type="percentage">
            <text:p>83.37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15749040159" calcext:value-type="float">
            <text:p>15749040159</text:p>
          </table:table-cell>
          <table:table-cell office:value-type="percentage" office:value="0.312208" calcext:value-type="percentage">
            <text:p>31.22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6940707677" calcext:value-type="float">
            <text:p>6940707677</text:p>
          </table:table-cell>
          <table:table-cell office:value-type="percentage" office:value="0.841882" calcext:value-type="percentage">
            <text:p>84.1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4"/>
          <table:table-cell office:value-type="float" office:value="16032878547" calcext:value-type="float">
            <text:p>16032878547</text:p>
          </table:table-cell>
          <table:table-cell office:value-type="percentage" office:value="0.317834" calcext:value-type="percentage">
            <text:p>31.78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7005357843" calcext:value-type="float">
            <text:p>7005357843</text:p>
          </table:table-cell>
          <table:table-cell office:value-type="percentage" office:value="0.849724" calcext:value-type="percentage">
            <text:p>84.9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4"/>
          <table:table-cell office:value-type="float" office:value="18092755054" calcext:value-type="float">
            <text:p>18092755054</text:p>
          </table:table-cell>
          <table:table-cell office:value-type="percentage" office:value="0.358669" calcext:value-type="percentage">
            <text:p>35.8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7559513755" calcext:value-type="float">
            <text:p>7559513755</text:p>
          </table:table-cell>
          <table:table-cell office:value-type="percentage" office:value="0.916941" calcext:value-type="percentage">
            <text:p>91.69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4"/>
          <table:table-cell office:value-type="float" office:value="19503505336" calcext:value-type="float">
            <text:p>19503505336</text:p>
          </table:table-cell>
          <table:table-cell office:value-type="percentage" office:value="0.386636" calcext:value-type="percentage">
            <text:p>38.66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7996163078" calcext:value-type="float">
            <text:p>7996163078</text:p>
          </table:table-cell>
          <table:table-cell office:value-type="percentage" office:value="0.969905" calcext:value-type="percentage">
            <text:p>96.99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4"/>
          <table:table-cell office:value-type="float" office:value="20644410541" calcext:value-type="float">
            <text:p>20644410541</text:p>
          </table:table-cell>
          <table:table-cell office:value-type="percentage" office:value="0.409253" calcext:value-type="percentage">
            <text:p>40.93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213597529" calcext:value-type="float">
            <text:p>8213597529</text:p>
          </table:table-cell>
          <table:table-cell office:value-type="percentage" office:value="0.996279" calcext:value-type="percentage">
            <text:p>99.63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21634862860" calcext:value-type="float">
            <text:p>21634862860</text:p>
          </table:table-cell>
          <table:table-cell office:value-type="percentage" office:value="0.428888" calcext:value-type="percentage">
            <text:p>42.8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5090474" calcext:value-type="float">
            <text:p>8225090474</text:p>
          </table:table-cell>
          <table:table-cell office:value-type="percentage" office:value="0.997673" calcext:value-type="percentage">
            <text:p>99.77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2503306783" calcext:value-type="float">
            <text:p>22503306783</text:p>
          </table:table-cell>
          <table:table-cell office:value-type="percentage" office:value="0.446104" calcext:value-type="percentage">
            <text:p>44.61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35090474" calcext:value-type="float">
            <text:p>8235090474</text:p>
          </table:table-cell>
          <table:table-cell office:value-type="percentage" office:value="0.998886" calcext:value-type="percentage">
            <text:p>99.89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3284881615" calcext:value-type="float">
            <text:p>23284881615</text:p>
          </table:table-cell>
          <table:table-cell office:value-type="percentage" office:value="0.461597" calcext:value-type="percentage">
            <text:p>46.1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4017552950" calcext:value-type="float">
            <text:p>24017552950</text:p>
          </table:table-cell>
          <table:table-cell office:value-type="percentage" office:value="0.476122" calcext:value-type="percentage">
            <text:p>47.61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4718286850" calcext:value-type="float">
            <text:p>24718286850</text:p>
          </table:table-cell>
          <table:table-cell office:value-type="percentage" office:value="0.490013" calcext:value-type="percentage">
            <text:p>49.00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5396505771" calcext:value-type="float">
            <text:p>25396505771</text:p>
          </table:table-cell>
          <table:table-cell office:value-type="percentage" office:value="0.503458" calcext:value-type="percentage">
            <text:p>50.35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1469676603" calcext:value-type="float">
            <text:p>31469676603</text:p>
          </table:table-cell>
          <table:table-cell office:value-type="percentage" office:value="0.623852" calcext:value-type="percentage">
            <text:p>62.39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6754633151" calcext:value-type="float">
            <text:p>36754633151</text:p>
          </table:table-cell>
          <table:table-cell office:value-type="percentage" office:value="0.728621" calcext:value-type="percentage">
            <text:p>72.86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1445602295" calcext:value-type="float">
            <text:p>41445602295</text:p>
          </table:table-cell>
          <table:table-cell office:value-type="percentage" office:value="0.821614" calcext:value-type="percentage">
            <text:p>82.16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5535761760" calcext:value-type="float">
            <text:p>45535761760</text:p>
          </table:table-cell>
          <table:table-cell office:value-type="percentage" office:value="0.902697" calcext:value-type="percentage">
            <text:p>90.27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8764816846" calcext:value-type="float">
            <text:p>48764816846</text:p>
          </table:table-cell>
          <table:table-cell office:value-type="percentage" office:value="0.966709" calcext:value-type="percentage">
            <text:p>96.67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621030572" calcext:value-type="float">
            <text:p>49621030572</text:p>
          </table:table-cell>
          <table:table-cell office:value-type="percentage" office:value="0.983683" calcext:value-type="percentage">
            <text:p>98.37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749287172" calcext:value-type="float">
            <text:p>49749287172</text:p>
          </table:table-cell>
          <table:table-cell office:value-type="percentage" office:value="0.986226" calcext:value-type="percentage">
            <text:p>98.62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849287172" calcext:value-type="float">
            <text:p>49849287172</text:p>
          </table:table-cell>
          <table:table-cell office:value-type="percentage" office:value="0.988208" calcext:value-type="percentage">
            <text:p>98.82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9949287172" calcext:value-type="float">
            <text:p>49949287172</text:p>
          </table:table-cell>
          <table:table-cell office:value-type="percentage" office:value="0.99019" calcext:value-type="percentage">
            <text:p>99.02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715748" calcext:value-type="float">
            <text:p>47715748</text:p>
          </table:table-cell>
          <table:table-cell office:value-type="percentage" office:value="0.00101" calcext:value-type="percentage">
            <text:p>0.10%</text:p>
          </table:table-cell>
          <table:table-cell office:value-type="float" office:value="10" calcext:value-type="float">
            <text:p>10</text:p>
          </table:table-cell>
          <table:table-cell office:value-type="float" office:value="4517837" calcext:value-type="float">
            <text:p>4517837</text:p>
          </table:table-cell>
          <table:table-cell/>
          <table:table-cell office:value-type="float" office:value="47715748" calcext:value-type="float">
            <text:p>47715748</text:p>
          </table:table-cell>
          <table:table-cell office:value-type="percentage" office:value="0.006421" calcext:value-type="percentage">
            <text:p>0.64%</text:p>
          </table:table-cell>
          <table:table-cell office:value-type="float" office:value="10" calcext:value-type="float">
            <text:p>10</text:p>
          </table:table-cell>
          <table:table-cell office:value-type="float" office:value="4517837" calcext:value-type="float">
            <text:p>4517837</text:p>
          </table:table-cell>
        </table:table-row>
        <table:table-row table:style-name="ro1">
          <table:table-cell table:number-columns-repeated="14"/>
          <table:table-cell office:value-type="float" office:value="91973158" calcext:value-type="float">
            <text:p>91973158</text:p>
          </table:table-cell>
          <table:table-cell office:value-type="percentage" office:value="0.001947" calcext:value-type="percentage">
            <text:p>0.19%</text:p>
          </table:table-cell>
          <table:table-cell office:value-type="float" office:value="20" calcext:value-type="float">
            <text:p>20</text:p>
          </table:table-cell>
          <table:table-cell office:value-type="float" office:value="4352428" calcext:value-type="float">
            <text:p>4352428</text:p>
          </table:table-cell>
          <table:table-cell/>
          <table:table-cell office:value-type="float" office:value="91654401" calcext:value-type="float">
            <text:p>91654401</text:p>
          </table:table-cell>
          <table:table-cell office:value-type="percentage" office:value="0.012333" calcext:value-type="percentage">
            <text:p>1.23%</text:p>
          </table:table-cell>
          <table:table-cell office:value-type="float" office:value="20" calcext:value-type="float">
            <text:p>20</text:p>
          </table:table-cell>
          <table:table-cell office:value-type="float" office:value="4285791" calcext:value-type="float">
            <text:p>4285791</text:p>
          </table:table-cell>
        </table:table-row>
        <table:table-row table:style-name="ro1">
          <table:table-cell table:number-columns-repeated="14"/>
          <table:table-cell office:value-type="float" office:value="134597555" calcext:value-type="float">
            <text:p>134597555</text:p>
          </table:table-cell>
          <table:table-cell office:value-type="percentage" office:value="0.002849" calcext:value-type="percentage">
            <text:p>0.28%</text:p>
          </table:table-cell>
          <table:table-cell office:value-type="float" office:value="30" calcext:value-type="float">
            <text:p>30</text:p>
          </table:table-cell>
          <table:table-cell office:value-type="float" office:value="4196036" calcext:value-type="float">
            <text:p>4196036</text:p>
          </table:table-cell>
          <table:table-cell/>
          <table:table-cell office:value-type="float" office:value="133822187" calcext:value-type="float">
            <text:p>133822187</text:p>
          </table:table-cell>
          <table:table-cell office:value-type="percentage" office:value="0.018008" calcext:value-type="percentage">
            <text:p>1.80%</text:p>
          </table:table-cell>
          <table:table-cell office:value-type="float" office:value="30" calcext:value-type="float">
            <text:p>30</text:p>
          </table:table-cell>
          <table:table-cell office:value-type="float" office:value="4137237" calcext:value-type="float">
            <text:p>4137237</text:p>
          </table:table-cell>
        </table:table-row>
        <table:table-row table:style-name="ro1">
          <table:table-cell table:number-columns-repeated="14"/>
          <table:table-cell office:value-type="float" office:value="176025863" calcext:value-type="float">
            <text:p>176025863</text:p>
          </table:table-cell>
          <table:table-cell office:value-type="percentage" office:value="0.003726" calcext:value-type="percentage">
            <text:p>0.37%</text:p>
          </table:table-cell>
          <table:table-cell office:value-type="float" office:value="40" calcext:value-type="float">
            <text:p>40</text:p>
          </table:table-cell>
          <table:table-cell office:value-type="float" office:value="4089738" calcext:value-type="float">
            <text:p>4089738</text:p>
          </table:table-cell>
          <table:table-cell/>
          <table:table-cell office:value-type="float" office:value="174719867" calcext:value-type="float">
            <text:p>174719867</text:p>
          </table:table-cell>
          <table:table-cell office:value-type="percentage" office:value="0.023511" calcext:value-type="percentage">
            <text:p>2.35%</text:p>
          </table:table-cell>
          <table:table-cell office:value-type="float" office:value="40" calcext:value-type="float">
            <text:p>40</text:p>
          </table:table-cell>
          <table:table-cell office:value-type="float" office:value="4059706" calcext:value-type="float">
            <text:p>4059706</text:p>
          </table:table-cell>
        </table:table-row>
        <table:table-row table:style-name="ro1">
          <table:table-cell table:number-columns-repeated="14"/>
          <table:table-cell office:value-type="float" office:value="216657321" calcext:value-type="float">
            <text:p>216657321</text:p>
          </table:table-cell>
          <table:table-cell office:value-type="percentage" office:value="0.004586" calcext:value-type="percentage">
            <text:p>0.46%</text:p>
          </table:table-cell>
          <table:table-cell office:value-type="float" office:value="50" calcext:value-type="float">
            <text:p>50</text:p>
          </table:table-cell>
          <table:table-cell office:value-type="float" office:value="4044789" calcext:value-type="float">
            <text:p>4044789</text:p>
          </table:table-cell>
          <table:table-cell/>
          <table:table-cell office:value-type="float" office:value="214721809" calcext:value-type="float">
            <text:p>214721809</text:p>
          </table:table-cell>
          <table:table-cell office:value-type="percentage" office:value="0.028894" calcext:value-type="percentage">
            <text:p>2.89%</text:p>
          </table:table-cell>
          <table:table-cell office:value-type="float" office:value="50" calcext:value-type="float">
            <text:p>50</text:p>
          </table:table-cell>
          <table:table-cell office:value-type="float" office:value="3952337" calcext:value-type="float">
            <text:p>3952337</text:p>
          </table:table-cell>
        </table:table-row>
        <table:table-row table:style-name="ro1">
          <table:table-cell table:number-columns-repeated="14"/>
          <table:table-cell office:value-type="float" office:value="256379711" calcext:value-type="float">
            <text:p>256379711</text:p>
          </table:table-cell>
          <table:table-cell office:value-type="percentage" office:value="0.005427" calcext:value-type="percentage">
            <text:p>0.54%</text:p>
          </table:table-cell>
          <table:table-cell office:value-type="float" office:value="60" calcext:value-type="float">
            <text:p>60</text:p>
          </table:table-cell>
          <table:table-cell office:value-type="float" office:value="3942053" calcext:value-type="float">
            <text:p>3942053</text:p>
          </table:table-cell>
          <table:table-cell/>
          <table:table-cell office:value-type="float" office:value="252507946" calcext:value-type="float">
            <text:p>252507946</text:p>
          </table:table-cell>
          <table:table-cell office:value-type="percentage" office:value="0.033979" calcext:value-type="percentage">
            <text:p>3.40%</text:p>
          </table:table-cell>
          <table:table-cell office:value-type="float" office:value="60" calcext:value-type="float">
            <text:p>60</text:p>
          </table:table-cell>
          <table:table-cell office:value-type="float" office:value="3660817" calcext:value-type="float">
            <text:p>3660817</text:p>
          </table:table-cell>
        </table:table-row>
        <table:table-row table:style-name="ro1">
          <table:table-cell table:number-columns-repeated="14"/>
          <table:table-cell office:value-type="float" office:value="293774679" calcext:value-type="float">
            <text:p>293774679</text:p>
          </table:table-cell>
          <table:table-cell office:value-type="percentage" office:value="0.006219" calcext:value-type="percentage">
            <text:p>0.62%</text:p>
          </table:table-cell>
          <table:table-cell office:value-type="float" office:value="70" calcext:value-type="float">
            <text:p>70</text:p>
          </table:table-cell>
          <table:table-cell office:value-type="float" office:value="3653469" calcext:value-type="float">
            <text:p>3653469</text:p>
          </table:table-cell>
          <table:table-cell/>
          <table:table-cell office:value-type="float" office:value="288452854" calcext:value-type="float">
            <text:p>288452854</text:p>
          </table:table-cell>
          <table:table-cell office:value-type="percentage" office:value="0.038815" calcext:value-type="percentage">
            <text:p>3.88%</text:p>
          </table:table-cell>
          <table:table-cell office:value-type="float" office:value="70" calcext:value-type="float">
            <text:p>70</text:p>
          </table:table-cell>
          <table:table-cell office:value-type="float" office:value="3491142" calcext:value-type="float">
            <text:p>3491142</text:p>
          </table:table-cell>
        </table:table-row>
        <table:table-row table:style-name="ro1">
          <table:table-cell table:number-columns-repeated="14"/>
          <table:table-cell office:value-type="float" office:value="329837154" calcext:value-type="float">
            <text:p>329837154</text:p>
          </table:table-cell>
          <table:table-cell office:value-type="percentage" office:value="0.006982" calcext:value-type="percentage">
            <text:p>0.70%</text:p>
          </table:table-cell>
          <table:table-cell office:value-type="float" office:value="80" calcext:value-type="float">
            <text:p>80</text:p>
          </table:table-cell>
          <table:table-cell office:value-type="float" office:value="3537029" calcext:value-type="float">
            <text:p>3537029</text:p>
          </table:table-cell>
          <table:table-cell/>
          <table:table-cell office:value-type="float" office:value="322297737" calcext:value-type="float">
            <text:p>322297737</text:p>
          </table:table-cell>
          <table:table-cell office:value-type="percentage" office:value="0.04337" calcext:value-type="percentage">
            <text:p>4.34%</text:p>
          </table:table-cell>
          <table:table-cell office:value-type="float" office:value="80" calcext:value-type="float">
            <text:p>80</text:p>
          </table:table-cell>
          <table:table-cell office:value-type="float" office:value="3327714" calcext:value-type="float">
            <text:p>3327714</text:p>
          </table:table-cell>
        </table:table-row>
        <table:table-row table:style-name="ro1">
          <table:table-cell table:number-columns-repeated="14"/>
          <table:table-cell office:value-type="float" office:value="363845465" calcext:value-type="float">
            <text:p>363845465</text:p>
          </table:table-cell>
          <table:table-cell office:value-type="percentage" office:value="0.007702" calcext:value-type="percentage">
            <text:p>0.77%</text:p>
          </table:table-cell>
          <table:table-cell office:value-type="float" office:value="90" calcext:value-type="float">
            <text:p>90</text:p>
          </table:table-cell>
          <table:table-cell office:value-type="float" office:value="3328329" calcext:value-type="float">
            <text:p>3328329</text:p>
          </table:table-cell>
          <table:table-cell/>
          <table:table-cell office:value-type="float" office:value="355153061" calcext:value-type="float">
            <text:p>355153061</text:p>
          </table:table-cell>
          <table:table-cell office:value-type="percentage" office:value="0.047791" calcext:value-type="percentage">
            <text:p>4.78%</text:p>
          </table:table-cell>
          <table:table-cell office:value-type="float" office:value="90" calcext:value-type="float">
            <text:p>90</text:p>
          </table:table-cell>
          <table:table-cell office:value-type="float" office:value="3248767" calcext:value-type="float">
            <text:p>3248767</text:p>
          </table:table-cell>
        </table:table-row>
        <table:table-row table:style-name="ro1">
          <table:table-cell table:number-columns-repeated="14"/>
          <table:table-cell office:value-type="float" office:value="396779736" calcext:value-type="float">
            <text:p>396779736</text:p>
          </table:table-cell>
          <table:table-cell office:value-type="percentage" office:value="0.008399" calcext:value-type="percentage">
            <text:p>0.84%</text:p>
          </table:table-cell>
          <table:table-cell office:value-type="float" office:value="100" calcext:value-type="float">
            <text:p>100</text:p>
          </table:table-cell>
          <table:table-cell office:value-type="float" office:value="3262024" calcext:value-type="float">
            <text:p>3262024</text:p>
          </table:table-cell>
          <table:table-cell/>
          <table:table-cell office:value-type="float" office:value="387029675" calcext:value-type="float">
            <text:p>387029675</text:p>
          </table:table-cell>
          <table:table-cell office:value-type="percentage" office:value="0.05208" calcext:value-type="percentage">
            <text:p>5.21%</text:p>
          </table:table-cell>
          <table:table-cell office:value-type="float" office:value="100" calcext:value-type="float">
            <text:p>100</text:p>
          </table:table-cell>
          <table:table-cell office:value-type="float" office:value="3167016" calcext:value-type="float">
            <text:p>3167016</text:p>
          </table:table-cell>
        </table:table-row>
        <table:table-row table:style-name="ro1">
          <table:table-cell table:number-columns-repeated="14"/>
          <table:table-cell office:value-type="float" office:value="675650851" calcext:value-type="float">
            <text:p>675650851</text:p>
          </table:table-cell>
          <table:table-cell office:value-type="percentage" office:value="0.014302" calcext:value-type="percentage">
            <text:p>1.43%</text:p>
          </table:table-cell>
          <table:table-cell office:value-type="float" office:value="200" calcext:value-type="float">
            <text:p>200</text:p>
          </table:table-cell>
          <table:table-cell office:value-type="float" office:value="2190258" calcext:value-type="float">
            <text:p>2190258</text:p>
          </table:table-cell>
          <table:table-cell/>
          <table:table-cell office:value-type="float" office:value="641471013" calcext:value-type="float">
            <text:p>641471013</text:p>
          </table:table-cell>
          <table:table-cell office:value-type="percentage" office:value="0.086319" calcext:value-type="percentage">
            <text:p>8.63%</text:p>
          </table:table-cell>
          <table:table-cell office:value-type="float" office:value="200" calcext:value-type="float">
            <text:p>200</text:p>
          </table:table-cell>
          <table:table-cell office:value-type="float" office:value="1667706" calcext:value-type="float">
            <text:p>1667706</text:p>
          </table:table-cell>
        </table:table-row>
        <table:table-row table:style-name="ro1">
          <table:table-cell table:number-columns-repeated="14"/>
          <table:table-cell office:value-type="float" office:value="841195790" calcext:value-type="float">
            <text:p>841195790</text:p>
          </table:table-cell>
          <table:table-cell office:value-type="percentage" office:value="0.017807" calcext:value-type="percentage">
            <text:p>1.78%</text:p>
          </table:table-cell>
          <table:table-cell office:value-type="float" office:value="300" calcext:value-type="float">
            <text:p>300</text:p>
          </table:table-cell>
          <table:table-cell office:value-type="float" office:value="1482572" calcext:value-type="float">
            <text:p>1482572</text:p>
          </table:table-cell>
          <table:table-cell/>
          <table:table-cell office:value-type="float" office:value="792398773" calcext:value-type="float">
            <text:p>792398773</text:p>
          </table:table-cell>
          <table:table-cell office:value-type="percentage" office:value="0.106629" calcext:value-type="percentage">
            <text:p>10.66%</text:p>
          </table:table-cell>
          <table:table-cell office:value-type="float" office:value="300" calcext:value-type="float">
            <text:p>300</text:p>
          </table:table-cell>
          <table:table-cell office:value-type="float" office:value="1022507" calcext:value-type="float">
            <text:p>1022507</text:p>
          </table:table-cell>
        </table:table-row>
        <table:table-row table:style-name="ro1">
          <table:table-cell table:number-columns-repeated="14"/>
          <table:table-cell office:value-type="float" office:value="925272821" calcext:value-type="float">
            <text:p>925272821</text:p>
          </table:table-cell>
          <table:table-cell office:value-type="percentage" office:value="0.019586" calcext:value-type="percentage">
            <text:p>1.96%</text:p>
          </table:table-cell>
          <table:table-cell office:value-type="float" office:value="400" calcext:value-type="float">
            <text:p>400</text:p>
          </table:table-cell>
          <table:table-cell office:value-type="float" office:value="434713" calcext:value-type="float">
            <text:p>434713</text:p>
          </table:table-cell>
          <table:table-cell/>
          <table:table-cell office:value-type="float" office:value="840450760" calcext:value-type="float">
            <text:p>840450760</text:p>
          </table:table-cell>
          <table:table-cell office:value-type="percentage" office:value="0.113095" calcext:value-type="percentage">
            <text:p>11.31%</text:p>
          </table:table-cell>
          <table:table-cell office:value-type="float" office:value="400" calcext:value-type="float">
            <text:p>400</text:p>
          </table:table-cell>
          <table:table-cell office:value-type="float" office:value="415083" calcext:value-type="float">
            <text:p>415083</text:p>
          </table:table-cell>
        </table:table-row>
        <table:table-row table:style-name="ro1">
          <table:table-cell table:number-columns-repeated="14"/>
          <table:table-cell office:value-type="float" office:value="967202939" calcext:value-type="float">
            <text:p>967202939</text:p>
          </table:table-cell>
          <table:table-cell office:value-type="percentage" office:value="0.020474" calcext:value-type="percentage">
            <text:p>2.05%</text:p>
          </table:table-cell>
          <table:table-cell office:value-type="float" office:value="500" calcext:value-type="float">
            <text:p>500</text:p>
          </table:table-cell>
          <table:table-cell office:value-type="float" office:value="405507" calcext:value-type="float">
            <text:p>405507</text:p>
          </table:table-cell>
          <table:table-cell/>
          <table:table-cell office:value-type="float" office:value="878989746" calcext:value-type="float">
            <text:p>878989746</text:p>
          </table:table-cell>
          <table:table-cell office:value-type="percentage" office:value="0.118281" calcext:value-type="percentage">
            <text:p>11.83%</text:p>
          </table:table-cell>
          <table:table-cell office:value-type="float" office:value="500" calcext:value-type="float">
            <text:p>500</text:p>
          </table:table-cell>
          <table:table-cell office:value-type="float" office:value="351569" calcext:value-type="float">
            <text:p>351569</text:p>
          </table:table-cell>
        </table:table-row>
        <table:table-row table:style-name="ro1">
          <table:table-cell table:number-columns-repeated="14"/>
          <table:table-cell office:value-type="float" office:value="1005501061" calcext:value-type="float">
            <text:p>1005501061</text:p>
          </table:table-cell>
          <table:table-cell office:value-type="percentage" office:value="0.021285" calcext:value-type="percentage">
            <text:p>2.13%</text:p>
          </table:table-cell>
          <table:table-cell office:value-type="float" office:value="600" calcext:value-type="float">
            <text:p>600</text:p>
          </table:table-cell>
          <table:table-cell office:value-type="float" office:value="354519" calcext:value-type="float">
            <text:p>354519</text:p>
          </table:table-cell>
          <table:table-cell/>
          <table:table-cell office:value-type="float" office:value="912413542" calcext:value-type="float">
            <text:p>912413542</text:p>
          </table:table-cell>
          <table:table-cell office:value-type="percentage" office:value="0.122778" calcext:value-type="percentage">
            <text:p>12.28%</text:p>
          </table:table-cell>
          <table:table-cell office:value-type="float" office:value="600" calcext:value-type="float">
            <text:p>600</text:p>
          </table:table-cell>
          <table:table-cell office:value-type="float" office:value="321581" calcext:value-type="float">
            <text:p>321581</text:p>
          </table:table-cell>
        </table:table-row>
        <table:table-row table:style-name="ro1">
          <table:table-cell table:number-columns-repeated="14"/>
          <table:table-cell office:value-type="float" office:value="1039599104" calcext:value-type="float">
            <text:p>1039599104</text:p>
          </table:table-cell>
          <table:table-cell office:value-type="percentage" office:value="0.022006" calcext:value-type="percentage">
            <text:p>2.20%</text:p>
          </table:table-cell>
          <table:table-cell office:value-type="float" office:value="700" calcext:value-type="float">
            <text:p>700</text:p>
          </table:table-cell>
          <table:table-cell office:value-type="float" office:value="329312" calcext:value-type="float">
            <text:p>329312</text:p>
          </table:table-cell>
          <table:table-cell/>
          <table:table-cell office:value-type="float" office:value="943377375" calcext:value-type="float">
            <text:p>943377375</text:p>
          </table:table-cell>
          <table:table-cell office:value-type="percentage" office:value="0.126945" calcext:value-type="percentage">
            <text:p>12.69%</text:p>
          </table:table-cell>
          <table:table-cell office:value-type="float" office:value="700" calcext:value-type="float">
            <text:p>700</text:p>
          </table:table-cell>
          <table:table-cell office:value-type="float" office:value="291894" calcext:value-type="float">
            <text:p>291894</text:p>
          </table:table-cell>
        </table:table-row>
        <table:table-row table:style-name="ro1">
          <table:table-cell table:number-columns-repeated="14"/>
          <table:table-cell office:value-type="float" office:value="1071699459" calcext:value-type="float">
            <text:p>1071699459</text:p>
          </table:table-cell>
          <table:table-cell office:value-type="percentage" office:value="0.022686" calcext:value-type="percentage">
            <text:p>2.27%</text:p>
          </table:table-cell>
          <table:table-cell office:value-type="float" office:value="800" calcext:value-type="float">
            <text:p>800</text:p>
          </table:table-cell>
          <table:table-cell office:value-type="float" office:value="312272" calcext:value-type="float">
            <text:p>312272</text:p>
          </table:table-cell>
          <table:table-cell/>
          <table:table-cell office:value-type="float" office:value="970606308" calcext:value-type="float">
            <text:p>970606308</text:p>
          </table:table-cell>
          <table:table-cell office:value-type="percentage" office:value="0.130609" calcext:value-type="percentage">
            <text:p>13.06%</text:p>
          </table:table-cell>
          <table:table-cell office:value-type="float" office:value="800" calcext:value-type="float">
            <text:p>800</text:p>
          </table:table-cell>
          <table:table-cell office:value-type="float" office:value="252168" calcext:value-type="float">
            <text:p>252168</text:p>
          </table:table-cell>
        </table:table-row>
        <table:table-row table:style-name="ro1">
          <table:table-cell table:number-columns-repeated="14"/>
          <table:table-cell office:value-type="float" office:value="1102095638" calcext:value-type="float">
            <text:p>1102095638</text:p>
          </table:table-cell>
          <table:table-cell office:value-type="percentage" office:value="0.023329" calcext:value-type="percentage">
            <text:p>2.33%</text:p>
          </table:table-cell>
          <table:table-cell office:value-type="float" office:value="900" calcext:value-type="float">
            <text:p>900</text:p>
          </table:table-cell>
          <table:table-cell office:value-type="float" office:value="288099" calcext:value-type="float">
            <text:p>288099</text:p>
          </table:table-cell>
          <table:table-cell/>
          <table:table-cell office:value-type="float" office:value="994542117" calcext:value-type="float">
            <text:p>994542117</text:p>
          </table:table-cell>
          <table:table-cell office:value-type="percentage" office:value="0.13383" calcext:value-type="percentage">
            <text:p>13.38%</text:p>
          </table:table-cell>
          <table:table-cell office:value-type="float" office:value="900" calcext:value-type="float">
            <text:p>900</text:p>
          </table:table-cell>
          <table:table-cell office:value-type="float" office:value="228398" calcext:value-type="float">
            <text:p>228398</text:p>
          </table:table-cell>
        </table:table-row>
        <table:table-row table:style-name="ro1">
          <table:table-cell table:number-columns-repeated="14"/>
          <table:table-cell office:value-type="float" office:value="1129455029" calcext:value-type="float">
            <text:p>1129455029</text:p>
          </table:table-cell>
          <table:table-cell office:value-type="percentage" office:value="0.023908" calcext:value-type="percentage">
            <text:p>2.39%</text:p>
          </table:table-cell>
          <table:table-cell office:value-type="float" office:value="1000" calcext:value-type="float">
            <text:p>1000</text:p>
          </table:table-cell>
          <table:table-cell office:value-type="float" office:value="255919" calcext:value-type="float">
            <text:p>255919</text:p>
          </table:table-cell>
          <table:table-cell/>
          <table:table-cell office:value-type="float" office:value="1016478298" calcext:value-type="float">
            <text:p>1016478298</text:p>
          </table:table-cell>
          <table:table-cell office:value-type="percentage" office:value="0.136782" calcext:value-type="percentage">
            <text:p>13.68%</text:p>
          </table:table-cell>
          <table:table-cell office:value-type="float" office:value="1000" calcext:value-type="float">
            <text:p>1000</text:p>
          </table:table-cell>
          <table:table-cell office:value-type="float" office:value="210728" calcext:value-type="float">
            <text:p>210728</text:p>
          </table:table-cell>
        </table:table-row>
        <table:table-row table:style-name="ro1">
          <table:table-cell table:number-columns-repeated="14"/>
          <table:table-cell office:value-type="float" office:value="1323880911" calcext:value-type="float">
            <text:p>1323880911</text:p>
          </table:table-cell>
          <table:table-cell office:value-type="percentage" office:value="0.028024" calcext:value-type="percentage">
            <text:p>2.80%</text:p>
          </table:table-cell>
          <table:table-cell office:value-type="float" office:value="2000" calcext:value-type="float">
            <text:p>2000</text:p>
          </table:table-cell>
          <table:table-cell office:value-type="float" office:value="158490" calcext:value-type="float">
            <text:p>158490</text:p>
          </table:table-cell>
          <table:table-cell/>
          <table:table-cell office:value-type="float" office:value="1180534768" calcext:value-type="float">
            <text:p>1180534768</text:p>
          </table:table-cell>
          <table:table-cell office:value-type="percentage" office:value="0.158858" calcext:value-type="percentage">
            <text:p>15.89%</text:p>
          </table:table-cell>
          <table:table-cell office:value-type="float" office:value="2000" calcext:value-type="float">
            <text:p>2000</text:p>
          </table:table-cell>
          <table:table-cell office:value-type="float" office:value="136766" calcext:value-type="float">
            <text:p>136766</text:p>
          </table:table-cell>
        </table:table-row>
        <table:table-row table:style-name="ro1">
          <table:table-cell table:number-columns-repeated="14"/>
          <table:table-cell office:value-type="float" office:value="1465309059" calcext:value-type="float">
            <text:p>1465309059</text:p>
          </table:table-cell>
          <table:table-cell office:value-type="percentage" office:value="0.031018" calcext:value-type="percentage">
            <text:p>3.10%</text:p>
          </table:table-cell>
          <table:table-cell office:value-type="float" office:value="3000" calcext:value-type="float">
            <text:p>3000</text:p>
          </table:table-cell>
          <table:table-cell office:value-type="float" office:value="129122" calcext:value-type="float">
            <text:p>129122</text:p>
          </table:table-cell>
          <table:table-cell/>
          <table:table-cell office:value-type="float" office:value="1302898452" calcext:value-type="float">
            <text:p>1302898452</text:p>
          </table:table-cell>
          <table:table-cell office:value-type="percentage" office:value="0.175324" calcext:value-type="percentage">
            <text:p>17.53%</text:p>
          </table:table-cell>
          <table:table-cell office:value-type="float" office:value="3000" calcext:value-type="float">
            <text:p>3000</text:p>
          </table:table-cell>
          <table:table-cell office:value-type="float" office:value="109053" calcext:value-type="float">
            <text:p>109053</text:p>
          </table:table-cell>
        </table:table-row>
        <table:table-row table:style-name="ro1">
          <table:table-cell table:number-columns-repeated="14"/>
          <table:table-cell office:value-type="float" office:value="1585487973" calcext:value-type="float">
            <text:p>1585487973</text:p>
          </table:table-cell>
          <table:table-cell office:value-type="percentage" office:value="0.033562" calcext:value-type="percentage">
            <text:p>3.36%</text:p>
          </table:table-cell>
          <table:table-cell office:value-type="float" office:value="4000" calcext:value-type="float">
            <text:p>4000</text:p>
          </table:table-cell>
          <table:table-cell office:value-type="float" office:value="110862" calcext:value-type="float">
            <text:p>110862</text:p>
          </table:table-cell>
          <table:table-cell/>
          <table:table-cell office:value-type="float" office:value="1402088040" calcext:value-type="float">
            <text:p>1402088040</text:p>
          </table:table-cell>
          <table:table-cell office:value-type="percentage" office:value="0.188671" calcext:value-type="percentage">
            <text:p>18.87%</text:p>
          </table:table-cell>
          <table:table-cell office:value-type="float" office:value="4000" calcext:value-type="float">
            <text:p>4000</text:p>
          </table:table-cell>
          <table:table-cell office:value-type="float" office:value="90267" calcext:value-type="float">
            <text:p>90267</text:p>
          </table:table-cell>
        </table:table-row>
        <table:table-row table:style-name="ro1">
          <table:table-cell table:number-columns-repeated="14"/>
          <table:table-cell office:value-type="float" office:value="1689774320" calcext:value-type="float">
            <text:p>1689774320</text:p>
          </table:table-cell>
          <table:table-cell office:value-type="percentage" office:value="0.035769" calcext:value-type="percentage">
            <text:p>3.58%</text:p>
          </table:table-cell>
          <table:table-cell office:value-type="float" office:value="5000" calcext:value-type="float">
            <text:p>5000</text:p>
          </table:table-cell>
          <table:table-cell office:value-type="float" office:value="97772" calcext:value-type="float">
            <text:p>97772</text:p>
          </table:table-cell>
          <table:table-cell/>
          <table:table-cell office:value-type="float" office:value="1485799706" calcext:value-type="float">
            <text:p>1485799706</text:p>
          </table:table-cell>
          <table:table-cell office:value-type="percentage" office:value="0.199936" calcext:value-type="percentage">
            <text:p>19.99%</text:p>
          </table:table-cell>
          <table:table-cell office:value-type="float" office:value="5000" calcext:value-type="float">
            <text:p>5000</text:p>
          </table:table-cell>
          <table:table-cell office:value-type="float" office:value="77188" calcext:value-type="float">
            <text:p>77188</text:p>
          </table:table-cell>
        </table:table-row>
        <table:table-row table:style-name="ro1">
          <table:table-cell table:number-columns-repeated="14"/>
          <table:table-cell office:value-type="float" office:value="1782426203" calcext:value-type="float">
            <text:p>1782426203</text:p>
          </table:table-cell>
          <table:table-cell office:value-type="percentage" office:value="0.037731" calcext:value-type="percentage">
            <text:p>3.77%</text:p>
          </table:table-cell>
          <table:table-cell office:value-type="float" office:value="6000" calcext:value-type="float">
            <text:p>6000</text:p>
          </table:table-cell>
          <table:table-cell office:value-type="float" office:value="88071" calcext:value-type="float">
            <text:p>88071</text:p>
          </table:table-cell>
          <table:table-cell/>
          <table:table-cell office:value-type="float" office:value="1558534033" calcext:value-type="float">
            <text:p>1558534033</text:p>
          </table:table-cell>
          <table:table-cell office:value-type="percentage" office:value="0.209723" calcext:value-type="percentage">
            <text:p>20.97%</text:p>
          </table:table-cell>
          <table:table-cell office:value-type="float" office:value="6000" calcext:value-type="float">
            <text:p>6000</text:p>
          </table:table-cell>
          <table:table-cell office:value-type="float" office:value="68731" calcext:value-type="float">
            <text:p>68731</text:p>
          </table:table-cell>
        </table:table-row>
        <table:table-row table:style-name="ro1">
          <table:table-cell table:number-columns-repeated="14"/>
          <table:table-cell office:value-type="float" office:value="1866583112" calcext:value-type="float">
            <text:p>1866583112</text:p>
          </table:table-cell>
          <table:table-cell office:value-type="percentage" office:value="0.039512" calcext:value-type="percentage">
            <text:p>3.95%</text:p>
          </table:table-cell>
          <table:table-cell office:value-type="float" office:value="7000" calcext:value-type="float">
            <text:p>7000</text:p>
          </table:table-cell>
          <table:table-cell office:value-type="float" office:value="80264" calcext:value-type="float">
            <text:p>80264</text:p>
          </table:table-cell>
          <table:table-cell/>
          <table:table-cell office:value-type="float" office:value="1623954994" calcext:value-type="float">
            <text:p>1623954994</text:p>
          </table:table-cell>
          <table:table-cell office:value-type="percentage" office:value="0.218526" calcext:value-type="percentage">
            <text:p>21.85%</text:p>
          </table:table-cell>
          <table:table-cell office:value-type="float" office:value="7000" calcext:value-type="float">
            <text:p>7000</text:p>
          </table:table-cell>
          <table:table-cell office:value-type="float" office:value="62124" calcext:value-type="float">
            <text:p>62124</text:p>
          </table:table-cell>
        </table:table-row>
        <table:table-row table:style-name="ro1">
          <table:table-cell table:number-columns-repeated="14"/>
          <table:table-cell office:value-type="float" office:value="1943178958" calcext:value-type="float">
            <text:p>1943178958</text:p>
          </table:table-cell>
          <table:table-cell office:value-type="percentage" office:value="0.041133" calcext:value-type="percentage">
            <text:p>4.11%</text:p>
          </table:table-cell>
          <table:table-cell office:value-type="float" office:value="8000" calcext:value-type="float">
            <text:p>8000</text:p>
          </table:table-cell>
          <table:table-cell office:value-type="float" office:value="73580" calcext:value-type="float">
            <text:p>73580</text:p>
          </table:table-cell>
          <table:table-cell/>
          <table:table-cell office:value-type="float" office:value="1682851293" calcext:value-type="float">
            <text:p>1682851293</text:p>
          </table:table-cell>
          <table:table-cell office:value-type="percentage" office:value="0.226452" calcext:value-type="percentage">
            <text:p>22.65%</text:p>
          </table:table-cell>
          <table:table-cell office:value-type="float" office:value="8000" calcext:value-type="float">
            <text:p>8000</text:p>
          </table:table-cell>
          <table:table-cell office:value-type="float" office:value="56156" calcext:value-type="float">
            <text:p>56156</text:p>
          </table:table-cell>
        </table:table-row>
        <table:table-row table:style-name="ro1">
          <table:table-cell table:number-columns-repeated="14"/>
          <table:table-cell office:value-type="float" office:value="2014313399" calcext:value-type="float">
            <text:p>2014313399</text:p>
          </table:table-cell>
          <table:table-cell office:value-type="percentage" office:value="0.042639" calcext:value-type="percentage">
            <text:p>4.26%</text:p>
          </table:table-cell>
          <table:table-cell office:value-type="float" office:value="9000" calcext:value-type="float">
            <text:p>9000</text:p>
          </table:table-cell>
          <table:table-cell office:value-type="float" office:value="68742" calcext:value-type="float">
            <text:p>68742</text:p>
          </table:table-cell>
          <table:table-cell/>
          <table:table-cell office:value-type="float" office:value="1736812507" calcext:value-type="float">
            <text:p>1736812507</text:p>
          </table:table-cell>
          <table:table-cell office:value-type="percentage" office:value="0.233713" calcext:value-type="percentage">
            <text:p>23.37%</text:p>
          </table:table-cell>
          <table:table-cell office:value-type="float" office:value="9000" calcext:value-type="float">
            <text:p>9000</text:p>
          </table:table-cell>
          <table:table-cell office:value-type="float" office:value="51843" calcext:value-type="float">
            <text:p>51843</text:p>
          </table:table-cell>
        </table:table-row>
        <table:table-row table:style-name="ro1">
          <table:table-cell table:number-columns-repeated="14"/>
          <table:table-cell office:value-type="float" office:value="2081160233" calcext:value-type="float">
            <text:p>2081160233</text:p>
          </table:table-cell>
          <table:table-cell office:value-type="percentage" office:value="0.044054" calcext:value-type="percentage">
            <text:p>4.41%</text:p>
          </table:table-cell>
          <table:table-cell office:value-type="float" office:value="10000" calcext:value-type="float">
            <text:p>10000</text:p>
          </table:table-cell>
          <table:table-cell office:value-type="float" office:value="65090" calcext:value-type="float">
            <text:p>65090</text:p>
          </table:table-cell>
          <table:table-cell/>
          <table:table-cell office:value-type="float" office:value="1786708189" calcext:value-type="float">
            <text:p>1786708189</text:p>
          </table:table-cell>
          <table:table-cell office:value-type="percentage" office:value="0.240427" calcext:value-type="percentage">
            <text:p>24.04%</text:p>
          </table:table-cell>
          <table:table-cell office:value-type="float" office:value="10000" calcext:value-type="float">
            <text:p>10000</text:p>
          </table:table-cell>
          <table:table-cell office:value-type="float" office:value="47977" calcext:value-type="float">
            <text:p>47977</text:p>
          </table:table-cell>
        </table:table-row>
        <table:table-row table:style-name="ro1">
          <table:table-cell table:number-columns-repeated="14"/>
          <table:table-cell office:value-type="float" office:value="2595698218" calcext:value-type="float">
            <text:p>2595698218</text:p>
          </table:table-cell>
          <table:table-cell office:value-type="percentage" office:value="0.054946" calcext:value-type="percentage">
            <text:p>5.49%</text:p>
          </table:table-cell>
          <table:table-cell office:value-type="float" office:value="20000" calcext:value-type="float">
            <text:p>20000</text:p>
          </table:table-cell>
          <table:table-cell office:value-type="float" office:value="42140" calcext:value-type="float">
            <text:p>42140</text:p>
          </table:table-cell>
          <table:table-cell/>
          <table:table-cell office:value-type="float" office:value="2168228207" calcext:value-type="float">
            <text:p>2168228207</text:p>
          </table:table-cell>
          <table:table-cell office:value-type="percentage" office:value="0.291766" calcext:value-type="percentage">
            <text:p>29.18%</text:p>
          </table:table-cell>
          <table:table-cell office:value-type="float" office:value="20000" calcext:value-type="float">
            <text:p>20000</text:p>
          </table:table-cell>
          <table:table-cell office:value-type="float" office:value="32099" calcext:value-type="float">
            <text:p>32099</text:p>
          </table:table-cell>
        </table:table-row>
        <table:table-row table:style-name="ro1">
          <table:table-cell table:number-columns-repeated="14"/>
          <table:table-cell office:value-type="float" office:value="2982804949" calcext:value-type="float">
            <text:p>2982804949</text:p>
          </table:table-cell>
          <table:table-cell office:value-type="percentage" office:value="0.06314" calcext:value-type="percentage">
            <text:p>6.31%</text:p>
          </table:table-cell>
          <table:table-cell office:value-type="float" office:value="30000" calcext:value-type="float">
            <text:p>30000</text:p>
          </table:table-cell>
          <table:table-cell office:value-type="float" office:value="35998" calcext:value-type="float">
            <text:p>35998</text:p>
          </table:table-cell>
          <table:table-cell/>
          <table:table-cell office:value-type="float" office:value="2441567276" calcext:value-type="float">
            <text:p>2441567276</text:p>
          </table:table-cell>
          <table:table-cell office:value-type="percentage" office:value="0.328548" calcext:value-type="percentage">
            <text:p>32.85%</text:p>
          </table:table-cell>
          <table:table-cell office:value-type="float" office:value="30000" calcext:value-type="float">
            <text:p>30000</text:p>
          </table:table-cell>
          <table:table-cell office:value-type="float" office:value="23069" calcext:value-type="float">
            <text:p>23069</text:p>
          </table:table-cell>
        </table:table-row>
        <table:table-row table:style-name="ro1">
          <table:table-cell table:number-columns-repeated="14"/>
          <table:table-cell office:value-type="float" office:value="3319808311" calcext:value-type="float">
            <text:p>3319808311</text:p>
          </table:table-cell>
          <table:table-cell office:value-type="percentage" office:value="0.070274" calcext:value-type="percentage">
            <text:p>7.03%</text:p>
          </table:table-cell>
          <table:table-cell office:value-type="float" office:value="40000" calcext:value-type="float">
            <text:p>40000</text:p>
          </table:table-cell>
          <table:table-cell office:value-type="float" office:value="31635" calcext:value-type="float">
            <text:p>31635</text:p>
          </table:table-cell>
          <table:table-cell/>
          <table:table-cell office:value-type="float" office:value="2650085695" calcext:value-type="float">
            <text:p>2650085695</text:p>
          </table:table-cell>
          <table:table-cell office:value-type="percentage" office:value="0.356607" calcext:value-type="percentage">
            <text:p>35.66%</text:p>
          </table:table-cell>
          <table:table-cell office:value-type="float" office:value="40000" calcext:value-type="float">
            <text:p>40000</text:p>
          </table:table-cell>
          <table:table-cell office:value-type="float" office:value="19448" calcext:value-type="float">
            <text:p>19448</text:p>
          </table:table-cell>
        </table:table-row>
        <table:table-row table:style-name="ro1">
          <table:table-cell table:number-columns-repeated="14"/>
          <table:table-cell office:value-type="float" office:value="3613740632" calcext:value-type="float">
            <text:p>3613740632</text:p>
          </table:table-cell>
          <table:table-cell office:value-type="percentage" office:value="0.076496" calcext:value-type="percentage">
            <text:p>7.65%</text:p>
          </table:table-cell>
          <table:table-cell office:value-type="float" office:value="50000" calcext:value-type="float">
            <text:p>50000</text:p>
          </table:table-cell>
          <table:table-cell office:value-type="float" office:value="27100" calcext:value-type="float">
            <text:p>27100</text:p>
          </table:table-cell>
          <table:table-cell/>
          <table:table-cell office:value-type="float" office:value="2835447303" calcext:value-type="float">
            <text:p>2835447303</text:p>
          </table:table-cell>
          <table:table-cell office:value-type="percentage" office:value="0.38155" calcext:value-type="percentage">
            <text:p>38.16%</text:p>
          </table:table-cell>
          <table:table-cell office:value-type="float" office:value="50000" calcext:value-type="float">
            <text:p>5000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table:number-columns-repeated="14"/>
          <table:table-cell office:value-type="float" office:value="3864023458" calcext:value-type="float">
            <text:p>3864023458</text:p>
          </table:table-cell>
          <table:table-cell office:value-type="percentage" office:value="0.081794" calcext:value-type="percentage">
            <text:p>8.18%</text:p>
          </table:table-cell>
          <table:table-cell office:value-type="float" office:value="60000" calcext:value-type="float">
            <text:p>60000</text:p>
          </table:table-cell>
          <table:table-cell office:value-type="float" office:value="23096" calcext:value-type="float">
            <text:p>23096</text:p>
          </table:table-cell>
          <table:table-cell/>
          <table:table-cell office:value-type="float" office:value="3003439928" calcext:value-type="float">
            <text:p>3003439928</text:p>
          </table:table-cell>
          <table:table-cell office:value-type="percentage" office:value="0.404156" calcext:value-type="percentage">
            <text:p>40.42%</text:p>
          </table:table-cell>
          <table:table-cell office:value-type="float" office:value="60000" calcext:value-type="float">
            <text:p>60000</text:p>
          </table:table-cell>
          <table:table-cell office:value-type="float" office:value="15983" calcext:value-type="float">
            <text:p>15983</text:p>
          </table:table-cell>
        </table:table-row>
        <table:table-row table:style-name="ro1">
          <table:table-cell table:number-columns-repeated="14"/>
          <table:table-cell office:value-type="float" office:value="4081902504" calcext:value-type="float">
            <text:p>4081902504</text:p>
          </table:table-cell>
          <table:table-cell office:value-type="percentage" office:value="0.086406" calcext:value-type="percentage">
            <text:p>8.64%</text:p>
          </table:table-cell>
          <table:table-cell office:value-type="float" office:value="70000" calcext:value-type="float">
            <text:p>70000</text:p>
          </table:table-cell>
          <table:table-cell office:value-type="float" office:value="20878" calcext:value-type="float">
            <text:p>20878</text:p>
          </table:table-cell>
          <table:table-cell/>
          <table:table-cell office:value-type="float" office:value="3155005238" calcext:value-type="float">
            <text:p>3155005238</text:p>
          </table:table-cell>
          <table:table-cell office:value-type="percentage" office:value="0.424551" calcext:value-type="percentage">
            <text:p>42.46%</text:p>
          </table:table-cell>
          <table:table-cell office:value-type="float" office:value="70000" calcext:value-type="float">
            <text:p>70000</text:p>
          </table:table-cell>
          <table:table-cell office:value-type="float" office:value="14302" calcext:value-type="float">
            <text:p>14302</text:p>
          </table:table-cell>
        </table:table-row>
        <table:table-row table:style-name="ro1">
          <table:table-cell table:number-columns-repeated="14"/>
          <table:table-cell office:value-type="float" office:value="4285402501" calcext:value-type="float">
            <text:p>4285402501</text:p>
          </table:table-cell>
          <table:table-cell office:value-type="percentage" office:value="0.090714" calcext:value-type="percentage">
            <text:p>9.07%</text:p>
          </table:table-cell>
          <table:table-cell office:value-type="float" office:value="80000" calcext:value-type="float">
            <text:p>80000</text:p>
          </table:table-cell>
          <table:table-cell office:value-type="float" office:value="19914" calcext:value-type="float">
            <text:p>19914</text:p>
          </table:table-cell>
          <table:table-cell/>
          <table:table-cell office:value-type="float" office:value="3289688010" calcext:value-type="float">
            <text:p>3289688010</text:p>
          </table:table-cell>
          <table:table-cell office:value-type="percentage" office:value="0.442674" calcext:value-type="percentage">
            <text:p>44.27%</text:p>
          </table:table-cell>
          <table:table-cell office:value-type="float" office:value="80000" calcext:value-type="float">
            <text:p>8000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table:number-columns-repeated="14"/>
          <table:table-cell office:value-type="float" office:value="4480902852" calcext:value-type="float">
            <text:p>4480902852</text:p>
          </table:table-cell>
          <table:table-cell office:value-type="percentage" office:value="0.094852" calcext:value-type="percentage">
            <text:p>9.49%</text:p>
          </table:table-cell>
          <table:table-cell office:value-type="float" office:value="90000" calcext:value-type="float">
            <text:p>90000</text:p>
          </table:table-cell>
          <table:table-cell office:value-type="float" office:value="19215" calcext:value-type="float">
            <text:p>19215</text:p>
          </table:table-cell>
          <table:table-cell/>
          <table:table-cell office:value-type="float" office:value="3408311600" calcext:value-type="float">
            <text:p>3408311600</text:p>
          </table:table-cell>
          <table:table-cell office:value-type="percentage" office:value="0.458637" calcext:value-type="percentage">
            <text:p>45.86%</text:p>
          </table:table-cell>
          <table:table-cell office:value-type="float" office:value="90000" calcext:value-type="float">
            <text:p>90000</text:p>
          </table:table-cell>
          <table:table-cell office:value-type="float" office:value="11089" calcext:value-type="float">
            <text:p>11089</text:p>
          </table:table-cell>
        </table:table-row>
        <table:table-row table:style-name="ro1">
          <table:table-cell table:number-columns-repeated="14"/>
          <table:table-cell office:value-type="float" office:value="4670134939" calcext:value-type="float">
            <text:p>4670134939</text:p>
          </table:table-cell>
          <table:table-cell office:value-type="percentage" office:value="0.098858" calcext:value-type="percentage">
            <text:p>9.8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638" calcext:value-type="float">
            <text:p>18638</text:p>
          </table:table-cell>
          <table:table-cell/>
          <table:table-cell office:value-type="float" office:value="3512291193" calcext:value-type="float">
            <text:p>3512291193</text:p>
          </table:table-cell>
          <table:table-cell office:value-type="percentage" office:value="0.472629" calcext:value-type="percentage">
            <text:p>47.26%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table:number-columns-repeated="14"/>
          <table:table-cell office:value-type="float" office:value="6256788204" calcext:value-type="float">
            <text:p>6256788204</text:p>
          </table:table-cell>
          <table:table-cell office:value-type="percentage" office:value="0.132444" calcext:value-type="percentage">
            <text:p>13.24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994" calcext:value-type="float">
            <text:p>12994</text:p>
          </table:table-cell>
          <table:table-cell/>
          <table:table-cell office:value-type="float" office:value="4121331763" calcext:value-type="float">
            <text:p>4121331763</text:p>
          </table:table-cell>
          <table:table-cell office:value-type="percentage" office:value="0.554584" calcext:value-type="percentage">
            <text:p>55.46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number-columns-repeated="14"/>
          <table:table-cell office:value-type="float" office:value="7272439049" calcext:value-type="float">
            <text:p>7272439049</text:p>
          </table:table-cell>
          <table:table-cell office:value-type="percentage" office:value="0.153944" calcext:value-type="percentage">
            <text:p>15.3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7816" calcext:value-type="float">
            <text:p>7816</text:p>
          </table:table-cell>
          <table:table-cell/>
          <table:table-cell office:value-type="float" office:value="4425387251" calcext:value-type="float">
            <text:p>4425387251</text:p>
          </table:table-cell>
          <table:table-cell office:value-type="percentage" office:value="0.595499" calcext:value-type="percentage">
            <text:p>59.55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14"/>
          <table:table-cell office:value-type="float" office:value="7916902060" calcext:value-type="float">
            <text:p>7916902060</text:p>
          </table:table-cell>
          <table:table-cell office:value-type="percentage" office:value="0.167586" calcext:value-type="percentage">
            <text:p>16.76%</text:p>
          </table:table-cell>
          <table:table-cell office:value-type="float" office:value="400000" calcext:value-type="float">
            <text:p>400000</text:p>
          </table:table-cell>
          <table:table-cell office:value-type="float" office:value="5323" calcext:value-type="float">
            <text:p>5323</text:p>
          </table:table-cell>
          <table:table-cell/>
          <table:table-cell office:value-type="float" office:value="4632464301" calcext:value-type="float">
            <text:p>4632464301</text:p>
          </table:table-cell>
          <table:table-cell office:value-type="percentage" office:value="0.623364" calcext:value-type="percentage">
            <text:p>62.3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table:number-columns-repeated="14"/>
          <table:table-cell office:value-type="float" office:value="8377509759" calcext:value-type="float">
            <text:p>8377509759</text:p>
          </table:table-cell>
          <table:table-cell office:value-type="percentage" office:value="0.177336" calcext:value-type="percentage">
            <text:p>17.7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23" calcext:value-type="float">
            <text:p>4023</text:p>
          </table:table-cell>
          <table:table-cell/>
          <table:table-cell office:value-type="float" office:value="4787828638" calcext:value-type="float">
            <text:p>4787828638</text:p>
          </table:table-cell>
          <table:table-cell office:value-type="percentage" office:value="0.64427" calcext:value-type="percentage">
            <text:p>64.43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table:number-columns-repeated="14"/>
          <table:table-cell office:value-type="float" office:value="8740015029" calcext:value-type="float">
            <text:p>8740015029</text:p>
          </table:table-cell>
          <table:table-cell office:value-type="percentage" office:value="0.18501" calcext:value-type="percentage">
            <text:p>18.5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4909192941" calcext:value-type="float">
            <text:p>4909192941</text:p>
          </table:table-cell>
          <table:table-cell office:value-type="percentage" office:value="0.660602" calcext:value-type="percentage">
            <text:p>66.0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table:number-columns-repeated="14"/>
          <table:table-cell office:value-type="float" office:value="9045702670" calcext:value-type="float">
            <text:p>9045702670</text:p>
          </table:table-cell>
          <table:table-cell office:value-type="percentage" office:value="0.19148" calcext:value-type="percentage">
            <text:p>19.15%</text:p>
          </table:table-cell>
          <table:table-cell office:value-type="float" office:value="700000" calcext:value-type="float">
            <text:p>700000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5007472630" calcext:value-type="float">
            <text:p>5007472630</text:p>
          </table:table-cell>
          <table:table-cell office:value-type="percentage" office:value="0.673827" calcext:value-type="percentage">
            <text:p>67.38%</text:p>
          </table:table-cell>
          <table:table-cell office:value-type="float" office:value="700000" calcext:value-type="float">
            <text:p>7000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table:number-columns-repeated="14"/>
          <table:table-cell office:value-type="float" office:value="9314211482" calcext:value-type="float">
            <text:p>9314211482</text:p>
          </table:table-cell>
          <table:table-cell office:value-type="percentage" office:value="0.197164" calcext:value-type="percentage">
            <text:p>19.72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5089294494" calcext:value-type="float">
            <text:p>5089294494</text:p>
          </table:table-cell>
          <table:table-cell office:value-type="percentage" office:value="0.684837" calcext:value-type="percentage">
            <text:p>68.48%</text:p>
          </table:table-cell>
          <table:table-cell office:value-type="float" office:value="800000" calcext:value-type="float">
            <text:p>80000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14"/>
          <table:table-cell office:value-type="float" office:value="9556361339" calcext:value-type="float">
            <text:p>9556361339</text:p>
          </table:table-cell>
          <table:table-cell office:value-type="percentage" office:value="0.20229" calcext:value-type="percentage">
            <text:p>20.2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5159012610" calcext:value-type="float">
            <text:p>5159012610</text:p>
          </table:table-cell>
          <table:table-cell office:value-type="percentage" office:value="0.694219" calcext:value-type="percentage">
            <text:p>69.42%</text:p>
          </table:table-cell>
          <table:table-cell office:value-type="float" office:value="900000" calcext:value-type="float">
            <text:p>90000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number-columns-repeated="14"/>
          <table:table-cell office:value-type="float" office:value="9778337329" calcext:value-type="float">
            <text:p>9778337329</text:p>
          </table:table-cell>
          <table:table-cell office:value-type="percentage" office:value="0.206989" calcext:value-type="percentage">
            <text:p>20.7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31" calcext:value-type="float">
            <text:p>2131</text:p>
          </table:table-cell>
          <table:table-cell/>
          <table:table-cell office:value-type="float" office:value="5219400388" calcext:value-type="float">
            <text:p>5219400388</text:p>
          </table:table-cell>
          <table:table-cell office:value-type="percentage" office:value="0.702345" calcext:value-type="percentage">
            <text:p>70.2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14"/>
          <table:table-cell office:value-type="float" office:value="11317201674" calcext:value-type="float">
            <text:p>11317201674</text:p>
          </table:table-cell>
          <table:table-cell office:value-type="percentage" office:value="0.239564" calcext:value-type="percentage">
            <text:p>23.9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float" office:value="5578766280" calcext:value-type="float">
            <text:p>5578766280</text:p>
          </table:table-cell>
          <table:table-cell office:value-type="percentage" office:value="0.750702" calcext:value-type="percentage">
            <text:p>75.0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12224953232" calcext:value-type="float">
            <text:p>12224953232</text:p>
          </table:table-cell>
          <table:table-cell office:value-type="percentage" office:value="0.258779" calcext:value-type="percentage">
            <text:p>25.88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5768080492" calcext:value-type="float">
            <text:p>5768080492</text:p>
          </table:table-cell>
          <table:table-cell office:value-type="percentage" office:value="0.776177" calcext:value-type="percentage">
            <text:p>77.6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14"/>
          <table:table-cell office:value-type="float" office:value="12870874459" calcext:value-type="float">
            <text:p>12870874459</text:p>
          </table:table-cell>
          <table:table-cell office:value-type="percentage" office:value="0.272452" calcext:value-type="percentage">
            <text:p>27.25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5897898800" calcext:value-type="float">
            <text:p>5897898800</text:p>
          </table:table-cell>
          <table:table-cell office:value-type="percentage" office:value="0.793646" calcext:value-type="percentage">
            <text:p>79.3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14"/>
          <table:table-cell office:value-type="float" office:value="13378361927" calcext:value-type="float">
            <text:p>13378361927</text:p>
          </table:table-cell>
          <table:table-cell office:value-type="percentage" office:value="0.283195" calcext:value-type="percentage">
            <text:p>28.32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5999993716" calcext:value-type="float">
            <text:p>5999993716</text:p>
          </table:table-cell>
          <table:table-cell office:value-type="percentage" office:value="0.807385" calcext:value-type="percentage">
            <text:p>80.7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4"/>
          <table:table-cell office:value-type="float" office:value="13801324334" calcext:value-type="float">
            <text:p>13801324334</text:p>
          </table:table-cell>
          <table:table-cell office:value-type="percentage" office:value="0.292148" calcext:value-type="percentage">
            <text:p>29.21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6084696386" calcext:value-type="float">
            <text:p>6084696386</text:p>
          </table:table-cell>
          <table:table-cell office:value-type="percentage" office:value="0.818783" calcext:value-type="percentage">
            <text:p>81.8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4"/>
          <table:table-cell office:value-type="float" office:value="14167049597" calcext:value-type="float">
            <text:p>14167049597</text:p>
          </table:table-cell>
          <table:table-cell office:value-type="percentage" office:value="0.29989" calcext:value-type="percentage">
            <text:p>29.99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157289234" calcext:value-type="float">
            <text:p>6157289234</text:p>
          </table:table-cell>
          <table:table-cell office:value-type="percentage" office:value="0.828551" calcext:value-type="percentage">
            <text:p>82.86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4"/>
          <table:table-cell office:value-type="float" office:value="14491183472" calcext:value-type="float">
            <text:p>14491183472</text:p>
          </table:table-cell>
          <table:table-cell office:value-type="percentage" office:value="0.306751" calcext:value-type="percentage">
            <text:p>30.68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6223835876" calcext:value-type="float">
            <text:p>6223835876</text:p>
          </table:table-cell>
          <table:table-cell office:value-type="percentage" office:value="0.837506" calcext:value-type="percentage">
            <text:p>83.7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4"/>
          <table:table-cell office:value-type="float" office:value="14783610045" calcext:value-type="float">
            <text:p>14783610045</text:p>
          </table:table-cell>
          <table:table-cell office:value-type="percentage" office:value="0.312941" calcext:value-type="percentage">
            <text:p>31.2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6286733431" calcext:value-type="float">
            <text:p>6286733431</text:p>
          </table:table-cell>
          <table:table-cell office:value-type="percentage" office:value="0.845969" calcext:value-type="percentage">
            <text:p>84.60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14"/>
          <table:table-cell office:value-type="float" office:value="15051070966" calcext:value-type="float">
            <text:p>15051070966</text:p>
          </table:table-cell>
          <table:table-cell office:value-type="percentage" office:value="0.318603" calcext:value-type="percentage">
            <text:p>31.8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346947007" calcext:value-type="float">
            <text:p>6346947007</text:p>
          </table:table-cell>
          <table:table-cell office:value-type="percentage" office:value="0.854072" calcext:value-type="percentage">
            <text:p>85.41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4"/>
          <table:table-cell office:value-type="float" office:value="16993545339" calcext:value-type="float">
            <text:p>16993545339</text:p>
          </table:table-cell>
          <table:table-cell office:value-type="percentage" office:value="0.359721" calcext:value-type="percentage">
            <text:p>35.9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863455878" calcext:value-type="float">
            <text:p>6863455878</text:p>
          </table:table-cell>
          <table:table-cell office:value-type="percentage" office:value="0.923576" calcext:value-type="percentage">
            <text:p>92.36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4"/>
          <table:table-cell office:value-type="float" office:value="18325402855" calcext:value-type="float">
            <text:p>18325402855</text:p>
          </table:table-cell>
          <table:table-cell office:value-type="percentage" office:value="0.387914" calcext:value-type="percentage">
            <text:p>38.79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7262038142" calcext:value-type="float">
            <text:p>7262038142</text:p>
          </table:table-cell>
          <table:table-cell office:value-type="percentage" office:value="0.977211" calcext:value-type="percentage">
            <text:p>97.72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4"/>
          <table:table-cell office:value-type="float" office:value="19404746000" calcext:value-type="float">
            <text:p>19404746000</text:p>
          </table:table-cell>
          <table:table-cell office:value-type="percentage" office:value="0.410762" calcext:value-type="percentage">
            <text:p>41.08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15384187" calcext:value-type="float">
            <text:p>7415384187</text:p>
          </table:table-cell>
          <table:table-cell office:value-type="percentage" office:value="0.997846" calcext:value-type="percentage">
            <text:p>99.78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0339779229" calcext:value-type="float">
            <text:p>20339779229</text:p>
          </table:table-cell>
          <table:table-cell office:value-type="percentage" office:value="0.430555" calcext:value-type="percentage">
            <text:p>43.0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425384187" calcext:value-type="float">
            <text:p>7425384187</text:p>
          </table:table-cell>
          <table:table-cell office:value-type="percentage" office:value="0.999191" calcext:value-type="percentage">
            <text:p>99.92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1160062495" calcext:value-type="float">
            <text:p>21160062495</text:p>
          </table:table-cell>
          <table:table-cell office:value-type="percentage" office:value="0.447919" calcext:value-type="percentage">
            <text:p>44.79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1902476058" calcext:value-type="float">
            <text:p>21902476058</text:p>
          </table:table-cell>
          <table:table-cell office:value-type="percentage" office:value="0.463634" calcext:value-type="percentage">
            <text:p>46.3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2599871205" calcext:value-type="float">
            <text:p>22599871205</text:p>
          </table:table-cell>
          <table:table-cell office:value-type="percentage" office:value="0.478397" calcext:value-type="percentage">
            <text:p>47.84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268357402" calcext:value-type="float">
            <text:p>23268357402</text:p>
          </table:table-cell>
          <table:table-cell office:value-type="percentage" office:value="0.492547" calcext:value-type="percentage">
            <text:p>49.25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3914738323" calcext:value-type="float">
            <text:p>23914738323</text:p>
          </table:table-cell>
          <table:table-cell office:value-type="percentage" office:value="0.50623" calcext:value-type="percentage">
            <text:p>50.62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29695225864" calcext:value-type="float">
            <text:p>29695225864</text:p>
          </table:table-cell>
          <table:table-cell office:value-type="percentage" office:value="0.628592" calcext:value-type="percentage">
            <text:p>62.86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4707267585" calcext:value-type="float">
            <text:p>34707267585</text:p>
          </table:table-cell>
          <table:table-cell office:value-type="percentage" office:value="0.734687" calcext:value-type="percentage">
            <text:p>73.47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9142868066" calcext:value-type="float">
            <text:p>39142868066</text:p>
          </table:table-cell>
          <table:table-cell office:value-type="percentage" office:value="0.828581" calcext:value-type="percentage">
            <text:p>82.86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2987364510" calcext:value-type="float">
            <text:p>42987364510</text:p>
          </table:table-cell>
          <table:table-cell office:value-type="percentage" office:value="0.909961" calcext:value-type="percentage">
            <text:p>91.00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5998421122" calcext:value-type="float">
            <text:p>45998421122</text:p>
          </table:table-cell>
          <table:table-cell office:value-type="percentage" office:value="0.9737" calcext:value-type="percentage">
            <text:p>97.37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750457104" calcext:value-type="float">
            <text:p>46750457104</text:p>
          </table:table-cell>
          <table:table-cell office:value-type="percentage" office:value="0.989619" calcext:value-type="percentage">
            <text:p>98.96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850457104" calcext:value-type="float">
            <text:p>46850457104</text:p>
          </table:table-cell>
          <table:table-cell office:value-type="percentage" office:value="0.991736" calcext:value-type="percentage">
            <text:p>99.17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6950457104" calcext:value-type="float">
            <text:p>46950457104</text:p>
          </table:table-cell>
          <table:table-cell office:value-type="percentage" office:value="0.993853" calcext:value-type="percentage">
            <text:p>99.39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47050457104" calcext:value-type="float">
            <text:p>47050457104</text:p>
          </table:table-cell>
          <table:table-cell office:value-type="percentage" office:value="0.995969" calcext:value-type="percentage">
            <text:p>99.60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en-4" table:style-name="ta1"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-4-Q10-K</text:p>
          </table:table-cell>
          <table:table-cell table:number-columns-repeated="4"/>
          <table:table-cell office:value-type="string" calcext:value-type="string">
            <text:p>Pen-4-Q10-S</text:p>
          </table:table-cell>
          <table:table-cell table:number-columns-repeated="8"/>
          <table:table-cell office:value-type="string" calcext:value-type="string">
            <text:p>Pen-4-Q10-K</text:p>
          </table:table-cell>
          <table:table-cell table:style-name="Default"/>
          <table:table-cell table:number-columns-repeated="3"/>
          <table:table-cell office:value-type="string" calcext:value-type="string">
            <text:p>Pen-4-Q10-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7932244" calcext:value-type="float">
            <text:p>3867932244</text:p>
          </table:table-cell>
          <table:table-cell table:style-name="ce1" office:value-type="percentage" office:value="0.763467" calcext:value-type="percentage">
            <text:p>76.35%</text:p>
          </table:table-cell>
          <table:table-cell office:value-type="float" office:value="3867932244" calcext:value-type="float">
            <text:p>3867932244</text:p>
          </table:table-cell>
          <table:table-cell table:style-name="ce1" office:value-type="percentage" office:value="0.029682" calcext:value-type="percentage">
            <text:p>2.97%</text:p>
          </table:table-cell>
          <table:table-cell/>
          <table:table-cell office:value-type="float" office:value="127710467" calcext:value-type="float">
            <text:p>127710467</text:p>
          </table:table-cell>
          <table:table-cell table:style-name="ce1" office:value-type="percentage" office:value="0.600902" calcext:value-type="percentage">
            <text:p>60.09%</text:p>
          </table:table-cell>
          <table:table-cell office:value-type="float" office:value="127710467" calcext:value-type="float">
            <text:p>127710467</text:p>
          </table:table-cell>
          <table:table-cell table:style-name="ce1" office:value-type="percentage" office:value="0.00353" calcext:value-type="percentage">
            <text:p>0.35%</text:p>
          </table:table-cell>
          <table:table-cell/>
          <table:table-cell table:formula="of:=[.G2]/[.B2]" office:value-type="float" office:value="0.0330177621901486" calcext:value-type="float">
            <text:p>0.0330177622</text:p>
          </table:table-cell>
          <table:table-cell table:formula="of:=[.I2]/[.D2]" office:value-type="float" office:value="0.0330177621901486" calcext:value-type="float">
            <text:p>0.0330177622</text:p>
          </table:table-cell>
          <table:table-cell/>
          <table:table-cell office:value-type="float" office:value="381883093" calcext:value-type="float">
            <text:p>381883093</text:p>
          </table:table-cell>
          <table:table-cell office:value-type="percentage" office:value="0.002931" calcext:value-type="percentage">
            <text:p>0.29%</text:p>
          </table:table-cell>
          <table:table-cell office:value-type="float" office:value="10" calcext:value-type="float">
            <text:p>10</text:p>
          </table:table-cell>
          <table:table-cell office:value-type="float" office:value="35057517" calcext:value-type="float">
            <text:p>35057517</text:p>
          </table:table-cell>
          <table:table-cell/>
          <table:table-cell office:value-type="float" office:value="375698028" calcext:value-type="float">
            <text:p>375698028</text:p>
          </table:table-cell>
          <table:table-cell office:value-type="percentage" office:value="0.010385" calcext:value-type="percentage">
            <text:p>1.04%</text:p>
          </table:table-cell>
          <table:table-cell office:value-type="float" office:value="10" calcext:value-type="float">
            <text:p>10</text:p>
          </table:table-cell>
          <table:table-cell office:value-type="float" office:value="33114625" calcext:value-type="float">
            <text:p>33114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841058" calcext:value-type="float">
            <text:p>355841058</text:p>
          </table:table-cell>
          <table:table-cell table:style-name="ce1" office:value-type="percentage" office:value="0.070237" calcext:value-type="percentage">
            <text:p>7.02%</text:p>
          </table:table-cell>
          <table:table-cell office:value-type="float" office:value="711682116" calcext:value-type="float">
            <text:p>711682116</text:p>
          </table:table-cell>
          <table:table-cell table:style-name="ce1" office:value-type="percentage" office:value="0.005461" calcext:value-type="percentage">
            <text:p>0.55%</text:p>
          </table:table-cell>
          <table:table-cell/>
          <table:table-cell office:value-type="float" office:value="14507198" calcext:value-type="float">
            <text:p>14507198</text:p>
          </table:table-cell>
          <table:table-cell table:style-name="ce1" office:value-type="percentage" office:value="0.068259" calcext:value-type="percentage">
            <text:p>6.83%</text:p>
          </table:table-cell>
          <table:table-cell office:value-type="float" office:value="29014396" calcext:value-type="float">
            <text:p>29014396</text:p>
          </table:table-cell>
          <table:table-cell table:style-name="ce1" office:value-type="percentage" office:value="0.000802" calcext:value-type="percentage">
            <text:p>0.08%</text:p>
          </table:table-cell>
          <table:table-cell/>
          <table:table-cell table:formula="of:=[.G3]/[.B3]" office:value-type="float" office:value="0.0407687580560195" calcext:value-type="float">
            <text:p>0.0407687581</text:p>
          </table:table-cell>
          <table:table-cell table:formula="of:=[.I3]/[.D3]" office:value-type="float" office:value="0.0407687580560195" calcext:value-type="float">
            <text:p>0.0407687581</text:p>
          </table:table-cell>
          <table:table-cell/>
          <table:table-cell office:value-type="float" office:value="692332259" calcext:value-type="float">
            <text:p>692332259</text:p>
          </table:table-cell>
          <table:table-cell office:value-type="percentage" office:value="0.005313" calcext:value-type="percentage">
            <text:p>0.53%</text:p>
          </table:table-cell>
          <table:table-cell office:value-type="float" office:value="20" calcext:value-type="float">
            <text:p>20</text:p>
          </table:table-cell>
          <table:table-cell office:value-type="float" office:value="29340543" calcext:value-type="float">
            <text:p>29340543</text:p>
          </table:table-cell>
          <table:table-cell/>
          <table:table-cell office:value-type="float" office:value="678879346" calcext:value-type="float">
            <text:p>678879346</text:p>
          </table:table-cell>
          <table:table-cell office:value-type="percentage" office:value="0.018766" calcext:value-type="percentage">
            <text:p>1.88%</text:p>
          </table:table-cell>
          <table:table-cell office:value-type="float" office:value="20" calcext:value-type="float">
            <text:p>20</text:p>
          </table:table-cell>
          <table:table-cell office:value-type="float" office:value="29164571" calcext:value-type="float">
            <text:p>29164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261050" calcext:value-type="float">
            <text:p>124261050</text:p>
          </table:table-cell>
          <table:table-cell table:style-name="ce1" office:value-type="percentage" office:value="0.024527" calcext:value-type="percentage">
            <text:p>2.45%</text:p>
          </table:table-cell>
          <table:table-cell office:value-type="float" office:value="409411661" calcext:value-type="float">
            <text:p>409411661</text:p>
          </table:table-cell>
          <table:table-cell table:style-name="ce1" office:value-type="percentage" office:value="0.003142" calcext:value-type="percentage">
            <text:p>0.31%</text:p>
          </table:table-cell>
          <table:table-cell/>
          <table:table-cell office:value-type="float" office:value="6109868" calcext:value-type="float">
            <text:p>6109868</text:p>
          </table:table-cell>
          <table:table-cell table:style-name="ce1" office:value-type="percentage" office:value="0.028748" calcext:value-type="percentage">
            <text:p>2.87%</text:p>
          </table:table-cell>
          <table:table-cell office:value-type="float" office:value="20286005" calcext:value-type="float">
            <text:p>20286005</text:p>
          </table:table-cell>
          <table:table-cell table:style-name="ce1" office:value-type="percentage" office:value="0.000561" calcext:value-type="percentage">
            <text:p>0.06%</text:p>
          </table:table-cell>
          <table:table-cell/>
          <table:table-cell table:formula="of:=[.G4]/[.B4]" office:value-type="float" office:value="0.0491696150966051" calcext:value-type="float">
            <text:p>0.0491696151</text:p>
          </table:table-cell>
          <table:table-cell table:formula="of:=[.I4]/[.D4]" office:value-type="float" office:value="0.0495491626947089" calcext:value-type="float">
            <text:p>0.0495491627</text:p>
          </table:table-cell>
          <table:table-cell/>
          <table:table-cell office:value-type="float" office:value="975266536" calcext:value-type="float">
            <text:p>975266536</text:p>
          </table:table-cell>
          <table:table-cell office:value-type="percentage" office:value="0.007484" calcext:value-type="percentage">
            <text:p>0.75%</text:p>
          </table:table-cell>
          <table:table-cell office:value-type="float" office:value="30" calcext:value-type="float">
            <text:p>30</text:p>
          </table:table-cell>
          <table:table-cell office:value-type="float" office:value="27462162" calcext:value-type="float">
            <text:p>27462162</text:p>
          </table:table-cell>
          <table:table-cell/>
          <table:table-cell office:value-type="float" office:value="957624112" calcext:value-type="float">
            <text:p>957624112</text:p>
          </table:table-cell>
          <table:table-cell office:value-type="percentage" office:value="0.026471" calcext:value-type="percentage">
            <text:p>2.65%</text:p>
          </table:table-cell>
          <table:table-cell office:value-type="float" office:value="30" calcext:value-type="float">
            <text:p>30</text:p>
          </table:table-cell>
          <table:table-cell office:value-type="float" office:value="26892241" calcext:value-type="float">
            <text:p>26892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174908" calcext:value-type="float">
            <text:p>47174908</text:p>
          </table:table-cell>
          <table:table-cell table:style-name="ce1" office:value-type="percentage" office:value="0.009312" calcext:value-type="percentage">
            <text:p>0.93%</text:p>
          </table:table-cell>
          <table:table-cell office:value-type="float" office:value="284604768" calcext:value-type="float">
            <text:p>284604768</text:p>
          </table:table-cell>
          <table:table-cell table:style-name="ce1" office:value-type="percentage" office:value="0.002184" calcext:value-type="percentage">
            <text:p>0.22%</text:p>
          </table:table-cell>
          <table:table-cell/>
          <table:table-cell office:value-type="float" office:value="3005572" calcext:value-type="float">
            <text:p>3005572</text:p>
          </table:table-cell>
          <table:table-cell table:style-name="ce1" office:value-type="percentage" office:value="0.014142" calcext:value-type="percentage">
            <text:p>1.41%</text:p>
          </table:table-cell>
          <table:table-cell office:value-type="float" office:value="18366570" calcext:value-type="float">
            <text:p>18366570</text:p>
          </table:table-cell>
          <table:table-cell table:style-name="ce1" office:value-type="percentage" office:value="0.000508" calcext:value-type="percentage">
            <text:p>0.05%</text:p>
          </table:table-cell>
          <table:table-cell/>
          <table:table-cell table:formula="of:=[.G5]/[.B5]" office:value-type="float" office:value="0.0637112424257404" calcext:value-type="float">
            <text:p>0.0637112424</text:p>
          </table:table-cell>
          <table:table-cell table:formula="of:=[.I5]/[.D5]" office:value-type="float" office:value="0.0645335990997874" calcext:value-type="float">
            <text:p>0.0645335991</text:p>
          </table:table-cell>
          <table:table-cell/>
          <table:table-cell office:value-type="float" office:value="1243493107" calcext:value-type="float">
            <text:p>1243493107</text:p>
          </table:table-cell>
          <table:table-cell office:value-type="percentage" office:value="0.009543" calcext:value-type="percentage">
            <text:p>0.95%</text:p>
          </table:table-cell>
          <table:table-cell office:value-type="float" office:value="40" calcext:value-type="float">
            <text:p>40</text:p>
          </table:table-cell>
          <table:table-cell office:value-type="float" office:value="26417912" calcext:value-type="float">
            <text:p>26417912</text:p>
          </table:table-cell>
          <table:table-cell/>
          <table:table-cell office:value-type="float" office:value="1222528224" calcext:value-type="float">
            <text:p>1222528224</text:p>
          </table:table-cell>
          <table:table-cell office:value-type="percentage" office:value="0.033793" calcext:value-type="percentage">
            <text:p>3.38%</text:p>
          </table:table-cell>
          <table:table-cell office:value-type="float" office:value="40" calcext:value-type="float">
            <text:p>40</text:p>
          </table:table-cell>
          <table:table-cell office:value-type="float" office:value="25886051" calcext:value-type="float">
            <text:p>25886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11276" calcext:value-type="float">
            <text:p>22311276</text:p>
          </table:table-cell>
          <table:table-cell table:style-name="ce1" office:value-type="percentage" office:value="0.004404" calcext:value-type="percentage">
            <text:p>0.44%</text:p>
          </table:table-cell>
          <table:table-cell office:value-type="float" office:value="259976440" calcext:value-type="float">
            <text:p>259976440</text:p>
          </table:table-cell>
          <table:table-cell table:style-name="ce1" office:value-type="percentage" office:value="0.001995" calcext:value-type="percentage">
            <text:p>0.20%</text:p>
          </table:table-cell>
          <table:table-cell/>
          <table:table-cell office:value-type="float" office:value="1823123" calcext:value-type="float">
            <text:p>1823123</text:p>
          </table:table-cell>
          <table:table-cell table:style-name="ce1" office:value-type="percentage" office:value="0.008578" calcext:value-type="percentage">
            <text:p>0.86%</text:p>
          </table:table-cell>
          <table:table-cell office:value-type="float" office:value="21481230" calcext:value-type="float">
            <text:p>21481230</text:p>
          </table:table-cell>
          <table:table-cell table:style-name="ce1" office:value-type="percentage" office:value="0.000594" calcext:value-type="percentage">
            <text:p>0.06%</text:p>
          </table:table-cell>
          <table:table-cell/>
          <table:table-cell table:formula="of:=[.G6]/[.B6]" office:value-type="float" office:value="0.0817130763834395" calcext:value-type="float">
            <text:p>0.0817130764</text:p>
          </table:table-cell>
          <table:table-cell table:formula="of:=[.I6]/[.D6]" office:value-type="float" office:value="0.0826276027166154" calcext:value-type="float">
            <text:p>0.0826276027</text:p>
          </table:table-cell>
          <table:table-cell/>
          <table:table-cell office:value-type="float" office:value="1502370360" calcext:value-type="float">
            <text:p>1502370360</text:p>
          </table:table-cell>
          <table:table-cell office:value-type="percentage" office:value="0.011529" calcext:value-type="percentage">
            <text:p>1.15%</text:p>
          </table:table-cell>
          <table:table-cell office:value-type="float" office:value="50" calcext:value-type="float">
            <text:p>50</text:p>
          </table:table-cell>
          <table:table-cell office:value-type="float" office:value="25610665" calcext:value-type="float">
            <text:p>25610665</text:p>
          </table:table-cell>
          <table:table-cell/>
          <table:table-cell office:value-type="float" office:value="1479253242" calcext:value-type="float">
            <text:p>1479253242</text:p>
          </table:table-cell>
          <table:table-cell office:value-type="percentage" office:value="0.040889" calcext:value-type="percentage">
            <text:p>4.09%</text:p>
          </table:table-cell>
          <table:table-cell office:value-type="float" office:value="50" calcext:value-type="float">
            <text:p>50</text:p>
          </table:table-cell>
          <table:table-cell office:value-type="float" office:value="25543885" calcext:value-type="float">
            <text:p>25543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23618" calcext:value-type="float">
            <text:p>13723618</text:p>
          </table:table-cell>
          <table:table-cell table:style-name="ce1" office:value-type="percentage" office:value="0.002709" calcext:value-type="percentage">
            <text:p>0.27%</text:p>
          </table:table-cell>
          <table:table-cell office:value-type="float" office:value="318511540" calcext:value-type="float">
            <text:p>318511540</text:p>
          </table:table-cell>
          <table:table-cell table:style-name="ce1" office:value-type="percentage" office:value="0.002444" calcext:value-type="percentage">
            <text:p>0.24%</text:p>
          </table:table-cell>
          <table:table-cell/>
          <table:table-cell office:value-type="float" office:value="1304787" calcext:value-type="float">
            <text:p>1304787</text:p>
          </table:table-cell>
          <table:table-cell table:style-name="ce1" office:value-type="percentage" office:value="0.006139" calcext:value-type="percentage">
            <text:p>0.61%</text:p>
          </table:table-cell>
          <table:table-cell office:value-type="float" office:value="30391518" calcext:value-type="float">
            <text:p>30391518</text:p>
          </table:table-cell>
          <table:table-cell table:style-name="ce1" office:value-type="percentage" office:value="0.00084" calcext:value-type="percentage">
            <text:p>0.08%</text:p>
          </table:table-cell>
          <table:table-cell/>
          <table:table-cell table:formula="of:=[.G7]/[.B7]" office:value-type="float" office:value="0.095076021498121" calcext:value-type="float">
            <text:p>0.0950760215</text:p>
          </table:table-cell>
          <table:table-cell table:formula="of:=[.I7]/[.D7]" office:value-type="float" office:value="0.0954173214571755" calcext:value-type="float">
            <text:p>0.0954173215</text:p>
          </table:table-cell>
          <table:table-cell/>
          <table:table-cell office:value-type="float" office:value="1756592802" calcext:value-type="float">
            <text:p>1756592802</text:p>
          </table:table-cell>
          <table:table-cell office:value-type="percentage" office:value="0.01348" calcext:value-type="percentage">
            <text:p>1.35%</text:p>
          </table:table-cell>
          <table:table-cell office:value-type="float" office:value="60" calcext:value-type="float">
            <text:p>60</text:p>
          </table:table-cell>
          <table:table-cell office:value-type="float" office:value="25210130" calcext:value-type="float">
            <text:p>25210130</text:p>
          </table:table-cell>
          <table:table-cell/>
          <table:table-cell office:value-type="float" office:value="1731961997" calcext:value-type="float">
            <text:p>1731961997</text:p>
          </table:table-cell>
          <table:table-cell office:value-type="percentage" office:value="0.047875" calcext:value-type="percentage">
            <text:p>4.79%</text:p>
          </table:table-cell>
          <table:table-cell office:value-type="float" office:value="60" calcext:value-type="float">
            <text:p>60</text:p>
          </table:table-cell>
          <table:table-cell office:value-type="float" office:value="25130911" calcext:value-type="float">
            <text:p>251309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804616" calcext:value-type="float">
            <text:p>30804616</text:p>
          </table:table-cell>
          <table:table-cell table:style-name="ce1" office:value-type="percentage" office:value="0.00608" calcext:value-type="percentage">
            <text:p>0.61%</text:p>
          </table:table-cell>
          <table:table-cell office:value-type="float" office:value="1606179148" calcext:value-type="float">
            <text:p>1606179148</text:p>
          </table:table-cell>
          <table:table-cell table:style-name="ce1" office:value-type="percentage" office:value="0.012326" calcext:value-type="percentage">
            <text:p>1.23%</text:p>
          </table:table-cell>
          <table:table-cell/>
          <table:table-cell office:value-type="float" office:value="2427643" calcext:value-type="float">
            <text:p>2427643</text:p>
          </table:table-cell>
          <table:table-cell table:style-name="ce1" office:value-type="percentage" office:value="0.011423" calcext:value-type="percentage">
            <text:p>1.14%</text:p>
          </table:table-cell>
          <table:table-cell office:value-type="float" office:value="124940242" calcext:value-type="float">
            <text:p>124940242</text:p>
          </table:table-cell>
          <table:table-cell table:style-name="ce1" office:value-type="percentage" office:value="0.003454" calcext:value-type="percentage">
            <text:p>0.35%</text:p>
          </table:table-cell>
          <table:table-cell/>
          <table:table-cell table:formula="of:=[.G8]/[.B8]" office:value-type="float" office:value="0.0788077669918041" calcext:value-type="float">
            <text:p>0.078807767</text:p>
          </table:table-cell>
          <table:table-cell table:formula="of:=[.I8]/[.D8]" office:value-type="float" office:value="0.0777872394592935" calcext:value-type="float">
            <text:p>0.0777872395</text:p>
          </table:table-cell>
          <table:table-cell/>
          <table:table-cell office:value-type="float" office:value="2007674162" calcext:value-type="float">
            <text:p>2007674162</text:p>
          </table:table-cell>
          <table:table-cell office:value-type="percentage" office:value="0.015407" calcext:value-type="percentage">
            <text:p>1.54%</text:p>
          </table:table-cell>
          <table:table-cell office:value-type="float" office:value="70" calcext:value-type="float">
            <text:p>70</text:p>
          </table:table-cell>
          <table:table-cell office:value-type="float" office:value="25042620" calcext:value-type="float">
            <text:p>25042620</text:p>
          </table:table-cell>
          <table:table-cell/>
          <table:table-cell office:value-type="float" office:value="1982140862" calcext:value-type="float">
            <text:p>1982140862</text:p>
          </table:table-cell>
          <table:table-cell office:value-type="percentage" office:value="0.05479" calcext:value-type="percentage">
            <text:p>5.48%</text:p>
          </table:table-cell>
          <table:table-cell office:value-type="float" office:value="70" calcext:value-type="float">
            <text:p>70</text:p>
          </table:table-cell>
          <table:table-cell office:value-type="float" office:value="24923992" calcext:value-type="float">
            <text:p>249239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4416380" calcext:value-type="float">
            <text:p>474416380</text:p>
          </table:table-cell>
          <table:table-cell table:style-name="ce1" office:value-type="percentage" office:value="0.093642" calcext:value-type="percentage">
            <text:p>9.36%</text:p>
          </table:table-cell>
          <table:table-cell office:value-type="float" office:value="47632543780" calcext:value-type="float">
            <text:p>47632543780</text:p>
          </table:table-cell>
          <table:table-cell table:style-name="ce1" office:value-type="percentage" office:value="0.365531" calcext:value-type="percentage">
            <text:p>36.55%</text:p>
          </table:table-cell>
          <table:table-cell/>
          <table:table-cell office:value-type="float" office:value="38267253" calcext:value-type="float">
            <text:p>38267253</text:p>
          </table:table-cell>
          <table:table-cell table:style-name="ce1" office:value-type="percentage" office:value="0.180055" calcext:value-type="percentage">
            <text:p>18.01%</text:p>
          </table:table-cell>
          <table:table-cell office:value-type="float" office:value="3871841649" calcext:value-type="float">
            <text:p>3871841649</text:p>
          </table:table-cell>
          <table:table-cell table:style-name="ce1" office:value-type="percentage" office:value="0.107025" calcext:value-type="percentage">
            <text:p>10.70%</text:p>
          </table:table-cell>
          <table:table-cell/>
          <table:table-cell table:formula="of:=[.G9]/[.B9]" office:value-type="float" office:value="0.0806617448579663" calcext:value-type="float">
            <text:p>0.0806617449</text:p>
          </table:table-cell>
          <table:table-cell table:formula="of:=[.I9]/[.D9]" office:value-type="float" office:value="0.0812856367042424" calcext:value-type="float">
            <text:p>0.0812856367</text:p>
          </table:table-cell>
          <table:table-cell/>
          <table:table-cell office:value-type="float" office:value="2257001120" calcext:value-type="float">
            <text:p>2257001120</text:p>
          </table:table-cell>
          <table:table-cell office:value-type="percentage" office:value="0.01732" calcext:value-type="percentage">
            <text:p>1.73%</text:p>
          </table:table-cell>
          <table:table-cell office:value-type="float" office:value="80" calcext:value-type="float">
            <text:p>80</text:p>
          </table:table-cell>
          <table:table-cell office:value-type="float" office:value="24864202" calcext:value-type="float">
            <text:p>24864202</text:p>
          </table:table-cell>
          <table:table-cell/>
          <table:table-cell office:value-type="float" office:value="2230626043" calcext:value-type="float">
            <text:p>2230626043</text:p>
          </table:table-cell>
          <table:table-cell office:value-type="percentage" office:value="0.061659" calcext:value-type="percentage">
            <text:p>6.17%</text:p>
          </table:table-cell>
          <table:table-cell office:value-type="float" office:value="80" calcext:value-type="float">
            <text:p>80</text:p>
          </table:table-cell>
          <table:table-cell office:value-type="float" office:value="24760010" calcext:value-type="float">
            <text:p>247600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994032" calcext:value-type="float">
            <text:p>94994032</text:p>
          </table:table-cell>
          <table:table-cell table:style-name="ce1" office:value-type="percentage" office:value="0.01875" calcext:value-type="percentage">
            <text:p>1.88%</text:p>
          </table:table-cell>
          <table:table-cell office:value-type="float" office:value="15602492980" calcext:value-type="float">
            <text:p>15602492980</text:p>
          </table:table-cell>
          <table:table-cell table:style-name="ce1" office:value-type="percentage" office:value="0.119733" calcext:value-type="percentage">
            <text:p>11.97%</text:p>
          </table:table-cell>
          <table:table-cell/>
          <table:table-cell office:value-type="float" office:value="9972416" calcext:value-type="float">
            <text:p>9972416</text:p>
          </table:table-cell>
          <table:table-cell table:style-name="ce1" office:value-type="percentage" office:value="0.046922" calcext:value-type="percentage">
            <text:p>4.69%</text:p>
          </table:table-cell>
          <table:table-cell office:value-type="float" office:value="1690834073" calcext:value-type="float">
            <text:p>1690834073</text:p>
          </table:table-cell>
          <table:table-cell table:style-name="ce1" office:value-type="percentage" office:value="0.046738" calcext:value-type="percentage">
            <text:p>4.67%</text:p>
          </table:table-cell>
          <table:table-cell/>
          <table:table-cell table:formula="of:=[.G10]/[.B10]" office:value-type="float" office:value="0.104979394916093" calcext:value-type="float">
            <text:p>0.1049793949</text:p>
          </table:table-cell>
          <table:table-cell table:formula="of:=[.I10]/[.D10]" office:value-type="float" office:value="0.108369481413476" calcext:value-type="float">
            <text:p>0.1083694814</text:p>
          </table:table-cell>
          <table:table-cell/>
          <table:table-cell office:value-type="float" office:value="2504165177" calcext:value-type="float">
            <text:p>2504165177</text:p>
          </table:table-cell>
          <table:table-cell office:value-type="percentage" office:value="0.019217" calcext:value-type="percentage">
            <text:p>1.92%</text:p>
          </table:table-cell>
          <table:table-cell office:value-type="float" office:value="90" calcext:value-type="float">
            <text:p>90</text:p>
          </table:table-cell>
          <table:table-cell office:value-type="float" office:value="24574172" calcext:value-type="float">
            <text:p>24574172</text:p>
          </table:table-cell>
          <table:table-cell/>
          <table:table-cell office:value-type="float" office:value="2475434682" calcext:value-type="float">
            <text:p>2475434682</text:p>
          </table:table-cell>
          <table:table-cell office:value-type="percentage" office:value="0.068426" calcext:value-type="percentage">
            <text:p>6.84%</text:p>
          </table:table-cell>
          <table:table-cell office:value-type="float" office:value="90" calcext:value-type="float">
            <text:p>90</text:p>
          </table:table-cell>
          <table:table-cell office:value-type="float" office:value="24286229" calcext:value-type="float">
            <text:p>242862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63865" calcext:value-type="float">
            <text:p>2163865</text:p>
          </table:table-cell>
          <table:table-cell table:style-name="ce1" office:value-type="percentage" office:value="0.004177" calcext:value-type="percentage">
            <text:p>0.42%</text:p>
          </table:table-cell>
          <table:table-cell office:value-type="float" office:value="7389971602" calcext:value-type="float">
            <text:p>7389971602</text:p>
          </table:table-cell>
          <table:table-cell table:style-name="ce1" office:value-type="percentage" office:value="0.056711" calcext:value-type="percentage">
            <text:p>5.67%</text:p>
          </table:table-cell>
          <table:table-cell/>
          <table:table-cell office:value-type="float" office:value="3445812" calcext:value-type="float">
            <text:p>3445812</text:p>
          </table:table-cell>
          <table:table-cell table:style-name="ce1" office:value-type="percentage" office:value="0.016213" calcext:value-type="percentage">
            <text:p>1.62%</text:p>
          </table:table-cell>
          <table:table-cell office:value-type="float" office:value="1228075582" calcext:value-type="float">
            <text:p>1228075582</text:p>
          </table:table-cell>
          <table:table-cell table:style-name="ce1" office:value-type="percentage" office:value="0.033946" calcext:value-type="percentage">
            <text:p>3.39%</text:p>
          </table:table-cell>
          <table:table-cell/>
          <table:table-cell table:formula="of:=[.G11]/[.B11]" office:value-type="float" office:value="1.59243390876972" calcext:value-type="float">
            <text:p>1.5924339088</text:p>
          </table:table-cell>
          <table:table-cell table:formula="of:=[.I11]/[.D11]" office:value-type="float" office:value="0.166181366876652" calcext:value-type="float">
            <text:p>0.1661813669</text:p>
          </table:table-cell>
          <table:table-cell/>
          <table:table-cell office:value-type="float" office:value="2747392704" calcext:value-type="float">
            <text:p>2747392704</text:p>
          </table:table-cell>
          <table:table-cell office:value-type="percentage" office:value="0.021083" calcext:value-type="percentage">
            <text:p>2.11%</text:p>
          </table:table-cell>
          <table:table-cell office:value-type="float" office:value="100" calcext:value-type="float">
            <text:p>100</text:p>
          </table:table-cell>
          <table:table-cell office:value-type="float" office:value="24112265" calcext:value-type="float">
            <text:p>24112265</text:p>
          </table:table-cell>
          <table:table-cell/>
          <table:table-cell office:value-type="float" office:value="2714164049" calcext:value-type="float">
            <text:p>2714164049</text:p>
          </table:table-cell>
          <table:table-cell office:value-type="percentage" office:value="0.075025" calcext:value-type="percentage">
            <text:p>7.50%</text:p>
          </table:table-cell>
          <table:table-cell office:value-type="float" office:value="100" calcext:value-type="float">
            <text:p>100</text:p>
          </table:table-cell>
          <table:table-cell office:value-type="float" office:value="23277170" calcext:value-type="float">
            <text:p>2327717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92215" calcext:value-type="float">
            <text:p>7592215</text:p>
          </table:table-cell>
          <table:table-cell table:style-name="ce1" office:value-type="percentage" office:value="0.001499" calcext:value-type="percentage">
            <text:p>0.15%</text:p>
          </table:table-cell>
          <table:table-cell office:value-type="float" office:value="5310146443" calcext:value-type="float">
            <text:p>5310146443</text:p>
          </table:table-cell>
          <table:table-cell table:style-name="ce1" office:value-type="percentage" office:value="0.04075" calcext:value-type="percentage">
            <text:p>4.08%</text:p>
          </table:table-cell>
          <table:table-cell/>
          <table:table-cell office:value-type="float" office:value="1738058" calcext:value-type="float">
            <text:p>1738058</text:p>
          </table:table-cell>
          <table:table-cell table:style-name="ce1" office:value-type="percentage" office:value="0.008178" calcext:value-type="percentage">
            <text:p>0.82%</text:p>
          </table:table-cell>
          <table:table-cell office:value-type="float" office:value="1237485715" calcext:value-type="float">
            <text:p>1237485715</text:p>
          </table:table-cell>
          <table:table-cell table:style-name="ce1" office:value-type="percentage" office:value="0.034207" calcext:value-type="percentage">
            <text:p>3.42%</text:p>
          </table:table-cell>
          <table:table-cell/>
          <table:table-cell table:formula="of:=[.G12]/[.B12]" office:value-type="float" office:value="0.228926340995348" calcext:value-type="float">
            <text:p>0.228926341</text:p>
          </table:table-cell>
          <table:table-cell table:formula="of:=[.I12]/[.D12]" office:value-type="float" office:value="0.233041730257984" calcext:value-type="float">
            <text:p>0.2330417303</text:p>
          </table:table-cell>
          <table:table-cell/>
          <table:table-cell office:value-type="float" office:value="4479301647" calcext:value-type="float">
            <text:p>4479301647</text:p>
          </table:table-cell>
          <table:table-cell office:value-type="percentage" office:value="0.034374" calcext:value-type="percentage">
            <text:p>3.44%</text:p>
          </table:table-cell>
          <table:table-cell office:value-type="float" office:value="200" calcext:value-type="float">
            <text:p>200</text:p>
          </table:table-cell>
          <table:table-cell office:value-type="float" office:value="12895998" calcext:value-type="float">
            <text:p>12895998</text:p>
          </table:table-cell>
          <table:table-cell/>
          <table:table-cell office:value-type="float" office:value="4326555890" calcext:value-type="float">
            <text:p>4326555890</text:p>
          </table:table-cell>
          <table:table-cell office:value-type="percentage" office:value="0.119595" calcext:value-type="percentage">
            <text:p>11.96%</text:p>
          </table:table-cell>
          <table:table-cell office:value-type="float" office:value="200" calcext:value-type="float">
            <text:p>200</text:p>
          </table:table-cell>
          <table:table-cell office:value-type="float" office:value="12432181" calcext:value-type="float">
            <text:p>124321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078558" calcext:value-type="float">
            <text:p>3078558</text:p>
          </table:table-cell>
          <table:table-cell table:style-name="ce1" office:value-type="percentage" office:value="0.000608" calcext:value-type="percentage">
            <text:p>0.06%</text:p>
          </table:table-cell>
          <table:table-cell office:value-type="float" office:value="4338837515" calcext:value-type="float">
            <text:p>4338837515</text:p>
          </table:table-cell>
          <table:table-cell table:style-name="ce1" office:value-type="percentage" office:value="0.033296" calcext:value-type="percentage">
            <text:p>3.33%</text:p>
          </table:table-cell>
          <table:table-cell/>
          <table:table-cell office:value-type="float" office:value="931859" calcext:value-type="float">
            <text:p>931859</text:p>
          </table:table-cell>
          <table:table-cell table:style-name="ce1" office:value-type="percentage" office:value="0.004385" calcext:value-type="percentage">
            <text:p>0.44%</text:p>
          </table:table-cell>
          <table:table-cell office:value-type="float" office:value="1332001333" calcext:value-type="float">
            <text:p>1332001333</text:p>
          </table:table-cell>
          <table:table-cell table:style-name="ce1" office:value-type="percentage" office:value="0.036819" calcext:value-type="percentage">
            <text:p>3.68%</text:p>
          </table:table-cell>
          <table:table-cell/>
          <table:table-cell table:formula="of:=[.G13]/[.B13]" office:value-type="float" office:value="0.302693338894378" calcext:value-type="float">
            <text:p>0.3026933389</text:p>
          </table:table-cell>
          <table:table-cell table:formula="of:=[.I13]/[.D13]" office:value-type="float" office:value="0.306994979276148" calcext:value-type="float">
            <text:p>0.3069949793</text:p>
          </table:table-cell>
          <table:table-cell/>
          <table:table-cell office:value-type="float" office:value="5536646045" calcext:value-type="float">
            <text:p>5536646045</text:p>
          </table:table-cell>
          <table:table-cell office:value-type="percentage" office:value="0.042488" calcext:value-type="percentage">
            <text:p>4.25%</text:p>
          </table:table-cell>
          <table:table-cell office:value-type="float" office:value="300" calcext:value-type="float">
            <text:p>300</text:p>
          </table:table-cell>
          <table:table-cell office:value-type="float" office:value="8811668" calcext:value-type="float">
            <text:p>8811668</text:p>
          </table:table-cell>
          <table:table-cell/>
          <table:table-cell office:value-type="float" office:value="5227992268" calcext:value-type="float">
            <text:p>5227992268</text:p>
          </table:table-cell>
          <table:table-cell office:value-type="percentage" office:value="0.144512" calcext:value-type="percentage">
            <text:p>14.45%</text:p>
          </table:table-cell>
          <table:table-cell office:value-type="float" office:value="300" calcext:value-type="float">
            <text:p>300</text:p>
          </table:table-cell>
          <table:table-cell office:value-type="float" office:value="3593189" calcext:value-type="float">
            <text:p>359318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51256" calcext:value-type="float">
            <text:p>1351256</text:p>
          </table:table-cell>
          <table:table-cell table:style-name="ce1" office:value-type="percentage" office:value="0.000267" calcext:value-type="percentage">
            <text:p>0.03%</text:p>
          </table:table-cell>
          <table:table-cell office:value-type="float" office:value="3811165591" calcext:value-type="float">
            <text:p>3811165591</text:p>
          </table:table-cell>
          <table:table-cell table:style-name="ce1" office:value-type="percentage" office:value="0.029247" calcext:value-type="percentage">
            <text:p>2.92%</text:p>
          </table:table-cell>
          <table:table-cell/>
          <table:table-cell office:value-type="float" office:value="510936" calcext:value-type="float">
            <text:p>510936</text:p>
          </table:table-cell>
          <table:table-cell table:style-name="ce1" office:value-type="percentage" office:value="0.002404" calcext:value-type="percentage">
            <text:p>0.24%</text:p>
          </table:table-cell>
          <table:table-cell office:value-type="float" office:value="1457103542" calcext:value-type="float">
            <text:p>1457103542</text:p>
          </table:table-cell>
          <table:table-cell table:style-name="ce1" office:value-type="percentage" office:value="0.040277" calcext:value-type="percentage">
            <text:p>4.03%</text:p>
          </table:table-cell>
          <table:table-cell/>
          <table:table-cell table:formula="of:=[.G14]/[.B14]" office:value-type="float" office:value="0.378119320099226" calcext:value-type="float">
            <text:p>0.3781193201</text:p>
          </table:table-cell>
          <table:table-cell table:formula="of:=[.I14]/[.D14]" office:value-type="float" office:value="0.382324910111732" calcext:value-type="float">
            <text:p>0.3823249101</text:p>
          </table:table-cell>
          <table:table-cell/>
          <table:table-cell office:value-type="float" office:value="5862354078" calcext:value-type="float">
            <text:p>5862354078</text:p>
          </table:table-cell>
          <table:table-cell office:value-type="percentage" office:value="0.044988" calcext:value-type="percentage">
            <text:p>4.50%</text:p>
          </table:table-cell>
          <table:table-cell office:value-type="float" office:value="400" calcext:value-type="float">
            <text:p>400</text:p>
          </table:table-cell>
          <table:table-cell office:value-type="float" office:value="2450799" calcext:value-type="float">
            <text:p>2450799</text:p>
          </table:table-cell>
          <table:table-cell/>
          <table:table-cell office:value-type="float" office:value="5499454700" calcext:value-type="float">
            <text:p>5499454700</text:p>
          </table:table-cell>
          <table:table-cell office:value-type="percentage" office:value="0.152016" calcext:value-type="percentage">
            <text:p>15.20%</text:p>
          </table:table-cell>
          <table:table-cell office:value-type="float" office:value="400" calcext:value-type="float">
            <text:p>400</text:p>
          </table:table-cell>
          <table:table-cell office:value-type="float" office:value="2155095" calcext:value-type="float">
            <text:p>21550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83193" calcext:value-type="float">
            <text:p>783193</text:p>
          </table:table-cell>
          <table:table-cell table:style-name="ce1" office:value-type="percentage" office:value="0.000155" calcext:value-type="percentage">
            <text:p>0.02%</text:p>
          </table:table-cell>
          <table:table-cell office:value-type="float" office:value="4616476885" calcext:value-type="float">
            <text:p>4616476885</text:p>
          </table:table-cell>
          <table:table-cell table:style-name="ce1" office:value-type="percentage" office:value="0.035427" calcext:value-type="percentage">
            <text:p>3.54%</text:p>
          </table:table-cell>
          <table:table-cell/>
          <table:table-cell office:value-type="float" office:value="333912" calcext:value-type="float">
            <text:p>333912</text:p>
          </table:table-cell>
          <table:table-cell table:style-name="ce1" office:value-type="percentage" office:value="0.001571" calcext:value-type="percentage">
            <text:p>0.16%</text:p>
          </table:table-cell>
          <table:table-cell office:value-type="float" office:value="1966475382" calcext:value-type="float">
            <text:p>1966475382</text:p>
          </table:table-cell>
          <table:table-cell table:style-name="ce1" office:value-type="percentage" office:value="0.054357" calcext:value-type="percentage">
            <text:p>5.44%</text:p>
          </table:table-cell>
          <table:table-cell/>
          <table:table-cell table:formula="of:=[.G15]/[.B15]" office:value-type="float" office:value="0.426347017912571" calcext:value-type="float">
            <text:p>0.4263470179</text:p>
          </table:table-cell>
          <table:table-cell table:formula="of:=[.I15]/[.D15]" office:value-type="float" office:value="0.425968856984757" calcext:value-type="float">
            <text:p>0.425968857</text:p>
          </table:table-cell>
          <table:table-cell/>
          <table:table-cell office:value-type="float" office:value="6067274217" calcext:value-type="float">
            <text:p>6067274217</text:p>
          </table:table-cell>
          <table:table-cell office:value-type="percentage" office:value="0.04656" calcext:value-type="percentage">
            <text:p>4.66%</text:p>
          </table:table-cell>
          <table:table-cell office:value-type="float" office:value="500" calcext:value-type="float">
            <text:p>500</text:p>
          </table:table-cell>
          <table:table-cell office:value-type="float" office:value="1614646" calcext:value-type="float">
            <text:p>1614646</text:p>
          </table:table-cell>
          <table:table-cell/>
          <table:table-cell office:value-type="float" office:value="5674758909" calcext:value-type="float">
            <text:p>5674758909</text:p>
          </table:table-cell>
          <table:table-cell office:value-type="percentage" office:value="0.156862" calcext:value-type="percentage">
            <text:p>15.69%</text:p>
          </table:table-cell>
          <table:table-cell office:value-type="float" office:value="500" calcext:value-type="float">
            <text:p>500</text:p>
          </table:table-cell>
          <table:table-cell office:value-type="float" office:value="1475471" calcext:value-type="float">
            <text:p>14754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46399" calcext:value-type="float">
            <text:p>446399</text:p>
          </table:table-cell>
          <table:table-cell table:style-name="ce1" office:value-type="percentage" office:value="0.000088" calcext:value-type="percentage">
            <text:p>0.01%</text:p>
          </table:table-cell>
          <table:table-cell office:value-type="float" office:value="4890347279" calcext:value-type="float">
            <text:p>4890347279</text:p>
          </table:table-cell>
          <table:table-cell table:style-name="ce1" office:value-type="percentage" office:value="0.037528" calcext:value-type="percentage">
            <text:p>3.75%</text:p>
          </table:table-cell>
          <table:table-cell/>
          <table:table-cell office:value-type="float" office:value="210137" calcext:value-type="float">
            <text:p>210137</text:p>
          </table:table-cell>
          <table:table-cell table:style-name="ce1" office:value-type="percentage" office:value="0.000989" calcext:value-type="percentage">
            <text:p>0.10%</text:p>
          </table:table-cell>
          <table:table-cell office:value-type="float" office:value="2336254872" calcext:value-type="float">
            <text:p>2336254872</text:p>
          </table:table-cell>
          <table:table-cell table:style-name="ce1" office:value-type="percentage" office:value="0.064579" calcext:value-type="percentage">
            <text:p>6.46%</text:p>
          </table:table-cell>
          <table:table-cell/>
          <table:table-cell table:formula="of:=[.G16]/[.B16]" office:value-type="float" office:value="0.470738061689206" calcext:value-type="float">
            <text:p>0.4707380617</text:p>
          </table:table-cell>
          <table:table-cell table:formula="of:=[.I16]/[.D16]" office:value-type="float" office:value="0.477727805146331" calcext:value-type="float">
            <text:p>0.4777278051</text:p>
          </table:table-cell>
          <table:table-cell/>
          <table:table-cell office:value-type="float" office:value="6213730563" calcext:value-type="float">
            <text:p>6213730563</text:p>
          </table:table-cell>
          <table:table-cell office:value-type="percentage" office:value="0.047684" calcext:value-type="percentage">
            <text:p>4.77%</text:p>
          </table:table-cell>
          <table:table-cell office:value-type="float" office:value="600" calcext:value-type="float">
            <text:p>600</text:p>
          </table:table-cell>
          <table:table-cell office:value-type="float" office:value="1355832" calcext:value-type="float">
            <text:p>1355832</text:p>
          </table:table-cell>
          <table:table-cell/>
          <table:table-cell office:value-type="float" office:value="5809286195" calcext:value-type="float">
            <text:p>5809286195</text:p>
          </table:table-cell>
          <table:table-cell office:value-type="percentage" office:value="0.16058" calcext:value-type="percentage">
            <text:p>16.06%</text:p>
          </table:table-cell>
          <table:table-cell office:value-type="float" office:value="600" calcext:value-type="float">
            <text:p>600</text:p>
          </table:table-cell>
          <table:table-cell office:value-type="float" office:value="1194690" calcext:value-type="float">
            <text:p>119469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48275" calcext:value-type="float">
            <text:p>148275</text:p>
          </table:table-cell>
          <table:table-cell table:style-name="ce1" office:value-type="percentage" office:value="0.000029" calcext:value-type="percentage">
            <text:p>0.00%</text:p>
          </table:table-cell>
          <table:table-cell office:value-type="float" office:value="3331252480" calcext:value-type="float">
            <text:p>3331252480</text:p>
          </table:table-cell>
          <table:table-cell table:style-name="ce1" office:value-type="percentage" office:value="0.025564" calcext:value-type="percentage">
            <text:p>2.56%</text:p>
          </table:table-cell>
          <table:table-cell/>
          <table:table-cell office:value-type="float" office:value="86855" calcext:value-type="float">
            <text:p>86855</text:p>
          </table:table-cell>
          <table:table-cell table:style-name="ce1" office:value-type="percentage" office:value="0.000409" calcext:value-type="percentage">
            <text:p>0.04%</text:p>
          </table:table-cell>
          <table:table-cell office:value-type="float" office:value="1965832996" calcext:value-type="float">
            <text:p>1965832996</text:p>
          </table:table-cell>
          <table:table-cell table:style-name="ce1" office:value-type="percentage" office:value="0.054339" calcext:value-type="percentage">
            <text:p>5.43%</text:p>
          </table:table-cell>
          <table:table-cell/>
          <table:table-cell table:formula="of:=[.G17]/[.B17]" office:value-type="float" office:value="0.585769684707469" calcext:value-type="float">
            <text:p>0.5857696847</text:p>
          </table:table-cell>
          <table:table-cell table:formula="of:=[.I17]/[.D17]" office:value-type="float" office:value="0.590118283679297" calcext:value-type="float">
            <text:p>0.5901182837</text:p>
          </table:table-cell>
          <table:table-cell/>
          <table:table-cell office:value-type="float" office:value="6336004563" calcext:value-type="float">
            <text:p>6336004563</text:p>
          </table:table-cell>
          <table:table-cell office:value-type="percentage" office:value="0.048622" calcext:value-type="percentage">
            <text:p>4.86%</text:p>
          </table:table-cell>
          <table:table-cell office:value-type="float" office:value="700" calcext:value-type="float">
            <text:p>700</text:p>
          </table:table-cell>
          <table:table-cell office:value-type="float" office:value="1156222" calcext:value-type="float">
            <text:p>1156222</text:p>
          </table:table-cell>
          <table:table-cell/>
          <table:table-cell office:value-type="float" office:value="5923804407" calcext:value-type="float">
            <text:p>5923804407</text:p>
          </table:table-cell>
          <table:table-cell office:value-type="percentage" office:value="0.163746" calcext:value-type="percentage">
            <text:p>16.37%</text:p>
          </table:table-cell>
          <table:table-cell office:value-type="float" office:value="700" calcext:value-type="float">
            <text:p>700</text:p>
          </table:table-cell>
          <table:table-cell office:value-type="float" office:value="1098279" calcext:value-type="float">
            <text:p>109827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5708" calcext:value-type="float">
            <text:p>165708</text:p>
          </table:table-cell>
          <table:table-cell table:style-name="ce1" office:value-type="percentage" office:value="0.000033" calcext:value-type="percentage">
            <text:p>0.00%</text:p>
          </table:table-cell>
          <table:table-cell office:value-type="float" office:value="7245880824" calcext:value-type="float">
            <text:p>7245880824</text:p>
          </table:table-cell>
          <table:table-cell table:style-name="ce1" office:value-type="percentage" office:value="0.055605" calcext:value-type="percentage">
            <text:p>5.56%</text:p>
          </table:table-cell>
          <table:table-cell/>
          <table:table-cell office:value-type="float" office:value="87904" calcext:value-type="float">
            <text:p>87904</text:p>
          </table:table-cell>
          <table:table-cell table:style-name="ce1" office:value-type="percentage" office:value="0.000414" calcext:value-type="percentage">
            <text:p>0.04%</text:p>
          </table:table-cell>
          <table:table-cell office:value-type="float" office:value="3884620709" calcext:value-type="float">
            <text:p>3884620709</text:p>
          </table:table-cell>
          <table:table-cell table:style-name="ce1" office:value-type="percentage" office:value="0.107379" calcext:value-type="percentage">
            <text:p>10.74%</text:p>
          </table:table-cell>
          <table:table-cell/>
          <table:table-cell table:formula="of:=[.G18]/[.B18]" office:value-type="float" office:value="0.530475293890458" calcext:value-type="float">
            <text:p>0.5304752939</text:p>
          </table:table-cell>
          <table:table-cell table:formula="of:=[.I18]/[.D18]" office:value-type="float" office:value="0.536114352879398" calcext:value-type="float">
            <text:p>0.5361143529</text:p>
          </table:table-cell>
          <table:table-cell/>
          <table:table-cell office:value-type="float" office:value="6447647656" calcext:value-type="float">
            <text:p>6447647656</text:p>
          </table:table-cell>
          <table:table-cell office:value-type="percentage" office:value="0.049479" calcext:value-type="percentage">
            <text:p>4.95%</text:p>
          </table:table-cell>
          <table:table-cell office:value-type="float" office:value="800" calcext:value-type="float">
            <text:p>800</text:p>
          </table:table-cell>
          <table:table-cell office:value-type="float" office:value="1080692" calcext:value-type="float">
            <text:p>1080692</text:p>
          </table:table-cell>
          <table:table-cell/>
          <table:table-cell office:value-type="float" office:value="6029203783" calcext:value-type="float">
            <text:p>6029203783</text:p>
          </table:table-cell>
          <table:table-cell office:value-type="percentage" office:value="0.166659" calcext:value-type="percentage">
            <text:p>16.67%</text:p>
          </table:table-cell>
          <table:table-cell office:value-type="float" office:value="800" calcext:value-type="float">
            <text:p>800</text:p>
          </table:table-cell>
          <table:table-cell office:value-type="float" office:value="1013417" calcext:value-type="float">
            <text:p>101341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924" calcext:value-type="float">
            <text:p>55924</text:p>
          </table:table-cell>
          <table:table-cell table:style-name="ce1" office:value-type="percentage" office:value="0.000011" calcext:value-type="percentage">
            <text:p>0.00%</text:p>
          </table:table-cell>
          <table:table-cell office:value-type="float" office:value="5210751903" calcext:value-type="float">
            <text:p>5210751903</text:p>
          </table:table-cell>
          <table:table-cell table:style-name="ce1" office:value-type="percentage" office:value="0.039987" calcext:value-type="percentage">
            <text:p>4.00%</text:p>
          </table:table-cell>
          <table:table-cell/>
          <table:table-cell office:value-type="float" office:value="36107" calcext:value-type="float">
            <text:p>36107</text:p>
          </table:table-cell>
          <table:table-cell table:style-name="ce1" office:value-type="percentage" office:value="0.00017" calcext:value-type="percentage">
            <text:p>0.02%</text:p>
          </table:table-cell>
          <table:table-cell office:value-type="float" office:value="3364902452" calcext:value-type="float">
            <text:p>3364902452</text:p>
          </table:table-cell>
          <table:table-cell table:style-name="ce1" office:value-type="percentage" office:value="0.093013" calcext:value-type="percentage">
            <text:p>9.30%</text:p>
          </table:table-cell>
          <table:table-cell/>
          <table:table-cell table:formula="of:=[.G19]/[.B19]" office:value-type="float" office:value="0.645644088405693" calcext:value-type="float">
            <text:p>0.6456440884</text:p>
          </table:table-cell>
          <table:table-cell table:formula="of:=[.I19]/[.D19]" office:value-type="float" office:value="0.645761401547964" calcext:value-type="float">
            <text:p>0.6457614015</text:p>
          </table:table-cell>
          <table:table-cell/>
          <table:table-cell office:value-type="float" office:value="6551731979" calcext:value-type="float">
            <text:p>6551731979</text:p>
          </table:table-cell>
          <table:table-cell office:value-type="percentage" office:value="0.050278" calcext:value-type="percentage">
            <text:p>5.03%</text:p>
          </table:table-cell>
          <table:table-cell office:value-type="float" office:value="900" calcext:value-type="float">
            <text:p>900</text:p>
          </table:table-cell>
          <table:table-cell office:value-type="float" office:value="1007225" calcext:value-type="float">
            <text:p>1007225</text:p>
          </table:table-cell>
          <table:table-cell/>
          <table:table-cell office:value-type="float" office:value="6127703629" calcext:value-type="float">
            <text:p>6127703629</text:p>
          </table:table-cell>
          <table:table-cell office:value-type="percentage" office:value="0.169382" calcext:value-type="percentage">
            <text:p>16.94%</text:p>
          </table:table-cell>
          <table:table-cell office:value-type="float" office:value="900" calcext:value-type="float">
            <text:p>900</text:p>
          </table:table-cell>
          <table:table-cell office:value-type="float" office:value="957892" calcext:value-type="float">
            <text:p>95789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334" calcext:value-type="float">
            <text:p>18334</text:p>
          </table:table-cell>
          <table:table-cell table:style-name="ce1" office:value-type="percentage" office:value="0.000004" calcext:value-type="percentage">
            <text:p>0.00%</text:p>
          </table:table-cell>
          <table:table-cell office:value-type="float" office:value="3373649491" calcext:value-type="float">
            <text:p>3373649491</text:p>
          </table:table-cell>
          <table:table-cell table:style-name="ce1" office:value-type="percentage" office:value="0.025889" calcext:value-type="percentage">
            <text:p>2.59%</text:p>
          </table:table-cell>
          <table:table-cell/>
          <table:table-cell office:value-type="float" office:value="13690" calcext:value-type="float">
            <text:p>13690</text:p>
          </table:table-cell>
          <table:table-cell table:style-name="ce1" office:value-type="percentage" office:value="0.000064" calcext:value-type="percentage">
            <text:p>0.01%</text:p>
          </table:table-cell>
          <table:table-cell office:value-type="float" office:value="2520031814" calcext:value-type="float">
            <text:p>2520031814</text:p>
          </table:table-cell>
          <table:table-cell table:style-name="ce1" office:value-type="percentage" office:value="0.069659" calcext:value-type="percentage">
            <text:p>6.97%</text:p>
          </table:table-cell>
          <table:table-cell/>
          <table:table-cell table:formula="of:=[.G20]/[.B20]" office:value-type="float" office:value="0.746700119995637" calcext:value-type="float">
            <text:p>0.74670012</text:p>
          </table:table-cell>
          <table:table-cell table:formula="of:=[.I20]/[.D20]" office:value-type="float" office:value="0.746974995690209" calcext:value-type="float">
            <text:p>0.7469749957</text:p>
          </table:table-cell>
          <table:table-cell/>
          <table:table-cell office:value-type="float" office:value="6649910589" calcext:value-type="float">
            <text:p>6649910589</text:p>
          </table:table-cell>
          <table:table-cell office:value-type="percentage" office:value="0.051031" calcext:value-type="percentage">
            <text:p>5.10%</text:p>
          </table:table-cell>
          <table:table-cell office:value-type="float" office:value="1000" calcext:value-type="float">
            <text:p>1000</text:p>
          </table:table-cell>
          <table:table-cell office:value-type="float" office:value="957706" calcext:value-type="float">
            <text:p>957706</text:p>
          </table:table-cell>
          <table:table-cell/>
          <table:table-cell office:value-type="float" office:value="6221108081" calcext:value-type="float">
            <text:p>6221108081</text:p>
          </table:table-cell>
          <table:table-cell office:value-type="percentage" office:value="0.171964" calcext:value-type="percentage">
            <text:p>17.20%</text:p>
          </table:table-cell>
          <table:table-cell office:value-type="float" office:value="1000" calcext:value-type="float">
            <text:p>1000</text:p>
          </table:table-cell>
          <table:table-cell office:value-type="float" office:value="919753" calcext:value-type="float">
            <text:p>91975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589" calcext:value-type="float">
            <text:p>658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267956662" calcext:value-type="float">
            <text:p>2267956662</text:p>
          </table:table-cell>
          <table:table-cell table:style-name="ce1" office:value-type="percentage" office:value="0.017404" calcext:value-type="percentage">
            <text:p>1.74%</text:p>
          </table:table-cell>
          <table:table-cell/>
          <table:table-cell office:value-type="float" office:value="5202" calcext:value-type="float">
            <text:p>5202</text:p>
          </table:table-cell>
          <table:table-cell table:style-name="ce1" office:value-type="percentage" office:value="0.000024" calcext:value-type="percentage">
            <text:p>0.00%</text:p>
          </table:table-cell>
          <table:table-cell office:value-type="float" office:value="1803960610" calcext:value-type="float">
            <text:p>1803960610</text:p>
          </table:table-cell>
          <table:table-cell table:style-name="ce1" office:value-type="percentage" office:value="0.049865" calcext:value-type="percentage">
            <text:p>4.99%</text:p>
          </table:table-cell>
          <table:table-cell/>
          <table:table-cell table:formula="of:=[.G21]/[.B21]" office:value-type="float" office:value="0.789497647594476" calcext:value-type="float">
            <text:p>0.7894976476</text:p>
          </table:table-cell>
          <table:table-cell table:formula="of:=[.I21]/[.D21]" office:value-type="float" office:value="0.795412293464715" calcext:value-type="float">
            <text:p>0.7954122935</text:p>
          </table:table-cell>
          <table:table-cell/>
          <table:table-cell office:value-type="float" office:value="7428825773" calcext:value-type="float">
            <text:p>7428825773</text:p>
          </table:table-cell>
          <table:table-cell office:value-type="percentage" office:value="0.057009" calcext:value-type="percentage">
            <text:p>5.70%</text:p>
          </table:table-cell>
          <table:table-cell office:value-type="float" office:value="2000" calcext:value-type="float">
            <text:p>2000</text:p>
          </table:table-cell>
          <table:table-cell office:value-type="float" office:value="629657" calcext:value-type="float">
            <text:p>629657</text:p>
          </table:table-cell>
          <table:table-cell/>
          <table:table-cell office:value-type="float" office:value="6939385391" calcext:value-type="float">
            <text:p>6939385391</text:p>
          </table:table-cell>
          <table:table-cell office:value-type="percentage" office:value="0.191818" calcext:value-type="percentage">
            <text:p>19.18%</text:p>
          </table:table-cell>
          <table:table-cell office:value-type="float" office:value="2000" calcext:value-type="float">
            <text:p>2000</text:p>
          </table:table-cell>
          <table:table-cell office:value-type="float" office:value="582320" calcext:value-type="float">
            <text:p>58232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64" calcext:value-type="float">
            <text:p>186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340388515" calcext:value-type="float">
            <text:p>1340388515</text:p>
          </table:table-cell>
          <table:table-cell table:style-name="ce1" office:value-type="percentage" office:value="0.010286" calcext:value-type="percentage">
            <text:p>1.03%</text:p>
          </table:table-cell>
          <table:table-cell/>
          <table:table-cell office:value-type="float" office:value="1619" calcext:value-type="float">
            <text:p>1619</text:p>
          </table:table-cell>
          <table:table-cell table:style-name="ce1" office:value-type="percentage" office:value="0.000008" calcext:value-type="percentage">
            <text:p>0.00%</text:p>
          </table:table-cell>
          <table:table-cell office:value-type="float" office:value="1161261252" calcext:value-type="float">
            <text:p>1161261252</text:p>
          </table:table-cell>
          <table:table-cell table:style-name="ce1" office:value-type="percentage" office:value="0.0321" calcext:value-type="percentage">
            <text:p>3.21%</text:p>
          </table:table-cell>
          <table:table-cell/>
          <table:table-cell table:formula="of:=[.G22]/[.B22]" office:value-type="float" office:value="0.868562231759657" calcext:value-type="float">
            <text:p>0.8685622318</text:p>
          </table:table-cell>
          <table:table-cell table:formula="of:=[.I22]/[.D22]" office:value-type="float" office:value="0.866361684694083" calcext:value-type="float">
            <text:p>0.8663616847</text:p>
          </table:table-cell>
          <table:table-cell/>
          <table:table-cell office:value-type="float" office:value="7981129880" calcext:value-type="float">
            <text:p>7981129880</text:p>
          </table:table-cell>
          <table:table-cell office:value-type="percentage" office:value="0.061247" calcext:value-type="percentage">
            <text:p>6.12%</text:p>
          </table:table-cell>
          <table:table-cell office:value-type="float" office:value="3000" calcext:value-type="float">
            <text:p>3000</text:p>
          </table:table-cell>
          <table:table-cell office:value-type="float" office:value="492616" calcext:value-type="float">
            <text:p>492616</text:p>
          </table:table-cell>
          <table:table-cell/>
          <table:table-cell office:value-type="float" office:value="7447041016" calcext:value-type="float">
            <text:p>7447041016</text:p>
          </table:table-cell>
          <table:table-cell office:value-type="percentage" office:value="0.205851" calcext:value-type="percentage">
            <text:p>20.59%</text:p>
          </table:table-cell>
          <table:table-cell office:value-type="float" office:value="3000" calcext:value-type="float">
            <text:p>3000</text:p>
          </table:table-cell>
          <table:table-cell office:value-type="float" office:value="442103" calcext:value-type="float">
            <text:p>44210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00" calcext:value-type="float">
            <text:p>40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535549355" calcext:value-type="float">
            <text:p>535549355</text:p>
          </table:table-cell>
          <table:table-cell table:style-name="ce1" office:value-type="percentage" office:value="0.00411" calcext:value-type="percentage">
            <text:p>0.41%</text:p>
          </table:table-cell>
          <table:table-cell/>
          <table:table-cell office:value-type="float" office:value="350" calcext:value-type="float">
            <text:p>350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71759028" calcext:value-type="float">
            <text:p>471759028</text:p>
          </table:table-cell>
          <table:table-cell table:style-name="ce1" office:value-type="percentage" office:value="0.01304" calcext:value-type="percentage">
            <text:p>1.30%</text:p>
          </table:table-cell>
          <table:table-cell/>
          <table:table-cell table:formula="of:=[.G23]/[.B23]" office:value-type="float" office:value="0.875" calcext:value-type="float">
            <text:p>0.875</text:p>
          </table:table-cell>
          <table:table-cell table:formula="of:=[.I23]/[.D23]" office:value-type="float" office:value="0.880888051858451" calcext:value-type="float">
            <text:p>0.8808880519</text:p>
          </table:table-cell>
          <table:table-cell/>
          <table:table-cell office:value-type="float" office:value="8424309884" calcext:value-type="float">
            <text:p>8424309884</text:p>
          </table:table-cell>
          <table:table-cell office:value-type="percentage" office:value="0.064648" calcext:value-type="percentage">
            <text:p>6.46%</text:p>
          </table:table-cell>
          <table:table-cell office:value-type="float" office:value="4000" calcext:value-type="float">
            <text:p>4000</text:p>
          </table:table-cell>
          <table:table-cell office:value-type="float" office:value="406949" calcext:value-type="float">
            <text:p>406949</text:p>
          </table:table-cell>
          <table:table-cell/>
          <table:table-cell office:value-type="float" office:value="7851684193" calcext:value-type="float">
            <text:p>7851684193</text:p>
          </table:table-cell>
          <table:table-cell office:value-type="percentage" office:value="0.217036" calcext:value-type="percentage">
            <text:p>21.70%</text:p>
          </table:table-cell>
          <table:table-cell office:value-type="float" office:value="4000" calcext:value-type="float">
            <text:p>4000</text:p>
          </table:table-cell>
          <table:table-cell office:value-type="float" office:value="371416" calcext:value-type="float">
            <text:p>37141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7" calcext:value-type="float">
            <text:p>13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92260773" calcext:value-type="float">
            <text:p>392260773</text:p>
          </table:table-cell>
          <table:table-cell table:style-name="ce1" office:value-type="percentage" office:value="0.00301" calcext:value-type="percentage">
            <text:p>0.30%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54452535" calcext:value-type="float">
            <text:p>354452535</text:p>
          </table:table-cell>
          <table:table-cell table:style-name="ce1" office:value-type="percentage" office:value="0.009798" calcext:value-type="percentage">
            <text:p>0.98%</text:p>
          </table:table-cell>
          <table:table-cell/>
          <table:table-cell table:formula="of:=[.G24]/[.B24]" office:value-type="float" office:value="0.905109489051095" calcext:value-type="float">
            <text:p>0.9051094891</text:p>
          </table:table-cell>
          <table:table-cell table:formula="of:=[.I24]/[.D24]" office:value-type="float" office:value="0.903614532468175" calcext:value-type="float">
            <text:p>0.9036145325</text:p>
          </table:table-cell>
          <table:table-cell/>
          <table:table-cell office:value-type="float" office:value="8805038317" calcext:value-type="float">
            <text:p>8805038317</text:p>
          </table:table-cell>
          <table:table-cell office:value-type="percentage" office:value="0.06757" calcext:value-type="percentage">
            <text:p>6.76%</text:p>
          </table:table-cell>
          <table:table-cell office:value-type="float" office:value="5000" calcext:value-type="float">
            <text:p>5000</text:p>
          </table:table-cell>
          <table:table-cell office:value-type="float" office:value="355921" calcext:value-type="float">
            <text:p>355921</text:p>
          </table:table-cell>
          <table:table-cell/>
          <table:table-cell office:value-type="float" office:value="8199578786" calcext:value-type="float">
            <text:p>8199578786</text:p>
          </table:table-cell>
          <table:table-cell office:value-type="percentage" office:value="0.226653" calcext:value-type="percentage">
            <text:p>22.67%</text:p>
          </table:table-cell>
          <table:table-cell office:value-type="float" office:value="5000" calcext:value-type="float">
            <text:p>5000</text:p>
          </table:table-cell>
          <table:table-cell office:value-type="float" office:value="329265" calcext:value-type="float">
            <text:p>32926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90632" calcext:value-type="float">
            <text:p>8590632</text:p>
          </table:table-cell>
          <table:table-cell table:style-name="ce1" office:value-type="percentage" office:value="0.000066" calcext:value-type="percentage">
            <text:p>0.01%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8590632" calcext:value-type="float">
            <text:p>8590632</text:p>
          </table:table-cell>
          <table:table-cell table:style-name="ce1" office:value-type="percentage" office:value="0.000237" calcext:value-type="percentage">
            <text:p>0.02%</text:p>
          </table:table-cell>
          <table:table-cell/>
          <table:table-cell table:formula="of:=[.G25]/[.B25]" office:value-type="float" office:value="1" calcext:value-type="float">
            <text:p>1</text:p>
          </table:table-cell>
          <table:table-cell table:formula="of:=[.I25]/[.D25]" office:value-type="float" office:value="1" calcext:value-type="float">
            <text:p>1</text:p>
          </table:table-cell>
          <table:table-cell/>
          <table:table-cell office:value-type="float" office:value="9145985159" calcext:value-type="float">
            <text:p>9145985159</text:p>
          </table:table-cell>
          <table:table-cell office:value-type="percentage" office:value="0.070186" calcext:value-type="percentage">
            <text:p>7.02%</text:p>
          </table:table-cell>
          <table:table-cell office:value-type="float" office:value="6000" calcext:value-type="float">
            <text:p>6000</text:p>
          </table:table-cell>
          <table:table-cell office:value-type="float" office:value="327201" calcext:value-type="float">
            <text:p>327201</text:p>
          </table:table-cell>
          <table:table-cell/>
          <table:table-cell office:value-type="float" office:value="8511842088" calcext:value-type="float">
            <text:p>8511842088</text:p>
          </table:table-cell>
          <table:table-cell office:value-type="percentage" office:value="0.235284" calcext:value-type="percentage">
            <text:p>23.53%</text:p>
          </table:table-cell>
          <table:table-cell office:value-type="float" office:value="6000" calcext:value-type="float">
            <text:p>6000</text:p>
          </table:table-cell>
          <table:table-cell office:value-type="float" office:value="296796" calcext:value-type="float">
            <text:p>29679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54" calcext:value-type="float">
            <text:p>15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802492673" calcext:value-type="float">
            <text:p>1802492673</text:p>
          </table:table-cell>
          <table:table-cell table:style-name="ce1" office:value-type="percentage" office:value="0.013832" calcext:value-type="percentage">
            <text:p>1.38%</text:p>
          </table:table-cell>
          <table:table-cell/>
          <table:table-cell office:value-type="float" office:value="143" calcext:value-type="float">
            <text:p>14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665815843" calcext:value-type="float">
            <text:p>1665815843</text:p>
          </table:table-cell>
          <table:table-cell table:style-name="ce1" office:value-type="percentage" office:value="0.046046" calcext:value-type="percentage">
            <text:p>4.60%</text:p>
          </table:table-cell>
          <table:table-cell/>
          <table:table-cell table:formula="of:=[.G26]/[.B26]" office:value-type="float" office:value="0.928571428571429" calcext:value-type="float">
            <text:p>0.9285714286</text:p>
          </table:table-cell>
          <table:table-cell table:formula="of:=[.I26]/[.D26]" office:value-type="float" office:value="0.92417343379681" calcext:value-type="float">
            <text:p>0.9241734338</text:p>
          </table:table-cell>
          <table:table-cell/>
          <table:table-cell office:value-type="float" office:value="9459576828" calcext:value-type="float">
            <text:p>9459576828</text:p>
          </table:table-cell>
          <table:table-cell office:value-type="percentage" office:value="0.072593" calcext:value-type="percentage">
            <text:p>7.26%</text:p>
          </table:table-cell>
          <table:table-cell office:value-type="float" office:value="7000" calcext:value-type="float">
            <text:p>7000</text:p>
          </table:table-cell>
          <table:table-cell office:value-type="float" office:value="301121" calcext:value-type="float">
            <text:p>301121</text:p>
          </table:table-cell>
          <table:table-cell/>
          <table:table-cell office:value-type="float" office:value="8795203384" calcext:value-type="float">
            <text:p>8795203384</text:p>
          </table:table-cell>
          <table:table-cell office:value-type="percentage" office:value="0.243117" calcext:value-type="percentage">
            <text:p>24.31%</text:p>
          </table:table-cell>
          <table:table-cell office:value-type="float" office:value="7000" calcext:value-type="float">
            <text:p>7000</text:p>
          </table:table-cell>
          <table:table-cell office:value-type="float" office:value="271579" calcext:value-type="float">
            <text:p>271579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38" calcext:value-type="float">
            <text:p>13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369502369" calcext:value-type="float">
            <text:p>3369502369</text:p>
          </table:table-cell>
          <table:table-cell table:style-name="ce1" office:value-type="percentage" office:value="0.025858" calcext:value-type="percentage">
            <text:p>2.59%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140797250" calcext:value-type="float">
            <text:p>3140797250</text:p>
          </table:table-cell>
          <table:table-cell table:style-name="ce1" office:value-type="percentage" office:value="0.086818" calcext:value-type="percentage">
            <text:p>8.68%</text:p>
          </table:table-cell>
          <table:table-cell/>
          <table:table-cell table:formula="of:=[.G27]/[.B27]" office:value-type="float" office:value="0.934782608695652" calcext:value-type="float">
            <text:p>0.9347826087</text:p>
          </table:table-cell>
          <table:table-cell table:formula="of:=[.I27]/[.D27]" office:value-type="float" office:value="0.932124956757969" calcext:value-type="float">
            <text:p>0.9321249568</text:p>
          </table:table-cell>
          <table:table-cell/>
          <table:table-cell office:value-type="float" office:value="9749162262" calcext:value-type="float">
            <text:p>9749162262</text:p>
          </table:table-cell>
          <table:table-cell office:value-type="percentage" office:value="0.074815" calcext:value-type="percentage">
            <text:p>7.48%</text:p>
          </table:table-cell>
          <table:table-cell office:value-type="float" office:value="8000" calcext:value-type="float">
            <text:p>8000</text:p>
          </table:table-cell>
          <table:table-cell office:value-type="float" office:value="279920" calcext:value-type="float">
            <text:p>279920</text:p>
          </table:table-cell>
          <table:table-cell/>
          <table:table-cell office:value-type="float" office:value="9058618095" calcext:value-type="float">
            <text:p>9058618095</text:p>
          </table:table-cell>
          <table:table-cell office:value-type="percentage" office:value="0.250398" calcext:value-type="percentage">
            <text:p>25.04%</text:p>
          </table:table-cell>
          <table:table-cell office:value-type="float" office:value="8000" calcext:value-type="float">
            <text:p>8000</text:p>
          </table:table-cell>
          <table:table-cell office:value-type="float" office:value="255026" calcext:value-type="float">
            <text:p>25502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0" calcext:value-type="float">
            <text:p>1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81883093" calcext:value-type="float">
            <text:p>381883093</text:p>
          </table:table-cell>
          <table:table-cell table:style-name="ce1" office:value-type="percentage" office:value="0.002931" calcext:value-type="percentage">
            <text:p>0.29%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42583403" calcext:value-type="float">
            <text:p>342583403</text:p>
          </table:table-cell>
          <table:table-cell table:style-name="ce1" office:value-type="percentage" office:value="0.00947" calcext:value-type="percentage">
            <text:p>0.95%</text:p>
          </table:table-cell>
          <table:table-cell/>
          <table:table-cell table:formula="of:=[.G28]/[.B28]" office:value-type="float" office:value="0.9" calcext:value-type="float">
            <text:p>0.9</text:p>
          </table:table-cell>
          <table:table-cell table:formula="of:=[.I28]/[.D28]" office:value-type="float" office:value="0.897089735784663" calcext:value-type="float">
            <text:p>0.8970897358</text:p>
          </table:table-cell>
          <table:table-cell/>
          <table:table-cell office:value-type="float" office:value="10021303103" calcext:value-type="float">
            <text:p>10021303103</text:p>
          </table:table-cell>
          <table:table-cell office:value-type="percentage" office:value="0.076903" calcext:value-type="percentage">
            <text:p>7.69%</text:p>
          </table:table-cell>
          <table:table-cell office:value-type="float" office:value="9000" calcext:value-type="float">
            <text:p>9000</text:p>
          </table:table-cell>
          <table:table-cell office:value-type="float" office:value="265788" calcext:value-type="float">
            <text:p>265788</text:p>
          </table:table-cell>
          <table:table-cell/>
          <table:table-cell office:value-type="float" office:value="9305120079" calcext:value-type="float">
            <text:p>9305120079</text:p>
          </table:table-cell>
          <table:table-cell office:value-type="percentage" office:value="0.257212" calcext:value-type="percentage">
            <text:p>25.72%</text:p>
          </table:table-cell>
          <table:table-cell office:value-type="float" office:value="9000" calcext:value-type="float">
            <text:p>9000</text:p>
          </table:table-cell>
          <table:table-cell office:value-type="float" office:value="238749" calcext:value-type="float">
            <text:p>238749</text:p>
          </table:table-cell>
        </table:table-row>
        <table:table-row table:style-name="ro1">
          <table:table-cell table:number-columns-repeated="14"/>
          <table:table-cell office:value-type="float" office:value="10280945966" calcext:value-type="float">
            <text:p>10280945966</text:p>
          </table:table-cell>
          <table:table-cell office:value-type="percentage" office:value="0.078896" calcext:value-type="percentage">
            <text:p>7.89%</text:p>
          </table:table-cell>
          <table:table-cell office:value-type="float" office:value="10000" calcext:value-type="float">
            <text:p>10000</text:p>
          </table:table-cell>
          <table:table-cell office:value-type="float" office:value="253601" calcext:value-type="float">
            <text:p>253601</text:p>
          </table:table-cell>
          <table:table-cell/>
          <table:table-cell office:value-type="float" office:value="9537115794" calcext:value-type="float">
            <text:p>9537115794</text:p>
          </table:table-cell>
          <table:table-cell office:value-type="percentage" office:value="0.263625" calcext:value-type="percentage">
            <text:p>26.36%</text:p>
          </table:table-cell>
          <table:table-cell office:value-type="float" office:value="10000" calcext:value-type="float">
            <text:p>10000</text:p>
          </table:table-cell>
          <table:table-cell office:value-type="float" office:value="225080" calcext:value-type="float">
            <text:p>225080</text:p>
          </table:table-cell>
        </table:table-row>
        <table:table-row table:style-name="ro1">
          <table:table-cell table:number-columns-repeated="14"/>
          <table:table-cell office:value-type="float" office:value="12338445584" calcext:value-type="float">
            <text:p>12338445584</text:p>
          </table:table-cell>
          <table:table-cell office:value-type="percentage" office:value="0.094685" calcext:value-type="percentage">
            <text:p>9.47%</text:p>
          </table:table-cell>
          <table:table-cell office:value-type="float" office:value="20000" calcext:value-type="float">
            <text:p>20000</text:p>
          </table:table-cell>
          <table:table-cell office:value-type="float" office:value="168564" calcext:value-type="float">
            <text:p>168564</text:p>
          </table:table-cell>
          <table:table-cell/>
          <table:table-cell office:value-type="float" office:value="11298653353" calcext:value-type="float">
            <text:p>11298653353</text:p>
          </table:table-cell>
          <table:table-cell office:value-type="percentage" office:value="0.312317" calcext:value-type="percentage">
            <text:p>31.23%</text:p>
          </table:table-cell>
          <table:table-cell office:value-type="float" office:value="20000" calcext:value-type="float">
            <text:p>20000</text:p>
          </table:table-cell>
          <table:table-cell office:value-type="float" office:value="138234" calcext:value-type="float">
            <text:p>138234</text:p>
          </table:table-cell>
        </table:table-row>
        <table:table-row table:style-name="ro1">
          <table:table-cell office:value-type="string" calcext:value-type="string">
            <text:p>Pen4-Q15-K</text:p>
          </table:table-cell>
          <table:table-cell table:number-columns-repeated="4"/>
          <table:table-cell office:value-type="string" calcext:value-type="string">
            <text:p>Pen4-Q15-S</text:p>
          </table:table-cell>
          <table:table-cell table:number-columns-repeated="8"/>
          <table:table-cell office:value-type="float" office:value="13772526655" calcext:value-type="float">
            <text:p>13772526655</text:p>
          </table:table-cell>
          <table:table-cell office:value-type="percentage" office:value="0.10569" calcext:value-type="percentage">
            <text:p>10.57%</text:p>
          </table:table-cell>
          <table:table-cell office:value-type="float" office:value="30000" calcext:value-type="float">
            <text:p>30000</text:p>
          </table:table-cell>
          <table:table-cell office:value-type="float" office:value="122322" calcext:value-type="float">
            <text:p>122322</text:p>
          </table:table-cell>
          <table:table-cell/>
          <table:table-cell office:value-type="float" office:value="12473333988" calcext:value-type="float">
            <text:p>12473333988</text:p>
          </table:table-cell>
          <table:table-cell office:value-type="percentage" office:value="0.344788" calcext:value-type="percentage">
            <text:p>34.48%</text:p>
          </table:table-cell>
          <table:table-cell office:value-type="float" office:value="30000" calcext:value-type="float">
            <text:p>30000</text:p>
          </table:table-cell>
          <table:table-cell office:value-type="float" office:value="104936" calcext:value-type="float">
            <text:p>104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5206785" calcext:value-type="float">
            <text:p>2585206785</text:p>
          </table:table-cell>
          <table:table-cell table:style-name="ce1" office:value-type="percentage" office:value="0.721113" calcext:value-type="percentage">
            <text:p>72.11%</text:p>
          </table:table-cell>
          <table:table-cell office:value-type="float" office:value="2585206785" calcext:value-type="float">
            <text:p>2585206785</text:p>
          </table:table-cell>
          <table:table-cell table:style-name="ce1" office:value-type="percentage" office:value="0.020819" calcext:value-type="percentage">
            <text:p>2.08%</text:p>
          </table:table-cell>
          <table:table-cell/>
          <table:table-cell office:value-type="float" office:value="82992599" calcext:value-type="float">
            <text:p>82992599</text:p>
          </table:table-cell>
          <table:table-cell table:style-name="ce1" office:value-type="percentage" office:value="0.53858" calcext:value-type="percentage">
            <text:p>53.86%</text:p>
          </table:table-cell>
          <table:table-cell office:value-type="float" office:value="82992599" calcext:value-type="float">
            <text:p>82992599</text:p>
          </table:table-cell>
          <table:table-cell table:style-name="ce1" office:value-type="percentage" office:value="0.002475" calcext:value-type="percentage">
            <text:p>0.25%</text:p>
          </table:table-cell>
          <table:table-cell/>
          <table:table-cell table:formula="of:=[.G32]/[.B32]" office:value-type="float" office:value="0.0321028861140019" calcext:value-type="float">
            <text:p>0.0321028861</text:p>
          </table:table-cell>
          <table:table-cell table:formula="of:=[.I32]/[.D32]" office:value-type="float" office:value="0.0321028861140019" calcext:value-type="float">
            <text:p>0.0321028861</text:p>
          </table:table-cell>
          <table:table-cell/>
          <table:table-cell office:value-type="float" office:value="14894860224" calcext:value-type="float">
            <text:p>14894860224</text:p>
          </table:table-cell>
          <table:table-cell office:value-type="percentage" office:value="0.114303" calcext:value-type="percentage">
            <text:p>11.43%</text:p>
          </table:table-cell>
          <table:table-cell office:value-type="float" office:value="40000" calcext:value-type="float">
            <text:p>40000</text:p>
          </table:table-cell>
          <table:table-cell office:value-type="float" office:value="105421" calcext:value-type="float">
            <text:p>105421</text:p>
          </table:table-cell>
          <table:table-cell/>
          <table:table-cell office:value-type="float" office:value="13458313052" calcext:value-type="float">
            <text:p>13458313052</text:p>
          </table:table-cell>
          <table:table-cell office:value-type="percentage" office:value="0.372014" calcext:value-type="percentage">
            <text:p>37.20%</text:p>
          </table:table-cell>
          <table:table-cell office:value-type="float" office:value="40000" calcext:value-type="float">
            <text:p>40000</text:p>
          </table:table-cell>
          <table:table-cell office:value-type="float" office:value="92027" calcext:value-type="float">
            <text:p>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035485" calcext:value-type="float">
            <text:p>233035485</text:p>
          </table:table-cell>
          <table:table-cell table:style-name="ce1" office:value-type="percentage" office:value="0.065003" calcext:value-type="percentage">
            <text:p>6.50%</text:p>
          </table:table-cell>
          <table:table-cell office:value-type="float" office:value="466070970" calcext:value-type="float">
            <text:p>466070970</text:p>
          </table:table-cell>
          <table:table-cell table:style-name="ce1" office:value-type="percentage" office:value="0.003753" calcext:value-type="percentage">
            <text:p>0.38%</text:p>
          </table:table-cell>
          <table:table-cell/>
          <table:table-cell office:value-type="float" office:value="9151420" calcext:value-type="float">
            <text:p>9151420</text:p>
          </table:table-cell>
          <table:table-cell table:style-name="ce1" office:value-type="percentage" office:value="0.059388" calcext:value-type="percentage">
            <text:p>5.94%</text:p>
          </table:table-cell>
          <table:table-cell office:value-type="float" office:value="18302840" calcext:value-type="float">
            <text:p>18302840</text:p>
          </table:table-cell>
          <table:table-cell table:style-name="ce1" office:value-type="percentage" office:value="0.000546" calcext:value-type="percentage">
            <text:p>0.05%</text:p>
          </table:table-cell>
          <table:table-cell/>
          <table:table-cell table:formula="of:=[.G33]/[.B33]" office:value-type="float" office:value="0.0392704999412429" calcext:value-type="float">
            <text:p>0.0392704999</text:p>
          </table:table-cell>
          <table:table-cell table:formula="of:=[.I33]/[.D33]" office:value-type="float" office:value="0.0392704999412429" calcext:value-type="float">
            <text:p>0.0392704999</text:p>
          </table:table-cell>
          <table:table-cell/>
          <table:table-cell office:value-type="float" office:value="15908496156" calcext:value-type="float">
            <text:p>15908496156</text:p>
          </table:table-cell>
          <table:table-cell office:value-type="percentage" office:value="0.122082" calcext:value-type="percentage">
            <text:p>12.21%</text:p>
          </table:table-cell>
          <table:table-cell office:value-type="float" office:value="50000" calcext:value-type="float">
            <text:p>50000</text:p>
          </table:table-cell>
          <table:table-cell office:value-type="float" office:value="97525" calcext:value-type="float">
            <text:p>97525</text:p>
          </table:table-cell>
          <table:table-cell/>
          <table:table-cell office:value-type="float" office:value="14309021330" calcext:value-type="float">
            <text:p>14309021330</text:p>
          </table:table-cell>
          <table:table-cell office:value-type="percentage" office:value="0.39553" calcext:value-type="percentage">
            <text:p>39.55%</text:p>
          </table:table-cell>
          <table:table-cell office:value-type="float" office:value="50000" calcext:value-type="float">
            <text:p>50000</text:p>
          </table:table-cell>
          <table:table-cell office:value-type="float" office:value="77143" calcext:value-type="float">
            <text:p>7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474716" calcext:value-type="float">
            <text:p>78474716</text:p>
          </table:table-cell>
          <table:table-cell table:style-name="ce1" office:value-type="percentage" office:value="0.02189" calcext:value-type="percentage">
            <text:p>2.19%</text:p>
          </table:table-cell>
          <table:table-cell office:value-type="float" office:value="258679103" calcext:value-type="float">
            <text:p>258679103</text:p>
          </table:table-cell>
          <table:table-cell table:style-name="ce1" office:value-type="percentage" office:value="0.002083" calcext:value-type="percentage">
            <text:p>0.21%</text:p>
          </table:table-cell>
          <table:table-cell/>
          <table:table-cell office:value-type="float" office:value="3681634" calcext:value-type="float">
            <text:p>3681634</text:p>
          </table:table-cell>
          <table:table-cell table:style-name="ce1" office:value-type="percentage" office:value="0.023892" calcext:value-type="percentage">
            <text:p>2.39%</text:p>
          </table:table-cell>
          <table:table-cell office:value-type="float" office:value="12228551" calcext:value-type="float">
            <text:p>12228551</text:p>
          </table:table-cell>
          <table:table-cell table:style-name="ce1" office:value-type="percentage" office:value="0.000365" calcext:value-type="percentage">
            <text:p>0.04%</text:p>
          </table:table-cell>
          <table:table-cell/>
          <table:table-cell table:formula="of:=[.G34]/[.B34]" office:value-type="float" office:value="0.0469149069618806" calcext:value-type="float">
            <text:p>0.046914907</text:p>
          </table:table-cell>
          <table:table-cell table:formula="of:=[.I34]/[.D34]" office:value-type="float" office:value="0.047273053208322" calcext:value-type="float">
            <text:p>0.0472730532</text:p>
          </table:table-cell>
          <table:table-cell/>
          <table:table-cell office:value-type="float" office:value="16844361960" calcext:value-type="float">
            <text:p>16844361960</text:p>
          </table:table-cell>
          <table:table-cell office:value-type="percentage" office:value="0.129263" calcext:value-type="percentage">
            <text:p>12.93%</text:p>
          </table:table-cell>
          <table:table-cell office:value-type="float" office:value="60000" calcext:value-type="float">
            <text:p>60000</text:p>
          </table:table-cell>
          <table:table-cell office:value-type="float" office:value="89626" calcext:value-type="float">
            <text:p>89626</text:p>
          </table:table-cell>
          <table:table-cell/>
          <table:table-cell office:value-type="float" office:value="15001276843" calcext:value-type="float">
            <text:p>15001276843</text:p>
          </table:table-cell>
          <table:table-cell office:value-type="percentage" office:value="0.414665" calcext:value-type="percentage">
            <text:p>41.47%</text:p>
          </table:table-cell>
          <table:table-cell office:value-type="float" office:value="60000" calcext:value-type="float">
            <text:p>60000</text:p>
          </table:table-cell>
          <table:table-cell office:value-type="float" office:value="61887" calcext:value-type="float">
            <text:p>61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485399" calcext:value-type="float">
            <text:p>30485399</text:p>
          </table:table-cell>
          <table:table-cell table:style-name="ce1" office:value-type="percentage" office:value="0.008504" calcext:value-type="percentage">
            <text:p>0.85%</text:p>
          </table:table-cell>
          <table:table-cell office:value-type="float" office:value="184259556" calcext:value-type="float">
            <text:p>184259556</text:p>
          </table:table-cell>
          <table:table-cell table:style-name="ce1" office:value-type="percentage" office:value="0.001484" calcext:value-type="percentage">
            <text:p>0.15%</text:p>
          </table:table-cell>
          <table:table-cell/>
          <table:table-cell office:value-type="float" office:value="1841450" calcext:value-type="float">
            <text:p>1841450</text:p>
          </table:table-cell>
          <table:table-cell table:style-name="ce1" office:value-type="percentage" office:value="0.01195" calcext:value-type="percentage">
            <text:p>1.20%</text:p>
          </table:table-cell>
          <table:table-cell office:value-type="float" office:value="11268079" calcext:value-type="float">
            <text:p>11268079</text:p>
          </table:table-cell>
          <table:table-cell table:style-name="ce1" office:value-type="percentage" office:value="0.000336" calcext:value-type="percentage">
            <text:p>0.03%</text:p>
          </table:table-cell>
          <table:table-cell/>
          <table:table-cell table:formula="of:=[.G35]/[.B35]" office:value-type="float" office:value="0.06040432667455" calcext:value-type="float">
            <text:p>0.0604043267</text:p>
          </table:table-cell>
          <table:table-cell table:formula="of:=[.I35]/[.D35]" office:value-type="float" office:value="0.0611532950833768" calcext:value-type="float">
            <text:p>0.0611532951</text:p>
          </table:table-cell>
          <table:table-cell/>
          <table:table-cell office:value-type="float" office:value="17697092860" calcext:value-type="float">
            <text:p>17697092860</text:p>
          </table:table-cell>
          <table:table-cell office:value-type="percentage" office:value="0.135807" calcext:value-type="percentage">
            <text:p>13.58%</text:p>
          </table:table-cell>
          <table:table-cell office:value-type="float" office:value="70000" calcext:value-type="float">
            <text:p>70000</text:p>
          </table:table-cell>
          <table:table-cell office:value-type="float" office:value="80346" calcext:value-type="float">
            <text:p>80346</text:p>
          </table:table-cell>
          <table:table-cell/>
          <table:table-cell office:value-type="float" office:value="15568976047" calcext:value-type="float">
            <text:p>15568976047</text:p>
          </table:table-cell>
          <table:table-cell office:value-type="percentage" office:value="0.430357" calcext:value-type="percentage">
            <text:p>43.04%</text:p>
          </table:table-cell>
          <table:table-cell office:value-type="float" office:value="70000" calcext:value-type="float">
            <text:p>70000</text:p>
          </table:table-cell>
          <table:table-cell office:value-type="float" office:value="52744" calcext:value-type="float">
            <text:p>527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315798" calcext:value-type="float">
            <text:p>15315798</text:p>
          </table:table-cell>
          <table:table-cell table:style-name="ce1" office:value-type="percentage" office:value="0.004272" calcext:value-type="percentage">
            <text:p>0.43%</text:p>
          </table:table-cell>
          <table:table-cell office:value-type="float" office:value="179300291" calcext:value-type="float">
            <text:p>179300291</text:p>
          </table:table-cell>
          <table:table-cell table:style-name="ce1" office:value-type="percentage" office:value="0.001444" calcext:value-type="percentage">
            <text:p>0.14%</text:p>
          </table:table-cell>
          <table:table-cell/>
          <table:table-cell office:value-type="float" office:value="1166132" calcext:value-type="float">
            <text:p>1166132</text:p>
          </table:table-cell>
          <table:table-cell table:style-name="ce1" office:value-type="percentage" office:value="0.007568" calcext:value-type="percentage">
            <text:p>0.76%</text:p>
          </table:table-cell>
          <table:table-cell office:value-type="float" office:value="13793705" calcext:value-type="float">
            <text:p>13793705</text:p>
          </table:table-cell>
          <table:table-cell table:style-name="ce1" office:value-type="percentage" office:value="0.000411" calcext:value-type="percentage">
            <text:p>0.04%</text:p>
          </table:table-cell>
          <table:table-cell/>
          <table:table-cell table:formula="of:=[.G36]/[.B36]" office:value-type="float" office:value="0.0761391603623918" calcext:value-type="float">
            <text:p>0.0761391604</text:p>
          </table:table-cell>
          <table:table-cell table:formula="of:=[.I36]/[.D36]" office:value-type="float" office:value="0.0769307451932691" calcext:value-type="float">
            <text:p>0.0769307452</text:p>
          </table:table-cell>
          <table:table-cell/>
          <table:table-cell office:value-type="float" office:value="18443861396" calcext:value-type="float">
            <text:p>18443861396</text:p>
          </table:table-cell>
          <table:table-cell office:value-type="percentage" office:value="0.141538" calcext:value-type="percentage">
            <text:p>14.15%</text:p>
          </table:table-cell>
          <table:table-cell office:value-type="float" office:value="80000" calcext:value-type="float">
            <text:p>80000</text:p>
          </table:table-cell>
          <table:table-cell office:value-type="float" office:value="69244" calcext:value-type="float">
            <text:p>69244</text:p>
          </table:table-cell>
          <table:table-cell/>
          <table:table-cell office:value-type="float" office:value="16069454004" calcext:value-type="float">
            <text:p>16069454004</text:p>
          </table:table-cell>
          <table:table-cell office:value-type="percentage" office:value="0.444191" calcext:value-type="percentage">
            <text:p>44.42%</text:p>
          </table:table-cell>
          <table:table-cell office:value-type="float" office:value="80000" calcext:value-type="float">
            <text:p>80000</text:p>
          </table:table-cell>
          <table:table-cell office:value-type="float" office:value="47765" calcext:value-type="float">
            <text:p>477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36175" calcext:value-type="float">
            <text:p>10536175</text:p>
          </table:table-cell>
          <table:table-cell table:style-name="ce1" office:value-type="percentage" office:value="0.002939" calcext:value-type="percentage">
            <text:p>0.29%</text:p>
          </table:table-cell>
          <table:table-cell office:value-type="float" office:value="246997689" calcext:value-type="float">
            <text:p>246997689</text:p>
          </table:table-cell>
          <table:table-cell table:style-name="ce1" office:value-type="percentage" office:value="0.001989" calcext:value-type="percentage">
            <text:p>0.20%</text:p>
          </table:table-cell>
          <table:table-cell/>
          <table:table-cell office:value-type="float" office:value="906869" calcext:value-type="float">
            <text:p>906869</text:p>
          </table:table-cell>
          <table:table-cell table:style-name="ce1" office:value-type="percentage" office:value="0.005885" calcext:value-type="percentage">
            <text:p>0.59%</text:p>
          </table:table-cell>
          <table:table-cell office:value-type="float" office:value="21273630" calcext:value-type="float">
            <text:p>21273630</text:p>
          </table:table-cell>
          <table:table-cell table:style-name="ce1" office:value-type="percentage" office:value="0.000634" calcext:value-type="percentage">
            <text:p>0.06%</text:p>
          </table:table-cell>
          <table:table-cell/>
          <table:table-cell table:formula="of:=[.G37]/[.B37]" office:value-type="float" office:value="0.0860719378711914" calcext:value-type="float">
            <text:p>0.0860719379</text:p>
          </table:table-cell>
          <table:table-cell table:formula="of:=[.I37]/[.D37]" office:value-type="float" office:value="0.0861288625255113" calcext:value-type="float">
            <text:p>0.0861288625</text:p>
          </table:table-cell>
          <table:table-cell/>
          <table:table-cell office:value-type="float" office:value="19086510659" calcext:value-type="float">
            <text:p>19086510659</text:p>
          </table:table-cell>
          <table:table-cell office:value-type="percentage" office:value="0.14647" calcext:value-type="percentage">
            <text:p>14.65%</text:p>
          </table:table-cell>
          <table:table-cell office:value-type="float" office:value="90000" calcext:value-type="float">
            <text:p>90000</text:p>
          </table:table-cell>
          <table:table-cell office:value-type="float" office:value="59911" calcext:value-type="float">
            <text:p>59911</text:p>
          </table:table-cell>
          <table:table-cell/>
          <table:table-cell office:value-type="float" office:value="16530517818" calcext:value-type="float">
            <text:p>16530517818</text:p>
          </table:table-cell>
          <table:table-cell office:value-type="percentage" office:value="0.456936" calcext:value-type="percentage">
            <text:p>45.69%</text:p>
          </table:table-cell>
          <table:table-cell office:value-type="float" office:value="90000" calcext:value-type="float">
            <text:p>90000</text:p>
          </table:table-cell>
          <table:table-cell office:value-type="float" office:value="44716" calcext:value-type="float">
            <text:p>447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534386" calcext:value-type="float">
            <text:p>32534386</text:p>
          </table:table-cell>
          <table:table-cell table:style-name="ce1" office:value-type="percentage" office:value="0.009075" calcext:value-type="percentage">
            <text:p>0.91%</text:p>
          </table:table-cell>
          <table:table-cell office:value-type="float" office:value="1717159883" calcext:value-type="float">
            <text:p>1717159883</text:p>
          </table:table-cell>
          <table:table-cell table:style-name="ce1" office:value-type="percentage" office:value="0.013829" calcext:value-type="percentage">
            <text:p>1.38%</text:p>
          </table:table-cell>
          <table:table-cell/>
          <table:table-cell office:value-type="float" office:value="2355238" calcext:value-type="float">
            <text:p>2355238</text:p>
          </table:table-cell>
          <table:table-cell table:style-name="ce1" office:value-type="percentage" office:value="0.015284" calcext:value-type="percentage">
            <text:p>1.53%</text:p>
          </table:table-cell>
          <table:table-cell office:value-type="float" office:value="123389354" calcext:value-type="float">
            <text:p>123389354</text:p>
          </table:table-cell>
          <table:table-cell table:style-name="ce1" office:value-type="percentage" office:value="0.00368" calcext:value-type="percentage">
            <text:p>0.37%</text:p>
          </table:table-cell>
          <table:table-cell/>
          <table:table-cell table:formula="of:=[.G38]/[.B38]" office:value-type="float" office:value="0.0723922682911551" calcext:value-type="float">
            <text:p>0.0723922683</text:p>
          </table:table-cell>
          <table:table-cell table:formula="of:=[.I38]/[.D38]" office:value-type="float" office:value="0.0718566484236925" calcext:value-type="float">
            <text:p>0.0718566484</text:p>
          </table:table-cell>
          <table:table-cell/>
          <table:table-cell office:value-type="float" office:value="19653493109" calcext:value-type="float">
            <text:p>19653493109</text:p>
          </table:table-cell>
          <table:table-cell office:value-type="percentage" office:value="0.150821" calcext:value-type="percentage">
            <text:p>15.0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051" calcext:value-type="float">
            <text:p>54051</text:p>
          </table:table-cell>
          <table:table-cell/>
          <table:table-cell office:value-type="float" office:value="16968132129" calcext:value-type="float">
            <text:p>16968132129</text:p>
          </table:table-cell>
          <table:table-cell office:value-type="percentage" office:value="0.469033" calcext:value-type="percentage">
            <text:p>46.9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84" calcext:value-type="float">
            <text:p>42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4063375" calcext:value-type="float">
            <text:p>484063375</text:p>
          </table:table-cell>
          <table:table-cell table:style-name="ce1" office:value-type="percentage" office:value="0.135024" calcext:value-type="percentage">
            <text:p>13.50%</text:p>
          </table:table-cell>
          <table:table-cell office:value-type="float" office:value="47965950903" calcext:value-type="float">
            <text:p>47965950903</text:p>
          </table:table-cell>
          <table:table-cell table:style-name="ce1" office:value-type="percentage" office:value="0.386278" calcext:value-type="percentage">
            <text:p>38.63%</text:p>
          </table:table-cell>
          <table:table-cell/>
          <table:table-cell office:value-type="float" office:value="37124779" calcext:value-type="float">
            <text:p>37124779</text:p>
          </table:table-cell>
          <table:table-cell table:style-name="ce1" office:value-type="percentage" office:value="0.240921" calcext:value-type="percentage">
            <text:p>24.09%</text:p>
          </table:table-cell>
          <table:table-cell office:value-type="float" office:value="3705423237" calcext:value-type="float">
            <text:p>3705423237</text:p>
          </table:table-cell>
          <table:table-cell table:style-name="ce1" office:value-type="percentage" office:value="0.110511" calcext:value-type="percentage">
            <text:p>11.05%</text:p>
          </table:table-cell>
          <table:table-cell/>
          <table:table-cell table:formula="of:=[.G39]/[.B39]" office:value-type="float" office:value="0.0766940465181858" calcext:value-type="float">
            <text:p>0.0766940465</text:p>
          </table:table-cell>
          <table:table-cell table:formula="of:=[.I39]/[.D39]" office:value-type="float" office:value="0.0772511159946221" calcext:value-type="float">
            <text:p>0.077251116</text:p>
          </table:table-cell>
          <table:table-cell/>
          <table:table-cell office:value-type="float" office:value="24115804746" calcext:value-type="float">
            <text:p>24115804746</text:p>
          </table:table-cell>
          <table:table-cell office:value-type="percentage" office:value="0.185064" calcext:value-type="percentage">
            <text:p>18.51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9741" calcext:value-type="float">
            <text:p>39741</text:p>
          </table:table-cell>
          <table:table-cell/>
          <table:table-cell office:value-type="float" office:value="20103819385" calcext:value-type="float">
            <text:p>20103819385</text:p>
          </table:table-cell>
          <table:table-cell office:value-type="percentage" office:value="0.555709" calcext:value-type="percentage">
            <text:p>55.57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975" calcext:value-type="float">
            <text:p>199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302611" calcext:value-type="float">
            <text:p>82302611</text:p>
          </table:table-cell>
          <table:table-cell table:style-name="ce1" office:value-type="percentage" office:value="0.022957" calcext:value-type="percentage">
            <text:p>2.30%</text:p>
          </table:table-cell>
          <table:table-cell office:value-type="float" office:value="13756637306" calcext:value-type="float">
            <text:p>13756637306</text:p>
          </table:table-cell>
          <table:table-cell table:style-name="ce1" office:value-type="percentage" office:value="0.110784" calcext:value-type="percentage">
            <text:p>11.08%</text:p>
          </table:table-cell>
          <table:table-cell/>
          <table:table-cell office:value-type="float" office:value="8248968" calcext:value-type="float">
            <text:p>8248968</text:p>
          </table:table-cell>
          <table:table-cell table:style-name="ce1" office:value-type="percentage" office:value="0.053532" calcext:value-type="percentage">
            <text:p>5.35%</text:p>
          </table:table-cell>
          <table:table-cell office:value-type="float" office:value="1421773602" calcext:value-type="float">
            <text:p>1421773602</text:p>
          </table:table-cell>
          <table:table-cell table:style-name="ce1" office:value-type="percentage" office:value="0.042403" calcext:value-type="percentage">
            <text:p>4.24%</text:p>
          </table:table-cell>
          <table:table-cell/>
          <table:table-cell table:formula="of:=[.G40]/[.B40]" office:value-type="float" office:value="0.100227294125578" calcext:value-type="float">
            <text:p>0.1002272941</text:p>
          </table:table-cell>
          <table:table-cell table:formula="of:=[.I40]/[.D40]" office:value-type="float" office:value="0.103351827221605" calcext:value-type="float">
            <text:p>0.1033518272</text:p>
          </table:table-cell>
          <table:table-cell/>
          <table:table-cell office:value-type="float" office:value="27347410936" calcext:value-type="float">
            <text:p>27347410936</text:p>
          </table:table-cell>
          <table:table-cell office:value-type="percentage" office:value="0.209864" calcext:value-type="percentage">
            <text:p>20.9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992" calcext:value-type="float">
            <text:p>23992</text:p>
          </table:table-cell>
          <table:table-cell/>
          <table:table-cell office:value-type="float" office:value="21628767411" calcext:value-type="float">
            <text:p>21628767411</text:p>
          </table:table-cell>
          <table:table-cell office:value-type="percentage" office:value="0.597862" calcext:value-type="percentage">
            <text:p>59.7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983" calcext:value-type="float">
            <text:p>119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044694" calcext:value-type="float">
            <text:p>20044694</text:p>
          </table:table-cell>
          <table:table-cell table:style-name="ce1" office:value-type="percentage" office:value="0.005591" calcext:value-type="percentage">
            <text:p>0.56%</text:p>
          </table:table-cell>
          <table:table-cell office:value-type="float" office:value="7008814786" calcext:value-type="float">
            <text:p>7008814786</text:p>
          </table:table-cell>
          <table:table-cell table:style-name="ce1" office:value-type="percentage" office:value="0.056443" calcext:value-type="percentage">
            <text:p>5.64%</text:p>
          </table:table-cell>
          <table:table-cell/>
          <table:table-cell office:value-type="float" office:value="3053230" calcext:value-type="float">
            <text:p>3053230</text:p>
          </table:table-cell>
          <table:table-cell table:style-name="ce1" office:value-type="percentage" office:value="0.019814" calcext:value-type="percentage">
            <text:p>1.98%</text:p>
          </table:table-cell>
          <table:table-cell office:value-type="float" office:value="1089224717" calcext:value-type="float">
            <text:p>1089224717</text:p>
          </table:table-cell>
          <table:table-cell table:style-name="ce1" office:value-type="percentage" office:value="0.032485" calcext:value-type="percentage">
            <text:p>3.25%</text:p>
          </table:table-cell>
          <table:table-cell/>
          <table:table-cell table:formula="of:=[.G41]/[.B41]" office:value-type="float" office:value="0.152321108019908" calcext:value-type="float">
            <text:p>0.152321108</text:p>
          </table:table-cell>
          <table:table-cell table:formula="of:=[.I41]/[.D41]" office:value-type="float" office:value="0.155407832887197" calcext:value-type="float">
            <text:p>0.1554078329</text:p>
          </table:table-cell>
          <table:table-cell/>
          <table:table-cell office:value-type="float" office:value="29300409207" calcext:value-type="float">
            <text:p>29300409207</text:p>
          </table:table-cell>
          <table:table-cell office:value-type="percentage" office:value="0.224851" calcext:value-type="percentage">
            <text:p>22.49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60" calcext:value-type="float">
            <text:p>16260</text:p>
          </table:table-cell>
          <table:table-cell/>
          <table:table-cell office:value-type="float" office:value="22658287760" calcext:value-type="float">
            <text:p>22658287760</text:p>
          </table:table-cell>
          <table:table-cell office:value-type="percentage" office:value="0.62632" calcext:value-type="percentage">
            <text:p>62.6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219952" calcext:value-type="float">
            <text:p>7219952</text:p>
          </table:table-cell>
          <table:table-cell table:style-name="ce1" office:value-type="percentage" office:value="0.002014" calcext:value-type="percentage">
            <text:p>0.20%</text:p>
          </table:table-cell>
          <table:table-cell office:value-type="float" office:value="5050743198" calcext:value-type="float">
            <text:p>5050743198</text:p>
          </table:table-cell>
          <table:table-cell table:style-name="ce1" office:value-type="percentage" office:value="0.040674" calcext:value-type="percentage">
            <text:p>4.07%</text:p>
          </table:table-cell>
          <table:table-cell/>
          <table:table-cell office:value-type="float" office:value="1547502" calcext:value-type="float">
            <text:p>1547502</text:p>
          </table:table-cell>
          <table:table-cell table:style-name="ce1" office:value-type="percentage" office:value="0.010042" calcext:value-type="percentage">
            <text:p>1.00%</text:p>
          </table:table-cell>
          <table:table-cell office:value-type="float" office:value="1101840516" calcext:value-type="float">
            <text:p>1101840516</text:p>
          </table:table-cell>
          <table:table-cell table:style-name="ce1" office:value-type="percentage" office:value="0.032861" calcext:value-type="percentage">
            <text:p>3.29%</text:p>
          </table:table-cell>
          <table:table-cell/>
          <table:table-cell table:formula="of:=[.G42]/[.B42]" office:value-type="float" office:value="0.214336882018052" calcext:value-type="float">
            <text:p>0.214336882</text:p>
          </table:table-cell>
          <table:table-cell table:formula="of:=[.I42]/[.D42]" office:value-type="float" office:value="0.218154135501545" calcext:value-type="float">
            <text:p>0.2181541355</text:p>
          </table:table-cell>
          <table:table-cell/>
          <table:table-cell office:value-type="float" office:value="30726213865" calcext:value-type="float">
            <text:p>30726213865</text:p>
          </table:table-cell>
          <table:table-cell office:value-type="percentage" office:value="0.235792" calcext:value-type="percentage">
            <text:p>23.5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686" calcext:value-type="float">
            <text:p>12686</text:p>
          </table:table-cell>
          <table:table-cell/>
          <table:table-cell office:value-type="float" office:value="23466503443" calcext:value-type="float">
            <text:p>23466503443</text:p>
          </table:table-cell>
          <table:table-cell office:value-type="percentage" office:value="0.64866" calcext:value-type="percentage">
            <text:p>64.87%</text:p>
          </table:table-cell>
          <table:table-cell office:value-type="float" office:value="500000" calcext:value-type="float">
            <text:p>500000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34130" calcext:value-type="float">
            <text:p>2934130</text:p>
          </table:table-cell>
          <table:table-cell table:style-name="ce1" office:value-type="percentage" office:value="0.000818" calcext:value-type="percentage">
            <text:p>0.08%</text:p>
          </table:table-cell>
          <table:table-cell office:value-type="float" office:value="4136438551" calcext:value-type="float">
            <text:p>4136438551</text:p>
          </table:table-cell>
          <table:table-cell table:style-name="ce1" office:value-type="percentage" office:value="0.033311" calcext:value-type="percentage">
            <text:p>3.33%</text:p>
          </table:table-cell>
          <table:table-cell/>
          <table:table-cell office:value-type="float" office:value="837654" calcext:value-type="float">
            <text:p>837654</text:p>
          </table:table-cell>
          <table:table-cell table:style-name="ce1" office:value-type="percentage" office:value="0.005436" calcext:value-type="percentage">
            <text:p>0.54%</text:p>
          </table:table-cell>
          <table:table-cell office:value-type="float" office:value="1198130953" calcext:value-type="float">
            <text:p>1198130953</text:p>
          </table:table-cell>
          <table:table-cell table:style-name="ce1" office:value-type="percentage" office:value="0.035733" calcext:value-type="percentage">
            <text:p>3.57%</text:p>
          </table:table-cell>
          <table:table-cell/>
          <table:table-cell table:formula="of:=[.G43]/[.B43]" office:value-type="float" office:value="0.28548632814497" calcext:value-type="float">
            <text:p>0.2854863281</text:p>
          </table:table-cell>
          <table:table-cell table:formula="of:=[.I43]/[.D43]" office:value-type="float" office:value="0.289652786624945" calcext:value-type="float">
            <text:p>0.2896527866</text:p>
          </table:table-cell>
          <table:table-cell/>
          <table:table-cell office:value-type="float" office:value="31885589232" calcext:value-type="float">
            <text:p>31885589232</text:p>
          </table:table-cell>
          <table:table-cell office:value-type="percentage" office:value="0.244689" calcext:value-type="percentage">
            <text:p>24.47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691" calcext:value-type="float">
            <text:p>10691</text:p>
          </table:table-cell>
          <table:table-cell/>
          <table:table-cell office:value-type="float" office:value="24122146259" calcext:value-type="float">
            <text:p>24122146259</text:p>
          </table:table-cell>
          <table:table-cell office:value-type="percentage" office:value="0.666784" calcext:value-type="percentage">
            <text:p>66.68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92949" calcext:value-type="float">
            <text:p>1292949</text:p>
          </table:table-cell>
          <table:table-cell table:style-name="ce1" office:value-type="percentage" office:value="0.000361" calcext:value-type="percentage">
            <text:p>0.04%</text:p>
          </table:table-cell>
          <table:table-cell office:value-type="float" office:value="3649380251" calcext:value-type="float">
            <text:p>3649380251</text:p>
          </table:table-cell>
          <table:table-cell table:style-name="ce1" office:value-type="percentage" office:value="0.029389" calcext:value-type="percentage">
            <text:p>2.94%</text:p>
          </table:table-cell>
          <table:table-cell/>
          <table:table-cell office:value-type="float" office:value="463727" calcext:value-type="float">
            <text:p>463727</text:p>
          </table:table-cell>
          <table:table-cell table:style-name="ce1" office:value-type="percentage" office:value="0.003009" calcext:value-type="percentage">
            <text:p>0.30%</text:p>
          </table:table-cell>
          <table:table-cell office:value-type="float" office:value="1324136928" calcext:value-type="float">
            <text:p>1324136928</text:p>
          </table:table-cell>
          <table:table-cell table:style-name="ce1" office:value-type="percentage" office:value="0.039491" calcext:value-type="percentage">
            <text:p>3.95%</text:p>
          </table:table-cell>
          <table:table-cell/>
          <table:table-cell table:formula="of:=[.G44]/[.B44]" office:value-type="float" office:value="0.35865838482415" calcext:value-type="float">
            <text:p>0.3586583848</text:p>
          </table:table-cell>
          <table:table-cell table:formula="of:=[.I44]/[.D44]" office:value-type="float" office:value="0.362838848496854" calcext:value-type="float">
            <text:p>0.3628388485</text:p>
          </table:table-cell>
          <table:table-cell/>
          <table:table-cell office:value-type="float" office:value="32887650521" calcext:value-type="float">
            <text:p>32887650521</text:p>
          </table:table-cell>
          <table:table-cell office:value-type="percentage" office:value="0.252379" calcext:value-type="percentage">
            <text:p>25.2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9426" calcext:value-type="float">
            <text:p>9426</text:p>
          </table:table-cell>
          <table:table-cell/>
          <table:table-cell office:value-type="float" office:value="24651327169" calcext:value-type="float">
            <text:p>24651327169</text:p>
          </table:table-cell>
          <table:table-cell office:value-type="percentage" office:value="0.681411" calcext:value-type="percentage">
            <text:p>68.14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73662" calcext:value-type="float">
            <text:p>773662</text:p>
          </table:table-cell>
          <table:table-cell table:style-name="ce1" office:value-type="percentage" office:value="0.000216" calcext:value-type="percentage">
            <text:p>0.02%</text:p>
          </table:table-cell>
          <table:table-cell office:value-type="float" office:value="4563937566" calcext:value-type="float">
            <text:p>4563937566</text:p>
          </table:table-cell>
          <table:table-cell table:style-name="ce1" office:value-type="percentage" office:value="0.036754" calcext:value-type="percentage">
            <text:p>3.68%</text:p>
          </table:table-cell>
          <table:table-cell/>
          <table:table-cell office:value-type="float" office:value="315057" calcext:value-type="float">
            <text:p>315057</text:p>
          </table:table-cell>
          <table:table-cell table:style-name="ce1" office:value-type="percentage" office:value="0.002045" calcext:value-type="percentage">
            <text:p>0.20%</text:p>
          </table:table-cell>
          <table:table-cell office:value-type="float" office:value="1857716909" calcext:value-type="float">
            <text:p>1857716909</text:p>
          </table:table-cell>
          <table:table-cell table:style-name="ce1" office:value-type="percentage" office:value="0.055405" calcext:value-type="percentage">
            <text:p>5.54%</text:p>
          </table:table-cell>
          <table:table-cell/>
          <table:table-cell table:formula="of:=[.G45]/[.B45]" office:value-type="float" office:value="0.407228221109477" calcext:value-type="float">
            <text:p>0.4072282211</text:p>
          </table:table-cell>
          <table:table-cell table:formula="of:=[.I45]/[.D45]" office:value-type="float" office:value="0.407042577190242" calcext:value-type="float">
            <text:p>0.4070425772</text:p>
          </table:table-cell>
          <table:table-cell/>
          <table:table-cell office:value-type="float" office:value="33783292077" calcext:value-type="float">
            <text:p>33783292077</text:p>
          </table:table-cell>
          <table:table-cell office:value-type="percentage" office:value="0.259252" calcext:value-type="percentage">
            <text:p>25.9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25082803767" calcext:value-type="float">
            <text:p>25082803767</text:p>
          </table:table-cell>
          <table:table-cell office:value-type="percentage" office:value="0.693338" calcext:value-type="percentage">
            <text:p>69.33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17150" calcext:value-type="float">
            <text:p>417150</text:p>
          </table:table-cell>
          <table:table-cell table:style-name="ce1" office:value-type="percentage" office:value="0.000116" calcext:value-type="percentage">
            <text:p>0.01%</text:p>
          </table:table-cell>
          <table:table-cell office:value-type="float" office:value="4567908148" calcext:value-type="float">
            <text:p>4567908148</text:p>
          </table:table-cell>
          <table:table-cell table:style-name="ce1" office:value-type="percentage" office:value="0.036786" calcext:value-type="percentage">
            <text:p>3.68%</text:p>
          </table:table-cell>
          <table:table-cell/>
          <table:table-cell office:value-type="float" office:value="190616" calcext:value-type="float">
            <text:p>190616</text:p>
          </table:table-cell>
          <table:table-cell table:style-name="ce1" office:value-type="percentage" office:value="0.001237" calcext:value-type="percentage">
            <text:p>0.12%</text:p>
          </table:table-cell>
          <table:table-cell office:value-type="float" office:value="2120150776" calcext:value-type="float">
            <text:p>2120150776</text:p>
          </table:table-cell>
          <table:table-cell table:style-name="ce1" office:value-type="percentage" office:value="0.063232" calcext:value-type="percentage">
            <text:p>6.32%</text:p>
          </table:table-cell>
          <table:table-cell/>
          <table:table-cell table:formula="of:=[.G46]/[.B46]" office:value-type="float" office:value="0.456948339925686" calcext:value-type="float">
            <text:p>0.4569483399</text:p>
          </table:table-cell>
          <table:table-cell table:formula="of:=[.I46]/[.D46]" office:value-type="float" office:value="0.464140413359292" calcext:value-type="float">
            <text:p>0.4641404134</text:p>
          </table:table-cell>
          <table:table-cell/>
          <table:table-cell office:value-type="float" office:value="34598601588" calcext:value-type="float">
            <text:p>34598601588</text:p>
          </table:table-cell>
          <table:table-cell office:value-type="percentage" office:value="0.265509" calcext:value-type="percentage">
            <text:p>26.55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797" calcext:value-type="float">
            <text:p>7797</text:p>
          </table:table-cell>
          <table:table-cell/>
          <table:table-cell office:value-type="float" office:value="25443433786" calcext:value-type="float">
            <text:p>25443433786</text:p>
          </table:table-cell>
          <table:table-cell office:value-type="percentage" office:value="0.703307" calcext:value-type="percentage">
            <text:p>70.3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43223" calcext:value-type="float">
            <text:p>143223</text:p>
          </table:table-cell>
          <table:table-cell table:style-name="ce1" office:value-type="percentage" office:value="0.00004" calcext:value-type="percentage">
            <text:p>0.00%</text:p>
          </table:table-cell>
          <table:table-cell office:value-type="float" office:value="3222972292" calcext:value-type="float">
            <text:p>3222972292</text:p>
          </table:table-cell>
          <table:table-cell table:style-name="ce1" office:value-type="percentage" office:value="0.025955" calcext:value-type="percentage">
            <text:p>2.60%</text:p>
          </table:table-cell>
          <table:table-cell/>
          <table:table-cell office:value-type="float" office:value="81380" calcext:value-type="float">
            <text:p>81380</text:p>
          </table:table-cell>
          <table:table-cell table:style-name="ce1" office:value-type="percentage" office:value="0.000528" calcext:value-type="percentage">
            <text:p>0.05%</text:p>
          </table:table-cell>
          <table:table-cell office:value-type="float" office:value="1843868554" calcext:value-type="float">
            <text:p>1843868554</text:p>
          </table:table-cell>
          <table:table-cell table:style-name="ce1" office:value-type="percentage" office:value="0.054992" calcext:value-type="percentage">
            <text:p>5.50%</text:p>
          </table:table-cell>
          <table:table-cell/>
          <table:table-cell table:formula="of:=[.G47]/[.B47]" office:value-type="float" office:value="0.568204827436934" calcext:value-type="float">
            <text:p>0.5682048274</text:p>
          </table:table-cell>
          <table:table-cell table:formula="of:=[.I47]/[.D47]" office:value-type="float" office:value="0.572101894445948" calcext:value-type="float">
            <text:p>0.5721018944</text:p>
          </table:table-cell>
          <table:table-cell/>
          <table:table-cell office:value-type="float" office:value="35345633380" calcext:value-type="float">
            <text:p>35345633380</text:p>
          </table:table-cell>
          <table:table-cell office:value-type="percentage" office:value="0.271242" calcext:value-type="percentage">
            <text:p>27.12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151" calcext:value-type="float">
            <text:p>7151</text:p>
          </table:table-cell>
          <table:table-cell/>
          <table:table-cell office:value-type="float" office:value="25751653755" calcext:value-type="float">
            <text:p>25751653755</text:p>
          </table:table-cell>
          <table:table-cell office:value-type="percentage" office:value="0.711826" calcext:value-type="percentage">
            <text:p>71.18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2628" calcext:value-type="float">
            <text:p>162628</text:p>
          </table:table-cell>
          <table:table-cell table:style-name="ce1" office:value-type="percentage" office:value="0.000045" calcext:value-type="percentage">
            <text:p>0.00%</text:p>
          </table:table-cell>
          <table:table-cell office:value-type="float" office:value="7015839550" calcext:value-type="float">
            <text:p>7015839550</text:p>
          </table:table-cell>
          <table:table-cell table:style-name="ce1" office:value-type="percentage" office:value="0.0565" calcext:value-type="percentage">
            <text:p>5.65%</text:p>
          </table:table-cell>
          <table:table-cell/>
          <table:table-cell office:value-type="float" office:value="83448" calcext:value-type="float">
            <text:p>83448</text:p>
          </table:table-cell>
          <table:table-cell table:style-name="ce1" office:value-type="percentage" office:value="0.000542" calcext:value-type="percentage">
            <text:p>0.05%</text:p>
          </table:table-cell>
          <table:table-cell office:value-type="float" office:value="3647104793" calcext:value-type="float">
            <text:p>3647104793</text:p>
          </table:table-cell>
          <table:table-cell table:style-name="ce1" office:value-type="percentage" office:value="0.108772" calcext:value-type="percentage">
            <text:p>10.88%</text:p>
          </table:table-cell>
          <table:table-cell/>
          <table:table-cell table:formula="of:=[.G48]/[.B48]" office:value-type="float" office:value="0.513121971616204" calcext:value-type="float">
            <text:p>0.5131219716</text:p>
          </table:table-cell>
          <table:table-cell table:formula="of:=[.I48]/[.D48]" office:value-type="float" office:value="0.519838683169429" calcext:value-type="float">
            <text:p>0.5198386832</text:p>
          </table:table-cell>
          <table:table-cell/>
          <table:table-cell office:value-type="float" office:value="40109719911" calcext:value-type="float">
            <text:p>40109719911</text:p>
          </table:table-cell>
          <table:table-cell office:value-type="percentage" office:value="0.307801" calcext:value-type="percentage">
            <text:p>30.78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183" calcext:value-type="float">
            <text:p>3183</text:p>
          </table:table-cell>
          <table:table-cell/>
          <table:table-cell office:value-type="float" office:value="27537186948" calcext:value-type="float">
            <text:p>27537186948</text:p>
          </table:table-cell>
          <table:table-cell office:value-type="percentage" office:value="0.761182" calcext:value-type="percentage">
            <text:p>76.12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4261" calcext:value-type="float">
            <text:p>54261</text:p>
          </table:table-cell>
          <table:table-cell table:style-name="ce1" office:value-type="percentage" office:value="0.000015" calcext:value-type="percentage">
            <text:p>0.00%</text:p>
          </table:table-cell>
          <table:table-cell office:value-type="float" office:value="4993986345" calcext:value-type="float">
            <text:p>4993986345</text:p>
          </table:table-cell>
          <table:table-cell table:style-name="ce1" office:value-type="percentage" office:value="0.040217" calcext:value-type="percentage">
            <text:p>4.02%</text:p>
          </table:table-cell>
          <table:table-cell/>
          <table:table-cell office:value-type="float" office:value="34073" calcext:value-type="float">
            <text:p>34073</text:p>
          </table:table-cell>
          <table:table-cell table:style-name="ce1" office:value-type="percentage" office:value="0.000221" calcext:value-type="percentage">
            <text:p>0.02%</text:p>
          </table:table-cell>
          <table:table-cell office:value-type="float" office:value="3144438207" calcext:value-type="float">
            <text:p>3144438207</text:p>
          </table:table-cell>
          <table:table-cell table:style-name="ce1" office:value-type="percentage" office:value="0.09378" calcext:value-type="percentage">
            <text:p>9.38%</text:p>
          </table:table-cell>
          <table:table-cell/>
          <table:table-cell table:formula="of:=[.G49]/[.B49]" office:value-type="float" office:value="0.627946407180111" calcext:value-type="float">
            <text:p>0.6279464072</text:p>
          </table:table-cell>
          <table:table-cell table:formula="of:=[.I49]/[.D49]" office:value-type="float" office:value="0.629644934882176" calcext:value-type="float">
            <text:p>0.6296449349</text:p>
          </table:table-cell>
          <table:table-cell/>
          <table:table-cell office:value-type="float" office:value="42622268492" calcext:value-type="float">
            <text:p>42622268492</text:p>
          </table:table-cell>
          <table:table-cell office:value-type="percentage" office:value="0.327083" calcext:value-type="percentage">
            <text:p>32.7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33" calcext:value-type="float">
            <text:p>2033</text:p>
          </table:table-cell>
          <table:table-cell/>
          <table:table-cell office:value-type="float" office:value="28439088523" calcext:value-type="float">
            <text:p>28439088523</text:p>
          </table:table-cell>
          <table:table-cell office:value-type="percentage" office:value="0.786112" calcext:value-type="percentage">
            <text:p>78.6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7596" calcext:value-type="float">
            <text:p>17596</text:p>
          </table:table-cell>
          <table:table-cell table:style-name="ce1" office:value-type="percentage" office:value="0.000005" calcext:value-type="percentage">
            <text:p>0.00%</text:p>
          </table:table-cell>
          <table:table-cell office:value-type="float" office:value="3245692790" calcext:value-type="float">
            <text:p>3245692790</text:p>
          </table:table-cell>
          <table:table-cell table:style-name="ce1" office:value-type="percentage" office:value="0.026138" calcext:value-type="percentage">
            <text:p>2.61%</text:p>
          </table:table-cell>
          <table:table-cell/>
          <table:table-cell office:value-type="float" office:value="12814" calcext:value-type="float">
            <text:p>12814</text:p>
          </table:table-cell>
          <table:table-cell table:style-name="ce1" office:value-type="percentage" office:value="0.000083" calcext:value-type="percentage">
            <text:p>0.01%</text:p>
          </table:table-cell>
          <table:table-cell office:value-type="float" office:value="2366338090" calcext:value-type="float">
            <text:p>2366338090</text:p>
          </table:table-cell>
          <table:table-cell table:style-name="ce1" office:value-type="percentage" office:value="0.070574" calcext:value-type="percentage">
            <text:p>7.06%</text:p>
          </table:table-cell>
          <table:table-cell/>
          <table:table-cell table:formula="of:=[.G50]/[.B50]" office:value-type="float" office:value="0.728233689474881" calcext:value-type="float">
            <text:p>0.7282336895</text:p>
          </table:table-cell>
          <table:table-cell table:formula="of:=[.I50]/[.D50]" office:value-type="float" office:value="0.729070261144463" calcext:value-type="float">
            <text:p>0.7290702611</text:p>
          </table:table-cell>
          <table:table-cell/>
          <table:table-cell office:value-type="float" office:value="44373352065" calcext:value-type="float">
            <text:p>44373352065</text:p>
          </table:table-cell>
          <table:table-cell office:value-type="percentage" office:value="0.34052" calcext:value-type="percentage">
            <text:p>34.05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float" office:value="29035814244" calcext:value-type="float">
            <text:p>29035814244</text:p>
          </table:table-cell>
          <table:table-cell office:value-type="percentage" office:value="0.802607" calcext:value-type="percentage">
            <text:p>80.26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771" calcext:value-type="float">
            <text:p>5771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2016786142" calcext:value-type="float">
            <text:p>2016786142</text:p>
          </table:table-cell>
          <table:table-cell table:style-name="ce1" office:value-type="percentage" office:value="0.016242" calcext:value-type="percentage">
            <text:p>1.62%</text:p>
          </table:table-cell>
          <table:table-cell/>
          <table:table-cell office:value-type="float" office:value="4551" calcext:value-type="float">
            <text:p>4551</text:p>
          </table:table-cell>
          <table:table-cell table:style-name="ce1" office:value-type="percentage" office:value="0.00003" calcext:value-type="percentage">
            <text:p>0.00%</text:p>
          </table:table-cell>
          <table:table-cell office:value-type="float" office:value="1604989529" calcext:value-type="float">
            <text:p>1604989529</text:p>
          </table:table-cell>
          <table:table-cell table:style-name="ce1" office:value-type="percentage" office:value="0.047868" calcext:value-type="percentage">
            <text:p>4.79%</text:p>
          </table:table-cell>
          <table:table-cell/>
          <table:table-cell table:formula="of:=[.G51]/[.B51]" office:value-type="float" office:value="0.788598163229943" calcext:value-type="float">
            <text:p>0.7885981632</text:p>
          </table:table-cell>
          <table:table-cell table:formula="of:=[.I51]/[.D51]" office:value-type="float" office:value="0.795815429100663" calcext:value-type="float">
            <text:p>0.7958154291</text:p>
          </table:table-cell>
          <table:table-cell/>
          <table:table-cell office:value-type="float" office:value="45735258372" calcext:value-type="float">
            <text:p>45735258372</text:p>
          </table:table-cell>
          <table:table-cell office:value-type="percentage" office:value="0.350972" calcext:value-type="percentage">
            <text:p>35.10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float" office:value="29481510009" calcext:value-type="float">
            <text:p>29481510009</text:p>
          </table:table-cell>
          <table:table-cell office:value-type="percentage" office:value="0.814927" calcext:value-type="percentage">
            <text:p>81.49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13" calcext:value-type="float">
            <text:p>171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29879692" calcext:value-type="float">
            <text:p>1229879692</text:p>
          </table:table-cell>
          <table:table-cell table:style-name="ce1" office:value-type="percentage" office:value="0.009904" calcext:value-type="percentage">
            <text:p>0.99%</text:p>
          </table:table-cell>
          <table:table-cell/>
          <table:table-cell office:value-type="float" office:value="1462" calcext:value-type="float">
            <text:p>1462</text:p>
          </table:table-cell>
          <table:table-cell table:style-name="ce1" office:value-type="percentage" office:value="0.000009" calcext:value-type="percentage">
            <text:p>0.00%</text:p>
          </table:table-cell>
          <table:table-cell office:value-type="float" office:value="1048946761" calcext:value-type="float">
            <text:p>1048946761</text:p>
          </table:table-cell>
          <table:table-cell table:style-name="ce1" office:value-type="percentage" office:value="0.031284" calcext:value-type="percentage">
            <text:p>3.13%</text:p>
          </table:table-cell>
          <table:table-cell/>
          <table:table-cell table:formula="of:=[.G52]/[.B52]" office:value-type="float" office:value="0.853473438412142" calcext:value-type="float">
            <text:p>0.8534734384</text:p>
          </table:table-cell>
          <table:table-cell table:formula="of:=[.I52]/[.D52]" office:value-type="float" office:value="0.852885666641286" calcext:value-type="float">
            <text:p>0.8528856666</text:p>
          </table:table-cell>
          <table:table-cell/>
          <table:table-cell office:value-type="float" office:value="46858397142" calcext:value-type="float">
            <text:p>46858397142</text:p>
          </table:table-cell>
          <table:table-cell office:value-type="percentage" office:value="0.359591" calcext:value-type="percentage">
            <text:p>35.9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29838005654" calcext:value-type="float">
            <text:p>29838005654</text:p>
          </table:table-cell>
          <table:table-cell office:value-type="percentage" office:value="0.824781" calcext:value-type="percentage">
            <text:p>82.48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57" calcext:value-type="float">
            <text:p>35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78255734" calcext:value-type="float">
            <text:p>478255734</text:p>
          </table:table-cell>
          <table:table-cell table:style-name="ce1" office:value-type="percentage" office:value="0.003851" calcext:value-type="percentage">
            <text:p>0.39%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432383594" calcext:value-type="float">
            <text:p>432383594</text:p>
          </table:table-cell>
          <table:table-cell table:style-name="ce1" office:value-type="percentage" office:value="0.012895" calcext:value-type="percentage">
            <text:p>1.29%</text:p>
          </table:table-cell>
          <table:table-cell/>
          <table:table-cell table:formula="of:=[.G53]/[.B53]" office:value-type="float" office:value="0.901960784313726" calcext:value-type="float">
            <text:p>0.9019607843</text:p>
          </table:table-cell>
          <table:table-cell table:formula="of:=[.I53]/[.D53]" office:value-type="float" office:value="0.904084495513858" calcext:value-type="float">
            <text:p>0.9040844955</text:p>
          </table:table-cell>
          <table:table-cell/>
          <table:table-cell office:value-type="float" office:value="47820691636" calcext:value-type="float">
            <text:p>47820691636</text:p>
          </table:table-cell>
          <table:table-cell office:value-type="percentage" office:value="0.366975" calcext:value-type="percentage">
            <text:p>36.7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30135711913" calcext:value-type="float">
            <text:p>30135711913</text:p>
          </table:table-cell>
          <table:table-cell office:value-type="percentage" office:value="0.83301" calcext:value-type="percentage">
            <text:p>83.30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4" calcext:value-type="float">
            <text:p>12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44194854" calcext:value-type="float">
            <text:p>344194854</text:p>
          </table:table-cell>
          <table:table-cell table:style-name="ce1" office:value-type="percentage" office:value="0.002772" calcext:value-type="percentage">
            <text:p>0.28%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22292213" calcext:value-type="float">
            <text:p>322292213</text:p>
          </table:table-cell>
          <table:table-cell table:style-name="ce1" office:value-type="percentage" office:value="0.009612" calcext:value-type="percentage">
            <text:p>0.96%</text:p>
          </table:table-cell>
          <table:table-cell/>
          <table:table-cell table:formula="of:=[.G54]/[.B54]" office:value-type="float" office:value="0.935483870967742" calcext:value-type="float">
            <text:p>0.935483871</text:p>
          </table:table-cell>
          <table:table-cell table:formula="of:=[.I54]/[.D54]" office:value-type="float" office:value="0.936365576807839" calcext:value-type="float">
            <text:p>0.9363655768</text:p>
          </table:table-cell>
          <table:table-cell/>
          <table:table-cell office:value-type="float" office:value="48666935843" calcext:value-type="float">
            <text:p>48666935843</text:p>
          </table:table-cell>
          <table:table-cell office:value-type="percentage" office:value="0.373469" calcext:value-type="percentage">
            <text:p>37.35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30389999840" calcext:value-type="float">
            <text:p>30389999840</text:p>
          </table:table-cell>
          <table:table-cell office:value-type="percentage" office:value="0.840039" calcext:value-type="percentage">
            <text:p>84.0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" calcext:value-type="float">
            <text:p>12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9480613" calcext:value-type="float">
            <text:p>99480613</text:p>
          </table:table-cell>
          <table:table-cell table:style-name="ce1" office:value-type="percentage" office:value="0.000801" calcext:value-type="percentage">
            <text:p>0.08%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91222362" calcext:value-type="float">
            <text:p>91222362</text:p>
          </table:table-cell>
          <table:table-cell table:style-name="ce1" office:value-type="percentage" office:value="0.002721" calcext:value-type="percentage">
            <text:p>0.27%</text:p>
          </table:table-cell>
          <table:table-cell/>
          <table:table-cell table:formula="of:=[.G55]/[.B55]" office:value-type="float" office:value="0.916666666666667" calcext:value-type="float">
            <text:p>0.9166666667</text:p>
          </table:table-cell>
          <table:table-cell table:formula="of:=[.I55]/[.D55]" office:value-type="float" office:value="0.916986327778258" calcext:value-type="float">
            <text:p>0.9169863278</text:p>
          </table:table-cell>
          <table:table-cell/>
          <table:table-cell office:value-type="float" office:value="49425332687" calcext:value-type="float">
            <text:p>49425332687</text:p>
          </table:table-cell>
          <table:table-cell office:value-type="percentage" office:value="0.379289" calcext:value-type="percentage">
            <text:p>37.9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30619551430" calcext:value-type="float">
            <text:p>30619551430</text:p>
          </table:table-cell>
          <table:table-cell office:value-type="percentage" office:value="0.846385" calcext:value-type="percentage">
            <text:p>84.64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48" calcext:value-type="float">
            <text:p>14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706843139" calcext:value-type="float">
            <text:p>1706843139</text:p>
          </table:table-cell>
          <table:table-cell table:style-name="ce1" office:value-type="percentage" office:value="0.013745" calcext:value-type="percentage">
            <text:p>1.37%</text:p>
          </table:table-cell>
          <table:table-cell/>
          <table:table-cell office:value-type="float" office:value="139" calcext:value-type="float">
            <text:p>13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599995178" calcext:value-type="float">
            <text:p>1599995178</text:p>
          </table:table-cell>
          <table:table-cell table:style-name="ce1" office:value-type="percentage" office:value="0.047719" calcext:value-type="percentage">
            <text:p>4.77%</text:p>
          </table:table-cell>
          <table:table-cell/>
          <table:table-cell table:formula="of:=[.G56]/[.B56]" office:value-type="float" office:value="0.939189189189189" calcext:value-type="float">
            <text:p>0.9391891892</text:p>
          </table:table-cell>
          <table:table-cell table:formula="of:=[.I56]/[.D56]" office:value-type="float" office:value="0.937400245776188" calcext:value-type="float">
            <text:p>0.9374002458</text:p>
          </table:table-cell>
          <table:table-cell/>
          <table:table-cell office:value-type="float" office:value="50115135214" calcext:value-type="float">
            <text:p>50115135214</text:p>
          </table:table-cell>
          <table:table-cell office:value-type="percentage" office:value="0.384583" calcext:value-type="percentage">
            <text:p>38.46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30830271011" calcext:value-type="float">
            <text:p>30830271011</text:p>
          </table:table-cell>
          <table:table-cell office:value-type="percentage" office:value="0.852209" calcext:value-type="percentage">
            <text:p>85.2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34" calcext:value-type="float">
            <text:p>13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151974218" calcext:value-type="float">
            <text:p>3151974218</text:p>
          </table:table-cell>
          <table:table-cell table:style-name="ce1" office:value-type="percentage" office:value="0.025383" calcext:value-type="percentage">
            <text:p>2.54%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3032999091" calcext:value-type="float">
            <text:p>3032999091</text:p>
          </table:table-cell>
          <table:table-cell table:style-name="ce1" office:value-type="percentage" office:value="0.090457" calcext:value-type="percentage">
            <text:p>9.05%</text:p>
          </table:table-cell>
          <table:table-cell/>
          <table:table-cell table:formula="of:=[.G57]/[.B57]" office:value-type="float" office:value="0.962686567164179" calcext:value-type="float">
            <text:p>0.9626865672</text:p>
          </table:table-cell>
          <table:table-cell table:formula="of:=[.I57]/[.D57]" office:value-type="float" office:value="0.962253775325773" calcext:value-type="float">
            <text:p>0.9622537753</text:p>
          </table:table-cell>
          <table:table-cell/>
          <table:table-cell office:value-type="float" office:value="55021602463" calcext:value-type="float">
            <text:p>55021602463</text:p>
          </table:table-cell>
          <table:table-cell office:value-type="percentage" office:value="0.422235" calcext:value-type="percentage">
            <text:p>42.22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32262817403" calcext:value-type="float">
            <text:p>32262817403</text:p>
          </table:table-cell>
          <table:table-cell office:value-type="percentage" office:value="0.891808" calcext:value-type="percentage">
            <text:p>89.1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9" calcext:value-type="float">
            <text:p>9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31420809" calcext:value-type="float">
            <text:p>331420809</text:p>
          </table:table-cell>
          <table:table-cell table:style-name="ce1" office:value-type="percentage" office:value="0.002669" calcext:value-type="percentage">
            <text:p>0.27%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93610155" calcext:value-type="float">
            <text:p>293610155</text:p>
          </table:table-cell>
          <table:table-cell table:style-name="ce1" office:value-type="percentage" office:value="0.008757" calcext:value-type="percentage">
            <text:p>0.88%</text:p>
          </table:table-cell>
          <table:table-cell/>
          <table:table-cell table:formula="of:=[.G58]/[.B58]" office:value-type="float" office:value="0.888888888888889" calcext:value-type="float">
            <text:p>0.8888888889</text:p>
          </table:table-cell>
          <table:table-cell table:formula="of:=[.I58]/[.D58]" office:value-type="float" office:value="0.885913458137748" calcext:value-type="float">
            <text:p>0.8859134581</text:p>
          </table:table-cell>
          <table:table-cell/>
          <table:table-cell office:value-type="float" office:value="58318446156" calcext:value-type="float">
            <text:p>58318446156</text:p>
          </table:table-cell>
          <table:table-cell office:value-type="percentage" office:value="0.447535" calcext:value-type="percentage">
            <text:p>44.75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33422103502" calcext:value-type="float">
            <text:p>33422103502</text:p>
          </table:table-cell>
          <table:table-cell office:value-type="percentage" office:value="0.923853" calcext:value-type="percentage">
            <text:p>92.39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60895329388" calcext:value-type="float">
            <text:p>60895329388</text:p>
          </table:table-cell>
          <table:table-cell office:value-type="percentage" office:value="0.46731" calcext:value-type="percentage">
            <text:p>46.73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34461099514" calcext:value-type="float">
            <text:p>34461099514</text:p>
          </table:table-cell>
          <table:table-cell office:value-type="percentage" office:value="0.952573" calcext:value-type="percentage">
            <text:p>95.26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4"/>
          <table:table-cell office:value-type="float" office:value="63142731333" calcext:value-type="float">
            <text:p>63142731333</text:p>
          </table:table-cell>
          <table:table-cell office:value-type="percentage" office:value="0.484556" calcext:value-type="percentage">
            <text:p>48.4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35376273246" calcext:value-type="float">
            <text:p>35376273246</text:p>
          </table:table-cell>
          <table:table-cell office:value-type="percentage" office:value="0.97787" calcext:value-type="percentage">
            <text:p>97.7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en4-Q20-K</text:p>
          </table:table-cell>
          <table:table-cell table:number-columns-repeated="4"/>
          <table:table-cell office:value-type="string" calcext:value-type="string">
            <text:p>Pen4-Q20-S</text:p>
          </table:table-cell>
          <table:table-cell table:number-columns-repeated="8"/>
          <table:table-cell office:value-type="float" office:value="65158784514" calcext:value-type="float">
            <text:p>65158784514</text:p>
          </table:table-cell>
          <table:table-cell office:value-type="percentage" office:value="0.500027" calcext:value-type="percentage">
            <text:p>50.00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5969048431" calcext:value-type="float">
            <text:p>35969048431</text:p>
          </table:table-cell>
          <table:table-cell office:value-type="percentage" office:value="0.994255" calcext:value-type="percentage">
            <text:p>99.43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271738928" calcext:value-type="float">
            <text:p>1271738928</text:p>
          </table:table-cell>
          <table:table-cell table:style-name="ce1" office:value-type="percentage" office:value="0.615921" calcext:value-type="percentage">
            <text:p>61.59%</text:p>
          </table:table-cell>
          <table:table-cell office:value-type="float" office:value="1271738928" calcext:value-type="float">
            <text:p>1271738928</text:p>
          </table:table-cell>
          <table:table-cell table:style-name="ce1" office:value-type="percentage" office:value="0.0116" calcext:value-type="percentage">
            <text:p>1.16%</text:p>
          </table:table-cell>
          <table:table-cell/>
          <table:table-cell office:value-type="float" office:value="40164554" calcext:value-type="float">
            <text:p>40164554</text:p>
          </table:table-cell>
          <table:table-cell table:style-name="ce1" office:value-type="percentage" office:value="0.417891" calcext:value-type="percentage">
            <text:p>41.79%</text:p>
          </table:table-cell>
          <table:table-cell office:value-type="float" office:value="40164554" calcext:value-type="float">
            <text:p>40164554</text:p>
          </table:table-cell>
          <table:table-cell table:style-name="ce1" office:value-type="percentage" office:value="0.00148" calcext:value-type="percentage">
            <text:p>0.15%</text:p>
          </table:table-cell>
          <table:table-cell/>
          <table:table-cell table:formula="of:=[.G62]/[.B62]" office:value-type="float" office:value="0.0315823893691489" calcext:value-type="float">
            <text:p>0.0315823894</text:p>
          </table:table-cell>
          <table:table-cell table:formula="of:=[.I62]/[.D62]" office:value-type="float" office:value="0.0315823893691489" calcext:value-type="float">
            <text:p>0.0315823894</text:p>
          </table:table-cell>
          <table:table-cell/>
          <table:table-cell office:value-type="float" office:value="66919268896" calcext:value-type="float">
            <text:p>66919268896</text:p>
          </table:table-cell>
          <table:table-cell office:value-type="percentage" office:value="0.513537" calcext:value-type="percentage">
            <text:p>51.3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6019205710" calcext:value-type="float">
            <text:p>36019205710</text:p>
          </table:table-cell>
          <table:table-cell office:value-type="percentage" office:value="0.995642" calcext:value-type="percentage">
            <text:p>99.56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3173844" calcext:value-type="float">
            <text:p>103173844</text:p>
          </table:table-cell>
          <table:table-cell table:style-name="ce1" office:value-type="percentage" office:value="0.049969" calcext:value-type="percentage">
            <text:p>5.00%</text:p>
          </table:table-cell>
          <table:table-cell office:value-type="float" office:value="206347688" calcext:value-type="float">
            <text:p>206347688</text:p>
          </table:table-cell>
          <table:table-cell table:style-name="ce1" office:value-type="percentage" office:value="0.001882" calcext:value-type="percentage">
            <text:p>0.19%</text:p>
          </table:table-cell>
          <table:table-cell/>
          <table:table-cell office:value-type="float" office:value="3825706" calcext:value-type="float">
            <text:p>3825706</text:p>
          </table:table-cell>
          <table:table-cell table:style-name="ce1" office:value-type="percentage" office:value="0.039804" calcext:value-type="percentage">
            <text:p>3.98%</text:p>
          </table:table-cell>
          <table:table-cell office:value-type="float" office:value="7651412" calcext:value-type="float">
            <text:p>7651412</text:p>
          </table:table-cell>
          <table:table-cell table:style-name="ce1" office:value-type="percentage" office:value="0.000282" calcext:value-type="percentage">
            <text:p>0.03%</text:p>
          </table:table-cell>
          <table:table-cell/>
          <table:table-cell table:formula="of:=[.G63]/[.B63]" office:value-type="float" office:value="0.037080192534069" calcext:value-type="float">
            <text:p>0.0370801925</text:p>
          </table:table-cell>
          <table:table-cell table:formula="of:=[.I63]/[.D63]" office:value-type="float" office:value="0.037080192534069" calcext:value-type="float">
            <text:p>0.0370801925</text:p>
          </table:table-cell>
          <table:table-cell/>
          <table:table-cell office:value-type="float" office:value="68455890993" calcext:value-type="float">
            <text:p>68455890993</text:p>
          </table:table-cell>
          <table:table-cell office:value-type="percentage" office:value="0.525329" calcext:value-type="percentage">
            <text:p>52.53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36039519219" calcext:value-type="float">
            <text:p>36039519219</text:p>
          </table:table-cell>
          <table:table-cell office:value-type="percentage" office:value="0.996203" calcext:value-type="percentage">
            <text:p>99.62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32870519" calcext:value-type="float">
            <text:p>32870519</text:p>
          </table:table-cell>
          <table:table-cell table:style-name="ce1" office:value-type="percentage" office:value="0.01592" calcext:value-type="percentage">
            <text:p>1.59%</text:p>
          </table:table-cell>
          <table:table-cell office:value-type="float" office:value="108570816" calcext:value-type="float">
            <text:p>108570816</text:p>
          </table:table-cell>
          <table:table-cell table:style-name="ce1" office:value-type="percentage" office:value="0.00099" calcext:value-type="percentage">
            <text:p>0.10%</text:p>
          </table:table-cell>
          <table:table-cell/>
          <table:table-cell office:value-type="float" office:value="1440275" calcext:value-type="float">
            <text:p>1440275</text:p>
          </table:table-cell>
          <table:table-cell table:style-name="ce1" office:value-type="percentage" office:value="0.014985" calcext:value-type="percentage">
            <text:p>1.50%</text:p>
          </table:table-cell>
          <table:table-cell office:value-type="float" office:value="4794696" calcext:value-type="float">
            <text:p>4794696</text:p>
          </table:table-cell>
          <table:table-cell table:style-name="ce1" office:value-type="percentage" office:value="0.000177" calcext:value-type="percentage">
            <text:p>0.02%</text:p>
          </table:table-cell>
          <table:table-cell/>
          <table:table-cell table:formula="of:=[.G64]/[.B64]" office:value-type="float" office:value="0.0438166187762353" calcext:value-type="float">
            <text:p>0.0438166188</text:p>
          </table:table-cell>
          <table:table-cell table:formula="of:=[.I64]/[.D64]" office:value-type="float" office:value="0.0441619228504279" calcext:value-type="float">
            <text:p>0.0441619229</text:p>
          </table:table-cell>
          <table:table-cell/>
          <table:table-cell office:value-type="float" office:value="69894552009" calcext:value-type="float">
            <text:p>69894552009</text:p>
          </table:table-cell>
          <table:table-cell office:value-type="percentage" office:value="0.53637" calcext:value-type="percentage">
            <text:p>53.64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6054339926" calcext:value-type="float">
            <text:p>36054339926</text:p>
          </table:table-cell>
          <table:table-cell office:value-type="percentage" office:value="0.996613" calcext:value-type="percentage">
            <text:p>99.66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3697061" calcext:value-type="float">
            <text:p>13697061</text:p>
          </table:table-cell>
          <table:table-cell table:style-name="ce1" office:value-type="percentage" office:value="0.006634" calcext:value-type="percentage">
            <text:p>0.66%</text:p>
          </table:table-cell>
          <table:table-cell office:value-type="float" office:value="83297636" calcext:value-type="float">
            <text:p>83297636</text:p>
          </table:table-cell>
          <table:table-cell table:style-name="ce1" office:value-type="percentage" office:value="0.00076" calcext:value-type="percentage">
            <text:p>0.08%</text:p>
          </table:table-cell>
          <table:table-cell/>
          <table:table-cell office:value-type="float" office:value="772038" calcext:value-type="float">
            <text:p>772038</text:p>
          </table:table-cell>
          <table:table-cell table:style-name="ce1" office:value-type="percentage" office:value="0.008033" calcext:value-type="percentage">
            <text:p>0.80%</text:p>
          </table:table-cell>
          <table:table-cell office:value-type="float" office:value="4747489" calcext:value-type="float">
            <text:p>4747489</text:p>
          </table:table-cell>
          <table:table-cell table:style-name="ce1" office:value-type="percentage" office:value="0.000175" calcext:value-type="percentage">
            <text:p>0.02%</text:p>
          </table:table-cell>
          <table:table-cell/>
          <table:table-cell table:formula="of:=[.G65]/[.B65]" office:value-type="float" office:value="0.0563652304680544" calcext:value-type="float">
            <text:p>0.0563652305</text:p>
          </table:table-cell>
          <table:table-cell table:formula="of:=[.I65]/[.D65]" office:value-type="float" office:value="0.0569942825268175" calcext:value-type="float">
            <text:p>0.0569942825</text:p>
          </table:table-cell>
          <table:table-cell/>
          <table:table-cell office:value-type="float" office:value="71280506608" calcext:value-type="float">
            <text:p>71280506608</text:p>
          </table:table-cell>
          <table:table-cell office:value-type="percentage" office:value="0.547005" calcext:value-type="percentage">
            <text:p>54.7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6064339926" calcext:value-type="float">
            <text:p>36064339926</text:p>
          </table:table-cell>
          <table:table-cell office:value-type="percentage" office:value="0.996889" calcext:value-type="percentage">
            <text:p>99.69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8028589" calcext:value-type="float">
            <text:p>8028589</text:p>
          </table:table-cell>
          <table:table-cell table:style-name="ce1" office:value-type="percentage" office:value="0.003888" calcext:value-type="percentage">
            <text:p>0.39%</text:p>
          </table:table-cell>
          <table:table-cell office:value-type="float" office:value="94790194" calcext:value-type="float">
            <text:p>94790194</text:p>
          </table:table-cell>
          <table:table-cell table:style-name="ce1" office:value-type="percentage" office:value="0.000865" calcext:value-type="percentage">
            <text:p>0.09%</text:p>
          </table:table-cell>
          <table:table-cell/>
          <table:table-cell office:value-type="float" office:value="555810" calcext:value-type="float">
            <text:p>555810</text:p>
          </table:table-cell>
          <table:table-cell table:style-name="ce1" office:value-type="percentage" office:value="0.005783" calcext:value-type="percentage">
            <text:p>0.58%</text:p>
          </table:table-cell>
          <table:table-cell office:value-type="float" office:value="6619323" calcext:value-type="float">
            <text:p>6619323</text:p>
          </table:table-cell>
          <table:table-cell table:style-name="ce1" office:value-type="percentage" office:value="0.000244" calcext:value-type="percentage">
            <text:p>0.02%</text:p>
          </table:table-cell>
          <table:table-cell/>
          <table:table-cell table:formula="of:=[.G66]/[.B66]" office:value-type="float" office:value="0.0692288520436156" calcext:value-type="float">
            <text:p>0.069228852</text:p>
          </table:table-cell>
          <table:table-cell table:formula="of:=[.I66]/[.D66]" office:value-type="float" office:value="0.0698313055462256" calcext:value-type="float">
            <text:p>0.0698313055</text:p>
          </table:table-cell>
          <table:table-cell/>
          <table:table-cell office:value-type="float" office:value="83827920374" calcext:value-type="float">
            <text:p>83827920374</text:p>
          </table:table-cell>
          <table:table-cell office:value-type="percentage" office:value="0.643294" calcext:value-type="percentage">
            <text:p>64.33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6164339926" calcext:value-type="float">
            <text:p>36164339926</text:p>
          </table:table-cell>
          <table:table-cell office:value-type="percentage" office:value="0.999654" calcext:value-type="percentage">
            <text:p>99.97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7469654" calcext:value-type="float">
            <text:p>7469654</text:p>
          </table:table-cell>
          <table:table-cell table:style-name="ce1" office:value-type="percentage" office:value="0.003618" calcext:value-type="percentage">
            <text:p>0.36%</text:p>
          </table:table-cell>
          <table:table-cell office:value-type="float" office:value="180496255" calcext:value-type="float">
            <text:p>180496255</text:p>
          </table:table-cell>
          <table:table-cell table:style-name="ce1" office:value-type="percentage" office:value="0.001646" calcext:value-type="percentage">
            <text:p>0.16%</text:p>
          </table:table-cell>
          <table:table-cell/>
          <table:table-cell office:value-type="float" office:value="547588" calcext:value-type="float">
            <text:p>547588</text:p>
          </table:table-cell>
          <table:table-cell table:style-name="ce1" office:value-type="percentage" office:value="0.005697" calcext:value-type="percentage">
            <text:p>0.57%</text:p>
          </table:table-cell>
          <table:table-cell office:value-type="float" office:value="13178372" calcext:value-type="float">
            <text:p>13178372</text:p>
          </table:table-cell>
          <table:table-cell table:style-name="ce1" office:value-type="percentage" office:value="0.000486" calcext:value-type="percentage">
            <text:p>0.05%</text:p>
          </table:table-cell>
          <table:table-cell/>
          <table:table-cell table:formula="of:=[.G67]/[.B67]" office:value-type="float" office:value="0.0733083486865657" calcext:value-type="float">
            <text:p>0.0733083487</text:p>
          </table:table-cell>
          <table:table-cell table:formula="of:=[.I67]/[.D67]" office:value-type="float" office:value="0.0730118860360842" calcext:value-type="float">
            <text:p>0.073011886</text:p>
          </table:table-cell>
          <table:table-cell/>
          <table:table-cell office:value-type="float" office:value="95066087715" calcext:value-type="float">
            <text:p>95066087715</text:p>
          </table:table-cell>
          <table:table-cell office:value-type="percentage" office:value="0.729535" calcext:value-type="percentage">
            <text:p>72.95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45994262" calcext:value-type="float">
            <text:p>45994262</text:p>
          </table:table-cell>
          <table:table-cell table:style-name="ce1" office:value-type="percentage" office:value="0.022276" calcext:value-type="percentage">
            <text:p>2.23%</text:p>
          </table:table-cell>
          <table:table-cell office:value-type="float" office:value="2473564786" calcext:value-type="float">
            <text:p>2473564786</text:p>
          </table:table-cell>
          <table:table-cell table:style-name="ce1" office:value-type="percentage" office:value="0.022563" calcext:value-type="percentage">
            <text:p>2.26%</text:p>
          </table:table-cell>
          <table:table-cell/>
          <table:table-cell office:value-type="float" office:value="3041220" calcext:value-type="float">
            <text:p>3041220</text:p>
          </table:table-cell>
          <table:table-cell table:style-name="ce1" office:value-type="percentage" office:value="0.031642" calcext:value-type="percentage">
            <text:p>3.16%</text:p>
          </table:table-cell>
          <table:table-cell office:value-type="float" office:value="163424174" calcext:value-type="float">
            <text:p>163424174</text:p>
          </table:table-cell>
          <table:table-cell table:style-name="ce1" office:value-type="percentage" office:value="0.006021" calcext:value-type="percentage">
            <text:p>0.60%</text:p>
          </table:table-cell>
          <table:table-cell/>
          <table:table-cell table:formula="of:=[.G68]/[.B68]" office:value-type="float" office:value="0.066121726227502" calcext:value-type="float">
            <text:p>0.0661217262</text:p>
          </table:table-cell>
          <table:table-cell table:formula="of:=[.I68]/[.D68]" office:value-type="float" office:value="0.066068281261504" calcext:value-type="float">
            <text:p>0.0660682813</text:p>
          </table:table-cell>
          <table:table-cell/>
          <table:table-cell office:value-type="float" office:value="105349419469" calcext:value-type="float">
            <text:p>105349419469</text:p>
          </table:table-cell>
          <table:table-cell office:value-type="percentage" office:value="0.80845" calcext:value-type="percentage">
            <text:p>80.85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498334236" calcext:value-type="float">
            <text:p>498334236</text:p>
          </table:table-cell>
          <table:table-cell table:style-name="ce1" office:value-type="percentage" office:value="0.24135" calcext:value-type="percentage">
            <text:p>24.14%</text:p>
          </table:table-cell>
          <table:table-cell office:value-type="float" office:value="46980613073" calcext:value-type="float">
            <text:p>46980613073</text:p>
          </table:table-cell>
          <table:table-cell table:style-name="ce1" office:value-type="percentage" office:value="0.428542" calcext:value-type="percentage">
            <text:p>42.85%</text:p>
          </table:table-cell>
          <table:table-cell/>
          <table:table-cell office:value-type="float" office:value="35220336" calcext:value-type="float">
            <text:p>35220336</text:p>
          </table:table-cell>
          <table:table-cell table:style-name="ce1" office:value-type="percentage" office:value="0.366449" calcext:value-type="percentage">
            <text:p>36.64%</text:p>
          </table:table-cell>
          <table:table-cell office:value-type="float" office:value="3339134076" calcext:value-type="float">
            <text:p>3339134076</text:p>
          </table:table-cell>
          <table:table-cell table:style-name="ce1" office:value-type="percentage" office:value="0.123027" calcext:value-type="percentage">
            <text:p>12.30%</text:p>
          </table:table-cell>
          <table:table-cell/>
          <table:table-cell table:formula="of:=[.G69]/[.B69]" office:value-type="float" office:value="0.0706761315110608" calcext:value-type="float">
            <text:p>0.0706761315</text:p>
          </table:table-cell>
          <table:table-cell table:formula="of:=[.I69]/[.D69]" office:value-type="float" office:value="0.071074723329207" calcext:value-type="float">
            <text:p>0.0710747233</text:p>
          </table:table-cell>
          <table:table-cell/>
          <table:table-cell office:value-type="float" office:value="114665030718" calcext:value-type="float">
            <text:p>114665030718</text:p>
          </table:table-cell>
          <table:table-cell office:value-type="percentage" office:value="0.879937" calcext:value-type="percentage">
            <text:p>87.99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54651337" calcext:value-type="float">
            <text:p>54651337</text:p>
          </table:table-cell>
          <table:table-cell table:style-name="ce1" office:value-type="percentage" office:value="0.026468" calcext:value-type="percentage">
            <text:p>2.65%</text:p>
          </table:table-cell>
          <table:table-cell office:value-type="float" office:value="9662478376" calcext:value-type="float">
            <text:p>9662478376</text:p>
          </table:table-cell>
          <table:table-cell table:style-name="ce1" office:value-type="percentage" office:value="0.088138" calcext:value-type="percentage">
            <text:p>8.81%</text:p>
          </table:table-cell>
          <table:table-cell/>
          <table:table-cell office:value-type="float" office:value="5266034" calcext:value-type="float">
            <text:p>5266034</text:p>
          </table:table-cell>
          <table:table-cell table:style-name="ce1" office:value-type="percentage" office:value="0.05479" calcext:value-type="percentage">
            <text:p>5.48%</text:p>
          </table:table-cell>
          <table:table-cell office:value-type="float" office:value="951979091" calcext:value-type="float">
            <text:p>951979091</text:p>
          </table:table-cell>
          <table:table-cell table:style-name="ce1" office:value-type="percentage" office:value="0.035075" calcext:value-type="percentage">
            <text:p>3.51%</text:p>
          </table:table-cell>
          <table:table-cell/>
          <table:table-cell table:formula="of:=[.G70]/[.B70]" office:value-type="float" office:value="0.0963569107193114" calcext:value-type="float">
            <text:p>0.0963569107</text:p>
          </table:table-cell>
          <table:table-cell table:formula="of:=[.I70]/[.D70]" office:value-type="float" office:value="0.0985232829461806" calcext:value-type="float">
            <text:p>0.0985232829</text:p>
          </table:table-cell>
          <table:table-cell/>
          <table:table-cell office:value-type="float" office:value="122575478763" calcext:value-type="float">
            <text:p>122575478763</text:p>
          </table:table-cell>
          <table:table-cell office:value-type="percentage" office:value="0.940642" calcext:value-type="percentage">
            <text:p>94.06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7428309" calcext:value-type="float">
            <text:p>17428309</text:p>
          </table:table-cell>
          <table:table-cell table:style-name="ce1" office:value-type="percentage" office:value="0.008441" calcext:value-type="percentage">
            <text:p>0.84%</text:p>
          </table:table-cell>
          <table:table-cell office:value-type="float" office:value="6078850832" calcext:value-type="float">
            <text:p>6078850832</text:p>
          </table:table-cell>
          <table:table-cell table:style-name="ce1" office:value-type="percentage" office:value="0.055449" calcext:value-type="percentage">
            <text:p>5.54%</text:p>
          </table:table-cell>
          <table:table-cell/>
          <table:table-cell office:value-type="float" office:value="2409175" calcext:value-type="float">
            <text:p>2409175</text:p>
          </table:table-cell>
          <table:table-cell table:style-name="ce1" office:value-type="percentage" office:value="0.025066" calcext:value-type="percentage">
            <text:p>2.51%</text:p>
          </table:table-cell>
          <table:table-cell office:value-type="float" office:value="856771030" calcext:value-type="float">
            <text:p>856771030</text:p>
          </table:table-cell>
          <table:table-cell table:style-name="ce1" office:value-type="percentage" office:value="0.031567" calcext:value-type="percentage">
            <text:p>3.16%</text:p>
          </table:table-cell>
          <table:table-cell/>
          <table:table-cell table:formula="of:=[.G71]/[.B71]" office:value-type="float" office:value="0.138233433891951" calcext:value-type="float">
            <text:p>0.1382334339</text:p>
          </table:table-cell>
          <table:table-cell table:formula="of:=[.I71]/[.D71]" office:value-type="float" office:value="0.140942927154887" calcext:value-type="float">
            <text:p>0.1409429272</text:p>
          </table:table-cell>
          <table:table-cell/>
          <table:table-cell office:value-type="float" office:value="125230223491" calcext:value-type="float">
            <text:p>125230223491</text:p>
          </table:table-cell>
          <table:table-cell office:value-type="percentage" office:value="0.961015" calcext:value-type="percentage">
            <text:p>96.10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6261389" calcext:value-type="float">
            <text:p>6261389</text:p>
          </table:table-cell>
          <table:table-cell table:style-name="ce1" office:value-type="percentage" office:value="0.003032" calcext:value-type="percentage">
            <text:p>0.30%</text:p>
          </table:table-cell>
          <table:table-cell office:value-type="float" office:value="4380286993" calcext:value-type="float">
            <text:p>4380286993</text:p>
          </table:table-cell>
          <table:table-cell table:style-name="ce1" office:value-type="percentage" office:value="0.039956" calcext:value-type="percentage">
            <text:p>4.00%</text:p>
          </table:table-cell>
          <table:table-cell/>
          <table:table-cell office:value-type="float" office:value="1219252" calcext:value-type="float">
            <text:p>1219252</text:p>
          </table:table-cell>
          <table:table-cell table:style-name="ce1" office:value-type="percentage" office:value="0.012686" calcext:value-type="percentage">
            <text:p>1.27%</text:p>
          </table:table-cell>
          <table:table-cell office:value-type="float" office:value="868214644" calcext:value-type="float">
            <text:p>868214644</text:p>
          </table:table-cell>
          <table:table-cell table:style-name="ce1" office:value-type="percentage" office:value="0.031988" calcext:value-type="percentage">
            <text:p>3.20%</text:p>
          </table:table-cell>
          <table:table-cell/>
          <table:table-cell table:formula="of:=[.G72]/[.B72]" office:value-type="float" office:value="0.194725483435065" calcext:value-type="float">
            <text:p>0.1947254834</text:p>
          </table:table-cell>
          <table:table-cell table:formula="of:=[.I72]/[.D72]" office:value-type="float" office:value="0.198209534075613" calcext:value-type="float">
            <text:p>0.1982095341</text:p>
          </table:table-cell>
          <table:table-cell/>
          <table:table-cell office:value-type="float" office:value="125603327702" calcext:value-type="float">
            <text:p>125603327702</text:p>
          </table:table-cell>
          <table:table-cell office:value-type="percentage" office:value="0.963878" calcext:value-type="percentage">
            <text:p>96.39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2562853" calcext:value-type="float">
            <text:p>2562853</text:p>
          </table:table-cell>
          <table:table-cell table:style-name="ce1" office:value-type="percentage" office:value="0.001241" calcext:value-type="percentage">
            <text:p>0.12%</text:p>
          </table:table-cell>
          <table:table-cell office:value-type="float" office:value="3614384593" calcext:value-type="float">
            <text:p>3614384593</text:p>
          </table:table-cell>
          <table:table-cell table:style-name="ce1" office:value-type="percentage" office:value="0.032969" calcext:value-type="percentage">
            <text:p>3.30%</text:p>
          </table:table-cell>
          <table:table-cell/>
          <table:table-cell office:value-type="float" office:value="668069" calcext:value-type="float">
            <text:p>668069</text:p>
          </table:table-cell>
          <table:table-cell table:style-name="ce1" office:value-type="percentage" office:value="0.006951" calcext:value-type="percentage">
            <text:p>0.70%</text:p>
          </table:table-cell>
          <table:table-cell office:value-type="float" office:value="956289226" calcext:value-type="float">
            <text:p>956289226</text:p>
          </table:table-cell>
          <table:table-cell table:style-name="ce1" office:value-type="percentage" office:value="0.035233" calcext:value-type="percentage">
            <text:p>3.52%</text:p>
          </table:table-cell>
          <table:table-cell/>
          <table:table-cell table:formula="of:=[.G73]/[.B73]" office:value-type="float" office:value="0.260673944233243" calcext:value-type="float">
            <text:p>0.2606739442</text:p>
          </table:table-cell>
          <table:table-cell table:formula="of:=[.I73]/[.D73]" office:value-type="float" office:value="0.26457871358019" calcext:value-type="float">
            <text:p>0.2645787136</text:p>
          </table:table-cell>
          <table:table-cell/>
          <table:table-cell office:value-type="float" office:value="125845826602" calcext:value-type="float">
            <text:p>125845826602</text:p>
          </table:table-cell>
          <table:table-cell office:value-type="percentage" office:value="0.965739" calcext:value-type="percentage">
            <text:p>96.57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146593" calcext:value-type="float">
            <text:p>1146593</text:p>
          </table:table-cell>
          <table:table-cell table:style-name="ce1" office:value-type="percentage" office:value="0.000555" calcext:value-type="percentage">
            <text:p>0.06%</text:p>
          </table:table-cell>
          <table:table-cell office:value-type="float" office:value="3249555052" calcext:value-type="float">
            <text:p>3249555052</text:p>
          </table:table-cell>
          <table:table-cell table:style-name="ce1" office:value-type="percentage" office:value="0.029641" calcext:value-type="percentage">
            <text:p>2.96%</text:p>
          </table:table-cell>
          <table:table-cell/>
          <table:table-cell office:value-type="float" office:value="378142" calcext:value-type="float">
            <text:p>378142</text:p>
          </table:table-cell>
          <table:table-cell table:style-name="ce1" office:value-type="percentage" office:value="0.003934" calcext:value-type="percentage">
            <text:p>0.39%</text:p>
          </table:table-cell>
          <table:table-cell office:value-type="float" office:value="1084238572" calcext:value-type="float">
            <text:p>1084238572</text:p>
          </table:table-cell>
          <table:table-cell table:style-name="ce1" office:value-type="percentage" office:value="0.039948" calcext:value-type="percentage">
            <text:p>3.99%</text:p>
          </table:table-cell>
          <table:table-cell/>
          <table:table-cell table:formula="of:=[.G74]/[.B74]" office:value-type="float" office:value="0.329796187487626" calcext:value-type="float">
            <text:p>0.3297961875</text:p>
          </table:table-cell>
          <table:table-cell table:formula="of:=[.I74]/[.D74]" office:value-type="float" office:value="0.333657548387335" calcext:value-type="float">
            <text:p>0.3336575484</text:p>
          </table:table-cell>
          <table:table-cell/>
          <table:table-cell office:value-type="float" office:value="126045826602" calcext:value-type="float">
            <text:p>126045826602</text:p>
          </table:table-cell>
          <table:table-cell office:value-type="percentage" office:value="0.967273" calcext:value-type="percentage">
            <text:p>96.73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8192" calcext:value-type="float">
            <text:p>8192</text:p>
          </table:table-cell>
          <table:table-cell office:value-type="float" office:value="746688" calcext:value-type="float">
            <text:p>746688</text:p>
          </table:table-cell>
          <table:table-cell table:style-name="ce1" office:value-type="percentage" office:value="0.000362" calcext:value-type="percentage">
            <text:p>0.04%</text:p>
          </table:table-cell>
          <table:table-cell office:value-type="float" office:value="4375219401" calcext:value-type="float">
            <text:p>4375219401</text:p>
          </table:table-cell>
          <table:table-cell table:style-name="ce1" office:value-type="percentage" office:value="0.039909" calcext:value-type="percentage">
            <text:p>3.99%</text:p>
          </table:table-cell>
          <table:table-cell/>
          <table:table-cell office:value-type="float" office:value="275904" calcext:value-type="float">
            <text:p>275904</text:p>
          </table:table-cell>
          <table:table-cell table:style-name="ce1" office:value-type="percentage" office:value="0.002871" calcext:value-type="percentage">
            <text:p>0.29%</text:p>
          </table:table-cell>
          <table:table-cell office:value-type="float" office:value="1620180303" calcext:value-type="float">
            <text:p>1620180303</text:p>
          </table:table-cell>
          <table:table-cell table:style-name="ce1" office:value-type="percentage" office:value="0.059694" calcext:value-type="percentage">
            <text:p>5.97%</text:p>
          </table:table-cell>
          <table:table-cell/>
          <table:table-cell table:formula="of:=[.G75]/[.B75]" office:value-type="float" office:value="0.369503728464901" calcext:value-type="float">
            <text:p>0.3695037285</text:p>
          </table:table-cell>
          <table:table-cell table:formula="of:=[.I75]/[.D75]" office:value-type="float" office:value="0.370308355880323" calcext:value-type="float">
            <text:p>0.3703083559</text:p>
          </table:table-cell>
          <table:table-cell/>
          <table:table-cell office:value-type="float" office:value="127244166560" calcext:value-type="float">
            <text:p>127244166560</text:p>
          </table:table-cell>
          <table:table-cell office:value-type="percentage" office:value="0.976469" calcext:value-type="percentage">
            <text:p>97.65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323984" calcext:value-type="float">
            <text:p>323984</text:p>
          </table:table-cell>
          <table:table-cell table:style-name="ce1" office:value-type="percentage" office:value="0.000157" calcext:value-type="percentage">
            <text:p>0.02%</text:p>
          </table:table-cell>
          <table:table-cell office:value-type="float" office:value="3575669238" calcext:value-type="float">
            <text:p>3575669238</text:p>
          </table:table-cell>
          <table:table-cell table:style-name="ce1" office:value-type="percentage" office:value="0.032616" calcext:value-type="percentage">
            <text:p>3.26%</text:p>
          </table:table-cell>
          <table:table-cell/>
          <table:table-cell office:value-type="float" office:value="143683" calcext:value-type="float">
            <text:p>143683</text:p>
          </table:table-cell>
          <table:table-cell table:style-name="ce1" office:value-type="percentage" office:value="0.001495" calcext:value-type="percentage">
            <text:p>0.15%</text:p>
          </table:table-cell>
          <table:table-cell office:value-type="float" office:value="1611385405" calcext:value-type="float">
            <text:p>1611385405</text:p>
          </table:table-cell>
          <table:table-cell table:style-name="ce1" office:value-type="percentage" office:value="0.05937" calcext:value-type="percentage">
            <text:p>5.94%</text:p>
          </table:table-cell>
          <table:table-cell/>
          <table:table-cell table:formula="of:=[.G76]/[.B76]" office:value-type="float" office:value="0.443487950022223" calcext:value-type="float">
            <text:p>0.44348795</text:p>
          </table:table-cell>
          <table:table-cell table:formula="of:=[.I76]/[.D76]" office:value-type="float" office:value="0.450652814269059" calcext:value-type="float">
            <text:p>0.4506528143</text:p>
          </table:table-cell>
          <table:table-cell/>
          <table:table-cell office:value-type="float" office:value="128244166560" calcext:value-type="float">
            <text:p>128244166560</text:p>
          </table:table-cell>
          <table:table-cell office:value-type="percentage" office:value="0.984143" calcext:value-type="percentage">
            <text:p>98.41%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32768" calcext:value-type="float">
            <text:p>32768</text:p>
          </table:table-cell>
          <table:table-cell office:value-type="float" office:value="131263" calcext:value-type="float">
            <text:p>131263</text:p>
          </table:table-cell>
          <table:table-cell table:style-name="ce1" office:value-type="percentage" office:value="0.000064" calcext:value-type="percentage">
            <text:p>0.01%</text:p>
          </table:table-cell>
          <table:table-cell office:value-type="float" office:value="3035078410" calcext:value-type="float">
            <text:p>3035078410</text:p>
          </table:table-cell>
          <table:table-cell table:style-name="ce1" office:value-type="percentage" office:value="0.027685" calcext:value-type="percentage">
            <text:p>2.77%</text:p>
          </table:table-cell>
          <table:table-cell/>
          <table:table-cell office:value-type="float" office:value="70044" calcext:value-type="float">
            <text:p>70044</text:p>
          </table:table-cell>
          <table:table-cell table:style-name="ce1" office:value-type="percentage" office:value="0.000729" calcext:value-type="percentage">
            <text:p>0.07%</text:p>
          </table:table-cell>
          <table:table-cell office:value-type="float" office:value="1619208180" calcext:value-type="float">
            <text:p>1619208180</text:p>
          </table:table-cell>
          <table:table-cell table:style-name="ce1" office:value-type="percentage" office:value="0.059658" calcext:value-type="percentage">
            <text:p>5.97%</text:p>
          </table:table-cell>
          <table:table-cell/>
          <table:table-cell table:formula="of:=[.G77]/[.B77]" office:value-type="float" office:value="0.533615718062211" calcext:value-type="float">
            <text:p>0.5336157181</text:p>
          </table:table-cell>
          <table:table-cell table:formula="of:=[.I77]/[.D77]" office:value-type="float" office:value="0.533497973121558" calcext:value-type="float">
            <text:p>0.5334979731</text:p>
          </table:table-cell>
          <table:table-cell/>
          <table:table-cell office:value-type="float" office:value="129244166560" calcext:value-type="float">
            <text:p>129244166560</text:p>
          </table:table-cell>
          <table:table-cell office:value-type="percentage" office:value="0.991817" calcext:value-type="percentage">
            <text:p>99.18%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147831" calcext:value-type="float">
            <text:p>147831</text:p>
          </table:table-cell>
          <table:table-cell table:style-name="ce1" office:value-type="percentage" office:value="0.000072" calcext:value-type="percentage">
            <text:p>0.01%</text:p>
          </table:table-cell>
          <table:table-cell office:value-type="float" office:value="6131209070" calcext:value-type="float">
            <text:p>6131209070</text:p>
          </table:table-cell>
          <table:table-cell table:style-name="ce1" office:value-type="percentage" office:value="0.055927" calcext:value-type="percentage">
            <text:p>5.59%</text:p>
          </table:table-cell>
          <table:table-cell/>
          <table:table-cell office:value-type="float" office:value="71222" calcext:value-type="float">
            <text:p>71222</text:p>
          </table:table-cell>
          <table:table-cell table:style-name="ce1" office:value-type="percentage" office:value="0.000741" calcext:value-type="percentage">
            <text:p>0.07%</text:p>
          </table:table-cell>
          <table:table-cell office:value-type="float" office:value="3012774016" calcext:value-type="float">
            <text:p>3012774016</text:p>
          </table:table-cell>
          <table:table-cell table:style-name="ce1" office:value-type="percentage" office:value="0.111002" calcext:value-type="percentage">
            <text:p>11.10%</text:p>
          </table:table-cell>
          <table:table-cell/>
          <table:table-cell table:formula="of:=[.G78]/[.B78]" office:value-type="float" office:value="0.481779870257253" calcext:value-type="float">
            <text:p>0.4817798703</text:p>
          </table:table-cell>
          <table:table-cell table:formula="of:=[.I78]/[.D78]" office:value-type="float" office:value="0.491383344068546" calcext:value-type="float">
            <text:p>0.4913833441</text:p>
          </table:table-cell>
          <table:table-cell/>
          <table:table-cell office:value-type="float" office:value="130244166560" calcext:value-type="float">
            <text:p>130244166560</text:p>
          </table:table-cell>
          <table:table-cell office:value-type="percentage" office:value="0.999491" calcext:value-type="percentage">
            <text:p>99.95%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office:value-type="float" office:value="47580" calcext:value-type="float">
            <text:p>47580</text:p>
          </table:table-cell>
          <table:table-cell table:style-name="ce1" office:value-type="percentage" office:value="0.000023" calcext:value-type="percentage">
            <text:p>0.00%</text:p>
          </table:table-cell>
          <table:table-cell office:value-type="float" office:value="4194176590" calcext:value-type="float">
            <text:p>4194176590</text:p>
          </table:table-cell>
          <table:table-cell table:style-name="ce1" office:value-type="percentage" office:value="0.038258" calcext:value-type="percentage">
            <text:p>3.83%</text:p>
          </table:table-cell>
          <table:table-cell/>
          <table:table-cell office:value-type="float" office:value="28251" calcext:value-type="float">
            <text:p>28251</text:p>
          </table:table-cell>
          <table:table-cell table:style-name="ce1" office:value-type="percentage" office:value="0.000294" calcext:value-type="percentage">
            <text:p>0.03%</text:p>
          </table:table-cell>
          <table:table-cell office:value-type="float" office:value="2511995932" calcext:value-type="float">
            <text:p>2511995932</text:p>
          </table:table-cell>
          <table:table-cell table:style-name="ce1" office:value-type="percentage" office:value="0.092552" calcext:value-type="percentage">
            <text:p>9.26%</text:p>
          </table:table-cell>
          <table:table-cell/>
          <table:table-cell table:formula="of:=[.G79]/[.B79]" office:value-type="float" office:value="0.593757881462799" calcext:value-type="float">
            <text:p>0.5937578815</text:p>
          </table:table-cell>
          <table:table-cell table:formula="of:=[.I79]/[.D79]" office:value-type="float" office:value="0.598924694298577" calcext:value-type="float">
            <text:p>0.598924694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14361" calcext:value-type="float">
            <text:p>14361</text:p>
          </table:table-cell>
          <table:table-cell table:style-name="ce1" office:value-type="percentage" office:value="0.000007" calcext:value-type="percentage">
            <text:p>0.00%</text:p>
          </table:table-cell>
          <table:table-cell office:value-type="float" office:value="2588613503" calcext:value-type="float">
            <text:p>2588613503</text:p>
          </table:table-cell>
          <table:table-cell table:style-name="ce1" office:value-type="percentage" office:value="0.023613" calcext:value-type="percentage">
            <text:p>2.36%</text:p>
          </table:table-cell>
          <table:table-cell/>
          <table:table-cell office:value-type="float" office:value="10033" calcext:value-type="float">
            <text:p>10033</text:p>
          </table:table-cell>
          <table:table-cell table:style-name="ce1" office:value-type="percentage" office:value="0.000104" calcext:value-type="percentage">
            <text:p>0.01%</text:p>
          </table:table-cell>
          <table:table-cell office:value-type="float" office:value="1811456266" calcext:value-type="float">
            <text:p>1811456266</text:p>
          </table:table-cell>
          <table:table-cell table:style-name="ce1" office:value-type="percentage" office:value="0.066741" calcext:value-type="percentage">
            <text:p>6.67%</text:p>
          </table:table-cell>
          <table:table-cell/>
          <table:table-cell table:formula="of:=[.G80]/[.B80]" office:value-type="float" office:value="0.698628229231948" calcext:value-type="float">
            <text:p>0.6986282292</text:p>
          </table:table-cell>
          <table:table-cell table:formula="of:=[.I80]/[.D80]" office:value-type="float" office:value="0.699778574090209" calcext:value-type="float">
            <text:p>0.699778574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office:value-type="float" office:value="4417" calcext:value-type="float">
            <text:p>4417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1565305341" calcext:value-type="float">
            <text:p>1565305341</text:p>
          </table:table-cell>
          <table:table-cell table:style-name="ce1" office:value-type="percentage" office:value="0.014278" calcext:value-type="percentage">
            <text:p>1.43%</text:p>
          </table:table-cell>
          <table:table-cell/>
          <table:table-cell office:value-type="float" office:value="3524" calcext:value-type="float">
            <text:p>3524</text:p>
          </table:table-cell>
          <table:table-cell table:style-name="ce1" office:value-type="percentage" office:value="0.000037" calcext:value-type="percentage">
            <text:p>0.00%</text:p>
          </table:table-cell>
          <table:table-cell office:value-type="float" office:value="1257212464" calcext:value-type="float">
            <text:p>1257212464</text:p>
          </table:table-cell>
          <table:table-cell table:style-name="ce1" office:value-type="percentage" office:value="0.046321" calcext:value-type="percentage">
            <text:p>4.63%</text:p>
          </table:table-cell>
          <table:table-cell/>
          <table:table-cell table:formula="of:=[.G81]/[.B81]" office:value-type="float" office:value="0.797826579126104" calcext:value-type="float">
            <text:p>0.7978265791</text:p>
          </table:table-cell>
          <table:table-cell table:formula="of:=[.I81]/[.D81]" office:value-type="float" office:value="0.803173943811388" calcext:value-type="float">
            <text:p>0.803173943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1285" calcext:value-type="float">
            <text:p>1285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927971867" calcext:value-type="float">
            <text:p>927971867</text:p>
          </table:table-cell>
          <table:table-cell table:style-name="ce1" office:value-type="percentage" office:value="0.008465" calcext:value-type="percentage">
            <text:p>0.85%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ce1" office:value-type="percentage" office:value="0.000011" calcext:value-type="percentage">
            <text:p>0.00%</text:p>
          </table:table-cell>
          <table:table-cell office:value-type="float" office:value="781868215" calcext:value-type="float">
            <text:p>781868215</text:p>
          </table:table-cell>
          <table:table-cell table:style-name="ce1" office:value-type="percentage" office:value="0.028807" calcext:value-type="percentage">
            <text:p>2.88%</text:p>
          </table:table-cell>
          <table:table-cell/>
          <table:table-cell table:formula="of:=[.G82]/[.B82]" office:value-type="float" office:value="0.842801556420234" calcext:value-type="float">
            <text:p>0.8428015564</text:p>
          </table:table-cell>
          <table:table-cell table:formula="of:=[.I82]/[.D82]" office:value-type="float" office:value="0.842555946795745" calcext:value-type="float">
            <text:p>0.842555946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office:value-type="float" office:value="233" calcext:value-type="float">
            <text:p>23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340010092" calcext:value-type="float">
            <text:p>340010092</text:p>
          </table:table-cell>
          <table:table-cell table:style-name="ce1" office:value-type="percentage" office:value="0.003101" calcext:value-type="percentage">
            <text:p>0.31%</text:p>
          </table:table-cell>
          <table:table-cell/>
          <table:table-cell office:value-type="float" office:value="208" calcext:value-type="float">
            <text:p>208</text:p>
          </table:table-cell>
          <table:table-cell table:style-name="ce1" office:value-type="percentage" office:value="0.000002" calcext:value-type="percentage">
            <text:p>0.00%</text:p>
          </table:table-cell>
          <table:table-cell office:value-type="float" office:value="306331345" calcext:value-type="float">
            <text:p>306331345</text:p>
          </table:table-cell>
          <table:table-cell table:style-name="ce1" office:value-type="percentage" office:value="0.011286" calcext:value-type="percentage">
            <text:p>1.13%</text:p>
          </table:table-cell>
          <table:table-cell/>
          <table:table-cell table:formula="of:=[.G83]/[.B83]" office:value-type="float" office:value="0.892703862660944" calcext:value-type="float">
            <text:p>0.8927038627</text:p>
          </table:table-cell>
          <table:table-cell table:formula="of:=[.I83]/[.D83]" office:value-type="float" office:value="0.900947801867011" calcext:value-type="float">
            <text:p>0.900947801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53" calcext:value-type="float">
            <text:p>5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46670215" calcext:value-type="float">
            <text:p>146670215</text:p>
          </table:table-cell>
          <table:table-cell table:style-name="ce1" office:value-type="percentage" office:value="0.001338" calcext:value-type="percentage">
            <text:p>0.13%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10806985" calcext:value-type="float">
            <text:p>110806985</text:p>
          </table:table-cell>
          <table:table-cell table:style-name="ce1" office:value-type="percentage" office:value="0.004083" calcext:value-type="percentage">
            <text:p>0.41%</text:p>
          </table:table-cell>
          <table:table-cell/>
          <table:table-cell table:formula="of:=[.G84]/[.B84]" office:value-type="float" office:value="0.773584905660377" calcext:value-type="float">
            <text:p>0.7735849057</text:p>
          </table:table-cell>
          <table:table-cell table:formula="of:=[.I84]/[.D84]" office:value-type="float" office:value="0.755483892895364" calcext:value-type="float">
            <text:p>0.755483892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office:value-type="float" office:value="60" calcext:value-type="float">
            <text:p>60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427578822" calcext:value-type="float">
            <text:p>427578822</text:p>
          </table:table-cell>
          <table:table-cell table:style-name="ce1" office:value-type="percentage" office:value="0.0039" calcext:value-type="percentage">
            <text:p>0.39%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412716613" calcext:value-type="float">
            <text:p>412716613</text:p>
          </table:table-cell>
          <table:table-cell table:style-name="ce1" office:value-type="percentage" office:value="0.015206" calcext:value-type="percentage">
            <text:p>1.52%</text:p>
          </table:table-cell>
          <table:table-cell/>
          <table:table-cell table:formula="of:=[.G85]/[.B85]" office:value-type="float" office:value="0.966666666666667" calcext:value-type="float">
            <text:p>0.9666666667</text:p>
          </table:table-cell>
          <table:table-cell table:formula="of:=[.I85]/[.D85]" office:value-type="float" office:value="0.965241007656829" calcext:value-type="float">
            <text:p>0.9652410077</text:p>
          </table:table-cell>
          <table:table-cell/>
          <table:table-cell office:value-type="float" office:value="364673507" calcext:value-type="float">
            <text:p>364673507</text:p>
          </table:table-cell>
          <table:table-cell office:value-type="percentage" office:value="0.002937" calcext:value-type="percentage">
            <text:p>0.29%</text:p>
          </table:table-cell>
          <table:table-cell office:value-type="float" office:value="10" calcext:value-type="float">
            <text:p>10</text:p>
          </table:table-cell>
          <table:table-cell office:value-type="float" office:value="33252698" calcext:value-type="float">
            <text:p>33252698</text:p>
          </table:table-cell>
          <table:table-cell/>
          <table:table-cell office:value-type="float" office:value="358431091" calcext:value-type="float">
            <text:p>358431091</text:p>
          </table:table-cell>
          <table:table-cell office:value-type="percentage" office:value="0.01069" calcext:value-type="percentage">
            <text:p>1.07%</text:p>
          </table:table-cell>
          <table:table-cell office:value-type="float" office:value="10" calcext:value-type="float">
            <text:p>10</text:p>
          </table:table-cell>
          <table:table-cell office:value-type="float" office:value="31568238" calcext:value-type="float">
            <text:p>31568238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116" calcext:value-type="float">
            <text:p>11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294059658" calcext:value-type="float">
            <text:p>1294059658</text:p>
          </table:table-cell>
          <table:table-cell table:style-name="ce1" office:value-type="percentage" office:value="0.011804" calcext:value-type="percentage">
            <text:p>1.18%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1230543246" calcext:value-type="float">
            <text:p>1230543246</text:p>
          </table:table-cell>
          <table:table-cell table:style-name="ce1" office:value-type="percentage" office:value="0.045338" calcext:value-type="percentage">
            <text:p>4.53%</text:p>
          </table:table-cell>
          <table:table-cell/>
          <table:table-cell table:formula="of:=[.G86]/[.B86]" office:value-type="float" office:value="0.948275862068966" calcext:value-type="float">
            <text:p>0.9482758621</text:p>
          </table:table-cell>
          <table:table-cell table:formula="of:=[.I86]/[.D86]" office:value-type="float" office:value="0.950916936783142" calcext:value-type="float">
            <text:p>0.9509169368</text:p>
          </table:table-cell>
          <table:table-cell/>
          <table:table-cell office:value-type="float" office:value="660739103" calcext:value-type="float">
            <text:p>660739103</text:p>
          </table:table-cell>
          <table:table-cell office:value-type="percentage" office:value="0.005321" calcext:value-type="percentage">
            <text:p>0.53%</text:p>
          </table:table-cell>
          <table:table-cell office:value-type="float" office:value="20" calcext:value-type="float">
            <text:p>20</text:p>
          </table:table-cell>
          <table:table-cell office:value-type="float" office:value="27986874" calcext:value-type="float">
            <text:p>27986874</text:p>
          </table:table-cell>
          <table:table-cell/>
          <table:table-cell office:value-type="float" office:value="648190924" calcext:value-type="float">
            <text:p>648190924</text:p>
          </table:table-cell>
          <table:table-cell office:value-type="percentage" office:value="0.019332" calcext:value-type="percentage">
            <text:p>1.93%</text:p>
          </table:table-cell>
          <table:table-cell office:value-type="float" office:value="20" calcext:value-type="float">
            <text:p>20</text:p>
          </table:table-cell>
          <table:table-cell office:value-type="float" office:value="27807198" calcext:value-type="float">
            <text:p>27807198</text:p>
          </table:table-cell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office:value-type="float" office:value="127" calcext:value-type="float">
            <text:p>12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2642398749" calcext:value-type="float">
            <text:p>2642398749</text:p>
          </table:table-cell>
          <table:table-cell table:style-name="ce1" office:value-type="percentage" office:value="0.024103" calcext:value-type="percentage">
            <text:p>2.41%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1" office:value-type="percentage" office:value="0.000001" calcext:value-type="percentage">
            <text:p>0.00%</text:p>
          </table:table-cell>
          <table:table-cell office:value-type="float" office:value="2557835495" calcext:value-type="float">
            <text:p>2557835495</text:p>
          </table:table-cell>
          <table:table-cell table:style-name="ce1" office:value-type="percentage" office:value="0.094241" calcext:value-type="percentage">
            <text:p>9.42%</text:p>
          </table:table-cell>
          <table:table-cell/>
          <table:table-cell table:formula="of:=[.G87]/[.B87]" office:value-type="float" office:value="0.968503937007874" calcext:value-type="float">
            <text:p>0.968503937</text:p>
          </table:table-cell>
          <table:table-cell table:formula="of:=[.I87]/[.D87]" office:value-type="float" office:value="0.967997542372436" calcext:value-type="float">
            <text:p>0.9679975424</text:p>
          </table:table-cell>
          <table:table-cell/>
          <table:table-cell office:value-type="float" office:value="927978988" calcext:value-type="float">
            <text:p>927978988</text:p>
          </table:table-cell>
          <table:table-cell office:value-type="percentage" office:value="0.007473" calcext:value-type="percentage">
            <text:p>0.75%</text:p>
          </table:table-cell>
          <table:table-cell office:value-type="float" office:value="30" calcext:value-type="float">
            <text:p>30</text:p>
          </table:table-cell>
          <table:table-cell office:value-type="float" office:value="25698407" calcext:value-type="float">
            <text:p>25698407</text:p>
          </table:table-cell>
          <table:table-cell/>
          <table:table-cell office:value-type="float" office:value="911007388" calcext:value-type="float">
            <text:p>911007388</text:p>
          </table:table-cell>
          <table:table-cell office:value-type="percentage" office:value="0.02717" calcext:value-type="percentage">
            <text:p>2.72%</text:p>
          </table:table-cell>
          <table:table-cell office:value-type="float" office:value="30" calcext:value-type="float">
            <text:p>30</text:p>
          </table:table-cell>
          <table:table-cell office:value-type="float" office:value="25601691" calcext:value-type="float">
            <text:p>25601691</text:p>
          </table:table-cell>
        </table:table-row>
        <table:table-row table:style-name="ro1">
          <table:table-cell table:number-columns-repeated="14"/>
          <table:table-cell office:value-type="float" office:value="1180914992" calcext:value-type="float">
            <text:p>1180914992</text:p>
          </table:table-cell>
          <table:table-cell office:value-type="percentage" office:value="0.00951" calcext:value-type="percentage">
            <text:p>0.95%</text:p>
          </table:table-cell>
          <table:table-cell office:value-type="float" office:value="40" calcext:value-type="float">
            <text:p>40</text:p>
          </table:table-cell>
          <table:table-cell office:value-type="float" office:value="24863579" calcext:value-type="float">
            <text:p>24863579</text:p>
          </table:table-cell>
          <table:table-cell/>
          <table:table-cell office:value-type="float" office:value="1162364169" calcext:value-type="float">
            <text:p>1162364169</text:p>
          </table:table-cell>
          <table:table-cell office:value-type="percentage" office:value="0.034667" calcext:value-type="percentage">
            <text:p>3.47%</text:p>
          </table:table-cell>
          <table:table-cell office:value-type="float" office:value="40" calcext:value-type="float">
            <text:p>40</text:p>
          </table:table-cell>
          <table:table-cell office:value-type="float" office:value="24840085" calcext:value-type="float">
            <text:p>24840085</text:p>
          </table:table-cell>
        </table:table-row>
        <table:table-row table:style-name="ro1">
          <table:table-cell table:number-columns-repeated="14"/>
          <table:table-cell office:value-type="float" office:value="1427840117" calcext:value-type="float">
            <text:p>1427840117</text:p>
          </table:table-cell>
          <table:table-cell office:value-type="percentage" office:value="0.011499" calcext:value-type="percentage">
            <text:p>1.15%</text:p>
          </table:table-cell>
          <table:table-cell office:value-type="float" office:value="50" calcext:value-type="float">
            <text:p>50</text:p>
          </table:table-cell>
          <table:table-cell office:value-type="float" office:value="24467123" calcext:value-type="float">
            <text:p>24467123</text:p>
          </table:table-cell>
          <table:table-cell/>
          <table:table-cell office:value-type="float" office:value="1408486554" calcext:value-type="float">
            <text:p>1408486554</text:p>
          </table:table-cell>
          <table:table-cell office:value-type="percentage" office:value="0.042007" calcext:value-type="percentage">
            <text:p>4.20%</text:p>
          </table:table-cell>
          <table:table-cell office:value-type="float" office:value="50" calcext:value-type="float">
            <text:p>50</text:p>
          </table:table-cell>
          <table:table-cell office:value-type="float" office:value="24422069" calcext:value-type="float">
            <text:p>24422069</text:p>
          </table:table-cell>
        </table:table-row>
        <table:table-row table:style-name="ro1">
          <table:table-cell table:number-columns-repeated="14"/>
          <table:table-cell office:value-type="float" office:value="1670261480" calcext:value-type="float">
            <text:p>1670261480</text:p>
          </table:table-cell>
          <table:table-cell office:value-type="percentage" office:value="0.013451" calcext:value-type="percentage">
            <text:p>1.35%</text:p>
          </table:table-cell>
          <table:table-cell office:value-type="float" office:value="60" calcext:value-type="float">
            <text:p>60</text:p>
          </table:table-cell>
          <table:table-cell office:value-type="float" office:value="24050756" calcext:value-type="float">
            <text:p>24050756</text:p>
          </table:table-cell>
          <table:table-cell/>
          <table:table-cell office:value-type="float" office:value="1649964914" calcext:value-type="float">
            <text:p>1649964914</text:p>
          </table:table-cell>
          <table:table-cell office:value-type="percentage" office:value="0.049209" calcext:value-type="percentage">
            <text:p>4.92%</text:p>
          </table:table-cell>
          <table:table-cell office:value-type="float" office:value="60" calcext:value-type="float">
            <text:p>60</text:p>
          </table:table-cell>
          <table:table-cell office:value-type="float" office:value="23977191" calcext:value-type="float">
            <text:p>23977191</text:p>
          </table:table-cell>
        </table:table-row>
        <table:table-row table:style-name="ro1">
          <table:table-cell table:number-columns-repeated="14"/>
          <table:table-cell office:value-type="float" office:value="1909332735" calcext:value-type="float">
            <text:p>1909332735</text:p>
          </table:table-cell>
          <table:table-cell office:value-type="percentage" office:value="0.015376" calcext:value-type="percentage">
            <text:p>1.54%</text:p>
          </table:table-cell>
          <table:table-cell office:value-type="float" office:value="70" calcext:value-type="float">
            <text:p>70</text:p>
          </table:table-cell>
          <table:table-cell office:value-type="float" office:value="23763035" calcext:value-type="float">
            <text:p>23763035</text:p>
          </table:table-cell>
          <table:table-cell/>
          <table:table-cell office:value-type="float" office:value="1888057677" calcext:value-type="float">
            <text:p>1888057677</text:p>
          </table:table-cell>
          <table:table-cell office:value-type="percentage" office:value="0.05631" calcext:value-type="percentage">
            <text:p>5.63%</text:p>
          </table:table-cell>
          <table:table-cell office:value-type="float" office:value="70" calcext:value-type="float">
            <text:p>70</text:p>
          </table:table-cell>
          <table:table-cell office:value-type="float" office:value="23661265" calcext:value-type="float">
            <text:p>23661265</text:p>
          </table:table-cell>
        </table:table-row>
        <table:table-row table:style-name="ro1">
          <table:table-cell table:number-columns-repeated="14"/>
          <table:table-cell office:value-type="float" office:value="2145397327" calcext:value-type="float">
            <text:p>2145397327</text:p>
          </table:table-cell>
          <table:table-cell office:value-type="percentage" office:value="0.017277" calcext:value-type="percentage">
            <text:p>1.73%</text:p>
          </table:table-cell>
          <table:table-cell office:value-type="float" office:value="80" calcext:value-type="float">
            <text:p>80</text:p>
          </table:table-cell>
          <table:table-cell office:value-type="float" office:value="23499295" calcext:value-type="float">
            <text:p>23499295</text:p>
          </table:table-cell>
          <table:table-cell/>
          <table:table-cell office:value-type="float" office:value="2123427541" calcext:value-type="float">
            <text:p>2123427541</text:p>
          </table:table-cell>
          <table:table-cell office:value-type="percentage" office:value="0.063329" calcext:value-type="percentage">
            <text:p>6.33%</text:p>
          </table:table-cell>
          <table:table-cell office:value-type="float" office:value="80" calcext:value-type="float">
            <text:p>80</text:p>
          </table:table-cell>
          <table:table-cell office:value-type="float" office:value="23449745" calcext:value-type="float">
            <text:p>23449745</text:p>
          </table:table-cell>
        </table:table-row>
        <table:table-row table:style-name="ro1">
          <table:table-cell table:number-columns-repeated="14"/>
          <table:table-cell office:value-type="float" office:value="2379118266" calcext:value-type="float">
            <text:p>2379118266</text:p>
          </table:table-cell>
          <table:table-cell office:value-type="percentage" office:value="0.019159" calcext:value-type="percentage">
            <text:p>1.92%</text:p>
          </table:table-cell>
          <table:table-cell office:value-type="float" office:value="90" calcext:value-type="float">
            <text:p>90</text:p>
          </table:table-cell>
          <table:table-cell office:value-type="float" office:value="23259839" calcext:value-type="float">
            <text:p>23259839</text:p>
          </table:table-cell>
          <table:table-cell/>
          <table:table-cell office:value-type="float" office:value="2356411818" calcext:value-type="float">
            <text:p>2356411818</text:p>
          </table:table-cell>
          <table:table-cell office:value-type="percentage" office:value="0.070278" calcext:value-type="percentage">
            <text:p>7.03%</text:p>
          </table:table-cell>
          <table:table-cell office:value-type="float" office:value="90" calcext:value-type="float">
            <text:p>90</text:p>
          </table:table-cell>
          <table:table-cell office:value-type="float" office:value="23193525" calcext:value-type="float">
            <text:p>23193525</text:p>
          </table:table-cell>
        </table:table-row>
        <table:table-row table:style-name="ro1">
          <table:table-cell table:number-columns-repeated="14"/>
          <table:table-cell office:value-type="float" office:value="2610050479" calcext:value-type="float">
            <text:p>2610050479</text:p>
          </table:table-cell>
          <table:table-cell office:value-type="percentage" office:value="0.021019" calcext:value-type="percentage">
            <text:p>2.10%</text:p>
          </table:table-cell>
          <table:table-cell office:value-type="float" office:value="100" calcext:value-type="float">
            <text:p>100</text:p>
          </table:table-cell>
          <table:table-cell office:value-type="float" office:value="22897762" calcext:value-type="float">
            <text:p>22897762</text:p>
          </table:table-cell>
          <table:table-cell/>
          <table:table-cell office:value-type="float" office:value="2585930611" calcext:value-type="float">
            <text:p>2585930611</text:p>
          </table:table-cell>
          <table:table-cell office:value-type="percentage" office:value="0.077123" calcext:value-type="percentage">
            <text:p>7.71%</text:p>
          </table:table-cell>
          <table:table-cell office:value-type="float" office:value="100" calcext:value-type="float">
            <text:p>100</text:p>
          </table:table-cell>
          <table:table-cell office:value-type="float" office:value="22661095" calcext:value-type="float">
            <text:p>22661095</text:p>
          </table:table-cell>
        </table:table-row>
        <table:table-row table:style-name="ro1">
          <table:table-cell table:number-columns-repeated="14"/>
          <table:table-cell office:value-type="float" office:value="4263737689" calcext:value-type="float">
            <text:p>4263737689</text:p>
          </table:table-cell>
          <table:table-cell office:value-type="percentage" office:value="0.034337" calcext:value-type="percentage">
            <text:p>3.43%</text:p>
          </table:table-cell>
          <table:table-cell office:value-type="float" office:value="200" calcext:value-type="float">
            <text:p>200</text:p>
          </table:table-cell>
          <table:table-cell office:value-type="float" office:value="12268030" calcext:value-type="float">
            <text:p>12268030</text:p>
          </table:table-cell>
          <table:table-cell/>
          <table:table-cell office:value-type="float" office:value="4170535004" calcext:value-type="float">
            <text:p>4170535004</text:p>
          </table:table-cell>
          <table:table-cell office:value-type="percentage" office:value="0.124383" calcext:value-type="percentage">
            <text:p>12.44%</text:p>
          </table:table-cell>
          <table:table-cell office:value-type="float" office:value="200" calcext:value-type="float">
            <text:p>200</text:p>
          </table:table-cell>
          <table:table-cell office:value-type="float" office:value="11884813" calcext:value-type="float">
            <text:p>11884813</text:p>
          </table:table-cell>
        </table:table-row>
        <table:table-row table:style-name="ro1">
          <table:table-cell table:number-columns-repeated="14"/>
          <table:table-cell office:value-type="float" office:value="5265016077" calcext:value-type="float">
            <text:p>5265016077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300" calcext:value-type="float">
            <text:p>300</text:p>
          </table:table-cell>
          <table:table-cell office:value-type="float" office:value="8260994" calcext:value-type="float">
            <text:p>8260994</text:p>
          </table:table-cell>
          <table:table-cell/>
          <table:table-cell office:value-type="float" office:value="5068987721" calcext:value-type="float">
            <text:p>5068987721</text:p>
          </table:table-cell>
          <table:table-cell office:value-type="percentage" office:value="0.151178" calcext:value-type="percentage">
            <text:p>15.12%</text:p>
          </table:table-cell>
          <table:table-cell office:value-type="float" office:value="300" calcext:value-type="float">
            <text:p>300</text:p>
          </table:table-cell>
          <table:table-cell office:value-type="float" office:value="3617336" calcext:value-type="float">
            <text:p>3617336</text:p>
          </table:table-cell>
        </table:table-row>
        <table:table-row table:style-name="ro1">
          <table:table-cell table:number-columns-repeated="14"/>
          <table:table-cell office:value-type="float" office:value="5573252566" calcext:value-type="float">
            <text:p>5573252566</text:p>
          </table:table-cell>
          <table:table-cell office:value-type="percentage" office:value="0.044882" calcext:value-type="percentage">
            <text:p>4.49%</text:p>
          </table:table-cell>
          <table:table-cell office:value-type="float" office:value="400" calcext:value-type="float">
            <text:p>400</text:p>
          </table:table-cell>
          <table:table-cell office:value-type="float" office:value="2355019" calcext:value-type="float">
            <text:p>2355019</text:p>
          </table:table-cell>
          <table:table-cell/>
          <table:table-cell office:value-type="float" office:value="5333759476" calcext:value-type="float">
            <text:p>5333759476</text:p>
          </table:table-cell>
          <table:table-cell office:value-type="percentage" office:value="0.159075" calcext:value-type="percentage">
            <text:p>15.91%</text:p>
          </table:table-cell>
          <table:table-cell office:value-type="float" office:value="400" calcext:value-type="float">
            <text:p>400</text:p>
          </table:table-cell>
          <table:table-cell office:value-type="float" office:value="2135712" calcext:value-type="float">
            <text:p>2135712</text:p>
          </table:table-cell>
        </table:table-row>
        <table:table-row table:style-name="ro1">
          <table:table-cell table:number-columns-repeated="14"/>
          <table:table-cell office:value-type="float" office:value="5766930238" calcext:value-type="float">
            <text:p>5766930238</text:p>
          </table:table-cell>
          <table:table-cell office:value-type="percentage" office:value="0.046442" calcext:value-type="percentage">
            <text:p>4.64%</text:p>
          </table:table-cell>
          <table:table-cell office:value-type="float" office:value="500" calcext:value-type="float">
            <text:p>500</text:p>
          </table:table-cell>
          <table:table-cell office:value-type="float" office:value="1497909" calcext:value-type="float">
            <text:p>1497909</text:p>
          </table:table-cell>
          <table:table-cell/>
          <table:table-cell office:value-type="float" office:value="5505079520" calcext:value-type="float">
            <text:p>5505079520</text:p>
          </table:table-cell>
          <table:table-cell office:value-type="percentage" office:value="0.164185" calcext:value-type="percentage">
            <text:p>16.42%</text:p>
          </table:table-cell>
          <table:table-cell office:value-type="float" office:value="500" calcext:value-type="float">
            <text:p>500</text:p>
          </table:table-cell>
          <table:table-cell office:value-type="float" office:value="1413016" calcext:value-type="float">
            <text:p>1413016</text:p>
          </table:table-cell>
        </table:table-row>
        <table:table-row table:style-name="ro1">
          <table:table-cell table:number-columns-repeated="14"/>
          <table:table-cell office:value-type="float" office:value="5904519771" calcext:value-type="float">
            <text:p>5904519771</text:p>
          </table:table-cell>
          <table:table-cell office:value-type="percentage" office:value="0.04755" calcext:value-type="percentage">
            <text:p>4.76%</text:p>
          </table:table-cell>
          <table:table-cell office:value-type="float" office:value="600" calcext:value-type="float">
            <text:p>600</text:p>
          </table:table-cell>
          <table:table-cell office:value-type="float" office:value="1270118" calcext:value-type="float">
            <text:p>1270118</text:p>
          </table:table-cell>
          <table:table-cell/>
          <table:table-cell office:value-type="float" office:value="5634297748" calcext:value-type="float">
            <text:p>5634297748</text:p>
          </table:table-cell>
          <table:table-cell office:value-type="percentage" office:value="0.168038" calcext:value-type="percentage">
            <text:p>16.80%</text:p>
          </table:table-cell>
          <table:table-cell office:value-type="float" office:value="600" calcext:value-type="float">
            <text:p>600</text:p>
          </table:table-cell>
          <table:table-cell office:value-type="float" office:value="1163389" calcext:value-type="float">
            <text:p>1163389</text:p>
          </table:table-cell>
        </table:table-row>
        <table:table-row table:style-name="ro1">
          <table:table-cell table:number-columns-repeated="14"/>
          <table:table-cell office:value-type="float" office:value="6021291061" calcext:value-type="float">
            <text:p>6021291061</text:p>
          </table:table-cell>
          <table:table-cell office:value-type="percentage" office:value="0.04849" calcext:value-type="percentage">
            <text:p>4.85%</text:p>
          </table:table-cell>
          <table:table-cell office:value-type="float" office:value="700" calcext:value-type="float">
            <text:p>700</text:p>
          </table:table-cell>
          <table:table-cell office:value-type="float" office:value="1113347" calcext:value-type="float">
            <text:p>1113347</text:p>
          </table:table-cell>
          <table:table-cell/>
          <table:table-cell office:value-type="float" office:value="5745976271" calcext:value-type="float">
            <text:p>5745976271</text:p>
          </table:table-cell>
          <table:table-cell office:value-type="percentage" office:value="0.171369" calcext:value-type="percentage">
            <text:p>17.14%</text:p>
          </table:table-cell>
          <table:table-cell office:value-type="float" office:value="700" calcext:value-type="float">
            <text:p>700</text:p>
          </table:table-cell>
          <table:table-cell office:value-type="float" office:value="1071592" calcext:value-type="float">
            <text:p>1071592</text:p>
          </table:table-cell>
        </table:table-row>
        <table:table-row table:style-name="ro1">
          <table:table-cell table:number-columns-repeated="14"/>
          <table:table-cell office:value-type="float" office:value="6128873458" calcext:value-type="float">
            <text:p>6128873458</text:p>
          </table:table-cell>
          <table:table-cell office:value-type="percentage" office:value="0.049357" calcext:value-type="percentage">
            <text:p>4.94%</text:p>
          </table:table-cell>
          <table:table-cell office:value-type="float" office:value="800" calcext:value-type="float">
            <text:p>800</text:p>
          </table:table-cell>
          <table:table-cell office:value-type="float" office:value="1040883" calcext:value-type="float">
            <text:p>1040883</text:p>
          </table:table-cell>
          <table:table-cell/>
          <table:table-cell office:value-type="float" office:value="5848168885" calcext:value-type="float">
            <text:p>5848168885</text:p>
          </table:table-cell>
          <table:table-cell office:value-type="percentage" office:value="0.174417" calcext:value-type="percentage">
            <text:p>17.44%</text:p>
          </table:table-cell>
          <table:table-cell office:value-type="float" office:value="800" calcext:value-type="float">
            <text:p>800</text:p>
          </table:table-cell>
          <table:table-cell office:value-type="float" office:value="971868" calcext:value-type="float">
            <text:p>971868</text:p>
          </table:table-cell>
        </table:table-row>
        <table:table-row table:style-name="ro1">
          <table:table-cell table:number-columns-repeated="14"/>
          <table:table-cell office:value-type="float" office:value="6228003316" calcext:value-type="float">
            <text:p>6228003316</text:p>
          </table:table-cell>
          <table:table-cell office:value-type="percentage" office:value="0.050155" calcext:value-type="percentage">
            <text:p>5.02%</text:p>
          </table:table-cell>
          <table:table-cell office:value-type="float" office:value="900" calcext:value-type="float">
            <text:p>900</text:p>
          </table:table-cell>
          <table:table-cell office:value-type="float" office:value="958085" calcext:value-type="float">
            <text:p>958085</text:p>
          </table:table-cell>
          <table:table-cell/>
          <table:table-cell office:value-type="float" office:value="5942539986" calcext:value-type="float">
            <text:p>5942539986</text:p>
          </table:table-cell>
          <table:table-cell office:value-type="percentage" office:value="0.177231" calcext:value-type="percentage">
            <text:p>17.72%</text:p>
          </table:table-cell>
          <table:table-cell office:value-type="float" office:value="900" calcext:value-type="float">
            <text:p>900</text:p>
          </table:table-cell>
          <table:table-cell office:value-type="float" office:value="911376" calcext:value-type="float">
            <text:p>911376</text:p>
          </table:table-cell>
        </table:table-row>
        <table:table-row table:style-name="ro1">
          <table:table-cell table:number-columns-repeated="14"/>
          <table:table-cell office:value-type="float" office:value="6321359351" calcext:value-type="float">
            <text:p>6321359351</text:p>
          </table:table-cell>
          <table:table-cell office:value-type="percentage" office:value="0.050907" calcext:value-type="percentage">
            <text:p>5.09%</text:p>
          </table:table-cell>
          <table:table-cell office:value-type="float" office:value="1000" calcext:value-type="float">
            <text:p>1000</text:p>
          </table:table-cell>
          <table:table-cell office:value-type="float" office:value="906618" calcext:value-type="float">
            <text:p>906618</text:p>
          </table:table-cell>
          <table:table-cell/>
          <table:table-cell office:value-type="float" office:value="6031968736" calcext:value-type="float">
            <text:p>6031968736</text:p>
          </table:table-cell>
          <table:table-cell office:value-type="percentage" office:value="0.179899" calcext:value-type="percentage">
            <text:p>17.99%</text:p>
          </table:table-cell>
          <table:table-cell office:value-type="float" office:value="1000" calcext:value-type="float">
            <text:p>1000</text:p>
          </table:table-cell>
          <table:table-cell office:value-type="float" office:value="880057" calcext:value-type="float">
            <text:p>880057</text:p>
          </table:table-cell>
        </table:table-row>
        <table:table-row table:style-name="ro1">
          <table:table-cell table:number-columns-repeated="14"/>
          <table:table-cell office:value-type="float" office:value="7062787871" calcext:value-type="float">
            <text:p>7062787871</text:p>
          </table:table-cell>
          <table:table-cell office:value-type="percentage" office:value="0.056878" calcext:value-type="percentage">
            <text:p>5.69%</text:p>
          </table:table-cell>
          <table:table-cell office:value-type="float" office:value="2000" calcext:value-type="float">
            <text:p>2000</text:p>
          </table:table-cell>
          <table:table-cell office:value-type="float" office:value="603070" calcext:value-type="float">
            <text:p>603070</text:p>
          </table:table-cell>
          <table:table-cell/>
          <table:table-cell office:value-type="float" office:value="6720608241" calcext:value-type="float">
            <text:p>6720608241</text:p>
          </table:table-cell>
          <table:table-cell office:value-type="percentage" office:value="0.200437" calcext:value-type="percentage">
            <text:p>20.04%</text:p>
          </table:table-cell>
          <table:table-cell office:value-type="float" office:value="2000" calcext:value-type="float">
            <text:p>2000</text:p>
          </table:table-cell>
          <table:table-cell office:value-type="float" office:value="559372" calcext:value-type="float">
            <text:p>559372</text:p>
          </table:table-cell>
        </table:table-row>
        <table:table-row table:style-name="ro1">
          <table:table-cell table:number-columns-repeated="14"/>
          <table:table-cell office:value-type="float" office:value="7593148514" calcext:value-type="float">
            <text:p>7593148514</text:p>
          </table:table-cell>
          <table:table-cell office:value-type="percentage" office:value="0.061149" calcext:value-type="percentage">
            <text:p>6.11%</text:p>
          </table:table-cell>
          <table:table-cell office:value-type="float" office:value="3000" calcext:value-type="float">
            <text:p>3000</text:p>
          </table:table-cell>
          <table:table-cell office:value-type="float" office:value="473130" calcext:value-type="float">
            <text:p>473130</text:p>
          </table:table-cell>
          <table:table-cell/>
          <table:table-cell office:value-type="float" office:value="7207590928" calcext:value-type="float">
            <text:p>7207590928</text:p>
          </table:table-cell>
          <table:table-cell office:value-type="percentage" office:value="0.214961" calcext:value-type="percentage">
            <text:p>21.50%</text:p>
          </table:table-cell>
          <table:table-cell office:value-type="float" office:value="3000" calcext:value-type="float">
            <text:p>3000</text:p>
          </table:table-cell>
          <table:table-cell office:value-type="float" office:value="425557" calcext:value-type="float">
            <text:p>425557</text:p>
          </table:table-cell>
        </table:table-row>
        <table:table-row table:style-name="ro1">
          <table:table-cell table:number-columns-repeated="14"/>
          <table:table-cell office:value-type="float" office:value="8019632556" calcext:value-type="float">
            <text:p>8019632556</text:p>
          </table:table-cell>
          <table:table-cell office:value-type="percentage" office:value="0.064583" calcext:value-type="percentage">
            <text:p>6.46%</text:p>
          </table:table-cell>
          <table:table-cell office:value-type="float" office:value="4000" calcext:value-type="float">
            <text:p>4000</text:p>
          </table:table-cell>
          <table:table-cell office:value-type="float" office:value="392056" calcext:value-type="float">
            <text:p>392056</text:p>
          </table:table-cell>
          <table:table-cell/>
          <table:table-cell office:value-type="float" office:value="7596235700" calcext:value-type="float">
            <text:p>7596235700</text:p>
          </table:table-cell>
          <table:table-cell office:value-type="percentage" office:value="0.226552" calcext:value-type="percentage">
            <text:p>22.66%</text:p>
          </table:table-cell>
          <table:table-cell office:value-type="float" office:value="4000" calcext:value-type="float">
            <text:p>4000</text:p>
          </table:table-cell>
          <table:table-cell office:value-type="float" office:value="354009" calcext:value-type="float">
            <text:p>354009</text:p>
          </table:table-cell>
        </table:table-row>
        <table:table-row table:style-name="ro1">
          <table:table-cell table:number-columns-repeated="14"/>
          <table:table-cell office:value-type="float" office:value="8384964257" calcext:value-type="float">
            <text:p>8384964257</text:p>
          </table:table-cell>
          <table:table-cell office:value-type="percentage" office:value="0.067525" calcext:value-type="percentage">
            <text:p>6.75%</text:p>
          </table:table-cell>
          <table:table-cell office:value-type="float" office:value="5000" calcext:value-type="float">
            <text:p>5000</text:p>
          </table:table-cell>
          <table:table-cell office:value-type="float" office:value="340978" calcext:value-type="float">
            <text:p>340978</text:p>
          </table:table-cell>
          <table:table-cell/>
          <table:table-cell office:value-type="float" office:value="7928756232" calcext:value-type="float">
            <text:p>7928756232</text:p>
          </table:table-cell>
          <table:table-cell office:value-type="percentage" office:value="0.236469" calcext:value-type="percentage">
            <text:p>23.65%</text:p>
          </table:table-cell>
          <table:table-cell office:value-type="float" office:value="5000" calcext:value-type="float">
            <text:p>5000</text:p>
          </table:table-cell>
          <table:table-cell office:value-type="float" office:value="314351" calcext:value-type="float">
            <text:p>314351</text:p>
          </table:table-cell>
        </table:table-row>
        <table:table-row table:style-name="ro1">
          <table:table-cell table:number-columns-repeated="14"/>
          <table:table-cell office:value-type="float" office:value="8711513309" calcext:value-type="float">
            <text:p>8711513309</text:p>
          </table:table-cell>
          <table:table-cell office:value-type="percentage" office:value="0.070155" calcext:value-type="percentage">
            <text:p>7.02%</text:p>
          </table:table-cell>
          <table:table-cell office:value-type="float" office:value="6000" calcext:value-type="float">
            <text:p>6000</text:p>
          </table:table-cell>
          <table:table-cell office:value-type="float" office:value="312921" calcext:value-type="float">
            <text:p>312921</text:p>
          </table:table-cell>
          <table:table-cell/>
          <table:table-cell office:value-type="float" office:value="8226043175" calcext:value-type="float">
            <text:p>8226043175</text:p>
          </table:table-cell>
          <table:table-cell office:value-type="percentage" office:value="0.245335" calcext:value-type="percentage">
            <text:p>24.53%</text:p>
          </table:table-cell>
          <table:table-cell office:value-type="float" office:value="6000" calcext:value-type="float">
            <text:p>6000</text:p>
          </table:table-cell>
          <table:table-cell office:value-type="float" office:value="281008" calcext:value-type="float">
            <text:p>281008</text:p>
          </table:table-cell>
        </table:table-row>
        <table:table-row table:style-name="ro1">
          <table:table-cell table:number-columns-repeated="14"/>
          <table:table-cell office:value-type="float" office:value="9011442579" calcext:value-type="float">
            <text:p>9011442579</text:p>
          </table:table-cell>
          <table:table-cell office:value-type="percentage" office:value="0.072571" calcext:value-type="percentage">
            <text:p>7.26%</text:p>
          </table:table-cell>
          <table:table-cell office:value-type="float" office:value="7000" calcext:value-type="float">
            <text:p>7000</text:p>
          </table:table-cell>
          <table:table-cell office:value-type="float" office:value="287373" calcext:value-type="float">
            <text:p>287373</text:p>
          </table:table-cell>
          <table:table-cell/>
          <table:table-cell office:value-type="float" office:value="8494509194" calcext:value-type="float">
            <text:p>8494509194</text:p>
          </table:table-cell>
          <table:table-cell office:value-type="percentage" office:value="0.253342" calcext:value-type="percentage">
            <text:p>25.33%</text:p>
          </table:table-cell>
          <table:table-cell office:value-type="float" office:value="7000" calcext:value-type="float">
            <text:p>7000</text:p>
          </table:table-cell>
          <table:table-cell office:value-type="float" office:value="257618" calcext:value-type="float">
            <text:p>257618</text:p>
          </table:table-cell>
        </table:table-row>
        <table:table-row table:style-name="ro1">
          <table:table-cell table:number-columns-repeated="14"/>
          <table:table-cell office:value-type="float" office:value="9287974652" calcext:value-type="float">
            <text:p>9287974652</text:p>
          </table:table-cell>
          <table:table-cell office:value-type="percentage" office:value="0.074798" calcext:value-type="percentage">
            <text:p>7.48%</text:p>
          </table:table-cell>
          <table:table-cell office:value-type="float" office:value="8000" calcext:value-type="float">
            <text:p>8000</text:p>
          </table:table-cell>
          <table:table-cell office:value-type="float" office:value="266642" calcext:value-type="float">
            <text:p>266642</text:p>
          </table:table-cell>
          <table:table-cell/>
          <table:table-cell office:value-type="float" office:value="8743947506" calcext:value-type="float">
            <text:p>8743947506</text:p>
          </table:table-cell>
          <table:table-cell office:value-type="percentage" office:value="0.260781" calcext:value-type="percentage">
            <text:p>26.08%</text:p>
          </table:table-cell>
          <table:table-cell office:value-type="float" office:value="8000" calcext:value-type="float">
            <text:p>8000</text:p>
          </table:table-cell>
          <table:table-cell office:value-type="float" office:value="241109" calcext:value-type="float">
            <text:p>241109</text:p>
          </table:table-cell>
        </table:table-row>
        <table:table-row table:style-name="ro1">
          <table:table-cell table:number-columns-repeated="14"/>
          <table:table-cell office:value-type="float" office:value="9547324714" calcext:value-type="float">
            <text:p>9547324714</text:p>
          </table:table-cell>
          <table:table-cell office:value-type="percentage" office:value="0.076886" calcext:value-type="percentage">
            <text:p>7.69%</text:p>
          </table:table-cell>
          <table:table-cell office:value-type="float" office:value="9000" calcext:value-type="float">
            <text:p>9000</text:p>
          </table:table-cell>
          <table:table-cell office:value-type="float" office:value="253100" calcext:value-type="float">
            <text:p>253100</text:p>
          </table:table-cell>
          <table:table-cell/>
          <table:table-cell office:value-type="float" office:value="8977040933" calcext:value-type="float">
            <text:p>8977040933</text:p>
          </table:table-cell>
          <table:table-cell office:value-type="percentage" office:value="0.267733" calcext:value-type="percentage">
            <text:p>26.77%</text:p>
          </table:table-cell>
          <table:table-cell office:value-type="float" office:value="9000" calcext:value-type="float">
            <text:p>9000</text:p>
          </table:table-cell>
          <table:table-cell office:value-type="float" office:value="226033" calcext:value-type="float">
            <text:p>226033</text:p>
          </table:table-cell>
        </table:table-row>
        <table:table-row table:style-name="ro1">
          <table:table-cell table:number-columns-repeated="14"/>
          <table:table-cell office:value-type="float" office:value="9794809909" calcext:value-type="float">
            <text:p>9794809909</text:p>
          </table:table-cell>
          <table:table-cell office:value-type="percentage" office:value="0.078879" calcext:value-type="percentage">
            <text:p>7.89%</text:p>
          </table:table-cell>
          <table:table-cell office:value-type="float" office:value="10000" calcext:value-type="float">
            <text:p>10000</text:p>
          </table:table-cell>
          <table:table-cell office:value-type="float" office:value="241428" calcext:value-type="float">
            <text:p>241428</text:p>
          </table:table-cell>
          <table:table-cell/>
          <table:table-cell office:value-type="float" office:value="9196671063" calcext:value-type="float">
            <text:p>9196671063</text:p>
          </table:table-cell>
          <table:table-cell office:value-type="percentage" office:value="0.274283" calcext:value-type="percentage">
            <text:p>27.43%</text:p>
          </table:table-cell>
          <table:table-cell office:value-type="float" office:value="10000" calcext:value-type="float">
            <text:p>10000</text:p>
          </table:table-cell>
          <table:table-cell office:value-type="float" office:value="212650" calcext:value-type="float">
            <text:p>212650</text:p>
          </table:table-cell>
        </table:table-row>
        <table:table-row table:style-name="ro1">
          <table:table-cell table:number-columns-repeated="14"/>
          <table:table-cell office:value-type="float" office:value="11754868494" calcext:value-type="float">
            <text:p>11754868494</text:p>
          </table:table-cell>
          <table:table-cell office:value-type="percentage" office:value="0.094664" calcext:value-type="percentage">
            <text:p>9.47%</text:p>
          </table:table-cell>
          <table:table-cell office:value-type="float" office:value="20000" calcext:value-type="float">
            <text:p>20000</text:p>
          </table:table-cell>
          <table:table-cell office:value-type="float" office:value="160215" calcext:value-type="float">
            <text:p>160215</text:p>
          </table:table-cell>
          <table:table-cell/>
          <table:table-cell office:value-type="float" office:value="10850910962" calcext:value-type="float">
            <text:p>10850910962</text:p>
          </table:table-cell>
          <table:table-cell office:value-type="percentage" office:value="0.32362" calcext:value-type="percentage">
            <text:p>32.36%</text:p>
          </table:table-cell>
          <table:table-cell office:value-type="float" office:value="20000" calcext:value-type="float">
            <text:p>20000</text:p>
          </table:table-cell>
          <table:table-cell office:value-type="float" office:value="128465" calcext:value-type="float">
            <text:p>128465</text:p>
          </table:table-cell>
        </table:table-row>
        <table:table-row table:style-name="ro1">
          <table:table-cell table:number-columns-repeated="14"/>
          <table:table-cell office:value-type="float" office:value="13113295539" calcext:value-type="float">
            <text:p>13113295539</text:p>
          </table:table-cell>
          <table:table-cell office:value-type="percentage" office:value="0.105604" calcext:value-type="percentage">
            <text:p>10.56%</text:p>
          </table:table-cell>
          <table:table-cell office:value-type="float" office:value="30000" calcext:value-type="float">
            <text:p>30000</text:p>
          </table:table-cell>
          <table:table-cell office:value-type="float" office:value="116062" calcext:value-type="float">
            <text:p>116062</text:p>
          </table:table-cell>
          <table:table-cell/>
          <table:table-cell office:value-type="float" office:value="11957348318" calcext:value-type="float">
            <text:p>11957348318</text:p>
          </table:table-cell>
          <table:table-cell office:value-type="percentage" office:value="0.356618" calcext:value-type="percentage">
            <text:p>35.66%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86" calcext:value-type="float">
            <text:p>100086</text:p>
          </table:table-cell>
        </table:table-row>
        <table:table-row table:style-name="ro1">
          <table:table-cell table:number-columns-repeated="14"/>
          <table:table-cell office:value-type="float" office:value="14188736404" calcext:value-type="float">
            <text:p>14188736404</text:p>
          </table:table-cell>
          <table:table-cell office:value-type="percentage" office:value="0.114264" calcext:value-type="percentage">
            <text:p>11.43%</text:p>
          </table:table-cell>
          <table:table-cell office:value-type="float" office:value="40000" calcext:value-type="float">
            <text:p>40000</text:p>
          </table:table-cell>
          <table:table-cell office:value-type="float" office:value="101547" calcext:value-type="float">
            <text:p>101547</text:p>
          </table:table-cell>
          <table:table-cell/>
          <table:table-cell office:value-type="float" office:value="12894341832" calcext:value-type="float">
            <text:p>12894341832</text:p>
          </table:table-cell>
          <table:table-cell office:value-type="percentage" office:value="0.384563" calcext:value-type="percentage">
            <text:p>38.46%</text:p>
          </table:table-cell>
          <table:table-cell office:value-type="float" office:value="40000" calcext:value-type="float">
            <text:p>40000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table:number-columns-repeated="14"/>
          <table:table-cell office:value-type="float" office:value="15165526836" calcext:value-type="float">
            <text:p>15165526836</text:p>
          </table:table-cell>
          <table:table-cell office:value-type="percentage" office:value="0.12213" calcext:value-type="percentage">
            <text:p>12.21%</text:p>
          </table:table-cell>
          <table:table-cell office:value-type="float" office:value="50000" calcext:value-type="float">
            <text:p>50000</text:p>
          </table:table-cell>
          <table:table-cell office:value-type="float" office:value="93905" calcext:value-type="float">
            <text:p>93905</text:p>
          </table:table-cell>
          <table:table-cell/>
          <table:table-cell office:value-type="float" office:value="13689355328" calcext:value-type="float">
            <text:p>13689355328</text:p>
          </table:table-cell>
          <table:table-cell office:value-type="percentage" office:value="0.408274" calcext:value-type="percentage">
            <text:p>40.83%</text:p>
          </table:table-cell>
          <table:table-cell office:value-type="float" office:value="50000" calcext:value-type="float">
            <text:p>50000</text:p>
          </table:table-cell>
          <table:table-cell office:value-type="float" office:value="71240" calcext:value-type="float">
            <text:p>71240</text:p>
          </table:table-cell>
        </table:table-row>
        <table:table-row table:style-name="ro1">
          <table:table-cell table:number-columns-repeated="14"/>
          <table:table-cell office:value-type="float" office:value="16065688509" calcext:value-type="float">
            <text:p>16065688509</text:p>
          </table:table-cell>
          <table:table-cell office:value-type="percentage" office:value="0.12938" calcext:value-type="percentage">
            <text:p>12.94%</text:p>
          </table:table-cell>
          <table:table-cell office:value-type="float" office:value="60000" calcext:value-type="float">
            <text:p>60000</text:p>
          </table:table-cell>
          <table:table-cell office:value-type="float" office:value="86068" calcext:value-type="float">
            <text:p>86068</text:p>
          </table:table-cell>
          <table:table-cell/>
          <table:table-cell office:value-type="float" office:value="14327303115" calcext:value-type="float">
            <text:p>14327303115</text:p>
          </table:table-cell>
          <table:table-cell office:value-type="percentage" office:value="0.4273" calcext:value-type="percentage">
            <text:p>42.73%</text:p>
          </table:table-cell>
          <table:table-cell office:value-type="float" office:value="60000" calcext:value-type="float">
            <text:p>60000</text:p>
          </table:table-cell>
          <table:table-cell office:value-type="float" office:value="57176" calcext:value-type="float">
            <text:p>57176</text:p>
          </table:table-cell>
        </table:table-row>
        <table:table-row table:style-name="ro1">
          <table:table-cell table:number-columns-repeated="14"/>
          <table:table-cell office:value-type="float" office:value="16880875644" calcext:value-type="float">
            <text:p>16880875644</text:p>
          </table:table-cell>
          <table:table-cell office:value-type="percentage" office:value="0.135944" calcext:value-type="percentage">
            <text:p>13.59%</text:p>
          </table:table-cell>
          <table:table-cell office:value-type="float" office:value="70000" calcext:value-type="float">
            <text:p>70000</text:p>
          </table:table-cell>
          <table:table-cell office:value-type="float" office:value="76414" calcext:value-type="float">
            <text:p>76414</text:p>
          </table:table-cell>
          <table:table-cell/>
          <table:table-cell office:value-type="float" office:value="14856705667" calcext:value-type="float">
            <text:p>14856705667</text:p>
          </table:table-cell>
          <table:table-cell office:value-type="percentage" office:value="0.443089" calcext:value-type="percentage">
            <text:p>44.31%</text:p>
          </table:table-cell>
          <table:table-cell office:value-type="float" office:value="70000" calcext:value-type="float">
            <text:p>70000</text:p>
          </table:table-cell>
          <table:table-cell office:value-type="float" office:value="49524" calcext:value-type="float">
            <text:p>49524</text:p>
          </table:table-cell>
        </table:table-row>
        <table:table-row table:style-name="ro1">
          <table:table-cell table:number-columns-repeated="14"/>
          <table:table-cell office:value-type="float" office:value="17590315379" calcext:value-type="float">
            <text:p>17590315379</text:p>
          </table:table-cell>
          <table:table-cell office:value-type="percentage" office:value="0.141658" calcext:value-type="percentage">
            <text:p>14.17%</text:p>
          </table:table-cell>
          <table:table-cell office:value-type="float" office:value="80000" calcext:value-type="float">
            <text:p>80000</text:p>
          </table:table-cell>
          <table:table-cell office:value-type="float" office:value="65650" calcext:value-type="float">
            <text:p>65650</text:p>
          </table:table-cell>
          <table:table-cell/>
          <table:table-cell office:value-type="float" office:value="15329216327" calcext:value-type="float">
            <text:p>15329216327</text:p>
          </table:table-cell>
          <table:table-cell office:value-type="percentage" office:value="0.457181" calcext:value-type="percentage">
            <text:p>45.72%</text:p>
          </table:table-cell>
          <table:table-cell office:value-type="float" office:value="80000" calcext:value-type="float">
            <text:p>80000</text:p>
          </table:table-cell>
          <table:table-cell office:value-type="float" office:value="45335" calcext:value-type="float">
            <text:p>45335</text:p>
          </table:table-cell>
        </table:table-row>
        <table:table-row table:style-name="ro1">
          <table:table-cell table:number-columns-repeated="14"/>
          <table:table-cell office:value-type="float" office:value="18202037513" calcext:value-type="float">
            <text:p>18202037513</text:p>
          </table:table-cell>
          <table:table-cell office:value-type="percentage" office:value="0.146584" calcext:value-type="percentage">
            <text:p>14.66%</text:p>
          </table:table-cell>
          <table:table-cell office:value-type="float" office:value="90000" calcext:value-type="float">
            <text:p>90000</text:p>
          </table:table-cell>
          <table:table-cell office:value-type="float" office:value="57128" calcext:value-type="float">
            <text:p>57128</text:p>
          </table:table-cell>
          <table:table-cell/>
          <table:table-cell office:value-type="float" office:value="15769336408" calcext:value-type="float">
            <text:p>15769336408</text:p>
          </table:table-cell>
          <table:table-cell office:value-type="percentage" office:value="0.470308" calcext:value-type="percentage">
            <text:p>47.03%</text:p>
          </table:table-cell>
          <table:table-cell office:value-type="float" office:value="90000" calcext:value-type="float">
            <text:p>90000</text:p>
          </table:table-cell>
          <table:table-cell office:value-type="float" office:value="42914" calcext:value-type="float">
            <text:p>42914</text:p>
          </table:table-cell>
        </table:table-row>
        <table:table-row table:style-name="ro1">
          <table:table-cell table:number-columns-repeated="14"/>
          <table:table-cell office:value-type="float" office:value="18745166619" calcext:value-type="float">
            <text:p>18745166619</text:p>
          </table:table-cell>
          <table:table-cell office:value-type="percentage" office:value="0.150958" calcext:value-type="percentage">
            <text:p>15.10%</text:p>
          </table:table-cell>
          <table:table-cell office:value-type="float" office:value="100000" calcext:value-type="float">
            <text:p>100000</text:p>
          </table:table-cell>
          <table:table-cell office:value-type="float" office:value="51971" calcext:value-type="float">
            <text:p>51971</text:p>
          </table:table-cell>
          <table:table-cell/>
          <table:table-cell office:value-type="float" office:value="16189785950" calcext:value-type="float">
            <text:p>16189785950</text:p>
          </table:table-cell>
          <table:table-cell office:value-type="percentage" office:value="0.482847" calcext:value-type="percentage">
            <text:p>48.28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196" calcext:value-type="float">
            <text:p>41196</text:p>
          </table:table-cell>
        </table:table-row>
        <table:table-row table:style-name="ro1">
          <table:table-cell table:number-columns-repeated="14"/>
          <table:table-cell office:value-type="float" office:value="23072817355" calcext:value-type="float">
            <text:p>23072817355</text:p>
          </table:table-cell>
          <table:table-cell office:value-type="percentage" office:value="0.185809" calcext:value-type="percentage">
            <text:p>18.58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8576" calcext:value-type="float">
            <text:p>38576</text:p>
          </table:table-cell>
          <table:table-cell/>
          <table:table-cell office:value-type="float" office:value="19108024321" calcext:value-type="float">
            <text:p>19108024321</text:p>
          </table:table-cell>
          <table:table-cell office:value-type="percentage" office:value="0.569881" calcext:value-type="percentage">
            <text:p>56.99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379" calcext:value-type="float">
            <text:p>18379</text:p>
          </table:table-cell>
        </table:table-row>
        <table:table-row table:style-name="ro1">
          <table:table-cell table:number-columns-repeated="14"/>
          <table:table-cell office:value-type="float" office:value="26184044793" calcext:value-type="float">
            <text:p>26184044793</text:p>
          </table:table-cell>
          <table:table-cell office:value-type="percentage" office:value="0.210864" calcext:value-type="percentage">
            <text:p>21.0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017" calcext:value-type="float">
            <text:p>23017</text:p>
          </table:table-cell>
          <table:table-cell/>
          <table:table-cell office:value-type="float" office:value="20516067860" calcext:value-type="float">
            <text:p>20516067860</text:p>
          </table:table-cell>
          <table:table-cell office:value-type="percentage" office:value="0.611875" calcext:value-type="percentage">
            <text:p>61.19%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114" calcext:value-type="float">
            <text:p>11114</text:p>
          </table:table-cell>
        </table:table-row>
        <table:table-row table:style-name="ro1">
          <table:table-cell table:number-columns-repeated="14"/>
          <table:table-cell office:value-type="float" office:value="28061864719" calcext:value-type="float">
            <text:p>28061864719</text:p>
          </table:table-cell>
          <table:table-cell office:value-type="percentage" office:value="0.225987" calcext:value-type="percentage">
            <text:p>22.60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652" calcext:value-type="float">
            <text:p>15652</text:p>
          </table:table-cell>
          <table:table-cell/>
          <table:table-cell office:value-type="float" office:value="21473272336" calcext:value-type="float">
            <text:p>21473272336</text:p>
          </table:table-cell>
          <table:table-cell office:value-type="percentage" office:value="0.640423" calcext:value-type="percentage">
            <text:p>64.04%</text:p>
          </table:table-cell>
          <table:table-cell office:value-type="float" office:value="400000" calcext:value-type="float">
            <text:p>400000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table:number-columns-repeated="14"/>
          <table:table-cell office:value-type="float" office:value="29434371225" calcext:value-type="float">
            <text:p>29434371225</text:p>
          </table:table-cell>
          <table:table-cell office:value-type="percentage" office:value="0.23704" calcext:value-type="percentage">
            <text:p>23.70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209" calcext:value-type="float">
            <text:p>12209</text:p>
          </table:table-cell>
          <table:table-cell/>
          <table:table-cell office:value-type="float" office:value="22223403505" calcext:value-type="float">
            <text:p>22223403505</text:p>
          </table:table-cell>
          <table:table-cell office:value-type="percentage" office:value="0.662795" calcext:value-type="percentage">
            <text:p>66.28%</text:p>
          </table:table-cell>
          <table:table-cell office:value-type="float" office:value="500000" calcext:value-type="float">
            <text:p>500000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table:number-columns-repeated="14"/>
          <table:table-cell office:value-type="float" office:value="30550949263" calcext:value-type="float">
            <text:p>30550949263</text:p>
          </table:table-cell>
          <table:table-cell office:value-type="percentage" office:value="0.246032" calcext:value-type="percentage">
            <text:p>24.6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301" calcext:value-type="float">
            <text:p>10301</text:p>
          </table:table-cell>
          <table:table-cell/>
          <table:table-cell office:value-type="float" office:value="22824595807" calcext:value-type="float">
            <text:p>22824595807</text:p>
          </table:table-cell>
          <table:table-cell office:value-type="percentage" office:value="0.680725" calcext:value-type="percentage">
            <text:p>68.07%</text:p>
          </table:table-cell>
          <table:table-cell office:value-type="float" office:value="600000" calcext:value-type="float">
            <text:p>600000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table:number-columns-repeated="14"/>
          <table:table-cell office:value-type="float" office:value="31516520270" calcext:value-type="float">
            <text:p>31516520270</text:p>
          </table:table-cell>
          <table:table-cell office:value-type="percentage" office:value="0.253808" calcext:value-type="percentage">
            <text:p>25.38%</text:p>
          </table:table-cell>
          <table:table-cell office:value-type="float" office:value="700000" calcext:value-type="float">
            <text:p>700000</text:p>
          </table:table-cell>
          <table:table-cell office:value-type="float" office:value="9081" calcext:value-type="float">
            <text:p>9081</text:p>
          </table:table-cell>
          <table:table-cell/>
          <table:table-cell office:value-type="float" office:value="23304790411" calcext:value-type="float">
            <text:p>23304790411</text:p>
          </table:table-cell>
          <table:table-cell office:value-type="percentage" office:value="0.695046" calcext:value-type="percentage">
            <text:p>69.50%</text:p>
          </table:table-cell>
          <table:table-cell office:value-type="float" office:value="700000" calcext:value-type="float">
            <text:p>700000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number-columns-repeated="14"/>
          <table:table-cell office:value-type="float" office:value="32379587128" calcext:value-type="float">
            <text:p>32379587128</text:p>
          </table:table-cell>
          <table:table-cell office:value-type="percentage" office:value="0.260758" calcext:value-type="percentage">
            <text:p>26.08%</text:p>
          </table:table-cell>
          <table:table-cell office:value-type="float" office:value="800000" calcext:value-type="float">
            <text:p>800000</text:p>
          </table:table-cell>
          <table:table-cell office:value-type="float" office:value="8217" calcext:value-type="float">
            <text:p>8217</text:p>
          </table:table-cell>
          <table:table-cell/>
          <table:table-cell office:value-type="float" office:value="23695009527" calcext:value-type="float">
            <text:p>23695009527</text:p>
          </table:table-cell>
          <table:table-cell office:value-type="percentage" office:value="0.706684" calcext:value-type="percentage">
            <text:p>70.67%</text:p>
          </table:table-cell>
          <table:table-cell office:value-type="float" office:value="800000" calcext:value-type="float">
            <text:p>800000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table:number-columns-repeated="14"/>
          <table:table-cell office:value-type="float" office:value="33164747446" calcext:value-type="float">
            <text:p>33164747446</text:p>
          </table:table-cell>
          <table:table-cell office:value-type="percentage" office:value="0.267081" calcext:value-type="percentage">
            <text:p>26.71%</text:p>
          </table:table-cell>
          <table:table-cell office:value-type="float" office:value="900000" calcext:value-type="float">
            <text:p>900000</text:p>
          </table:table-cell>
          <table:table-cell office:value-type="float" office:value="7506" calcext:value-type="float">
            <text:p>7506</text:p>
          </table:table-cell>
          <table:table-cell/>
          <table:table-cell office:value-type="float" office:value="24020781465" calcext:value-type="float">
            <text:p>24020781465</text:p>
          </table:table-cell>
          <table:table-cell office:value-type="percentage" office:value="0.7164" calcext:value-type="percentage">
            <text:p>71.64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table:number-columns-repeated="14"/>
          <table:table-cell office:value-type="float" office:value="33883791820" calcext:value-type="float">
            <text:p>33883791820</text:p>
          </table:table-cell>
          <table:table-cell office:value-type="percentage" office:value="0.272872" calcext:value-type="percentage">
            <text:p>27.29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80" calcext:value-type="float">
            <text:p>6880</text:p>
          </table:table-cell>
          <table:table-cell/>
          <table:table-cell office:value-type="float" office:value="24298710768" calcext:value-type="float">
            <text:p>24298710768</text:p>
          </table:table-cell>
          <table:table-cell office:value-type="percentage" office:value="0.724689" calcext:value-type="percentage">
            <text:p>72.47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table:number-columns-repeated="14"/>
          <table:table-cell office:value-type="float" office:value="38462586227" calcext:value-type="float">
            <text:p>38462586227</text:p>
          </table:table-cell>
          <table:table-cell office:value-type="percentage" office:value="0.309745" calcext:value-type="percentage">
            <text:p>30.97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61" calcext:value-type="float">
            <text:p>3061</text:p>
          </table:table-cell>
          <table:table-cell/>
          <table:table-cell office:value-type="float" office:value="25901983339" calcext:value-type="float">
            <text:p>25901983339</text:p>
          </table:table-cell>
          <table:table-cell office:value-type="percentage" office:value="0.772506" calcext:value-type="percentage">
            <text:p>77.25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14"/>
          <table:table-cell office:value-type="float" office:value="40879273297" calcext:value-type="float">
            <text:p>40879273297</text:p>
          </table:table-cell>
          <table:table-cell office:value-type="percentage" office:value="0.329207" calcext:value-type="percentage">
            <text:p>32.92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26704906299" calcext:value-type="float">
            <text:p>26704906299</text:p>
          </table:table-cell>
          <table:table-cell office:value-type="percentage" office:value="0.796452" calcext:value-type="percentage">
            <text:p>79.65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42563512516" calcext:value-type="float">
            <text:p>42563512516</text:p>
          </table:table-cell>
          <table:table-cell office:value-type="percentage" office:value="0.342771" calcext:value-type="percentage">
            <text:p>34.2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27235217255" calcext:value-type="float">
            <text:p>27235217255</text:p>
          </table:table-cell>
          <table:table-cell office:value-type="percentage" office:value="0.812268" calcext:value-type="percentage">
            <text:p>81.23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14"/>
          <table:table-cell office:value-type="float" office:value="43873030817" calcext:value-type="float">
            <text:p>43873030817</text:p>
          </table:table-cell>
          <table:table-cell office:value-type="percentage" office:value="0.353317" calcext:value-type="percentage">
            <text:p>35.33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27631048163" calcext:value-type="float">
            <text:p>27631048163</text:p>
          </table:table-cell>
          <table:table-cell office:value-type="percentage" office:value="0.824073" calcext:value-type="percentage">
            <text:p>82.41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44952863341" calcext:value-type="float">
            <text:p>44952863341</text:p>
          </table:table-cell>
          <table:table-cell office:value-type="percentage" office:value="0.362013" calcext:value-type="percentage">
            <text:p>36.20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27949435760" calcext:value-type="float">
            <text:p>27949435760</text:p>
          </table:table-cell>
          <table:table-cell office:value-type="percentage" office:value="0.833569" calcext:value-type="percentage">
            <text:p>83.36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14"/>
          <table:table-cell office:value-type="float" office:value="45878269204" calcext:value-type="float">
            <text:p>45878269204</text:p>
          </table:table-cell>
          <table:table-cell office:value-type="percentage" office:value="0.369465" calcext:value-type="percentage">
            <text:p>36.95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28212719928" calcext:value-type="float">
            <text:p>28212719928</text:p>
          </table:table-cell>
          <table:table-cell office:value-type="percentage" office:value="0.841421" calcext:value-type="percentage">
            <text:p>84.14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4"/>
          <table:table-cell office:value-type="float" office:value="46692280247" calcext:value-type="float">
            <text:p>46692280247</text:p>
          </table:table-cell>
          <table:table-cell office:value-type="percentage" office:value="0.376021" calcext:value-type="percentage">
            <text:p>37.60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28443573123" calcext:value-type="float">
            <text:p>28443573123</text:p>
          </table:table-cell>
          <table:table-cell office:value-type="percentage" office:value="0.848306" calcext:value-type="percentage">
            <text:p>84.83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47422044434" calcext:value-type="float">
            <text:p>47422044434</text:p>
          </table:table-cell>
          <table:table-cell office:value-type="percentage" office:value="0.381897" calcext:value-type="percentage">
            <text:p>38.19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8653625340" calcext:value-type="float">
            <text:p>28653625340</text:p>
          </table:table-cell>
          <table:table-cell office:value-type="percentage" office:value="0.854571" calcext:value-type="percentage">
            <text:p>85.46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48085980388" calcext:value-type="float">
            <text:p>48085980388</text:p>
          </table:table-cell>
          <table:table-cell office:value-type="percentage" office:value="0.387244" calcext:value-type="percentage">
            <text:p>38.7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43695642" calcext:value-type="float">
            <text:p>28843695642</text:p>
          </table:table-cell>
          <table:table-cell office:value-type="percentage" office:value="0.86024" calcext:value-type="percentage">
            <text:p>86.02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14"/>
          <table:table-cell office:value-type="float" office:value="52815417469" calcext:value-type="float">
            <text:p>52815417469</text:p>
          </table:table-cell>
          <table:table-cell office:value-type="percentage" office:value="0.425331" calcext:value-type="percentage">
            <text:p>42.53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30169290614" calcext:value-type="float">
            <text:p>30169290614</text:p>
          </table:table-cell>
          <table:table-cell office:value-type="percentage" office:value="0.899775" calcext:value-type="percentage">
            <text:p>89.98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14"/>
          <table:table-cell office:value-type="float" office:value="55999639122" calcext:value-type="float">
            <text:p>55999639122</text:p>
          </table:table-cell>
          <table:table-cell office:value-type="percentage" office:value="0.450974" calcext:value-type="percentage">
            <text:p>45.1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31276841355" calcext:value-type="float">
            <text:p>31276841355</text:p>
          </table:table-cell>
          <table:table-cell office:value-type="percentage" office:value="0.932806" calcext:value-type="percentage">
            <text:p>93.28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4"/>
          <table:table-cell office:value-type="float" office:value="58493722018" calcext:value-type="float">
            <text:p>58493722018</text:p>
          </table:table-cell>
          <table:table-cell office:value-type="percentage" office:value="0.471059" calcext:value-type="percentage">
            <text:p>47.11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32263254184" calcext:value-type="float">
            <text:p>32263254184</text:p>
          </table:table-cell>
          <table:table-cell office:value-type="percentage" office:value="0.962225" calcext:value-type="percentage">
            <text:p>96.22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4"/>
          <table:table-cell office:value-type="float" office:value="60675639743" calcext:value-type="float">
            <text:p>60675639743</text:p>
          </table:table-cell>
          <table:table-cell office:value-type="percentage" office:value="0.488631" calcext:value-type="percentage">
            <text:p>48.86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3107689833" calcext:value-type="float">
            <text:p>33107689833</text:p>
          </table:table-cell>
          <table:table-cell office:value-type="percentage" office:value="0.98741" calcext:value-type="percentage">
            <text:p>98.74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4"/>
          <table:table-cell office:value-type="float" office:value="62631051520" calcext:value-type="float">
            <text:p>62631051520</text:p>
          </table:table-cell>
          <table:table-cell office:value-type="percentage" office:value="0.504378" calcext:value-type="percentage">
            <text:p>50.44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3422685557" calcext:value-type="float">
            <text:p>33422685557</text:p>
          </table:table-cell>
          <table:table-cell office:value-type="percentage" office:value="0.996804" calcext:value-type="percentage">
            <text:p>99.6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64329224287" calcext:value-type="float">
            <text:p>64329224287</text:p>
          </table:table-cell>
          <table:table-cell office:value-type="percentage" office:value="0.518054" calcext:value-type="percentage">
            <text:p>51.81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3444636866" calcext:value-type="float">
            <text:p>33444636866</text:p>
          </table:table-cell>
          <table:table-cell office:value-type="percentage" office:value="0.997459" calcext:value-type="percentage">
            <text:p>99.75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65815986186" calcext:value-type="float">
            <text:p>65815986186</text:p>
          </table:table-cell>
          <table:table-cell office:value-type="percentage" office:value="0.530027" calcext:value-type="percentage">
            <text:p>53.00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3455739595" calcext:value-type="float">
            <text:p>33455739595</text:p>
          </table:table-cell>
          <table:table-cell office:value-type="percentage" office:value="0.99779" calcext:value-type="percentage">
            <text:p>99.78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7214249203" calcext:value-type="float">
            <text:p>67214249203</text:p>
          </table:table-cell>
          <table:table-cell office:value-type="percentage" office:value="0.541287" calcext:value-type="percentage">
            <text:p>54.13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3465739595" calcext:value-type="float">
            <text:p>33465739595</text:p>
          </table:table-cell>
          <table:table-cell office:value-type="percentage" office:value="0.998088" calcext:value-type="percentage">
            <text:p>99.81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8563074679" calcext:value-type="float">
            <text:p>68563074679</text:p>
          </table:table-cell>
          <table:table-cell office:value-type="percentage" office:value="0.55215" calcext:value-type="percentage">
            <text:p>55.22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3475739595" calcext:value-type="float">
            <text:p>33475739595</text:p>
          </table:table-cell>
          <table:table-cell office:value-type="percentage" office:value="0.998387" calcext:value-type="percentage">
            <text:p>99.84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80798943601" calcext:value-type="float">
            <text:p>80798943601</text:p>
          </table:table-cell>
          <table:table-cell office:value-type="percentage" office:value="0.650687" calcext:value-type="percentage">
            <text:p>65.07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1763668944" calcext:value-type="float">
            <text:p>91763668944</text:p>
          </table:table-cell>
          <table:table-cell office:value-type="percentage" office:value="0.738988" calcext:value-type="percentage">
            <text:p>73.90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1796597464" calcext:value-type="float">
            <text:p>101796597464</text:p>
          </table:table-cell>
          <table:table-cell office:value-type="percentage" office:value="0.819785" calcext:value-type="percentage">
            <text:p>81.98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0879344326" calcext:value-type="float">
            <text:p>110879344326</text:p>
          </table:table-cell>
          <table:table-cell office:value-type="percentage" office:value="0.892929" calcext:value-type="percentage">
            <text:p>89.29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18573328951" calcext:value-type="float">
            <text:p>118573328951</text:p>
          </table:table-cell>
          <table:table-cell office:value-type="percentage" office:value="0.95489" calcext:value-type="percentage">
            <text:p>95.49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0911629278" calcext:value-type="float">
            <text:p>120911629278</text:p>
          </table:table-cell>
          <table:table-cell office:value-type="percentage" office:value="0.973721" calcext:value-type="percentage">
            <text:p>97.37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1189971463" calcext:value-type="float">
            <text:p>121189971463</text:p>
          </table:table-cell>
          <table:table-cell office:value-type="percentage" office:value="0.975963" calcext:value-type="percentage">
            <text:p>97.60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1389971463" calcext:value-type="float">
            <text:p>121389971463</text:p>
          </table:table-cell>
          <table:table-cell office:value-type="percentage" office:value="0.977573" calcext:value-type="percentage">
            <text:p>97.76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1589787921" calcext:value-type="float">
            <text:p>121589787921</text:p>
          </table:table-cell>
          <table:table-cell office:value-type="percentage" office:value="0.979182" calcext:value-type="percentage">
            <text:p>97.92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2589787921" calcext:value-type="float">
            <text:p>122589787921</text:p>
          </table:table-cell>
          <table:table-cell office:value-type="percentage" office:value="0.987236" calcext:value-type="percentage">
            <text:p>98.72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23589787921" calcext:value-type="float">
            <text:p>123589787921</text:p>
          </table:table-cell>
          <table:table-cell office:value-type="percentage" office:value="0.995289" calcext:value-type="percentage">
            <text:p>99.53%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306073807" calcext:value-type="float">
            <text:p>306073807</text:p>
          </table:table-cell>
          <table:table-cell office:value-type="percentage" office:value="0.002792" calcext:value-type="percentage">
            <text:p>0.28%</text:p>
          </table:table-cell>
          <table:table-cell office:value-type="float" office:value="10" calcext:value-type="float">
            <text:p>10</text:p>
          </table:table-cell>
          <table:table-cell office:value-type="float" office:value="27411420" calcext:value-type="float">
            <text:p>27411420</text:p>
          </table:table-cell>
          <table:table-cell/>
          <table:table-cell office:value-type="float" office:value="306073807" calcext:value-type="float">
            <text:p>306073807</text:p>
          </table:table-cell>
          <table:table-cell office:value-type="percentage" office:value="0.011277" calcext:value-type="percentage">
            <text:p>1.13%</text:p>
          </table:table-cell>
          <table:table-cell office:value-type="float" office:value="10" calcext:value-type="float">
            <text:p>10</text:p>
          </table:table-cell>
          <table:table-cell office:value-type="float" office:value="27411420" calcext:value-type="float">
            <text:p>27411420</text:p>
          </table:table-cell>
        </table:table-row>
        <table:table-row table:style-name="ro1">
          <table:table-cell table:number-columns-repeated="14"/>
          <table:table-cell office:value-type="float" office:value="552707557" calcext:value-type="float">
            <text:p>552707557</text:p>
          </table:table-cell>
          <table:table-cell office:value-type="percentage" office:value="0.005042" calcext:value-type="percentage">
            <text:p>0.50%</text:p>
          </table:table-cell>
          <table:table-cell office:value-type="float" office:value="20" calcext:value-type="float">
            <text:p>20</text:p>
          </table:table-cell>
          <table:table-cell office:value-type="float" office:value="23427353" calcext:value-type="float">
            <text:p>23427353</text:p>
          </table:table-cell>
          <table:table-cell/>
          <table:table-cell office:value-type="float" office:value="550912903" calcext:value-type="float">
            <text:p>550912903</text:p>
          </table:table-cell>
          <table:table-cell office:value-type="percentage" office:value="0.020298" calcext:value-type="percentage">
            <text:p>2.03%</text:p>
          </table:table-cell>
          <table:table-cell office:value-type="float" office:value="20" calcext:value-type="float">
            <text:p>20</text:p>
          </table:table-cell>
          <table:table-cell office:value-type="float" office:value="23402164" calcext:value-type="float">
            <text:p>23402164</text:p>
          </table:table-cell>
        </table:table-row>
        <table:table-row table:style-name="ro1">
          <table:table-cell table:number-columns-repeated="14"/>
          <table:table-cell office:value-type="float" office:value="773904401" calcext:value-type="float">
            <text:p>773904401</text:p>
          </table:table-cell>
          <table:table-cell office:value-type="percentage" office:value="0.007059" calcext:value-type="percentage">
            <text:p>0.71%</text:p>
          </table:table-cell>
          <table:table-cell office:value-type="float" office:value="30" calcext:value-type="float">
            <text:p>30</text:p>
          </table:table-cell>
          <table:table-cell office:value-type="float" office:value="21491733" calcext:value-type="float">
            <text:p>21491733</text:p>
          </table:table-cell>
          <table:table-cell/>
          <table:table-cell office:value-type="float" office:value="769925011" calcext:value-type="float">
            <text:p>769925011</text:p>
          </table:table-cell>
          <table:table-cell office:value-type="percentage" office:value="0.028367" calcext:value-type="percentage">
            <text:p>2.84%</text:p>
          </table:table-cell>
          <table:table-cell office:value-type="float" office:value="30" calcext:value-type="float">
            <text:p>30</text:p>
          </table:table-cell>
          <table:table-cell office:value-type="float" office:value="21404499" calcext:value-type="float">
            <text:p>21404499</text:p>
          </table:table-cell>
        </table:table-row>
        <table:table-row table:style-name="ro1">
          <table:table-cell table:number-columns-repeated="14"/>
          <table:table-cell office:value-type="float" office:value="985486227" calcext:value-type="float">
            <text:p>985486227</text:p>
          </table:table-cell>
          <table:table-cell office:value-type="percentage" office:value="0.008989" calcext:value-type="percentage">
            <text:p>0.90%</text:p>
          </table:table-cell>
          <table:table-cell office:value-type="float" office:value="40" calcext:value-type="float">
            <text:p>40</text:p>
          </table:table-cell>
          <table:table-cell office:value-type="float" office:value="20940440" calcext:value-type="float">
            <text:p>20940440</text:p>
          </table:table-cell>
          <table:table-cell/>
          <table:table-cell office:value-type="float" office:value="980178353" calcext:value-type="float">
            <text:p>980178353</text:p>
          </table:table-cell>
          <table:table-cell office:value-type="percentage" office:value="0.036114" calcext:value-type="percentage">
            <text:p>3.61%</text:p>
          </table:table-cell>
          <table:table-cell office:value-type="float" office:value="40" calcext:value-type="float">
            <text:p>40</text:p>
          </table:table-cell>
          <table:table-cell office:value-type="float" office:value="20769877" calcext:value-type="float">
            <text:p>20769877</text:p>
          </table:table-cell>
        </table:table-row>
        <table:table-row table:style-name="ro1">
          <table:table-cell table:number-columns-repeated="14"/>
          <table:table-cell office:value-type="float" office:value="1191299200" calcext:value-type="float">
            <text:p>1191299200</text:p>
          </table:table-cell>
          <table:table-cell office:value-type="percentage" office:value="0.010867" calcext:value-type="percentage">
            <text:p>1.09%</text:p>
          </table:table-cell>
          <table:table-cell office:value-type="float" office:value="50" calcext:value-type="float">
            <text:p>50</text:p>
          </table:table-cell>
          <table:table-cell office:value-type="float" office:value="20430331" calcext:value-type="float">
            <text:p>20430331</text:p>
          </table:table-cell>
          <table:table-cell/>
          <table:table-cell office:value-type="float" office:value="1185248219" calcext:value-type="float">
            <text:p>1185248219</text:p>
          </table:table-cell>
          <table:table-cell office:value-type="percentage" office:value="0.043669" calcext:value-type="percentage">
            <text:p>4.37%</text:p>
          </table:table-cell>
          <table:table-cell office:value-type="float" office:value="50" calcext:value-type="float">
            <text:p>50</text:p>
          </table:table-cell>
          <table:table-cell office:value-type="float" office:value="20405735" calcext:value-type="float">
            <text:p>20405735</text:p>
          </table:table-cell>
        </table:table-row>
        <table:table-row table:style-name="ro1">
          <table:table-cell table:number-columns-repeated="14"/>
          <table:table-cell office:value-type="float" office:value="1394541016" calcext:value-type="float">
            <text:p>1394541016</text:p>
          </table:table-cell>
          <table:table-cell office:value-type="percentage" office:value="0.012721" calcext:value-type="percentage">
            <text:p>1.27%</text:p>
          </table:table-cell>
          <table:table-cell office:value-type="float" office:value="60" calcext:value-type="float">
            <text:p>60</text:p>
          </table:table-cell>
          <table:table-cell office:value-type="float" office:value="20220001" calcext:value-type="float">
            <text:p>20220001</text:p>
          </table:table-cell>
          <table:table-cell/>
          <table:table-cell office:value-type="float" office:value="1387445719" calcext:value-type="float">
            <text:p>1387445719</text:p>
          </table:table-cell>
          <table:table-cell office:value-type="percentage" office:value="0.051119" calcext:value-type="percentage">
            <text:p>5.11%</text:p>
          </table:table-cell>
          <table:table-cell office:value-type="float" office:value="60" calcext:value-type="float">
            <text:p>60</text:p>
          </table:table-cell>
          <table:table-cell office:value-type="float" office:value="20004298" calcext:value-type="float">
            <text:p>20004298</text:p>
          </table:table-cell>
        </table:table-row>
        <table:table-row table:style-name="ro1">
          <table:table-cell table:number-columns-repeated="14"/>
          <table:table-cell office:value-type="float" office:value="1593190265" calcext:value-type="float">
            <text:p>1593190265</text:p>
          </table:table-cell>
          <table:table-cell office:value-type="percentage" office:value="0.014533" calcext:value-type="percentage">
            <text:p>1.45%</text:p>
          </table:table-cell>
          <table:table-cell office:value-type="float" office:value="70" calcext:value-type="float">
            <text:p>70</text:p>
          </table:table-cell>
          <table:table-cell office:value-type="float" office:value="19611261" calcext:value-type="float">
            <text:p>19611261</text:p>
          </table:table-cell>
          <table:table-cell/>
          <table:table-cell office:value-type="float" office:value="1584546683" calcext:value-type="float">
            <text:p>1584546683</text:p>
          </table:table-cell>
          <table:table-cell office:value-type="percentage" office:value="0.058381" calcext:value-type="percentage">
            <text:p>5.84%</text:p>
          </table:table-cell>
          <table:table-cell office:value-type="float" office:value="70" calcext:value-type="float">
            <text:p>70</text:p>
          </table:table-cell>
          <table:table-cell office:value-type="float" office:value="19470101" calcext:value-type="float">
            <text:p>19470101</text:p>
          </table:table-cell>
        </table:table-row>
        <table:table-row table:style-name="ro1">
          <table:table-cell table:number-columns-repeated="14"/>
          <table:table-cell office:value-type="float" office:value="1787507201" calcext:value-type="float">
            <text:p>1787507201</text:p>
          </table:table-cell>
          <table:table-cell office:value-type="percentage" office:value="0.016305" calcext:value-type="percentage">
            <text:p>1.63%</text:p>
          </table:table-cell>
          <table:table-cell office:value-type="float" office:value="80" calcext:value-type="float">
            <text:p>80</text:p>
          </table:table-cell>
          <table:table-cell office:value-type="float" office:value="19352670" calcext:value-type="float">
            <text:p>19352670</text:p>
          </table:table-cell>
          <table:table-cell/>
          <table:table-cell office:value-type="float" office:value="1778085994" calcext:value-type="float">
            <text:p>1778085994</text:p>
          </table:table-cell>
          <table:table-cell office:value-type="percentage" office:value="0.065512" calcext:value-type="percentage">
            <text:p>6.55%</text:p>
          </table:table-cell>
          <table:table-cell office:value-type="float" office:value="80" calcext:value-type="float">
            <text:p>80</text:p>
          </table:table-cell>
          <table:table-cell office:value-type="float" office:value="19242961" calcext:value-type="float">
            <text:p>19242961</text:p>
          </table:table-cell>
        </table:table-row>
        <table:table-row table:style-name="ro1">
          <table:table-cell table:number-columns-repeated="14"/>
          <table:table-cell office:value-type="float" office:value="1978209877" calcext:value-type="float">
            <text:p>1978209877</text:p>
          </table:table-cell>
          <table:table-cell office:value-type="percentage" office:value="0.018045" calcext:value-type="percentage">
            <text:p>1.80%</text:p>
          </table:table-cell>
          <table:table-cell office:value-type="float" office:value="90" calcext:value-type="float">
            <text:p>90</text:p>
          </table:table-cell>
          <table:table-cell office:value-type="float" office:value="18779883" calcext:value-type="float">
            <text:p>18779883</text:p>
          </table:table-cell>
          <table:table-cell/>
          <table:table-cell office:value-type="float" office:value="1967033294" calcext:value-type="float">
            <text:p>1967033294</text:p>
          </table:table-cell>
          <table:table-cell office:value-type="percentage" office:value="0.072473" calcext:value-type="percentage">
            <text:p>7.25%</text:p>
          </table:table-cell>
          <table:table-cell office:value-type="float" office:value="90" calcext:value-type="float">
            <text:p>90</text:p>
          </table:table-cell>
          <table:table-cell office:value-type="float" office:value="18666724" calcext:value-type="float">
            <text:p>18666724</text:p>
          </table:table-cell>
        </table:table-row>
        <table:table-row table:style-name="ro1">
          <table:table-cell table:number-columns-repeated="14"/>
          <table:table-cell office:value-type="float" office:value="2164015521" calcext:value-type="float">
            <text:p>2164015521</text:p>
          </table:table-cell>
          <table:table-cell office:value-type="percentage" office:value="0.019739" calcext:value-type="percentage">
            <text:p>1.97%</text:p>
          </table:table-cell>
          <table:table-cell office:value-type="float" office:value="100" calcext:value-type="float">
            <text:p>100</text:p>
          </table:table-cell>
          <table:table-cell office:value-type="float" office:value="18440976" calcext:value-type="float">
            <text:p>18440976</text:p>
          </table:table-cell>
          <table:table-cell/>
          <table:table-cell office:value-type="float" office:value="2151678307" calcext:value-type="float">
            <text:p>2151678307</text:p>
          </table:table-cell>
          <table:table-cell office:value-type="percentage" office:value="0.079276" calcext:value-type="percentage">
            <text:p>7.93%</text:p>
          </table:table-cell>
          <table:table-cell office:value-type="float" office:value="100" calcext:value-type="float">
            <text:p>100</text:p>
          </table:table-cell>
          <table:table-cell office:value-type="float" office:value="18221041" calcext:value-type="float">
            <text:p>18221041</text:p>
          </table:table-cell>
        </table:table-row>
        <table:table-row table:style-name="ro1">
          <table:table-cell table:number-columns-repeated="14"/>
          <table:table-cell office:value-type="float" office:value="3528549983" calcext:value-type="float">
            <text:p>3528549983</text:p>
          </table:table-cell>
          <table:table-cell office:value-type="percentage" office:value="0.032186" calcext:value-type="percentage">
            <text:p>3.22%</text:p>
          </table:table-cell>
          <table:table-cell office:value-type="float" office:value="200" calcext:value-type="float">
            <text:p>200</text:p>
          </table:table-cell>
          <table:table-cell office:value-type="float" office:value="10121343" calcext:value-type="float">
            <text:p>10121343</text:p>
          </table:table-cell>
          <table:table-cell/>
          <table:table-cell office:value-type="float" office:value="3477283542" calcext:value-type="float">
            <text:p>3477283542</text:p>
          </table:table-cell>
          <table:table-cell office:value-type="percentage" office:value="0.128117" calcext:value-type="percentage">
            <text:p>12.81%</text:p>
          </table:table-cell>
          <table:table-cell office:value-type="float" office:value="200" calcext:value-type="float">
            <text:p>200</text:p>
          </table:table-cell>
          <table:table-cell office:value-type="float" office:value="9849463" calcext:value-type="float">
            <text:p>9849463</text:p>
          </table:table-cell>
        </table:table-row>
        <table:table-row table:style-name="ro1">
          <table:table-cell table:number-columns-repeated="14"/>
          <table:table-cell office:value-type="float" office:value="4344526935" calcext:value-type="float">
            <text:p>4344526935</text:p>
          </table:table-cell>
          <table:table-cell office:value-type="percentage" office:value="0.039629" calcext:value-type="percentage">
            <text:p>3.96%</text:p>
          </table:table-cell>
          <table:table-cell office:value-type="float" office:value="300" calcext:value-type="float">
            <text:p>300</text:p>
          </table:table-cell>
          <table:table-cell office:value-type="float" office:value="6551768" calcext:value-type="float">
            <text:p>6551768</text:p>
          </table:table-cell>
          <table:table-cell/>
          <table:table-cell office:value-type="float" office:value="4234327443" calcext:value-type="float">
            <text:p>4234327443</text:p>
          </table:table-cell>
          <table:table-cell office:value-type="percentage" office:value="0.156009" calcext:value-type="percentage">
            <text:p>15.60%</text:p>
          </table:table-cell>
          <table:table-cell office:value-type="float" office:value="300" calcext:value-type="float">
            <text:p>300</text:p>
          </table:table-cell>
          <table:table-cell office:value-type="float" office:value="3126738" calcext:value-type="float">
            <text:p>3126738</text:p>
          </table:table-cell>
        </table:table-row>
        <table:table-row table:style-name="ro1">
          <table:table-cell table:number-columns-repeated="14"/>
          <table:table-cell office:value-type="float" office:value="4598599248" calcext:value-type="float">
            <text:p>4598599248</text:p>
          </table:table-cell>
          <table:table-cell office:value-type="percentage" office:value="0.041947" calcext:value-type="percentage">
            <text:p>4.19%</text:p>
          </table:table-cell>
          <table:table-cell office:value-type="float" office:value="400" calcext:value-type="float">
            <text:p>400</text:p>
          </table:table-cell>
          <table:table-cell office:value-type="float" office:value="1855933" calcext:value-type="float">
            <text:p>1855933</text:p>
          </table:table-cell>
          <table:table-cell/>
          <table:table-cell office:value-type="float" office:value="4439832939" calcext:value-type="float">
            <text:p>4439832939</text:p>
          </table:table-cell>
          <table:table-cell office:value-type="percentage" office:value="0.163581" calcext:value-type="percentage">
            <text:p>16.36%</text:p>
          </table:table-cell>
          <table:table-cell office:value-type="float" office:value="400" calcext:value-type="float">
            <text:p>400</text:p>
          </table:table-cell>
          <table:table-cell office:value-type="float" office:value="1625918" calcext:value-type="float">
            <text:p>1625918</text:p>
          </table:table-cell>
        </table:table-row>
        <table:table-row table:style-name="ro1">
          <table:table-cell table:number-columns-repeated="14"/>
          <table:table-cell office:value-type="float" office:value="4751255154" calcext:value-type="float">
            <text:p>4751255154</text:p>
          </table:table-cell>
          <table:table-cell office:value-type="percentage" office:value="0.043339" calcext:value-type="percentage">
            <text:p>4.33%</text:p>
          </table:table-cell>
          <table:table-cell office:value-type="float" office:value="500" calcext:value-type="float">
            <text:p>500</text:p>
          </table:table-cell>
          <table:table-cell office:value-type="float" office:value="1237114" calcext:value-type="float">
            <text:p>1237114</text:p>
          </table:table-cell>
          <table:table-cell/>
          <table:table-cell office:value-type="float" office:value="4575217567" calcext:value-type="float">
            <text:p>4575217567</text:p>
          </table:table-cell>
          <table:table-cell office:value-type="percentage" office:value="0.168569" calcext:value-type="percentage">
            <text:p>16.86%</text:p>
          </table:table-cell>
          <table:table-cell office:value-type="float" office:value="500" calcext:value-type="float">
            <text:p>500</text:p>
          </table:table-cell>
          <table:table-cell office:value-type="float" office:value="1112851" calcext:value-type="float">
            <text:p>1112851</text:p>
          </table:table-cell>
        </table:table-row>
        <table:table-row table:style-name="ro1">
          <table:table-cell table:number-columns-repeated="14"/>
          <table:table-cell office:value-type="float" office:value="4862210512" calcext:value-type="float">
            <text:p>4862210512</text:p>
          </table:table-cell>
          <table:table-cell office:value-type="percentage" office:value="0.044352" calcext:value-type="percentage">
            <text:p>4.44%</text:p>
          </table:table-cell>
          <table:table-cell office:value-type="float" office:value="600" calcext:value-type="float">
            <text:p>600</text:p>
          </table:table-cell>
          <table:table-cell office:value-type="float" office:value="1040315" calcext:value-type="float">
            <text:p>1040315</text:p>
          </table:table-cell>
          <table:table-cell/>
          <table:table-cell office:value-type="float" office:value="4679445755" calcext:value-type="float">
            <text:p>4679445755</text:p>
          </table:table-cell>
          <table:table-cell office:value-type="percentage" office:value="0.172409" calcext:value-type="percentage">
            <text:p>17.24%</text:p>
          </table:table-cell>
          <table:table-cell office:value-type="float" office:value="600" calcext:value-type="float">
            <text:p>600</text:p>
          </table:table-cell>
          <table:table-cell office:value-type="float" office:value="1001574" calcext:value-type="float">
            <text:p>1001574</text:p>
          </table:table-cell>
        </table:table-row>
        <table:table-row table:style-name="ro1">
          <table:table-cell table:number-columns-repeated="14"/>
          <table:table-cell office:value-type="float" office:value="4962762952" calcext:value-type="float">
            <text:p>4962762952</text:p>
          </table:table-cell>
          <table:table-cell office:value-type="percentage" office:value="0.045269" calcext:value-type="percentage">
            <text:p>4.53%</text:p>
          </table:table-cell>
          <table:table-cell office:value-type="float" office:value="700" calcext:value-type="float">
            <text:p>700</text:p>
          </table:table-cell>
          <table:table-cell office:value-type="float" office:value="972432" calcext:value-type="float">
            <text:p>972432</text:p>
          </table:table-cell>
          <table:table-cell/>
          <table:table-cell office:value-type="float" office:value="4774889511" calcext:value-type="float">
            <text:p>4774889511</text:p>
          </table:table-cell>
          <table:table-cell office:value-type="percentage" office:value="0.175926" calcext:value-type="percentage">
            <text:p>17.59%</text:p>
          </table:table-cell>
          <table:table-cell office:value-type="float" office:value="700" calcext:value-type="float">
            <text:p>700</text:p>
          </table:table-cell>
          <table:table-cell office:value-type="float" office:value="912392" calcext:value-type="float">
            <text:p>912392</text:p>
          </table:table-cell>
        </table:table-row>
        <table:table-row table:style-name="ro1">
          <table:table-cell table:number-columns-repeated="14"/>
          <table:table-cell office:value-type="float" office:value="5055983649" calcext:value-type="float">
            <text:p>5055983649</text:p>
          </table:table-cell>
          <table:table-cell office:value-type="percentage" office:value="0.046119" calcext:value-type="percentage">
            <text:p>4.61%</text:p>
          </table:table-cell>
          <table:table-cell office:value-type="float" office:value="800" calcext:value-type="float">
            <text:p>800</text:p>
          </table:table-cell>
          <table:table-cell office:value-type="float" office:value="890925" calcext:value-type="float">
            <text:p>890925</text:p>
          </table:table-cell>
          <table:table-cell/>
          <table:table-cell office:value-type="float" office:value="4861128516" calcext:value-type="float">
            <text:p>4861128516</text:p>
          </table:table-cell>
          <table:table-cell office:value-type="percentage" office:value="0.179103" calcext:value-type="percentage">
            <text:p>17.91%</text:p>
          </table:table-cell>
          <table:table-cell office:value-type="float" office:value="800" calcext:value-type="float">
            <text:p>800</text:p>
          </table:table-cell>
          <table:table-cell office:value-type="float" office:value="825495" calcext:value-type="float">
            <text:p>825495</text:p>
          </table:table-cell>
        </table:table-row>
        <table:table-row table:style-name="ro1">
          <table:table-cell table:number-columns-repeated="14"/>
          <table:table-cell office:value-type="float" office:value="5141297747" calcext:value-type="float">
            <text:p>5141297747</text:p>
          </table:table-cell>
          <table:table-cell office:value-type="percentage" office:value="0.046897" calcext:value-type="percentage">
            <text:p>4.69%</text:p>
          </table:table-cell>
          <table:table-cell office:value-type="float" office:value="900" calcext:value-type="float">
            <text:p>900</text:p>
          </table:table-cell>
          <table:table-cell office:value-type="float" office:value="823977" calcext:value-type="float">
            <text:p>823977</text:p>
          </table:table-cell>
          <table:table-cell/>
          <table:table-cell office:value-type="float" office:value="4941557947" calcext:value-type="float">
            <text:p>4941557947</text:p>
          </table:table-cell>
          <table:table-cell office:value-type="percentage" office:value="0.182066" calcext:value-type="percentage">
            <text:p>18.21%</text:p>
          </table:table-cell>
          <table:table-cell office:value-type="float" office:value="900" calcext:value-type="float">
            <text:p>900</text:p>
          </table:table-cell>
          <table:table-cell office:value-type="float" office:value="783491" calcext:value-type="float">
            <text:p>783491</text:p>
          </table:table-cell>
        </table:table-row>
        <table:table-row table:style-name="ro1">
          <table:table-cell table:number-columns-repeated="14"/>
          <table:table-cell office:value-type="float" office:value="5221878373" calcext:value-type="float">
            <text:p>5221878373</text:p>
          </table:table-cell>
          <table:table-cell office:value-type="percentage" office:value="0.047632" calcext:value-type="percentage">
            <text:p>4.76%</text:p>
          </table:table-cell>
          <table:table-cell office:value-type="float" office:value="1000" calcext:value-type="float">
            <text:p>1000</text:p>
          </table:table-cell>
          <table:table-cell office:value-type="float" office:value="787197" calcext:value-type="float">
            <text:p>787197</text:p>
          </table:table-cell>
          <table:table-cell/>
          <table:table-cell office:value-type="float" office:value="5018096592" calcext:value-type="float">
            <text:p>5018096592</text:p>
          </table:table-cell>
          <table:table-cell office:value-type="percentage" office:value="0.184886" calcext:value-type="percentage">
            <text:p>18.49%</text:p>
          </table:table-cell>
          <table:table-cell office:value-type="float" office:value="1000" calcext:value-type="float">
            <text:p>1000</text:p>
          </table:table-cell>
          <table:table-cell office:value-type="float" office:value="744642" calcext:value-type="float">
            <text:p>744642</text:p>
          </table:table-cell>
        </table:table-row>
        <table:table-row table:style-name="ro1">
          <table:table-cell table:number-columns-repeated="14"/>
          <table:table-cell office:value-type="float" office:value="5843751358" calcext:value-type="float">
            <text:p>5843751358</text:p>
          </table:table-cell>
          <table:table-cell office:value-type="percentage" office:value="0.053305" calcext:value-type="percentage">
            <text:p>5.33%</text:p>
          </table:table-cell>
          <table:table-cell office:value-type="float" office:value="2000" calcext:value-type="float">
            <text:p>2000</text:p>
          </table:table-cell>
          <table:table-cell office:value-type="float" office:value="508319" calcext:value-type="float">
            <text:p>508319</text:p>
          </table:table-cell>
          <table:table-cell/>
          <table:table-cell office:value-type="float" office:value="5587219632" calcext:value-type="float">
            <text:p>5587219632</text:p>
          </table:table-cell>
          <table:table-cell office:value-type="percentage" office:value="0.205855" calcext:value-type="percentage">
            <text:p>20.59%</text:p>
          </table:table-cell>
          <table:table-cell office:value-type="float" office:value="2000" calcext:value-type="float">
            <text:p>2000</text:p>
          </table:table-cell>
          <table:table-cell office:value-type="float" office:value="469846" calcext:value-type="float">
            <text:p>469846</text:p>
          </table:table-cell>
        </table:table-row>
        <table:table-row table:style-name="ro1">
          <table:table-cell table:number-columns-repeated="14"/>
          <table:table-cell office:value-type="float" office:value="6297846192" calcext:value-type="float">
            <text:p>6297846192</text:p>
          </table:table-cell>
          <table:table-cell office:value-type="percentage" office:value="0.057447" calcext:value-type="percentage">
            <text:p>5.74%</text:p>
          </table:table-cell>
          <table:table-cell office:value-type="float" office:value="3000" calcext:value-type="float">
            <text:p>3000</text:p>
          </table:table-cell>
          <table:table-cell office:value-type="float" office:value="405055" calcext:value-type="float">
            <text:p>405055</text:p>
          </table:table-cell>
          <table:table-cell/>
          <table:table-cell office:value-type="float" office:value="6001098192" calcext:value-type="float">
            <text:p>6001098192</text:p>
          </table:table-cell>
          <table:table-cell office:value-type="percentage" office:value="0.221104" calcext:value-type="percentage">
            <text:p>22.11%</text:p>
          </table:table-cell>
          <table:table-cell office:value-type="float" office:value="3000" calcext:value-type="float">
            <text:p>3000</text:p>
          </table:table-cell>
          <table:table-cell office:value-type="float" office:value="365501" calcext:value-type="float">
            <text:p>365501</text:p>
          </table:table-cell>
        </table:table-row>
        <table:table-row table:style-name="ro1">
          <table:table-cell table:number-columns-repeated="14"/>
          <table:table-cell office:value-type="float" office:value="6668747710" calcext:value-type="float">
            <text:p>6668747710</text:p>
          </table:table-cell>
          <table:table-cell office:value-type="percentage" office:value="0.06083" calcext:value-type="percentage">
            <text:p>6.08%</text:p>
          </table:table-cell>
          <table:table-cell office:value-type="float" office:value="4000" calcext:value-type="float">
            <text:p>4000</text:p>
          </table:table-cell>
          <table:table-cell office:value-type="float" office:value="342620" calcext:value-type="float">
            <text:p>342620</text:p>
          </table:table-cell>
          <table:table-cell/>
          <table:table-cell office:value-type="float" office:value="6335129840" calcext:value-type="float">
            <text:p>6335129840</text:p>
          </table:table-cell>
          <table:table-cell office:value-type="percentage" office:value="0.233411" calcext:value-type="percentage">
            <text:p>23.34%</text:p>
          </table:table-cell>
          <table:table-cell office:value-type="float" office:value="4000" calcext:value-type="float">
            <text:p>4000</text:p>
          </table:table-cell>
          <table:table-cell office:value-type="float" office:value="302720" calcext:value-type="float">
            <text:p>302720</text:p>
          </table:table-cell>
        </table:table-row>
        <table:table-row table:style-name="ro1">
          <table:table-cell table:number-columns-repeated="14"/>
          <table:table-cell office:value-type="float" office:value="6985287520" calcext:value-type="float">
            <text:p>6985287520</text:p>
          </table:table-cell>
          <table:table-cell office:value-type="percentage" office:value="0.063718" calcext:value-type="percentage">
            <text:p>6.37%</text:p>
          </table:table-cell>
          <table:table-cell office:value-type="float" office:value="5000" calcext:value-type="float">
            <text:p>5000</text:p>
          </table:table-cell>
          <table:table-cell office:value-type="float" office:value="294198" calcext:value-type="float">
            <text:p>294198</text:p>
          </table:table-cell>
          <table:table-cell/>
          <table:table-cell office:value-type="float" office:value="6618443960" calcext:value-type="float">
            <text:p>6618443960</text:p>
          </table:table-cell>
          <table:table-cell office:value-type="percentage" office:value="0.243849" calcext:value-type="percentage">
            <text:p>24.38%</text:p>
          </table:table-cell>
          <table:table-cell office:value-type="float" office:value="5000" calcext:value-type="float">
            <text:p>5000</text:p>
          </table:table-cell>
          <table:table-cell office:value-type="float" office:value="267146" calcext:value-type="float">
            <text:p>267146</text:p>
          </table:table-cell>
        </table:table-row>
        <table:table-row table:style-name="ro1">
          <table:table-cell table:number-columns-repeated="14"/>
          <table:table-cell office:value-type="float" office:value="7266697165" calcext:value-type="float">
            <text:p>7266697165</text:p>
          </table:table-cell>
          <table:table-cell office:value-type="percentage" office:value="0.066284" calcext:value-type="percentage">
            <text:p>6.63%</text:p>
          </table:table-cell>
          <table:table-cell office:value-type="float" office:value="6000" calcext:value-type="float">
            <text:p>6000</text:p>
          </table:table-cell>
          <table:table-cell office:value-type="float" office:value="269514" calcext:value-type="float">
            <text:p>269514</text:p>
          </table:table-cell>
          <table:table-cell/>
          <table:table-cell office:value-type="float" office:value="6869750608" calcext:value-type="float">
            <text:p>6869750608</text:p>
          </table:table-cell>
          <table:table-cell office:value-type="percentage" office:value="0.253109" calcext:value-type="percentage">
            <text:p>25.31%</text:p>
          </table:table-cell>
          <table:table-cell office:value-type="float" office:value="6000" calcext:value-type="float">
            <text:p>6000</text:p>
          </table:table-cell>
          <table:table-cell office:value-type="float" office:value="235895" calcext:value-type="float">
            <text:p>235895</text:p>
          </table:table-cell>
        </table:table-row>
        <table:table-row table:style-name="ro1">
          <table:table-cell table:number-columns-repeated="14"/>
          <table:table-cell office:value-type="float" office:value="7524094960" calcext:value-type="float">
            <text:p>7524094960</text:p>
          </table:table-cell>
          <table:table-cell office:value-type="percentage" office:value="0.068632" calcext:value-type="percentage">
            <text:p>6.86%</text:p>
          </table:table-cell>
          <table:table-cell office:value-type="float" office:value="7000" calcext:value-type="float">
            <text:p>7000</text:p>
          </table:table-cell>
          <table:table-cell office:value-type="float" office:value="246127" calcext:value-type="float">
            <text:p>246127</text:p>
          </table:table-cell>
          <table:table-cell/>
          <table:table-cell office:value-type="float" office:value="7095243670" calcext:value-type="float">
            <text:p>7095243670</text:p>
          </table:table-cell>
          <table:table-cell office:value-type="percentage" office:value="0.261417" calcext:value-type="percentage">
            <text:p>26.14%</text:p>
          </table:table-cell>
          <table:table-cell office:value-type="float" office:value="7000" calcext:value-type="float">
            <text:p>7000</text:p>
          </table:table-cell>
          <table:table-cell office:value-type="float" office:value="215821" calcext:value-type="float">
            <text:p>215821</text:p>
          </table:table-cell>
        </table:table-row>
        <table:table-row table:style-name="ro1">
          <table:table-cell table:number-columns-repeated="14"/>
          <table:table-cell office:value-type="float" office:value="7760022357" calcext:value-type="float">
            <text:p>7760022357</text:p>
          </table:table-cell>
          <table:table-cell office:value-type="percentage" office:value="0.070784" calcext:value-type="percentage">
            <text:p>7.08%</text:p>
          </table:table-cell>
          <table:table-cell office:value-type="float" office:value="8000" calcext:value-type="float">
            <text:p>8000</text:p>
          </table:table-cell>
          <table:table-cell office:value-type="float" office:value="227710" calcext:value-type="float">
            <text:p>227710</text:p>
          </table:table-cell>
          <table:table-cell/>
          <table:table-cell office:value-type="float" office:value="7303432228" calcext:value-type="float">
            <text:p>7303432228</text:p>
          </table:table-cell>
          <table:table-cell office:value-type="percentage" office:value="0.269087" calcext:value-type="percentage">
            <text:p>26.91%</text:p>
          </table:table-cell>
          <table:table-cell office:value-type="float" office:value="8000" calcext:value-type="float">
            <text:p>8000</text:p>
          </table:table-cell>
          <table:table-cell office:value-type="float" office:value="200980" calcext:value-type="float">
            <text:p>200980</text:p>
          </table:table-cell>
        </table:table-row>
        <table:table-row table:style-name="ro1">
          <table:table-cell table:number-columns-repeated="14"/>
          <table:table-cell office:value-type="float" office:value="7981303827" calcext:value-type="float">
            <text:p>7981303827</text:p>
          </table:table-cell>
          <table:table-cell office:value-type="percentage" office:value="0.072803" calcext:value-type="percentage">
            <text:p>7.28%</text:p>
          </table:table-cell>
          <table:table-cell office:value-type="float" office:value="9000" calcext:value-type="float">
            <text:p>9000</text:p>
          </table:table-cell>
          <table:table-cell office:value-type="float" office:value="214728" calcext:value-type="float">
            <text:p>214728</text:p>
          </table:table-cell>
          <table:table-cell/>
          <table:table-cell office:value-type="float" office:value="7497797906" calcext:value-type="float">
            <text:p>7497797906</text:p>
          </table:table-cell>
          <table:table-cell office:value-type="percentage" office:value="0.276248" calcext:value-type="percentage">
            <text:p>27.62%</text:p>
          </table:table-cell>
          <table:table-cell office:value-type="float" office:value="9000" calcext:value-type="float">
            <text:p>9000</text:p>
          </table:table-cell>
          <table:table-cell office:value-type="float" office:value="188020" calcext:value-type="float">
            <text:p>188020</text:p>
          </table:table-cell>
        </table:table-row>
        <table:table-row table:style-name="ro1">
          <table:table-cell table:number-columns-repeated="14"/>
          <table:table-cell office:value-type="float" office:value="8190369316" calcext:value-type="float">
            <text:p>8190369316</text:p>
          </table:table-cell>
          <table:table-cell office:value-type="percentage" office:value="0.07471" calcext:value-type="percentage">
            <text:p>7.47%</text:p>
          </table:table-cell>
          <table:table-cell office:value-type="float" office:value="10000" calcext:value-type="float">
            <text:p>10000</text:p>
          </table:table-cell>
          <table:table-cell office:value-type="float" office:value="203966" calcext:value-type="float">
            <text:p>203966</text:p>
          </table:table-cell>
          <table:table-cell/>
          <table:table-cell office:value-type="float" office:value="7680064610" calcext:value-type="float">
            <text:p>7680064610</text:p>
          </table:table-cell>
          <table:table-cell office:value-type="percentage" office:value="0.282964" calcext:value-type="percentage">
            <text:p>28.30%</text:p>
          </table:table-cell>
          <table:table-cell office:value-type="float" office:value="10000" calcext:value-type="float">
            <text:p>10000</text:p>
          </table:table-cell>
          <table:table-cell office:value-type="float" office:value="176807" calcext:value-type="float">
            <text:p>176807</text:p>
          </table:table-cell>
        </table:table-row>
        <table:table-row table:style-name="ro1">
          <table:table-cell table:number-columns-repeated="14"/>
          <table:table-cell office:value-type="float" office:value="9846079113" calcext:value-type="float">
            <text:p>9846079113</text:p>
          </table:table-cell>
          <table:table-cell office:value-type="percentage" office:value="0.089813" calcext:value-type="percentage">
            <text:p>8.98%</text:p>
          </table:table-cell>
          <table:table-cell office:value-type="float" office:value="20000" calcext:value-type="float">
            <text:p>20000</text:p>
          </table:table-cell>
          <table:table-cell office:value-type="float" office:value="134363" calcext:value-type="float">
            <text:p>134363</text:p>
          </table:table-cell>
          <table:table-cell/>
          <table:table-cell office:value-type="float" office:value="9028427317" calcext:value-type="float">
            <text:p>9028427317</text:p>
          </table:table-cell>
          <table:table-cell office:value-type="percentage" office:value="0.332643" calcext:value-type="percentage">
            <text:p>33.26%</text:p>
          </table:table-cell>
          <table:table-cell office:value-type="float" office:value="20000" calcext:value-type="float">
            <text:p>20000</text:p>
          </table:table-cell>
          <table:table-cell office:value-type="float" office:value="103960" calcext:value-type="float">
            <text:p>103960</text:p>
          </table:table-cell>
        </table:table-row>
        <table:table-row table:style-name="ro1">
          <table:table-cell table:number-columns-repeated="14"/>
          <table:table-cell office:value-type="float" office:value="10982897197" calcext:value-type="float">
            <text:p>10982897197</text:p>
          </table:table-cell>
          <table:table-cell office:value-type="percentage" office:value="0.100182" calcext:value-type="percentage">
            <text:p>10.02%</text:p>
          </table:table-cell>
          <table:table-cell office:value-type="float" office:value="30000" calcext:value-type="float">
            <text:p>30000</text:p>
          </table:table-cell>
          <table:table-cell office:value-type="float" office:value="99237" calcext:value-type="float">
            <text:p>99237</text:p>
          </table:table-cell>
          <table:table-cell/>
          <table:table-cell office:value-type="float" office:value="9958528420" calcext:value-type="float">
            <text:p>9958528420</text:p>
          </table:table-cell>
          <table:table-cell office:value-type="percentage" office:value="0.366911" calcext:value-type="percentage">
            <text:p>36.69%</text:p>
          </table:table-cell>
          <table:table-cell office:value-type="float" office:value="30000" calcext:value-type="float">
            <text:p>30000</text:p>
          </table:table-cell>
          <table:table-cell office:value-type="float" office:value="85501" calcext:value-type="float">
            <text:p>85501</text:p>
          </table:table-cell>
        </table:table-row>
        <table:table-row table:style-name="ro1">
          <table:table-cell table:number-columns-repeated="14"/>
          <table:table-cell office:value-type="float" office:value="11917375742" calcext:value-type="float">
            <text:p>11917375742</text:p>
          </table:table-cell>
          <table:table-cell office:value-type="percentage" office:value="0.108706" calcext:value-type="percentage">
            <text:p>10.87%</text:p>
          </table:table-cell>
          <table:table-cell office:value-type="float" office:value="40000" calcext:value-type="float">
            <text:p>40000</text:p>
          </table:table-cell>
          <table:table-cell office:value-type="float" office:value="89113" calcext:value-type="float">
            <text:p>89113</text:p>
          </table:table-cell>
          <table:table-cell/>
          <table:table-cell office:value-type="float" office:value="10745904127" calcext:value-type="float">
            <text:p>10745904127</text:p>
          </table:table-cell>
          <table:table-cell office:value-type="percentage" office:value="0.395921" calcext:value-type="percentage">
            <text:p>39.59%</text:p>
          </table:table-cell>
          <table:table-cell office:value-type="float" office:value="40000" calcext:value-type="float">
            <text:p>40000</text:p>
          </table:table-cell>
          <table:table-cell office:value-type="float" office:value="71295" calcext:value-type="float">
            <text:p>71295</text:p>
          </table:table-cell>
        </table:table-row>
        <table:table-row table:style-name="ro1">
          <table:table-cell table:number-columns-repeated="14"/>
          <table:table-cell office:value-type="float" office:value="12772284534" calcext:value-type="float">
            <text:p>12772284534</text:p>
          </table:table-cell>
          <table:table-cell office:value-type="percentage" office:value="0.116505" calcext:value-type="percentage">
            <text:p>11.65%</text:p>
          </table:table-cell>
          <table:table-cell office:value-type="float" office:value="50000" calcext:value-type="float">
            <text:p>50000</text:p>
          </table:table-cell>
          <table:table-cell office:value-type="float" office:value="81897" calcext:value-type="float">
            <text:p>81897</text:p>
          </table:table-cell>
          <table:table-cell/>
          <table:table-cell office:value-type="float" office:value="11377876748" calcext:value-type="float">
            <text:p>11377876748</text:p>
          </table:table-cell>
          <table:table-cell office:value-type="percentage" office:value="0.419206" calcext:value-type="percentage">
            <text:p>41.92%</text:p>
          </table:table-cell>
          <table:table-cell office:value-type="float" office:value="50000" calcext:value-type="float">
            <text:p>50000</text:p>
          </table:table-cell>
          <table:table-cell office:value-type="float" office:value="55777" calcext:value-type="float">
            <text:p>55777</text:p>
          </table:table-cell>
        </table:table-row>
        <table:table-row table:style-name="ro1">
          <table:table-cell table:number-columns-repeated="14"/>
          <table:table-cell office:value-type="float" office:value="13552459533" calcext:value-type="float">
            <text:p>13552459533</text:p>
          </table:table-cell>
          <table:table-cell office:value-type="percentage" office:value="0.123621" calcext:value-type="percentage">
            <text:p>12.36%</text:p>
          </table:table-cell>
          <table:table-cell office:value-type="float" office:value="60000" calcext:value-type="float">
            <text:p>60000</text:p>
          </table:table-cell>
          <table:table-cell office:value-type="float" office:value="73694" calcext:value-type="float">
            <text:p>73694</text:p>
          </table:table-cell>
          <table:table-cell/>
          <table:table-cell office:value-type="float" office:value="11882595329" calcext:value-type="float">
            <text:p>11882595329</text:p>
          </table:table-cell>
          <table:table-cell office:value-type="percentage" office:value="0.437801" calcext:value-type="percentage">
            <text:p>43.78%</text:p>
          </table:table-cell>
          <table:table-cell office:value-type="float" office:value="60000" calcext:value-type="float">
            <text:p>60000</text:p>
          </table:table-cell>
          <table:table-cell office:value-type="float" office:value="46354" calcext:value-type="float">
            <text:p>46354</text:p>
          </table:table-cell>
        </table:table-row>
        <table:table-row table:style-name="ro1">
          <table:table-cell table:number-columns-repeated="14"/>
          <table:table-cell office:value-type="float" office:value="14241052488" calcext:value-type="float">
            <text:p>14241052488</text:p>
          </table:table-cell>
          <table:table-cell office:value-type="percentage" office:value="0.129902" calcext:value-type="percentage">
            <text:p>12.99%</text:p>
          </table:table-cell>
          <table:table-cell office:value-type="float" office:value="70000" calcext:value-type="float">
            <text:p>70000</text:p>
          </table:table-cell>
          <table:table-cell office:value-type="float" office:value="63717" calcext:value-type="float">
            <text:p>63717</text:p>
          </table:table-cell>
          <table:table-cell/>
          <table:table-cell office:value-type="float" office:value="12321274801" calcext:value-type="float">
            <text:p>12321274801</text:p>
          </table:table-cell>
          <table:table-cell office:value-type="percentage" office:value="0.453964" calcext:value-type="percentage">
            <text:p>45.40%</text:p>
          </table:table-cell>
          <table:table-cell office:value-type="float" office:value="70000" calcext:value-type="float">
            <text:p>70000</text:p>
          </table:table-cell>
          <table:table-cell office:value-type="float" office:value="41920" calcext:value-type="float">
            <text:p>41920</text:p>
          </table:table-cell>
        </table:table-row>
        <table:table-row table:style-name="ro1">
          <table:table-cell table:number-columns-repeated="14"/>
          <table:table-cell office:value-type="float" office:value="14832260884" calcext:value-type="float">
            <text:p>14832260884</text:p>
          </table:table-cell>
          <table:table-cell office:value-type="percentage" office:value="0.135295" calcext:value-type="percentage">
            <text:p>13.53%</text:p>
          </table:table-cell>
          <table:table-cell office:value-type="float" office:value="80000" calcext:value-type="float">
            <text:p>80000</text:p>
          </table:table-cell>
          <table:table-cell office:value-type="float" office:value="54866" calcext:value-type="float">
            <text:p>54866</text:p>
          </table:table-cell>
          <table:table-cell/>
          <table:table-cell office:value-type="float" office:value="12728093252" calcext:value-type="float">
            <text:p>12728093252</text:p>
          </table:table-cell>
          <table:table-cell office:value-type="percentage" office:value="0.468953" calcext:value-type="percentage">
            <text:p>46.90%</text:p>
          </table:table-cell>
          <table:table-cell office:value-type="float" office:value="80000" calcext:value-type="float">
            <text:p>80000</text:p>
          </table:table-cell>
          <table:table-cell office:value-type="float" office:value="39641" calcext:value-type="float">
            <text:p>39641</text:p>
          </table:table-cell>
        </table:table-row>
        <table:table-row table:style-name="ro1">
          <table:table-cell table:number-columns-repeated="14"/>
          <table:table-cell office:value-type="float" office:value="15347768645" calcext:value-type="float">
            <text:p>15347768645</text:p>
          </table:table-cell>
          <table:table-cell office:value-type="percentage" office:value="0.139997" calcext:value-type="percentage">
            <text:p>14.00%</text:p>
          </table:table-cell>
          <table:table-cell office:value-type="float" office:value="90000" calcext:value-type="float">
            <text:p>90000</text:p>
          </table:table-cell>
          <table:table-cell office:value-type="float" office:value="48861" calcext:value-type="float">
            <text:p>48861</text:p>
          </table:table-cell>
          <table:table-cell/>
          <table:table-cell office:value-type="float" office:value="13115617799" calcext:value-type="float">
            <text:p>13115617799</text:p>
          </table:table-cell>
          <table:table-cell office:value-type="percentage" office:value="0.483231" calcext:value-type="percentage">
            <text:p>48.32%</text:p>
          </table:table-cell>
          <table:table-cell office:value-type="float" office:value="90000" calcext:value-type="float">
            <text:p>90000</text:p>
          </table:table-cell>
          <table:table-cell office:value-type="float" office:value="37906" calcext:value-type="float">
            <text:p>37906</text:p>
          </table:table-cell>
        </table:table-row>
        <table:table-row table:style-name="ro1">
          <table:table-cell table:number-columns-repeated="14"/>
          <table:table-cell office:value-type="float" office:value="15816000374" calcext:value-type="float">
            <text:p>15816000374</text:p>
          </table:table-cell>
          <table:table-cell office:value-type="percentage" office:value="0.144268" calcext:value-type="percentage">
            <text:p>14.43%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142" calcext:value-type="float">
            <text:p>45142</text:p>
          </table:table-cell>
          <table:table-cell/>
          <table:table-cell office:value-type="float" office:value="13486590149" calcext:value-type="float">
            <text:p>13486590149</text:p>
          </table:table-cell>
          <table:table-cell office:value-type="percentage" office:value="0.496899" calcext:value-type="percentage">
            <text:p>49.69%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221" calcext:value-type="float">
            <text:p>36221</text:p>
          </table:table-cell>
        </table:table-row>
        <table:table-row table:style-name="ro1">
          <table:table-cell table:number-columns-repeated="14"/>
          <table:table-cell office:value-type="float" office:value="19715572288" calcext:value-type="float">
            <text:p>19715572288</text:p>
          </table:table-cell>
          <table:table-cell office:value-type="percentage" office:value="0.179839" calcext:value-type="percentage">
            <text:p>17.98%</text:p>
          </table:table-cell>
          <table:table-cell office:value-type="float" office:value="200000" calcext:value-type="float">
            <text:p>200000</text:p>
          </table:table-cell>
          <table:table-cell office:value-type="float" office:value="34691" calcext:value-type="float">
            <text:p>34691</text:p>
          </table:table-cell>
          <table:table-cell/>
          <table:table-cell office:value-type="float" office:value="15850500224" calcext:value-type="float">
            <text:p>15850500224</text:p>
          </table:table-cell>
          <table:table-cell office:value-type="percentage" office:value="0.583995" calcext:value-type="percentage">
            <text:p>58.40%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739" calcext:value-type="float">
            <text:p>14739</text:p>
          </table:table-cell>
        </table:table-row>
        <table:table-row table:style-name="ro1">
          <table:table-cell table:number-columns-repeated="14"/>
          <table:table-cell office:value-type="float" office:value="22440408296" calcext:value-type="float">
            <text:p>22440408296</text:p>
          </table:table-cell>
          <table:table-cell office:value-type="percentage" office:value="0.204694" calcext:value-type="percentage">
            <text:p>20.47%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6980770750" calcext:value-type="float">
            <text:p>16980770750</text:p>
          </table:table-cell>
          <table:table-cell office:value-type="percentage" office:value="0.625638" calcext:value-type="percentage">
            <text:p>62.56%</text:p>
          </table:table-cell>
          <table:table-cell office:value-type="float" office:value="300000" calcext:value-type="float">
            <text:p>300000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table:number-columns-repeated="14"/>
          <table:table-cell office:value-type="float" office:value="24082231301" calcext:value-type="float">
            <text:p>24082231301</text:p>
          </table:table-cell>
          <table:table-cell office:value-type="percentage" office:value="0.21967" calcext:value-type="percentage">
            <text:p>21.97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721" calcext:value-type="float">
            <text:p>13721</text:p>
          </table:table-cell>
          <table:table-cell/>
          <table:table-cell office:value-type="float" office:value="17756734260" calcext:value-type="float">
            <text:p>17756734260</text:p>
          </table:table-cell>
          <table:table-cell office:value-type="percentage" office:value="0.654228" calcext:value-type="percentage">
            <text:p>65.42%</text:p>
          </table:table-cell>
          <table:table-cell office:value-type="float" office:value="400000" calcext:value-type="float">
            <text:p>400000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number-columns-repeated="14"/>
          <table:table-cell office:value-type="float" office:value="25282259618" calcext:value-type="float">
            <text:p>25282259618</text:p>
          </table:table-cell>
          <table:table-cell office:value-type="percentage" office:value="0.230617" calcext:value-type="percentage">
            <text:p>23.06%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646" calcext:value-type="float">
            <text:p>10646</text:p>
          </table:table-cell>
          <table:table-cell/>
          <table:table-cell office:value-type="float" office:value="18357364487" calcext:value-type="float">
            <text:p>18357364487</text:p>
          </table:table-cell>
          <table:table-cell office:value-type="percentage" office:value="0.676357" calcext:value-type="percentage">
            <text:p>67.64%</text:p>
          </table:table-cell>
          <table:table-cell office:value-type="float" office:value="500000" calcext:value-type="float">
            <text:p>500000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table:number-columns-repeated="14"/>
          <table:table-cell office:value-type="float" office:value="26257509231" calcext:value-type="float">
            <text:p>26257509231</text:p>
          </table:table-cell>
          <table:table-cell office:value-type="percentage" office:value="0.239513" calcext:value-type="percentage">
            <text:p>23.95%</text:p>
          </table:table-cell>
          <table:table-cell office:value-type="float" office:value="600000" calcext:value-type="float">
            <text:p>600000</text:p>
          </table:table-cell>
          <table:table-cell office:value-type="float" office:value="8994" calcext:value-type="float">
            <text:p>8994</text:p>
          </table:table-cell>
          <table:table-cell/>
          <table:table-cell office:value-type="float" office:value="18826674697" calcext:value-type="float">
            <text:p>18826674697</text:p>
          </table:table-cell>
          <table:table-cell office:value-type="percentage" office:value="0.693648" calcext:value-type="percentage">
            <text:p>69.36%</text:p>
          </table:table-cell>
          <table:table-cell office:value-type="float" office:value="600000" calcext:value-type="float">
            <text:p>60000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table:number-columns-repeated="14"/>
          <table:table-cell office:value-type="float" office:value="27099936576" calcext:value-type="float">
            <text:p>27099936576</text:p>
          </table:table-cell>
          <table:table-cell office:value-type="percentage" office:value="0.247197" calcext:value-type="percentage">
            <text:p>24.72%</text:p>
          </table:table-cell>
          <table:table-cell office:value-type="float" office:value="700000" calcext:value-type="float">
            <text:p>700000</text:p>
          </table:table-cell>
          <table:table-cell office:value-type="float" office:value="7930" calcext:value-type="float">
            <text:p>7930</text:p>
          </table:table-cell>
          <table:table-cell/>
          <table:table-cell office:value-type="float" office:value="19196912213" calcext:value-type="float">
            <text:p>19196912213</text:p>
          </table:table-cell>
          <table:table-cell office:value-type="percentage" office:value="0.707289" calcext:value-type="percentage">
            <text:p>70.73%</text:p>
          </table:table-cell>
          <table:table-cell office:value-type="float" office:value="700000" calcext:value-type="float">
            <text:p>700000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table:number-columns-repeated="14"/>
          <table:table-cell office:value-type="float" office:value="27853228881" calcext:value-type="float">
            <text:p>27853228881</text:p>
          </table:table-cell>
          <table:table-cell office:value-type="percentage" office:value="0.254068" calcext:value-type="percentage">
            <text:p>25.41%</text:p>
          </table:table-cell>
          <table:table-cell office:value-type="float" office:value="800000" calcext:value-type="float">
            <text:p>800000</text:p>
          </table:table-cell>
          <table:table-cell office:value-type="float" office:value="7165" calcext:value-type="float">
            <text:p>7165</text:p>
          </table:table-cell>
          <table:table-cell/>
          <table:table-cell office:value-type="float" office:value="19497862177" calcext:value-type="float">
            <text:p>19497862177</text:p>
          </table:table-cell>
          <table:table-cell office:value-type="percentage" office:value="0.718378" calcext:value-type="percentage">
            <text:p>71.84%</text:p>
          </table:table-cell>
          <table:table-cell office:value-type="float" office:value="800000" calcext:value-type="float">
            <text:p>800000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table:number-columns-repeated="14"/>
          <table:table-cell office:value-type="float" office:value="28537530732" calcext:value-type="float">
            <text:p>28537530732</text:p>
          </table:table-cell>
          <table:table-cell office:value-type="percentage" office:value="0.26031" calcext:value-type="percentage">
            <text:p>26.03%</text:p>
          </table:table-cell>
          <table:table-cell office:value-type="float" office:value="900000" calcext:value-type="float">
            <text:p>900000</text:p>
          </table:table-cell>
          <table:table-cell office:value-type="float" office:value="6540" calcext:value-type="float">
            <text:p>6540</text:p>
          </table:table-cell>
          <table:table-cell/>
          <table:table-cell office:value-type="float" office:value="19749215123" calcext:value-type="float">
            <text:p>19749215123</text:p>
          </table:table-cell>
          <table:table-cell office:value-type="percentage" office:value="0.727638" calcext:value-type="percentage">
            <text:p>72.76%</text:p>
          </table:table-cell>
          <table:table-cell office:value-type="float" office:value="900000" calcext:value-type="float">
            <text:p>900000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table:number-columns-repeated="14"/>
          <table:table-cell office:value-type="float" office:value="29163092184" calcext:value-type="float">
            <text:p>29163092184</text:p>
          </table:table-cell>
          <table:table-cell office:value-type="percentage" office:value="0.266016" calcext:value-type="percentage">
            <text:p>26.60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78" calcext:value-type="float">
            <text:p>5978</text:p>
          </table:table-cell>
          <table:table-cell/>
          <table:table-cell office:value-type="float" office:value="19964119266" calcext:value-type="float">
            <text:p>19964119266</text:p>
          </table:table-cell>
          <table:table-cell office:value-type="percentage" office:value="0.735556" calcext:value-type="percentage">
            <text:p>73.56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14"/>
          <table:table-cell office:value-type="float" office:value="33170155823" calcext:value-type="float">
            <text:p>33170155823</text:p>
          </table:table-cell>
          <table:table-cell office:value-type="percentage" office:value="0.302568" calcext:value-type="percentage">
            <text:p>30.2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708" calcext:value-type="float">
            <text:p>2708</text:p>
          </table:table-cell>
          <table:table-cell/>
          <table:table-cell office:value-type="float" office:value="21200554425" calcext:value-type="float">
            <text:p>21200554425</text:p>
          </table:table-cell>
          <table:table-cell office:value-type="percentage" office:value="0.781112" calcext:value-type="percentage">
            <text:p>78.11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35313671902" calcext:value-type="float">
            <text:p>35313671902</text:p>
          </table:table-cell>
          <table:table-cell office:value-type="percentage" office:value="0.32212" calcext:value-type="percentage">
            <text:p>32.21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float" office:value="21818039400" calcext:value-type="float">
            <text:p>21818039400</text:p>
          </table:table-cell>
          <table:table-cell office:value-type="percentage" office:value="0.803862" calcext:value-type="percentage">
            <text:p>80.39%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14"/>
          <table:table-cell office:value-type="float" office:value="36810608774" calcext:value-type="float">
            <text:p>36810608774</text:p>
          </table:table-cell>
          <table:table-cell office:value-type="percentage" office:value="0.335775" calcext:value-type="percentage">
            <text:p>33.58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float" office:value="22227523256" calcext:value-type="float">
            <text:p>22227523256</text:p>
          </table:table-cell>
          <table:table-cell office:value-type="percentage" office:value="0.818949" calcext:value-type="percentage">
            <text:p>81.89%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14"/>
          <table:table-cell office:value-type="float" office:value="37975783898" calcext:value-type="float">
            <text:p>37975783898</text:p>
          </table:table-cell>
          <table:table-cell office:value-type="percentage" office:value="0.346403" calcext:value-type="percentage">
            <text:p>34.64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22535820861" calcext:value-type="float">
            <text:p>22535820861</text:p>
          </table:table-cell>
          <table:table-cell office:value-type="percentage" office:value="0.830308" calcext:value-type="percentage">
            <text:p>83.03%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14"/>
          <table:table-cell office:value-type="float" office:value="38938072433" calcext:value-type="float">
            <text:p>38938072433</text:p>
          </table:table-cell>
          <table:table-cell office:value-type="percentage" office:value="0.355181" calcext:value-type="percentage">
            <text:p>35.52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22781684083" calcext:value-type="float">
            <text:p>22781684083</text:p>
          </table:table-cell>
          <table:table-cell office:value-type="percentage" office:value="0.839367" calcext:value-type="percentage">
            <text:p>83.94%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14"/>
          <table:table-cell office:value-type="float" office:value="39763951672" calcext:value-type="float">
            <text:p>39763951672</text:p>
          </table:table-cell>
          <table:table-cell office:value-type="percentage" office:value="0.362714" calcext:value-type="percentage">
            <text:p>36.27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22992683538" calcext:value-type="float">
            <text:p>22992683538</text:p>
          </table:table-cell>
          <table:table-cell office:value-type="percentage" office:value="0.847141" calcext:value-type="percentage">
            <text:p>84.71%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40491393661" calcext:value-type="float">
            <text:p>40491393661</text:p>
          </table:table-cell>
          <table:table-cell office:value-type="percentage" office:value="0.36935" calcext:value-type="percentage">
            <text:p>36.94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3182406623" calcext:value-type="float">
            <text:p>23182406623</text:p>
          </table:table-cell>
          <table:table-cell office:value-type="percentage" office:value="0.854131" calcext:value-type="percentage">
            <text:p>85.41%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41144357840" calcext:value-type="float">
            <text:p>41144357840</text:p>
          </table:table-cell>
          <table:table-cell office:value-type="percentage" office:value="0.375306" calcext:value-type="percentage">
            <text:p>37.5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3349620843" calcext:value-type="float">
            <text:p>23349620843</text:p>
          </table:table-cell>
          <table:table-cell office:value-type="percentage" office:value="0.860292" calcext:value-type="percentage">
            <text:p>86.03%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14"/>
          <table:table-cell office:value-type="float" office:value="41738734259" calcext:value-type="float">
            <text:p>41738734259</text:p>
          </table:table-cell>
          <table:table-cell office:value-type="percentage" office:value="0.380727" calcext:value-type="percentage">
            <text:p>38.07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3490613249" calcext:value-type="float">
            <text:p>23490613249</text:p>
          </table:table-cell>
          <table:table-cell office:value-type="percentage" office:value="0.865486" calcext:value-type="percentage">
            <text:p>86.55%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14"/>
          <table:table-cell office:value-type="float" office:value="45990336826" calcext:value-type="float">
            <text:p>45990336826</text:p>
          </table:table-cell>
          <table:table-cell office:value-type="percentage" office:value="0.419509" calcext:value-type="percentage">
            <text:p>41.95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24637174716" calcext:value-type="float">
            <text:p>24637174716</text:p>
          </table:table-cell>
          <table:table-cell office:value-type="percentage" office:value="0.90773" calcext:value-type="percentage">
            <text:p>90.77%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4"/>
          <table:table-cell office:value-type="float" office:value="48865553296" calcext:value-type="float">
            <text:p>48865553296</text:p>
          </table:table-cell>
          <table:table-cell office:value-type="percentage" office:value="0.445736" calcext:value-type="percentage">
            <text:p>44.57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5621026812" calcext:value-type="float">
            <text:p>25621026812</text:p>
          </table:table-cell>
          <table:table-cell office:value-type="percentage" office:value="0.943979" calcext:value-type="percentage">
            <text:p>94.40%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4"/>
          <table:table-cell office:value-type="float" office:value="51127722182" calcext:value-type="float">
            <text:p>51127722182</text:p>
          </table:table-cell>
          <table:table-cell office:value-type="percentage" office:value="0.466371" calcext:value-type="percentage">
            <text:p>46.64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6481380466" calcext:value-type="float">
            <text:p>26481380466</text:p>
          </table:table-cell>
          <table:table-cell office:value-type="percentage" office:value="0.975678" calcext:value-type="percentage">
            <text:p>97.57%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4"/>
          <table:table-cell office:value-type="float" office:value="53120430873" calcext:value-type="float">
            <text:p>53120430873</text:p>
          </table:table-cell>
          <table:table-cell office:value-type="percentage" office:value="0.484548" calcext:value-type="percentage">
            <text:p>48.45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27084883693" calcext:value-type="float">
            <text:p>27084883693</text:p>
          </table:table-cell>
          <table:table-cell office:value-type="percentage" office:value="0.997913" calcext:value-type="percentage">
            <text:p>99.79%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float" office:value="54903724270" calcext:value-type="float">
            <text:p>54903724270</text:p>
          </table:table-cell>
          <table:table-cell office:value-type="percentage" office:value="0.500814" calcext:value-type="percentage">
            <text:p>50.08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7105408641" calcext:value-type="float">
            <text:p>27105408641</text:p>
          </table:table-cell>
          <table:table-cell office:value-type="percentage" office:value="0.998669" calcext:value-type="percentage">
            <text:p>99.87%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56432312613" calcext:value-type="float">
            <text:p>56432312613</text:p>
          </table:table-cell>
          <table:table-cell office:value-type="percentage" office:value="0.514757" calcext:value-type="percentage">
            <text:p>51.48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7115408641" calcext:value-type="float">
            <text:p>27115408641</text:p>
          </table:table-cell>
          <table:table-cell office:value-type="percentage" office:value="0.999038" calcext:value-type="percentage">
            <text:p>99.90%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57780361199" calcext:value-type="float">
            <text:p>57780361199</text:p>
          </table:table-cell>
          <table:table-cell office:value-type="percentage" office:value="0.527054" calcext:value-type="percentage">
            <text:p>52.71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7125408641" calcext:value-type="float">
            <text:p>27125408641</text:p>
          </table:table-cell>
          <table:table-cell office:value-type="percentage" office:value="0.999406" calcext:value-type="percentage">
            <text:p>99.94%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59058580406" calcext:value-type="float">
            <text:p>59058580406</text:p>
          </table:table-cell>
          <table:table-cell office:value-type="percentage" office:value="0.538713" calcext:value-type="percentage">
            <text:p>53.87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7135408641" calcext:value-type="float">
            <text:p>27135408641</text:p>
          </table:table-cell>
          <table:table-cell office:value-type="percentage" office:value="0.999775" calcext:value-type="percentage">
            <text:p>99.98%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0295084391" calcext:value-type="float">
            <text:p>60295084391</text:p>
          </table:table-cell>
          <table:table-cell office:value-type="percentage" office:value="0.549992" calcext:value-type="percentage">
            <text:p>55.00%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71560920538" calcext:value-type="float">
            <text:p>71560920538</text:p>
          </table:table-cell>
          <table:table-cell office:value-type="percentage" office:value="0.652756" calcext:value-type="percentage">
            <text:p>65.28%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81672227008" calcext:value-type="float">
            <text:p>81672227008</text:p>
          </table:table-cell>
          <table:table-cell office:value-type="percentage" office:value="0.744988" calcext:value-type="percentage">
            <text:p>74.50%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0920903651" calcext:value-type="float">
            <text:p>90920903651</text:p>
          </table:table-cell>
          <table:table-cell office:value-type="percentage" office:value="0.829351" calcext:value-type="percentage">
            <text:p>82.94%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99283557978" calcext:value-type="float">
            <text:p>99283557978</text:p>
          </table:table-cell>
          <table:table-cell office:value-type="percentage" office:value="0.905633" calcext:value-type="percentage">
            <text:p>90.56%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6330551295" calcext:value-type="float">
            <text:p>106330551295</text:p>
          </table:table-cell>
          <table:table-cell office:value-type="percentage" office:value="0.969913" calcext:value-type="percentage">
            <text:p>96.99%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171123962" calcext:value-type="float">
            <text:p>108171123962</text:p>
          </table:table-cell>
          <table:table-cell office:value-type="percentage" office:value="0.986702" calcext:value-type="percentage">
            <text:p>98.67%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364160606" calcext:value-type="float">
            <text:p>108364160606</text:p>
          </table:table-cell>
          <table:table-cell office:value-type="percentage" office:value="0.988463" calcext:value-type="percentage">
            <text:p>98.85%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464160606" calcext:value-type="float">
            <text:p>108464160606</text:p>
          </table:table-cell>
          <table:table-cell office:value-type="percentage" office:value="0.989375" calcext:value-type="percentage">
            <text:p>98.94%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8564160606" calcext:value-type="float">
            <text:p>108564160606</text:p>
          </table:table-cell>
          <table:table-cell office:value-type="percentage" office:value="0.990287" calcext:value-type="percentage">
            <text:p>99.03%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office:value-type="float" office:value="109564160606" calcext:value-type="float">
            <text:p>109564160606</text:p>
          </table:table-cell>
          <table:table-cell office:value-type="percentage" office:value="0.999409" calcext:value-type="percentage">
            <text:p>99.94%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3:35:05.831475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0:36:06.728975356</meta:creation-date>
    <meta:generator>LibreOffice/5.0.6.2$Linux_X86_64 LibreOffice_project/00$Build-2</meta:generator>
    <dc:date>2016-07-12T10:19:47.134503762</dc:date>
    <meta:editing-duration>P14DT1H42M47S</meta:editing-duration>
    <meta:editing-cycles>17</meta:editing-cycles>
    <meta:document-statistic meta:table-count="9" meta:cell-count="18952" meta:object-count="0"/>
  </office:meta>
</office:document-meta>
</file>